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181in"/>
    </style:style>
    <style:style style:name="co2" style:family="table-column">
      <style:table-column-properties fo:break-before="auto" style:column-width="1.0791in"/>
    </style:style>
    <style:style style:name="co3" style:family="table-column">
      <style:table-column-properties fo:break-before="auto" style:column-width="2.9945in"/>
    </style:style>
    <style:style style:name="co4" style:family="table-column">
      <style:table-column-properties fo:break-before="auto" style:column-width="0.889in"/>
    </style:style>
    <style:style style:name="co5" style:family="table-column">
      <style:table-column-properties fo:break-before="auto" style:column-width="3.2701in"/>
    </style:style>
    <style:style style:name="co6" style:family="table-column">
      <style:table-column-properties fo:break-before="auto" style:column-width="1.0161in"/>
    </style:style>
    <style:style style:name="co7" style:family="table-column">
      <style:table-column-properties fo:break-before="auto" style:column-width="1.011in"/>
    </style:style>
    <style:style style:name="co8" style:family="table-column">
      <style:table-column-properties fo:break-before="auto" style:column-width="0.9898in"/>
    </style:style>
    <style:style style:name="co9" style:family="table-column">
      <style:table-column-properties fo:break-before="auto" style:column-width="1.0862in"/>
    </style:style>
    <style:style style:name="co10" style:family="table-column">
      <style:table-column-properties fo:break-before="auto" style:column-width="1.0429in"/>
    </style:style>
    <style:style style:name="co11" style:family="table-column">
      <style:table-column-properties fo:break-before="auto" style:column-width="10.8382in"/>
    </style:style>
    <style:style style:name="co12" style:family="table-column">
      <style:table-column-properties fo:break-before="auto" style:column-width="1.6008in"/>
    </style:style>
    <style:style style:name="co13" style:family="table-column">
      <style:table-column-properties fo:break-before="auto" style:column-width="11.1429in"/>
    </style:style>
    <style:style style:name="co14" style:family="table-column">
      <style:table-column-properties fo:break-before="auto" style:column-width="0.9146in"/>
    </style:style>
    <style:style style:name="co15" style:family="table-column">
      <style:table-column-properties fo:break-before="auto" style:column-width="0.7346in"/>
    </style:style>
    <style:style style:name="co16" style:family="table-column">
      <style:table-column-properties fo:break-before="auto" style:column-width="1.7189in"/>
    </style:style>
    <style:style style:name="co17" style:family="table-column">
      <style:table-column-properties fo:break-before="auto" style:column-width="1.0646in"/>
    </style:style>
    <style:style style:name="co18" style:family="table-column">
      <style:table-column-properties fo:break-before="auto" style:column-width="1.1075in"/>
    </style:style>
    <style:style style:name="co19" style:family="table-column">
      <style:table-column-properties fo:break-before="auto" style:column-width="6.1398in"/>
    </style:style>
    <style:style style:name="co20" style:family="table-column">
      <style:table-column-properties fo:break-before="auto" style:column-width="1.0535in"/>
    </style:style>
    <style:style style:name="co21" style:family="table-column">
      <style:table-column-properties fo:break-before="auto" style:column-width="0.6783in"/>
    </style:style>
    <style:style style:name="co22" style:family="table-column">
      <style:table-column-properties fo:break-before="auto" style:column-width="0.7102in"/>
    </style:style>
    <style:style style:name="co23" style:family="table-column">
      <style:table-column-properties fo:break-before="auto" style:column-width="7.8083in"/>
    </style:style>
    <style:style style:name="co24" style:family="table-column">
      <style:table-column-properties fo:break-before="auto" style:column-width="2.8764in"/>
    </style:style>
    <style:style style:name="co25" style:family="table-column">
      <style:table-column-properties fo:break-before="auto" style:column-width="1.7618in"/>
    </style:style>
    <style:style style:name="co26" style:family="table-column">
      <style:table-column-properties fo:break-before="auto" style:column-width="1.9654in"/>
    </style:style>
    <style:style style:name="co27" style:family="table-column">
      <style:table-column-properties fo:break-before="auto" style:column-width="1.622in"/>
    </style:style>
    <style:style style:name="co28" style:family="table-column">
      <style:table-column-properties fo:break-before="auto" style:column-width="2.4693in"/>
    </style:style>
    <style:style style:name="co29" style:family="table-column">
      <style:table-column-properties fo:break-before="auto" style:column-width="2.3189in"/>
    </style:style>
    <style:style style:name="co30" style:family="table-column">
      <style:table-column-properties fo:break-before="auto" style:column-width="1.8902in"/>
    </style:style>
    <style:style style:name="co31" style:family="table-column">
      <style:table-column-properties fo:break-before="auto" style:column-width="2.2866in"/>
    </style:style>
    <style:style style:name="co32" style:family="table-column">
      <style:table-column-properties fo:break-before="auto" style:column-width="7.598in"/>
    </style:style>
    <style:style style:name="co33" style:family="table-column">
      <style:table-column-properties fo:break-before="auto" style:column-width="1.311in"/>
    </style:style>
    <style:style style:name="co34" style:family="table-column">
      <style:table-column-properties fo:break-before="auto" style:column-width="1.1717in"/>
    </style:style>
    <style:style style:name="co35" style:family="table-column">
      <style:table-column-properties fo:break-before="auto" style:column-width="0.9575in"/>
    </style:style>
    <style:style style:name="co36" style:family="table-column">
      <style:table-column-properties fo:break-before="auto" style:column-width="0.5283in"/>
    </style:style>
    <style:style style:name="co37" style:family="table-column">
      <style:table-column-properties fo:break-before="auto" style:column-width="4.4209in"/>
    </style:style>
    <style:style style:name="co38" style:family="table-column">
      <style:table-column-properties fo:break-before="auto" style:column-width="5.6in"/>
    </style:style>
    <style:style style:name="co39" style:family="table-column">
      <style:table-column-properties fo:break-before="auto" style:column-width="0.078in"/>
    </style:style>
    <style:style style:name="co40" style:family="table-column">
      <style:table-column-properties fo:break-before="auto" style:column-width="1.6972in"/>
    </style:style>
    <style:style style:name="co41" style:family="table-column">
      <style:table-column-properties fo:break-before="auto" style:column-width="3.1339in"/>
    </style:style>
    <style:style style:name="co42" style:family="table-column">
      <style:table-column-properties fo:break-before="auto" style:column-width="0.7319in"/>
    </style:style>
    <style:style style:name="co43" style:family="table-column">
      <style:table-column-properties fo:break-before="auto" style:column-width="1.0752in"/>
    </style:style>
    <style:style style:name="co44" style:family="table-column">
      <style:table-column-properties fo:break-before="auto" style:column-width="3.8736in"/>
    </style:style>
    <style:style style:name="co45" style:family="table-column">
      <style:table-column-properties fo:break-before="auto" style:column-width="1.6654in"/>
    </style:style>
    <style:style style:name="co46" style:family="table-column">
      <style:table-column-properties fo:break-before="auto" style:column-width="1.4398in"/>
    </style:style>
    <style:style style:name="co47" style:family="table-column">
      <style:table-column-properties fo:break-before="auto" style:column-width="1.7508in"/>
    </style:style>
    <style:style style:name="co48" style:family="table-column">
      <style:table-column-properties fo:break-before="auto" style:column-width="1.6862in"/>
    </style:style>
    <style:style style:name="co49" style:family="table-column">
      <style:table-column-properties fo:break-before="auto" style:column-width="10.6181in"/>
    </style:style>
    <style:style style:name="co50" style:family="table-column">
      <style:table-column-properties fo:break-before="auto" style:column-width="10.0492in"/>
    </style:style>
    <style:style style:name="ro1" style:family="table-row">
      <style:table-row-properties style:row-height="0.178in" fo:break-before="auto" style:use-optimal-row-height="true"/>
    </style:style>
    <style:style style:name="ro2" style:family="table-row">
      <style:table-row-properties style:row-height="2.352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2.1972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5.6173in" fo:break-before="auto" style:use-optimal-row-height="true"/>
    </style:style>
    <style:style style:name="ro8" style:family="table-row">
      <style:table-row-properties style:row-height="3.1299in" fo:break-before="auto" style:use-optimal-row-height="true"/>
    </style:style>
    <style:style style:name="ro9" style:family="table-row">
      <style:table-row-properties style:row-height="3.4409in" fo:break-before="auto" style:use-optimal-row-height="true"/>
    </style:style>
    <style:style style:name="ro10" style:family="table-row">
      <style:table-row-properties style:row-height="2.6634in" fo:break-before="auto" style:use-optimal-row-height="true"/>
    </style:style>
    <style:style style:name="ro11" style:family="table-row">
      <style:table-row-properties style:row-height="11.5256in" fo:break-before="auto" style:use-optimal-row-height="true"/>
    </style:style>
    <style:style style:name="ro12" style:family="table-row">
      <style:table-row-properties style:row-height="4.5291in" fo:break-before="auto" style:use-optimal-row-height="true"/>
    </style:style>
    <style:style style:name="ro13" style:family="table-row">
      <style:table-row-properties style:row-height="2.9744in" fo:break-before="auto" style:use-optimal-row-height="true"/>
    </style:style>
    <style:style style:name="ro14" style:family="table-row">
      <style:table-row-properties style:row-height="1.5752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2.8189in" fo:break-before="auto" style:use-optimal-row-height="true"/>
    </style:style>
    <style:style style:name="ro17" style:family="table-row">
      <style:table-row-properties style:row-height="0.798in" fo:break-before="auto" style:use-optimal-row-height="true"/>
    </style:style>
    <style:style style:name="ro18" style:family="table-row">
      <style:table-row-properties style:row-height="3.2854in" fo:break-before="auto" style:use-optimal-row-height="true"/>
    </style:style>
    <style:style style:name="ro19" style:family="table-row">
      <style:table-row-properties style:row-height="4.6846in" fo:break-before="auto" style:use-optimal-row-height="true"/>
    </style:style>
    <style:style style:name="ro20" style:family="table-row">
      <style:table-row-properties style:row-height="0.6425in" fo:break-before="auto" style:use-optimal-row-height="true"/>
    </style:style>
    <style:style style:name="ro21" style:family="table-row">
      <style:table-row-properties style:row-height="5.1508in" fo:break-before="auto" style:use-optimal-row-height="true"/>
    </style:style>
    <style:style style:name="ro22" style:family="table-row">
      <style:table-row-properties style:row-height="0.9535in" fo:break-before="auto" style:use-optimal-row-height="true"/>
    </style:style>
    <style:style style:name="ro23" style:family="table-row">
      <style:table-row-properties style:row-height="11.3701in" fo:break-before="auto" style:use-optimal-row-height="true"/>
    </style:style>
    <style:style style:name="ro24" style:family="table-row">
      <style:table-row-properties style:row-height="10.748in" fo:break-before="auto" style:use-optimal-row-height="true"/>
    </style:style>
    <style:style style:name="ro25" style:family="table-row">
      <style:table-row-properties style:row-height="6.2398in" fo:break-before="auto" style:use-optimal-row-height="true"/>
    </style:style>
    <style:style style:name="ro26" style:family="table-row">
      <style:table-row-properties style:row-height="2.5075in" fo:break-before="auto" style:use-optimal-row-height="true"/>
    </style:style>
    <style:style style:name="ro27" style:family="table-row">
      <style:table-row-properties style:row-height="7.172in" fo:break-before="auto" style:use-optimal-row-height="true"/>
    </style:style>
    <style:style style:name="ro28" style:family="table-row">
      <style:table-row-properties style:row-height="4.8402in" fo:break-before="auto" style:use-optimal-row-height="true"/>
    </style:style>
    <style:style style:name="ro29" style:family="table-row">
      <style:table-row-properties style:row-height="5.4618in" fo:break-before="auto" style:use-optimal-row-height="true"/>
    </style:style>
    <style:style style:name="ro30" style:family="table-row">
      <style:table-row-properties style:row-height="5.9283in" fo:break-before="auto" style:use-optimal-row-height="true"/>
    </style:style>
    <style:style style:name="ro31" style:family="table-row">
      <style:table-row-properties style:row-height="7.328in" fo:break-before="auto" style:use-optimal-row-height="true"/>
    </style:style>
    <style:style style:name="ro32" style:family="table-row">
      <style:table-row-properties style:row-height="8.7272in" fo:break-before="auto" style:use-optimal-row-height="true"/>
    </style:style>
    <style:style style:name="ro33" style:family="table-row">
      <style:table-row-properties style:row-height="4.3736in" fo:break-before="auto" style:use-optimal-row-height="true"/>
    </style:style>
    <style:style style:name="ro34" style:family="table-row">
      <style:table-row-properties style:row-height="8.8827in" fo:break-before="auto" style:use-optimal-row-height="true"/>
    </style:style>
    <style:style style:name="ro35" style:family="table-row">
      <style:table-row-properties style:row-height="4.2181in" fo:break-before="auto" style:use-optimal-row-height="true"/>
    </style:style>
    <style:style style:name="ro36" style:family="table-row">
      <style:table-row-properties style:row-height="3.9071in" fo:break-before="auto" style:use-optimal-row-height="true"/>
    </style:style>
    <style:style style:name="ro37" style:family="table-row">
      <style:table-row-properties style:row-height="3.5965in" fo:break-before="auto" style:use-optimal-row-height="true"/>
    </style:style>
    <style:style style:name="ro38" style:family="table-row">
      <style:table-row-properties style:row-height="6.7055in" fo:break-before="auto" style:use-optimal-row-height="true"/>
    </style:style>
    <style:style style:name="ro39" style:family="table-row">
      <style:table-row-properties style:row-height="6.861in" fo:break-before="auto" style:use-optimal-row-height="true"/>
    </style:style>
    <style:style style:name="ro40" style:family="table-row">
      <style:table-row-properties style:row-height="9.1929in" fo:break-before="auto" style:use-optimal-row-height="true"/>
    </style:style>
    <style:style style:name="ro41" style:family="table-row">
      <style:table-row-properties style:row-height="8.2602in" fo:break-before="auto" style:use-optimal-row-height="true"/>
    </style:style>
    <style:style style:name="ro42" style:family="table-row">
      <style:table-row-properties style:row-height="4.9957in" fo:break-before="auto" style:use-optimal-row-height="true"/>
    </style:style>
    <style:style style:name="ro43" style:family="table-row">
      <style:table-row-properties style:row-height="8.5717in" fo:break-before="auto" style:use-optimal-row-height="true"/>
    </style:style>
    <style:style style:name="ro44" style:family="table-row">
      <style:table-row-properties style:row-height="8.4161in" fo:break-before="auto" style:use-optimal-row-height="true"/>
    </style:style>
    <style:style style:name="ro45" style:family="table-row">
      <style:table-row-properties style:row-height="8.1047in" fo:break-before="auto" style:use-optimal-row-height="true"/>
    </style:style>
    <style:style style:name="ro46" style:family="table-row">
      <style:table-row-properties style:row-height="4.0626in" fo:break-before="auto" style:use-optimal-row-height="true"/>
    </style:style>
    <style:style style:name="ro47" style:family="table-row">
      <style:table-row-properties style:row-height="5.7728in" fo:break-before="auto" style:use-optimal-row-height="true"/>
    </style:style>
    <style:style style:name="ro48" style:family="table-row">
      <style:table-row-properties style:row-height="3.7516in" fo:break-before="auto" style:use-optimal-row-height="true"/>
    </style:style>
    <style:style style:name="ro49" style:family="table-row">
      <style:table-row-properties style:row-height="12.458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vendor-downToEarth-transpose" table:style-name="ta1">
        <office:forms form:automatic-focus="false" form:apply-design-mode="false"/>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4" table:default-cell-style-name="Default"/>
        <table:table-column table:style-name="co4" table:visibility="collapse" table:default-cell-style-name="Default"/>
        <table:table-column table:style-name="co5" table:default-cell-style-name="Default"/>
        <table:table-column table:style-name="co6" table:visibility="collapse" table:number-columns-repeated="3" table:default-cell-style-name="Default"/>
        <table:table-column table:style-name="co7" table:visibility="collapse" table:default-cell-style-name="Default"/>
        <table:table-column table:style-name="co8" table:visibility="collapse" table:default-cell-style-name="Default"/>
        <table:table-column table:style-name="co9" table:visibility="collapse" table:default-cell-style-name="Default"/>
        <table:table-column table:style-name="co8" table:visibility="collapse" table:default-cell-style-name="Default"/>
        <table:table-column table:style-name="co10" table:visibility="collapse" table:default-cell-style-name="Default"/>
        <table:table-column table:style-name="co4" table:visibility="collapse" table:default-cell-style-name="Default"/>
        <table:table-column table:style-name="co4" table:default-cell-style-name="Default"/>
        <table:table-column table:style-name="co11" table:default-cell-style-name="Default"/>
        <table:table-column table:style-name="co12" table:visibility="collapse" table:default-cell-style-name="Default"/>
        <table:table-column table:style-name="co13"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default-cell-style-name="ce1"/>
        <table:table-column table:style-name="co17" table:default-cell-style-name="ce1"/>
        <table:table-column table:style-name="co18" table:visibility="collapse" table:default-cell-style-name="Default"/>
        <table:table-column table:style-name="co19" table:default-cell-style-name="Default"/>
        <table:table-column table:style-name="co20" table:default-cell-style-name="Default"/>
        <table:table-column table:style-name="co7" table:visibility="collapse" table:default-cell-style-name="Default"/>
        <table:table-column table:style-name="co21" table:default-cell-style-name="Default"/>
        <table:table-column table:style-name="co22" table:visibility="collapse" table:default-cell-style-name="Default"/>
        <table:table-column table:style-name="co23" table:visibility="collapse" table:default-cell-style-name="Default"/>
        <table:table-column table:style-name="co24" table:visibility="collapse" table:default-cell-style-name="Default"/>
        <table:table-column table:style-name="co25" table:visibility="collapse" table:default-cell-style-name="Default"/>
        <table:table-column table:style-name="co26" table:visibility="collapse" table:default-cell-style-name="Default"/>
        <table:table-column table:style-name="co27" table:visibility="collapse" table:default-cell-style-name="Default"/>
        <table:table-column table:style-name="co28" table:visibility="collapse" table:default-cell-style-name="Default"/>
        <table:table-column table:style-name="co29" table:visibility="collapse" table:default-cell-style-name="Default"/>
        <table:table-column table:style-name="co30" table:visibility="collapse" table:default-cell-style-name="Default"/>
        <table:table-column table:style-name="co29" table:visibility="collapse" table:default-cell-style-name="Default"/>
        <table:table-column table:style-name="co31" table:visibility="collapse" table:number-columns-repeated="5" table:default-cell-style-name="Default"/>
        <table:table-column table:style-name="co32" table:default-cell-style-name="Default"/>
        <table:table-column table:style-name="co33" table:default-cell-style-name="Default"/>
        <table:table-column table:style-name="co34" table:visibility="collapse" table:default-cell-style-name="Default"/>
        <table:table-column table:style-name="co35" table:visibility="collapse" table:default-cell-style-name="Default"/>
        <table:table-column table:style-name="co36" table:default-cell-style-name="Default"/>
        <table:table-row table:style-name="ro1">
          <table:table-cell office:value-type="string" calcext:value-type="string">
            <text:p>Handle</text:p>
          </table:table-cell>
          <table:table-cell office:value-type="string" calcext:value-type="string">
            <text:p>Vendor</text:p>
          </table:table-cell>
          <table:table-cell office:value-type="string" calcext:value-type="string">
            <text:p>Title</text:p>
          </table:table-cell>
          <table:table-cell office:value-type="string" calcext:value-type="string">
            <text:p>Tags</text:p>
          </table:table-cell>
          <table:table-cell office:value-type="string" calcext:value-type="string">
            <text:p>Published</text:p>
          </table:table-cell>
          <table:table-cell office:value-type="string" calcext:value-type="string">
            <text:p>Option1 Name</text:p>
          </table:table-cell>
          <table:table-cell office:value-type="string" calcext:value-type="string">
            <text:p>Option1 Value</text:p>
          </table:table-cell>
          <table:table-cell table:number-columns-repeated="2"/>
          <table:table-cell office:value-type="string" calcext:value-type="string">
            <text:p>Variant Grams</text:p>
          </table:table-cell>
          <table:table-cell office:value-type="string" calcext:value-type="string">
            <text:p>Variant Inventory Qty</text:p>
          </table:table-cell>
          <table:table-cell office:value-type="string" calcext:value-type="string">
            <text:p>Variant Inventory Policy</text:p>
          </table:table-cell>
          <table:table-cell office:value-type="string" calcext:value-type="string">
            <text:p>Variant Fulfillment Service</text:p>
          </table:table-cell>
          <table:table-cell office:value-type="string" calcext:value-type="string">
            <text:p>Variant Price</text:p>
          </table:table-cell>
          <table:table-cell office:value-type="string" calcext:value-type="string">
            <text:p>Variant Requires Shipping</text:p>
          </table:table-cell>
          <table:table-cell office:value-type="string" calcext:value-type="string">
            <text:p>Variant Taxable</text:p>
          </table:table-cell>
          <table:table-cell office:value-type="string" calcext:value-type="string">
            <text:p>Image Position</text:p>
          </table:table-cell>
          <table:table-cell office:value-type="string" calcext:value-type="string">
            <text:p>Image Src</text:p>
          </table:table-cell>
          <table:table-cell office:value-type="string" calcext:value-type="string">
            <text:p>Gift Card</text:p>
          </table:table-cell>
          <table:table-cell office:value-type="string" calcext:value-type="string">
            <text:p>Variant Image</text:p>
          </table:table-cell>
          <table:table-cell office:value-type="string" calcext:value-type="string">
            <text:p>Variant Weight Unit</text:p>
          </table:table-cell>
          <table:table-cell office:value-type="string" calcext:value-type="string">
            <text:p>Status</text:p>
          </table:table-cell>
          <table:table-cell table:style-name="Default" table:number-columns-repeated="2"/>
          <table:table-cell table:number-columns-repeated="25"/>
        </table:table-row>
        <table:table-row table:style-name="ro1">
          <table:table-cell office:value-type="string" calcext:value-type="string">
            <text:p>citrus-mix-6-3-3</text:p>
          </table:table-cell>
          <table:table-cell office:value-type="string" calcext:value-type="string">
            <text:p>Down To Earth</text:p>
          </table:table-cell>
          <table:table-cell office:value-type="string" calcext:value-type="string">
            <text:p>Citrus Mix 6-3-3</text:p>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Citrus Mix 6-3-3 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07863-Right.jpg?v=1615590979</text:p>
          </table:table-cell>
          <table:table-cell table:style-name="ce1" office:value-type="string" calcext:value-type="string">
            <text:p>false</text:p>
          </table:table-cell>
          <table:table-cell office:value-type="string" calcext:value-type="string">
            <text:p>https://cdn.shopify.com/s/files/1/0417/5675/4069/products/07863-Right.jpg?v=1615590979</text:p>
          </table:table-cell>
          <table:table-cell office:value-type="string" calcext:value-type="string">
            <text:p>kg</text:p>
          </table:table-cell>
          <table:table-cell office:value-type="string" calcext:value-type="string">
            <text:p>draft</text:p>
          </table:table-cell>
          <table:table-cell table:style-name="Default" table:number-columns-repeated="2"/>
          <table:table-cell table:number-columns-repeated="25"/>
        </table:table-row>
        <table:table-row table:style-name="ro1">
          <table:table-cell office:value-type="string" calcext:value-type="string">
            <text:p>insect-frass-3-1-1</text:p>
          </table:table-cell>
          <table:table-cell office:value-type="string" calcext:value-type="string">
            <text:p>Down To Earth</text:p>
          </table:table-cell>
          <table:table-cell office:value-type="string" calcext:value-type="string">
            <text:p>Insect Frass 3-1-1</text:p>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Insect Frass 3-1-1 2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07864-Right.jpg?v=1615590977</text:p>
          </table:table-cell>
          <table:table-cell table:style-name="ce1" office:value-type="string" calcext:value-type="string">
            <text:p>false</text:p>
          </table:table-cell>
          <table:table-cell office:value-type="string" calcext:value-type="string">
            <text:p>https://cdn.shopify.com/s/files/1/0417/5675/4069/products/07864-Right.jpg?v=1615590977</text:p>
          </table:table-cell>
          <table:table-cell office:value-type="string" calcext:value-type="string">
            <text:p>kg</text:p>
          </table:table-cell>
          <table:table-cell office:value-type="string" calcext:value-type="string">
            <text:p>draft</text:p>
          </table:table-cell>
          <table:table-cell table:style-name="Default" table:number-columns-repeated="2"/>
          <table:table-cell table:number-columns-repeated="25"/>
        </table:table-row>
        <table:table-row table:style-name="ro1">
          <table:table-cell office:value-type="string" calcext:value-type="string">
            <text:p>azomite-sr-powder-0-0-0-2</text:p>
          </table:table-cell>
          <table:table-cell office:value-type="string" calcext:value-type="string">
            <text:p>Down To Earth</text:p>
          </table:table-cell>
          <table:table-cell office:value-type="string" calcext:value-type="string">
            <text:p>Azomite Sr Powder 0-0-0.2</text:p>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Azomite Sr Powder 0-0-0.2 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07851-Right.jpg?v=1615590975</text:p>
          </table:table-cell>
          <table:table-cell table:style-name="ce1" office:value-type="string" calcext:value-type="string">
            <text:p>false</text:p>
          </table:table-cell>
          <table:table-cell office:value-type="string" calcext:value-type="string">
            <text:p>https://cdn.shopify.com/s/files/1/0417/5675/4069/products/07851-Right.jpg?v=1615590975</text:p>
          </table:table-cell>
          <table:table-cell office:value-type="string" calcext:value-type="string">
            <text:p>kg</text:p>
          </table:table-cell>
          <table:table-cell office:value-type="string" calcext:value-type="string">
            <text:p>draft</text:p>
          </table:table-cell>
          <table:table-cell table:style-name="Default" table:number-columns-repeated="2"/>
          <table:table-cell table:number-columns-repeated="25"/>
        </table:table-row>
        <table:table-row table:style-name="ro1">
          <table:table-cell office:value-type="string" calcext:value-type="string">
            <text:p>vegan-mix-3-2-2</text:p>
          </table:table-cell>
          <table:table-cell office:value-type="string" calcext:value-type="string">
            <text:p>Down To Earth</text:p>
          </table:table-cell>
          <table:table-cell office:value-type="string" calcext:value-type="string">
            <text:p>Vegan Mix 3-2-2</text:p>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Vegan Mix 3-2-2 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07821-Right.jpg?v=1615590973</text:p>
          </table:table-cell>
          <table:table-cell table:style-name="ce1" office:value-type="string" calcext:value-type="string">
            <text:p>false</text:p>
          </table:table-cell>
          <table:table-cell office:value-type="string" calcext:value-type="string">
            <text:p>https://cdn.shopify.com/s/files/1/0417/5675/4069/products/07821-Right.jpg?v=1615590973</text:p>
          </table:table-cell>
          <table:table-cell office:value-type="string" calcext:value-type="string">
            <text:p>kg</text:p>
          </table:table-cell>
          <table:table-cell office:value-type="string" calcext:value-type="string">
            <text:p>draft</text:p>
          </table:table-cell>
          <table:table-cell table:style-name="Default" table:number-columns-repeated="2"/>
          <table:table-cell table:number-columns-repeated="25"/>
        </table:table-row>
        <table:table-row table:style-name="ro1">
          <table:table-cell office:value-type="string" calcext:value-type="string">
            <text:p>vegan-mix-3-2-2</text:p>
          </table:table-cell>
          <table:table-cell table:number-columns-repeated="5"/>
          <table:table-cell office:value-type="string" calcext:value-type="string">
            <text:p>Vegan Mix 3-2-2 2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2" calcext:value-type="float">
            <text:p>2</text:p>
          </table:table-cell>
          <table:table-cell office:value-type="string" calcext:value-type="string">
            <text:p>https://cdn.shopify.com/s/files/1/0417/5675/4069/products/03225.jpg?v=1615590973</text:p>
          </table:table-cell>
          <table:table-cell/>
          <table:table-cell office:value-type="string" calcext:value-type="string">
            <text:p>https://cdn.shopify.com/s/files/1/0417/5675/4069/products/03225.jpg?v=1615590973</text:p>
          </table:table-cell>
          <table:table-cell office:value-type="string" calcext:value-type="string">
            <text:p>kg</text:p>
          </table:table-cell>
          <table:table-cell/>
          <table:table-cell table:style-name="Default" table:number-columns-repeated="2"/>
          <table:table-cell table:number-columns-repeated="25"/>
        </table:table-row>
        <table:table-row table:style-name="ro1">
          <table:table-cell office:value-type="string" calcext:value-type="string">
            <text:p>shrimp-meal-6-6-0</text:p>
          </table:table-cell>
          <table:table-cell office:value-type="string" calcext:value-type="string">
            <text:p>Down To Earth</text:p>
          </table:table-cell>
          <table:table-cell office:value-type="string" calcext:value-type="string">
            <text:p>Shrimp Meal 6-6-0</text:p>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Shrimp Meal 6-6-0 1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01933-3.jpg?v=1615590970</text:p>
          </table:table-cell>
          <table:table-cell table:style-name="ce1" office:value-type="string" calcext:value-type="string">
            <text:p>false</text:p>
          </table:table-cell>
          <table:table-cell office:value-type="string" calcext:value-type="string">
            <text:p>https://cdn.shopify.com/s/files/1/0417/5675/4069/products/01933-3.jpg?v=1615590970</text:p>
          </table:table-cell>
          <table:table-cell office:value-type="string" calcext:value-type="string">
            <text:p>kg</text:p>
          </table:table-cell>
          <table:table-cell office:value-type="string" calcext:value-type="string">
            <text:p>draft</text:p>
          </table:table-cell>
          <table:table-cell table:style-name="Default" table:number-columns-repeated="2"/>
          <table:table-cell table:number-columns-repeated="25"/>
        </table:table-row>
        <table:table-row table:style-name="ro1">
          <table:table-cell office:value-type="string" calcext:value-type="string">
            <text:p>rose-and-flower-mix-4-8-4</text:p>
          </table:table-cell>
          <table:table-cell office:value-type="string" calcext:value-type="string">
            <text:p>Down To Earth</text:p>
          </table:table-cell>
          <table:table-cell office:value-type="string" calcext:value-type="string">
            <text:p>Rose and Flower Mix 4-8-4</text:p>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Rose and Flower Mix 4-8-4 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07820-Right.jpg?v=1615590968</text:p>
          </table:table-cell>
          <table:table-cell table:style-name="ce1" office:value-type="string" calcext:value-type="string">
            <text:p>false</text:p>
          </table:table-cell>
          <table:table-cell office:value-type="string" calcext:value-type="string">
            <text:p>https://cdn.shopify.com/s/files/1/0417/5675/4069/products/07820-Right.jpg?v=1615590968</text:p>
          </table:table-cell>
          <table:table-cell office:value-type="string" calcext:value-type="string">
            <text:p>kg</text:p>
          </table:table-cell>
          <table:table-cell office:value-type="string" calcext:value-type="string">
            <text:p>draft</text:p>
          </table:table-cell>
          <table:table-cell table:style-name="Default" table:number-columns-repeated="2"/>
          <table:table-cell table:number-columns-repeated="25"/>
        </table:table-row>
        <table:table-row table:style-name="ro1">
          <table:table-cell office:value-type="string" calcext:value-type="string">
            <text:p>rock-phosphate-0-3-0</text:p>
          </table:table-cell>
          <table:table-cell office:value-type="string" calcext:value-type="string">
            <text:p>Down To Earth</text:p>
          </table:table-cell>
          <table:table-cell office:value-type="string" calcext:value-type="string">
            <text:p>Rock Phosphate 0-3-0</text:p>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Rock Phosphate 0-3-0 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07815-Right.jpg?v=1615590966</text:p>
          </table:table-cell>
          <table:table-cell table:style-name="ce1" office:value-type="string" calcext:value-type="string">
            <text:p>false</text:p>
          </table:table-cell>
          <table:table-cell office:value-type="string" calcext:value-type="string">
            <text:p>https://cdn.shopify.com/s/files/1/0417/5675/4069/products/07815-Right.jpg?v=1615590966</text:p>
          </table:table-cell>
          <table:table-cell office:value-type="string" calcext:value-type="string">
            <text:p>kg</text:p>
          </table:table-cell>
          <table:table-cell office:value-type="string" calcext:value-type="string">
            <text:p>draft</text:p>
          </table:table-cell>
          <table:table-cell table:style-name="Default" table:number-columns-repeated="2"/>
          <table:table-cell table:number-columns-repeated="25"/>
        </table:table-row>
        <table:table-row table:style-name="ro1">
          <table:table-cell office:value-type="string" calcext:value-type="string">
            <text:p>neem-seed-meal-6-1-2</text:p>
          </table:table-cell>
          <table:table-cell office:value-type="string" calcext:value-type="string">
            <text:p>Down To Earth</text:p>
          </table:table-cell>
          <table:table-cell office:value-type="string" calcext:value-type="string">
            <text:p>Neem Seed Meal 6-1-2</text:p>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Neem Seed Meal 6-1-2 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07825-Right-1.jpg?v=1615590964</text:p>
          </table:table-cell>
          <table:table-cell table:style-name="ce1" office:value-type="string" calcext:value-type="string">
            <text:p>false</text:p>
          </table:table-cell>
          <table:table-cell office:value-type="string" calcext:value-type="string">
            <text:p>https://cdn.shopify.com/s/files/1/0417/5675/4069/products/07825-Right-1.jpg?v=1615590964</text:p>
          </table:table-cell>
          <table:table-cell office:value-type="string" calcext:value-type="string">
            <text:p>kg</text:p>
          </table:table-cell>
          <table:table-cell office:value-type="string" calcext:value-type="string">
            <text:p>draft</text:p>
          </table:table-cell>
          <table:table-cell table:style-name="Default" table:number-columns-repeated="2"/>
          <table:table-cell table:number-columns-repeated="25"/>
        </table:table-row>
        <table:table-row table:style-name="ro1">
          <table:table-cell office:value-type="string" calcext:value-type="string">
            <text:p>langbeinite-0-0-22</text:p>
          </table:table-cell>
          <table:table-cell office:value-type="string" calcext:value-type="string">
            <text:p>Down To Earth</text:p>
          </table:table-cell>
          <table:table-cell office:value-type="string" calcext:value-type="string">
            <text:p>Langbeinite 0-0-22</text:p>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Langbeinite 0-0-22 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07852-Right-3.jpg?v=1615590962</text:p>
          </table:table-cell>
          <table:table-cell table:style-name="ce1" office:value-type="string" calcext:value-type="string">
            <text:p>false</text:p>
          </table:table-cell>
          <table:table-cell office:value-type="string" calcext:value-type="string">
            <text:p>https://cdn.shopify.com/s/files/1/0417/5675/4069/products/07852-Right-3.jpg?v=1615590962</text:p>
          </table:table-cell>
          <table:table-cell office:value-type="string" calcext:value-type="string">
            <text:p>kg</text:p>
          </table:table-cell>
          <table:table-cell office:value-type="string" calcext:value-type="string">
            <text:p>draft</text:p>
          </table:table-cell>
          <table:table-cell table:style-name="Default" table:number-columns-repeated="2"/>
          <table:table-cell table:number-columns-repeated="25"/>
        </table:table-row>
        <table:table-row table:style-name="ro1">
          <table:table-cell office:value-type="string" calcext:value-type="string">
            <text:p>langbeinite-0-0-22</text:p>
          </table:table-cell>
          <table:table-cell table:number-columns-repeated="5"/>
          <table:table-cell office:value-type="string" calcext:value-type="string">
            <text:p>Langbeinite 0-0-22 50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2" calcext:value-type="float">
            <text:p>2</text:p>
          </table:table-cell>
          <table:table-cell office:value-type="string" calcext:value-type="string">
            <text:p>https://cdn.shopify.com/s/files/1/0417/5675/4069/products/02522-2.jpg?v=1615590962</text:p>
          </table:table-cell>
          <table:table-cell/>
          <table:table-cell office:value-type="string" calcext:value-type="string">
            <text:p>https://cdn.shopify.com/s/files/1/0417/5675/4069/products/02522-2.jpg?v=1615590962</text:p>
          </table:table-cell>
          <table:table-cell office:value-type="string" calcext:value-type="string">
            <text:p>kg</text:p>
          </table:table-cell>
          <table:table-cell/>
          <table:table-cell table:style-name="Default" table:number-columns-repeated="2"/>
          <table:table-cell table:number-columns-repeated="25"/>
        </table:table-row>
        <table:table-row table:style-name="ro1">
          <table:table-cell office:value-type="string" calcext:value-type="string">
            <text:p>kelp-meal-1-0-1-2</text:p>
          </table:table-cell>
          <table:table-cell office:value-type="string" calcext:value-type="string">
            <text:p>Down To Earth</text:p>
          </table:table-cell>
          <table:table-cell office:value-type="string" calcext:value-type="string">
            <text:p>Kelp Meal 1-0.1-2</text:p>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Kelp Meal 1-0.1-2 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07813-Right-3.jpg?v=1615590958</text:p>
          </table:table-cell>
          <table:table-cell table:style-name="ce1" office:value-type="string" calcext:value-type="string">
            <text:p>false</text:p>
          </table:table-cell>
          <table:table-cell office:value-type="string" calcext:value-type="string">
            <text:p>https://cdn.shopify.com/s/files/1/0417/5675/4069/products/07813-Right-3.jpg?v=1615590958</text:p>
          </table:table-cell>
          <table:table-cell office:value-type="string" calcext:value-type="string">
            <text:p>kg</text:p>
          </table:table-cell>
          <table:table-cell office:value-type="string" calcext:value-type="string">
            <text:p>draft</text:p>
          </table:table-cell>
          <table:table-cell table:style-name="Default" table:number-columns-repeated="2"/>
          <table:table-cell table:number-columns-repeated="25"/>
        </table:table-row>
        <table:table-row table:style-name="ro1">
          <table:table-cell office:value-type="string" calcext:value-type="string">
            <text:p>kelp-meal-1-0-1-2</text:p>
          </table:table-cell>
          <table:table-cell table:number-columns-repeated="5"/>
          <table:table-cell office:value-type="string" calcext:value-type="string">
            <text:p>Kelp Meal 1-0.1-2 20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2" calcext:value-type="float">
            <text:p>2</text:p>
          </table:table-cell>
          <table:table-cell office:value-type="string" calcext:value-type="string">
            <text:p>https://cdn.shopify.com/s/files/1/0417/5675/4069/products/01966-2.jpg?v=1615590958</text:p>
          </table:table-cell>
          <table:table-cell/>
          <table:table-cell office:value-type="string" calcext:value-type="string">
            <text:p>https://cdn.shopify.com/s/files/1/0417/5675/4069/products/01966-2.jpg?v=1615590958</text:p>
          </table:table-cell>
          <table:table-cell office:value-type="string" calcext:value-type="string">
            <text:p>kg</text:p>
          </table:table-cell>
          <table:table-cell/>
          <table:table-cell table:style-name="Default" table:number-columns-repeated="2"/>
          <table:table-cell table:number-columns-repeated="25"/>
        </table:table-row>
        <table:table-row table:style-name="ro1">
          <table:table-cell office:value-type="string" calcext:value-type="string">
            <text:p>phosphorus-seabird-guano-0-11-0</text:p>
          </table:table-cell>
          <table:table-cell office:value-type="string" calcext:value-type="string">
            <text:p>Down To Earth</text:p>
          </table:table-cell>
          <table:table-cell office:value-type="string" calcext:value-type="string">
            <text:p>High Phosphorus Seabird Guano 0-11-0</text:p>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High Phosphorus Seabird Guano 0-11-0 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07816-Right-1.jpg?v=1615590955</text:p>
          </table:table-cell>
          <table:table-cell table:style-name="ce1" office:value-type="string" calcext:value-type="string">
            <text:p>false</text:p>
          </table:table-cell>
          <table:table-cell office:value-type="string" calcext:value-type="string">
            <text:p>https://cdn.shopify.com/s/files/1/0417/5675/4069/products/07816-Right-1.jpg?v=1615590955</text:p>
          </table:table-cell>
          <table:table-cell office:value-type="string" calcext:value-type="string">
            <text:p>kg</text:p>
          </table:table-cell>
          <table:table-cell office:value-type="string" calcext:value-type="string">
            <text:p>draft</text:p>
          </table:table-cell>
          <table:table-cell table:style-name="Default" table:number-columns-repeated="2"/>
          <table:table-cell table:number-columns-repeated="25"/>
        </table:table-row>
        <table:table-row table:style-name="ro1">
          <table:table-cell office:value-type="string" calcext:value-type="string">
            <text:p>phosphorus-seabird-guano-0-11-0</text:p>
          </table:table-cell>
          <table:table-cell table:number-columns-repeated="5"/>
          <table:table-cell office:value-type="string" calcext:value-type="string">
            <text:p>High Phosphorus Seabird Guano 0-11-0 40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2" calcext:value-type="float">
            <text:p>2</text:p>
          </table:table-cell>
          <table:table-cell office:value-type="string" calcext:value-type="string">
            <text:p>https://cdn.shopify.com/s/files/1/0417/5675/4069/products/02539-2.jpg?v=1615590955</text:p>
          </table:table-cell>
          <table:table-cell/>
          <table:table-cell office:value-type="string" calcext:value-type="string">
            <text:p>https://cdn.shopify.com/s/files/1/0417/5675/4069/products/02539-2.jpg?v=1615590955</text:p>
          </table:table-cell>
          <table:table-cell office:value-type="string" calcext:value-type="string">
            <text:p>kg</text:p>
          </table:table-cell>
          <table:table-cell/>
          <table:table-cell table:style-name="Default" table:number-columns-repeated="2"/>
          <table:table-cell table:number-columns-repeated="25"/>
        </table:table-row>
        <table:table-row table:style-name="ro1">
          <table:table-cell office:value-type="string" calcext:value-type="string">
            <text:p>high-nitrogen-bat-guano-7-3-1</text:p>
          </table:table-cell>
          <table:table-cell office:value-type="string" calcext:value-type="string">
            <text:p>Down To Earth</text:p>
          </table:table-cell>
          <table:table-cell office:value-type="string" calcext:value-type="string">
            <text:p>High Nitrogen Bat Guano 7-3-1</text:p>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High Nitrogen Bat Guano 7-3-1 2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07887-Right.jpg?v=1615590952</text:p>
          </table:table-cell>
          <table:table-cell table:style-name="ce1" office:value-type="string" calcext:value-type="string">
            <text:p>false</text:p>
          </table:table-cell>
          <table:table-cell office:value-type="string" calcext:value-type="string">
            <text:p>https://cdn.shopify.com/s/files/1/0417/5675/4069/products/07887-Right.jpg?v=1615590952</text:p>
          </table:table-cell>
          <table:table-cell office:value-type="string" calcext:value-type="string">
            <text:p>kg</text:p>
          </table:table-cell>
          <table:table-cell office:value-type="string" calcext:value-type="string">
            <text:p>draft</text:p>
          </table:table-cell>
          <table:table-cell table:style-name="Default" table:number-columns-repeated="2"/>
          <table:table-cell table:number-columns-repeated="25"/>
        </table:table-row>
        <table:table-row table:style-name="ro1">
          <table:table-cell office:value-type="string" calcext:value-type="string">
            <text:p>granular-humic-acid</text:p>
          </table:table-cell>
          <table:table-cell office:value-type="string" calcext:value-type="string">
            <text:p>Down To Earth</text:p>
          </table:table-cell>
          <table:table-cell office:value-type="string" calcext:value-type="string">
            <text:p>Granular Humic Acid</text:p>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Granular Humic Acid 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07827-Right-2.jpg?v=1615590950</text:p>
          </table:table-cell>
          <table:table-cell table:style-name="ce1" office:value-type="string" calcext:value-type="string">
            <text:p>false</text:p>
          </table:table-cell>
          <table:table-cell office:value-type="string" calcext:value-type="string">
            <text:p>https://cdn.shopify.com/s/files/1/0417/5675/4069/products/07827-Right-2.jpg?v=1615590950</text:p>
          </table:table-cell>
          <table:table-cell office:value-type="string" calcext:value-type="string">
            <text:p>kg</text:p>
          </table:table-cell>
          <table:table-cell office:value-type="string" calcext:value-type="string">
            <text:p>draft</text:p>
          </table:table-cell>
          <table:table-cell table:style-name="Default" table:number-columns-repeated="2"/>
          <table:table-cell table:number-columns-repeated="25"/>
        </table:table-row>
        <table:table-row table:style-name="ro1">
          <table:table-cell office:value-type="string" calcext:value-type="string">
            <text:p>granular-humic-acid</text:p>
          </table:table-cell>
          <table:table-cell table:number-columns-repeated="5"/>
          <table:table-cell office:value-type="string" calcext:value-type="string">
            <text:p>Granular Humic Acid 50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2" calcext:value-type="float">
            <text:p>2</text:p>
          </table:table-cell>
          <table:table-cell office:value-type="string" calcext:value-type="string">
            <text:p>https://cdn.shopify.com/s/files/1/0417/5675/4069/products/02850-2.jpg?v=1615590950</text:p>
          </table:table-cell>
          <table:table-cell/>
          <table:table-cell office:value-type="string" calcext:value-type="string">
            <text:p>https://cdn.shopify.com/s/files/1/0417/5675/4069/products/02850-2.jpg?v=1615590950</text:p>
          </table:table-cell>
          <table:table-cell office:value-type="string" calcext:value-type="string">
            <text:p>kg</text:p>
          </table:table-cell>
          <table:table-cell/>
          <table:table-cell table:style-name="Default" table:number-columns-repeated="2"/>
          <table:table-cell table:number-columns-repeated="25"/>
        </table:table-row>
        <table:table-row table:style-name="ro1">
          <table:table-cell office:value-type="string" calcext:value-type="string">
            <text:p>fish-meal-8-6-0</text:p>
          </table:table-cell>
          <table:table-cell office:value-type="string" calcext:value-type="string">
            <text:p>Down To Earth</text:p>
          </table:table-cell>
          <table:table-cell office:value-type="string" calcext:value-type="string">
            <text:p>Fish Meal 8-6-0</text:p>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Fish Meal 8-6-0 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07889-Right.jpg?v=1615590946</text:p>
          </table:table-cell>
          <table:table-cell table:style-name="ce1" office:value-type="string" calcext:value-type="string">
            <text:p>false</text:p>
          </table:table-cell>
          <table:table-cell office:value-type="string" calcext:value-type="string">
            <text:p>https://cdn.shopify.com/s/files/1/0417/5675/4069/products/07889-Right.jpg?v=1615590946</text:p>
          </table:table-cell>
          <table:table-cell office:value-type="string" calcext:value-type="string">
            <text:p>kg</text:p>
          </table:table-cell>
          <table:table-cell office:value-type="string" calcext:value-type="string">
            <text:p>draft</text:p>
          </table:table-cell>
          <table:table-cell table:style-name="Default" table:number-columns-repeated="2"/>
          <table:table-cell table:number-columns-repeated="25"/>
        </table:table-row>
        <table:table-row table:style-name="ro1">
          <table:table-cell office:value-type="string" calcext:value-type="string">
            <text:p>feather-meal-12-0-0</text:p>
          </table:table-cell>
          <table:table-cell office:value-type="string" calcext:value-type="string">
            <text:p>Down To Earth</text:p>
          </table:table-cell>
          <table:table-cell office:value-type="string" calcext:value-type="string">
            <text:p>Feather Meal 12-0-0</text:p>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Feather Meal 12-0-0 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07810-Right-2.jpg?v=1615590944</text:p>
          </table:table-cell>
          <table:table-cell table:style-name="ce1" office:value-type="string" calcext:value-type="string">
            <text:p>false</text:p>
          </table:table-cell>
          <table:table-cell office:value-type="string" calcext:value-type="string">
            <text:p>https://cdn.shopify.com/s/files/1/0417/5675/4069/products/07810-Right-2.jpg?v=1615590944</text:p>
          </table:table-cell>
          <table:table-cell office:value-type="string" calcext:value-type="string">
            <text:p>kg</text:p>
          </table:table-cell>
          <table:table-cell office:value-type="string" calcext:value-type="string">
            <text:p>draft</text:p>
          </table:table-cell>
          <table:table-cell table:number-columns-repeated="6"/>
          <table:table-cell table:style-name="ce1"/>
          <table:table-cell table:number-columns-repeated="20"/>
        </table:table-row>
        <table:table-row table:style-name="ro1">
          <table:table-cell office:value-type="string" calcext:value-type="string">
            <text:p>feather-meal-12-0-0</text:p>
          </table:table-cell>
          <table:table-cell table:number-columns-repeated="5"/>
          <table:table-cell office:value-type="string" calcext:value-type="string">
            <text:p>Feather Meal 12-0-0 20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number-columns-repeated="2" table:style-name="ce1" office:value-type="string" calcext:value-type="string">
            <text:p>true</text:p>
          </table:table-cell>
          <table:table-cell office:value-type="float" office:value="2" calcext:value-type="float">
            <text:p>2</text:p>
          </table:table-cell>
          <table:table-cell office:value-type="string" calcext:value-type="string">
            <text:p>https://cdn.shopify.com/s/files/1/0417/5675/4069/products/25681-1.jpg?v=1615590944</text:p>
          </table:table-cell>
          <table:table-cell/>
          <table:table-cell office:value-type="string" calcext:value-type="string">
            <text:p>https://cdn.shopify.com/s/files/1/0417/5675/4069/products/25681-1.jpg?v=1615590944</text:p>
          </table:table-cell>
          <table:table-cell office:value-type="string" calcext:value-type="string">
            <text:p>kg</text:p>
          </table:table-cell>
          <table:table-cell table:number-columns-repeated="28"/>
        </table:table-row>
        <table:table-row table:style-name="ro1">
          <table:table-cell office:value-type="string" calcext:value-type="string">
            <text:p>crab-meal-4-3-0</text:p>
          </table:table-cell>
          <table:table-cell office:value-type="string" calcext:value-type="string">
            <text:p>Down To Earth</text:p>
          </table:table-cell>
          <table:table-cell office:value-type="string" calcext:value-type="string">
            <text:p>Crab Meal 4-3-0</text:p>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Crab Meal 4-3-0 40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5.39" calcext:value-type="float">
            <text:p>15.3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03940-2.jpg?v=1615590941</text:p>
          </table:table-cell>
          <table:table-cell table:style-name="ce1" office:value-type="string" calcext:value-type="string">
            <text:p>false</text:p>
          </table:table-cell>
          <table:table-cell office:value-type="string" calcext:value-type="string">
            <text:p>https://cdn.shopify.com/s/files/1/0417/5675/4069/products/03940-2.jpg?v=1615590941</text:p>
          </table:table-cell>
          <table:table-cell office:value-type="string" calcext:value-type="string">
            <text:p>kg</text:p>
          </table:table-cell>
          <table:table-cell office:value-type="string" calcext:value-type="string">
            <text:p>draft</text:p>
          </table:table-cell>
          <table:table-cell table:number-columns-repeated="27"/>
        </table:table-row>
        <table:table-row table:style-name="ro1">
          <table:table-cell office:value-type="string" calcext:value-type="string">
            <text:p>cottonseed-meal-6-2-1</text:p>
          </table:table-cell>
          <table:table-cell office:value-type="string" calcext:value-type="string">
            <text:p>Down To Earth</text:p>
          </table:table-cell>
          <table:table-cell office:value-type="string" calcext:value-type="string">
            <text:p>Cottonseed Meal 6-2-1</text:p>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Cottonseed Meal 6-2-1 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5.39" calcext:value-type="float">
            <text:p>15.3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07859-Right.jpg?v=1615590938</text:p>
          </table:table-cell>
          <table:table-cell table:style-name="ce1" office:value-type="string" calcext:value-type="string">
            <text:p>false</text:p>
          </table:table-cell>
          <table:table-cell office:value-type="string" calcext:value-type="string">
            <text:p>https://cdn.shopify.com/s/files/1/0417/5675/4069/products/07859-Right.jpg?v=1615590938</text:p>
          </table:table-cell>
          <table:table-cell office:value-type="string" calcext:value-type="string">
            <text:p>kg</text:p>
          </table:table-cell>
          <table:table-cell office:value-type="string" calcext:value-type="string">
            <text:p>draft</text:p>
          </table:table-cell>
          <table:table-cell table:number-columns-repeated="27"/>
        </table:table-row>
        <table:table-row table:style-name="ro1">
          <table:table-cell office:value-type="string" calcext:value-type="string">
            <text:p>blood-meal-12-0-0-5</text:p>
          </table:table-cell>
          <table:table-cell office:value-type="string" calcext:value-type="string">
            <text:p>Down To Earth</text:p>
          </table:table-cell>
          <table:table-cell office:value-type="string" calcext:value-type="string">
            <text:p>Blood Meal 12 - 0 - 0 5lb</text:p>
          </table:table-cell>
          <table:table-cell office:value-type="string" calcext:value-type="string">
            <text:p>ammendment</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2"/>
          <table:table-cell office:value-type="float" office:value="0" calcext:value-type="float">
            <text:p>0</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0.99" calcext:value-type="float">
            <text:p>20.9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Heavy16-13_4b72952b-f8fa-4324-ae82-d0a187b9b403.jpg?v=1615590935</text:p>
          </table:table-cell>
          <table:table-cell table:style-name="ce1" office:value-type="string" calcext:value-type="string">
            <text:p>false</text:p>
          </table:table-cell>
          <table:table-cell office:value-type="string" calcext:value-type="string">
            <text:p>https://cdn.shopify.com/s/files/1/0417/5675/4069/products/Heavy16-13_4b72952b-f8fa-4324-ae82-d0a187b9b403.jpg?v=1615590935</text:p>
          </table:table-cell>
          <table:table-cell office:value-type="string" calcext:value-type="string">
            <text:p>kg</text:p>
          </table:table-cell>
          <table:table-cell office:value-type="string" calcext:value-type="string">
            <text:p>active</text:p>
          </table:table-cell>
          <table:table-cell table:number-columns-repeated="27"/>
        </table:table-row>
        <table:table-row table:style-name="ro1">
          <table:table-cell office:value-type="string" calcext:value-type="string">
            <text:p>bone-meal-3-15-0</text:p>
          </table:table-cell>
          <table:table-cell office:value-type="string" calcext:value-type="string">
            <text:p>Down To Earth</text:p>
          </table:table-cell>
          <table:table-cell office:value-type="string" calcext:value-type="string">
            <text:p>Bone Meal - 3-15-0</text:p>
          </table:table-cell>
          <table:table-cell office:value-type="string" calcext:value-type="string">
            <text:p>ammendment</text:p>
          </table:table-cell>
          <table:table-cell table:style-name="ce1" office:value-type="string" calcext:value-type="string">
            <text:p>true</text:p>
          </table:table-cell>
          <table:table-cell office:value-type="string" calcext:value-type="string">
            <text:p>Size</text:p>
          </table:table-cell>
          <table:table-cell office:value-type="string" calcext:value-type="string">
            <text:p>Bone Meal - 3-15-0 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5.99" calcext:value-type="float">
            <text:p>15.9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07858-Right.jpg?v=1615241624</text:p>
          </table:table-cell>
          <table:table-cell table:style-name="ce1" office:value-type="string" calcext:value-type="string">
            <text:p>false</text:p>
          </table:table-cell>
          <table:table-cell office:value-type="string" calcext:value-type="string">
            <text:p>https://cdn.shopify.com/s/files/1/0417/5675/4069/products/07858-Right.jpg?v=1615241624</text:p>
          </table:table-cell>
          <table:table-cell office:value-type="string" calcext:value-type="string">
            <text:p>kg</text:p>
          </table:table-cell>
          <table:table-cell office:value-type="string" calcext:value-type="string">
            <text:p>active</text:p>
          </table:table-cell>
          <table:table-cell table:number-columns-repeated="27"/>
        </table:table-row>
        <table:table-row table:style-name="ro1">
          <table:table-cell office:value-type="string" calcext:value-type="string">
            <text:p>bone-meal-3-15-0</text:p>
          </table:table-cell>
          <table:table-cell table:number-columns-repeated="5"/>
          <table:table-cell office:value-type="string" calcext:value-type="string">
            <text:p>Bone Meal - 3-15-0 2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49.99" calcext:value-type="float">
            <text:p>49.99</text:p>
          </table:table-cell>
          <table:table-cell table:number-columns-repeated="2" table:style-name="ce1" office:value-type="string" calcext:value-type="string">
            <text:p>true</text:p>
          </table:table-cell>
          <table:table-cell office:value-type="float" office:value="2" calcext:value-type="float">
            <text:p>2</text:p>
          </table:table-cell>
          <table:table-cell office:value-type="string" calcext:value-type="string">
            <text:p>https://cdn.shopify.com/s/files/1/0417/5675/4069/products/02401-1.jpg?v=1615241624</text:p>
          </table:table-cell>
          <table:table-cell/>
          <table:table-cell office:value-type="string" calcext:value-type="string">
            <text:p>https://cdn.shopify.com/s/files/1/0417/5675/4069/products/02401-1.jpg?v=1615241624</text:p>
          </table:table-cell>
          <table:table-cell office:value-type="string" calcext:value-type="string">
            <text:p>kg</text:p>
          </table:table-cell>
          <table:table-cell table:number-columns-repeated="28"/>
        </table:table-row>
        <table:table-row table:style-name="ro1">
          <table:table-cell office:value-type="string" calcext:value-type="string">
            <text:p>bone-meal-3-15-0</text:p>
          </table:table-cell>
          <table:table-cell table:number-columns-repeated="5"/>
          <table:table-cell office:value-type="string" calcext:value-type="string">
            <text:p>Bone Meal - 3-15-0 50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73.69" calcext:value-type="float">
            <text:p>73.69</text:p>
          </table:table-cell>
          <table:table-cell table:number-columns-repeated="2" table:style-name="ce1" office:value-type="string" calcext:value-type="string">
            <text:p>true</text:p>
          </table:table-cell>
          <table:table-cell office:value-type="float" office:value="3" calcext:value-type="float">
            <text:p>3</text:p>
          </table:table-cell>
          <table:table-cell office:value-type="string" calcext:value-type="string">
            <text:p>https://cdn.shopify.com/s/files/1/0417/5675/4069/products/01961-2.jpg?v=1615241624</text:p>
          </table:table-cell>
          <table:table-cell/>
          <table:table-cell office:value-type="string" calcext:value-type="string">
            <text:p>https://cdn.shopify.com/s/files/1/0417/5675/4069/products/01961-2.jpg?v=1615241624</text:p>
          </table:table-cell>
          <table:table-cell office:value-type="string" calcext:value-type="string">
            <text:p>kg</text:p>
          </table:table-cell>
          <table:table-cell table:number-columns-repeated="28"/>
        </table:table-row>
        <table:table-row table:style-name="ro1">
          <table:table-cell office:value-type="string" calcext:value-type="string">
            <text:p>bio-live-5-4-2</text:p>
          </table:table-cell>
          <table:table-cell office:value-type="string" calcext:value-type="string">
            <text:p>Down To Earth</text:p>
          </table:table-cell>
          <table:table-cell office:value-type="string" calcext:value-type="string">
            <text:p>Bio-Live 5-4-2</text:p>
          </table:table-cell>
          <table:table-cell office:value-type="string" calcext:value-type="string">
            <text:p>ammendment</text:p>
          </table:table-cell>
          <table:table-cell table:style-name="ce1" office:value-type="string" calcext:value-type="string">
            <text:p>true</text:p>
          </table:table-cell>
          <table:table-cell office:value-type="string" calcext:value-type="string">
            <text:p>Size</text:p>
          </table:table-cell>
          <table:table-cell office:value-type="string" calcext:value-type="string">
            <text:p>Bio-Live 5-4-2 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4.95" calcext:value-type="float">
            <text:p>14.95</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07828-Right-2.jpg?v=1615241619</text:p>
          </table:table-cell>
          <table:table-cell table:style-name="ce1" office:value-type="string" calcext:value-type="string">
            <text:p>false</text:p>
          </table:table-cell>
          <table:table-cell office:value-type="string" calcext:value-type="string">
            <text:p>https://cdn.shopify.com/s/files/1/0417/5675/4069/products/07828-Right-2.jpg?v=1615241619</text:p>
          </table:table-cell>
          <table:table-cell office:value-type="string" calcext:value-type="string">
            <text:p>kg</text:p>
          </table:table-cell>
          <table:table-cell office:value-type="string" calcext:value-type="string">
            <text:p>active</text:p>
          </table:table-cell>
          <table:table-cell table:number-columns-repeated="27"/>
        </table:table-row>
        <table:table-row table:style-name="ro1">
          <table:table-cell office:value-type="string" calcext:value-type="string">
            <text:p>bio-live-5-4-2</text:p>
          </table:table-cell>
          <table:table-cell table:number-columns-repeated="5"/>
          <table:table-cell office:value-type="string" calcext:value-type="string">
            <text:p>Bio-Live 5-4-2 2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72.5" calcext:value-type="float">
            <text:p>72.5</text:p>
          </table:table-cell>
          <table:table-cell table:number-columns-repeated="2" table:style-name="ce1" office:value-type="string" calcext:value-type="string">
            <text:p>true</text:p>
          </table:table-cell>
          <table:table-cell office:value-type="float" office:value="2" calcext:value-type="float">
            <text:p>2</text:p>
          </table:table-cell>
          <table:table-cell office:value-type="string" calcext:value-type="string">
            <text:p>https://cdn.shopify.com/s/files/1/0417/5675/4069/products/01924-1.jpg?v=1615241619</text:p>
          </table:table-cell>
          <table:table-cell/>
          <table:table-cell office:value-type="string" calcext:value-type="string">
            <text:p>https://cdn.shopify.com/s/files/1/0417/5675/4069/products/01924-1.jpg?v=1615241619</text:p>
          </table:table-cell>
          <table:table-cell office:value-type="string" calcext:value-type="string">
            <text:p>kg</text:p>
          </table:table-cell>
          <table:table-cell table:number-columns-repeated="7"/>
          <table:table-cell table:style-name="ce1"/>
          <table:table-cell table:number-columns-repeated="20"/>
        </table:table-row>
        <table:table-row table:style-name="ro1">
          <table:table-cell office:value-type="string" calcext:value-type="string">
            <text:p>bio-live-5-4-2</text:p>
          </table:table-cell>
          <table:table-cell table:number-columns-repeated="5"/>
          <table:table-cell office:value-type="string" calcext:value-type="string">
            <text:p>Bio-Live 5-4-2 50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17.69" calcext:value-type="float">
            <text:p>117.69</text:p>
          </table:table-cell>
          <table:table-cell table:number-columns-repeated="2" table:style-name="ce1" office:value-type="string" calcext:value-type="string">
            <text:p>true</text:p>
          </table:table-cell>
          <table:table-cell office:value-type="float" office:value="3" calcext:value-type="float">
            <text:p>3</text:p>
          </table:table-cell>
          <table:table-cell office:value-type="string" calcext:value-type="string">
            <text:p>https://cdn.shopify.com/s/files/1/0417/5675/4069/products/01925.jpg?v=1615241619</text:p>
          </table:table-cell>
          <table:table-cell/>
          <table:table-cell office:value-type="string" calcext:value-type="string">
            <text:p>https://cdn.shopify.com/s/files/1/0417/5675/4069/products/01925.jpg?v=1615241619</text:p>
          </table:table-cell>
          <table:table-cell office:value-type="string" calcext:value-type="string">
            <text:p>kg</text:p>
          </table:table-cell>
          <table:table-cell table:number-columns-repeated="7"/>
          <table:table-cell table:style-name="ce1"/>
          <table:table-cell table:number-columns-repeated="20"/>
        </table:table-row>
        <table:table-row table:style-name="ro1">
          <table:table-cell office:value-type="string" calcext:value-type="string">
            <text:p>bio-fish-7-7-2</text:p>
          </table:table-cell>
          <table:table-cell office:value-type="string" calcext:value-type="string">
            <text:p>Down To Earth</text:p>
          </table:table-cell>
          <table:table-cell office:value-type="string" calcext:value-type="string">
            <text:p>Bio-Fish 7-7-2</text:p>
          </table:table-cell>
          <table:table-cell office:value-type="string" calcext:value-type="string">
            <text:p>ammendment</text:p>
          </table:table-cell>
          <table:table-cell table:style-name="ce1" office:value-type="string" calcext:value-type="string">
            <text:p>true</text:p>
          </table:table-cell>
          <table:table-cell office:value-type="string" calcext:value-type="string">
            <text:p>Size</text:p>
          </table:table-cell>
          <table:table-cell office:value-type="string" calcext:value-type="string">
            <text:p>Bio-Fish 7-7-2 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4.99" calcext:value-type="float">
            <text:p>14.9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07842-Right_aa6d5801-55f2-479f-98e6-48383fb31013.jpg?v=1615241615</text:p>
          </table:table-cell>
          <table:table-cell table:style-name="ce1" office:value-type="string" calcext:value-type="string">
            <text:p>false</text:p>
          </table:table-cell>
          <table:table-cell office:value-type="string" calcext:value-type="string">
            <text:p>https://cdn.shopify.com/s/files/1/0417/5675/4069/products/07842-Right_aa6d5801-55f2-479f-98e6-48383fb31013.jpg?v=1615241615</text:p>
          </table:table-cell>
          <table:table-cell office:value-type="string" calcext:value-type="string">
            <text:p>kg</text:p>
          </table:table-cell>
          <table:table-cell office:value-type="string" calcext:value-type="string">
            <text:p>active</text:p>
          </table:table-cell>
          <table:table-cell table:style-name="Default" table:number-columns-repeated="2"/>
          <table:table-cell table:number-columns-repeated="25"/>
        </table:table-row>
        <table:table-row table:style-name="ro1">
          <table:table-cell office:value-type="string" calcext:value-type="string">
            <text:p>bio-fish-7-7-2</text:p>
          </table:table-cell>
          <table:table-cell table:number-columns-repeated="5"/>
          <table:table-cell office:value-type="string" calcext:value-type="string">
            <text:p>Bio-Fish 7-7-2 2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49.99" calcext:value-type="float">
            <text:p>49.99</text:p>
          </table:table-cell>
          <table:table-cell table:number-columns-repeated="2" table:style-name="ce1" office:value-type="string" calcext:value-type="string">
            <text:p>true</text:p>
          </table:table-cell>
          <table:table-cell office:value-type="float" office:value="2" calcext:value-type="float">
            <text:p>2</text:p>
          </table:table-cell>
          <table:table-cell office:value-type="string" calcext:value-type="string">
            <text:p>https://cdn.shopify.com/s/files/1/0417/5675/4069/products/03502-1_1a2fe5b5-bc43-49fc-a065-353622470df0.jpg?v=1615241615</text:p>
          </table:table-cell>
          <table:table-cell/>
          <table:table-cell office:value-type="string" calcext:value-type="string">
            <text:p>https://cdn.shopify.com/s/files/1/0417/5675/4069/products/03502-1_1a2fe5b5-bc43-49fc-a065-353622470df0.jpg?v=1615241615</text:p>
          </table:table-cell>
          <table:table-cell office:value-type="string" calcext:value-type="string">
            <text:p>kg</text:p>
          </table:table-cell>
          <table:table-cell/>
          <table:table-cell table:style-name="Default" table:number-columns-repeated="2"/>
          <table:table-cell table:number-columns-repeated="25"/>
        </table:table-row>
        <table:table-row table:style-name="ro1">
          <table:table-cell office:value-type="string" calcext:value-type="string">
            <text:p>bio-fish-7-7-2</text:p>
          </table:table-cell>
          <table:table-cell table:number-columns-repeated="5"/>
          <table:table-cell office:value-type="string" calcext:value-type="string">
            <text:p>Bio-Fish 7-7-2 50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77.95" calcext:value-type="float">
            <text:p>77.95</text:p>
          </table:table-cell>
          <table:table-cell table:number-columns-repeated="2" table:style-name="ce1" office:value-type="string" calcext:value-type="string">
            <text:p>true</text:p>
          </table:table-cell>
          <table:table-cell office:value-type="float" office:value="3" calcext:value-type="float">
            <text:p>3</text:p>
          </table:table-cell>
          <table:table-cell office:value-type="string" calcext:value-type="string">
            <text:p>https://cdn.shopify.com/s/files/1/0417/5675/4069/products/03499-2_10a38ad7-fb20-4ca9-906d-ceb3ac3d4305.jpg?v=1615241615</text:p>
          </table:table-cell>
          <table:table-cell/>
          <table:table-cell office:value-type="string" calcext:value-type="string">
            <text:p>https://cdn.shopify.com/s/files/1/0417/5675/4069/products/03499-2_10a38ad7-fb20-4ca9-906d-ceb3ac3d4305.jpg?v=1615241615</text:p>
          </table:table-cell>
          <table:table-cell office:value-type="string" calcext:value-type="string">
            <text:p>kg</text:p>
          </table:table-cell>
          <table:table-cell table:number-columns-repeated="7"/>
          <table:table-cell table:style-name="ce1"/>
          <table:table-cell table:number-columns-repeated="20"/>
        </table:table-row>
        <table:table-row table:style-name="ro1">
          <table:table-cell office:value-type="string" calcext:value-type="string">
            <text:p>acid-mix-4-3-6</text:p>
          </table:table-cell>
          <table:table-cell office:value-type="string" calcext:value-type="string">
            <text:p>Down To Earth</text:p>
          </table:table-cell>
          <table:table-cell office:value-type="string" calcext:value-type="string">
            <text:p>Acid Mix 4-3-6</text:p>
          </table:table-cell>
          <table:table-cell office:value-type="string" calcext:value-type="string">
            <text:p>Organic Nutrients and Amendments</text:p>
          </table:table-cell>
          <table:table-cell table:style-name="ce1" office:value-type="string" calcext:value-type="string">
            <text:p>true</text:p>
          </table:table-cell>
          <table:table-cell office:value-type="string" calcext:value-type="string">
            <text:p>Size</text:p>
          </table:table-cell>
          <table:table-cell office:value-type="string" calcext:value-type="string">
            <text:p>Acid Mix 4-3-6 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2.99" calcext:value-type="float">
            <text:p>12.9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DowntoEarth-AcidMix4-3-6_1800794f-9215-4275-b8c4-de84b48ee77e.jpg?v=1615241610</text:p>
          </table:table-cell>
          <table:table-cell table:style-name="ce1" office:value-type="string" calcext:value-type="string">
            <text:p>false</text:p>
          </table:table-cell>
          <table:table-cell/>
          <table:table-cell office:value-type="string" calcext:value-type="string">
            <text:p>kg</text:p>
          </table:table-cell>
          <table:table-cell office:value-type="string" calcext:value-type="string">
            <text:p>active</text:p>
          </table:table-cell>
          <table:table-cell table:number-columns-repeated="6"/>
          <table:table-cell table:style-name="ce1"/>
          <table:table-cell table:number-columns-repeated="20"/>
        </table:table-row>
        <table:table-row table:style-name="ro1">
          <table:table-cell office:value-type="string" calcext:value-type="string">
            <text:p>acid-mix-4-3-6</text:p>
          </table:table-cell>
          <table:table-cell table:number-columns-repeated="5"/>
          <table:table-cell office:value-type="string" calcext:value-type="string">
            <text:p>Acid Mix 4-3-6 2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9.99" calcext:value-type="float">
            <text:p>39.99</text:p>
          </table:table-cell>
          <table:table-cell table:number-columns-repeated="2" table:style-name="ce1" office:value-type="string" calcext:value-type="string">
            <text:p>true</text:p>
          </table:table-cell>
          <table:table-cell table:number-columns-repeated="4"/>
          <table:table-cell office:value-type="string" calcext:value-type="string">
            <text:p>kg</text:p>
          </table:table-cell>
          <table:table-cell table:number-columns-repeated="7"/>
          <table:table-cell table:style-name="ce1"/>
          <table:table-cell table:number-columns-repeated="20"/>
        </table:table-row>
        <table:table-row table:style-name="ro1">
          <table:table-cell office:value-type="string" calcext:value-type="string">
            <text:p>acid-mix-4-3-6</text:p>
          </table:table-cell>
          <table:table-cell table:number-columns-repeated="5"/>
          <table:table-cell office:value-type="string" calcext:value-type="string">
            <text:p>Acid Mix 4-3-6 50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64.95" calcext:value-type="float">
            <text:p>64.95</text:p>
          </table:table-cell>
          <table:table-cell table:number-columns-repeated="2" table:style-name="ce1" office:value-type="string" calcext:value-type="string">
            <text:p>true</text:p>
          </table:table-cell>
          <table:table-cell table:number-columns-repeated="4"/>
          <table:table-cell office:value-type="string" calcext:value-type="string">
            <text:p>kg</text:p>
          </table:table-cell>
          <table:table-cell table:number-columns-repeated="7"/>
          <table:table-cell table:style-name="ce1"/>
          <table:table-cell table:number-columns-repeated="20"/>
        </table:table-row>
        <table:table-row table:style-name="ro1">
          <table:table-cell office:value-type="string" calcext:value-type="string">
            <text:p>agmino-powder-14-0-0</text:p>
          </table:table-cell>
          <table:table-cell office:value-type="string" calcext:value-type="string">
            <text:p>Down To Earth</text:p>
          </table:table-cell>
          <table:table-cell office:value-type="string" calcext:value-type="string">
            <text:p>AGmino 14-0-0</text:p>
          </table:table-cell>
          <table:table-cell/>
          <table:table-cell table:style-name="ce1" office:value-type="string" calcext:value-type="string">
            <text:p>true</text:p>
          </table:table-cell>
          <table:table-cell office:value-type="string" calcext:value-type="string">
            <text:p>Size</text:p>
          </table:table-cell>
          <table:table-cell office:value-type="string" calcext:value-type="string">
            <text:p>AGmino 14-0-0 - 1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6.95" calcext:value-type="float">
            <text:p>16.95</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DowntoEarth-AGmino14-0-0_a57a4a6a-4728-42f7-890e-7fe1179ffced.jpg?v=1615241608</text:p>
          </table:table-cell>
          <table:table-cell table:style-name="ce1" office:value-type="string" calcext:value-type="string">
            <text:p>false</text:p>
          </table:table-cell>
          <table:table-cell office:value-type="string" calcext:value-type="string">
            <text:p>https://cdn.shopify.com/s/files/1/0417/5675/4069/products/Down_to_Earth_-_AGmino_14-0-0_1LB_c8ae293e-e9b4-426c-98ea-ba52ba8eb771.jpg?v=1615241608</text:p>
          </table:table-cell>
          <table:table-cell office:value-type="string" calcext:value-type="string">
            <text:p>kg</text:p>
          </table:table-cell>
          <table:table-cell office:value-type="string" calcext:value-type="string">
            <text:p>active</text:p>
          </table:table-cell>
          <table:table-cell table:number-columns-repeated="6"/>
          <table:table-cell table:style-name="ce1"/>
          <table:table-cell table:number-columns-repeated="20"/>
        </table:table-row>
        <table:table-row table:style-name="ro1">
          <table:table-cell office:value-type="string" calcext:value-type="string">
            <text:p>agmino-powder-14-0-0</text:p>
          </table:table-cell>
          <table:table-cell table:number-columns-repeated="5"/>
          <table:table-cell office:value-type="string" calcext:value-type="string">
            <text:p>AGmino 14-0-0 - 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64.95" calcext:value-type="float">
            <text:p>64.95</text:p>
          </table:table-cell>
          <table:table-cell table:number-columns-repeated="2" table:style-name="ce1" office:value-type="string" calcext:value-type="string">
            <text:p>true</text:p>
          </table:table-cell>
          <table:table-cell office:value-type="float" office:value="2" calcext:value-type="float">
            <text:p>2</text:p>
          </table:table-cell>
          <table:table-cell office:value-type="string" calcext:value-type="string">
            <text:p>https://cdn.shopify.com/s/files/1/0417/5675/4069/products/Down_to_Earth_-_AGmino_14-0-0_1LB_c8ae293e-e9b4-426c-98ea-ba52ba8eb771.jpg?v=1615241608</text:p>
          </table:table-cell>
          <table:table-cell/>
          <table:table-cell office:value-type="string" calcext:value-type="string">
            <text:p>https://cdn.shopify.com/s/files/1/0417/5675/4069/products/DowntoEarth-AGmino14-0-0_a57a4a6a-4728-42f7-890e-7fe1179ffced.jpg?v=1615241608</text:p>
          </table:table-cell>
          <table:table-cell office:value-type="string" calcext:value-type="string">
            <text:p>kg</text:p>
          </table:table-cell>
          <table:table-cell/>
          <table:table-cell table:style-name="Default" table:number-columns-repeated="2"/>
          <table:table-cell table:number-columns-repeated="25"/>
        </table:table-row>
        <table:table-row table:style-name="ro1">
          <table:table-cell office:value-type="string" calcext:value-type="string">
            <text:p>agmino-powder-14-0-0</text:p>
          </table:table-cell>
          <table:table-cell table:number-columns-repeated="15"/>
          <table:table-cell office:value-type="float" office:value="3" calcext:value-type="float">
            <text:p>3</text:p>
          </table:table-cell>
          <table:table-cell office:value-type="string" calcext:value-type="string">
            <text:p>https://cdn.shopify.com/s/files/1/0417/5675/4069/products/DowntoEarth-AGmino14-0-01LB_8bbb4a52-352e-4275-95aa-d4adbdaaaf60.jpg?v=1615241608</text:p>
          </table:table-cell>
          <table:table-cell table:number-columns-repeated="10"/>
          <table:table-cell table:style-name="ce1"/>
          <table:table-cell table:number-columns-repeated="20"/>
        </table:table-row>
        <table:table-row table:style-name="ro1">
          <table:table-cell office:value-type="string" calcext:value-type="string">
            <text:p>azomite-granulated-0-0-0-2</text:p>
          </table:table-cell>
          <table:table-cell office:value-type="string" calcext:value-type="string">
            <text:p>Down To Earth</text:p>
          </table:table-cell>
          <table:table-cell office:value-type="string" calcext:value-type="string">
            <text:p>Azomite Granulated 0-0-0.2</text:p>
          </table:table-cell>
          <table:table-cell office:value-type="string" calcext:value-type="string">
            <text:p>ammendment</text:p>
          </table:table-cell>
          <table:table-cell table:style-name="ce1" office:value-type="string" calcext:value-type="string">
            <text:p>true</text:p>
          </table:table-cell>
          <table:table-cell office:value-type="string" calcext:value-type="string">
            <text:p>Size</text:p>
          </table:table-cell>
          <table:table-cell office:value-type="string" calcext:value-type="string">
            <text:p>Azomite Granulated 0-0-0.2 - 5 lbs</text:p>
          </table:table-cell>
          <table:table-cell table:number-columns-repeated="2"/>
          <table:table-cell table:number-columns-repeated="2" office:value-type="float" office:value="0" calcext:value-type="float">
            <text:p>0</text:p>
          </table:table-cell>
          <table:table-cell office:value-type="string" calcext:value-type="string">
            <text:p>continue</text:p>
          </table:table-cell>
          <table:table-cell office:value-type="string" calcext:value-type="string">
            <text:p>manual</text:p>
          </table:table-cell>
          <table:table-cell office:value-type="float" office:value="12.95" calcext:value-type="float">
            <text:p>12.95</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DowntoEarth-AzomiteGranulated0-0-0.25.jpg?v=1615228698</text:p>
          </table:table-cell>
          <table:table-cell table:style-name="ce1" office:value-type="string" calcext:value-type="string">
            <text:p>false</text:p>
          </table:table-cell>
          <table:table-cell office:value-type="string" calcext:value-type="string">
            <text:p>https://cdn.shopify.com/s/files/1/0417/5675/4069/products/DowntoEarth-AzomiteGranulated0-0-0.25.jpg?v=1615228698</text:p>
          </table:table-cell>
          <table:table-cell office:value-type="string" calcext:value-type="string">
            <text:p>kg</text:p>
          </table:table-cell>
          <table:table-cell office:value-type="string" calcext:value-type="string">
            <text:p>active</text:p>
          </table:table-cell>
          <table:table-cell table:number-columns-repeated="6"/>
          <table:table-cell table:style-name="ce1"/>
          <table:table-cell table:number-columns-repeated="20"/>
        </table:table-row>
        <table:table-row table:style-name="ro1">
          <table:table-cell office:value-type="string" calcext:value-type="string">
            <text:p>azomite-granulated-0-0-0-2</text:p>
          </table:table-cell>
          <table:table-cell table:number-columns-repeated="5"/>
          <table:table-cell office:value-type="string" calcext:value-type="string">
            <text:p>Azomite Granulated 0-0-0.2 - 50 lbs</text:p>
          </table:table-cell>
          <table:table-cell table:number-columns-repeated="2"/>
          <table:table-cell table:number-columns-repeated="2" office:value-type="float" office:value="0" calcext:value-type="float">
            <text:p>0</text:p>
          </table:table-cell>
          <table:table-cell office:value-type="string" calcext:value-type="string">
            <text:p>continue</text:p>
          </table:table-cell>
          <table:table-cell office:value-type="string" calcext:value-type="string">
            <text:p>manual</text:p>
          </table:table-cell>
          <table:table-cell office:value-type="float" office:value="49.99" calcext:value-type="float">
            <text:p>49.99</text:p>
          </table:table-cell>
          <table:table-cell table:number-columns-repeated="2" table:style-name="ce1" office:value-type="string" calcext:value-type="string">
            <text:p>true</text:p>
          </table:table-cell>
          <table:table-cell office:value-type="float" office:value="2" calcext:value-type="float">
            <text:p>2</text:p>
          </table:table-cell>
          <table:table-cell office:value-type="string" calcext:value-type="string">
            <text:p>https://cdn.shopify.com/s/files/1/0417/5675/4069/products/DowntoEarth-AzomiteGranulated0-0-0.225lbs.jpg?v=1615228698</text:p>
          </table:table-cell>
          <table:table-cell/>
          <table:table-cell office:value-type="string" calcext:value-type="string">
            <text:p>https://cdn.shopify.com/s/files/1/0417/5675/4069/products/DowntoEarth-AzomiteGranulated0-0-0.225lbs.jpg?v=1615228698</text:p>
          </table:table-cell>
          <table:table-cell office:value-type="string" calcext:value-type="string">
            <text:p>kg</text:p>
          </table:table-cell>
          <table:table-cell/>
          <table:table-cell table:style-name="Default" table:number-columns-repeated="2"/>
          <table:table-cell table:number-columns-repeated="25"/>
        </table:table-row>
        <table:table-row table:style-name="ro1">
          <table:table-cell office:value-type="string" calcext:value-type="string">
            <text:p>all-purpose-4-6-2</text:p>
          </table:table-cell>
          <table:table-cell office:value-type="string" calcext:value-type="string">
            <text:p>Down To Earth</text:p>
          </table:table-cell>
          <table:table-cell office:value-type="string" calcext:value-type="string">
            <text:p>All Purpose 4-6-2</text:p>
          </table:table-cell>
          <table:table-cell office:value-type="string" calcext:value-type="string">
            <text:p>ammendment</text:p>
          </table:table-cell>
          <table:table-cell table:style-name="ce1" office:value-type="string" calcext:value-type="string">
            <text:p>true</text:p>
          </table:table-cell>
          <table:table-cell office:value-type="string" calcext:value-type="string">
            <text:p>Size</text:p>
          </table:table-cell>
          <table:table-cell office:value-type="string" calcext:value-type="string">
            <text:p>All Purpose 4-6-2 - 6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5.99" calcext:value-type="float">
            <text:p>15.99</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DowntoEarth-AllPurpose4-6-2-6lbs.jpg?v=1615227595</text:p>
          </table:table-cell>
          <table:table-cell table:style-name="ce1" office:value-type="string" calcext:value-type="string">
            <text:p>false</text:p>
          </table:table-cell>
          <table:table-cell office:value-type="string" calcext:value-type="string">
            <text:p>https://cdn.shopify.com/s/files/1/0417/5675/4069/products/DowntoEarth-AllPurpose4-6-2-6lbs.jpg?v=1615227595</text:p>
          </table:table-cell>
          <table:table-cell office:value-type="string" calcext:value-type="string">
            <text:p>kg</text:p>
          </table:table-cell>
          <table:table-cell office:value-type="string" calcext:value-type="string">
            <text:p>active</text:p>
          </table:table-cell>
          <table:table-cell table:number-columns-repeated="6"/>
          <table:table-cell table:style-name="ce1"/>
          <table:table-cell table:number-columns-repeated="20"/>
        </table:table-row>
        <table:table-row table:style-name="ro1">
          <table:table-cell office:value-type="string" calcext:value-type="string">
            <text:p>all-purpose-4-6-2</text:p>
          </table:table-cell>
          <table:table-cell table:number-columns-repeated="5"/>
          <table:table-cell office:value-type="string" calcext:value-type="string">
            <text:p>All Purpose 4-6-2 - 2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4.95" calcext:value-type="float">
            <text:p>34.95</text:p>
          </table:table-cell>
          <table:table-cell table:number-columns-repeated="2" table:style-name="ce1" office:value-type="string" calcext:value-type="string">
            <text:p>true</text:p>
          </table:table-cell>
          <table:table-cell office:value-type="float" office:value="2" calcext:value-type="float">
            <text:p>2</text:p>
          </table:table-cell>
          <table:table-cell office:value-type="string" calcext:value-type="string">
            <text:p>https://cdn.shopify.com/s/files/1/0417/5675/4069/products/DowntoEarth-AllPurpose4-6-2-25lbs.jpg?v=1615227595</text:p>
          </table:table-cell>
          <table:table-cell/>
          <table:table-cell office:value-type="string" calcext:value-type="string">
            <text:p>https://cdn.shopify.com/s/files/1/0417/5675/4069/products/DowntoEarth-AllPurpose4-6-2-50lbs.jpg?v=1615227595</text:p>
          </table:table-cell>
          <table:table-cell office:value-type="string" calcext:value-type="string">
            <text:p>kg</text:p>
          </table:table-cell>
          <table:table-cell table:number-columns-repeated="7"/>
          <table:table-cell table:style-name="ce1"/>
          <table:table-cell table:number-columns-repeated="20"/>
        </table:table-row>
        <table:table-row table:style-name="ro1">
          <table:table-cell office:value-type="string" calcext:value-type="string">
            <text:p>all-purpose-4-6-2</text:p>
          </table:table-cell>
          <table:table-cell table:number-columns-repeated="5"/>
          <table:table-cell office:value-type="string" calcext:value-type="string">
            <text:p>All Purpose 4-6-2 - 50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63.95" calcext:value-type="float">
            <text:p>63.95</text:p>
          </table:table-cell>
          <table:table-cell table:number-columns-repeated="2" table:style-name="ce1" office:value-type="string" calcext:value-type="string">
            <text:p>true</text:p>
          </table:table-cell>
          <table:table-cell office:value-type="float" office:value="3" calcext:value-type="float">
            <text:p>3</text:p>
          </table:table-cell>
          <table:table-cell office:value-type="string" calcext:value-type="string">
            <text:p>https://cdn.shopify.com/s/files/1/0417/5675/4069/products/DowntoEarth-AllPurpose4-6-2-50lbs.jpg?v=1615227595</text:p>
          </table:table-cell>
          <table:table-cell/>
          <table:table-cell office:value-type="string" calcext:value-type="string">
            <text:p>https://cdn.shopify.com/s/files/1/0417/5675/4069/products/DowntoEarth-AllPurpose4-6-2-25lbs.jpg?v=1615227595</text:p>
          </table:table-cell>
          <table:table-cell office:value-type="string" calcext:value-type="string">
            <text:p>kg</text:p>
          </table:table-cell>
          <table:table-cell table:number-columns-repeated="7"/>
          <table:table-cell table:style-name="ce1"/>
          <table:table-cell table:number-columns-repeated="20"/>
        </table:table-row>
        <table:table-row table:style-name="ro1">
          <table:table-cell office:value-type="string" calcext:value-type="string">
            <text:p>alfalfa-meal-2-5-5-2-5</text:p>
          </table:table-cell>
          <table:table-cell office:value-type="string" calcext:value-type="string">
            <text:p>Down To Earth</text:p>
          </table:table-cell>
          <table:table-cell office:value-type="string" calcext:value-type="string">
            <text:p>Alfalfa Meal 2.5-.5-2.5</text:p>
          </table:table-cell>
          <table:table-cell/>
          <table:table-cell table:style-name="ce1" office:value-type="string" calcext:value-type="string">
            <text:p>true</text:p>
          </table:table-cell>
          <table:table-cell office:value-type="string" calcext:value-type="string">
            <text:p>Size</text:p>
          </table:table-cell>
          <table:table-cell office:value-type="string" calcext:value-type="string">
            <text:p>Alfalfa Meal 2.5-.5-2.5 - 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4.95" calcext:value-type="float">
            <text:p>34.95</text:p>
          </table:table-cell>
          <table:table-cell table:number-columns-repeated="2" table:style-name="ce1" office:value-type="string" calcext:value-type="string">
            <text:p>true</text:p>
          </table:table-cell>
          <table:table-cell office:value-type="float" office:value="1" calcext:value-type="float">
            <text:p>1</text:p>
          </table:table-cell>
          <table:table-cell office:value-type="string" calcext:value-type="string">
            <text:p>https://cdn.shopify.com/s/files/1/0417/5675/4069/products/DowntoEarth-AlfalfaMeal2.5-.5-2.525lb.jpg?v=1615227221</text:p>
          </table:table-cell>
          <table:table-cell table:style-name="ce1" office:value-type="string" calcext:value-type="string">
            <text:p>false</text:p>
          </table:table-cell>
          <table:table-cell office:value-type="string" calcext:value-type="string">
            <text:p>https://cdn.shopify.com/s/files/1/0417/5675/4069/products/DowntoEarth-AlfalfaMeal2.5-.5-2.5.jpg?v=1615227221</text:p>
          </table:table-cell>
          <table:table-cell office:value-type="string" calcext:value-type="string">
            <text:p>kg</text:p>
          </table:table-cell>
          <table:table-cell office:value-type="string" calcext:value-type="string">
            <text:p>active</text:p>
          </table:table-cell>
          <table:table-cell table:number-columns-repeated="6"/>
          <table:table-cell table:style-name="ce1"/>
          <table:table-cell table:number-columns-repeated="20"/>
        </table:table-row>
        <table:table-row table:style-name="ro1">
          <table:table-cell office:value-type="string" calcext:value-type="string">
            <text:p>alfalfa-meal-2-5-5-2-5</text:p>
          </table:table-cell>
          <table:table-cell table:number-columns-repeated="5"/>
          <table:table-cell office:value-type="string" calcext:value-type="string">
            <text:p>Alfalfa Meal 2.5-.5-2.5 - 25 lbs</text:p>
          </table:table-cell>
          <table:table-cell table:number-columns-repeated="2"/>
          <table:table-cell table:number-columns-repeated="2"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63.95" calcext:value-type="float">
            <text:p>63.95</text:p>
          </table:table-cell>
          <table:table-cell table:number-columns-repeated="2" table:style-name="ce1" office:value-type="string" calcext:value-type="string">
            <text:p>true</text:p>
          </table:table-cell>
          <table:table-cell office:value-type="float" office:value="2" calcext:value-type="float">
            <text:p>2</text:p>
          </table:table-cell>
          <table:table-cell office:value-type="string" calcext:value-type="string">
            <text:p>https://cdn.shopify.com/s/files/1/0417/5675/4069/products/DowntoEarth-AlfalfaMeal2.5-.5-2.5.jpg?v=1615227221</text:p>
          </table:table-cell>
          <table:table-cell/>
          <table:table-cell office:value-type="string" calcext:value-type="string">
            <text:p>https://cdn.shopify.com/s/files/1/0417/5675/4069/products/DowntoEarth-AlfalfaMeal2.5-.5-2.525lb.jpg?v=1615227221</text:p>
          </table:table-cell>
          <table:table-cell office:value-type="string" calcext:value-type="string">
            <text:p>kg</text:p>
          </table:table-cell>
          <table:table-cell/>
          <table:table-cell table:style-name="Default" table:number-columns-repeated="2"/>
          <table:table-cell table:number-columns-repeated="25"/>
        </table:table-row>
        <table:table-row table:style-name="ro1">
          <table:table-cell table:number-columns-repeated="28"/>
          <table:table-cell table:style-name="ce1"/>
          <table:table-cell table:number-columns-repeated="20"/>
        </table:table-row>
        <table:table-row table:style-name="ro1" table:number-rows-repeated="4">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number-rows-repeated="4">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number-rows-repeated="13">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number-rows-repeated="14">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number-rows-repeated="12">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22"/>
          <table:table-cell table:style-name="Default" table:number-columns-repeated="2"/>
          <table:table-cell table:number-columns-repeated="25"/>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number-rows-repeated="3">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3">
          <table:table-cell table:number-columns-repeated="49"/>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number-rows-repeated="7">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number-rows-repeated="3">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number-rows-repeated="3">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3">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number-rows-repeated="5">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number-rows-repeated="9">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6">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6">
          <table:table-cell table:number-columns-repeated="22"/>
          <table:table-cell table:style-name="Default" table:number-columns-repeated="2"/>
          <table:table-cell table:number-columns-repeated="25"/>
        </table:table-row>
        <table:table-row table:style-name="ro1" table:number-rows-repeated="7">
          <table:table-cell table:number-columns-repeated="5"/>
          <table:table-cell table:style-name="ce1"/>
          <table:table-cell table:number-columns-repeated="22"/>
          <table:table-cell table:style-name="ce1"/>
          <table:table-cell table:number-columns-repeated="20"/>
        </table:table-row>
        <table:table-row table:style-name="ro1" table:number-rows-repeated="5">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3">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3">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3">
          <table:table-cell table:number-columns-repeated="22"/>
          <table:table-cell table:style-name="Default" table:number-columns-repeated="2"/>
          <table:table-cell table:number-columns-repeated="25"/>
        </table:table-row>
        <table:table-row table:style-name="ro1" table:number-rows-repeated="21">
          <table:table-cell table:number-columns-repeated="5"/>
          <table:table-cell table:style-name="ce1"/>
          <table:table-cell table:number-columns-repeated="22"/>
          <table:table-cell table:style-name="ce1"/>
          <table:table-cell table:number-columns-repeated="20"/>
        </table:table-row>
        <table:table-row table:style-name="ro1" table:number-rows-repeated="7">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9">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9">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7">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8">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7">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20">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20">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18">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18">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20">
          <table:table-cell table:number-columns-repeated="22"/>
          <table:table-cell table:style-name="Default" table:number-columns-repeated="2"/>
          <table:table-cell table:number-columns-repeated="25"/>
        </table:table-row>
        <table:table-row table:style-name="ro1" table:number-rows-repeated="13">
          <table:table-cell table:number-columns-repeated="5"/>
          <table:table-cell table:style-name="ce1"/>
          <table:table-cell table:number-columns-repeated="22"/>
          <table:table-cell table:style-name="ce1"/>
          <table:table-cell table:number-columns-repeated="20"/>
        </table:table-row>
        <table:table-row table:style-name="ro1" table:number-rows-repeated="20">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9">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11">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9">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9">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9">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9">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11">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7">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6">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9">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8">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8">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number-rows-repeated="15">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15">
          <table:table-cell table:number-columns-repeated="49"/>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number-rows-repeated="4">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6">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6">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4">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4">
          <table:table-cell table:number-columns-repeated="49"/>
        </table:table-row>
        <table:table-row table:style-name="ro1" table:number-rows-repeated="7">
          <table:table-cell table:number-columns-repeated="5"/>
          <table:table-cell table:style-name="ce1"/>
          <table:table-cell table:number-columns-repeated="22"/>
          <table:table-cell table:style-name="ce1"/>
          <table:table-cell table:number-columns-repeated="20"/>
        </table:table-row>
        <table:table-row table:style-name="ro1" table:number-rows-repeated="63">
          <table:table-cell table:number-columns-repeated="49"/>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number-rows-repeated="6">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number-rows-repeated="4">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number-rows-repeated="4">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number-rows-repeated="6">
          <table:table-cell table:number-columns-repeated="5"/>
          <table:table-cell table:style-name="ce1"/>
          <table:table-cell table:number-columns-repeated="22"/>
          <table:table-cell table:style-name="ce1"/>
          <table:table-cell table:number-columns-repeated="20"/>
        </table:table-row>
        <table:table-row table:style-name="ro1" table:number-rows-repeated="3">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4">
          <table:table-cell table:number-columns-repeated="49"/>
        </table:table-row>
        <table:table-row table:style-name="ro1" table:number-rows-repeated="3">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number-rows-repeated="4">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number-rows-repeated="4">
          <table:table-cell table:number-columns-repeated="5"/>
          <table:table-cell table:style-name="ce1"/>
          <table:table-cell table:number-columns-repeated="22"/>
          <table:table-cell table:style-name="ce1"/>
          <table:table-cell table:number-columns-repeated="20"/>
        </table:table-row>
        <table:table-row table:style-name="ro1" table:number-rows-repeated="3">
          <table:table-cell table:number-columns-repeated="49"/>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number-rows-repeated="3">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3">
          <table:table-cell table:number-columns-repeated="49"/>
        </table:table-row>
        <table:table-row table:style-name="ro1" table:number-rows-repeated="7">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number-rows-repeated="3">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number-rows-repeated="3">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number-rows-repeated="5">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number-rows-repeated="16">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number-rows-repeated="3">
          <table:table-cell table:number-columns-repeated="5"/>
          <table:table-cell table:style-name="ce1"/>
          <table:table-cell table:number-columns-repeated="22"/>
          <table:table-cell table:style-name="ce1"/>
          <table:table-cell table:number-columns-repeated="20"/>
        </table:table-row>
        <table:table-row table:style-name="ro1" table:number-rows-repeated="3">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3">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number-rows-repeated="3">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3">
          <table:table-cell table:number-columns-repeated="49"/>
        </table:table-row>
        <table:table-row table:style-name="ro1" table:number-rows-repeated="9">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number-rows-repeated="4">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number-rows-repeated="3">
          <table:table-cell table:number-columns-repeated="22"/>
          <table:table-cell table:style-name="Default" table:number-columns-repeated="2"/>
          <table:table-cell table:number-columns-repeated="25"/>
        </table:table-row>
        <table:table-row table:style-name="ro1" table:number-rows-repeated="6">
          <table:table-cell table:number-columns-repeated="5"/>
          <table:table-cell table:style-name="ce1"/>
          <table:table-cell table:number-columns-repeated="22"/>
          <table:table-cell table:style-name="ce1"/>
          <table:table-cell table:number-columns-repeated="20"/>
        </table:table-row>
        <table:table-row table:style-name="ro1" table:number-rows-repeated="3">
          <table:table-cell table:number-columns-repeated="22"/>
          <table:table-cell table:style-name="Default" table:number-columns-repeated="2"/>
          <table:table-cell table:number-columns-repeated="25"/>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number-rows-repeated="4">
          <table:table-cell table:number-columns-repeated="5"/>
          <table:table-cell table:style-name="ce1"/>
          <table:table-cell table:number-columns-repeated="22"/>
          <table:table-cell table:style-name="ce1"/>
          <table:table-cell table:number-columns-repeated="20"/>
        </table:table-row>
        <table:table-row table:style-name="ro1" table:number-rows-repeated="6">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number-rows-repeated="3">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number-rows-repeated="7">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number-rows-repeated="2">
          <table:table-cell table:number-columns-repeated="5"/>
          <table:table-cell table:style-name="ce1"/>
          <table:table-cell table:number-columns-repeated="22"/>
          <table:table-cell table:style-name="ce1"/>
          <table:table-cell table:number-columns-repeated="20"/>
        </table:table-row>
        <table:table-row table:style-name="ro1" table:number-rows-repeated="2">
          <table:table-cell table:number-columns-repeated="49"/>
        </table:table-row>
        <table:table-row table:style-name="ro1">
          <table:table-cell table:number-columns-repeated="5"/>
          <table:table-cell table:style-name="ce1"/>
          <table:table-cell table:number-columns-repeated="22"/>
          <table:table-cell table:style-name="ce1"/>
          <table:table-cell table:number-columns-repeated="20"/>
        </table:table-row>
        <table:table-row table:style-name="ro1">
          <table:table-cell table:number-columns-repeated="49"/>
        </table:table-row>
        <table:table-row table:style-name="ro1">
          <table:table-cell table:number-columns-repeated="22"/>
          <table:table-cell table:style-name="Default" table:number-columns-repeated="2"/>
          <table:table-cell table:number-columns-repeated="25"/>
        </table:table-row>
        <table:table-row table:style-name="ro1">
          <table:table-cell table:number-columns-repeated="5"/>
          <table:table-cell table:style-name="ce1"/>
          <table:table-cell table:number-columns-repeated="22"/>
          <table:table-cell table:style-name="ce1"/>
          <table:table-cell table:number-columns-repeated="20"/>
        </table:table-row>
      </table:table>
      <table:table table:name="products_export_1" table:style-name="ta1">
        <office:forms form:automatic-focus="false" form:apply-design-mode="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25"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7" table:default-cell-style-name="Default"/>
        <table:table-column table:style-name="co45" table:default-cell-style-name="Default"/>
        <table:table-column table:style-name="co46" table:default-cell-style-name="Default"/>
        <table:table-column table:style-name="co12" table:default-cell-style-name="Default"/>
        <table:table-column table:style-name="co47" table:default-cell-style-name="Default"/>
        <table:table-column table:style-name="co14" table:default-cell-style-name="Default"/>
        <table:table-column table:style-name="co48" table:default-cell-style-name="Default"/>
        <table:table-column table:style-name="co16" table:default-cell-style-name="ce1"/>
        <table:table-column table:style-name="co17" table:default-cell-style-name="ce1"/>
        <table:table-column table:style-name="co18" table:default-cell-style-name="Default"/>
        <table:table-column table:style-name="co49" table:default-cell-style-name="Default"/>
        <table:table-column table:style-name="co20" table:default-cell-style-name="Default"/>
        <table:table-column table:style-name="co7"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29" table:default-cell-style-name="Default"/>
        <table:table-column table:style-name="co31" table:number-columns-repeated="5" table:default-cell-style-name="Default"/>
        <table:table-column table:style-name="co50"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row table:style-name="ro1">
          <table:table-cell office:value-type="string" calcext:value-type="string">
            <text:p>Handle</text:p>
          </table:table-cell>
          <table:table-cell office:value-type="string" calcext:value-type="string">
            <text:p>Title</text:p>
          </table:table-cell>
          <table:table-cell office:value-type="string" calcext:value-type="string">
            <text:p>Body (HTML)</text:p>
          </table:table-cell>
          <table:table-cell office:value-type="string" calcext:value-type="string">
            <text:p>Vendor</text:p>
          </table:table-cell>
          <table:table-cell office:value-type="string" calcext:value-type="string">
            <text:p>Type</text:p>
          </table:table-cell>
          <table:table-cell office:value-type="string" calcext:value-type="string">
            <text:p>Tags</text:p>
          </table:table-cell>
          <table:table-cell office:value-type="string" calcext:value-type="string">
            <text:p>Published</text:p>
          </table:table-cell>
          <table:table-cell office:value-type="string" calcext:value-type="string">
            <text:p>Option1 Name</text:p>
          </table:table-cell>
          <table:table-cell office:value-type="string" calcext:value-type="string">
            <text:p>Option1 Value</text:p>
          </table:table-cell>
          <table:table-cell office:value-type="string" calcext:value-type="string">
            <text:p>Option2 Name</text:p>
          </table:table-cell>
          <table:table-cell office:value-type="string" calcext:value-type="string">
            <text:p>Option2 Value</text:p>
          </table:table-cell>
          <table:table-cell office:value-type="string" calcext:value-type="string">
            <text:p>Option3 Name</text:p>
          </table:table-cell>
          <table:table-cell office:value-type="string" calcext:value-type="string">
            <text:p>Option3 Value</text:p>
          </table:table-cell>
          <table:table-cell office:value-type="string" calcext:value-type="string">
            <text:p>Variant SKU</text:p>
          </table:table-cell>
          <table:table-cell office:value-type="string" calcext:value-type="string">
            <text:p>Variant Grams</text:p>
          </table:table-cell>
          <table:table-cell office:value-type="string" calcext:value-type="string">
            <text:p>Variant Inventory Tracker</text:p>
          </table:table-cell>
          <table:table-cell office:value-type="string" calcext:value-type="string">
            <text:p>Variant Inventory Qty</text:p>
          </table:table-cell>
          <table:table-cell office:value-type="string" calcext:value-type="string">
            <text:p>Variant Inventory Policy</text:p>
          </table:table-cell>
          <table:table-cell office:value-type="string" calcext:value-type="string">
            <text:p>Variant Fulfillment Service</text:p>
          </table:table-cell>
          <table:table-cell office:value-type="string" calcext:value-type="string">
            <text:p>Variant Price</text:p>
          </table:table-cell>
          <table:table-cell office:value-type="string" calcext:value-type="string">
            <text:p>Variant Compare At Price</text:p>
          </table:table-cell>
          <table:table-cell table:style-name="Default" office:value-type="string" calcext:value-type="string">
            <text:p>Variant Requires Shipping</text:p>
          </table:table-cell>
          <table:table-cell table:style-name="Default" office:value-type="string" calcext:value-type="string">
            <text:p>Variant Taxable</text:p>
          </table:table-cell>
          <table:table-cell office:value-type="string" calcext:value-type="string">
            <text:p>Variant Barcode</text:p>
          </table:table-cell>
          <table:table-cell office:value-type="string" calcext:value-type="string">
            <text:p>Image Src</text:p>
          </table:table-cell>
          <table:table-cell office:value-type="string" calcext:value-type="string">
            <text:p>Image Position</text:p>
          </table:table-cell>
          <table:table-cell office:value-type="string" calcext:value-type="string">
            <text:p>Image Alt Text</text:p>
          </table:table-cell>
          <table:table-cell office:value-type="string" calcext:value-type="string">
            <text:p>Gift Card</text:p>
          </table:table-cell>
          <table:table-cell office:value-type="string" calcext:value-type="string">
            <text:p>SEO Title</text:p>
          </table:table-cell>
          <table:table-cell office:value-type="string" calcext:value-type="string">
            <text:p>SEO Description</text:p>
          </table:table-cell>
          <table:table-cell office:value-type="string" calcext:value-type="string">
            <text:p>Google Shopping / Google Product Category</text:p>
          </table:table-cell>
          <table:table-cell office:value-type="string" calcext:value-type="string">
            <text:p>Google Shopping / Gender</text:p>
          </table:table-cell>
          <table:table-cell office:value-type="string" calcext:value-type="string">
            <text:p>Google Shopping / Age Group</text:p>
          </table:table-cell>
          <table:table-cell office:value-type="string" calcext:value-type="string">
            <text:p>Google Shopping / MPN</text:p>
          </table:table-cell>
          <table:table-cell office:value-type="string" calcext:value-type="string">
            <text:p>Google Shopping / AdWords Grouping</text:p>
          </table:table-cell>
          <table:table-cell office:value-type="string" calcext:value-type="string">
            <text:p>Google Shopping / AdWords Labels</text:p>
          </table:table-cell>
          <table:table-cell office:value-type="string" calcext:value-type="string">
            <text:p>Google Shopping / Condition</text:p>
          </table:table-cell>
          <table:table-cell office:value-type="string" calcext:value-type="string">
            <text:p>Google Shopping / Custom Product</text:p>
          </table:table-cell>
          <table:table-cell office:value-type="string" calcext:value-type="string">
            <text:p>Google Shopping / Custom Label 0</text:p>
          </table:table-cell>
          <table:table-cell office:value-type="string" calcext:value-type="string">
            <text:p>Google Shopping / Custom Label 1</text:p>
          </table:table-cell>
          <table:table-cell office:value-type="string" calcext:value-type="string">
            <text:p>Google Shopping / Custom Label 2</text:p>
          </table:table-cell>
          <table:table-cell office:value-type="string" calcext:value-type="string">
            <text:p>Google Shopping / Custom Label 3</text:p>
          </table:table-cell>
          <table:table-cell office:value-type="string" calcext:value-type="string">
            <text:p>Google Shopping / Custom Label 4</text:p>
          </table:table-cell>
          <table:table-cell office:value-type="string" calcext:value-type="string">
            <text:p>Variant Image</text:p>
          </table:table-cell>
          <table:table-cell office:value-type="string" calcext:value-type="string">
            <text:p>Variant Weight Unit</text:p>
          </table:table-cell>
          <table:table-cell office:value-type="string" calcext:value-type="string">
            <text:p>Variant Tax Code</text:p>
          </table:table-cell>
          <table:table-cell office:value-type="string" calcext:value-type="string">
            <text:p>Cost per item</text:p>
          </table:table-cell>
          <table:table-cell office:value-type="string" calcext:value-type="string">
            <text:p>Status</text:p>
          </table:table-cell>
        </table:table-row>
        <table:table-row table:style-name="ro1">
          <table:table-cell office:value-type="string" calcext:value-type="string">
            <text:p>down-to-earth-citrus-mix-6-3-3</text:p>
          </table:table-cell>
          <table:table-cell office:value-type="string" calcext:value-type="string">
            <text:p>Down To Earth - Citrus Mix 6-3-3</text:p>
          </table:table-cell>
          <table:table-cell office:value-type="string" calcext:value-type="string">
            <text:p>&lt;h3&gt;DETAILS&lt;/h3&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Down To Earth - Citrus Mix 6-3-3 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7863-Right.jpg?v=161559097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07863-Right.jpg?v=1615590979</text:p>
          </table:table-cell>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down-to-earth-insect-frass-3-1-1</text:p>
          </table:table-cell>
          <table:table-cell office:value-type="string" calcext:value-type="string">
            <text:p>Down To Earth - Insect Frass 3-1-1</text:p>
          </table:table-cell>
          <table:table-cell office:value-type="string" calcext:value-type="string">
            <text:p>&lt;h3&gt;DETAILS&lt;/h3&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Down To Earth - Insect Frass 3-1-1 2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7864-Right.jpg?v=161559097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07864-Right.jpg?v=1615590977</text:p>
          </table:table-cell>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down-to-earth-azomite-sr-powder-0-0-0-2</text:p>
          </table:table-cell>
          <table:table-cell office:value-type="string" calcext:value-type="string">
            <text:p>Down To Earth - Azomite Sr Powder 0-0-0.2</text:p>
          </table:table-cell>
          <table:table-cell office:value-type="string" calcext:value-type="string">
            <text:p>&lt;h3&gt;DETAILS&lt;/h3&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Down To Earth - Azomite Sr Powder 0-0-0.2 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7851-Right.jpg?v=161559097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07851-Right.jpg?v=1615590975</text:p>
          </table:table-cell>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down-to-earth-vegan-mix-3-2-2</text:p>
          </table:table-cell>
          <table:table-cell office:value-type="string" calcext:value-type="string">
            <text:p>Down To Earth - Vegan Mix 3-2-2</text:p>
          </table:table-cell>
          <table:table-cell office:value-type="string" calcext:value-type="string">
            <text:p>&lt;h3&gt;DETAILS&lt;/h3&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Down To Earth - Vegan Mix 3-2-2 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7821-Right.jpg?v=161559097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07821-Right.jpg?v=1615590973</text:p>
          </table:table-cell>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down-to-earth-vegan-mix-3-2-2</text:p>
          </table:table-cell>
          <table:table-cell table:number-columns-repeated="7"/>
          <table:table-cell office:value-type="string" calcext:value-type="string">
            <text:p>Down To Earth - Vegan Mix 3-2-2 2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3225.jpg?v=1615590973</text:p>
          </table:table-cell>
          <table:table-cell office:value-type="float" office:value="2" calcext:value-type="float">
            <text:p>2</text:p>
          </table:table-cell>
          <table:table-cell table:number-columns-repeated="17"/>
          <table:table-cell office:value-type="string" calcext:value-type="string">
            <text:p>https://cdn.shopify.com/s/files/1/0417/5675/4069/products/03225.jpg?v=1615590973</text:p>
          </table:table-cell>
          <table:table-cell office:value-type="string" calcext:value-type="string">
            <text:p>kg</text:p>
          </table:table-cell>
          <table:table-cell table:number-columns-repeated="3"/>
        </table:table-row>
        <table:table-row table:style-name="ro1">
          <table:table-cell office:value-type="string" calcext:value-type="string">
            <text:p>down-to-earth-shrimp-meal-6-6-0</text:p>
          </table:table-cell>
          <table:table-cell office:value-type="string" calcext:value-type="string">
            <text:p>Down To Earth - Shrimp Meal 6-6-0</text:p>
          </table:table-cell>
          <table:table-cell office:value-type="string" calcext:value-type="string">
            <text:p>&lt;h3&gt;DETAILS&lt;/h3&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Down To Earth - Shrimp Meal 6-6-0 1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1933-3.jpg?v=161559097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01933-3.jpg?v=1615590970</text:p>
          </table:table-cell>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down-to-earth-rose-and-flower-mix-4-8-4</text:p>
          </table:table-cell>
          <table:table-cell office:value-type="string" calcext:value-type="string">
            <text:p>Down To Earth - Rose and Flower Mix 4-8-4</text:p>
          </table:table-cell>
          <table:table-cell office:value-type="string" calcext:value-type="string">
            <text:p>&lt;h3&gt;DETAILS&lt;/h3&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Down To Earth - Rose and Flower Mix 4-8-4 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7820-Right.jpg?v=161559096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07820-Right.jpg?v=1615590968</text:p>
          </table:table-cell>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down-to-earth-rock-phosphate-0-3-0</text:p>
          </table:table-cell>
          <table:table-cell office:value-type="string" calcext:value-type="string">
            <text:p>Down To Earth - Rock Phosphate 0-3-0</text:p>
          </table:table-cell>
          <table:table-cell office:value-type="string" calcext:value-type="string">
            <text:p>&lt;h3&gt;DETAILS&lt;/h3&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Down To Earth - Rock Phosphate 0-3-0 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7815-Right.jpg?v=161559096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07815-Right.jpg?v=1615590966</text:p>
          </table:table-cell>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down-to-earth-neem-seed-meal-6-1-2</text:p>
          </table:table-cell>
          <table:table-cell office:value-type="string" calcext:value-type="string">
            <text:p>Down To Earth - Neem Seed Meal 6-1-2</text:p>
          </table:table-cell>
          <table:table-cell office:value-type="string" calcext:value-type="string">
            <text:p>&lt;h3&gt;DETAILS&lt;/h3&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Down To Earth - Neem Seed Meal 6-1-2 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7825-Right-1.jpg?v=161559096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07825-Right-1.jpg?v=1615590964</text:p>
          </table:table-cell>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down-to-earth-langbeinite-0-0-22</text:p>
          </table:table-cell>
          <table:table-cell office:value-type="string" calcext:value-type="string">
            <text:p>Down To Earth - Langbeinite 0-0-22</text:p>
          </table:table-cell>
          <table:table-cell office:value-type="string" calcext:value-type="string">
            <text:p>&lt;h3&gt;DETAILS&lt;/h3&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Down To Earth - Langbeinite 0-0-22 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7852-Right-3.jpg?v=161559096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07852-Right-3.jpg?v=1615590962</text:p>
          </table:table-cell>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down-to-earth-langbeinite-0-0-22</text:p>
          </table:table-cell>
          <table:table-cell table:number-columns-repeated="7"/>
          <table:table-cell office:value-type="string" calcext:value-type="string">
            <text:p>Down To Earth - Langbeinite 0-0-22 50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2522-2.jpg?v=1615590962</text:p>
          </table:table-cell>
          <table:table-cell office:value-type="float" office:value="2" calcext:value-type="float">
            <text:p>2</text:p>
          </table:table-cell>
          <table:table-cell table:number-columns-repeated="17"/>
          <table:table-cell office:value-type="string" calcext:value-type="string">
            <text:p>https://cdn.shopify.com/s/files/1/0417/5675/4069/products/02522-2.jpg?v=1615590962</text:p>
          </table:table-cell>
          <table:table-cell office:value-type="string" calcext:value-type="string">
            <text:p>kg</text:p>
          </table:table-cell>
          <table:table-cell table:number-columns-repeated="3"/>
        </table:table-row>
        <table:table-row table:style-name="ro1">
          <table:table-cell office:value-type="string" calcext:value-type="string">
            <text:p>down-to-earth-kelp-meal-1-0-1-2</text:p>
          </table:table-cell>
          <table:table-cell office:value-type="string" calcext:value-type="string">
            <text:p>Down To Earth - Kelp Meal 1-0.1-2</text:p>
          </table:table-cell>
          <table:table-cell office:value-type="string" calcext:value-type="string">
            <text:p>&lt;h3&gt;DETAILS&lt;/h3&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Down To Earth - Kelp Meal 1-0.1-2 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7813-Right-3.jpg?v=161559095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07813-Right-3.jpg?v=1615590958</text:p>
          </table:table-cell>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down-to-earth-kelp-meal-1-0-1-2</text:p>
          </table:table-cell>
          <table:table-cell table:number-columns-repeated="7"/>
          <table:table-cell office:value-type="string" calcext:value-type="string">
            <text:p>Down To Earth - Kelp Meal 1-0.1-2 20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1966-2.jpg?v=1615590958</text:p>
          </table:table-cell>
          <table:table-cell office:value-type="float" office:value="2" calcext:value-type="float">
            <text:p>2</text:p>
          </table:table-cell>
          <table:table-cell table:number-columns-repeated="17"/>
          <table:table-cell office:value-type="string" calcext:value-type="string">
            <text:p>https://cdn.shopify.com/s/files/1/0417/5675/4069/products/01966-2.jpg?v=1615590958</text:p>
          </table:table-cell>
          <table:table-cell office:value-type="string" calcext:value-type="string">
            <text:p>kg</text:p>
          </table:table-cell>
          <table:table-cell table:number-columns-repeated="3"/>
        </table:table-row>
        <table:table-row table:style-name="ro1">
          <table:table-cell office:value-type="string" calcext:value-type="string">
            <text:p>down-to-earth-phosphorus-seabird-guano-0-11-0</text:p>
          </table:table-cell>
          <table:table-cell office:value-type="string" calcext:value-type="string">
            <text:p>Down To Earth - High Phosphorus Seabird Guano 0-11-0</text:p>
          </table:table-cell>
          <table:table-cell office:value-type="string" calcext:value-type="string">
            <text:p>&lt;h3&gt;DETAILS&lt;/h3&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Down To Earth - High Phosphorus Seabird Guano 0-11-0 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7816-Right-1.jpg?v=161559095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07816-Right-1.jpg?v=1615590955</text:p>
          </table:table-cell>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down-to-earth-phosphorus-seabird-guano-0-11-0</text:p>
          </table:table-cell>
          <table:table-cell table:number-columns-repeated="7"/>
          <table:table-cell office:value-type="string" calcext:value-type="string">
            <text:p>Down To Earth - High Phosphorus Seabird Guano 0-11-0 40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2539-2.jpg?v=1615590955</text:p>
          </table:table-cell>
          <table:table-cell office:value-type="float" office:value="2" calcext:value-type="float">
            <text:p>2</text:p>
          </table:table-cell>
          <table:table-cell table:number-columns-repeated="17"/>
          <table:table-cell office:value-type="string" calcext:value-type="string">
            <text:p>https://cdn.shopify.com/s/files/1/0417/5675/4069/products/02539-2.jpg?v=1615590955</text:p>
          </table:table-cell>
          <table:table-cell office:value-type="string" calcext:value-type="string">
            <text:p>kg</text:p>
          </table:table-cell>
          <table:table-cell table:number-columns-repeated="3"/>
        </table:table-row>
        <table:table-row table:style-name="ro1">
          <table:table-cell office:value-type="string" calcext:value-type="string">
            <text:p>down-to-earth-high-nitrogen-bat-guano-7-3-1</text:p>
          </table:table-cell>
          <table:table-cell office:value-type="string" calcext:value-type="string">
            <text:p>Down To Earth - High Nitrogen Bat Guano 7-3-1</text:p>
          </table:table-cell>
          <table:table-cell office:value-type="string" calcext:value-type="string">
            <text:p>&lt;h3&gt;DETAILS&lt;/h3&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Down To Earth - High Nitrogen Bat Guano 7-3-1 2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7887-Right.jpg?v=161559095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07887-Right.jpg?v=1615590952</text:p>
          </table:table-cell>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down-to-earth-granular-humic-acid</text:p>
          </table:table-cell>
          <table:table-cell office:value-type="string" calcext:value-type="string">
            <text:p>Down To Earth - Granular Humic Acid</text:p>
          </table:table-cell>
          <table:table-cell office:value-type="string" calcext:value-type="string">
            <text:p>&lt;h3&gt;DETAILS&lt;/h3&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Down To Earth - Granular Humic Acid 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7827-Right-2.jpg?v=161559095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07827-Right-2.jpg?v=1615590950</text:p>
          </table:table-cell>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down-to-earth-granular-humic-acid</text:p>
          </table:table-cell>
          <table:table-cell table:number-columns-repeated="7"/>
          <table:table-cell office:value-type="string" calcext:value-type="string">
            <text:p>Down To Earth - Granular Humic Acid 50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2850-2.jpg?v=1615590950</text:p>
          </table:table-cell>
          <table:table-cell office:value-type="float" office:value="2" calcext:value-type="float">
            <text:p>2</text:p>
          </table:table-cell>
          <table:table-cell table:number-columns-repeated="17"/>
          <table:table-cell office:value-type="string" calcext:value-type="string">
            <text:p>https://cdn.shopify.com/s/files/1/0417/5675/4069/products/02850-2.jpg?v=1615590950</text:p>
          </table:table-cell>
          <table:table-cell office:value-type="string" calcext:value-type="string">
            <text:p>kg</text:p>
          </table:table-cell>
          <table:table-cell table:number-columns-repeated="3"/>
        </table:table-row>
        <table:table-row table:style-name="ro1">
          <table:table-cell office:value-type="string" calcext:value-type="string">
            <text:p>down-to-earth-fish-meal-8-6-0</text:p>
          </table:table-cell>
          <table:table-cell office:value-type="string" calcext:value-type="string">
            <text:p>Down To Earth - Fish Meal 8-6-0</text:p>
          </table:table-cell>
          <table:table-cell office:value-type="string" calcext:value-type="string">
            <text:p>&lt;h3&gt;DETAILS&lt;/h3&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Down To Earth - Fish Meal 8-6-0 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7889-Right.jpg?v=161559094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07889-Right.jpg?v=1615590946</text:p>
          </table:table-cell>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down-to-earth-feather-meal-12-0-0</text:p>
          </table:table-cell>
          <table:table-cell office:value-type="string" calcext:value-type="string">
            <text:p>Down to Earth - Feather Meal 12-0-0</text:p>
          </table:table-cell>
          <table:table-cell office:value-type="string" calcext:value-type="string">
            <text:p>&lt;h3&gt;DETAILS&lt;/h3&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Down to Earth - Feather Meal 12-0-0 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7810-Right-2.jpg?v=161559094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07810-Right-2.jpg?v=1615590944</text:p>
          </table:table-cell>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down-to-earth-feather-meal-12-0-0</text:p>
          </table:table-cell>
          <table:table-cell table:number-columns-repeated="7"/>
          <table:table-cell office:value-type="string" calcext:value-type="string">
            <text:p>Down to Earth - Feather Meal 12-0-0 20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9" calcext:value-type="float">
            <text:p>9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25681-1.jpg?v=1615590944</text:p>
          </table:table-cell>
          <table:table-cell office:value-type="float" office:value="2" calcext:value-type="float">
            <text:p>2</text:p>
          </table:table-cell>
          <table:table-cell table:number-columns-repeated="17"/>
          <table:table-cell office:value-type="string" calcext:value-type="string">
            <text:p>https://cdn.shopify.com/s/files/1/0417/5675/4069/products/25681-1.jpg?v=1615590944</text:p>
          </table:table-cell>
          <table:table-cell office:value-type="string" calcext:value-type="string">
            <text:p>kg</text:p>
          </table:table-cell>
          <table:table-cell table:number-columns-repeated="3"/>
        </table:table-row>
        <table:table-row table:style-name="ro1">
          <table:table-cell office:value-type="string" calcext:value-type="string">
            <text:p>down-to-earth-crab-meal-4-3-0</text:p>
          </table:table-cell>
          <table:table-cell office:value-type="string" calcext:value-type="string">
            <text:p>Down to Earth - Crab Meal 4-3-0</text:p>
          </table:table-cell>
          <table:table-cell office:value-type="string" calcext:value-type="string">
            <text:p>&lt;h3&gt;DETAILS&lt;/h3&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Down to Earth - Crab Meal 4-3-0 40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5.39" calcext:value-type="float">
            <text:p>15.3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3940-2.jpg?v=161559094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03940-2.jpg?v=1615590941</text:p>
          </table:table-cell>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down-to-earth-cottonseed-meal-6-2-1</text:p>
          </table:table-cell>
          <table:table-cell office:value-type="string" calcext:value-type="string">
            <text:p>Down to Earth - Cottonseed Meal 6-2-1</text:p>
          </table:table-cell>
          <table:table-cell office:value-type="string" calcext:value-type="string">
            <text:p>&lt;h3&gt;DETAILS&lt;/h3&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false</text:p>
          </table:table-cell>
          <table:table-cell office:value-type="string" calcext:value-type="string">
            <text:p>Size</text:p>
          </table:table-cell>
          <table:table-cell office:value-type="string" calcext:value-type="string">
            <text:p>Down to Earth - Cottonseed Meal 6-2-1 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5.39" calcext:value-type="float">
            <text:p>15.3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7859-Right.jpg?v=161559093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07859-Right.jpg?v=1615590938</text:p>
          </table:table-cell>
          <table:table-cell office:value-type="string" calcext:value-type="string">
            <text:p>kg</text:p>
          </table:table-cell>
          <table:table-cell table:number-columns-repeated="2"/>
          <table:table-cell office:value-type="string" calcext:value-type="string">
            <text:p>draft</text:p>
          </table:table-cell>
        </table:table-row>
        <table:table-row table:style-name="ro2">
          <table:table-cell office:value-type="string" calcext:value-type="string">
            <text:p>down-to-earth-blood-meal-12-0-0-5</text:p>
          </table:table-cell>
          <table:table-cell office:value-type="string" calcext:value-type="string">
            <text:p>Down To Earth - Blood Meal 12 - 0 - 0 5lb</text:p>
          </table:table-cell>
          <table:table-cell office:value-type="string" calcext:value-type="string">
            <text:p>&lt;h3&gt;DETAILS&lt;/h3&gt;</text:p>
            <text:p>&lt;p&gt;A high nitrogen source, our Blood Meal is guaranteed to promote rapid, green growth. A wonderful fertilizer for heavy feeders like corn, spinach, salad greens and garlic in the early spring, it also helps compost piles heat up and break down fast.&lt;/p&gt;</text:p>
            <text:p>&lt;h3&gt;ADDITIONAL INFORMATION&lt;/h3&gt;</text:p>
            <text:p>&lt;table&gt;</text:p>
            <text:p>&lt;tbody&gt;</text:p>
            <text:p>&lt;tr&gt;</text:p>
            <text:p>&lt;td&gt;SKU&lt;/td&gt;</text:p>
            <text:p>&lt;td&gt;723660&lt;/td&gt;</text:p>
            <text:p>&lt;/tr&gt;</text:p>
            <text:p>&lt;tr&gt;</text:p>
            <text:p>&lt;td&gt;Manufacturer&lt;/td&gt;</text:p>
            <text:p>&lt;td&gt;No&lt;/td&gt;</text:p>
            <text:p>&lt;/tr&gt;</text:p>
            <text:p>&lt;/tbody&gt;</text:p>
            <text:p>&lt;/table&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0.99" calcext:value-type="float">
            <text:p>20.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eavy16-13_4b72952b-f8fa-4324-ae82-d0a187b9b403.jpg?v=161559093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Heavy16-13_4b72952b-f8fa-4324-ae82-d0a187b9b403.jpg?v=1615590935</text:p>
          </table:table-cell>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down-to-earth-bone-meal-3-15-0</text:p>
          </table:table-cell>
          <table:table-cell office:value-type="string" calcext:value-type="string">
            <text:p>Down to Earth - Bone Meal - 3-15-0</text:p>
          </table:table-cell>
          <table:table-cell office:value-type="string" calcext:value-type="string">
            <text:p>&lt;h3&gt;DETAILS&lt;/h3&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true</text:p>
          </table:table-cell>
          <table:table-cell office:value-type="string" calcext:value-type="string">
            <text:p>Size</text:p>
          </table:table-cell>
          <table:table-cell office:value-type="string" calcext:value-type="string">
            <text:p>Down to Earth - Bone Meal - 3-15-0 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5.99" calcext:value-type="float">
            <text:p>15.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7858-Right.jpg?v=161524162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07858-Right.jpg?v=1615241624</text:p>
          </table:table-cell>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down-to-earth-bone-meal-3-15-0</text:p>
          </table:table-cell>
          <table:table-cell table:number-columns-repeated="7"/>
          <table:table-cell office:value-type="string" calcext:value-type="string">
            <text:p>Down to Earth - Bone Meal - 3-15-0 2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49.99" calcext:value-type="float">
            <text:p>4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2401-1.jpg?v=1615241624</text:p>
          </table:table-cell>
          <table:table-cell office:value-type="float" office:value="2" calcext:value-type="float">
            <text:p>2</text:p>
          </table:table-cell>
          <table:table-cell table:number-columns-repeated="17"/>
          <table:table-cell office:value-type="string" calcext:value-type="string">
            <text:p>https://cdn.shopify.com/s/files/1/0417/5675/4069/products/02401-1.jpg?v=1615241624</text:p>
          </table:table-cell>
          <table:table-cell office:value-type="string" calcext:value-type="string">
            <text:p>kg</text:p>
          </table:table-cell>
          <table:table-cell table:number-columns-repeated="3"/>
        </table:table-row>
        <table:table-row table:style-name="ro1">
          <table:table-cell office:value-type="string" calcext:value-type="string">
            <text:p>down-to-earth-bone-meal-3-15-0</text:p>
          </table:table-cell>
          <table:table-cell table:number-columns-repeated="7"/>
          <table:table-cell office:value-type="string" calcext:value-type="string">
            <text:p>Down to Earth - Bone Meal - 3-15-0 50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73.69" calcext:value-type="float">
            <text:p>73.6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1961-2.jpg?v=1615241624</text:p>
          </table:table-cell>
          <table:table-cell office:value-type="float" office:value="3" calcext:value-type="float">
            <text:p>3</text:p>
          </table:table-cell>
          <table:table-cell table:number-columns-repeated="17"/>
          <table:table-cell office:value-type="string" calcext:value-type="string">
            <text:p>https://cdn.shopify.com/s/files/1/0417/5675/4069/products/01961-2.jpg?v=1615241624</text:p>
          </table:table-cell>
          <table:table-cell office:value-type="string" calcext:value-type="string">
            <text:p>kg</text:p>
          </table:table-cell>
          <table:table-cell table:number-columns-repeated="3"/>
        </table:table-row>
        <table:table-row table:style-name="ro1">
          <table:table-cell office:value-type="string" calcext:value-type="string">
            <text:p>down-to-earth-bio-live-5-4-2</text:p>
          </table:table-cell>
          <table:table-cell office:value-type="string" calcext:value-type="string">
            <text:p>Down to Earth - Bio-Live 5-4-2</text:p>
          </table:table-cell>
          <table:table-cell office:value-type="string" calcext:value-type="string">
            <text:p>&lt;h3&gt;DETAILS&lt;/h3&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true</text:p>
          </table:table-cell>
          <table:table-cell office:value-type="string" calcext:value-type="string">
            <text:p>Size</text:p>
          </table:table-cell>
          <table:table-cell office:value-type="string" calcext:value-type="string">
            <text:p>Down to Earth - Bio-Live 5-4-2 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4.95" calcext:value-type="float">
            <text:p>14.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7828-Right-2.jpg?v=161524161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07828-Right-2.jpg?v=1615241619</text:p>
          </table:table-cell>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down-to-earth-bio-live-5-4-2</text:p>
          </table:table-cell>
          <table:table-cell table:number-columns-repeated="7"/>
          <table:table-cell office:value-type="string" calcext:value-type="string">
            <text:p>Down to Earth - Bio-Live 5-4-2 2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72.5" calcext:value-type="float">
            <text:p>72.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1924-1.jpg?v=1615241619</text:p>
          </table:table-cell>
          <table:table-cell office:value-type="float" office:value="2" calcext:value-type="float">
            <text:p>2</text:p>
          </table:table-cell>
          <table:table-cell table:number-columns-repeated="17"/>
          <table:table-cell office:value-type="string" calcext:value-type="string">
            <text:p>https://cdn.shopify.com/s/files/1/0417/5675/4069/products/01924-1.jpg?v=1615241619</text:p>
          </table:table-cell>
          <table:table-cell office:value-type="string" calcext:value-type="string">
            <text:p>kg</text:p>
          </table:table-cell>
          <table:table-cell table:number-columns-repeated="3"/>
        </table:table-row>
        <table:table-row table:style-name="ro1">
          <table:table-cell office:value-type="string" calcext:value-type="string">
            <text:p>down-to-earth-bio-live-5-4-2</text:p>
          </table:table-cell>
          <table:table-cell table:number-columns-repeated="7"/>
          <table:table-cell office:value-type="string" calcext:value-type="string">
            <text:p>Down to Earth - Bio-Live 5-4-2 50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17.69" calcext:value-type="float">
            <text:p>117.6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1925.jpg?v=1615241619</text:p>
          </table:table-cell>
          <table:table-cell office:value-type="float" office:value="3" calcext:value-type="float">
            <text:p>3</text:p>
          </table:table-cell>
          <table:table-cell table:number-columns-repeated="17"/>
          <table:table-cell office:value-type="string" calcext:value-type="string">
            <text:p>https://cdn.shopify.com/s/files/1/0417/5675/4069/products/01925.jpg?v=1615241619</text:p>
          </table:table-cell>
          <table:table-cell office:value-type="string" calcext:value-type="string">
            <text:p>kg</text:p>
          </table:table-cell>
          <table:table-cell table:number-columns-repeated="3"/>
        </table:table-row>
        <table:table-row table:style-name="ro1">
          <table:table-cell office:value-type="string" calcext:value-type="string">
            <text:p>down-to-earth-bio-fish-7-7-2</text:p>
          </table:table-cell>
          <table:table-cell office:value-type="string" calcext:value-type="string">
            <text:p>Down to Earth - Bio-Fish 7-7-2</text:p>
          </table:table-cell>
          <table:table-cell office:value-type="string" calcext:value-type="string">
            <text:p>&lt;h3&gt;DETAILS&lt;/h3&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true</text:p>
          </table:table-cell>
          <table:table-cell office:value-type="string" calcext:value-type="string">
            <text:p>Size</text:p>
          </table:table-cell>
          <table:table-cell office:value-type="string" calcext:value-type="string">
            <text:p>Down to Earth - Bio-Fish 7-7-2 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4.99" calcext:value-type="float">
            <text:p>14.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7842-Right_aa6d5801-55f2-479f-98e6-48383fb31013.jpg?v=161524161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07842-Right_aa6d5801-55f2-479f-98e6-48383fb31013.jpg?v=1615241615</text:p>
          </table:table-cell>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down-to-earth-bio-fish-7-7-2</text:p>
          </table:table-cell>
          <table:table-cell table:number-columns-repeated="7"/>
          <table:table-cell office:value-type="string" calcext:value-type="string">
            <text:p>Down to Earth - Bio-Fish 7-7-2 2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49.99" calcext:value-type="float">
            <text:p>4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3502-1_1a2fe5b5-bc43-49fc-a065-353622470df0.jpg?v=1615241615</text:p>
          </table:table-cell>
          <table:table-cell office:value-type="float" office:value="2" calcext:value-type="float">
            <text:p>2</text:p>
          </table:table-cell>
          <table:table-cell table:number-columns-repeated="17"/>
          <table:table-cell office:value-type="string" calcext:value-type="string">
            <text:p>https://cdn.shopify.com/s/files/1/0417/5675/4069/products/03502-1_1a2fe5b5-bc43-49fc-a065-353622470df0.jpg?v=1615241615</text:p>
          </table:table-cell>
          <table:table-cell office:value-type="string" calcext:value-type="string">
            <text:p>kg</text:p>
          </table:table-cell>
          <table:table-cell table:number-columns-repeated="3"/>
        </table:table-row>
        <table:table-row table:style-name="ro1">
          <table:table-cell office:value-type="string" calcext:value-type="string">
            <text:p>down-to-earth-bio-fish-7-7-2</text:p>
          </table:table-cell>
          <table:table-cell table:number-columns-repeated="7"/>
          <table:table-cell office:value-type="string" calcext:value-type="string">
            <text:p>Down to Earth - Bio-Fish 7-7-2 50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77.95" calcext:value-type="float">
            <text:p>77.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03499-2_10a38ad7-fb20-4ca9-906d-ceb3ac3d4305.jpg?v=1615241615</text:p>
          </table:table-cell>
          <table:table-cell office:value-type="float" office:value="3" calcext:value-type="float">
            <text:p>3</text:p>
          </table:table-cell>
          <table:table-cell table:number-columns-repeated="17"/>
          <table:table-cell office:value-type="string" calcext:value-type="string">
            <text:p>https://cdn.shopify.com/s/files/1/0417/5675/4069/products/03499-2_10a38ad7-fb20-4ca9-906d-ceb3ac3d4305.jpg?v=1615241615</text:p>
          </table:table-cell>
          <table:table-cell office:value-type="string" calcext:value-type="string">
            <text:p>kg</text:p>
          </table:table-cell>
          <table:table-cell table:number-columns-repeated="3"/>
        </table:table-row>
        <table:table-row table:style-name="ro3">
          <table:table-cell office:value-type="string" calcext:value-type="string">
            <text:p>down-to-earth-acid-mix-4-3-6</text:p>
          </table:table-cell>
          <table:table-cell office:value-type="string" calcext:value-type="string">
            <text:p>Down to Earth - Acid Mix 4-3-6</text:p>
          </table:table-cell>
          <table:table-cell office:value-type="string" calcext:value-type="string">
            <text:p>&lt;h3&gt;DETAILS&lt;/h3&gt;</text:p>
            <text:p>&lt;p&gt;Down To Earth’s Acid Mix 4-3-6 is a fertilizer blended for plants that thrive in a low pH soil like blueberries and raspberries, rhododendrons, azaleas, hydrangeas, evergreen trees and shrubs. To encourage lush flowers and fruit, apply DTE Acid Mix 4-3-6 in early spring for vegetative growth and again when blooms appear. Fall applications promote root growth and boost resistance to extreme winter temperatures.&lt;/p&gt;</text:p>
          </table:table-cell>
          <table:table-cell office:value-type="string" calcext:value-type="string">
            <text:p>Down To Earth</text:p>
          </table:table-cell>
          <table:table-cell/>
          <table:table-cell office:value-type="string" calcext:value-type="string">
            <text:p>Organic Nutrients and Amendments</text:p>
          </table:table-cell>
          <table:table-cell table:style-name="ce1" office:value-type="string" calcext:value-type="string">
            <text:p>true</text:p>
          </table:table-cell>
          <table:table-cell office:value-type="string" calcext:value-type="string">
            <text:p>Size</text:p>
          </table:table-cell>
          <table:table-cell office:value-type="string" calcext:value-type="string">
            <text:p>Down to Earth - Acid Mix 4-3-6 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2.99" calcext:value-type="float">
            <text:p>12.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DowntoEarth-AcidMix4-3-6_1800794f-9215-4275-b8c4-de84b48ee77e.jpg?v=161524161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down-to-earth-acid-mix-4-3-6</text:p>
          </table:table-cell>
          <table:table-cell table:number-columns-repeated="7"/>
          <table:table-cell office:value-type="string" calcext:value-type="string">
            <text:p>Down to Earth - Acid Mix 4-3-6 2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9.99" calcext:value-type="float">
            <text:p>39.9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down-to-earth-acid-mix-4-3-6</text:p>
          </table:table-cell>
          <table:table-cell table:number-columns-repeated="7"/>
          <table:table-cell office:value-type="string" calcext:value-type="string">
            <text:p>Down to Earth - Acid Mix 4-3-6 50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64.95" calcext:value-type="float">
            <text:p>64.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3">
          <table:table-cell office:value-type="string" calcext:value-type="string">
            <text:p>down-to-earth-agmino-powder-14-0-0</text:p>
          </table:table-cell>
          <table:table-cell office:value-type="string" calcext:value-type="string">
            <text:p>Down to Earth - AGmino 14-0-0</text:p>
          </table:table-cell>
          <table:table-cell office:value-type="string" calcext:value-type="string">
            <text:p>&lt;h3&gt;DETAILS&lt;/h3&gt;</text:p>
            <text:p>&lt;p&gt;Down To Earth’s Soluble Powder Agmino is a professional-grade, water-soluble nitrogen fertilizer derived from vegetable protein for supplementing plant nutrient requirements or correcting nitrogen deficiencies in all types of plants including vegetables, flowers, trees, shrubs, vines and turf grass.&lt;/p&gt;</text:p>
          </table:table-cell>
          <table:table-cell office:value-type="string" calcext:value-type="string">
            <text:p>Down To Earth</text:p>
          </table:table-cell>
          <table:table-cell table:number-columns-repeated="2"/>
          <table:table-cell table:style-name="ce1" office:value-type="string" calcext:value-type="string">
            <text:p>true</text:p>
          </table:table-cell>
          <table:table-cell office:value-type="string" calcext:value-type="string">
            <text:p>Size</text:p>
          </table:table-cell>
          <table:table-cell office:value-type="string" calcext:value-type="string">
            <text:p>Down to Earth - AGmino 14-0-0 - 1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6.95" calcext:value-type="float">
            <text:p>16.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DowntoEarth-AGmino14-0-0_a57a4a6a-4728-42f7-890e-7fe1179ffced.jpg?v=161524160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Down_to_Earth_-_AGmino_14-0-0_1LB_c8ae293e-e9b4-426c-98ea-ba52ba8eb771.jpg?v=1615241608</text:p>
          </table:table-cell>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down-to-earth-agmino-powder-14-0-0</text:p>
          </table:table-cell>
          <table:table-cell table:number-columns-repeated="7"/>
          <table:table-cell office:value-type="string" calcext:value-type="string">
            <text:p>Down to Earth - AGmino 14-0-0 - 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64.95" calcext:value-type="float">
            <text:p>64.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Down_to_Earth_-_AGmino_14-0-0_1LB_c8ae293e-e9b4-426c-98ea-ba52ba8eb771.jpg?v=1615241608</text:p>
          </table:table-cell>
          <table:table-cell office:value-type="float" office:value="2" calcext:value-type="float">
            <text:p>2</text:p>
          </table:table-cell>
          <table:table-cell table:number-columns-repeated="17"/>
          <table:table-cell office:value-type="string" calcext:value-type="string">
            <text:p>https://cdn.shopify.com/s/files/1/0417/5675/4069/products/DowntoEarth-AGmino14-0-0_a57a4a6a-4728-42f7-890e-7fe1179ffced.jpg?v=1615241608</text:p>
          </table:table-cell>
          <table:table-cell office:value-type="string" calcext:value-type="string">
            <text:p>kg</text:p>
          </table:table-cell>
          <table:table-cell table:number-columns-repeated="3"/>
        </table:table-row>
        <table:table-row table:style-name="ro1">
          <table:table-cell office:value-type="string" calcext:value-type="string">
            <text:p>down-to-earth-agmino-powder-14-0-0</text:p>
          </table:table-cell>
          <table:table-cell table:number-columns-repeated="20"/>
          <table:table-cell table:style-name="Default" table:number-columns-repeated="2"/>
          <table:table-cell/>
          <table:table-cell office:value-type="string" calcext:value-type="string">
            <text:p>https://cdn.shopify.com/s/files/1/0417/5675/4069/products/DowntoEarth-AGmino14-0-01LB_8bbb4a52-352e-4275-95aa-d4adbdaaaf60.jpg?v=1615241608</text:p>
          </table:table-cell>
          <table:table-cell office:value-type="float" office:value="3" calcext:value-type="float">
            <text:p>3</text:p>
          </table:table-cell>
          <table:table-cell table:number-columns-repeated="22"/>
        </table:table-row>
        <table:table-row table:style-name="ro3">
          <table:table-cell office:value-type="string" calcext:value-type="string">
            <text:p>down-to-earth-azomite-granulated-0-0-0-2</text:p>
          </table:table-cell>
          <table:table-cell office:value-type="string" calcext:value-type="string">
            <text:p>Down to Earth - Azomite Granulated 0-0-0.2</text:p>
          </table:table-cell>
          <table:table-cell office:value-type="string" calcext:value-type="string">
            <text:p>&lt;h3&gt;DETAILS&lt;/h3&gt;</text:p>
            <text:p>&lt;p&gt;Down To Earth’s AZOMITE, the “A to Z of Minerals Including Trace Elements,” is a natural trace mineral product formed from the dust of an ancient volcano in central Utah. DTE AZOMITE can improve root system growth, crop yields, quality and flavors. This granulated grade is ideal for blending with other fertilizer materials or amendments as a trace mineral resource to help meet plant nutritional needs. It can be applied directly or in combination with composts, fertilizers, manures or soil inoculants.&lt;/p&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true</text:p>
          </table:table-cell>
          <table:table-cell office:value-type="string" calcext:value-type="string">
            <text:p>Size</text:p>
          </table:table-cell>
          <table:table-cell office:value-type="string" calcext:value-type="string">
            <text:p>Down to Earth - Azomite Granulated 0-0-0.2 - 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continue</text:p>
          </table:table-cell>
          <table:table-cell office:value-type="string" calcext:value-type="string">
            <text:p>manual</text:p>
          </table:table-cell>
          <table:table-cell office:value-type="float" office:value="12.95" calcext:value-type="float">
            <text:p>12.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DowntoEarth-AzomiteGranulated0-0-0.25.jpg?v=161522869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DowntoEarth-AzomiteGranulated0-0-0.25.jpg?v=1615228698</text:p>
          </table:table-cell>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down-to-earth-azomite-granulated-0-0-0-2</text:p>
          </table:table-cell>
          <table:table-cell table:number-columns-repeated="7"/>
          <table:table-cell office:value-type="string" calcext:value-type="string">
            <text:p>Down to Earth - Azomite Granulated 0-0-0.2 - 50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continue</text:p>
          </table:table-cell>
          <table:table-cell office:value-type="string" calcext:value-type="string">
            <text:p>manual</text:p>
          </table:table-cell>
          <table:table-cell office:value-type="float" office:value="49.99" calcext:value-type="float">
            <text:p>4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DowntoEarth-AzomiteGranulated0-0-0.225lbs.jpg?v=1615228698</text:p>
          </table:table-cell>
          <table:table-cell office:value-type="float" office:value="2" calcext:value-type="float">
            <text:p>2</text:p>
          </table:table-cell>
          <table:table-cell table:number-columns-repeated="17"/>
          <table:table-cell office:value-type="string" calcext:value-type="string">
            <text:p>https://cdn.shopify.com/s/files/1/0417/5675/4069/products/DowntoEarth-AzomiteGranulated0-0-0.225lbs.jpg?v=1615228698</text:p>
          </table:table-cell>
          <table:table-cell office:value-type="string" calcext:value-type="string">
            <text:p>kg</text:p>
          </table:table-cell>
          <table:table-cell table:number-columns-repeated="3"/>
        </table:table-row>
        <table:table-row table:style-name="ro4">
          <table:table-cell office:value-type="string" calcext:value-type="string">
            <text:p>down-to-earth-all-purpose-4-6-2</text:p>
          </table:table-cell>
          <table:table-cell office:value-type="string" calcext:value-type="string">
            <text:p>Down to Earth - All Purpose 4-6-2</text:p>
          </table:table-cell>
          <table:table-cell office:value-type="string" calcext:value-type="string">
            <text:p>&lt;h3&gt;DETAILS&lt;/h3&gt;</text:p>
            <text:p>&lt;div class="field field-name-body field-type-text-with-summary field-label-hidden"&gt;</text:p>
            <text:p>&lt;div class="field-items"&gt;</text:p>
            <text:p>&lt;div class="field-item even"&gt;</text:p>
            <text:p>&lt;div class="field field-name-body field-type-text-with-summary field-label-hidden"&gt;</text:p>
            <text:p>&lt;div class="field-items"&gt;</text:p>
            <text:p>&lt;div class="field-item even"&gt;</text:p>
            <text:p>&lt;p&gt;Down To Earth’s All Purpose 4-6-2 mix is ideal for all types of transplants. A gentle, non-burning fertilizer made for vegetables, herbs, flowers and container plants, it is formulated with top-quality organic ingredients and designed to deliver a steady supply of essential nutrients to your plants while enhancing soil fertility and microbial activity naturally.&lt;/p&gt;</text:p>
            <text:p>&lt;/div&gt;</text:p>
            <text:p>&lt;/div&gt;</text:p>
            <text:p>&lt;/div&gt;</text:p>
            <text:p>&lt;/div&gt;</text:p>
            <text:p>&lt;/div&gt;</text:p>
            <text:p>&lt;/div&gt;</text:p>
          </table:table-cell>
          <table:table-cell office:value-type="string" calcext:value-type="string">
            <text:p>Down To Earth</text:p>
          </table:table-cell>
          <table:table-cell/>
          <table:table-cell office:value-type="string" calcext:value-type="string">
            <text:p>ammendment</text:p>
          </table:table-cell>
          <table:table-cell table:style-name="ce1" office:value-type="string" calcext:value-type="string">
            <text:p>true</text:p>
          </table:table-cell>
          <table:table-cell office:value-type="string" calcext:value-type="string">
            <text:p>Size</text:p>
          </table:table-cell>
          <table:table-cell office:value-type="string" calcext:value-type="string">
            <text:p>Down to Earth - All Purpose 4-6-2 - 6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5.99" calcext:value-type="float">
            <text:p>15.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DowntoEarth-AllPurpose4-6-2-6lbs.jpg?v=161522759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DowntoEarth-AllPurpose4-6-2-6lbs.jpg?v=1615227595</text:p>
          </table:table-cell>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down-to-earth-all-purpose-4-6-2</text:p>
          </table:table-cell>
          <table:table-cell table:number-columns-repeated="7"/>
          <table:table-cell office:value-type="string" calcext:value-type="string">
            <text:p>Down to Earth - All Purpose 4-6-2 - 2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4.95" calcext:value-type="float">
            <text:p>34.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DowntoEarth-AllPurpose4-6-2-25lbs.jpg?v=1615227595</text:p>
          </table:table-cell>
          <table:table-cell office:value-type="float" office:value="2" calcext:value-type="float">
            <text:p>2</text:p>
          </table:table-cell>
          <table:table-cell table:number-columns-repeated="17"/>
          <table:table-cell office:value-type="string" calcext:value-type="string">
            <text:p>https://cdn.shopify.com/s/files/1/0417/5675/4069/products/DowntoEarth-AllPurpose4-6-2-50lbs.jpg?v=1615227595</text:p>
          </table:table-cell>
          <table:table-cell office:value-type="string" calcext:value-type="string">
            <text:p>kg</text:p>
          </table:table-cell>
          <table:table-cell table:number-columns-repeated="3"/>
        </table:table-row>
        <table:table-row table:style-name="ro1">
          <table:table-cell office:value-type="string" calcext:value-type="string">
            <text:p>down-to-earth-all-purpose-4-6-2</text:p>
          </table:table-cell>
          <table:table-cell table:number-columns-repeated="7"/>
          <table:table-cell office:value-type="string" calcext:value-type="string">
            <text:p>Down to Earth - All Purpose 4-6-2 - 50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63.95" calcext:value-type="float">
            <text:p>6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DowntoEarth-AllPurpose4-6-2-50lbs.jpg?v=1615227595</text:p>
          </table:table-cell>
          <table:table-cell office:value-type="float" office:value="3" calcext:value-type="float">
            <text:p>3</text:p>
          </table:table-cell>
          <table:table-cell table:number-columns-repeated="17"/>
          <table:table-cell office:value-type="string" calcext:value-type="string">
            <text:p>https://cdn.shopify.com/s/files/1/0417/5675/4069/products/DowntoEarth-AllPurpose4-6-2-25lbs.jpg?v=1615227595</text:p>
          </table:table-cell>
          <table:table-cell office:value-type="string" calcext:value-type="string">
            <text:p>kg</text:p>
          </table:table-cell>
          <table:table-cell table:number-columns-repeated="3"/>
        </table:table-row>
        <table:table-row table:style-name="ro4">
          <table:table-cell office:value-type="string" calcext:value-type="string">
            <text:p>down-to-earth-alfalfa-meal-2-5-5-2-5</text:p>
          </table:table-cell>
          <table:table-cell office:value-type="string" calcext:value-type="string">
            <text:p>Down to Earth - Alfalfa Meal 2.5-.5-2.5</text:p>
          </table:table-cell>
          <table:table-cell office:value-type="string" calcext:value-type="string">
            <text:p>&lt;h3&gt;DETAILS&lt;/h3&gt;</text:p>
            <text:p>&lt;div class="field field-name-body field-type-text-with-summary field-label-hidden"&gt;</text:p>
            <text:p>&lt;div class="field-items"&gt;</text:p>
            <text:p>&lt;div class="field-item even"&gt;</text:p>
            <text:p>&lt;div class="field field-name-body field-type-text-with-summary field-label-hidden"&gt;</text:p>
            <text:p>&lt;div class="field-items"&gt;</text:p>
            <text:p>&lt;div class="field-item even"&gt;</text:p>
            <text:p>&lt;p&gt;Down To Earth’s Alfalfa Meal 2.5-0.5-2.5 is an exceptional source of plant-derived nutrients. It is highly recommended for roses as well as all other vegetables, herbs, flowers and shrubs. DTE Alfalfa Meal 2.5-0.5-2.5 is derived from sun-cured, non-genetically modified alfalfa that is freshly milled to preserve the highest plant&lt;/p&gt;</text:p>
            <text:p>&lt;/div&gt;</text:p>
            <text:p>&lt;/div&gt;</text:p>
            <text:p>&lt;/div&gt;</text:p>
            <text:p>&lt;/div&gt;</text:p>
            <text:p>&lt;/div&gt;</text:p>
            <text:p>&lt;/div&gt;</text:p>
          </table:table-cell>
          <table:table-cell office:value-type="string" calcext:value-type="string">
            <text:p>Down To Earth</text:p>
          </table:table-cell>
          <table:table-cell table:number-columns-repeated="2"/>
          <table:table-cell table:style-name="ce1" office:value-type="string" calcext:value-type="string">
            <text:p>true</text:p>
          </table:table-cell>
          <table:table-cell office:value-type="string" calcext:value-type="string">
            <text:p>Size</text:p>
          </table:table-cell>
          <table:table-cell office:value-type="string" calcext:value-type="string">
            <text:p>Down to Earth - Alfalfa Meal 2.5-.5-2.5 - 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4.95" calcext:value-type="float">
            <text:p>34.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DowntoEarth-AlfalfaMeal2.5-.5-2.525lb.jpg?v=161522722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DowntoEarth-AlfalfaMeal2.5-.5-2.5.jpg?v=1615227221</text:p>
          </table:table-cell>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down-to-earth-alfalfa-meal-2-5-5-2-5</text:p>
          </table:table-cell>
          <table:table-cell table:number-columns-repeated="7"/>
          <table:table-cell office:value-type="string" calcext:value-type="string">
            <text:p>Down to Earth - Alfalfa Meal 2.5-.5-2.5 - 25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63.95" calcext:value-type="float">
            <text:p>6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DowntoEarth-AlfalfaMeal2.5-.5-2.5.jpg?v=1615227221</text:p>
          </table:table-cell>
          <table:table-cell office:value-type="float" office:value="2" calcext:value-type="float">
            <text:p>2</text:p>
          </table:table-cell>
          <table:table-cell table:number-columns-repeated="17"/>
          <table:table-cell office:value-type="string" calcext:value-type="string">
            <text:p>https://cdn.shopify.com/s/files/1/0417/5675/4069/products/DowntoEarth-AlfalfaMeal2.5-.5-2.525lb.jpg?v=1615227221</text:p>
          </table:table-cell>
          <table:table-cell office:value-type="string" calcext:value-type="string">
            <text:p>kg</text:p>
          </table:table-cell>
          <table:table-cell table:number-columns-repeated="3"/>
        </table:table-row>
        <table:table-row table:style-name="ro5">
          <table:table-cell office:value-type="string" calcext:value-type="string">
            <text:p>fish-sh-t</text:p>
          </table:table-cell>
          <table:table-cell office:value-type="string" calcext:value-type="string">
            <text:p>Fish Sh!t</text:p>
          </table:table-cell>
          <table:table-cell office:value-type="string" calcext:value-type="string">
            <text:p>&lt;meta charset="UTF-8"&gt;</text:p>
            <text:p>&lt;p class="card-text" data-mce-fragment="1"&gt;&lt;span data-mce-fragment="1"&gt;&lt;a href="https://fishheadfarms.com/fish-sht-organic-soil/" data-mce-fragment="1" data-mce-href="https://fishheadfarms.com/fish-sht-organic-soil/" target="_blank"&gt;Fish Sh!t&lt;/a&gt; is derived from feeding tilapia a proprietary mix of feed that when digested lends itself nicely to bacteria and microorganism production/growth under proper conditions. &lt;a href="https://fishheadfarms.com/fish-sht-organic-soil/" data-mce-fragment="1" data-mce-href="https://fishheadfarms.com/fish-sht-organic-soil/" target="_blank"&gt;Fish Sh!t&lt;/a&gt; is the first of its kind ecosystem in a bottle. By introducing a wide variety of &lt;a href="https://fishheadfarms.com/2018/03/31/soil-bacteria-the-myth-of-identification-managment/" data-mce-fragment="1" data-mce-href="https://fishheadfarms.com/2018/03/31/soil-bacteria-the-myth-of-identification-managment/" target="_blank"&gt;beneficial bacteria&lt;/a&gt; and microorganisms in to the rhizosphere, &lt;a href="https://fishheadfarms.com/fish-sht-organic-soil/" data-mce-fragment="1" data-mce-href="https://fishheadfarms.com/fish-sht-organic-soil/" target="_blank"&gt;Fish Sh!t&lt;/a&gt; creates an optimal symbiotic relationship between plant and soil. Never before has a company introduced an all living biological success story to the market.&lt;/span&gt;&lt;/p&gt;</text:p>
            <text:p>&lt;p class="card-text" data-mce-fragment="1"&gt;&lt;span data-mce-fragment="1"&gt;Why &lt;a href="https://fishheadfarms.com/fish-sht-organic-soil/" data-mce-fragment="1" data-mce-href="https://fishheadfarms.com/fish-sht-organic-soil/" target="_blank"&gt;Fish Sh!t&lt;/a&gt;… the answer is simple, it puts you first. We have your health and well-being on the top of our priority list. With the state of the market our competitors are rushing product to market with blatant disregard for the health of the consumer. Whether the consumer is smoking, vaping or cooking with their end material they can have the peace of mind that they are not introducing harmful agents into their bodies. This key factor drives our development team to produce the cleanest most &lt;a href="https://fishheadfarms.com/" data-mce-fragment="1" data-mce-href="https://fishheadfarms.com/" target="_blank"&gt;natural product&lt;/a&gt; on the market…….. Fish Sh!t!&lt;/span&gt;&lt;/p&gt;</text:p>
          </table:table-cell>
          <table:table-cell office:value-type="string" calcext:value-type="string">
            <text:p>Fish Sh!t</text:p>
          </table:table-cell>
          <table:table-cell/>
          <table:table-cell office:value-type="string" calcext:value-type="string">
            <text:p>microbial &amp; Beneficials, microbials</text:p>
          </table:table-cell>
          <table:table-cell table:style-name="ce1" office:value-type="string" calcext:value-type="string">
            <text:p>true</text:p>
          </table:table-cell>
          <table:table-cell office:value-type="string" calcext:value-type="string">
            <text:p>Size</text:p>
          </table:table-cell>
          <table:table-cell office:value-type="string" calcext:value-type="string">
            <text:p>120ML</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24" calcext:value-type="float">
            <text:p>24</text:p>
          </table:table-cell>
          <table:table-cell office:value-type="string" calcext:value-type="string">
            <text:p>deny</text:p>
          </table:table-cell>
          <table:table-cell office:value-type="string" calcext:value-type="string">
            <text:p>manual</text:p>
          </table:table-cell>
          <table:table-cell office:value-type="float" office:value="9.94" calcext:value-type="float">
            <text:p>9.94</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ish_sh_t_group_fmt.png?v=160464203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fish-sh-t</text:p>
          </table:table-cell>
          <table:table-cell table:number-columns-repeated="7"/>
          <table:table-cell office:value-type="string" calcext:value-type="string">
            <text:p>250ML</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6" calcext:value-type="float">
            <text:p>16</text:p>
          </table:table-cell>
          <table:table-cell office:value-type="string" calcext:value-type="string">
            <text:p>deny</text:p>
          </table:table-cell>
          <table:table-cell office:value-type="string" calcext:value-type="string">
            <text:p>manual</text:p>
          </table:table-cell>
          <table:table-cell office:value-type="float" office:value="17" calcext:value-type="float">
            <text:p>17</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ish_sh_t_group_fmt-2.png?v=1604642283</text:p>
          </table:table-cell>
          <table:table-cell office:value-type="float" office:value="2" calcext:value-type="float">
            <text:p>2</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fish-sh-t</text:p>
          </table:table-cell>
          <table:table-cell table:number-columns-repeated="7"/>
          <table:table-cell office:value-type="string" calcext:value-type="string">
            <text:p>500ML</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 calcext:value-type="float">
            <text:p>10</text:p>
          </table:table-cell>
          <table:table-cell office:value-type="string" calcext:value-type="string">
            <text:p>deny</text:p>
          </table:table-cell>
          <table:table-cell office:value-type="string" calcext:value-type="string">
            <text:p>manual</text:p>
          </table:table-cell>
          <table:table-cell office:value-type="float" office:value="29" calcext:value-type="float">
            <text:p>2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1.png?v=1604642431</text:p>
          </table:table-cell>
          <table:table-cell office:value-type="float" office:value="3" calcext:value-type="float">
            <text:p>3</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fish-sh-t</text:p>
          </table:table-cell>
          <table:table-cell table:number-columns-repeated="7"/>
          <table:table-cell office:value-type="string" calcext:value-type="string">
            <text:p>1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4" calcext:value-type="float">
            <text:p>4</text:p>
          </table:table-cell>
          <table:table-cell office:value-type="string" calcext:value-type="string">
            <text:p>deny</text:p>
          </table:table-cell>
          <table:table-cell office:value-type="string" calcext:value-type="string">
            <text:p>manual</text:p>
          </table:table-cell>
          <table:table-cell office:value-type="float" office:value="51" calcext:value-type="float">
            <text:p>51</text:p>
          </table:table-cell>
          <table:table-cell/>
          <table:table-cell table:number-columns-repeated="2" office:value-type="string" calcext:value-type="string">
            <text:p>true</text:p>
          </table:table-cell>
          <table:table-cell/>
          <table:table-cell office:value-type="string" calcext:value-type="string">
            <text:p>https://cdn.shopify.com/s/files/1/0417/5675/4069/products/2.png?v=1604642431</text:p>
          </table:table-cell>
          <table:table-cell office:value-type="float" office:value="4" calcext:value-type="float">
            <text:p>4</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fish-sh-t</text:p>
          </table:table-cell>
          <table:table-cell table:number-columns-repeated="7"/>
          <table:table-cell office:value-type="string" calcext:value-type="string">
            <text:p>5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 calcext:value-type="float">
            <text:p>1</text:p>
          </table:table-cell>
          <table:table-cell office:value-type="string" calcext:value-type="string">
            <text:p>deny</text:p>
          </table:table-cell>
          <table:table-cell office:value-type="string" calcext:value-type="string">
            <text:p>manual</text:p>
          </table:table-cell>
          <table:table-cell office:value-type="float" office:value="150" calcext:value-type="float">
            <text:p>150</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fish-sh-t</text:p>
          </table:table-cell>
          <table:table-cell table:number-columns-repeated="7"/>
          <table:table-cell office:value-type="string" calcext:value-type="string">
            <text:p>10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 calcext:value-type="float">
            <text:p>1</text:p>
          </table:table-cell>
          <table:table-cell office:value-type="string" calcext:value-type="string">
            <text:p>deny</text:p>
          </table:table-cell>
          <table:table-cell office:value-type="string" calcext:value-type="string">
            <text:p>manual</text:p>
          </table:table-cell>
          <table:table-cell office:value-type="float" office:value="239" calcext:value-type="float">
            <text:p>23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fish-sh-t</text:p>
          </table:table-cell>
          <table:table-cell table:number-columns-repeated="7"/>
          <table:table-cell office:value-type="string" calcext:value-type="string">
            <text:p>20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 calcext:value-type="float">
            <text:p>1</text:p>
          </table:table-cell>
          <table:table-cell office:value-type="string" calcext:value-type="string">
            <text:p>deny</text:p>
          </table:table-cell>
          <table:table-cell office:value-type="string" calcext:value-type="string">
            <text:p>manual</text:p>
          </table:table-cell>
          <table:table-cell office:value-type="float" office:value="383" calcext:value-type="float">
            <text:p>383</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fish-sh-t</text:p>
          </table:table-cell>
          <table:table-cell table:number-columns-repeated="7"/>
          <table:table-cell office:value-type="string" calcext:value-type="string">
            <text:p>100 Liter (26.4 gal)</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 calcext:value-type="float">
            <text:p>1</text:p>
          </table:table-cell>
          <table:table-cell office:value-type="string" calcext:value-type="string">
            <text:p>deny</text:p>
          </table:table-cell>
          <table:table-cell office:value-type="string" calcext:value-type="string">
            <text:p>manual</text:p>
          </table:table-cell>
          <table:table-cell office:value-type="float" office:value="1794" calcext:value-type="float">
            <text:p>1794</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fish-sh-t</text:p>
          </table:table-cell>
          <table:table-cell table:number-columns-repeated="7"/>
          <table:table-cell office:value-type="string" calcext:value-type="string">
            <text:p>200 Liter (52.83 gal)</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 calcext:value-type="float">
            <text:p>1</text:p>
          </table:table-cell>
          <table:table-cell office:value-type="string" calcext:value-type="string">
            <text:p>deny</text:p>
          </table:table-cell>
          <table:table-cell office:value-type="string" calcext:value-type="string">
            <text:p>manual</text:p>
          </table:table-cell>
          <table:table-cell office:value-type="float" office:value="3120" calcext:value-type="float">
            <text:p>3120</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copy-of-growers-choice-roi-e720-led-grow-light</text:p>
          </table:table-cell>
          <table:table-cell office:value-type="string" calcext:value-type="string">
            <text:p>Grower's Choice - ROI-E720 LED Grow Light</text:p>
          </table:table-cell>
          <table:table-cell/>
          <table:table-cell office:value-type="string" calcext:value-type="string">
            <text:p>Grower's Choice</text:p>
          </table:table-cell>
          <table:table-cell/>
          <table:table-cell office:value-type="string" calcext:value-type="string">
            <text:p>Grow Ligh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 calcext:value-type="float">
            <text:p>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unnamed_33681f32-f57e-49d8-9152-ce821c1a62b7.png?v=160447032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6">
          <table:table-cell office:value-type="string" calcext:value-type="string">
            <text:p>nanolux-ledex-full-spectrum-white-bar-110w</text:p>
          </table:table-cell>
          <table:table-cell office:value-type="string" calcext:value-type="string">
            <text:p>Nanolux - LEDex Full Spectrum White Bar 110w</text:p>
          </table:table-cell>
          <table:table-cell office:value-type="string" calcext:value-type="string">
            <text:p>&lt;h4&gt;Information&lt;/h4&gt;</text:p>
            <text:p>&lt;p&gt;&lt;iframe src="https://www.youtube.com/embed/r8PWeKS8NK4" width="560" height="314" allowfullscreen="allowfullscreen"&gt;&lt;/iframe&gt;&lt;/p&gt;</text:p>
            <text:p>&lt;p&gt;Nanolux LEDex Series Fixtures are designed for full-cycle commercial cultivation that features many advantages compared with traditional light sources, bringing new efﬁciencies for your grow facility that weren’t possible before. This technology is revolutionizing the horticultural lighting industry in both lowering electric usage and increasing overall crop yield.&lt;/p&gt;</text:p>
            <text:p>&lt;p&gt;Nanolux distributes the 110W bars individually in case quantities. This allows you to utilize only the number of light bars as needed per track to meet your over all required PPFD on your canopy. The individual LED bars can also be used individually for side or intra-canopy lighting without the track.&lt;/p&gt;</text:p>
            <text:p>&lt;p&gt;Nanolux has designed its LED ﬁxture around a modular concept. We sell tracks in 2’, 4’ and 8’ lengths. The tracks are designed for the 2’ track to accept 2-4 bars, the 4’ track to accept 4-8 bars and the 8’ track to accept 8-16 bars. This allows the end user to be able to adjust the overall light intensity over the canopy area and allows for greater ability to raise and lower the light over the canopy while maintaining a desired umol count.&lt;/p&gt;</text:p>
            <text:p>&lt;p&gt;Nanolux has designed ﬁve different bars with ﬁve different speciﬁc light frequency outputs. Full white, Blue, Blue/Red, Red and UV. This allows the end user to mix for white light with speciﬁc frequencies to aid in vegetative and ﬂower growth.&lt;/p&gt;</text:p>
            <text:p>&lt;p&gt;LEDex Series ﬁxtures allow random start, soft start, soft dimming capabilities, and feature over temperature protection, under voltage protection and open / short circuit protection. It is 0-10V COMPATIBLE, allowing control of your lighting with 0-10V protocol. The units can be used at any voltage range between 100-277 volts.&lt;/p&gt;</text:p>
          </table:table-cell>
          <table:table-cell office:value-type="string" calcext:value-type="string">
            <text:p>Nanolux</text:p>
          </table:table-cell>
          <table:table-cell/>
          <table:table-cell office:value-type="string" calcext:value-type="string">
            <text:p>Grow Ligh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76" calcext:value-type="float">
            <text:p>176</text:p>
          </table:table-cell>
          <table:table-cell/>
          <table:table-cell table:number-columns-repeated="2" office:value-type="string" calcext:value-type="string">
            <text:p>true</text:p>
          </table:table-cell>
          <table:table-cell/>
          <table:table-cell office:value-type="string" calcext:value-type="string">
            <text:p>https://cdn.shopify.com/s/files/1/0417/5675/4069/products/nanolux-nanolux-ledex-full-spectrum-white-bar-110w.jpg?v=159772891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nanolux-ledex-full-spectrum-white-bar-110w</text:p>
          </table:table-cell>
          <table:table-cell table:number-columns-repeated="20"/>
          <table:table-cell table:style-name="Default" table:number-columns-repeated="2"/>
          <table:table-cell/>
          <table:table-cell office:value-type="string" calcext:value-type="string">
            <text:p>https://cdn.shopify.com/s/files/1/0417/5675/4069/products/nanolux-nanolux-ledex-full-spectrum-white-bar-110w.png?v=1597728914</text:p>
          </table:table-cell>
          <table:table-cell office:value-type="float" office:value="2" calcext:value-type="float">
            <text:p>2</text:p>
          </table:table-cell>
          <table:table-cell table:number-columns-repeated="22"/>
        </table:table-row>
        <table:table-row table:style-name="ro1">
          <table:table-cell office:value-type="string" calcext:value-type="string">
            <text:p>nanolux-ledex-full-spectrum-white-bar-110w</text:p>
          </table:table-cell>
          <table:table-cell table:number-columns-repeated="20"/>
          <table:table-cell table:style-name="Default" table:number-columns-repeated="2"/>
          <table:table-cell/>
          <table:table-cell office:value-type="string" calcext:value-type="string">
            <text:p>https://cdn.shopify.com/s/files/1/0417/5675/4069/products/nanolux-nanolux-ledex-full-spectrum-white-bar-110w_1.jpg?v=1597728914</text:p>
          </table:table-cell>
          <table:table-cell office:value-type="float" office:value="3" calcext:value-type="float">
            <text:p>3</text:p>
          </table:table-cell>
          <table:table-cell table:number-columns-repeated="22"/>
        </table:table-row>
        <table:table-row table:style-name="ro6">
          <table:table-cell office:value-type="string" calcext:value-type="string">
            <text:p>nanolux-ledex-track-4</text:p>
          </table:table-cell>
          <table:table-cell office:value-type="string" calcext:value-type="string">
            <text:p>Nanolux - LEDex Track - 4'</text:p>
          </table:table-cell>
          <table:table-cell office:value-type="string" calcext:value-type="string">
            <text:p>&lt;h4&gt;Information&lt;/h4&gt;</text:p>
            <text:p>&lt;p&gt;&lt;iframe src="https://www.youtube.com/embed/r8PWeKS8NK4" width="560" height="314" allowfullscreen="allowfullscreen"&gt;&lt;/iframe&gt;&lt;/p&gt;</text:p>
            <text:p>&lt;p&gt;Nanolux LEDex Series Fixtures are designed for full-cycle commercial cultivation that features many advantages compared with traditional light sources, bringing new efﬁciencies for your grow facility that weren’t possible before. This technology is revolutionizing the horticultural lighting industry in both lowering electric usage and increasing overall crop yield.&lt;/p&gt;</text:p>
            <text:p>&lt;p&gt;Nanolux distributes the 110W bars individually in case quantities. This allows you to utilize only the number of light bars as needed per track to meet your over all required PPFD on your canopy. The individual LED bars can also be used individually for side or intra-canopy lighting without the track.&lt;/p&gt;</text:p>
            <text:p>&lt;p&gt;Nanolux has designed its LED ﬁxture around a modular concept. We sell tracks in 2’, 4’ and 8’ lengths. The tracks are designed for the 2’ track to accept 2-4 bars, the 4’ track to accept 4-8 bars and the 8’ track to accept 8-16 bars. This allows the end user to be able to adjust the overall light intensity over the canopy area and allows for greater ability to raise and lower the light over the canopy while maintaining a desired umol count.&lt;/p&gt;</text:p>
            <text:p>&lt;p&gt;Nanolux has designed ﬁve different bars with ﬁve different speciﬁc light frequency outputs. Full white, Blue, Blue/Red, Red and UV. This allows the end user to mix for white light with speciﬁc frequencies to aid in vegetative and ﬂower growth.&lt;/p&gt;</text:p>
            <text:p>&lt;p&gt;LEDex Series ﬁxtures allow random start, soft start, soft dimming capabilities, and feature over temperature protection, under voltage protection and open / short circuit protection. It is 0-10V COMPATIBLE, allowing control of your lighting with 0-10V protocol. The units can be used at any voltage range between 100-277 volts.&lt;/p&gt;</text:p>
          </table:table-cell>
          <table:table-cell office:value-type="string" calcext:value-type="string">
            <text:p>Nanolux</text:p>
          </table:table-cell>
          <table:table-cell/>
          <table:table-cell office:value-type="string" calcext:value-type="string">
            <text:p>Grow Ligh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19" calcext:value-type="float">
            <text:p>11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nanolux-nanolux-ledex-track-4.png?v=159772816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7">
          <table:table-cell office:value-type="string" calcext:value-type="string">
            <text:p>advanced-bud-candy-1l</text:p>
          </table:table-cell>
          <table:table-cell office:value-type="string" calcext:value-type="string">
            <text:p>Advanced Nutrients - Bud Candy</text:p>
          </table:table-cell>
          <table:table-cell office:value-type="string" calcext:value-type="string">
            <text:p>&lt;h4&gt;Information&lt;/h4&gt;</text:p>
            <text:p>&lt;p&gt;&lt;strong&gt;FEED SUGARS, AMINOS AND VITAMINS TO YOUR PLANTS AND TASTE THEIR SWEETER, BIGGER BUDS&lt;/strong&gt;&lt;/p&gt;</text:p>
            <text:p>&lt;p&gt;If I asked you what really makes you happy about your hydroponics gardening, you'd tell me you love growing huge amounts of potent, sweet-tasting flowers.&lt;/p&gt;</text:p>
            <text:p>&lt;p&gt;Seeing your roomful of huge flowers that smell like candy (maybe like the cotton candy at an amusement park), and then after harvest you savor that fine taste, aroma and potency with your friends.&lt;/p&gt;</text:p>
            <text:p>&lt;p&gt;The smiles on their faces, and them patting you on the back, that's what the good life is all about.&lt;/p&gt;</text:p>
            <text:p>&lt;p&gt;So the big question is, what can you do right now to grow yourself the biggest harvests of the most potent, best-tasting flowers?&lt;/p&gt;</text:p>
            <text:p>&lt;p&gt;&lt;strong&gt;START BY PROVIDING FLOWER-BOOSTING ENERGY WHEN YOUR PLANTS MOST NEED IT&lt;/strong&gt;&lt;/p&gt;</text:p>
            <text:p>&lt;p&gt;Getting sweeter, bigger harvests comes when you give your plants carbohydrates that jolt them with an energy boost.&lt;/p&gt;</text:p>
            <text:p>&lt;p&gt;This is an important fact to remember, that during peak bloom cycle your plants' need for sugars exceeds their ability to manufacture sugars. The more you push them, the more C02 and nutrients you give them, the more they need carbos, the more they fall behind.&lt;/p&gt;</text:p>
            <text:p>&lt;p&gt;The resulting carbo deficit is the same thing that happens when athletes collapse near the end of grueling competition. And it's why carboloading is a favorite tactic athletes use to keep going strong for victory, when others fall and fail.&lt;/p&gt;</text:p>
            <text:p>&lt;p&gt;&lt;strong&gt;NOT JUST ANY CARBOHYDRATES, BUT THE RIGHT ONES FOR YOUR PLANTS&lt;/strong&gt;&lt;/p&gt;</text:p>
            <text:p>&lt;p&gt;Carboloading your plants requires a specialty formula. In actuality, your plants best absorb simple or complex carbohydrates when they are present as Arabinose, Dextrose, Glucose, Maltose and Xylose from Raw Cane Extract, Malt Extract, Cranberry Extract and other premium carbohydrate sources.&lt;/p&gt;</text:p>
            <text:p>&lt;p&gt;Not only does this end mid-bloom slump but these materials fuel beneficial bacteria and fungi in your root zone.&lt;/p&gt;</text:p>
            <text:p>&lt;p&gt;When you've installed beneficial bacteria and fungi in your root zone, they thrive best when they have externally-provided carbos to feed on.&lt;/p&gt;</text:p>
            <text:p>&lt;p&gt;Beneficial bacteria and fungi increase root mass, increase nutrient absorption, protect roots, and produce hormones that stimulate floral size, potency and value.&lt;/p&gt;</text:p>
            <text:p>&lt;p&gt;So now that you've seen how to use the right kinds of carbos to provide energy and root enhancement, what else can you do to create gourmet flowers with enhanced taste, size, potency, and aroma?&lt;/p&gt;</text:p>
            <text:p>&lt;p&gt;As it turns out, by providing the list of carbo sources we just discussed, you're also enhancing the taste and aroma of your plants.&lt;/p&gt;</text:p>
            <text:p>&lt;p&gt;&lt;strong&gt;THE BENEFITS OF USING AMINO ACIDS AND OTHER COMPOUNDS IN THE CORRECT FORM FOR YOUR PLANTS&lt;/strong&gt;&lt;/p&gt;</text:p>
            <text:p>&lt;p&gt;Here's something else to keep in mind: the advantages provided by what you feed your crops depends on the quality of specific ingredients in the products.&lt;/p&gt;</text:p>
            <text:p>&lt;p&gt;For example, you see hydroponics formulas that contain "molasses." But as with almost every individual ingredient in hydroponics formulas, there are many grades and types of molasses, and the differences between them decide whether they will deliver your bigger, better yields.&lt;/p&gt;</text:p>
            <text:p>&lt;p&gt;Fact is, most types of molasses are loaded with sulphur or made from materials or processes that lower their sugar content and quality.&lt;/p&gt;</text:p>
            <text:p>&lt;p&gt;When sulphured, low-grade molasses are in a hydroponics formula, its extraneous minerals throw off your nutrient ratios while providing smaller percentages of sugars.&lt;/p&gt;</text:p>
            <text:p>&lt;p&gt;Now take a minute and let me show you how this relates to the types and forms of amino acids in hydroponics formulas.&lt;/p&gt;</text:p>
            <text:p>&lt;p&gt;Amino acids are crucial building blocks for proteins that fuel metabolic processes and physical structure in your flowering plants. Few hydroponics formulas contain amino acids, but almost all the ones that have aminos provide them in a form called "D-Aminos."&lt;/p&gt;</text:p>
            <text:p>&lt;p&gt;Although these aminos are cheaper to source and manufacture, they unfortunately are not very helpful to your plants.&lt;/p&gt;</text:p>
            <text:p>&lt;p&gt;On the other hand, the L-form of amino acids is totally biologically available for rapid uptake and formation of proteins that rapidly increase your crop health and yield.&lt;/p&gt;</text:p>
            <text:p>&lt;p&gt;As with molasses and other ingredients in hydroponics formulas, it matters a lot what forms and manufacturing processes are used.&lt;/p&gt;</text:p>
            <text:p>&lt;p&gt;&lt;strong&gt;SWEETER FLOWERS ARE WORTH MORE&lt;/strong&gt;&lt;/p&gt;</text:p>
            <text:p>&lt;p&gt;Sweeter flowers are yours when you boost your crop's taste, potency and aroma by furnishing anthocyanins, isoflavonoids, polyphenols, isoterpenes and tannins found in cranberry and grape extracts.&lt;/p&gt;</text:p>
            <text:p>&lt;p&gt;Growers using these compounds report that a sudden bouquet of pleasant scent arises from their flowers within moments of the compounds being fed to plants in water.&lt;/p&gt;</text:p>
            <text:p>&lt;p&gt;And after harvest, you and your friends will enjoy the extra-sweet aroma and taste that your flowers provide, and there'll be more flowers to enjoy too.&lt;/p&gt;</text:p>
            <text:p>&lt;p&gt;Another technique for upgrading the aroma, taste and value of your crop is to feed vitamins to your plants.&lt;/p&gt;</text:p>
            <text:p>&lt;p&gt;For example, Vitamin C stimulates photosynthesis and cell replication while also protecting your plants from negative effects of intense light and heat. To go along with Vitamin C, studies show that feeding your plants B vitamins provides many flower-boosting benefits while also protecting crops from stress.&lt;/p&gt;</text:p>
            <text:p>&lt;p&gt;So how can you get this extensive menu of crop-boosting compounds you've just found out about? Fortunately, Advanced Nutrients scientists have successfully managed the complex task of sourcing, processing, and combining all these aminos, carbs, and vitamins so Bud Candy delivers bigger, sweeter buds to you right away.&lt;/p&gt;</text:p>
            <text:p>&lt;p&gt;Best of all, you're getting two products in one because Bud Candy gives you everything in Sweet Leaf and CarboLoad, but it also gives you a lot more in an easy to use formula.&lt;/p&gt;</text:p>
            <text:p>&lt;p&gt;Whether your plants are in bloom phase right now, or you're preparing for bloom phase, this is the time to procure 100% organic Bud Candy and get cotton candy taste, fatter buds, and stronger plants.&lt;/p&gt;</text:p>
          </table:table-cell>
          <table:table-cell office:value-type="string" calcext:value-type="string">
            <text:p>Advanced Nutrients</text:p>
          </table:table-cell>
          <table:table-cell/>
          <table:table-cell office:value-type="string" calcext:value-type="string">
            <text:p>advanced-nutrients, nutrien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3" calcext:value-type="float">
            <text:p>33</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dvanced-nutrients-advanced-bud-candy-1l.png?v=159772770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8">
          <table:table-cell office:value-type="string" calcext:value-type="string">
            <text:p>technaflora-recipe-for-success-starter-kit</text:p>
          </table:table-cell>
          <table:table-cell office:value-type="string" calcext:value-type="string">
            <text:p>Technaflora - Recipe For Success Starter Kit</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Technaflora's Recipe for Success Starter Kit is ideal for both the new and experienced gardener alike. This self-contained package of exceptional products includes everything required to set you on the right course for gardening success. The Recipe for Success Starter Kit consists of B.C Bloom, B.C Boost, B.C Grow, Thrive Alive B-1 Red, Thrive Alive B-1 Green, Awesome Blossoms, Rootech Cloning Gel, MagiCal, SugarDaddy, ROOT 66 and the famous Recipe for Success mixing chart. The mixing chart shows you how to successfully use their nutrients in combination and for maximum benefit, from the cutting stages through to the flowering stages.&lt;/p&gt;</text:p>
            <text:p>&lt;p&gt;Technaflora Plant Products Ltd. will donate proceeds from every U.S. purchase of this cost saving kit towards the Hydro for Hunger program, which is dedicated to bringing low-cost hydorponic techniques to developing counties.&lt;/p&gt;</text:p>
            <text:p>&lt;p&gt;The product sizes for the Recipe for Success Starter Kit are as follow:&lt;/p&gt;</text:p>
            <text:p>&lt;p&gt;B.C Grow: 500ml B.C Bloom: 500ml B.C Boost: 500ml Thrive Alive B-1 Red: 125ml Thrive Alive B-1 Green: 125ml Rootech Cloning Gel: 7g MagiCal: 125ml SugarDaddy: 250ml ROOT 66: 250ml&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technaflora-trial-pack.html" data-image="https://cdn.shoplightspeed.com/shops/638365/files/24182442/300x250x2/technaflora-technaflora-recipe-for-success-starter.jpg"&gt;&lt;/div&gt;</text:p>
            <text:p>&lt;/div&gt;</text:p>
            <text:p>&lt;/div&gt;</text:p>
          </table:table-cell>
          <table:table-cell office:value-type="string" calcext:value-type="string">
            <text:p>Technaflora</text:p>
          </table:table-cell>
          <table:table-cell/>
          <table:table-cell office:value-type="string" calcext:value-type="string">
            <text:p>Hydroponic Nutrien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47.95" calcext:value-type="float">
            <text:p>47.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technaflora-technaflora-recipe-for-success-starter.jpg?v=159772701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canna-boost-accelerator-250ml</text:p>
          </table:table-cell>
          <table:table-cell office:value-type="string" calcext:value-type="string">
            <text:p>CANNA - Boost Accelerator 250mL</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CANNABOOST optimizes nutrient use efficiency. This is important, because the uptake of nutrients depends greatly on the plantâ€™s metabolism and the plantâ€™s overall health. CANNABOOST is specially developed for short cycle plant varieties.The advantages of growing with CANNABOOST include:Suitable for use with all growing mediums and substrates CANNABOOST can be used in any growing system and in combination with any feeding, no exceptions. Next to adding CANNABOOST to the substrate it can also be used as a leaf spray (foliar feeding). Fuller, Quality taste With CANNABOOST, you should expect an exceptional taste. A good harvest isnâ€™t just expressed in terms of weight these days. Quality is starting to play a more important role and this also means taste is becoming more important. Optimal photosynthesis will insure the highest potential carbohydrate production in fruits.&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canna-boost-accelerator-250ml.html" data-image="https://cdn.shoplightspeed.com/shops/638365/files/23688933/300x250x2/canna-canna-boost-accelerator-250ml.jpg"&gt;&lt;/div&gt;</text:p>
            <text:p>&lt;/div&gt;</text:p>
            <text:p>&lt;/div&gt;</text:p>
          </table:table-cell>
          <table:table-cell office:value-type="string" calcext:value-type="string">
            <text:p>CANNA</text:p>
          </table:table-cell>
          <table:table-cell/>
          <table:table-cell office:value-type="string" calcext:value-type="string">
            <text:p>Hydroponic Nutrien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8.33" calcext:value-type="float">
            <text:p>38.33</text:p>
          </table:table-cell>
          <table:table-cell/>
          <table:table-cell table:number-columns-repeated="2" office:value-type="string" calcext:value-type="string">
            <text:p>true</text:p>
          </table:table-cell>
          <table:table-cell/>
          <table:table-cell office:value-type="string" calcext:value-type="string">
            <text:p>https://cdn.shopify.com/s/files/1/0417/5675/4069/products/canna-canna-boost-accelerator-250ml.png?v=159772693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nectar-for-the-gods-herculean-harvest-quart</text:p>
          </table:table-cell>
          <table:table-cell office:value-type="string" calcext:value-type="string">
            <text:p>Nectar For The Gods - Herculean Harvest Quart</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WOW best describes this product. Like no other liquid bone meal in the industry, Herculean Harvest will make things happen. Rich in calcium phosphate, liquid bone meal serves two major purposes in an indoor garden: as a feed, Herculean Harvest will promote stronger cell strength, solid stems and heavier fruit; as a flush, bone meal will tie up unwanted salts and facilitate the uptake of macronutrients.&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nectar-for-the-gods-herculean-harvest-quart.html" data-image="https://cdn.shoplightspeed.com/shops/638365/files/23336290/300x250x2/nectar-of-the-gods-nectar-for-the-gods-herculean-h.jpg"&gt;&lt;/div&gt;</text:p>
            <text:p>&lt;/div&gt;</text:p>
            <text:p>&lt;/div&gt;</text:p>
          </table:table-cell>
          <table:table-cell office:value-type="string" calcext:value-type="string">
            <text:p>Nectar For The Gods</text:p>
          </table:table-cell>
          <table:table-cell/>
          <table:table-cell office:value-type="string" calcext:value-type="string">
            <text:p>Hydroponic Nutrien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2" calcext:value-type="float">
            <text:p>12</text:p>
          </table:table-cell>
          <table:table-cell/>
          <table:table-cell table:number-columns-repeated="2" office:value-type="string" calcext:value-type="string">
            <text:p>true</text:p>
          </table:table-cell>
          <table:table-cell/>
          <table:table-cell office:value-type="string" calcext:value-type="string">
            <text:p>https://cdn.shopify.com/s/files/1/0417/5675/4069/products/nectar-of-the-gods-nectar-for-the-gods-herculean-h.jpg?v=159767118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nectar-for-the-gods-herculean-harvest-quart</text:p>
          </table:table-cell>
          <table:table-cell table:number-columns-repeated="20"/>
          <table:table-cell table:style-name="Default" table:number-columns-repeated="2"/>
          <table:table-cell/>
          <table:table-cell office:value-type="string" calcext:value-type="string">
            <text:p>https://cdn.shopify.com/s/files/1/0417/5675/4069/products/nectar-of-the-gods-nectar-for-the-gods-herculean-h_f5f54782-ba3b-4d61-baad-4824ec3af97b.jpg?v=1597671184</text:p>
          </table:table-cell>
          <table:table-cell office:value-type="float" office:value="2" calcext:value-type="float">
            <text:p>2</text:p>
          </table:table-cell>
          <table:table-cell table:number-columns-repeated="22"/>
        </table:table-row>
        <table:table-row table:style-name="ro2">
          <table:table-cell office:value-type="string" calcext:value-type="string">
            <text:p>nectar-for-the-gods-mega-morpheus-quart</text:p>
          </table:table-cell>
          <table:table-cell office:value-type="string" calcext:value-type="string">
            <text:p>Nectar For The Gods - Mega Morpheus Quart</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Oregon's Only's answer to phosphate rich guano tea. Derived from seabird guano, digested worm humus and mineral-rich Atlantic kelp, you can't go wrong with this triple-filtered, salt-free and grit-free bloom enhancer. Like no other liquid guano, you will find the availability second to none. If itâ€™s more phosphorous you want, then make the right decision for your plants and give them a salt-free tea.&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nectar-for-the-gods-mega-morpheus-quart.html" data-image="https://cdn.shoplightspeed.com/shops/638365/files/23336295/300x250x2/nectar-of-the-gods-nectar-for-the-gods-mega-morphe.jpg"&gt;&lt;/div&gt;</text:p>
            <text:p>&lt;/div&gt;</text:p>
            <text:p>&lt;/div&gt;</text:p>
          </table:table-cell>
          <table:table-cell office:value-type="string" calcext:value-type="string">
            <text:p>Nectar For The Gods</text:p>
          </table:table-cell>
          <table:table-cell/>
          <table:table-cell office:value-type="string" calcext:value-type="string">
            <text:p>Hydroponic Nutrien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5" calcext:value-type="float">
            <text:p>1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nectar-of-the-gods-nectar-for-the-gods-mega-morphe.jpg?v=159767091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9">
          <table:table-cell office:value-type="string" calcext:value-type="string">
            <text:p>plant-success-great-white-mycorrhizae-1-oz</text:p>
          </table:table-cell>
          <table:table-cell office:value-type="string" calcext:value-type="string">
            <text:p>Plant Success - Great White Mycorrhizae 1 oz</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The endo and ecto mycorrhiza, beneficial bacteria and trichoderma build a microbial system in and on plant roots which enhance water and nutrient uptake. Great White can be used in hydroponics, field agriculture or home gardening. It is best used as a seed coat or in the early stages of growth. Users should look for vibrant and vigorous plants.  Great White is used by professional and home growers for its quality, consistency and proven results.&lt;/p&gt;</text:p>
            <text:p>&lt;p&gt; &lt;/p&gt;</text:p>
            <text:p>&lt;p&gt;&lt;iframe src="https://www.youtube.com/embed/MdfljanQUZE" width="560" height="314" allowfullscreen="allowfullscreen"&gt;&lt;/iframe&gt;&lt;/p&gt;</text:p>
            <text:p>&lt;p&gt; &lt;/p&gt;</text:p>
            <text:p>&lt;p&gt;&lt;span&gt;&lt;strong&gt;HOW TO USE&lt;/strong&gt;&lt;/span&gt;&lt;/p&gt;</text:p>
            <text:p>&lt;p&gt;&lt;strong&gt;Seeds:&lt;/strong&gt; Lightly dust with Great White.&lt;br&gt;&lt;strong&gt;Cuttings:&lt;/strong&gt; Dip cutting into rooting gel/solution then lightly dip directly into Great White powder. Mix into pre-soak/fertilizer solution at a rate of 1 scoop (1tsp or 5 grams) per 2 gallons (10 litres) of water.&lt;br&gt;&lt;strong&gt;Transplanting:&lt;/strong&gt; Lightly dust planting hole and place plant directly on top.&lt;br&gt;&lt;strong&gt;Soil, Coco and Topfeeding:&lt;/strong&gt; Apply at a rate of 1 scoop (1 tsp or 5 grams) per 2 gallons (10 litres) of water.&lt;br&gt;&lt;strong&gt;Hydroponics:&lt;/strong&gt; Mix into reservoir with regular feeding at a rate of 1 scoop (1 tsp or 5 grams) per 10 gallons (40 litres) of water. Hydroponic users may find settling or particles on bottom of reservoir and should not be concerned of product loss; it’s normal for the carrying agent to settle.&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plant-success-great-white-mycorrhizae-1-oz.html" data-image="https://cdn.shoplightspeed.com/shops/638365/files/24344317/300x250x2/plant-success-plant-success-great-white-mycorrhiza.jpg"&gt;&lt;/div&gt;</text:p>
            <text:p>&lt;/div&gt;</text:p>
            <text:p>&lt;/div&gt;</text:p>
          </table:table-cell>
          <table:table-cell office:value-type="string" calcext:value-type="string">
            <text:p>Plant Succes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3.99" calcext:value-type="float">
            <text:p>13.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lant-success-plant-success-great-white-mycorrhiza_1.png?v=159767088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plant-success-great-white-mycorrhizae-1-oz</text:p>
          </table:table-cell>
          <table:table-cell table:number-columns-repeated="20"/>
          <table:table-cell table:style-name="Default" table:number-columns-repeated="2"/>
          <table:table-cell/>
          <table:table-cell office:value-type="string" calcext:value-type="string">
            <text:p>https://cdn.shopify.com/s/files/1/0417/5675/4069/products/plant-success-plant-success-great-white-mycorrhiza.jpg?v=1597670880</text:p>
          </table:table-cell>
          <table:table-cell office:value-type="float" office:value="2" calcext:value-type="float">
            <text:p>2</text:p>
          </table:table-cell>
          <table:table-cell table:number-columns-repeated="22"/>
        </table:table-row>
        <table:table-row table:style-name="ro2">
          <table:table-cell office:value-type="string" calcext:value-type="string">
            <text:p>nectar-for-the-gods-zeus-juice-quart</text:p>
          </table:table-cell>
          <table:table-cell office:value-type="string" calcext:value-type="string">
            <text:p>Nectar For The Gods - Zeus Juice Quart</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Zeus Juice is a blend of enzymatically digested humic acids from BioAg's arsenal of products, blended with kelp extract. These metabolically active compounds will promote optimal nutrient availability, healthy plant cell development and profound rooting. Zeus can be used in soil and hydroponic gardens and as an effective foliar feed.&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nectar-for-the-gods-zeus-juice-quart.html" data-image="https://cdn.shoplightspeed.com/shops/638365/files/23336296/300x250x2/nectar-of-the-gods-nectar-for-the-gods-zeus-juice.jpg"&gt;&lt;/div&gt;</text:p>
            <text:p>&lt;/div&gt;</text:p>
            <text:p>&lt;/div&gt;</text:p>
          </table:table-cell>
          <table:table-cell office:value-type="string" calcext:value-type="string">
            <text:p>Nectar For The Gods</text:p>
          </table:table-cell>
          <table:table-cell/>
          <table:table-cell office:value-type="string" calcext:value-type="string">
            <text:p>Hydroponic Nutrien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0" calcext:value-type="float">
            <text:p>20</text:p>
          </table:table-cell>
          <table:table-cell/>
          <table:table-cell table:number-columns-repeated="2" office:value-type="string" calcext:value-type="string">
            <text:p>true</text:p>
          </table:table-cell>
          <table:table-cell/>
          <table:table-cell office:value-type="string" calcext:value-type="string">
            <text:p>https://cdn.shopify.com/s/files/1/0417/5675/4069/products/nectar-of-the-gods-nectar-for-the-gods-zeus-juice.jpg?v=159767066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gh-flora-series-performance-pack</text:p>
          </table:table-cell>
          <table:table-cell office:value-type="string" calcext:value-type="string">
            <text:p>General Hydroponics - Flora Series Performance Pack</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Your favorite 3-part nutrient system with all the supplements you need to get started in one box. This box contains: 16 oz FloraMicro, FloraGro  and FloraBloom, 8 oz FloraBlend and Liquid KoolBloom, 4 oz FloraKleen, 1 oz RapidStart, Floralicious Plus and pH Test Indicator.&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gh-flora-series-performance-pack.html" data-image="https://cdn.shoplightspeed.com/shops/638365/files/23336155/300x250x2/general-hydroponics-gh-flora-series-performance-pa.jpg"&gt;&lt;/div&gt;</text:p>
            <text:p>&lt;/div&gt;</text:p>
            <text:p>&lt;/div&gt;</text:p>
          </table:table-cell>
          <table:table-cell office:value-type="string" calcext:value-type="string">
            <text:p>General Hydroponics</text:p>
          </table:table-cell>
          <table:table-cell/>
          <table:table-cell office:value-type="string" calcext:value-type="string">
            <text:p>Hydroponic Nutrien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54.28" calcext:value-type="float">
            <text:p>54.2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eneral-hydroponics-gh-flora-series-performance-pa.jpg?v=159767051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foxfarm-big-bloom-gal</text:p>
          </table:table-cell>
          <table:table-cell office:value-type="string" calcext:value-type="string">
            <text:p>FoxFarm - Big Bloom - gal</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div class="body"&gt;This odorless, liquid fertilizer is a live culture of vitamins, amino acids, natural growth hormones, enzymes, and beneficial organic microbes. Our special, micro-brewed formula incorporates earthworm castings, bat guano and other high-test organic ingredients that offer a full, balanced range of nutrients. Norwegian kelp improves nutrient uptake and increases yields. Rock phosphate helps transfer energy from one part of the plant to another, which means bigger buds and more fragrant flowers.&lt;br&gt;&lt;br&gt;&lt;strong&gt;Garden tip:&lt;span&gt; &lt;/span&gt;&lt;/strong&gt;Big Bloom™ is ideal for all flowering and fruiting plants, and it's safe enough to use every time you water. You'll enjoy healthy, vigorous flowers and dramatically improved fruit and vegetable flavors. Best of all, Big Bloom™ will intensify flower fragrance, and it will increase essential oil production, which means stronger flavors in herbs, fruits, and vegetables. Use Big Bloom to extend your fruit and flowering season late into the year. And when a plant is struggling, a root drench of Big Bloom™ will bring it back to life.&lt;br&gt;&lt;br&gt;For bumper crops and prize-winning blooms, try our Liquid Nutrient Trio Formulas for use in soil and hydroponic systems.&lt;/div&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foxfarm-big-bloom-gal.html" data-image="https://cdn.shoplightspeed.com/shops/638365/files/24188138/300x250x2/foxfarm-foxfarm-big-bloom-gal.jpg"&gt;&lt;/div&gt;</text:p>
            <text:p>&lt;/div&gt;</text:p>
            <text:p>&lt;/div&gt;</text:p>
          </table:table-cell>
          <table:table-cell office:value-type="string" calcext:value-type="string">
            <text:p>FoxFarm</text:p>
          </table:table-cell>
          <table:table-cell/>
          <table:table-cell office:value-type="string" calcext:value-type="string">
            <text:p>Hydroponic Nutrien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63.99" calcext:value-type="float">
            <text:p>63.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oxfarm-foxfarm-big-bloom-gal.jpg?v=159767000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6">
          <table:table-cell office:value-type="string" calcext:value-type="string">
            <text:p>nanolux-ledex-track-2</text:p>
          </table:table-cell>
          <table:table-cell office:value-type="string" calcext:value-type="string">
            <text:p>Nanolux - LEDex Track - 2'</text:p>
          </table:table-cell>
          <table:table-cell office:value-type="string" calcext:value-type="string">
            <text:p>&lt;h4&gt;Information&lt;/h4&gt;</text:p>
            <text:p>&lt;p&gt;&lt;iframe src="https://www.youtube.com/embed/r8PWeKS8NK4" width="560" height="314" allowfullscreen="allowfullscreen"&gt;&lt;/iframe&gt;&lt;/p&gt;</text:p>
            <text:p>&lt;p&gt;Nanolux LEDex Series Fixtures are designed for full-cycle commercial cultivation that features many advantages compared with traditional light sources, bringing new efﬁciencies for your grow facility that weren’t possible before. This technology is revolutionizing the horticultural lighting industry in both lowering electric usage and increasing overall crop yield.&lt;/p&gt;</text:p>
            <text:p>&lt;p&gt;Nanolux distributes the 110W bars individually in case quantities. This allows you to utilize only the number of light bars as needed per track to meet your over all required PPFD on your canopy. The individual LED bars can also be used individually for side or intra-canopy lighting without the track.&lt;/p&gt;</text:p>
            <text:p>&lt;p&gt;Nanolux has designed its LED ﬁxture around a modular concept. We sell tracks in 2’, 4’ and 8’ lengths. The tracks are designed for the 2’ track to accept 2-4 bars, the 4’ track to accept 4-8 bars and the 8’ track to accept 8-16 bars. This allows the end user to be able to adjust the overall light intensity over the canopy area and allows for greater ability to raise and lower the light over the canopy while maintaining a desired umol count.&lt;/p&gt;</text:p>
            <text:p>&lt;p&gt;Nanolux has designed ﬁve different bars with ﬁve different speciﬁc light frequency outputs. Full white, Blue, Blue/Red, Red and UV. This allows the end user to mix for white light with speciﬁc frequencies to aid in vegetative and ﬂower growth.&lt;/p&gt;</text:p>
            <text:p>&lt;p&gt;LEDex Series ﬁxtures allow random start, soft start, soft dimming capabilities, and feature over temperature protection, under voltage protection and open / short circuit protection. It is 0-10V COMPATIBLE, allowing control of your lighting with 0-10V protocol. The units can be used at any voltage range between 100-277 volts.&lt;/p&gt;</text:p>
          </table:table-cell>
          <table:table-cell office:value-type="string" calcext:value-type="string">
            <text:p>Nanolux</text:p>
          </table:table-cell>
          <table:table-cell/>
          <table:table-cell office:value-type="string" calcext:value-type="string">
            <text:p>Grow Ligh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87" calcext:value-type="float">
            <text:p>87</text:p>
          </table:table-cell>
          <table:table-cell/>
          <table:table-cell table:number-columns-repeated="2" office:value-type="string" calcext:value-type="string">
            <text:p>true</text:p>
          </table:table-cell>
          <table:table-cell/>
          <table:table-cell office:value-type="string" calcext:value-type="string">
            <text:p>https://cdn.shopify.com/s/files/1/0417/5675/4069/products/nanolux-nanolux-ledex-track-2.jpg?v=159764395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nanolux-ledex-track-2</text:p>
          </table:table-cell>
          <table:table-cell table:number-columns-repeated="20"/>
          <table:table-cell table:style-name="Default" table:number-columns-repeated="2"/>
          <table:table-cell/>
          <table:table-cell office:value-type="string" calcext:value-type="string">
            <text:p>https://cdn.shopify.com/s/files/1/0417/5675/4069/products/nanolux-nanolux-ledex-track-2_1.jpg?v=1597643956</text:p>
          </table:table-cell>
          <table:table-cell office:value-type="float" office:value="2" calcext:value-type="float">
            <text:p>2</text:p>
          </table:table-cell>
          <table:table-cell table:number-columns-repeated="22"/>
        </table:table-row>
        <table:table-row table:style-name="ro11">
          <table:table-cell office:value-type="string" calcext:value-type="string">
            <text:p>kind-led-x2-commercial-240v</text:p>
          </table:table-cell>
          <table:table-cell office:value-type="string" calcext:value-type="string">
            <text:p>Kind LED - X2 Commercial - 240V</text:p>
          </table:table-cell>
          <table:table-cell office:value-type="string" calcext:value-type="string">
            <text:p>&lt;h4&gt;Information&lt;/h4&gt;</text:p>
            <text:p>&lt;p&gt;Developed as the perfect solution to vertical racking and overhead grow operations, the X2 commercial LED grow light from Kind LED was specifically designed for close-proximity growing, capitalizing on valuable tiered growing space while maintaining a large coverage footprint and tremendously even PPFD output. This means increased harvest weight and quality, and unmatched potential for financial returns at harvest. Discover the future of commercial LED grow lights today!&lt;/p&gt;</text:p>
            <text:p>&lt;p&gt; &lt;/p&gt;</text:p>
            <text:p>&lt;h4&gt;Product Details&lt;/h4&gt;</text:p>
            <text:p>&lt;div class="rte"&gt;</text:p>
            <text:p>&lt;table&gt;</text:p>
            <text:p>&lt;tbody class="specs"&gt;</text:p>
            <text:p>&lt;tr&gt;</text:p>
            <text:p>&lt;td&gt;Spectrum&lt;/td&gt;</text:p>
            <text:p>&lt;td&gt;3 Channel - Fully Adjustable*&lt;/td&gt;</text:p>
            <text:p>&lt;/tr&gt;</text:p>
            <text:p>&lt;tr&gt;</text:p>
            <text:p>&lt;td&gt;Diodes&lt;/td&gt;</text:p>
            <text:p>&lt;td&gt;384 OSRAM OSLON SSL&lt;/td&gt;</text:p>
            <text:p>&lt;/tr&gt;</text:p>
            <text:p>&lt;tr&gt;</text:p>
            <text:p>&lt;td&gt;Max Wattage&lt;/td&gt;</text:p>
            <text:p>&lt;td&gt;750w (±5%)&lt;/td&gt;</text:p>
            <text:p>&lt;/tr&gt;</text:p>
            <text:p>&lt;tr&gt;</text:p>
            <text:p>&lt;td&gt;Efficacy&lt;/td&gt;</text:p>
            <text:p>&lt;td&gt;2.2 ¼mol/J&lt;/td&gt;</text:p>
            <text:p>&lt;/tr&gt;</text:p>
            <text:p>&lt;tr&gt;</text:p>
            <text:p>&lt;td&gt;Input Voltage&lt;/td&gt;</text:p>
            <text:p>&lt;td&gt;120-277v&lt;/td&gt;</text:p>
            <text:p>&lt;/tr&gt;</text:p>
            <text:p>&lt;tr&gt;</text:p>
            <text:p>&lt;td&gt;PPF&lt;/td&gt;</text:p>
            <text:p>&lt;td&gt;1650 Î¼mol/s&lt;/td&gt;</text:p>
            <text:p>&lt;/tr&gt;</text:p>
            <text:p>&lt;tr&gt;</text:p>
            <text:p>&lt;td&gt;Amperage&lt;/td&gt;</text:p>
            <text:p>&lt;td&gt;5.25A @ 120V / 2.625A @ 240V&lt;/td&gt;</text:p>
            <text:p>&lt;/tr&gt;</text:p>
            <text:p>&lt;tr&gt;</text:p>
            <text:p>&lt;td&gt;Power Factor&lt;/td&gt;</text:p>
            <text:p>&lt;td&gt;0.963 @ 240v&lt;/td&gt;</text:p>
            <text:p>&lt;/tr&gt;</text:p>
            <text:p>&lt;tr&gt;</text:p>
            <text:p>&lt;td&gt;LIfetime&lt;/td&gt;</text:p>
            <text:p>&lt;td&gt;&amp;gt;75,000 Hours&lt;/td&gt;</text:p>
            <text:p>&lt;/tr&gt;</text:p>
            <text:p>&lt;tr&gt;</text:p>
            <text:p>&lt;td&gt;Weight&lt;/td&gt;</text:p>
            <text:p>&lt;td&gt;40.2 lbs&lt;/td&gt;</text:p>
            <text:p>&lt;/tr&gt;</text:p>
            <text:p>&lt;tr&gt;</text:p>
            <text:p>&lt;td&gt;Dimensions&lt;/td&gt;</text:p>
            <text:p>&lt;td&gt;39.4 x 39.4 x 4.3&lt;/td&gt;</text:p>
            <text:p>&lt;/tr&gt;</text:p>
            <text:p>&lt;tr&gt;</text:p>
            <text:p>&lt;td&gt;RMH(Recommended Mounting Height Above Canopy)&lt;/td&gt;</text:p>
            <text:p>&lt;td&gt;± 12"&lt;/td&gt;</text:p>
            <text:p>&lt;/tr&gt;</text:p>
            <text:p>&lt;tr&gt;</text:p>
            <text:p>&lt;td&gt;Cord Type&lt;/td&gt;</text:p>
            <text:p>&lt;td&gt;6' - 240v&lt;/td&gt;</text:p>
            <text:p>&lt;/tr&gt;</text:p>
            <text:p>&lt;tr&gt;</text:p>
            <text:p>&lt;td&gt;Footprint (RMH)&lt;/td&gt;</text:p>
            <text:p>&lt;td&gt;4' x 4'&lt;/td&gt;</text:p>
            <text:p>&lt;/tr&gt;</text:p>
            <text:p>&lt;tr&gt;</text:p>
            <text:p>&lt;td&gt;Warranty&lt;/td&gt;</text:p>
            <text:p>&lt;td&gt;5 Year&lt;/td&gt;</text:p>
            <text:p>&lt;/tr&gt;</text:p>
            <text:p>&lt;tr&gt;</text:p>
            <text:p>&lt;td&gt;Certifications&lt;/td&gt;</text:p>
            <text:p>&lt;td&gt;IP65, FCC&lt;/td&gt;</text:p>
            <text:p>&lt;/tr&gt;</text:p>
            <text:p>&lt;/tbody&gt;</text:p>
            <text:p>&lt;/table&gt;</text:p>
            <text:p>&lt;/div&gt;</text:p>
          </table:table-cell>
          <table:table-cell office:value-type="string" calcext:value-type="string">
            <text:p>Kind LED</text:p>
          </table:table-cell>
          <table:table-cell/>
          <table:table-cell office:value-type="string" calcext:value-type="string">
            <text:p>Grow Lights</text:p>
          </table:table-cell>
          <table:table-cell table:style-name="ce1" office:value-type="string" calcext:value-type="string">
            <text:p>fals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665" calcext:value-type="float">
            <text:p>166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kind-led-kind-led-x2-commercial-240v_2.jpg?v=159764350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kind-led-x2-commercial-240v</text:p>
          </table:table-cell>
          <table:table-cell table:number-columns-repeated="20"/>
          <table:table-cell table:style-name="Default" table:number-columns-repeated="2"/>
          <table:table-cell/>
          <table:table-cell office:value-type="string" calcext:value-type="string">
            <text:p>https://cdn.shopify.com/s/files/1/0417/5675/4069/products/kind-led-kind-led-x2-commercial-240v_3.jpg?v=1597643506</text:p>
          </table:table-cell>
          <table:table-cell office:value-type="float" office:value="2" calcext:value-type="float">
            <text:p>2</text:p>
          </table:table-cell>
          <table:table-cell table:number-columns-repeated="22"/>
        </table:table-row>
        <table:table-row table:style-name="ro1">
          <table:table-cell office:value-type="string" calcext:value-type="string">
            <text:p>kind-led-x2-commercial-240v</text:p>
          </table:table-cell>
          <table:table-cell table:number-columns-repeated="20"/>
          <table:table-cell table:style-name="Default" table:number-columns-repeated="2"/>
          <table:table-cell/>
          <table:table-cell office:value-type="string" calcext:value-type="string">
            <text:p>https://cdn.shopify.com/s/files/1/0417/5675/4069/products/kind-led-kind-led-x2-commercial-240v_5.jpg?v=1597643506</text:p>
          </table:table-cell>
          <table:table-cell office:value-type="float" office:value="3" calcext:value-type="float">
            <text:p>3</text:p>
          </table:table-cell>
          <table:table-cell table:number-columns-repeated="22"/>
        </table:table-row>
        <table:table-row table:style-name="ro1">
          <table:table-cell office:value-type="string" calcext:value-type="string">
            <text:p>kind-led-x2-commercial-240v</text:p>
          </table:table-cell>
          <table:table-cell table:number-columns-repeated="20"/>
          <table:table-cell table:style-name="Default" table:number-columns-repeated="2"/>
          <table:table-cell/>
          <table:table-cell office:value-type="string" calcext:value-type="string">
            <text:p>https://cdn.shopify.com/s/files/1/0417/5675/4069/products/kind-led-kind-led-x2-commercial-240v_4.jpg?v=1597643506</text:p>
          </table:table-cell>
          <table:table-cell office:value-type="float" office:value="4" calcext:value-type="float">
            <text:p>4</text:p>
          </table:table-cell>
          <table:table-cell table:number-columns-repeated="22"/>
        </table:table-row>
        <table:table-row table:style-name="ro1">
          <table:table-cell office:value-type="string" calcext:value-type="string">
            <text:p>kind-led-x2-commercial-240v</text:p>
          </table:table-cell>
          <table:table-cell table:number-columns-repeated="20"/>
          <table:table-cell table:style-name="Default" table:number-columns-repeated="2"/>
          <table:table-cell/>
          <table:table-cell office:value-type="string" calcext:value-type="string">
            <text:p>https://cdn.shopify.com/s/files/1/0417/5675/4069/products/kind-led-kind-led-x2-commercial-240v.png?v=1597643506</text:p>
          </table:table-cell>
          <table:table-cell office:value-type="float" office:value="5" calcext:value-type="float">
            <text:p>5</text:p>
          </table:table-cell>
          <table:table-cell table:number-columns-repeated="22"/>
        </table:table-row>
        <table:table-row table:style-name="ro10">
          <table:table-cell office:value-type="string" calcext:value-type="string">
            <text:p>sun-system-flower-power-315-watt-120-240-volt-w-3100-k-lamp</text:p>
          </table:table-cell>
          <table:table-cell office:value-type="string" calcext:value-type="string">
            <text:p>Sun System - Flower Power 315 Watt 120 / 240 Volt w/ 3100 K Lamp</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Sun System® Flower Power 315 Watt Light Fixtures utilize cutting-edge Light Emitting Ceramic brand technology. Fixture has a 95% reflective textured aluminum insert for excellent output, uniformity and diffusion. This compact unit has a low profile, making it great for small spaces such as tents as well as larger growing areas. Dual power inputs easily switch voltage from 120 to 240 volt power. Simply unplug the detachable 8 ft 120 volt power cord (included), turn power plate around for 240 volt power and plug in a 240 volt power cord (240 volt power cord sold separately ). Use with Par Pro LEC 315 watt lamps sold separately. These lamps produce a clean white light. 3,100° K color temperature, excellent 92.6 CRI. 37,913 initial lumens. The 3,100° K (#901631) has a very high 1.82 PPFD per second light source. 4,200° K color temperature, excellent 97.5 CRI, 31,127 initial lumens. The 4,200° K (#901632) has very high 1.70 PPFD per second light source. Good lumen maintenance and excellent PPF performance throughout lamp life. Unique open-rated lamp construction, including a ceramic arc tube contained in a protective quartz glass shroud with PGZX18 base, reduces radiant heat from the arc tube and makes this suitable for open-rated fixture use. Includes V-hangers for hanging the fixture securely.&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sun-system-flower-power-315-watt-120-240-volt-w-31.html" data-image="https://cdn.shoplightspeed.com/shops/638365/files/23336340/300x250x2/sun-system-flower-power-315-watt-120-240-volt-w-31.jpg"&gt;&lt;/div&gt;</text:p>
            <text:p>&lt;/div&gt;</text:p>
            <text:p>&lt;/div&gt;</text:p>
          </table:table-cell>
          <table:table-cell office:value-type="string" calcext:value-type="string">
            <text:p>Sun System</text:p>
          </table:table-cell>
          <table:table-cell/>
          <table:table-cell office:value-type="string" calcext:value-type="string">
            <text:p>Grow Ligh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56.95" calcext:value-type="float">
            <text:p>256.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un-system-flower-power-315-watt-120-240-volt-w-31_0f387b4d-c020-4a3b-855c-076ace336e43.jpg?v=159764327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sun-system-flower-power-315-watt-120-240-volt-w-3100-k-lamp</text:p>
          </table:table-cell>
          <table:table-cell table:number-columns-repeated="20"/>
          <table:table-cell table:style-name="Default" table:number-columns-repeated="2"/>
          <table:table-cell/>
          <table:table-cell office:value-type="string" calcext:value-type="string">
            <text:p>https://cdn.shopify.com/s/files/1/0417/5675/4069/products/sun-system-flower-power-315-watt-120-240-volt-w-31.jpg?v=1597643275</text:p>
          </table:table-cell>
          <table:table-cell office:value-type="float" office:value="2" calcext:value-type="float">
            <text:p>2</text:p>
          </table:table-cell>
          <table:table-cell table:number-columns-repeated="22"/>
        </table:table-row>
        <table:table-row table:style-name="ro12">
          <table:table-cell office:value-type="string" calcext:value-type="string">
            <text:p>nextlight-core-led-grow-light-190-watts</text:p>
          </table:table-cell>
          <table:table-cell office:value-type="string" calcext:value-type="string">
            <text:p>NextLight Core LED Grow Light - 190 watts</text:p>
          </table:table-cell>
          <table:table-cell office:value-type="string" calcext:value-type="string">
            <text:p>&lt;h4&gt;Information&lt;/h4&gt;</text:p>
            <text:p>&lt;p style="font-weight: 400;"&gt;&lt;strong style="font-weight: 600; font-style: inherit;"&gt;Use for Flowering in Restricted Spaces&lt;/strong&gt;&lt;/p&gt;</text:p>
            <text:p>&lt;p style="font-weight: 400;"&gt;The NextLight Core is a full spectrum bright white LED grow light. We harnessed the same high intensity light of the NextLight Mega and redesigned it for use in smaller spaces. The NextLight Core is an enhanced version of its predecessor, the NextLight Mini. Boasting a 50% increase in light output and using only 190 watts, this light is perfect for small tents and any space where venting and air conditioning is an issue.&lt;/p&gt;</text:p>
            <text:p>&lt;p style="font-weight: 400;"&gt;The Core covers a 3 ft x 3 ft flower footprint and a 4 ft x 4 ft veg footprint. This unit is part of the NextLight Commercial Series. This distinction means each unit is covered by a 5 year full manufacturerâ€™s warranty, has a 100,000 hour life rating, is UL listed and you will never have to change a bulb again.&lt;/p&gt;</text:p>
            <text:p>&lt;p style="font-weight: 400;"&gt;The Core is designed to meet the needs of commercial and home growers alike. We understand excessive power consumption, bulb replacements and heat are the biggest problems indoor growers face. The NextLight Commercial Series alleviates all of those issues. The Core is extremely efficient coming in at 2.0 PPF/Watt,Â  Â &lt;/p&gt;</text:p>
            <text:p>&lt;p style="font-weight: 400;"&gt;NextLightâ€™s Full Spectrum provides the same sun-like qualities plants love without the negatives of high energy requirements and high heat. Using NextLightâ€™s Full Spectrum you will see faster growth, tighter internodal spacing and increased production overall.&lt;/p&gt;</text:p>
            <text:p>&lt;p style="font-weight: 400;"&gt;Â &lt;/p&gt;</text:p>
            <text:p>&lt;p style="font-weight: 400;"&gt;&lt;a href="https://cdn.shoplightspeed.com/shops/638365/files/23343039/core-instructions.pdf"&gt;PDF - Instruction Manual&lt;/a&gt;&lt;/p&gt;</text:p>
            <text:p>&lt;p style="font-weight: 400;"&gt;Â &lt;/p&gt;</text:p>
            <text:p>&lt;p style="font-weight: 400;"&gt;&lt;strong style="font-weight: 600; font-style: inherit;"&gt;Specifications&lt;/strong&gt;&lt;/p&gt;</text:p>
            <text:p>&lt;p style="font-weight: 400;"&gt;â€¢ Flower Footprint: 3 ft x 3 ft&lt;/p&gt;</text:p>
            <text:p>&lt;p style="font-weight: 400;"&gt;â€¢ Veg Footprint: 4 ft x 4 ft&lt;/p&gt;</text:p>
            <text:p>&lt;p style="font-weight: 400;"&gt;â€¢ PPF: 380&lt;/p&gt;</text:p>
            <text:p>&lt;p style="font-weight: 400;"&gt;â€¢ Wattage: 190w&lt;/p&gt;</text:p>
            <text:p>&lt;p style="font-weight: 400;"&gt;â€¢ PPF/Watt: 2.0&lt;/p&gt;</text:p>
            <text:p>&lt;p style="font-weight: 400;"&gt;â€¢ Unit Dimensions: 22 in x 20.9 in&lt;/p&gt;</text:p>
            <text:p>&lt;p style="font-weight: 400;"&gt;Â &lt;/p&gt;</text:p>
            <text:p>&lt;p style="font-weight: 400;"&gt;&lt;strong style="font-weight: 600; font-style: inherit;"&gt;Commercial Series Universal Specifications&lt;/strong&gt;&lt;/p&gt;</text:p>
            <text:p>&lt;p style="font-weight: 400;"&gt;â€¢ Life Rating: 100,000 hrs&lt;/p&gt;</text:p>
            <text:p>&lt;p style="font-weight: 400;"&gt;â€¢ Warranty: 5 Years Full&lt;/p&gt;</text:p>
            <text:p>&lt;p style="font-weight: 400;"&gt;â€¢ Operating Volts: 120v - 277v&lt;/p&gt;</text:p>
            <text:p>&lt;p style="font-weight: 400;"&gt;â€¢ UL Certified&lt;/p&gt;</text:p>
            <text:p>&lt;p style="font-weight: 400;"&gt;â€¢ No Bulb Replacements&lt;/p&gt;</text:p>
            <text:p>&lt;p style="font-weight: 400;"&gt;â€¢ Made in the USA: Of US and Imported Parts&lt;/p&gt;</text:p>
            <text:p>&lt;p style="font-weight: 400;"&gt;Â &lt;/p&gt;</text:p>
            <text:p>&lt;p style="font-weight: 400;"&gt;&lt;strong style="font-weight: 600; font-style: inherit;"&gt;Included in Box&lt;/strong&gt;&lt;/p&gt;</text:p>
            <text:p>&lt;p style="font-weight: 400;"&gt;â€¢Â 1 x NextLight Commercial Series Core Fixture w/ 120v Connected Power Cord&lt;/p&gt;</text:p>
            <text:p>&lt;p style="font-weight: 400;"&gt;â€¢Â 2 x V-Hooks&lt;/p&gt;</text:p>
            <text:p>&lt;p style="font-weight: 400;"&gt;â€¢Â 1 x Instruction Manual&lt;/p&gt;</text:p>
          </table:table-cell>
          <table:table-cell office:value-type="string" calcext:value-type="string">
            <text:p>NextLight</text:p>
          </table:table-cell>
          <table:table-cell/>
          <table:table-cell office:value-type="string" calcext:value-type="string">
            <text:p>Grow Ligh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nextlight-nextlight-core-led-grow-light-190-watts_3.png?v=159764317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nextlight-core-led-grow-light-190-watts</text:p>
          </table:table-cell>
          <table:table-cell table:number-columns-repeated="20"/>
          <table:table-cell table:style-name="Default" table:number-columns-repeated="2"/>
          <table:table-cell/>
          <table:table-cell office:value-type="string" calcext:value-type="string">
            <text:p>https://cdn.shopify.com/s/files/1/0417/5675/4069/products/nextlight-nextlight-core-led-grow-light-190-watts.png?v=1597643172</text:p>
          </table:table-cell>
          <table:table-cell office:value-type="float" office:value="2" calcext:value-type="float">
            <text:p>2</text:p>
          </table:table-cell>
          <table:table-cell table:number-columns-repeated="22"/>
        </table:table-row>
        <table:table-row table:style-name="ro13">
          <table:table-cell office:value-type="string" calcext:value-type="string">
            <text:p>roots-organics-original-potting-soil-1-5-cu-ft</text:p>
          </table:table-cell>
          <table:table-cell office:value-type="string" calcext:value-type="string">
            <text:p>Roots Organics - Original Potting Soil 1.5 Cu/Ft</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div class="body"&gt;</text:p>
            <text:p>&lt;p&gt;Roots Organics Original Potting Soil is an indoor and outdoor gardening media. It is a ready to use potting soil created for fast growing, heavy feeding plants. Some plants may benefit from additional fertilization. For exceptional results, feed with high-quality nutrients such as the Roots Organics' fertilizer line. Roots Organics Original Potting Soil is also great to use as a potting soil additive or amendment to revitalize and improve structure of garden potting soil. Its recipe enables better drainage and encourages a vigorous root structure.&lt;/p&gt;</text:p>
            <text:p>&lt;/div&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roots-organics-original-potting-soil-15-cu-ft.html" data-image="https://cdn.shoplightspeed.com/shops/638365/files/23335955/300x250x2/aurora-innovations-roots-organics-original-potting.jpg"&gt;&lt;/div&gt;</text:p>
            <text:p>&lt;/div&gt;</text:p>
            <text:p>&lt;/div&gt;</text:p>
          </table:table-cell>
          <table:table-cell office:value-type="string" calcext:value-type="string">
            <text:p>Roots Organics</text:p>
          </table:table-cell>
          <table:table-cell/>
          <table:table-cell office:value-type="string" calcext:value-type="string">
            <text:p>Growing Media and Soi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0.29" calcext:value-type="float">
            <text:p>20.2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urora-innovations-roots-organics-original-potting.jpg?v=159764188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3">
          <table:table-cell office:value-type="string" calcext:value-type="string">
            <text:p>roots-formula-707-3-cu-ft-bag</text:p>
          </table:table-cell>
          <table:table-cell office:value-type="string" calcext:value-type="string">
            <text:p>Roots Organics - Roots Formula 707 - 3 cu/ft Bag</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div class="body"&gt;</text:p>
            <text:p>&lt;p&gt;Ready to use 20 gallon grow bag. Just cut, poke holes and plant directly into bag. Formula 707 was created for a special kind of gardener, one who wants to control their own destiny. It is different from the other potting mixes created by Roots Organics. It was designed with greater water holding capacity, less perlite and pumice, and specific ingredients for large container gardening. In fact, the bag itself is a 30-gallon grow bag containing just less than 20 gallons of the finest quality potting mix. Made from only the finest ingredients, coarse peat, coco fiber, compost, perlite, pumice, worm castings, bat guano, fish bone meal, soybean meal, feather meal, kelp meal and much more.&lt;/p&gt;</text:p>
            <text:p>&lt;/div&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roots-formula-707-3-cu-ft-bag.html" data-image="https://cdn.shoplightspeed.com/shops/638365/files/23334958/300x250x2/aurora-innovations-roots-formula-707-3-cu-ft-bag.jpg"&gt;&lt;/div&gt;</text:p>
            <text:p>&lt;/div&gt;</text:p>
            <text:p>&lt;/div&gt;</text:p>
          </table:table-cell>
          <table:table-cell office:value-type="string" calcext:value-type="string">
            <text:p>Roots Organics</text:p>
          </table:table-cell>
          <table:table-cell/>
          <table:table-cell office:value-type="string" calcext:value-type="string">
            <text:p>Growing Media and Soi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5.29" calcext:value-type="float">
            <text:p>35.2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urora-innovations-roots-formula-707-3-cu-ft-bag.jpg?v=159764181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nectar-for-the-gods-4-1-5-cu-ft</text:p>
          </table:table-cell>
          <table:table-cell office:value-type="string" calcext:value-type="string">
            <text:p>Nectar For The Gods - #4 1.5 cu ft</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Blend #4: Nectarâ€™s most popular blend. A general potting mix designed for indoor and outdoor use. Suitable for multiple feedings per week. Mixed in small batches. Contains no bark or fillers. Coir fiber is rinsed on-site with Oregon rainwater and buffered with limestone to reduce salts. After blending and bagging, soil sits unwrapped and covered for up to 30 days to activate, compost and then go dormant to avoid HOT soil. Ingredients: sphagnum peat moss, perlite, coir fiber, pumice, mycorrhizal fungi, yucca meal, kelp meal, bone meal, diatomaceous earth, clay, basalt, oyster shell (for pH adjustment), humus and lime (for pH adjustment).&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nectar-for-the-gods-4-15-cu-ft-65-plt.html" data-image="https://cdn.shoplightspeed.com/shops/638365/files/23336301/300x250x2/nectar-for-the-gods-4-15-cu-ft.jpg"&gt;&lt;/div&gt;</text:p>
            <text:p>&lt;/div&gt;</text:p>
            <text:p>&lt;/div&gt;</text:p>
          </table:table-cell>
          <table:table-cell office:value-type="string" calcext:value-type="string">
            <text:p>Nectar For The Gods</text:p>
          </table:table-cell>
          <table:table-cell/>
          <table:table-cell office:value-type="string" calcext:value-type="string">
            <text:p>Growing Media and Soi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1.95" calcext:value-type="float">
            <text:p>21.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nectar-for-the-gods-4-15-cu-ft.jpg?v=159764162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grodan-hugo-6-block-w-hole-case-64</text:p>
          </table:table-cell>
          <table:table-cell office:value-type="string" calcext:value-type="string">
            <text:p>Grodan - Hugo 6" Block W/Hole Case/64</text:p>
          </table:table-cell>
          <table:table-cell office:value-type="string" calcext:value-type="string">
            <text:p>&lt;h4&gt;Information&lt;/h4&gt;</text:p>
            <text:p>&lt;p&gt;&lt;span&gt;Rockwool is a state-of-the-art rooting medium used in plant propagation. Seeds or cuttings are started in small rockwool cubes and, once rooted, the cubes are transferred to a larger piece of rockwool or may be planted directly in soil. Rockwool is used in systems such as NFT Gulley, Quantum System, and the Ebb and Flow.&lt;/span&gt;&lt;/p&gt;</text:p>
          </table:table-cell>
          <table:table-cell office:value-type="string" calcext:value-type="string">
            <text:p>Grodan</text:p>
          </table:table-cell>
          <table:table-cell/>
          <table:table-cell office:value-type="string" calcext:value-type="string">
            <text:p>Growing Media and Soi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37.49" calcext:value-type="float">
            <text:p>237.4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rodan-grodan-hugo-6-block-w-hole-case-64.jpg?v=159764156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rodan-hugo-6-block-w-hole-case-64</text:p>
          </table:table-cell>
          <table:table-cell table:number-columns-repeated="20"/>
          <table:table-cell table:style-name="Default" table:number-columns-repeated="2"/>
          <table:table-cell/>
          <table:table-cell office:value-type="string" calcext:value-type="string">
            <text:p>https://cdn.shopify.com/s/files/1/0417/5675/4069/products/grodan-grodan-hugo-6-block-w-hole-case-64_1.jpg?v=1597641566</text:p>
          </table:table-cell>
          <table:table-cell office:value-type="float" office:value="2" calcext:value-type="float">
            <text:p>2</text:p>
          </table:table-cell>
          <table:table-cell table:number-columns-repeated="22"/>
        </table:table-row>
        <table:table-row table:style-name="ro10">
          <table:table-cell office:value-type="string" calcext:value-type="string">
            <text:p>hydroton-original-10l-bag</text:p>
          </table:table-cell>
          <table:table-cell office:value-type="string" calcext:value-type="string">
            <text:p>Mother Earth - Hydroton Original - 10L Bag</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When comparing to regular potting soils, HydrotonÃ¢â€žÂ¢ offer many clear advantages. Not only is HydrotonÃ¢â€žÂ¢ completely clean and odorless, they are an ideal oval shape without sharp edges that could potentially damage roots. HydrotonÃ¢â€žÂ¢ provides excellent aeration to the roots while preventing root rot, excess acidity and soil borne pests. Manufactured with simple clay, HydrotonÃ¢â€žÂ¢ hold significant moisture while its balanced capillary action ensures even water availability to developing root systems. 10 liter bag. Manufactured in the EU.&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hydroton-original-10l-bag.html" data-image="https://cdn.shoplightspeed.com/shops/638365/files/23334716/300x250x2/hydroton-original-10l-bag.jpg"&gt;&lt;/div&gt;</text:p>
            <text:p>&lt;/div&gt;</text:p>
            <text:p>&lt;/div&gt;</text:p>
          </table:table-cell>
          <table:table-cell office:value-type="string" calcext:value-type="string">
            <text:p>Mother Earth</text:p>
          </table:table-cell>
          <table:table-cell/>
          <table:table-cell office:value-type="string" calcext:value-type="string">
            <text:p>Growing Media and Soi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3.69" calcext:value-type="float">
            <text:p>13.6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ydroton-original-10l-bag.png?v=159764137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hydroton-original-10l-bag</text:p>
          </table:table-cell>
          <table:table-cell table:number-columns-repeated="20"/>
          <table:table-cell table:style-name="Default" table:number-columns-repeated="2"/>
          <table:table-cell/>
          <table:table-cell office:value-type="string" calcext:value-type="string">
            <text:p>https://cdn.shopify.com/s/files/1/0417/5675/4069/products/hydroton-original-10l-bag.jpg?v=1597641377</text:p>
          </table:table-cell>
          <table:table-cell office:value-type="float" office:value="2" calcext:value-type="float">
            <text:p>2</text:p>
          </table:table-cell>
          <table:table-cell table:number-columns-repeated="22"/>
        </table:table-row>
        <table:table-row table:style-name="ro10">
          <table:table-cell office:value-type="string" calcext:value-type="string">
            <text:p>hydroton-original-50-liter</text:p>
          </table:table-cell>
          <table:table-cell office:value-type="string" calcext:value-type="string">
            <text:p>Mother Earth - Hydroton Original 50 Liter</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Predominantly used as a soil replacement for hydroponics, Hydroton is used to fill plastic net cups in aeroponic and NFT (Nutrient Film Technique) systems, as a medium for drip irrigation systems, or as a medium for container gardening. Hydroton is a clay aggregate manufactured exclusively in high-tech kilns in Germany and is well suited for growing larger plants, like tomatoes, peppers, and banana trees. It holds water extremely well and transmits it effectively to the plant roots. The pellets are uniform in size and have an attractive, natural appearance. Hydroton is a chemically-inert medium with a neutral pH, and is reusable, clean, and odorless. It’s the medium of choice in the Waterfarm, Power Grower, and AeroFlow. Available in 10 liter and 50 liter bags. The 10 liter bag will fill approximately 24 - 3", 12 - 5.5", or 4 - 8" net pots.&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hydroton-original-50-liter.html" data-image="https://cdn.shoplightspeed.com/shops/638365/files/23334957/300x250x2/mother-earth-hydroton-hydroton-original-50-liter.jpg"&gt;&lt;/div&gt;</text:p>
            <text:p>&lt;/div&gt;</text:p>
            <text:p>&lt;/div&gt;</text:p>
          </table:table-cell>
          <table:table-cell office:value-type="string" calcext:value-type="string">
            <text:p>Mother Earth</text:p>
          </table:table-cell>
          <table:table-cell/>
          <table:table-cell office:value-type="string" calcext:value-type="string">
            <text:p>Growing Media and Soi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5.89" calcext:value-type="float">
            <text:p>35.8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mother-earth-hydroton-hydroton-original-50-liter.jpg?v=159764128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hydroton-original-50-liter</text:p>
          </table:table-cell>
          <table:table-cell table:number-columns-repeated="20"/>
          <table:table-cell table:style-name="Default" table:number-columns-repeated="2"/>
          <table:table-cell/>
          <table:table-cell office:value-type="string" calcext:value-type="string">
            <text:p>https://cdn.shopify.com/s/files/1/0417/5675/4069/products/mother-earth-hydroton-hydroton-original-50-liter_1.jpg?v=1597641289</text:p>
          </table:table-cell>
          <table:table-cell office:value-type="float" office:value="2" calcext:value-type="float">
            <text:p>2</text:p>
          </table:table-cell>
          <table:table-cell table:number-columns-repeated="22"/>
        </table:table-row>
        <table:table-row table:style-name="ro10">
          <table:table-cell office:value-type="string" calcext:value-type="string">
            <text:p>purple-cow-organics-1-cu-ft-bag</text:p>
          </table:table-cell>
          <table:table-cell office:value-type="string" calcext:value-type="string">
            <text:p>Purple Cow Organics 1 cu ft Bag</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 Purple Cow Organics Activated Compost With MicroLife is a scientifically formulated, tested, and certified premium compost - vermicompost based product. It delivers a full-range of benefits, along with metabolic building blocks to enrich and enliven your soil's foodweb. Purple Cow is formulated beginning with composted leaves and alfalfa fiber. Alfalfa contains a naturally-occurring plant hormone; triacontanol, that research has proven to promote root growth. During the composting process of Purple Cow, beneficial "soil foods", including greensand, rock dusts, and kelp meal stimulate a diversity of microorganisms along with adding macro and micronutrients. Kelp contains growth hormones, auxins, cytokines, and gibberellins, which increase root development substantially. Finally, MicroLife, Purple Cow's own blend of vermicompost worm castings, is added for final activation of the product. Purple Cow supplies beneficial microorganisms and organic humus to the growing media of soil, harmoniously enhancing your soil's biology and making nutrients more available for plant uptake. Purple Cow improves soil structure and porosity, creating a better plant root environment, resulting in a healthier plant overall.&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purple-cow-organics-1-cu-ft-bag.html" data-image="https://cdn.shoplightspeed.com/shops/638365/files/23334938/300x250x2/purple-cow-organics-1-cu-ft-bag.jpg"&gt;&lt;/div&gt;</text:p>
            <text:p>&lt;/div&gt;</text:p>
            <text:p>&lt;/div&gt;</text:p>
          </table:table-cell>
          <table:table-cell office:value-type="string" calcext:value-type="string">
            <text:p>Purple Cow</text:p>
          </table:table-cell>
          <table:table-cell/>
          <table:table-cell office:value-type="string" calcext:value-type="string">
            <text:p>Growing Media and Soi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8.99" calcext:value-type="float">
            <text:p>18.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urple-cow-organics-1-cu-ft-bag.jpg?v=159764120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4">
          <table:table-cell office:value-type="string" calcext:value-type="string">
            <text:p>sunshine-advanced-yellow-bag-mix-4-3-cu-ft</text:p>
          </table:table-cell>
          <table:table-cell office:value-type="string" calcext:value-type="string">
            <text:p>Sunshine Advanced - (Yellow Bag) Mix #4 - 3 Cu/Ft</text:p>
          </table:table-cell>
          <table:table-cell office:value-type="string" calcext:value-type="string">
            <text:p>&lt;h4&gt;Information&lt;/h4&gt;</text:p>
            <text:p>&lt;p&gt;Formulated with earth-friendly ingredients to retain moisture, provide improved root aeration and drainage, and develop strong, healthy root systems for maximum stem, flower and foliage growth. Peat moss and coconut fiber retain water and nutrients for optimal plant growth, combined with increased perlite to provide excellent drainage. The organic nutrient package provides a supplemental charge after three to four weeks and the endomycorrhizal blend enhances the ability of plants to access the nutrients in the root zone.&lt;/p&gt;</text:p>
            <text:p>&lt;p&gt;Balanced: proper pH range to improve nutrient availability&lt;/p&gt;</text:p>
            <text:p>&lt;p&gt;Water Works: organic wetting agent to help soil absorb water quickly and easily&lt;/p&gt;</text:p>
            <text:p>&lt;p&gt;Bio-Active: multiple strains of mycorhizzae for optimum root colonization, improved nutrient and water uptake, better resistance to stress and disease&lt;/p&gt;</text:p>
            <text:p>&lt;p&gt;No-Burning: inert formula accommodates custom feeding practices with no conflicting nutrients or burn risk&lt;/p&gt;</text:p>
            <text:p>&lt;p&gt;Peat Moss: "nature's sponge" holds up to 30 times its weight in water, keeping it readily available for plant uptake&lt;/p&gt;</text:p>
            <text:p>&lt;p&gt;Coconut Coir: a natural water-holding ingredient providing on-demand moisture&lt;/p&gt;</text:p>
            <text:p>&lt;p&gt;Perlite: maintains air space for optimum root growth&lt;/p&gt;</text:p>
            <text:p>&lt;p&gt;Superior Value: Eco-compressed bales fluff to about twice the labeled volume (1 cu ft bale provides about 2 cu ft of usable soil)&lt;/p&gt;</text:p>
          </table:table-cell>
          <table:table-cell office:value-type="string" calcext:value-type="string">
            <text:p>Sunshine Advanced</text:p>
          </table:table-cell>
          <table:table-cell/>
          <table:table-cell office:value-type="string" calcext:value-type="string">
            <text:p>Growing Media and Soi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41.09" calcext:value-type="float">
            <text:p>41.0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unshine-advanced-yellow-bag-mix-4-3-cu-ft.jpg?v=159764103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sunshine-advanced-yellow-bag-mix-4-3-cu-ft</text:p>
          </table:table-cell>
          <table:table-cell table:number-columns-repeated="20"/>
          <table:table-cell table:style-name="Default" table:number-columns-repeated="2"/>
          <table:table-cell/>
          <table:table-cell office:value-type="string" calcext:value-type="string">
            <text:p>https://cdn.shopify.com/s/files/1/0417/5675/4069/products/sunshine-advanced-yellow-bag-mix-4-3-cu-ft_1.jpg?v=1597641124</text:p>
          </table:table-cell>
          <table:table-cell office:value-type="float" office:value="2" calcext:value-type="float">
            <text:p>2</text:p>
          </table:table-cell>
          <table:table-cell table:number-columns-repeated="22"/>
        </table:table-row>
        <table:table-row table:style-name="ro3">
          <table:table-cell office:value-type="string" calcext:value-type="string">
            <text:p>sunshine-mix-4-w-mycorrhizae-3-0-cu-ft-comp</text:p>
          </table:table-cell>
          <table:table-cell office:value-type="string" calcext:value-type="string">
            <text:p>Sunshine Advanced - Mix#4 W/ Mycorrhizae- 3.0 Cu/Ft Comp</text:p>
          </table:table-cell>
          <table:table-cell office:value-type="string" calcext:value-type="string">
            <text:p>&lt;h4&gt;Information&lt;/h4&gt;</text:p>
            <text:p>&lt;p&gt;A premium mix for indoor growing, Sunshine® Mix #4 with Mycorrhizae contains a higher amount of horticultural perlite for plants that prefer greater air porosity. Its our classic #4 boosted with endomycorrhizae and containing Resilience™ for stronger stems and improved root mass. Low phosphorus fertilizer has been included to better support mycorrhizae establishment and growth.&lt;/p&gt;</text:p>
          </table:table-cell>
          <table:table-cell office:value-type="string" calcext:value-type="string">
            <text:p>Sunshine Advanced</text:p>
          </table:table-cell>
          <table:table-cell/>
          <table:table-cell office:value-type="string" calcext:value-type="string">
            <text:p>Growing Media and Soi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7.99" calcext:value-type="float">
            <text:p>37.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unshine-mix4-w-mycorrhizae-30-cu-ft-comp.jpg?v=159764093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premier-pro-mix-hp-cc-mycorrhizae-3-8-cu-ft-30-plt</text:p>
          </table:table-cell>
          <table:table-cell office:value-type="string" calcext:value-type="string">
            <text:p>Pro-Mix - HP Mycorrhizae 3.8 cu ft (30/Plt)</text:p>
          </table:table-cell>
          <table:table-cell office:value-type="string" calcext:value-type="string">
            <text:p>&lt;h4&gt;Information&lt;/h4&gt;</text:p>
            <text:p>&lt;p&gt; &lt;span&gt;Pro-Mix HPCC Mycorrhizaeâ„¢ is a lightweight, high-porosity, peat-based growing medium that contains chunk coir. It ensures optimum growth, especially when high air capacity and extra drainage are required. It is ideal for water-sensitive crops, root cuttings and/or low-light growing conditions.&lt;/span&gt;&lt;/p&gt;</text:p>
          </table:table-cell>
          <table:table-cell office:value-type="string" calcext:value-type="string">
            <text:p>Pro-Mix</text:p>
          </table:table-cell>
          <table:table-cell/>
          <table:table-cell office:value-type="string" calcext:value-type="string">
            <text:p>Growing Media and Soi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44.99" calcext:value-type="float">
            <text:p>44.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emier-horticulture-premier-pro-mix-hp-cc-mycorrh.jpg?v=159764081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foxfarm-happy-frog-potting-soil-12-quart</text:p>
          </table:table-cell>
          <table:table-cell office:value-type="string" calcext:value-type="string">
            <text:p>FoxFarm - Happy Frog Potting Soil 12 Quart</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Nutrient rich, Happy FrogÃ‚Â® Potting Soil is highly recommended for container gardens. Ready to use right out of the bag and is pH adjusted to allow for maximum nutrient uptake. Our unique mix is alive with beneficial soil microbes and mycorrhizal fungi that dramatically expand root development enabling plants to feed more aggressively. The benefits of this premium select potting soil are strong plant structure, vigorous vegetative growth, with enhanced fruit and flower production.&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foxfarm-happy-frog-potting-soil-12-quart.html" data-image="https://cdn.shoplightspeed.com/shops/638365/files/23335353/300x250x2/fox-farm-foxfarm-happy-frog-potting-soil-12-quart.jpg"&gt;&lt;/div&gt;</text:p>
            <text:p>&lt;/div&gt;</text:p>
            <text:p>&lt;/div&gt;</text:p>
          </table:table-cell>
          <table:table-cell office:value-type="string" calcext:value-type="string">
            <text:p>FoxFarm</text:p>
          </table:table-cell>
          <table:table-cell/>
          <table:table-cell office:value-type="string" calcext:value-type="string">
            <text:p>Growing Media and Soi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74" calcext:value-type="float">
            <text:p>9.74</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ox-farm-foxfarm-happy-frog-potting-soil-12-quart.jpg?v=159764061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foxfarm-ocean-forest-potting-soil-1-5-cu-ft</text:p>
          </table:table-cell>
          <table:table-cell office:value-type="string" calcext:value-type="string">
            <text:p>FoxFarm - Ocean Forest Potting Soil 1.5 cu ft</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This rich, light, organic potting soil is so fertile that no additional feeding is necessary for the first 2-3 weeks. Ready-to-use right from the bag. This 100 percent natural, organic amalgam encourages healthy root growth, disease resistance, and leafy foliage. Use it for container planting indoors and out, till it into your garden, fill raised beds, or top-dress established plants. Great for seedlings. Comes in a 1.5 Cubic Foot bag and is recommended for all plant types.&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foxfarm-ocean-forest-potting-soil-15-cu-ft.html" data-image="https://cdn.shoplightspeed.com/shops/638365/files/23335389/300x250x2/foxfarm-foxfarm-ocean-forest-potting-soil-15-cu-ft.jpg"&gt;&lt;/div&gt;</text:p>
            <text:p>&lt;/div&gt;</text:p>
            <text:p>&lt;/div&gt;</text:p>
          </table:table-cell>
          <table:table-cell office:value-type="string" calcext:value-type="string">
            <text:p>FoxFarm</text:p>
          </table:table-cell>
          <table:table-cell/>
          <table:table-cell office:value-type="string" calcext:value-type="string">
            <text:p>Growing Media and Soi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1.99" calcext:value-type="float">
            <text:p>21.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oxfarm-foxfarm-ocean-forest-potting-soil-15-cu-ft.jpg?v=159764037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3">
          <table:table-cell office:value-type="string" calcext:value-type="string">
            <text:p>canna-bio-terra-plus-medium-50-liter</text:p>
          </table:table-cell>
          <table:table-cell office:value-type="string" calcext:value-type="string">
            <text:p>CANNA - Bio Terra Plus Medium 50 Liter</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CANNA Terra Professional Plus formula was developed to fulfill the desire of creating the purest soil mix possible and to obtain the best effects with CANNA TERRA nutrients.&lt;/p&gt;</text:p>
            <text:p>&lt;p&gt;CANNA Terra Professional Plus is made up from raw materials each of the highest quality. Exclusive, high grade ingredients such as airy peat moss and different types of tree bark (as a substitute for perlite) are components of CANNA Terra Professional Plus. They have an antiseptic effect and increase aeration qualities. This has a direct result in promoting exceptional root development and formation of thicker stems, while faster metabolism combined with low sickness rates ensure an increased production.&lt;/p&gt;</text:p>
            <text:p>&lt;p&gt;CANNA Terra Professional Plus is enriched with special feeding mixes, containing all the elements plants need during their first week, meaning no additional feeding is needed at that time! The medium is also pH-adjusted for long-term control with a lime charge large enough to last an entire cycle. It has a mineral-nutrient starter charge that adjusts the initial level of nutrients up to a good beginning charge, correcting the ratios to work perfectly with CANNA TERRA nutrients.&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canna-bio-terra-plus-medium-50-liter.html" data-image="https://cdn.shoplightspeed.com/shops/638365/files/23688925/300x250x2/canna-canna-bio-terra-plus-medium-50-liter.jpg"&gt;&lt;/div&gt;</text:p>
            <text:p>&lt;/div&gt;</text:p>
            <text:p>&lt;/div&gt;</text:p>
          </table:table-cell>
          <table:table-cell office:value-type="string" calcext:value-type="string">
            <text:p>CANNA</text:p>
          </table:table-cell>
          <table:table-cell/>
          <table:table-cell office:value-type="string" calcext:value-type="string">
            <text:p>Growing Media and Soi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3.74" calcext:value-type="float">
            <text:p>23.74</text:p>
          </table:table-cell>
          <table:table-cell/>
          <table:table-cell table:number-columns-repeated="2" office:value-type="string" calcext:value-type="string">
            <text:p>true</text:p>
          </table:table-cell>
          <table:table-cell/>
          <table:table-cell office:value-type="string" calcext:value-type="string">
            <text:p>https://cdn.shopify.com/s/files/1/0417/5675/4069/products/canna-canna-bio-terra-plus-medium-50-liter.png?v=159764007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gh-biothrive-bloom-qt</text:p>
          </table:table-cell>
          <table:table-cell office:value-type="string" calcext:value-type="string">
            <text:p>General Organics - BIOTHRIVE BLOOM</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Vegan Grow &amp;amp; Bloom&lt;br&gt;&lt;br&gt;BioThrive formulas are specifically designed to meet the comprehensive needs of all plants through every stage of growth. General Hydroponics bases their formulations on ecological principals that maintain respect for the environment while providing plants balanced nutrition. The ingredients are entirely vegan, containing natural plant extracts, sea kelp, and mined minerals. BioThrive actively improves the root environment by feeding the microbes that live in harmony with your plant. This provides the essential nutrition that creates healthy vegetative, flowering, and fruiting growth.&lt;br&gt;&lt;br&gt;Bloom&lt;br&gt;BioThrive Bloom provides flowering and fruiting plants with essential nutrients, perfectly balanced for superior blooms and bountiful harvests. Specially designed to maximize flower, fruit, and seed production, this unique formulation will give you bigger, more nutritious and delicious yields. BioThrive Bloom benefits all kinds of plants during the flowering and fruiting phases of growth..&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gh-biothrive-bloom-qt.html" data-image="https://cdn.shoplightspeed.com/shops/638365/files/24182451/300x250x2/general-hydroponics-gh-biothrive-bloom-qt.jpg"&gt;&lt;/div&gt;</text:p>
            <text:p>&lt;/div&gt;</text:p>
            <text:p>&lt;/div&gt;</text:p>
          </table:table-cell>
          <table:table-cell office:value-type="string" calcext:value-type="string">
            <text:p>General Organics</text:p>
          </table:table-cell>
          <table:table-cell/>
          <table:table-cell office:value-type="string" calcext:value-type="string">
            <text:p>Organic Nutrients and Amendmen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9.46" calcext:value-type="float">
            <text:p>19.46</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eneral-hydroponics-gh-biothrive-bloom-qt.jpg?v=159741254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gh-biothrive-grow-qt</text:p>
          </table:table-cell>
          <table:table-cell office:value-type="string" calcext:value-type="string">
            <text:p>General Organics - BIOTHRIVE GROW</text:p>
          </table:table-cell>
          <table:table-cell office:value-type="string" calcext:value-type="string">
            <text:p>&lt;h4&gt;Information&lt;/h4&gt;</text:p>
            <text:p>&lt;p&gt;&lt;span&gt;BioThrive formulas are specifically designed to meet the comprehensive needs of all plants through every stage of growth. General Hydroponics bases their formulations on ecological principals that maintain respect for the environment while providing plants balanced nutrition. The ingredients are entirely vegan, containing natural plant extracts, sea kelp, and mined minerals. BioThrive actively improves the root environment by feeding the microbes that live in harmony with your plant. This provides the essential nutrition that creates healthy vegetative, flowering, and fruiting growth.&lt;/span&gt;&lt;br&gt;&lt;/p&gt;</text:p>
          </table:table-cell>
          <table:table-cell office:value-type="string" calcext:value-type="string">
            <text:p>General Organic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4.56" calcext:value-type="float">
            <text:p>14.56</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eneral-hydroponics-gh-biothrive-grow-qt.jpg?v=159741212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gh-bioweed-qt</text:p>
          </table:table-cell>
          <table:table-cell office:value-type="string" calcext:value-type="string">
            <text:p>General Organics - BIOWEED</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BioWeed is derived from a blend of cold processed seaweeds that act as a plant and soil vitality enhancer. Seaweeds have long been recognized as stress reducing agents and powerful plant boosters. BioWeed encourages prolific root and foliage growth as well as larger flowers and fruits. BioWeed works synergistically with all fertilizers to promote vigorous, healthy growth. Use with any garden soil, potting mix, or other growing media.&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gh-bioweed-qt.html" data-image="https://cdn.shoplightspeed.com/shops/638365/files/24182466/300x250x2/general-hydroponics-gh-bioweed-qt.jpg"&gt;&lt;/div&gt;</text:p>
            <text:p>&lt;/div&gt;</text:p>
            <text:p>&lt;/div&gt;</text:p>
          </table:table-cell>
          <table:table-cell office:value-type="string" calcext:value-type="string">
            <text:p>General Organics</text:p>
          </table:table-cell>
          <table:table-cell/>
          <table:table-cell office:value-type="string" calcext:value-type="string">
            <text:p>Organic Nutrients and Amendmen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2.03" calcext:value-type="float">
            <text:p>22.03</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eneral-hydroponics-gh-bioweed-qt.jpg?v=159741208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gh-biobud-qt</text:p>
          </table:table-cell>
          <table:table-cell office:value-type="string" calcext:value-type="string">
            <text:p>General Organics - BIOBUD</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BioBud is a powerful bloom stimulator that generates explosive flowering and massive fruit production. BioBud increases metabolic activity and mineral uptake by utilizing bio-stimulants and organic transport enhancers. This induces abundant, dense floral clusters during the crucial flowering and fruiting phases. The results are spectacular flowering and more flavorful fruits. Use BioBud during the flowering phase of plant growth with any baseline fertilizer in any garden soil, potting mix, or other growing media. BioBud is sure to make your garden complete.&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gh-biobud-qt.html" data-image="https://cdn.shoplightspeed.com/shops/638365/files/24182464/300x250x2/general-hydroponics-gh-biobud-qt.jpg"&gt;&lt;/div&gt;</text:p>
            <text:p>&lt;/div&gt;</text:p>
            <text:p>&lt;/div&gt;</text:p>
          </table:table-cell>
          <table:table-cell office:value-type="string" calcext:value-type="string">
            <text:p>General Organics</text:p>
          </table:table-cell>
          <table:table-cell/>
          <table:table-cell office:value-type="string" calcext:value-type="string">
            <text:p>Organic Nutrients and Amendmen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45.72" calcext:value-type="float">
            <text:p>45.72</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eneral-hydroponics-gh-biobud-qt.jpg?v=159741199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gh-biomarine-qt</text:p>
          </table:table-cell>
          <table:table-cell office:value-type="string" calcext:value-type="string">
            <text:p>General Organics - BIOMARINE</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BioMarine is a completely organic fish fertilizer that encourages rapid growth, improves color, and helps increase plant’s resistance to pests. Essential proteins, oils, and nutrients are derived from a cold processed enzymatically digested fish. This supports healthy growth and stimulates microbiology that naturally improves soil integrity. BioMarine benefits all types of plants during all phases of growth, from seedling through harvest. It can be used as a standalone fertilizer or in conjunction with other fertilizers.&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gh-biomarine-qt.html" data-image="https://cdn.shoplightspeed.com/shops/638365/files/24182468/300x250x2/general-hydroponics-gh-biomarine-qt.jpg"&gt;&lt;/div&gt;</text:p>
            <text:p>&lt;/div&gt;</text:p>
            <text:p>&lt;/div&gt;</text:p>
          </table:table-cell>
          <table:table-cell office:value-type="string" calcext:value-type="string">
            <text:p>General Organics</text:p>
          </table:table-cell>
          <table:table-cell/>
          <table:table-cell office:value-type="string" calcext:value-type="string">
            <text:p>Organic Nutrients and Amendmen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8.53" calcext:value-type="float">
            <text:p>18.53</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eneral-hydroponics-gh-biomarine-qt.jpg?v=159741189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5">
          <table:table-cell office:value-type="string" calcext:value-type="string">
            <text:p>espoma-organic-gypsum-6lb</text:p>
          </table:table-cell>
          <table:table-cell office:value-type="string" calcext:value-type="string">
            <text:p>Espoma - Organic Gypsum - 6lb</text:p>
          </table:table-cell>
          <table:table-cell office:value-type="string" calcext:value-type="string">
            <text:p>&lt;h4&gt;Information&lt;/h4&gt;</text:p>
            <text:p>&lt;p&gt;Espoma Garden Gypsum is an all natural mineral that can help loosen clay soils, minimize salt damage to plants, and help promote root growth.&lt;/p&gt;</text:p>
            <text:p>&lt;ul&gt;</text:p>
            <text:p>&lt;li&gt;Pelletized for easy application.&lt;/li&gt;</text:p>
            <text:p>&lt;li&gt;Loosens heavy clay soils.&lt;/li&gt;</text:p>
            <text:p>&lt;li&gt;Helps cure turf burns from ice-melters and pets.&lt;/li&gt;</text:p>
            <text:p>&lt;/ul&gt;</text:p>
            <text:p>&lt;p&gt; &lt;/p&gt;</text:p>
          </table:table-cell>
          <table:table-cell office:value-type="string" calcext:value-type="string">
            <text:p>Espoma</text:p>
          </table:table-cell>
          <table:table-cell/>
          <table:table-cell office:value-type="string" calcext:value-type="string">
            <text:p>Organic Nutrients and Amendmen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8.49" calcext:value-type="float">
            <text:p>8.4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spoma-organic-bio-tone-starter-plus-w-mycorrhizae_1.png?v=159741264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gh-bioroot-qt</text:p>
          </table:table-cell>
          <table:table-cell office:value-type="string" calcext:value-type="string">
            <text:p>General Organics - BIOROOT</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BioRoot is a natural root growth supplement that helps plants establish healthy and vibrant root systems. It contains vitamins, enzymes, organic and humic acids that stimulate root growth. BioRoot is outstanding for seedlings and cuttings, helping young plants develop strong and massive root systems. For mature plants BioRoot will maintain health by improved nutrient uptake. Use BioRoot with any garden soil, potting mix, or other growing media.&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gh-bioroot-qt.html" data-image="https://cdn.shoplightspeed.com/shops/638365/files/24182461/300x250x2/general-hydroponics-gh-bioroot-qt.jpg"&gt;&lt;/div&gt;</text:p>
            <text:p>&lt;/div&gt;</text:p>
            <text:p>&lt;/div&gt;</text:p>
          </table:table-cell>
          <table:table-cell office:value-type="string" calcext:value-type="string">
            <text:p>General Organics</text:p>
          </table:table-cell>
          <table:table-cell/>
          <table:table-cell office:value-type="string" calcext:value-type="string">
            <text:p>Organic Nutrients and Amendmen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8.53" calcext:value-type="float">
            <text:p>18.53</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eneral-hydroponics-gh-bioroot-qt.jpg?v=159741170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doktor-doom-3-oz-fogger</text:p>
          </table:table-cell>
          <table:table-cell office:value-type="string" calcext:value-type="string">
            <text:p>Doktor Doom - Fogger</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The biggest benefit to using the Total Release Fogger is that they are made with natural pyrethrum which biologically breaks down in a couple of hours, thus providing very fast re-entry times to fumigated areas. They do not have a strong odor- which also provides the homeowner with a peace of mind as there are no long-lasting obnoxious odors lingering in the air.&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doktor-doom-3-oz-fogger.html" data-image="https://cdn.shoplightspeed.com/shops/638365/files/24181811/300x250x2/doktor-doom-3-oz-fogger.jpg"&gt;&lt;/div&gt;</text:p>
            <text:p>&lt;/div&gt;</text:p>
            <text:p>&lt;/div&gt;</text:p>
          </table:table-cell>
          <table:table-cell office:value-type="string" calcext:value-type="string">
            <text:p>Doktor Doom</text:p>
          </table:table-cell>
          <table:table-cell/>
          <table:table-cell office:value-type="string" calcext:value-type="string">
            <text:p>Pest and Desease Control</text:p>
          </table:table-cell>
          <table:table-cell table:style-name="ce1" office:value-type="string" calcext:value-type="string">
            <text:p>true</text:p>
          </table:table-cell>
          <table:table-cell office:value-type="string" calcext:value-type="string">
            <text:p>Name</text:p>
          </table:table-cell>
          <table:table-cell office:value-type="string" calcext:value-type="string">
            <text:p>3 oz Fogger</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1.99" calcext:value-type="float">
            <text:p>11.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doktor-doom-3-oz-fogger.jpg?v=159741105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doktor-doom-3-oz-fogger</text:p>
          </table:table-cell>
          <table:table-cell table:number-columns-repeated="7"/>
          <table:table-cell office:value-type="string" calcext:value-type="string">
            <text:p>5.5 oz Fogger</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4.99" calcext:value-type="float">
            <text:p>14.9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doktor-doom-3-oz-fogger</text:p>
          </table:table-cell>
          <table:table-cell table:number-columns-repeated="7"/>
          <table:table-cell office:value-type="string" calcext:value-type="string">
            <text:p>12.5 oz Fogger</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0.99" calcext:value-type="float">
            <text:p>20.9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organocide-concentrate-qt</text:p>
          </table:table-cell>
          <table:table-cell office:value-type="string" calcext:value-type="string">
            <text:p>Organic Laboratories - Organocide Concentrate qt</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Organocide is an organic insecticide and fungicide that works on 25 common pest insects and 4 problem diseases for plants. It controls pests such as mites, whiteflies, aphids, etc., and stops fungal diseases like powdery mildew and black spots on roses. Organocide is an effective solution that works to prevent pests and disease naturally.&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organocide-concentrate-qt.html" data-image="https://cdn.shoplightspeed.com/shops/638365/files/24181805/300x250x2/botanicare-organocide-concentrate-qt.jpg"&gt;&lt;/div&gt;</text:p>
            <text:p>&lt;/div&gt;</text:p>
            <text:p>&lt;/div&gt;</text:p>
          </table:table-cell>
          <table:table-cell office:value-type="string" calcext:value-type="string">
            <text:p>Organic Laboratories</text:p>
          </table:table-cell>
          <table:table-cell/>
          <table:table-cell office:value-type="string" calcext:value-type="string">
            <text:p>Pest and Desease 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0" calcext:value-type="float">
            <text:p>0</text:p>
          </table:table-cell>
          <table:table-cell/>
          <table:table-cell table:number-columns-repeated="2" office:value-type="string" calcext:value-type="string">
            <text:p>true</text:p>
          </table:table-cell>
          <table:table-cell/>
          <table:table-cell office:value-type="string" calcext:value-type="string">
            <text:p>https://cdn.shopify.com/s/files/1/0417/5675/4069/products/botanicare-organocide-concentrate-qt.jpg?v=159741092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6">
          <table:table-cell office:value-type="string" calcext:value-type="string">
            <text:p>dyna-gro-pure-neem-oil-qt</text:p>
          </table:table-cell>
          <table:table-cell office:value-type="string" calcext:value-type="string">
            <text:p>Dyna-Gro - Pure Neem Oil - qt</text:p>
          </table:table-cell>
          <table:table-cell office:value-type="string" calcext:value-type="string">
            <text:p>&lt;h4&gt;Information&lt;/h4&gt;</text:p>
            <text:p>&lt;p&gt; &lt;/p&gt;</text:p>
            <text:p>&lt;div class="product-wrap row"&gt;</text:p>
            <text:p>&lt;div class="product-info col-sm-8 col-md-7 col-md-offset-1"&gt;</text:p>
            <text:p>&lt;div class="product-tabs row"&gt;</text:p>
            <text:p>&lt;div class="tabsPages"&gt;</text:p>
            <text:p>&lt;div class="page info active"&gt;</text:p>
            <text:p>&lt;p&gt;Neem Oil affects over 400 varieties of insects and is an important part of an Integrated Pest Management (IPM) strategy. This foliar spray is 100% pure neem oil from the neem tree. It is a biodegradable and fast-acting insect bio-inhibitor. Simply mix 1/2 teaspoon neem oil with a quart of water (use a drop of dish soap to emulsify the mix) and spray on your plants' leaves. The oil is absorbed by the pests and interferes with reproduction and feeding for a steady decline in population. This 8-ounce bottle makes 24 gallons of solution.&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dyna-gro-pure-neem-oil-qt.html" data-image="https://cdn.shoplightspeed.com/shops/638365/files/24181818/300x250x2/dyna-gro-dyna-gro-pure-neem-oil-qt.jpg"&gt;&lt;/div&gt;</text:p>
            <text:p>&lt;/div&gt;</text:p>
            <text:p>&lt;/div&gt;</text:p>
          </table:table-cell>
          <table:table-cell office:value-type="string" calcext:value-type="string">
            <text:p>Dyna-Gro</text:p>
          </table:table-cell>
          <table:table-cell/>
          <table:table-cell office:value-type="string" calcext:value-type="string">
            <text:p>Pest and Desease 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48.5" calcext:value-type="float">
            <text:p>48.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dyna-gro-dyna-gro-pure-neem-oil-qt.jpg?v=159741063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microbe-lift-bmc-2-oz</text:p>
          </table:table-cell>
          <table:table-cell office:value-type="string" calcext:value-type="string">
            <text:p>Microbe Life Hydroponics - Microbe-Lift BMC 2 oz</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Natural mosquito control can be achieved with our mosquito control product from Microbe-Lift.Microbe-Lift BMC (Biological Mosquito Control) kills developing mosquitoes before they can become biting adults, including those which may transmit West Nile Virus, Equine Encephalitis and those which may transmit Heartworm Disease in dogs and cats. Natural mosquito control is achieved through the use of naturally occurring bacteria that are toxic to mosquito larvae. Once applied, the mosquito larvae ingest the bacteria, resulting in death. Up to 14 days activity Disperses easily in water No fish toxicity No toxicity to non-target invertebrates Significantly lower potential for development of resistance than chemical larvicides No adverse aesthetics to the pond Microbe-Lift Biological Mosquito Control is a liquid mosquito control product that can be applied to areas that contain aquatic life, fish and plants and can also be used in areas used by or in contact with humans, animals, horses, livestock, pets,birds or wildlife. E.P.A. Registration Number 62637-1-74466 APPLICATION Small BMC (2fl.oz.) Use 6 drops per 100 gallons of water Treats: -500 gallons for up to 20 months -750 gallons for up to 13 months&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microbe-lift-bmc-2-oz.html" data-image="https://cdn.shoplightspeed.com/shops/638365/files/24182070/300x250x2/microbe-lift-bmc-2-oz.jpg"&gt;&lt;/div&gt;</text:p>
            <text:p>&lt;/div&gt;</text:p>
            <text:p>&lt;/div&gt;</text:p>
          </table:table-cell>
          <table:table-cell office:value-type="string" calcext:value-type="string">
            <text:p>Microbe Life Hydroponics</text:p>
          </table:table-cell>
          <table:table-cell/>
          <table:table-cell office:value-type="string" calcext:value-type="string">
            <text:p>Pest and Desease 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0.05" calcext:value-type="float">
            <text:p>20.0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microbe-lift-bmc-2-oz.jpg?v=159741046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6">
          <table:table-cell office:value-type="string" calcext:value-type="string">
            <text:p>doktor-doom-spider-mite-knock-out-pint</text:p>
          </table:table-cell>
          <table:table-cell office:value-type="string" calcext:value-type="string">
            <text:p>Doktor Doom - Spider Mite Knock Out - Pint</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Doktor Doom Spider Mite Knock Out is a pyrethrin based formula. Unlike soap based products, which need to be applied liberally to the plant in order to drown the insects. Knock Out kills the pests on contact with just a light misting on the foliage. Apply to the underside of the leaves and then fog the room with a Doktor Doom Fogger. The smell of Pyrethrin flushes out and eradicates insect pests on contact.&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doktor-doom-spider-mite-knock-out-16-oz.html" data-image="https://cdn.shoplightspeed.com/shops/638365/files/24181816/300x250x2/doktor-doom-spider-mite-knock-out-pint.jpg"&gt;&lt;/div&gt;</text:p>
            <text:p>&lt;/div&gt;</text:p>
            <text:p>&lt;/div&gt;</text:p>
            <text:p>&lt;p&gt; &lt;/p&gt;</text:p>
          </table:table-cell>
          <table:table-cell office:value-type="string" calcext:value-type="string">
            <text:p>Doktor Doom</text:p>
          </table:table-cell>
          <table:table-cell/>
          <table:table-cell office:value-type="string" calcext:value-type="string">
            <text:p>Pest and Desease 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9.75" calcext:value-type="float">
            <text:p>19.7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doktor-doom-spider-mite-knock-out-pint.jpg?v=159741029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safer-insect-killing-soap-ii-conc-16-oz</text:p>
          </table:table-cell>
          <table:table-cell office:value-type="string" calcext:value-type="string">
            <text:p>Safer - Insect Killing Soap II Conc. - 16 Oz</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A multi-purpose insect killer concentrate to control most garden insects, such as Aphids, Mites, Mealybugs, Thrips, Whiteflies, and many other pest. One Quart makes up to 12 gallons of spray. To use mix with soften or distilled water and spray at the end of the light cycle. Rinse with water at the beginning of the next light cycle. Repeat as necessary, following the directions on the bottle.&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safer-insect-killing-soap-ii-conc-16-oz.html" data-image="https://cdn.shoplightspeed.com/shops/638365/files/24181806/300x250x2/safer-insect-killing-soap-ii-conc-16-oz.jpg"&gt;&lt;/div&gt;</text:p>
            <text:p>&lt;/div&gt;</text:p>
            <text:p>&lt;/div&gt;</text:p>
          </table:table-cell>
          <table:table-cell office:value-type="string" calcext:value-type="string">
            <text:p>Safer</text:p>
          </table:table-cell>
          <table:table-cell/>
          <table:table-cell office:value-type="string" calcext:value-type="string">
            <text:p>Pest and Desease 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5.39" calcext:value-type="float">
            <text:p>15.3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afer-insect-killing-soap-ii-conc-16-oz.jpg?v=159741023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sticky-whitefly-trap-5-pack</text:p>
          </table:table-cell>
          <table:table-cell office:value-type="string" calcext:value-type="string">
            <text:p>Grower's Edge - Sticky Whitefly Trap 5/Pack</text:p>
          </table:table-cell>
          <table:table-cell office:value-type="string" calcext:value-type="string">
            <text:p>&lt;h4&gt;Information&lt;/h4&gt;</text:p>
            <text:p>&lt;p&gt;&lt;span&gt;A great way to monitor your garden for pests. The Sticky Whitefly Traps do the following things: Protect plants from whiteflies, aphids and other flying insects. Last all season, even in rain, until completely coated with insects. Non-poisonous and easy to use. However, we suggest that yellow traps be used in a monitoring program that includes whiteflies and fungus gnats.&lt;/span&gt;   &lt;/p&gt;</text:p>
          </table:table-cell>
          <table:table-cell office:value-type="string" calcext:value-type="string">
            <text:p>Grower's Edge</text:p>
          </table:table-cell>
          <table:table-cell/>
          <table:table-cell office:value-type="string" calcext:value-type="string">
            <text:p>growers-edge, Pest and Desease 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6.49" calcext:value-type="float">
            <text:p>6.4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eabright-sticky-whitefly-trap-5-pack_1.jpg?v=159741016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7">
          <table:table-cell office:value-type="string" calcext:value-type="string">
            <text:p>mighty-gal</text:p>
          </table:table-cell>
          <table:table-cell office:value-type="string" calcext:value-type="string">
            <text:p>NPK Industries - Mighty Wash 1 Gal</text:p>
          </table:table-cell>
          <table:table-cell office:value-type="string" calcext:value-type="string">
            <text:p>&lt;h4&gt;Information&lt;/h4&gt;</text:p>
            <text:p>&lt;p&gt;Mighty Wash is a new revolutionary way to solve your spider mite problem in all stages of development from eggs to adults.&lt;/p&gt;</text:p>
            <text:p>&lt;p&gt;Mighty Wash is a ready-to-use proprietary formula. It may be used throughout the grow and flower cycle up to and including the day of harvest.&lt;/p&gt;</text:p>
            <text:p>&lt;p&gt;Mighty Wash is truly "The cleanest solution to your spider mite problem."&lt;/p&gt;</text:p>
            <text:p>&lt;p&gt; &lt;/p&gt;</text:p>
          </table:table-cell>
          <table:table-cell office:value-type="string" calcext:value-type="string">
            <text:p>NPK Industries</text:p>
          </table:table-cell>
          <table:table-cell/>
          <table:table-cell office:value-type="string" calcext:value-type="string">
            <text:p>Pest and Desease 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9.95" calcext:value-type="float">
            <text:p>3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mighty-gal.jpg?v=159740788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nuke-em-quart</text:p>
          </table:table-cell>
          <table:table-cell office:value-type="string" calcext:value-type="string">
            <text:p>Flying Skull - Nuke Em Quart</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Nuke Em insecticide/fungicide is a pesticide that has been proven effective in both hobby and commercial grows and its purity is verified. It targets all species of broad mites, russet mites, spider mites, leaf aphids, whitefly and other plant leaf parasites. Its unique formula also allows for outstanding control of powdery mildew found in the garden. Nuke Em uses ingredients that are either food grade or organic listed, which makes it skin contact friendly. Nuke Em does not have any heavy oils or detergents in the formula that could slow plant growth or make produce taste bad. It may be applied throughout the grow cycle, and if need, after harvest. Commercial growers will be happy to know that Flying Skull is very serious about Nuke Ems quality. Flying Skull Plant Products has identified 59 unlawful pesticide ingredients known to fail laboratory testing of food-grade produce. Each batch of Nuke Em has been laboratory tested for purity to make sure those 59 unlawful pesticide ingredients, along with yeast, mold and bacteria, are not in Nuke Em.&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nuke-em-quart.html" data-image="https://cdn.shoplightspeed.com/shops/638365/files/23336134/300x250x2/flying-skull-nuke-em-quart.jpg"&gt;&lt;/div&gt;</text:p>
            <text:p>&lt;/div&gt;</text:p>
            <text:p>&lt;/div&gt;</text:p>
          </table:table-cell>
          <table:table-cell office:value-type="string" calcext:value-type="string">
            <text:p>Flying Skull</text:p>
          </table:table-cell>
          <table:table-cell/>
          <table:table-cell office:value-type="string" calcext:value-type="string">
            <text:p>Pest and Desease 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42.95" calcext:value-type="float">
            <text:p>42.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lying-skull-nuke-em-quart.jpg?v=159740783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dyna-gro-pure-neem-oil-8-oz</text:p>
          </table:table-cell>
          <table:table-cell office:value-type="string" calcext:value-type="string">
            <text:p>Dyna-Gro - Pure Neem Oil - 8 oz</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Neem oil is pressed from the seed of the neem tree. Neem oil leaves a natural shine on leaves without clogging stomata that leaves need to take in carbon dioxide and release oxygen and water vapor essential to the basic functioning of the photosynthesis process. Pure Neem Oil is an organic, all-natural leaf polish that leaves a natural shine.&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dyna-gro-pure-neem-oil-8-oz.html" data-image="https://cdn.shoplightspeed.com/shops/638365/files/23336131/300x250x2/dyna-gro-dyna-gro-pure-neem-oil-8-oz.jpg"&gt;&lt;/div&gt;</text:p>
            <text:p>&lt;/div&gt;</text:p>
            <text:p>&lt;/div&gt;</text:p>
          </table:table-cell>
          <table:table-cell office:value-type="string" calcext:value-type="string">
            <text:p>Dyna-Gro</text:p>
          </table:table-cell>
          <table:table-cell/>
          <table:table-cell office:value-type="string" calcext:value-type="string">
            <text:p>Pest and Desease 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7" calcext:value-type="float">
            <text:p>17</text:p>
          </table:table-cell>
          <table:table-cell/>
          <table:table-cell table:number-columns-repeated="2" office:value-type="string" calcext:value-type="string">
            <text:p>true</text:p>
          </table:table-cell>
          <table:table-cell/>
          <table:table-cell office:value-type="string" calcext:value-type="string">
            <text:p>https://cdn.shopify.com/s/files/1/0417/5675/4069/products/dyna-gro-dyna-gro-pure-neem-oil-8-oz.jpg?v=159740777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monterey-garden-insect-spray-w-spinosad-pint</text:p>
          </table:table-cell>
          <table:table-cell office:value-type="string" calcext:value-type="string">
            <text:p>Monterey - Insect Spray w/ Spinosad Pint</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Monterey Garden Insect Spray uses Spinosad to effectively control thrips, leafminers, fire ants, diamond-back moths, borers and more. Gardeners mix four tablespoons of concentrated liquid Monterey Garden Insect Spray to one gallon of water (or as much is needed for a single treatment) for easy foliar applications. Derived through fermentation of a naturally-occurring soil bacterium, this fast-acting insecticide is listed by the Organic Materials Review Institute (OMRI) and can be used on fruit and vegetable crops, ornamentals and turf.&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monterey-garden-insect-spray-pt.html" data-image="https://cdn.shoplightspeed.com/shops/638365/files/24181832/300x250x2/monterey-garden-insect-spray-w-spinosad-pint.jpg"&gt;&lt;/div&gt;</text:p>
            <text:p>&lt;/div&gt;</text:p>
            <text:p>&lt;/div&gt;</text:p>
          </table:table-cell>
          <table:table-cell office:value-type="string" calcext:value-type="string">
            <text:p>Monterey Lawn and Garden</text:p>
          </table:table-cell>
          <table:table-cell/>
          <table:table-cell office:value-type="string" calcext:value-type="string">
            <text:p>Pest and Desease 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9.99" calcext:value-type="float">
            <text:p>1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monterey-garden-insect-spray-w-spinosad-pint.jpg?v=159740772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gh-aza-max-4-oz</text:p>
          </table:table-cell>
          <table:table-cell office:value-type="string" calcext:value-type="string">
            <text:p>General Hydroponics - AzaMax 4 oz</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AzaMax is a natural product with a broad spectrum of pest control. It contains Azadirachtin A &amp;amp; B as active ingredients and more than 100 limonoids. AzaMax does not use hard chemical solvents and fully uses food-grade formulation ingredients. It is an antifeedant and insect growth regulator that controls pests through starvation and growth disruption. Effectively controls spider mites, thrips, fungus gnats, aphids, whiteflies, leaf miners, worms, beetles, leafhoppers, scales, mealy bugs, nematodes and other soil-borne pests. Mix a tablespoon per gallon.&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gh-aza-max-4-oz.html" data-image="https://cdn.shoplightspeed.com/shops/638365/files/23336176/300x250x2/general-hydroponics-gh-aza-max-4-oz.jpg"&gt;&lt;/div&gt;</text:p>
            <text:p>&lt;/div&gt;</text:p>
            <text:p>&lt;/div&gt;</text:p>
          </table:table-cell>
          <table:table-cell office:value-type="string" calcext:value-type="string">
            <text:p>General Hydroponics</text:p>
          </table:table-cell>
          <table:table-cell/>
          <table:table-cell office:value-type="string" calcext:value-type="string">
            <text:p>Pest and Desease 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2.85" calcext:value-type="float">
            <text:p>32.8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eneral-hydroponics-gh-aza-max-4-oz.jpg?v=159740759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safer-garden-fungicide-ii-rtu-qt</text:p>
          </table:table-cell>
          <table:table-cell office:value-type="string" calcext:value-type="string">
            <text:p>Safer - Garden Fungicide II RTU Qt</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Can be used on fruits, flowers, vegetables, flowering plants and ornamentals. Controls and prevents black spot, rust, leaf spot and powdery mildew on roses. Contains sulfur. Registered in all states.&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safer-garden-fungicide-ii-rtu-qt.html" data-image="https://cdn.shoplightspeed.com/shops/638365/files/23336130/300x250x2/safer-garden-fungicide-ii-rtu-qt.jpg"&gt;&lt;/div&gt;</text:p>
            <text:p>&lt;/div&gt;</text:p>
            <text:p>&lt;/div&gt;</text:p>
          </table:table-cell>
          <table:table-cell office:value-type="string" calcext:value-type="string">
            <text:p>Safer</text:p>
          </table:table-cell>
          <table:table-cell/>
          <table:table-cell office:value-type="string" calcext:value-type="string">
            <text:p>Pest and Desease 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9.99" calcext:value-type="float">
            <text:p>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afer-garden-fungicide-ii-rtu-qt.jpg?v=159740751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rainmaker®-pressurized-pump-sprayer-64-oz-1-9-liter</text:p>
          </table:table-cell>
          <table:table-cell office:value-type="string" calcext:value-type="string">
            <text:p>Rainmaker - Pressurized Pump Sprayer 64 oz / 1.9 Liter</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This is a heavy-duty, refillable pump sprayer. It features an adjustable brass spray nozzle. Capacity is 64 oz/1.9 L. Use to apply most pest/disease control products, foliar sprays, or cleaning agents.&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copy-of-mondi-mistn-spray-15l-qt.html" data-image="https://cdn.shoplightspeed.com/shops/638365/files/24540504/300x250x2/rainmaker-pressurized-pump-sprayer-64-oz-19-liter.jpg"&gt;&lt;/div&gt;</text:p>
            <text:p>&lt;/div&gt;</text:p>
            <text:p>&lt;/div&gt;</text:p>
          </table:table-cell>
          <table:table-cell office:value-type="string" calcext:value-type="string">
            <text:p>Rainmaker</text:p>
          </table:table-cell>
          <table:table-cell/>
          <table:table-cell office:value-type="string" calcext:value-type="string">
            <text:p>garden-accessorie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1.94" calcext:value-type="float">
            <text:p>11.94</text:p>
          </table:table-cell>
          <table:table-cell/>
          <table:table-cell table:number-columns-repeated="2" office:value-type="string" calcext:value-type="string">
            <text:p>true</text:p>
          </table:table-cell>
          <table:table-cell/>
          <table:table-cell office:value-type="string" calcext:value-type="string">
            <text:p>https://cdn.shopify.com/s/files/1/0417/5675/4069/products/rainmaker-pressurized-pump-sprayer-64-oz-19-liter.jpg?v=159740649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8">
          <table:table-cell office:value-type="string" calcext:value-type="string">
            <text:p>measuring-syringe-60-ml-cc</text:p>
          </table:table-cell>
          <table:table-cell office:value-type="string" calcext:value-type="string">
            <text:p>Measure Master - Measuring Syringe <text:s/>20, 50, 100 cc (ml)</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div class="body"&gt;MEASURING SYRINGE&lt;/div&gt;</text:p>
            <text:p>&lt;div class="body"&gt;A great device for accurate measuring out those important additives and fertilizers.&lt;/div&gt;</text:p>
            <text:p>&lt;div class="body"&gt;Available in 20, 50, 100 cc (ml)&lt;br&gt;</text:p>
            <text:p>&lt;/div&gt;</text:p>
            <text:p>&lt;div class="body"&gt;*Remember a Teaspoon equals 5 cc, and a Tablespoon equals 15 cc.*&lt;/div&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measuring-syringe-60-ml-cc.html" data-image="https://cdn.shoplightspeed.com/shops/638365/files/23335254/300x250x2/measure-master-measuring-syringe-60-ml-cc.jpg"&gt;&lt;/div&gt;</text:p>
            <text:p>&lt;/div&gt;</text:p>
            <text:p>&lt;/div&gt;</text:p>
          </table:table-cell>
          <table:table-cell office:value-type="string" calcext:value-type="string">
            <text:p>Measure Master</text:p>
          </table:table-cell>
          <table:table-cell/>
          <table:table-cell office:value-type="string" calcext:value-type="string">
            <text:p>garden-accessorie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58" calcext:value-type="float">
            <text:p>3.5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measure-master-measuring-syringe-60-ml-cc_1.jpg?v=159740628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measuring-syringe-60-ml-cc</text:p>
          </table:table-cell>
          <table:table-cell table:number-columns-repeated="20"/>
          <table:table-cell table:style-name="Default" table:number-columns-repeated="2"/>
          <table:table-cell/>
          <table:table-cell office:value-type="string" calcext:value-type="string">
            <text:p>https://cdn.shopify.com/s/files/1/0417/5675/4069/products/measure-master-measuring-syringe-60-ml-cc.jpg?v=1597406285</text:p>
          </table:table-cell>
          <table:table-cell office:value-type="float" office:value="2" calcext:value-type="float">
            <text:p>2</text:p>
          </table:table-cell>
          <table:table-cell table:number-columns-repeated="22"/>
        </table:table-row>
        <table:table-row table:style-name="ro2">
          <table:table-cell office:value-type="string" calcext:value-type="string">
            <text:p>agroled-green-led-night-light-6-watt</text:p>
          </table:table-cell>
          <table:table-cell office:value-type="string" calcext:value-type="string">
            <text:p>AgroLED - Green LED Night Light - 6 Watt</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Our AgroLEDÂ® 6W green lamp makes it possible to work and control your plants when they are in their night cycle. The lamp is 530 nm wavelength green light. Anodized heat sink cools by natural convection. E26 standard Edison base. 550 lumens. 120-277 volt.&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agroled-green-led-night-light-6-watt.html" data-image="https://cdn.shoplightspeed.com/shops/638365/files/23309881/300x250x2/agroled-lamps-agroled-green-led-night-light-6-watt.jpg"&gt;&lt;/div&gt;</text:p>
            <text:p>&lt;/div&gt;</text:p>
            <text:p>&lt;/div&gt;</text:p>
          </table:table-cell>
          <table:table-cell office:value-type="string" calcext:value-type="string">
            <text:p>AgroLED</text:p>
          </table:table-cell>
          <table:table-cell/>
          <table:table-cell office:value-type="string" calcext:value-type="string">
            <text:p>garden-accessorie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1.69" calcext:value-type="float">
            <text:p>21.6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groled-lamps-agroled-green-led-night-light-6-watt.jpg?v=159740620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chikamasa-b-500srf-curved-blade-fluorine-coated</text:p>
          </table:table-cell>
          <table:table-cell office:value-type="string" calcext:value-type="string">
            <text:p>Chikamasa - B-500SRF (Curved Blade Fluorine Coated)</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he Chikamasa B-500SRF are curved, stainless steel blades with a fluorine coating. Fluorine makes the blades on the Chikamasa B-500SRF sap resistant. A curved tip allows you to reach hard-to-manage places. The outside edges of these Japanese-steel blades are grounded round, a first for Chikamasa. Rounded edges on scissors protect the grain of the flower, grape or other agricultural commodity youâ€™re pruning from bruising or other damage as you work. The B-500 series is the newest non-spring scissor from Chikamasa, designed specifically for thriving and ever-expanding agriculture growers in the USA. Chikamasa combines knowledge from the ancient art of bonsai trimming with the needs of modern consumer agriculture. The result is a line of specialized garden scissors ideal for long hours of cutting and pruning in the field or chair.&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chikamasa-b-500srf-curved-blade-fluorine-coated.html" data-image="https://cdn.shoplightspeed.com/shops/638365/files/23336316/300x250x2/chikamasa-b-500srf-curved-blade-fluorine-coated.jpg"&gt;&lt;/div&gt;</text:p>
            <text:p>&lt;/div&gt;</text:p>
            <text:p>&lt;/div&gt;</text:p>
          </table:table-cell>
          <table:table-cell office:value-type="string" calcext:value-type="string">
            <text:p>Chikamasa</text:p>
          </table:table-cell>
          <table:table-cell/>
          <table:table-cell office:value-type="string" calcext:value-type="string">
            <text:p>garden-accessorie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4.99" calcext:value-type="float">
            <text:p>24.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chikamasa-b-500srf-curved-blade-fluorine-coated.jpg?v=159740610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5">
          <table:table-cell office:value-type="string" calcext:value-type="string">
            <text:p>bamboo-stake-4-pack-25</text:p>
          </table:table-cell>
          <table:table-cell office:value-type="string" calcext:value-type="string">
            <text:p>GROW!T - Bamboo Stake 4' Pack/25</text:p>
          </table:table-cell>
          <table:table-cell office:value-type="string" calcext:value-type="string">
            <text:p>&lt;h4&gt;Information&lt;/h4&gt;</text:p>
            <text:p>&lt;p&gt;&lt;span&gt;Grower's EdgeÂ® Natural Bamboo Stakes are all-natural, strong, lightweight, inexpensive, weather well and last several seasons in the garden. Use these stakes as plant stakes and markers or as supports for potted plants. 8 ft stakes cannot be shipped UPS Ground.&lt;/span&gt;&lt;/p&gt;</text:p>
            <text:p>&lt;h4&gt;&lt;/h4&gt;</text:p>
          </table:table-cell>
          <table:table-cell office:value-type="string" calcext:value-type="string">
            <text:p>GROW!T</text:p>
          </table:table-cell>
          <table:table-cell/>
          <table:table-cell office:value-type="string" calcext:value-type="string">
            <text:p>garden-accessorie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5.25" calcext:value-type="float">
            <text:p>5.2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bamboo-stake-4-pack-25.jpg?v=159740600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shear-perfection-titanium-trimming-shear-2</text:p>
          </table:table-cell>
          <table:table-cell office:value-type="string" calcext:value-type="string">
            <text:p>Shear Perfection - Titanium Trimming Shear 2"</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he Shear PerfectionÂ® 2 in Straight Trimming Shear allows gardeners to quickly and efficiently cover large areas on their plants. The titanium coated stainless steel blade will stay sharp during multiple uses and is very easy to clean. This shear includes a comfort grip handle with spring-loaded action for less fatigue on your hands. Storage is simple with an easy-lock mechanism. For right or left handed use. Overall length is 6.5 in.&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shear-perfection-titanium-trimming-shear-2.html" data-image="https://cdn.shoplightspeed.com/shops/638365/files/23336313/300x250x2/shear-perfection-shear-perfection-titanium-trimmin.jpg"&gt;&lt;/div&gt;</text:p>
            <text:p>&lt;/div&gt;</text:p>
            <text:p>&lt;/div&gt;</text:p>
          </table:table-cell>
          <table:table-cell office:value-type="string" calcext:value-type="string">
            <text:p>Shear Perfection</text:p>
          </table:table-cell>
          <table:table-cell/>
          <table:table-cell office:value-type="string" calcext:value-type="string">
            <text:p>garden-accessorie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7.71" calcext:value-type="float">
            <text:p>7.71</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hear-perfection-shear-perfection-titanium-trimmin.jpg?v=159740592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method-seven-operator-led-glasses</text:p>
          </table:table-cell>
          <table:table-cell office:value-type="string" calcext:value-type="string">
            <text:p>Method Seven - Operator LED Glasses</text:p>
          </table:table-cell>
          <table:table-cell office:value-type="string" calcext:value-type="string">
            <text:p>&lt;h4&gt;Information&lt;/h4&gt;</text:p>
            <text:p>&lt;p&gt;&lt;span&gt;Like nothing else, the world's first and only lens optimized for LED lighting environments. Lenses manufactured to exacting standards and optical clarity by Carl Zeiss Vision. Color-balance for LED grow lights. The Operator features curved 8 base lenses that are optically decentered to eliminate prismatic distortion in a â€œsports-styleâ€ frame. Color, clarity and protection benefit you and your plants. Microfiber pouch included for proper cleaning and storage. 100% UV protection.&lt;/span&gt;&lt;/p&gt;</text:p>
          </table:table-cell>
          <table:table-cell office:value-type="string" calcext:value-type="string">
            <text:p>Method Seven</text:p>
          </table:table-cell>
          <table:table-cell/>
          <table:table-cell office:value-type="string" calcext:value-type="string">
            <text:p>garden-accessorie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75" calcext:value-type="float">
            <text:p>7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method-seven-method-seven-operator-led-glasses.jpg?v=159740585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harvest-more-trimbin-black</text:p>
          </table:table-cell>
          <table:table-cell office:value-type="string" calcext:value-type="string">
            <text:p>Harvest More - Trim Bin</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text:p>
            <text:p>&lt;p&gt;The TrimBin trim tray by Harvest More features an ergonomic design that makes trim work more enjoyable. The two-part system allows for versatility and efficient use of space. Like all products in the Harvest More line, the trim tray is made with quality materials and ingenuity. Its long lasting, durable and portable. Turn any couch or table into a comfortable workstation! Includes: 1 top bin with 150 micron interchangeable stainless steel screen, 1 bottom bin with mirror finish collection tray and high molded walls to keep your work contained, 1 static brush by Harvest More to sweep up pollen. Made from 100% recyclable polypropylene, easy to clean and easy to carry. Made in California.&lt;/p&gt;</text:p>
            <text:p>&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harvest-more-trimbin-black.html" data-image="https://cdn.shoplightspeed.com/shops/638365/files/23336249/300x250x2/harvest-more-harvest-more-trimbin-black.jpg"&gt;&lt;/div&gt;</text:p>
            <text:p>&lt;/div&gt;</text:p>
            <text:p>&lt;/div&gt;</text:p>
          </table:table-cell>
          <table:table-cell office:value-type="string" calcext:value-type="string">
            <text:p>Harvest More</text:p>
          </table:table-cell>
          <table:table-cell/>
          <table:table-cell office:value-type="string" calcext:value-type="string">
            <text:p>garden-accessorie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59.99" calcext:value-type="float">
            <text:p>5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arvest-more-harvest-more-trimbin-black.jpg?v=159740568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ars-all-purpose-scissors-ss-330h</text:p>
          </table:table-cell>
          <table:table-cell office:value-type="string" calcext:value-type="string">
            <text:p>Choki - ARS All Purpose Scissors SS-330H</text:p>
          </table:table-cell>
          <table:table-cell office:value-type="string" calcext:value-type="string">
            <text:p>&lt;h4&gt;Information&lt;/h4&gt;</text:p>
            <text:p>&lt;p&gt;&lt;span&gt;The finest pair of scissors we have come across. Great for taking cuttings and other plant cutting needs. Made of high-carbon steel and hard-chrome plated, these scissors will last a long time. Pick up a second pair for the house, because once you use these scissors you will never want to use any other. Color varies.&lt;/span&gt;&lt;/p&gt;</text:p>
          </table:table-cell>
          <table:table-cell office:value-type="string" calcext:value-type="string">
            <text:p>Choki</text:p>
          </table:table-cell>
          <table:table-cell/>
          <table:table-cell office:value-type="string" calcext:value-type="string">
            <text:p>garden-accessorie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4.79" calcext:value-type="float">
            <text:p>24.7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rs-all-purpose-scissors-ss-330h.jpg?v=159740561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measuring-shot-glass</text:p>
          </table:table-cell>
          <table:table-cell office:value-type="string" calcext:value-type="string">
            <text:p>Hydrofarm - Measuring Shot Glass</text:p>
          </table:table-cell>
          <table:table-cell office:value-type="string" calcext:value-type="string">
            <text:p>&lt;h4&gt;Information&lt;/h4&gt;</text:p>
            <text:p>&lt;p&gt;&lt;span&gt;General purpose measuring shot glass. Graduation measurements include teaspoon, tablespoon, ounces and milliliters. Clear glass for easy and accurate measuring.&lt;/span&gt;&lt;/p&gt;</text:p>
          </table:table-cell>
          <table:table-cell office:value-type="string" calcext:value-type="string">
            <text:p>Hydrofarm</text:p>
          </table:table-cell>
          <table:table-cell/>
          <table:table-cell office:value-type="string" calcext:value-type="string">
            <text:p>garden-accessorie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9" calcext:value-type="float">
            <text:p>3.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measure-master-measuring-shot-glass_1.jpg?v=159740547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growers-edge-illuminated-microscope-60x-100x</text:p>
          </table:table-cell>
          <table:table-cell office:value-type="string" calcext:value-type="string">
            <text:p>Grower's Edge - Illuminated Microscope 60x - 100x</text:p>
          </table:table-cell>
          <table:table-cell office:value-type="string" calcext:value-type="string">
            <text:p>&lt;h4&gt;Information&lt;/h4&gt;</text:p>
            <text:p>&lt;div class="product-wrap row"&gt;</text:p>
            <text:p>&lt;div class="product-info col-sm-8 col-md-7 col-md-offset-1"&gt;</text:p>
            <text:p>&lt;div class="product-tabs row"&gt;</text:p>
            <text:p>&lt;div class="tabsPages"&gt;</text:p>
            <text:p>&lt;div class="page info active"&gt;A very powerful illuminated pocket microscope offering adjustable magnification from 60xâ€“100x. Identify even the smallest pests with this microscope. Includes batteries and protective case. Actual size of microscope is 1-1/4 in wide by 3-1/4 in tall.&lt;/div&gt;</text:p>
            <text:p>&lt;/div&gt;</text:p>
            <text:p>&lt;/div&gt;</text:p>
            <text:p>&lt;/div&gt;</text:p>
            <text:p>&lt;/div&gt;</text:p>
            <text:p>&lt;div class="product-actions row" role="complementary"&gt;</text:p>
            <text:p>&lt;div class="social-media col-xs-12 col-md-4" role="group" aria-label="Share on social media"&gt;</text:p>
            <text:p>&lt;div class="share42init" data-url="https://www.brewandgrow.com/growers-edge-illuminated-microscope-60x-100x.html" data-image="https://cdn.shoplightspeed.com/shops/638365/files/23336132/300x250x2/pest-disease-control-growers-edge-illuminated-micr.jpg"&gt;&lt;/div&gt;</text:p>
            <text:p>&lt;/div&gt;</text:p>
            <text:p>&lt;/div&gt;</text:p>
          </table:table-cell>
          <table:table-cell office:value-type="string" calcext:value-type="string">
            <text:p>Grower's Edge</text:p>
          </table:table-cell>
          <table:table-cell/>
          <table:table-cell office:value-type="string" calcext:value-type="string">
            <text:p>garden-accessories, growers-edge</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1.55" calcext:value-type="float">
            <text:p>21.5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est-disease-control-growers-edge-illuminated-micr.jpg?v=159740509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growers-edge-dry-rack-w-clips-2-ft</text:p>
          </table:table-cell>
          <table:table-cell office:value-type="string" calcext:value-type="string">
            <text:p>Grower's Edge - Dry Rack w/ Clips 2 ft</text:p>
          </table:table-cell>
          <table:table-cell office:value-type="string" calcext:value-type="string">
            <text:p>&lt;h4&gt;Information&lt;/h4&gt;</text:p>
            <text:p>&lt;p&gt;&lt;span&gt;Use to easily dry flowers and herbs. Featuring snap together clips to quickly add or remove shelves. Topless tiers allow for 360Â° access to contents. Snap together buckles to quickly add or remove shelves. Durable polyester netting. Wire frames to make shelves rigid and sturdy. Each level contains an adjustable center strap for added weight support. 6 tiers.&lt;/span&gt;&lt;/p&gt;</text:p>
          </table:table-cell>
          <table:table-cell office:value-type="string" calcext:value-type="string">
            <text:p>Grower's Edge</text:p>
          </table:table-cell>
          <table:table-cell/>
          <table:table-cell office:value-type="string" calcext:value-type="string">
            <text:p>garden-accessories, growers-edge</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48.49" calcext:value-type="float">
            <text:p>48.4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rowers-edge-growers-edge-dry-rack-w-clips-2-ft.jpg?v=159740501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power-wash-qt</text:p>
          </table:table-cell>
          <table:table-cell office:value-type="string" calcext:value-type="string">
            <text:p>NPK Industries - Power Wash qt</text:p>
          </table:table-cell>
          <table:table-cell office:value-type="string" calcext:value-type="string">
            <text:p>&lt;h4&gt;Information&lt;/h4&gt;</text:p>
            <text:p>&lt;p&gt;&lt;span&gt;Power Wash is designed to wash away all residue left behind from foliar sprays. Spray your plants throughout the growing and flowering cycle, up to and including the day of harvest. Do not spray in direct sunlight (i.e. spray with lights off).&lt;/span&gt;&lt;/p&gt;</text:p>
          </table:table-cell>
          <table:table-cell office:value-type="string" calcext:value-type="string">
            <text:p>NPK Industries</text:p>
          </table:table-cell>
          <table:table-cell/>
          <table:table-cell office:value-type="string" calcext:value-type="string">
            <text:p>garden-accessorie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3.95" calcext:value-type="float">
            <text:p>1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ower-wash-qt.jpg?v=159740493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rainmaker-hand-sprayer</text:p>
          </table:table-cell>
          <table:table-cell office:value-type="string" calcext:value-type="string">
            <text:p>Rainmaker - Hand Sprayer</text:p>
          </table:table-cell>
          <table:table-cell office:value-type="string" calcext:value-type="string">
            <text:p>&lt;h4&gt;Information&lt;/h4&gt;</text:p>
            <text:p>&lt;p&gt; &lt;span&gt;High-quality hand pump spray bottle for applying insect control, or to use for misting your plants.&lt;/span&gt;&lt;/p&gt;</text:p>
          </table:table-cell>
          <table:table-cell office:value-type="string" calcext:value-type="string">
            <text:p>Rainmaker</text:p>
          </table:table-cell>
          <table:table-cell/>
          <table:table-cell office:value-type="string" calcext:value-type="string">
            <text:p>garden-accessorie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21" calcext:value-type="float">
            <text:p>3.21</text:p>
          </table:table-cell>
          <table:table-cell/>
          <table:table-cell table:number-columns-repeated="2" office:value-type="string" calcext:value-type="string">
            <text:p>true</text:p>
          </table:table-cell>
          <table:table-cell/>
          <table:table-cell office:value-type="string" calcext:value-type="string">
            <text:p>https://cdn.shopify.com/s/files/1/0417/5675/4069/products/rainmaker-hand-sprayer_1.jpg?v=159740481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rainmaker-hand-sprayer</text:p>
          </table:table-cell>
          <table:table-cell table:number-columns-repeated="20"/>
          <table:table-cell table:style-name="Default" table:number-columns-repeated="2"/>
          <table:table-cell/>
          <table:table-cell office:value-type="string" calcext:value-type="string">
            <text:p>https://cdn.shopify.com/s/files/1/0417/5675/4069/products/rainmaker-hand-sprayer.jpg?v=1597404811</text:p>
          </table:table-cell>
          <table:table-cell office:value-type="float" office:value="2" calcext:value-type="float">
            <text:p>2</text:p>
          </table:table-cell>
          <table:table-cell table:number-columns-repeated="22"/>
        </table:table-row>
        <table:table-row table:style-name="ro3">
          <table:table-cell office:value-type="string" calcext:value-type="string">
            <text:p>magical-butter-machine</text:p>
          </table:table-cell>
          <table:table-cell office:value-type="string" calcext:value-type="string">
            <text:p>Magical Butter Machine</text:p>
          </table:table-cell>
          <table:table-cell office:value-type="string" calcext:value-type="string">
            <text:p>&lt;h4&gt;Information&lt;/h4&gt;</text:p>
            <text:p>&lt;p&gt;&lt;span&gt;The MagicalButterÂ® machine is the worldâ€™s first countertop botanical extractor, designed for infusing the essence of healthy herbs into butter, oil, alcohol, lotions and more! Combining an immersion blender with a programmable thermostat and heating unit, the MB machine is designed to create incredible recipes and botanical infusions at the touch of a button. The MagicalButterÂ® machine grinds, heats, stirs and steeps your herbal extract, all at the correct time intervals and temperature for a perfect infusion every time. Fully automatic, microprocessor-controlled program sequences. Pitcher is constructed of stainless steel. Makes 2â€“5 cups per cycle.&lt;/span&gt;&lt;/p&gt;</text:p>
          </table:table-cell>
          <table:table-cell office:value-type="string" calcext:value-type="string">
            <text:p>Magical Butter</text:p>
          </table:table-cell>
          <table:table-cell/>
          <table:table-cell office:value-type="string" calcext:value-type="string">
            <text:p>garden-accessorie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74.95" calcext:value-type="float">
            <text:p>174.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MagicalButterMachine.jpg?v=161479361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bubble-magic-5-gallon-washing-machine</text:p>
          </table:table-cell>
          <table:table-cell office:value-type="string" calcext:value-type="string">
            <text:p>Bubble Magic - 5 Gallon Washing Machine</text:p>
          </table:table-cell>
          <table:table-cell office:value-type="string" calcext:value-type="string">
            <text:p>&lt;h4&gt;Information&lt;/h4&gt;</text:p>
            <text:p>&lt;p&gt; &lt;/p&gt;</text:p>
          </table:table-cell>
          <table:table-cell office:value-type="string" calcext:value-type="string">
            <text:p>Bubble Magic</text:p>
          </table:table-cell>
          <table:table-cell/>
          <table:table-cell office:value-type="string" calcext:value-type="string">
            <text:p>garden-accessorie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81" calcext:value-type="float">
            <text:p>181</text:p>
          </table:table-cell>
          <table:table-cell/>
          <table:table-cell table:number-columns-repeated="2" office:value-type="string" calcext:value-type="string">
            <text:p>true</text:p>
          </table:table-cell>
          <table:table-cell/>
          <table:table-cell office:value-type="string" calcext:value-type="string">
            <text:p>https://cdn.shopify.com/s/files/1/0417/5675/4069/products/bubble-magic-5-gallon-washing-machine_1.jpg?v=159740456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bubble-magic-5-gallon-washing-machine</text:p>
          </table:table-cell>
          <table:table-cell table:number-columns-repeated="20"/>
          <table:table-cell table:style-name="Default" table:number-columns-repeated="2"/>
          <table:table-cell/>
          <table:table-cell office:value-type="string" calcext:value-type="string">
            <text:p>https://cdn.shopify.com/s/files/1/0417/5675/4069/products/bubble-magic-5-gallon-washing-machine_2.jpg?v=1597404569</text:p>
          </table:table-cell>
          <table:table-cell office:value-type="float" office:value="2" calcext:value-type="float">
            <text:p>2</text:p>
          </table:table-cell>
          <table:table-cell table:number-columns-repeated="22"/>
        </table:table-row>
        <table:table-row table:style-name="ro1">
          <table:table-cell office:value-type="string" calcext:value-type="string">
            <text:p>bubble-magic-5-gallon-washing-machine</text:p>
          </table:table-cell>
          <table:table-cell table:number-columns-repeated="20"/>
          <table:table-cell table:style-name="Default" table:number-columns-repeated="2"/>
          <table:table-cell/>
          <table:table-cell office:value-type="string" calcext:value-type="string">
            <text:p>https://cdn.shopify.com/s/files/1/0417/5675/4069/products/bubble-magic-5-gallon-washing-machine.jpg?v=1597404569</text:p>
          </table:table-cell>
          <table:table-cell office:value-type="float" office:value="3" calcext:value-type="float">
            <text:p>3</text:p>
          </table:table-cell>
          <table:table-cell table:number-columns-repeated="22"/>
        </table:table-row>
        <table:table-row table:style-name="ro5">
          <table:table-cell office:value-type="string" calcext:value-type="string">
            <text:p>trim-bag-dry-trimmer</text:p>
          </table:table-cell>
          <table:table-cell office:value-type="string" calcext:value-type="string">
            <text:p>Trimbag - Dry Trimmer</text:p>
          </table:table-cell>
          <table:table-cell office:value-type="string" calcext:value-type="string">
            <text:p>&lt;h4&gt;Information&lt;/h4&gt;</text:p>
            <text:p>&lt;p&gt;&lt;b&gt;The Design&lt;/b&gt;&lt;br&gt;–Durable Fabric Reduces Airborne particles&lt;br&gt;–Light Weight 3.5lbs&lt;br&gt;–Blade free&lt;br&gt;–No replacement parts&lt;br&gt;–Compact/Collapsible&lt;br&gt;–Portable&lt;br&gt;–Pocketed Carry Bag&lt;br&gt;–Affordable&lt;br&gt;–Flexible end caps for precision pouring&lt;br&gt;&lt;br&gt;&lt;b&gt;High Capacity&lt;/b&gt;&lt;br&gt;The main Chamber holds up to 1/3 full (approx 2 lbs.)&lt;br&gt;&lt;br&gt;&lt;b&gt;Sift Screen&lt;/b&gt;&lt;br&gt;Specifically sized to separate leaf from flower&lt;br&gt;&lt;br&gt;&lt;b&gt;Dual Chambers&lt;/b&gt;&lt;br&gt;Design keeps them both contained even after separation&lt;br&gt;&lt;br&gt;&lt;b&gt;How to Use&lt;/b&gt;&lt;br&gt;Trimbag has three Handle Locations that allow rolling, sweeping, and tumbling of your flowers:&lt;br&gt;1. End Cap Handles for lifting motion&lt;br&gt;2. Tension Straps for spinning motion&lt;br&gt;3. End Cap Rim Handles for side-to-side sifting motion&lt;br&gt;&lt;br&gt;&lt;b&gt;Preparation&lt;/b&gt;&lt;br&gt;The dryness and preparation of your product are key factors for your success in dry trimming. Allow flowers to dry until outer leaves easily flake off when gently rubbed. Results may vary depending on strain, dryness, and motions. Some varieties require cutting off excess steams and/or leaves.&lt;/p&gt;</text:p>
            <text:p>&lt;p&gt;&lt;iframe src="https://www.youtube.com/embed/wtUdL4-KnRA" width="560" height="314" allowfullscreen="allowfullscreen"&gt;&lt;/iframe&gt;&lt;/p&gt;</text:p>
          </table:table-cell>
          <table:table-cell office:value-type="string" calcext:value-type="string">
            <text:p>Trimbag</text:p>
          </table:table-cell>
          <table:table-cell/>
          <table:table-cell office:value-type="string" calcext:value-type="string">
            <text:p>garden-accessorie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99" calcext:value-type="float">
            <text:p>3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trim-bag-dry-trimmer.jpg?v=159740450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ez-tea-bloom</text:p>
          </table:table-cell>
          <table:table-cell office:value-type="string" calcext:value-type="string">
            <text:p>Cultured Biologix - EZ Tea Bloom</text:p>
          </table:table-cell>
          <table:table-cell office:value-type="string" calcext:value-type="string">
            <text:p>&lt;h2&gt;Description&lt;/h2&gt;</text:p>
            <text:p>&lt;p&gt;EZ Tea Bloom is an instant microbial tea that contains all the aspects of a compost tea, but without the mess, hassle, or smell of brewing compost tea. This flower-specific formulation contains:&lt;/p&gt;</text:p>
            <text:p>&lt;ul&gt;</text:p>
            <text:p>&lt;li&gt;Beneficial Microorganisms (phosphorus-solubilizing &amp;amp; composting bacteria)&lt;/li&gt;</text:p>
            <text:p>&lt;li&gt;Enzymes (protease &amp;amp; cellulase)&lt;/li&gt;</text:p>
            <text:p>&lt;li&gt;Pre-Biotics (proteins, carbohydrates, etc.)&lt;/li&gt;</text:p>
            <text:p>&lt;li&gt;Plant Growth Promoting Substrate (trace minerals for flower development, chelated calcium, humic acids, and seaweed extracts.)&lt;/li&gt;</text:p>
            <text:p>&lt;/ul&gt;</text:p>
            <text:p>&lt;p&gt;Safe for reservoirs, propeller pumps, and pressurized irrigation systems (Sprinkler and Drip Irrigation Systems). Resistant to chlorinated water, pH swings (4.0 – 9.0), and excessive PPM (2000+).&lt;/p&gt;</text:p>
            <text:p>&lt;h2&gt;Beneficial Bacteria&lt;/h2&gt;</text:p>
            <text:p>&lt;p&gt;Bacillus amyloliquefacians&lt;br&gt;Bacillus licheniformis&lt;br&gt;Bacillus megaterium&lt;br&gt;Bacillus mucilaginosus&lt;br&gt;Bacillus subtilis&lt;br&gt;Pseudomonas putida&lt;/p&gt;</text:p>
            <text:p>&lt;h2&gt;Application Information&lt;/h2&gt;</text:p>
            <text:p>&lt;p&gt;&lt;strong&gt;Container Plants (Soil / Soilless):&lt;span&gt; &lt;/span&gt;&lt;/strong&gt;Mix 1 tsp. – 2 tsp. (2.5 – 5.0 grams) of EZ Tea Bloom per 1 gallon of water. Apply once a week throughout the blooming phase of plant growth. No brewing necessary. For best results, use in between feedings.&lt;/p&gt;</text:p>
            <text:p>&lt;p&gt;&lt;strong&gt;Compost Tea Accelerator:&lt;/strong&gt;&lt;/p&gt;</text:p>
            <text:p>&lt;p&gt;Mix 1 TBL (7.5 grams) of EZ Tea Bloom per 5 gallons compost tea solution before brewing. Let compost or worm castings brew with EZ Tea Bloom for 12 to 24 hours then apply to plants.&lt;/p&gt;</text:p>
          </table:table-cell>
          <table:table-cell office:value-type="string" calcext:value-type="string">
            <text:p>Cultured Biologix</text:p>
          </table:table-cell>
          <table:table-cell/>
          <table:table-cell office:value-type="string" calcext:value-type="string">
            <text:p>microbials</text:p>
          </table:table-cell>
          <table:table-cell table:style-name="ce1" office:value-type="string" calcext:value-type="string">
            <text:p>true</text:p>
          </table:table-cell>
          <table:table-cell office:value-type="string" calcext:value-type="string">
            <text:p>Size</text:p>
          </table:table-cell>
          <table:table-cell office:value-type="string" calcext:value-type="string">
            <text:p>1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60" calcext:value-type="float">
            <text:p>60</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Z-Tea-Bloom-8oz_cultured-biologix.png?v=159740367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ez-tea-bloom</text:p>
          </table:table-cell>
          <table:table-cell table:number-columns-repeated="7"/>
          <table:table-cell office:value-type="string" calcext:value-type="string">
            <text:p>2.2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20" calcext:value-type="float">
            <text:p>120</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ez-tea-bloom</text:p>
          </table:table-cell>
          <table:table-cell table:number-columns-repeated="7"/>
          <table:table-cell office:value-type="string" calcext:value-type="string">
            <text:p>20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675" calcext:value-type="float">
            <text:p>67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ez-tea-bloom</text:p>
          </table:table-cell>
          <table:table-cell table:number-columns-repeated="7"/>
          <table:table-cell office:value-type="string" calcext:value-type="string">
            <text:p>8 oz</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2" calcext:value-type="float">
            <text:p>32</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ez-tea-veg</text:p>
          </table:table-cell>
          <table:table-cell office:value-type="string" calcext:value-type="string">
            <text:p>Cultured Biologix - EZ Tea Veg</text:p>
          </table:table-cell>
          <table:table-cell office:value-type="string" calcext:value-type="string">
            <text:p>&lt;h2&gt;Description&lt;/h2&gt;</text:p>
            <text:p>&lt;p&gt;EZ Tea Veg is an instant microbial tea that contains all the aspects of a compost tea, but without the mess, hassle, or smell of brewing compost tea. This vegetative-specific formulation contains:&lt;/p&gt;</text:p>
            <text:p>&lt;ul&gt;</text:p>
            <text:p>&lt;li&gt;Beneficial Microorganisms (nitrogen-fixing &amp;amp; composting bacteria)&lt;/li&gt;</text:p>
            <text:p>&lt;li&gt;Enzymes (protease &amp;amp; cellulase)&lt;/li&gt;</text:p>
            <text:p>&lt;li&gt;Pre-Biotics (proteins, carbohydrates, etc.)&lt;/li&gt;</text:p>
            <text:p>&lt;li&gt;Plant Growth Promoting Substrate (protein-based nitrogen, humic acids, and seaweed extracts.)&lt;/li&gt;</text:p>
            <text:p>&lt;/ul&gt;</text:p>
            <text:p>&lt;p&gt;Safe for reservoirs, propeller pumps, and pressurized irrigation systems (Sprinkler and Drip Irrigation Systems). Resistant to chlorinated water, pH swings (4.0 – 9.0), and excessive PPM (2000+).&lt;/p&gt;</text:p>
            <text:p>&lt;h2&gt;Beneficial Bacteria&lt;/h2&gt;</text:p>
            <text:p>&lt;p&gt;Azospirillum brasilense&lt;br&gt;Bacillus amyloliquefacians&lt;br&gt;Bacillus licheniformis&lt;br&gt;Bacillus mucilaginosus&lt;br&gt;Bacillus subtilis&lt;br&gt;Brevibacillus laterosporus&lt;/p&gt;</text:p>
            <text:p>&lt;h2&gt;Application Information&lt;/h2&gt;</text:p>
            <text:p>&lt;p&gt;&lt;strong&gt;Container Plants (Soil / Soilless):&lt;/strong&gt;&lt;span&gt; &lt;/span&gt;Mix 1 tsp. – 2 tsp. (2.5 – 5.0 grams) of EZ Tea Veg per 1 gallon of water. Apply once a week throughout the vegetative growth phase of the plant. No brewing necessary. For best results, use in between feedings.&lt;/p&gt;</text:p>
            <text:p>&lt;p&gt;&lt;strong&gt;Compost Tea Accelerator:&lt;/strong&gt;&lt;/p&gt;</text:p>
            <text:p>&lt;p&gt;Mix 1 TBL (7.5 grams) of EZ Tea Veg per 5 gallons compost tea solution before brewing. Let compost or worm castings brew with EZ Tea Veg for 12 to 24 hours then apply to plants.&lt;/p&gt;</text:p>
          </table:table-cell>
          <table:table-cell office:value-type="string" calcext:value-type="string">
            <text:p>Cultured Biologix</text:p>
          </table:table-cell>
          <table:table-cell/>
          <table:table-cell office:value-type="string" calcext:value-type="string">
            <text:p>microbials</text:p>
          </table:table-cell>
          <table:table-cell table:style-name="ce1" office:value-type="string" calcext:value-type="string">
            <text:p>true</text:p>
          </table:table-cell>
          <table:table-cell office:value-type="string" calcext:value-type="string">
            <text:p>Size</text:p>
          </table:table-cell>
          <table:table-cell office:value-type="string" calcext:value-type="string">
            <text:p>1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55" calcext:value-type="float">
            <text:p>5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Z-Tea-Veg-1kg_cultured-biologix.png?v=159740356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ez-tea-veg</text:p>
          </table:table-cell>
          <table:table-cell table:number-columns-repeated="7"/>
          <table:table-cell office:value-type="string" calcext:value-type="string">
            <text:p>2.2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10" calcext:value-type="float">
            <text:p>110</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ez-tea-veg</text:p>
          </table:table-cell>
          <table:table-cell table:number-columns-repeated="7"/>
          <table:table-cell office:value-type="string" calcext:value-type="string">
            <text:p>20 lbs</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650" calcext:value-type="float">
            <text:p>650</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ez-tea-veg</text:p>
          </table:table-cell>
          <table:table-cell table:number-columns-repeated="7"/>
          <table:table-cell office:value-type="string" calcext:value-type="string">
            <text:p>8 oz</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0" calcext:value-type="float">
            <text:p>30</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9">
          <table:table-cell office:value-type="string" calcext:value-type="string">
            <text:p>can-fan-max-6-334-cfm</text:p>
          </table:table-cell>
          <table:table-cell office:value-type="string" calcext:value-type="string">
            <text:p>Can-Filter - Can-Fan Max 6" 334 CFM</text:p>
          </table:table-cell>
          <table:table-cell office:value-type="string" calcext:value-type="string">
            <text:p>&lt;h4&gt;Information&lt;/h4&gt;</text:p>
            <text:p>&lt;p&gt;Designed for superior performance, the ten-inch Can Fan Max is extremely efficient and quiet. Max 10" 228-watt, 120-volt fan operates at 3152 rpm to push 1019 cubic feet per minute. If you need to move a lot of air, this is the fan. The 14" Can Fan Max is extremely efficient and quiet. Max 252.8-watt, 120-volt fan operates at 1727 rpm to push 1700 cubic feet per minute&lt;/p&gt;</text:p>
            <text:p>&lt;table border="0" width="500" cellspacing="0" cellpadding="0"&gt;</text:p>
            <text:p>&lt;tbody&gt;</text:p>
            <text:p>&lt;tr&gt;</text:p>
            <text:p>&lt;td bgcolor="#00CCFF"&gt;Can Fan Max 10"&lt;/td&gt;</text:p>
            <text:p>&lt;td bgcolor="#00CCFF"&gt;</text:p>
            <text:p>&lt;div&gt;228 Watts&lt;/div&gt;</text:p>
            <text:p>&lt;/td&gt;</text:p>
            <text:p>&lt;td bgcolor="#00CCFF"&gt;</text:p>
            <text:p>&lt;div&gt;3152 rpm&lt;/div&gt;</text:p>
            <text:p>&lt;/td&gt;</text:p>
            <text:p>&lt;td bgcolor="#00CCFF"&gt;</text:p>
            <text:p>&lt;div&gt;1019 CFM&lt;/div&gt;</text:p>
            <text:p>&lt;/td&gt;</text:p>
            <text:p>&lt;/tr&gt;</text:p>
            <text:p>&lt;tr&gt;</text:p>
            <text:p>&lt;td bgcolor="#00FFFF"&gt;Can Fan Max 14"&lt;/td&gt;</text:p>
            <text:p>&lt;td bgcolor="#00FFFF"&gt;</text:p>
            <text:p>&lt;div&gt;253 Watts&lt;/div&gt;</text:p>
            <text:p>&lt;/td&gt;</text:p>
            <text:p>&lt;td bgcolor="#00FFFF"&gt;</text:p>
            <text:p>&lt;div&gt;1727 rpm&lt;/div&gt;</text:p>
            <text:p>&lt;/td&gt;</text:p>
            <text:p>&lt;td bgcolor="#00FFFF"&gt;</text:p>
            <text:p>&lt;div&gt;1700 CFM&lt;/div&gt;</text:p>
            <text:p>&lt;/td&gt;</text:p>
            <text:p>&lt;/tr&gt;</text:p>
            <text:p>&lt;/tbody&gt;</text:p>
            <text:p>&lt;/table&gt;</text:p>
          </table:table-cell>
          <table:table-cell office:value-type="string" calcext:value-type="string">
            <text:p>Can-Filter</text:p>
          </table:table-cell>
          <table:table-cell/>
          <table:table-cell office:value-type="string" calcext:value-type="string">
            <text:p>atmosphere-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18.93" calcext:value-type="float">
            <text:p>218.93</text:p>
          </table:table-cell>
          <table:table-cell/>
          <table:table-cell table:number-columns-repeated="2" office:value-type="string" calcext:value-type="string">
            <text:p>true</text:p>
          </table:table-cell>
          <table:table-cell/>
          <table:table-cell office:value-type="string" calcext:value-type="string">
            <text:p>https://cdn.shopify.com/s/files/1/0417/5675/4069/products/can-fan-can-fan-max-6-334-cfm.jpg?v=159740086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can-lite-filter-6-600-cfm</text:p>
          </table:table-cell>
          <table:table-cell office:value-type="string" calcext:value-type="string">
            <text:p>Can-Filter - Can-Lite Filter 6" - 600 CFM</text:p>
          </table:table-cell>
          <table:table-cell office:value-type="string" calcext:value-type="string">
            <text:p>&lt;h4&gt;Information&lt;/h4&gt;</text:p>
            <text:p>&lt;p&gt;&lt;span&gt;Can-FilterÂ® has designed and built the Can-Liteâ„¢ for convenience and long life. 100% Australian Granulated carbon, aluminum top and bottom, integrated flange and 51% open perforation are features of the Can-Liteâ„¢ filter. The Can-Liteâ„¢ is available in 12 sizes with a CFM range of 89 - 3000. Can-Liteâ„¢ is manufactured in a dedicated carbon filter plant in North America. Each filter is shrink wrapped, boxed and labeled for ease of use.&lt;/span&gt;&lt;/p&gt;</text:p>
          </table:table-cell>
          <table:table-cell office:value-type="string" calcext:value-type="string">
            <text:p>Can-Filter</text:p>
          </table:table-cell>
          <table:table-cell/>
          <table:table-cell office:value-type="string" calcext:value-type="string">
            <text:p>atmosphere-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02.13" calcext:value-type="float">
            <text:p>202.13</text:p>
          </table:table-cell>
          <table:table-cell/>
          <table:table-cell table:number-columns-repeated="2" office:value-type="string" calcext:value-type="string">
            <text:p>true</text:p>
          </table:table-cell>
          <table:table-cell/>
          <table:table-cell office:value-type="string" calcext:value-type="string">
            <text:p>https://cdn.shopify.com/s/files/1/0417/5675/4069/products/can-lite-filter-6-600-cfm_d4b45c38-2335-48e3-8976-3029cff0aeba.jpg?v=159740074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an-lite-filter-6-600-cfm</text:p>
          </table:table-cell>
          <table:table-cell table:number-columns-repeated="20"/>
          <table:table-cell table:style-name="Default" table:number-columns-repeated="2"/>
          <table:table-cell/>
          <table:table-cell office:value-type="string" calcext:value-type="string">
            <text:p>https://cdn.shopify.com/s/files/1/0417/5675/4069/products/can-lite-filter-6-600-cfm.jpg?v=1597400747</text:p>
          </table:table-cell>
          <table:table-cell office:value-type="float" office:value="2" calcext:value-type="float">
            <text:p>2</text:p>
          </table:table-cell>
          <table:table-cell table:number-columns-repeated="22"/>
        </table:table-row>
        <table:table-row table:style-name="ro3">
          <table:table-cell office:value-type="string" calcext:value-type="string">
            <text:p>clip-on-non-oscillating-6-fan</text:p>
          </table:table-cell>
          <table:table-cell office:value-type="string" calcext:value-type="string">
            <text:p>Hurricane - 6" CLIP FAN</text:p>
          </table:table-cell>
          <table:table-cell office:value-type="string" calcext:value-type="string">
            <text:p>&lt;h4&gt;Information&lt;/h4&gt;</text:p>
            <text:p>&lt;p&gt; &lt;span&gt;The 6 inch clip-on fan has an impact-resistant plastic grill with a chemical-resistant polypropylene blade, and a 2-speed, 14 watt motor &amp;amp; 360 CFM. One year warranty.&lt;/span&gt;&lt;/p&gt;</text:p>
          </table:table-cell>
          <table:table-cell office:value-type="string" calcext:value-type="string">
            <text:p>Hurricane</text:p>
          </table:table-cell>
          <table:table-cell/>
          <table:table-cell office:value-type="string" calcext:value-type="string">
            <text:p>atmosphere-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979.7595192" calcext:value-type="float">
            <text:p>979.7595192</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2.14" calcext:value-type="float">
            <text:p>22.14</text:p>
          </table:table-cell>
          <table:table-cell/>
          <table:table-cell table:number-columns-repeated="2" office:value-type="string" calcext:value-type="string">
            <text:p>true</text:p>
          </table:table-cell>
          <table:table-cell/>
          <table:table-cell office:value-type="string" calcext:value-type="string">
            <text:p>https://cdn.shopify.com/s/files/1/0417/5675/4069/products/clip-on-non-oscillating-6-fan_1.jpg?v=159740058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lb</text:p>
          </table:table-cell>
          <table:table-cell/>
          <table:table-cell office:value-type="float" office:value="13.22" calcext:value-type="float">
            <text:p>13.22</text:p>
          </table:table-cell>
          <table:table-cell office:value-type="string" calcext:value-type="string">
            <text:p>active</text:p>
          </table:table-cell>
        </table:table-row>
        <table:table-row table:style-name="ro1">
          <table:table-cell office:value-type="string" calcext:value-type="string">
            <text:p>clip-on-non-oscillating-6-fan</text:p>
          </table:table-cell>
          <table:table-cell table:number-columns-repeated="20"/>
          <table:table-cell table:style-name="Default" table:number-columns-repeated="2"/>
          <table:table-cell/>
          <table:table-cell office:value-type="string" calcext:value-type="string">
            <text:p>https://cdn.shopify.com/s/files/1/0417/5675/4069/products/clip-on-non-oscillating-6-fan.jpg?v=1597400588</text:p>
          </table:table-cell>
          <table:table-cell office:value-type="float" office:value="2" calcext:value-type="float">
            <text:p>2</text:p>
          </table:table-cell>
          <table:table-cell table:number-columns-repeated="22"/>
        </table:table-row>
        <table:table-row table:style-name="ro3">
          <table:table-cell office:value-type="string" calcext:value-type="string">
            <text:p>duct-y-connector-6-x-6-x-6</text:p>
          </table:table-cell>
          <table:table-cell office:value-type="string" calcext:value-type="string">
            <text:p>Ideal-Air - Duct "Y" Connector 6" X 6" X 6</text:p>
          </table:table-cell>
          <table:table-cell office:value-type="string" calcext:value-type="string">
            <text:p>&lt;h4&gt;Information&lt;/h4&gt;</text:p>
            <text:p>&lt;p&gt;&lt;span&gt;Our heavy-duty Wye Branches are made of a thick gauge galvanized steel. We have improved the design for easier use and more secure duct connections. We offer a variety of sizes and configurations for all your ducting and HVAC needs.&lt;/span&gt;&lt;/p&gt;</text:p>
          </table:table-cell>
          <table:table-cell office:value-type="string" calcext:value-type="string">
            <text:p>Ideal-Air</text:p>
          </table:table-cell>
          <table:table-cell/>
          <table:table-cell office:value-type="string" calcext:value-type="string">
            <text:p>atmosphere-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1.05" calcext:value-type="float">
            <text:p>21.0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duct-y-connector-6-x-6-x-6.jpg?v=159740053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duct-y-connector-8-x-8-x-8</text:p>
          </table:table-cell>
          <table:table-cell office:value-type="string" calcext:value-type="string">
            <text:p>Ideal-Air - Duct "Y" Connector 8" X 8" X 8</text:p>
          </table:table-cell>
          <table:table-cell office:value-type="string" calcext:value-type="string">
            <text:p>&lt;h4&gt;Information&lt;/h4&gt;</text:p>
            <text:p>&lt;p&gt;&lt;span&gt;Our heavy-duty Wye Branches are made of a thick gauge galvanized steel. We have improved the design for easier use and more secure duct connections. We offer a variety of sizes and configurations for all your ducting and HVAC needs.&lt;/span&gt;&lt;/p&gt;</text:p>
          </table:table-cell>
          <table:table-cell office:value-type="string" calcext:value-type="string">
            <text:p>Ideal-Air</text:p>
          </table:table-cell>
          <table:table-cell/>
          <table:table-cell office:value-type="string" calcext:value-type="string">
            <text:p>atmosphere-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5.15" calcext:value-type="float">
            <text:p>25.1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duct-y-connector-8-x-8-x-8_c927dbcd-2127-4101-9b1b-2578791b6461.jpg?v=159740047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duct-y-connector-8-x-8-x-8</text:p>
          </table:table-cell>
          <table:table-cell table:number-columns-repeated="20"/>
          <table:table-cell table:style-name="Default" table:number-columns-repeated="2"/>
          <table:table-cell/>
          <table:table-cell office:value-type="string" calcext:value-type="string">
            <text:p>https://cdn.shopify.com/s/files/1/0417/5675/4069/products/duct-y-connector-8-x-8-x-8.jpg?v=1597400472</text:p>
          </table:table-cell>
          <table:table-cell office:value-type="float" office:value="2" calcext:value-type="float">
            <text:p>2</text:p>
          </table:table-cell>
          <table:table-cell table:number-columns-repeated="22"/>
        </table:table-row>
        <table:table-row table:style-name="ro3">
          <table:table-cell office:value-type="string" calcext:value-type="string">
            <text:p>can-lite-pre-filter-7</text:p>
          </table:table-cell>
          <table:table-cell office:value-type="string" calcext:value-type="string">
            <text:p>Can-Filter - Can-Lite Pre Filter 6"</text:p>
          </table:table-cell>
          <table:table-cell office:value-type="string" calcext:value-type="string">
            <text:p>&lt;h4&gt;Information&lt;/h4&gt;</text:p>
            <text:p>&lt;p&gt;&lt;span&gt;Can-FilterÂ® has designed and built the Can-Liteâ„¢ for convenience and long life. 100% Australian granulated carbon, aluminum top and bottom, integrated flange and 51% open perforation are features of the Can-Liteâ„¢ filter. The Can-Liteâ„¢ is available in 7 sizes with a CFM range of 89â€“3000. Can-Liteâ„¢ is manufactured in a dedicated carbon filter plant in North America. Each filter is shrink wrapped, boxed and labeled for ease of use.&lt;/span&gt;&lt;/p&gt;</text:p>
          </table:table-cell>
          <table:table-cell office:value-type="string" calcext:value-type="string">
            <text:p>Can-Filter</text:p>
          </table:table-cell>
          <table:table-cell/>
          <table:table-cell office:value-type="string" calcext:value-type="string">
            <text:p>atmosphere-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3.81" calcext:value-type="float">
            <text:p>13.81</text:p>
          </table:table-cell>
          <table:table-cell/>
          <table:table-cell table:number-columns-repeated="2" office:value-type="string" calcext:value-type="string">
            <text:p>true</text:p>
          </table:table-cell>
          <table:table-cell/>
          <table:table-cell office:value-type="string" calcext:value-type="string">
            <text:p>https://cdn.shopify.com/s/files/1/0417/5675/4069/products/can-lite-pre-filter-6_b7c39beb-125b-4662-a902-a8769d2f4e89.jpg?v=159740040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an-lite-pre-filter-7</text:p>
          </table:table-cell>
          <table:table-cell table:number-columns-repeated="20"/>
          <table:table-cell table:style-name="Default" table:number-columns-repeated="2"/>
          <table:table-cell/>
          <table:table-cell office:value-type="string" calcext:value-type="string">
            <text:p>https://cdn.shopify.com/s/files/1/0417/5675/4069/products/can-lite-pre-filter-6.jpg?v=1597400400</text:p>
          </table:table-cell>
          <table:table-cell office:value-type="float" office:value="2" calcext:value-type="float">
            <text:p>2</text:p>
          </table:table-cell>
          <table:table-cell table:number-columns-repeated="22"/>
        </table:table-row>
        <table:table-row table:style-name="ro3">
          <table:table-cell office:value-type="string" calcext:value-type="string">
            <text:p>can-lite-pre-filter-9</text:p>
          </table:table-cell>
          <table:table-cell office:value-type="string" calcext:value-type="string">
            <text:p>Can-Filter - Can-Lite Pre Filter 8"</text:p>
          </table:table-cell>
          <table:table-cell office:value-type="string" calcext:value-type="string">
            <text:p>&lt;h4&gt;&lt;span&gt;Information&lt;/span&gt;&lt;/h4&gt;</text:p>
            <text:p>&lt;p&gt;&lt;span&gt;Can-FilterÂ® has designed and built the Can-Liteâ„¢ for convenience and long life. 100% Australian granulated carbon, aluminum top and bottom, integrated flange and 51% open perforation are features of the Can-Liteâ„¢ filter. The Can-Liteâ„¢ is available in 7 sizes with a CFM range of 89â€“3000. Can-Liteâ„¢ is manufactured in a dedicated carbon filter plant in North America. Each filter is shrink wrapped, boxed and labeled for ease of use.&lt;/span&gt;&lt;/p&gt;</text:p>
          </table:table-cell>
          <table:table-cell office:value-type="string" calcext:value-type="string">
            <text:p>Can-Filter</text:p>
          </table:table-cell>
          <table:table-cell/>
          <table:table-cell office:value-type="string" calcext:value-type="string">
            <text:p>atmosphere-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7.8" calcext:value-type="float">
            <text:p>17.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can-lite-pre-filter-8_7395b809-cadb-4bbc-96ee-f47514235703.jpg?v=159740032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an-lite-pre-filter-9</text:p>
          </table:table-cell>
          <table:table-cell table:number-columns-repeated="20"/>
          <table:table-cell table:style-name="Default" table:number-columns-repeated="2"/>
          <table:table-cell/>
          <table:table-cell office:value-type="string" calcext:value-type="string">
            <text:p>https://cdn.shopify.com/s/files/1/0417/5675/4069/products/can-lite-pre-filter-8.jpg?v=1597400324</text:p>
          </table:table-cell>
          <table:table-cell office:value-type="float" office:value="2" calcext:value-type="float">
            <text:p>2</text:p>
          </table:table-cell>
          <table:table-cell table:number-columns-repeated="22"/>
        </table:table-row>
        <table:table-row table:style-name="ro3">
          <table:table-cell office:value-type="string" calcext:value-type="string">
            <text:p>titan-controls-co2-regulator</text:p>
          </table:table-cell>
          <table:table-cell office:value-type="string" calcext:value-type="string">
            <text:p>Titan Controls - CO2 Regulator</text:p>
          </table:table-cell>
          <table:table-cell office:value-type="string" calcext:value-type="string">
            <text:p>&lt;h4&gt;Information&lt;/h4&gt;</text:p>
            <text:p>&lt;p&gt;&lt;span&gt;Compatible with Titan Controls CO2 Controllers or other 120 Volt controllers and timers. Precision accuracy flow meter 0.5 to 15 SCF/hour. Features heavy-duty solenoid valve. High-quality oilless pressure gauge. Includes two plastic tank washers and 12 ft of CO2 dispensing line. Brass construction for long-lasting dependability and durability. 1 Amp/120 V/ 60 Hz.&lt;/span&gt;&lt;/p&gt;</text:p>
          </table:table-cell>
          <table:table-cell office:value-type="string" calcext:value-type="string">
            <text:p>Titan</text:p>
          </table:table-cell>
          <table:table-cell/>
          <table:table-cell office:value-type="string" calcext:value-type="string">
            <text:p>atmosphere-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09.72" calcext:value-type="float">
            <text:p>109.72</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nvironmental-controllers-titan-controls-co2-regul.jpg?v=159740014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can-fan-flange-10</text:p>
          </table:table-cell>
          <table:table-cell office:value-type="string" calcext:value-type="string">
            <text:p>Can-Filter - Can-Fan Flange 10"</text:p>
          </table:table-cell>
          <table:table-cell office:value-type="string" calcext:value-type="string">
            <text:p>&lt;h4&gt;Information&lt;/h4&gt;</text:p>
            <text:p>&lt;p&gt;&lt;span&gt;Available separately for do-it-yourselfers, Can Fan Flanges bring odor-fighting fan and filter components together with ease. The flanges are also great for mounting to any flat service allowing you to hook your ducting up to it.&lt;/span&gt;&lt;/p&gt;</text:p>
          </table:table-cell>
          <table:table-cell office:value-type="string" calcext:value-type="string">
            <text:p>Can-Filter</text:p>
          </table:table-cell>
          <table:table-cell/>
          <table:table-cell office:value-type="string" calcext:value-type="string">
            <text:p>atmosphere-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7.31" calcext:value-type="float">
            <text:p>17.31</text:p>
          </table:table-cell>
          <table:table-cell/>
          <table:table-cell table:number-columns-repeated="2" office:value-type="string" calcext:value-type="string">
            <text:p>true</text:p>
          </table:table-cell>
          <table:table-cell/>
          <table:table-cell office:value-type="string" calcext:value-type="string">
            <text:p>https://cdn.shopify.com/s/files/1/0417/5675/4069/products/can-fan-can-fan-flange-10.jpg?v=159740004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tnb-naturals-co2-enhancer-refill-pack</text:p>
          </table:table-cell>
          <table:table-cell office:value-type="string" calcext:value-type="string">
            <text:p>TNB Naturals - CO2 Enhancer Refill Pack</text:p>
          </table:table-cell>
          <table:table-cell office:value-type="string" calcext:value-type="string">
            <text:p>&lt;h4&gt;Information&lt;/h4&gt;</text:p>
            <text:p>&lt;p&gt;&lt;span&gt;The TNB CO2 Refill Pack gives growers the ability to reuse their existing Enhancer bottle while saving money and reducing their environmental footprint at the same time. Simply empty the contents of the original bottle and give the bottle a quick rinse. The contents of the Refill Pack can be added and instantly CO2 is once again available for use. Boosting plant production and improving overall health, CO2 is an essential element of photosynthesis and often one of the most overlooked components of plant growth. The TNB CO2 Refill Pack consists of the same great recipe while combining convenience and an amazing option for those looking for passive CO2. Research has shown that plants can use up to five times the CO2 that naturally occurs in the air. With The Enhancer known for delivering levels of CO2 only comparable to a propane or natural gas burner, there is no question many growers will be turning in their tanks and introducing CO2 with this safer and all natural method.&lt;/span&gt;&lt;/p&gt;</text:p>
          </table:table-cell>
          <table:table-cell office:value-type="string" calcext:value-type="string">
            <text:p>TNB Naturals</text:p>
          </table:table-cell>
          <table:table-cell/>
          <table:table-cell office:value-type="string" calcext:value-type="string">
            <text:p>atmosphere-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9.99" calcext:value-type="float">
            <text:p>1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tnb-naturals-tnb-naturals-co2-enhancer-refill-pack.png?v=159739987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can-lite-filter-4-250-cfm-filter</text:p>
          </table:table-cell>
          <table:table-cell office:value-type="string" calcext:value-type="string">
            <text:p>Can-Filter - Can-Lite 4" x 15" Carbon Filter - 250 CFM</text:p>
          </table:table-cell>
          <table:table-cell office:value-type="string" calcext:value-type="string">
            <text:p>&lt;h4&gt;Information&lt;/h4&gt;</text:p>
            <text:p>&lt;p&gt;&lt;span&gt;Can-Filter® has designed and built the Can-Lite for effectiveness, convenience and long life. 100% Australian Virgin Activated Granulated carbon, aluminum top and bottom, integrated flange and 51% open perforation are some of the features of Can-Lite filters&lt;/span&gt;&lt;/p&gt;</text:p>
          </table:table-cell>
          <table:table-cell office:value-type="string" calcext:value-type="string">
            <text:p>Can-Filter</text:p>
          </table:table-cell>
          <table:table-cell/>
          <table:table-cell office:value-type="string" calcext:value-type="string">
            <text:p>atmosphere-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27.58" calcext:value-type="float">
            <text:p>127.5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can-lite-filter-4-250-cfm-filter.jpg?v=159739953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backdraft-damper-6</text:p>
          </table:table-cell>
          <table:table-cell office:value-type="string" calcext:value-type="string">
            <text:p>Ideal-Air - Back Draft Damper 6'</text:p>
          </table:table-cell>
          <table:table-cell office:value-type="string" calcext:value-type="string">
            <text:p>&lt;h4&gt;Information&lt;/h4&gt;</text:p>
            <text:p>&lt;p&gt;&lt;span&gt;These are excellent quality back draft dampers. They are made from heavy-gauge galvanized steel with heavy-duty springs. They use both an embossed bead and rubber gasket to help keep ducting securely in place. They prevent back draft air when your fans are off.&lt;/span&gt;&lt;/p&gt;</text:p>
          </table:table-cell>
          <table:table-cell office:value-type="string" calcext:value-type="string">
            <text:p>Ideal-Air</text:p>
          </table:table-cell>
          <table:table-cell/>
          <table:table-cell office:value-type="string" calcext:value-type="string">
            <text:p>atmosphere-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3.6" calcext:value-type="float">
            <text:p>23.6</text:p>
          </table:table-cell>
          <table:table-cell/>
          <table:table-cell table:number-columns-repeated="2" office:value-type="string" calcext:value-type="string">
            <text:p>true</text:p>
          </table:table-cell>
          <table:table-cell/>
          <table:table-cell office:value-type="string" calcext:value-type="string">
            <text:p>https://cdn.shopify.com/s/files/1/0417/5675/4069/products/backdraft-damper-6.jpg?v=159739937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integra-boost-8g-humidiccant-62</text:p>
          </table:table-cell>
          <table:table-cell office:value-type="string" calcext:value-type="string">
            <text:p>Integra - Boost 8g Humidiccant 62%</text:p>
          </table:table-cell>
          <table:table-cell office:value-type="string" calcext:value-type="string">
            <text:p>&lt;h4&gt;Information&lt;/h4&gt;</text:p>
            <text:p>&lt;p&gt;&lt;span&gt;Integraâ„¢ Boostâ„¢ Humidiccant uses patent pending technology that releases or absorbs moisture, maintaining relative humidity in a contained environment at or about 62% relative humidity. Each individually wrapped Integraâ„¢ Boostâ„¢ packet includes a replacement indicator card. When the round dot turns from pink to blue, itâ€™s time to replace your Integraâ„¢ Boostâ„¢ pack. Available in 4 g (2-1/4 in x 2 in x 1/8 in), 8 g (2-3/4 in x 2-1/2 in x 1/8 in) or 67 g (4 in x 6 in x 1/4 in) sizes.&lt;/span&gt;&lt;/p&gt;</text:p>
          </table:table-cell>
          <table:table-cell office:value-type="string" calcext:value-type="string">
            <text:p>Integra</text:p>
          </table:table-cell>
          <table:table-cell/>
          <table:table-cell office:value-type="string" calcext:value-type="string">
            <text:p>atmosphere-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0.95" calcext:value-type="float">
            <text:p>0.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integra-boost-8g-humidiccant-62.jpg?v=159739880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growers-edge-thermo-hygrometer</text:p>
          </table:table-cell>
          <table:table-cell office:value-type="string" calcext:value-type="string">
            <text:p>Grower's Edge - Thermo/Hygrometer</text:p>
          </table:table-cell>
          <table:table-cell office:value-type="string" calcext:value-type="string">
            <text:p>&lt;h4&gt;&lt;span&gt;Information&lt;/span&gt;&lt;/h4&gt;</text:p>
            <text:p>&lt;p&gt;&lt;span&gt;Measures indoor/outdoor temperature and indoor humidity. Stores the min/max values of the indoor/outdoor temperature and indoor humidity. Switch between Ã‚Â°C and Ã‚Â°F. Water proof temperature probe. Uses 1 AAA battery (not included).&lt;/span&gt;&lt;/p&gt;</text:p>
          </table:table-cell>
          <table:table-cell office:value-type="string" calcext:value-type="string">
            <text:p>Grower's Edge</text:p>
          </table:table-cell>
          <table:table-cell/>
          <table:table-cell office:value-type="string" calcext:value-type="string">
            <text:p>atmosphere-control, growers-edge</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5.29" calcext:value-type="float">
            <text:p>25.2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rowers-edge-thermo-hygrometer_1.jpg?v=159739873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rowers-edge-thermo-hygrometer</text:p>
          </table:table-cell>
          <table:table-cell table:number-columns-repeated="20"/>
          <table:table-cell table:style-name="Default" table:number-columns-repeated="2"/>
          <table:table-cell/>
          <table:table-cell office:value-type="string" calcext:value-type="string">
            <text:p>https://cdn.shopify.com/s/files/1/0417/5675/4069/products/growers-edge-thermo-hygrometer.jpg?v=1597398739</text:p>
          </table:table-cell>
          <table:table-cell office:value-type="float" office:value="2" calcext:value-type="float">
            <text:p>2</text:p>
          </table:table-cell>
          <table:table-cell table:number-columns-repeated="22"/>
        </table:table-row>
        <table:table-row table:style-name="ro3">
          <table:table-cell office:value-type="string" calcext:value-type="string">
            <text:p>ona-pro-gel-qt</text:p>
          </table:table-cell>
          <table:table-cell office:value-type="string" calcext:value-type="string">
            <text:p>Ona - Ona Pro Gel Qt</text:p>
          </table:table-cell>
          <table:table-cell office:value-type="string" calcext:value-type="string">
            <text:p>&lt;h4&gt;Information&lt;/h4&gt;</text:p>
            <text:p>&lt;p&gt;&lt;span&gt;ONA Odor Neutralizing Agent has been solving problematic odors with great success since it arrived on the market in 1995. Formulated from essential oils, it will tackle the most difficult odors and literally eliminate them - no masking - no coverup - just neutralization and elimination. The odors are gone. This reputation for effectiveness has caused hydroponic gardeners around the world to use it successfully, and they keep coming back for more.&lt;/span&gt;&lt;/p&gt;</text:p>
          </table:table-cell>
          <table:table-cell office:value-type="string" calcext:value-type="string">
            <text:p>Ona</text:p>
          </table:table-cell>
          <table:table-cell/>
          <table:table-cell office:value-type="string" calcext:value-type="string">
            <text:p>atmosphere-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9.98" calcext:value-type="float">
            <text:p>19.9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ona-pro-ona-pro-gel-qt.jpg?v=159739856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0">
          <table:table-cell office:value-type="string" calcext:value-type="string">
            <text:p>titan-controls-atlas-2-preset-co2-mon-controller</text:p>
          </table:table-cell>
          <table:table-cell office:value-type="string" calcext:value-type="string">
            <text:p>Titan Controls - Atlas 2 - Preset CO2 Mon/Controller</text:p>
          </table:table-cell>
          <table:table-cell office:value-type="string" calcext:value-type="string">
            <text:p>&lt;h4&gt;Information&lt;/h4&gt;</text:p>
            <text:p>&lt;p&gt;The Atlas 2 Preset Carbon Dioxide (CO2) Controller monitors and controls CO2 levels in the growing environment in a simple and straightforward manner utilizing a preset CO2 level ideal for most indoor plants of 1500 parts per million (PPM).&lt;/p&gt;</text:p>
            <text:p>&lt;p&gt;An integrated photocell enables the Atlas 2 to turn CO2 air fertilization off during the nighttime hours when plants don't utilize supplemental carbon dioxide. A built-in Ã¢â‚¬Ëœself calibrationÃ¢â‚¬â„¢ feature keeps the unit performing accurately at all times which clearly makes the Atlas 2 the easiest CO2 Controller to operate on the market today. ETL Listed makes this unit just as comfortable in a commercial setting as it does in a home garden.&lt;/p&gt;</text:p>
            <text:p>&lt;p&gt;The Titan Controls Atlas 2 measures 8 inches tall by 4.5 inches wide by 2.5 inches deep and weighs one pound. Durable powder-coated steel housing and a full 3-year manufacturers warranty equals years of reliable CO2 control. Controls up to 15 amps, 120 Volts, 60 Hz.&lt;/p&gt;</text:p>
          </table:table-cell>
          <table:table-cell office:value-type="string" calcext:value-type="string">
            <text:p>Titan</text:p>
          </table:table-cell>
          <table:table-cell/>
          <table:table-cell office:value-type="string" calcext:value-type="string">
            <text:p>atmosphere-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97.17" calcext:value-type="float">
            <text:p>397.17</text:p>
          </table:table-cell>
          <table:table-cell/>
          <table:table-cell table:number-columns-repeated="2" office:value-type="string" calcext:value-type="string">
            <text:p>true</text:p>
          </table:table-cell>
          <table:table-cell/>
          <table:table-cell office:value-type="string" calcext:value-type="string">
            <text:p>https://cdn.shopify.com/s/files/1/0417/5675/4069/products/titan-controls-titan-controls-atlas-2-preset-co2-m.jpg?v=159739851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titan-controls-atlas-2-preset-co2-mon-controller</text:p>
          </table:table-cell>
          <table:table-cell table:number-columns-repeated="20"/>
          <table:table-cell table:style-name="Default" table:number-columns-repeated="2"/>
          <table:table-cell/>
          <table:table-cell office:value-type="string" calcext:value-type="string">
            <text:p>https://cdn.shopify.com/s/files/1/0417/5675/4069/products/titan-controls-titan-controls-atlas-2-preset-co2-m_37a06f6c-de53-4ca4-b3f6-e04e91fe5d24.jpg?v=1597398510</text:p>
          </table:table-cell>
          <table:table-cell office:value-type="float" office:value="2" calcext:value-type="float">
            <text:p>2</text:p>
          </table:table-cell>
          <table:table-cell table:number-columns-repeated="22"/>
        </table:table-row>
        <table:table-row table:style-name="ro3">
          <table:table-cell office:value-type="string" calcext:value-type="string">
            <text:p>tnb-naturals-co2-enhancer</text:p>
          </table:table-cell>
          <table:table-cell office:value-type="string" calcext:value-type="string">
            <text:p>TNB Naturals - CO2 Enhancer</text:p>
          </table:table-cell>
          <table:table-cell office:value-type="string" calcext:value-type="string">
            <text:p>&lt;h4&gt;Information&lt;/h4&gt;</text:p>
            <text:p>&lt;p&gt;&lt;span&gt;The Enhancer is an all natural CO2 generator made from 100% organic ingredients. This safe and effective solution for CO2 supplementation creates a blast of CO2 that can reach 1200 PPM in a 12x12x12 foot area for up to 2 weeks. Activate The Enhancer by adding 1 litre of warm water, placing the lid back on, removing the sticker on the lid, covering the small hole with your thumb and giving the bottle a quick shake. The Enhancer works off the natural phenomena known as photosynthesis and will begin to disperse CO2 within a few minutes of being activated. For optimal performance shake The Enhancer once a day in a 12x12x12 foot area and once every second day in a 6x6x6 foot area. The simplicity and ease of use, along with the fact that The Enhancer does not produce heat or require any additional equipment, makes this the future of CO2 production.&lt;/span&gt;&lt;/p&gt;</text:p>
          </table:table-cell>
          <table:table-cell office:value-type="string" calcext:value-type="string">
            <text:p>TNB Naturals</text:p>
          </table:table-cell>
          <table:table-cell/>
          <table:table-cell office:value-type="string" calcext:value-type="string">
            <text:p>atmosphere-control</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9.99" calcext:value-type="float">
            <text:p>3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tnb-naturals-tnb-naturals-co2-enhancer.png?v=159739839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grodan-mm4040-1-5-3-strip-15-case-2250</text:p>
          </table:table-cell>
          <table:table-cell office:value-type="string" calcext:value-type="string">
            <text:p>Grodan - MM4040 1.5" 3 Strip/15 Case/2250</text:p>
          </table:table-cell>
          <table:table-cell office:value-type="string" calcext:value-type="string">
            <text:p>&lt;h4&gt;Information&lt;/h4&gt;</text:p>
            <text:p>&lt;p&gt;&lt;span&gt;Grodan offers both a 1.5" and a 2" individually-wrapped starter cube. The 1.5" cubes are sold as a 3-pack of strips of 15 each, and the 2" are sold as a 2-pack of strips of 12 each. These cubes are for starting seeds or cuttings and transplanting into the medium of your choice, or you can continue in rockwool with the large blocks with holes.&lt;/span&gt;&lt;/p&gt;</text:p>
          </table:table-cell>
          <table:table-cell office:value-type="string" calcext:value-type="string">
            <text:p>Grodan</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487.66" calcext:value-type="float">
            <text:p>487.66</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rodan-grodan-mm5040-2-strip-12-case-1440_a1abeef0-82f9-44b2-a809-0fde2afc54f1.jpg?v=159739780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rodan-mm4040-1-5-3-strip-15-case-2250</text:p>
          </table:table-cell>
          <table:table-cell table:number-columns-repeated="20"/>
          <table:table-cell table:style-name="Default" table:number-columns-repeated="2"/>
          <table:table-cell/>
          <table:table-cell office:value-type="string" calcext:value-type="string">
            <text:p>https://cdn.shopify.com/s/files/1/0417/5675/4069/products/grodan-grodan-mm5040-2-strip-12-case-1440_1_a200a264-5995-49d4-ba1f-2d2a8a381021.jpg?v=1597397802</text:p>
          </table:table-cell>
          <table:table-cell office:value-type="float" office:value="2" calcext:value-type="float">
            <text:p>2</text:p>
          </table:table-cell>
          <table:table-cell table:number-columns-repeated="22"/>
        </table:table-row>
        <table:table-row table:style-name="ro1">
          <table:table-cell office:value-type="string" calcext:value-type="string">
            <text:p>grodan-mm5040-2-strip-12-case-1440</text:p>
          </table:table-cell>
          <table:table-cell office:value-type="string" calcext:value-type="string">
            <text:p>Grodan - MM5040 2" Strip/12 Case/1440</text:p>
          </table:table-cell>
          <table:table-cell office:value-type="string" calcext:value-type="string">
            <text:p>&lt;h4&gt;Information&lt;/h4&gt;</text:p>
          </table:table-cell>
          <table:table-cell office:value-type="string" calcext:value-type="string">
            <text:p>Grodan</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440.81" calcext:value-type="float">
            <text:p>440.81</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rodan-grodan-mm5040-2-strip-12-case-1440.jpg?v=159739771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rodan-mm5040-2-strip-12-case-1440</text:p>
          </table:table-cell>
          <table:table-cell table:number-columns-repeated="20"/>
          <table:table-cell table:style-name="Default" table:number-columns-repeated="2"/>
          <table:table-cell/>
          <table:table-cell office:value-type="string" calcext:value-type="string">
            <text:p>https://cdn.shopify.com/s/files/1/0417/5675/4069/products/grodan-grodan-mm5040-2-strip-12-case-1440_1.jpg?v=1597397712</text:p>
          </table:table-cell>
          <table:table-cell office:value-type="float" office:value="2" calcext:value-type="float">
            <text:p>2</text:p>
          </table:table-cell>
          <table:table-cell table:number-columns-repeated="22"/>
        </table:table-row>
        <table:table-row table:style-name="ro3">
          <table:table-cell office:value-type="string" calcext:value-type="string">
            <text:p>neoprene-collar-2</text:p>
          </table:table-cell>
          <table:table-cell office:value-type="string" calcext:value-type="string">
            <text:p>EZ-Clone - Neoprene Collar 2"</text:p>
          </table:table-cell>
          <table:table-cell office:value-type="string" calcext:value-type="string">
            <text:p>&lt;h4&gt;&lt;span&gt;Information&lt;/span&gt;&lt;/h4&gt;</text:p>
            <text:p>&lt;p&gt;&lt;span&gt;Blocks light from media to limit algal growth, neoprene inserts have a slot to stabilize plant stem and fits 2" net cups. Good for use in cloning machines.&lt;/span&gt;&lt;/p&gt;</text:p>
          </table:table-cell>
          <table:table-cell office:value-type="string" calcext:value-type="string">
            <text:p>EZ-Clone</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0.61" calcext:value-type="float">
            <text:p>0.61</text:p>
          </table:table-cell>
          <table:table-cell/>
          <table:table-cell table:number-columns-repeated="2" office:value-type="string" calcext:value-type="string">
            <text:p>true</text:p>
          </table:table-cell>
          <table:table-cell/>
          <table:table-cell office:value-type="string" calcext:value-type="string">
            <text:p>https://cdn.shopify.com/s/files/1/0417/5675/4069/products/neoprene-collar-2.jpg?v=159739761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neoprene-collar-2</text:p>
          </table:table-cell>
          <table:table-cell table:number-columns-repeated="20"/>
          <table:table-cell table:style-name="Default" table:number-columns-repeated="2"/>
          <table:table-cell/>
          <table:table-cell office:value-type="string" calcext:value-type="string">
            <text:p>https://cdn.shopify.com/s/files/1/0417/5675/4069/products/neoprene-collar-2_1.jpg?v=1597397615</text:p>
          </table:table-cell>
          <table:table-cell office:value-type="float" office:value="2" calcext:value-type="float">
            <text:p>2</text:p>
          </table:table-cell>
          <table:table-cell table:number-columns-repeated="22"/>
        </table:table-row>
        <table:table-row table:style-name="ro6">
          <table:table-cell office:value-type="string" calcext:value-type="string">
            <text:p>super-sprouter-sterile-disposable-scalpel</text:p>
          </table:table-cell>
          <table:table-cell office:value-type="string" calcext:value-type="string">
            <text:p>Super Sprouter - Sterile Disposable Scalpel</text:p>
          </table:table-cell>
          <table:table-cell office:value-type="string" calcext:value-type="string">
            <text:p>&lt;div class="tabs"&gt;</text:p>
            <text:p>&lt;h4&gt;Information&lt;/h4&gt;</text:p>
            <text:p>&lt;div&gt;&lt;/div&gt;</text:p>
            <text:p>&lt;/div&gt;</text:p>
            <text:p>&lt;div class="tabsPages"&gt;</text:p>
            <text:p>&lt;div class="page info active"&gt;Use this individually wrapped sterilized scalpel for all your plant cuttings. A sterile scalpel will help prevent disease and damage to any cutting.&lt;/div&gt;</text:p>
            <text:p>&lt;/div&gt;</text:p>
          </table:table-cell>
          <table:table-cell office:value-type="string" calcext:value-type="string">
            <text:p>Super Sprouter</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69" calcext:value-type="float">
            <text:p>1.6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uper-sprouter-super-sprouter-sterile-disposable-s.jpg?v=159739741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5">
          <table:table-cell office:value-type="string" calcext:value-type="string">
            <text:p>clonex-250ml</text:p>
          </table:table-cell>
          <table:table-cell office:value-type="string" calcext:value-type="string">
            <text:p>HydroDynamics - Clonex Rooting Gel 250mL</text:p>
          </table:table-cell>
          <table:table-cell office:value-type="string" calcext:value-type="string">
            <text:p>&lt;h4&gt;&lt;span&gt;Information&lt;/span&gt;&lt;/h4&gt;</text:p>
            <text:p>&lt;p&gt; &lt;/p&gt;</text:p>
            <text:p>&lt;p&gt;&lt;span&gt;A precise and stable blend of high-potency hormones, more powerful than most powders. Clonex also contains a complex profile of vitamins, mineral nutrients, trace elements, and anti-microbials, all in a gel base. Never dip your cuttings into the bottle; you risk the chance of contamination.&lt;/span&gt;&lt;/p&gt;</text:p>
          </table:table-cell>
          <table:table-cell office:value-type="string" calcext:value-type="string">
            <text:p>HydroDynamics</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49.95" calcext:value-type="float">
            <text:p>4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clonex-100ml_1_34fc9546-f1de-461b-a671-27465d6b9502.jpg?v=159739694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table-cell office:value-type="float" office:value="49.95" calcext:value-type="float">
            <text:p>49.95</text:p>
          </table:table-cell>
          <table:table-cell office:value-type="string" calcext:value-type="string">
            <text:p>active</text:p>
          </table:table-cell>
        </table:table-row>
        <table:table-row table:style-name="ro1">
          <table:table-cell office:value-type="string" calcext:value-type="string">
            <text:p>clonex-250ml</text:p>
          </table:table-cell>
          <table:table-cell table:number-columns-repeated="20"/>
          <table:table-cell table:style-name="Default" table:number-columns-repeated="2"/>
          <table:table-cell/>
          <table:table-cell office:value-type="string" calcext:value-type="string">
            <text:p>https://cdn.shopify.com/s/files/1/0417/5675/4069/products/clonex-100ml_0ecea8db-fe57-476c-968f-bc1f3e7b2890.jpg?v=1597396947</text:p>
          </table:table-cell>
          <table:table-cell office:value-type="float" office:value="2" calcext:value-type="float">
            <text:p>2</text:p>
          </table:table-cell>
          <table:table-cell table:number-columns-repeated="22"/>
        </table:table-row>
        <table:table-row table:style-name="ro3">
          <table:table-cell office:value-type="string" calcext:value-type="string">
            <text:p>ez-clone-neoprene-collars-soft-pack-35</text:p>
          </table:table-cell>
          <table:table-cell office:value-type="string" calcext:value-type="string">
            <text:p>EZ-Clone - Neoprene Collars Soft Pack/35</text:p>
          </table:table-cell>
          <table:table-cell office:value-type="string" calcext:value-type="string">
            <text:p>&lt;h4&gt;Information&lt;/h4&gt;</text:p>
            <text:p>&lt;p&gt;&lt;span&gt;EZ-Clone Replacement Neoprene collars fit all EZ-Clone propagation systems and provide superior support for seedlings and cuttings. Pack of 35 Collars.&lt;/span&gt;&lt;/p&gt;</text:p>
          </table:table-cell>
          <table:table-cell office:value-type="string" calcext:value-type="string">
            <text:p>EZ-Clone</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7.5" calcext:value-type="float">
            <text:p>17.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z-clone-neoprene-collars-soft-pack-35_1.jpg?v=159739687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ez-clone-neoprene-collars-soft-pack-35</text:p>
          </table:table-cell>
          <table:table-cell table:number-columns-repeated="20"/>
          <table:table-cell table:style-name="Default" table:number-columns-repeated="2"/>
          <table:table-cell/>
          <table:table-cell office:value-type="string" calcext:value-type="string">
            <text:p>https://cdn.shopify.com/s/files/1/0417/5675/4069/products/ez-clone-neoprene-collars-soft-pack-35.jpg?v=1597396871</text:p>
          </table:table-cell>
          <table:table-cell office:value-type="float" office:value="2" calcext:value-type="float">
            <text:p>2</text:p>
          </table:table-cell>
          <table:table-cell table:number-columns-repeated="22"/>
        </table:table-row>
        <table:table-row table:style-name="ro3">
          <table:table-cell office:value-type="string" calcext:value-type="string">
            <text:p>grodan-mm5040-2-strip-12-pack-2</text:p>
          </table:table-cell>
          <table:table-cell office:value-type="string" calcext:value-type="string">
            <text:p>Grodan - MM5040 2" Strip/12 Pack/2</text:p>
          </table:table-cell>
          <table:table-cell office:value-type="string" calcext:value-type="string">
            <text:p>&lt;h4&gt;Information&lt;/h4&gt;</text:p>
            <text:p>&lt;p&gt;&lt;span&gt;Grodan offers both a 1.5" and a 2" individually-wrapped starter cube. The 1.5" cubes are sold as a 3-pack of strips of 15 each, and the 2" are sold as a 2-pack of strips of 12 each. These cubes are for starting seeds or cuttings and transplanting into the medium of your choice, or you can continue in rockwool with the large blocks with holes.&lt;/span&gt;&lt;/p&gt;</text:p>
          </table:table-cell>
          <table:table-cell office:value-type="string" calcext:value-type="string">
            <text:p>Grodan</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8.82" calcext:value-type="float">
            <text:p>8.82</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rodan-grodan-mm5040-2-strip-12-pack-2.jpg?v=159739681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grodan-ao5040-2-sheet-50</text:p>
          </table:table-cell>
          <table:table-cell office:value-type="string" calcext:value-type="string">
            <text:p>Grodan - AO5040 2" Sheet/50</text:p>
          </table:table-cell>
          <table:table-cell office:value-type="string" calcext:value-type="string">
            <text:p>&lt;p&gt; &lt;/p&gt;</text:p>
            <text:p>&lt;p&gt;&lt;span&gt;Grodan offers 1.5" and 2" tapered starter cubes. The 1.5" cubes are sold in a sheet of 98, and the 2" are sold in a sheet of 50. These cubes are for starting seeds or cuttings and transplanting into the medium of your choice, or you can continue in rockwool with the large blocks with holes.&lt;/span&gt;&lt;/p&gt;</text:p>
          </table:table-cell>
          <table:table-cell office:value-type="string" calcext:value-type="string">
            <text:p>Grodan</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5.28" calcext:value-type="float">
            <text:p>15.2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rodan-grodan-ao5040-2-sheet-50.jpg?v=159739669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5">
          <table:table-cell office:value-type="string" calcext:value-type="string">
            <text:p>360-sprayer-red</text:p>
          </table:table-cell>
          <table:table-cell office:value-type="string" calcext:value-type="string">
            <text:p>EZ-Clone - 360 Sprayer Red</text:p>
          </table:table-cell>
          <table:table-cell office:value-type="string" calcext:value-type="string">
            <text:p>&lt;h4&gt;Information&lt;/h4&gt;</text:p>
            <text:p>&lt;p&gt;Replacement 360 degree spray nozzles for your EZ-Clone System.&lt;/p&gt;</text:p>
            <text:p>&lt;p&gt;.075" orifice, rated at 31 gph at 20 psi and 10.8' diameter coverage&lt;/p&gt;</text:p>
          </table:table-cell>
          <table:table-cell office:value-type="string" calcext:value-type="string">
            <text:p>EZ-Clone</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0.76" calcext:value-type="float">
            <text:p>0.76</text:p>
          </table:table-cell>
          <table:table-cell/>
          <table:table-cell table:number-columns-repeated="2" office:value-type="string" calcext:value-type="string">
            <text:p>true</text:p>
          </table:table-cell>
          <table:table-cell/>
          <table:table-cell office:value-type="string" calcext:value-type="string">
            <text:p>https://cdn.shopify.com/s/files/1/0417/5675/4069/products/360-sprayer-red_1.jpg?v=159739663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360-sprayer-red</text:p>
          </table:table-cell>
          <table:table-cell table:number-columns-repeated="20"/>
          <table:table-cell table:style-name="Default" table:number-columns-repeated="2"/>
          <table:table-cell/>
          <table:table-cell office:value-type="string" calcext:value-type="string">
            <text:p>https://cdn.shopify.com/s/files/1/0417/5675/4069/products/360-sprayer-red.jpg?v=1597396632</text:p>
          </table:table-cell>
          <table:table-cell office:value-type="float" office:value="2" calcext:value-type="float">
            <text:p>2</text:p>
          </table:table-cell>
          <table:table-cell table:number-columns-repeated="22"/>
        </table:table-row>
        <table:table-row table:style-name="ro5">
          <table:table-cell office:value-type="string" calcext:value-type="string">
            <text:p>technaflora-rootech-gel-4-oz</text:p>
          </table:table-cell>
          <table:table-cell office:value-type="string" calcext:value-type="string">
            <text:p>Technaflora - Rootech Gel - 4 oz</text:p>
          </table:table-cell>
          <table:table-cell office:value-type="string" calcext:value-type="string">
            <text:p>&lt;h4&gt;Information&lt;/h4&gt;</text:p>
            <text:p>&lt;p&gt;Rootech Cloning Gel by Technaflora Plant Products is a premium formulation of hormones, vitamins and nutrients ideal for promoting rapid, healthy root development for clones. This thick, rich gel adheres to the plant cutting throughout the rooting phase, sealing cut tissue immediately and reducing the risk of embolism or infection.&lt;/p&gt;</text:p>
            <text:p>&lt;p&gt;Rootech Cloning Gel comes in a ready-to-use, wide-lid container, into which several cuttings can be dipped at the same time, without fear of tipping or spills. Unique in the industry, and currently registered with the Canadian Food Inspection Agency, under the authority of the Fertilizers Act (registration #990008A), Rootech enjoys governmental recognition as a safe and effective plant rooting product. Technaflora Rootech Cloning Gel is available in 2 ounce, 4 ounce, and 8 ounce sizes.&lt;/p&gt;</text:p>
          </table:table-cell>
          <table:table-cell office:value-type="string" calcext:value-type="string">
            <text:p>Technaflora</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36.21" calcext:value-type="float">
            <text:p>36.21</text:p>
          </table:table-cell>
          <table:table-cell/>
          <table:table-cell table:number-columns-repeated="2" office:value-type="string" calcext:value-type="string">
            <text:p>true</text:p>
          </table:table-cell>
          <table:table-cell/>
          <table:table-cell office:value-type="string" calcext:value-type="string">
            <text:p>https://cdn.shopify.com/s/files/1/0417/5675/4069/products/technaflora-technaflora-rootech-gel-4-oz.jpg?v=159739656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neoprene-collar-3</text:p>
          </table:table-cell>
          <table:table-cell office:value-type="string" calcext:value-type="string">
            <text:p>EZ-Clone - Neoprene Collar 3"</text:p>
          </table:table-cell>
          <table:table-cell office:value-type="string" calcext:value-type="string">
            <text:p>&lt;h4&gt;Information&lt;/h4&gt;</text:p>
            <text:p>&lt;p&gt;&lt;span&gt;Black foam inserts that act as root guards.&lt;/span&gt;&lt;/p&gt;</text:p>
          </table:table-cell>
          <table:table-cell office:value-type="string" calcext:value-type="string">
            <text:p>EZ-Clone</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04" calcext:value-type="float">
            <text:p>1.04</text:p>
          </table:table-cell>
          <table:table-cell/>
          <table:table-cell table:number-columns-repeated="2" office:value-type="string" calcext:value-type="string">
            <text:p>true</text:p>
          </table:table-cell>
          <table:table-cell/>
          <table:table-cell office:value-type="string" calcext:value-type="string">
            <text:p>https://cdn.shopify.com/s/files/1/0417/5675/4069/products/neoprene-collar-3.jpg?v=159739605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1">
          <table:table-cell office:value-type="string" calcext:value-type="string">
            <text:p>turbo-klone-t48-system</text:p>
          </table:table-cell>
          <table:table-cell office:value-type="string" calcext:value-type="string">
            <text:p>Turbo Klone - T48 System</text:p>
          </table:table-cell>
          <table:table-cell office:value-type="string" calcext:value-type="string">
            <text:p>&lt;h4 class="body"&gt;&lt;span&gt;Information&lt;/span&gt;&lt;/h4&gt;</text:p>
            <text:p>&lt;div class="body"&gt;&lt;span&gt;&lt;/span&gt;&lt;/div&gt;</text:p>
            <text:p>&lt;div class="body"&gt;&lt;span&gt;&lt;big&gt;The TurboKlone gives you a stronger, longer-lasting product thanks to its smart design and use of innovative technology.&lt;/big&gt;&lt;/span&gt;&lt;/div&gt;</text:p>
            <text:p>&lt;div class="body"&gt;&lt;span&gt;&lt;br&gt;&lt;/span&gt;&lt;/div&gt;</text:p>
            <text:p>&lt;div class="body"&gt;The fan system [patent application in process] provides constant oxygen to the growing chamber and, most importantly, combats high temperatures by circulating cool air throughout the unit. The innovative fan system fits like a glove on the side of the reservoir—keeping the unit free from dangling parts and tangling cords like other systems on the market.&lt;/div&gt;</text:p>
            <text:p>&lt;div class="body"&gt;</text:p>
            <text:p>&lt;p class="maincontent"&gt;&lt;img src="https://www.altgarden.com/store/secure/uploads/picture-2.jpg" alt=""&gt;&lt;/p&gt;</text:p>
            <text:p>&lt;p&gt;&lt;span&gt;The central technology behind TurboKlone is simple:  A fan that offers a one-two punch!&lt;/span&gt;&lt;/p&gt;</text:p>
            <text:p>&lt;p&gt;&lt;span&gt;&lt;span class="center1"&gt;&lt;strong&gt;1. The fan blows fresh air into the growing chamber&lt;/strong&gt; &lt;br&gt;&lt;strong&gt;2. The cool air from the fan keeps temperatures low&lt;/strong&gt;&lt;/span&gt;&lt;/span&gt;&lt;/p&gt;</text:p>
            <text:p>&lt;p class="maincontent"&gt;&lt;span&gt;&lt;strong&gt;AHEAD OF THE CURVE&lt;/strong&gt;&lt;br&gt;While other cloning machines are designed with straight lines and angles that resemble &lt;br&gt;storage containers and planter boxes, the Turbo Klone has sleek, rounded edges and curved&lt;br&gt;walls that give it greater strength and resilience from external and internal forces.&lt;/span&gt;&lt;/p&gt;</text:p>
            <text:p>&lt;p class="maincontent"&gt;&lt;span&gt;And those curves aren't just for good looks!  Its sleek, rounded design makes cleaning the&lt;br&gt;Turbo Klone a breeze!  You don't have to worry about bacteria hanging around in tight corners.&lt;/span&gt;&lt;/p&gt;</text:p>
            <text:p>&lt;p class="maincontent"&gt;&lt;span&gt;&lt;strong&gt;MORE IS BETTER&lt;/strong&gt;&lt;br&gt;Why settle for less when you can have more.  Klone sites that is!  Turbo Klone's T48 gives&lt;br&gt;you 48 clone sites—60% more than other systems on the market.  The best part?  You get&lt;br&gt;more sites without taking up more space!&lt;/span&gt;&lt;/p&gt;</text:p>
            <text:p>&lt;p&gt;&lt;strong&gt;&lt;span&gt;The Turbo Klone Revolution gives you what other clone machines on the market aren't giving you.&lt;/span&gt;&lt;/strong&gt;&lt;span&gt;&lt;br&gt;&lt;/span&gt;&lt;/p&gt;</text:p>
            <text:p>&lt;ul&gt;</text:p>
            <text:p>&lt;li&gt;&lt;span&gt;&lt;strong&gt;SITES&lt;/strong&gt;:  Why have less when you can have more?  Turbo Klone gives you up to 60% more sites in the same amount of space than other machines.  Why pay more when you can pay less?  It'll cost you just $6.25 per site with the T48 and nearly $10.40 per site for a machine of similar size.&lt;/span&gt;&lt;/li&gt;</text:p>
            <text:p>&lt;/ul&gt;</text:p>
            <text:p>&lt;ul&gt;</text:p>
            <text:p>&lt;li&gt;</text:p>
            <text:p>&lt;span&gt;&lt;strong&gt;STRUCTURE/CLEANING&lt;/strong&gt;:  Instead of having flat walls like a Tupperware tub, the Turbo Klone is curvy and has rounded edges giving you a stronger, more durable product.  Bonus!  Those sexy curves also let you clean the system quickly and easily. You don't have to worry about unwanted root-killing bacteria hanging around in tight corners.&lt;/span&gt;&lt;span&gt; &lt;/span&gt;</text:p>
            <text:p>&lt;/li&gt;</text:p>
            <text:p>&lt;/ul&gt;</text:p>
            <text:p>&lt;ul&gt;</text:p>
            <text:p>&lt;li&gt;&lt;span&gt;&lt;strong&gt;CONVENIENCE/FUNCTIONALITY&lt;/strong&gt;:  Each Klone site has a finger recess that makes it easy to remove and replace Klone Collars.   And we've taken the guess-work out of water measurements by adding a fill-line inside the tub so you always know how much H2O you need to add.  You're welcome!&lt;/span&gt;&lt;/li&gt;</text:p>
            <text:p>&lt;/ul&gt;</text:p>
            <text:p>&lt;ul&gt;</text:p>
            <text:p>&lt;li&gt;</text:p>
            <text:p>&lt;span&gt;&lt;strong&gt;CONTROL/OPTIONS&lt;/strong&gt;:  Seems like there are two camps when it comes to using a humidity dome: some say it isn't necessary, others say they wouldn't clone without it – especially in the first five days.  We let you make the call.  You can purchase our cloning systems with-or-without a humidity dome.  And if you have buyers remorse, you can always buy the dome by itself later.  It's nice to be in charge!&lt;/span&gt; &lt;/li&gt;</text:p>
            <text:p>&lt;/ul&gt;</text:p>
            <text:p>&lt;p class="maincontent"&gt;&lt;span&gt;&lt;strong&gt;Custom Features:&lt;/strong&gt;&lt;br&gt;           - Longer lasting, more durable Polyethylene Collars&lt;br&gt;           - Reservoir is stronger and easier to clean&lt;br&gt;           - Fan system provides constant oxygen and keeps temperatures optimal for rooting&lt;br&gt;           - More Klone sites in the same dimensional footprint as other systems on the market.  &lt;br&gt;&lt;/span&gt;&lt;/p&gt;</text:p>
            <text:p>&lt;p class="maincontent"&gt;&lt;span&gt;&lt;strong&gt;TurboKlone 48&lt;/strong&gt;&lt;/span&gt;&lt;/p&gt;</text:p>
            <text:p>&lt;p class="maincontent"&gt;&lt;span&gt;Reservoir: Custom ABS Plastic &lt;br&gt;Clone Capacity: 48 &lt;br&gt;Cutting Medium: Custom Polyethylene Collar (included) &lt;br&gt;Water Pump Grade: 450 gph &lt;br&gt;Optimal Water Temp: 65-75° F. &lt;br&gt;Optimal Water PH: 5.5-6.3 &lt;br&gt;Product Dimensions: 22½ x 17½ x 115/8&lt;br&gt;Recommended Lighting: T8 or T5 Florescent or Natural&lt;/span&gt;&lt;/p&gt;</text:p>
            <text:p>&lt;p class="maincontent"&gt;&lt;span&gt;Reservoir: Custom ABS Plastic &lt;br&gt;Clone Capacity: 96 &lt;br&gt;Cutting Medium: Custom Polyethylene Collar (included) &lt;br&gt;Water Pump Grade: 450 gph &lt;br&gt;Optimal Water Temp: 65-75° F. &lt;br&gt;Optimal Water PH: 5.5-6.3 &lt;br&gt;Product Dimensions: 30½ x 21 x 11 5/8&lt;br&gt;Recommended Lighting: T8 or T5 Florescent or Natural&lt;/span&gt;&lt;/p&gt;</text:p>
            <text:p>&lt;/div&gt;</text:p>
          </table:table-cell>
          <table:table-cell office:value-type="string" calcext:value-type="string">
            <text:p>Turbo Klone</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0" calcext:value-type="float">
            <text:p>0</text:p>
          </table:table-cell>
          <table:table-cell/>
          <table:table-cell table:number-columns-repeated="2" office:value-type="string" calcext:value-type="string">
            <text:p>true</text:p>
          </table:table-cell>
          <table:table-cell/>
          <table:table-cell office:value-type="string" calcext:value-type="string">
            <text:p>https://cdn.shopify.com/s/files/1/0417/5675/4069/products/turbo-klone-turbo-klone-t48-system.jpg?v=159739587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table-cell office:value-type="float" office:value="299.95" calcext:value-type="float">
            <text:p>299.95</text:p>
          </table:table-cell>
          <table:table-cell office:value-type="string" calcext:value-type="string">
            <text:p>active</text:p>
          </table:table-cell>
        </table:table-row>
        <table:table-row table:style-name="ro1">
          <table:table-cell office:value-type="string" calcext:value-type="string">
            <text:p>turbo-klone-t48-system</text:p>
          </table:table-cell>
          <table:table-cell table:number-columns-repeated="20"/>
          <table:table-cell table:style-name="Default" table:number-columns-repeated="2"/>
          <table:table-cell/>
          <table:table-cell office:value-type="string" calcext:value-type="string">
            <text:p>https://cdn.shopify.com/s/files/1/0417/5675/4069/products/turbo-klone-turbo-klone-t48-system_1.jpg?v=1597395878</text:p>
          </table:table-cell>
          <table:table-cell office:value-type="float" office:value="2" calcext:value-type="float">
            <text:p>2</text:p>
          </table:table-cell>
          <table:table-cell table:number-columns-repeated="22"/>
        </table:table-row>
        <table:table-row table:style-name="ro3">
          <table:table-cell office:value-type="string" calcext:value-type="string">
            <text:p>dipn-grow-2-oz-rooting-kit</text:p>
          </table:table-cell>
          <table:table-cell office:value-type="string" calcext:value-type="string">
            <text:p>Astoria - Dip'n Grow 2 oz Rooting Kit</text:p>
          </table:table-cell>
          <table:table-cell office:value-type="string" calcext:value-type="string">
            <text:p>&lt;h4&gt;Information&lt;/h4&gt;</text:p>
            <text:p>&lt;p&gt;&lt;span&gt;One of the most effective rooting hormones available. Propagators at nurseries and universities nationwide have increased their yields and found Dip'N Grow™ to be more economical and easier to use than other rooting agents. Dip'N Grow™ is a liquid concentrate (1:10 ratio standard) that is easily diluted with water to the necessary strength. With the new dilution cup available in the rooting kits, it has never been easier to have precise dilution. Dip'N Grow™ contains two rooting auxins (plant hormones Indole-3 butric acid and Naphthaleneacetic acid) recognized as root-inducing. Because alcohol is used as the solvent for the active ingredients, Dip'N Grow™ is self sanitizing so cross-contamination problems are eliminated.&lt;/span&gt;&lt;/p&gt;</text:p>
          </table:table-cell>
          <table:table-cell office:value-type="string" calcext:value-type="string">
            <text:p>Astoria</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1.49" calcext:value-type="float">
            <text:p>11.4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dipn-grow-2-oz-rooting-kit.jpg?v=159739565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dipn-grow-2-oz-rooting-kit</text:p>
          </table:table-cell>
          <table:table-cell table:number-columns-repeated="20"/>
          <table:table-cell table:style-name="Default" table:number-columns-repeated="2"/>
          <table:table-cell/>
          <table:table-cell office:value-type="string" calcext:value-type="string">
            <text:p>https://cdn.shopify.com/s/files/1/0417/5675/4069/products/dipn-grow-2-oz-rooting-kit_1.jpg?v=1597395650</text:p>
          </table:table-cell>
          <table:table-cell office:value-type="float" office:value="2" calcext:value-type="float">
            <text:p>2</text:p>
          </table:table-cell>
          <table:table-cell table:number-columns-repeated="22"/>
        </table:table-row>
        <table:table-row table:style-name="ro3">
          <table:table-cell office:value-type="string" calcext:value-type="string">
            <text:p>flat-tray-10-x-20-with-holes-single</text:p>
          </table:table-cell>
          <table:table-cell office:value-type="string" calcext:value-type="string">
            <text:p>Flat Tray 10" x 20" - With Holes Single</text:p>
          </table:table-cell>
          <table:table-cell office:value-type="string" calcext:value-type="string">
            <text:p>&lt;h4&gt;Information&lt;/h4&gt;</text:p>
            <text:p>&lt;p&gt;&lt;span&gt;1020 nursery flat with holes measures 10 in x 20 in. They can be used for germinating seeds when removing excess water is important. It will also eliminate standing water on larger plug inserts to avoid over watering.&lt;/span&gt;&lt;/p&gt;</text:p>
          </table:table-cell>
          <table:table-cell office:value-type="string" calcext:value-type="string">
            <text:p>Chicago Roots HO</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1.7" calcext:value-type="float">
            <text:p>1.7</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lat-tray-10-x-20-with-holes-single.jpg?v=159739555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flat-tray-10-x-20-with-holes-single</text:p>
          </table:table-cell>
          <table:table-cell table:number-columns-repeated="20"/>
          <table:table-cell table:style-name="Default" table:number-columns-repeated="2"/>
          <table:table-cell/>
          <table:table-cell office:value-type="string" calcext:value-type="string">
            <text:p>https://cdn.shopify.com/s/files/1/0417/5675/4069/products/flat-tray-10-x-20-with-holes-single_1.jpg?v=1597395559</text:p>
          </table:table-cell>
          <table:table-cell office:value-type="float" office:value="2" calcext:value-type="float">
            <text:p>2</text:p>
          </table:table-cell>
          <table:table-cell table:number-columns-repeated="22"/>
        </table:table-row>
        <table:table-row table:style-name="ro5">
          <table:table-cell office:value-type="string" calcext:value-type="string">
            <text:p>grodan-ao3640-1-5-sheet-98-case-30</text:p>
          </table:table-cell>
          <table:table-cell office:value-type="string" calcext:value-type="string">
            <text:p>Grodan - AO3640 1.5" Sheet/98 Case/30</text:p>
          </table:table-cell>
          <table:table-cell office:value-type="string" calcext:value-type="string">
            <text:p>&lt;h4&gt;&lt;span&gt;Information&lt;/span&gt;&lt;/h4&gt;</text:p>
            <text:p>&lt;p&gt;&lt;span&gt;Grodan offers 1.5" and 2" tapered starter cubes. The 1.5" cubes are sold in a sheet of 98, and the 2" are sold in a sheet of 50. These cubes are for starting seeds or cuttings and transplanting into the medium of your choice, or you can continue in rockwool with the large blocks with holes.&lt;/span&gt;&lt;/p&gt;</text:p>
            <text:p>&lt;p&gt; &lt;/p&gt;</text:p>
          </table:table-cell>
          <table:table-cell office:value-type="string" calcext:value-type="string">
            <text:p>Grodan</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529.22" calcext:value-type="float">
            <text:p>529.22</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rodan-grodan-ao3640-15-sheet-98-case-30.jpg?v=159739547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hydrodynamics-clonex-gel-packets-15-ml</text:p>
          </table:table-cell>
          <table:table-cell office:value-type="string" calcext:value-type="string">
            <text:p>HydroDynamics - Clonex Gel Packets 15 ml</text:p>
          </table:table-cell>
          <table:table-cell office:value-type="string" calcext:value-type="string">
            <text:p>&lt;h4&gt;Information&lt;/h4&gt;</text:p>
            <text:p>&lt;p&gt;&lt;span&gt;ClonexÂ® is a high performance, water-based, rooting compound. It is a tenacious gel which will remain in contact around the stem, sealing the cut tissue and supplying the hormones needed to promote root cell development and vitamins to protect the delicate new root tissue. ClonexÂ® has a full spectrum of mineral nutrients and trace elements to nourish the young roots during their important formative stages. Our scientific breakthrough puts ClonexÂ® Rooting Gel years ahead of manufacturers of old fashioned hormones and powders.&lt;/span&gt;&lt;/p&gt;</text:p>
          </table:table-cell>
          <table:table-cell office:value-type="string" calcext:value-type="string">
            <text:p>HydroDynamics</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 calcext:value-type="float">
            <text:p>7</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ydro-dynamics-hydrodynamics-clonex-gel-packets-15_62770cf0-eb47-4553-aee9-acbb81a3c9da.jpg?v=159739539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hydrodynamics-clonex-gel-packets-15-ml</text:p>
          </table:table-cell>
          <table:table-cell table:number-columns-repeated="20"/>
          <table:table-cell table:style-name="Default" table:number-columns-repeated="2"/>
          <table:table-cell/>
          <table:table-cell office:value-type="string" calcext:value-type="string">
            <text:p>https://cdn.shopify.com/s/files/1/0417/5675/4069/products/hydro-dynamics-hydrodynamics-clonex-gel-packets-15.jpg?v=1597395398</text:p>
          </table:table-cell>
          <table:table-cell office:value-type="float" office:value="2" calcext:value-type="float">
            <text:p>2</text:p>
          </table:table-cell>
          <table:table-cell table:number-columns-repeated="22"/>
        </table:table-row>
        <table:table-row table:style-name="ro3">
          <table:table-cell office:value-type="string" calcext:value-type="string">
            <text:p>super-sprouter-78-cell-stonewool-tray-1-5-in-square</text:p>
          </table:table-cell>
          <table:table-cell office:value-type="string" calcext:value-type="string">
            <text:p>Super Sprouter - 78 Cell Stonewool Tray- 1.5 In Square</text:p>
          </table:table-cell>
          <table:table-cell office:value-type="string" calcext:value-type="string">
            <text:p>&lt;h4&gt;Information&lt;/h4&gt;</text:p>
            <text:p>&lt;p&gt;&lt;span&gt;Super Sprouter 78 Cell Stonewool Tray is perfect for 1.5 in round or square stonewool plugs. The tray fits inside a standard 10 x 20 flat. This insert sits elevated from the bottom of the flat for good drainage and prevents roots from getting smashed.&lt;/span&gt;&lt;/p&gt;</text:p>
          </table:table-cell>
          <table:table-cell office:value-type="string" calcext:value-type="string">
            <text:p>Super Sprouter</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2.95" calcext:value-type="float">
            <text:p>12.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uper-sprouter-78-cell-stonewool-tray-15-in-square.jpg?v=159739304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super-sprouter-78-cell-stonewool-tray-1-5-in-square</text:p>
          </table:table-cell>
          <table:table-cell table:number-columns-repeated="20"/>
          <table:table-cell table:style-name="Default" table:number-columns-repeated="2"/>
          <table:table-cell/>
          <table:table-cell office:value-type="string" calcext:value-type="string">
            <text:p>https://cdn.shopify.com/s/files/1/0417/5675/4069/products/super-sprouter-78-cell-stonewool-tray-15-in-square_1.jpg?v=1597393043</text:p>
          </table:table-cell>
          <table:table-cell office:value-type="float" office:value="2" calcext:value-type="float">
            <text:p>2</text:p>
          </table:table-cell>
          <table:table-cell table:number-columns-repeated="22"/>
        </table:table-row>
        <table:table-row table:style-name="ro1">
          <table:table-cell office:value-type="string" calcext:value-type="string">
            <text:p>super-sprouter-78-cell-stonewool-tray-1-5-in-square</text:p>
          </table:table-cell>
          <table:table-cell table:number-columns-repeated="20"/>
          <table:table-cell table:style-name="Default" table:number-columns-repeated="2"/>
          <table:table-cell/>
          <table:table-cell office:value-type="string" calcext:value-type="string">
            <text:p>https://cdn.shopify.com/s/files/1/0417/5675/4069/products/super-sprouter-78-cell-stonewool-tray-15-in-square_2.jpg?v=1597393043</text:p>
          </table:table-cell>
          <table:table-cell office:value-type="float" office:value="3" calcext:value-type="float">
            <text:p>3</text:p>
          </table:table-cell>
          <table:table-cell table:number-columns-repeated="22"/>
        </table:table-row>
        <table:table-row table:style-name="ro1">
          <table:table-cell office:value-type="string" calcext:value-type="string">
            <text:p>super-sprouter-78-cell-stonewool-tray-1-5-in-square</text:p>
          </table:table-cell>
          <table:table-cell table:number-columns-repeated="20"/>
          <table:table-cell table:style-name="Default" table:number-columns-repeated="2"/>
          <table:table-cell/>
          <table:table-cell office:value-type="string" calcext:value-type="string">
            <text:p>https://cdn.shopify.com/s/files/1/0417/5675/4069/products/super-sprouter-78-cell-stonewool-tray-15-in-square_3.jpg?v=1597393043</text:p>
          </table:table-cell>
          <table:table-cell office:value-type="float" office:value="4" calcext:value-type="float">
            <text:p>4</text:p>
          </table:table-cell>
          <table:table-cell table:number-columns-repeated="22"/>
        </table:table-row>
        <table:table-row table:style-name="ro3">
          <table:table-cell office:value-type="string" calcext:value-type="string">
            <text:p>clonex-100ml</text:p>
          </table:table-cell>
          <table:table-cell office:value-type="string" calcext:value-type="string">
            <text:p>HydroDynamics - Clonex Rooting Gel 100mL</text:p>
          </table:table-cell>
          <table:table-cell office:value-type="string" calcext:value-type="string">
            <text:p>&lt;h4&gt;Information&lt;/h4&gt;</text:p>
            <text:p>&lt;p&gt;&lt;span&gt;A precise and stable blend of high-potency hormones, more powerful than most powders. Clonex also contains a complex profile of vitamins, mineral nutrients, trace elements, and anti-microbials, all in a gel base. Never dip your cuttings into the bottle; you risk the chance of contamination.&lt;/span&gt;&lt;/p&gt;</text:p>
          </table:table-cell>
          <table:table-cell office:value-type="string" calcext:value-type="string">
            <text:p>HydroDynamics</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3.95" calcext:value-type="float">
            <text:p>2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clonex-100ml_1.jpg?v=159739289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lonex-100ml</text:p>
          </table:table-cell>
          <table:table-cell table:number-columns-repeated="20"/>
          <table:table-cell table:style-name="Default" table:number-columns-repeated="2"/>
          <table:table-cell/>
          <table:table-cell office:value-type="string" calcext:value-type="string">
            <text:p>https://cdn.shopify.com/s/files/1/0417/5675/4069/products/clonex-100ml.jpg?v=1597392892</text:p>
          </table:table-cell>
          <table:table-cell office:value-type="float" office:value="2" calcext:value-type="float">
            <text:p>2</text:p>
          </table:table-cell>
          <table:table-cell table:number-columns-repeated="22"/>
        </table:table-row>
        <table:table-row table:style-name="ro3">
          <table:table-cell office:value-type="string" calcext:value-type="string">
            <text:p>mondi-humidity-dome-w-vents-4</text:p>
          </table:table-cell>
          <table:table-cell office:value-type="string" calcext:value-type="string">
            <text:p>Mondi - Humidity Dome w/Vents - 4"</text:p>
          </table:table-cell>
          <table:table-cell office:value-type="string" calcext:value-type="string">
            <text:p>&lt;h4&gt;Information&lt;/h4&gt;</text:p>
            <text:p>&lt;p&gt;&lt;span&gt;The 4" and 7" tall Mondi Humidity Domes are fantastic, sturdy domes that will fit on any standard 10" x 20" flat. The vertical sides have a straighter design to give you more volume for your cuttings. The dome has two adjustable humidity vents to allow environmental control assuring better clones.&lt;/span&gt;&lt;/p&gt;</text:p>
          </table:table-cell>
          <table:table-cell office:value-type="string" calcext:value-type="string">
            <text:p>Mondi</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19" calcext:value-type="float">
            <text:p>5.1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mondi-humidity-dome-w-vents-4_1.jpg?v=159739275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mondi-humidity-dome-w-vents-4</text:p>
          </table:table-cell>
          <table:table-cell table:number-columns-repeated="20"/>
          <table:table-cell table:style-name="Default" table:number-columns-repeated="2"/>
          <table:table-cell/>
          <table:table-cell office:value-type="string" calcext:value-type="string">
            <text:p>https://cdn.shopify.com/s/files/1/0417/5675/4069/products/mondi-humidity-dome-w-vents-4.jpg?v=1597392754</text:p>
          </table:table-cell>
          <table:table-cell office:value-type="float" office:value="2" calcext:value-type="float">
            <text:p>2</text:p>
          </table:table-cell>
          <table:table-cell table:number-columns-repeated="22"/>
        </table:table-row>
        <table:table-row table:style-name="ro3">
          <table:table-cell office:value-type="string" calcext:value-type="string">
            <text:p>flat-tray-10-x-20-no-holes-single</text:p>
          </table:table-cell>
          <table:table-cell office:value-type="string" calcext:value-type="string">
            <text:p>Flat Tray 10" x 20" - No Holes Single</text:p>
          </table:table-cell>
          <table:table-cell office:value-type="string" calcext:value-type="string">
            <text:p>&lt;h4&gt;Information&lt;/h4&gt;</text:p>
            <text:p>&lt;p&gt;&lt;span&gt;1020 nursery flat measures 10 in x 20 in. They can be used for germinating seeds, but also work well as a catch tray for water on taller inserts and can hold up to a gallon of water.&lt;/span&gt;&lt;/p&gt;</text:p>
          </table:table-cell>
          <table:table-cell office:value-type="string" calcext:value-type="string">
            <text:p>Chicago Roots HO</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7" calcext:value-type="float">
            <text:p>1.7</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lat-tray-10-x-20-no-holes-single.jpg?v=159739245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5">
          <table:table-cell office:value-type="string" calcext:value-type="string">
            <text:p>gh-rapid-rooter-loose-bag-50</text:p>
          </table:table-cell>
          <table:table-cell office:value-type="string" calcext:value-type="string">
            <text:p>General Hydroponics - Rapid Rooter Loose Bag/50</text:p>
          </table:table-cell>
          <table:table-cell office:value-type="string" calcext:value-type="string">
            <text:p>&lt;div class="tabs"&gt;</text:p>
            <text:p>&lt;h4&gt;Information&lt;/h4&gt;</text:p>
            <text:p>&lt;/div&gt;</text:p>
            <text:p>&lt;div class="tabsPages"&gt;</text:p>
            <text:p>&lt;div class="page info active"&gt;</text:p>
            <text:p>&lt;p&gt;The Rapid Rooter uses composted organic material joined with plant-derived polymers to provide ideal conditions for beneficial microbes in the root zone of developing plants. Give plants a head-start for excellent growth potential throughout the life of the plant. The custom tray comes pre-filled with 50 Rapid Rooter Starter Plugs.  Also available without the tray in bags of 50.&lt;/p&gt;</text:p>
            <text:p>&lt;/div&gt;</text:p>
            <text:p>&lt;/div&gt;</text:p>
          </table:table-cell>
          <table:table-cell office:value-type="string" calcext:value-type="string">
            <text:p>General Hydroponics</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9.04" calcext:value-type="float">
            <text:p>19.04</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eneral-hydroponics-gh-rapid-rooter-loose-bag-50.jpg?v=159739235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gh-rapid-rooter-starter-tray-50</text:p>
          </table:table-cell>
          <table:table-cell office:value-type="string" calcext:value-type="string">
            <text:p>General Hydroponics - Rapid Rooter Starter Tray/50</text:p>
          </table:table-cell>
          <table:table-cell office:value-type="string" calcext:value-type="string">
            <text:p>&lt;h4&gt;&lt;span&gt;Information&lt;/span&gt;&lt;/h4&gt;</text:p>
            <text:p>&lt;p&gt;The Rapid Rooter uses composted organic material joined with plant-derived polymers to provide ideal conditions for beneficial microbes in the root zone of developing plants. Give plants a head-start for excellent growth potential throughout the life of the plant. The custom tray comes pre-filled with 50 Rapid Rooter Starter Plugs.  Also available without the tray in bags of 50.&lt;br&gt;&lt;/p&gt;</text:p>
          </table:table-cell>
          <table:table-cell office:value-type="string" calcext:value-type="string">
            <text:p>General Hydroponics</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5.84" calcext:value-type="float">
            <text:p>25.84</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eneral-hydroponics-gh-rapid-rooter-starter-tray-5.jpg?v=159739221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clonex-clone-solution-qt</text:p>
          </table:table-cell>
          <table:table-cell office:value-type="string" calcext:value-type="string">
            <text:p>HydroDynamics - Clonex Clone Solution qt</text:p>
          </table:table-cell>
          <table:table-cell office:value-type="string" calcext:value-type="string">
            <text:p>&lt;h4&gt;&lt;span&gt;Information&lt;/span&gt;&lt;/h4&gt;</text:p>
            <text:p>&lt;p&gt;&lt;span&gt;Clonex Clone Solution is a clone specific nutrient formulated using a special blend of minerals, vitamins, wetting agents, and a root promoter. Used with the Clonex Rooting Gel Compound or any rooting agent, it encourages rapid rood development while helping to minimize stress. Clonex Clone solution is the result of extensive horticultural research and is designed to work together with rooting gels for outstanding results. Its highly concentrated formula contains specific micro-nutrients and root enhancing agents carefully formulated to initiate and nourish new root cells.&lt;/span&gt;&lt;/p&gt;</text:p>
          </table:table-cell>
          <table:table-cell office:value-type="string" calcext:value-type="string">
            <text:p>HydroDynamics</text:p>
          </table:table-cell>
          <table:table-cell/>
          <table:table-cell office:value-type="string" calcext:value-type="string">
            <text:p>plant-propagation-and-seed</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5" calcext:value-type="float">
            <text:p>2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clonex-clone-solution-qt.jpg?v=159739199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gardening-indoors-w-soil-hydroponics</text:p>
          </table:table-cell>
          <table:table-cell office:value-type="string" calcext:value-type="string">
            <text:p>Gardening Indoors w/Soil &amp; Hydroponics</text:p>
          </table:table-cell>
          <table:table-cell office:value-type="string" calcext:value-type="string">
            <text:p>&lt;h4&gt;Information&lt;/h4&gt;</text:p>
            <text:p>&lt;p&gt;If you own only one book on indoor gardening, this is the book. The "New Revised Gardening Indoors" sets the standard for indoor gardening all over the world. This bestseller has been in print since 1986 with many thousands of copies sold. This "how-to" book unlocks the door to the world of gardening indoors, explaining everything from climate control to controlling pests, this book has it all. Fourth Edition, Paperback, 356 total pages.&lt;br&gt;&lt;/p&gt;</text:p>
          </table:table-cell>
          <table:table-cell office:value-type="string" calcext:value-type="string">
            <text:p>Chicago Roots HO</text:p>
          </table:table-cell>
          <table:table-cell/>
          <table:table-cell office:value-type="string" calcext:value-type="string">
            <text:p>book</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4.95" calcext:value-type="float">
            <text:p>24.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ardening-indoors-w-soil-hydroponics.jpg?v=159739135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ardening-indoors-w-soil-hydroponics</text:p>
          </table:table-cell>
          <table:table-cell table:number-columns-repeated="20"/>
          <table:table-cell table:style-name="Default" table:number-columns-repeated="2"/>
          <table:table-cell/>
          <table:table-cell office:value-type="string" calcext:value-type="string">
            <text:p>https://cdn.shopify.com/s/files/1/0417/5675/4069/products/gardening-indoors-w-soil-hydroponics_1.jpg?v=1597391355</text:p>
          </table:table-cell>
          <table:table-cell office:value-type="float" office:value="2" calcext:value-type="float">
            <text:p>2</text:p>
          </table:table-cell>
          <table:table-cell table:number-columns-repeated="22"/>
        </table:table-row>
        <table:table-row table:style-name="ro22">
          <table:table-cell office:value-type="string" calcext:value-type="string">
            <text:p>the-cannabis-encyclopedia-softcover</text:p>
          </table:table-cell>
          <table:table-cell office:value-type="string" calcext:value-type="string">
            <text:p>The Cannabis Encyclopedia Softcover</text:p>
          </table:table-cell>
          <table:table-cell office:value-type="string" calcext:value-type="string">
            <text:p>&lt;h4&gt;Information&lt;/h4&gt;</text:p>
            <text:p>&lt;p&gt;The award winning Cannabis Encyclopedia is the definitive guide to medical marijuana cultivation and consumption. It explains all the essential techniques to grow indoors, outdoors and in greenhouses. All gardening practices are well-researched and illustrated with easy step-by-step examples and instructions.&lt;br&gt;&lt;/p&gt;</text:p>
            <text:p>&lt;p&gt;&lt;br&gt;More than 2,000 beautiful color images illustrate this 596-page book. The large 8.5 x 11-inch format, three-column pages are easy to read and packed with up-to-date information that make this book essential for all cannabis gardeners and patients.&lt;/p&gt;</text:p>
            <text:p>&lt;p&gt;&lt;br&gt;Chapters on medical cannabis history, cannabinoid measurement and medical varieties provide a firm background for medical patients and caregivers. The Medicinal Concentrates and Cooking with Medicinal Cannabis chapters feature many different methods to concentrate and consume cannabis.&lt;br&gt;Each stage of plant growth is detailed and graphically explained seed, seedling, vegetative growth, clones and mother plants and flowering. Harvest, drying and curing information aims to preserve cannabinoids. Garden room design, construction and maintenance, greenhouse construction and care, outdoor gardens from backyards and patios to large remote fields are all explained in full detail and many step-by-step examples.&lt;/p&gt;</text:p>
            <text:p>&lt;p&gt;&lt;br&gt;Four case studies feature two indoor gardens, one with LED and HP sodium lamps, Jorge´s backyard garden and a big garden in Humboldt County, CA. Each aspect of cannabis cultivation is examined in detail with a focus on organic practices preserving the sanctuary, meters, air, light, lamps and electricity, soil, containers, water, nutrients, additives, container culture and hydroponics, diseases and pests and breeding.&lt;/p&gt;</text:p>
            <text:p>&lt;p&gt;&lt;br&gt;The comprehensive Nutrient chapter has individual drawings of 14 cannabis plants showing nutrient excess and deficiencies. The Breeding chapter explains methods, plant crosses, back crosses, true breeds, hybrids, etc. and provides step-by-step illustrated instructions on starting your own home breeding program. Learn exactly how to increase yields, increase cannabinoid potency, and make eco-friendly decisions from the expert, Jorge Cervantes. His advice is basic, detailed and reliable.&lt;/p&gt;</text:p>
          </table:table-cell>
          <table:table-cell office:value-type="string" calcext:value-type="string">
            <text:p>Chicago Roots HO</text:p>
          </table:table-cell>
          <table:table-cell/>
          <table:table-cell office:value-type="string" calcext:value-type="string">
            <text:p>book, garden-accessorie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0" calcext:value-type="float">
            <text:p>50</text:p>
          </table:table-cell>
          <table:table-cell/>
          <table:table-cell table:number-columns-repeated="2" office:value-type="string" calcext:value-type="string">
            <text:p>true</text:p>
          </table:table-cell>
          <table:table-cell/>
          <table:table-cell office:value-type="string" calcext:value-type="string">
            <text:p>https://cdn.shopify.com/s/files/1/0417/5675/4069/products/the-cannabis-encyclopedia-softcover.jpg?v=159739106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3">
          <table:table-cell office:value-type="string" calcext:value-type="string">
            <text:p>kind-led-k5-xl750</text:p>
          </table:table-cell>
          <table:table-cell office:value-type="string" calcext:value-type="string">
            <text:p>Kind LED - K5 XL750</text:p>
          </table:table-cell>
          <table:table-cell office:value-type="string" calcext:value-type="string">
            <text:p>&lt;h4&gt;Product Details&lt;/h4&gt;</text:p>
            <text:p>&lt;div class="rte"&gt;</text:p>
            <text:p>&lt;table&gt;</text:p>
            <text:p>&lt;tbody class="specs"&gt;</text:p>
            <text:p>&lt;tr&gt;</text:p>
            <text:p>&lt;td&gt;Spectrum&lt;/td&gt;</text:p>
            <text:p>&lt;td&gt;Customizable/Adjustable 12 Band&lt;/td&gt;</text:p>
            <text:p>&lt;/tr&gt;</text:p>
            <text:p>&lt;tr&gt;</text:p>
            <text:p>&lt;td&gt;Diodes&lt;/td&gt;</text:p>
            <text:p>&lt;td&gt;208 (3w, 5w, UV, IR)&lt;/td&gt;</text:p>
            <text:p>&lt;/tr&gt;</text:p>
            <text:p>&lt;tr&gt;</text:p>
            <text:p>&lt;td&gt;Max Wattage&lt;/td&gt;</text:p>
            <text:p>&lt;td&gt;430w&lt;span&gt; &lt;/span&gt;&lt;span&gt;(±5%)&lt;/span&gt;</text:p>
            <text:p>&lt;/td&gt;</text:p>
            <text:p>&lt;/tr&gt;</text:p>
            <text:p>&lt;tr&gt;</text:p>
            <text:p>&lt;td&gt;HID Wattage Equivalent&lt;/td&gt;</text:p>
            <text:p>&lt;td&gt;750w&lt;/td&gt;</text:p>
            <text:p>&lt;/tr&gt;</text:p>
            <text:p>&lt;tr&gt;</text:p>
            <text:p>&lt;td&gt;Input Voltage&lt;/td&gt;</text:p>
            <text:p>&lt;td&gt;100-240V AC Power Input&lt;/td&gt;</text:p>
            <text:p>&lt;/tr&gt;</text:p>
            <text:p>&lt;tr&gt;</text:p>
            <text:p>&lt;td&gt;Output Voltage&lt;/td&gt;</text:p>
            <text:p>&lt;td&gt;UL Stnd. &amp;lt; 76V DC&lt;/td&gt;</text:p>
            <text:p>&lt;/tr&gt;</text:p>
            <text:p>&lt;tr&gt;</text:p>
            <text:p>&lt;td&gt;Amperage&lt;/td&gt;</text:p>
            <text:p>&lt;td&gt;3.58A @ 120V / 1.8A @ 240V&lt;/td&gt;</text:p>
            <text:p>&lt;/tr&gt;</text:p>
            <text:p>&lt;tr&gt;</text:p>
            <text:p>&lt;td&gt;Power Factor&lt;/td&gt;</text:p>
            <text:p>&lt;td&gt;.99&lt;/td&gt;</text:p>
            <text:p>&lt;/tr&gt;</text:p>
            <text:p>&lt;tr&gt;</text:p>
            <text:p>&lt;td&gt;LIfetime&lt;/td&gt;</text:p>
            <text:p>&lt;td&gt;&amp;gt;50,000 Hours&lt;/td&gt;</text:p>
            <text:p>&lt;/tr&gt;</text:p>
            <text:p>&lt;tr&gt;</text:p>
            <text:p>&lt;td&gt;Weight&lt;/td&gt;</text:p>
            <text:p>&lt;td&gt;28 lbs&lt;/td&gt;</text:p>
            <text:p>&lt;/tr&gt;</text:p>
            <text:p>&lt;tr&gt;</text:p>
            <text:p>&lt;td&gt;Dimensions&lt;/td&gt;</text:p>
            <text:p>&lt;td&gt;23”L x 17“W x 3.5”H&lt;/td&gt;</text:p>
            <text:p>&lt;/tr&gt;</text:p>
            <text:p>&lt;tr&gt;</text:p>
            <text:p>&lt;td&gt;RMH&lt;span&gt; (Recommended Mounting Height Above Canopy)&lt;/span&gt;</text:p>
            <text:p>&lt;/td&gt;</text:p>
            <text:p>&lt;td&gt;36"&lt;/td&gt;</text:p>
            <text:p>&lt;/tr&gt;</text:p>
            <text:p>&lt;tr&gt;</text:p>
            <text:p>&lt;td&gt;Footprint (RMH)&lt;/td&gt;</text:p>
            <text:p>&lt;td&gt;4' x 4'&lt;/td&gt;</text:p>
            <text:p>&lt;/tr&gt;</text:p>
            <text:p>&lt;tr&gt;</text:p>
            <text:p>&lt;td&gt;PPFD Peak (RMH)&lt;/td&gt;</text:p>
            <text:p>&lt;td&gt;458&lt;/td&gt;</text:p>
            <text:p>&lt;/tr&gt;</text:p>
            <text:p>&lt;tr&gt;</text:p>
            <text:p>&lt;td&gt;Warranty&lt;/td&gt;</text:p>
            <text:p>&lt;td&gt;3 Year&lt;/td&gt;</text:p>
            <text:p>&lt;/tr&gt;</text:p>
            <text:p>&lt;tr&gt;</text:p>
            <text:p>&lt;td&gt;Certifications&lt;/td&gt;</text:p>
            <text:p>&lt;td&gt;UL Listed, CE, ROHS&lt;/td&gt;</text:p>
            <text:p>&lt;/tr&gt;</text:p>
            <text:p>&lt;/tbody&gt;</text:p>
            <text:p>&lt;/table&gt;</text:p>
            <text:p>&lt;/div&gt;</text:p>
          </table:table-cell>
          <table:table-cell office:value-type="string" calcext:value-type="string">
            <text:p>Kind LED</text:p>
          </table:table-cell>
          <table:table-cell table:number-columns-repeated="2"/>
          <table:table-cell table:style-name="ce1" office:value-type="string" calcext:value-type="string">
            <text:p>false</text:p>
          </table:table-cell>
          <table:table-cell office:value-type="string" calcext:value-type="string">
            <text:p>Model Name</text:p>
          </table:table-cell>
          <table:table-cell office:value-type="string" calcext:value-type="string">
            <text:p>XL750</text:p>
          </table:table-cell>
          <table:table-cell office:value-type="string" calcext:value-type="string">
            <text:p>Weight (lbs)</text:p>
          </table:table-cell>
          <table:table-cell office:value-type="float" office:value="35" calcext:value-type="float">
            <text:p>35</text:p>
          </table:table-cell>
          <table:table-cell office:value-type="string" calcext:value-type="string">
            <text:p>Dimensions</text:p>
          </table:table-cell>
          <table:table-cell office:value-type="string" calcext:value-type="string">
            <text:p>28x25x9</text:p>
          </table:table-cell>
          <table:table-cell office:value-type="string" calcext:value-type="string">
            <text:p>'29882816264</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95" calcext:value-type="float">
            <text:p>1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KIND_XL750_OFF_UL_1600x_6860d1b8-e804-4a6e-9194-2731b3b37e39.jpg?v=159732732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kind-led-k5-xl750</text:p>
          </table:table-cell>
          <table:table-cell table:number-columns-repeated="20"/>
          <table:table-cell table:style-name="Default" table:number-columns-repeated="2"/>
          <table:table-cell/>
          <table:table-cell office:value-type="string" calcext:value-type="string">
            <text:p>https://cdn.shopify.com/s/files/1/0417/5675/4069/products/KIND_XL750_back_1600x_3aa571a0-2101-4ad2-8b84-032892aa5452.jpg?v=1597327328</text:p>
          </table:table-cell>
          <table:table-cell office:value-type="float" office:value="2" calcext:value-type="float">
            <text:p>2</text:p>
          </table:table-cell>
          <table:table-cell table:number-columns-repeated="22"/>
        </table:table-row>
        <table:table-row table:style-name="ro1">
          <table:table-cell office:value-type="string" calcext:value-type="string">
            <text:p>kind-led-k5-xl750</text:p>
          </table:table-cell>
          <table:table-cell table:number-columns-repeated="20"/>
          <table:table-cell table:style-name="Default" table:number-columns-repeated="2"/>
          <table:table-cell/>
          <table:table-cell office:value-type="string" calcext:value-type="string">
            <text:p>https://cdn.shopify.com/s/files/1/0417/5675/4069/products/KIND_XL1000_BOTTOM_1600x_e35da562-c81f-43f6-bb28-2b7b0ebc6f4f.jpg?v=1597327328</text:p>
          </table:table-cell>
          <table:table-cell office:value-type="float" office:value="3" calcext:value-type="float">
            <text:p>3</text:p>
          </table:table-cell>
          <table:table-cell table:number-columns-repeated="22"/>
        </table:table-row>
        <table:table-row table:style-name="ro1">
          <table:table-cell office:value-type="string" calcext:value-type="string">
            <text:p>kind-led-k5-xl750</text:p>
          </table:table-cell>
          <table:table-cell table:number-columns-repeated="20"/>
          <table:table-cell table:style-name="Default" table:number-columns-repeated="2"/>
          <table:table-cell/>
          <table:table-cell office:value-type="string" calcext:value-type="string">
            <text:p>https://cdn.shopify.com/s/files/1/0417/5675/4069/products/KIND_XL750_ANGLE_ON_1600x_259752ee-a94f-4dd9-855f-872cc1f9d151.jpg?v=1597327328</text:p>
          </table:table-cell>
          <table:table-cell office:value-type="float" office:value="4" calcext:value-type="float">
            <text:p>4</text:p>
          </table:table-cell>
          <table:table-cell table:number-columns-repeated="22"/>
        </table:table-row>
        <table:table-row table:style-name="ro1">
          <table:table-cell office:value-type="string" calcext:value-type="string">
            <text:p>kind-led-k5-xl750</text:p>
          </table:table-cell>
          <table:table-cell table:number-columns-repeated="20"/>
          <table:table-cell table:style-name="Default" table:number-columns-repeated="2"/>
          <table:table-cell/>
          <table:table-cell office:value-type="string" calcext:value-type="string">
            <text:p>https://cdn.shopify.com/s/files/1/0417/5675/4069/products/KIND_XL750_ANGLE_OFF_2_1600x_6fabadf7-8503-4a58-9fcf-8a4e581fc1cc.jpg?v=1597327328</text:p>
          </table:table-cell>
          <table:table-cell office:value-type="float" office:value="5" calcext:value-type="float">
            <text:p>5</text:p>
          </table:table-cell>
          <table:table-cell table:number-columns-repeated="22"/>
        </table:table-row>
        <table:table-row table:style-name="ro1">
          <table:table-cell office:value-type="string" calcext:value-type="string">
            <text:p>kind-led-k5-xl750</text:p>
          </table:table-cell>
          <table:table-cell table:number-columns-repeated="20"/>
          <table:table-cell table:style-name="Default" table:number-columns-repeated="2"/>
          <table:table-cell/>
          <table:table-cell office:value-type="string" calcext:value-type="string">
            <text:p>https://cdn.shopify.com/s/files/1/0417/5675/4069/products/KIND_XL750_ON_UL_1600x_0e750bec-b796-406d-a441-eaf26c259512.jpg?v=1597327328</text:p>
          </table:table-cell>
          <table:table-cell office:value-type="float" office:value="6" calcext:value-type="float">
            <text:p>6</text:p>
          </table:table-cell>
          <table:table-cell table:number-columns-repeated="22"/>
        </table:table-row>
        <table:table-row table:style-name="ro1">
          <table:table-cell office:value-type="string" calcext:value-type="string">
            <text:p>kind-led-k5-xl750</text:p>
          </table:table-cell>
          <table:table-cell table:number-columns-repeated="20"/>
          <table:table-cell table:style-name="Default" table:number-columns-repeated="2"/>
          <table:table-cell/>
          <table:table-cell office:value-type="string" calcext:value-type="string">
            <text:p>https://cdn.shopify.com/s/files/1/0417/5675/4069/products/KIND_HANGING_HARDWARE_CORD_1600x_75092298-2c8a-47b7-93ed-09ad8e14308c.jpg?v=1597327328</text:p>
          </table:table-cell>
          <table:table-cell office:value-type="float" office:value="7" calcext:value-type="float">
            <text:p>7</text:p>
          </table:table-cell>
          <table:table-cell table:number-columns-repeated="22"/>
        </table:table-row>
        <table:table-row table:style-name="ro1">
          <table:table-cell office:value-type="string" calcext:value-type="string">
            <text:p>kind-led-k5-xl750</text:p>
          </table:table-cell>
          <table:table-cell table:number-columns-repeated="20"/>
          <table:table-cell table:style-name="Default" table:number-columns-repeated="2"/>
          <table:table-cell/>
          <table:table-cell office:value-type="string" calcext:value-type="string">
            <text:p>https://cdn.shopify.com/s/files/1/0417/5675/4069/products/KIND_XL1000_CLOSE_ON_1600x_716cade5-3b84-4ab3-9bda-dd3eec252439.jpg?v=1597327328</text:p>
          </table:table-cell>
          <table:table-cell office:value-type="float" office:value="8" calcext:value-type="float">
            <text:p>8</text:p>
          </table:table-cell>
          <table:table-cell table:number-columns-repeated="22"/>
        </table:table-row>
        <table:table-row table:style-name="ro1">
          <table:table-cell office:value-type="string" calcext:value-type="string">
            <text:p>kind-led-k5-xl750</text:p>
          </table:table-cell>
          <table:table-cell table:number-columns-repeated="20"/>
          <table:table-cell table:style-name="Default" table:number-columns-repeated="2"/>
          <table:table-cell/>
          <table:table-cell office:value-type="string" calcext:value-type="string">
            <text:p>https://cdn.shopify.com/s/files/1/0417/5675/4069/products/KIND_XL1000_LENSE_1600x_c91e88d5-92bd-466b-b8d9-27660d5199ae.jpg?v=1597327328</text:p>
          </table:table-cell>
          <table:table-cell office:value-type="float" office:value="9" calcext:value-type="float">
            <text:p>9</text:p>
          </table:table-cell>
          <table:table-cell table:number-columns-repeated="22"/>
        </table:table-row>
        <table:table-row table:style-name="ro1">
          <table:table-cell office:value-type="string" calcext:value-type="string">
            <text:p>kind-led-k5-xl750</text:p>
          </table:table-cell>
          <table:table-cell table:number-columns-repeated="20"/>
          <table:table-cell table:style-name="Default" table:number-columns-repeated="2"/>
          <table:table-cell/>
          <table:table-cell office:value-type="string" calcext:value-type="string">
            <text:p>https://cdn.shopify.com/s/files/1/0417/5675/4069/products/KIND_XL1000_CLOSE_OFF_1600x_50e1322c-abba-4f29-b565-26fae3ba2096.jpg?v=1597327328</text:p>
          </table:table-cell>
          <table:table-cell office:value-type="float" office:value="10" calcext:value-type="float">
            <text:p>10</text:p>
          </table:table-cell>
          <table:table-cell table:number-columns-repeated="22"/>
        </table:table-row>
        <table:table-row table:style-name="ro24">
          <table:table-cell office:value-type="string" calcext:value-type="string">
            <text:p>kind-led-k3-xl600</text:p>
          </table:table-cell>
          <table:table-cell office:value-type="string" calcext:value-type="string">
            <text:p>Kind LED - K3 XL600</text:p>
          </table:table-cell>
          <table:table-cell office:value-type="string" calcext:value-type="string">
            <text:p>&lt;h4&gt;Product Details&lt;/h4&gt;</text:p>
            <text:p>&lt;div class="rte"&gt;</text:p>
            <text:p>&lt;table&gt;</text:p>
            <text:p>&lt;tbody class="specs"&gt;</text:p>
            <text:p>&lt;tr&gt;</text:p>
            <text:p>&lt;td&gt;Spectrum&lt;/td&gt;</text:p>
            <text:p>&lt;td&gt;Full Spectrum (380-730nm)&lt;/td&gt;</text:p>
            <text:p>&lt;/tr&gt;</text:p>
            <text:p>&lt;tr&gt;</text:p>
            <text:p>&lt;td&gt;Diodes&lt;/td&gt;</text:p>
            <text:p>&lt;td&gt;150 (3w, UV, IR)&lt;/td&gt;</text:p>
            <text:p>&lt;/tr&gt;</text:p>
            <text:p>&lt;tr&gt;</text:p>
            <text:p>&lt;td&gt;Max Wattage&lt;/td&gt;</text:p>
            <text:p>&lt;td&gt;288w&lt;span&gt; &lt;/span&gt;&lt;span&gt;(±5%)&lt;/span&gt;</text:p>
            <text:p>&lt;/td&gt;</text:p>
            <text:p>&lt;/tr&gt;</text:p>
            <text:p>&lt;tr&gt;</text:p>
            <text:p>&lt;td&gt;HID Wattage Equivalent&lt;/td&gt;</text:p>
            <text:p>&lt;td&gt;600w&lt;/td&gt;</text:p>
            <text:p>&lt;/tr&gt;</text:p>
            <text:p>&lt;tr&gt;</text:p>
            <text:p>&lt;td&gt;Input Voltage&lt;/td&gt;</text:p>
            <text:p>&lt;td&gt;100-240V AC Power Input&lt;/td&gt;</text:p>
            <text:p>&lt;/tr&gt;</text:p>
            <text:p>&lt;tr&gt;</text:p>
            <text:p>&lt;td&gt;Output Voltage&lt;/td&gt;</text:p>
            <text:p>&lt;td&gt;UL Stnd. &amp;lt; 76V DC&lt;/td&gt;</text:p>
            <text:p>&lt;/tr&gt;</text:p>
            <text:p>&lt;tr&gt;</text:p>
            <text:p>&lt;td&gt;Amperage&lt;/td&gt;</text:p>
            <text:p>&lt;td&gt;2.67A @ 120V / 1.33A @ 240V&lt;/td&gt;</text:p>
            <text:p>&lt;/tr&gt;</text:p>
            <text:p>&lt;tr&gt;</text:p>
            <text:p>&lt;td&gt;LIfetime&lt;/td&gt;</text:p>
            <text:p>&lt;td&gt;&amp;gt;50,000 Hours&lt;/td&gt;</text:p>
            <text:p>&lt;/tr&gt;</text:p>
            <text:p>&lt;tr&gt;</text:p>
            <text:p>&lt;td&gt;Weight&lt;/td&gt;</text:p>
            <text:p>&lt;td&gt;24 lbs&lt;/td&gt;</text:p>
            <text:p>&lt;/tr&gt;</text:p>
            <text:p>&lt;tr&gt;</text:p>
            <text:p>&lt;td&gt;Dimensions&lt;/td&gt;</text:p>
            <text:p>&lt;td&gt;28.4”L x 13“W x 3.25”H&lt;/td&gt;</text:p>
            <text:p>&lt;/tr&gt;</text:p>
            <text:p>&lt;tr&gt;</text:p>
            <text:p>&lt;td&gt;RMH&lt;span&gt; (Recommended Mounting Height Above Canopy)&lt;/span&gt;</text:p>
            <text:p>&lt;/td&gt;</text:p>
            <text:p>&lt;td&gt;30"&lt;/td&gt;</text:p>
            <text:p>&lt;/tr&gt;</text:p>
            <text:p>&lt;tr&gt;</text:p>
            <text:p>&lt;td&gt;Footprint (RMH)&lt;/td&gt;</text:p>
            <text:p>&lt;td&gt;3' x 4'&lt;/td&gt;</text:p>
            <text:p>&lt;/tr&gt;</text:p>
            <text:p>&lt;tr&gt;</text:p>
            <text:p>&lt;td&gt;PPFD Peak (RMH)&lt;/td&gt;</text:p>
            <text:p>&lt;td&gt;663&lt;/td&gt;</text:p>
            <text:p>&lt;/tr&gt;</text:p>
            <text:p>&lt;tr&gt;</text:p>
            <text:p>&lt;td&gt;Warranty&lt;/td&gt;</text:p>
            <text:p>&lt;td&gt;3 Year&lt;/td&gt;</text:p>
            <text:p>&lt;/tr&gt;</text:p>
            <text:p>&lt;tr&gt;</text:p>
            <text:p>&lt;td&gt;Certifications&lt;/td&gt;</text:p>
            <text:p>&lt;td&gt;CE, ROHS, FCC&lt;/td&gt;</text:p>
            <text:p>&lt;/tr&gt;</text:p>
            <text:p>&lt;/tbody&gt;</text:p>
            <text:p>&lt;/table&gt;</text:p>
            <text:p>&lt;/div&gt;</text:p>
          </table:table-cell>
          <table:table-cell office:value-type="string" calcext:value-type="string">
            <text:p>Kind LED</text:p>
          </table:table-cell>
          <table:table-cell/>
          <table:table-cell office:value-type="string" calcext:value-type="string">
            <text:p>Grow Lights</text:p>
          </table:table-cell>
          <table:table-cell table:style-name="ce1" office:value-type="string" calcext:value-type="string">
            <text:p>false</text:p>
          </table:table-cell>
          <table:table-cell office:value-type="string" calcext:value-type="string">
            <text:p>Model Name</text:p>
          </table:table-cell>
          <table:table-cell office:value-type="string" calcext:value-type="string">
            <text:p>XL600</text:p>
          </table:table-cell>
          <table:table-cell office:value-type="string" calcext:value-type="string">
            <text:p>Weight (lbs)</text:p>
          </table:table-cell>
          <table:table-cell office:value-type="float" office:value="22" calcext:value-type="float">
            <text:p>22</text:p>
          </table:table-cell>
          <table:table-cell office:value-type="string" calcext:value-type="string">
            <text:p>Dimensions</text:p>
          </table:table-cell>
          <table:table-cell office:value-type="string" calcext:value-type="string">
            <text:p>30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KIND_XL450_OFF_BOTTOM_1600x_9a726351-b9df-45dd-b2ae-077d26405d84.jpg?v=159764358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kind-led-k3-xl600</text:p>
          </table:table-cell>
          <table:table-cell table:number-columns-repeated="20"/>
          <table:table-cell table:style-name="Default" table:number-columns-repeated="2"/>
          <table:table-cell/>
          <table:table-cell office:value-type="string" calcext:value-type="string">
            <text:p>https://cdn.shopify.com/s/files/1/0417/5675/4069/products/KIND_HANGING_HARDWARE_CORD_1600x_6328daa5-9cf3-44b3-bebb-ec4411a5c8eb.jpg?v=1597643580</text:p>
          </table:table-cell>
          <table:table-cell office:value-type="float" office:value="2" calcext:value-type="float">
            <text:p>2</text:p>
          </table:table-cell>
          <table:table-cell table:number-columns-repeated="22"/>
        </table:table-row>
        <table:table-row table:style-name="ro1">
          <table:table-cell office:value-type="string" calcext:value-type="string">
            <text:p>kind-led-k3-xl600</text:p>
          </table:table-cell>
          <table:table-cell table:number-columns-repeated="20"/>
          <table:table-cell table:style-name="Default" table:number-columns-repeated="2"/>
          <table:table-cell/>
          <table:table-cell office:value-type="string" calcext:value-type="string">
            <text:p>https://cdn.shopify.com/s/files/1/0417/5675/4069/products/KIND_K3_Series2_IR-UV_1600x_4d738949-ba06-49f2-9e3a-9e25e5893476.jpg?v=1597643580</text:p>
          </table:table-cell>
          <table:table-cell office:value-type="float" office:value="3" calcext:value-type="float">
            <text:p>3</text:p>
          </table:table-cell>
          <table:table-cell table:number-columns-repeated="22"/>
        </table:table-row>
        <table:table-row table:style-name="ro1">
          <table:table-cell office:value-type="string" calcext:value-type="string">
            <text:p>kind-led-k3-xl600</text:p>
          </table:table-cell>
          <table:table-cell table:number-columns-repeated="20"/>
          <table:table-cell table:style-name="Default" table:number-columns-repeated="2"/>
          <table:table-cell/>
          <table:table-cell office:value-type="string" calcext:value-type="string">
            <text:p>https://cdn.shopify.com/s/files/1/0417/5675/4069/products/KIND_XL450_OFF_ANGLE_1600x_6f68bb1f-6a8f-4963-85e8-a9185394019a.jpg?v=1597643580</text:p>
          </table:table-cell>
          <table:table-cell office:value-type="float" office:value="4" calcext:value-type="float">
            <text:p>4</text:p>
          </table:table-cell>
          <table:table-cell table:number-columns-repeated="22"/>
        </table:table-row>
        <table:table-row table:style-name="ro1">
          <table:table-cell office:value-type="string" calcext:value-type="string">
            <text:p>kind-led-k3-xl600</text:p>
          </table:table-cell>
          <table:table-cell table:number-columns-repeated="20"/>
          <table:table-cell table:style-name="Default" table:number-columns-repeated="2"/>
          <table:table-cell/>
          <table:table-cell office:value-type="string" calcext:value-type="string">
            <text:p>https://cdn.shopify.com/s/files/1/0417/5675/4069/products/KIND_XL450_OFF_TOP_1600x_767e26bf-f558-4b6f-a8f8-b426d287ee8b.jpg?v=1597326715</text:p>
          </table:table-cell>
          <table:table-cell office:value-type="float" office:value="5" calcext:value-type="float">
            <text:p>5</text:p>
          </table:table-cell>
          <table:table-cell table:number-columns-repeated="22"/>
        </table:table-row>
        <table:table-row table:style-name="ro1">
          <table:table-cell office:value-type="string" calcext:value-type="string">
            <text:p>kind-led-k3-xl600</text:p>
          </table:table-cell>
          <table:table-cell table:number-columns-repeated="20"/>
          <table:table-cell table:style-name="Default" table:number-columns-repeated="2"/>
          <table:table-cell/>
          <table:table-cell office:value-type="string" calcext:value-type="string">
            <text:p>https://cdn.shopify.com/s/files/1/0417/5675/4069/products/KIND_XL450_ON_SIDE_1600x_c4750065-9442-4f79-89e5-60cdfaf4a919.jpg?v=1597326715</text:p>
          </table:table-cell>
          <table:table-cell office:value-type="float" office:value="6" calcext:value-type="float">
            <text:p>6</text:p>
          </table:table-cell>
          <table:table-cell table:number-columns-repeated="22"/>
        </table:table-row>
        <table:table-row table:style-name="ro1">
          <table:table-cell office:value-type="string" calcext:value-type="string">
            <text:p>kind-led-k3-xl600</text:p>
          </table:table-cell>
          <table:table-cell table:number-columns-repeated="20"/>
          <table:table-cell table:style-name="Default" table:number-columns-repeated="2"/>
          <table:table-cell/>
          <table:table-cell office:value-type="string" calcext:value-type="string">
            <text:p>https://cdn.shopify.com/s/files/1/0417/5675/4069/products/SERIES_2_KIND_CENTER_1600x_5c95dd09-4729-4427-b316-fcf41ba31e74.jpg?v=1597326715</text:p>
          </table:table-cell>
          <table:table-cell office:value-type="float" office:value="7" calcext:value-type="float">
            <text:p>7</text:p>
          </table:table-cell>
          <table:table-cell table:number-columns-repeated="22"/>
        </table:table-row>
        <table:table-row table:style-name="ro24">
          <table:table-cell office:value-type="string" calcext:value-type="string">
            <text:p>kind-led-k3-xl450</text:p>
          </table:table-cell>
          <table:table-cell office:value-type="string" calcext:value-type="string">
            <text:p>Kind LED - K3 XL450</text:p>
          </table:table-cell>
          <table:table-cell office:value-type="string" calcext:value-type="string">
            <text:p>&lt;h4&gt;Product Details&lt;/h4&gt;</text:p>
            <text:p>&lt;div class="rte"&gt;</text:p>
            <text:p>&lt;table&gt;</text:p>
            <text:p>&lt;tbody class="specs"&gt;</text:p>
            <text:p>&lt;tr&gt;</text:p>
            <text:p>&lt;td&gt;Spectrum&lt;/td&gt;</text:p>
            <text:p>&lt;td&gt;Full Spectrum (380-730nm)&lt;/td&gt;</text:p>
            <text:p>&lt;/tr&gt;</text:p>
            <text:p>&lt;tr&gt;</text:p>
            <text:p>&lt;td&gt;Diodes&lt;/td&gt;</text:p>
            <text:p>&lt;td&gt;120 (3w, UV, IR)&lt;/td&gt;</text:p>
            <text:p>&lt;/tr&gt;</text:p>
            <text:p>&lt;tr&gt;</text:p>
            <text:p>&lt;td&gt;Max Wattage&lt;/td&gt;</text:p>
            <text:p>&lt;td&gt;227w&lt;span&gt; &lt;/span&gt;&lt;span&gt;(±5%)&lt;/span&gt;</text:p>
            <text:p>&lt;/td&gt;</text:p>
            <text:p>&lt;/tr&gt;</text:p>
            <text:p>&lt;tr&gt;</text:p>
            <text:p>&lt;td&gt;HID Wattage Equivalent&lt;/td&gt;</text:p>
            <text:p>&lt;td&gt;450w&lt;/td&gt;</text:p>
            <text:p>&lt;/tr&gt;</text:p>
            <text:p>&lt;tr&gt;</text:p>
            <text:p>&lt;td&gt;Input Voltage&lt;/td&gt;</text:p>
            <text:p>&lt;td&gt;100-240V AC Power Input&lt;/td&gt;</text:p>
            <text:p>&lt;/tr&gt;</text:p>
            <text:p>&lt;tr&gt;</text:p>
            <text:p>&lt;td&gt;Output Voltage&lt;/td&gt;</text:p>
            <text:p>&lt;td&gt;UL Stnd. &amp;lt; 76V DC&lt;/td&gt;</text:p>
            <text:p>&lt;/tr&gt;</text:p>
            <text:p>&lt;tr&gt;</text:p>
            <text:p>&lt;td&gt;Amperage&lt;/td&gt;</text:p>
            <text:p>&lt;td&gt;2.25A @ 120V / 1.125A @ 240V&lt;/td&gt;</text:p>
            <text:p>&lt;/tr&gt;</text:p>
            <text:p>&lt;tr&gt;</text:p>
            <text:p>&lt;td&gt;LIfetime&lt;/td&gt;</text:p>
            <text:p>&lt;td&gt;&amp;gt;50,000 Hours&lt;/td&gt;</text:p>
            <text:p>&lt;/tr&gt;</text:p>
            <text:p>&lt;tr&gt;</text:p>
            <text:p>&lt;td&gt;Weight&lt;/td&gt;</text:p>
            <text:p>&lt;td&gt;19.3 lbs&lt;/td&gt;</text:p>
            <text:p>&lt;/tr&gt;</text:p>
            <text:p>&lt;tr&gt;</text:p>
            <text:p>&lt;td&gt;Dimensions&lt;/td&gt;</text:p>
            <text:p>&lt;td&gt;22”L x 13“W x 3.25”H&lt;/td&gt;</text:p>
            <text:p>&lt;/tr&gt;</text:p>
            <text:p>&lt;tr&gt;</text:p>
            <text:p>&lt;td&gt;RMH&lt;span&gt; (Recommended Mounting Height Above Canopy)&lt;/span&gt;</text:p>
            <text:p>&lt;/td&gt;</text:p>
            <text:p>&lt;td&gt;18"&lt;/td&gt;</text:p>
            <text:p>&lt;/tr&gt;</text:p>
            <text:p>&lt;tr&gt;</text:p>
            <text:p>&lt;td&gt;Footprint (RMH)&lt;/td&gt;</text:p>
            <text:p>&lt;td&gt;2' x 3'&lt;/td&gt;</text:p>
            <text:p>&lt;/tr&gt;</text:p>
            <text:p>&lt;tr&gt;</text:p>
            <text:p>&lt;td&gt;PPFD Peak (RMH)&lt;/td&gt;</text:p>
            <text:p>&lt;td&gt;579&lt;/td&gt;</text:p>
            <text:p>&lt;/tr&gt;</text:p>
            <text:p>&lt;tr&gt;</text:p>
            <text:p>&lt;td&gt;Warranty&lt;/td&gt;</text:p>
            <text:p>&lt;td&gt;3 Year&lt;/td&gt;</text:p>
            <text:p>&lt;/tr&gt;</text:p>
            <text:p>&lt;tr&gt;</text:p>
            <text:p>&lt;td&gt;Certifications&lt;/td&gt;</text:p>
            <text:p>&lt;td&gt;CE, ROHS, FCC&lt;/td&gt;</text:p>
            <text:p>&lt;/tr&gt;</text:p>
            <text:p>&lt;/tbody&gt;</text:p>
            <text:p>&lt;/table&gt;</text:p>
            <text:p>&lt;/div&gt;</text:p>
          </table:table-cell>
          <table:table-cell office:value-type="string" calcext:value-type="string">
            <text:p>Kind LED</text:p>
          </table:table-cell>
          <table:table-cell/>
          <table:table-cell office:value-type="string" calcext:value-type="string">
            <text:p>Grow Lights</text:p>
          </table:table-cell>
          <table:table-cell table:style-name="ce1" office:value-type="string" calcext:value-type="string">
            <text:p>false</text:p>
          </table:table-cell>
          <table:table-cell office:value-type="string" calcext:value-type="string">
            <text:p>Model Name</text:p>
          </table:table-cell>
          <table:table-cell office:value-type="string" calcext:value-type="string">
            <text:p>XL450</text:p>
          </table:table-cell>
          <table:table-cell office:value-type="string" calcext:value-type="string">
            <text:p>Weight (lbs)</text:p>
          </table:table-cell>
          <table:table-cell office:value-type="float" office:value="19" calcext:value-type="float">
            <text:p>19</text:p>
          </table:table-cell>
          <table:table-cell office:value-type="string" calcext:value-type="string">
            <text:p>Dimensions</text:p>
          </table:table-cell>
          <table:table-cell office:value-type="string" calcext:value-type="string">
            <text:p>25x16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5" calcext:value-type="float">
            <text:p>4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KIND_HANGING_HARDWARE_CORD_1600x_a91a28c1-a822-428c-8a25-e710d08d8869.jpg?v=159732638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kind-led-k3-xl450</text:p>
          </table:table-cell>
          <table:table-cell table:number-columns-repeated="20"/>
          <table:table-cell table:style-name="Default" table:number-columns-repeated="2"/>
          <table:table-cell/>
          <table:table-cell office:value-type="string" calcext:value-type="string">
            <text:p>https://cdn.shopify.com/s/files/1/0417/5675/4069/products/KIND_XL450_ON_SIDE_1600x_34cff0bb-e00e-4303-a32c-02261d5134c8.jpg?v=1597326382</text:p>
          </table:table-cell>
          <table:table-cell office:value-type="float" office:value="2" calcext:value-type="float">
            <text:p>2</text:p>
          </table:table-cell>
          <table:table-cell table:number-columns-repeated="22"/>
        </table:table-row>
        <table:table-row table:style-name="ro1">
          <table:table-cell office:value-type="string" calcext:value-type="string">
            <text:p>kind-led-k3-xl450</text:p>
          </table:table-cell>
          <table:table-cell table:number-columns-repeated="20"/>
          <table:table-cell table:style-name="Default" table:number-columns-repeated="2"/>
          <table:table-cell/>
          <table:table-cell office:value-type="string" calcext:value-type="string">
            <text:p>https://cdn.shopify.com/s/files/1/0417/5675/4069/products/KIND_XL450_OFF_TOP_1600x_55d824e1-be16-4b0a-bf72-60f243b01c2e.jpg?v=1597326382</text:p>
          </table:table-cell>
          <table:table-cell office:value-type="float" office:value="3" calcext:value-type="float">
            <text:p>3</text:p>
          </table:table-cell>
          <table:table-cell table:number-columns-repeated="22"/>
        </table:table-row>
        <table:table-row table:style-name="ro1">
          <table:table-cell office:value-type="string" calcext:value-type="string">
            <text:p>kind-led-k3-xl450</text:p>
          </table:table-cell>
          <table:table-cell table:number-columns-repeated="20"/>
          <table:table-cell table:style-name="Default" table:number-columns-repeated="2"/>
          <table:table-cell/>
          <table:table-cell office:value-type="string" calcext:value-type="string">
            <text:p>https://cdn.shopify.com/s/files/1/0417/5675/4069/products/SERIES_2_KIND_CENTER_1600x_7dfb9bfe-2b59-4407-a6df-5dd33daa97df.jpg?v=1597326383</text:p>
          </table:table-cell>
          <table:table-cell office:value-type="float" office:value="4" calcext:value-type="float">
            <text:p>4</text:p>
          </table:table-cell>
          <table:table-cell table:number-columns-repeated="22"/>
        </table:table-row>
        <table:table-row table:style-name="ro1">
          <table:table-cell office:value-type="string" calcext:value-type="string">
            <text:p>kind-led-k3-xl450</text:p>
          </table:table-cell>
          <table:table-cell table:number-columns-repeated="20"/>
          <table:table-cell table:style-name="Default" table:number-columns-repeated="2"/>
          <table:table-cell/>
          <table:table-cell office:value-type="string" calcext:value-type="string">
            <text:p>https://cdn.shopify.com/s/files/1/0417/5675/4069/products/KIND_XL450_OFF_BOTTOM_1600x_751e762f-85fa-4be5-a784-e0b7c4e58f93.jpg?v=1597326383</text:p>
          </table:table-cell>
          <table:table-cell office:value-type="float" office:value="5" calcext:value-type="float">
            <text:p>5</text:p>
          </table:table-cell>
          <table:table-cell table:number-columns-repeated="22"/>
        </table:table-row>
        <table:table-row table:style-name="ro1">
          <table:table-cell office:value-type="string" calcext:value-type="string">
            <text:p>kind-led-k3-xl450</text:p>
          </table:table-cell>
          <table:table-cell table:number-columns-repeated="20"/>
          <table:table-cell table:style-name="Default" table:number-columns-repeated="2"/>
          <table:table-cell/>
          <table:table-cell office:value-type="string" calcext:value-type="string">
            <text:p>https://cdn.shopify.com/s/files/1/0417/5675/4069/products/KIND_XL450_OFF_ANGLE_1600x_d61c4456-8f46-471c-a29c-552ec8a294c5.jpg?v=1597326383</text:p>
          </table:table-cell>
          <table:table-cell office:value-type="float" office:value="6" calcext:value-type="float">
            <text:p>6</text:p>
          </table:table-cell>
          <table:table-cell table:number-columns-repeated="22"/>
        </table:table-row>
        <table:table-row table:style-name="ro1">
          <table:table-cell office:value-type="string" calcext:value-type="string">
            <text:p>kind-led-k3-xl450</text:p>
          </table:table-cell>
          <table:table-cell table:number-columns-repeated="20"/>
          <table:table-cell table:style-name="Default" table:number-columns-repeated="2"/>
          <table:table-cell/>
          <table:table-cell office:value-type="string" calcext:value-type="string">
            <text:p>https://cdn.shopify.com/s/files/1/0417/5675/4069/products/KIND_K3_Series2_IR-UV_1600x_b5c59950-9f0d-4a78-899f-3e2f82bff888.jpg?v=1597326383</text:p>
          </table:table-cell>
          <table:table-cell office:value-type="float" office:value="7" calcext:value-type="float">
            <text:p>7</text:p>
          </table:table-cell>
          <table:table-cell table:number-columns-repeated="22"/>
        </table:table-row>
        <table:table-row table:style-name="ro16">
          <table:table-cell office:value-type="string" calcext:value-type="string">
            <text:p>8x8-lite-ext-kit</text:p>
          </table:table-cell>
          <table:table-cell office:value-type="string" calcext:value-type="string">
            <text:p>Gorilla Grow - GORILLA GROW TENT - 8' x 8' - <text:s/>LITE LINE - <text:s/>EXTENSION KIT</text:p>
          </table:table-cell>
          <table:table-cell office:value-type="string" calcext:value-type="string">
            <text:p>&lt;h2 class="product__description-label"&gt;DESCRIPTION&lt;/h2&gt;</text:p>
            <text:p>&lt;span&gt;&lt;/span&gt;</text:p>
            <text:p>&lt;div class="rte"&gt;</text:p>
            <text:p>&lt;span&gt;&lt;strong&gt;PLEASE SELECT THE CORRECT SIZE BEFORE PLACING YOUR ORDER&lt;/strong&gt;&lt;/span&gt;&lt;br&gt;</text:p>
            <text:p>&lt;div class="woocommerce-tabs"&gt;</text:p>
            <text:p>&lt;div class="panel entry-content" id="tab-description"&gt;</text:p>
            <text:p>&lt;p&gt;&lt;strong&gt;This 1 ft. height extension kit&lt;span&gt; &lt;/span&gt;&lt;/strong&gt;gives you the ability to increase your growing height from 6’7″ to 7’7″.&lt;/p&gt;</text:p>
            <text:p>&lt;p&gt;Benefits to raising the roof include:&lt;/p&gt;</text:p>
            <text:p>&lt;p&gt;1. Significant Yield Increase – More usable growing height allows you to cultivate larger plants.  Larger plants produce larger quantities of fruits and flowers.&lt;/p&gt;</text:p>
            <text:p>&lt;p&gt;2.  Getting the party started.&lt;/p&gt;</text:p>
            <text:p>&lt;p&gt;3.  Stable, Ideal Temperature Around Plants – Heat rises.  With the additional height this kit provides, your heat will stay up by the lights where you want it, and more importantly, away from your precious plants.  What does this mean for you?  It means that your plants will produce more densely and fully with tighter fruit and pod bundling, and elicit a greater flavor and nose.  This all equates to BETTER QUALITY YIELDS!&lt;/p&gt;</text:p>
            <text:p>&lt;p&gt;4. Stand-Up Maintenance – SAVE YOUR BACK!  Place your plants on a table.  With the significant increase in height, you can now still have ample growing space.  Ease your personal wear and tear without compromising your results.&lt;/p&gt;</text:p>
            <text:p>&lt;p&gt;If you have the height, why not use it?!&lt;/p&gt;</text:p>
            <text:p>&lt;p&gt;After all, size DOES matter.&lt;/p&gt;</text:p>
            <text:p>&lt;p&gt;Thanks to Gorilla Grow Tent, you won’t just be growing an indoor garden, you’ll be creating an indoor forest!!&lt;/p&gt;</text:p>
            <text:p>&lt;/div&gt;</text:p>
            <text:p>&lt;/div&gt;</text:p>
            <text:p>&lt;/div&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1' Extension Lite Line</text:p>
          </table:table-cell>
          <table:table-cell office:value-type="string" calcext:value-type="string">
            <text:p>Weight (lbs)</text:p>
          </table:table-cell>
          <table:table-cell office:value-type="float" office:value="7" calcext:value-type="float">
            <text:p>7</text:p>
          </table:table-cell>
          <table:table-cell office:value-type="string" calcext:value-type="string">
            <text:p>Dimensions (in)</text:p>
          </table:table-cell>
          <table:table-cell office:value-type="string" calcext:value-type="string">
            <text:p>22x11x4</text:p>
          </table:table-cell>
          <table:table-cell office:value-type="string" calcext:value-type="string">
            <text:p>'29882816486</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3.95" calcext:value-type="float">
            <text:p>6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XTENSION_KIT_1FT_grande_721330f7-5520-44df-9611-e4cf61699af3.png?v=159732445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6">
          <table:table-cell office:value-type="string" calcext:value-type="string">
            <text:p>4x8-lite-ext-kit</text:p>
          </table:table-cell>
          <table:table-cell office:value-type="string" calcext:value-type="string">
            <text:p>Gorilla Grow - GORILLA GROW TENT - 4' x 8' - LITE LINE - <text:s/>EXTENSION KIT</text:p>
          </table:table-cell>
          <table:table-cell office:value-type="string" calcext:value-type="string">
            <text:p>&lt;h2 class="product__description-label"&gt;DESCRIPTION&lt;/h2&gt;</text:p>
            <text:p>&lt;span&gt;&lt;/span&gt;</text:p>
            <text:p>&lt;div class="rte"&gt;</text:p>
            <text:p>&lt;span&gt;&lt;strong&gt;PLEASE SELECT THE CORRECT SIZE BEFORE PLACING YOUR ORDER&lt;/strong&gt;&lt;/span&gt;&lt;br&gt;</text:p>
            <text:p>&lt;div class="woocommerce-tabs"&gt;</text:p>
            <text:p>&lt;div class="panel entry-content" id="tab-description"&gt;</text:p>
            <text:p>&lt;p&gt;&lt;strong&gt;This 1 ft. height extension kit&lt;span&gt; &lt;/span&gt;&lt;/strong&gt;gives you the ability to increase your growing height from 6’7″ to 7’7″.&lt;/p&gt;</text:p>
            <text:p>&lt;p&gt;Benefits to raising the roof include:&lt;/p&gt;</text:p>
            <text:p>&lt;p&gt;1. Significant Yield Increase – More usable growing height allows you to cultivate larger plants.  Larger plants produce larger quantities of fruits and flowers.&lt;/p&gt;</text:p>
            <text:p>&lt;p&gt;2.  Getting the party started.&lt;/p&gt;</text:p>
            <text:p>&lt;p&gt;3.  Stable, Ideal Temperature Around Plants – Heat rises.  With the additional height this kit provides, your heat will stay up by the lights where you want it, and more importantly, away from your precious plants.  What does this mean for you?  It means that your plants will produce more densely and fully with tighter fruit and pod bundling, and elicit a greater flavor and nose.  This all equates to BETTER QUALITY YIELDS!&lt;/p&gt;</text:p>
            <text:p>&lt;p&gt;4. Stand-Up Maintenance – SAVE YOUR BACK!  Place your plants on a table.  With the significant increase in height, you can now still have ample growing space.  Ease your personal wear and tear without compromising your results.&lt;/p&gt;</text:p>
            <text:p>&lt;p&gt;If you have the height, why not use it?!&lt;/p&gt;</text:p>
            <text:p>&lt;p&gt;After all, size DOES matter.&lt;/p&gt;</text:p>
            <text:p>&lt;p&gt;Thanks to Gorilla Grow Tent, you won’t just be growing an indoor garden, you’ll be creating an indoor forest!!&lt;/p&gt;</text:p>
            <text:p>&lt;/div&gt;</text:p>
            <text:p>&lt;/div&gt;</text:p>
            <text:p>&lt;/div&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1' Extension Lite Line</text:p>
          </table:table-cell>
          <table:table-cell office:value-type="string" calcext:value-type="string">
            <text:p>Weight (lbs)</text:p>
          </table:table-cell>
          <table:table-cell office:value-type="float" office:value="5" calcext:value-type="float">
            <text:p>5</text:p>
          </table:table-cell>
          <table:table-cell office:value-type="string" calcext:value-type="string">
            <text:p>Dimensions (in)</text:p>
          </table:table-cell>
          <table:table-cell office:value-type="string" calcext:value-type="string">
            <text:p>19x11x4</text:p>
          </table:table-cell>
          <table:table-cell office:value-type="string" calcext:value-type="string">
            <text:p>'29882816479</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0.95" calcext:value-type="float">
            <text:p>50.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XTENSION_KIT_1FT_grande_90567fee-870a-46b4-9faf-1091c8d3bfb2.png?v=159732427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4">
          <table:table-cell office:value-type="string" calcext:value-type="string">
            <text:p>4x4-lite-ext-kit</text:p>
          </table:table-cell>
          <table:table-cell office:value-type="string" calcext:value-type="string">
            <text:p>Gorilla Grow - GORILLA GROW TENT - 4' x 4' - LITE LINE - EXTENSION KIT</text:p>
          </table:table-cell>
          <table:table-cell office:value-type="string" calcext:value-type="string">
            <text:p>&lt;span&gt;&lt;strong&gt;PLEASE SELECT THE CORRECT SIZE BEFORE PLACING YOUR ORDER&lt;/strong&gt;&lt;/span&gt;&lt;br&gt;</text:p>
            <text:p>&lt;div class="woocommerce-tabs"&gt;</text:p>
            <text:p>&lt;div class="panel entry-content" id="tab-description"&gt;</text:p>
            <text:p>&lt;p&gt;&lt;strong&gt;This 1 ft. height extension kit&lt;span&gt; &lt;/span&gt;&lt;/strong&gt;gives you the ability to increase your growing height from 6’7″ to 7’7″.&lt;/p&gt;</text:p>
            <text:p>&lt;p&gt;Benefits to raising the roof include:&lt;/p&gt;</text:p>
            <text:p>&lt;p&gt;1. Significant Yield Increase – More usable growing height allows you to cultivate larger plants.  Larger plants produce larger quantities of fruits and flowers.&lt;/p&gt;</text:p>
            <text:p>&lt;p&gt;2.  Getting the party started.&lt;/p&gt;</text:p>
            <text:p>&lt;p&gt;3.  Stable, Ideal Temperature Around Plants – Heat rises.  With the additional height this kit provides, your heat will stay up by the lights where you want it, and more importantly, away from your precious plants.  What does this mean for you?  It means that your plants will produce more densely and fully with tighter fruit and pod bundling, and elicit a greater flavor and nose.  This all equates to BETTER QUALITY YIELDS!&lt;/p&gt;</text:p>
            <text:p>&lt;p&gt;4. Stand-Up Maintenance – SAVE YOUR BACK!  Place your plants on a table.  With the significant increase in height, you can now still have ample growing space.  Ease your personal wear and tear without compromising your results.&lt;/p&gt;</text:p>
            <text:p>&lt;p&gt;If you have the height, why not use it?!&lt;/p&gt;</text:p>
            <text:p>&lt;p&gt;After all, size DOES matter.&lt;/p&gt;</text:p>
            <text:p>&lt;p&gt;Thanks to Gorilla Grow Tent, you won’t just be growing an indoor garden, you’ll be creating an indoor forest!!&lt;/p&gt;</text:p>
            <text:p>&lt;/div&gt;</text:p>
            <text:p>&lt;/div&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1' Extension Lite Line</text:p>
          </table:table-cell>
          <table:table-cell office:value-type="string" calcext:value-type="string">
            <text:p>Weight (lbs)</text:p>
          </table:table-cell>
          <table:table-cell office:value-type="float" office:value="4" calcext:value-type="float">
            <text:p>4</text:p>
          </table:table-cell>
          <table:table-cell office:value-type="string" calcext:value-type="string">
            <text:p>Dimensions (in)</text:p>
          </table:table-cell>
          <table:table-cell office:value-type="string" calcext:value-type="string">
            <text:p>17x11x3</text:p>
          </table:table-cell>
          <table:table-cell office:value-type="string" calcext:value-type="string">
            <text:p>'29882816462</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6.95" calcext:value-type="float">
            <text:p>36.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XTENSION_KIT_1FT_grande_0732515c-4c83-492b-ac15-fc191b885a86.png?v=159732406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6">
          <table:table-cell office:value-type="string" calcext:value-type="string">
            <text:p>2x4-lite-ext-kit</text:p>
          </table:table-cell>
          <table:table-cell office:value-type="string" calcext:value-type="string">
            <text:p>Gorilla Grow - GORILLA GROW TENT - 2'x4' LITE EXTENSION KIT</text:p>
          </table:table-cell>
          <table:table-cell office:value-type="string" calcext:value-type="string">
            <text:p>&lt;h2 class="product__description-label"&gt;DESCRIPTION&lt;/h2&gt;</text:p>
            <text:p>&lt;span&gt;&lt;/span&gt;</text:p>
            <text:p>&lt;div class="rte"&gt;</text:p>
            <text:p>&lt;span&gt;&lt;strong&gt;PLEASE SELECT THE CORRECT SIZE BEFORE PLACING YOUR ORDER&lt;/strong&gt;&lt;/span&gt;&lt;br&gt;</text:p>
            <text:p>&lt;div class="woocommerce-tabs"&gt;</text:p>
            <text:p>&lt;div class="panel entry-content" id="tab-description"&gt;</text:p>
            <text:p>&lt;p&gt;&lt;strong&gt;This 1 ft. height extension kit&lt;span&gt; &lt;/span&gt;&lt;/strong&gt;gives you the ability to increase your growing height from 6’7″ to 7’7″.&lt;/p&gt;</text:p>
            <text:p>&lt;p&gt;Benefits to raising the roof include:&lt;/p&gt;</text:p>
            <text:p>&lt;p&gt;1. Significant Yield Increase – More usable growing height allows you to cultivate larger plants.  Larger plants produce larger quantities of fruits and flowers.&lt;/p&gt;</text:p>
            <text:p>&lt;p&gt;2.  Getting the party started.&lt;/p&gt;</text:p>
            <text:p>&lt;p&gt;3.  Stable, Ideal Temperature Around Plants – Heat rises.  With the additional height this kit provides, your heat will stay up by the lights where you want it, and more importantly, away from your precious plants.  What does this mean for you?  It means that your plants will produce more densely and fully with tighter fruit and pod bundling, and elicit a greater flavor and nose.  This all equates to BETTER QUALITY YIELDS!&lt;/p&gt;</text:p>
            <text:p>&lt;p&gt;4. Stand-Up Maintenance – SAVE YOUR BACK!  Place your plants on a table.  With the significant increase in height, you can now still have ample growing space.  Ease your personal wear and tear without compromising your results.&lt;/p&gt;</text:p>
            <text:p>&lt;p&gt;If you have the height, why not use it?!&lt;/p&gt;</text:p>
            <text:p>&lt;p&gt;After all, size DOES matter.&lt;/p&gt;</text:p>
            <text:p>&lt;p&gt;Thanks to Gorilla Grow Tent, you won’t just be growing an indoor garden, you’ll be creating an indoor forest!!&lt;/p&gt;</text:p>
            <text:p>&lt;/div&gt;</text:p>
            <text:p>&lt;/div&gt;</text:p>
            <text:p>&lt;/div&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1' Extension Lite Line</text:p>
          </table:table-cell>
          <table:table-cell office:value-type="string" calcext:value-type="string">
            <text:p>Weight (lbs)</text:p>
          </table:table-cell>
          <table:table-cell office:value-type="float" office:value="3" calcext:value-type="float">
            <text:p>3</text:p>
          </table:table-cell>
          <table:table-cell office:value-type="string" calcext:value-type="string">
            <text:p>Dimensions (in)</text:p>
          </table:table-cell>
          <table:table-cell office:value-type="string" calcext:value-type="string">
            <text:p>15x11x3</text:p>
          </table:table-cell>
          <table:table-cell office:value-type="string" calcext:value-type="string">
            <text:p>'29882816448</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7.95" calcext:value-type="float">
            <text:p>27.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XTENSION_KIT_1FT_grande_4948f85b-2008-4d56-b8e6-8a15f84f41c1.png?v=159732354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4">
          <table:table-cell office:value-type="string" calcext:value-type="string">
            <text:p>2x2-5-lite-ext-kit</text:p>
          </table:table-cell>
          <table:table-cell office:value-type="string" calcext:value-type="string">
            <text:p>Gorilla Grow - GORILLA GROW TENT - 2'x2.5' LITE EXTENSION KIT</text:p>
          </table:table-cell>
          <table:table-cell office:value-type="string" calcext:value-type="string">
            <text:p>&lt;span&gt;&lt;strong&gt;PLEASE SELECT THE CORRECT SIZE BEFORE PLACING YOUR ORDER&lt;/strong&gt;&lt;/span&gt;&lt;br&gt;</text:p>
            <text:p>&lt;div class="woocommerce-tabs"&gt;</text:p>
            <text:p>&lt;div class="panel entry-content" id="tab-description"&gt;</text:p>
            <text:p>&lt;p&gt;&lt;strong&gt;This 1 ft. height extension kit&lt;span&gt; &lt;/span&gt;&lt;/strong&gt;gives you the ability to increase your growing height from 6’7″ to 7’7″.&lt;/p&gt;</text:p>
            <text:p>&lt;p&gt;Benefits to raising the roof include:&lt;/p&gt;</text:p>
            <text:p>&lt;p&gt;1. Significant Yield Increase – More usable growing height allows you to cultivate larger plants.  Larger plants produce larger quantities of fruits and flowers.&lt;/p&gt;</text:p>
            <text:p>&lt;p&gt;2.  Getting the party started.&lt;/p&gt;</text:p>
            <text:p>&lt;p&gt;3.  Stable, Ideal Temperature Around Plants – Heat rises.  With the additional height this kit provides, your heat will stay up by the lights where you want it, and more importantly, away from your precious plants.  What does this mean for you?  It means that your plants will produce more densely and fully with tighter fruit and pod bundling, and elicit a greater flavor and nose.  This all equates to BETTER QUALITY YIELDS!&lt;/p&gt;</text:p>
            <text:p>&lt;p&gt;4. Stand-Up Maintenance – SAVE YOUR BACK!  Place your plants on a table.  With the significant increase in height, you can now still have ample growing space.  Ease your personal wear and tear without compromising your results.&lt;/p&gt;</text:p>
            <text:p>&lt;p&gt;If you have the height, why not use it?!&lt;/p&gt;</text:p>
            <text:p>&lt;p&gt;After all, size DOES matter.&lt;/p&gt;</text:p>
            <text:p>&lt;p&gt;Thanks to Gorilla Grow Tent, you won’t just be growing an indoor garden, you’ll be creating an indoor forest!!&lt;/p&gt;</text:p>
            <text:p>&lt;/div&gt;</text:p>
            <text:p>&lt;/div&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1' Extension Lite Line</text:p>
          </table:table-cell>
          <table:table-cell office:value-type="string" calcext:value-type="string">
            <text:p>Weight (lbs)</text:p>
          </table:table-cell>
          <table:table-cell office:value-type="float" office:value="3" calcext:value-type="float">
            <text:p>3</text:p>
          </table:table-cell>
          <table:table-cell office:value-type="string" calcext:value-type="string">
            <text:p>Dimensions (in)</text:p>
          </table:table-cell>
          <table:table-cell office:value-type="string" calcext:value-type="string">
            <text:p>15x11x3</text:p>
          </table:table-cell>
          <table:table-cell office:value-type="string" calcext:value-type="string">
            <text:p>'29882816455</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3.95" calcext:value-type="float">
            <text:p>2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XTENSION_KIT_1FT_grande_f02f28f5-a4af-4aaa-9727-b2ec83e5d6de.png?v=159732323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5">
          <table:table-cell office:value-type="string" calcext:value-type="string">
            <text:p>growers-choice-roi-e680-led-grow-light</text:p>
          </table:table-cell>
          <table:table-cell office:value-type="string" calcext:value-type="string">
            <text:p>Grower's Choice - ROI-E680 LED Grow Light</text:p>
          </table:table-cell>
          <table:table-cell office:value-type="string" calcext:value-type="string">
            <text:p>&lt;p&gt;&lt;span data-mce-fragment="1"&gt;The Grower's Choice ROI-680 LED grow light is inspired by a collaboration between two of the most prominent and respected companies in the indoor grow lighting industry: TSL Horti Tech and Growers Choice. These two brands have come together to combine their years of experience and innovation in grow lighting to create this high performance, cost effective, efficient lighting solution for commercial growing.&lt;/span&gt;&lt;/p&gt;</text:p>
            <text:p>&lt;p&gt; &lt;/p&gt;</text:p>
            <text:p>&lt;!-- split --&gt;</text:p>
            <text:p>&lt;table id="product-attribute-specs-table" class="data-table"&gt;</text:p>
            <text:p>&lt;colgroup&gt; &lt;col width="25%"&gt; &lt;col&gt; &lt;/colgroup&gt;</text:p>
            <text:p>&lt;tbody&gt;</text:p>
            <text:p>&lt;tr class="first odd"&gt;</text:p>
            <text:p>&lt;th class="label"&gt;SKU&lt;/th&gt;</text:p>
            <text:p>&lt;td class="data last"&gt;TSLROIE680W3K1&lt;/td&gt;</text:p>
            <text:p>&lt;/tr&gt;</text:p>
            <text:p>&lt;tr class="even"&gt;</text:p>
            <text:p>&lt;th class="label"&gt;Free Shipping&lt;/th&gt;</text:p>
            <text:p>&lt;td class="data last"&gt;No&lt;/td&gt;</text:p>
            <text:p>&lt;/tr&gt;</text:p>
            <text:p>&lt;tr class="odd"&gt;</text:p>
            <text:p>&lt;th class="label"&gt;Weight&lt;/th&gt;</text:p>
            <text:p>&lt;td class="data last"&gt;45.0000&lt;/td&gt;</text:p>
            <text:p>&lt;/tr&gt;</text:p>
            <text:p>&lt;tr class="even"&gt;</text:p>
            <text:p>&lt;th class="label"&gt;Height&lt;/th&gt;</text:p>
            <text:p>&lt;td class="data last"&gt;2.5&lt;/td&gt;</text:p>
            <text:p>&lt;/tr&gt;</text:p>
            <text:p>&lt;tr class="odd"&gt;</text:p>
            <text:p>&lt;th class="label"&gt;Width&lt;/th&gt;</text:p>
            <text:p>&lt;td class="data last"&gt;42&lt;/td&gt;</text:p>
            <text:p>&lt;/tr&gt;</text:p>
            <text:p>&lt;tr class="even"&gt;</text:p>
            <text:p>&lt;th class="label"&gt;Length&lt;/th&gt;</text:p>
            <text:p>&lt;td class="data last"&gt;42&lt;/td&gt;</text:p>
            <text:p>&lt;/tr&gt;</text:p>
            <text:p>&lt;tr class="odd"&gt;</text:p>
            <text:p>&lt;th class="label"&gt;GTIN&lt;/th&gt;</text:p>
            <text:p>&lt;td class="data last"&gt;No&lt;/td&gt;</text:p>
            <text:p>&lt;/tr&gt;</text:p>
            <text:p>&lt;tr class="last even"&gt;</text:p>
            <text:p>&lt;th class="label"&gt;Brand&lt;/th&gt;</text:p>
            <text:p>&lt;td class="data last"&gt;Grower's Choice&lt;/td&gt;</text:p>
            <text:p>&lt;/tr&gt;</text:p>
            <text:p>&lt;/tbody&gt;</text:p>
            <text:p>&lt;/table&gt;</text:p>
          </table:table-cell>
          <table:table-cell office:value-type="string" calcext:value-type="string">
            <text:p>Grower's Choice</text:p>
          </table:table-cell>
          <table:table-cell/>
          <table:table-cell office:value-type="string" calcext:value-type="string">
            <text:p>Grow Ligh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99" calcext:value-type="float">
            <text:p>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unnamed.png?v=159652177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6">
          <table:table-cell office:value-type="string" calcext:value-type="string">
            <text:p>acc-hanging-dryer-rack</text:p>
          </table:table-cell>
          <table:table-cell office:value-type="string" calcext:value-type="string">
            <text:p>Gorilla Grow - GORILLA GROW TENT - ACC - Hanging Dryer Rack</text:p>
          </table:table-cell>
          <table:table-cell office:value-type="string" calcext:value-type="string">
            <text:p>&lt;h3&gt;DETAILS&lt;/h3&gt;</text:p>
            <text:p>The latest addition to the incredible Grow Tent Accessory Line from Gorilla Grow Tent!  The Gorilla Hanging Dryer Rack Accessory allows you to turn any Gorilla Grow Tent into a drying room for your post harvest needs.  Each kit comes complete with two adjustable heavy-duty chain extensions and a powder-coated steel crossbar.  These kits can be used alone, or combined with multiple kits to fill your entire space. For easy hanging, growers can use simple clothing hangers (not included) or simply attach their drying plant mater directly to the crossbar.  Each crossbar is 42" long.</text:p>
            <text:p>&lt;iframe width="560" height="315" src="https://www.youtube.com/embed/5GrgHZIMOPw"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Dryer Rack</text:p>
          </table:table-cell>
          <table:table-cell office:value-type="string" calcext:value-type="string">
            <text:p>Weight (lbs)</text:p>
          </table:table-cell>
          <table:table-cell office:value-type="float" office:value="3" calcext:value-type="float">
            <text:p>3</text:p>
          </table:table-cell>
          <table:table-cell office:value-type="string" calcext:value-type="string">
            <text:p>Dimensions (in)</text:p>
          </table:table-cell>
          <table:table-cell office:value-type="string" calcext:value-type="string">
            <text:p>4x4x4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5.95" calcext:value-type="float">
            <text:p>15.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DRYING_RACK_grande_a97d5c05-7ed7-4856-9efb-c0e33fd292e7.jpg?v=159652044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acc-hanging-dryer-rack</text:p>
          </table:table-cell>
          <table:table-cell table:number-columns-repeated="20"/>
          <table:table-cell table:style-name="Default" table:number-columns-repeated="2"/>
          <table:table-cell/>
          <table:table-cell office:value-type="string" calcext:value-type="string">
            <text:p>https://cdn.shopify.com/s/files/1/0417/5675/4069/products/GGT_DRYING_RACK_TENT_FULL_grande_8afd8cc9-45b4-4018-bc7f-8ae755132851.jpg?v=1596520442</text:p>
          </table:table-cell>
          <table:table-cell office:value-type="float" office:value="2" calcext:value-type="float">
            <text:p>2</text:p>
          </table:table-cell>
          <table:table-cell table:number-columns-repeated="22"/>
        </table:table-row>
        <table:table-row table:style-name="ro1">
          <table:table-cell office:value-type="string" calcext:value-type="string">
            <text:p>acc-hanging-dryer-rack</text:p>
          </table:table-cell>
          <table:table-cell table:number-columns-repeated="20"/>
          <table:table-cell table:style-name="Default" table:number-columns-repeated="2"/>
          <table:table-cell/>
          <table:table-cell office:value-type="string" calcext:value-type="string">
            <text:p>https://cdn.shopify.com/s/files/1/0417/5675/4069/products/Dryer_Tent_Hang_01_grande_587cab02-20a1-434a-90fa-36637eb096be.jpg?v=1596520442</text:p>
          </table:table-cell>
          <table:table-cell office:value-type="float" office:value="3" calcext:value-type="float">
            <text:p>3</text:p>
          </table:table-cell>
          <table:table-cell table:number-columns-repeated="22"/>
        </table:table-row>
        <table:table-row table:style-name="ro1">
          <table:table-cell office:value-type="string" calcext:value-type="string">
            <text:p>acc-hanging-dryer-rack</text:p>
          </table:table-cell>
          <table:table-cell table:number-columns-repeated="20"/>
          <table:table-cell table:style-name="Default" table:number-columns-repeated="2"/>
          <table:table-cell/>
          <table:table-cell office:value-type="string" calcext:value-type="string">
            <text:p>https://cdn.shopify.com/s/files/1/0417/5675/4069/products/Dryer_Tent_Hang_02_grande_b3a8c9d9-0505-489c-a9fc-f06b8e7f2dd3.jpg?v=1596520442</text:p>
          </table:table-cell>
          <table:table-cell office:value-type="float" office:value="4" calcext:value-type="float">
            <text:p>4</text:p>
          </table:table-cell>
          <table:table-cell table:number-columns-repeated="22"/>
        </table:table-row>
        <table:table-row table:style-name="ro1">
          <table:table-cell office:value-type="string" calcext:value-type="string">
            <text:p>acc-hanging-dryer-rack</text:p>
          </table:table-cell>
          <table:table-cell table:number-columns-repeated="20"/>
          <table:table-cell table:style-name="Default" table:number-columns-repeated="2"/>
          <table:table-cell/>
          <table:table-cell office:value-type="string" calcext:value-type="string">
            <text:p>https://cdn.shopify.com/s/files/1/0417/5675/4069/products/Dryer_Tent_Hang_03_grande_7ade3be8-5eff-4267-804e-4f33d25046e6.jpg?v=1596520442</text:p>
          </table:table-cell>
          <table:table-cell office:value-type="float" office:value="5" calcext:value-type="float">
            <text:p>5</text:p>
          </table:table-cell>
          <table:table-cell table:number-columns-repeated="22"/>
        </table:table-row>
        <table:table-row table:style-name="ro1">
          <table:table-cell office:value-type="string" calcext:value-type="string">
            <text:p>acc-hanging-dryer-rack</text:p>
          </table:table-cell>
          <table:table-cell table:number-columns-repeated="20"/>
          <table:table-cell table:style-name="Default" table:number-columns-repeated="2"/>
          <table:table-cell/>
          <table:table-cell office:value-type="string" calcext:value-type="string">
            <text:p>https://cdn.shopify.com/s/files/1/0417/5675/4069/products/Dryer_Tent_Hang_04_grande_d3cee926-c475-495f-9521-7a5e5df5dc63.jpg?v=1596520442</text:p>
          </table:table-cell>
          <table:table-cell office:value-type="float" office:value="6" calcext:value-type="float">
            <text:p>6</text:p>
          </table:table-cell>
          <table:table-cell table:number-columns-repeated="22"/>
        </table:table-row>
        <table:table-row table:style-name="ro19">
          <table:table-cell office:value-type="string" calcext:value-type="string">
            <text:p>acc-net-trellis-55-59-99</text:p>
          </table:table-cell>
          <table:table-cell office:value-type="string" calcext:value-type="string">
            <text:p>GORILLA GROW TENT - ACC - Net Trellis for 55, 59, 99</text:p>
          </table:table-cell>
          <table:table-cell office:value-type="string" calcext:value-type="string">
            <text:p>&lt;h3&gt;DETAILS&lt;/h3&gt;</text:p>
            <text:p>PLEASE SELECT THE CORRECT SIZE BEFORE PLACING YOUR ORDER</text:p>
            <text:p>Every plant needs a little help to Grow Strong. Let Gorilla Grow Tent maximize your indoor garden's potential with their Grow Strong Accessory Line.</text:p>
            <text:p/>
            <text:p>It's a jungle out there. These perfectly sized durable nylon trellises feature industrial grade plastic hooks that easily attach to any diameter pole, creating a sturdy support structure that will effortlessly bear the weight of even the heaviest of fruits and flowers. The stretchable nylon allows for easy removal for reuse after harvest.</text:p>
            <text:p/>
            <text:p>Please Note:  Please use the correct number of net trellis kits based on your square footage.  For example:  For a 5x9 tent you will need two 5x5 Net Trellis Kits.</text:p>
            <text:p/>
            <text:p>&lt;em&gt;2' x 4' Trellis - Use with GGT, Shorty And Lite Line Tents 2x2.5, 2x4</text:p>
            <text:p>MSRP 14.99&lt;/em&gt;</text:p>
            <text:p/>
            <text:p>&lt;em&gt;4' x 4' Trellis - Use with GGT, Shorty And Lite Line Tents 3x3, 4x4, 4x8, 8x8, 8x16</text:p>
            <text:p>MSRP 20.99 &lt;/em&gt;</text:p>
            <text:p/>
            <text:p>&lt;em&gt;5' x 5' Trellis - Use with GGT, Shorty And Lite Line Tents 5x5, 5x9, 10x10, 10x20</text:p>
            <text:p>MSRP 28.99&lt;/em&gt;</text:p>
            <text:p>&lt;iframe width="560" height="315" src="https://www.youtube.com/embed/GBWKgXaNX58"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number-columns-repeated="2"/>
          <table:table-cell table:style-name="ce1" office:value-type="string" calcext:value-type="string">
            <text:p>true</text:p>
          </table:table-cell>
          <table:table-cell office:value-type="string" calcext:value-type="string">
            <text:p>Model Name</text:p>
          </table:table-cell>
          <table:table-cell office:value-type="string" calcext:value-type="string">
            <text:p>Net Trellis 55, 59, 99</text:p>
          </table:table-cell>
          <table:table-cell office:value-type="string" calcext:value-type="string">
            <text:p>Weight (lbs)</text:p>
          </table:table-cell>
          <table:table-cell office:value-type="float" office:value="1" calcext:value-type="float">
            <text:p>1</text:p>
          </table:table-cell>
          <table:table-cell office:value-type="string" calcext:value-type="string">
            <text:p>Dimensions (in)</text:p>
          </table:table-cell>
          <table:table-cell office:value-type="string" calcext:value-type="string">
            <text:p>7x5x3</text:p>
          </table:table-cell>
          <table:table-cell office:value-type="string" calcext:value-type="string">
            <text:p>'636823174545</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8.95" calcext:value-type="float">
            <text:p>28.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2x4_Net_trellis_grande_5a884cee-61b4-468a-9097-12f218b4a4f0.png?v=159651966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acc-net-trellis-55-59-99</text:p>
          </table:table-cell>
          <table:table-cell table:number-columns-repeated="20"/>
          <table:table-cell table:style-name="Default" table:number-columns-repeated="2"/>
          <table:table-cell/>
          <table:table-cell office:value-type="string" calcext:value-type="string">
            <text:p>https://cdn.shopify.com/s/files/1/0417/5675/4069/products/NET_TRELLIS_all_grande_5266097c-16c7-4584-9ae9-64dd4ca692bb.png?v=1596519661</text:p>
          </table:table-cell>
          <table:table-cell office:value-type="float" office:value="2" calcext:value-type="float">
            <text:p>2</text:p>
          </table:table-cell>
          <table:table-cell table:number-columns-repeated="22"/>
        </table:table-row>
        <table:table-row table:style-name="ro1">
          <table:table-cell office:value-type="string" calcext:value-type="string">
            <text:p>acc-net-trellis-55-59-99</text:p>
          </table:table-cell>
          <table:table-cell table:number-columns-repeated="20"/>
          <table:table-cell table:style-name="Default" table:number-columns-repeated="2"/>
          <table:table-cell/>
          <table:table-cell office:value-type="string" calcext:value-type="string">
            <text:p>https://cdn.shopify.com/s/files/1/0417/5675/4069/products/4x4_Net_trellis_grande_e4611a6c-5197-45aa-baf5-9cec95fec4eb.png?v=1596519661</text:p>
          </table:table-cell>
          <table:table-cell office:value-type="float" office:value="3" calcext:value-type="float">
            <text:p>3</text:p>
          </table:table-cell>
          <table:table-cell table:number-columns-repeated="22"/>
        </table:table-row>
        <table:table-row table:style-name="ro1">
          <table:table-cell office:value-type="string" calcext:value-type="string">
            <text:p>acc-net-trellis-55-59-99</text:p>
          </table:table-cell>
          <table:table-cell table:number-columns-repeated="20"/>
          <table:table-cell table:style-name="Default" table:number-columns-repeated="2"/>
          <table:table-cell/>
          <table:table-cell office:value-type="string" calcext:value-type="string">
            <text:p>https://cdn.shopify.com/s/files/1/0417/5675/4069/products/5x5_Net_trellis_grande_b553defa-8883-46e4-a506-10c3815cb4da.png?v=1596519661</text:p>
          </table:table-cell>
          <table:table-cell office:value-type="float" office:value="4" calcext:value-type="float">
            <text:p>4</text:p>
          </table:table-cell>
          <table:table-cell table:number-columns-repeated="22"/>
        </table:table-row>
        <table:table-row table:style-name="ro19">
          <table:table-cell office:value-type="string" calcext:value-type="string">
            <text:p>acc-net-trellis-33-44-48-88</text:p>
          </table:table-cell>
          <table:table-cell office:value-type="string" calcext:value-type="string">
            <text:p>GORILLA GROW TENT - ACC - Net Trellis for 33, 44, 48, 88</text:p>
          </table:table-cell>
          <table:table-cell office:value-type="string" calcext:value-type="string">
            <text:p>&lt;h3&gt;DETAILS&lt;/h3&gt;</text:p>
            <text:p>PLEASE SELECT THE CORRECT SIZE BEFORE PLACING YOUR ORDER</text:p>
            <text:p>Every plant needs a little help to Grow Strong. Let Gorilla Grow Tent maximize your indoor garden's potential with their Grow Strong Accessory Line.</text:p>
            <text:p/>
            <text:p>It's a jungle out there. These perfectly sized durable nylon trellises feature industrial grade plastic hooks that easily attach to any diameter pole, creating a sturdy support structure that will effortlessly bear the weight of even the heaviest of fruits and flowers. The stretchable nylon allows for easy removal for reuse after harvest.</text:p>
            <text:p/>
            <text:p>Please Note:  Please use the correct number of net trellis kits based on your square footage.  For example:  For a 5x9 tent you will need two 5x5 Net Trellis Kits.</text:p>
            <text:p/>
            <text:p>&lt;em&gt;2' x 4' Trellis - Use with GGT, Shorty And Lite Line Tents 2x2.5, 2x4</text:p>
            <text:p>MSRP 14.99&lt;/em&gt;</text:p>
            <text:p/>
            <text:p>&lt;em&gt;4' x 4' Trellis - Use with GGT, Shorty And Lite Line Tents 3x3, 4x4, 4x8, 8x8, 8x16</text:p>
            <text:p>MSRP 20.99 &lt;/em&gt;</text:p>
            <text:p/>
            <text:p>&lt;em&gt;5' x 5' Trellis - Use with GGT, Shorty And Lite Line Tents 5x5, 5x9, 10x10, 10x20</text:p>
            <text:p>MSRP 28.99&lt;/em&gt;</text:p>
            <text:p>&lt;iframe width="560" height="315" src="https://www.youtube.com/embed/GBWKgXaNX58"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number-columns-repeated="2"/>
          <table:table-cell table:style-name="ce1" office:value-type="string" calcext:value-type="string">
            <text:p>true</text:p>
          </table:table-cell>
          <table:table-cell office:value-type="string" calcext:value-type="string">
            <text:p>Model Name</text:p>
          </table:table-cell>
          <table:table-cell office:value-type="string" calcext:value-type="string">
            <text:p>Net Trellis 33, 44, 48, 88</text:p>
          </table:table-cell>
          <table:table-cell office:value-type="string" calcext:value-type="string">
            <text:p>Weight (lbs)</text:p>
          </table:table-cell>
          <table:table-cell office:value-type="float" office:value="1" calcext:value-type="float">
            <text:p>1</text:p>
          </table:table-cell>
          <table:table-cell office:value-type="string" calcext:value-type="string">
            <text:p>Dimensions (in)</text:p>
          </table:table-cell>
          <table:table-cell office:value-type="string" calcext:value-type="string">
            <text:p>7x5x3</text:p>
          </table:table-cell>
          <table:table-cell office:value-type="string" calcext:value-type="string">
            <text:p>'636823174545</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0.95" calcext:value-type="float">
            <text:p>20.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2x4_Net_trellis_grande_c09c7022-39a9-48a6-9e3f-50b01b770d1d.png?v=159651954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acc-net-trellis-33-44-48-88</text:p>
          </table:table-cell>
          <table:table-cell table:number-columns-repeated="20"/>
          <table:table-cell table:style-name="Default" table:number-columns-repeated="2"/>
          <table:table-cell/>
          <table:table-cell office:value-type="string" calcext:value-type="string">
            <text:p>https://cdn.shopify.com/s/files/1/0417/5675/4069/products/NET_TRELLIS_all_grande_78fc7dc6-7b79-4b3d-b016-fd0b8ddcd75a.png?v=1596519549</text:p>
          </table:table-cell>
          <table:table-cell office:value-type="float" office:value="2" calcext:value-type="float">
            <text:p>2</text:p>
          </table:table-cell>
          <table:table-cell table:number-columns-repeated="22"/>
        </table:table-row>
        <table:table-row table:style-name="ro1">
          <table:table-cell office:value-type="string" calcext:value-type="string">
            <text:p>acc-net-trellis-33-44-48-88</text:p>
          </table:table-cell>
          <table:table-cell table:number-columns-repeated="20"/>
          <table:table-cell table:style-name="Default" table:number-columns-repeated="2"/>
          <table:table-cell/>
          <table:table-cell office:value-type="string" calcext:value-type="string">
            <text:p>https://cdn.shopify.com/s/files/1/0417/5675/4069/products/4x4_Net_trellis_grande_8848a1ad-b86f-4ff5-8550-2f535a6bda50.png?v=1596519549</text:p>
          </table:table-cell>
          <table:table-cell office:value-type="float" office:value="3" calcext:value-type="float">
            <text:p>3</text:p>
          </table:table-cell>
          <table:table-cell table:number-columns-repeated="22"/>
        </table:table-row>
        <table:table-row table:style-name="ro1">
          <table:table-cell office:value-type="string" calcext:value-type="string">
            <text:p>acc-net-trellis-33-44-48-88</text:p>
          </table:table-cell>
          <table:table-cell table:number-columns-repeated="20"/>
          <table:table-cell table:style-name="Default" table:number-columns-repeated="2"/>
          <table:table-cell/>
          <table:table-cell office:value-type="string" calcext:value-type="string">
            <text:p>https://cdn.shopify.com/s/files/1/0417/5675/4069/products/5x5_Net_trellis_grande_7de4ef02-4465-4d76-8895-2b7af138703a.png?v=1596519549</text:p>
          </table:table-cell>
          <table:table-cell office:value-type="float" office:value="4" calcext:value-type="float">
            <text:p>4</text:p>
          </table:table-cell>
          <table:table-cell table:number-columns-repeated="22"/>
        </table:table-row>
        <table:table-row table:style-name="ro19">
          <table:table-cell office:value-type="string" calcext:value-type="string">
            <text:p>acc-net-trellis-22-24</text:p>
          </table:table-cell>
          <table:table-cell office:value-type="string" calcext:value-type="string">
            <text:p>GORILLA GROW TENT - ACC - Net Trellis for 22, 24</text:p>
          </table:table-cell>
          <table:table-cell office:value-type="string" calcext:value-type="string">
            <text:p>&lt;h3&gt;DETAILS&lt;/h3&gt;</text:p>
            <text:p>PLEASE SELECT THE CORRECT SIZE BEFORE PLACING YOUR ORDER</text:p>
            <text:p>Every plant needs a little help to Grow Strong. Let Gorilla Grow Tent maximize your indoor garden's potential with their Grow Strong Accessory Line.</text:p>
            <text:p/>
            <text:p>It's a jungle out there. These perfectly sized durable nylon trellises feature industrial grade plastic hooks that easily attach to any diameter pole, creating a sturdy support structure that will effortlessly bear the weight of even the heaviest of fruits and flowers. The stretchable nylon allows for easy removal for reuse after harvest.</text:p>
            <text:p/>
            <text:p>Please Note:  Please use the correct number of net trellis kits based on your square footage.  For example:  For a 5x9 tent you will need two 5x5 Net Trellis Kits.</text:p>
            <text:p/>
            <text:p>&lt;em&gt;2' x 4' Trellis - Use with GGT, Shorty And Lite Line Tents 2x2.5, 2x4</text:p>
            <text:p>MSRP 14.99&lt;/em&gt;</text:p>
            <text:p/>
            <text:p>&lt;em&gt;4' x 4' Trellis - Use with GGT, Shorty And Lite Line Tents 3x3, 4x4, 4x8, 8x8, 8x16</text:p>
            <text:p>MSRP 20.99 &lt;/em&gt;</text:p>
            <text:p/>
            <text:p>&lt;em&gt;5' x 5' Trellis - Use with GGT, Shorty And Lite Line Tents 5x5, 5x9, 10x10, 10x20</text:p>
            <text:p>MSRP 28.99&lt;/em&gt;</text:p>
            <text:p>&lt;iframe width="560" height="315" src="https://www.youtube.com/embed/GBWKgXaNX58"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Net Trellis 22, 24</text:p>
          </table:table-cell>
          <table:table-cell office:value-type="string" calcext:value-type="string">
            <text:p>Weight (lbs)</text:p>
          </table:table-cell>
          <table:table-cell office:value-type="float" office:value="1" calcext:value-type="float">
            <text:p>1</text:p>
          </table:table-cell>
          <table:table-cell office:value-type="string" calcext:value-type="string">
            <text:p>Dimensions (in)</text:p>
          </table:table-cell>
          <table:table-cell office:value-type="string" calcext:value-type="string">
            <text:p>7x5x3</text:p>
          </table:table-cell>
          <table:table-cell office:value-type="string" calcext:value-type="string">
            <text:p>'636823174545</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4.95" calcext:value-type="float">
            <text:p>14.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2x4_Net_trellis_grande_5f3e1e8a-e8fe-48c1-81d0-c85b7fa0e846.png?v=159651941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acc-net-trellis-22-24</text:p>
          </table:table-cell>
          <table:table-cell table:number-columns-repeated="20"/>
          <table:table-cell table:style-name="Default" table:number-columns-repeated="2"/>
          <table:table-cell/>
          <table:table-cell office:value-type="string" calcext:value-type="string">
            <text:p>https://cdn.shopify.com/s/files/1/0417/5675/4069/products/NET_TRELLIS_all_grande_60a3c798-ad77-49d7-81cc-4c6c3992b8f5.png?v=1596519411</text:p>
          </table:table-cell>
          <table:table-cell office:value-type="float" office:value="2" calcext:value-type="float">
            <text:p>2</text:p>
          </table:table-cell>
          <table:table-cell table:number-columns-repeated="22"/>
        </table:table-row>
        <table:table-row table:style-name="ro1">
          <table:table-cell office:value-type="string" calcext:value-type="string">
            <text:p>acc-net-trellis-22-24</text:p>
          </table:table-cell>
          <table:table-cell table:number-columns-repeated="20"/>
          <table:table-cell table:style-name="Default" table:number-columns-repeated="2"/>
          <table:table-cell/>
          <table:table-cell office:value-type="string" calcext:value-type="string">
            <text:p>https://cdn.shopify.com/s/files/1/0417/5675/4069/products/4x4_Net_trellis_grande_0493ac84-e34e-400c-ae8a-53b465962499.png?v=1596519408</text:p>
          </table:table-cell>
          <table:table-cell office:value-type="float" office:value="3" calcext:value-type="float">
            <text:p>3</text:p>
          </table:table-cell>
          <table:table-cell table:number-columns-repeated="22"/>
        </table:table-row>
        <table:table-row table:style-name="ro1">
          <table:table-cell office:value-type="string" calcext:value-type="string">
            <text:p>acc-net-trellis-22-24</text:p>
          </table:table-cell>
          <table:table-cell table:number-columns-repeated="20"/>
          <table:table-cell table:style-name="Default" table:number-columns-repeated="2"/>
          <table:table-cell/>
          <table:table-cell office:value-type="string" calcext:value-type="string">
            <text:p>https://cdn.shopify.com/s/files/1/0417/5675/4069/products/5x5_Net_trellis_grande_cc020703-b7ba-400a-8462-4e4b84544e47.png?v=1596519408</text:p>
          </table:table-cell>
          <table:table-cell office:value-type="float" office:value="4" calcext:value-type="float">
            <text:p>4</text:p>
          </table:table-cell>
          <table:table-cell table:number-columns-repeated="22"/>
        </table:table-row>
        <table:table-row table:style-name="ro27">
          <table:table-cell office:value-type="string" calcext:value-type="string">
            <text:p>acc-high-cfm-kit-for-88ll</text:p>
          </table:table-cell>
          <table:table-cell office:value-type="string" calcext:value-type="string">
            <text:p>GORILLA GROW TENT - ACC - High CFM Kit for 8' X 8' - LITE LINE</text:p>
          </table:table-cell>
          <table:table-cell office:value-type="string" calcext:value-type="string">
            <text:p>&lt;h3&gt;DETAILS&lt;/h3&gt;</text:p>
            <text:p>&lt;span&gt;&lt;strong&gt;PLEASE SELECT THE CORRECT SIZE BEFORE PLACING YOUR ORDER&lt;/strong&gt;&lt;/span&gt;&lt;br&gt;</text:p>
            <text:p>&lt;p&gt;For use on all Original Gorilla Grow Tents and Gorilla SHORTY Tents (*excludes Lite Line)&lt;/p&gt;</text:p>
            <text:p>&lt;p&gt;Every plant needs a little help to Grow Strong. Let Gorilla Grow Tent maximize your indoor garden's potential with their Grow Strong Accessory Line.&lt;br&gt;&lt;br&gt;Going bananas with your tent walls sucking in? The high CFM (Cubic Feet Per Minute) kit is to help prevent your indoor grow tent walls from sucking in due to high amounts of negative pressure from exhaust systems. These Gorilla strong poles will get you back to growing in no time.&lt;br&gt;&lt;br&gt;Proper heat and stagnant air exhausting is important to your indoors gardens success, but it can take a serious toll on your grow tent. Exhaust fans with high CFM ratings can create too much negative air pressure that the canvas walls flex inward, encroaching on your precious grow space. Gorilla Grow Tent has come up with the perfect solution: the Gorilla Grow Tent High-CFM Kits. These awesome kits are made with Gorilla's high standards and easily snap into place horizontally on the frame of your Gorilla Grow Tent. They are super user-friendly and install in minutes. The bars are made from the same steel that has made the Gorilla Grow Tent brand famous and features custom-molded, high-density plastic clips that lock into place to ensure strength.&lt;/p&gt;</text:p>
            <text:p>&lt;table class="price"&gt;</text:p>
            <text:p>&lt;tbody&gt;</text:p>
            <text:p>&lt;tr&gt;</text:p>
            <text:p>&lt;th&gt;2x2.5 (4 Poles) -- MSRP 20.99&lt;/th&gt;</text:p>
            <text:p>&lt;th&gt;2x4 (4 Poles) -- MSRP 21.99&lt;/th&gt;</text:p>
            <text:p>&lt;/tr&gt;</text:p>
            <text:p>&lt;tr&gt;</text:p>
            <text:p>&lt;th&gt;3x3 (4 Poles) -- MSRP 21.99&lt;/th&gt;</text:p>
            <text:p>&lt;th&gt;4x4 (4 Poles) -- MSRP 22.99&lt;/th&gt;</text:p>
            <text:p>&lt;/tr&gt;</text:p>
            <text:p>&lt;tr&gt;</text:p>
            <text:p>&lt;th&gt;5x5 (4 Poles) -- MSRP 28.99&lt;/th&gt;</text:p>
            <text:p>&lt;th&gt;4x8 (6 Poles) -- MSRP 46.99&lt;/th&gt;</text:p>
            <text:p>&lt;/tr&gt;</text:p>
            <text:p>&lt;tr&gt;</text:p>
            <text:p>&lt;th&gt;5x9 (6 Poles) -- MSRP 52.99&lt;/th&gt;</text:p>
            <text:p>&lt;th&gt;8x8 (8 Poles) -- MSRP 82.99&lt;/th&gt;</text:p>
            <text:p>&lt;/tr&gt;</text:p>
            <text:p>&lt;tr&gt;</text:p>
            <text:p>&lt;th&gt;9x9 (8 Poles) -- MSRP 90.99&lt;/th&gt;</text:p>
            <text:p>&lt;th&gt;10x10 (8 Poles) -- MSRP 95.99&lt;/th&gt;</text:p>
            <text:p>&lt;/tr&gt;</text:p>
            <text:p>&lt;tr&gt;</text:p>
            <text:p>&lt;th&gt;8x16 (12 Poles) -- MSRP 149.99&lt;/th&gt;</text:p>
            <text:p>&lt;th&gt;10x20 (12 Poles) -- MSRP 165.99&lt;/th&gt;</text:p>
            <text:p>&lt;/tr&gt;</text:p>
            <text:p>&lt;/tbody&gt;</text:p>
            <text:p>&lt;/table&gt;</text:p>
            <text:p>&lt;iframe width="560" height="315" src="https://www.youtube.com/embed/fHUySxMYkCY"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High CFM Kit for 88LL</text:p>
          </table:table-cell>
          <table:table-cell office:value-type="string" calcext:value-type="string">
            <text:p>Weight (lbs)</text:p>
          </table:table-cell>
          <table:table-cell office:value-type="float" office:value="15" calcext:value-type="float">
            <text:p>15</text:p>
          </table:table-cell>
          <table:table-cell office:value-type="string" calcext:value-type="string">
            <text:p>Dimensions (in)</text:p>
          </table:table-cell>
          <table:table-cell office:value-type="string" calcext:value-type="string">
            <text:p>48x5x4</text:p>
          </table:table-cell>
          <table:table-cell office:value-type="string" calcext:value-type="string">
            <text:p>'636823174750</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1.95" calcext:value-type="float">
            <text:p>51.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Accessory_Pole_2_grande_93224031-8e06-4f44-a721-aea9b80813b1.png?v=159651861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7">
          <table:table-cell office:value-type="string" calcext:value-type="string">
            <text:p>acc-high-cfm-kit-for-48ll</text:p>
          </table:table-cell>
          <table:table-cell office:value-type="string" calcext:value-type="string">
            <text:p>Gorilla Grow - GORILLA GROW TENT - ACC - High CFM Kit for 4' X 8' - LITE LINE</text:p>
          </table:table-cell>
          <table:table-cell office:value-type="string" calcext:value-type="string">
            <text:p>&lt;h3&gt;DETAILS&lt;/h3&gt;</text:p>
            <text:p>&lt;span&gt;&lt;strong&gt;PLEASE SELECT THE CORRECT SIZE BEFORE PLACING YOUR ORDER&lt;/strong&gt;&lt;/span&gt;&lt;br&gt;</text:p>
            <text:p>&lt;p&gt;For use on all Original Gorilla Grow Tents and Gorilla SHORTY Tents (*excludes Lite Line)&lt;/p&gt;</text:p>
            <text:p>&lt;p&gt;Every plant needs a little help to Grow Strong. Let Gorilla Grow Tent maximize your indoor garden's potential with their Grow Strong Accessory Line.&lt;br&gt;&lt;br&gt;Going bananas with your tent walls sucking in? The high CFM (Cubic Feet Per Minute) kit is to help prevent your indoor grow tent walls from sucking in due to high amounts of negative pressure from exhaust systems. These Gorilla strong poles will get you back to growing in no time.&lt;br&gt;&lt;br&gt;Proper heat and stagnant air exhausting is important to your indoors gardens success, but it can take a serious toll on your grow tent. Exhaust fans with high CFM ratings can create too much negative air pressure that the canvas walls flex inward, encroaching on your precious grow space. Gorilla Grow Tent has come up with the perfect solution: the Gorilla Grow Tent High-CFM Kits. These awesome kits are made with Gorilla's high standards and easily snap into place horizontally on the frame of your Gorilla Grow Tent. They are super user-friendly and install in minutes. The bars are made from the same steel that has made the Gorilla Grow Tent brand famous and features custom-molded, high-density plastic clips that lock into place to ensure strength.&lt;/p&gt;</text:p>
            <text:p>&lt;table class="price"&gt;</text:p>
            <text:p>&lt;tbody&gt;</text:p>
            <text:p>&lt;tr&gt;</text:p>
            <text:p>&lt;th&gt;2x2.5 (4 Poles) -- MSRP 20.99&lt;/th&gt;</text:p>
            <text:p>&lt;th&gt;2x4 (4 Poles) -- MSRP 21.99&lt;/th&gt;</text:p>
            <text:p>&lt;/tr&gt;</text:p>
            <text:p>&lt;tr&gt;</text:p>
            <text:p>&lt;th&gt;3x3 (4 Poles) -- MSRP 21.99&lt;/th&gt;</text:p>
            <text:p>&lt;th&gt;4x4 (4 Poles) -- MSRP 22.99&lt;/th&gt;</text:p>
            <text:p>&lt;/tr&gt;</text:p>
            <text:p>&lt;tr&gt;</text:p>
            <text:p>&lt;th&gt;5x5 (4 Poles) -- MSRP 28.99&lt;/th&gt;</text:p>
            <text:p>&lt;th&gt;4x8 (6 Poles) -- MSRP 46.99&lt;/th&gt;</text:p>
            <text:p>&lt;/tr&gt;</text:p>
            <text:p>&lt;tr&gt;</text:p>
            <text:p>&lt;th&gt;5x9 (6 Poles) -- MSRP 52.99&lt;/th&gt;</text:p>
            <text:p>&lt;th&gt;8x8 (8 Poles) -- MSRP 82.99&lt;/th&gt;</text:p>
            <text:p>&lt;/tr&gt;</text:p>
            <text:p>&lt;tr&gt;</text:p>
            <text:p>&lt;th&gt;9x9 (8 Poles) -- MSRP 90.99&lt;/th&gt;</text:p>
            <text:p>&lt;th&gt;10x10 (8 Poles) -- MSRP 95.99&lt;/th&gt;</text:p>
            <text:p>&lt;/tr&gt;</text:p>
            <text:p>&lt;tr&gt;</text:p>
            <text:p>&lt;th&gt;8x16 (12 Poles) -- MSRP 149.99&lt;/th&gt;</text:p>
            <text:p>&lt;th&gt;10x20 (12 Poles) -- MSRP 165.99&lt;/th&gt;</text:p>
            <text:p>&lt;/tr&gt;</text:p>
            <text:p>&lt;/tbody&gt;</text:p>
            <text:p>&lt;/table&gt;</text:p>
            <text:p>&lt;iframe width="560" height="315" src="https://www.youtube.com/embed/fHUySxMYkCY"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High CFM Kit for 48LL</text:p>
          </table:table-cell>
          <table:table-cell office:value-type="string" calcext:value-type="string">
            <text:p>Weight (lbs)</text:p>
          </table:table-cell>
          <table:table-cell office:value-type="float" office:value="10" calcext:value-type="float">
            <text:p>10</text:p>
          </table:table-cell>
          <table:table-cell office:value-type="string" calcext:value-type="string">
            <text:p>Dimensions (in)</text:p>
          </table:table-cell>
          <table:table-cell office:value-type="string" calcext:value-type="string">
            <text:p>48x9x2</text:p>
          </table:table-cell>
          <table:table-cell office:value-type="string" calcext:value-type="string">
            <text:p>'636823174743</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0.95" calcext:value-type="float">
            <text:p>30.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Accessory_Pole_2_grande_4af37ae8-de4e-4f15-b16d-0786a410a243.png?v=159651854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7">
          <table:table-cell office:value-type="string" calcext:value-type="string">
            <text:p>copy-of-acc-high-cfm-kit-for-24ll</text:p>
          </table:table-cell>
          <table:table-cell office:value-type="string" calcext:value-type="string">
            <text:p>Gorilla Grow - GORILLA GROW TENT - ACC - High CFM Kit for 4' X 4' - LITE LINE</text:p>
          </table:table-cell>
          <table:table-cell office:value-type="string" calcext:value-type="string">
            <text:p>&lt;h3&gt;DETAILS&lt;/h3&gt;</text:p>
            <text:p>&lt;span&gt;&lt;strong&gt;PLEASE SELECT THE CORRECT SIZE BEFORE PLACING YOUR ORDER&lt;/strong&gt;&lt;/span&gt;&lt;br&gt;</text:p>
            <text:p>&lt;p&gt;For use on all Original Gorilla Grow Tents and Gorilla SHORTY Tents (*excludes Lite Line)&lt;/p&gt;</text:p>
            <text:p>&lt;p&gt;Every plant needs a little help to Grow Strong. Let Gorilla Grow Tent maximize your indoor garden's potential with their Grow Strong Accessory Line.&lt;br&gt;&lt;br&gt;Going bananas with your tent walls sucking in? The high CFM (Cubic Feet Per Minute) kit is to help prevent your indoor grow tent walls from sucking in due to high amounts of negative pressure from exhaust systems. These Gorilla strong poles will get you back to growing in no time.&lt;br&gt;&lt;br&gt;Proper heat and stagnant air exhausting is important to your indoors gardens success, but it can take a serious toll on your grow tent. Exhaust fans with high CFM ratings can create too much negative air pressure that the canvas walls flex inward, encroaching on your precious grow space. Gorilla Grow Tent has come up with the perfect solution: the Gorilla Grow Tent High-CFM Kits. These awesome kits are made with Gorilla's high standards and easily snap into place horizontally on the frame of your Gorilla Grow Tent. They are super user-friendly and install in minutes. The bars are made from the same steel that has made the Gorilla Grow Tent brand famous and features custom-molded, high-density plastic clips that lock into place to ensure strength.&lt;/p&gt;</text:p>
            <text:p>&lt;table class="price"&gt;</text:p>
            <text:p>&lt;tbody&gt;</text:p>
            <text:p>&lt;tr&gt;</text:p>
            <text:p>&lt;th&gt;2x2.5 (4 Poles) -- MSRP 20.99&lt;/th&gt;</text:p>
            <text:p>&lt;th&gt;2x4 (4 Poles) -- MSRP 21.99&lt;/th&gt;</text:p>
            <text:p>&lt;/tr&gt;</text:p>
            <text:p>&lt;tr&gt;</text:p>
            <text:p>&lt;th&gt;3x3 (4 Poles) -- MSRP 21.99&lt;/th&gt;</text:p>
            <text:p>&lt;th&gt;4x4 (4 Poles) -- MSRP 22.99&lt;/th&gt;</text:p>
            <text:p>&lt;/tr&gt;</text:p>
            <text:p>&lt;tr&gt;</text:p>
            <text:p>&lt;th&gt;5x5 (4 Poles) -- MSRP 28.99&lt;/th&gt;</text:p>
            <text:p>&lt;th&gt;4x8 (6 Poles) -- MSRP 46.99&lt;/th&gt;</text:p>
            <text:p>&lt;/tr&gt;</text:p>
            <text:p>&lt;tr&gt;</text:p>
            <text:p>&lt;th&gt;5x9 (6 Poles) -- MSRP 52.99&lt;/th&gt;</text:p>
            <text:p>&lt;th&gt;8x8 (8 Poles) -- MSRP 82.99&lt;/th&gt;</text:p>
            <text:p>&lt;/tr&gt;</text:p>
            <text:p>&lt;tr&gt;</text:p>
            <text:p>&lt;th&gt;9x9 (8 Poles) -- MSRP 90.99&lt;/th&gt;</text:p>
            <text:p>&lt;th&gt;10x10 (8 Poles) -- MSRP 95.99&lt;/th&gt;</text:p>
            <text:p>&lt;/tr&gt;</text:p>
            <text:p>&lt;tr&gt;</text:p>
            <text:p>&lt;th&gt;8x16 (12 Poles) -- MSRP 149.99&lt;/th&gt;</text:p>
            <text:p>&lt;th&gt;10x20 (12 Poles) -- MSRP 165.99&lt;/th&gt;</text:p>
            <text:p>&lt;/tr&gt;</text:p>
            <text:p>&lt;/tbody&gt;</text:p>
            <text:p>&lt;/table&gt;</text:p>
            <text:p>&lt;iframe width="560" height="315" src="https://www.youtube.com/embed/fHUySxMYkCY"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High CFM Kit for 44LL</text:p>
          </table:table-cell>
          <table:table-cell office:value-type="string" calcext:value-type="string">
            <text:p>Weight (lbs)</text:p>
          </table:table-cell>
          <table:table-cell office:value-type="float" office:value="4" calcext:value-type="float">
            <text:p>4</text:p>
          </table:table-cell>
          <table:table-cell office:value-type="string" calcext:value-type="string">
            <text:p>Dimensions (in)</text:p>
          </table:table-cell>
          <table:table-cell office:value-type="string" calcext:value-type="string">
            <text:p>46x4x1</text:p>
          </table:table-cell>
          <table:table-cell office:value-type="string" calcext:value-type="string">
            <text:p>'636823174736</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8.95" calcext:value-type="float">
            <text:p>18.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Accessory_Pole_2_grande_d98617f7-84e7-471c-a4dc-08edf8f0fd50.png?v=159651847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7">
          <table:table-cell office:value-type="string" calcext:value-type="string">
            <text:p>acc-high-cfm-kit-for-24ll</text:p>
          </table:table-cell>
          <table:table-cell office:value-type="string" calcext:value-type="string">
            <text:p>Gorilla Grow - GORILLA GROW TENT - ACC - High CFM Kit for 2' X 4' - LITE LINE</text:p>
          </table:table-cell>
          <table:table-cell office:value-type="string" calcext:value-type="string">
            <text:p>&lt;h3&gt;DETAILS&lt;/h3&gt;</text:p>
            <text:p>&lt;span&gt;&lt;strong&gt;PLEASE SELECT THE CORRECT SIZE BEFORE PLACING YOUR ORDER&lt;/strong&gt;&lt;/span&gt;&lt;br&gt;</text:p>
            <text:p>&lt;p&gt;For use on all Original Gorilla Grow Tents and Gorilla SHORTY Tents (*excludes Lite Line)&lt;/p&gt;</text:p>
            <text:p>&lt;p&gt;Every plant needs a little help to Grow Strong. Let Gorilla Grow Tent maximize your indoor garden's potential with their Grow Strong Accessory Line.&lt;br&gt;&lt;br&gt;Going bananas with your tent walls sucking in? The high CFM (Cubic Feet Per Minute) kit is to help prevent your indoor grow tent walls from sucking in due to high amounts of negative pressure from exhaust systems. These Gorilla strong poles will get you back to growing in no time.&lt;br&gt;&lt;br&gt;Proper heat and stagnant air exhausting is important to your indoors gardens success, but it can take a serious toll on your grow tent. Exhaust fans with high CFM ratings can create too much negative air pressure that the canvas walls flex inward, encroaching on your precious grow space. Gorilla Grow Tent has come up with the perfect solution: the Gorilla Grow Tent High-CFM Kits. These awesome kits are made with Gorilla's high standards and easily snap into place horizontally on the frame of your Gorilla Grow Tent. They are super user-friendly and install in minutes. The bars are made from the same steel that has made the Gorilla Grow Tent brand famous and features custom-molded, high-density plastic clips that lock into place to ensure strength.&lt;/p&gt;</text:p>
            <text:p>&lt;table class="price"&gt;</text:p>
            <text:p>&lt;tbody&gt;</text:p>
            <text:p>&lt;tr&gt;</text:p>
            <text:p>&lt;th&gt;2x2.5 (4 Poles) -- MSRP 20.99&lt;/th&gt;</text:p>
            <text:p>&lt;th&gt;2x4 (4 Poles) -- MSRP 21.99&lt;/th&gt;</text:p>
            <text:p>&lt;/tr&gt;</text:p>
            <text:p>&lt;tr&gt;</text:p>
            <text:p>&lt;th&gt;3x3 (4 Poles) -- MSRP 21.99&lt;/th&gt;</text:p>
            <text:p>&lt;th&gt;4x4 (4 Poles) -- MSRP 22.99&lt;/th&gt;</text:p>
            <text:p>&lt;/tr&gt;</text:p>
            <text:p>&lt;tr&gt;</text:p>
            <text:p>&lt;th&gt;5x5 (4 Poles) -- MSRP 28.99&lt;/th&gt;</text:p>
            <text:p>&lt;th&gt;4x8 (6 Poles) -- MSRP 46.99&lt;/th&gt;</text:p>
            <text:p>&lt;/tr&gt;</text:p>
            <text:p>&lt;tr&gt;</text:p>
            <text:p>&lt;th&gt;5x9 (6 Poles) -- MSRP 52.99&lt;/th&gt;</text:p>
            <text:p>&lt;th&gt;8x8 (8 Poles) -- MSRP 82.99&lt;/th&gt;</text:p>
            <text:p>&lt;/tr&gt;</text:p>
            <text:p>&lt;tr&gt;</text:p>
            <text:p>&lt;th&gt;9x9 (8 Poles) -- MSRP 90.99&lt;/th&gt;</text:p>
            <text:p>&lt;th&gt;10x10 (8 Poles) -- MSRP 95.99&lt;/th&gt;</text:p>
            <text:p>&lt;/tr&gt;</text:p>
            <text:p>&lt;tr&gt;</text:p>
            <text:p>&lt;th&gt;8x16 (12 Poles) -- MSRP 149.99&lt;/th&gt;</text:p>
            <text:p>&lt;th&gt;10x20 (12 Poles) -- MSRP 165.99&lt;/th&gt;</text:p>
            <text:p>&lt;/tr&gt;</text:p>
            <text:p>&lt;/tbody&gt;</text:p>
            <text:p>&lt;/table&gt;</text:p>
            <text:p>&lt;iframe width="560" height="315" src="https://www.youtube.com/embed/fHUySxMYkCY"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High CFM Kit for 24LL</text:p>
          </table:table-cell>
          <table:table-cell office:value-type="string" calcext:value-type="string">
            <text:p>Weight (lbs)</text:p>
          </table:table-cell>
          <table:table-cell office:value-type="float" office:value="4" calcext:value-type="float">
            <text:p>4</text:p>
          </table:table-cell>
          <table:table-cell office:value-type="string" calcext:value-type="string">
            <text:p>Dimensions (in)</text:p>
          </table:table-cell>
          <table:table-cell office:value-type="string" calcext:value-type="string">
            <text:p>46x4x1</text:p>
          </table:table-cell>
          <table:table-cell office:value-type="string" calcext:value-type="string">
            <text:p>'636823174729</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7.95" calcext:value-type="float">
            <text:p>17.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Accessory_Pole_2_grande_4dc08dfc-755c-45ae-b14d-a490c9878f19.png?v=159651839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7">
          <table:table-cell office:value-type="string" calcext:value-type="string">
            <text:p>acc-high-cfm-kit-for-22ll</text:p>
          </table:table-cell>
          <table:table-cell office:value-type="string" calcext:value-type="string">
            <text:p>Gorilla Grow - GORILLA GROW TENT - ACC - High CFM Kit for 2' X 2.5' - LITE LINE</text:p>
          </table:table-cell>
          <table:table-cell office:value-type="string" calcext:value-type="string">
            <text:p>&lt;h3&gt;DETAILS&lt;/h3&gt;</text:p>
            <text:p>&lt;span&gt;&lt;strong&gt;PLEASE SELECT THE CORRECT SIZE BEFORE PLACING YOUR ORDER&lt;/strong&gt;&lt;/span&gt;&lt;br&gt;</text:p>
            <text:p>&lt;p&gt;For use on all Original Gorilla Grow Tents and Gorilla SHORTY Tents (*excludes Lite Line)&lt;/p&gt;</text:p>
            <text:p>&lt;p&gt;Every plant needs a little help to Grow Strong. Let Gorilla Grow Tent maximize your indoor garden's potential with their Grow Strong Accessory Line.&lt;br&gt;&lt;br&gt;Going bananas with your tent walls sucking in? The high CFM (Cubic Feet Per Minute) kit is to help prevent your indoor grow tent walls from sucking in due to high amounts of negative pressure from exhaust systems. These Gorilla strong poles will get you back to growing in no time.&lt;br&gt;&lt;br&gt;Proper heat and stagnant air exhausting is important to your indoors gardens success, but it can take a serious toll on your grow tent. Exhaust fans with high CFM ratings can create too much negative air pressure that the canvas walls flex inward, encroaching on your precious grow space. Gorilla Grow Tent has come up with the perfect solution: the Gorilla Grow Tent High-CFM Kits. These awesome kits are made with Gorilla's high standards and easily snap into place horizontally on the frame of your Gorilla Grow Tent. They are super user-friendly and install in minutes. The bars are made from the same steel that has made the Gorilla Grow Tent brand famous and features custom-molded, high-density plastic clips that lock into place to ensure strength.&lt;/p&gt;</text:p>
            <text:p>&lt;table class="price"&gt;</text:p>
            <text:p>&lt;tbody&gt;</text:p>
            <text:p>&lt;tr&gt;</text:p>
            <text:p>&lt;th&gt;2x2.5 (4 Poles) -- MSRP 20.99&lt;/th&gt;</text:p>
            <text:p>&lt;th&gt;2x4 (4 Poles) -- MSRP 21.99&lt;/th&gt;</text:p>
            <text:p>&lt;/tr&gt;</text:p>
            <text:p>&lt;tr&gt;</text:p>
            <text:p>&lt;th&gt;3x3 (4 Poles) -- MSRP 21.99&lt;/th&gt;</text:p>
            <text:p>&lt;th&gt;4x4 (4 Poles) -- MSRP 22.99&lt;/th&gt;</text:p>
            <text:p>&lt;/tr&gt;</text:p>
            <text:p>&lt;tr&gt;</text:p>
            <text:p>&lt;th&gt;5x5 (4 Poles) -- MSRP 28.99&lt;/th&gt;</text:p>
            <text:p>&lt;th&gt;4x8 (6 Poles) -- MSRP 46.99&lt;/th&gt;</text:p>
            <text:p>&lt;/tr&gt;</text:p>
            <text:p>&lt;tr&gt;</text:p>
            <text:p>&lt;th&gt;5x9 (6 Poles) -- MSRP 52.99&lt;/th&gt;</text:p>
            <text:p>&lt;th&gt;8x8 (8 Poles) -- MSRP 82.99&lt;/th&gt;</text:p>
            <text:p>&lt;/tr&gt;</text:p>
            <text:p>&lt;tr&gt;</text:p>
            <text:p>&lt;th&gt;9x9 (8 Poles) -- MSRP 90.99&lt;/th&gt;</text:p>
            <text:p>&lt;th&gt;10x10 (8 Poles) -- MSRP 95.99&lt;/th&gt;</text:p>
            <text:p>&lt;/tr&gt;</text:p>
            <text:p>&lt;tr&gt;</text:p>
            <text:p>&lt;th&gt;8x16 (12 Poles) -- MSRP 149.99&lt;/th&gt;</text:p>
            <text:p>&lt;th&gt;10x20 (12 Poles) -- MSRP 165.99&lt;/th&gt;</text:p>
            <text:p>&lt;/tr&gt;</text:p>
            <text:p>&lt;/tbody&gt;</text:p>
            <text:p>&lt;/table&gt;</text:p>
            <text:p>&lt;iframe width="560" height="315" src="https://www.youtube.com/embed/fHUySxMYkCY"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High CFM Kit for 22LL</text:p>
          </table:table-cell>
          <table:table-cell office:value-type="string" calcext:value-type="string">
            <text:p>Weight (lbs)</text:p>
          </table:table-cell>
          <table:table-cell office:value-type="float" office:value="3" calcext:value-type="float">
            <text:p>3</text:p>
          </table:table-cell>
          <table:table-cell office:value-type="string" calcext:value-type="string">
            <text:p>Dimensions (in)</text:p>
          </table:table-cell>
          <table:table-cell office:value-type="string" calcext:value-type="string">
            <text:p>37x4x1</text:p>
          </table:table-cell>
          <table:table-cell office:value-type="string" calcext:value-type="string">
            <text:p>'636823174712</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5.95" calcext:value-type="float">
            <text:p>15.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Accessory_Pole_2_grande_39b5c224-38cc-4064-a3c5-afce63046c80.png?v=159651833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7">
          <table:table-cell office:value-type="string" calcext:value-type="string">
            <text:p>acc-high-cfm-kit-for-1020</text:p>
          </table:table-cell>
          <table:table-cell office:value-type="string" calcext:value-type="string">
            <text:p>Gorilla Grow - GORILLA GROW TENT - ACC - High CFM Kit for 10' X 20' - OG</text:p>
          </table:table-cell>
          <table:table-cell office:value-type="string" calcext:value-type="string">
            <text:p>&lt;h3&gt;DETAILS&lt;/h3&gt;</text:p>
            <text:p>&lt;span&gt;&lt;strong&gt;PLEASE SELECT THE CORRECT SIZE BEFORE PLACING YOUR ORDER&lt;/strong&gt;&lt;/span&gt;&lt;br&gt;</text:p>
            <text:p>&lt;p&gt;For use on all Original Gorilla Grow Tents and Gorilla SHORTY Tents (*excludes Lite Line)&lt;/p&gt;</text:p>
            <text:p>&lt;p&gt;Every plant needs a little help to Grow Strong. Let Gorilla Grow Tent maximize your indoor garden's potential with their Grow Strong Accessory Line.&lt;br&gt;&lt;br&gt;Going bananas with your tent walls sucking in? The high CFM (Cubic Feet Per Minute) kit is to help prevent your indoor grow tent walls from sucking in due to high amounts of negative pressure from exhaust systems. These Gorilla strong poles will get you back to growing in no time.&lt;br&gt;&lt;br&gt;Proper heat and stagnant air exhausting is important to your indoors gardens success, but it can take a serious toll on your grow tent. Exhaust fans with high CFM ratings can create too much negative air pressure that the canvas walls flex inward, encroaching on your precious grow space. Gorilla Grow Tent has come up with the perfect solution: the Gorilla Grow Tent High-CFM Kits. These awesome kits are made with Gorilla's high standards and easily snap into place horizontally on the frame of your Gorilla Grow Tent. They are super user-friendly and install in minutes. The bars are made from the same steel that has made the Gorilla Grow Tent brand famous and features custom-molded, high-density plastic clips that lock into place to ensure strength.&lt;/p&gt;</text:p>
            <text:p>&lt;table class="price"&gt;</text:p>
            <text:p>&lt;tbody&gt;</text:p>
            <text:p>&lt;tr&gt;</text:p>
            <text:p>&lt;th&gt;2x2.5 (4 Poles) -- MSRP 20.99&lt;/th&gt;</text:p>
            <text:p>&lt;th&gt;2x4 (4 Poles) -- MSRP 21.99&lt;/th&gt;</text:p>
            <text:p>&lt;/tr&gt;</text:p>
            <text:p>&lt;tr&gt;</text:p>
            <text:p>&lt;th&gt;3x3 (4 Poles) -- MSRP 21.99&lt;/th&gt;</text:p>
            <text:p>&lt;th&gt;4x4 (4 Poles) -- MSRP 22.99&lt;/th&gt;</text:p>
            <text:p>&lt;/tr&gt;</text:p>
            <text:p>&lt;tr&gt;</text:p>
            <text:p>&lt;th&gt;5x5 (4 Poles) -- MSRP 28.99&lt;/th&gt;</text:p>
            <text:p>&lt;th&gt;4x8 (6 Poles) -- MSRP 46.99&lt;/th&gt;</text:p>
            <text:p>&lt;/tr&gt;</text:p>
            <text:p>&lt;tr&gt;</text:p>
            <text:p>&lt;th&gt;5x9 (6 Poles) -- MSRP 52.99&lt;/th&gt;</text:p>
            <text:p>&lt;th&gt;8x8 (8 Poles) -- MSRP 82.99&lt;/th&gt;</text:p>
            <text:p>&lt;/tr&gt;</text:p>
            <text:p>&lt;tr&gt;</text:p>
            <text:p>&lt;th&gt;9x9 (8 Poles) -- MSRP 90.99&lt;/th&gt;</text:p>
            <text:p>&lt;th&gt;10x10 (8 Poles) -- MSRP 95.99&lt;/th&gt;</text:p>
            <text:p>&lt;/tr&gt;</text:p>
            <text:p>&lt;tr&gt;</text:p>
            <text:p>&lt;th&gt;8x16 (12 Poles) -- MSRP 149.99&lt;/th&gt;</text:p>
            <text:p>&lt;th&gt;10x20 (12 Poles) -- MSRP 165.99&lt;/th&gt;</text:p>
            <text:p>&lt;/tr&gt;</text:p>
            <text:p>&lt;/tbody&gt;</text:p>
            <text:p>&lt;/table&gt;</text:p>
            <text:p>&lt;iframe width="560" height="315" src="https://www.youtube.com/embed/fHUySxMYkCY"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High CFM Kit for 1020</text:p>
          </table:table-cell>
          <table:table-cell office:value-type="string" calcext:value-type="string">
            <text:p>Weight (lbs)</text:p>
          </table:table-cell>
          <table:table-cell office:value-type="float" office:value="32" calcext:value-type="float">
            <text:p>32</text:p>
          </table:table-cell>
          <table:table-cell office:value-type="string" calcext:value-type="string">
            <text:p>Dimensions (in)</text:p>
          </table:table-cell>
          <table:table-cell office:value-type="string" calcext:value-type="string">
            <text:p>60x9x4</text:p>
          </table:table-cell>
          <table:table-cell office:value-type="string" calcext:value-type="string">
            <text:p>'636823174538</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65.95" calcext:value-type="float">
            <text:p>165.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Accessory_Pole_2_grande_ee45b15a-fba2-4f4c-ab84-19bfcaca35bc.png?v=159651822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7">
          <table:table-cell office:value-type="string" calcext:value-type="string">
            <text:p>copy-of-acc-high-cfm-kit-for-1010</text:p>
          </table:table-cell>
          <table:table-cell office:value-type="string" calcext:value-type="string">
            <text:p>GORILLA GROW TENT - ACC - High CFM Kit for 8' X 16' - OG</text:p>
          </table:table-cell>
          <table:table-cell office:value-type="string" calcext:value-type="string">
            <text:p>&lt;h3&gt;DETAILS&lt;/h3&gt;</text:p>
            <text:p>&lt;span&gt;&lt;strong&gt;PLEASE SELECT THE CORRECT SIZE BEFORE PLACING YOUR ORDER&lt;/strong&gt;&lt;/span&gt;&lt;br&gt;</text:p>
            <text:p>&lt;p&gt;For use on all Original Gorilla Grow Tents and Gorilla SHORTY Tents (*excludes Lite Line)&lt;/p&gt;</text:p>
            <text:p>&lt;p&gt;Every plant needs a little help to Grow Strong. Let Gorilla Grow Tent maximize your indoor garden's potential with their Grow Strong Accessory Line.&lt;br&gt;&lt;br&gt;Going bananas with your tent walls sucking in? The high CFM (Cubic Feet Per Minute) kit is to help prevent your indoor grow tent walls from sucking in due to high amounts of negative pressure from exhaust systems. These Gorilla strong poles will get you back to growing in no time.&lt;br&gt;&lt;br&gt;Proper heat and stagnant air exhausting is important to your indoors gardens success, but it can take a serious toll on your grow tent. Exhaust fans with high CFM ratings can create too much negative air pressure that the canvas walls flex inward, encroaching on your precious grow space. Gorilla Grow Tent has come up with the perfect solution: the Gorilla Grow Tent High-CFM Kits. These awesome kits are made with Gorilla's high standards and easily snap into place horizontally on the frame of your Gorilla Grow Tent. They are super user-friendly and install in minutes. The bars are made from the same steel that has made the Gorilla Grow Tent brand famous and features custom-molded, high-density plastic clips that lock into place to ensure strength.&lt;/p&gt;</text:p>
            <text:p>&lt;table class="price"&gt;</text:p>
            <text:p>&lt;tbody&gt;</text:p>
            <text:p>&lt;tr&gt;</text:p>
            <text:p>&lt;th&gt;2x2.5 (4 Poles) -- MSRP 20.99&lt;/th&gt;</text:p>
            <text:p>&lt;th&gt;2x4 (4 Poles) -- MSRP 21.99&lt;/th&gt;</text:p>
            <text:p>&lt;/tr&gt;</text:p>
            <text:p>&lt;tr&gt;</text:p>
            <text:p>&lt;th&gt;3x3 (4 Poles) -- MSRP 21.99&lt;/th&gt;</text:p>
            <text:p>&lt;th&gt;4x4 (4 Poles) -- MSRP 22.99&lt;/th&gt;</text:p>
            <text:p>&lt;/tr&gt;</text:p>
            <text:p>&lt;tr&gt;</text:p>
            <text:p>&lt;th&gt;5x5 (4 Poles) -- MSRP 28.99&lt;/th&gt;</text:p>
            <text:p>&lt;th&gt;4x8 (6 Poles) -- MSRP 46.99&lt;/th&gt;</text:p>
            <text:p>&lt;/tr&gt;</text:p>
            <text:p>&lt;tr&gt;</text:p>
            <text:p>&lt;th&gt;5x9 (6 Poles) -- MSRP 52.99&lt;/th&gt;</text:p>
            <text:p>&lt;th&gt;8x8 (8 Poles) -- MSRP 82.99&lt;/th&gt;</text:p>
            <text:p>&lt;/tr&gt;</text:p>
            <text:p>&lt;tr&gt;</text:p>
            <text:p>&lt;th&gt;9x9 (8 Poles) -- MSRP 90.99&lt;/th&gt;</text:p>
            <text:p>&lt;th&gt;10x10 (8 Poles) -- MSRP 95.99&lt;/th&gt;</text:p>
            <text:p>&lt;/tr&gt;</text:p>
            <text:p>&lt;tr&gt;</text:p>
            <text:p>&lt;th&gt;8x16 (12 Poles) -- MSRP 149.99&lt;/th&gt;</text:p>
            <text:p>&lt;th&gt;10x20 (12 Poles) -- MSRP 165.99&lt;/th&gt;</text:p>
            <text:p>&lt;/tr&gt;</text:p>
            <text:p>&lt;/tbody&gt;</text:p>
            <text:p>&lt;/table&gt;</text:p>
            <text:p>&lt;iframe width="560" height="315" src="https://www.youtube.com/embed/fHUySxMYkCY"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High CFM Kit for 816</text:p>
          </table:table-cell>
          <table:table-cell office:value-type="string" calcext:value-type="string">
            <text:p>Weight (lbs)</text:p>
          </table:table-cell>
          <table:table-cell office:value-type="float" office:value="27" calcext:value-type="float">
            <text:p>27</text:p>
          </table:table-cell>
          <table:table-cell office:value-type="string" calcext:value-type="string">
            <text:p>Dimensions (in)</text:p>
          </table:table-cell>
          <table:table-cell office:value-type="string" calcext:value-type="string">
            <text:p>47x13x3</text:p>
          </table:table-cell>
          <table:table-cell office:value-type="string" calcext:value-type="string">
            <text:p>'636823174521</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49.95" calcext:value-type="float">
            <text:p>14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Accessory_Pole_2_grande_0f5b6dd0-f178-4cb7-a0e4-6e3a29536237.png?v=159651782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7">
          <table:table-cell office:value-type="string" calcext:value-type="string">
            <text:p>acc-high-cfm-kit-for-1010</text:p>
          </table:table-cell>
          <table:table-cell office:value-type="string" calcext:value-type="string">
            <text:p>Gorilla Grow - GORILLA GROW TENT - ACC - High CFM Kit for 10' X 10' - OG</text:p>
          </table:table-cell>
          <table:table-cell office:value-type="string" calcext:value-type="string">
            <text:p>&lt;h3&gt;DETAILS&lt;/h3&gt;</text:p>
            <text:p>&lt;span&gt;&lt;strong&gt;PLEASE SELECT THE CORRECT SIZE BEFORE PLACING YOUR ORDER&lt;/strong&gt;&lt;/span&gt;&lt;br&gt;</text:p>
            <text:p>&lt;p&gt;For use on all Original Gorilla Grow Tents and Gorilla SHORTY Tents (*excludes Lite Line)&lt;/p&gt;</text:p>
            <text:p>&lt;p&gt;Every plant needs a little help to Grow Strong. Let Gorilla Grow Tent maximize your indoor garden's potential with their Grow Strong Accessory Line.&lt;br&gt;&lt;br&gt;Going bananas with your tent walls sucking in? The high CFM (Cubic Feet Per Minute) kit is to help prevent your indoor grow tent walls from sucking in due to high amounts of negative pressure from exhaust systems. These Gorilla strong poles will get you back to growing in no time.&lt;br&gt;&lt;br&gt;Proper heat and stagnant air exhausting is important to your indoors gardens success, but it can take a serious toll on your grow tent. Exhaust fans with high CFM ratings can create too much negative air pressure that the canvas walls flex inward, encroaching on your precious grow space. Gorilla Grow Tent has come up with the perfect solution: the Gorilla Grow Tent High-CFM Kits. These awesome kits are made with Gorilla's high standards and easily snap into place horizontally on the frame of your Gorilla Grow Tent. They are super user-friendly and install in minutes. The bars are made from the same steel that has made the Gorilla Grow Tent brand famous and features custom-molded, high-density plastic clips that lock into place to ensure strength.&lt;/p&gt;</text:p>
            <text:p>&lt;table class="price"&gt;</text:p>
            <text:p>&lt;tbody&gt;</text:p>
            <text:p>&lt;tr&gt;</text:p>
            <text:p>&lt;th&gt;2x2.5 (4 Poles) -- MSRP 20.99&lt;/th&gt;</text:p>
            <text:p>&lt;th&gt;2x4 (4 Poles) -- MSRP 21.99&lt;/th&gt;</text:p>
            <text:p>&lt;/tr&gt;</text:p>
            <text:p>&lt;tr&gt;</text:p>
            <text:p>&lt;th&gt;3x3 (4 Poles) -- MSRP 21.99&lt;/th&gt;</text:p>
            <text:p>&lt;th&gt;4x4 (4 Poles) -- MSRP 22.99&lt;/th&gt;</text:p>
            <text:p>&lt;/tr&gt;</text:p>
            <text:p>&lt;tr&gt;</text:p>
            <text:p>&lt;th&gt;5x5 (4 Poles) -- MSRP 28.99&lt;/th&gt;</text:p>
            <text:p>&lt;th&gt;4x8 (6 Poles) -- MSRP 46.99&lt;/th&gt;</text:p>
            <text:p>&lt;/tr&gt;</text:p>
            <text:p>&lt;tr&gt;</text:p>
            <text:p>&lt;th&gt;5x9 (6 Poles) -- MSRP 52.99&lt;/th&gt;</text:p>
            <text:p>&lt;th&gt;8x8 (8 Poles) -- MSRP 82.99&lt;/th&gt;</text:p>
            <text:p>&lt;/tr&gt;</text:p>
            <text:p>&lt;tr&gt;</text:p>
            <text:p>&lt;th&gt;9x9 (8 Poles) -- MSRP 90.99&lt;/th&gt;</text:p>
            <text:p>&lt;th&gt;10x10 (8 Poles) -- MSRP 95.99&lt;/th&gt;</text:p>
            <text:p>&lt;/tr&gt;</text:p>
            <text:p>&lt;tr&gt;</text:p>
            <text:p>&lt;th&gt;8x16 (12 Poles) -- MSRP 149.99&lt;/th&gt;</text:p>
            <text:p>&lt;th&gt;10x20 (12 Poles) -- MSRP 165.99&lt;/th&gt;</text:p>
            <text:p>&lt;/tr&gt;</text:p>
            <text:p>&lt;/tbody&gt;</text:p>
            <text:p>&lt;/table&gt;</text:p>
            <text:p>&lt;iframe width="560" height="315" src="https://www.youtube.com/embed/fHUySxMYkCY"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High CFM Kit for 1010</text:p>
          </table:table-cell>
          <table:table-cell office:value-type="string" calcext:value-type="string">
            <text:p>Weight (lbs)</text:p>
          </table:table-cell>
          <table:table-cell office:value-type="float" office:value="19" calcext:value-type="float">
            <text:p>19</text:p>
          </table:table-cell>
          <table:table-cell office:value-type="string" calcext:value-type="string">
            <text:p>Dimensions (in)</text:p>
          </table:table-cell>
          <table:table-cell office:value-type="string" calcext:value-type="string">
            <text:p>60x8x3</text:p>
          </table:table-cell>
          <table:table-cell office:value-type="string" calcext:value-type="string">
            <text:p>'636823174514</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5.95" calcext:value-type="float">
            <text:p>95.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Accessory_Pole_2_grande_87c73f0f-1ca3-457e-81e8-b765a1e194ca.png?v=159651766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7">
          <table:table-cell office:value-type="string" calcext:value-type="string">
            <text:p>acc-high-cfm-kit-for-99</text:p>
          </table:table-cell>
          <table:table-cell office:value-type="string" calcext:value-type="string">
            <text:p>GORILLA GROW TENT - ACC - High CFM Kit for 9' X 9' - OG</text:p>
          </table:table-cell>
          <table:table-cell office:value-type="string" calcext:value-type="string">
            <text:p>&lt;h3&gt;DETAILS&lt;/h3&gt;</text:p>
            <text:p>&lt;span&gt;&lt;strong&gt;PLEASE SELECT THE CORRECT SIZE BEFORE PLACING YOUR ORDER&lt;/strong&gt;&lt;/span&gt;&lt;br&gt;</text:p>
            <text:p>&lt;p&gt;For use on all Original Gorilla Grow Tents and Gorilla SHORTY Tents (*excludes Lite Line)&lt;/p&gt;</text:p>
            <text:p>&lt;p&gt;Every plant needs a little help to Grow Strong. Let Gorilla Grow Tent maximize your indoor garden's potential with their Grow Strong Accessory Line.&lt;br&gt;&lt;br&gt;Going bananas with your tent walls sucking in? The high CFM (Cubic Feet Per Minute) kit is to help prevent your indoor grow tent walls from sucking in due to high amounts of negative pressure from exhaust systems. These Gorilla strong poles will get you back to growing in no time.&lt;br&gt;&lt;br&gt;Proper heat and stagnant air exhausting is important to your indoors gardens success, but it can take a serious toll on your grow tent. Exhaust fans with high CFM ratings can create too much negative air pressure that the canvas walls flex inward, encroaching on your precious grow space. Gorilla Grow Tent has come up with the perfect solution: the Gorilla Grow Tent High-CFM Kits. These awesome kits are made with Gorilla's high standards and easily snap into place horizontally on the frame of your Gorilla Grow Tent. They are super user-friendly and install in minutes. The bars are made from the same steel that has made the Gorilla Grow Tent brand famous and features custom-molded, high-density plastic clips that lock into place to ensure strength.&lt;/p&gt;</text:p>
            <text:p>&lt;table class="price"&gt;</text:p>
            <text:p>&lt;tbody&gt;</text:p>
            <text:p>&lt;tr&gt;</text:p>
            <text:p>&lt;th&gt;2x2.5 (4 Poles) -- MSRP 20.99&lt;/th&gt;</text:p>
            <text:p>&lt;th&gt;2x4 (4 Poles) -- MSRP 21.99&lt;/th&gt;</text:p>
            <text:p>&lt;/tr&gt;</text:p>
            <text:p>&lt;tr&gt;</text:p>
            <text:p>&lt;th&gt;3x3 (4 Poles) -- MSRP 21.99&lt;/th&gt;</text:p>
            <text:p>&lt;th&gt;4x4 (4 Poles) -- MSRP 22.99&lt;/th&gt;</text:p>
            <text:p>&lt;/tr&gt;</text:p>
            <text:p>&lt;tr&gt;</text:p>
            <text:p>&lt;th&gt;5x5 (4 Poles) -- MSRP 28.99&lt;/th&gt;</text:p>
            <text:p>&lt;th&gt;4x8 (6 Poles) -- MSRP 46.99&lt;/th&gt;</text:p>
            <text:p>&lt;/tr&gt;</text:p>
            <text:p>&lt;tr&gt;</text:p>
            <text:p>&lt;th&gt;5x9 (6 Poles) -- MSRP 52.99&lt;/th&gt;</text:p>
            <text:p>&lt;th&gt;8x8 (8 Poles) -- MSRP 82.99&lt;/th&gt;</text:p>
            <text:p>&lt;/tr&gt;</text:p>
            <text:p>&lt;tr&gt;</text:p>
            <text:p>&lt;th&gt;9x9 (8 Poles) -- MSRP 90.99&lt;/th&gt;</text:p>
            <text:p>&lt;th&gt;10x10 (8 Poles) -- MSRP 95.99&lt;/th&gt;</text:p>
            <text:p>&lt;/tr&gt;</text:p>
            <text:p>&lt;tr&gt;</text:p>
            <text:p>&lt;th&gt;8x16 (12 Poles) -- MSRP 149.99&lt;/th&gt;</text:p>
            <text:p>&lt;th&gt;10x20 (12 Poles) -- MSRP 165.99&lt;/th&gt;</text:p>
            <text:p>&lt;/tr&gt;</text:p>
            <text:p>&lt;/tbody&gt;</text:p>
            <text:p>&lt;/table&gt;</text:p>
            <text:p>&lt;iframe width="560" height="315" src="https://www.youtube.com/embed/fHUySxMYkCY"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High CFM Kit for 99</text:p>
          </table:table-cell>
          <table:table-cell office:value-type="string" calcext:value-type="string">
            <text:p>Weight (lbs)</text:p>
          </table:table-cell>
          <table:table-cell office:value-type="float" office:value="17" calcext:value-type="float">
            <text:p>17</text:p>
          </table:table-cell>
          <table:table-cell office:value-type="string" calcext:value-type="string">
            <text:p>Dimensions (in)</text:p>
          </table:table-cell>
          <table:table-cell office:value-type="string" calcext:value-type="string">
            <text:p>53x5x4</text:p>
          </table:table-cell>
          <table:table-cell office:value-type="string" calcext:value-type="string">
            <text:p>'636823174507</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0.95" calcext:value-type="float">
            <text:p>90.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Accessory_Pole_2_grande_85b23df6-2c6f-4657-a95e-069f9da6b82c.png?v=159651749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7">
          <table:table-cell office:value-type="string" calcext:value-type="string">
            <text:p>acc-high-cfm-kit-for-88</text:p>
          </table:table-cell>
          <table:table-cell office:value-type="string" calcext:value-type="string">
            <text:p>GORILLA GROW TENT - ACC - High CFM Kit for 8' X 8' - OG</text:p>
          </table:table-cell>
          <table:table-cell office:value-type="string" calcext:value-type="string">
            <text:p>&lt;h3&gt;DETAILS&lt;/h3&gt;</text:p>
            <text:p>&lt;span&gt;&lt;strong&gt;PLEASE SELECT THE CORRECT SIZE BEFORE PLACING YOUR ORDER&lt;/strong&gt;&lt;/span&gt;&lt;br&gt;</text:p>
            <text:p>&lt;p&gt;For use on all Original Gorilla Grow Tents and Gorilla SHORTY Tents (*excludes Lite Line)&lt;/p&gt;</text:p>
            <text:p>&lt;p&gt;Every plant needs a little help to Grow Strong. Let Gorilla Grow Tent maximize your indoor garden's potential with their Grow Strong Accessory Line.&lt;br&gt;&lt;br&gt;Going bananas with your tent walls sucking in? The high CFM (Cubic Feet Per Minute) kit is to help prevent your indoor grow tent walls from sucking in due to high amounts of negative pressure from exhaust systems. These Gorilla strong poles will get you back to growing in no time.&lt;br&gt;&lt;br&gt;Proper heat and stagnant air exhausting is important to your indoors gardens success, but it can take a serious toll on your grow tent. Exhaust fans with high CFM ratings can create too much negative air pressure that the canvas walls flex inward, encroaching on your precious grow space. Gorilla Grow Tent has come up with the perfect solution: the Gorilla Grow Tent High-CFM Kits. These awesome kits are made with Gorilla's high standards and easily snap into place horizontally on the frame of your Gorilla Grow Tent. They are super user-friendly and install in minutes. The bars are made from the same steel that has made the Gorilla Grow Tent brand famous and features custom-molded, high-density plastic clips that lock into place to ensure strength.&lt;/p&gt;</text:p>
            <text:p>&lt;table class="price"&gt;</text:p>
            <text:p>&lt;tbody&gt;</text:p>
            <text:p>&lt;tr&gt;</text:p>
            <text:p>&lt;th&gt;2x2.5 (4 Poles) -- MSRP 20.99&lt;/th&gt;</text:p>
            <text:p>&lt;th&gt;2x4 (4 Poles) -- MSRP 21.99&lt;/th&gt;</text:p>
            <text:p>&lt;/tr&gt;</text:p>
            <text:p>&lt;tr&gt;</text:p>
            <text:p>&lt;th&gt;3x3 (4 Poles) -- MSRP 21.99&lt;/th&gt;</text:p>
            <text:p>&lt;th&gt;4x4 (4 Poles) -- MSRP 22.99&lt;/th&gt;</text:p>
            <text:p>&lt;/tr&gt;</text:p>
            <text:p>&lt;tr&gt;</text:p>
            <text:p>&lt;th&gt;5x5 (4 Poles) -- MSRP 28.99&lt;/th&gt;</text:p>
            <text:p>&lt;th&gt;4x8 (6 Poles) -- MSRP 46.99&lt;/th&gt;</text:p>
            <text:p>&lt;/tr&gt;</text:p>
            <text:p>&lt;tr&gt;</text:p>
            <text:p>&lt;th&gt;5x9 (6 Poles) -- MSRP 52.99&lt;/th&gt;</text:p>
            <text:p>&lt;th&gt;8x8 (8 Poles) -- MSRP 82.99&lt;/th&gt;</text:p>
            <text:p>&lt;/tr&gt;</text:p>
            <text:p>&lt;tr&gt;</text:p>
            <text:p>&lt;th&gt;9x9 (8 Poles) -- MSRP 90.99&lt;/th&gt;</text:p>
            <text:p>&lt;th&gt;10x10 (8 Poles) -- MSRP 95.99&lt;/th&gt;</text:p>
            <text:p>&lt;/tr&gt;</text:p>
            <text:p>&lt;tr&gt;</text:p>
            <text:p>&lt;th&gt;8x16 (12 Poles) -- MSRP 149.99&lt;/th&gt;</text:p>
            <text:p>&lt;th&gt;10x20 (12 Poles) -- MSRP 165.99&lt;/th&gt;</text:p>
            <text:p>&lt;/tr&gt;</text:p>
            <text:p>&lt;/tbody&gt;</text:p>
            <text:p>&lt;/table&gt;</text:p>
            <text:p>&lt;iframe width="560" height="315" src="https://www.youtube.com/embed/fHUySxMYkCY"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High CFM Kit for 88</text:p>
          </table:table-cell>
          <table:table-cell office:value-type="string" calcext:value-type="string">
            <text:p>Weight (lbs)</text:p>
          </table:table-cell>
          <table:table-cell office:value-type="float" office:value="15" calcext:value-type="float">
            <text:p>15</text:p>
          </table:table-cell>
          <table:table-cell office:value-type="string" calcext:value-type="string">
            <text:p>Dimensions (in)</text:p>
          </table:table-cell>
          <table:table-cell office:value-type="string" calcext:value-type="string">
            <text:p>48x5x4</text:p>
          </table:table-cell>
          <table:table-cell office:value-type="string" calcext:value-type="string">
            <text:p>'636823174491</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82.95" calcext:value-type="float">
            <text:p>82.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Accessory_Pole_2_grande_a3e3787c-a75f-4f9b-ae7c-9983fe4cfb83.png?v=159651731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7">
          <table:table-cell office:value-type="string" calcext:value-type="string">
            <text:p>acc-high-cfm-kit-for-59</text:p>
          </table:table-cell>
          <table:table-cell office:value-type="string" calcext:value-type="string">
            <text:p>GORILLA GROW TENT - ACC - High CFM Kit for 5' X 9' - OG</text:p>
          </table:table-cell>
          <table:table-cell office:value-type="string" calcext:value-type="string">
            <text:p>&lt;h3&gt;DETAILS&lt;/h3&gt;</text:p>
            <text:p>&lt;span&gt;&lt;strong&gt;PLEASE SELECT THE CORRECT SIZE BEFORE PLACING YOUR ORDER&lt;/strong&gt;&lt;/span&gt;&lt;br&gt;</text:p>
            <text:p>&lt;p&gt;For use on all Original Gorilla Grow Tents and Gorilla SHORTY Tents (*excludes Lite Line)&lt;/p&gt;</text:p>
            <text:p>&lt;p&gt;Every plant needs a little help to Grow Strong. Let Gorilla Grow Tent maximize your indoor garden's potential with their Grow Strong Accessory Line.&lt;br&gt;&lt;br&gt;Going bananas with your tent walls sucking in? The high CFM (Cubic Feet Per Minute) kit is to help prevent your indoor grow tent walls from sucking in due to high amounts of negative pressure from exhaust systems. These Gorilla strong poles will get you back to growing in no time.&lt;br&gt;&lt;br&gt;Proper heat and stagnant air exhausting is important to your indoors gardens success, but it can take a serious toll on your grow tent. Exhaust fans with high CFM ratings can create too much negative air pressure that the canvas walls flex inward, encroaching on your precious grow space. Gorilla Grow Tent has come up with the perfect solution: the Gorilla Grow Tent High-CFM Kits. These awesome kits are made with Gorilla's high standards and easily snap into place horizontally on the frame of your Gorilla Grow Tent. They are super user-friendly and install in minutes. The bars are made from the same steel that has made the Gorilla Grow Tent brand famous and features custom-molded, high-density plastic clips that lock into place to ensure strength.&lt;/p&gt;</text:p>
            <text:p>&lt;table class="price"&gt;</text:p>
            <text:p>&lt;tbody&gt;</text:p>
            <text:p>&lt;tr&gt;</text:p>
            <text:p>&lt;th&gt;2x2.5 (4 Poles) -- MSRP 20.99&lt;/th&gt;</text:p>
            <text:p>&lt;th&gt;2x4 (4 Poles) -- MSRP 21.99&lt;/th&gt;</text:p>
            <text:p>&lt;/tr&gt;</text:p>
            <text:p>&lt;tr&gt;</text:p>
            <text:p>&lt;th&gt;3x3 (4 Poles) -- MSRP 21.99&lt;/th&gt;</text:p>
            <text:p>&lt;th&gt;4x4 (4 Poles) -- MSRP 22.99&lt;/th&gt;</text:p>
            <text:p>&lt;/tr&gt;</text:p>
            <text:p>&lt;tr&gt;</text:p>
            <text:p>&lt;th&gt;5x5 (4 Poles) -- MSRP 28.99&lt;/th&gt;</text:p>
            <text:p>&lt;th&gt;4x8 (6 Poles) -- MSRP 46.99&lt;/th&gt;</text:p>
            <text:p>&lt;/tr&gt;</text:p>
            <text:p>&lt;tr&gt;</text:p>
            <text:p>&lt;th&gt;5x9 (6 Poles) -- MSRP 52.99&lt;/th&gt;</text:p>
            <text:p>&lt;th&gt;8x8 (8 Poles) -- MSRP 82.99&lt;/th&gt;</text:p>
            <text:p>&lt;/tr&gt;</text:p>
            <text:p>&lt;tr&gt;</text:p>
            <text:p>&lt;th&gt;9x9 (8 Poles) -- MSRP 90.99&lt;/th&gt;</text:p>
            <text:p>&lt;th&gt;10x10 (8 Poles) -- MSRP 95.99&lt;/th&gt;</text:p>
            <text:p>&lt;/tr&gt;</text:p>
            <text:p>&lt;tr&gt;</text:p>
            <text:p>&lt;th&gt;8x16 (12 Poles) -- MSRP 149.99&lt;/th&gt;</text:p>
            <text:p>&lt;th&gt;10x20 (12 Poles) -- MSRP 165.99&lt;/th&gt;</text:p>
            <text:p>&lt;/tr&gt;</text:p>
            <text:p>&lt;/tbody&gt;</text:p>
            <text:p>&lt;/table&gt;</text:p>
            <text:p>&lt;iframe width="560" height="315" src="https://www.youtube.com/embed/fHUySxMYkCY"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High CFM Kit for 59</text:p>
          </table:table-cell>
          <table:table-cell office:value-type="string" calcext:value-type="string">
            <text:p>Weight (lbs)</text:p>
          </table:table-cell>
          <table:table-cell office:value-type="float" office:value="11" calcext:value-type="float">
            <text:p>11</text:p>
          </table:table-cell>
          <table:table-cell office:value-type="string" calcext:value-type="string">
            <text:p>Dimensions (in)</text:p>
          </table:table-cell>
          <table:table-cell office:value-type="string" calcext:value-type="string">
            <text:p>58x9x2</text:p>
          </table:table-cell>
          <table:table-cell office:value-type="string" calcext:value-type="string">
            <text:p>'636823174484</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2.95" calcext:value-type="float">
            <text:p>52.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Accessory_Pole_2_grande_0c8f6e43-d2a9-47a1-b876-9efee26ec6c6.png?v=159651720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7">
          <table:table-cell office:value-type="string" calcext:value-type="string">
            <text:p>acc-high-cfm-kit-for-48</text:p>
          </table:table-cell>
          <table:table-cell office:value-type="string" calcext:value-type="string">
            <text:p>Gorilla Grow - GORILLA GROW TENT - ACC - High CFM Kit for 4' X 8' - OG</text:p>
          </table:table-cell>
          <table:table-cell office:value-type="string" calcext:value-type="string">
            <text:p>&lt;h3&gt;DETAILS&lt;/h3&gt;</text:p>
            <text:p>&lt;span&gt;&lt;strong&gt;PLEASE SELECT THE CORRECT SIZE BEFORE PLACING YOUR ORDER&lt;/strong&gt;&lt;/span&gt;&lt;br&gt;</text:p>
            <text:p>&lt;p&gt;For use on all Original Gorilla Grow Tents and Gorilla SHORTY Tents (*excludes Lite Line)&lt;/p&gt;</text:p>
            <text:p>&lt;p&gt;Every plant needs a little help to Grow Strong. Let Gorilla Grow Tent maximize your indoor garden's potential with their Grow Strong Accessory Line.&lt;br&gt;&lt;br&gt;Going bananas with your tent walls sucking in? The high CFM (Cubic Feet Per Minute) kit is to help prevent your indoor grow tent walls from sucking in due to high amounts of negative pressure from exhaust systems. These Gorilla strong poles will get you back to growing in no time.&lt;br&gt;&lt;br&gt;Proper heat and stagnant air exhausting is important to your indoors gardens success, but it can take a serious toll on your grow tent. Exhaust fans with high CFM ratings can create too much negative air pressure that the canvas walls flex inward, encroaching on your precious grow space. Gorilla Grow Tent has come up with the perfect solution: the Gorilla Grow Tent High-CFM Kits. These awesome kits are made with Gorilla's high standards and easily snap into place horizontally on the frame of your Gorilla Grow Tent. They are super user-friendly and install in minutes. The bars are made from the same steel that has made the Gorilla Grow Tent brand famous and features custom-molded, high-density plastic clips that lock into place to ensure strength.&lt;/p&gt;</text:p>
            <text:p>&lt;table class="price"&gt;</text:p>
            <text:p>&lt;tbody&gt;</text:p>
            <text:p>&lt;tr&gt;</text:p>
            <text:p>&lt;th&gt;2x2.5 (4 Poles) -- MSRP 20.99&lt;/th&gt;</text:p>
            <text:p>&lt;th&gt;2x4 (4 Poles) -- MSRP 21.99&lt;/th&gt;</text:p>
            <text:p>&lt;/tr&gt;</text:p>
            <text:p>&lt;tr&gt;</text:p>
            <text:p>&lt;th&gt;3x3 (4 Poles) -- MSRP 21.99&lt;/th&gt;</text:p>
            <text:p>&lt;th&gt;4x4 (4 Poles) -- MSRP 22.99&lt;/th&gt;</text:p>
            <text:p>&lt;/tr&gt;</text:p>
            <text:p>&lt;tr&gt;</text:p>
            <text:p>&lt;th&gt;5x5 (4 Poles) -- MSRP 28.99&lt;/th&gt;</text:p>
            <text:p>&lt;th&gt;4x8 (6 Poles) -- MSRP 46.99&lt;/th&gt;</text:p>
            <text:p>&lt;/tr&gt;</text:p>
            <text:p>&lt;tr&gt;</text:p>
            <text:p>&lt;th&gt;5x9 (6 Poles) -- MSRP 52.99&lt;/th&gt;</text:p>
            <text:p>&lt;th&gt;8x8 (8 Poles) -- MSRP 82.99&lt;/th&gt;</text:p>
            <text:p>&lt;/tr&gt;</text:p>
            <text:p>&lt;tr&gt;</text:p>
            <text:p>&lt;th&gt;9x9 (8 Poles) -- MSRP 90.99&lt;/th&gt;</text:p>
            <text:p>&lt;th&gt;10x10 (8 Poles) -- MSRP 95.99&lt;/th&gt;</text:p>
            <text:p>&lt;/tr&gt;</text:p>
            <text:p>&lt;tr&gt;</text:p>
            <text:p>&lt;th&gt;8x16 (12 Poles) -- MSRP 149.99&lt;/th&gt;</text:p>
            <text:p>&lt;th&gt;10x20 (12 Poles) -- MSRP 165.99&lt;/th&gt;</text:p>
            <text:p>&lt;/tr&gt;</text:p>
            <text:p>&lt;/tbody&gt;</text:p>
            <text:p>&lt;/table&gt;</text:p>
            <text:p>&lt;iframe width="560" height="315" src="https://www.youtube.com/embed/fHUySxMYkCY"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High CFM Kit for 48</text:p>
          </table:table-cell>
          <table:table-cell office:value-type="string" calcext:value-type="string">
            <text:p>Weight (lbs)</text:p>
          </table:table-cell>
          <table:table-cell office:value-type="float" office:value="10" calcext:value-type="float">
            <text:p>10</text:p>
          </table:table-cell>
          <table:table-cell office:value-type="string" calcext:value-type="string">
            <text:p>Dimensions (in)</text:p>
          </table:table-cell>
          <table:table-cell office:value-type="string" calcext:value-type="string">
            <text:p>48x9x2</text:p>
          </table:table-cell>
          <table:table-cell office:value-type="string" calcext:value-type="string">
            <text:p>'636823174477</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6.95" calcext:value-type="float">
            <text:p>46.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Accessory_Pole_2_grande_92b1eac2-7515-4e5a-8a95-0b8d262da34c.png?v=159651713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7">
          <table:table-cell office:value-type="string" calcext:value-type="string">
            <text:p>acc-high-cfm-kit-for-55</text:p>
          </table:table-cell>
          <table:table-cell office:value-type="string" calcext:value-type="string">
            <text:p>GORILLA GROW TENT - ACC - High CFM Kit for 5' X 5' - OG</text:p>
          </table:table-cell>
          <table:table-cell office:value-type="string" calcext:value-type="string">
            <text:p>&lt;h3&gt;DETAILS&lt;/h3&gt;</text:p>
            <text:p>&lt;span&gt;&lt;strong&gt;PLEASE SELECT THE CORRECT SIZE BEFORE PLACING YOUR ORDER&lt;/strong&gt;&lt;/span&gt;&lt;br&gt;</text:p>
            <text:p>&lt;p&gt;For use on all Original Gorilla Grow Tents and Gorilla SHORTY Tents (*excludes Lite Line)&lt;/p&gt;</text:p>
            <text:p>&lt;p&gt;Every plant needs a little help to Grow Strong. Let Gorilla Grow Tent maximize your indoor garden's potential with their Grow Strong Accessory Line.&lt;br&gt;&lt;br&gt;Going bananas with your tent walls sucking in? The high CFM (Cubic Feet Per Minute) kit is to help prevent your indoor grow tent walls from sucking in due to high amounts of negative pressure from exhaust systems. These Gorilla strong poles will get you back to growing in no time.&lt;br&gt;&lt;br&gt;Proper heat and stagnant air exhausting is important to your indoors gardens success, but it can take a serious toll on your grow tent. Exhaust fans with high CFM ratings can create too much negative air pressure that the canvas walls flex inward, encroaching on your precious grow space. Gorilla Grow Tent has come up with the perfect solution: the Gorilla Grow Tent High-CFM Kits. These awesome kits are made with Gorilla's high standards and easily snap into place horizontally on the frame of your Gorilla Grow Tent. They are super user-friendly and install in minutes. The bars are made from the same steel that has made the Gorilla Grow Tent brand famous and features custom-molded, high-density plastic clips that lock into place to ensure strength.&lt;/p&gt;</text:p>
            <text:p>&lt;table class="price"&gt;</text:p>
            <text:p>&lt;tbody&gt;</text:p>
            <text:p>&lt;tr&gt;</text:p>
            <text:p>&lt;th&gt;2x2.5 (4 Poles) -- MSRP 20.99&lt;/th&gt;</text:p>
            <text:p>&lt;th&gt;2x4 (4 Poles) -- MSRP 21.99&lt;/th&gt;</text:p>
            <text:p>&lt;/tr&gt;</text:p>
            <text:p>&lt;tr&gt;</text:p>
            <text:p>&lt;th&gt;3x3 (4 Poles) -- MSRP 21.99&lt;/th&gt;</text:p>
            <text:p>&lt;th&gt;4x4 (4 Poles) -- MSRP 22.99&lt;/th&gt;</text:p>
            <text:p>&lt;/tr&gt;</text:p>
            <text:p>&lt;tr&gt;</text:p>
            <text:p>&lt;th&gt;5x5 (4 Poles) -- MSRP 28.99&lt;/th&gt;</text:p>
            <text:p>&lt;th&gt;4x8 (6 Poles) -- MSRP 46.99&lt;/th&gt;</text:p>
            <text:p>&lt;/tr&gt;</text:p>
            <text:p>&lt;tr&gt;</text:p>
            <text:p>&lt;th&gt;5x9 (6 Poles) -- MSRP 52.99&lt;/th&gt;</text:p>
            <text:p>&lt;th&gt;8x8 (8 Poles) -- MSRP 82.99&lt;/th&gt;</text:p>
            <text:p>&lt;/tr&gt;</text:p>
            <text:p>&lt;tr&gt;</text:p>
            <text:p>&lt;th&gt;9x9 (8 Poles) -- MSRP 90.99&lt;/th&gt;</text:p>
            <text:p>&lt;th&gt;10x10 (8 Poles) -- MSRP 95.99&lt;/th&gt;</text:p>
            <text:p>&lt;/tr&gt;</text:p>
            <text:p>&lt;tr&gt;</text:p>
            <text:p>&lt;th&gt;8x16 (12 Poles) -- MSRP 149.99&lt;/th&gt;</text:p>
            <text:p>&lt;th&gt;10x20 (12 Poles) -- MSRP 165.99&lt;/th&gt;</text:p>
            <text:p>&lt;/tr&gt;</text:p>
            <text:p>&lt;/tbody&gt;</text:p>
            <text:p>&lt;/table&gt;</text:p>
            <text:p>&lt;iframe width="560" height="315" src="https://www.youtube.com/embed/fHUySxMYkCY"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High CFM Kit for 55</text:p>
          </table:table-cell>
          <table:table-cell office:value-type="string" calcext:value-type="string">
            <text:p>Weight (lbs)</text:p>
          </table:table-cell>
          <table:table-cell office:value-type="float" office:value="7" calcext:value-type="float">
            <text:p>7</text:p>
          </table:table-cell>
          <table:table-cell office:value-type="string" calcext:value-type="string">
            <text:p>Dimensions (in)</text:p>
          </table:table-cell>
          <table:table-cell office:value-type="string" calcext:value-type="string">
            <text:p>60x5x1</text:p>
          </table:table-cell>
          <table:table-cell office:value-type="string" calcext:value-type="string">
            <text:p>'636823174460</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8.95" calcext:value-type="float">
            <text:p>28.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Accessory_Pole_2_grande_354b8b12-e69b-4afe-8b2b-af5fdcd68b27.png?v=159651699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7">
          <table:table-cell office:value-type="string" calcext:value-type="string">
            <text:p>acc-high-cfm-kit-for-44</text:p>
          </table:table-cell>
          <table:table-cell office:value-type="string" calcext:value-type="string">
            <text:p>Gorilla Grow - GORILLA GROW TENT - ACC - High CFM Kit for 4' X 4' - OG</text:p>
          </table:table-cell>
          <table:table-cell office:value-type="string" calcext:value-type="string">
            <text:p>&lt;h3&gt;DETAILS&lt;/h3&gt;</text:p>
            <text:p>&lt;span&gt;&lt;strong&gt;PLEASE SELECT THE CORRECT SIZE BEFORE PLACING YOUR ORDER&lt;/strong&gt;&lt;/span&gt;&lt;br&gt;</text:p>
            <text:p>&lt;p&gt;For use on all Original Gorilla Grow Tents and Gorilla SHORTY Tents (*excludes Lite Line)&lt;/p&gt;</text:p>
            <text:p>&lt;p&gt;Every plant needs a little help to Grow Strong. Let Gorilla Grow Tent maximize your indoor garden's potential with their Grow Strong Accessory Line.&lt;br&gt;&lt;br&gt;Going bananas with your tent walls sucking in? The high CFM (Cubic Feet Per Minute) kit is to help prevent your indoor grow tent walls from sucking in due to high amounts of negative pressure from exhaust systems. These Gorilla strong poles will get you back to growing in no time.&lt;br&gt;&lt;br&gt;Proper heat and stagnant air exhausting is important to your indoors gardens success, but it can take a serious toll on your grow tent. Exhaust fans with high CFM ratings can create too much negative air pressure that the canvas walls flex inward, encroaching on your precious grow space. Gorilla Grow Tent has come up with the perfect solution: the Gorilla Grow Tent High-CFM Kits. These awesome kits are made with Gorilla's high standards and easily snap into place horizontally on the frame of your Gorilla Grow Tent. They are super user-friendly and install in minutes. The bars are made from the same steel that has made the Gorilla Grow Tent brand famous and features custom-molded, high-density plastic clips that lock into place to ensure strength.&lt;/p&gt;</text:p>
            <text:p>&lt;table class="price"&gt;</text:p>
            <text:p>&lt;tbody&gt;</text:p>
            <text:p>&lt;tr&gt;</text:p>
            <text:p>&lt;th&gt;2x2.5 (4 Poles) -- MSRP 20.99&lt;/th&gt;</text:p>
            <text:p>&lt;th&gt;2x4 (4 Poles) -- MSRP 21.99&lt;/th&gt;</text:p>
            <text:p>&lt;/tr&gt;</text:p>
            <text:p>&lt;tr&gt;</text:p>
            <text:p>&lt;th&gt;3x3 (4 Poles) -- MSRP 21.99&lt;/th&gt;</text:p>
            <text:p>&lt;th&gt;4x4 (4 Poles) -- MSRP 22.99&lt;/th&gt;</text:p>
            <text:p>&lt;/tr&gt;</text:p>
            <text:p>&lt;tr&gt;</text:p>
            <text:p>&lt;th&gt;5x5 (4 Poles) -- MSRP 28.99&lt;/th&gt;</text:p>
            <text:p>&lt;th&gt;4x8 (6 Poles) -- MSRP 46.99&lt;/th&gt;</text:p>
            <text:p>&lt;/tr&gt;</text:p>
            <text:p>&lt;tr&gt;</text:p>
            <text:p>&lt;th&gt;5x9 (6 Poles) -- MSRP 52.99&lt;/th&gt;</text:p>
            <text:p>&lt;th&gt;8x8 (8 Poles) -- MSRP 82.99&lt;/th&gt;</text:p>
            <text:p>&lt;/tr&gt;</text:p>
            <text:p>&lt;tr&gt;</text:p>
            <text:p>&lt;th&gt;9x9 (8 Poles) -- MSRP 90.99&lt;/th&gt;</text:p>
            <text:p>&lt;th&gt;10x10 (8 Poles) -- MSRP 95.99&lt;/th&gt;</text:p>
            <text:p>&lt;/tr&gt;</text:p>
            <text:p>&lt;tr&gt;</text:p>
            <text:p>&lt;th&gt;8x16 (12 Poles) -- MSRP 149.99&lt;/th&gt;</text:p>
            <text:p>&lt;th&gt;10x20 (12 Poles) -- MSRP 165.99&lt;/th&gt;</text:p>
            <text:p>&lt;/tr&gt;</text:p>
            <text:p>&lt;/tbody&gt;</text:p>
            <text:p>&lt;/table&gt;</text:p>
            <text:p>&lt;iframe width="560" height="315" src="https://www.youtube.com/embed/fHUySxMYkCY"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High CFM Kit for 44</text:p>
          </table:table-cell>
          <table:table-cell office:value-type="string" calcext:value-type="string">
            <text:p>Weight (lbs)</text:p>
          </table:table-cell>
          <table:table-cell office:value-type="float" office:value="4" calcext:value-type="float">
            <text:p>4</text:p>
          </table:table-cell>
          <table:table-cell office:value-type="string" calcext:value-type="string">
            <text:p>Dimensions (in)</text:p>
          </table:table-cell>
          <table:table-cell office:value-type="string" calcext:value-type="string">
            <text:p>46x4x1</text:p>
          </table:table-cell>
          <table:table-cell office:value-type="string" calcext:value-type="string">
            <text:p>'636823174453</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2.95" calcext:value-type="float">
            <text:p>22.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Accessory_Pole_2_grande_d22d42b2-b5e2-4105-9bed-745745b7db51.png?v=159651680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7">
          <table:table-cell office:value-type="string" calcext:value-type="string">
            <text:p>acc-high-cfm-kit-for-33</text:p>
          </table:table-cell>
          <table:table-cell office:value-type="string" calcext:value-type="string">
            <text:p>Gorilla Grow - GORILLA GROW TENT - ACC - High CFM Kit for 3' X 3' - OG</text:p>
          </table:table-cell>
          <table:table-cell office:value-type="string" calcext:value-type="string">
            <text:p>&lt;h3&gt;DETAILS&lt;/h3&gt;</text:p>
            <text:p>&lt;span&gt;&lt;strong&gt;PLEASE SELECT THE CORRECT SIZE BEFORE PLACING YOUR ORDER&lt;/strong&gt;&lt;/span&gt;&lt;br&gt;</text:p>
            <text:p>&lt;p&gt;For use on all Original Gorilla Grow Tents and Gorilla SHORTY Tents (*excludes Lite Line)&lt;/p&gt;</text:p>
            <text:p>&lt;p&gt;Every plant needs a little help to Grow Strong. Let Gorilla Grow Tent maximize your indoor garden's potential with their Grow Strong Accessory Line.&lt;br&gt;&lt;br&gt;Going bananas with your tent walls sucking in? The high CFM (Cubic Feet Per Minute) kit is to help prevent your indoor grow tent walls from sucking in due to high amounts of negative pressure from exhaust systems. These Gorilla strong poles will get you back to growing in no time.&lt;br&gt;&lt;br&gt;Proper heat and stagnant air exhausting is important to your indoors gardens success, but it can take a serious toll on your grow tent. Exhaust fans with high CFM ratings can create too much negative air pressure that the canvas walls flex inward, encroaching on your precious grow space. Gorilla Grow Tent has come up with the perfect solution: the Gorilla Grow Tent High-CFM Kits. These awesome kits are made with Gorilla's high standards and easily snap into place horizontally on the frame of your Gorilla Grow Tent. They are super user-friendly and install in minutes. The bars are made from the same steel that has made the Gorilla Grow Tent brand famous and features custom-molded, high-density plastic clips that lock into place to ensure strength.&lt;/p&gt;</text:p>
            <text:p>&lt;table class="price"&gt;</text:p>
            <text:p>&lt;tbody&gt;</text:p>
            <text:p>&lt;tr&gt;</text:p>
            <text:p>&lt;th&gt;2x2.5 (4 Poles) -- MSRP 20.99&lt;/th&gt;</text:p>
            <text:p>&lt;th&gt;2x4 (4 Poles) -- MSRP 21.99&lt;/th&gt;</text:p>
            <text:p>&lt;/tr&gt;</text:p>
            <text:p>&lt;tr&gt;</text:p>
            <text:p>&lt;th&gt;3x3 (4 Poles) -- MSRP 21.99&lt;/th&gt;</text:p>
            <text:p>&lt;th&gt;4x4 (4 Poles) -- MSRP 22.99&lt;/th&gt;</text:p>
            <text:p>&lt;/tr&gt;</text:p>
            <text:p>&lt;tr&gt;</text:p>
            <text:p>&lt;th&gt;5x5 (4 Poles) -- MSRP 28.99&lt;/th&gt;</text:p>
            <text:p>&lt;th&gt;4x8 (6 Poles) -- MSRP 46.99&lt;/th&gt;</text:p>
            <text:p>&lt;/tr&gt;</text:p>
            <text:p>&lt;tr&gt;</text:p>
            <text:p>&lt;th&gt;5x9 (6 Poles) -- MSRP 52.99&lt;/th&gt;</text:p>
            <text:p>&lt;th&gt;8x8 (8 Poles) -- MSRP 82.99&lt;/th&gt;</text:p>
            <text:p>&lt;/tr&gt;</text:p>
            <text:p>&lt;tr&gt;</text:p>
            <text:p>&lt;th&gt;9x9 (8 Poles) -- MSRP 90.99&lt;/th&gt;</text:p>
            <text:p>&lt;th&gt;10x10 (8 Poles) -- MSRP 95.99&lt;/th&gt;</text:p>
            <text:p>&lt;/tr&gt;</text:p>
            <text:p>&lt;tr&gt;</text:p>
            <text:p>&lt;th&gt;8x16 (12 Poles) -- MSRP 149.99&lt;/th&gt;</text:p>
            <text:p>&lt;th&gt;10x20 (12 Poles) -- MSRP 165.99&lt;/th&gt;</text:p>
            <text:p>&lt;/tr&gt;</text:p>
            <text:p>&lt;/tbody&gt;</text:p>
            <text:p>&lt;/table&gt;</text:p>
            <text:p>&lt;iframe width="560" height="315" src="https://www.youtube.com/embed/fHUySxMYkCY"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High CFM Kit for 33</text:p>
          </table:table-cell>
          <table:table-cell office:value-type="string" calcext:value-type="string">
            <text:p>Weight (lbs)</text:p>
          </table:table-cell>
          <table:table-cell office:value-type="float" office:value="4" calcext:value-type="float">
            <text:p>4</text:p>
          </table:table-cell>
          <table:table-cell office:value-type="string" calcext:value-type="string">
            <text:p>Dimensions (in)</text:p>
          </table:table-cell>
          <table:table-cell office:value-type="string" calcext:value-type="string">
            <text:p>34x5x1</text:p>
          </table:table-cell>
          <table:table-cell office:value-type="string" calcext:value-type="string">
            <text:p>'636823174446</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1.95" calcext:value-type="float">
            <text:p>21.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Accessory_Pole_2_grande_3bc36918-88ac-4027-893f-3f327f2433ab.png?v=159651672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7">
          <table:table-cell office:value-type="string" calcext:value-type="string">
            <text:p>acc-high-cfm-kit-for-24</text:p>
          </table:table-cell>
          <table:table-cell office:value-type="string" calcext:value-type="string">
            <text:p>Gorilla Grow - GORILLA GROW TENT - ACC - High CFM Kit for 2' X 4' - OG</text:p>
          </table:table-cell>
          <table:table-cell office:value-type="string" calcext:value-type="string">
            <text:p>&lt;h3&gt;DETAILS&lt;/h3&gt;</text:p>
            <text:p>&lt;span&gt;&lt;strong&gt;PLEASE SELECT THE CORRECT SIZE BEFORE PLACING YOUR ORDER&lt;/strong&gt;&lt;/span&gt;&lt;br&gt;</text:p>
            <text:p>&lt;p&gt;For use on all Original Gorilla Grow Tents and Gorilla SHORTY Tents (*excludes Lite Line)&lt;/p&gt;</text:p>
            <text:p>&lt;p&gt;Every plant needs a little help to Grow Strong. Let Gorilla Grow Tent maximize your indoor garden's potential with their Grow Strong Accessory Line.&lt;br&gt;&lt;br&gt;Going bananas with your tent walls sucking in? The high CFM (Cubic Feet Per Minute) kit is to help prevent your indoor grow tent walls from sucking in due to high amounts of negative pressure from exhaust systems. These Gorilla strong poles will get you back to growing in no time.&lt;br&gt;&lt;br&gt;Proper heat and stagnant air exhausting is important to your indoors gardens success, but it can take a serious toll on your grow tent. Exhaust fans with high CFM ratings can create too much negative air pressure that the canvas walls flex inward, encroaching on your precious grow space. Gorilla Grow Tent has come up with the perfect solution: the Gorilla Grow Tent High-CFM Kits. These awesome kits are made with Gorilla's high standards and easily snap into place horizontally on the frame of your Gorilla Grow Tent. They are super user-friendly and install in minutes. The bars are made from the same steel that has made the Gorilla Grow Tent brand famous and features custom-molded, high-density plastic clips that lock into place to ensure strength.&lt;/p&gt;</text:p>
            <text:p>&lt;table class="price"&gt;</text:p>
            <text:p>&lt;tbody&gt;</text:p>
            <text:p>&lt;tr&gt;</text:p>
            <text:p>&lt;th&gt;2x2.5 (4 Poles) -- MSRP 20.99&lt;/th&gt;</text:p>
            <text:p>&lt;th&gt;2x4 (4 Poles) -- MSRP 21.99&lt;/th&gt;</text:p>
            <text:p>&lt;/tr&gt;</text:p>
            <text:p>&lt;tr&gt;</text:p>
            <text:p>&lt;th&gt;3x3 (4 Poles) -- MSRP 21.99&lt;/th&gt;</text:p>
            <text:p>&lt;th&gt;4x4 (4 Poles) -- MSRP 22.99&lt;/th&gt;</text:p>
            <text:p>&lt;/tr&gt;</text:p>
            <text:p>&lt;tr&gt;</text:p>
            <text:p>&lt;th&gt;5x5 (4 Poles) -- MSRP 28.99&lt;/th&gt;</text:p>
            <text:p>&lt;th&gt;4x8 (6 Poles) -- MSRP 46.99&lt;/th&gt;</text:p>
            <text:p>&lt;/tr&gt;</text:p>
            <text:p>&lt;tr&gt;</text:p>
            <text:p>&lt;th&gt;5x9 (6 Poles) -- MSRP 52.99&lt;/th&gt;</text:p>
            <text:p>&lt;th&gt;8x8 (8 Poles) -- MSRP 82.99&lt;/th&gt;</text:p>
            <text:p>&lt;/tr&gt;</text:p>
            <text:p>&lt;tr&gt;</text:p>
            <text:p>&lt;th&gt;9x9 (8 Poles) -- MSRP 90.99&lt;/th&gt;</text:p>
            <text:p>&lt;th&gt;10x10 (8 Poles) -- MSRP 95.99&lt;/th&gt;</text:p>
            <text:p>&lt;/tr&gt;</text:p>
            <text:p>&lt;tr&gt;</text:p>
            <text:p>&lt;th&gt;8x16 (12 Poles) -- MSRP 149.99&lt;/th&gt;</text:p>
            <text:p>&lt;th&gt;10x20 (12 Poles) -- MSRP 165.99&lt;/th&gt;</text:p>
            <text:p>&lt;/tr&gt;</text:p>
            <text:p>&lt;/tbody&gt;</text:p>
            <text:p>&lt;/table&gt;</text:p>
            <text:p>&lt;iframe width="560" height="315" src="https://www.youtube.com/embed/fHUySxMYkCY"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High CFM Kit for 24</text:p>
          </table:table-cell>
          <table:table-cell office:value-type="string" calcext:value-type="string">
            <text:p>Weight (lbs)</text:p>
          </table:table-cell>
          <table:table-cell office:value-type="float" office:value="4" calcext:value-type="float">
            <text:p>4</text:p>
          </table:table-cell>
          <table:table-cell office:value-type="string" calcext:value-type="string">
            <text:p>Dimensions (in)</text:p>
          </table:table-cell>
          <table:table-cell office:value-type="string" calcext:value-type="string">
            <text:p>46x4x1</text:p>
          </table:table-cell>
          <table:table-cell office:value-type="string" calcext:value-type="string">
            <text:p>'636823174439</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1.95" calcext:value-type="float">
            <text:p>21.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Accessory_Pole_2_grande_c5fae966-fafb-419e-9055-890c87030d30.png?v=159651591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7">
          <table:table-cell office:value-type="string" calcext:value-type="string">
            <text:p>acc-high-cfm-kit-for-22</text:p>
          </table:table-cell>
          <table:table-cell office:value-type="string" calcext:value-type="string">
            <text:p>Gorilla Grow - GORILLA GROW TENT - ACC - High CFM Kit for 2' X 2.5' - OG</text:p>
          </table:table-cell>
          <table:table-cell office:value-type="string" calcext:value-type="string">
            <text:p>&lt;h3&gt;DETAILS&lt;/h3&gt;</text:p>
            <text:p>&lt;span&gt;&lt;strong&gt;PLEASE SELECT THE CORRECT SIZE BEFORE PLACING YOUR ORDER&lt;/strong&gt;&lt;/span&gt;&lt;br&gt;</text:p>
            <text:p>&lt;p&gt;For use on all Original Gorilla Grow Tents and Gorilla SHORTY Tents (*excludes Lite Line)&lt;/p&gt;</text:p>
            <text:p>&lt;p&gt;Every plant needs a little help to Grow Strong. Let Gorilla Grow Tent maximize your indoor garden's potential with their Grow Strong Accessory Line.&lt;br&gt;&lt;br&gt;Going bananas with your tent walls sucking in? The high CFM (Cubic Feet Per Minute) kit is to help prevent your indoor grow tent walls from sucking in due to high amounts of negative pressure from exhaust systems. These Gorilla strong poles will get you back to growing in no time.&lt;br&gt;&lt;br&gt;Proper heat and stagnant air exhausting is important to your indoors gardens success, but it can take a serious toll on your grow tent. Exhaust fans with high CFM ratings can create too much negative air pressure that the canvas walls flex inward, encroaching on your precious grow space. Gorilla Grow Tent has come up with the perfect solution: the Gorilla Grow Tent High-CFM Kits. These awesome kits are made with Gorilla's high standards and easily snap into place horizontally on the frame of your Gorilla Grow Tent. They are super user-friendly and install in minutes. The bars are made from the same steel that has made the Gorilla Grow Tent brand famous and features custom-molded, high-density plastic clips that lock into place to ensure strength.&lt;/p&gt;</text:p>
            <text:p>&lt;table class="price"&gt;</text:p>
            <text:p>&lt;tbody&gt;</text:p>
            <text:p>&lt;tr&gt;</text:p>
            <text:p>&lt;th&gt;2x2.5 (4 Poles) -- MSRP 20.99&lt;/th&gt;</text:p>
            <text:p>&lt;th&gt;2x4 (4 Poles) -- MSRP 21.99&lt;/th&gt;</text:p>
            <text:p>&lt;/tr&gt;</text:p>
            <text:p>&lt;tr&gt;</text:p>
            <text:p>&lt;th&gt;3x3 (4 Poles) -- MSRP 21.99&lt;/th&gt;</text:p>
            <text:p>&lt;th&gt;4x4 (4 Poles) -- MSRP 22.99&lt;/th&gt;</text:p>
            <text:p>&lt;/tr&gt;</text:p>
            <text:p>&lt;tr&gt;</text:p>
            <text:p>&lt;th&gt;5x5 (4 Poles) -- MSRP 28.99&lt;/th&gt;</text:p>
            <text:p>&lt;th&gt;4x8 (6 Poles) -- MSRP 46.99&lt;/th&gt;</text:p>
            <text:p>&lt;/tr&gt;</text:p>
            <text:p>&lt;tr&gt;</text:p>
            <text:p>&lt;th&gt;5x9 (6 Poles) -- MSRP 52.99&lt;/th&gt;</text:p>
            <text:p>&lt;th&gt;8x8 (8 Poles) -- MSRP 82.99&lt;/th&gt;</text:p>
            <text:p>&lt;/tr&gt;</text:p>
            <text:p>&lt;tr&gt;</text:p>
            <text:p>&lt;th&gt;9x9 (8 Poles) -- MSRP 90.99&lt;/th&gt;</text:p>
            <text:p>&lt;th&gt;10x10 (8 Poles) -- MSRP 95.99&lt;/th&gt;</text:p>
            <text:p>&lt;/tr&gt;</text:p>
            <text:p>&lt;tr&gt;</text:p>
            <text:p>&lt;th&gt;8x16 (12 Poles) -- MSRP 149.99&lt;/th&gt;</text:p>
            <text:p>&lt;th&gt;10x20 (12 Poles) -- MSRP 165.99&lt;/th&gt;</text:p>
            <text:p>&lt;/tr&gt;</text:p>
            <text:p>&lt;/tbody&gt;</text:p>
            <text:p>&lt;/table&gt;</text:p>
            <text:p>&lt;iframe width="560" height="315" src="https://www.youtube.com/embed/fHUySxMYkCY"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High CFM Kit for 22</text:p>
          </table:table-cell>
          <table:table-cell office:value-type="string" calcext:value-type="string">
            <text:p>Weight (lbs)</text:p>
          </table:table-cell>
          <table:table-cell office:value-type="float" office:value="3" calcext:value-type="float">
            <text:p>3</text:p>
          </table:table-cell>
          <table:table-cell office:value-type="string" calcext:value-type="string">
            <text:p>Dimensions (in)</text:p>
          </table:table-cell>
          <table:table-cell office:value-type="string" calcext:value-type="string">
            <text:p>37x4x1</text:p>
          </table:table-cell>
          <table:table-cell office:value-type="string" calcext:value-type="string">
            <text:p>'636823174422</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0.95" calcext:value-type="float">
            <text:p>20.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Accessory_Pole_2_grande_1826c1d9-791d-496f-8047-3b24222c51c7.png?v=159651579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8">
          <table:table-cell office:value-type="string" calcext:value-type="string">
            <text:p>acc-gear-board-22mm</text:p>
          </table:table-cell>
          <table:table-cell office:value-type="string" calcext:value-type="string">
            <text:p>GORILLA GROW TENT - Acc- Gear Board 22mm</text:p>
          </table:table-cell>
          <table:table-cell office:value-type="string" calcext:value-type="string">
            <text:p>&lt;h3&gt;DETAILS&lt;/h3&gt;</text:p>
            <text:p>For use with the Original Gorilla Grow Tent sizes: 5x5, 4x8, 5x9, 8x8, 9x9, 10x10, 8x16, 10x20</text:p>
            <text:p/>
            <text:p>Start swinging from the tree tops in excitement and organize your indoor grow tent set-up with this indestructible gear boards. It conveniently snaps to your existing tent poles and helps maximize you space by removing floor items from your growing area. Hang large oscillating fans, expensive meters, and monitors up in the air and off your jungle floor.</text:p>
            <text:p/>
            <text:p>&lt;em&gt;*All Gorilla Gear Boards come with 1' Height Extension poles included.  Does not include 2' height extension poles, which can be ordered from your GGT representative by calling 855-448-4769&lt;/em&gt;</text:p>
            <text:p>&lt;em&gt;*NOT COMPATIBLE WITH GORILLA SHORTY TENTS&lt;/em&gt;</text:p>
            <text:p>&lt;iframe width="560" height="315" src="https://www.youtube.com/embed/XkAnQppUSFA"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number-columns-repeated="2"/>
          <table:table-cell table:style-name="ce1" office:value-type="string" calcext:value-type="string">
            <text:p>true</text:p>
          </table:table-cell>
          <table:table-cell office:value-type="string" calcext:value-type="string">
            <text:p>Model Name</text:p>
          </table:table-cell>
          <table:table-cell office:value-type="string" calcext:value-type="string">
            <text:p>Gear Board 22mm</text:p>
          </table:table-cell>
          <table:table-cell office:value-type="string" calcext:value-type="string">
            <text:p>Weight (lbs)</text:p>
          </table:table-cell>
          <table:table-cell office:value-type="float" office:value="12" calcext:value-type="float">
            <text:p>12</text:p>
          </table:table-cell>
          <table:table-cell office:value-type="string" calcext:value-type="string">
            <text:p>Dimensions (in)</text:p>
          </table:table-cell>
          <table:table-cell office:value-type="string" calcext:value-type="string">
            <text:p>42x26x2</text:p>
          </table:table-cell>
          <table:table-cell office:value-type="string" calcext:value-type="string">
            <text:p>'29882816202</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9.95" calcext:value-type="float">
            <text:p>6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GEARBOARD_PNG_grande_1d219889-c578-4ac1-9dbb-bd420cbe2ecf.png?v=159651390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GGT_GEARBOARD_PNG_grande_1d219889-c578-4ac1-9dbb-bd420cbe2ecf.png?v=1596513909</text:p>
          </table:table-cell>
          <table:table-cell office:value-type="string" calcext:value-type="string">
            <text:p>kg</text:p>
          </table:table-cell>
          <table:table-cell table:number-columns-repeated="2"/>
          <table:table-cell office:value-type="string" calcext:value-type="string">
            <text:p>active</text:p>
          </table:table-cell>
        </table:table-row>
        <table:table-row table:style-name="ro9">
          <table:table-cell office:value-type="string" calcext:value-type="string">
            <text:p>acc-gear-board-19mm</text:p>
          </table:table-cell>
          <table:table-cell office:value-type="string" calcext:value-type="string">
            <text:p>Gorilla Grow - GORILLA GROW TENT - Acc - Gear Board 19mm</text:p>
          </table:table-cell>
          <table:table-cell office:value-type="string" calcext:value-type="string">
            <text:p>&lt;h3&gt;DETAILS&lt;/h3&gt;</text:p>
            <text:p>For use with the Original Gorilla Grow Tent sizes: 2x4, 3x3, 4x4</text:p>
            <text:p/>
            <text:p>Start swinging from the tree tops in excitement and organize your indoor grow tent set-up with this indestructible gear boards. It conveniently snaps to your existing tent poles and helps maximize your space by removing floor items from your growing area. Hang large oscillating fans, expensive meters, and monitors up in the air and off your jungle floor.</text:p>
            <text:p/>
            <text:p>&lt;em&gt;*All Gorilla Gear Boards come with 1' Height Extension poles included.  Does not include 2' height extension poles, which can be ordered from your GGT representative by calling 855-448-4769&lt;/em&gt;</text:p>
            <text:p>&lt;em&gt;*NOT COMPATIBLE WITH GORILLA 2' x 2.5' TENTS&lt;br&gt;</text:p>
            <text:p>*NOT COMPATIBLE WITH GORILLA SHORTY TENTS&lt;/em&gt;</text:p>
            <text:p>&lt;iframe width="560" height="315" src="https://www.youtube.com/embed/XkAnQppUSFA"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Gear Board 19mm</text:p>
          </table:table-cell>
          <table:table-cell office:value-type="string" calcext:value-type="string">
            <text:p>Weight (lbs)</text:p>
          </table:table-cell>
          <table:table-cell office:value-type="float" office:value="11" calcext:value-type="float">
            <text:p>11</text:p>
          </table:table-cell>
          <table:table-cell office:value-type="string" calcext:value-type="string">
            <text:p>Dimensions (in)</text:p>
          </table:table-cell>
          <table:table-cell office:value-type="string" calcext:value-type="string">
            <text:p>42x26x2</text:p>
          </table:table-cell>
          <table:table-cell office:value-type="string" calcext:value-type="string">
            <text:p>'636823174576</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4.95" calcext:value-type="float">
            <text:p>64.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GEARBOARD_PNG_grande_bd034fee-7237-43db-8e44-7c61adda3f6f.png?v=159651371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GGT_GEARBOARD_PNG_grande_bd034fee-7237-43db-8e44-7c61adda3f6f.png?v=1596513719</text:p>
          </table:table-cell>
          <table:table-cell office:value-type="string" calcext:value-type="string">
            <text:p>kg</text:p>
          </table:table-cell>
          <table:table-cell table:number-columns-repeated="2"/>
          <table:table-cell office:value-type="string" calcext:value-type="string">
            <text:p>active</text:p>
          </table:table-cell>
        </table:table-row>
        <table:table-row table:style-name="ro9">
          <table:table-cell office:value-type="string" calcext:value-type="string">
            <text:p>acc-gear-board-16mm</text:p>
          </table:table-cell>
          <table:table-cell office:value-type="string" calcext:value-type="string">
            <text:p>Gorilla Grow - GORILLA GROW TENT - Acc - Gear Board 16mm</text:p>
          </table:table-cell>
          <table:table-cell office:value-type="string" calcext:value-type="string">
            <text:p>&lt;h3&gt;DETAILS&lt;/h3&gt;</text:p>
            <text:p>&lt;h4&gt;&lt;/h4&gt;</text:p>
            <text:p>For use with the LITE LINE Tent sizes: 2x4, 4x4, 4x8, 8x8</text:p>
            <text:p/>
            <text:p>Start swinging from the tree tops in excitement and organize your indoor grow tent set-up with this indestructible gear boards. It conveniently snaps to your existing tent poles and helps maximize your space by removing floor items from your growing area. Hang large oscillating fans, expensive meters, and monitors up in the air and off your jungle floor.</text:p>
            <text:p/>
            <text:p>&lt;em&gt;*Does not include 1' height extension poles, which can be ordered from your GGT representative by calling 855-448-4769&lt;/em&gt;</text:p>
            <text:p>&lt;em&gt;*NOT COMPATIBLE WITH GORILLA SHORTY TENTS&lt;/em&gt;</text:p>
            <text:p>&lt;iframe width="560" height="315" src="https://www.youtube.com/embed/XkAnQppUSFA" frameborder="0" allow="accelerometer; autoplay; encrypted-media; gyroscope; picture-in-picture" allowfullscreen=""&gt;&lt;/iframe&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Gear Board 16mm</text:p>
          </table:table-cell>
          <table:table-cell office:value-type="string" calcext:value-type="string">
            <text:p>Weight (lbs)</text:p>
          </table:table-cell>
          <table:table-cell office:value-type="float" office:value="11" calcext:value-type="float">
            <text:p>11</text:p>
          </table:table-cell>
          <table:table-cell office:value-type="string" calcext:value-type="string">
            <text:p>Dimensions (in)</text:p>
          </table:table-cell>
          <table:table-cell office:value-type="string" calcext:value-type="string">
            <text:p>42x26x2</text:p>
          </table:table-cell>
          <table:table-cell office:value-type="string" calcext:value-type="string">
            <text:p>'636823174583</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4.95" calcext:value-type="float">
            <text:p>64.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GEARBOARD_PNG_grande_424143bf-2697-446f-9c79-eba6c2327ef0.png?v=159651365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5"/>
          <table:table-cell office:value-type="string" calcext:value-type="string">
            <text:p>https://cdn.shopify.com/s/files/1/0417/5675/4069/products/GGT_GEARBOARD_PNG_grande_424143bf-2697-446f-9c79-eba6c2327ef0.png?v=1596513659</text:p>
          </table:table-cell>
          <table:table-cell office:value-type="string" calcext:value-type="string">
            <text:p>kg</text:p>
          </table:table-cell>
          <table:table-cell table:number-columns-repeated="2"/>
          <table:table-cell office:value-type="string" calcext:value-type="string">
            <text:p>active</text:p>
          </table:table-cell>
        </table:table-row>
        <table:table-row table:style-name="ro12">
          <table:table-cell office:value-type="string" calcext:value-type="string">
            <text:p>4x8-ggt-shorty</text:p>
          </table:table-cell>
          <table:table-cell office:value-type="string" calcext:value-type="string">
            <text:p>Gorilla Grow - GORILLA GROW TENT - 4' x 8' - SHORTY</text:p>
          </table:table-cell>
          <table:table-cell office:value-type="string" calcext:value-type="string">
            <text:p>&lt;h3&gt;DETAILS&lt;/h3&gt;</text:p>
            <text:p>&lt;h4&gt;&lt;/h4&gt;</text:p>
            <text:p/>
            <text:p>&lt;ul class="des_text"&gt;</text:p>
            <text:p/>
            <text:p>Specifications</text:p>
            <text:p/>
            <text:p>&lt;li&gt;Dimensions: 4’x8’x4’11”&lt;/li&gt;</text:p>
            <text:p>&lt;li&gt;Height w/ Incl. Extension Kit: 5’8″ (also compatible with OG Gorilla 24″ extension kits)&lt;/li&gt;</text:p>
            <text:p>&lt;li&gt;Weight: 69 lbs.&lt;/li&gt;</text:p>
            <text:p>&lt;li&gt;Canvas Density: 1680D&lt;/li&gt;</text:p>
            <text:p>&lt;li&gt;Pole Diameter: 22mm&lt;/li&gt;</text:p>
            <text:p>&lt;li&gt;Door Quantity: 3&lt;/li&gt;</text:p>
            <text:p>&lt;li&gt;Ducting Port Quantity: 4 (11")  4 (9")&lt;/li&gt;</text:p>
            <text:p>&lt;li&gt;Electrical Port Quantity: 4 (3")&lt;/li&gt;</text:p>
            <text:p>&lt;/ul&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SHGGT48</text:p>
          </table:table-cell>
          <table:table-cell office:value-type="string" calcext:value-type="string">
            <text:p>Weight (lbs)</text:p>
          </table:table-cell>
          <table:table-cell office:value-type="float" office:value="69" calcext:value-type="float">
            <text:p>69</text:p>
          </table:table-cell>
          <table:table-cell office:value-type="string" calcext:value-type="string">
            <text:p>Dimensions (in)</text:p>
          </table:table-cell>
          <table:table-cell office:value-type="string" calcext:value-type="string">
            <text:p>50x19x8</text:p>
          </table:table-cell>
          <table:table-cell office:value-type="string" calcext:value-type="string">
            <text:p>'29882816349</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07.95" calcext:value-type="float">
            <text:p>507.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4X8_SHORTY_EX_grande_fa7453d2-a6c7-4edf-91fa-66b05bffdeac.png?v=159650955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4x8-ggt-shorty</text:p>
          </table:table-cell>
          <table:table-cell table:number-columns-repeated="20"/>
          <table:table-cell table:style-name="Default" table:number-columns-repeated="2"/>
          <table:table-cell/>
          <table:table-cell office:value-type="string" calcext:value-type="string">
            <text:p>https://cdn.shopify.com/s/files/1/0417/5675/4069/products/48SH3_grande_7025e137-b956-4862-af68-5629ee2525e1.png?v=1596509552</text:p>
          </table:table-cell>
          <table:table-cell office:value-type="float" office:value="2" calcext:value-type="float">
            <text:p>2</text:p>
          </table:table-cell>
          <table:table-cell table:number-columns-repeated="22"/>
        </table:table-row>
        <table:table-row table:style-name="ro1">
          <table:table-cell office:value-type="string" calcext:value-type="string">
            <text:p>4x8-ggt-shorty</text:p>
          </table:table-cell>
          <table:table-cell table:number-columns-repeated="20"/>
          <table:table-cell table:style-name="Default" table:number-columns-repeated="2"/>
          <table:table-cell/>
          <table:table-cell office:value-type="string" calcext:value-type="string">
            <text:p>https://cdn.shopify.com/s/files/1/0417/5675/4069/products/48SH4_grande_91099e4e-61e2-43e3-bca5-005782216698.png?v=1596509552</text:p>
          </table:table-cell>
          <table:table-cell office:value-type="float" office:value="3" calcext:value-type="float">
            <text:p>3</text:p>
          </table:table-cell>
          <table:table-cell table:number-columns-repeated="22"/>
        </table:table-row>
        <table:table-row table:style-name="ro1">
          <table:table-cell office:value-type="string" calcext:value-type="string">
            <text:p>4x8-ggt-shorty</text:p>
          </table:table-cell>
          <table:table-cell table:number-columns-repeated="20"/>
          <table:table-cell table:style-name="Default" table:number-columns-repeated="2"/>
          <table:table-cell/>
          <table:table-cell office:value-type="string" calcext:value-type="string">
            <text:p>https://cdn.shopify.com/s/files/1/0417/5675/4069/products/48SH5_grande_91266910-a207-4deb-b249-10dde95dde12.png?v=1596509553</text:p>
          </table:table-cell>
          <table:table-cell office:value-type="float" office:value="4" calcext:value-type="float">
            <text:p>4</text:p>
          </table:table-cell>
          <table:table-cell table:number-columns-repeated="22"/>
        </table:table-row>
        <table:table-row table:style-name="ro1">
          <table:table-cell office:value-type="string" calcext:value-type="string">
            <text:p>4x8-ggt-shorty</text:p>
          </table:table-cell>
          <table:table-cell table:number-columns-repeated="20"/>
          <table:table-cell table:style-name="Default" table:number-columns-repeated="2"/>
          <table:table-cell/>
          <table:table-cell office:value-type="string" calcext:value-type="string">
            <text:p>https://cdn.shopify.com/s/files/1/0417/5675/4069/products/48SH9_grande_3fa0fadd-77dd-40ce-9d4c-0da4a1cccccc.png?v=1596509553</text:p>
          </table:table-cell>
          <table:table-cell office:value-type="float" office:value="5" calcext:value-type="float">
            <text:p>5</text:p>
          </table:table-cell>
          <table:table-cell table:number-columns-repeated="22"/>
        </table:table-row>
        <table:table-row table:style-name="ro1">
          <table:table-cell office:value-type="string" calcext:value-type="string">
            <text:p>4x8-ggt-shorty</text:p>
          </table:table-cell>
          <table:table-cell table:number-columns-repeated="20"/>
          <table:table-cell table:style-name="Default" table:number-columns-repeated="2"/>
          <table:table-cell/>
          <table:table-cell office:value-type="string" calcext:value-type="string">
            <text:p>https://cdn.shopify.com/s/files/1/0417/5675/4069/products/48SH10_grande_576023b4-30b3-4764-8aca-bc1445eeaf53.png?v=1596509553</text:p>
          </table:table-cell>
          <table:table-cell office:value-type="float" office:value="6" calcext:value-type="float">
            <text:p>6</text:p>
          </table:table-cell>
          <table:table-cell table:number-columns-repeated="22"/>
        </table:table-row>
        <table:table-row table:style-name="ro1">
          <table:table-cell office:value-type="string" calcext:value-type="string">
            <text:p>4x8-ggt-shorty</text:p>
          </table:table-cell>
          <table:table-cell table:number-columns-repeated="20"/>
          <table:table-cell table:style-name="Default" table:number-columns-repeated="2"/>
          <table:table-cell/>
          <table:table-cell office:value-type="string" calcext:value-type="string">
            <text:p>https://cdn.shopify.com/s/files/1/0417/5675/4069/products/48SH11_grande_fa07ad04-c486-4c89-8d51-b2642e5e626d.png?v=1596509553</text:p>
          </table:table-cell>
          <table:table-cell office:value-type="float" office:value="7" calcext:value-type="float">
            <text:p>7</text:p>
          </table:table-cell>
          <table:table-cell table:number-columns-repeated="22"/>
        </table:table-row>
        <table:table-row table:style-name="ro1">
          <table:table-cell office:value-type="string" calcext:value-type="string">
            <text:p>4x8-ggt-shorty</text:p>
          </table:table-cell>
          <table:table-cell table:number-columns-repeated="20"/>
          <table:table-cell table:style-name="Default" table:number-columns-repeated="2"/>
          <table:table-cell/>
          <table:table-cell office:value-type="string" calcext:value-type="string">
            <text:p>https://cdn.shopify.com/s/files/1/0417/5675/4069/products/48SH12_grande_0530c454-d418-47a5-9e1b-1bae35e72666.png?v=1596509553</text:p>
          </table:table-cell>
          <table:table-cell office:value-type="float" office:value="8" calcext:value-type="float">
            <text:p>8</text:p>
          </table:table-cell>
          <table:table-cell table:number-columns-repeated="22"/>
        </table:table-row>
        <table:table-row table:style-name="ro12">
          <table:table-cell office:value-type="string" calcext:value-type="string">
            <text:p>5x5-ggt-shorty</text:p>
          </table:table-cell>
          <table:table-cell office:value-type="string" calcext:value-type="string">
            <text:p>Gorilla Grow - GORILLA GROW TENT - 5' x 5' - SHORTY</text:p>
          </table:table-cell>
          <table:table-cell office:value-type="string" calcext:value-type="string">
            <text:p>&lt;h3&gt;DETAILS&lt;/h3&gt;</text:p>
            <text:p>&lt;h4&gt;&lt;/h4&gt;</text:p>
            <text:p/>
            <text:p>&lt;ul class="des_text"&gt;</text:p>
            <text:p/>
            <text:p>Specifications</text:p>
            <text:p/>
            <text:p>&lt;li&gt;Dimensions: 5’x5’x4’11”&lt;/li&gt;</text:p>
            <text:p>&lt;li&gt;Height w/ Incl. Extension Kit: 5’8″ (also compatible with OG Gorilla 24″ extension kits)&lt;/li&gt;</text:p>
            <text:p>&lt;li&gt;Weight: 53 lbs.&lt;/li&gt;</text:p>
            <text:p>&lt;li&gt;Canvas Density: 1680D&lt;/li&gt;</text:p>
            <text:p>&lt;li&gt;Pole Diameter: 22mm&lt;/li&gt;</text:p>
            <text:p>&lt;li&gt;Door Quantity: 3&lt;/li&gt;</text:p>
            <text:p>&lt;li&gt;Ducting Port Quantity: 3 (11")  3 (9")&lt;/li&gt;</text:p>
            <text:p>&lt;li&gt;Electrical Port Quantity: 2 (3")&lt;/li&gt;</text:p>
            <text:p>&lt;/ul&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SHGGT55</text:p>
          </table:table-cell>
          <table:table-cell office:value-type="string" calcext:value-type="string">
            <text:p>Weight (lbs)</text:p>
          </table:table-cell>
          <table:table-cell office:value-type="float" office:value="53" calcext:value-type="float">
            <text:p>53</text:p>
          </table:table-cell>
          <table:table-cell office:value-type="string" calcext:value-type="string">
            <text:p>Dimensions (in)</text:p>
          </table:table-cell>
          <table:table-cell office:value-type="string" calcext:value-type="string">
            <text:p>62x15x7</text:p>
          </table:table-cell>
          <table:table-cell office:value-type="string" calcext:value-type="string">
            <text:p>'29882816332</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43.95" calcext:value-type="float">
            <text:p>34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5X5_SHORTY_EX_grande_426906ed-10ff-47b4-bcd6-5c3c470e7649.png?v=159650926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5x5-ggt-shorty</text:p>
          </table:table-cell>
          <table:table-cell table:number-columns-repeated="20"/>
          <table:table-cell table:style-name="Default" table:number-columns-repeated="2"/>
          <table:table-cell/>
          <table:table-cell office:value-type="string" calcext:value-type="string">
            <text:p>https://cdn.shopify.com/s/files/1/0417/5675/4069/products/55SH2_grande_af2bae55-b091-41c1-85e6-7e06b0228452.png?v=1596509263</text:p>
          </table:table-cell>
          <table:table-cell office:value-type="float" office:value="2" calcext:value-type="float">
            <text:p>2</text:p>
          </table:table-cell>
          <table:table-cell table:number-columns-repeated="22"/>
        </table:table-row>
        <table:table-row table:style-name="ro1">
          <table:table-cell office:value-type="string" calcext:value-type="string">
            <text:p>5x5-ggt-shorty</text:p>
          </table:table-cell>
          <table:table-cell table:number-columns-repeated="20"/>
          <table:table-cell table:style-name="Default" table:number-columns-repeated="2"/>
          <table:table-cell/>
          <table:table-cell office:value-type="string" calcext:value-type="string">
            <text:p>https://cdn.shopify.com/s/files/1/0417/5675/4069/products/55SH4_grande_52607387-9f0a-4205-8e56-48a111f4543c.png?v=1596509264</text:p>
          </table:table-cell>
          <table:table-cell office:value-type="float" office:value="3" calcext:value-type="float">
            <text:p>3</text:p>
          </table:table-cell>
          <table:table-cell table:number-columns-repeated="22"/>
        </table:table-row>
        <table:table-row table:style-name="ro1">
          <table:table-cell office:value-type="string" calcext:value-type="string">
            <text:p>5x5-ggt-shorty</text:p>
          </table:table-cell>
          <table:table-cell table:number-columns-repeated="20"/>
          <table:table-cell table:style-name="Default" table:number-columns-repeated="2"/>
          <table:table-cell/>
          <table:table-cell office:value-type="string" calcext:value-type="string">
            <text:p>https://cdn.shopify.com/s/files/1/0417/5675/4069/products/55SH5_grande_42721f20-82b7-4279-b32c-c132217da93d.png?v=1596509265</text:p>
          </table:table-cell>
          <table:table-cell office:value-type="float" office:value="4" calcext:value-type="float">
            <text:p>4</text:p>
          </table:table-cell>
          <table:table-cell table:number-columns-repeated="22"/>
        </table:table-row>
        <table:table-row table:style-name="ro1">
          <table:table-cell office:value-type="string" calcext:value-type="string">
            <text:p>5x5-ggt-shorty</text:p>
          </table:table-cell>
          <table:table-cell table:number-columns-repeated="20"/>
          <table:table-cell table:style-name="Default" table:number-columns-repeated="2"/>
          <table:table-cell/>
          <table:table-cell office:value-type="string" calcext:value-type="string">
            <text:p>https://cdn.shopify.com/s/files/1/0417/5675/4069/products/55SH7_grande_4c673ccc-b2f7-45bf-85d8-5ef7dea772ae.png?v=1596509265</text:p>
          </table:table-cell>
          <table:table-cell office:value-type="float" office:value="5" calcext:value-type="float">
            <text:p>5</text:p>
          </table:table-cell>
          <table:table-cell table:number-columns-repeated="22"/>
        </table:table-row>
        <table:table-row table:style-name="ro1">
          <table:table-cell office:value-type="string" calcext:value-type="string">
            <text:p>5x5-ggt-shorty</text:p>
          </table:table-cell>
          <table:table-cell table:number-columns-repeated="20"/>
          <table:table-cell table:style-name="Default" table:number-columns-repeated="2"/>
          <table:table-cell/>
          <table:table-cell office:value-type="string" calcext:value-type="string">
            <text:p>https://cdn.shopify.com/s/files/1/0417/5675/4069/products/55SH8_grande_ad573d6d-0ecb-4a44-bffc-8516e7909879.png?v=1596509265</text:p>
          </table:table-cell>
          <table:table-cell office:value-type="float" office:value="6" calcext:value-type="float">
            <text:p>6</text:p>
          </table:table-cell>
          <table:table-cell table:number-columns-repeated="22"/>
        </table:table-row>
        <table:table-row table:style-name="ro1">
          <table:table-cell office:value-type="string" calcext:value-type="string">
            <text:p>5x5-ggt-shorty</text:p>
          </table:table-cell>
          <table:table-cell table:number-columns-repeated="20"/>
          <table:table-cell table:style-name="Default" table:number-columns-repeated="2"/>
          <table:table-cell/>
          <table:table-cell office:value-type="string" calcext:value-type="string">
            <text:p>https://cdn.shopify.com/s/files/1/0417/5675/4069/products/55SH9_grande_7485554b-77b5-40bf-80fb-67577183da11.png?v=1596509265</text:p>
          </table:table-cell>
          <table:table-cell office:value-type="float" office:value="7" calcext:value-type="float">
            <text:p>7</text:p>
          </table:table-cell>
          <table:table-cell table:number-columns-repeated="22"/>
        </table:table-row>
        <table:table-row table:style-name="ro1">
          <table:table-cell office:value-type="string" calcext:value-type="string">
            <text:p>5x5-ggt-shorty</text:p>
          </table:table-cell>
          <table:table-cell table:number-columns-repeated="20"/>
          <table:table-cell table:style-name="Default" table:number-columns-repeated="2"/>
          <table:table-cell/>
          <table:table-cell office:value-type="string" calcext:value-type="string">
            <text:p>https://cdn.shopify.com/s/files/1/0417/5675/4069/products/55SH10_grande_004c3c1c-3d0d-444f-bffa-6eb5b38c5d2f.png?v=1596509265</text:p>
          </table:table-cell>
          <table:table-cell office:value-type="float" office:value="8" calcext:value-type="float">
            <text:p>8</text:p>
          </table:table-cell>
          <table:table-cell table:number-columns-repeated="22"/>
        </table:table-row>
        <table:table-row table:style-name="ro1">
          <table:table-cell office:value-type="string" calcext:value-type="string">
            <text:p>5x5-ggt-shorty</text:p>
          </table:table-cell>
          <table:table-cell table:number-columns-repeated="20"/>
          <table:table-cell table:style-name="Default" table:number-columns-repeated="2"/>
          <table:table-cell/>
          <table:table-cell office:value-type="string" calcext:value-type="string">
            <text:p>https://cdn.shopify.com/s/files/1/0417/5675/4069/products/55SH11_grande_1db64e73-6455-469c-9850-9f8ca8ff7eb6.png?v=1596509265</text:p>
          </table:table-cell>
          <table:table-cell office:value-type="float" office:value="9" calcext:value-type="float">
            <text:p>9</text:p>
          </table:table-cell>
          <table:table-cell table:number-columns-repeated="22"/>
        </table:table-row>
        <table:table-row table:style-name="ro1">
          <table:table-cell office:value-type="string" calcext:value-type="string">
            <text:p>5x5-ggt-shorty</text:p>
          </table:table-cell>
          <table:table-cell table:number-columns-repeated="20"/>
          <table:table-cell table:style-name="Default" table:number-columns-repeated="2"/>
          <table:table-cell/>
          <table:table-cell office:value-type="string" calcext:value-type="string">
            <text:p>https://cdn.shopify.com/s/files/1/0417/5675/4069/products/55SH12_grande_657c38b1-1ab2-47d1-a955-0ad0b65351ad.png?v=1596509265</text:p>
          </table:table-cell>
          <table:table-cell office:value-type="float" office:value="10" calcext:value-type="float">
            <text:p>10</text:p>
          </table:table-cell>
          <table:table-cell table:number-columns-repeated="22"/>
        </table:table-row>
        <table:table-row table:style-name="ro19">
          <table:table-cell office:value-type="string" calcext:value-type="string">
            <text:p>4x4-ggt-shorty</text:p>
          </table:table-cell>
          <table:table-cell office:value-type="string" calcext:value-type="string">
            <text:p>Gorilla Grow - GORILLA GROW TENT - 4' x 4' - SHORTY</text:p>
          </table:table-cell>
          <table:table-cell office:value-type="string" calcext:value-type="string">
            <text:p>&lt;h3&gt;DETAILS&lt;/h3&gt;</text:p>
            <text:p>&lt;h4&gt;&lt;/h4&gt;</text:p>
            <text:p/>
            <text:p>&lt;ul class="des_text"&gt;</text:p>
            <text:p/>
            <text:p>Specifications</text:p>
            <text:p/>
            <text:p>&lt;li&gt;Dimensions: 4’x4’x4’11”&lt;/li&gt;</text:p>
            <text:p>&lt;li&gt;Height w/ Incl. Extension Kit: 5’8″ (also compatible with OG Gorilla 24″ extension kits)&lt;/li&gt;</text:p>
            <text:p>&lt;li&gt;Weight: 41.5 lbs.&lt;/li&gt;</text:p>
            <text:p>&lt;li&gt;Canvas Density: 1680D&lt;/li&gt;</text:p>
            <text:p>&lt;li&gt;Pole Diameter: 19mm&lt;/li&gt;</text:p>
            <text:p>&lt;li&gt;Door Quantity: 1&lt;/li&gt;</text:p>
            <text:p>&lt;li&gt;Ducting Port Diameter: 10″ Double Cinching&lt;/li&gt;</text:p>
            <text:p>&lt;li&gt;Ducting Port Quantity: 3 (11")  3 (9")&lt;/li&gt;</text:p>
            <text:p>&lt;li&gt;Electrical Port Quantity: 2 (3")&lt;/li&gt;</text:p>
            <text:p>&lt;/ul&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SHGGT44</text:p>
          </table:table-cell>
          <table:table-cell office:value-type="string" calcext:value-type="string">
            <text:p>Weight (lbs)</text:p>
          </table:table-cell>
          <table:table-cell office:value-type="float" office:value="42" calcext:value-type="float">
            <text:p>42</text:p>
          </table:table-cell>
          <table:table-cell office:value-type="string" calcext:value-type="string">
            <text:p>Dimensions (in)</text:p>
          </table:table-cell>
          <table:table-cell office:value-type="string" calcext:value-type="string">
            <text:p>50x15x6</text:p>
          </table:table-cell>
          <table:table-cell office:value-type="string" calcext:value-type="string">
            <text:p>'29882816325</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19.95" calcext:value-type="float">
            <text:p>31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4X4_SHORTY_EX_grande_3fd60c20-ff67-4b59-af64-16fad93dd30d.png?v=159650892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4x4-ggt-shorty</text:p>
          </table:table-cell>
          <table:table-cell table:number-columns-repeated="20"/>
          <table:table-cell table:style-name="Default" table:number-columns-repeated="2"/>
          <table:table-cell/>
          <table:table-cell office:value-type="string" calcext:value-type="string">
            <text:p>https://cdn.shopify.com/s/files/1/0417/5675/4069/products/44SH2_grande_0b53a0fc-2876-4a4b-bf75-769fef5debc2.png?v=1596508922</text:p>
          </table:table-cell>
          <table:table-cell office:value-type="float" office:value="2" calcext:value-type="float">
            <text:p>2</text:p>
          </table:table-cell>
          <table:table-cell table:number-columns-repeated="22"/>
        </table:table-row>
        <table:table-row table:style-name="ro1">
          <table:table-cell office:value-type="string" calcext:value-type="string">
            <text:p>4x4-ggt-shorty</text:p>
          </table:table-cell>
          <table:table-cell table:number-columns-repeated="20"/>
          <table:table-cell table:style-name="Default" table:number-columns-repeated="2"/>
          <table:table-cell/>
          <table:table-cell office:value-type="string" calcext:value-type="string">
            <text:p>https://cdn.shopify.com/s/files/1/0417/5675/4069/products/44SH4_grande_fc3c5473-7749-4c64-b9ce-5b2db36dd081.png?v=1596508922</text:p>
          </table:table-cell>
          <table:table-cell office:value-type="float" office:value="3" calcext:value-type="float">
            <text:p>3</text:p>
          </table:table-cell>
          <table:table-cell table:number-columns-repeated="22"/>
        </table:table-row>
        <table:table-row table:style-name="ro1">
          <table:table-cell office:value-type="string" calcext:value-type="string">
            <text:p>4x4-ggt-shorty</text:p>
          </table:table-cell>
          <table:table-cell table:number-columns-repeated="20"/>
          <table:table-cell table:style-name="Default" table:number-columns-repeated="2"/>
          <table:table-cell/>
          <table:table-cell office:value-type="string" calcext:value-type="string">
            <text:p>https://cdn.shopify.com/s/files/1/0417/5675/4069/products/44SH4B_grande_4d36083b-5674-46f5-ada3-7fecd740acef.png?v=1596508922</text:p>
          </table:table-cell>
          <table:table-cell office:value-type="float" office:value="4" calcext:value-type="float">
            <text:p>4</text:p>
          </table:table-cell>
          <table:table-cell table:number-columns-repeated="22"/>
        </table:table-row>
        <table:table-row table:style-name="ro1">
          <table:table-cell office:value-type="string" calcext:value-type="string">
            <text:p>4x4-ggt-shorty</text:p>
          </table:table-cell>
          <table:table-cell table:number-columns-repeated="20"/>
          <table:table-cell table:style-name="Default" table:number-columns-repeated="2"/>
          <table:table-cell/>
          <table:table-cell office:value-type="string" calcext:value-type="string">
            <text:p>https://cdn.shopify.com/s/files/1/0417/5675/4069/products/44SH6_grande_7c64b3ac-a4d3-4da4-bd85-13710aa41b85.png?v=1596508922</text:p>
          </table:table-cell>
          <table:table-cell office:value-type="float" office:value="5" calcext:value-type="float">
            <text:p>5</text:p>
          </table:table-cell>
          <table:table-cell table:number-columns-repeated="22"/>
        </table:table-row>
        <table:table-row table:style-name="ro1">
          <table:table-cell office:value-type="string" calcext:value-type="string">
            <text:p>4x4-ggt-shorty</text:p>
          </table:table-cell>
          <table:table-cell table:number-columns-repeated="20"/>
          <table:table-cell table:style-name="Default" table:number-columns-repeated="2"/>
          <table:table-cell/>
          <table:table-cell office:value-type="string" calcext:value-type="string">
            <text:p>https://cdn.shopify.com/s/files/1/0417/5675/4069/products/44SH7_grande_40c12fd8-0a25-440a-b295-906d72ca99bd.png?v=1596508922</text:p>
          </table:table-cell>
          <table:table-cell office:value-type="float" office:value="6" calcext:value-type="float">
            <text:p>6</text:p>
          </table:table-cell>
          <table:table-cell table:number-columns-repeated="22"/>
        </table:table-row>
        <table:table-row table:style-name="ro1">
          <table:table-cell office:value-type="string" calcext:value-type="string">
            <text:p>4x4-ggt-shorty</text:p>
          </table:table-cell>
          <table:table-cell table:number-columns-repeated="20"/>
          <table:table-cell table:style-name="Default" table:number-columns-repeated="2"/>
          <table:table-cell/>
          <table:table-cell office:value-type="string" calcext:value-type="string">
            <text:p>https://cdn.shopify.com/s/files/1/0417/5675/4069/products/44SH8_grande_af10eae9-21b9-4958-a507-68cf6f2ff4da.png?v=1596508922</text:p>
          </table:table-cell>
          <table:table-cell office:value-type="float" office:value="7" calcext:value-type="float">
            <text:p>7</text:p>
          </table:table-cell>
          <table:table-cell table:number-columns-repeated="22"/>
        </table:table-row>
        <table:table-row table:style-name="ro1">
          <table:table-cell office:value-type="string" calcext:value-type="string">
            <text:p>4x4-ggt-shorty</text:p>
          </table:table-cell>
          <table:table-cell table:number-columns-repeated="20"/>
          <table:table-cell table:style-name="Default" table:number-columns-repeated="2"/>
          <table:table-cell/>
          <table:table-cell office:value-type="string" calcext:value-type="string">
            <text:p>https://cdn.shopify.com/s/files/1/0417/5675/4069/products/44SH9_grande_ee74c1a2-7cc7-458c-8a56-1f488d6b795d.png?v=1596508922</text:p>
          </table:table-cell>
          <table:table-cell office:value-type="float" office:value="8" calcext:value-type="float">
            <text:p>8</text:p>
          </table:table-cell>
          <table:table-cell table:number-columns-repeated="22"/>
        </table:table-row>
        <table:table-row table:style-name="ro1">
          <table:table-cell office:value-type="string" calcext:value-type="string">
            <text:p>4x4-ggt-shorty</text:p>
          </table:table-cell>
          <table:table-cell table:number-columns-repeated="20"/>
          <table:table-cell table:style-name="Default" table:number-columns-repeated="2"/>
          <table:table-cell/>
          <table:table-cell office:value-type="string" calcext:value-type="string">
            <text:p>https://cdn.shopify.com/s/files/1/0417/5675/4069/products/44SH10_grande_89885405-372f-4681-b07a-292a3137dccc.png?v=1596508922</text:p>
          </table:table-cell>
          <table:table-cell office:value-type="float" office:value="9" calcext:value-type="float">
            <text:p>9</text:p>
          </table:table-cell>
          <table:table-cell table:number-columns-repeated="22"/>
        </table:table-row>
        <table:table-row table:style-name="ro1">
          <table:table-cell office:value-type="string" calcext:value-type="string">
            <text:p>4x4-ggt-shorty</text:p>
          </table:table-cell>
          <table:table-cell table:number-columns-repeated="20"/>
          <table:table-cell table:style-name="Default" table:number-columns-repeated="2"/>
          <table:table-cell/>
          <table:table-cell office:value-type="string" calcext:value-type="string">
            <text:p>https://cdn.shopify.com/s/files/1/0417/5675/4069/products/44SH11_grande_c394b179-6067-4539-b82f-df14b75a8f11.png?v=1596508922</text:p>
          </table:table-cell>
          <table:table-cell office:value-type="float" office:value="10" calcext:value-type="float">
            <text:p>10</text:p>
          </table:table-cell>
          <table:table-cell table:number-columns-repeated="22"/>
        </table:table-row>
        <table:table-row table:style-name="ro28">
          <table:table-cell office:value-type="string" calcext:value-type="string">
            <text:p>3x3-ggt-shorty</text:p>
          </table:table-cell>
          <table:table-cell office:value-type="string" calcext:value-type="string">
            <text:p>Gorilla Grow - GORILLA GROW TENT - 3' x 3' - SHORTY</text:p>
          </table:table-cell>
          <table:table-cell office:value-type="string" calcext:value-type="string">
            <text:p>&lt;h3&gt;DETAILS&lt;/h3&gt;</text:p>
            <text:p>&lt;h4&gt;&lt;/h4&gt;</text:p>
            <text:p/>
            <text:p>&lt;ul class="des_text"&gt;</text:p>
            <text:p/>
            <text:p>Specifications</text:p>
            <text:p/>
            <text:p>Gorilla SHORTY Indoor 3x3 Grow Tent Specifications</text:p>
            <text:p/>
            <text:p>&lt;li&gt;Dimensions: 3’x3’x4’11”&lt;/li&gt;</text:p>
            <text:p>&lt;li&gt;Height w/ Incl. Extension Kit: 5’8″ (also compatible with OG Gorilla 24″ extension kits)&lt;/li&gt;</text:p>
            <text:p>&lt;li&gt;Weight: 32.5 lbs.&lt;/li&gt;</text:p>
            <text:p>&lt;li&gt;Canvas Density: 1680D&lt;/li&gt;</text:p>
            <text:p>&lt;li&gt;Pole Diameter: 19mm&lt;/li&gt;</text:p>
            <text:p>&lt;li&gt;Door Quantity: 1&lt;/li&gt;</text:p>
            <text:p>&lt;li&gt;Ducting Port Quantity: 3 (11")  2 (9")&lt;/li&gt;</text:p>
            <text:p>&lt;li&gt;Electrical Port Quantity: 2 (3")&lt;/li&gt;</text:p>
            <text:p>&lt;/ul&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SHGGT33</text:p>
          </table:table-cell>
          <table:table-cell office:value-type="string" calcext:value-type="string">
            <text:p>Weight (lbs)</text:p>
          </table:table-cell>
          <table:table-cell office:value-type="float" office:value="33" calcext:value-type="float">
            <text:p>33</text:p>
          </table:table-cell>
          <table:table-cell office:value-type="string" calcext:value-type="string">
            <text:p>Dimensions (in)</text:p>
          </table:table-cell>
          <table:table-cell office:value-type="string" calcext:value-type="string">
            <text:p>42x15x7</text:p>
          </table:table-cell>
          <table:table-cell office:value-type="string" calcext:value-type="string">
            <text:p>'29882816318</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59.95" calcext:value-type="float">
            <text:p>25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SHORTY_3x3_ANGLE_CLOSED_grande_9546c36b-df41-430b-bde6-f261276164ee.png?v=159647068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3x3-ggt-shorty</text:p>
          </table:table-cell>
          <table:table-cell table:number-columns-repeated="20"/>
          <table:table-cell table:style-name="Default" table:number-columns-repeated="2"/>
          <table:table-cell/>
          <table:table-cell office:value-type="string" calcext:value-type="string">
            <text:p>https://cdn.shopify.com/s/files/1/0417/5675/4069/products/GGT_SHORTY_3x3_ANGLE_OPEN_grande_b5cb3cf3-78b8-482c-8085-1443c4e57bc5.png?v=1596470689</text:p>
          </table:table-cell>
          <table:table-cell office:value-type="float" office:value="2" calcext:value-type="float">
            <text:p>2</text:p>
          </table:table-cell>
          <table:table-cell table:number-columns-repeated="22"/>
        </table:table-row>
        <table:table-row table:style-name="ro1">
          <table:table-cell office:value-type="string" calcext:value-type="string">
            <text:p>3x3-ggt-shorty</text:p>
          </table:table-cell>
          <table:table-cell table:number-columns-repeated="20"/>
          <table:table-cell table:style-name="Default" table:number-columns-repeated="2"/>
          <table:table-cell/>
          <table:table-cell office:value-type="string" calcext:value-type="string">
            <text:p>https://cdn.shopify.com/s/files/1/0417/5675/4069/products/GGT_SHORTY_3x3_FRONT_CLOSED_grande_96461dbc-ad02-451a-835c-3f3c3198e496.png?v=1596470690</text:p>
          </table:table-cell>
          <table:table-cell office:value-type="float" office:value="3" calcext:value-type="float">
            <text:p>3</text:p>
          </table:table-cell>
          <table:table-cell table:number-columns-repeated="22"/>
        </table:table-row>
        <table:table-row table:style-name="ro1">
          <table:table-cell office:value-type="string" calcext:value-type="string">
            <text:p>3x3-ggt-shorty</text:p>
          </table:table-cell>
          <table:table-cell table:number-columns-repeated="20"/>
          <table:table-cell table:style-name="Default" table:number-columns-repeated="2"/>
          <table:table-cell/>
          <table:table-cell office:value-type="string" calcext:value-type="string">
            <text:p>https://cdn.shopify.com/s/files/1/0417/5675/4069/products/GGT_SHORTY_3x3_FRONT_OPEN_grande_ebc793a6-6080-48d0-a63c-0f82160fe410.png?v=1596470690</text:p>
          </table:table-cell>
          <table:table-cell office:value-type="float" office:value="4" calcext:value-type="float">
            <text:p>4</text:p>
          </table:table-cell>
          <table:table-cell table:number-columns-repeated="22"/>
        </table:table-row>
        <table:table-row table:style-name="ro1">
          <table:table-cell office:value-type="string" calcext:value-type="string">
            <text:p>3x3-ggt-shorty</text:p>
          </table:table-cell>
          <table:table-cell table:number-columns-repeated="20"/>
          <table:table-cell table:style-name="Default" table:number-columns-repeated="2"/>
          <table:table-cell/>
          <table:table-cell office:value-type="string" calcext:value-type="string">
            <text:p>https://cdn.shopify.com/s/files/1/0417/5675/4069/products/GGT_SHORTY_DUCTING_grande_cbfd4bcf-bf40-41d2-9dc4-34709cdda399.png?v=1596470690</text:p>
          </table:table-cell>
          <table:table-cell office:value-type="float" office:value="5" calcext:value-type="float">
            <text:p>5</text:p>
          </table:table-cell>
          <table:table-cell table:number-columns-repeated="22"/>
        </table:table-row>
        <table:table-row table:style-name="ro1">
          <table:table-cell office:value-type="string" calcext:value-type="string">
            <text:p>3x3-ggt-shorty</text:p>
          </table:table-cell>
          <table:table-cell table:number-columns-repeated="20"/>
          <table:table-cell table:style-name="Default" table:number-columns-repeated="2"/>
          <table:table-cell/>
          <table:table-cell office:value-type="string" calcext:value-type="string">
            <text:p>https://cdn.shopify.com/s/files/1/0417/5675/4069/products/GGT_SHORTY_MICRO_MESH_grande_d4fad2e9-53c0-4e3f-ae02-1c1021ea4b75.png?v=1596470690</text:p>
          </table:table-cell>
          <table:table-cell office:value-type="float" office:value="6" calcext:value-type="float">
            <text:p>6</text:p>
          </table:table-cell>
          <table:table-cell table:number-columns-repeated="22"/>
        </table:table-row>
        <table:table-row table:style-name="ro1">
          <table:table-cell office:value-type="string" calcext:value-type="string">
            <text:p>3x3-ggt-shorty</text:p>
          </table:table-cell>
          <table:table-cell table:number-columns-repeated="20"/>
          <table:table-cell table:style-name="Default" table:number-columns-repeated="2"/>
          <table:table-cell/>
          <table:table-cell office:value-type="string" calcext:value-type="string">
            <text:p>https://cdn.shopify.com/s/files/1/0417/5675/4069/products/GGT_SHORTY_POUCH_grande_0c0efad7-c8a5-4651-b65a-266a0e55b5f1.png?v=1596470690</text:p>
          </table:table-cell>
          <table:table-cell office:value-type="float" office:value="7" calcext:value-type="float">
            <text:p>7</text:p>
          </table:table-cell>
          <table:table-cell table:number-columns-repeated="22"/>
        </table:table-row>
        <table:table-row table:style-name="ro1">
          <table:table-cell office:value-type="string" calcext:value-type="string">
            <text:p>3x3-ggt-shorty</text:p>
          </table:table-cell>
          <table:table-cell table:number-columns-repeated="20"/>
          <table:table-cell table:style-name="Default" table:number-columns-repeated="2"/>
          <table:table-cell/>
          <table:table-cell office:value-type="string" calcext:value-type="string">
            <text:p>https://cdn.shopify.com/s/files/1/0417/5675/4069/products/GGT_SHORTY_STEEL_POLES_grande_c4d3401a-d110-410d-98db-2c114dcf7eda.png?v=1596470690</text:p>
          </table:table-cell>
          <table:table-cell office:value-type="float" office:value="8" calcext:value-type="float">
            <text:p>8</text:p>
          </table:table-cell>
          <table:table-cell table:number-columns-repeated="22"/>
        </table:table-row>
        <table:table-row table:style-name="ro19">
          <table:table-cell office:value-type="string" calcext:value-type="string">
            <text:p>2x4-ggt-shorty</text:p>
          </table:table-cell>
          <table:table-cell office:value-type="string" calcext:value-type="string">
            <text:p>Gorilla Grow - GORILLA GROW TENT - 2' x 4' - SHORTY</text:p>
          </table:table-cell>
          <table:table-cell office:value-type="string" calcext:value-type="string">
            <text:p>&lt;h3&gt;DETAILS&lt;/h3&gt;</text:p>
            <text:p>&lt;h4&gt;&lt;/h4&gt;</text:p>
            <text:p/>
            <text:p>&lt;ul class="des_text"&gt;</text:p>
            <text:p/>
            <text:p>Specifications</text:p>
            <text:p/>
            <text:p>&lt;li&gt;Dimensions: 2’x2.5’x4’11”&lt;/li&gt;</text:p>
            <text:p>&lt;li&gt;Height w/ Incl. Extension Kit: 5’8″ (also compatible with OG Gorilla 24″ extension kits)&lt;/li&gt;</text:p>
            <text:p>&lt;li&gt;Weight: 29 lbs.&lt;/li&gt;</text:p>
            <text:p>&lt;li&gt;Canvas Density: 1680D&lt;/li&gt;</text:p>
            <text:p>&lt;li&gt;Pole Diameter: 19mm&lt;/li&gt;</text:p>
            <text:p>&lt;li&gt;Door Quantity: 1&lt;/li&gt;</text:p>
            <text:p>&lt;li&gt;Ducting Port Quantity: 3 (11")  3 (9")&lt;/li&gt;</text:p>
            <text:p>&lt;li&gt;Electrical Port Quantity: 2 (3")&lt;/li&gt;</text:p>
            <text:p/>
            <text:p>&lt;/ul&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SHGGT24</text:p>
          </table:table-cell>
          <table:table-cell office:value-type="string" calcext:value-type="string">
            <text:p>Weight (lbs)</text:p>
          </table:table-cell>
          <table:table-cell office:value-type="float" office:value="32" calcext:value-type="float">
            <text:p>32</text:p>
          </table:table-cell>
          <table:table-cell office:value-type="string" calcext:value-type="string">
            <text:p>Dimensions (in)</text:p>
          </table:table-cell>
          <table:table-cell office:value-type="string" calcext:value-type="string">
            <text:p>50x13x6</text:p>
          </table:table-cell>
          <table:table-cell office:value-type="string" calcext:value-type="string">
            <text:p>'29882816301</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39.95" calcext:value-type="float">
            <text:p>23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2X4_SHORTY_EX_grande_9d15ef62-a73f-4d19-bbba-2f7eedd15a8f.png?v=159646931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2x4-ggt-shorty</text:p>
          </table:table-cell>
          <table:table-cell table:number-columns-repeated="20"/>
          <table:table-cell table:style-name="Default" table:number-columns-repeated="2"/>
          <table:table-cell/>
          <table:table-cell office:value-type="string" calcext:value-type="string">
            <text:p>https://cdn.shopify.com/s/files/1/0417/5675/4069/products/24SH2_grande_87b80e47-05d8-4894-8a08-070615e4e2a8.png?v=1596469315</text:p>
          </table:table-cell>
          <table:table-cell office:value-type="float" office:value="2" calcext:value-type="float">
            <text:p>2</text:p>
          </table:table-cell>
          <table:table-cell table:number-columns-repeated="22"/>
        </table:table-row>
        <table:table-row table:style-name="ro1">
          <table:table-cell office:value-type="string" calcext:value-type="string">
            <text:p>2x4-ggt-shorty</text:p>
          </table:table-cell>
          <table:table-cell table:number-columns-repeated="20"/>
          <table:table-cell table:style-name="Default" table:number-columns-repeated="2"/>
          <table:table-cell/>
          <table:table-cell office:value-type="string" calcext:value-type="string">
            <text:p>https://cdn.shopify.com/s/files/1/0417/5675/4069/products/24SH5_grande_dc9dda53-c178-4e86-9947-701a74ed1a6e.png?v=1596469315</text:p>
          </table:table-cell>
          <table:table-cell office:value-type="float" office:value="3" calcext:value-type="float">
            <text:p>3</text:p>
          </table:table-cell>
          <table:table-cell table:number-columns-repeated="22"/>
        </table:table-row>
        <table:table-row table:style-name="ro1">
          <table:table-cell office:value-type="string" calcext:value-type="string">
            <text:p>2x4-ggt-shorty</text:p>
          </table:table-cell>
          <table:table-cell table:number-columns-repeated="20"/>
          <table:table-cell table:style-name="Default" table:number-columns-repeated="2"/>
          <table:table-cell/>
          <table:table-cell office:value-type="string" calcext:value-type="string">
            <text:p>https://cdn.shopify.com/s/files/1/0417/5675/4069/products/24SH6_grande_259eb252-24e4-4c2e-9c3c-b4449026958b.png?v=1596469315</text:p>
          </table:table-cell>
          <table:table-cell office:value-type="float" office:value="4" calcext:value-type="float">
            <text:p>4</text:p>
          </table:table-cell>
          <table:table-cell table:number-columns-repeated="22"/>
        </table:table-row>
        <table:table-row table:style-name="ro1">
          <table:table-cell office:value-type="string" calcext:value-type="string">
            <text:p>2x4-ggt-shorty</text:p>
          </table:table-cell>
          <table:table-cell table:number-columns-repeated="20"/>
          <table:table-cell table:style-name="Default" table:number-columns-repeated="2"/>
          <table:table-cell/>
          <table:table-cell office:value-type="string" calcext:value-type="string">
            <text:p>https://cdn.shopify.com/s/files/1/0417/5675/4069/products/24SH7_grande_a3ceedf5-faaf-406f-94e6-bea7f8b98154.png?v=1596469315</text:p>
          </table:table-cell>
          <table:table-cell office:value-type="float" office:value="5" calcext:value-type="float">
            <text:p>5</text:p>
          </table:table-cell>
          <table:table-cell table:number-columns-repeated="22"/>
        </table:table-row>
        <table:table-row table:style-name="ro1">
          <table:table-cell office:value-type="string" calcext:value-type="string">
            <text:p>2x4-ggt-shorty</text:p>
          </table:table-cell>
          <table:table-cell table:number-columns-repeated="20"/>
          <table:table-cell table:style-name="Default" table:number-columns-repeated="2"/>
          <table:table-cell/>
          <table:table-cell office:value-type="string" calcext:value-type="string">
            <text:p>https://cdn.shopify.com/s/files/1/0417/5675/4069/products/24SH8_grande_d8f53e8e-22bb-4cc0-a337-ad8647f955c4.png?v=1596469315</text:p>
          </table:table-cell>
          <table:table-cell office:value-type="float" office:value="6" calcext:value-type="float">
            <text:p>6</text:p>
          </table:table-cell>
          <table:table-cell table:number-columns-repeated="22"/>
        </table:table-row>
        <table:table-row table:style-name="ro1">
          <table:table-cell office:value-type="string" calcext:value-type="string">
            <text:p>2x4-ggt-shorty</text:p>
          </table:table-cell>
          <table:table-cell table:number-columns-repeated="20"/>
          <table:table-cell table:style-name="Default" table:number-columns-repeated="2"/>
          <table:table-cell/>
          <table:table-cell office:value-type="string" calcext:value-type="string">
            <text:p>https://cdn.shopify.com/s/files/1/0417/5675/4069/products/24SH9_grande_13a43243-7ae9-4118-aef9-5a3b6e025b3b.png?v=1596469315</text:p>
          </table:table-cell>
          <table:table-cell office:value-type="float" office:value="7" calcext:value-type="float">
            <text:p>7</text:p>
          </table:table-cell>
          <table:table-cell table:number-columns-repeated="22"/>
        </table:table-row>
        <table:table-row table:style-name="ro1">
          <table:table-cell office:value-type="string" calcext:value-type="string">
            <text:p>2x4-ggt-shorty</text:p>
          </table:table-cell>
          <table:table-cell table:number-columns-repeated="20"/>
          <table:table-cell table:style-name="Default" table:number-columns-repeated="2"/>
          <table:table-cell/>
          <table:table-cell office:value-type="string" calcext:value-type="string">
            <text:p>https://cdn.shopify.com/s/files/1/0417/5675/4069/products/24SH10_grande_10b127c8-5b3c-4023-a389-56f33bf8b987.png?v=1596469315</text:p>
          </table:table-cell>
          <table:table-cell office:value-type="float" office:value="8" calcext:value-type="float">
            <text:p>8</text:p>
          </table:table-cell>
          <table:table-cell table:number-columns-repeated="22"/>
        </table:table-row>
        <table:table-row table:style-name="ro1">
          <table:table-cell office:value-type="string" calcext:value-type="string">
            <text:p>2x4-ggt-shorty</text:p>
          </table:table-cell>
          <table:table-cell table:number-columns-repeated="20"/>
          <table:table-cell table:style-name="Default" table:number-columns-repeated="2"/>
          <table:table-cell/>
          <table:table-cell office:value-type="string" calcext:value-type="string">
            <text:p>https://cdn.shopify.com/s/files/1/0417/5675/4069/products/24SH11_grande_aba26205-d3c3-4b4d-8749-fd0a66a4dfb1.png?v=1596469315</text:p>
          </table:table-cell>
          <table:table-cell office:value-type="float" office:value="9" calcext:value-type="float">
            <text:p>9</text:p>
          </table:table-cell>
          <table:table-cell table:number-columns-repeated="22"/>
        </table:table-row>
        <table:table-row table:style-name="ro19">
          <table:table-cell office:value-type="string" calcext:value-type="string">
            <text:p>2x2-5-ggt-shorty</text:p>
          </table:table-cell>
          <table:table-cell office:value-type="string" calcext:value-type="string">
            <text:p>Gorilla Grow - GORILLA GROW TENT - 2' x 2.5' - SHORTY</text:p>
          </table:table-cell>
          <table:table-cell office:value-type="string" calcext:value-type="string">
            <text:p>&lt;h3&gt;DETAILS&lt;/h3&gt;</text:p>
            <text:p>&lt;h4&gt;&lt;/h4&gt;</text:p>
            <text:p/>
            <text:p>&lt;ul class="des_text"&gt;</text:p>
            <text:p/>
            <text:p>Specifications</text:p>
            <text:p/>
            <text:p>&lt;li&gt;Dimensions: 2’x2.5’x4’11”&lt;/li&gt;</text:p>
            <text:p>&lt;li&gt;Height w/ Incl. Extension Kit: 5’8″ (also compatible with OG Gorilla 24″ extension kits)&lt;/li&gt;</text:p>
            <text:p>&lt;li&gt;Weight: 29 lbs.&lt;/li&gt;</text:p>
            <text:p>&lt;li&gt;Canvas Density: 1680D&lt;/li&gt;</text:p>
            <text:p>&lt;li&gt;Pole Diameter: 19mm&lt;/li&gt;</text:p>
            <text:p>&lt;li&gt;Door Quantity: 1&lt;/li&gt;</text:p>
            <text:p>&lt;li&gt;Ducting Port Quantity: 3 (11")  3 (9")&lt;/li&gt;</text:p>
            <text:p>&lt;li&gt;Electrical Port Quantity: 2 (3")&lt;/li&gt;</text:p>
            <text:p/>
            <text:p>&lt;/ul&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SHGGT22</text:p>
          </table:table-cell>
          <table:table-cell office:value-type="string" calcext:value-type="string">
            <text:p>Weight (lbs)</text:p>
          </table:table-cell>
          <table:table-cell office:value-type="float" office:value="26" calcext:value-type="float">
            <text:p>26</text:p>
          </table:table-cell>
          <table:table-cell office:value-type="string" calcext:value-type="string">
            <text:p>Dimensions (in)</text:p>
          </table:table-cell>
          <table:table-cell office:value-type="string" calcext:value-type="string">
            <text:p>33x13x6</text:p>
          </table:table-cell>
          <table:table-cell office:value-type="string" calcext:value-type="string">
            <text:p>'29882816295</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75.95" calcext:value-type="float">
            <text:p>175.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225SH2_grande_5d807dac-30cf-4fdf-aab6-a5b9ff5021f4.png?v=159646898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2x2-5-ggt-shorty</text:p>
          </table:table-cell>
          <table:table-cell table:number-columns-repeated="20"/>
          <table:table-cell table:style-name="Default" table:number-columns-repeated="2"/>
          <table:table-cell/>
          <table:table-cell office:value-type="string" calcext:value-type="string">
            <text:p>https://cdn.shopify.com/s/files/1/0417/5675/4069/products/225SH8_grande_82a13cfa-c430-40d3-957c-0ca4b685b67f.png?v=1596468984</text:p>
          </table:table-cell>
          <table:table-cell office:value-type="float" office:value="2" calcext:value-type="float">
            <text:p>2</text:p>
          </table:table-cell>
          <table:table-cell table:number-columns-repeated="22"/>
        </table:table-row>
        <table:table-row table:style-name="ro1">
          <table:table-cell office:value-type="string" calcext:value-type="string">
            <text:p>2x2-5-ggt-shorty</text:p>
          </table:table-cell>
          <table:table-cell table:number-columns-repeated="20"/>
          <table:table-cell table:style-name="Default" table:number-columns-repeated="2"/>
          <table:table-cell/>
          <table:table-cell office:value-type="string" calcext:value-type="string">
            <text:p>https://cdn.shopify.com/s/files/1/0417/5675/4069/products/225SH9_grande_0f72d89d-67fb-4685-9600-17b3b6bc6549.png?v=1596468984</text:p>
          </table:table-cell>
          <table:table-cell office:value-type="float" office:value="3" calcext:value-type="float">
            <text:p>3</text:p>
          </table:table-cell>
          <table:table-cell table:number-columns-repeated="22"/>
        </table:table-row>
        <table:table-row table:style-name="ro1">
          <table:table-cell office:value-type="string" calcext:value-type="string">
            <text:p>2x2-5-ggt-shorty</text:p>
          </table:table-cell>
          <table:table-cell table:number-columns-repeated="20"/>
          <table:table-cell table:style-name="Default" table:number-columns-repeated="2"/>
          <table:table-cell/>
          <table:table-cell office:value-type="string" calcext:value-type="string">
            <text:p>https://cdn.shopify.com/s/files/1/0417/5675/4069/products/225SH10_grande_f7c34bf7-ae29-4674-b902-79b5a498ed1d.png?v=1596468984</text:p>
          </table:table-cell>
          <table:table-cell office:value-type="float" office:value="4" calcext:value-type="float">
            <text:p>4</text:p>
          </table:table-cell>
          <table:table-cell table:number-columns-repeated="22"/>
        </table:table-row>
        <table:table-row table:style-name="ro1">
          <table:table-cell office:value-type="string" calcext:value-type="string">
            <text:p>2x2-5-ggt-shorty</text:p>
          </table:table-cell>
          <table:table-cell table:number-columns-repeated="20"/>
          <table:table-cell table:style-name="Default" table:number-columns-repeated="2"/>
          <table:table-cell/>
          <table:table-cell office:value-type="string" calcext:value-type="string">
            <text:p>https://cdn.shopify.com/s/files/1/0417/5675/4069/products/225SH11_grande_8a1b6f54-deb7-41ce-9eb5-862ad0eaa1ff.png?v=1596468984</text:p>
          </table:table-cell>
          <table:table-cell office:value-type="float" office:value="5" calcext:value-type="float">
            <text:p>5</text:p>
          </table:table-cell>
          <table:table-cell table:number-columns-repeated="22"/>
        </table:table-row>
        <table:table-row table:style-name="ro1">
          <table:table-cell office:value-type="string" calcext:value-type="string">
            <text:p>2x2-5-ggt-shorty</text:p>
          </table:table-cell>
          <table:table-cell table:number-columns-repeated="20"/>
          <table:table-cell table:style-name="Default" table:number-columns-repeated="2"/>
          <table:table-cell/>
          <table:table-cell office:value-type="string" calcext:value-type="string">
            <text:p>https://cdn.shopify.com/s/files/1/0417/5675/4069/products/24SH5_grande_e639f092-10f6-486d-a974-1c37fd2d6f51.png?v=1596468984</text:p>
          </table:table-cell>
          <table:table-cell office:value-type="float" office:value="6" calcext:value-type="float">
            <text:p>6</text:p>
          </table:table-cell>
          <table:table-cell table:number-columns-repeated="22"/>
        </table:table-row>
        <table:table-row table:style-name="ro1">
          <table:table-cell office:value-type="string" calcext:value-type="string">
            <text:p>2x2-5-ggt-shorty</text:p>
          </table:table-cell>
          <table:table-cell table:number-columns-repeated="20"/>
          <table:table-cell table:style-name="Default" table:number-columns-repeated="2"/>
          <table:table-cell/>
          <table:table-cell office:value-type="string" calcext:value-type="string">
            <text:p>https://cdn.shopify.com/s/files/1/0417/5675/4069/products/24SH6_grande_8f5b486b-d26e-460e-a4e0-44d1dbcb1615.png?v=1596468984</text:p>
          </table:table-cell>
          <table:table-cell office:value-type="float" office:value="7" calcext:value-type="float">
            <text:p>7</text:p>
          </table:table-cell>
          <table:table-cell table:number-columns-repeated="22"/>
        </table:table-row>
        <table:table-row table:style-name="ro1">
          <table:table-cell office:value-type="string" calcext:value-type="string">
            <text:p>2x2-5-ggt-shorty</text:p>
          </table:table-cell>
          <table:table-cell table:number-columns-repeated="20"/>
          <table:table-cell table:style-name="Default" table:number-columns-repeated="2"/>
          <table:table-cell/>
          <table:table-cell office:value-type="string" calcext:value-type="string">
            <text:p>https://cdn.shopify.com/s/files/1/0417/5675/4069/products/225SH1_grande_07f3ac8c-0ae8-456a-bb40-2915e84587cd.png?v=1596468984</text:p>
          </table:table-cell>
          <table:table-cell office:value-type="float" office:value="8" calcext:value-type="float">
            <text:p>8</text:p>
          </table:table-cell>
          <table:table-cell table:number-columns-repeated="22"/>
        </table:table-row>
        <table:table-row table:style-name="ro19">
          <table:table-cell office:value-type="string" calcext:value-type="string">
            <text:p>8x8-ggt-lite</text:p>
          </table:table-cell>
          <table:table-cell office:value-type="string" calcext:value-type="string">
            <text:p>Gorilla Grow - GORILLA GROW TENT - 8' x 8' - LITE LINE</text:p>
          </table:table-cell>
          <table:table-cell office:value-type="string" calcext:value-type="string">
            <text:p>&lt;h3&gt;DETAILS&lt;/h3&gt;</text:p>
            <text:p>&lt;h4&gt;&lt;/h4&gt;</text:p>
            <text:p/>
            <text:p>&lt;ul class="des_text"&gt;</text:p>
            <text:p/>
            <text:p>Specifications</text:p>
            <text:p/>
            <text:p>&lt;li&gt;Dimensions: 4’x8’x6’7″&lt;/li&gt;</text:p>
            <text:p>&lt;li&gt;Height w/ Extension Kit (sold separately): 7’7″&lt;/li&gt;</text:p>
            <text:p>&lt;li&gt;Weight: 49 lbs.&lt;/li&gt;</text:p>
            <text:p>&lt;li&gt;Canvas Density: 210D&lt;/li&gt;</text:p>
            <text:p>&lt;li&gt;Pole Diameter: 16mm&lt;/li&gt;</text:p>
            <text:p>&lt;li&gt;Door Quantity: 3&lt;/li&gt;</text:p>
            <text:p>&lt;li&gt;Ducting Port Quantity: 8 (11" Double Cinching)&lt;/li&gt;</text:p>
            <text:p>&lt;li&gt;Electrical Port Quantity: 4 (3")&lt;/li&gt;</text:p>
            <text:p/>
            <text:p>&lt;/ul&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LTGGT88</text:p>
          </table:table-cell>
          <table:table-cell office:value-type="string" calcext:value-type="string">
            <text:p>Weight (lbs)</text:p>
          </table:table-cell>
          <table:table-cell office:value-type="float" office:value="77" calcext:value-type="float">
            <text:p>77</text:p>
          </table:table-cell>
          <table:table-cell office:value-type="string" calcext:value-type="string">
            <text:p>Dimensions (in)</text:p>
          </table:table-cell>
          <table:table-cell office:value-type="string" calcext:value-type="string">
            <text:p>51x18x7</text:p>
          </table:table-cell>
          <table:table-cell office:value-type="string" calcext:value-type="string">
            <text:p>'29882816431</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1.95" calcext:value-type="float">
            <text:p>591.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Lite_Line_Zipper_2_grande_0d725b8d-54fd-4b2f-a766-31942f3c4c54.png?v=159646666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8x8-ggt-lite</text:p>
          </table:table-cell>
          <table:table-cell table:number-columns-repeated="20"/>
          <table:table-cell table:style-name="Default" table:number-columns-repeated="2"/>
          <table:table-cell/>
          <table:table-cell office:value-type="string" calcext:value-type="string">
            <text:p>https://cdn.shopify.com/s/files/1/0417/5675/4069/products/Tent_Detail_grande_bf161878-c59a-4805-aacb-9e9858a0d97d.png?v=1596466661</text:p>
          </table:table-cell>
          <table:table-cell office:value-type="float" office:value="2" calcext:value-type="float">
            <text:p>2</text:p>
          </table:table-cell>
          <table:table-cell table:number-columns-repeated="22"/>
        </table:table-row>
        <table:table-row table:style-name="ro1">
          <table:table-cell office:value-type="string" calcext:value-type="string">
            <text:p>8x8-ggt-lite</text:p>
          </table:table-cell>
          <table:table-cell table:number-columns-repeated="20"/>
          <table:table-cell table:style-name="Default" table:number-columns-repeated="2"/>
          <table:table-cell/>
          <table:table-cell office:value-type="string" calcext:value-type="string">
            <text:p>https://cdn.shopify.com/s/files/1/0417/5675/4069/products/Lite_Line_Vent_Open_Angle_grande_7690c40d-ceb8-4f28-9e1c-69b7637ddafd.png?v=1596466661</text:p>
          </table:table-cell>
          <table:table-cell office:value-type="float" office:value="3" calcext:value-type="float">
            <text:p>3</text:p>
          </table:table-cell>
          <table:table-cell table:number-columns-repeated="22"/>
        </table:table-row>
        <table:table-row table:style-name="ro1">
          <table:table-cell office:value-type="string" calcext:value-type="string">
            <text:p>8x8-ggt-lite</text:p>
          </table:table-cell>
          <table:table-cell table:number-columns-repeated="20"/>
          <table:table-cell table:style-name="Default" table:number-columns-repeated="2"/>
          <table:table-cell/>
          <table:table-cell office:value-type="string" calcext:value-type="string">
            <text:p>https://cdn.shopify.com/s/files/1/0417/5675/4069/products/Lite_Line_Large_Port_Closed_2_grande_2_22d86ede-bbe6-4717-aa68-94a5cd7c17cf.png?v=1596466661</text:p>
          </table:table-cell>
          <table:table-cell office:value-type="float" office:value="4" calcext:value-type="float">
            <text:p>4</text:p>
          </table:table-cell>
          <table:table-cell table:number-columns-repeated="22"/>
        </table:table-row>
        <table:table-row table:style-name="ro1">
          <table:table-cell office:value-type="string" calcext:value-type="string">
            <text:p>8x8-ggt-lite</text:p>
          </table:table-cell>
          <table:table-cell table:number-columns-repeated="20"/>
          <table:table-cell table:style-name="Default" table:number-columns-repeated="2"/>
          <table:table-cell/>
          <table:table-cell office:value-type="string" calcext:value-type="string">
            <text:p>https://cdn.shopify.com/s/files/1/0417/5675/4069/products/Lite_Line_Tent_Detail_1_grande_1_177440e7-9259-4999-b7e9-6497a12cebe0.png?v=1596466661</text:p>
          </table:table-cell>
          <table:table-cell office:value-type="float" office:value="5" calcext:value-type="float">
            <text:p>5</text:p>
          </table:table-cell>
          <table:table-cell table:number-columns-repeated="22"/>
        </table:table-row>
        <table:table-row table:style-name="ro1">
          <table:table-cell office:value-type="string" calcext:value-type="string">
            <text:p>8x8-ggt-lite</text:p>
          </table:table-cell>
          <table:table-cell table:number-columns-repeated="20"/>
          <table:table-cell table:style-name="Default" table:number-columns-repeated="2"/>
          <table:table-cell/>
          <table:table-cell office:value-type="string" calcext:value-type="string">
            <text:p>https://cdn.shopify.com/s/files/1/0417/5675/4069/products/Lite_Line_Pole_Detail_3_grande_1_12b8a911-baa0-4e52-a761-e6c4b37a2bd2.png?v=1596466661</text:p>
          </table:table-cell>
          <table:table-cell office:value-type="float" office:value="6" calcext:value-type="float">
            <text:p>6</text:p>
          </table:table-cell>
          <table:table-cell table:number-columns-repeated="22"/>
        </table:table-row>
        <table:table-row table:style-name="ro1">
          <table:table-cell office:value-type="string" calcext:value-type="string">
            <text:p>8x8-ggt-lite</text:p>
          </table:table-cell>
          <table:table-cell table:number-columns-repeated="20"/>
          <table:table-cell table:style-name="Default" table:number-columns-repeated="2"/>
          <table:table-cell/>
          <table:table-cell office:value-type="string" calcext:value-type="string">
            <text:p>https://cdn.shopify.com/s/files/1/0417/5675/4069/products/Lite_Line_Pole_Detail_3_grande_11280625-8be4-401e-a0c4-ec737be07a01.png?v=1596466661</text:p>
          </table:table-cell>
          <table:table-cell office:value-type="float" office:value="7" calcext:value-type="float">
            <text:p>7</text:p>
          </table:table-cell>
          <table:table-cell table:number-columns-repeated="22"/>
        </table:table-row>
        <table:table-row table:style-name="ro1">
          <table:table-cell office:value-type="string" calcext:value-type="string">
            <text:p>8x8-ggt-lite</text:p>
          </table:table-cell>
          <table:table-cell table:number-columns-repeated="20"/>
          <table:table-cell table:style-name="Default" table:number-columns-repeated="2"/>
          <table:table-cell/>
          <table:table-cell office:value-type="string" calcext:value-type="string">
            <text:p>https://cdn.shopify.com/s/files/1/0417/5675/4069/products/Lite_Line_Tent_Detail_1_grande_68327011-5dd2-4f7e-8299-8f488ca0abd8.png?v=1596466661</text:p>
          </table:table-cell>
          <table:table-cell office:value-type="float" office:value="8" calcext:value-type="float">
            <text:p>8</text:p>
          </table:table-cell>
          <table:table-cell table:number-columns-repeated="22"/>
        </table:table-row>
        <table:table-row table:style-name="ro1">
          <table:table-cell office:value-type="string" calcext:value-type="string">
            <text:p>8x8-ggt-lite</text:p>
          </table:table-cell>
          <table:table-cell table:number-columns-repeated="20"/>
          <table:table-cell table:style-name="Default" table:number-columns-repeated="2"/>
          <table:table-cell/>
          <table:table-cell office:value-type="string" calcext:value-type="string">
            <text:p>https://cdn.shopify.com/s/files/1/0417/5675/4069/products/Lite_Line_Large_Port_Closed_2_grande_1_6a879372-99cc-4f96-b455-588d5a82e5ad.png?v=1596466661</text:p>
          </table:table-cell>
          <table:table-cell office:value-type="float" office:value="9" calcext:value-type="float">
            <text:p>9</text:p>
          </table:table-cell>
          <table:table-cell table:number-columns-repeated="22"/>
        </table:table-row>
        <table:table-row table:style-name="ro1">
          <table:table-cell office:value-type="string" calcext:value-type="string">
            <text:p>8x8-ggt-lite</text:p>
          </table:table-cell>
          <table:table-cell table:number-columns-repeated="20"/>
          <table:table-cell table:style-name="Default" table:number-columns-repeated="2"/>
          <table:table-cell/>
          <table:table-cell office:value-type="string" calcext:value-type="string">
            <text:p>https://cdn.shopify.com/s/files/1/0417/5675/4069/products/Lite_Line_Large_Port_Closed_2_grande_d06ef982-60ab-41d3-b162-20e93104af10.png?v=1596466661</text:p>
          </table:table-cell>
          <table:table-cell office:value-type="float" office:value="10" calcext:value-type="float">
            <text:p>10</text:p>
          </table:table-cell>
          <table:table-cell table:number-columns-repeated="22"/>
        </table:table-row>
        <table:table-row table:style-name="ro1">
          <table:table-cell office:value-type="string" calcext:value-type="string">
            <text:p>8x8-ggt-lite</text:p>
          </table:table-cell>
          <table:table-cell table:number-columns-repeated="20"/>
          <table:table-cell table:style-name="Default" table:number-columns-repeated="2"/>
          <table:table-cell/>
          <table:table-cell office:value-type="string" calcext:value-type="string">
            <text:p>https://cdn.shopify.com/s/files/1/0417/5675/4069/products/2x25_Side_grande_5ce8922c-18a5-46e1-acfc-601517757da3.png?v=1596466661</text:p>
          </table:table-cell>
          <table:table-cell office:value-type="float" office:value="11" calcext:value-type="float">
            <text:p>11</text:p>
          </table:table-cell>
          <table:table-cell table:number-columns-repeated="22"/>
        </table:table-row>
        <table:table-row table:style-name="ro1">
          <table:table-cell office:value-type="string" calcext:value-type="string">
            <text:p>8x8-ggt-lite</text:p>
          </table:table-cell>
          <table:table-cell table:number-columns-repeated="20"/>
          <table:table-cell table:style-name="Default" table:number-columns-repeated="2"/>
          <table:table-cell/>
          <table:table-cell office:value-type="string" calcext:value-type="string">
            <text:p>https://cdn.shopify.com/s/files/1/0417/5675/4069/products/2x25_Rear_grande_cc6043b3-146c-44d9-b8f6-1882483858d7.png?v=1596466662</text:p>
          </table:table-cell>
          <table:table-cell office:value-type="float" office:value="12" calcext:value-type="float">
            <text:p>12</text:p>
          </table:table-cell>
          <table:table-cell table:number-columns-repeated="22"/>
        </table:table-row>
        <table:table-row table:style-name="ro1">
          <table:table-cell office:value-type="string" calcext:value-type="string">
            <text:p>8x8-ggt-lite</text:p>
          </table:table-cell>
          <table:table-cell table:number-columns-repeated="20"/>
          <table:table-cell table:style-name="Default" table:number-columns-repeated="2"/>
          <table:table-cell/>
          <table:table-cell office:value-type="string" calcext:value-type="string">
            <text:p>https://cdn.shopify.com/s/files/1/0417/5675/4069/products/2x25_Front_Windows_grande_f6fca285-6702-4cd5-b858-4518dc43146b.png?v=1596466662</text:p>
          </table:table-cell>
          <table:table-cell office:value-type="float" office:value="13" calcext:value-type="float">
            <text:p>13</text:p>
          </table:table-cell>
          <table:table-cell table:number-columns-repeated="22"/>
        </table:table-row>
        <table:table-row table:style-name="ro1">
          <table:table-cell office:value-type="string" calcext:value-type="string">
            <text:p>8x8-ggt-lite</text:p>
          </table:table-cell>
          <table:table-cell table:number-columns-repeated="20"/>
          <table:table-cell table:style-name="Default" table:number-columns-repeated="2"/>
          <table:table-cell/>
          <table:table-cell office:value-type="string" calcext:value-type="string">
            <text:p>https://cdn.shopify.com/s/files/1/0417/5675/4069/products/2x25_HOLES_small_ba912c3b-a757-4466-b850-d5ec8e8c3f2b.png?v=1596466662</text:p>
          </table:table-cell>
          <table:table-cell office:value-type="float" office:value="14" calcext:value-type="float">
            <text:p>14</text:p>
          </table:table-cell>
          <table:table-cell table:number-columns-repeated="22"/>
        </table:table-row>
        <table:table-row table:style-name="ro1">
          <table:table-cell office:value-type="string" calcext:value-type="string">
            <text:p>8x8-ggt-lite</text:p>
          </table:table-cell>
          <table:table-cell table:number-columns-repeated="20"/>
          <table:table-cell table:style-name="Default" table:number-columns-repeated="2"/>
          <table:table-cell/>
          <table:table-cell office:value-type="string" calcext:value-type="string">
            <text:p>https://cdn.shopify.com/s/files/1/0417/5675/4069/products/2x25_Front_Open_grande_15726377-e89a-4ca1-bd00-c266fa8c214a.png?v=1596466662</text:p>
          </table:table-cell>
          <table:table-cell office:value-type="float" office:value="15" calcext:value-type="float">
            <text:p>15</text:p>
          </table:table-cell>
          <table:table-cell table:number-columns-repeated="22"/>
        </table:table-row>
        <table:table-row table:style-name="ro1">
          <table:table-cell office:value-type="string" calcext:value-type="string">
            <text:p>8x8-ggt-lite</text:p>
          </table:table-cell>
          <table:table-cell table:number-columns-repeated="20"/>
          <table:table-cell table:style-name="Default" table:number-columns-repeated="2"/>
          <table:table-cell/>
          <table:table-cell office:value-type="string" calcext:value-type="string">
            <text:p>https://cdn.shopify.com/s/files/1/0417/5675/4069/products/2x25_Front_grande_aa69acdf-9dd5-4f90-b069-b9aa1caa2aeb.png?v=1596466662</text:p>
          </table:table-cell>
          <table:table-cell office:value-type="float" office:value="16" calcext:value-type="float">
            <text:p>16</text:p>
          </table:table-cell>
          <table:table-cell table:number-columns-repeated="22"/>
        </table:table-row>
        <table:table-row table:style-name="ro1">
          <table:table-cell office:value-type="string" calcext:value-type="string">
            <text:p>8x8-ggt-lite</text:p>
          </table:table-cell>
          <table:table-cell table:number-columns-repeated="20"/>
          <table:table-cell table:style-name="Default" table:number-columns-repeated="2"/>
          <table:table-cell/>
          <table:table-cell office:value-type="string" calcext:value-type="string">
            <text:p>https://cdn.shopify.com/s/files/1/0417/5675/4069/products/2x25_Angle_Open_grande_ba9e8521-f010-4367-8740-f26c8310b31e.png?v=1596466662</text:p>
          </table:table-cell>
          <table:table-cell office:value-type="float" office:value="17" calcext:value-type="float">
            <text:p>17</text:p>
          </table:table-cell>
          <table:table-cell table:number-columns-repeated="22"/>
        </table:table-row>
        <table:table-row table:style-name="ro1">
          <table:table-cell office:value-type="string" calcext:value-type="string">
            <text:p>8x8-ggt-lite</text:p>
          </table:table-cell>
          <table:table-cell table:number-columns-repeated="20"/>
          <table:table-cell table:style-name="Default" table:number-columns-repeated="2"/>
          <table:table-cell/>
          <table:table-cell office:value-type="string" calcext:value-type="string">
            <text:p>https://cdn.shopify.com/s/files/1/0417/5675/4069/products/2x25_Angle_Half_Open_grande_9924f4ca-e1f4-41c6-b6e1-470b58c1b581.png?v=1596466662</text:p>
          </table:table-cell>
          <table:table-cell office:value-type="float" office:value="18" calcext:value-type="float">
            <text:p>18</text:p>
          </table:table-cell>
          <table:table-cell table:number-columns-repeated="22"/>
        </table:table-row>
        <table:table-row table:style-name="ro1">
          <table:table-cell office:value-type="string" calcext:value-type="string">
            <text:p>8x8-ggt-lite</text:p>
          </table:table-cell>
          <table:table-cell table:number-columns-repeated="20"/>
          <table:table-cell table:style-name="Default" table:number-columns-repeated="2"/>
          <table:table-cell/>
          <table:table-cell office:value-type="string" calcext:value-type="string">
            <text:p>https://cdn.shopify.com/s/files/1/0417/5675/4069/products/2x25_Angle_grande_1_1ae028b4-c838-46fd-bf1e-8a7e798d50c8.png?v=1596466662</text:p>
          </table:table-cell>
          <table:table-cell office:value-type="float" office:value="19" calcext:value-type="float">
            <text:p>19</text:p>
          </table:table-cell>
          <table:table-cell table:number-columns-repeated="22"/>
        </table:table-row>
        <table:table-row table:style-name="ro1">
          <table:table-cell office:value-type="string" calcext:value-type="string">
            <text:p>8x8-ggt-lite</text:p>
          </table:table-cell>
          <table:table-cell table:number-columns-repeated="20"/>
          <table:table-cell table:style-name="Default" table:number-columns-repeated="2"/>
          <table:table-cell/>
          <table:table-cell office:value-type="string" calcext:value-type="string">
            <text:p>https://cdn.shopify.com/s/files/1/0417/5675/4069/products/2x25_Angle_grande_9c514008-2377-47f6-a225-c4b544218633.png?v=1596466662</text:p>
          </table:table-cell>
          <table:table-cell office:value-type="float" office:value="20" calcext:value-type="float">
            <text:p>20</text:p>
          </table:table-cell>
          <table:table-cell table:number-columns-repeated="22"/>
        </table:table-row>
        <table:table-row table:style-name="ro1">
          <table:table-cell office:value-type="string" calcext:value-type="string">
            <text:p>8x8-ggt-lite</text:p>
          </table:table-cell>
          <table:table-cell table:number-columns-repeated="20"/>
          <table:table-cell table:style-name="Default" table:number-columns-repeated="2"/>
          <table:table-cell/>
          <table:table-cell office:value-type="string" calcext:value-type="string">
            <text:p>https://cdn.shopify.com/s/files/1/0417/5675/4069/products/Tent_Detail_grande_1_84722b6a-7d30-464b-987c-e2c03fa11b3a.png?v=1596466662</text:p>
          </table:table-cell>
          <table:table-cell office:value-type="float" office:value="21" calcext:value-type="float">
            <text:p>21</text:p>
          </table:table-cell>
          <table:table-cell table:number-columns-repeated="22"/>
        </table:table-row>
        <table:table-row table:style-name="ro19">
          <table:table-cell office:value-type="string" calcext:value-type="string">
            <text:p>4x8-ggt-lite</text:p>
          </table:table-cell>
          <table:table-cell office:value-type="string" calcext:value-type="string">
            <text:p>Gorilla Grow - GORILLA GROW TENT - 4' x 8' - LITE LINE</text:p>
          </table:table-cell>
          <table:table-cell office:value-type="string" calcext:value-type="string">
            <text:p>&lt;h3&gt;DETAILS&lt;/h3&gt;</text:p>
            <text:p>&lt;h4&gt;&lt;/h4&gt;</text:p>
            <text:p/>
            <text:p>&lt;ul class="des_text"&gt;</text:p>
            <text:p/>
            <text:p>Specifications</text:p>
            <text:p/>
            <text:p>&lt;li&gt;Dimensions: 4’x8’x6’7″&lt;/li&gt;</text:p>
            <text:p>&lt;li&gt;Height w/ Extension Kit (sold separately): 7’7″&lt;/li&gt;</text:p>
            <text:p>&lt;li&gt;Weight: 49 lbs.&lt;/li&gt;</text:p>
            <text:p>&lt;li&gt;Canvas Density: 210D&lt;/li&gt;</text:p>
            <text:p>&lt;li&gt;Pole Diameter: 16mm&lt;/li&gt;</text:p>
            <text:p>&lt;li&gt;Door Quantity: 3&lt;/li&gt;</text:p>
            <text:p>&lt;li&gt;Ducting Port Quantity: 8 (11" Double Cinching)&lt;/li&gt;</text:p>
            <text:p>&lt;li&gt;Electrical Port Quantity: 4 (3")&lt;/li&gt;</text:p>
            <text:p/>
            <text:p>&lt;/ul&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LTGGT48</text:p>
          </table:table-cell>
          <table:table-cell office:value-type="string" calcext:value-type="string">
            <text:p>Weight (lbs)</text:p>
          </table:table-cell>
          <table:table-cell office:value-type="float" office:value="51" calcext:value-type="float">
            <text:p>51</text:p>
          </table:table-cell>
          <table:table-cell office:value-type="string" calcext:value-type="string">
            <text:p>Dimensions (in)</text:p>
          </table:table-cell>
          <table:table-cell office:value-type="string" calcext:value-type="string">
            <text:p>51x15x7</text:p>
          </table:table-cell>
          <table:table-cell office:value-type="string" calcext:value-type="string">
            <text:p>'29882816424</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83.95" calcext:value-type="float">
            <text:p>38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Lite_Line_Zipper_2_grande_3f33ac96-16c0-4ee4-8bdc-247f63b447a8.png?v=159646662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4x8-ggt-lite</text:p>
          </table:table-cell>
          <table:table-cell table:number-columns-repeated="20"/>
          <table:table-cell table:style-name="Default" table:number-columns-repeated="2"/>
          <table:table-cell/>
          <table:table-cell office:value-type="string" calcext:value-type="string">
            <text:p>https://cdn.shopify.com/s/files/1/0417/5675/4069/products/Tent_Detail_grande_7f2568a0-94cd-497b-b414-08b7d10c9128.png?v=1596466627</text:p>
          </table:table-cell>
          <table:table-cell office:value-type="float" office:value="2" calcext:value-type="float">
            <text:p>2</text:p>
          </table:table-cell>
          <table:table-cell table:number-columns-repeated="22"/>
        </table:table-row>
        <table:table-row table:style-name="ro1">
          <table:table-cell office:value-type="string" calcext:value-type="string">
            <text:p>4x8-ggt-lite</text:p>
          </table:table-cell>
          <table:table-cell table:number-columns-repeated="20"/>
          <table:table-cell table:style-name="Default" table:number-columns-repeated="2"/>
          <table:table-cell/>
          <table:table-cell office:value-type="string" calcext:value-type="string">
            <text:p>https://cdn.shopify.com/s/files/1/0417/5675/4069/products/Lite_Line_Vent_Open_Angle_grande_00d485d7-c996-4aad-838b-8e308f914c9f.png?v=1596466627</text:p>
          </table:table-cell>
          <table:table-cell office:value-type="float" office:value="3" calcext:value-type="float">
            <text:p>3</text:p>
          </table:table-cell>
          <table:table-cell table:number-columns-repeated="22"/>
        </table:table-row>
        <table:table-row table:style-name="ro1">
          <table:table-cell office:value-type="string" calcext:value-type="string">
            <text:p>4x8-ggt-lite</text:p>
          </table:table-cell>
          <table:table-cell table:number-columns-repeated="20"/>
          <table:table-cell table:style-name="Default" table:number-columns-repeated="2"/>
          <table:table-cell/>
          <table:table-cell office:value-type="string" calcext:value-type="string">
            <text:p>https://cdn.shopify.com/s/files/1/0417/5675/4069/products/Lite_Line_Large_Port_Closed_2_grande_2_bfd2d9d5-37ad-4745-bc94-7ec39f24eae1.png?v=1596466627</text:p>
          </table:table-cell>
          <table:table-cell office:value-type="float" office:value="4" calcext:value-type="float">
            <text:p>4</text:p>
          </table:table-cell>
          <table:table-cell table:number-columns-repeated="22"/>
        </table:table-row>
        <table:table-row table:style-name="ro1">
          <table:table-cell office:value-type="string" calcext:value-type="string">
            <text:p>4x8-ggt-lite</text:p>
          </table:table-cell>
          <table:table-cell table:number-columns-repeated="20"/>
          <table:table-cell table:style-name="Default" table:number-columns-repeated="2"/>
          <table:table-cell/>
          <table:table-cell office:value-type="string" calcext:value-type="string">
            <text:p>https://cdn.shopify.com/s/files/1/0417/5675/4069/products/Lite_Line_Tent_Detail_1_grande_1_40db57da-1718-4a51-b6e7-9fef0df78fd2.png?v=1596466627</text:p>
          </table:table-cell>
          <table:table-cell office:value-type="float" office:value="5" calcext:value-type="float">
            <text:p>5</text:p>
          </table:table-cell>
          <table:table-cell table:number-columns-repeated="22"/>
        </table:table-row>
        <table:table-row table:style-name="ro1">
          <table:table-cell office:value-type="string" calcext:value-type="string">
            <text:p>4x8-ggt-lite</text:p>
          </table:table-cell>
          <table:table-cell table:number-columns-repeated="20"/>
          <table:table-cell table:style-name="Default" table:number-columns-repeated="2"/>
          <table:table-cell/>
          <table:table-cell office:value-type="string" calcext:value-type="string">
            <text:p>https://cdn.shopify.com/s/files/1/0417/5675/4069/products/Lite_Line_Pole_Detail_3_grande_1_d621e021-61b8-4bf5-b13a-ae91f232e60f.png?v=1596466627</text:p>
          </table:table-cell>
          <table:table-cell office:value-type="float" office:value="6" calcext:value-type="float">
            <text:p>6</text:p>
          </table:table-cell>
          <table:table-cell table:number-columns-repeated="22"/>
        </table:table-row>
        <table:table-row table:style-name="ro1">
          <table:table-cell office:value-type="string" calcext:value-type="string">
            <text:p>4x8-ggt-lite</text:p>
          </table:table-cell>
          <table:table-cell table:number-columns-repeated="20"/>
          <table:table-cell table:style-name="Default" table:number-columns-repeated="2"/>
          <table:table-cell/>
          <table:table-cell office:value-type="string" calcext:value-type="string">
            <text:p>https://cdn.shopify.com/s/files/1/0417/5675/4069/products/Lite_Line_Pole_Detail_3_grande_7bc54b71-170b-4f4a-9a77-075353c4e190.png?v=1596466627</text:p>
          </table:table-cell>
          <table:table-cell office:value-type="float" office:value="7" calcext:value-type="float">
            <text:p>7</text:p>
          </table:table-cell>
          <table:table-cell table:number-columns-repeated="22"/>
        </table:table-row>
        <table:table-row table:style-name="ro1">
          <table:table-cell office:value-type="string" calcext:value-type="string">
            <text:p>4x8-ggt-lite</text:p>
          </table:table-cell>
          <table:table-cell table:number-columns-repeated="20"/>
          <table:table-cell table:style-name="Default" table:number-columns-repeated="2"/>
          <table:table-cell/>
          <table:table-cell office:value-type="string" calcext:value-type="string">
            <text:p>https://cdn.shopify.com/s/files/1/0417/5675/4069/products/Lite_Line_Tent_Detail_1_grande_ab888d2b-ff01-47c7-8d0a-258989d5ec9e.png?v=1596466627</text:p>
          </table:table-cell>
          <table:table-cell office:value-type="float" office:value="8" calcext:value-type="float">
            <text:p>8</text:p>
          </table:table-cell>
          <table:table-cell table:number-columns-repeated="22"/>
        </table:table-row>
        <table:table-row table:style-name="ro1">
          <table:table-cell office:value-type="string" calcext:value-type="string">
            <text:p>4x8-ggt-lite</text:p>
          </table:table-cell>
          <table:table-cell table:number-columns-repeated="20"/>
          <table:table-cell table:style-name="Default" table:number-columns-repeated="2"/>
          <table:table-cell/>
          <table:table-cell office:value-type="string" calcext:value-type="string">
            <text:p>https://cdn.shopify.com/s/files/1/0417/5675/4069/products/Lite_Line_Large_Port_Closed_2_grande_1_87a2a6ce-0088-4fc6-9bcc-6ec8a0107bde.png?v=1596466627</text:p>
          </table:table-cell>
          <table:table-cell office:value-type="float" office:value="9" calcext:value-type="float">
            <text:p>9</text:p>
          </table:table-cell>
          <table:table-cell table:number-columns-repeated="22"/>
        </table:table-row>
        <table:table-row table:style-name="ro1">
          <table:table-cell office:value-type="string" calcext:value-type="string">
            <text:p>4x8-ggt-lite</text:p>
          </table:table-cell>
          <table:table-cell table:number-columns-repeated="20"/>
          <table:table-cell table:style-name="Default" table:number-columns-repeated="2"/>
          <table:table-cell/>
          <table:table-cell office:value-type="string" calcext:value-type="string">
            <text:p>https://cdn.shopify.com/s/files/1/0417/5675/4069/products/Lite_Line_Large_Port_Closed_2_grande_b458c729-d693-43a1-a6d9-8ba343c0f2b4.png?v=1596466627</text:p>
          </table:table-cell>
          <table:table-cell office:value-type="float" office:value="10" calcext:value-type="float">
            <text:p>10</text:p>
          </table:table-cell>
          <table:table-cell table:number-columns-repeated="22"/>
        </table:table-row>
        <table:table-row table:style-name="ro1">
          <table:table-cell office:value-type="string" calcext:value-type="string">
            <text:p>4x8-ggt-lite</text:p>
          </table:table-cell>
          <table:table-cell table:number-columns-repeated="20"/>
          <table:table-cell table:style-name="Default" table:number-columns-repeated="2"/>
          <table:table-cell/>
          <table:table-cell office:value-type="string" calcext:value-type="string">
            <text:p>https://cdn.shopify.com/s/files/1/0417/5675/4069/products/2x25_Side_grande_56090222-2c1d-4136-a52f-c83670e61650.png?v=1596466628</text:p>
          </table:table-cell>
          <table:table-cell office:value-type="float" office:value="11" calcext:value-type="float">
            <text:p>11</text:p>
          </table:table-cell>
          <table:table-cell table:number-columns-repeated="22"/>
        </table:table-row>
        <table:table-row table:style-name="ro1">
          <table:table-cell office:value-type="string" calcext:value-type="string">
            <text:p>4x8-ggt-lite</text:p>
          </table:table-cell>
          <table:table-cell table:number-columns-repeated="20"/>
          <table:table-cell table:style-name="Default" table:number-columns-repeated="2"/>
          <table:table-cell/>
          <table:table-cell office:value-type="string" calcext:value-type="string">
            <text:p>https://cdn.shopify.com/s/files/1/0417/5675/4069/products/2x25_Rear_grande_f8e12e34-2173-4021-bffd-cc3ec2fe205a.png?v=1596466628</text:p>
          </table:table-cell>
          <table:table-cell office:value-type="float" office:value="12" calcext:value-type="float">
            <text:p>12</text:p>
          </table:table-cell>
          <table:table-cell table:number-columns-repeated="22"/>
        </table:table-row>
        <table:table-row table:style-name="ro1">
          <table:table-cell office:value-type="string" calcext:value-type="string">
            <text:p>4x8-ggt-lite</text:p>
          </table:table-cell>
          <table:table-cell table:number-columns-repeated="20"/>
          <table:table-cell table:style-name="Default" table:number-columns-repeated="2"/>
          <table:table-cell/>
          <table:table-cell office:value-type="string" calcext:value-type="string">
            <text:p>https://cdn.shopify.com/s/files/1/0417/5675/4069/products/2x25_Front_Windows_grande_21455047-182b-4b60-93ba-ccea2cf8f0ee.png?v=1596466628</text:p>
          </table:table-cell>
          <table:table-cell office:value-type="float" office:value="13" calcext:value-type="float">
            <text:p>13</text:p>
          </table:table-cell>
          <table:table-cell table:number-columns-repeated="22"/>
        </table:table-row>
        <table:table-row table:style-name="ro1">
          <table:table-cell office:value-type="string" calcext:value-type="string">
            <text:p>4x8-ggt-lite</text:p>
          </table:table-cell>
          <table:table-cell table:number-columns-repeated="20"/>
          <table:table-cell table:style-name="Default" table:number-columns-repeated="2"/>
          <table:table-cell/>
          <table:table-cell office:value-type="string" calcext:value-type="string">
            <text:p>https://cdn.shopify.com/s/files/1/0417/5675/4069/products/2x25_HOLES_small_3b9d67d1-6660-4fb7-a5ec-b66fc6c3b83a.png?v=1596466628</text:p>
          </table:table-cell>
          <table:table-cell office:value-type="float" office:value="14" calcext:value-type="float">
            <text:p>14</text:p>
          </table:table-cell>
          <table:table-cell table:number-columns-repeated="22"/>
        </table:table-row>
        <table:table-row table:style-name="ro1">
          <table:table-cell office:value-type="string" calcext:value-type="string">
            <text:p>4x8-ggt-lite</text:p>
          </table:table-cell>
          <table:table-cell table:number-columns-repeated="20"/>
          <table:table-cell table:style-name="Default" table:number-columns-repeated="2"/>
          <table:table-cell/>
          <table:table-cell office:value-type="string" calcext:value-type="string">
            <text:p>https://cdn.shopify.com/s/files/1/0417/5675/4069/products/2x25_Front_Open_grande_6fed21fd-4a97-4d2f-a548-26af37e22376.png?v=1596466628</text:p>
          </table:table-cell>
          <table:table-cell office:value-type="float" office:value="15" calcext:value-type="float">
            <text:p>15</text:p>
          </table:table-cell>
          <table:table-cell table:number-columns-repeated="22"/>
        </table:table-row>
        <table:table-row table:style-name="ro1">
          <table:table-cell office:value-type="string" calcext:value-type="string">
            <text:p>4x8-ggt-lite</text:p>
          </table:table-cell>
          <table:table-cell table:number-columns-repeated="20"/>
          <table:table-cell table:style-name="Default" table:number-columns-repeated="2"/>
          <table:table-cell/>
          <table:table-cell office:value-type="string" calcext:value-type="string">
            <text:p>https://cdn.shopify.com/s/files/1/0417/5675/4069/products/2x25_Front_grande_ecfbb108-1c73-45db-adc3-47bb228576ec.png?v=1596466628</text:p>
          </table:table-cell>
          <table:table-cell office:value-type="float" office:value="16" calcext:value-type="float">
            <text:p>16</text:p>
          </table:table-cell>
          <table:table-cell table:number-columns-repeated="22"/>
        </table:table-row>
        <table:table-row table:style-name="ro1">
          <table:table-cell office:value-type="string" calcext:value-type="string">
            <text:p>4x8-ggt-lite</text:p>
          </table:table-cell>
          <table:table-cell table:number-columns-repeated="20"/>
          <table:table-cell table:style-name="Default" table:number-columns-repeated="2"/>
          <table:table-cell/>
          <table:table-cell office:value-type="string" calcext:value-type="string">
            <text:p>https://cdn.shopify.com/s/files/1/0417/5675/4069/products/2x25_Angle_Open_grande_b1667fc7-3981-4023-88a3-5db86d55ed3b.png?v=1596466628</text:p>
          </table:table-cell>
          <table:table-cell office:value-type="float" office:value="17" calcext:value-type="float">
            <text:p>17</text:p>
          </table:table-cell>
          <table:table-cell table:number-columns-repeated="22"/>
        </table:table-row>
        <table:table-row table:style-name="ro1">
          <table:table-cell office:value-type="string" calcext:value-type="string">
            <text:p>4x8-ggt-lite</text:p>
          </table:table-cell>
          <table:table-cell table:number-columns-repeated="20"/>
          <table:table-cell table:style-name="Default" table:number-columns-repeated="2"/>
          <table:table-cell/>
          <table:table-cell office:value-type="string" calcext:value-type="string">
            <text:p>https://cdn.shopify.com/s/files/1/0417/5675/4069/products/2x25_Angle_Half_Open_grande_f53f7201-98de-47b2-9cd8-272fc3ea3852.png?v=1596466628</text:p>
          </table:table-cell>
          <table:table-cell office:value-type="float" office:value="18" calcext:value-type="float">
            <text:p>18</text:p>
          </table:table-cell>
          <table:table-cell table:number-columns-repeated="22"/>
        </table:table-row>
        <table:table-row table:style-name="ro1">
          <table:table-cell office:value-type="string" calcext:value-type="string">
            <text:p>4x8-ggt-lite</text:p>
          </table:table-cell>
          <table:table-cell table:number-columns-repeated="20"/>
          <table:table-cell table:style-name="Default" table:number-columns-repeated="2"/>
          <table:table-cell/>
          <table:table-cell office:value-type="string" calcext:value-type="string">
            <text:p>https://cdn.shopify.com/s/files/1/0417/5675/4069/products/2x25_Angle_grande_1_a059bd24-5962-4dde-8c5c-4b8a38f3b5c0.png?v=1596466628</text:p>
          </table:table-cell>
          <table:table-cell office:value-type="float" office:value="19" calcext:value-type="float">
            <text:p>19</text:p>
          </table:table-cell>
          <table:table-cell table:number-columns-repeated="22"/>
        </table:table-row>
        <table:table-row table:style-name="ro1">
          <table:table-cell office:value-type="string" calcext:value-type="string">
            <text:p>4x8-ggt-lite</text:p>
          </table:table-cell>
          <table:table-cell table:number-columns-repeated="20"/>
          <table:table-cell table:style-name="Default" table:number-columns-repeated="2"/>
          <table:table-cell/>
          <table:table-cell office:value-type="string" calcext:value-type="string">
            <text:p>https://cdn.shopify.com/s/files/1/0417/5675/4069/products/2x25_Angle_grande_24bcd889-a33d-45a9-8210-0b3034f25f2b.png?v=1596466628</text:p>
          </table:table-cell>
          <table:table-cell office:value-type="float" office:value="20" calcext:value-type="float">
            <text:p>20</text:p>
          </table:table-cell>
          <table:table-cell table:number-columns-repeated="22"/>
        </table:table-row>
        <table:table-row table:style-name="ro1">
          <table:table-cell office:value-type="string" calcext:value-type="string">
            <text:p>4x8-ggt-lite</text:p>
          </table:table-cell>
          <table:table-cell table:number-columns-repeated="20"/>
          <table:table-cell table:style-name="Default" table:number-columns-repeated="2"/>
          <table:table-cell/>
          <table:table-cell office:value-type="string" calcext:value-type="string">
            <text:p>https://cdn.shopify.com/s/files/1/0417/5675/4069/products/Tent_Detail_grande_1_0d5fcb75-41f3-4a05-8e57-324c7b2e25ad.png?v=1596466628</text:p>
          </table:table-cell>
          <table:table-cell office:value-type="float" office:value="21" calcext:value-type="float">
            <text:p>21</text:p>
          </table:table-cell>
          <table:table-cell table:number-columns-repeated="22"/>
        </table:table-row>
        <table:table-row table:style-name="ro19">
          <table:table-cell office:value-type="string" calcext:value-type="string">
            <text:p>4x4-ggt-lite</text:p>
          </table:table-cell>
          <table:table-cell office:value-type="string" calcext:value-type="string">
            <text:p>Gorilla Grow - GORILLA GROW TENT - 4' x 4' - LITE LINE</text:p>
          </table:table-cell>
          <table:table-cell office:value-type="string" calcext:value-type="string">
            <text:p>&lt;h3&gt;DETAILS&lt;/h3&gt;</text:p>
            <text:p>&lt;h4&gt;&lt;/h4&gt;</text:p>
            <text:p/>
            <text:p>&lt;ul class="des_text"&gt;</text:p>
            <text:p/>
            <text:p>Specifications</text:p>
            <text:p/>
            <text:p>&lt;li&gt;Dimensions: 4’x4’x6’7″&lt;/li&gt;</text:p>
            <text:p>&lt;li&gt;Height w/ Extension Kit (sold separately): 7’7″&lt;/li&gt;</text:p>
            <text:p>&lt;li&gt;Weight: 30 lbs.&lt;/li&gt;</text:p>
            <text:p>&lt;li&gt;Canvas Density: 210D&lt;/li&gt;</text:p>
            <text:p>&lt;li&gt;Pole Diameter: 16mm&lt;/li&gt;</text:p>
            <text:p>&lt;li&gt;Door Quantity: 1&lt;/li&gt;</text:p>
            <text:p>&lt;li&gt;Ducting Port Quantity: 6 (11" Double Cinching)&lt;/li&gt;</text:p>
            <text:p>&lt;li&gt;Electrical Port Quantity: 2 (3")&lt;/li&gt;</text:p>
            <text:p/>
            <text:p>&lt;/ul&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LTGGT44</text:p>
          </table:table-cell>
          <table:table-cell office:value-type="string" calcext:value-type="string">
            <text:p>Weight (lbs)</text:p>
          </table:table-cell>
          <table:table-cell office:value-type="float" office:value="32" calcext:value-type="float">
            <text:p>32</text:p>
          </table:table-cell>
          <table:table-cell office:value-type="string" calcext:value-type="string">
            <text:p>Dimensions (in)</text:p>
          </table:table-cell>
          <table:table-cell office:value-type="string" calcext:value-type="string">
            <text:p>50x12x7</text:p>
          </table:table-cell>
          <table:table-cell office:value-type="string" calcext:value-type="string">
            <text:p>'29882816417</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31.95" calcext:value-type="float">
            <text:p>231.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2x4_Lite_Ext_Angle_grande_7656f95f-a562-44ac-aba0-7d1c9fff51f1.png?v=159646602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4x4-ggt-lite</text:p>
          </table:table-cell>
          <table:table-cell table:number-columns-repeated="20"/>
          <table:table-cell table:style-name="Default" table:number-columns-repeated="2"/>
          <table:table-cell/>
          <table:table-cell office:value-type="string" calcext:value-type="string">
            <text:p>https://cdn.shopify.com/s/files/1/0417/5675/4069/products/2x4_Lite_Ext_Angle_Half_Open_grande_f9aee5e3-bbd2-4ecd-8d94-bdbf4bf27469.png?v=1596466029</text:p>
          </table:table-cell>
          <table:table-cell office:value-type="float" office:value="2" calcext:value-type="float">
            <text:p>2</text:p>
          </table:table-cell>
          <table:table-cell table:number-columns-repeated="22"/>
        </table:table-row>
        <table:table-row table:style-name="ro1">
          <table:table-cell office:value-type="string" calcext:value-type="string">
            <text:p>4x4-ggt-lite</text:p>
          </table:table-cell>
          <table:table-cell table:number-columns-repeated="20"/>
          <table:table-cell table:style-name="Default" table:number-columns-repeated="2"/>
          <table:table-cell/>
          <table:table-cell office:value-type="string" calcext:value-type="string">
            <text:p>https://cdn.shopify.com/s/files/1/0417/5675/4069/products/2x4_Lite_Ext_Front_grande_1e9066cf-71d5-4004-852b-3c491c93b191.png?v=1596466029</text:p>
          </table:table-cell>
          <table:table-cell office:value-type="float" office:value="3" calcext:value-type="float">
            <text:p>3</text:p>
          </table:table-cell>
          <table:table-cell table:number-columns-repeated="22"/>
        </table:table-row>
        <table:table-row table:style-name="ro1">
          <table:table-cell office:value-type="string" calcext:value-type="string">
            <text:p>4x4-ggt-lite</text:p>
          </table:table-cell>
          <table:table-cell table:number-columns-repeated="20"/>
          <table:table-cell table:style-name="Default" table:number-columns-repeated="2"/>
          <table:table-cell/>
          <table:table-cell office:value-type="string" calcext:value-type="string">
            <text:p>https://cdn.shopify.com/s/files/1/0417/5675/4069/products/2x4_Lite_Ext_Front_Open_grande_0cb43a7f-08fe-4374-b743-af24fceb48da.png?v=1596466029</text:p>
          </table:table-cell>
          <table:table-cell office:value-type="float" office:value="4" calcext:value-type="float">
            <text:p>4</text:p>
          </table:table-cell>
          <table:table-cell table:number-columns-repeated="22"/>
        </table:table-row>
        <table:table-row table:style-name="ro1">
          <table:table-cell office:value-type="string" calcext:value-type="string">
            <text:p>4x4-ggt-lite</text:p>
          </table:table-cell>
          <table:table-cell table:number-columns-repeated="20"/>
          <table:table-cell table:style-name="Default" table:number-columns-repeated="2"/>
          <table:table-cell/>
          <table:table-cell office:value-type="string" calcext:value-type="string">
            <text:p>https://cdn.shopify.com/s/files/1/0417/5675/4069/products/2x4_Lite_Ext_Front_Windows_grande_73eb33bd-1e2f-475e-8658-3d6c0164a3cb.png?v=1596466029</text:p>
          </table:table-cell>
          <table:table-cell office:value-type="float" office:value="5" calcext:value-type="float">
            <text:p>5</text:p>
          </table:table-cell>
          <table:table-cell table:number-columns-repeated="22"/>
        </table:table-row>
        <table:table-row table:style-name="ro1">
          <table:table-cell office:value-type="string" calcext:value-type="string">
            <text:p>4x4-ggt-lite</text:p>
          </table:table-cell>
          <table:table-cell table:number-columns-repeated="20"/>
          <table:table-cell table:style-name="Default" table:number-columns-repeated="2"/>
          <table:table-cell/>
          <table:table-cell office:value-type="string" calcext:value-type="string">
            <text:p>https://cdn.shopify.com/s/files/1/0417/5675/4069/products/2x4_Lite_Front_grande_9eb146f3-1420-43ef-aa70-8e49cd2d96cb.png?v=1596466030</text:p>
          </table:table-cell>
          <table:table-cell office:value-type="float" office:value="6" calcext:value-type="float">
            <text:p>6</text:p>
          </table:table-cell>
          <table:table-cell table:number-columns-repeated="22"/>
        </table:table-row>
        <table:table-row table:style-name="ro1">
          <table:table-cell office:value-type="string" calcext:value-type="string">
            <text:p>4x4-ggt-lite</text:p>
          </table:table-cell>
          <table:table-cell table:number-columns-repeated="20"/>
          <table:table-cell table:style-name="Default" table:number-columns-repeated="2"/>
          <table:table-cell/>
          <table:table-cell office:value-type="string" calcext:value-type="string">
            <text:p>https://cdn.shopify.com/s/files/1/0417/5675/4069/products/2x4_Lite_Front_Open_grande_3edf3f59-de41-4a36-a5f6-9656944d5c9a.png?v=1596466030</text:p>
          </table:table-cell>
          <table:table-cell office:value-type="float" office:value="7" calcext:value-type="float">
            <text:p>7</text:p>
          </table:table-cell>
          <table:table-cell table:number-columns-repeated="22"/>
        </table:table-row>
        <table:table-row table:style-name="ro1">
          <table:table-cell office:value-type="string" calcext:value-type="string">
            <text:p>4x4-ggt-lite</text:p>
          </table:table-cell>
          <table:table-cell table:number-columns-repeated="20"/>
          <table:table-cell table:style-name="Default" table:number-columns-repeated="2"/>
          <table:table-cell/>
          <table:table-cell office:value-type="string" calcext:value-type="string">
            <text:p>https://cdn.shopify.com/s/files/1/0417/5675/4069/products/2x4_Lite_Front_Windows_grande_44d5f0fd-1db8-4bb0-8599-217767c13e26.png?v=1596466030</text:p>
          </table:table-cell>
          <table:table-cell office:value-type="float" office:value="8" calcext:value-type="float">
            <text:p>8</text:p>
          </table:table-cell>
          <table:table-cell table:number-columns-repeated="22"/>
        </table:table-row>
        <table:table-row table:style-name="ro1">
          <table:table-cell office:value-type="string" calcext:value-type="string">
            <text:p>4x4-ggt-lite</text:p>
          </table:table-cell>
          <table:table-cell table:number-columns-repeated="20"/>
          <table:table-cell table:style-name="Default" table:number-columns-repeated="2"/>
          <table:table-cell/>
          <table:table-cell office:value-type="string" calcext:value-type="string">
            <text:p>https://cdn.shopify.com/s/files/1/0417/5675/4069/products/2x4_Lite_Side_grande_18627e61-5afd-4030-afaa-8fcb23d08455.png?v=1596466030</text:p>
          </table:table-cell>
          <table:table-cell office:value-type="float" office:value="9" calcext:value-type="float">
            <text:p>9</text:p>
          </table:table-cell>
          <table:table-cell table:number-columns-repeated="22"/>
        </table:table-row>
        <table:table-row table:style-name="ro1">
          <table:table-cell office:value-type="string" calcext:value-type="string">
            <text:p>4x4-ggt-lite</text:p>
          </table:table-cell>
          <table:table-cell table:number-columns-repeated="20"/>
          <table:table-cell table:style-name="Default" table:number-columns-repeated="2"/>
          <table:table-cell/>
          <table:table-cell office:value-type="string" calcext:value-type="string">
            <text:p>https://cdn.shopify.com/s/files/1/0417/5675/4069/products/Lite_Line_Large_Port_Closed_2_grande_c5712553-6478-46e9-8cc0-8412944f83e0.png?v=1596466030</text:p>
          </table:table-cell>
          <table:table-cell office:value-type="float" office:value="10" calcext:value-type="float">
            <text:p>10</text:p>
          </table:table-cell>
          <table:table-cell table:number-columns-repeated="22"/>
        </table:table-row>
        <table:table-row table:style-name="ro1">
          <table:table-cell office:value-type="string" calcext:value-type="string">
            <text:p>4x4-ggt-lite</text:p>
          </table:table-cell>
          <table:table-cell table:number-columns-repeated="20"/>
          <table:table-cell table:style-name="Default" table:number-columns-repeated="2"/>
          <table:table-cell/>
          <table:table-cell office:value-type="string" calcext:value-type="string">
            <text:p>https://cdn.shopify.com/s/files/1/0417/5675/4069/products/Lite_Line_Pole_Detail_3_small_2a4f2126-4049-4eb8-8143-3a738361a6e3.png?v=1596466030</text:p>
          </table:table-cell>
          <table:table-cell office:value-type="float" office:value="11" calcext:value-type="float">
            <text:p>11</text:p>
          </table:table-cell>
          <table:table-cell table:number-columns-repeated="22"/>
        </table:table-row>
        <table:table-row table:style-name="ro1">
          <table:table-cell office:value-type="string" calcext:value-type="string">
            <text:p>4x4-ggt-lite</text:p>
          </table:table-cell>
          <table:table-cell table:number-columns-repeated="20"/>
          <table:table-cell table:style-name="Default" table:number-columns-repeated="2"/>
          <table:table-cell/>
          <table:table-cell office:value-type="string" calcext:value-type="string">
            <text:p>https://cdn.shopify.com/s/files/1/0417/5675/4069/products/Lite_Line_Tent_Detail_1_small_51d68876-1766-4e36-a8fd-16d9c0f47bb8.png?v=1596466030</text:p>
          </table:table-cell>
          <table:table-cell office:value-type="float" office:value="12" calcext:value-type="float">
            <text:p>12</text:p>
          </table:table-cell>
          <table:table-cell table:number-columns-repeated="22"/>
        </table:table-row>
        <table:table-row table:style-name="ro1">
          <table:table-cell office:value-type="string" calcext:value-type="string">
            <text:p>4x4-ggt-lite</text:p>
          </table:table-cell>
          <table:table-cell table:number-columns-repeated="20"/>
          <table:table-cell table:style-name="Default" table:number-columns-repeated="2"/>
          <table:table-cell/>
          <table:table-cell office:value-type="string" calcext:value-type="string">
            <text:p>https://cdn.shopify.com/s/files/1/0417/5675/4069/products/Lite_Line_Tool_Pouch_1_grande_9968b4e1-e278-40d1-8064-542e767af56e.png?v=1596466030</text:p>
          </table:table-cell>
          <table:table-cell office:value-type="float" office:value="13" calcext:value-type="float">
            <text:p>13</text:p>
          </table:table-cell>
          <table:table-cell table:number-columns-repeated="22"/>
        </table:table-row>
        <table:table-row table:style-name="ro1">
          <table:table-cell office:value-type="string" calcext:value-type="string">
            <text:p>4x4-ggt-lite</text:p>
          </table:table-cell>
          <table:table-cell table:number-columns-repeated="20"/>
          <table:table-cell table:style-name="Default" table:number-columns-repeated="2"/>
          <table:table-cell/>
          <table:table-cell office:value-type="string" calcext:value-type="string">
            <text:p>https://cdn.shopify.com/s/files/1/0417/5675/4069/products/Lite_Line_Vent_Open_Angle_grande_7cb14cac-0391-4700-b4c8-fef75e0e9278.png?v=1596466030</text:p>
          </table:table-cell>
          <table:table-cell office:value-type="float" office:value="14" calcext:value-type="float">
            <text:p>14</text:p>
          </table:table-cell>
          <table:table-cell table:number-columns-repeated="22"/>
        </table:table-row>
        <table:table-row table:style-name="ro1">
          <table:table-cell office:value-type="string" calcext:value-type="string">
            <text:p>4x4-ggt-lite</text:p>
          </table:table-cell>
          <table:table-cell table:number-columns-repeated="20"/>
          <table:table-cell table:style-name="Default" table:number-columns-repeated="2"/>
          <table:table-cell/>
          <table:table-cell office:value-type="string" calcext:value-type="string">
            <text:p>https://cdn.shopify.com/s/files/1/0417/5675/4069/products/Lite_Line_Zipper_2_grande_24f387ab-4d5a-48e6-8da7-052f47168d18.png?v=1596466030</text:p>
          </table:table-cell>
          <table:table-cell office:value-type="float" office:value="15" calcext:value-type="float">
            <text:p>15</text:p>
          </table:table-cell>
          <table:table-cell table:number-columns-repeated="22"/>
        </table:table-row>
        <table:table-row table:style-name="ro1">
          <table:table-cell office:value-type="string" calcext:value-type="string">
            <text:p>4x4-ggt-lite</text:p>
          </table:table-cell>
          <table:table-cell table:number-columns-repeated="20"/>
          <table:table-cell table:style-name="Default" table:number-columns-repeated="2"/>
          <table:table-cell/>
          <table:table-cell office:value-type="string" calcext:value-type="string">
            <text:p>https://cdn.shopify.com/s/files/1/0417/5675/4069/products/2x4_HOLES_grande_97a8c03d-f7ee-4cc7-9b10-69acd1293042.png?v=1596466030</text:p>
          </table:table-cell>
          <table:table-cell office:value-type="float" office:value="16" calcext:value-type="float">
            <text:p>16</text:p>
          </table:table-cell>
          <table:table-cell table:number-columns-repeated="22"/>
        </table:table-row>
        <table:table-row table:style-name="ro1">
          <table:table-cell office:value-type="string" calcext:value-type="string">
            <text:p>4x4-ggt-lite</text:p>
          </table:table-cell>
          <table:table-cell table:number-columns-repeated="20"/>
          <table:table-cell table:style-name="Default" table:number-columns-repeated="2"/>
          <table:table-cell/>
          <table:table-cell office:value-type="string" calcext:value-type="string">
            <text:p>https://cdn.shopify.com/s/files/1/0417/5675/4069/products/2x4_Lite_Angle_grande_ec3a303f-dc1e-4c87-9db7-704ced35e8da.png?v=1596466030</text:p>
          </table:table-cell>
          <table:table-cell office:value-type="float" office:value="17" calcext:value-type="float">
            <text:p>17</text:p>
          </table:table-cell>
          <table:table-cell table:number-columns-repeated="22"/>
        </table:table-row>
        <table:table-row table:style-name="ro1">
          <table:table-cell office:value-type="string" calcext:value-type="string">
            <text:p>4x4-ggt-lite</text:p>
          </table:table-cell>
          <table:table-cell table:number-columns-repeated="20"/>
          <table:table-cell table:style-name="Default" table:number-columns-repeated="2"/>
          <table:table-cell/>
          <table:table-cell office:value-type="string" calcext:value-type="string">
            <text:p>https://cdn.shopify.com/s/files/1/0417/5675/4069/products/2x4_Lite_Angle_Half_Open_grande_18837aa7-868b-47fa-b974-f7658fe7871d.png?v=1596466030</text:p>
          </table:table-cell>
          <table:table-cell office:value-type="float" office:value="18" calcext:value-type="float">
            <text:p>18</text:p>
          </table:table-cell>
          <table:table-cell table:number-columns-repeated="22"/>
        </table:table-row>
        <table:table-row table:style-name="ro1">
          <table:table-cell office:value-type="string" calcext:value-type="string">
            <text:p>4x4-ggt-lite</text:p>
          </table:table-cell>
          <table:table-cell table:number-columns-repeated="20"/>
          <table:table-cell table:style-name="Default" table:number-columns-repeated="2"/>
          <table:table-cell/>
          <table:table-cell office:value-type="string" calcext:value-type="string">
            <text:p>https://cdn.shopify.com/s/files/1/0417/5675/4069/products/2x4_Lite_Angle_Open_grande_d45d6daa-ddcc-43da-b2f7-1a8a3974c5fc.png?v=1596466030</text:p>
          </table:table-cell>
          <table:table-cell office:value-type="float" office:value="19" calcext:value-type="float">
            <text:p>19</text:p>
          </table:table-cell>
          <table:table-cell table:number-columns-repeated="22"/>
        </table:table-row>
        <table:table-row table:style-name="ro19">
          <table:table-cell office:value-type="string" calcext:value-type="string">
            <text:p>2x4-ggt-lite</text:p>
          </table:table-cell>
          <table:table-cell office:value-type="string" calcext:value-type="string">
            <text:p>Gorilla Grow - GORILLA GROW TENT - 2' x 4' - LITE LINE</text:p>
          </table:table-cell>
          <table:table-cell office:value-type="string" calcext:value-type="string">
            <text:p>&lt;h3&gt;DETAILS&lt;/h3&gt;</text:p>
            <text:p>&lt;h4&gt;&lt;/h4&gt;</text:p>
            <text:p/>
            <text:p>&lt;ul class="des_text"&gt;</text:p>
            <text:p/>
            <text:p>Specifications</text:p>
            <text:p/>
            <text:p>&lt;li&gt;Dimensions: 2’x2.5’x5’7″&lt;/li&gt;</text:p>
            <text:p>&lt;li&gt;Height w/ Extension Kit (sold separately): 6’7″&lt;/li&gt;</text:p>
            <text:p>&lt;li&gt;Weight: 19 lbs.&lt;/li&gt;</text:p>
            <text:p>&lt;li&gt;Canvas Density: 210D&lt;/li&gt;</text:p>
            <text:p>&lt;li&gt;Pole Diameter: 16mm&lt;/li&gt;</text:p>
            <text:p>&lt;li&gt;Door Quantity: 1&lt;/li&gt;</text:p>
            <text:p>&lt;li&gt;Ducting Port Quantity: 5 (11" Double Cinching)&lt;/li&gt;</text:p>
            <text:p>&lt;li&gt;Electrical Port Quantity: 2 (3")&lt;/li&gt;</text:p>
            <text:p/>
            <text:p>&lt;/ul&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LTGGT24</text:p>
          </table:table-cell>
          <table:table-cell office:value-type="string" calcext:value-type="string">
            <text:p>Weight (lbs)</text:p>
          </table:table-cell>
          <table:table-cell office:value-type="float" office:value="26" calcext:value-type="float">
            <text:p>26</text:p>
          </table:table-cell>
          <table:table-cell office:value-type="string" calcext:value-type="string">
            <text:p>Dimensions (in)</text:p>
          </table:table-cell>
          <table:table-cell office:value-type="string" calcext:value-type="string">
            <text:p>50x11x7</text:p>
          </table:table-cell>
          <table:table-cell office:value-type="string" calcext:value-type="string">
            <text:p>'29882816400</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96.95" calcext:value-type="float">
            <text:p>196.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2x4_Lite_Angle_grande_c63b5e77-c2a7-4e57-833f-e1f2bcc8eebd.png?v=159646588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2x4-ggt-lite</text:p>
          </table:table-cell>
          <table:table-cell table:number-columns-repeated="20"/>
          <table:table-cell table:style-name="Default" table:number-columns-repeated="2"/>
          <table:table-cell/>
          <table:table-cell office:value-type="string" calcext:value-type="string">
            <text:p>https://cdn.shopify.com/s/files/1/0417/5675/4069/products/2x4_Lite_Angle_Half_Open_grande_653a7a95-3571-4a7d-a541-c9ec5a6704dd.png?v=1596465889</text:p>
          </table:table-cell>
          <table:table-cell office:value-type="float" office:value="2" calcext:value-type="float">
            <text:p>2</text:p>
          </table:table-cell>
          <table:table-cell table:number-columns-repeated="22"/>
        </table:table-row>
        <table:table-row table:style-name="ro1">
          <table:table-cell office:value-type="string" calcext:value-type="string">
            <text:p>2x4-ggt-lite</text:p>
          </table:table-cell>
          <table:table-cell table:number-columns-repeated="20"/>
          <table:table-cell table:style-name="Default" table:number-columns-repeated="2"/>
          <table:table-cell/>
          <table:table-cell office:value-type="string" calcext:value-type="string">
            <text:p>https://cdn.shopify.com/s/files/1/0417/5675/4069/products/2x4_Lite_Angle_Open_grande_3193e233-e97b-4da3-9cc5-9a493ed3ec03.png?v=1596465889</text:p>
          </table:table-cell>
          <table:table-cell office:value-type="float" office:value="3" calcext:value-type="float">
            <text:p>3</text:p>
          </table:table-cell>
          <table:table-cell table:number-columns-repeated="22"/>
        </table:table-row>
        <table:table-row table:style-name="ro1">
          <table:table-cell office:value-type="string" calcext:value-type="string">
            <text:p>2x4-ggt-lite</text:p>
          </table:table-cell>
          <table:table-cell table:number-columns-repeated="20"/>
          <table:table-cell table:style-name="Default" table:number-columns-repeated="2"/>
          <table:table-cell/>
          <table:table-cell office:value-type="string" calcext:value-type="string">
            <text:p>https://cdn.shopify.com/s/files/1/0417/5675/4069/products/2x4_Lite_Ext_Angle_grande_366e107b-269a-4400-b5a6-9246170ff944.png?v=1596465890</text:p>
          </table:table-cell>
          <table:table-cell office:value-type="float" office:value="4" calcext:value-type="float">
            <text:p>4</text:p>
          </table:table-cell>
          <table:table-cell table:number-columns-repeated="22"/>
        </table:table-row>
        <table:table-row table:style-name="ro1">
          <table:table-cell office:value-type="string" calcext:value-type="string">
            <text:p>2x4-ggt-lite</text:p>
          </table:table-cell>
          <table:table-cell table:number-columns-repeated="20"/>
          <table:table-cell table:style-name="Default" table:number-columns-repeated="2"/>
          <table:table-cell/>
          <table:table-cell office:value-type="string" calcext:value-type="string">
            <text:p>https://cdn.shopify.com/s/files/1/0417/5675/4069/products/2x4_Lite_Ext_Angle_Half_Open_grande_80f39f4c-4101-4842-816d-968f93ffb38f.png?v=1596465892</text:p>
          </table:table-cell>
          <table:table-cell office:value-type="float" office:value="5" calcext:value-type="float">
            <text:p>5</text:p>
          </table:table-cell>
          <table:table-cell table:number-columns-repeated="22"/>
        </table:table-row>
        <table:table-row table:style-name="ro1">
          <table:table-cell office:value-type="string" calcext:value-type="string">
            <text:p>2x4-ggt-lite</text:p>
          </table:table-cell>
          <table:table-cell table:number-columns-repeated="20"/>
          <table:table-cell table:style-name="Default" table:number-columns-repeated="2"/>
          <table:table-cell/>
          <table:table-cell office:value-type="string" calcext:value-type="string">
            <text:p>https://cdn.shopify.com/s/files/1/0417/5675/4069/products/2x4_Lite_Ext_Front_grande_154a4168-e30e-43cb-97cf-24b24a848e53.png?v=1596465892</text:p>
          </table:table-cell>
          <table:table-cell office:value-type="float" office:value="6" calcext:value-type="float">
            <text:p>6</text:p>
          </table:table-cell>
          <table:table-cell table:number-columns-repeated="22"/>
        </table:table-row>
        <table:table-row table:style-name="ro1">
          <table:table-cell office:value-type="string" calcext:value-type="string">
            <text:p>2x4-ggt-lite</text:p>
          </table:table-cell>
          <table:table-cell table:number-columns-repeated="20"/>
          <table:table-cell table:style-name="Default" table:number-columns-repeated="2"/>
          <table:table-cell/>
          <table:table-cell office:value-type="string" calcext:value-type="string">
            <text:p>https://cdn.shopify.com/s/files/1/0417/5675/4069/products/2x4_Lite_Ext_Front_Open_grande_5f242d53-4960-4a86-ba6d-c10b66ce7c7b.png?v=1596465892</text:p>
          </table:table-cell>
          <table:table-cell office:value-type="float" office:value="7" calcext:value-type="float">
            <text:p>7</text:p>
          </table:table-cell>
          <table:table-cell table:number-columns-repeated="22"/>
        </table:table-row>
        <table:table-row table:style-name="ro1">
          <table:table-cell office:value-type="string" calcext:value-type="string">
            <text:p>2x4-ggt-lite</text:p>
          </table:table-cell>
          <table:table-cell table:number-columns-repeated="20"/>
          <table:table-cell table:style-name="Default" table:number-columns-repeated="2"/>
          <table:table-cell/>
          <table:table-cell office:value-type="string" calcext:value-type="string">
            <text:p>https://cdn.shopify.com/s/files/1/0417/5675/4069/products/2x4_Lite_Ext_Front_Windows_grande_b8c51c02-0e32-41b0-9afd-47200128250b.png?v=1596465893</text:p>
          </table:table-cell>
          <table:table-cell office:value-type="float" office:value="8" calcext:value-type="float">
            <text:p>8</text:p>
          </table:table-cell>
          <table:table-cell table:number-columns-repeated="22"/>
        </table:table-row>
        <table:table-row table:style-name="ro1">
          <table:table-cell office:value-type="string" calcext:value-type="string">
            <text:p>2x4-ggt-lite</text:p>
          </table:table-cell>
          <table:table-cell table:number-columns-repeated="20"/>
          <table:table-cell table:style-name="Default" table:number-columns-repeated="2"/>
          <table:table-cell/>
          <table:table-cell office:value-type="string" calcext:value-type="string">
            <text:p>https://cdn.shopify.com/s/files/1/0417/5675/4069/products/2x4_Lite_Front_grande_30659bc2-96aa-4e90-ac36-f063c6b00044.png?v=1596465893</text:p>
          </table:table-cell>
          <table:table-cell office:value-type="float" office:value="9" calcext:value-type="float">
            <text:p>9</text:p>
          </table:table-cell>
          <table:table-cell table:number-columns-repeated="22"/>
        </table:table-row>
        <table:table-row table:style-name="ro1">
          <table:table-cell office:value-type="string" calcext:value-type="string">
            <text:p>2x4-ggt-lite</text:p>
          </table:table-cell>
          <table:table-cell table:number-columns-repeated="20"/>
          <table:table-cell table:style-name="Default" table:number-columns-repeated="2"/>
          <table:table-cell/>
          <table:table-cell office:value-type="string" calcext:value-type="string">
            <text:p>https://cdn.shopify.com/s/files/1/0417/5675/4069/products/2x4_Lite_Front_Open_grande_4d4ccb3f-e6c6-4b41-b2ae-5c86adb0fae7.png?v=1596465893</text:p>
          </table:table-cell>
          <table:table-cell office:value-type="float" office:value="10" calcext:value-type="float">
            <text:p>10</text:p>
          </table:table-cell>
          <table:table-cell table:number-columns-repeated="22"/>
        </table:table-row>
        <table:table-row table:style-name="ro1">
          <table:table-cell office:value-type="string" calcext:value-type="string">
            <text:p>2x4-ggt-lite</text:p>
          </table:table-cell>
          <table:table-cell table:number-columns-repeated="20"/>
          <table:table-cell table:style-name="Default" table:number-columns-repeated="2"/>
          <table:table-cell/>
          <table:table-cell office:value-type="string" calcext:value-type="string">
            <text:p>https://cdn.shopify.com/s/files/1/0417/5675/4069/products/2x4_Lite_Front_Windows_grande_080b1ac7-21d6-40ef-abc4-c727f448ae18.png?v=1596465893</text:p>
          </table:table-cell>
          <table:table-cell office:value-type="float" office:value="11" calcext:value-type="float">
            <text:p>11</text:p>
          </table:table-cell>
          <table:table-cell table:number-columns-repeated="22"/>
        </table:table-row>
        <table:table-row table:style-name="ro1">
          <table:table-cell office:value-type="string" calcext:value-type="string">
            <text:p>2x4-ggt-lite</text:p>
          </table:table-cell>
          <table:table-cell table:number-columns-repeated="20"/>
          <table:table-cell table:style-name="Default" table:number-columns-repeated="2"/>
          <table:table-cell/>
          <table:table-cell office:value-type="string" calcext:value-type="string">
            <text:p>https://cdn.shopify.com/s/files/1/0417/5675/4069/products/2x4_Lite_Side_grande_ce54c432-1d06-4941-a0b2-c4db6fb0729a.png?v=1596465893</text:p>
          </table:table-cell>
          <table:table-cell office:value-type="float" office:value="12" calcext:value-type="float">
            <text:p>12</text:p>
          </table:table-cell>
          <table:table-cell table:number-columns-repeated="22"/>
        </table:table-row>
        <table:table-row table:style-name="ro1">
          <table:table-cell office:value-type="string" calcext:value-type="string">
            <text:p>2x4-ggt-lite</text:p>
          </table:table-cell>
          <table:table-cell table:number-columns-repeated="20"/>
          <table:table-cell table:style-name="Default" table:number-columns-repeated="2"/>
          <table:table-cell/>
          <table:table-cell office:value-type="string" calcext:value-type="string">
            <text:p>https://cdn.shopify.com/s/files/1/0417/5675/4069/products/Lite_Line_Large_Port_Closed_2_grande_52108a2b-69f8-4174-a598-8a4a61ca8a87.png?v=1596465893</text:p>
          </table:table-cell>
          <table:table-cell office:value-type="float" office:value="13" calcext:value-type="float">
            <text:p>13</text:p>
          </table:table-cell>
          <table:table-cell table:number-columns-repeated="22"/>
        </table:table-row>
        <table:table-row table:style-name="ro1">
          <table:table-cell office:value-type="string" calcext:value-type="string">
            <text:p>2x4-ggt-lite</text:p>
          </table:table-cell>
          <table:table-cell table:number-columns-repeated="20"/>
          <table:table-cell table:style-name="Default" table:number-columns-repeated="2"/>
          <table:table-cell/>
          <table:table-cell office:value-type="string" calcext:value-type="string">
            <text:p>https://cdn.shopify.com/s/files/1/0417/5675/4069/products/Lite_Line_Pole_Detail_3_small_11e4d4a5-4f28-46ba-83f9-b493d227f44e.png?v=1596465893</text:p>
          </table:table-cell>
          <table:table-cell office:value-type="float" office:value="14" calcext:value-type="float">
            <text:p>14</text:p>
          </table:table-cell>
          <table:table-cell table:number-columns-repeated="22"/>
        </table:table-row>
        <table:table-row table:style-name="ro1">
          <table:table-cell office:value-type="string" calcext:value-type="string">
            <text:p>2x4-ggt-lite</text:p>
          </table:table-cell>
          <table:table-cell table:number-columns-repeated="20"/>
          <table:table-cell table:style-name="Default" table:number-columns-repeated="2"/>
          <table:table-cell/>
          <table:table-cell office:value-type="string" calcext:value-type="string">
            <text:p>https://cdn.shopify.com/s/files/1/0417/5675/4069/products/Lite_Line_Tent_Detail_1_small_62208dc1-08f8-4955-a870-88dba377fb5e.png?v=1596465893</text:p>
          </table:table-cell>
          <table:table-cell office:value-type="float" office:value="15" calcext:value-type="float">
            <text:p>15</text:p>
          </table:table-cell>
          <table:table-cell table:number-columns-repeated="22"/>
        </table:table-row>
        <table:table-row table:style-name="ro1">
          <table:table-cell office:value-type="string" calcext:value-type="string">
            <text:p>2x4-ggt-lite</text:p>
          </table:table-cell>
          <table:table-cell table:number-columns-repeated="20"/>
          <table:table-cell table:style-name="Default" table:number-columns-repeated="2"/>
          <table:table-cell/>
          <table:table-cell office:value-type="string" calcext:value-type="string">
            <text:p>https://cdn.shopify.com/s/files/1/0417/5675/4069/products/Lite_Line_Tool_Pouch_1_grande_a984998c-d975-4ec5-aa6d-47ec0d3b56ee.png?v=1596465893</text:p>
          </table:table-cell>
          <table:table-cell office:value-type="float" office:value="16" calcext:value-type="float">
            <text:p>16</text:p>
          </table:table-cell>
          <table:table-cell table:number-columns-repeated="22"/>
        </table:table-row>
        <table:table-row table:style-name="ro1">
          <table:table-cell office:value-type="string" calcext:value-type="string">
            <text:p>2x4-ggt-lite</text:p>
          </table:table-cell>
          <table:table-cell table:number-columns-repeated="20"/>
          <table:table-cell table:style-name="Default" table:number-columns-repeated="2"/>
          <table:table-cell/>
          <table:table-cell office:value-type="string" calcext:value-type="string">
            <text:p>https://cdn.shopify.com/s/files/1/0417/5675/4069/products/Lite_Line_Vent_Open_Angle_grande_34066639-792a-48ae-a1af-e35607bb1bcd.png?v=1596465893</text:p>
          </table:table-cell>
          <table:table-cell office:value-type="float" office:value="17" calcext:value-type="float">
            <text:p>17</text:p>
          </table:table-cell>
          <table:table-cell table:number-columns-repeated="22"/>
        </table:table-row>
        <table:table-row table:style-name="ro1">
          <table:table-cell office:value-type="string" calcext:value-type="string">
            <text:p>2x4-ggt-lite</text:p>
          </table:table-cell>
          <table:table-cell table:number-columns-repeated="20"/>
          <table:table-cell table:style-name="Default" table:number-columns-repeated="2"/>
          <table:table-cell/>
          <table:table-cell office:value-type="string" calcext:value-type="string">
            <text:p>https://cdn.shopify.com/s/files/1/0417/5675/4069/products/Lite_Line_Zipper_2_grande_d7ba43f5-35d1-4667-86df-844be27f73b4.png?v=1596465893</text:p>
          </table:table-cell>
          <table:table-cell office:value-type="float" office:value="18" calcext:value-type="float">
            <text:p>18</text:p>
          </table:table-cell>
          <table:table-cell table:number-columns-repeated="22"/>
        </table:table-row>
        <table:table-row table:style-name="ro1">
          <table:table-cell office:value-type="string" calcext:value-type="string">
            <text:p>2x4-ggt-lite</text:p>
          </table:table-cell>
          <table:table-cell table:number-columns-repeated="20"/>
          <table:table-cell table:style-name="Default" table:number-columns-repeated="2"/>
          <table:table-cell/>
          <table:table-cell office:value-type="string" calcext:value-type="string">
            <text:p>https://cdn.shopify.com/s/files/1/0417/5675/4069/products/2x4_HOLES_grande_1b1c4b01-7ab7-4130-83fc-e4d071899969.png?v=1596465893</text:p>
          </table:table-cell>
          <table:table-cell office:value-type="float" office:value="19" calcext:value-type="float">
            <text:p>19</text:p>
          </table:table-cell>
          <table:table-cell table:number-columns-repeated="22"/>
        </table:table-row>
        <table:table-row table:style-name="ro19">
          <table:table-cell office:value-type="string" calcext:value-type="string">
            <text:p>2x2-5-ggt-lite</text:p>
          </table:table-cell>
          <table:table-cell office:value-type="string" calcext:value-type="string">
            <text:p>Gorilla Grow -GORILLA GROW TENT - 2' x 2.5' - LITE LINE</text:p>
          </table:table-cell>
          <table:table-cell office:value-type="string" calcext:value-type="string">
            <text:p>&lt;h3&gt;DETAILS&lt;/h3&gt;</text:p>
            <text:p>&lt;h4&gt;&lt;/h4&gt;</text:p>
            <text:p/>
            <text:p>&lt;ul class="des_text"&gt;</text:p>
            <text:p/>
            <text:p>Specifications</text:p>
            <text:p/>
            <text:p>&lt;li&gt;Dimensions: 2’x2.5’x5’7″&lt;/li&gt;</text:p>
            <text:p>&lt;li&gt;Height w/ Extension Kit (sold separately): 6’7″&lt;/li&gt;</text:p>
            <text:p>&lt;li&gt;Weight: 19 lbs.&lt;/li&gt;</text:p>
            <text:p>&lt;li&gt;Canvas Density: 210D&lt;/li&gt;</text:p>
            <text:p>&lt;li&gt;Pole Diameter: 16mm&lt;/li&gt;</text:p>
            <text:p>&lt;li&gt;Door Quantity: 1&lt;/li&gt;</text:p>
            <text:p>&lt;li&gt;Ducting Port Quantity: 5 (11" Double Cinching)&lt;/li&gt;</text:p>
            <text:p>&lt;li&gt;Electrical Port Quantity: 2 (3")&lt;/li&gt;</text:p>
            <text:p/>
            <text:p>&lt;/ul&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LTGGT22</text:p>
          </table:table-cell>
          <table:table-cell office:value-type="string" calcext:value-type="string">
            <text:p>Weight (lbs)</text:p>
          </table:table-cell>
          <table:table-cell office:value-type="float" office:value="20" calcext:value-type="float">
            <text:p>20</text:p>
          </table:table-cell>
          <table:table-cell office:value-type="string" calcext:value-type="string">
            <text:p>Dimensions (in)</text:p>
          </table:table-cell>
          <table:table-cell office:value-type="string" calcext:value-type="string">
            <text:p>35x10x7</text:p>
          </table:table-cell>
          <table:table-cell office:value-type="string" calcext:value-type="string">
            <text:p>'29882816394</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1.95" calcext:value-type="float">
            <text:p>131.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Tent_Detail_grande_19aeb6e0-13b9-46c0-94a8-37881f43126e.png?v=159645549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2x2-5-ggt-lite</text:p>
          </table:table-cell>
          <table:table-cell table:number-columns-repeated="20"/>
          <table:table-cell table:style-name="Default" table:number-columns-repeated="2"/>
          <table:table-cell/>
          <table:table-cell office:value-type="string" calcext:value-type="string">
            <text:p>https://cdn.shopify.com/s/files/1/0417/5675/4069/products/Lite_Line_Vent_Open_Angle_grande_23b44bf0-4e5b-47af-9059-dc54423ec60c.png?v=1596455499</text:p>
          </table:table-cell>
          <table:table-cell office:value-type="float" office:value="2" calcext:value-type="float">
            <text:p>2</text:p>
          </table:table-cell>
          <table:table-cell table:number-columns-repeated="22"/>
        </table:table-row>
        <table:table-row table:style-name="ro1">
          <table:table-cell office:value-type="string" calcext:value-type="string">
            <text:p>2x2-5-ggt-lite</text:p>
          </table:table-cell>
          <table:table-cell table:number-columns-repeated="20"/>
          <table:table-cell table:style-name="Default" table:number-columns-repeated="2"/>
          <table:table-cell/>
          <table:table-cell office:value-type="string" calcext:value-type="string">
            <text:p>https://cdn.shopify.com/s/files/1/0417/5675/4069/products/Lite_Line_Large_Port_Closed_2_24d14a84-6602-4776-adc7-66d0a2971783_grande_2.png?v=1596455499</text:p>
          </table:table-cell>
          <table:table-cell office:value-type="float" office:value="3" calcext:value-type="float">
            <text:p>3</text:p>
          </table:table-cell>
          <table:table-cell table:number-columns-repeated="22"/>
        </table:table-row>
        <table:table-row table:style-name="ro1">
          <table:table-cell office:value-type="string" calcext:value-type="string">
            <text:p>2x2-5-ggt-lite</text:p>
          </table:table-cell>
          <table:table-cell table:number-columns-repeated="20"/>
          <table:table-cell table:style-name="Default" table:number-columns-repeated="2"/>
          <table:table-cell/>
          <table:table-cell office:value-type="string" calcext:value-type="string">
            <text:p>https://cdn.shopify.com/s/files/1/0417/5675/4069/products/Lite_Line_Tent_Detail_1_150d1760-c3d1-4744-a308-a546ae4b03cf_grande_1.png?v=1596455499</text:p>
          </table:table-cell>
          <table:table-cell office:value-type="float" office:value="4" calcext:value-type="float">
            <text:p>4</text:p>
          </table:table-cell>
          <table:table-cell table:number-columns-repeated="22"/>
        </table:table-row>
        <table:table-row table:style-name="ro1">
          <table:table-cell office:value-type="string" calcext:value-type="string">
            <text:p>2x2-5-ggt-lite</text:p>
          </table:table-cell>
          <table:table-cell table:number-columns-repeated="20"/>
          <table:table-cell table:style-name="Default" table:number-columns-repeated="2"/>
          <table:table-cell/>
          <table:table-cell office:value-type="string" calcext:value-type="string">
            <text:p>https://cdn.shopify.com/s/files/1/0417/5675/4069/products/Lite_Line_Pole_Detail_3_d25717ce-15f9-4f7a-9dcd-022237d1baf6_grande_1.png?v=1596455499</text:p>
          </table:table-cell>
          <table:table-cell office:value-type="float" office:value="5" calcext:value-type="float">
            <text:p>5</text:p>
          </table:table-cell>
          <table:table-cell table:number-columns-repeated="22"/>
        </table:table-row>
        <table:table-row table:style-name="ro1">
          <table:table-cell office:value-type="string" calcext:value-type="string">
            <text:p>2x2-5-ggt-lite</text:p>
          </table:table-cell>
          <table:table-cell table:number-columns-repeated="20"/>
          <table:table-cell table:style-name="Default" table:number-columns-repeated="2"/>
          <table:table-cell/>
          <table:table-cell office:value-type="string" calcext:value-type="string">
            <text:p>https://cdn.shopify.com/s/files/1/0417/5675/4069/products/Lite_Line_Pole_Detail_3_grande_a20f14b7-7885-43d9-8553-f3104157a8a0.png?v=1596455499</text:p>
          </table:table-cell>
          <table:table-cell office:value-type="float" office:value="6" calcext:value-type="float">
            <text:p>6</text:p>
          </table:table-cell>
          <table:table-cell table:number-columns-repeated="22"/>
        </table:table-row>
        <table:table-row table:style-name="ro1">
          <table:table-cell office:value-type="string" calcext:value-type="string">
            <text:p>2x2-5-ggt-lite</text:p>
          </table:table-cell>
          <table:table-cell table:number-columns-repeated="20"/>
          <table:table-cell table:style-name="Default" table:number-columns-repeated="2"/>
          <table:table-cell/>
          <table:table-cell office:value-type="string" calcext:value-type="string">
            <text:p>https://cdn.shopify.com/s/files/1/0417/5675/4069/products/Lite_Line_Tent_Detail_1_grande_3b7ad99a-a964-4ea7-a793-b52cff77a5ce.png?v=1596455499</text:p>
          </table:table-cell>
          <table:table-cell office:value-type="float" office:value="7" calcext:value-type="float">
            <text:p>7</text:p>
          </table:table-cell>
          <table:table-cell table:number-columns-repeated="22"/>
        </table:table-row>
        <table:table-row table:style-name="ro1">
          <table:table-cell office:value-type="string" calcext:value-type="string">
            <text:p>2x2-5-ggt-lite</text:p>
          </table:table-cell>
          <table:table-cell table:number-columns-repeated="20"/>
          <table:table-cell table:style-name="Default" table:number-columns-repeated="2"/>
          <table:table-cell/>
          <table:table-cell office:value-type="string" calcext:value-type="string">
            <text:p>https://cdn.shopify.com/s/files/1/0417/5675/4069/products/Lite_Line_Large_Port_Closed_2_24d14a84-6602-4776-adc7-66d0a2971783_grande_1.png?v=1596455499</text:p>
          </table:table-cell>
          <table:table-cell office:value-type="float" office:value="8" calcext:value-type="float">
            <text:p>8</text:p>
          </table:table-cell>
          <table:table-cell table:number-columns-repeated="22"/>
        </table:table-row>
        <table:table-row table:style-name="ro1">
          <table:table-cell office:value-type="string" calcext:value-type="string">
            <text:p>2x2-5-ggt-lite</text:p>
          </table:table-cell>
          <table:table-cell table:number-columns-repeated="20"/>
          <table:table-cell table:style-name="Default" table:number-columns-repeated="2"/>
          <table:table-cell/>
          <table:table-cell office:value-type="string" calcext:value-type="string">
            <text:p>https://cdn.shopify.com/s/files/1/0417/5675/4069/products/Lite_Line_Large_Port_Closed_2_grande_4773aba1-a217-47c1-b81a-c473a0242473.png?v=1596455499</text:p>
          </table:table-cell>
          <table:table-cell office:value-type="float" office:value="9" calcext:value-type="float">
            <text:p>9</text:p>
          </table:table-cell>
          <table:table-cell table:number-columns-repeated="22"/>
        </table:table-row>
        <table:table-row table:style-name="ro1">
          <table:table-cell office:value-type="string" calcext:value-type="string">
            <text:p>2x2-5-ggt-lite</text:p>
          </table:table-cell>
          <table:table-cell table:number-columns-repeated="20"/>
          <table:table-cell table:style-name="Default" table:number-columns-repeated="2"/>
          <table:table-cell/>
          <table:table-cell office:value-type="string" calcext:value-type="string">
            <text:p>https://cdn.shopify.com/s/files/1/0417/5675/4069/products/2x25_Side_grande_6e496370-e387-4260-9712-2e67a61467fb.png?v=1596455499</text:p>
          </table:table-cell>
          <table:table-cell office:value-type="float" office:value="10" calcext:value-type="float">
            <text:p>10</text:p>
          </table:table-cell>
          <table:table-cell table:number-columns-repeated="22"/>
        </table:table-row>
        <table:table-row table:style-name="ro1">
          <table:table-cell office:value-type="string" calcext:value-type="string">
            <text:p>2x2-5-ggt-lite</text:p>
          </table:table-cell>
          <table:table-cell table:number-columns-repeated="20"/>
          <table:table-cell table:style-name="Default" table:number-columns-repeated="2"/>
          <table:table-cell/>
          <table:table-cell office:value-type="string" calcext:value-type="string">
            <text:p>https://cdn.shopify.com/s/files/1/0417/5675/4069/products/2x25_Rear_grande_4869df9b-9dd3-40e6-a317-a0834a467411.png?v=1596455499</text:p>
          </table:table-cell>
          <table:table-cell office:value-type="float" office:value="11" calcext:value-type="float">
            <text:p>11</text:p>
          </table:table-cell>
          <table:table-cell table:number-columns-repeated="22"/>
        </table:table-row>
        <table:table-row table:style-name="ro1">
          <table:table-cell office:value-type="string" calcext:value-type="string">
            <text:p>2x2-5-ggt-lite</text:p>
          </table:table-cell>
          <table:table-cell table:number-columns-repeated="20"/>
          <table:table-cell table:style-name="Default" table:number-columns-repeated="2"/>
          <table:table-cell/>
          <table:table-cell office:value-type="string" calcext:value-type="string">
            <text:p>https://cdn.shopify.com/s/files/1/0417/5675/4069/products/2x25_Front_Windows_grande_e66dba36-b099-4a29-bfe6-8fc6501ac299.png?v=1596455499</text:p>
          </table:table-cell>
          <table:table-cell office:value-type="float" office:value="12" calcext:value-type="float">
            <text:p>12</text:p>
          </table:table-cell>
          <table:table-cell table:number-columns-repeated="22"/>
        </table:table-row>
        <table:table-row table:style-name="ro1">
          <table:table-cell office:value-type="string" calcext:value-type="string">
            <text:p>2x2-5-ggt-lite</text:p>
          </table:table-cell>
          <table:table-cell table:number-columns-repeated="20"/>
          <table:table-cell table:style-name="Default" table:number-columns-repeated="2"/>
          <table:table-cell/>
          <table:table-cell office:value-type="string" calcext:value-type="string">
            <text:p>https://cdn.shopify.com/s/files/1/0417/5675/4069/products/2x25_HOLES_small_d32ea99c-bd2c-4931-a7c6-ac35ec570d6d.png?v=1596455499</text:p>
          </table:table-cell>
          <table:table-cell office:value-type="float" office:value="13" calcext:value-type="float">
            <text:p>13</text:p>
          </table:table-cell>
          <table:table-cell table:number-columns-repeated="22"/>
        </table:table-row>
        <table:table-row table:style-name="ro1">
          <table:table-cell office:value-type="string" calcext:value-type="string">
            <text:p>2x2-5-ggt-lite</text:p>
          </table:table-cell>
          <table:table-cell table:number-columns-repeated="20"/>
          <table:table-cell table:style-name="Default" table:number-columns-repeated="2"/>
          <table:table-cell/>
          <table:table-cell office:value-type="string" calcext:value-type="string">
            <text:p>https://cdn.shopify.com/s/files/1/0417/5675/4069/products/2x25_Front_Open_grande_2408d117-647c-49cb-88a8-b2819ab30065.png?v=1596455499</text:p>
          </table:table-cell>
          <table:table-cell office:value-type="float" office:value="14" calcext:value-type="float">
            <text:p>14</text:p>
          </table:table-cell>
          <table:table-cell table:number-columns-repeated="22"/>
        </table:table-row>
        <table:table-row table:style-name="ro1">
          <table:table-cell office:value-type="string" calcext:value-type="string">
            <text:p>2x2-5-ggt-lite</text:p>
          </table:table-cell>
          <table:table-cell table:number-columns-repeated="20"/>
          <table:table-cell table:style-name="Default" table:number-columns-repeated="2"/>
          <table:table-cell/>
          <table:table-cell office:value-type="string" calcext:value-type="string">
            <text:p>https://cdn.shopify.com/s/files/1/0417/5675/4069/products/2x25_Front_grande_d1985f37-521e-4f99-91c0-973cf90d07a6.png?v=1596455499</text:p>
          </table:table-cell>
          <table:table-cell office:value-type="float" office:value="15" calcext:value-type="float">
            <text:p>15</text:p>
          </table:table-cell>
          <table:table-cell table:number-columns-repeated="22"/>
        </table:table-row>
        <table:table-row table:style-name="ro1">
          <table:table-cell office:value-type="string" calcext:value-type="string">
            <text:p>2x2-5-ggt-lite</text:p>
          </table:table-cell>
          <table:table-cell table:number-columns-repeated="20"/>
          <table:table-cell table:style-name="Default" table:number-columns-repeated="2"/>
          <table:table-cell/>
          <table:table-cell office:value-type="string" calcext:value-type="string">
            <text:p>https://cdn.shopify.com/s/files/1/0417/5675/4069/products/2x25_Angle_Open_grande_e8dc6ebc-3bc0-4c29-9435-7e11c2f2a09c.png?v=1596455499</text:p>
          </table:table-cell>
          <table:table-cell office:value-type="float" office:value="16" calcext:value-type="float">
            <text:p>16</text:p>
          </table:table-cell>
          <table:table-cell table:number-columns-repeated="22"/>
        </table:table-row>
        <table:table-row table:style-name="ro1">
          <table:table-cell office:value-type="string" calcext:value-type="string">
            <text:p>2x2-5-ggt-lite</text:p>
          </table:table-cell>
          <table:table-cell table:number-columns-repeated="20"/>
          <table:table-cell table:style-name="Default" table:number-columns-repeated="2"/>
          <table:table-cell/>
          <table:table-cell office:value-type="string" calcext:value-type="string">
            <text:p>https://cdn.shopify.com/s/files/1/0417/5675/4069/products/2x25_Angle_Half_Open_grande_cca710a8-944d-4b75-937f-612f86e6110a.png?v=1596455499</text:p>
          </table:table-cell>
          <table:table-cell office:value-type="float" office:value="17" calcext:value-type="float">
            <text:p>17</text:p>
          </table:table-cell>
          <table:table-cell table:number-columns-repeated="22"/>
        </table:table-row>
        <table:table-row table:style-name="ro1">
          <table:table-cell office:value-type="string" calcext:value-type="string">
            <text:p>2x2-5-ggt-lite</text:p>
          </table:table-cell>
          <table:table-cell table:number-columns-repeated="20"/>
          <table:table-cell table:style-name="Default" table:number-columns-repeated="2"/>
          <table:table-cell/>
          <table:table-cell office:value-type="string" calcext:value-type="string">
            <text:p>https://cdn.shopify.com/s/files/1/0417/5675/4069/products/2x25_Angle_grande_1.png?v=1596455499</text:p>
          </table:table-cell>
          <table:table-cell office:value-type="float" office:value="18" calcext:value-type="float">
            <text:p>18</text:p>
          </table:table-cell>
          <table:table-cell table:number-columns-repeated="22"/>
        </table:table-row>
        <table:table-row table:style-name="ro1">
          <table:table-cell office:value-type="string" calcext:value-type="string">
            <text:p>2x2-5-ggt-lite</text:p>
          </table:table-cell>
          <table:table-cell table:number-columns-repeated="20"/>
          <table:table-cell table:style-name="Default" table:number-columns-repeated="2"/>
          <table:table-cell/>
          <table:table-cell office:value-type="string" calcext:value-type="string">
            <text:p>https://cdn.shopify.com/s/files/1/0417/5675/4069/products/2x25_Angle_grande_e0e2a743-79db-47a0-af4f-04876589dd83.png?v=1596455499</text:p>
          </table:table-cell>
          <table:table-cell office:value-type="float" office:value="19" calcext:value-type="float">
            <text:p>19</text:p>
          </table:table-cell>
          <table:table-cell table:number-columns-repeated="22"/>
        </table:table-row>
        <table:table-row table:style-name="ro1">
          <table:table-cell office:value-type="string" calcext:value-type="string">
            <text:p>2x2-5-ggt-lite</text:p>
          </table:table-cell>
          <table:table-cell table:number-columns-repeated="20"/>
          <table:table-cell table:style-name="Default" table:number-columns-repeated="2"/>
          <table:table-cell/>
          <table:table-cell office:value-type="string" calcext:value-type="string">
            <text:p>https://cdn.shopify.com/s/files/1/0417/5675/4069/products/Tent_Detail_cd67e42f-b543-47b6-b872-cfc3b41fe7bb_grande_1.png?v=1596455499</text:p>
          </table:table-cell>
          <table:table-cell office:value-type="float" office:value="20" calcext:value-type="float">
            <text:p>20</text:p>
          </table:table-cell>
          <table:table-cell table:number-columns-repeated="22"/>
        </table:table-row>
        <table:table-row table:style-name="ro1">
          <table:table-cell office:value-type="string" calcext:value-type="string">
            <text:p>2x2-5-ggt-lite</text:p>
          </table:table-cell>
          <table:table-cell table:number-columns-repeated="20"/>
          <table:table-cell table:style-name="Default" table:number-columns-repeated="2"/>
          <table:table-cell/>
          <table:table-cell office:value-type="string" calcext:value-type="string">
            <text:p>https://cdn.shopify.com/s/files/1/0417/5675/4069/products/Lite_Line_Zipper_2_grande_0997ad66-2caf-48fa-af0a-9bce728d5249.png?v=1596455499</text:p>
          </table:table-cell>
          <table:table-cell office:value-type="float" office:value="21" calcext:value-type="float">
            <text:p>21</text:p>
          </table:table-cell>
          <table:table-cell table:number-columns-repeated="22"/>
        </table:table-row>
        <table:table-row table:style-name="ro29">
          <table:table-cell office:value-type="string" calcext:value-type="string">
            <text:p>10x20ext</text:p>
          </table:table-cell>
          <table:table-cell office:value-type="string" calcext:value-type="string">
            <text:p>Gorilla Grow -GORILLA GROW TENT - 2' EXTENSION - 10' x 20' - OG/SHORTY</text:p>
          </table:table-cell>
          <table:table-cell office:value-type="string" calcext:value-type="string">
            <text:p>&lt;h3&gt;DETAILS&lt;/h3&gt;</text:p>
            <text:p>PLEASE SELECT THE CORRECT SIZE BEFORE PLACING YOUR ORDER</text:p>
            <text:p>Every Gorilla Grow Tent already includes a complimentary height extension kit that gives you the ability to increase your growing height from 7′ to 8′.</text:p>
            <text:p/>
            <text:p>With this 2 foot height extension it you will now gain the ability to have a tent that is 8′, 9′, or even 10′ in height, by using either just the 1′ kit or the 2′ kit, or combining them to make the ABSOLUTE TALLEST GROW TENT KNOWN TO MANKIND!!!</text:p>
            <text:p/>
            <text:p>Benefits to raising the roof include:</text:p>
            <text:p/>
            <text:p>1. Significant Yield Increase – More usable growing height allows you to cultivate larger plants.  Larger plants produce larger quantities of fruits and flowers.</text:p>
            <text:p/>
            <text:p>2.  Getting the party started.</text:p>
            <text:p/>
            <text:p>3.  Stable, Ideal Temperature Around Plants – Heat rises.  With the additional height this kit provides, your heat will stay up by the lights where you want it, and more importantly, away from your precious plants.  What does this mean for you?  It means that your plants will produce more densely and fully with tighter fruit and pod bundling, and elicit a greater flavor and nose.  This all equates to BETTER QUALITY YIELDS!</text:p>
            <text:p/>
            <text:p>4. Stand-Up Maintenance – SAVE YOUR BACK!  Place your plants on a table.  With the significant increase in height, you can now still have ample growing space.  Ease your personal wear and tear without compromising your results.</text:p>
            <text:p/>
            <text:p>If you have the height, why not use it?!</text:p>
            <text:p/>
            <text:p>After all, size DOES matter.</text:p>
            <text:p/>
            <text:p>Thanks to Gorilla Grow Tent, you won’t just be growing an indoor garden, you’ll be creating an indoor forest!!</text:p>
            <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2' Extension</text:p>
          </table:table-cell>
          <table:table-cell office:value-type="string" calcext:value-type="string">
            <text:p>Weight (lbs)</text:p>
          </table:table-cell>
          <table:table-cell office:value-type="float" office:value="28" calcext:value-type="float">
            <text:p>28</text:p>
          </table:table-cell>
          <table:table-cell office:value-type="string" calcext:value-type="string">
            <text:p>Dimensions (in)</text:p>
          </table:table-cell>
          <table:table-cell office:value-type="string" calcext:value-type="string">
            <text:p>27x15x7</text:p>
          </table:table-cell>
          <table:table-cell office:value-type="string" calcext:value-type="string">
            <text:p>'29882816189</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46.95" calcext:value-type="float">
            <text:p>246.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XTENSION_KIT_2FT_grande_e779f335-3c42-46cd-a06c-de49a77b39e0.png?v=159645438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9">
          <table:table-cell office:value-type="string" calcext:value-type="string">
            <text:p>8x16ext</text:p>
          </table:table-cell>
          <table:table-cell office:value-type="string" calcext:value-type="string">
            <text:p>Gorilla Grow - GORILLA GROW TENT - 8' x 16' - OG - EXTENSION KIT</text:p>
          </table:table-cell>
          <table:table-cell office:value-type="string" calcext:value-type="string">
            <text:p>&lt;h3&gt;DETAILS&lt;/h3&gt;</text:p>
            <text:p>PLEASE SELECT THE CORRECT SIZE BEFORE PLACING YOUR ORDER</text:p>
            <text:p>Every Gorilla Grow Tent already includes a complimentary height extension kit that gives you the ability to increase your growing height from 7′ to 8′.</text:p>
            <text:p/>
            <text:p>With this 2 foot height extension it you will now gain the ability to have a tent that is 8′, 9′, or even 10′ in height, by using either just the 1′ kit or the 2′ kit, or combining them to make the ABSOLUTE TALLEST GROW TENT KNOWN TO MANKIND!!!</text:p>
            <text:p/>
            <text:p>Benefits to raising the roof include:</text:p>
            <text:p/>
            <text:p>1. Significant Yield Increase – More usable growing height allows you to cultivate larger plants.  Larger plants produce larger quantities of fruits and flowers.</text:p>
            <text:p/>
            <text:p>2.  Getting the party started.</text:p>
            <text:p/>
            <text:p>3.  Stable, Ideal Temperature Around Plants – Heat rises.  With the additional height this kit provides, your heat will stay up by the lights where you want it, and more importantly, away from your precious plants.  What does this mean for you?  It means that your plants will produce more densely and fully with tighter fruit and pod bundling, and elicit a greater flavor and nose.  This all equates to BETTER QUALITY YIELDS!</text:p>
            <text:p/>
            <text:p>4. Stand-Up Maintenance – SAVE YOUR BACK!  Place your plants on a table.  With the significant increase in height, you can now still have ample growing space.  Ease your personal wear and tear without compromising your results.</text:p>
            <text:p/>
            <text:p>If you have the height, why not use it?!</text:p>
            <text:p/>
            <text:p>After all, size DOES matter.</text:p>
            <text:p/>
            <text:p>Thanks to Gorilla Grow Tent, you won’t just be growing an indoor garden, you’ll be creating an indoor forest!!</text:p>
            <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2' Extension</text:p>
          </table:table-cell>
          <table:table-cell office:value-type="string" calcext:value-type="string">
            <text:p>Weight (lbs)</text:p>
          </table:table-cell>
          <table:table-cell office:value-type="float" office:value="28" calcext:value-type="float">
            <text:p>28</text:p>
          </table:table-cell>
          <table:table-cell office:value-type="string" calcext:value-type="string">
            <text:p>Dimensions (in)</text:p>
          </table:table-cell>
          <table:table-cell office:value-type="string" calcext:value-type="string">
            <text:p>27x16x5</text:p>
          </table:table-cell>
          <table:table-cell office:value-type="string" calcext:value-type="string">
            <text:p>'29882816196</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14.95" calcext:value-type="float">
            <text:p>214.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XTENSION_KIT_2FT_grande_ba8e3f27-fc85-438c-b58a-9f250bd69189.png?v=159645432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9">
          <table:table-cell office:value-type="string" calcext:value-type="string">
            <text:p>10x10ext</text:p>
          </table:table-cell>
          <table:table-cell office:value-type="string" calcext:value-type="string">
            <text:p>Gorilla Grow - GORILLA GROW TENT - ACC - 2' EXTENSION - 10' x 10' - OG/SHORTY</text:p>
          </table:table-cell>
          <table:table-cell office:value-type="string" calcext:value-type="string">
            <text:p>&lt;h3&gt;DETAILS&lt;/h3&gt;</text:p>
            <text:p>PLEASE SELECT THE CORRECT SIZE BEFORE PLACING YOUR ORDER</text:p>
            <text:p>Every Gorilla Grow Tent already includes a complimentary height extension kit that gives you the ability to increase your growing height from 7′ to 8′.</text:p>
            <text:p/>
            <text:p>With this 2 foot height extension it you will now gain the ability to have a tent that is 8′, 9′, or even 10′ in height, by using either just the 1′ kit or the 2′ kit, or combining them to make the ABSOLUTE TALLEST GROW TENT KNOWN TO MANKIND!!!</text:p>
            <text:p/>
            <text:p>Benefits to raising the roof include:</text:p>
            <text:p/>
            <text:p>1. Significant Yield Increase – More usable growing height allows you to cultivate larger plants.  Larger plants produce larger quantities of fruits and flowers.</text:p>
            <text:p/>
            <text:p>2.  Getting the party started.</text:p>
            <text:p/>
            <text:p>3.  Stable, Ideal Temperature Around Plants – Heat rises.  With the additional height this kit provides, your heat will stay up by the lights where you want it, and more importantly, away from your precious plants.  What does this mean for you?  It means that your plants will produce more densely and fully with tighter fruit and pod bundling, and elicit a greater flavor and nose.  This all equates to BETTER QUALITY YIELDS!</text:p>
            <text:p/>
            <text:p>4. Stand-Up Maintenance – SAVE YOUR BACK!  Place your plants on a table.  With the significant increase in height, you can now still have ample growing space.  Ease your personal wear and tear without compromising your results.</text:p>
            <text:p/>
            <text:p>If you have the height, why not use it?!</text:p>
            <text:p/>
            <text:p>After all, size DOES matter.</text:p>
            <text:p/>
            <text:p>Thanks to Gorilla Grow Tent, you won’t just be growing an indoor garden, you’ll be creating an indoor forest!!</text:p>
            <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2' Extension</text:p>
          </table:table-cell>
          <table:table-cell office:value-type="string" calcext:value-type="string">
            <text:p>Weight (lbs)</text:p>
          </table:table-cell>
          <table:table-cell office:value-type="float" office:value="18" calcext:value-type="float">
            <text:p>18</text:p>
          </table:table-cell>
          <table:table-cell office:value-type="string" calcext:value-type="string">
            <text:p>Dimensions (in)</text:p>
          </table:table-cell>
          <table:table-cell office:value-type="string" calcext:value-type="string">
            <text:p>27x15x6</text:p>
          </table:table-cell>
          <table:table-cell office:value-type="string" calcext:value-type="string">
            <text:p>'29882816165</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64.95" calcext:value-type="float">
            <text:p>164.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XTENSION_KIT_2FT_grande_6934295d-b494-444c-983f-9fcaa1217459.png?v=159645427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9">
          <table:table-cell office:value-type="string" calcext:value-type="string">
            <text:p>9x9ext</text:p>
          </table:table-cell>
          <table:table-cell office:value-type="string" calcext:value-type="string">
            <text:p>Gorilla Grow - GORILLA GROW TENT - 9' x 9' - OG - EXTENSION KIT</text:p>
          </table:table-cell>
          <table:table-cell office:value-type="string" calcext:value-type="string">
            <text:p>&lt;h3&gt;DETAILS&lt;/h3&gt;</text:p>
            <text:p>PLEASE SELECT THE CORRECT SIZE BEFORE PLACING YOUR ORDER</text:p>
            <text:p>Every Gorilla Grow Tent already includes a complimentary height extension kit that gives you the ability to increase your growing height from 7′ to 8′.</text:p>
            <text:p/>
            <text:p>With this 2 foot height extension it you will now gain the ability to have a tent that is 8′, 9′, or even 10′ in height, by using either just the 1′ kit or the 2′ kit, or combining them to make the ABSOLUTE TALLEST GROW TENT KNOWN TO MANKIND!!!</text:p>
            <text:p/>
            <text:p>Benefits to raising the roof include:</text:p>
            <text:p/>
            <text:p>1. Significant Yield Increase – More usable growing height allows you to cultivate larger plants.  Larger plants produce larger quantities of fruits and flowers.</text:p>
            <text:p/>
            <text:p>2.  Getting the party started.</text:p>
            <text:p/>
            <text:p>3.  Stable, Ideal Temperature Around Plants – Heat rises.  With the additional height this kit provides, your heat will stay up by the lights where you want it, and more importantly, away from your precious plants.  What does this mean for you?  It means that your plants will produce more densely and fully with tighter fruit and pod bundling, and elicit a greater flavor and nose.  This all equates to BETTER QUALITY YIELDS!</text:p>
            <text:p/>
            <text:p>4. Stand-Up Maintenance – SAVE YOUR BACK!  Place your plants on a table.  With the significant increase in height, you can now still have ample growing space.  Ease your personal wear and tear without compromising your results.</text:p>
            <text:p/>
            <text:p>If you have the height, why not use it?!</text:p>
            <text:p/>
            <text:p>After all, size DOES matter.</text:p>
            <text:p/>
            <text:p>Thanks to Gorilla Grow Tent, you won’t just be growing an indoor garden, you’ll be creating an indoor forest!!</text:p>
            <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2' Extension</text:p>
          </table:table-cell>
          <table:table-cell office:value-type="string" calcext:value-type="string">
            <text:p>Weight (lbs)</text:p>
          </table:table-cell>
          <table:table-cell office:value-type="float" office:value="18" calcext:value-type="float">
            <text:p>18</text:p>
          </table:table-cell>
          <table:table-cell office:value-type="string" calcext:value-type="string">
            <text:p>Dimensions (in)</text:p>
          </table:table-cell>
          <table:table-cell office:value-type="string" calcext:value-type="string">
            <text:p>28x12x5</text:p>
          </table:table-cell>
          <table:table-cell office:value-type="string" calcext:value-type="string">
            <text:p>'29882816158</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56.95" calcext:value-type="float">
            <text:p>156.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XTENSION_KIT_2FT_grande_4bd73507-cf13-443d-8b3a-90479aad6e09.png?v=159645421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9">
          <table:table-cell office:value-type="string" calcext:value-type="string">
            <text:p>8x8ext</text:p>
          </table:table-cell>
          <table:table-cell office:value-type="string" calcext:value-type="string">
            <text:p>Gorilla Grow - GORILLA GROW TENT - 8' x 8' - OG - EXTENSION KIT</text:p>
          </table:table-cell>
          <table:table-cell office:value-type="string" calcext:value-type="string">
            <text:p>&lt;h3&gt;DETAILS&lt;/h3&gt;</text:p>
            <text:p>PLEASE SELECT THE CORRECT SIZE BEFORE PLACING YOUR ORDER</text:p>
            <text:p>Every Gorilla Grow Tent already includes a complimentary height extension kit that gives you the ability to increase your growing height from 7′ to 8′.</text:p>
            <text:p/>
            <text:p>With this 2 foot height extension it you will now gain the ability to have a tent that is 8′, 9′, or even 10′ in height, by using either just the 1′ kit or the 2′ kit, or combining them to make the ABSOLUTE TALLEST GROW TENT KNOWN TO MANKIND!!!</text:p>
            <text:p/>
            <text:p>Benefits to raising the roof include:</text:p>
            <text:p/>
            <text:p>1. Significant Yield Increase – More usable growing height allows you to cultivate larger plants.  Larger plants produce larger quantities of fruits and flowers.</text:p>
            <text:p/>
            <text:p>2.  Getting the party started.</text:p>
            <text:p/>
            <text:p>3.  Stable, Ideal Temperature Around Plants – Heat rises.  With the additional height this kit provides, your heat will stay up by the lights where you want it, and more importantly, away from your precious plants.  What does this mean for you?  It means that your plants will produce more densely and fully with tighter fruit and pod bundling, and elicit a greater flavor and nose.  This all equates to BETTER QUALITY YIELDS!</text:p>
            <text:p/>
            <text:p>4. Stand-Up Maintenance – SAVE YOUR BACK!  Place your plants on a table.  With the significant increase in height, you can now still have ample growing space.  Ease your personal wear and tear without compromising your results.</text:p>
            <text:p/>
            <text:p>If you have the height, why not use it?!</text:p>
            <text:p/>
            <text:p>After all, size DOES matter.</text:p>
            <text:p/>
            <text:p>Thanks to Gorilla Grow Tent, you won’t just be growing an indoor garden, you’ll be creating an indoor forest!!</text:p>
            <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false</text:p>
          </table:table-cell>
          <table:table-cell office:value-type="string" calcext:value-type="string">
            <text:p>Model Name</text:p>
          </table:table-cell>
          <table:table-cell office:value-type="string" calcext:value-type="string">
            <text:p>2' Extension</text:p>
          </table:table-cell>
          <table:table-cell office:value-type="string" calcext:value-type="string">
            <text:p>Weight (lbs)</text:p>
          </table:table-cell>
          <table:table-cell office:value-type="float" office:value="17" calcext:value-type="float">
            <text:p>17</text:p>
          </table:table-cell>
          <table:table-cell office:value-type="string" calcext:value-type="string">
            <text:p>Dimensions (in)</text:p>
          </table:table-cell>
          <table:table-cell office:value-type="string" calcext:value-type="string">
            <text:p>28x16x4</text:p>
          </table:table-cell>
          <table:table-cell office:value-type="string" calcext:value-type="string">
            <text:p>'29882816141</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42.95" calcext:value-type="float">
            <text:p>142.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XTENSION_KIT_2FT_grande_9347535c-fae1-4875-895e-eb7a8c879dd0.png?v=159645416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9">
          <table:table-cell office:value-type="string" calcext:value-type="string">
            <text:p>5x9ext</text:p>
          </table:table-cell>
          <table:table-cell office:value-type="string" calcext:value-type="string">
            <text:p>Gorilla Grow - GORILLA GROW TENT - 5' x 9' - OG - EXTENSION KIT</text:p>
          </table:table-cell>
          <table:table-cell office:value-type="string" calcext:value-type="string">
            <text:p>&lt;h3&gt;DETAILS&lt;/h3&gt;</text:p>
            <text:p>PLEASE SELECT THE CORRECT SIZE BEFORE PLACING YOUR ORDER</text:p>
            <text:p>Every Gorilla Grow Tent already includes a complimentary height extension kit that gives you the ability to increase your growing height from 7′ to 8′.</text:p>
            <text:p/>
            <text:p>With this 2 foot height extension it you will now gain the ability to have a tent that is 8′, 9′, or even 10′ in height, by using either just the 1′ kit or the 2′ kit, or combining them to make the ABSOLUTE TALLEST GROW TENT KNOWN TO MANKIND!!!</text:p>
            <text:p/>
            <text:p>Benefits to raising the roof include:</text:p>
            <text:p/>
            <text:p>1. Significant Yield Increase – More usable growing height allows you to cultivate larger plants.  Larger plants produce larger quantities of fruits and flowers.</text:p>
            <text:p/>
            <text:p>2.  Getting the party started.</text:p>
            <text:p/>
            <text:p>3.  Stable, Ideal Temperature Around Plants – Heat rises.  With the additional height this kit provides, your heat will stay up by the lights where you want it, and more importantly, away from your precious plants.  What does this mean for you?  It means that your plants will produce more densely and fully with tighter fruit and pod bundling, and elicit a greater flavor and nose.  This all equates to BETTER QUALITY YIELDS!</text:p>
            <text:p/>
            <text:p>4. Stand-Up Maintenance – SAVE YOUR BACK!  Place your plants on a table.  With the significant increase in height, you can now still have ample growing space.  Ease your personal wear and tear without compromising your results.</text:p>
            <text:p/>
            <text:p>If you have the height, why not use it?!</text:p>
            <text:p/>
            <text:p>After all, size DOES matter.</text:p>
            <text:p/>
            <text:p>Thanks to Gorilla Grow Tent, you won’t just be growing an indoor garden, you’ll be creating an indoor forest!!</text:p>
            <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2' Extension</text:p>
          </table:table-cell>
          <table:table-cell office:value-type="string" calcext:value-type="string">
            <text:p>Weight (lbs)</text:p>
          </table:table-cell>
          <table:table-cell office:value-type="float" office:value="13" calcext:value-type="float">
            <text:p>13</text:p>
          </table:table-cell>
          <table:table-cell office:value-type="string" calcext:value-type="string">
            <text:p>Dimensions (in)</text:p>
          </table:table-cell>
          <table:table-cell office:value-type="string" calcext:value-type="string">
            <text:p>27x17x6</text:p>
          </table:table-cell>
          <table:table-cell office:value-type="string" calcext:value-type="string">
            <text:p>'29882816134</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15.95" calcext:value-type="float">
            <text:p>115.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XTENSION_KIT_2FT_grande_a4ac2875-f2c3-4999-a248-7921651f3bb0.png?v=159645412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9">
          <table:table-cell office:value-type="string" calcext:value-type="string">
            <text:p>4x8ext</text:p>
          </table:table-cell>
          <table:table-cell office:value-type="string" calcext:value-type="string">
            <text:p>Gorilla Grow - GORILLA GROW TENT - 4' x 8' - OG - EXTENSION KIT</text:p>
          </table:table-cell>
          <table:table-cell office:value-type="string" calcext:value-type="string">
            <text:p>&lt;h3&gt;DETAILS&lt;/h3&gt;</text:p>
            <text:p>PLEASE SELECT THE CORRECT SIZE BEFORE PLACING YOUR ORDER</text:p>
            <text:p>Every Gorilla Grow Tent already includes a complimentary height extension kit that gives you the ability to increase your growing height from 7′ to 8′.</text:p>
            <text:p/>
            <text:p>With this 2 foot height extension it you will now gain the ability to have a tent that is 8′, 9′, or even 10′ in height, by using either just the 1′ kit or the 2′ kit, or combining them to make the ABSOLUTE TALLEST GROW TENT KNOWN TO MANKIND!!!</text:p>
            <text:p/>
            <text:p>Benefits to raising the roof include:</text:p>
            <text:p/>
            <text:p>1. Significant Yield Increase – More usable growing height allows you to cultivate larger plants.  Larger plants produce larger quantities of fruits and flowers.</text:p>
            <text:p/>
            <text:p>2.  Getting the party started.</text:p>
            <text:p/>
            <text:p>3.  Stable, Ideal Temperature Around Plants – Heat rises.  With the additional height this kit provides, your heat will stay up by the lights where you want it, and more importantly, away from your precious plants.  What does this mean for you?  It means that your plants will produce more densely and fully with tighter fruit and pod bundling, and elicit a greater flavor and nose.  This all equates to BETTER QUALITY YIELDS!</text:p>
            <text:p/>
            <text:p>4. Stand-Up Maintenance – SAVE YOUR BACK!  Place your plants on a table.  With the significant increase in height, you can now still have ample growing space.  Ease your personal wear and tear without compromising your results.</text:p>
            <text:p/>
            <text:p>If you have the height, why not use it?!</text:p>
            <text:p/>
            <text:p>After all, size DOES matter.</text:p>
            <text:p/>
            <text:p>Thanks to Gorilla Grow Tent, you won’t just be growing an indoor garden, you’ll be creating an indoor forest!!</text:p>
            <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2' Extension</text:p>
          </table:table-cell>
          <table:table-cell office:value-type="string" calcext:value-type="string">
            <text:p>Weight (lbs)</text:p>
          </table:table-cell>
          <table:table-cell office:value-type="float" office:value="11" calcext:value-type="float">
            <text:p>11</text:p>
          </table:table-cell>
          <table:table-cell office:value-type="string" calcext:value-type="string">
            <text:p>Dimensions (in)</text:p>
          </table:table-cell>
          <table:table-cell office:value-type="string" calcext:value-type="string">
            <text:p>26x12x4</text:p>
          </table:table-cell>
          <table:table-cell office:value-type="string" calcext:value-type="string">
            <text:p>'29882816127</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06.95" calcext:value-type="float">
            <text:p>106.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XTENSION_KIT_2FT_grande_cf028fbe-fb1d-4f52-8396-50f176df7d08.png?v=159645407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9">
          <table:table-cell office:value-type="string" calcext:value-type="string">
            <text:p>5x5ext</text:p>
          </table:table-cell>
          <table:table-cell office:value-type="string" calcext:value-type="string">
            <text:p>Gorilla Grow - GORILLA GROW TENT - 5' x 5' - OG - EXTENSION KIT</text:p>
          </table:table-cell>
          <table:table-cell office:value-type="string" calcext:value-type="string">
            <text:p>&lt;h3&gt;DETAILS&lt;/h3&gt;</text:p>
            <text:p>PLEASE SELECT THE CORRECT SIZE BEFORE PLACING YOUR ORDER</text:p>
            <text:p>Every Gorilla Grow Tent already includes a complimentary height extension kit that gives you the ability to increase your growing height from 7′ to 8′.</text:p>
            <text:p/>
            <text:p>With this 2 foot height extension it you will now gain the ability to have a tent that is 8′, 9′, or even 10′ in height, by using either just the 1′ kit or the 2′ kit, or combining them to make the ABSOLUTE TALLEST GROW TENT KNOWN TO MANKIND!!!</text:p>
            <text:p/>
            <text:p>Benefits to raising the roof include:</text:p>
            <text:p/>
            <text:p>1. Significant Yield Increase – More usable growing height allows you to cultivate larger plants.  Larger plants produce larger quantities of fruits and flowers.</text:p>
            <text:p/>
            <text:p>2.  Getting the party started.</text:p>
            <text:p/>
            <text:p>3.  Stable, Ideal Temperature Around Plants – Heat rises.  With the additional height this kit provides, your heat will stay up by the lights where you want it, and more importantly, away from your precious plants.  What does this mean for you?  It means that your plants will produce more densely and fully with tighter fruit and pod bundling, and elicit a greater flavor and nose.  This all equates to BETTER QUALITY YIELDS!</text:p>
            <text:p/>
            <text:p>4. Stand-Up Maintenance – SAVE YOUR BACK!  Place your plants on a table.  With the significant increase in height, you can now still have ample growing space.  Ease your personal wear and tear without compromising your results.</text:p>
            <text:p/>
            <text:p>If you have the height, why not use it?!</text:p>
            <text:p/>
            <text:p>After all, size DOES matter.</text:p>
            <text:p/>
            <text:p>Thanks to Gorilla Grow Tent, you won’t just be growing an indoor garden, you’ll be creating an indoor forest!!</text:p>
            <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2' Extension</text:p>
          </table:table-cell>
          <table:table-cell office:value-type="string" calcext:value-type="string">
            <text:p>Weight (lbs)</text:p>
          </table:table-cell>
          <table:table-cell office:value-type="float" office:value="10" calcext:value-type="float">
            <text:p>10</text:p>
          </table:table-cell>
          <table:table-cell office:value-type="string" calcext:value-type="string">
            <text:p>Dimensions (in)</text:p>
          </table:table-cell>
          <table:table-cell office:value-type="string" calcext:value-type="string">
            <text:p>28x16x3</text:p>
          </table:table-cell>
          <table:table-cell office:value-type="string" calcext:value-type="string">
            <text:p>'29882816110</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9.95" calcext:value-type="float">
            <text:p>7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XTENSION_KIT_2FT_grande_0b14a2dd-4880-49c1-be6a-996fe4e71eb6.png?v=159645401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9">
          <table:table-cell office:value-type="string" calcext:value-type="string">
            <text:p>4x4ext</text:p>
          </table:table-cell>
          <table:table-cell office:value-type="string" calcext:value-type="string">
            <text:p>Gorilla Grow - GORILLA GROW TENT - 4' x 4' - OG - EXTENSION KIT</text:p>
          </table:table-cell>
          <table:table-cell office:value-type="string" calcext:value-type="string">
            <text:p>&lt;h3&gt;DETAILS&lt;/h3&gt;</text:p>
            <text:p>PLEASE SELECT THE CORRECT SIZE BEFORE PLACING YOUR ORDER</text:p>
            <text:p>Every Gorilla Grow Tent already includes a complimentary height extension kit that gives you the ability to increase your growing height from 7′ to 8′.</text:p>
            <text:p/>
            <text:p>With this 2 foot height extension it you will now gain the ability to have a tent that is 8′, 9′, or even 10′ in height, by using either just the 1′ kit or the 2′ kit, or combining them to make the ABSOLUTE TALLEST GROW TENT KNOWN TO MANKIND!!!</text:p>
            <text:p/>
            <text:p>Benefits to raising the roof include:</text:p>
            <text:p/>
            <text:p>1. Significant Yield Increase – More usable growing height allows you to cultivate larger plants.  Larger plants produce larger quantities of fruits and flowers.</text:p>
            <text:p/>
            <text:p>2.  Getting the party started.</text:p>
            <text:p/>
            <text:p>3.  Stable, Ideal Temperature Around Plants – Heat rises.  With the additional height this kit provides, your heat will stay up by the lights where you want it, and more importantly, away from your precious plants.  What does this mean for you?  It means that your plants will produce more densely and fully with tighter fruit and pod bundling, and elicit a greater flavor and nose.  This all equates to BETTER QUALITY YIELDS!</text:p>
            <text:p/>
            <text:p>4. Stand-Up Maintenance – SAVE YOUR BACK!  Place your plants on a table.  With the significant increase in height, you can now still have ample growing space.  Ease your personal wear and tear without compromising your results.</text:p>
            <text:p/>
            <text:p>If you have the height, why not use it?!</text:p>
            <text:p/>
            <text:p>After all, size DOES matter.</text:p>
            <text:p/>
            <text:p>Thanks to Gorilla Grow Tent, you won’t just be growing an indoor garden, you’ll be creating an indoor forest!!</text:p>
            <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2' Extension</text:p>
          </table:table-cell>
          <table:table-cell office:value-type="string" calcext:value-type="string">
            <text:p>Weight (lbs)</text:p>
          </table:table-cell>
          <table:table-cell office:value-type="float" office:value="8" calcext:value-type="float">
            <text:p>8</text:p>
          </table:table-cell>
          <table:table-cell office:value-type="string" calcext:value-type="string">
            <text:p>Dimensions (in)</text:p>
          </table:table-cell>
          <table:table-cell office:value-type="string" calcext:value-type="string">
            <text:p>26x17x3</text:p>
          </table:table-cell>
          <table:table-cell office:value-type="string" calcext:value-type="string">
            <text:p>'29882816103</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6.95" calcext:value-type="float">
            <text:p>76.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XTENSION_KIT_2FT_grande_bc4a1133-f193-45b6-a861-41c9f79ad80a.png?v=159645395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9">
          <table:table-cell office:value-type="string" calcext:value-type="string">
            <text:p>3x3ext</text:p>
          </table:table-cell>
          <table:table-cell office:value-type="string" calcext:value-type="string">
            <text:p>Gorilla Grow - GORILLA GROW TENT - 3' X 3' - OG - EXTENSION KIT</text:p>
          </table:table-cell>
          <table:table-cell office:value-type="string" calcext:value-type="string">
            <text:p>&lt;h3&gt;DETAILS&lt;/h3&gt;</text:p>
            <text:p>PLEASE SELECT THE CORRECT SIZE BEFORE PLACING YOUR ORDER</text:p>
            <text:p>Every Gorilla Grow Tent already includes a complimentary height extension kit that gives you the ability to increase your growing height from 7′ to 8′.</text:p>
            <text:p/>
            <text:p>With this 2 foot height extension it you will now gain the ability to have a tent that is 8′, 9′, or even 10′ in height, by using either just the 1′ kit or the 2′ kit, or combining them to make the ABSOLUTE TALLEST GROW TENT KNOWN TO MANKIND!!!</text:p>
            <text:p/>
            <text:p>Benefits to raising the roof include:</text:p>
            <text:p/>
            <text:p>1. Significant Yield Increase – More usable growing height allows you to cultivate larger plants.  Larger plants produce larger quantities of fruits and flowers.</text:p>
            <text:p/>
            <text:p>2.  Getting the party started.</text:p>
            <text:p/>
            <text:p>3.  Stable, Ideal Temperature Around Plants – Heat rises.  With the additional height this kit provides, your heat will stay up by the lights where you want it, and more importantly, away from your precious plants.  What does this mean for you?  It means that your plants will produce more densely and fully with tighter fruit and pod bundling, and elicit a greater flavor and nose.  This all equates to BETTER QUALITY YIELDS!</text:p>
            <text:p/>
            <text:p>4. Stand-Up Maintenance – SAVE YOUR BACK!  Place your plants on a table.  With the significant increase in height, you can now still have ample growing space.  Ease your personal wear and tear without compromising your results.</text:p>
            <text:p/>
            <text:p>If you have the height, why not use it?!</text:p>
            <text:p/>
            <text:p>After all, size DOES matter.</text:p>
            <text:p/>
            <text:p>Thanks to Gorilla Grow Tent, you won’t just be growing an indoor garden, you’ll be creating an indoor forest!!</text:p>
            <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2' Extension</text:p>
          </table:table-cell>
          <table:table-cell office:value-type="string" calcext:value-type="string">
            <text:p>Weight (lbs)</text:p>
          </table:table-cell>
          <table:table-cell office:value-type="float" office:value="7" calcext:value-type="float">
            <text:p>7</text:p>
          </table:table-cell>
          <table:table-cell office:value-type="string" calcext:value-type="string">
            <text:p>Dimensions (in)</text:p>
          </table:table-cell>
          <table:table-cell office:value-type="string" calcext:value-type="string">
            <text:p>28x15x5</text:p>
          </table:table-cell>
          <table:table-cell office:value-type="string" calcext:value-type="string">
            <text:p>'29882816097</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3.95" calcext:value-type="float">
            <text:p>6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XTENSION_KIT_2FT_grande_dc77741e-d8fa-4d8b-a1cc-7169ce6284c3.png?v=159645254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9">
          <table:table-cell office:value-type="string" calcext:value-type="string">
            <text:p>2x4ext</text:p>
          </table:table-cell>
          <table:table-cell office:value-type="string" calcext:value-type="string">
            <text:p>Gorilla Grow - GORILLA GROW TENT - 2x4 OG EXTENSION KIT</text:p>
          </table:table-cell>
          <table:table-cell office:value-type="string" calcext:value-type="string">
            <text:p>&lt;h3&gt;DETAILS&lt;/h3&gt;</text:p>
            <text:p>PLEASE SELECT THE CORRECT SIZE BEFORE PLACING YOUR ORDER</text:p>
            <text:p>Every Gorilla Grow Tent already includes a complimentary height extension kit that gives you the ability to increase your growing height from 7′ to 8′.</text:p>
            <text:p/>
            <text:p>With this 2 foot height extension it you will now gain the ability to have a tent that is 8′, 9′, or even 10′ in height, by using either just the 1′ kit or the 2′ kit, or combining them to make the ABSOLUTE TALLEST GROW TENT KNOWN TO MANKIND!!!</text:p>
            <text:p/>
            <text:p>Benefits to raising the roof include:</text:p>
            <text:p/>
            <text:p>1. Significant Yield Increase – More usable growing height allows you to cultivate larger plants.  Larger plants produce larger quantities of fruits and flowers.</text:p>
            <text:p/>
            <text:p>2.  Getting the party started.</text:p>
            <text:p/>
            <text:p>3.  Stable, Ideal Temperature Around Plants – Heat rises.  With the additional height this kit provides, your heat will stay up by the lights where you want it, and more importantly, away from your precious plants.  What does this mean for you?  It means that your plants will produce more densely and fully with tighter fruit and pod bundling, and elicit a greater flavor and nose.  This all equates to BETTER QUALITY YIELDS!</text:p>
            <text:p/>
            <text:p>4. Stand-Up Maintenance – SAVE YOUR BACK!  Place your plants on a table.  With the significant increase in height, you can now still have ample growing space.  Ease your personal wear and tear without compromising your results.</text:p>
            <text:p/>
            <text:p>If you have the height, why not use it?!</text:p>
            <text:p/>
            <text:p>After all, size DOES matter.</text:p>
            <text:p/>
            <text:p>Thanks to Gorilla Grow Tent, you won’t just be growing an indoor garden, you’ll be creating an indoor forest!!</text:p>
            <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2' Extension</text:p>
          </table:table-cell>
          <table:table-cell office:value-type="string" calcext:value-type="string">
            <text:p>Weight (lbs)</text:p>
          </table:table-cell>
          <table:table-cell office:value-type="float" office:value="7" calcext:value-type="float">
            <text:p>7</text:p>
          </table:table-cell>
          <table:table-cell office:value-type="string" calcext:value-type="string">
            <text:p>Dimensions (in)</text:p>
          </table:table-cell>
          <table:table-cell office:value-type="string" calcext:value-type="string">
            <text:p>28x15x5</text:p>
          </table:table-cell>
          <table:table-cell office:value-type="string" calcext:value-type="string">
            <text:p>'29882816080</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3.95" calcext:value-type="float">
            <text:p>6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XTENSION_KIT_2FT_grande_9fd73954-f844-4057-92bd-043d1a194678.png?v=159645247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9">
          <table:table-cell office:value-type="string" calcext:value-type="string">
            <text:p>2x2-5ext</text:p>
          </table:table-cell>
          <table:table-cell office:value-type="string" calcext:value-type="string">
            <text:p>Gorilla Grow - GORILLA GROW TENT - 2x2.5 OG EXTENSION KIT</text:p>
          </table:table-cell>
          <table:table-cell office:value-type="string" calcext:value-type="string">
            <text:p>&lt;h3&gt;DETAILS&lt;/h3&gt;</text:p>
            <text:p>PLEASE SELECT THE CORRECT SIZE BEFORE PLACING YOUR ORDER</text:p>
            <text:p>Every Gorilla Grow Tent already includes a complimentary height extension kit that gives you the ability to increase your growing height from 7′ to 8′.</text:p>
            <text:p/>
            <text:p>With this 2 foot height extension it you will now gain the ability to have a tent that is 8′, 9′, or even 10′ in height, by using either just the 1′ kit or the 2′ kit, or combining them to make the ABSOLUTE TALLEST GROW TENT KNOWN TO MANKIND!!!</text:p>
            <text:p/>
            <text:p>Benefits to raising the roof include:</text:p>
            <text:p/>
            <text:p>1. Significant Yield Increase – More usable growing height allows you to cultivate larger plants.  Larger plants produce larger quantities of fruits and flowers.</text:p>
            <text:p/>
            <text:p>2.  Getting the party started.</text:p>
            <text:p/>
            <text:p>3.  Stable, Ideal Temperature Around Plants – Heat rises.  With the additional height this kit provides, your heat will stay up by the lights where you want it, and more importantly, away from your precious plants.  What does this mean for you?  It means that your plants will produce more densely and fully with tighter fruit and pod bundling, and elicit a greater flavor and nose.  This all equates to BETTER QUALITY YIELDS!</text:p>
            <text:p/>
            <text:p>4. Stand-Up Maintenance – SAVE YOUR BACK!  Place your plants on a table.  With the significant increase in height, you can now still have ample growing space.  Ease your personal wear and tear without compromising your results.</text:p>
            <text:p/>
            <text:p>If you have the height, why not use it?!</text:p>
            <text:p/>
            <text:p>After all, size DOES matter.</text:p>
            <text:p/>
            <text:p>Thanks to Gorilla Grow Tent, you won’t just be growing an indoor garden, you’ll be creating an indoor forest!!</text:p>
            <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2' Extension</text:p>
          </table:table-cell>
          <table:table-cell office:value-type="string" calcext:value-type="string">
            <text:p>Weight (lbs)</text:p>
          </table:table-cell>
          <table:table-cell office:value-type="float" office:value="6" calcext:value-type="float">
            <text:p>6</text:p>
          </table:table-cell>
          <table:table-cell office:value-type="string" calcext:value-type="string">
            <text:p>Dimensions (in)</text:p>
          </table:table-cell>
          <table:table-cell office:value-type="string" calcext:value-type="string">
            <text:p>27x16x4</text:p>
          </table:table-cell>
          <table:table-cell office:value-type="string" calcext:value-type="string">
            <text:p>'29882816073</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5.95" calcext:value-type="float">
            <text:p>55.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XTENSION_KIT_2FT_grande_9ff9091e-cd66-47b0-a004-6f52910039e7.png?v=159645101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10x20-gorilla-grow-tent</text:p>
          </table:table-cell>
          <table:table-cell office:value-type="string" calcext:value-type="string">
            <text:p>Gorilla Grow - GORILLA GROW TENT - 10-' x 20' - OG</text:p>
          </table:table-cell>
          <table:table-cell office:value-type="string" calcext:value-type="string">
            <text:p>&lt;h3&gt;DETAILS&lt;/h3&gt;&lt;h4&gt;&lt;/h4&gt;&lt;ul class="des_text"&gt;&lt;li&gt;Dimensions&lt;/li&gt;&lt;li&gt;10’x10’x6’11”&lt;/li&gt;&lt;li&gt;Height w/ Extension Kit&lt;/li&gt;&lt;li&gt;7’11”&lt;/li&gt;&lt;li&gt;Height w/ 2 ft. Extension Kit&lt;/li&gt;&lt;li&gt;8’11”&lt;/li&gt;&lt;li&gt;Weight&lt;/li&gt;&lt;li&gt;159 lbs.&lt;/li&gt;&lt;li&gt;Canvas Density&lt;/li&gt;&lt;li&gt;1680D&lt;/li&gt;&lt;li&gt;Pole Diameter&lt;/li&gt;&lt;li&gt;22mm&lt;/li&gt;&lt;li&gt;Door Quantity&lt;/li&gt;&lt;li&gt;3&lt;/li&gt;&lt;li&gt;Ducting Port Quantity&lt;/li&gt;&lt;li&gt;14 (11" Double Cinching)&lt;/li&gt;&lt;li&gt;Electrical Port Quantity&lt;/li&gt;&lt;li&gt;8 (3")&lt;/li&gt;&lt;/ul&gt;&lt;h3&gt;ADDITIONAL INFORMATION&lt;/h3&gt;&lt;table&gt;&lt;tbody&gt;&lt;tr&gt;&lt;td&gt;SKU&lt;/td&gt;&lt;td&gt;Manufacturer&lt;/td&gt;&lt;/tr&gt;&lt;tr&gt;&lt;td&gt;&lt;/td&gt;&lt;td&gt;&lt;/td&gt;&lt;/tr&gt;&lt;/tbody&gt;&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GGT1020 Covers</text:p>
          </table:table-cell>
          <table:table-cell office:value-type="string" calcext:value-type="string">
            <text:p>Weight (lbs)</text:p>
          </table:table-cell>
          <table:table-cell office:value-type="float" office:value="141" calcext:value-type="float">
            <text:p>141</text:p>
          </table:table-cell>
          <table:table-cell office:value-type="string" calcext:value-type="string">
            <text:p>Dimensions (in)</text:p>
          </table:table-cell>
          <table:table-cell office:value-type="string" calcext:value-type="string">
            <text:p>62x31x9</text:p>
          </table:table-cell>
          <table:table-cell office:value-type="string" calcext:value-type="string">
            <text:p>'29882816066</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399.95" calcext:value-type="float">
            <text:p>239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10x20_Side_Open_Doors_9ft_grande_fad03ae1-2250-4c95-9284-867bff251a9b.png?v=159644568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10x20-gorilla-grow-tent</text:p>
          </table:table-cell>
          <table:table-cell table:number-columns-repeated="20"/>
          <table:table-cell table:style-name="Default" table:number-columns-repeated="2"/>
          <table:table-cell/>
          <table:table-cell office:value-type="string" calcext:value-type="string">
            <text:p>https://cdn.shopify.com/s/files/1/0417/5675/4069/products/10x20_OG_EX_grande_1.png?v=1596445688</text:p>
          </table:table-cell>
          <table:table-cell office:value-type="float" office:value="2" calcext:value-type="float">
            <text:p>2</text:p>
          </table:table-cell>
          <table:table-cell table:number-columns-repeated="22"/>
        </table:table-row>
        <table:table-row table:style-name="ro1">
          <table:table-cell office:value-type="string" calcext:value-type="string">
            <text:p>10x20-gorilla-grow-tent</text:p>
          </table:table-cell>
          <table:table-cell table:number-columns-repeated="20"/>
          <table:table-cell table:style-name="Default" table:number-columns-repeated="2"/>
          <table:table-cell/>
          <table:table-cell office:value-type="string" calcext:value-type="string">
            <text:p>https://cdn.shopify.com/s/files/1/0417/5675/4069/products/10x20_Interior_7_grande_1.png?v=1596445688</text:p>
          </table:table-cell>
          <table:table-cell office:value-type="float" office:value="3" calcext:value-type="float">
            <text:p>3</text:p>
          </table:table-cell>
          <table:table-cell table:number-columns-repeated="22"/>
        </table:table-row>
        <table:table-row table:style-name="ro1">
          <table:table-cell office:value-type="string" calcext:value-type="string">
            <text:p>10x20-gorilla-grow-tent</text:p>
          </table:table-cell>
          <table:table-cell table:number-columns-repeated="20"/>
          <table:table-cell table:style-name="Default" table:number-columns-repeated="2"/>
          <table:table-cell/>
          <table:table-cell office:value-type="string" calcext:value-type="string">
            <text:p>https://cdn.shopify.com/s/files/1/0417/5675/4069/products/10x20_Interior_7_grande_94ffc966-bf69-4e64-9f00-4bbee9a7f328.png?v=1596445688</text:p>
          </table:table-cell>
          <table:table-cell office:value-type="float" office:value="4" calcext:value-type="float">
            <text:p>4</text:p>
          </table:table-cell>
          <table:table-cell table:number-columns-repeated="22"/>
        </table:table-row>
        <table:table-row table:style-name="ro1">
          <table:table-cell office:value-type="string" calcext:value-type="string">
            <text:p>10x20-gorilla-grow-tent</text:p>
          </table:table-cell>
          <table:table-cell table:number-columns-repeated="20"/>
          <table:table-cell table:style-name="Default" table:number-columns-repeated="2"/>
          <table:table-cell/>
          <table:table-cell office:value-type="string" calcext:value-type="string">
            <text:p>https://cdn.shopify.com/s/files/1/0417/5675/4069/products/10x20_OG_EX_grande_8eceaa51-ed60-440a-8b44-4b5c9e7521ca.png?v=1596445688</text:p>
          </table:table-cell>
          <table:table-cell office:value-type="float" office:value="5" calcext:value-type="float">
            <text:p>5</text:p>
          </table:table-cell>
          <table:table-cell table:number-columns-repeated="22"/>
        </table:table-row>
        <table:table-row table:style-name="ro1">
          <table:table-cell office:value-type="string" calcext:value-type="string">
            <text:p>10x20-gorilla-grow-tent</text:p>
          </table:table-cell>
          <table:table-cell table:number-columns-repeated="20"/>
          <table:table-cell table:style-name="Default" table:number-columns-repeated="2"/>
          <table:table-cell/>
          <table:table-cell office:value-type="string" calcext:value-type="string">
            <text:p>https://cdn.shopify.com/s/files/1/0417/5675/4069/products/10x20_Interior_6_grande_a98fde0e-2a8d-40c5-87aa-4623f2a1e783.png?v=1596445688</text:p>
          </table:table-cell>
          <table:table-cell office:value-type="float" office:value="6" calcext:value-type="float">
            <text:p>6</text:p>
          </table:table-cell>
          <table:table-cell table:number-columns-repeated="22"/>
        </table:table-row>
        <table:table-row table:style-name="ro1">
          <table:table-cell office:value-type="string" calcext:value-type="string">
            <text:p>10x20-gorilla-grow-tent</text:p>
          </table:table-cell>
          <table:table-cell table:number-columns-repeated="20"/>
          <table:table-cell table:style-name="Default" table:number-columns-repeated="2"/>
          <table:table-cell/>
          <table:table-cell office:value-type="string" calcext:value-type="string">
            <text:p>https://cdn.shopify.com/s/files/1/0417/5675/4069/products/10x20_Interior_2_grande_fb0326d0-31e0-4823-a8b2-8643b27318bc.png?v=1596445688</text:p>
          </table:table-cell>
          <table:table-cell office:value-type="float" office:value="7" calcext:value-type="float">
            <text:p>7</text:p>
          </table:table-cell>
          <table:table-cell table:number-columns-repeated="22"/>
        </table:table-row>
        <table:table-row table:style-name="ro1">
          <table:table-cell office:value-type="string" calcext:value-type="string">
            <text:p>10x20-gorilla-grow-tent</text:p>
          </table:table-cell>
          <table:table-cell table:number-columns-repeated="20"/>
          <table:table-cell table:style-name="Default" table:number-columns-repeated="2"/>
          <table:table-cell/>
          <table:table-cell office:value-type="string" calcext:value-type="string">
            <text:p>https://cdn.shopify.com/s/files/1/0417/5675/4069/products/10x20_Interior_3_grande_8f40723b-8274-4743-b6bf-a5d19da827ce.png?v=1596445689</text:p>
          </table:table-cell>
          <table:table-cell office:value-type="float" office:value="8" calcext:value-type="float">
            <text:p>8</text:p>
          </table:table-cell>
          <table:table-cell table:number-columns-repeated="22"/>
        </table:table-row>
        <table:table-row table:style-name="ro1">
          <table:table-cell office:value-type="string" calcext:value-type="string">
            <text:p>10x20-gorilla-grow-tent</text:p>
          </table:table-cell>
          <table:table-cell table:number-columns-repeated="20"/>
          <table:table-cell table:style-name="Default" table:number-columns-repeated="2"/>
          <table:table-cell/>
          <table:table-cell office:value-type="string" calcext:value-type="string">
            <text:p>https://cdn.shopify.com/s/files/1/0417/5675/4069/products/10x20_Interior_1_grande_1.png?v=1596445689</text:p>
          </table:table-cell>
          <table:table-cell office:value-type="float" office:value="9" calcext:value-type="float">
            <text:p>9</text:p>
          </table:table-cell>
          <table:table-cell table:number-columns-repeated="22"/>
        </table:table-row>
        <table:table-row table:style-name="ro1">
          <table:table-cell office:value-type="string" calcext:value-type="string">
            <text:p>10x20-gorilla-grow-tent</text:p>
          </table:table-cell>
          <table:table-cell table:number-columns-repeated="20"/>
          <table:table-cell table:style-name="Default" table:number-columns-repeated="2"/>
          <table:table-cell/>
          <table:table-cell office:value-type="string" calcext:value-type="string">
            <text:p>https://cdn.shopify.com/s/files/1/0417/5675/4069/products/10x20_Interior_1_grande_31293da7-bd87-4677-802a-9e3e2809f1cc.png?v=1596445689</text:p>
          </table:table-cell>
          <table:table-cell office:value-type="float" office:value="10" calcext:value-type="float">
            <text:p>10</text:p>
          </table:table-cell>
          <table:table-cell table:number-columns-repeated="22"/>
        </table:table-row>
        <table:table-row table:style-name="ro1">
          <table:table-cell office:value-type="string" calcext:value-type="string">
            <text:p>10x20-gorilla-grow-tent</text:p>
          </table:table-cell>
          <table:table-cell table:number-columns-repeated="20"/>
          <table:table-cell table:style-name="Default" table:number-columns-repeated="2"/>
          <table:table-cell/>
          <table:table-cell office:value-type="string" calcext:value-type="string">
            <text:p>https://cdn.shopify.com/s/files/1/0417/5675/4069/products/10x20_HOLES_grande_6c2c2c8d-8203-4bba-833a-45d08d0721ff.png?v=1596445689</text:p>
          </table:table-cell>
          <table:table-cell office:value-type="float" office:value="11" calcext:value-type="float">
            <text:p>11</text:p>
          </table:table-cell>
          <table:table-cell table:number-columns-repeated="22"/>
        </table:table-row>
        <table:table-row table:style-name="ro1">
          <table:table-cell office:value-type="string" calcext:value-type="string">
            <text:p>10x20-gorilla-grow-tent</text:p>
          </table:table-cell>
          <table:table-cell table:number-columns-repeated="20"/>
          <table:table-cell table:style-name="Default" table:number-columns-repeated="2"/>
          <table:table-cell/>
          <table:table-cell office:value-type="string" calcext:value-type="string">
            <text:p>https://cdn.shopify.com/s/files/1/0417/5675/4069/products/10x20_Front_Windows_Open_9ft_grande_17816b32-e9fc-4d2c-bf31-7b4ad8bfe7b4.png?v=1596445689</text:p>
          </table:table-cell>
          <table:table-cell office:value-type="float" office:value="12" calcext:value-type="float">
            <text:p>12</text:p>
          </table:table-cell>
          <table:table-cell table:number-columns-repeated="22"/>
        </table:table-row>
        <table:table-row table:style-name="ro1">
          <table:table-cell office:value-type="string" calcext:value-type="string">
            <text:p>10x20-gorilla-grow-tent</text:p>
          </table:table-cell>
          <table:table-cell table:number-columns-repeated="20"/>
          <table:table-cell table:style-name="Default" table:number-columns-repeated="2"/>
          <table:table-cell/>
          <table:table-cell office:value-type="string" calcext:value-type="string">
            <text:p>https://cdn.shopify.com/s/files/1/0417/5675/4069/products/10x20_Front_Windows_Open_7ft_grande_08f7755a-6dbe-4e84-a2a4-f781e9608a5c.png?v=1596445689</text:p>
          </table:table-cell>
          <table:table-cell office:value-type="float" office:value="13" calcext:value-type="float">
            <text:p>13</text:p>
          </table:table-cell>
          <table:table-cell table:number-columns-repeated="22"/>
        </table:table-row>
        <table:table-row table:style-name="ro1">
          <table:table-cell office:value-type="string" calcext:value-type="string">
            <text:p>10x20-gorilla-grow-tent</text:p>
          </table:table-cell>
          <table:table-cell table:number-columns-repeated="20"/>
          <table:table-cell table:style-name="Default" table:number-columns-repeated="2"/>
          <table:table-cell/>
          <table:table-cell office:value-type="string" calcext:value-type="string">
            <text:p>https://cdn.shopify.com/s/files/1/0417/5675/4069/products/10x20_Front_Doors_Open_7ft_grande_54fb7fcc-d101-4726-be69-8a1495a35ce3.png?v=1596445689</text:p>
          </table:table-cell>
          <table:table-cell office:value-type="float" office:value="14" calcext:value-type="float">
            <text:p>14</text:p>
          </table:table-cell>
          <table:table-cell table:number-columns-repeated="22"/>
        </table:table-row>
        <table:table-row table:style-name="ro1">
          <table:table-cell office:value-type="string" calcext:value-type="string">
            <text:p>10x20-gorilla-grow-tent</text:p>
          </table:table-cell>
          <table:table-cell table:number-columns-repeated="20"/>
          <table:table-cell table:style-name="Default" table:number-columns-repeated="2"/>
          <table:table-cell/>
          <table:table-cell office:value-type="string" calcext:value-type="string">
            <text:p>https://cdn.shopify.com/s/files/1/0417/5675/4069/products/10x20_Front_Windows_Open_8ft_grande_5551794c-7c17-45e4-80c0-ac80bf004873.png?v=1596445689</text:p>
          </table:table-cell>
          <table:table-cell office:value-type="float" office:value="15" calcext:value-type="float">
            <text:p>15</text:p>
          </table:table-cell>
          <table:table-cell table:number-columns-repeated="22"/>
        </table:table-row>
        <table:table-row table:style-name="ro1">
          <table:table-cell office:value-type="string" calcext:value-type="string">
            <text:p>10x20-gorilla-grow-tent</text:p>
          </table:table-cell>
          <table:table-cell table:number-columns-repeated="20"/>
          <table:table-cell table:style-name="Default" table:number-columns-repeated="2"/>
          <table:table-cell/>
          <table:table-cell office:value-type="string" calcext:value-type="string">
            <text:p>https://cdn.shopify.com/s/files/1/0417/5675/4069/products/10x20_Front_9ft_grande_c3749198-a992-414f-8a64-2bc953434472.png?v=1596445689</text:p>
          </table:table-cell>
          <table:table-cell office:value-type="float" office:value="16" calcext:value-type="float">
            <text:p>16</text:p>
          </table:table-cell>
          <table:table-cell table:number-columns-repeated="22"/>
        </table:table-row>
        <table:table-row table:style-name="ro1">
          <table:table-cell office:value-type="string" calcext:value-type="string">
            <text:p>10x20-gorilla-grow-tent</text:p>
          </table:table-cell>
          <table:table-cell table:number-columns-repeated="20"/>
          <table:table-cell table:style-name="Default" table:number-columns-repeated="2"/>
          <table:table-cell/>
          <table:table-cell office:value-type="string" calcext:value-type="string">
            <text:p>https://cdn.shopify.com/s/files/1/0417/5675/4069/products/10x20_Front_8ft_grande_5a292d2e-85ba-4aae-990c-7c36a6b91e33.png?v=1596445689</text:p>
          </table:table-cell>
          <table:table-cell office:value-type="float" office:value="17" calcext:value-type="float">
            <text:p>17</text:p>
          </table:table-cell>
          <table:table-cell table:number-columns-repeated="22"/>
        </table:table-row>
        <table:table-row table:style-name="ro1">
          <table:table-cell office:value-type="string" calcext:value-type="string">
            <text:p>10x20-gorilla-grow-tent</text:p>
          </table:table-cell>
          <table:table-cell table:number-columns-repeated="20"/>
          <table:table-cell table:style-name="Default" table:number-columns-repeated="2"/>
          <table:table-cell/>
          <table:table-cell office:value-type="string" calcext:value-type="string">
            <text:p>https://cdn.shopify.com/s/files/1/0417/5675/4069/products/10x20_Front_7ft_grande_c7cf551f-793a-4473-9841-b166dafc36d1.png?v=1596445689</text:p>
          </table:table-cell>
          <table:table-cell office:value-type="float" office:value="18" calcext:value-type="float">
            <text:p>18</text:p>
          </table:table-cell>
          <table:table-cell table:number-columns-repeated="22"/>
        </table:table-row>
        <table:table-row table:style-name="ro1">
          <table:table-cell office:value-type="string" calcext:value-type="string">
            <text:p>10x20-gorilla-grow-tent</text:p>
          </table:table-cell>
          <table:table-cell table:number-columns-repeated="20"/>
          <table:table-cell table:style-name="Default" table:number-columns-repeated="2"/>
          <table:table-cell/>
          <table:table-cell office:value-type="string" calcext:value-type="string">
            <text:p>https://cdn.shopify.com/s/files/1/0417/5675/4069/products/10x10_Quarter_8ft_grande_790bd1a6-0471-4a97-8229-631b04f23bce.png?v=1596445689</text:p>
          </table:table-cell>
          <table:table-cell office:value-type="float" office:value="19" calcext:value-type="float">
            <text:p>19</text:p>
          </table:table-cell>
          <table:table-cell table:number-columns-repeated="22"/>
        </table:table-row>
        <table:table-row table:style-name="ro1">
          <table:table-cell office:value-type="string" calcext:value-type="string">
            <text:p>10x20-gorilla-grow-tent</text:p>
          </table:table-cell>
          <table:table-cell table:number-columns-repeated="20"/>
          <table:table-cell table:style-name="Default" table:number-columns-repeated="2"/>
          <table:table-cell/>
          <table:table-cell office:value-type="string" calcext:value-type="string">
            <text:p>https://cdn.shopify.com/s/files/1/0417/5675/4069/products/10x10_Quarter_7ft_grande_c842f41c-7317-47c9-b240-80347fe6f65a.png?v=1596445689</text:p>
          </table:table-cell>
          <table:table-cell office:value-type="float" office:value="20" calcext:value-type="float">
            <text:p>20</text:p>
          </table:table-cell>
          <table:table-cell table:number-columns-repeated="22"/>
        </table:table-row>
        <table:table-row table:style-name="ro1">
          <table:table-cell office:value-type="string" calcext:value-type="string">
            <text:p>10x20-gorilla-grow-tent</text:p>
          </table:table-cell>
          <table:table-cell table:number-columns-repeated="20"/>
          <table:table-cell table:style-name="Default" table:number-columns-repeated="2"/>
          <table:table-cell/>
          <table:table-cell office:value-type="string" calcext:value-type="string">
            <text:p>https://cdn.shopify.com/s/files/1/0417/5675/4069/products/10x10_Above_9ft_grande_37cc8596-b39f-4d25-a949-6f0d6ac7d578.png?v=1596445689</text:p>
          </table:table-cell>
          <table:table-cell office:value-type="float" office:value="21" calcext:value-type="float">
            <text:p>21</text:p>
          </table:table-cell>
          <table:table-cell table:number-columns-repeated="22"/>
        </table:table-row>
        <table:table-row table:style-name="ro1">
          <table:table-cell office:value-type="string" calcext:value-type="string">
            <text:p>8x16-gorilla-grow-tent</text:p>
          </table:table-cell>
          <table:table-cell office:value-type="string" calcext:value-type="string">
            <text:p>Gorilla Grow -GORILLA GROW TENT - 8' x 16' - OG</text:p>
          </table:table-cell>
          <table:table-cell office:value-type="string" calcext:value-type="string">
            <text:p>&lt;h3&gt;DETAILS&lt;/h3&gt;&lt;h4&gt;&lt;/h4&gt;&lt;ul class="des_text"&gt;&lt;li&gt;Dimensions&lt;/li&gt;&lt;li&gt;10’x10’x6’11”&lt;/li&gt;&lt;li&gt;Height w/ Extension Kit&lt;/li&gt;&lt;li&gt;7’11”&lt;/li&gt;&lt;li&gt;Height w/ 2 ft. Extension Kit&lt;/li&gt;&lt;li&gt;8’11”&lt;/li&gt;&lt;li&gt;Weight&lt;/li&gt;&lt;li&gt;159 lbs.&lt;/li&gt;&lt;li&gt;Canvas Density&lt;/li&gt;&lt;li&gt;1680D&lt;/li&gt;&lt;li&gt;Pole Diameter&lt;/li&gt;&lt;li&gt;22mm&lt;/li&gt;&lt;li&gt;Door Quantity&lt;/li&gt;&lt;li&gt;3&lt;/li&gt;&lt;li&gt;Ducting Port Quantity&lt;/li&gt;&lt;li&gt;14 (11" Double Cinching)&lt;/li&gt;&lt;li&gt;Electrical Port Quantity&lt;/li&gt;&lt;li&gt;8 (3")&lt;/li&gt;&lt;/ul&gt;&lt;h3&gt;ADDITIONAL INFORMATION&lt;/h3&gt;&lt;table&gt;&lt;tbody&gt;&lt;tr&gt;&lt;td&gt;SKU&lt;/td&gt;&lt;td&gt;Manufacturer&lt;/td&gt;&lt;/tr&gt;&lt;tr&gt;&lt;td&gt;&lt;/td&gt;&lt;td&gt;&lt;/td&gt;&lt;/tr&gt;&lt;/tbody&gt;&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GGT816 Covers</text:p>
          </table:table-cell>
          <table:table-cell office:value-type="string" calcext:value-type="string">
            <text:p>Weight (lbs)</text:p>
          </table:table-cell>
          <table:table-cell office:value-type="float" office:value="103" calcext:value-type="float">
            <text:p>103</text:p>
          </table:table-cell>
          <table:table-cell office:value-type="string" calcext:value-type="string">
            <text:p>Dimensions (in)</text:p>
          </table:table-cell>
          <table:table-cell office:value-type="string" calcext:value-type="string">
            <text:p>51x31x8</text:p>
          </table:table-cell>
          <table:table-cell office:value-type="string" calcext:value-type="string">
            <text:p>'29882816356</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599.95" calcext:value-type="float">
            <text:p>159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GT_8x16_Angle_Open_copy_grande_a54f106e-4fff-469d-a148-745676cc3861.png?v=159644495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8x16-gorilla-grow-tent</text:p>
          </table:table-cell>
          <table:table-cell table:number-columns-repeated="20"/>
          <table:table-cell table:style-name="Default" table:number-columns-repeated="2"/>
          <table:table-cell/>
          <table:table-cell office:value-type="string" calcext:value-type="string">
            <text:p>https://cdn.shopify.com/s/files/1/0417/5675/4069/products/GGT_8x16_Front_Half_Open_copy_grande_9a37d005-3e79-4e33-89fd-434e8137b643.png?v=1596444950</text:p>
          </table:table-cell>
          <table:table-cell office:value-type="float" office:value="2" calcext:value-type="float">
            <text:p>2</text:p>
          </table:table-cell>
          <table:table-cell table:number-columns-repeated="22"/>
        </table:table-row>
        <table:table-row table:style-name="ro1">
          <table:table-cell office:value-type="string" calcext:value-type="string">
            <text:p>8x16-gorilla-grow-tent</text:p>
          </table:table-cell>
          <table:table-cell table:number-columns-repeated="20"/>
          <table:table-cell table:style-name="Default" table:number-columns-repeated="2"/>
          <table:table-cell/>
          <table:table-cell office:value-type="string" calcext:value-type="string">
            <text:p>https://cdn.shopify.com/s/files/1/0417/5675/4069/products/GGT_8x16_Interior_copy_grande_cbbb06b9-0caa-419e-b972-973be0847df9.png?v=1596444950</text:p>
          </table:table-cell>
          <table:table-cell office:value-type="float" office:value="3" calcext:value-type="float">
            <text:p>3</text:p>
          </table:table-cell>
          <table:table-cell table:number-columns-repeated="22"/>
        </table:table-row>
        <table:table-row table:style-name="ro1">
          <table:table-cell office:value-type="string" calcext:value-type="string">
            <text:p>8x16-gorilla-grow-tent</text:p>
          </table:table-cell>
          <table:table-cell table:number-columns-repeated="20"/>
          <table:table-cell table:style-name="Default" table:number-columns-repeated="2"/>
          <table:table-cell/>
          <table:table-cell office:value-type="string" calcext:value-type="string">
            <text:p>https://cdn.shopify.com/s/files/1/0417/5675/4069/products/GGT_8x16_Side_Open_copy_grande_991feab6-949c-49f9-9959-074fa04ceccc.png?v=1596444950</text:p>
          </table:table-cell>
          <table:table-cell office:value-type="float" office:value="4" calcext:value-type="float">
            <text:p>4</text:p>
          </table:table-cell>
          <table:table-cell table:number-columns-repeated="22"/>
        </table:table-row>
        <table:table-row table:style-name="ro1">
          <table:table-cell office:value-type="string" calcext:value-type="string">
            <text:p>8x16-gorilla-grow-tent</text:p>
          </table:table-cell>
          <table:table-cell table:number-columns-repeated="20"/>
          <table:table-cell table:style-name="Default" table:number-columns-repeated="2"/>
          <table:table-cell/>
          <table:table-cell office:value-type="string" calcext:value-type="string">
            <text:p>https://cdn.shopify.com/s/files/1/0417/5675/4069/products/Joint_1_grande_e0c5c747-3945-4950-b748-e9b4966f48b7.jpg?v=1596444950</text:p>
          </table:table-cell>
          <table:table-cell office:value-type="float" office:value="5" calcext:value-type="float">
            <text:p>5</text:p>
          </table:table-cell>
          <table:table-cell table:number-columns-repeated="22"/>
        </table:table-row>
        <table:table-row table:style-name="ro1">
          <table:table-cell office:value-type="string" calcext:value-type="string">
            <text:p>8x16-gorilla-grow-tent</text:p>
          </table:table-cell>
          <table:table-cell table:number-columns-repeated="20"/>
          <table:table-cell table:style-name="Default" table:number-columns-repeated="2"/>
          <table:table-cell/>
          <table:table-cell office:value-type="string" calcext:value-type="string">
            <text:p>https://cdn.shopify.com/s/files/1/0417/5675/4069/products/Ports_grande_6cf02d1c-672a-4df4-98d7-483f332a7d0f.jpg?v=1596444950</text:p>
          </table:table-cell>
          <table:table-cell office:value-type="float" office:value="6" calcext:value-type="float">
            <text:p>6</text:p>
          </table:table-cell>
          <table:table-cell table:number-columns-repeated="22"/>
        </table:table-row>
        <table:table-row table:style-name="ro1">
          <table:table-cell office:value-type="string" calcext:value-type="string">
            <text:p>8x16-gorilla-grow-tent</text:p>
          </table:table-cell>
          <table:table-cell table:number-columns-repeated="20"/>
          <table:table-cell table:style-name="Default" table:number-columns-repeated="2"/>
          <table:table-cell/>
          <table:table-cell office:value-type="string" calcext:value-type="string">
            <text:p>https://cdn.shopify.com/s/files/1/0417/5675/4069/products/Rear_Access_Door_grande_d5459095-7bf0-401e-89c8-3759ebd395c2.jpg?v=1596444950</text:p>
          </table:table-cell>
          <table:table-cell office:value-type="float" office:value="7" calcext:value-type="float">
            <text:p>7</text:p>
          </table:table-cell>
          <table:table-cell table:number-columns-repeated="22"/>
        </table:table-row>
        <table:table-row table:style-name="ro1">
          <table:table-cell office:value-type="string" calcext:value-type="string">
            <text:p>8x16-gorilla-grow-tent</text:p>
          </table:table-cell>
          <table:table-cell table:number-columns-repeated="20"/>
          <table:table-cell table:style-name="Default" table:number-columns-repeated="2"/>
          <table:table-cell/>
          <table:table-cell office:value-type="string" calcext:value-type="string">
            <text:p>https://cdn.shopify.com/s/files/1/0417/5675/4069/products/Tool_Pouch_grande_8cba9801-f042-4257-a100-837c22351093.jpg?v=1596444950</text:p>
          </table:table-cell>
          <table:table-cell office:value-type="float" office:value="8" calcext:value-type="float">
            <text:p>8</text:p>
          </table:table-cell>
          <table:table-cell table:number-columns-repeated="22"/>
        </table:table-row>
        <table:table-row table:style-name="ro1">
          <table:table-cell office:value-type="string" calcext:value-type="string">
            <text:p>8x16-gorilla-grow-tent</text:p>
          </table:table-cell>
          <table:table-cell table:number-columns-repeated="20"/>
          <table:table-cell table:style-name="Default" table:number-columns-repeated="2"/>
          <table:table-cell/>
          <table:table-cell office:value-type="string" calcext:value-type="string">
            <text:p>https://cdn.shopify.com/s/files/1/0417/5675/4069/products/8x16_HOLES_grande_6c6eb6aa-c01d-4998-a658-695a170ec471.png?v=1596444950</text:p>
          </table:table-cell>
          <table:table-cell office:value-type="float" office:value="9" calcext:value-type="float">
            <text:p>9</text:p>
          </table:table-cell>
          <table:table-cell table:number-columns-repeated="22"/>
        </table:table-row>
        <table:table-row table:style-name="ro1">
          <table:table-cell office:value-type="string" calcext:value-type="string">
            <text:p>8x16-gorilla-grow-tent</text:p>
          </table:table-cell>
          <table:table-cell table:number-columns-repeated="20"/>
          <table:table-cell table:style-name="Default" table:number-columns-repeated="2"/>
          <table:table-cell/>
          <table:table-cell office:value-type="string" calcext:value-type="string">
            <text:p>https://cdn.shopify.com/s/files/1/0417/5675/4069/products/Vent_Detail_grande_b0b88c33-7f93-4100-8d55-ec966b367ce7.png?v=1596444943</text:p>
          </table:table-cell>
          <table:table-cell office:value-type="float" office:value="10" calcext:value-type="float">
            <text:p>10</text:p>
          </table:table-cell>
          <table:table-cell table:number-columns-repeated="22"/>
        </table:table-row>
        <table:table-row table:style-name="ro19">
          <table:table-cell office:value-type="string" calcext:value-type="string">
            <text:p>10x10-gorilla-grow-tent</text:p>
          </table:table-cell>
          <table:table-cell office:value-type="string" calcext:value-type="string">
            <text:p>Gorilla Grow - GORILLA GROW TENT - 10' x 10' - OG</text:p>
          </table:table-cell>
          <table:table-cell office:value-type="string" calcext:value-type="string">
            <text:p>&lt;h3&gt;DETAILS&lt;/h3&gt;</text:p>
            <text:p>&lt;h4&gt;&lt;/h4&gt;</text:p>
            <text:p/>
            <text:p>&lt;ul class="des_text"&gt;</text:p>
            <text:p/>
            <text:p>&lt;li&gt;Dimensions        &lt;/li&gt;        &lt;li&gt;10’x10’x6’11”&lt;/li&gt;</text:p>
            <text:p>&lt;li&gt;Height w/ Extension Kit        &lt;/li&gt;        &lt;li&gt;7’11”&lt;/li&gt;</text:p>
            <text:p>&lt;li&gt;Height w/ 2 ft. Extension Kit        &lt;/li&gt;        &lt;li&gt;8’11”&lt;/li&gt;</text:p>
            <text:p>&lt;li&gt;Weight&lt;/li&gt;        &lt;li&gt;159 lbs.&lt;/li&gt;</text:p>
            <text:p>&lt;li&gt;Canvas Density        &lt;/li&gt;</text:p>
            <text:p>&lt;li&gt;1680D&lt;/li&gt;</text:p>
            <text:p>&lt;li&gt;Pole Diameter        &lt;/li&gt;        &lt;li&gt;22mm&lt;/li&gt;</text:p>
            <text:p>&lt;li&gt;Door Quantity        &lt;/li&gt;        &lt;li&gt;3&lt;/li&gt;</text:p>
            <text:p>&lt;li&gt;Ducting Port Quantity        &lt;/li&gt;        &lt;li&gt;14 (11" Double Cinching)&lt;/li&gt;</text:p>
            <text:p>&lt;li&gt;Electrical Port Quantity        &lt;/li&gt;        &lt;li&gt;8 (3")&lt;/li&gt;</text:p>
            <text:p/>
            <text:p>&lt;/ul&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GGT1010 Cover</text:p>
          </table:table-cell>
          <table:table-cell office:value-type="string" calcext:value-type="string">
            <text:p>Weight (lbs)</text:p>
          </table:table-cell>
          <table:table-cell office:value-type="float" office:value="82" calcext:value-type="float">
            <text:p>82</text:p>
          </table:table-cell>
          <table:table-cell office:value-type="string" calcext:value-type="string">
            <text:p>Dimensions (in)</text:p>
          </table:table-cell>
          <table:table-cell office:value-type="string" calcext:value-type="string">
            <text:p>62x17x10</text:p>
          </table:table-cell>
          <table:table-cell office:value-type="string" calcext:value-type="string">
            <text:p>'29882816042</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171.95" calcext:value-type="float">
            <text:p>1171.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9x9_HOLES_grande_b95b3488-ce31-4937-ae94-e351cc06fde0.png?v=159644448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10x10-gorilla-grow-tent</text:p>
          </table:table-cell>
          <table:table-cell table:number-columns-repeated="20"/>
          <table:table-cell table:style-name="Default" table:number-columns-repeated="2"/>
          <table:table-cell/>
          <table:table-cell office:value-type="string" calcext:value-type="string">
            <text:p>https://cdn.shopify.com/s/files/1/0417/5675/4069/products/10x10_Gorilla_Grow_Tent_grande_da5ebaa7-24b7-4ad6-b5d5-e065948cbb6d.jpg?v=1596444482</text:p>
          </table:table-cell>
          <table:table-cell office:value-type="float" office:value="2" calcext:value-type="float">
            <text:p>2</text:p>
          </table:table-cell>
          <table:table-cell table:number-columns-repeated="22"/>
        </table:table-row>
        <table:table-row table:style-name="ro1">
          <table:table-cell office:value-type="string" calcext:value-type="string">
            <text:p>10x10-gorilla-grow-tent</text:p>
          </table:table-cell>
          <table:table-cell table:number-columns-repeated="20"/>
          <table:table-cell table:style-name="Default" table:number-columns-repeated="2"/>
          <table:table-cell/>
          <table:table-cell office:value-type="string" calcext:value-type="string">
            <text:p>https://cdn.shopify.com/s/files/1/0417/5675/4069/products/12x12_Quarter_View_8ft_grande_beb22983-18d0-44ac-8c89-0958c41db1fe.png?v=1596444482</text:p>
          </table:table-cell>
          <table:table-cell office:value-type="float" office:value="3" calcext:value-type="float">
            <text:p>3</text:p>
          </table:table-cell>
          <table:table-cell table:number-columns-repeated="22"/>
        </table:table-row>
        <table:table-row table:style-name="ro1">
          <table:table-cell office:value-type="string" calcext:value-type="string">
            <text:p>10x10-gorilla-grow-tent</text:p>
          </table:table-cell>
          <table:table-cell table:number-columns-repeated="20"/>
          <table:table-cell table:style-name="Default" table:number-columns-repeated="2"/>
          <table:table-cell/>
          <table:table-cell office:value-type="string" calcext:value-type="string">
            <text:p>https://cdn.shopify.com/s/files/1/0417/5675/4069/products/12x12_Quarter_View_9ft_grande_f9e12c32-0328-4251-be0f-aa9906ec3e49.png?v=1596444482</text:p>
          </table:table-cell>
          <table:table-cell office:value-type="float" office:value="4" calcext:value-type="float">
            <text:p>4</text:p>
          </table:table-cell>
          <table:table-cell table:number-columns-repeated="22"/>
        </table:table-row>
        <table:table-row table:style-name="ro1">
          <table:table-cell office:value-type="string" calcext:value-type="string">
            <text:p>10x10-gorilla-grow-tent</text:p>
          </table:table-cell>
          <table:table-cell table:number-columns-repeated="20"/>
          <table:table-cell table:style-name="Default" table:number-columns-repeated="2"/>
          <table:table-cell/>
          <table:table-cell office:value-type="string" calcext:value-type="string">
            <text:p>https://cdn.shopify.com/s/files/1/0417/5675/4069/products/99GGT52_grande_a860a3f3-0dbf-40b5-a074-17e4eeb7b0f9.png?v=1596444482</text:p>
          </table:table-cell>
          <table:table-cell office:value-type="float" office:value="5" calcext:value-type="float">
            <text:p>5</text:p>
          </table:table-cell>
          <table:table-cell table:number-columns-repeated="22"/>
        </table:table-row>
        <table:table-row table:style-name="ro1">
          <table:table-cell office:value-type="string" calcext:value-type="string">
            <text:p>10x10-gorilla-grow-tent</text:p>
          </table:table-cell>
          <table:table-cell table:number-columns-repeated="20"/>
          <table:table-cell table:style-name="Default" table:number-columns-repeated="2"/>
          <table:table-cell/>
          <table:table-cell office:value-type="string" calcext:value-type="string">
            <text:p>https://cdn.shopify.com/s/files/1/0417/5675/4069/products/99GGT102_grande_df9a83ae-4eb6-4f5a-962b-b5e3500d0263.png?v=1596444482</text:p>
          </table:table-cell>
          <table:table-cell office:value-type="float" office:value="6" calcext:value-type="float">
            <text:p>6</text:p>
          </table:table-cell>
          <table:table-cell table:number-columns-repeated="22"/>
        </table:table-row>
        <table:table-row table:style-name="ro1">
          <table:table-cell office:value-type="string" calcext:value-type="string">
            <text:p>10x10-gorilla-grow-tent</text:p>
          </table:table-cell>
          <table:table-cell table:number-columns-repeated="20"/>
          <table:table-cell table:style-name="Default" table:number-columns-repeated="2"/>
          <table:table-cell/>
          <table:table-cell office:value-type="string" calcext:value-type="string">
            <text:p>https://cdn.shopify.com/s/files/1/0417/5675/4069/products/1010GGT1_grande_51cf055b-54bf-43b7-860a-3ddaa83cdbdc.png?v=1596444482</text:p>
          </table:table-cell>
          <table:table-cell office:value-type="float" office:value="7" calcext:value-type="float">
            <text:p>7</text:p>
          </table:table-cell>
          <table:table-cell table:number-columns-repeated="22"/>
        </table:table-row>
        <table:table-row table:style-name="ro1">
          <table:table-cell office:value-type="string" calcext:value-type="string">
            <text:p>10x10-gorilla-grow-tent</text:p>
          </table:table-cell>
          <table:table-cell table:number-columns-repeated="20"/>
          <table:table-cell table:style-name="Default" table:number-columns-repeated="2"/>
          <table:table-cell/>
          <table:table-cell office:value-type="string" calcext:value-type="string">
            <text:p>https://cdn.shopify.com/s/files/1/0417/5675/4069/products/Joint_1_grande_a566a094-c4d8-49c6-a4b6-acb07a4b2301.jpg?v=1596444482</text:p>
          </table:table-cell>
          <table:table-cell office:value-type="float" office:value="8" calcext:value-type="float">
            <text:p>8</text:p>
          </table:table-cell>
          <table:table-cell table:number-columns-repeated="22"/>
        </table:table-row>
        <table:table-row table:style-name="ro1">
          <table:table-cell office:value-type="string" calcext:value-type="string">
            <text:p>10x10-gorilla-grow-tent</text:p>
          </table:table-cell>
          <table:table-cell table:number-columns-repeated="20"/>
          <table:table-cell table:style-name="Default" table:number-columns-repeated="2"/>
          <table:table-cell/>
          <table:table-cell office:value-type="string" calcext:value-type="string">
            <text:p>https://cdn.shopify.com/s/files/1/0417/5675/4069/products/Ports_grande_99771ea9-ba40-49ee-99bd-132835fd8949.jpg?v=1596444482</text:p>
          </table:table-cell>
          <table:table-cell office:value-type="float" office:value="9" calcext:value-type="float">
            <text:p>9</text:p>
          </table:table-cell>
          <table:table-cell table:number-columns-repeated="22"/>
        </table:table-row>
        <table:table-row table:style-name="ro1">
          <table:table-cell office:value-type="string" calcext:value-type="string">
            <text:p>10x10-gorilla-grow-tent</text:p>
          </table:table-cell>
          <table:table-cell table:number-columns-repeated="20"/>
          <table:table-cell table:style-name="Default" table:number-columns-repeated="2"/>
          <table:table-cell/>
          <table:table-cell office:value-type="string" calcext:value-type="string">
            <text:p>https://cdn.shopify.com/s/files/1/0417/5675/4069/products/Rear_Access_Door_grande_2ab22897-68e7-4148-bdaf-351ae021f048.jpg?v=1596444482</text:p>
          </table:table-cell>
          <table:table-cell office:value-type="float" office:value="10" calcext:value-type="float">
            <text:p>10</text:p>
          </table:table-cell>
          <table:table-cell table:number-columns-repeated="22"/>
        </table:table-row>
        <table:table-row table:style-name="ro1">
          <table:table-cell office:value-type="string" calcext:value-type="string">
            <text:p>10x10-gorilla-grow-tent</text:p>
          </table:table-cell>
          <table:table-cell table:number-columns-repeated="20"/>
          <table:table-cell table:style-name="Default" table:number-columns-repeated="2"/>
          <table:table-cell/>
          <table:table-cell office:value-type="string" calcext:value-type="string">
            <text:p>https://cdn.shopify.com/s/files/1/0417/5675/4069/products/Tool_Pouch_grande_5687ad55-b1e5-4e52-877a-5fab7553985a.jpg?v=1596444482</text:p>
          </table:table-cell>
          <table:table-cell office:value-type="float" office:value="11" calcext:value-type="float">
            <text:p>11</text:p>
          </table:table-cell>
          <table:table-cell table:number-columns-repeated="22"/>
        </table:table-row>
        <table:table-row table:style-name="ro1">
          <table:table-cell office:value-type="string" calcext:value-type="string">
            <text:p>10x10-gorilla-grow-tent</text:p>
          </table:table-cell>
          <table:table-cell table:number-columns-repeated="20"/>
          <table:table-cell table:style-name="Default" table:number-columns-repeated="2"/>
          <table:table-cell/>
          <table:table-cell office:value-type="string" calcext:value-type="string">
            <text:p>https://cdn.shopify.com/s/files/1/0417/5675/4069/products/Vent_Detail_grande_9aaf9f6d-0c24-48da-a771-95156dbd3ff9.png?v=1596444482</text:p>
          </table:table-cell>
          <table:table-cell office:value-type="float" office:value="12" calcext:value-type="float">
            <text:p>12</text:p>
          </table:table-cell>
          <table:table-cell table:number-columns-repeated="22"/>
        </table:table-row>
        <table:table-row table:style-name="ro1">
          <table:table-cell office:value-type="string" calcext:value-type="string">
            <text:p>9x9-gorilla-grow-tent-cover-box1</text:p>
          </table:table-cell>
          <table:table-cell office:value-type="string" calcext:value-type="string">
            <text:p>Gorilla Grow - GORILLA GROW TENT - 9' x 9' - <text:s/>OG Tent (Box1)</text:p>
          </table:table-cell>
          <table:table-cell office:value-type="string" calcext:value-type="string">
            <text:p>&lt;h3&gt;DETAILS&lt;/h3&gt;&lt;h4&gt;&lt;/h4&gt;&lt;ul class="des_text"&gt;&lt;li&gt;Dimensions&lt;/li&gt;&lt;li&gt;8’x8’x6’11”&lt;/li&gt;&lt;li&gt;Height w/ Extension Kit&lt;/li&gt;&lt;li&gt;7’11”&lt;/li&gt;&lt;li&gt;Height w/ 2 ft. Extension Kit&lt;/li&gt;&lt;li&gt;8’11”&lt;/li&gt;&lt;li&gt;Weight&lt;/li&gt;&lt;li&gt;139 lbs.&lt;/li&gt;&lt;li&gt;Canvas Density&lt;/li&gt;&lt;li&gt;1680D&lt;/li&gt;&lt;li&gt;Pole Diameter&lt;/li&gt;&lt;li&gt;22mm&lt;/li&gt;&lt;li&gt;Door Quantity&lt;/li&gt;&lt;li&gt;3&lt;/li&gt;&lt;li&gt;Ducting Port Quantity&lt;/li&gt;&lt;li&gt;14 (11" Double Cinching)&lt;/li&gt;&lt;li&gt;Electrical Port Quantity&lt;/li&gt;&lt;li&gt;8 (3")&lt;/li&gt;&lt;/ul&gt;&lt;h3&gt;ADDITIONAL INFORMATION&lt;/h3&gt;&lt;table&gt;&lt;tbody&gt;&lt;tr&gt;&lt;td&gt;SKU&lt;/td&gt;&lt;td&gt;Manufacturer&lt;/td&gt;&lt;/tr&gt;&lt;tr&gt;&lt;td&gt;&lt;/td&gt;&lt;td&gt;&lt;/td&gt;&lt;/tr&gt;&lt;/tbody&gt;&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GGT99 Cover</text:p>
          </table:table-cell>
          <table:table-cell office:value-type="string" calcext:value-type="string">
            <text:p>Weight (lbs)</text:p>
          </table:table-cell>
          <table:table-cell office:value-type="float" office:value="72" calcext:value-type="float">
            <text:p>72</text:p>
          </table:table-cell>
          <table:table-cell office:value-type="string" calcext:value-type="string">
            <text:p>Dimensions (in)</text:p>
          </table:table-cell>
          <table:table-cell office:value-type="string" calcext:value-type="string">
            <text:p>58x23x8</text:p>
          </table:table-cell>
          <table:table-cell office:value-type="string" calcext:value-type="string">
            <text:p>'92145198216</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036.95" calcext:value-type="float">
            <text:p>1036.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9x9_OG_EX_grande_1625b287-db2c-466e-8748-7cb0db62cf84.png?v=159644405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9x9-gorilla-grow-tent-cover-box1</text:p>
          </table:table-cell>
          <table:table-cell table:number-columns-repeated="20"/>
          <table:table-cell table:style-name="Default" table:number-columns-repeated="2"/>
          <table:table-cell/>
          <table:table-cell office:value-type="string" calcext:value-type="string">
            <text:p>https://cdn.shopify.com/s/files/1/0417/5675/4069/products/9x9_lamps_grande_e26f3b1d-f00c-4e87-8827-09623b95b283.png?v=1596444056</text:p>
          </table:table-cell>
          <table:table-cell office:value-type="float" office:value="2" calcext:value-type="float">
            <text:p>2</text:p>
          </table:table-cell>
          <table:table-cell table:number-columns-repeated="22"/>
        </table:table-row>
        <table:table-row table:style-name="ro1">
          <table:table-cell office:value-type="string" calcext:value-type="string">
            <text:p>9x9-gorilla-grow-tent-cover-box1</text:p>
          </table:table-cell>
          <table:table-cell table:number-columns-repeated="20"/>
          <table:table-cell table:style-name="Default" table:number-columns-repeated="2"/>
          <table:table-cell/>
          <table:table-cell office:value-type="string" calcext:value-type="string">
            <text:p>https://cdn.shopify.com/s/files/1/0417/5675/4069/products/9x9_HOLES_grande_100f3f34-43e2-402b-aa73-843701b7d1ee.png?v=1596444056</text:p>
          </table:table-cell>
          <table:table-cell office:value-type="float" office:value="3" calcext:value-type="float">
            <text:p>3</text:p>
          </table:table-cell>
          <table:table-cell table:number-columns-repeated="22"/>
        </table:table-row>
        <table:table-row table:style-name="ro1">
          <table:table-cell office:value-type="string" calcext:value-type="string">
            <text:p>9x9-gorilla-grow-tent-cover-box1</text:p>
          </table:table-cell>
          <table:table-cell table:number-columns-repeated="20"/>
          <table:table-cell table:style-name="Default" table:number-columns-repeated="2"/>
          <table:table-cell/>
          <table:table-cell office:value-type="string" calcext:value-type="string">
            <text:p>https://cdn.shopify.com/s/files/1/0417/5675/4069/products/9x9_backview_2_grande_829b5264-8688-4b1f-a211-957d37f1c7dc.png?v=1596444056</text:p>
          </table:table-cell>
          <table:table-cell office:value-type="float" office:value="4" calcext:value-type="float">
            <text:p>4</text:p>
          </table:table-cell>
          <table:table-cell table:number-columns-repeated="22"/>
        </table:table-row>
        <table:table-row table:style-name="ro1">
          <table:table-cell office:value-type="string" calcext:value-type="string">
            <text:p>9x9-gorilla-grow-tent-cover-box1</text:p>
          </table:table-cell>
          <table:table-cell table:number-columns-repeated="20"/>
          <table:table-cell table:style-name="Default" table:number-columns-repeated="2"/>
          <table:table-cell/>
          <table:table-cell office:value-type="string" calcext:value-type="string">
            <text:p>https://cdn.shopify.com/s/files/1/0417/5675/4069/products/9x9_9ft_1_grande_71a57ece-67e8-41aa-ab50-dfd376005d5f.png?v=1596444056</text:p>
          </table:table-cell>
          <table:table-cell office:value-type="float" office:value="5" calcext:value-type="float">
            <text:p>5</text:p>
          </table:table-cell>
          <table:table-cell table:number-columns-repeated="22"/>
        </table:table-row>
        <table:table-row table:style-name="ro1">
          <table:table-cell office:value-type="string" calcext:value-type="string">
            <text:p>9x9-gorilla-grow-tent-cover-box1</text:p>
          </table:table-cell>
          <table:table-cell table:number-columns-repeated="20"/>
          <table:table-cell table:style-name="Default" table:number-columns-repeated="2"/>
          <table:table-cell/>
          <table:table-cell office:value-type="string" calcext:value-type="string">
            <text:p>https://cdn.shopify.com/s/files/1/0417/5675/4069/products/Vent_Detail_grande_1015b002-6e52-49b0-9a7d-46fd38603557.png?v=1596444056</text:p>
          </table:table-cell>
          <table:table-cell office:value-type="float" office:value="6" calcext:value-type="float">
            <text:p>6</text:p>
          </table:table-cell>
          <table:table-cell table:number-columns-repeated="22"/>
        </table:table-row>
        <table:table-row table:style-name="ro1">
          <table:table-cell office:value-type="string" calcext:value-type="string">
            <text:p>9x9-gorilla-grow-tent-cover-box1</text:p>
          </table:table-cell>
          <table:table-cell table:number-columns-repeated="20"/>
          <table:table-cell table:style-name="Default" table:number-columns-repeated="2"/>
          <table:table-cell/>
          <table:table-cell office:value-type="string" calcext:value-type="string">
            <text:p>https://cdn.shopify.com/s/files/1/0417/5675/4069/products/Tool_Pouch_grande_143e06c8-acff-44e9-949a-ee5baeb258dd.png?v=1596444056</text:p>
          </table:table-cell>
          <table:table-cell office:value-type="float" office:value="7" calcext:value-type="float">
            <text:p>7</text:p>
          </table:table-cell>
          <table:table-cell table:number-columns-repeated="22"/>
        </table:table-row>
        <table:table-row table:style-name="ro1">
          <table:table-cell office:value-type="string" calcext:value-type="string">
            <text:p>9x9-gorilla-grow-tent-cover-box1</text:p>
          </table:table-cell>
          <table:table-cell table:number-columns-repeated="20"/>
          <table:table-cell table:style-name="Default" table:number-columns-repeated="2"/>
          <table:table-cell/>
          <table:table-cell office:value-type="string" calcext:value-type="string">
            <text:p>https://cdn.shopify.com/s/files/1/0417/5675/4069/products/Rear_Access_Door_grande_81a66d00-4a6e-49dd-876f-89f643b0361a.png?v=1596444056</text:p>
          </table:table-cell>
          <table:table-cell office:value-type="float" office:value="8" calcext:value-type="float">
            <text:p>8</text:p>
          </table:table-cell>
          <table:table-cell table:number-columns-repeated="22"/>
        </table:table-row>
        <table:table-row table:style-name="ro1">
          <table:table-cell office:value-type="string" calcext:value-type="string">
            <text:p>9x9-gorilla-grow-tent-cover-box1</text:p>
          </table:table-cell>
          <table:table-cell table:number-columns-repeated="20"/>
          <table:table-cell table:style-name="Default" table:number-columns-repeated="2"/>
          <table:table-cell/>
          <table:table-cell office:value-type="string" calcext:value-type="string">
            <text:p>https://cdn.shopify.com/s/files/1/0417/5675/4069/products/Ports_grande_521e903c-685a-4e26-aa66-41fee11d14e4.png?v=1596444056</text:p>
          </table:table-cell>
          <table:table-cell office:value-type="float" office:value="9" calcext:value-type="float">
            <text:p>9</text:p>
          </table:table-cell>
          <table:table-cell table:number-columns-repeated="22"/>
        </table:table-row>
        <table:table-row table:style-name="ro1">
          <table:table-cell office:value-type="string" calcext:value-type="string">
            <text:p>9x9-gorilla-grow-tent-cover-box1</text:p>
          </table:table-cell>
          <table:table-cell table:number-columns-repeated="20"/>
          <table:table-cell table:style-name="Default" table:number-columns-repeated="2"/>
          <table:table-cell/>
          <table:table-cell office:value-type="string" calcext:value-type="string">
            <text:p>https://cdn.shopify.com/s/files/1/0417/5675/4069/products/Joint_1_grande_6fcfb4de-5909-4569-a82c-6b7860310eae.png?v=1596444056</text:p>
          </table:table-cell>
          <table:table-cell office:value-type="float" office:value="10" calcext:value-type="float">
            <text:p>10</text:p>
          </table:table-cell>
          <table:table-cell table:number-columns-repeated="22"/>
        </table:table-row>
        <table:table-row table:style-name="ro1">
          <table:table-cell office:value-type="string" calcext:value-type="string">
            <text:p>8x8-gorilla-grow-tent</text:p>
          </table:table-cell>
          <table:table-cell office:value-type="string" calcext:value-type="string">
            <text:p>Gorilla Grow - GORILLA GROW TENT - 8' x 8' - OG</text:p>
          </table:table-cell>
          <table:table-cell office:value-type="string" calcext:value-type="string">
            <text:p>&lt;h3&gt;DETAILS&lt;/h3&gt;&lt;h4&gt;&lt;/h4&gt;&lt;ul class="des_text"&gt;&lt;li&gt;Dimensions&lt;/li&gt;&lt;li&gt;8’x8’x6’11”&lt;/li&gt;&lt;li&gt;Height w/ Extension Kit&lt;/li&gt;&lt;li&gt;7’11”&lt;/li&gt;&lt;li&gt;Height w/ 2 ft. Extension Kit&lt;/li&gt;&lt;li&gt;8’11”&lt;/li&gt;&lt;li&gt;Weight&lt;/li&gt;&lt;li&gt;139 lbs.&lt;/li&gt;&lt;li&gt;Canvas Density&lt;/li&gt;&lt;li&gt;1680D&lt;/li&gt;&lt;li&gt;Pole Diameter&lt;/li&gt;&lt;li&gt;22mm&lt;/li&gt;&lt;li&gt;Door Quantity&lt;/li&gt;&lt;li&gt;3&lt;/li&gt;&lt;li&gt;Ducting Port Quantity&lt;/li&gt;&lt;li&gt;14 (11" Double Cinching)&lt;/li&gt;&lt;li&gt;Electrical Port Quantity&lt;/li&gt;&lt;li&gt;8 (3")&lt;/li&gt;&lt;/ul&gt;&lt;h3&gt;ADDITIONAL INFORMATION&lt;/h3&gt;&lt;table&gt;&lt;tbody&gt;&lt;tr&gt;&lt;td&gt;SKU&lt;/td&gt;&lt;td&gt;Manufacturer&lt;/td&gt;&lt;/tr&gt;&lt;tr&gt;&lt;td&gt;&lt;/td&gt;&lt;td&gt;&lt;/td&gt;&lt;/tr&gt;&lt;/tbody&gt;&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GGT88 Cover</text:p>
          </table:table-cell>
          <table:table-cell office:value-type="string" calcext:value-type="string">
            <text:p>Weight (lbs)</text:p>
          </table:table-cell>
          <table:table-cell office:value-type="float" office:value="73" calcext:value-type="float">
            <text:p>73</text:p>
          </table:table-cell>
          <table:table-cell office:value-type="string" calcext:value-type="string">
            <text:p>Dimensions (in)</text:p>
          </table:table-cell>
          <table:table-cell office:value-type="string" calcext:value-type="string">
            <text:p>51x23x7</text:p>
          </table:table-cell>
          <table:table-cell office:value-type="string" calcext:value-type="string">
            <text:p>'29882816035</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43.95" calcext:value-type="float">
            <text:p>94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8x8_backview_2_grande_e54fdf13-d41f-42f2-9da9-787e967e72e1.jpg?v=159644304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8x8-gorilla-grow-tent</text:p>
          </table:table-cell>
          <table:table-cell table:number-columns-repeated="20"/>
          <table:table-cell table:style-name="Default" table:number-columns-repeated="2"/>
          <table:table-cell/>
          <table:table-cell office:value-type="string" calcext:value-type="string">
            <text:p>https://cdn.shopify.com/s/files/1/0417/5675/4069/products/8x8_OG_EX_grande_1460af0a-af3c-48e2-828a-9d0519c2d865.png?v=1596443047</text:p>
          </table:table-cell>
          <table:table-cell office:value-type="float" office:value="2" calcext:value-type="float">
            <text:p>2</text:p>
          </table:table-cell>
          <table:table-cell table:number-columns-repeated="22"/>
        </table:table-row>
        <table:table-row table:style-name="ro1">
          <table:table-cell office:value-type="string" calcext:value-type="string">
            <text:p>8x8-gorilla-grow-tent</text:p>
          </table:table-cell>
          <table:table-cell table:number-columns-repeated="20"/>
          <table:table-cell table:style-name="Default" table:number-columns-repeated="2"/>
          <table:table-cell/>
          <table:table-cell office:value-type="string" calcext:value-type="string">
            <text:p>https://cdn.shopify.com/s/files/1/0417/5675/4069/products/8x8_sideview_No_Extension_1_grande_f871386b-3059-4aaf-af28-8e453c51bf39.jpg?v=1596443049</text:p>
          </table:table-cell>
          <table:table-cell office:value-type="float" office:value="3" calcext:value-type="float">
            <text:p>3</text:p>
          </table:table-cell>
          <table:table-cell table:number-columns-repeated="22"/>
        </table:table-row>
        <table:table-row table:style-name="ro1">
          <table:table-cell office:value-type="string" calcext:value-type="string">
            <text:p>8x8-gorilla-grow-tent</text:p>
          </table:table-cell>
          <table:table-cell table:number-columns-repeated="20"/>
          <table:table-cell table:style-name="Default" table:number-columns-repeated="2"/>
          <table:table-cell/>
          <table:table-cell office:value-type="string" calcext:value-type="string">
            <text:p>https://cdn.shopify.com/s/files/1/0417/5675/4069/products/9x9_9ft_1_grande_0743a599-df2d-4398-be4b-c7e4abe27333.png?v=1596443049</text:p>
          </table:table-cell>
          <table:table-cell office:value-type="float" office:value="4" calcext:value-type="float">
            <text:p>4</text:p>
          </table:table-cell>
          <table:table-cell table:number-columns-repeated="22"/>
        </table:table-row>
        <table:table-row table:style-name="ro1">
          <table:table-cell office:value-type="string" calcext:value-type="string">
            <text:p>8x8-gorilla-grow-tent</text:p>
          </table:table-cell>
          <table:table-cell table:number-columns-repeated="20"/>
          <table:table-cell table:style-name="Default" table:number-columns-repeated="2"/>
          <table:table-cell/>
          <table:table-cell office:value-type="string" calcext:value-type="string">
            <text:p>https://cdn.shopify.com/s/files/1/0417/5675/4069/products/9x9_HOLES_grande_861251d2-fbe1-4921-bfee-3ef5d459fb9b.png?v=1596443049</text:p>
          </table:table-cell>
          <table:table-cell office:value-type="float" office:value="5" calcext:value-type="float">
            <text:p>5</text:p>
          </table:table-cell>
          <table:table-cell table:number-columns-repeated="22"/>
        </table:table-row>
        <table:table-row table:style-name="ro1">
          <table:table-cell office:value-type="string" calcext:value-type="string">
            <text:p>8x8-gorilla-grow-tent</text:p>
          </table:table-cell>
          <table:table-cell table:number-columns-repeated="20"/>
          <table:table-cell table:style-name="Default" table:number-columns-repeated="2"/>
          <table:table-cell/>
          <table:table-cell office:value-type="string" calcext:value-type="string">
            <text:p>https://cdn.shopify.com/s/files/1/0417/5675/4069/products/Joint_1_grande_a81f71db-09b2-4306-85c8-537077b894c4.jpg?v=1596443049</text:p>
          </table:table-cell>
          <table:table-cell office:value-type="float" office:value="6" calcext:value-type="float">
            <text:p>6</text:p>
          </table:table-cell>
          <table:table-cell table:number-columns-repeated="22"/>
        </table:table-row>
        <table:table-row table:style-name="ro1">
          <table:table-cell office:value-type="string" calcext:value-type="string">
            <text:p>8x8-gorilla-grow-tent</text:p>
          </table:table-cell>
          <table:table-cell table:number-columns-repeated="20"/>
          <table:table-cell table:style-name="Default" table:number-columns-repeated="2"/>
          <table:table-cell/>
          <table:table-cell office:value-type="string" calcext:value-type="string">
            <text:p>https://cdn.shopify.com/s/files/1/0417/5675/4069/products/Ports_grande_fc94d421-2679-4f7c-98c9-098134ff1515.jpg?v=1596443049</text:p>
          </table:table-cell>
          <table:table-cell office:value-type="float" office:value="7" calcext:value-type="float">
            <text:p>7</text:p>
          </table:table-cell>
          <table:table-cell table:number-columns-repeated="22"/>
        </table:table-row>
        <table:table-row table:style-name="ro1">
          <table:table-cell office:value-type="string" calcext:value-type="string">
            <text:p>8x8-gorilla-grow-tent</text:p>
          </table:table-cell>
          <table:table-cell table:number-columns-repeated="20"/>
          <table:table-cell table:style-name="Default" table:number-columns-repeated="2"/>
          <table:table-cell/>
          <table:table-cell office:value-type="string" calcext:value-type="string">
            <text:p>https://cdn.shopify.com/s/files/1/0417/5675/4069/products/Rear_Access_Door_grande_fc0eac46-a2ba-48ab-bf6b-c35b6dc7581a.jpg?v=1596443049</text:p>
          </table:table-cell>
          <table:table-cell office:value-type="float" office:value="8" calcext:value-type="float">
            <text:p>8</text:p>
          </table:table-cell>
          <table:table-cell table:number-columns-repeated="22"/>
        </table:table-row>
        <table:table-row table:style-name="ro1">
          <table:table-cell office:value-type="string" calcext:value-type="string">
            <text:p>8x8-gorilla-grow-tent</text:p>
          </table:table-cell>
          <table:table-cell table:number-columns-repeated="20"/>
          <table:table-cell table:style-name="Default" table:number-columns-repeated="2"/>
          <table:table-cell/>
          <table:table-cell office:value-type="string" calcext:value-type="string">
            <text:p>https://cdn.shopify.com/s/files/1/0417/5675/4069/products/Tool_Pouch_grande_58fd6935-e802-4255-b173-3f7a2cc8e95f.jpg?v=1596443049</text:p>
          </table:table-cell>
          <table:table-cell office:value-type="float" office:value="9" calcext:value-type="float">
            <text:p>9</text:p>
          </table:table-cell>
          <table:table-cell table:number-columns-repeated="22"/>
        </table:table-row>
        <table:table-row table:style-name="ro1">
          <table:table-cell office:value-type="string" calcext:value-type="string">
            <text:p>8x8-gorilla-grow-tent</text:p>
          </table:table-cell>
          <table:table-cell table:number-columns-repeated="20"/>
          <table:table-cell table:style-name="Default" table:number-columns-repeated="2"/>
          <table:table-cell/>
          <table:table-cell office:value-type="string" calcext:value-type="string">
            <text:p>https://cdn.shopify.com/s/files/1/0417/5675/4069/products/Vent_Detail_grande_568837fa-dc57-491a-84d7-afa3392be544.png?v=1596443049</text:p>
          </table:table-cell>
          <table:table-cell office:value-type="float" office:value="10" calcext:value-type="float">
            <text:p>10</text:p>
          </table:table-cell>
          <table:table-cell table:number-columns-repeated="22"/>
        </table:table-row>
        <table:table-row table:style-name="ro1">
          <table:table-cell office:value-type="string" calcext:value-type="string">
            <text:p>5x9-gorilla-grow-tent</text:p>
          </table:table-cell>
          <table:table-cell office:value-type="string" calcext:value-type="string">
            <text:p>Gorilla Grow - GORILLA GROW TENT - 5' x 9' - OG</text:p>
          </table:table-cell>
          <table:table-cell office:value-type="string" calcext:value-type="string">
            <text:p>&lt;h3&gt;DETAILS&lt;/h3&gt;&lt;h4&gt;&lt;/h4&gt;&lt;ul&gt;&lt;li&gt;Dimensions: 4’x8’x6’11”&lt;/li&gt;&lt;li&gt;Height w/ Extension Kit: 7’11”&lt;/li&gt;&lt;li&gt;Height w/ 2 ft. Extension Kit: 8’11”&lt;/li&gt;&lt;li&gt;Weight: 88 lbs.&lt;/li&gt;&lt;li&gt;Canvas Density: 1680D&lt;/li&gt;&lt;li&gt;Pole Diameter: 22mm&lt;/li&gt;&lt;li&gt;Door Quantity: 3&lt;/li&gt;&lt;li&gt;Ducting Port Quantity: 8 (11" Double Cinching)&lt;/li&gt;&lt;li&gt;Electrical Port Quantity: 4 (3")&lt;/li&gt;&lt;/ul&gt;&lt;ul class="des_text"&gt;&lt;li&gt;Dimensions&lt;/li&gt;&lt;li&gt;4’x8’x6’11”&lt;/li&gt;&lt;li&gt;Height w/ Extension Kit&lt;/li&gt;&lt;li&gt;7’11”&lt;/li&gt;&lt;li&gt;Height w/ 2 ft. Extension Kit&lt;/li&gt;&lt;li&gt;8’11”&lt;/li&gt;&lt;li&gt;Weight&lt;/li&gt;&lt;li&gt;88 lbs.&lt;/li&gt;&lt;li&gt;Canvas Density&lt;/li&gt;&lt;li&gt;1680D&lt;/li&gt;&lt;li&gt;Pole Diameter&lt;/li&gt;&lt;li&gt;22mm&lt;/li&gt;&lt;li&gt;Door Quantity&lt;/li&gt;&lt;li&gt;3&lt;/li&gt;&lt;li&gt;Ducting Port Quantity&lt;/li&gt;&lt;li&gt;8 (11" Double Cinching)&lt;/li&gt;&lt;li&gt;Electrical Port Quantity&lt;/li&gt;&lt;li&gt;4 (3")&lt;/li&gt;&lt;/ul&gt;&lt;h3&gt;ADDITIONAL INFORMATION&lt;/h3&gt;&lt;table&gt;&lt;tbody&gt;&lt;tr&gt;&lt;td&gt;SKU&lt;/td&gt;&lt;td&gt;Manufacturer&lt;/td&gt;&lt;/tr&gt;&lt;tr&gt;&lt;td&gt;&lt;/td&gt;&lt;td&gt;&lt;/td&gt;&lt;/tr&gt;&lt;/tbody&gt;&lt;/table&gt;</text:p>
          </table:table-cell>
          <table:table-cell office:value-type="string" calcext:value-type="string">
            <text:p>Gorilla Grow</text:p>
          </table:table-cell>
          <table:table-cell/>
          <table:table-cell office:value-type="string" calcext:value-type="string">
            <text:p>featured-product, 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GGT55</text:p>
          </table:table-cell>
          <table:table-cell office:value-type="string" calcext:value-type="string">
            <text:p>Weight (lbs)</text:p>
          </table:table-cell>
          <table:table-cell office:value-type="float" office:value="62" calcext:value-type="float">
            <text:p>62</text:p>
          </table:table-cell>
          <table:table-cell office:value-type="string" calcext:value-type="string">
            <text:p>Dimensions (in)</text:p>
          </table:table-cell>
          <table:table-cell office:value-type="string" calcext:value-type="string">
            <text:p>62x15x8</text:p>
          </table:table-cell>
          <table:table-cell office:value-type="string" calcext:value-type="string">
            <text:p>'92145198193</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88.95" calcext:value-type="float">
            <text:p>388.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4x8_9FT_5_grande_9360d713-4da7-48c2-a31e-ff652ecf001f.png?v=159644043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5x9-gorilla-grow-tent</text:p>
          </table:table-cell>
          <table:table-cell table:number-columns-repeated="20"/>
          <table:table-cell table:style-name="Default" table:number-columns-repeated="2"/>
          <table:table-cell/>
          <table:table-cell office:value-type="string" calcext:value-type="string">
            <text:p>https://cdn.shopify.com/s/files/1/0417/5675/4069/products/4x8_8FT_3_small_0d8c8c18-4c6f-4f04-85dc-318a9c1237e2.png?v=1596440433</text:p>
          </table:table-cell>
          <table:table-cell office:value-type="float" office:value="2" calcext:value-type="float">
            <text:p>2</text:p>
          </table:table-cell>
          <table:table-cell table:number-columns-repeated="22"/>
        </table:table-row>
        <table:table-row table:style-name="ro1">
          <table:table-cell office:value-type="string" calcext:value-type="string">
            <text:p>5x9-gorilla-grow-tent</text:p>
          </table:table-cell>
          <table:table-cell table:number-columns-repeated="20"/>
          <table:table-cell table:style-name="Default" table:number-columns-repeated="2"/>
          <table:table-cell/>
          <table:table-cell office:value-type="string" calcext:value-type="string">
            <text:p>https://cdn.shopify.com/s/files/1/0417/5675/4069/products/4x8_9FT_6_grande_6bf14572-e0f2-4545-aa75-56c4e589dd50.png?v=1596440433</text:p>
          </table:table-cell>
          <table:table-cell office:value-type="float" office:value="3" calcext:value-type="float">
            <text:p>3</text:p>
          </table:table-cell>
          <table:table-cell table:number-columns-repeated="22"/>
        </table:table-row>
        <table:table-row table:style-name="ro1">
          <table:table-cell office:value-type="string" calcext:value-type="string">
            <text:p>5x9-gorilla-grow-tent</text:p>
          </table:table-cell>
          <table:table-cell table:number-columns-repeated="20"/>
          <table:table-cell table:style-name="Default" table:number-columns-repeated="2"/>
          <table:table-cell/>
          <table:table-cell office:value-type="string" calcext:value-type="string">
            <text:p>https://cdn.shopify.com/s/files/1/0417/5675/4069/products/4x8_7FT_6_grande_9f8c7197-81bb-4c72-b499-ecbe8163558f.png?v=1596440433</text:p>
          </table:table-cell>
          <table:table-cell office:value-type="float" office:value="4" calcext:value-type="float">
            <text:p>4</text:p>
          </table:table-cell>
          <table:table-cell table:number-columns-repeated="22"/>
        </table:table-row>
        <table:table-row table:style-name="ro1">
          <table:table-cell office:value-type="string" calcext:value-type="string">
            <text:p>5x9-gorilla-grow-tent</text:p>
          </table:table-cell>
          <table:table-cell table:number-columns-repeated="20"/>
          <table:table-cell table:style-name="Default" table:number-columns-repeated="2"/>
          <table:table-cell/>
          <table:table-cell office:value-type="string" calcext:value-type="string">
            <text:p>https://cdn.shopify.com/s/files/1/0417/5675/4069/products/Tool_Pouch_grande_f0daf08a-4ed9-4798-9173-b88cf2d15662.png?v=1596440433</text:p>
          </table:table-cell>
          <table:table-cell office:value-type="float" office:value="5" calcext:value-type="float">
            <text:p>5</text:p>
          </table:table-cell>
          <table:table-cell table:number-columns-repeated="22"/>
        </table:table-row>
        <table:table-row table:style-name="ro1">
          <table:table-cell office:value-type="string" calcext:value-type="string">
            <text:p>5x9-gorilla-grow-tent</text:p>
          </table:table-cell>
          <table:table-cell table:number-columns-repeated="20"/>
          <table:table-cell table:style-name="Default" table:number-columns-repeated="2"/>
          <table:table-cell/>
          <table:table-cell office:value-type="string" calcext:value-type="string">
            <text:p>https://cdn.shopify.com/s/files/1/0417/5675/4069/products/Vent_Detail_grande_087538eb-a3fe-4b66-b178-fa4f03fb0913.png?v=1596440433</text:p>
          </table:table-cell>
          <table:table-cell office:value-type="float" office:value="6" calcext:value-type="float">
            <text:p>6</text:p>
          </table:table-cell>
          <table:table-cell table:number-columns-repeated="22"/>
        </table:table-row>
        <table:table-row table:style-name="ro1">
          <table:table-cell office:value-type="string" calcext:value-type="string">
            <text:p>5x9-gorilla-grow-tent</text:p>
          </table:table-cell>
          <table:table-cell table:number-columns-repeated="20"/>
          <table:table-cell table:style-name="Default" table:number-columns-repeated="2"/>
          <table:table-cell/>
          <table:table-cell office:value-type="string" calcext:value-type="string">
            <text:p>https://cdn.shopify.com/s/files/1/0417/5675/4069/products/Rear_Access_Door_grande_b4799c2a-c7b5-48dc-bb4e-b8d5cad3b8a8.png?v=1596440433</text:p>
          </table:table-cell>
          <table:table-cell office:value-type="float" office:value="7" calcext:value-type="float">
            <text:p>7</text:p>
          </table:table-cell>
          <table:table-cell table:number-columns-repeated="22"/>
        </table:table-row>
        <table:table-row table:style-name="ro1">
          <table:table-cell office:value-type="string" calcext:value-type="string">
            <text:p>5x9-gorilla-grow-tent</text:p>
          </table:table-cell>
          <table:table-cell table:number-columns-repeated="20"/>
          <table:table-cell table:style-name="Default" table:number-columns-repeated="2"/>
          <table:table-cell/>
          <table:table-cell office:value-type="string" calcext:value-type="string">
            <text:p>https://cdn.shopify.com/s/files/1/0417/5675/4069/products/Joint_1_grande_9f165754-371f-4330-bc38-3ea04896dbba.png?v=1596440433</text:p>
          </table:table-cell>
          <table:table-cell office:value-type="float" office:value="8" calcext:value-type="float">
            <text:p>8</text:p>
          </table:table-cell>
          <table:table-cell table:number-columns-repeated="22"/>
        </table:table-row>
        <table:table-row table:style-name="ro1">
          <table:table-cell office:value-type="string" calcext:value-type="string">
            <text:p>5x9-gorilla-grow-tent</text:p>
          </table:table-cell>
          <table:table-cell table:number-columns-repeated="20"/>
          <table:table-cell table:style-name="Default" table:number-columns-repeated="2"/>
          <table:table-cell/>
          <table:table-cell office:value-type="string" calcext:value-type="string">
            <text:p>https://cdn.shopify.com/s/files/1/0417/5675/4069/products/Ports_grande_73e3ce93-b3cb-4665-afb9-c5b7982ce03a.png?v=1596440433</text:p>
          </table:table-cell>
          <table:table-cell office:value-type="float" office:value="9" calcext:value-type="float">
            <text:p>9</text:p>
          </table:table-cell>
          <table:table-cell table:number-columns-repeated="22"/>
        </table:table-row>
        <table:table-row table:style-name="ro1">
          <table:table-cell office:value-type="string" calcext:value-type="string">
            <text:p>5x9-gorilla-grow-tent</text:p>
          </table:table-cell>
          <table:table-cell table:number-columns-repeated="20"/>
          <table:table-cell table:style-name="Default" table:number-columns-repeated="2"/>
          <table:table-cell/>
          <table:table-cell office:value-type="string" calcext:value-type="string">
            <text:p>https://cdn.shopify.com/s/files/1/0417/5675/4069/products/5x9_HOLES_grande_da98b538-8632-4d57-a8a5-86542e978201.png?v=1596440433</text:p>
          </table:table-cell>
          <table:table-cell office:value-type="float" office:value="10" calcext:value-type="float">
            <text:p>10</text:p>
          </table:table-cell>
          <table:table-cell table:number-columns-repeated="22"/>
        </table:table-row>
        <table:table-row table:style-name="ro1">
          <table:table-cell office:value-type="string" calcext:value-type="string">
            <text:p>4x8-gorilla-grow-tent</text:p>
          </table:table-cell>
          <table:table-cell office:value-type="string" calcext:value-type="string">
            <text:p>Gorilla Grow - GORILLA GROW TENT - 4' x 8' - OG</text:p>
          </table:table-cell>
          <table:table-cell office:value-type="string" calcext:value-type="string">
            <text:p>&lt;h3&gt;DETAILS&lt;/h3&gt;&lt;h4&gt;&lt;/h4&gt;&lt;ul&gt;&lt;li&gt;Dimensions: 4’x8’x6’11”&lt;/li&gt;&lt;li&gt;Height w/ Extension Kit: 7’11”&lt;/li&gt;&lt;li&gt;Height w/ 2 ft. Extension Kit: 8’11”&lt;/li&gt;&lt;li&gt;Weight: 88 lbs.&lt;/li&gt;&lt;li&gt;Canvas Density: 1680D&lt;/li&gt;&lt;li&gt;Pole Diameter: 22mm&lt;/li&gt;&lt;li&gt;Door Quantity: 3&lt;/li&gt;&lt;li&gt;Ducting Port Quantity: 8 (11" Double Cinching)&lt;/li&gt;&lt;li&gt;Electrical Port Quantity: 4 (3")&lt;/li&gt;&lt;/ul&gt;&lt;ul class="des_text"&gt;&lt;li&gt;Dimensions&lt;/li&gt;&lt;li&gt;4’x8’x6’11”&lt;/li&gt;&lt;li&gt;Height w/ Extension Kit&lt;/li&gt;&lt;li&gt;7’11”&lt;/li&gt;&lt;li&gt;Height w/ 2 ft. Extension Kit&lt;/li&gt;&lt;li&gt;8’11”&lt;/li&gt;&lt;li&gt;Weight&lt;/li&gt;&lt;li&gt;88 lbs.&lt;/li&gt;&lt;li&gt;Canvas Density&lt;/li&gt;&lt;li&gt;1680D&lt;/li&gt;&lt;li&gt;Pole Diameter&lt;/li&gt;&lt;li&gt;22mm&lt;/li&gt;&lt;li&gt;Door Quantity&lt;/li&gt;&lt;li&gt;3&lt;/li&gt;&lt;li&gt;Ducting Port Quantity&lt;/li&gt;&lt;li&gt;8 (11" Double Cinching)&lt;/li&gt;&lt;li&gt;Electrical Port Quantity&lt;/li&gt;&lt;li&gt;4 (3")&lt;/li&gt;&lt;/ul&gt;&lt;h3&gt;ADDITIONAL INFORMATION&lt;/h3&gt;&lt;table&gt;&lt;tbody&gt;&lt;tr&gt;&lt;td&gt;SKU&lt;/td&gt;&lt;td&gt;Manufacturer&lt;/td&gt;&lt;/tr&gt;&lt;tr&gt;&lt;td&gt;&lt;/td&gt;&lt;td&gt;&lt;/td&gt;&lt;/tr&gt;&lt;/tbody&gt;&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GGT48</text:p>
          </table:table-cell>
          <table:table-cell office:value-type="string" calcext:value-type="string">
            <text:p>Weight (lbs)</text:p>
          </table:table-cell>
          <table:table-cell office:value-type="float" office:value="81" calcext:value-type="float">
            <text:p>81</text:p>
          </table:table-cell>
          <table:table-cell office:value-type="string" calcext:value-type="string">
            <text:p>Dimensions (in)</text:p>
          </table:table-cell>
          <table:table-cell office:value-type="string" calcext:value-type="string">
            <text:p>50x19x9</text:p>
          </table:table-cell>
          <table:table-cell office:value-type="string" calcext:value-type="string">
            <text:p>'29882816028</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65.95" calcext:value-type="float">
            <text:p>565.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4x8_9FT_5_grande_09914f19-1cef-4fe9-8104-c9eba7cb1037.png?v=159644038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4x8-gorilla-grow-tent</text:p>
          </table:table-cell>
          <table:table-cell table:number-columns-repeated="20"/>
          <table:table-cell table:style-name="Default" table:number-columns-repeated="2"/>
          <table:table-cell/>
          <table:table-cell office:value-type="string" calcext:value-type="string">
            <text:p>https://cdn.shopify.com/s/files/1/0417/5675/4069/products/4x8_8FT_3_small_61baf7bd-6a58-47b6-af06-1dcdfd2443b8.png?v=1596440383</text:p>
          </table:table-cell>
          <table:table-cell office:value-type="float" office:value="2" calcext:value-type="float">
            <text:p>2</text:p>
          </table:table-cell>
          <table:table-cell table:number-columns-repeated="22"/>
        </table:table-row>
        <table:table-row table:style-name="ro1">
          <table:table-cell office:value-type="string" calcext:value-type="string">
            <text:p>4x8-gorilla-grow-tent</text:p>
          </table:table-cell>
          <table:table-cell table:number-columns-repeated="20"/>
          <table:table-cell table:style-name="Default" table:number-columns-repeated="2"/>
          <table:table-cell/>
          <table:table-cell office:value-type="string" calcext:value-type="string">
            <text:p>https://cdn.shopify.com/s/files/1/0417/5675/4069/products/4x8_9FT_6_grande_aff10d27-1af2-4ed5-9df6-f262267fe978.png?v=1596440383</text:p>
          </table:table-cell>
          <table:table-cell office:value-type="float" office:value="3" calcext:value-type="float">
            <text:p>3</text:p>
          </table:table-cell>
          <table:table-cell table:number-columns-repeated="22"/>
        </table:table-row>
        <table:table-row table:style-name="ro1">
          <table:table-cell office:value-type="string" calcext:value-type="string">
            <text:p>4x8-gorilla-grow-tent</text:p>
          </table:table-cell>
          <table:table-cell table:number-columns-repeated="20"/>
          <table:table-cell table:style-name="Default" table:number-columns-repeated="2"/>
          <table:table-cell/>
          <table:table-cell office:value-type="string" calcext:value-type="string">
            <text:p>https://cdn.shopify.com/s/files/1/0417/5675/4069/products/4x8_7FT_6_grande_eaf6a385-4d5d-456c-b3d8-c76e2eb4a8c3.png?v=1596440383</text:p>
          </table:table-cell>
          <table:table-cell office:value-type="float" office:value="4" calcext:value-type="float">
            <text:p>4</text:p>
          </table:table-cell>
          <table:table-cell table:number-columns-repeated="22"/>
        </table:table-row>
        <table:table-row table:style-name="ro1">
          <table:table-cell office:value-type="string" calcext:value-type="string">
            <text:p>4x8-gorilla-grow-tent</text:p>
          </table:table-cell>
          <table:table-cell table:number-columns-repeated="20"/>
          <table:table-cell table:style-name="Default" table:number-columns-repeated="2"/>
          <table:table-cell/>
          <table:table-cell office:value-type="string" calcext:value-type="string">
            <text:p>https://cdn.shopify.com/s/files/1/0417/5675/4069/products/Tool_Pouch_grande_14c799af-db79-4f0a-b919-cd4c35e2b2cb.png?v=1596440381</text:p>
          </table:table-cell>
          <table:table-cell office:value-type="float" office:value="5" calcext:value-type="float">
            <text:p>5</text:p>
          </table:table-cell>
          <table:table-cell table:number-columns-repeated="22"/>
        </table:table-row>
        <table:table-row table:style-name="ro1">
          <table:table-cell office:value-type="string" calcext:value-type="string">
            <text:p>4x8-gorilla-grow-tent</text:p>
          </table:table-cell>
          <table:table-cell table:number-columns-repeated="20"/>
          <table:table-cell table:style-name="Default" table:number-columns-repeated="2"/>
          <table:table-cell/>
          <table:table-cell office:value-type="string" calcext:value-type="string">
            <text:p>https://cdn.shopify.com/s/files/1/0417/5675/4069/products/Vent_Detail_grande_03efd393-fb1a-4076-840e-2652d8a3076a.png?v=1596440381</text:p>
          </table:table-cell>
          <table:table-cell office:value-type="float" office:value="6" calcext:value-type="float">
            <text:p>6</text:p>
          </table:table-cell>
          <table:table-cell table:number-columns-repeated="22"/>
        </table:table-row>
        <table:table-row table:style-name="ro1">
          <table:table-cell office:value-type="string" calcext:value-type="string">
            <text:p>4x8-gorilla-grow-tent</text:p>
          </table:table-cell>
          <table:table-cell table:number-columns-repeated="20"/>
          <table:table-cell table:style-name="Default" table:number-columns-repeated="2"/>
          <table:table-cell/>
          <table:table-cell office:value-type="string" calcext:value-type="string">
            <text:p>https://cdn.shopify.com/s/files/1/0417/5675/4069/products/Rear_Access_Door_grande_a9d22dc4-a6b3-4c03-b08b-3f2007a45b25.png?v=1596440381</text:p>
          </table:table-cell>
          <table:table-cell office:value-type="float" office:value="7" calcext:value-type="float">
            <text:p>7</text:p>
          </table:table-cell>
          <table:table-cell table:number-columns-repeated="22"/>
        </table:table-row>
        <table:table-row table:style-name="ro1">
          <table:table-cell office:value-type="string" calcext:value-type="string">
            <text:p>4x8-gorilla-grow-tent</text:p>
          </table:table-cell>
          <table:table-cell table:number-columns-repeated="20"/>
          <table:table-cell table:style-name="Default" table:number-columns-repeated="2"/>
          <table:table-cell/>
          <table:table-cell office:value-type="string" calcext:value-type="string">
            <text:p>https://cdn.shopify.com/s/files/1/0417/5675/4069/products/Joint_1_grande_5fa8d7dd-398a-4d50-a290-9ca14037aebf.png?v=1596440381</text:p>
          </table:table-cell>
          <table:table-cell office:value-type="float" office:value="8" calcext:value-type="float">
            <text:p>8</text:p>
          </table:table-cell>
          <table:table-cell table:number-columns-repeated="22"/>
        </table:table-row>
        <table:table-row table:style-name="ro1">
          <table:table-cell office:value-type="string" calcext:value-type="string">
            <text:p>4x8-gorilla-grow-tent</text:p>
          </table:table-cell>
          <table:table-cell table:number-columns-repeated="20"/>
          <table:table-cell table:style-name="Default" table:number-columns-repeated="2"/>
          <table:table-cell/>
          <table:table-cell office:value-type="string" calcext:value-type="string">
            <text:p>https://cdn.shopify.com/s/files/1/0417/5675/4069/products/Ports_grande_3473e645-c34e-4132-8844-a2a3f6b75991.png?v=1596440381</text:p>
          </table:table-cell>
          <table:table-cell office:value-type="float" office:value="9" calcext:value-type="float">
            <text:p>9</text:p>
          </table:table-cell>
          <table:table-cell table:number-columns-repeated="22"/>
        </table:table-row>
        <table:table-row table:style-name="ro1">
          <table:table-cell office:value-type="string" calcext:value-type="string">
            <text:p>4x8-gorilla-grow-tent</text:p>
          </table:table-cell>
          <table:table-cell table:number-columns-repeated="20"/>
          <table:table-cell table:style-name="Default" table:number-columns-repeated="2"/>
          <table:table-cell/>
          <table:table-cell office:value-type="string" calcext:value-type="string">
            <text:p>https://cdn.shopify.com/s/files/1/0417/5675/4069/products/5x9_HOLES_grande_589b4c44-b489-4c3f-8e85-83c0aa6c6257.png?v=1596440381</text:p>
          </table:table-cell>
          <table:table-cell office:value-type="float" office:value="10" calcext:value-type="float">
            <text:p>10</text:p>
          </table:table-cell>
          <table:table-cell table:number-columns-repeated="22"/>
        </table:table-row>
        <table:table-row table:style-name="ro7">
          <table:table-cell office:value-type="string" calcext:value-type="string">
            <text:p>5x5-gorilla-grow-tent</text:p>
          </table:table-cell>
          <table:table-cell office:value-type="string" calcext:value-type="string">
            <text:p>Gorilla Grow - GORILLA GROW TENT - 5' x 5' - OG</text:p>
          </table:table-cell>
          <table:table-cell office:value-type="string" calcext:value-type="string">
            <text:p>&lt;h3&gt;DETAILS&lt;/h3&gt;</text:p>
            <text:p>&lt;ul class="des_text"&gt;</text:p>
            <text:p>&lt;li&gt;Dimensions&lt;/li&gt;</text:p>
            <text:p>&lt;li&gt;5’x5’x6’11”&lt;/li&gt;</text:p>
            <text:p>&lt;li&gt;Height w/ Extension Kit&lt;/li&gt;</text:p>
            <text:p>&lt;li&gt;7’11”&lt;/li&gt;</text:p>
            <text:p>&lt;li&gt;Height w/ 2 ft. Extension Kit&lt;/li&gt;</text:p>
            <text:p>&lt;li&gt;8’11”&lt;/li&gt;</text:p>
            <text:p>&lt;li&gt;Weight&lt;/li&gt;</text:p>
            <text:p>&lt;li&gt;66 lbs.&lt;/li&gt;</text:p>
            <text:p>&lt;li&gt;Canvas Density&lt;/li&gt;</text:p>
            <text:p>&lt;li&gt;1680D&lt;/li&gt;</text:p>
            <text:p>&lt;li&gt;Pole Diameter&lt;/li&gt;</text:p>
            <text:p>&lt;li&gt;22mm&lt;/li&gt;</text:p>
            <text:p>&lt;li&gt;Door Quantity&lt;/li&gt;</text:p>
            <text:p>&lt;li&gt;3&lt;/li&gt;</text:p>
            <text:p>&lt;li&gt;Ducting Port Quantity&lt;/li&gt;</text:p>
            <text:p>&lt;li&gt;6 (11" Double Cinching)&lt;/li&gt;</text:p>
            <text:p>&lt;li&gt;Electrical Port Quantity&lt;/li&gt;</text:p>
            <text:p>&lt;li&gt;3 (3")&lt;/li&gt;</text:p>
            <text:p>&lt;li&gt;</text:p>
            <text:p>&lt;/li&gt;</text:p>
            <text:p>&lt;/ul&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Gorilla Grow</text:p>
          </table:table-cell>
          <table:table-cell/>
          <table:table-cell office:value-type="string" calcext:value-type="string">
            <text:p>featured-product, 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GGT55</text:p>
          </table:table-cell>
          <table:table-cell office:value-type="string" calcext:value-type="string">
            <text:p>Weight (lbs)</text:p>
          </table:table-cell>
          <table:table-cell office:value-type="float" office:value="62" calcext:value-type="float">
            <text:p>62</text:p>
          </table:table-cell>
          <table:table-cell office:value-type="string" calcext:value-type="string">
            <text:p>Dimensions (in)</text:p>
          </table:table-cell>
          <table:table-cell office:value-type="string" calcext:value-type="string">
            <text:p>62x15x8</text:p>
          </table:table-cell>
          <table:table-cell office:value-type="string" calcext:value-type="string">
            <text:p>'92145198193</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88.95" calcext:value-type="float">
            <text:p>388.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5x5_9FT_3_grande_29c1a6d2-5630-42ad-bb0a-9689b22ab5b6.png?v=159643944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5x5-gorilla-grow-tent</text:p>
          </table:table-cell>
          <table:table-cell table:number-columns-repeated="20"/>
          <table:table-cell table:style-name="Default" table:number-columns-repeated="2"/>
          <table:table-cell/>
          <table:table-cell office:value-type="string" calcext:value-type="string">
            <text:p>https://cdn.shopify.com/s/files/1/0417/5675/4069/products/5x5_Ceiling_1_grande_e851d562-f7f1-4ab9-a3ce-acb2a382ee80.png?v=1596439449</text:p>
          </table:table-cell>
          <table:table-cell office:value-type="float" office:value="2" calcext:value-type="float">
            <text:p>2</text:p>
          </table:table-cell>
          <table:table-cell table:number-columns-repeated="22"/>
        </table:table-row>
        <table:table-row table:style-name="ro1">
          <table:table-cell office:value-type="string" calcext:value-type="string">
            <text:p>5x5-gorilla-grow-tent</text:p>
          </table:table-cell>
          <table:table-cell table:number-columns-repeated="20"/>
          <table:table-cell table:style-name="Default" table:number-columns-repeated="2"/>
          <table:table-cell/>
          <table:table-cell office:value-type="string" calcext:value-type="string">
            <text:p>https://cdn.shopify.com/s/files/1/0417/5675/4069/products/5x5_Front_DoorsZipedOpen_1_grande_30caaba7-0572-4bc5-81a1-6b246f455288.png?v=1596439468</text:p>
          </table:table-cell>
          <table:table-cell office:value-type="float" office:value="3" calcext:value-type="float">
            <text:p>3</text:p>
          </table:table-cell>
          <table:table-cell table:number-columns-repeated="22"/>
        </table:table-row>
        <table:table-row table:style-name="ro1">
          <table:table-cell office:value-type="string" calcext:value-type="string">
            <text:p>5x5-gorilla-grow-tent</text:p>
          </table:table-cell>
          <table:table-cell table:number-columns-repeated="20"/>
          <table:table-cell table:style-name="Default" table:number-columns-repeated="2"/>
          <table:table-cell/>
          <table:table-cell office:value-type="string" calcext:value-type="string">
            <text:p>https://cdn.shopify.com/s/files/1/0417/5675/4069/products/5x5_OG_EX_grande_e6ae6173-9d48-4a0e-b3ef-0ff586d1a557.png?v=1596439574</text:p>
          </table:table-cell>
          <table:table-cell office:value-type="float" office:value="4" calcext:value-type="float">
            <text:p>4</text:p>
          </table:table-cell>
          <table:table-cell table:number-columns-repeated="22"/>
        </table:table-row>
        <table:table-row table:style-name="ro1">
          <table:table-cell office:value-type="string" calcext:value-type="string">
            <text:p>5x5-gorilla-grow-tent</text:p>
          </table:table-cell>
          <table:table-cell table:number-columns-repeated="20"/>
          <table:table-cell table:style-name="Default" table:number-columns-repeated="2"/>
          <table:table-cell/>
          <table:table-cell office:value-type="string" calcext:value-type="string">
            <text:p>https://cdn.shopify.com/s/files/1/0417/5675/4069/products/5x5_Pool_1_grande_57f02f2e-49ab-4e6d-9aba-9a6cbcf1fa6d.png?v=1596439574</text:p>
          </table:table-cell>
          <table:table-cell office:value-type="float" office:value="5" calcext:value-type="float">
            <text:p>5</text:p>
          </table:table-cell>
          <table:table-cell table:number-columns-repeated="22"/>
        </table:table-row>
        <table:table-row table:style-name="ro1">
          <table:table-cell office:value-type="string" calcext:value-type="string">
            <text:p>5x5-gorilla-grow-tent</text:p>
          </table:table-cell>
          <table:table-cell table:number-columns-repeated="20"/>
          <table:table-cell table:style-name="Default" table:number-columns-repeated="2"/>
          <table:table-cell/>
          <table:table-cell office:value-type="string" calcext:value-type="string">
            <text:p>https://cdn.shopify.com/s/files/1/0417/5675/4069/products/5x5_Rear_AccessDoorOpen_1_grande_1210a1b2-5530-4acb-baf6-bd123ef7f745.png?v=1596439574</text:p>
          </table:table-cell>
          <table:table-cell office:value-type="float" office:value="6" calcext:value-type="float">
            <text:p>6</text:p>
          </table:table-cell>
          <table:table-cell table:number-columns-repeated="22"/>
        </table:table-row>
        <table:table-row table:style-name="ro1">
          <table:table-cell office:value-type="string" calcext:value-type="string">
            <text:p>5x5-gorilla-grow-tent</text:p>
          </table:table-cell>
          <table:table-cell table:number-columns-repeated="20"/>
          <table:table-cell table:style-name="Default" table:number-columns-repeated="2"/>
          <table:table-cell/>
          <table:table-cell office:value-type="string" calcext:value-type="string">
            <text:p>https://cdn.shopify.com/s/files/1/0417/5675/4069/products/Joint_1_grande_0972cb4a-5827-4294-8a43-cc6ae4febb1a.jpg?v=1596439574</text:p>
          </table:table-cell>
          <table:table-cell office:value-type="float" office:value="7" calcext:value-type="float">
            <text:p>7</text:p>
          </table:table-cell>
          <table:table-cell table:number-columns-repeated="22"/>
        </table:table-row>
        <table:table-row table:style-name="ro1">
          <table:table-cell office:value-type="string" calcext:value-type="string">
            <text:p>5x5-gorilla-grow-tent</text:p>
          </table:table-cell>
          <table:table-cell table:number-columns-repeated="20"/>
          <table:table-cell table:style-name="Default" table:number-columns-repeated="2"/>
          <table:table-cell/>
          <table:table-cell office:value-type="string" calcext:value-type="string">
            <text:p>https://cdn.shopify.com/s/files/1/0417/5675/4069/products/Ports_grande_41b993fa-161a-4e3d-8ad2-bf1535e8795f.jpg?v=1596439574</text:p>
          </table:table-cell>
          <table:table-cell office:value-type="float" office:value="8" calcext:value-type="float">
            <text:p>8</text:p>
          </table:table-cell>
          <table:table-cell table:number-columns-repeated="22"/>
        </table:table-row>
        <table:table-row table:style-name="ro1">
          <table:table-cell office:value-type="string" calcext:value-type="string">
            <text:p>5x5-gorilla-grow-tent</text:p>
          </table:table-cell>
          <table:table-cell table:number-columns-repeated="20"/>
          <table:table-cell table:style-name="Default" table:number-columns-repeated="2"/>
          <table:table-cell/>
          <table:table-cell office:value-type="string" calcext:value-type="string">
            <text:p>https://cdn.shopify.com/s/files/1/0417/5675/4069/products/Rear_Access_Door_grande_40222149-ce64-4662-a1be-97fe930a1dcc.jpg?v=1596439574</text:p>
          </table:table-cell>
          <table:table-cell office:value-type="float" office:value="9" calcext:value-type="float">
            <text:p>9</text:p>
          </table:table-cell>
          <table:table-cell table:number-columns-repeated="22"/>
        </table:table-row>
        <table:table-row table:style-name="ro1">
          <table:table-cell office:value-type="string" calcext:value-type="string">
            <text:p>5x5-gorilla-grow-tent</text:p>
          </table:table-cell>
          <table:table-cell table:number-columns-repeated="20"/>
          <table:table-cell table:style-name="Default" table:number-columns-repeated="2"/>
          <table:table-cell/>
          <table:table-cell office:value-type="string" calcext:value-type="string">
            <text:p>https://cdn.shopify.com/s/files/1/0417/5675/4069/products/Tool_Pouch_grande_8bbd07d1-2650-4cbf-acdf-d00bffef4d9d.jpg?v=1596439574</text:p>
          </table:table-cell>
          <table:table-cell office:value-type="float" office:value="10" calcext:value-type="float">
            <text:p>10</text:p>
          </table:table-cell>
          <table:table-cell table:number-columns-repeated="22"/>
        </table:table-row>
        <table:table-row table:style-name="ro1">
          <table:table-cell office:value-type="string" calcext:value-type="string">
            <text:p>5x5-gorilla-grow-tent</text:p>
          </table:table-cell>
          <table:table-cell table:number-columns-repeated="20"/>
          <table:table-cell table:style-name="Default" table:number-columns-repeated="2"/>
          <table:table-cell/>
          <table:table-cell office:value-type="string" calcext:value-type="string">
            <text:p>https://cdn.shopify.com/s/files/1/0417/5675/4069/products/5x5_HOLES_grande_fa11a94e-f3cf-4ca9-8591-e4070b9a99d6.png?v=1596439574</text:p>
          </table:table-cell>
          <table:table-cell office:value-type="float" office:value="11" calcext:value-type="float">
            <text:p>11</text:p>
          </table:table-cell>
          <table:table-cell table:number-columns-repeated="22"/>
        </table:table-row>
        <table:table-row table:style-name="ro1">
          <table:table-cell office:value-type="string" calcext:value-type="string">
            <text:p>5x5-gorilla-grow-tent</text:p>
          </table:table-cell>
          <table:table-cell table:number-columns-repeated="20"/>
          <table:table-cell table:style-name="Default" table:number-columns-repeated="2"/>
          <table:table-cell/>
          <table:table-cell office:value-type="string" calcext:value-type="string">
            <text:p>https://cdn.shopify.com/s/files/1/0417/5675/4069/products/Vent_Detail_grande_b8bd4d3f-3e68-4f8f-9d21-26171d0e82ee.png?v=1596439575</text:p>
          </table:table-cell>
          <table:table-cell office:value-type="float" office:value="12" calcext:value-type="float">
            <text:p>12</text:p>
          </table:table-cell>
          <table:table-cell table:number-columns-repeated="22"/>
        </table:table-row>
        <table:table-row table:style-name="ro1">
          <table:table-cell office:value-type="string" calcext:value-type="string">
            <text:p>copy-of-3x3-gorilla-grow-tent</text:p>
          </table:table-cell>
          <table:table-cell office:value-type="string" calcext:value-type="string">
            <text:p>Gorilla Grow - GORILLA GROW TENT - 4' x 4' - OG</text:p>
          </table:table-cell>
          <table:table-cell office:value-type="string" calcext:value-type="string">
            <text:p>&lt;h3&gt;DETAILS&lt;/h3&gt;&lt;ul class="des_text"&gt;&lt;li&gt;Dimensions&lt;/li&gt;&lt;li&gt;4’x4’x6’11&lt;/li&gt;&lt;li&gt;Height w/ Extension Kit&lt;/li&gt;&lt;li&gt;7’11”&lt;/li&gt;&lt;li&gt;Height w/ 2 ft. Extension Kit&lt;/li&gt;&lt;li&gt;8’11”&lt;/li&gt;&lt;li&gt;Weight&lt;/li&gt;&lt;li&gt;50 lbs.&lt;/li&gt;&lt;li&gt;Canvas Density&lt;/li&gt;&lt;li&gt;1680D&lt;/li&gt;&lt;li&gt;Pole Diameter&lt;/li&gt;&lt;li&gt;19mm&lt;/li&gt;&lt;li&gt;Door Quantity&lt;/li&gt;&lt;li&gt;1&lt;/li&gt;&lt;li&gt;Ducting Port Quantity&lt;/li&gt;&lt;li&gt;6 (11" Double Cinching)&lt;/li&gt;&lt;li&gt;Electrical Port Quantity&lt;/li&gt;&lt;li&gt;2 (3")&lt;/li&gt;&lt;/ul&gt;&lt;h3&gt;ADDITIONAL INFORMATION&lt;/h3&gt;&lt;table&gt;&lt;tbody&gt;&lt;tr&gt;&lt;td&gt;SKU&lt;/td&gt;&lt;td&gt;Manufacturer&lt;/td&gt;&lt;/tr&gt;&lt;tr&gt;&lt;td&gt;&lt;/td&gt;&lt;td&gt;&lt;/td&gt;&lt;/tr&gt;&lt;/tbody&gt;&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GGT44</text:p>
          </table:table-cell>
          <table:table-cell office:value-type="string" calcext:value-type="string">
            <text:p>Weight (lbs)</text:p>
          </table:table-cell>
          <table:table-cell office:value-type="float" office:value="47" calcext:value-type="float">
            <text:p>47</text:p>
          </table:table-cell>
          <table:table-cell office:value-type="string" calcext:value-type="string">
            <text:p>Dimensions (in)</text:p>
          </table:table-cell>
          <table:table-cell office:value-type="string" calcext:value-type="string">
            <text:p>50x15x7</text:p>
          </table:table-cell>
          <table:table-cell office:value-type="string" calcext:value-type="string">
            <text:p>'29882816011</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58.95" calcext:value-type="float">
            <text:p>358.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4X4_7FT_4_grande_e8e326a6-e90e-4ad8-a196-23c7726360fb.png?v=159643777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opy-of-3x3-gorilla-grow-tent</text:p>
          </table:table-cell>
          <table:table-cell table:number-columns-repeated="20"/>
          <table:table-cell table:style-name="Default" table:number-columns-repeated="2"/>
          <table:table-cell/>
          <table:table-cell office:value-type="string" calcext:value-type="string">
            <text:p>https://cdn.shopify.com/s/files/1/0417/5675/4069/products/4X4_8FT_3_grande_ac1053db-e29b-4e97-a772-32e0a2431eb3.png?v=1596437772</text:p>
          </table:table-cell>
          <table:table-cell office:value-type="float" office:value="2" calcext:value-type="float">
            <text:p>2</text:p>
          </table:table-cell>
          <table:table-cell table:number-columns-repeated="22"/>
        </table:table-row>
        <table:table-row table:style-name="ro1">
          <table:table-cell office:value-type="string" calcext:value-type="string">
            <text:p>copy-of-3x3-gorilla-grow-tent</text:p>
          </table:table-cell>
          <table:table-cell table:number-columns-repeated="20"/>
          <table:table-cell table:style-name="Default" table:number-columns-repeated="2"/>
          <table:table-cell/>
          <table:table-cell office:value-type="string" calcext:value-type="string">
            <text:p>https://cdn.shopify.com/s/files/1/0417/5675/4069/products/4X4_7FT_3_grande_743fef35-2421-4595-9894-36ed51116ce9.png?v=1596437772</text:p>
          </table:table-cell>
          <table:table-cell office:value-type="float" office:value="3" calcext:value-type="float">
            <text:p>3</text:p>
          </table:table-cell>
          <table:table-cell table:number-columns-repeated="22"/>
        </table:table-row>
        <table:table-row table:style-name="ro1">
          <table:table-cell office:value-type="string" calcext:value-type="string">
            <text:p>copy-of-3x3-gorilla-grow-tent</text:p>
          </table:table-cell>
          <table:table-cell table:number-columns-repeated="20"/>
          <table:table-cell table:style-name="Default" table:number-columns-repeated="2"/>
          <table:table-cell/>
          <table:table-cell office:value-type="string" calcext:value-type="string">
            <text:p>https://cdn.shopify.com/s/files/1/0417/5675/4069/products/Tool_Pouch_grande_8009b715-9c2b-4d82-bb15-505ebab9be00.png?v=1596437772</text:p>
          </table:table-cell>
          <table:table-cell office:value-type="float" office:value="4" calcext:value-type="float">
            <text:p>4</text:p>
          </table:table-cell>
          <table:table-cell table:number-columns-repeated="22"/>
        </table:table-row>
        <table:table-row table:style-name="ro1">
          <table:table-cell office:value-type="string" calcext:value-type="string">
            <text:p>copy-of-3x3-gorilla-grow-tent</text:p>
          </table:table-cell>
          <table:table-cell table:number-columns-repeated="20"/>
          <table:table-cell table:style-name="Default" table:number-columns-repeated="2"/>
          <table:table-cell/>
          <table:table-cell office:value-type="string" calcext:value-type="string">
            <text:p>https://cdn.shopify.com/s/files/1/0417/5675/4069/products/Vent_Detail_grande_639e7037-9471-4225-b99d-f40024e4752b.png?v=1596437772</text:p>
          </table:table-cell>
          <table:table-cell office:value-type="float" office:value="5" calcext:value-type="float">
            <text:p>5</text:p>
          </table:table-cell>
          <table:table-cell table:number-columns-repeated="22"/>
        </table:table-row>
        <table:table-row table:style-name="ro1">
          <table:table-cell office:value-type="string" calcext:value-type="string">
            <text:p>copy-of-3x3-gorilla-grow-tent</text:p>
          </table:table-cell>
          <table:table-cell table:number-columns-repeated="20"/>
          <table:table-cell table:style-name="Default" table:number-columns-repeated="2"/>
          <table:table-cell/>
          <table:table-cell office:value-type="string" calcext:value-type="string">
            <text:p>https://cdn.shopify.com/s/files/1/0417/5675/4069/products/Rear_Access_Door_grande_9660c04d-0bb8-40af-a8c7-769c7d407721.png?v=1596437772</text:p>
          </table:table-cell>
          <table:table-cell office:value-type="float" office:value="6" calcext:value-type="float">
            <text:p>6</text:p>
          </table:table-cell>
          <table:table-cell table:number-columns-repeated="22"/>
        </table:table-row>
        <table:table-row table:style-name="ro1">
          <table:table-cell office:value-type="string" calcext:value-type="string">
            <text:p>copy-of-3x3-gorilla-grow-tent</text:p>
          </table:table-cell>
          <table:table-cell table:number-columns-repeated="20"/>
          <table:table-cell table:style-name="Default" table:number-columns-repeated="2"/>
          <table:table-cell/>
          <table:table-cell office:value-type="string" calcext:value-type="string">
            <text:p>https://cdn.shopify.com/s/files/1/0417/5675/4069/products/Ports_grande_c3acc2af-eceb-4270-b45c-84d39da1ea8e.png?v=1596437772</text:p>
          </table:table-cell>
          <table:table-cell office:value-type="float" office:value="7" calcext:value-type="float">
            <text:p>7</text:p>
          </table:table-cell>
          <table:table-cell table:number-columns-repeated="22"/>
        </table:table-row>
        <table:table-row table:style-name="ro1">
          <table:table-cell office:value-type="string" calcext:value-type="string">
            <text:p>copy-of-3x3-gorilla-grow-tent</text:p>
          </table:table-cell>
          <table:table-cell table:number-columns-repeated="20"/>
          <table:table-cell table:style-name="Default" table:number-columns-repeated="2"/>
          <table:table-cell/>
          <table:table-cell office:value-type="string" calcext:value-type="string">
            <text:p>https://cdn.shopify.com/s/files/1/0417/5675/4069/products/Poles_Ours_vs_Theirs_grande_17a53812-b7ab-4b15-a40a-6427b680ae87.png?v=1596437772</text:p>
          </table:table-cell>
          <table:table-cell office:value-type="float" office:value="8" calcext:value-type="float">
            <text:p>8</text:p>
          </table:table-cell>
          <table:table-cell table:number-columns-repeated="22"/>
        </table:table-row>
        <table:table-row table:style-name="ro1">
          <table:table-cell office:value-type="string" calcext:value-type="string">
            <text:p>3x3-gorilla-grow-tent</text:p>
          </table:table-cell>
          <table:table-cell office:value-type="string" calcext:value-type="string">
            <text:p>Gorilla Grow - GORILLA GROW TENT - 3' x 3' - OG</text:p>
          </table:table-cell>
          <table:table-cell office:value-type="string" calcext:value-type="string">
            <text:p>&lt;h3&gt;DETAILS&lt;/h3&gt;&lt;ul class="des_text"&gt;&lt;li&gt;Dimensions&lt;/li&gt;&lt;li&gt;3’x3’x6’11”&lt;/li&gt;&lt;li&gt;Height w/ Extension Kit&lt;/li&gt;&lt;li&gt;7’11”&lt;/li&gt;&lt;li&gt;Height w/ 2 ft. Extension Kit&lt;/li&gt;&lt;li&gt;8’11”&lt;/li&gt;&lt;li&gt;Weight&lt;/li&gt;&lt;li&gt;40 lbs.&lt;/li&gt;&lt;li&gt;Canvas Density&lt;/li&gt;&lt;li&gt;1680D&lt;/li&gt;&lt;li&gt;Pole Diameter&lt;/li&gt;&lt;li&gt;19mm&lt;/li&gt;&lt;li&gt;Door Quantity&lt;/li&gt;&lt;li&gt;1&lt;/li&gt;&lt;li&gt;Ducting Port Quantity&lt;/li&gt;&lt;li&gt;6 (11" Double Cinching)&lt;/li&gt;&lt;li&gt;Electrical Port Quantity&lt;/li&gt;&lt;li&gt;2 (3")&lt;/li&gt;&lt;/ul&gt;&lt;h3&gt;ADDITIONAL INFORMATION&lt;/h3&gt;&lt;table&gt;&lt;tbody&gt;&lt;tr&gt;&lt;td&gt;SKU&lt;/td&gt;&lt;td&gt;Manufacturer&lt;/td&gt;&lt;/tr&gt;&lt;tr&gt;&lt;td&gt;&lt;/td&gt;&lt;td&gt;&lt;/td&gt;&lt;/tr&gt;&lt;/tbody&gt;&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false</text:p>
          </table:table-cell>
          <table:table-cell office:value-type="string" calcext:value-type="string">
            <text:p>Model Name</text:p>
          </table:table-cell>
          <table:table-cell office:value-type="string" calcext:value-type="string">
            <text:p>GGT33</text:p>
          </table:table-cell>
          <table:table-cell office:value-type="string" calcext:value-type="string">
            <text:p>Weight (lbs)</text:p>
          </table:table-cell>
          <table:table-cell office:value-type="float" office:value="38" calcext:value-type="float">
            <text:p>38</text:p>
          </table:table-cell>
          <table:table-cell office:value-type="string" calcext:value-type="string">
            <text:p>Dimensions (in)</text:p>
          </table:table-cell>
          <table:table-cell office:value-type="string" calcext:value-type="string">
            <text:p>42x15x7</text:p>
          </table:table-cell>
          <table:table-cell office:value-type="string" calcext:value-type="string">
            <text:p>'29882816004</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91.95" calcext:value-type="float">
            <text:p>291.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orts_grande_2426b269-d11e-4a0d-8273-9ea797cff442.png?v=159620393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3x3-gorilla-grow-tent</text:p>
          </table:table-cell>
          <table:table-cell table:number-columns-repeated="20"/>
          <table:table-cell table:style-name="Default" table:number-columns-repeated="2"/>
          <table:table-cell/>
          <table:table-cell office:value-type="string" calcext:value-type="string">
            <text:p>https://cdn.shopify.com/s/files/1/0417/5675/4069/products/3x3_HOLES_grande_e1bb7457-f74c-49c0-b089-ad59b26c68e6.png?v=1596203932</text:p>
          </table:table-cell>
          <table:table-cell office:value-type="float" office:value="2" calcext:value-type="float">
            <text:p>2</text:p>
          </table:table-cell>
          <table:table-cell table:number-columns-repeated="22"/>
        </table:table-row>
        <table:table-row table:style-name="ro1">
          <table:table-cell office:value-type="string" calcext:value-type="string">
            <text:p>3x3-gorilla-grow-tent</text:p>
          </table:table-cell>
          <table:table-cell table:number-columns-repeated="20"/>
          <table:table-cell table:style-name="Default" table:number-columns-repeated="2"/>
          <table:table-cell/>
          <table:table-cell office:value-type="string" calcext:value-type="string">
            <text:p>https://cdn.shopify.com/s/files/1/0417/5675/4069/products/3x3_8FT_2_SIDE_grande_2bd080e1-fa7a-4451-86d5-01518262acf9.png?v=1596203933</text:p>
          </table:table-cell>
          <table:table-cell office:value-type="float" office:value="3" calcext:value-type="float">
            <text:p>3</text:p>
          </table:table-cell>
          <table:table-cell table:number-columns-repeated="22"/>
        </table:table-row>
        <table:table-row table:style-name="ro1">
          <table:table-cell office:value-type="string" calcext:value-type="string">
            <text:p>3x3-gorilla-grow-tent</text:p>
          </table:table-cell>
          <table:table-cell table:number-columns-repeated="20"/>
          <table:table-cell table:style-name="Default" table:number-columns-repeated="2"/>
          <table:table-cell/>
          <table:table-cell office:value-type="string" calcext:value-type="string">
            <text:p>https://cdn.shopify.com/s/files/1/0417/5675/4069/products/3x3_8FT_2_BACK_grande_4574fe02-385e-45ea-bec0-3669505d40a0.png?v=1596203933</text:p>
          </table:table-cell>
          <table:table-cell office:value-type="float" office:value="4" calcext:value-type="float">
            <text:p>4</text:p>
          </table:table-cell>
          <table:table-cell table:number-columns-repeated="22"/>
        </table:table-row>
        <table:table-row table:style-name="ro1">
          <table:table-cell office:value-type="string" calcext:value-type="string">
            <text:p>3x3-gorilla-grow-tent</text:p>
          </table:table-cell>
          <table:table-cell table:number-columns-repeated="20"/>
          <table:table-cell table:style-name="Default" table:number-columns-repeated="2"/>
          <table:table-cell/>
          <table:table-cell office:value-type="string" calcext:value-type="string">
            <text:p>https://cdn.shopify.com/s/files/1/0417/5675/4069/products/Tool_Pouch_grande_c0389036-a7fa-443a-86cd-c1bfba987ab1.png?v=1596203933</text:p>
          </table:table-cell>
          <table:table-cell office:value-type="float" office:value="5" calcext:value-type="float">
            <text:p>5</text:p>
          </table:table-cell>
          <table:table-cell table:number-columns-repeated="22"/>
        </table:table-row>
        <table:table-row table:style-name="ro1">
          <table:table-cell office:value-type="string" calcext:value-type="string">
            <text:p>3x3-gorilla-grow-tent</text:p>
          </table:table-cell>
          <table:table-cell table:number-columns-repeated="20"/>
          <table:table-cell table:style-name="Default" table:number-columns-repeated="2"/>
          <table:table-cell/>
          <table:table-cell office:value-type="string" calcext:value-type="string">
            <text:p>https://cdn.shopify.com/s/files/1/0417/5675/4069/products/Vent_Detail_grande_3c9bda15-e131-405d-ab3c-3519be050b92.png?v=1596203933</text:p>
          </table:table-cell>
          <table:table-cell office:value-type="float" office:value="6" calcext:value-type="float">
            <text:p>6</text:p>
          </table:table-cell>
          <table:table-cell table:number-columns-repeated="22"/>
        </table:table-row>
        <table:table-row table:style-name="ro1">
          <table:table-cell office:value-type="string" calcext:value-type="string">
            <text:p>3x3-gorilla-grow-tent</text:p>
          </table:table-cell>
          <table:table-cell table:number-columns-repeated="20"/>
          <table:table-cell table:style-name="Default" table:number-columns-repeated="2"/>
          <table:table-cell/>
          <table:table-cell office:value-type="string" calcext:value-type="string">
            <text:p>https://cdn.shopify.com/s/files/1/0417/5675/4069/products/Joint_1_grande_84ab71a9-8d69-4df2-85cf-7919979e52b1.png?v=1596203933</text:p>
          </table:table-cell>
          <table:table-cell office:value-type="float" office:value="7" calcext:value-type="float">
            <text:p>7</text:p>
          </table:table-cell>
          <table:table-cell table:number-columns-repeated="22"/>
        </table:table-row>
        <table:table-row table:style-name="ro1">
          <table:table-cell office:value-type="string" calcext:value-type="string">
            <text:p>2x4-gorilla-grow-tent</text:p>
          </table:table-cell>
          <table:table-cell office:value-type="string" calcext:value-type="string">
            <text:p>Gorilla Grow - GORILLA GROW TENT - 2' x 4' - OG</text:p>
          </table:table-cell>
          <table:table-cell office:value-type="string" calcext:value-type="string">
            <text:p>&lt;h3&gt;DETAILS&lt;/h3&gt;&lt;ul class="des_text"&gt;&lt;li&gt;Dimensions&lt;/li&gt;&lt;li&gt;2’x2.5’x5’11”&lt;/li&gt;&lt;li&gt;Height w/ Extension Kit&lt;/li&gt;&lt;li&gt;6’11”&lt;/li&gt;&lt;li&gt;Height w/ 2 ft. Extension Kit&lt;/li&gt;&lt;li&gt;7’11”&lt;/li&gt;&lt;li&gt;Weight&lt;/li&gt;&lt;li&gt;29 lbs.&lt;/li&gt;&lt;li&gt;Canvas Density&lt;/li&gt;&lt;li&gt;1680D&lt;/li&gt;&lt;li&gt;Pole Diameter&lt;/li&gt;&lt;li&gt;19mm&lt;/li&gt;&lt;li&gt;Door Quantity&lt;/li&gt;&lt;li&gt;1&lt;/li&gt;&lt;li&gt;Ducting Port Quantity&lt;/li&gt;&lt;li&gt;5 (11" Double Cinching)&lt;/li&gt;&lt;li&gt;Electrical Port Quantity&lt;/li&gt;&lt;li&gt;2 (3")&lt;/li&gt;&lt;/ul&gt;&lt;h3&gt;ADDITIONAL INFORMATION&lt;/h3&gt;&lt;table&gt;&lt;tbody&gt;&lt;tr&gt;&lt;td&gt;SKU&lt;/td&gt;&lt;td&gt;Manufacturer&lt;/td&gt;&lt;/tr&gt;&lt;tr&gt;&lt;td&gt;&lt;/td&gt;&lt;td&gt;&lt;/td&gt;&lt;/tr&gt;&lt;/tbody&gt;&lt;/table&gt;</text:p>
          </table:table-cell>
          <table:table-cell office:value-type="string" calcext:value-type="string">
            <text:p>Gorilla Grow</text:p>
          </table:table-cell>
          <table:table-cell/>
          <table:table-cell office:value-type="string" calcext:value-type="string">
            <text:p>featured-product, 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GGT24</text:p>
          </table:table-cell>
          <table:table-cell office:value-type="string" calcext:value-type="string">
            <text:p>Weight (lbs)</text:p>
          </table:table-cell>
          <table:table-cell office:value-type="float" office:value="40" calcext:value-type="float">
            <text:p>40</text:p>
          </table:table-cell>
          <table:table-cell office:value-type="string" calcext:value-type="string">
            <text:p>Dimensions (in)</text:p>
          </table:table-cell>
          <table:table-cell office:value-type="string" calcext:value-type="string">
            <text:p>50x13x6</text:p>
          </table:table-cell>
          <table:table-cell office:value-type="string" calcext:value-type="string">
            <text:p>'92145198186</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71.95" calcext:value-type="float">
            <text:p>271.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2x4_Interior_1_grande_bec40bc7-4c1c-43aa-9b09-8e0a7b13e22f.png?v=159620214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2x4-gorilla-grow-tent</text:p>
          </table:table-cell>
          <table:table-cell table:number-columns-repeated="20"/>
          <table:table-cell table:style-name="Default" table:number-columns-repeated="2"/>
          <table:table-cell/>
          <table:table-cell office:value-type="string" calcext:value-type="string">
            <text:p>https://cdn.shopify.com/s/files/1/0417/5675/4069/products/2x4_OG_EX_grande_622ecc1a-1b1c-4f4f-8141-bd74bcd83420.png?v=1596202145</text:p>
          </table:table-cell>
          <table:table-cell office:value-type="float" office:value="2" calcext:value-type="float">
            <text:p>2</text:p>
          </table:table-cell>
          <table:table-cell table:number-columns-repeated="22"/>
        </table:table-row>
        <table:table-row table:style-name="ro1">
          <table:table-cell office:value-type="string" calcext:value-type="string">
            <text:p>2x4-gorilla-grow-tent</text:p>
          </table:table-cell>
          <table:table-cell table:number-columns-repeated="20"/>
          <table:table-cell table:style-name="Default" table:number-columns-repeated="2"/>
          <table:table-cell/>
          <table:table-cell office:value-type="string" calcext:value-type="string">
            <text:p>https://cdn.shopify.com/s/files/1/0417/5675/4069/products/2x4_QuarterView_Open_1_grande_4251b8c9-81f5-4109-8f97-b68190d28dfc.png?v=1596202145</text:p>
          </table:table-cell>
          <table:table-cell office:value-type="float" office:value="3" calcext:value-type="float">
            <text:p>3</text:p>
          </table:table-cell>
          <table:table-cell table:number-columns-repeated="22"/>
        </table:table-row>
        <table:table-row table:style-name="ro1">
          <table:table-cell office:value-type="string" calcext:value-type="string">
            <text:p>2x4-gorilla-grow-tent</text:p>
          </table:table-cell>
          <table:table-cell table:number-columns-repeated="20"/>
          <table:table-cell table:style-name="Default" table:number-columns-repeated="2"/>
          <table:table-cell/>
          <table:table-cell office:value-type="string" calcext:value-type="string">
            <text:p>https://cdn.shopify.com/s/files/1/0417/5675/4069/products/2x4_Rear_No_Extension_1_grande_2f4d6461-d32e-4129-a0df-893427f75ac5.png?v=1596202145</text:p>
          </table:table-cell>
          <table:table-cell office:value-type="float" office:value="4" calcext:value-type="float">
            <text:p>4</text:p>
          </table:table-cell>
          <table:table-cell table:number-columns-repeated="22"/>
        </table:table-row>
        <table:table-row table:style-name="ro1">
          <table:table-cell office:value-type="string" calcext:value-type="string">
            <text:p>2x4-gorilla-grow-tent</text:p>
          </table:table-cell>
          <table:table-cell table:number-columns-repeated="20"/>
          <table:table-cell table:style-name="Default" table:number-columns-repeated="2"/>
          <table:table-cell/>
          <table:table-cell office:value-type="string" calcext:value-type="string">
            <text:p>https://cdn.shopify.com/s/files/1/0417/5675/4069/products/Joint_1_grande_49d8f61a-3858-42a5-8c59-b64c3b11e29a.jpg?v=1596202145</text:p>
          </table:table-cell>
          <table:table-cell office:value-type="float" office:value="5" calcext:value-type="float">
            <text:p>5</text:p>
          </table:table-cell>
          <table:table-cell table:number-columns-repeated="22"/>
        </table:table-row>
        <table:table-row table:style-name="ro1">
          <table:table-cell office:value-type="string" calcext:value-type="string">
            <text:p>2x4-gorilla-grow-tent</text:p>
          </table:table-cell>
          <table:table-cell table:number-columns-repeated="20"/>
          <table:table-cell table:style-name="Default" table:number-columns-repeated="2"/>
          <table:table-cell/>
          <table:table-cell office:value-type="string" calcext:value-type="string">
            <text:p>https://cdn.shopify.com/s/files/1/0417/5675/4069/products/Ports_grande_006707f7-5d9e-4c94-b6bb-0f9cfeba1dd6.jpg?v=1596202145</text:p>
          </table:table-cell>
          <table:table-cell office:value-type="float" office:value="6" calcext:value-type="float">
            <text:p>6</text:p>
          </table:table-cell>
          <table:table-cell table:number-columns-repeated="22"/>
        </table:table-row>
        <table:table-row table:style-name="ro1">
          <table:table-cell office:value-type="string" calcext:value-type="string">
            <text:p>2x4-gorilla-grow-tent</text:p>
          </table:table-cell>
          <table:table-cell table:number-columns-repeated="20"/>
          <table:table-cell table:style-name="Default" table:number-columns-repeated="2"/>
          <table:table-cell/>
          <table:table-cell office:value-type="string" calcext:value-type="string">
            <text:p>https://cdn.shopify.com/s/files/1/0417/5675/4069/products/Rear_Access_Door_grande_2878814c-6bbc-4266-87b5-744b305dfbc8.jpg?v=1596202146</text:p>
          </table:table-cell>
          <table:table-cell office:value-type="float" office:value="7" calcext:value-type="float">
            <text:p>7</text:p>
          </table:table-cell>
          <table:table-cell table:number-columns-repeated="22"/>
        </table:table-row>
        <table:table-row table:style-name="ro1">
          <table:table-cell office:value-type="string" calcext:value-type="string">
            <text:p>2x4-gorilla-grow-tent</text:p>
          </table:table-cell>
          <table:table-cell table:number-columns-repeated="20"/>
          <table:table-cell table:style-name="Default" table:number-columns-repeated="2"/>
          <table:table-cell/>
          <table:table-cell office:value-type="string" calcext:value-type="string">
            <text:p>https://cdn.shopify.com/s/files/1/0417/5675/4069/products/Tool_Pouch_grande_0e092373-287a-45b4-afe5-7aa34dbd7108.jpg?v=1596202146</text:p>
          </table:table-cell>
          <table:table-cell office:value-type="float" office:value="8" calcext:value-type="float">
            <text:p>8</text:p>
          </table:table-cell>
          <table:table-cell table:number-columns-repeated="22"/>
        </table:table-row>
        <table:table-row table:style-name="ro1">
          <table:table-cell office:value-type="string" calcext:value-type="string">
            <text:p>2x4-gorilla-grow-tent</text:p>
          </table:table-cell>
          <table:table-cell table:number-columns-repeated="20"/>
          <table:table-cell table:style-name="Default" table:number-columns-repeated="2"/>
          <table:table-cell/>
          <table:table-cell office:value-type="string" calcext:value-type="string">
            <text:p>https://cdn.shopify.com/s/files/1/0417/5675/4069/products/Vent_Detail_grande_3847176c-6af7-404e-8720-04adfdca815a.png?v=1596202146</text:p>
          </table:table-cell>
          <table:table-cell office:value-type="float" office:value="9" calcext:value-type="float">
            <text:p>9</text:p>
          </table:table-cell>
          <table:table-cell table:number-columns-repeated="22"/>
        </table:table-row>
        <table:table-row table:style-name="ro1">
          <table:table-cell office:value-type="string" calcext:value-type="string">
            <text:p>2x4-gorilla-grow-tent</text:p>
          </table:table-cell>
          <table:table-cell table:number-columns-repeated="20"/>
          <table:table-cell table:style-name="Default" table:number-columns-repeated="2"/>
          <table:table-cell/>
          <table:table-cell office:value-type="string" calcext:value-type="string">
            <text:p>https://cdn.shopify.com/s/files/1/0417/5675/4069/products/2x4_HOLES_grande_e70f5fe6-9f49-43c5-bad6-81cfef2c398f.png?v=1596202146</text:p>
          </table:table-cell>
          <table:table-cell office:value-type="float" office:value="10" calcext:value-type="float">
            <text:p>10</text:p>
          </table:table-cell>
          <table:table-cell table:number-columns-repeated="22"/>
        </table:table-row>
        <table:table-row table:style-name="ro1">
          <table:table-cell office:value-type="string" calcext:value-type="string">
            <text:p>2x2-5-gorilla-grow-tent</text:p>
          </table:table-cell>
          <table:table-cell office:value-type="string" calcext:value-type="string">
            <text:p>Gorilla Grow - GORILLA GROW TENT - 2' x 2.5' - OG</text:p>
          </table:table-cell>
          <table:table-cell office:value-type="string" calcext:value-type="string">
            <text:p>&lt;h3&gt;DETAILS&lt;/h3&gt;&lt;ul class="des_text"&gt;&lt;li&gt;Dimensions&lt;/li&gt;&lt;li&gt;2’x2.5’x5’11”&lt;/li&gt;&lt;li&gt;Height w/ Extension Kit&lt;/li&gt;&lt;li&gt;6’11”&lt;/li&gt;&lt;li&gt;Height w/ 2 ft. Extension Kit&lt;/li&gt;&lt;li&gt;7’11”&lt;/li&gt;&lt;li&gt;Weight&lt;/li&gt;&lt;li&gt;29 lbs.&lt;/li&gt;&lt;li&gt;Canvas Density&lt;/li&gt;&lt;li&gt;1680D&lt;/li&gt;&lt;li&gt;Pole Diameter&lt;/li&gt;&lt;li&gt;19mm&lt;/li&gt;&lt;li&gt;Door Quantity&lt;/li&gt;&lt;li&gt;1&lt;/li&gt;&lt;li&gt;Ducting Port Quantity&lt;/li&gt;&lt;li&gt;5 (11" Double Cinching)&lt;/li&gt;&lt;li&gt;Electrical Port Quantity&lt;/li&gt;&lt;li&gt;2 (3")&lt;/li&gt;&lt;/ul&gt;&lt;h3&gt;ADDITIONAL INFORMATION&lt;/h3&gt;&lt;table&gt;&lt;tbody&gt;&lt;tr&gt;&lt;td&gt;SKU&lt;/td&gt;&lt;td&gt;Manufacturer&lt;/td&gt;&lt;/tr&gt;&lt;tr&gt;&lt;td&gt;&lt;/td&gt;&lt;td&gt;&lt;/td&gt;&lt;/tr&gt;&lt;/tbody&gt;&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GGT22</text:p>
          </table:table-cell>
          <table:table-cell office:value-type="string" calcext:value-type="string">
            <text:p>Weight (lbs)</text:p>
          </table:table-cell>
          <table:table-cell office:value-type="float" office:value="28" calcext:value-type="float">
            <text:p>28</text:p>
          </table:table-cell>
          <table:table-cell office:value-type="string" calcext:value-type="string">
            <text:p>Dimensions (in)</text:p>
          </table:table-cell>
          <table:table-cell office:value-type="string" calcext:value-type="string">
            <text:p>37x13x6</text:p>
          </table:table-cell>
          <table:table-cell office:value-type="string" calcext:value-type="string">
            <text:p>'92145198179</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96.95" calcext:value-type="float">
            <text:p>196.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Joint_1_grande_c66a1b18-2db2-4881-983d-babba278cf3d.png?v=159620141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2x2-5-gorilla-grow-tent</text:p>
          </table:table-cell>
          <table:table-cell table:number-columns-repeated="20"/>
          <table:table-cell table:style-name="Default" table:number-columns-repeated="2"/>
          <table:table-cell/>
          <table:table-cell office:value-type="string" calcext:value-type="string">
            <text:p>https://cdn.shopify.com/s/files/1/0417/5675/4069/products/Ports_grande_095f156a-78a8-4c3b-94fd-3f4c25c040ab.png?v=1596201421</text:p>
          </table:table-cell>
          <table:table-cell office:value-type="float" office:value="2" calcext:value-type="float">
            <text:p>2</text:p>
          </table:table-cell>
          <table:table-cell table:number-columns-repeated="22"/>
        </table:table-row>
        <table:table-row table:style-name="ro1">
          <table:table-cell office:value-type="string" calcext:value-type="string">
            <text:p>2x2-5-gorilla-grow-tent</text:p>
          </table:table-cell>
          <table:table-cell table:number-columns-repeated="20"/>
          <table:table-cell table:style-name="Default" table:number-columns-repeated="2"/>
          <table:table-cell/>
          <table:table-cell office:value-type="string" calcext:value-type="string">
            <text:p>https://cdn.shopify.com/s/files/1/0417/5675/4069/products/2x25_HOLES_grande_a7a5e1ad-0919-4dd2-a1f6-f94e0c474fe5.png?v=1596201421</text:p>
          </table:table-cell>
          <table:table-cell office:value-type="float" office:value="3" calcext:value-type="float">
            <text:p>3</text:p>
          </table:table-cell>
          <table:table-cell table:number-columns-repeated="22"/>
        </table:table-row>
        <table:table-row table:style-name="ro1">
          <table:table-cell office:value-type="string" calcext:value-type="string">
            <text:p>2x2-5-gorilla-grow-tent</text:p>
          </table:table-cell>
          <table:table-cell table:number-columns-repeated="20"/>
          <table:table-cell table:style-name="Default" table:number-columns-repeated="2"/>
          <table:table-cell/>
          <table:table-cell office:value-type="string" calcext:value-type="string">
            <text:p>https://cdn.shopify.com/s/files/1/0417/5675/4069/products/2x2_Ports_Joints_grande_1be3a20d-7c2d-4880-8d3c-1b9bb9ab4f27.png?v=1596201421</text:p>
          </table:table-cell>
          <table:table-cell office:value-type="float" office:value="4" calcext:value-type="float">
            <text:p>4</text:p>
          </table:table-cell>
          <table:table-cell table:number-columns-repeated="22"/>
        </table:table-row>
        <table:table-row table:style-name="ro1">
          <table:table-cell office:value-type="string" calcext:value-type="string">
            <text:p>2x2-5-gorilla-grow-tent</text:p>
          </table:table-cell>
          <table:table-cell table:number-columns-repeated="20"/>
          <table:table-cell table:style-name="Default" table:number-columns-repeated="2"/>
          <table:table-cell/>
          <table:table-cell office:value-type="string" calcext:value-type="string">
            <text:p>https://cdn.shopify.com/s/files/1/0417/5675/4069/products/2x2_QuarterView_Closed_NOTOp_grande_1.png?v=1596201421</text:p>
          </table:table-cell>
          <table:table-cell office:value-type="float" office:value="5" calcext:value-type="float">
            <text:p>5</text:p>
          </table:table-cell>
          <table:table-cell table:number-columns-repeated="22"/>
        </table:table-row>
        <table:table-row table:style-name="ro1">
          <table:table-cell office:value-type="string" calcext:value-type="string">
            <text:p>2x2-5-gorilla-grow-tent</text:p>
          </table:table-cell>
          <table:table-cell table:number-columns-repeated="20"/>
          <table:table-cell table:style-name="Default" table:number-columns-repeated="2"/>
          <table:table-cell/>
          <table:table-cell office:value-type="string" calcext:value-type="string">
            <text:p>https://cdn.shopify.com/s/files/1/0417/5675/4069/products/2x2_360_Access_1_grande_af88f72e-2af9-4157-901a-ae5fa0025cc2.png?v=1596201421</text:p>
          </table:table-cell>
          <table:table-cell office:value-type="float" office:value="6" calcext:value-type="float">
            <text:p>6</text:p>
          </table:table-cell>
          <table:table-cell table:number-columns-repeated="22"/>
        </table:table-row>
        <table:table-row table:style-name="ro1">
          <table:table-cell office:value-type="string" calcext:value-type="string">
            <text:p>2x2-5-gorilla-grow-tent</text:p>
          </table:table-cell>
          <table:table-cell table:number-columns-repeated="20"/>
          <table:table-cell table:style-name="Default" table:number-columns-repeated="2"/>
          <table:table-cell/>
          <table:table-cell office:value-type="string" calcext:value-type="string">
            <text:p>https://cdn.shopify.com/s/files/1/0417/5675/4069/products/Vent_Detail_grande_764f3ea2-c675-4c38-870a-64fc0d21a605.png?v=1596201421</text:p>
          </table:table-cell>
          <table:table-cell office:value-type="float" office:value="7" calcext:value-type="float">
            <text:p>7</text:p>
          </table:table-cell>
          <table:table-cell table:number-columns-repeated="22"/>
        </table:table-row>
        <table:table-row table:style-name="ro1">
          <table:table-cell office:value-type="string" calcext:value-type="string">
            <text:p>2x2-5-gorilla-grow-tent</text:p>
          </table:table-cell>
          <table:table-cell table:number-columns-repeated="20"/>
          <table:table-cell table:style-name="Default" table:number-columns-repeated="2"/>
          <table:table-cell/>
          <table:table-cell office:value-type="string" calcext:value-type="string">
            <text:p>https://cdn.shopify.com/s/files/1/0417/5675/4069/products/Tool_Pouch_grande_d97bca7e-ea5f-428d-91ea-3442eb4f65f5.png?v=1596201421</text:p>
          </table:table-cell>
          <table:table-cell office:value-type="float" office:value="8" calcext:value-type="float">
            <text:p>8</text:p>
          </table:table-cell>
          <table:table-cell table:number-columns-repeated="22"/>
        </table:table-row>
        <table:table-row table:style-name="ro1">
          <table:table-cell office:value-type="string" calcext:value-type="string">
            <text:p>2x2-5-gorilla-grow-tent</text:p>
          </table:table-cell>
          <table:table-cell table:number-columns-repeated="20"/>
          <table:table-cell table:style-name="Default" table:number-columns-repeated="2"/>
          <table:table-cell/>
          <table:table-cell office:value-type="string" calcext:value-type="string">
            <text:p>https://cdn.shopify.com/s/files/1/0417/5675/4069/products/Rear_Access_Door_grande_c94a7f62-2ea2-4459-945e-02578f345ed9.png?v=1596201421</text:p>
          </table:table-cell>
          <table:table-cell office:value-type="float" office:value="9" calcext:value-type="float">
            <text:p>9</text:p>
          </table:table-cell>
          <table:table-cell table:number-columns-repeated="22"/>
        </table:table-row>
        <table:table-row table:style-name="ro1">
          <table:table-cell office:value-type="string" calcext:value-type="string">
            <text:p>gorilla-commercial-lighting-1000w-120-240v-de-pro-series</text:p>
          </table:table-cell>
          <table:table-cell office:value-type="string" calcext:value-type="string">
            <text:p>Gorilla Grow - Gorilla Commercial Lighting 1000w 120-240v DE Pro Series</text:p>
          </table:table-cell>
          <table:table-cell office:value-type="string" calcext:value-type="string">
            <text:p>&lt;h3&gt;DETAILS&lt;/h3&gt;Gorilla, makers of the world’s most indestructible products, have turned their attention to detail and quality to creating the industry's best grow lights. Just as their original products redefined the grow tent, the HPS and CMH compatible Gorilla DE Pro Series Grow Light will revolutionize horticultural lighting.&lt;em&gt;NOTE: The Cultilux 1000w CMH Bulb is non-dimmable. If using in the DE Pro Series, fixture must be run at the 1000w setting.&lt;/em&gt;&lt;ul class="des_text"&gt;&lt;li&gt;Input Voltage&lt;/li&gt;&lt;li&gt;120/240 or 347 volts AC, 50/60 Hz&lt;/li&gt;&lt;li&gt;Output Power&lt;/li&gt;&lt;li&gt;600 – 1150 dimmable in 1% steps&lt;/li&gt;&lt;li&gt;Input Current&lt;/li&gt;&lt;li&gt;4.40 amperes @ 240 volts&lt;/li&gt;&lt;li&gt;System Efficiency&lt;/li&gt;&lt;li&gt;94.7% @ 240 volts&lt;/li&gt;&lt;li&gt;Driver Efficiency at Full Power&lt;/li&gt;&lt;li&gt;&amp;gt; 98%&lt;/li&gt;&lt;li&gt;Power Factor&lt;/li&gt;&lt;li&gt;&amp;gt; 99.4%&lt;/li&gt;&lt;li&gt;Luminous Flux&lt;/li&gt;&lt;li&gt;&amp;gt; 2100 µMol/sec (Ushio Power Plus Lamp)&lt;/li&gt;&lt;li&gt;External Controller&lt;/li&gt;&lt;li&gt;GGT RLC1 Smart Controller&lt;/li&gt;&lt;li&gt;External Controller Cord Type&lt;/li&gt;&lt;li&gt;RJ14(6P6C)&lt;/li&gt;&lt;li&gt;On-Board Dimming&lt;/li&gt;&lt;li&gt;Push Button&lt;/li&gt;&lt;li&gt;Warranty&lt;/li&gt;&lt;li&gt;3-Year&lt;/li&gt;&lt;li&gt;Certifications&lt;/li&gt;&lt;li&gt;CE, CSA, FCC, ROHS&lt;/li&gt;&lt;/ul&gt;&lt;h3&gt;ADDITIONAL INFORMATION&lt;/h3&gt;&lt;table&gt;&lt;tbody&gt;&lt;tr&gt;&lt;td&gt;SKU&lt;/td&gt;&lt;td&gt;Manufacturer&lt;/td&gt;&lt;/tr&gt;&lt;tr&gt;&lt;td&gt;&lt;/td&gt;&lt;td&gt;&lt;/td&gt;&lt;/tr&gt;&lt;/tbody&gt;&lt;/table&gt;</text:p>
          </table:table-cell>
          <table:table-cell office:value-type="string" calcext:value-type="string">
            <text:p>Gorilla Grow</text:p>
          </table:table-cell>
          <table:table-cell/>
          <table:table-cell office:value-type="string" calcext:value-type="string">
            <text:p>gorilla-grow, tent</text:p>
          </table:table-cell>
          <table:table-cell table:style-name="ce1" office:value-type="string" calcext:value-type="string">
            <text:p>true</text:p>
          </table:table-cell>
          <table:table-cell office:value-type="string" calcext:value-type="string">
            <text:p>Model Name</text:p>
          </table:table-cell>
          <table:table-cell office:value-type="string" calcext:value-type="string">
            <text:p>GGT DE Pro Series</text:p>
          </table:table-cell>
          <table:table-cell office:value-type="string" calcext:value-type="string">
            <text:p>Weight (lbs)</text:p>
          </table:table-cell>
          <table:table-cell office:value-type="float" office:value="22" calcext:value-type="float">
            <text:p>22</text:p>
          </table:table-cell>
          <table:table-cell office:value-type="string" calcext:value-type="string">
            <text:p>Dimensions (in)</text:p>
          </table:table-cell>
          <table:table-cell office:value-type="string" calcext:value-type="string">
            <text:p>28x18x12</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29.95" calcext:value-type="float">
            <text:p>52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DE_BACK_controler_grande_85b645f6-b299-4bbd-aaa4-aefb5c57a70b.png?v=159619993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orilla-commercial-lighting-1000w-120-240v-de-pro-series</text:p>
          </table:table-cell>
          <table:table-cell table:number-columns-repeated="20"/>
          <table:table-cell table:style-name="Default" table:number-columns-repeated="2"/>
          <table:table-cell/>
          <table:table-cell office:value-type="string" calcext:value-type="string">
            <text:p>https://cdn.shopify.com/s/files/1/0417/5675/4069/products/DE_ROW_grande_9225de12-1ab9-4ab9-99b4-58549404c648.png?v=1596199932</text:p>
          </table:table-cell>
          <table:table-cell office:value-type="float" office:value="2" calcext:value-type="float">
            <text:p>2</text:p>
          </table:table-cell>
          <table:table-cell table:number-columns-repeated="22"/>
        </table:table-row>
        <table:table-row table:style-name="ro1">
          <table:table-cell office:value-type="string" calcext:value-type="string">
            <text:p>gorilla-commercial-lighting-1000w-120-240v-de-pro-series</text:p>
          </table:table-cell>
          <table:table-cell table:number-columns-repeated="20"/>
          <table:table-cell table:style-name="Default" table:number-columns-repeated="2"/>
          <table:table-cell/>
          <table:table-cell office:value-type="string" calcext:value-type="string">
            <text:p>https://cdn.shopify.com/s/files/1/0417/5675/4069/products/DE_QUARTER_grande_e3a16a32-4db4-40b6-ac81-d74ea39e423b.png?v=1596199932</text:p>
          </table:table-cell>
          <table:table-cell office:value-type="float" office:value="3" calcext:value-type="float">
            <text:p>3</text:p>
          </table:table-cell>
          <table:table-cell table:number-columns-repeated="22"/>
        </table:table-row>
        <table:table-row table:style-name="ro1">
          <table:table-cell office:value-type="string" calcext:value-type="string">
            <text:p>gorilla-commercial-lighting-1000w-120-240v-de-pro-series</text:p>
          </table:table-cell>
          <table:table-cell table:number-columns-repeated="20"/>
          <table:table-cell table:style-name="Default" table:number-columns-repeated="2"/>
          <table:table-cell/>
          <table:table-cell office:value-type="string" calcext:value-type="string">
            <text:p>https://cdn.shopify.com/s/files/1/0417/5675/4069/products/DE_GROWSTRONG_grande_1f731a23-36cd-418a-9987-c2fc32281d69.png?v=1596199932</text:p>
          </table:table-cell>
          <table:table-cell office:value-type="float" office:value="4" calcext:value-type="float">
            <text:p>4</text:p>
          </table:table-cell>
          <table:table-cell table:number-columns-repeated="22"/>
        </table:table-row>
        <table:table-row table:style-name="ro1">
          <table:table-cell office:value-type="string" calcext:value-type="string">
            <text:p>gorilla-commercial-lighting-1000w-120-240v-de-pro-series</text:p>
          </table:table-cell>
          <table:table-cell table:number-columns-repeated="20"/>
          <table:table-cell table:style-name="Default" table:number-columns-repeated="2"/>
          <table:table-cell/>
          <table:table-cell office:value-type="string" calcext:value-type="string">
            <text:p>https://cdn.shopify.com/s/files/1/0417/5675/4069/products/DE_BOTTOM_grande_4c828c15-d18d-485b-9df4-5630b39a8eb6.png?v=1596199932</text:p>
          </table:table-cell>
          <table:table-cell office:value-type="float" office:value="5" calcext:value-type="float">
            <text:p>5</text:p>
          </table:table-cell>
          <table:table-cell table:number-columns-repeated="22"/>
        </table:table-row>
        <table:table-row table:style-name="ro1">
          <table:table-cell office:value-type="string" calcext:value-type="string">
            <text:p>gorilla-commercial-lighting-1000w-120-240v-de-pro-series</text:p>
          </table:table-cell>
          <table:table-cell table:number-columns-repeated="20"/>
          <table:table-cell table:style-name="Default" table:number-columns-repeated="2"/>
          <table:table-cell/>
          <table:table-cell office:value-type="string" calcext:value-type="string">
            <text:p>https://cdn.shopify.com/s/files/1/0417/5675/4069/products/DE_BOTTOM_02_grande_43428941-e0d1-4662-89e2-7cf6dd49ab55.png?v=1596199932</text:p>
          </table:table-cell>
          <table:table-cell office:value-type="float" office:value="6" calcext:value-type="float">
            <text:p>6</text:p>
          </table:table-cell>
          <table:table-cell table:number-columns-repeated="22"/>
        </table:table-row>
        <table:table-row table:style-name="ro1">
          <table:table-cell office:value-type="string" calcext:value-type="string">
            <text:p>gorilla-commercial-lighting-1000w-120-240v-de-pro-series</text:p>
          </table:table-cell>
          <table:table-cell table:number-columns-repeated="20"/>
          <table:table-cell table:style-name="Default" table:number-columns-repeated="2"/>
          <table:table-cell/>
          <table:table-cell office:value-type="string" calcext:value-type="string">
            <text:p>https://cdn.shopify.com/s/files/1/0417/5675/4069/products/DE_BACK_grande_efa070df-858e-420e-9923-412cd590fc19.png?v=1596199932</text:p>
          </table:table-cell>
          <table:table-cell office:value-type="float" office:value="7" calcext:value-type="float">
            <text:p>7</text:p>
          </table:table-cell>
          <table:table-cell table:number-columns-repeated="22"/>
        </table:table-row>
        <table:table-row table:style-name="ro1">
          <table:table-cell office:value-type="string" calcext:value-type="string">
            <text:p>gorilla-commercial-lighting-1000w-120-240v-de-pro-series</text:p>
          </table:table-cell>
          <table:table-cell table:number-columns-repeated="20"/>
          <table:table-cell table:style-name="Default" table:number-columns-repeated="2"/>
          <table:table-cell/>
          <table:table-cell office:value-type="string" calcext:value-type="string">
            <text:p>https://cdn.shopify.com/s/files/1/0417/5675/4069/products/DE_REFLECTOR_01_grande_fff15c38-e287-4371-9037-06e5b8c44fce.png?v=1596199932</text:p>
          </table:table-cell>
          <table:table-cell office:value-type="float" office:value="8" calcext:value-type="float">
            <text:p>8</text:p>
          </table:table-cell>
          <table:table-cell table:number-columns-repeated="22"/>
        </table:table-row>
        <table:table-row table:style-name="ro1">
          <table:table-cell office:value-type="string" calcext:value-type="string">
            <text:p>gorilla-commercial-lighting-1000w-120-240v-de-pro-series</text:p>
          </table:table-cell>
          <table:table-cell table:number-columns-repeated="20"/>
          <table:table-cell table:style-name="Default" table:number-columns-repeated="2"/>
          <table:table-cell/>
          <table:table-cell office:value-type="string" calcext:value-type="string">
            <text:p>https://cdn.shopify.com/s/files/1/0417/5675/4069/products/DE-RMH1_grande_2c3199f1-6da0-4c99-9fd7-daaa4be0a0c1.png?v=1596199932</text:p>
          </table:table-cell>
          <table:table-cell office:value-type="float" office:value="9" calcext:value-type="float">
            <text:p>9</text:p>
          </table:table-cell>
          <table:table-cell table:number-columns-repeated="22"/>
        </table:table-row>
        <table:table-row table:style-name="ro1">
          <table:table-cell office:value-type="string" calcext:value-type="string">
            <text:p>kind-led-x-series-xd</text:p>
          </table:table-cell>
          <table:table-cell office:value-type="string" calcext:value-type="string">
            <text:p>Kind LED - X Series - XD</text:p>
          </table:table-cell>
          <table:table-cell office:value-type="string" calcext:value-type="string">
            <text:p>&lt;h3&gt;DETAILS&lt;/h3&gt;Developed as the perfect solution to vertical racking and overhead grow operations, the X² commercial LED Grow Light from Kind LED was specifically designed for close proximity growing, the X² capitalizes on valuable tiered growing space while maintaining a large coverage footprint and even PPFD output. This means increased harvest weight and quality, and unmatched potential for financial returns on your harvest. Discover the future of commercial LED grow lights today! &lt;ul class="des_text_product"&gt;&lt;li&gt;&lt;/li&gt;&lt;li&gt;XD75&lt;/li&gt;&lt;li&gt;XD150 Custom Order Only&lt;/li&gt;&lt;li&gt;Spectrum&lt;/li&gt;&lt;li&gt;Vegetative or Flower&lt;/li&gt;&lt;li&gt;Vegetative or Flower&lt;/li&gt;&lt;li&gt;Diodes&lt;/li&gt;&lt;li&gt;432 (216 per side)&lt;/li&gt;&lt;li&gt;864 (432 per side)&lt;/li&gt;&lt;li&gt;Max Wattage&lt;/li&gt;&lt;li&gt;75w (±5%)&lt;/li&gt;&lt;li&gt;150w (±5%)&lt;/li&gt;&lt;li&gt;Input Voltage&lt;/li&gt;&lt;li&gt;100-277V AC&lt;/li&gt;&lt;li&gt;100-277V AC&lt;/li&gt;&lt;li&gt;Amperage&lt;/li&gt;&lt;li&gt;0.625A @ 120V / 0.313A @ 240V&lt;/li&gt;&lt;li&gt;1.25A @ 120V / 0.625A @ 240V&lt;/li&gt;&lt;li&gt;Lifetime&lt;/li&gt;&lt;li&gt;&amp;gt;50,000 Hours&lt;/li&gt;&lt;li&gt;&amp;gt;50,000 Hours&lt;/li&gt;&lt;li&gt;Weight&lt;/li&gt;&lt;li&gt;7.5 lbs&lt;/li&gt;&lt;li&gt;14 lbs&lt;/li&gt;&lt;li&gt;Dimensions&lt;/li&gt;&lt;li&gt;47.4”Lx 3.1”Wx 2.3”H&lt;/li&gt;&lt;li&gt;94.8”Lx 3.1”Wx 2.3”H&lt;/li&gt;&lt;li&gt;Cord Length&lt;/li&gt;&lt;li&gt;6'&lt;/li&gt;&lt;li&gt;6'&lt;/li&gt;&lt;li&gt;RMH&lt;/li&gt;&lt;li&gt;+/-9”&lt;/li&gt;&lt;li&gt;+/-9”&lt;/li&gt;&lt;li&gt;PPFD Peak (RMH) Vegetative&lt;/li&gt;&lt;li&gt;110&lt;/li&gt;&lt;li&gt;128&lt;/li&gt;&lt;li&gt;PPFD Peak (RMH) Flower&lt;/li&gt;&lt;li&gt;110&lt;/li&gt;&lt;li&gt;128&lt;/li&gt;&lt;li&gt;Warranty&lt;/li&gt;&lt;li&gt;3-Year&lt;/li&gt;&lt;li&gt;3-Year&lt;/li&gt;&lt;li&gt;Certifications&lt;/li&gt;&lt;li&gt;CE, ETL, FCC, ROHS, IP65&lt;/li&gt;&lt;li&gt;CE, ETL, FCC, ROHS, IP65&lt;/li&gt;&lt;/ul&gt;&lt;h3&gt;ADDITIONAL INFORMATION&lt;/h3&gt;&lt;table&gt;&lt;tbody&gt;&lt;tr&gt;&lt;td&gt;SKU&lt;/td&gt;&lt;td&gt;Manufacturer&lt;/td&gt;&lt;/tr&gt;&lt;tr&gt;&lt;td&gt;&lt;/td&gt;&lt;td&gt;&lt;/td&gt;&lt;/tr&gt;&lt;/tbody&gt;&lt;/table&gt;</text:p>
          </table:table-cell>
          <table:table-cell office:value-type="string" calcext:value-type="string">
            <text:p>Kind LED</text:p>
          </table:table-cell>
          <table:table-cell table:number-columns-repeated="2"/>
          <table:table-cell table:style-name="ce1" office:value-type="string" calcext:value-type="string">
            <text:p>false</text:p>
          </table:table-cell>
          <table:table-cell office:value-type="string" calcext:value-type="string">
            <text:p>Model Name</text:p>
          </table:table-cell>
          <table:table-cell office:value-type="string" calcext:value-type="string">
            <text:p>XD75VEG</text:p>
          </table:table-cell>
          <table:table-cell office:value-type="string" calcext:value-type="string">
            <text:p>(LBS)</text:p>
          </table:table-cell>
          <table:table-cell office:value-type="float" office:value="7.5" calcext:value-type="float">
            <text:p>7.5</text:p>
          </table:table-cell>
          <table:table-cell office:value-type="string" calcext:value-type="string">
            <text:p>DIMENSIONS</text:p>
          </table:table-cell>
          <table:table-cell office:value-type="string" calcext:value-type="string">
            <text:p>47.4x2.3x2.6</text:p>
          </table:table-cell>
          <table:table-cell office:value-type="string" calcext:value-type="string">
            <text:p>'858188007119</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49.95" calcext:value-type="float">
            <text:p>34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XD75_01_FLOWER_02_1600x_6990cd96-4351-4b30-b09e-e3b0e1d6d9f3.jpg?v=159619163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kind-led-x-series-xd</text:p>
          </table:table-cell>
          <table:table-cell table:number-columns-repeated="7"/>
          <table:table-cell office:value-type="string" calcext:value-type="string">
            <text:p>XD75FLWR</text:p>
          </table:table-cell>
          <table:table-cell/>
          <table:table-cell office:value-type="float" office:value="7.5" calcext:value-type="float">
            <text:p>7.5</text:p>
          </table:table-cell>
          <table:table-cell/>
          <table:table-cell office:value-type="string" calcext:value-type="string">
            <text:p>47.4x2.3x2.6</text:p>
          </table:table-cell>
          <table:table-cell office:value-type="string" calcext:value-type="string">
            <text:p>'858188007126</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49.95" calcext:value-type="float">
            <text:p>34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XD75_01_FLOWER_1600x_ed851915-bddd-4d21-9dd7-6cc697e280bd.jpg?v=1596191632</text:p>
          </table:table-cell>
          <table:table-cell office:value-type="float" office:value="2" calcext:value-type="float">
            <text:p>2</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kind-led-x-series-xd</text:p>
          </table:table-cell>
          <table:table-cell table:number-columns-repeated="20"/>
          <table:table-cell table:style-name="Default" table:number-columns-repeated="2"/>
          <table:table-cell/>
          <table:table-cell office:value-type="string" calcext:value-type="string">
            <text:p>https://cdn.shopify.com/s/files/1/0417/5675/4069/products/XD75_01_OFF_02_1600x_1c15d20f-c6a5-49ad-bbce-19545bec3a5c.jpg?v=1596191632</text:p>
          </table:table-cell>
          <table:table-cell office:value-type="float" office:value="3" calcext:value-type="float">
            <text:p>3</text:p>
          </table:table-cell>
          <table:table-cell table:number-columns-repeated="22"/>
        </table:table-row>
        <table:table-row table:style-name="ro1">
          <table:table-cell office:value-type="string" calcext:value-type="string">
            <text:p>kind-led-x-series-xd</text:p>
          </table:table-cell>
          <table:table-cell table:number-columns-repeated="20"/>
          <table:table-cell table:style-name="Default" table:number-columns-repeated="2"/>
          <table:table-cell/>
          <table:table-cell office:value-type="string" calcext:value-type="string">
            <text:p>https://cdn.shopify.com/s/files/1/0417/5675/4069/products/XD75_01_OFF_1600x_7489a507-774e-4fdc-8207-0ec3d797398c.jpg?v=1596191632</text:p>
          </table:table-cell>
          <table:table-cell office:value-type="float" office:value="4" calcext:value-type="float">
            <text:p>4</text:p>
          </table:table-cell>
          <table:table-cell table:number-columns-repeated="22"/>
        </table:table-row>
        <table:table-row table:style-name="ro1">
          <table:table-cell office:value-type="string" calcext:value-type="string">
            <text:p>kind-led-x-series-xd</text:p>
          </table:table-cell>
          <table:table-cell table:number-columns-repeated="20"/>
          <table:table-cell table:style-name="Default" table:number-columns-repeated="2"/>
          <table:table-cell/>
          <table:table-cell office:value-type="string" calcext:value-type="string">
            <text:p>https://cdn.shopify.com/s/files/1/0417/5675/4069/products/XD75_01_VEG_02_1600x_9eae544b-f3f3-4adf-8a4b-3dfbfb8207f7.jpg?v=1596191632</text:p>
          </table:table-cell>
          <table:table-cell office:value-type="float" office:value="5" calcext:value-type="float">
            <text:p>5</text:p>
          </table:table-cell>
          <table:table-cell table:number-columns-repeated="22"/>
        </table:table-row>
        <table:table-row table:style-name="ro1">
          <table:table-cell office:value-type="string" calcext:value-type="string">
            <text:p>kind-led-x-series-xd</text:p>
          </table:table-cell>
          <table:table-cell table:number-columns-repeated="20"/>
          <table:table-cell table:style-name="Default" table:number-columns-repeated="2"/>
          <table:table-cell/>
          <table:table-cell office:value-type="string" calcext:value-type="string">
            <text:p>https://cdn.shopify.com/s/files/1/0417/5675/4069/products/XD75_01_VEG_1600x_a5e3eb73-9a69-4699-9d48-fe3cfa5098c1.jpg?v=1596191632</text:p>
          </table:table-cell>
          <table:table-cell office:value-type="float" office:value="6" calcext:value-type="float">
            <text:p>6</text:p>
          </table:table-cell>
          <table:table-cell table:number-columns-repeated="22"/>
        </table:table-row>
        <table:table-row table:style-name="ro1">
          <table:table-cell office:value-type="string" calcext:value-type="string">
            <text:p>kind-led-x-series-xd</text:p>
          </table:table-cell>
          <table:table-cell table:number-columns-repeated="20"/>
          <table:table-cell table:style-name="Default" table:number-columns-repeated="2"/>
          <table:table-cell/>
          <table:table-cell office:value-type="string" calcext:value-type="string">
            <text:p>https://cdn.shopify.com/s/files/1/0417/5675/4069/products/XD75_02_OFF_1600x_6ca4b768-eb72-4d52-998b-710264b38a02.jpg?v=1596191632</text:p>
          </table:table-cell>
          <table:table-cell office:value-type="float" office:value="7" calcext:value-type="float">
            <text:p>7</text:p>
          </table:table-cell>
          <table:table-cell table:number-columns-repeated="22"/>
        </table:table-row>
        <table:table-row table:style-name="ro1">
          <table:table-cell office:value-type="string" calcext:value-type="string">
            <text:p>kind-led-x-series-xd</text:p>
          </table:table-cell>
          <table:table-cell table:number-columns-repeated="20"/>
          <table:table-cell table:style-name="Default" table:number-columns-repeated="2"/>
          <table:table-cell/>
          <table:table-cell office:value-type="string" calcext:value-type="string">
            <text:p>https://cdn.shopify.com/s/files/1/0417/5675/4069/products/XD75_03_FLOWER_1600x_5193abe8-0eba-46ef-84f0-299ae09405b0.jpg?v=1596191632</text:p>
          </table:table-cell>
          <table:table-cell office:value-type="float" office:value="8" calcext:value-type="float">
            <text:p>8</text:p>
          </table:table-cell>
          <table:table-cell table:number-columns-repeated="22"/>
        </table:table-row>
        <table:table-row table:style-name="ro1">
          <table:table-cell office:value-type="string" calcext:value-type="string">
            <text:p>kind-led-x-series-xd</text:p>
          </table:table-cell>
          <table:table-cell table:number-columns-repeated="20"/>
          <table:table-cell table:style-name="Default" table:number-columns-repeated="2"/>
          <table:table-cell/>
          <table:table-cell office:value-type="string" calcext:value-type="string">
            <text:p>https://cdn.shopify.com/s/files/1/0417/5675/4069/products/XD75_03_OFF_1600x_a756ad35-17b7-46fb-9c18-1d6a669f8851.jpg?v=1596191632</text:p>
          </table:table-cell>
          <table:table-cell office:value-type="float" office:value="9" calcext:value-type="float">
            <text:p>9</text:p>
          </table:table-cell>
          <table:table-cell table:number-columns-repeated="22"/>
        </table:table-row>
        <table:table-row table:style-name="ro1">
          <table:table-cell office:value-type="string" calcext:value-type="string">
            <text:p>kind-led-x-series-xd</text:p>
          </table:table-cell>
          <table:table-cell table:number-columns-repeated="20"/>
          <table:table-cell table:style-name="Default" table:number-columns-repeated="2"/>
          <table:table-cell/>
          <table:table-cell office:value-type="string" calcext:value-type="string">
            <text:p>https://cdn.shopify.com/s/files/1/0417/5675/4069/products/CANOPY_GRAPHIC_1600x_9935b96e-d4a3-48be-81fd-c8ccedec00a7.jpg?v=1596191632</text:p>
          </table:table-cell>
          <table:table-cell office:value-type="float" office:value="10" calcext:value-type="float">
            <text:p>10</text:p>
          </table:table-cell>
          <table:table-cell table:number-columns-repeated="22"/>
        </table:table-row>
        <table:table-row table:style-name="ro1">
          <table:table-cell office:value-type="string" calcext:value-type="string">
            <text:p>kind-led-x-series-xd</text:p>
          </table:table-cell>
          <table:table-cell table:number-columns-repeated="20"/>
          <table:table-cell table:style-name="Default" table:number-columns-repeated="2"/>
          <table:table-cell/>
          <table:table-cell office:value-type="string" calcext:value-type="string">
            <text:p>https://cdn.shopify.com/s/files/1/0417/5675/4069/products/X_SERIES_HARDWARE_1600x_8a5a8e7c-9617-4d8f-8251-3ca3a9d93508.jpg?v=1596191632</text:p>
          </table:table-cell>
          <table:table-cell office:value-type="float" office:value="11" calcext:value-type="float">
            <text:p>11</text:p>
          </table:table-cell>
          <table:table-cell table:number-columns-repeated="22"/>
        </table:table-row>
        <table:table-row table:style-name="ro1">
          <table:table-cell office:value-type="string" calcext:value-type="string">
            <text:p>kind-led-x-series-xd</text:p>
          </table:table-cell>
          <table:table-cell table:number-columns-repeated="20"/>
          <table:table-cell table:style-name="Default" table:number-columns-repeated="2"/>
          <table:table-cell/>
          <table:table-cell office:value-type="string" calcext:value-type="string">
            <text:p>https://cdn.shopify.com/s/files/1/0417/5675/4069/products/XD75_03_VEG_1600x_70ab2d97-86d3-4d93-8004-0f69b6f64435.jpg?v=1596191586</text:p>
          </table:table-cell>
          <table:table-cell office:value-type="float" office:value="12" calcext:value-type="float">
            <text:p>12</text:p>
          </table:table-cell>
          <table:table-cell table:number-columns-repeated="22"/>
        </table:table-row>
        <table:table-row table:style-name="ro1">
          <table:table-cell office:value-type="string" calcext:value-type="string">
            <text:p>kind-led-x-series-xd</text:p>
          </table:table-cell>
          <table:table-cell table:number-columns-repeated="20"/>
          <table:table-cell table:style-name="Default" table:number-columns-repeated="2"/>
          <table:table-cell/>
          <table:table-cell office:value-type="string" calcext:value-type="string">
            <text:p>https://cdn.shopify.com/s/files/1/0417/5675/4069/products/XD75_03_VEG_stack_1600x_8c185e6c-6424-40f7-8358-a4a8184b70fb.jpg?v=1596191586</text:p>
          </table:table-cell>
          <table:table-cell office:value-type="float" office:value="13" calcext:value-type="float">
            <text:p>13</text:p>
          </table:table-cell>
          <table:table-cell table:number-columns-repeated="22"/>
        </table:table-row>
        <table:table-row table:style-name="ro1">
          <table:table-cell office:value-type="string" calcext:value-type="string">
            <text:p>kind-led-x-series-xd</text:p>
          </table:table-cell>
          <table:table-cell table:number-columns-repeated="20"/>
          <table:table-cell table:style-name="Default" table:number-columns-repeated="2"/>
          <table:table-cell/>
          <table:table-cell office:value-type="string" calcext:value-type="string">
            <text:p>https://cdn.shopify.com/s/files/1/0417/5675/4069/products/XD75_04_FLOWER_1600x_72255695-0d47-4ace-8a9b-dc9b55fd9454.jpg?v=1596191586</text:p>
          </table:table-cell>
          <table:table-cell office:value-type="float" office:value="14" calcext:value-type="float">
            <text:p>14</text:p>
          </table:table-cell>
          <table:table-cell table:number-columns-repeated="22"/>
        </table:table-row>
        <table:table-row table:style-name="ro1">
          <table:table-cell office:value-type="string" calcext:value-type="string">
            <text:p>kind-led-x-series-xd</text:p>
          </table:table-cell>
          <table:table-cell table:number-columns-repeated="20"/>
          <table:table-cell table:style-name="Default" table:number-columns-repeated="2"/>
          <table:table-cell/>
          <table:table-cell office:value-type="string" calcext:value-type="string">
            <text:p>https://cdn.shopify.com/s/files/1/0417/5675/4069/products/XD75_04_OFF_1600x_1.jpg?v=1596191586</text:p>
          </table:table-cell>
          <table:table-cell office:value-type="float" office:value="15" calcext:value-type="float">
            <text:p>15</text:p>
          </table:table-cell>
          <table:table-cell table:number-columns-repeated="22"/>
        </table:table-row>
        <table:table-row table:style-name="ro1">
          <table:table-cell office:value-type="string" calcext:value-type="string">
            <text:p>kind-led-x-series-xd</text:p>
          </table:table-cell>
          <table:table-cell table:number-columns-repeated="20"/>
          <table:table-cell table:style-name="Default" table:number-columns-repeated="2"/>
          <table:table-cell/>
          <table:table-cell office:value-type="string" calcext:value-type="string">
            <text:p>https://cdn.shopify.com/s/files/1/0417/5675/4069/products/XD75_04_OFF_1600x_978df754-0cc5-4091-b280-ce6f3c1f5094.jpg?v=1596191586</text:p>
          </table:table-cell>
          <table:table-cell office:value-type="float" office:value="16" calcext:value-type="float">
            <text:p>16</text:p>
          </table:table-cell>
          <table:table-cell table:number-columns-repeated="22"/>
        </table:table-row>
        <table:table-row table:style-name="ro1">
          <table:table-cell office:value-type="string" calcext:value-type="string">
            <text:p>kind-led-x-series-xd</text:p>
          </table:table-cell>
          <table:table-cell table:number-columns-repeated="20"/>
          <table:table-cell table:style-name="Default" table:number-columns-repeated="2"/>
          <table:table-cell/>
          <table:table-cell office:value-type="string" calcext:value-type="string">
            <text:p>https://cdn.shopify.com/s/files/1/0417/5675/4069/products/XD75_04_VEG_1600x_c4613098-dd09-41e8-922b-8dcf1aef44fa.jpg?v=1596191586</text:p>
          </table:table-cell>
          <table:table-cell office:value-type="float" office:value="17" calcext:value-type="float">
            <text:p>17</text:p>
          </table:table-cell>
          <table:table-cell table:number-columns-repeated="22"/>
        </table:table-row>
        <table:table-row table:style-name="ro1">
          <table:table-cell office:value-type="string" calcext:value-type="string">
            <text:p>kind-led-x-series-x</text:p>
          </table:table-cell>
          <table:table-cell office:value-type="string" calcext:value-type="string">
            <text:p>Kind LED - X Series - X</text:p>
          </table:table-cell>
          <table:table-cell office:value-type="string" calcext:value-type="string">
            <text:p>&lt;h3&gt;DETAILS&lt;/h3&gt;Developed as the perfect solution to vertical racking and overhead grow operations, the X² commercial LED Grow Light from Kind LED was specifically designed for close proximity growing, the X² capitalizes on valuable tiered growing space while maintaining a large coverage footprint and even PPFD output. This means increased harvest weight and quality, and unmatched potential for financial returns on your harvest. Discover the future of commercial LED grow lights today! &lt;ul class="des_text_product"&gt;&lt;li&gt;&lt;/li&gt;&lt;li&gt;X40 (2 FT)&lt;/li&gt;&lt;li&gt;X80 (4FT)&lt;/li&gt;&lt;li&gt;Spectrum&lt;/li&gt;&lt;li&gt;Vegetative or Flower&lt;/li&gt;&lt;li&gt;Vegetative or Flower&lt;/li&gt;&lt;li&gt;Diodes&lt;/li&gt;&lt;li&gt;108&lt;/li&gt;&lt;li&gt;216&lt;/li&gt;&lt;li&gt;Max Wattage&lt;/li&gt;&lt;li&gt;40w (±5%)&lt;/li&gt;&lt;li&gt;80w (±5%)&lt;/li&gt;&lt;li&gt;Input Voltage&lt;/li&gt;&lt;li&gt;90-277V AC&lt;/li&gt;&lt;li&gt;100-277V AC&lt;/li&gt;&lt;li&gt;Amperage&lt;/li&gt;&lt;li&gt;0.33A @ 120V / 0.167A @ 240V&lt;/li&gt;&lt;li&gt;0.67A @ 120V / 0.33A @ 240V&lt;/li&gt;&lt;li&gt;Lifetime&lt;/li&gt;&lt;li&gt;&amp;gt;50,000 Hours&lt;/li&gt;&lt;li&gt;&amp;gt;50,000 Hours&lt;/li&gt;&lt;li&gt;Weight&lt;/li&gt;&lt;li&gt;4.5 lbs&lt;/li&gt;&lt;li&gt;8.5 lbs&lt;/li&gt;&lt;li&gt;Dimensions&lt;/li&gt;&lt;li&gt;23.75”Lx 2.6”Wx 1.7”H&lt;/li&gt;&lt;li&gt;47.6”Lx 2.6”Wx 1.7”H&lt;/li&gt;&lt;li&gt;Cord Length&lt;/li&gt;&lt;li&gt;6'&lt;/li&gt;&lt;li&gt;6'&lt;/li&gt;&lt;li&gt;RMH&lt;/li&gt;&lt;li&gt;+/-12”&lt;/li&gt;&lt;li&gt;+/-12”&lt;/li&gt;&lt;li&gt;PPFD Peak (RMH) Vegetative&lt;/li&gt;&lt;li&gt;110&lt;/li&gt;&lt;li&gt;146&lt;/li&gt;&lt;li&gt;PPFD Peak (RMH) Flower&lt;/li&gt;&lt;li&gt;128&lt;/li&gt;&lt;li&gt;160&lt;/li&gt;&lt;li&gt;Warranty&lt;/li&gt;&lt;li&gt;3-Year&lt;/li&gt;&lt;li&gt;3-Year&lt;/li&gt;&lt;li&gt;Certifications&lt;/li&gt;&lt;li&gt;CE, ETL, FCC, ROHS, IP65&lt;/li&gt;&lt;li&gt;CE, ETL, FCC, ROHS, IP65&lt;/li&gt;&lt;/ul&gt;&lt;h3&gt;ADDITIONAL INFORMATION&lt;/h3&gt;&lt;table&gt;&lt;tbody&gt;&lt;tr&gt;&lt;td&gt;SKU&lt;/td&gt;&lt;td&gt;Manufacturer&lt;/td&gt;&lt;/tr&gt;&lt;tr&gt;&lt;td&gt;&lt;/td&gt;&lt;td&gt;&lt;/td&gt;&lt;/tr&gt;&lt;/tbody&gt;&lt;/table&gt;</text:p>
          </table:table-cell>
          <table:table-cell office:value-type="string" calcext:value-type="string">
            <text:p>Kind LED</text:p>
          </table:table-cell>
          <table:table-cell table:number-columns-repeated="2"/>
          <table:table-cell table:style-name="ce1" office:value-type="string" calcext:value-type="string">
            <text:p>false</text:p>
          </table:table-cell>
          <table:table-cell office:value-type="string" calcext:value-type="string">
            <text:p>Model Name</text:p>
          </table:table-cell>
          <table:table-cell office:value-type="string" calcext:value-type="string">
            <text:p>X40VEG</text:p>
          </table:table-cell>
          <table:table-cell office:value-type="string" calcext:value-type="string">
            <text:p>DIMENSIONS</text:p>
          </table:table-cell>
          <table:table-cell office:value-type="string" calcext:value-type="string">
            <text:p>23.8x2.6x1.7</text:p>
          </table:table-cell>
          <table:table-cell office:value-type="string" calcext:value-type="string">
            <text:p>(LBS)</text:p>
          </table:table-cell>
          <table:table-cell office:value-type="float" office:value="4.5" calcext:value-type="float">
            <text:p>4.5</text:p>
          </table:table-cell>
          <table:table-cell office:value-type="string" calcext:value-type="string">
            <text:p>'858188007065</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69.95" calcext:value-type="float">
            <text:p>16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X80_01_VEG_1600x_132cdd0e-55be-43a9-8bfd-d5fd99ed9239.png?v=159618435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kind-led-x-series-x</text:p>
          </table:table-cell>
          <table:table-cell table:number-columns-repeated="7"/>
          <table:table-cell office:value-type="string" calcext:value-type="string">
            <text:p>X40VEG</text:p>
          </table:table-cell>
          <table:table-cell/>
          <table:table-cell office:value-type="string" calcext:value-type="string">
            <text:p>23.8x2.6x1.7</text:p>
          </table:table-cell>
          <table:table-cell/>
          <table:table-cell office:value-type="float" office:value="8.5" calcext:value-type="float">
            <text:p>8.5</text:p>
          </table:table-cell>
          <table:table-cell office:value-type="string" calcext:value-type="string">
            <text:p>'858188007065</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69.95" calcext:value-type="float">
            <text:p>16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X80_01_FLOWER_1600x_86d1a94b-09e0-4852-a23d-799d6d7f6bbe.png?v=1596184357</text:p>
          </table:table-cell>
          <table:table-cell office:value-type="float" office:value="2" calcext:value-type="float">
            <text:p>2</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kind-led-x-series-x</text:p>
          </table:table-cell>
          <table:table-cell table:number-columns-repeated="7"/>
          <table:table-cell office:value-type="string" calcext:value-type="string">
            <text:p>X40VEG</text:p>
          </table:table-cell>
          <table:table-cell/>
          <table:table-cell office:value-type="string" calcext:value-type="string">
            <text:p>47.6x2.6x1.7</text:p>
          </table:table-cell>
          <table:table-cell/>
          <table:table-cell office:value-type="float" office:value="4.5" calcext:value-type="float">
            <text:p>4.5</text:p>
          </table:table-cell>
          <table:table-cell office:value-type="string" calcext:value-type="string">
            <text:p>'858188007065</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69.95" calcext:value-type="float">
            <text:p>16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X80_01_OFF_1600x_f39cd6b3-cf18-476f-bbcf-a905d42a0260.png?v=1596184357</text:p>
          </table:table-cell>
          <table:table-cell office:value-type="float" office:value="3" calcext:value-type="float">
            <text:p>3</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kind-led-x-series-x</text:p>
          </table:table-cell>
          <table:table-cell table:number-columns-repeated="7"/>
          <table:table-cell office:value-type="string" calcext:value-type="string">
            <text:p>X40VEG</text:p>
          </table:table-cell>
          <table:table-cell/>
          <table:table-cell office:value-type="string" calcext:value-type="string">
            <text:p>47.6x2.6x1.7</text:p>
          </table:table-cell>
          <table:table-cell/>
          <table:table-cell office:value-type="float" office:value="8.5" calcext:value-type="float">
            <text:p>8.5</text:p>
          </table:table-cell>
          <table:table-cell office:value-type="string" calcext:value-type="string">
            <text:p>'858188007065</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69.95" calcext:value-type="float">
            <text:p>16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X40_04_OFF_1600x_a8aaff42-20f8-4a92-a1f9-80dae8c52b65.png?v=1596184357</text:p>
          </table:table-cell>
          <table:table-cell office:value-type="float" office:value="4" calcext:value-type="float">
            <text:p>4</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kind-led-x-series-x</text:p>
          </table:table-cell>
          <table:table-cell table:number-columns-repeated="7"/>
          <table:table-cell office:value-type="string" calcext:value-type="string">
            <text:p>X80VEG</text:p>
          </table:table-cell>
          <table:table-cell/>
          <table:table-cell office:value-type="string" calcext:value-type="string">
            <text:p>23.8x2.6x1.7</text:p>
          </table:table-cell>
          <table:table-cell/>
          <table:table-cell office:value-type="float" office:value="4.5" calcext:value-type="float">
            <text:p>4.5</text:p>
          </table:table-cell>
          <table:table-cell office:value-type="string" calcext:value-type="string">
            <text:p>'858188007096</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99.95" calcext:value-type="float">
            <text:p>29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X40_04_FLOWER_1600x_ceab04ad-45f2-415b-aa00-853ee3b5af7d.png?v=1596184357</text:p>
          </table:table-cell>
          <table:table-cell office:value-type="float" office:value="5" calcext:value-type="float">
            <text:p>5</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kind-led-x-series-x</text:p>
          </table:table-cell>
          <table:table-cell table:number-columns-repeated="7"/>
          <table:table-cell office:value-type="string" calcext:value-type="string">
            <text:p>X80VEG</text:p>
          </table:table-cell>
          <table:table-cell/>
          <table:table-cell office:value-type="string" calcext:value-type="string">
            <text:p>23.8x2.6x1.7</text:p>
          </table:table-cell>
          <table:table-cell/>
          <table:table-cell office:value-type="float" office:value="8.5" calcext:value-type="float">
            <text:p>8.5</text:p>
          </table:table-cell>
          <table:table-cell office:value-type="string" calcext:value-type="string">
            <text:p>'858188007096</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99.95" calcext:value-type="float">
            <text:p>29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X40_03_VEG_1600x_9298ab08-5f49-4034-ae72-0aaea86c5c58.png?v=1596184357</text:p>
          </table:table-cell>
          <table:table-cell office:value-type="float" office:value="6" calcext:value-type="float">
            <text:p>6</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kind-led-x-series-x</text:p>
          </table:table-cell>
          <table:table-cell table:number-columns-repeated="7"/>
          <table:table-cell office:value-type="string" calcext:value-type="string">
            <text:p>X80VEG</text:p>
          </table:table-cell>
          <table:table-cell/>
          <table:table-cell office:value-type="string" calcext:value-type="string">
            <text:p>47.6x2.6x1.7</text:p>
          </table:table-cell>
          <table:table-cell/>
          <table:table-cell office:value-type="float" office:value="4.5" calcext:value-type="float">
            <text:p>4.5</text:p>
          </table:table-cell>
          <table:table-cell office:value-type="string" calcext:value-type="string">
            <text:p>'858188007096</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99.95" calcext:value-type="float">
            <text:p>29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X40_03_OFF_1600x_d463b07e-d77b-42d8-b7bf-1eae10476309.png?v=1596184357</text:p>
          </table:table-cell>
          <table:table-cell office:value-type="float" office:value="7" calcext:value-type="float">
            <text:p>7</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kind-led-x-series-x</text:p>
          </table:table-cell>
          <table:table-cell table:number-columns-repeated="7"/>
          <table:table-cell office:value-type="string" calcext:value-type="string">
            <text:p>X80VEG</text:p>
          </table:table-cell>
          <table:table-cell/>
          <table:table-cell office:value-type="string" calcext:value-type="string">
            <text:p>47.6x2.6x1.7</text:p>
          </table:table-cell>
          <table:table-cell/>
          <table:table-cell office:value-type="float" office:value="8.5" calcext:value-type="float">
            <text:p>8.5</text:p>
          </table:table-cell>
          <table:table-cell office:value-type="string" calcext:value-type="string">
            <text:p>'858188007096</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99.95" calcext:value-type="float">
            <text:p>29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X40_03_FLOWER_1600x_69283ef5-26ba-464c-8712-edba3707bc08.png?v=1596184357</text:p>
          </table:table-cell>
          <table:table-cell office:value-type="float" office:value="8" calcext:value-type="float">
            <text:p>8</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kind-led-x-series-x</text:p>
          </table:table-cell>
          <table:table-cell table:number-columns-repeated="7"/>
          <table:table-cell office:value-type="string" calcext:value-type="string">
            <text:p>X40FLWR</text:p>
          </table:table-cell>
          <table:table-cell/>
          <table:table-cell office:value-type="string" calcext:value-type="string">
            <text:p>23.8x2.6x1.7</text:p>
          </table:table-cell>
          <table:table-cell/>
          <table:table-cell office:value-type="float" office:value="4.5" calcext:value-type="float">
            <text:p>4.5</text:p>
          </table:table-cell>
          <table:table-cell office:value-type="string" calcext:value-type="string">
            <text:p>'858188007072</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69.95" calcext:value-type="float">
            <text:p>16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X40_02_OFF_1600x_207f1c7b-fbba-4fa0-a237-ecff82e67049.png?v=1596184357</text:p>
          </table:table-cell>
          <table:table-cell office:value-type="float" office:value="9" calcext:value-type="float">
            <text:p>9</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kind-led-x-series-x</text:p>
          </table:table-cell>
          <table:table-cell table:number-columns-repeated="7"/>
          <table:table-cell office:value-type="string" calcext:value-type="string">
            <text:p>X40FLWR</text:p>
          </table:table-cell>
          <table:table-cell/>
          <table:table-cell office:value-type="string" calcext:value-type="string">
            <text:p>23.8x2.6x1.7</text:p>
          </table:table-cell>
          <table:table-cell/>
          <table:table-cell office:value-type="float" office:value="8.5" calcext:value-type="float">
            <text:p>8.5</text:p>
          </table:table-cell>
          <table:table-cell office:value-type="string" calcext:value-type="string">
            <text:p>'858188007072</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69.95" calcext:value-type="float">
            <text:p>16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X40_01_VEG_1600x_9d2009c5-d586-4c8f-b016-c55bf46f6f99.png?v=1596184357</text:p>
          </table:table-cell>
          <table:table-cell office:value-type="float" office:value="10" calcext:value-type="float">
            <text:p>10</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kind-led-x-series-x</text:p>
          </table:table-cell>
          <table:table-cell table:number-columns-repeated="7"/>
          <table:table-cell office:value-type="string" calcext:value-type="string">
            <text:p>X40FLWR</text:p>
          </table:table-cell>
          <table:table-cell/>
          <table:table-cell office:value-type="string" calcext:value-type="string">
            <text:p>47.6x2.6x1.7</text:p>
          </table:table-cell>
          <table:table-cell/>
          <table:table-cell office:value-type="float" office:value="4.5" calcext:value-type="float">
            <text:p>4.5</text:p>
          </table:table-cell>
          <table:table-cell office:value-type="string" calcext:value-type="string">
            <text:p>'858188007072</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69.95" calcext:value-type="float">
            <text:p>16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X40_01_FLOWER_1600x_2be4741c-5e31-40c9-b907-1a971ea004f0.png?v=1596184357</text:p>
          </table:table-cell>
          <table:table-cell office:value-type="float" office:value="11" calcext:value-type="float">
            <text:p>11</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kind-led-x-series-x</text:p>
          </table:table-cell>
          <table:table-cell table:number-columns-repeated="7"/>
          <table:table-cell office:value-type="string" calcext:value-type="string">
            <text:p>X40FLWR</text:p>
          </table:table-cell>
          <table:table-cell/>
          <table:table-cell office:value-type="string" calcext:value-type="string">
            <text:p>47.6x2.6x1.7</text:p>
          </table:table-cell>
          <table:table-cell/>
          <table:table-cell office:value-type="float" office:value="8.5" calcext:value-type="float">
            <text:p>8.5</text:p>
          </table:table-cell>
          <table:table-cell office:value-type="string" calcext:value-type="string">
            <text:p>'858188007072</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69.95" calcext:value-type="float">
            <text:p>16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X40_01_OFF_1600x_efc2e688-83c1-4035-99ed-644c16901526.png?v=1596184357</text:p>
          </table:table-cell>
          <table:table-cell office:value-type="float" office:value="12" calcext:value-type="float">
            <text:p>12</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kind-led-x-series-x</text:p>
          </table:table-cell>
          <table:table-cell table:number-columns-repeated="7"/>
          <table:table-cell office:value-type="string" calcext:value-type="string">
            <text:p>X80FLWR</text:p>
          </table:table-cell>
          <table:table-cell/>
          <table:table-cell office:value-type="string" calcext:value-type="string">
            <text:p>23.8x2.6x1.7</text:p>
          </table:table-cell>
          <table:table-cell/>
          <table:table-cell office:value-type="float" office:value="4.5" calcext:value-type="float">
            <text:p>4.5</text:p>
          </table:table-cell>
          <table:table-cell office:value-type="string" calcext:value-type="string">
            <text:p>'858188007102</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99.95" calcext:value-type="float">
            <text:p>29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X_SERIES_HARDWARE_1600x_ebdeccbc-bb2b-48b8-9e2c-7467ebc4c20f.png?v=1596184357</text:p>
          </table:table-cell>
          <table:table-cell office:value-type="float" office:value="13" calcext:value-type="float">
            <text:p>13</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kind-led-x-series-x</text:p>
          </table:table-cell>
          <table:table-cell table:number-columns-repeated="7"/>
          <table:table-cell office:value-type="string" calcext:value-type="string">
            <text:p>X80FLWR</text:p>
          </table:table-cell>
          <table:table-cell/>
          <table:table-cell office:value-type="string" calcext:value-type="string">
            <text:p>23.8x2.6x1.7</text:p>
          </table:table-cell>
          <table:table-cell/>
          <table:table-cell office:value-type="float" office:value="8.5" calcext:value-type="float">
            <text:p>8.5</text:p>
          </table:table-cell>
          <table:table-cell office:value-type="string" calcext:value-type="string">
            <text:p>'858188007102</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99.95" calcext:value-type="float">
            <text:p>299.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x-series-x</text:p>
          </table:table-cell>
          <table:table-cell table:number-columns-repeated="7"/>
          <table:table-cell office:value-type="string" calcext:value-type="string">
            <text:p>X80FLWR</text:p>
          </table:table-cell>
          <table:table-cell/>
          <table:table-cell office:value-type="string" calcext:value-type="string">
            <text:p>47.6x2.6x1.7</text:p>
          </table:table-cell>
          <table:table-cell/>
          <table:table-cell office:value-type="float" office:value="4.5" calcext:value-type="float">
            <text:p>4.5</text:p>
          </table:table-cell>
          <table:table-cell office:value-type="string" calcext:value-type="string">
            <text:p>'858188007102</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99.95" calcext:value-type="float">
            <text:p>299.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x-series-x</text:p>
          </table:table-cell>
          <table:table-cell table:number-columns-repeated="7"/>
          <table:table-cell office:value-type="string" calcext:value-type="string">
            <text:p>X80FLWR</text:p>
          </table:table-cell>
          <table:table-cell/>
          <table:table-cell office:value-type="string" calcext:value-type="string">
            <text:p>47.6x2.6x1.7</text:p>
          </table:table-cell>
          <table:table-cell/>
          <table:table-cell office:value-type="float" office:value="8.5" calcext:value-type="float">
            <text:p>8.5</text:p>
          </table:table-cell>
          <table:table-cell office:value-type="string" calcext:value-type="string">
            <text:p>'858188007102</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99.95" calcext:value-type="float">
            <text:p>299.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gsi1-controller</text:p>
          </table:table-cell>
          <table:table-cell office:value-type="string" calcext:value-type="string">
            <text:p>Grow Strong Industries - GSI1 Controller</text:p>
          </table:table-cell>
          <table:table-cell/>
          <table:table-cell office:value-type="string" calcext:value-type="string">
            <text:p>Grow Strong Industries</text:p>
          </table:table-cell>
          <table:table-cell table:number-columns-repeated="2"/>
          <table:table-cell table:style-name="ce1" office:value-type="string" calcext:value-type="string">
            <text:p>true</text:p>
          </table:table-cell>
          <table:table-cell office:value-type="string" calcext:value-type="string">
            <text:p>Model Name</text:p>
          </table:table-cell>
          <table:table-cell office:value-type="string" calcext:value-type="string">
            <text:p>GSI1 Controll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99.95" calcext:value-type="float">
            <text:p>29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GSI-1_Controller.png?v=159618206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0">
          <table:table-cell office:value-type="string" calcext:value-type="string">
            <text:p>kind-led-x2-commercial-1</text:p>
          </table:table-cell>
          <table:table-cell office:value-type="string" calcext:value-type="string">
            <text:p>Kind LED - X2 Commercial</text:p>
          </table:table-cell>
          <table:table-cell office:value-type="string" calcext:value-type="string">
            <text:p>&lt;h3&gt;DETAILS&lt;/h3&gt;</text:p>
            <text:p>Developed as the perfect solution to vertical racking and overhead grow operations, the X² commercial LED Grow Light from Kind LED was specifically designed for close proximity growing, the X² capitalizes on valuable tiered growing space while maintaining a large coverage footprint and even PPFD output. This means increased harvest weight and quality, and unmatched potential for financial returns on your harvest. Discover the future of commercial LED grow lights today! </text:p>
            <text:p/>
            <text:p>&lt;ul class="des_text"&gt;</text:p>
            <text:p>&lt;li&gt;1650&lt;/li&gt;</text:p>
            <text:p>&lt;li&gt; µmol/s&lt;/li&gt;</text:p>
            <text:p>&lt;li&gt;2.2 &lt;/li&gt;</text:p>
            <text:p>&lt;li&gt;µmol/J&lt;/li&gt;</text:p>
            <text:p>&lt;li&gt;Max. Wattage&lt;/li&gt;</text:p>
            <text:p>&lt;li&gt;&amp;gt;750w ±5%&lt;/li&gt;</text:p>
            <text:p>&lt;li&gt;Input Voltage&lt;/li&gt;</text:p>
            <text:p>&lt;li&gt;120-277v&lt;/li&gt;</text:p>
            <text:p>&lt;li&gt;Power Factor&lt;/li&gt;</text:p>
            <text:p>&lt;li&gt;0.963 @ 240v&lt;/li&gt;</text:p>
            <text:p>&lt;li&gt;Diodes&lt;/li&gt;</text:p>
            <text:p>&lt;li&gt;384 OSRAM OSLON SSL&lt;/li&gt;</text:p>
            <text:p>&lt;li&gt;Lifetime</text:p>
            <text:p>&lt;/li&gt;</text:p>
            <text:p>&lt;li&gt;39.4” x 39.4” x 4.3”&lt;/li&gt;</text:p>
            <text:p>&lt;li&gt;RMH&lt;/li&gt;</text:p>
            <text:p>&lt;li&gt;± 12”&lt;/li&gt;</text:p>
            <text:p>&lt;li&gt;Footprint @ RMH &lt;/li&gt;</text:p>
            <text:p>&lt;li&gt;4’ x 4’&lt;/li&gt;</text:p>
            <text:p/>
            <text:p>&lt;/ul&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Kind LED</text:p>
          </table:table-cell>
          <table:table-cell table:number-columns-repeated="2"/>
          <table:table-cell table:style-name="ce1" office:value-type="string" calcext:value-type="string">
            <text:p>false</text:p>
          </table:table-cell>
          <table:table-cell office:value-type="string" calcext:value-type="string">
            <text:p>Model Name</text:p>
          </table:table-cell>
          <table:table-cell office:value-type="string" calcext:value-type="string">
            <text:p>X2</text:p>
          </table:table-cell>
          <table:table-cell office:value-type="string" calcext:value-type="string">
            <text:p>Weight (lbs)</text:p>
          </table:table-cell>
          <table:table-cell office:value-type="float" office:value="61" calcext:value-type="float">
            <text:p>61</text:p>
          </table:table-cell>
          <table:table-cell office:value-type="string" calcext:value-type="string">
            <text:p>Dimensions</text:p>
          </table:table-cell>
          <table:table-cell office:value-type="string" calcext:value-type="string">
            <text:p>43x43x6</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695" calcext:value-type="float">
            <text:p>16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X2-Callout-01.png?v=159618174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kind-led-x2-commercial-1</text:p>
          </table:table-cell>
          <table:table-cell table:number-columns-repeated="20"/>
          <table:table-cell table:style-name="Default" table:number-columns-repeated="2"/>
          <table:table-cell/>
          <table:table-cell office:value-type="string" calcext:value-type="string">
            <text:p>https://cdn.shopify.com/s/files/1/0417/5675/4069/products/X2_Diagram_1080.png?v=1596181747</text:p>
          </table:table-cell>
          <table:table-cell office:value-type="float" office:value="2" calcext:value-type="float">
            <text:p>2</text:p>
          </table:table-cell>
          <table:table-cell table:number-columns-repeated="22"/>
        </table:table-row>
        <table:table-row table:style-name="ro1">
          <table:table-cell office:value-type="string" calcext:value-type="string">
            <text:p>kind-led-x2-commercial-1</text:p>
          </table:table-cell>
          <table:table-cell table:number-columns-repeated="20"/>
          <table:table-cell table:style-name="Default" table:number-columns-repeated="2"/>
          <table:table-cell/>
          <table:table-cell office:value-type="string" calcext:value-type="string">
            <text:p>https://cdn.shopify.com/s/files/1/0417/5675/4069/products/X2_Spectrum_Full_1080.jpg?v=1596181747</text:p>
          </table:table-cell>
          <table:table-cell office:value-type="float" office:value="3" calcext:value-type="float">
            <text:p>3</text:p>
          </table:table-cell>
          <table:table-cell table:number-columns-repeated="22"/>
        </table:table-row>
        <table:table-row table:style-name="ro1">
          <table:table-cell office:value-type="string" calcext:value-type="string">
            <text:p>kind-led-x2-commercial-1</text:p>
          </table:table-cell>
          <table:table-cell table:number-columns-repeated="20"/>
          <table:table-cell table:style-name="Default" table:number-columns-repeated="2"/>
          <table:table-cell/>
          <table:table-cell office:value-type="string" calcext:value-type="string">
            <text:p>https://cdn.shopify.com/s/files/1/0417/5675/4069/products/X2-Front-Halfshot-1.png?v=1596181747</text:p>
          </table:table-cell>
          <table:table-cell office:value-type="float" office:value="4" calcext:value-type="float">
            <text:p>4</text:p>
          </table:table-cell>
          <table:table-cell table:number-columns-repeated="22"/>
        </table:table-row>
        <table:table-row table:style-name="ro1">
          <table:table-cell office:value-type="string" calcext:value-type="string">
            <text:p>kind-led-x2-commercial-1</text:p>
          </table:table-cell>
          <table:table-cell table:number-columns-repeated="20"/>
          <table:table-cell table:style-name="Default" table:number-columns-repeated="2"/>
          <table:table-cell/>
          <table:table-cell office:value-type="string" calcext:value-type="string">
            <text:p>https://cdn.shopify.com/s/files/1/0417/5675/4069/products/X2-Front-Under-Off.png?v=1596181747</text:p>
          </table:table-cell>
          <table:table-cell office:value-type="float" office:value="5" calcext:value-type="float">
            <text:p>5</text:p>
          </table:table-cell>
          <table:table-cell table:number-columns-repeated="22"/>
        </table:table-row>
        <table:table-row table:style-name="ro1">
          <table:table-cell office:value-type="string" calcext:value-type="string">
            <text:p>kind-led-x2-commercial</text:p>
          </table:table-cell>
          <table:table-cell office:value-type="string" calcext:value-type="string">
            <text:p>Kind LED - X2 Commercial</text:p>
          </table:table-cell>
          <table:table-cell office:value-type="string" calcext:value-type="string">
            <text:p>&lt;h3&gt;DETAILS&lt;/h3&gt;The all new K5 WIFI allows for complete control of spectrum and timing for multiple lights from your phone, tablet, or laptop through the web based KIND Command Center. Wireless management of your lighting program has never been easier. &lt;a href="https://cdn.shopify.com/s/files/1/0417/5675/4069/files/Kind_LED_Grow_Lights_K5_Series_WiFi_Router_Information.pdf?v=1596179016"&gt;IMPORTANT ROUTER INFORMATION&lt;/a&gt;&lt;ul class="des_text"&gt;&lt;li&gt;Spectrum&lt;/li&gt;&lt;li&gt;Customizable/Adjustable 12 Band&lt;/li&gt;&lt;li&gt;Diodes&lt;/li&gt;&lt;li&gt;320 (3w, 5w, UV, IR)&lt;/li&gt;&lt;li&gt;Max Wattage&lt;/li&gt;&lt;li&gt;630w (±5%)&lt;/li&gt;&lt;li&gt;HID Wattage Equivalent&lt;/li&gt;&lt;li&gt;1000w&lt;/li&gt;&lt;li&gt;Input Voltage&lt;/li&gt;&lt;li&gt;100-240V AC Power Input&lt;/li&gt;&lt;li&gt;Output Voltage&lt;/li&gt;&lt;li&gt;UL Stnd. &amp;lt; 76V DC&lt;/li&gt;&lt;li&gt;Amperage&lt;/li&gt;&lt;li&gt;5.25A @ 120V / 2.625A @ 240V&lt;/li&gt;&lt;li&gt;Power Factor&lt;/li&gt;&lt;li&gt;.99&lt;/li&gt;&lt;li&gt;LIfetime&lt;/li&gt;&lt;li&gt;&amp;gt;50,000 Hours&lt;/li&gt;&lt;li&gt;Weight&lt;/li&gt;&lt;li&gt;36 lbs&lt;/li&gt;&lt;li&gt;Dimensions&lt;/li&gt;&lt;li&gt;26”L x 20“W x 3.5”H&lt;/li&gt;&lt;li&gt;RMH&lt;/li&gt;&lt;li&gt;36"&lt;/li&gt;&lt;li&gt;Cord Length&lt;/li&gt;&lt;li&gt;6'&lt;/li&gt;&lt;li&gt;Footprint (RMH)&lt;/li&gt;&lt;li&gt;5' x 5'&lt;/li&gt;&lt;li&gt;PPFD Peak (RMH)&lt;/li&gt;&lt;li&gt;720.25&lt;/li&gt;&lt;li&gt;Warranty&lt;/li&gt;&lt;li&gt;3 Year&lt;/li&gt;&lt;li&gt;Certifications&lt;/li&gt;&lt;li&gt;UL Listed, CE, ROHS, FCC&lt;/li&gt;&lt;/ul&gt;&lt;h3&gt;ADDITIONAL INFORMATION&lt;/h3&gt;&lt;table&gt;&lt;tbody&gt;&lt;tr&gt;&lt;td&gt;SKU&lt;/td&gt;&lt;td&gt;Manufacturer&lt;/td&gt;&lt;/tr&gt;&lt;tr&gt;&lt;td&gt;&lt;/td&gt;&lt;td&gt;&lt;/td&gt;&lt;/tr&gt;&lt;/tbody&gt;&lt;/table&gt;</text:p>
          </table:table-cell>
          <table:table-cell office:value-type="string" calcext:value-type="string">
            <text:p>Kind LED</text:p>
          </table:table-cell>
          <table:table-cell table:number-columns-repeated="2"/>
          <table:table-cell table:style-name="ce1" office:value-type="string" calcext:value-type="string">
            <text:p>false</text:p>
          </table:table-cell>
          <table:table-cell office:value-type="string" calcext:value-type="string">
            <text:p>Model Name</text:p>
          </table:table-cell>
          <table:table-cell office:value-type="string" calcext:value-type="string">
            <text:p>XL1000</text:p>
          </table:table-cell>
          <table:table-cell office:value-type="string" calcext:value-type="string">
            <text:p>Weight (lbs)</text:p>
          </table:table-cell>
          <table:table-cell office:value-type="float" office:value="42" calcext:value-type="float">
            <text:p>42</text:p>
          </table:table-cell>
          <table:table-cell office:value-type="string" calcext:value-type="string">
            <text:p>Dimensions</text:p>
          </table:table-cell>
          <table:table-cell office:value-type="string" calcext:value-type="string">
            <text:p>33x27x9</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895" calcext:value-type="float">
            <text:p>18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KIND_HANGING_HARDWARE_CORD_1600x_9ab4ca94-b0c9-4965-ba3d-f4d47e8a369a.png?v=159618047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kind-led-x2-commercial</text:p>
          </table:table-cell>
          <table:table-cell table:number-columns-repeated="20"/>
          <table:table-cell table:style-name="Default" table:number-columns-repeated="2"/>
          <table:table-cell/>
          <table:table-cell office:value-type="string" calcext:value-type="string">
            <text:p>https://cdn.shopify.com/s/files/1/0417/5675/4069/products/KIND_K5_WIFI_XL1000_LCD_CLOSEUP_1600x_7a83fc16-2c99-4956-9936-49e69699a591.png?v=1596180477</text:p>
          </table:table-cell>
          <table:table-cell office:value-type="float" office:value="2" calcext:value-type="float">
            <text:p>2</text:p>
          </table:table-cell>
          <table:table-cell table:number-columns-repeated="22"/>
        </table:table-row>
        <table:table-row table:style-name="ro1">
          <table:table-cell office:value-type="string" calcext:value-type="string">
            <text:p>kind-led-x2-commercial</text:p>
          </table:table-cell>
          <table:table-cell table:number-columns-repeated="20"/>
          <table:table-cell table:style-name="Default" table:number-columns-repeated="2"/>
          <table:table-cell/>
          <table:table-cell office:value-type="string" calcext:value-type="string">
            <text:p>https://cdn.shopify.com/s/files/1/0417/5675/4069/products/KIND_K5_WIFI_XL1000_OFF_ANGLED_1600x_74232987-8d4e-498a-b63f-503860ab5557.png?v=1596180477</text:p>
          </table:table-cell>
          <table:table-cell office:value-type="float" office:value="3" calcext:value-type="float">
            <text:p>3</text:p>
          </table:table-cell>
          <table:table-cell table:number-columns-repeated="22"/>
        </table:table-row>
        <table:table-row table:style-name="ro1">
          <table:table-cell office:value-type="string" calcext:value-type="string">
            <text:p>kind-led-x2-commercial</text:p>
          </table:table-cell>
          <table:table-cell table:number-columns-repeated="20"/>
          <table:table-cell table:style-name="Default" table:number-columns-repeated="2"/>
          <table:table-cell/>
          <table:table-cell office:value-type="string" calcext:value-type="string">
            <text:p>https://cdn.shopify.com/s/files/1/0417/5675/4069/products/KIND_K5_WIFI_XL1000_OFF_FRONT_1600x_d12d2ad2-a004-47ad-a710-c6f515b86203.png?v=1596180477</text:p>
          </table:table-cell>
          <table:table-cell office:value-type="float" office:value="4" calcext:value-type="float">
            <text:p>4</text:p>
          </table:table-cell>
          <table:table-cell table:number-columns-repeated="22"/>
        </table:table-row>
        <table:table-row table:style-name="ro1">
          <table:table-cell office:value-type="string" calcext:value-type="string">
            <text:p>kind-led-x2-commercial</text:p>
          </table:table-cell>
          <table:table-cell table:number-columns-repeated="20"/>
          <table:table-cell table:style-name="Default" table:number-columns-repeated="2"/>
          <table:table-cell/>
          <table:table-cell office:value-type="string" calcext:value-type="string">
            <text:p>https://cdn.shopify.com/s/files/1/0417/5675/4069/products/KIND_K5_WIFI_XL1000_ON_ANGLED_2_1600x_f60c33b7-9f5d-4513-a00c-6010dc484613.png?v=1596180477</text:p>
          </table:table-cell>
          <table:table-cell office:value-type="float" office:value="5" calcext:value-type="float">
            <text:p>5</text:p>
          </table:table-cell>
          <table:table-cell table:number-columns-repeated="22"/>
        </table:table-row>
        <table:table-row table:style-name="ro1">
          <table:table-cell office:value-type="string" calcext:value-type="string">
            <text:p>kind-led-x2-commercial</text:p>
          </table:table-cell>
          <table:table-cell table:number-columns-repeated="20"/>
          <table:table-cell table:style-name="Default" table:number-columns-repeated="2"/>
          <table:table-cell/>
          <table:table-cell office:value-type="string" calcext:value-type="string">
            <text:p>https://cdn.shopify.com/s/files/1/0417/5675/4069/products/KIND_K5_WIFI_XL1000_ON_FRONT_1600x_6e7aa149-ac42-4809-a47e-cb829bdc40c2.png?v=1596180477</text:p>
          </table:table-cell>
          <table:table-cell office:value-type="float" office:value="6" calcext:value-type="float">
            <text:p>6</text:p>
          </table:table-cell>
          <table:table-cell table:number-columns-repeated="22"/>
        </table:table-row>
        <table:table-row table:style-name="ro1">
          <table:table-cell office:value-type="string" calcext:value-type="string">
            <text:p>kind-led-x2-commercial</text:p>
          </table:table-cell>
          <table:table-cell table:number-columns-repeated="20"/>
          <table:table-cell table:style-name="Default" table:number-columns-repeated="2"/>
          <table:table-cell/>
          <table:table-cell office:value-type="string" calcext:value-type="string">
            <text:p>https://cdn.shopify.com/s/files/1/0417/5675/4069/products/KIND_K5_WIFI_XL1000_ON_SIDE_1600x_e75dbf68-26bd-4ffa-a560-90cc845fba25.png?v=1596180477</text:p>
          </table:table-cell>
          <table:table-cell office:value-type="float" office:value="7" calcext:value-type="float">
            <text:p>7</text:p>
          </table:table-cell>
          <table:table-cell table:number-columns-repeated="22"/>
        </table:table-row>
        <table:table-row table:style-name="ro1">
          <table:table-cell office:value-type="string" calcext:value-type="string">
            <text:p>kind-led-k5-xl1000-wifi</text:p>
          </table:table-cell>
          <table:table-cell office:value-type="string" calcext:value-type="string">
            <text:p>Kind LED - K5 XL1000 WIFI</text:p>
          </table:table-cell>
          <table:table-cell office:value-type="string" calcext:value-type="string">
            <text:p>&lt;h3&gt;DETAILS&lt;/h3&gt;The all new K5 WIFI allows for complete control of spectrum and timing for multiple lights from your phone, tablet, or laptop through the web based KIND Command Center. Wireless management of your lighting program has never been easier. &lt;a href="https://cdn.shopify.com/s/files/1/0417/5675/4069/files/Kind_LED_Grow_Lights_K5_Series_WiFi_Router_Information.pdf?v=1596179016"&gt;IMPORTANT ROUTER INFORMATION&lt;/a&gt;&lt;ul class="des_text"&gt;&lt;li&gt;Spectrum&lt;/li&gt;&lt;li&gt;Customizable/Adjustable 12 Band&lt;/li&gt;&lt;li&gt;Diodes&lt;/li&gt;&lt;li&gt;320 (3w, 5w, UV, IR)&lt;/li&gt;&lt;li&gt;Max Wattage&lt;/li&gt;&lt;li&gt;630w (±5%)&lt;/li&gt;&lt;li&gt;HID Wattage Equivalent&lt;/li&gt;&lt;li&gt;1000w&lt;/li&gt;&lt;li&gt;Input Voltage&lt;/li&gt;&lt;li&gt;100-240V AC Power Input&lt;/li&gt;&lt;li&gt;Output Voltage&lt;/li&gt;&lt;li&gt;UL Stnd. &amp;lt; 76V DC&lt;/li&gt;&lt;li&gt;Amperage&lt;/li&gt;&lt;li&gt;5.25A @ 120V / 2.625A @ 240V&lt;/li&gt;&lt;li&gt;Power Factor&lt;/li&gt;&lt;li&gt;.99&lt;/li&gt;&lt;li&gt;LIfetime&lt;/li&gt;&lt;li&gt;&amp;gt;50,000 Hours&lt;/li&gt;&lt;li&gt;Weight&lt;/li&gt;&lt;li&gt;36 lbs&lt;/li&gt;&lt;li&gt;Dimensions&lt;/li&gt;&lt;li&gt;26”L x 20“W x 3.5”H&lt;/li&gt;&lt;li&gt;RMH&lt;/li&gt;&lt;li&gt;36"&lt;/li&gt;&lt;li&gt;Cord Length&lt;/li&gt;&lt;li&gt;6'&lt;/li&gt;&lt;li&gt;Footprint (RMH)&lt;/li&gt;&lt;li&gt;5' x 5'&lt;/li&gt;&lt;li&gt;PPFD Peak (RMH)&lt;/li&gt;&lt;li&gt;720.25&lt;/li&gt;&lt;li&gt;Warranty&lt;/li&gt;&lt;li&gt;3 Year&lt;/li&gt;&lt;li&gt;Certifications&lt;/li&gt;&lt;li&gt;UL Listed, CE, ROHS, FCC&lt;/li&gt;&lt;/ul&gt;&lt;h3&gt;ADDITIONAL INFORMATION&lt;/h3&gt;&lt;table&gt;&lt;tbody&gt;&lt;tr&gt;&lt;td&gt;SKU&lt;/td&gt;&lt;td&gt;Manufacturer&lt;/td&gt;&lt;/tr&gt;&lt;tr&gt;&lt;td&gt;&lt;/td&gt;&lt;td&gt;&lt;/td&gt;&lt;/tr&gt;&lt;/tbody&gt;&lt;/table&gt;</text:p>
          </table:table-cell>
          <table:table-cell office:value-type="string" calcext:value-type="string">
            <text:p>Kind LED</text:p>
          </table:table-cell>
          <table:table-cell table:number-columns-repeated="2"/>
          <table:table-cell table:style-name="ce1" office:value-type="string" calcext:value-type="string">
            <text:p>false</text:p>
          </table:table-cell>
          <table:table-cell office:value-type="string" calcext:value-type="string">
            <text:p>Model Name</text:p>
          </table:table-cell>
          <table:table-cell office:value-type="string" calcext:value-type="string">
            <text:p>XL1000</text:p>
          </table:table-cell>
          <table:table-cell office:value-type="string" calcext:value-type="string">
            <text:p>Weight (lbs)</text:p>
          </table:table-cell>
          <table:table-cell office:value-type="float" office:value="42" calcext:value-type="float">
            <text:p>42</text:p>
          </table:table-cell>
          <table:table-cell office:value-type="string" calcext:value-type="string">
            <text:p>Dimensions</text:p>
          </table:table-cell>
          <table:table-cell office:value-type="string" calcext:value-type="string">
            <text:p>33x27x9</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895" calcext:value-type="float">
            <text:p>18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KIND_HANGING_HARDWARE_CORD_1600x_bfa750b3-dc2c-4361-8d89-3834223ab1fc.png?v=159618008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kind-led-k5-xl1000-wifi</text:p>
          </table:table-cell>
          <table:table-cell table:number-columns-repeated="20"/>
          <table:table-cell table:style-name="Default" table:number-columns-repeated="2"/>
          <table:table-cell/>
          <table:table-cell office:value-type="string" calcext:value-type="string">
            <text:p>https://cdn.shopify.com/s/files/1/0417/5675/4069/products/KIND_K5_WIFI_XL1000_LCD_CLOSEUP_1600x_50ddc840-6990-401a-aa17-0d7c3098570d.png?v=1596180086</text:p>
          </table:table-cell>
          <table:table-cell office:value-type="float" office:value="2" calcext:value-type="float">
            <text:p>2</text:p>
          </table:table-cell>
          <table:table-cell table:number-columns-repeated="22"/>
        </table:table-row>
        <table:table-row table:style-name="ro1">
          <table:table-cell office:value-type="string" calcext:value-type="string">
            <text:p>kind-led-k5-xl1000-wifi</text:p>
          </table:table-cell>
          <table:table-cell table:number-columns-repeated="20"/>
          <table:table-cell table:style-name="Default" table:number-columns-repeated="2"/>
          <table:table-cell/>
          <table:table-cell office:value-type="string" calcext:value-type="string">
            <text:p>https://cdn.shopify.com/s/files/1/0417/5675/4069/products/KIND_K5_WIFI_XL1000_OFF_ANGLED_1600x_ef76e01e-5eb0-4f56-a2b9-87a7e5897ffa.png?v=1596180086</text:p>
          </table:table-cell>
          <table:table-cell office:value-type="float" office:value="3" calcext:value-type="float">
            <text:p>3</text:p>
          </table:table-cell>
          <table:table-cell table:number-columns-repeated="22"/>
        </table:table-row>
        <table:table-row table:style-name="ro1">
          <table:table-cell office:value-type="string" calcext:value-type="string">
            <text:p>kind-led-k5-xl1000-wifi</text:p>
          </table:table-cell>
          <table:table-cell table:number-columns-repeated="20"/>
          <table:table-cell table:style-name="Default" table:number-columns-repeated="2"/>
          <table:table-cell/>
          <table:table-cell office:value-type="string" calcext:value-type="string">
            <text:p>https://cdn.shopify.com/s/files/1/0417/5675/4069/products/KIND_K5_WIFI_XL1000_OFF_FRONT_1600x_bf809d1e-c9f4-46bc-a402-2b42a04b32b6.png?v=1596180086</text:p>
          </table:table-cell>
          <table:table-cell office:value-type="float" office:value="4" calcext:value-type="float">
            <text:p>4</text:p>
          </table:table-cell>
          <table:table-cell table:number-columns-repeated="22"/>
        </table:table-row>
        <table:table-row table:style-name="ro1">
          <table:table-cell office:value-type="string" calcext:value-type="string">
            <text:p>kind-led-k5-xl1000-wifi</text:p>
          </table:table-cell>
          <table:table-cell table:number-columns-repeated="20"/>
          <table:table-cell table:style-name="Default" table:number-columns-repeated="2"/>
          <table:table-cell/>
          <table:table-cell office:value-type="string" calcext:value-type="string">
            <text:p>https://cdn.shopify.com/s/files/1/0417/5675/4069/products/KIND_K5_WIFI_XL1000_ON_ANGLED_2_1600x_8ca4237f-2040-40a8-a023-9a02a57e8f71.png?v=1596180086</text:p>
          </table:table-cell>
          <table:table-cell office:value-type="float" office:value="5" calcext:value-type="float">
            <text:p>5</text:p>
          </table:table-cell>
          <table:table-cell table:number-columns-repeated="22"/>
        </table:table-row>
        <table:table-row table:style-name="ro1">
          <table:table-cell office:value-type="string" calcext:value-type="string">
            <text:p>kind-led-k5-xl1000-wifi</text:p>
          </table:table-cell>
          <table:table-cell table:number-columns-repeated="20"/>
          <table:table-cell table:style-name="Default" table:number-columns-repeated="2"/>
          <table:table-cell/>
          <table:table-cell office:value-type="string" calcext:value-type="string">
            <text:p>https://cdn.shopify.com/s/files/1/0417/5675/4069/products/KIND_K5_WIFI_XL1000_ON_FRONT_1600x_283c369f-7e27-4607-a403-3eb5901c97d9.png?v=1596180086</text:p>
          </table:table-cell>
          <table:table-cell office:value-type="float" office:value="6" calcext:value-type="float">
            <text:p>6</text:p>
          </table:table-cell>
          <table:table-cell table:number-columns-repeated="22"/>
        </table:table-row>
        <table:table-row table:style-name="ro1">
          <table:table-cell office:value-type="string" calcext:value-type="string">
            <text:p>kind-led-k5-xl1000-wifi</text:p>
          </table:table-cell>
          <table:table-cell table:number-columns-repeated="20"/>
          <table:table-cell table:style-name="Default" table:number-columns-repeated="2"/>
          <table:table-cell/>
          <table:table-cell office:value-type="string" calcext:value-type="string">
            <text:p>https://cdn.shopify.com/s/files/1/0417/5675/4069/products/KIND_K5_WIFI_XL1000_ON_SIDE_1600x_6034c84a-3fe5-49b2-9265-c7085e7b6b6c.png?v=1596180086</text:p>
          </table:table-cell>
          <table:table-cell office:value-type="float" office:value="7" calcext:value-type="float">
            <text:p>7</text:p>
          </table:table-cell>
          <table:table-cell table:number-columns-repeated="22"/>
        </table:table-row>
        <table:table-row table:style-name="ro1">
          <table:table-cell office:value-type="string" calcext:value-type="string">
            <text:p>mammoth-canncontrol</text:p>
          </table:table-cell>
          <table:table-cell office:value-type="string" calcext:value-type="string">
            <text:p>Mammoth - CANNCONTROL</text:p>
          </table:table-cell>
          <table:table-cell/>
          <table:table-cell office:value-type="string" calcext:value-type="string">
            <text:p>Mammoth</text:p>
          </table:table-cell>
          <table:table-cell table:number-columns-repeated="2"/>
          <table:table-cell table:style-name="ce1" office:value-type="string" calcext:value-type="string">
            <text:p>true</text:p>
          </table:table-cell>
          <table:table-cell office:value-type="string" calcext:value-type="string">
            <text:p>Product Weight</text:p>
          </table:table-cell>
          <table:table-cell office:value-type="string" calcext:value-type="string">
            <text:p>125 ML</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7.95" calcext:value-type="float">
            <text:p>47.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MammothCanncontrolStock.jpg?v=159652260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mammoth-canncontrol</text:p>
          </table:table-cell>
          <table:table-cell table:number-columns-repeated="7"/>
          <table:table-cell office:value-type="string" calcext:value-type="string">
            <text:p>250 ML</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89.95" calcext:value-type="float">
            <text:p>89.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mammoth-canncontrol</text:p>
          </table:table-cell>
          <table:table-cell table:number-columns-repeated="7"/>
          <table:table-cell office:value-type="string" calcext:value-type="string">
            <text:p>1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13.95" calcext:value-type="float">
            <text:p>21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mammoth-canncontrol</text:p>
          </table:table-cell>
          <table:table-cell table:number-columns-repeated="7"/>
          <table:table-cell office:value-type="string" calcext:value-type="string">
            <text:p>4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747.95" calcext:value-type="float">
            <text:p>747.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mammoth-canncontrol</text:p>
          </table:table-cell>
          <table:table-cell table:number-columns-repeated="7"/>
          <table:table-cell office:value-type="string" calcext:value-type="string">
            <text:p>20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0" calcext:value-type="float">
            <text:p>0</text:p>
          </table:table-cell>
          <table:table-cell office:value-type="string" calcext:value-type="string">
            <text:p>deny</text:p>
          </table:table-cell>
          <table:table-cell office:value-type="string" calcext:value-type="string">
            <text:p>manual</text:p>
          </table:table-cell>
          <table:table-cell office:value-type="float" office:value="2999.95" calcext:value-type="float">
            <text:p>2999.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mammoth-biocontrol</text:p>
          </table:table-cell>
          <table:table-cell office:value-type="string" calcext:value-type="string">
            <text:p>Mammoth - BIOCONTROL</text:p>
          </table:table-cell>
          <table:table-cell/>
          <table:table-cell office:value-type="string" calcext:value-type="string">
            <text:p>Mammoth</text:p>
          </table:table-cell>
          <table:table-cell table:number-columns-repeated="2"/>
          <table:table-cell table:style-name="ce1" office:value-type="string" calcext:value-type="string">
            <text:p>true</text:p>
          </table:table-cell>
          <table:table-cell office:value-type="string" calcext:value-type="string">
            <text:p>Product Weight</text:p>
          </table:table-cell>
          <table:table-cell office:value-type="string" calcext:value-type="string">
            <text:p>250 ML</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9.95" calcext:value-type="float">
            <text:p>2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MammothBiocontrolStock.jpg?v=159652255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mammoth-biocontrol</text:p>
          </table:table-cell>
          <table:table-cell table:number-columns-repeated="7"/>
          <table:table-cell office:value-type="string" calcext:value-type="string">
            <text:p>1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87.95" calcext:value-type="float">
            <text:p>87.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mammoth-biocontrol</text:p>
          </table:table-cell>
          <table:table-cell table:number-columns-repeated="7"/>
          <table:table-cell office:value-type="string" calcext:value-type="string">
            <text:p>4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94.95" calcext:value-type="float">
            <text:p>294.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mammoth-p</text:p>
          </table:table-cell>
          <table:table-cell office:value-type="string" calcext:value-type="string">
            <text:p>Mammoth - P</text:p>
          </table:table-cell>
          <table:table-cell/>
          <table:table-cell office:value-type="string" calcext:value-type="string">
            <text:p>Mammoth</text:p>
          </table:table-cell>
          <table:table-cell/>
          <table:table-cell office:value-type="string" calcext:value-type="string">
            <text:p>microbials</text:p>
          </table:table-cell>
          <table:table-cell table:style-name="ce1" office:value-type="string" calcext:value-type="string">
            <text:p>true</text:p>
          </table:table-cell>
          <table:table-cell office:value-type="string" calcext:value-type="string">
            <text:p>Product Weight</text:p>
          </table:table-cell>
          <table:table-cell office:value-type="string" calcext:value-type="string">
            <text:p>125 ML</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7.95" calcext:value-type="float">
            <text:p>47.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MammothP.jpg?v=159652250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mammoth-p</text:p>
          </table:table-cell>
          <table:table-cell table:number-columns-repeated="7"/>
          <table:table-cell office:value-type="string" calcext:value-type="string">
            <text:p>250 ML</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89.95" calcext:value-type="float">
            <text:p>89.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mammoth-p</text:p>
          </table:table-cell>
          <table:table-cell table:number-columns-repeated="7"/>
          <table:table-cell office:value-type="string" calcext:value-type="string">
            <text:p>1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13.95" calcext:value-type="float">
            <text:p>21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mammoth-p</text:p>
          </table:table-cell>
          <table:table-cell table:number-columns-repeated="7"/>
          <table:table-cell office:value-type="string" calcext:value-type="string">
            <text:p>4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47.95" calcext:value-type="float">
            <text:p>747.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mammoth-p</text:p>
          </table:table-cell>
          <table:table-cell table:number-columns-repeated="7"/>
          <table:table-cell office:value-type="string" calcext:value-type="string">
            <text:p>20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999.95" calcext:value-type="float">
            <text:p>2999.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vyprx-plus</text:p>
          </table:table-cell>
          <table:table-cell office:value-type="string" calcext:value-type="string">
            <text:p>Fluence Bioengineering - VYPRx PLUS</text:p>
          </table:table-cell>
          <table:table-cell/>
          <table:table-cell office:value-type="string" calcext:value-type="string">
            <text:p>FLUENCE BIOENGINEERING</text:p>
          </table:table-cell>
          <table:table-cell table:number-columns-repeated="2"/>
          <table:table-cell table:style-name="ce1" office:value-type="string" calcext:value-type="string">
            <text:p>fals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00" calcext:value-type="float">
            <text:p>900</text:p>
          </table:table-cell>
          <table:table-cell/>
          <table:table-cell table:number-columns-repeated="2" office:value-type="string" calcext:value-type="string">
            <text:p>true</text:p>
          </table:table-cell>
          <table:table-cell/>
          <table:table-cell office:value-type="string" calcext:value-type="string">
            <text:p>https://cdn.shopify.com/s/files/1/0417/5675/4069/products/VYPR2p_abdad5d9-73bc-4e1c-92b0-f4762e594a99.png?v=159652237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vyprx</text:p>
          </table:table-cell>
          <table:table-cell office:value-type="string" calcext:value-type="string">
            <text:p>Fluence Bioengineering - VYPRx</text:p>
          </table:table-cell>
          <table:table-cell/>
          <table:table-cell office:value-type="string" calcext:value-type="string">
            <text:p>FLUENCE BIOENGINEERING</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50" calcext:value-type="float">
            <text:p>750</text:p>
          </table:table-cell>
          <table:table-cell/>
          <table:table-cell table:number-columns-repeated="2" office:value-type="string" calcext:value-type="string">
            <text:p>true</text:p>
          </table:table-cell>
          <table:table-cell/>
          <table:table-cell office:value-type="string" calcext:value-type="string">
            <text:p>https://cdn.shopify.com/s/files/1/0417/5675/4069/products/VYPR2x_2eaf4ff8-9a70-44fb-8ad2-8775ee02e812.png?v=159652232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spydr-2x</text:p>
          </table:table-cell>
          <table:table-cell office:value-type="string" calcext:value-type="string">
            <text:p>Fluence Bioengineering -</text:p>
          </table:table-cell>
          <table:table-cell/>
          <table:table-cell office:value-type="string" calcext:value-type="string">
            <text:p>FLUENCE BIOENGINEERING</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880" calcext:value-type="float">
            <text:p>880</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PYDR2x_ca5cc329-6c35-4f06-8742-63d98e894017.png?v=159652218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spydr-2p</text:p>
          </table:table-cell>
          <table:table-cell office:value-type="string" calcext:value-type="string">
            <text:p>Fluence Bioengineering - SPYDR 2p</text:p>
          </table:table-cell>
          <table:table-cell/>
          <table:table-cell office:value-type="string" calcext:value-type="string">
            <text:p>FLUENCE BIOENGINEERING</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50" calcext:value-type="float">
            <text:p>1350</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PYDR2p.png?v=159652208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spydr-2i</text:p>
          </table:table-cell>
          <table:table-cell office:value-type="string" calcext:value-type="string">
            <text:p>Fluence Bioengineering - SPYDR 2i</text:p>
          </table:table-cell>
          <table:table-cell/>
          <table:table-cell office:value-type="string" calcext:value-type="string">
            <text:p>FLUENCE BIOENGINEERING</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500" calcext:value-type="float">
            <text:p>1500</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PYDR2i_d350f23b-e316-4131-aa18-90488618a96a.png?v=159652195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spydr-x-plus</text:p>
          </table:table-cell>
          <table:table-cell office:value-type="string" calcext:value-type="string">
            <text:p>Fluence Bioengineering - SPYDR X PLUS</text:p>
          </table:table-cell>
          <table:table-cell/>
          <table:table-cell office:value-type="string" calcext:value-type="string">
            <text:p>FLUENCE BIOENGINEERING</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500" calcext:value-type="float">
            <text:p>1500</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PYDRxPLUS_10873f29-f59c-4d5f-a632-335713791819.png?v=159652187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1">
          <table:table-cell office:value-type="string" calcext:value-type="string">
            <text:p>kind-led-k3-xl300</text:p>
          </table:table-cell>
          <table:table-cell office:value-type="string" calcext:value-type="string">
            <text:p>Kind LED - K3 XL300</text:p>
          </table:table-cell>
          <table:table-cell office:value-type="string" calcext:value-type="string">
            <text:p>&lt;h3&gt;DETAILS&lt;/h3&gt;</text:p>
            <text:p>&lt;ul class="des_text"&gt;</text:p>
            <text:p>&lt;li&gt;Spectrum&lt;/li&gt;</text:p>
            <text:p>&lt;li&gt;Full Spectrum (380-730nm)&lt;/li&gt;</text:p>
            <text:p>&lt;li&gt;Diodes&lt;/li&gt;</text:p>
            <text:p>&lt;li&gt;90 (3w, UV, IR)&lt;/li&gt;</text:p>
            <text:p>&lt;li&gt;Max Wattage&lt;/li&gt;</text:p>
            <text:p>&lt;li&gt;170w (±5%)&lt;/li&gt;</text:p>
            <text:p>&lt;li&gt;HID Wattage Equivalent&lt;/li&gt;</text:p>
            <text:p>&lt;li&gt;300w&lt;/li&gt;</text:p>
            <text:p>&lt;li&gt;Input Voltage&lt;/li&gt;</text:p>
            <text:p>&lt;li&gt;100-240V AC Power Input&lt;/li&gt;</text:p>
            <text:p>&lt;li&gt;Output Voltage&lt;/li&gt;</text:p>
            <text:p>&lt;li&gt;UL Stnd. &amp;lt; 76V DC&lt;/li&gt;</text:p>
            <text:p>&lt;li&gt;Amperage</text:p>
            <text:p>&lt;/li&gt;</text:p>
            <text:p>&lt;li&gt;1.75A @ 120V / 0.875A @ 240V&lt;/li&gt;</text:p>
            <text:p>&lt;li&gt;LIfetime&lt;/li&gt;</text:p>
            <text:p>&lt;li&gt;&amp;gt;50,000 Hours&lt;/li&gt;</text:p>
            <text:p>&lt;li&gt;Weight&lt;/li&gt;</text:p>
            <text:p>&lt;li&gt;14.76 lbs&lt;/li&gt;</text:p>
            <text:p>&lt;li&gt;Dimensions&lt;/li&gt;</text:p>
            <text:p>&lt;li&gt;15.75”L x 13“W x 3.25”H&lt;/li&gt;</text:p>
            <text:p>&lt;li&gt;RMH&lt;/li&gt;</text:p>
            <text:p>&lt;li&gt;18"&lt;/li&gt;</text:p>
            <text:p>&lt;li&gt;Footprint (RMH)&lt;/li&gt;</text:p>
            <text:p>&lt;li&gt;2' x 2.5'&lt;/li&gt;</text:p>
            <text:p>&lt;li&gt;PPFD Peak (RMH)&lt;/li&gt;</text:p>
            <text:p>&lt;li&gt;776&lt;/li&gt;</text:p>
            <text:p>&lt;li&gt;Warranty&lt;/li&gt;</text:p>
            <text:p>&lt;li&gt;3 Year&lt;/li&gt;</text:p>
            <text:p>&lt;li&gt;Certifications&lt;/li&gt;</text:p>
            <text:p>&lt;li&gt;CE, ROHS, FCC&lt;/li&gt;</text:p>
            <text:p>&lt;/ul&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Kind LED</text:p>
          </table:table-cell>
          <table:table-cell table:number-columns-repeated="2"/>
          <table:table-cell table:style-name="ce1" office:value-type="string" calcext:value-type="string">
            <text:p>false</text:p>
          </table:table-cell>
          <table:table-cell office:value-type="string" calcext:value-type="string">
            <text:p>Model Name</text:p>
          </table:table-cell>
          <table:table-cell office:value-type="string" calcext:value-type="string">
            <text:p>XL300</text:p>
          </table:table-cell>
          <table:table-cell office:value-type="string" calcext:value-type="string">
            <text:p>Weight (lbs)</text:p>
          </table:table-cell>
          <table:table-cell office:value-type="float" office:value="15" calcext:value-type="float">
            <text:p>15</text:p>
          </table:table-cell>
          <table:table-cell office:value-type="string" calcext:value-type="string">
            <text:p>Dimensions</text:p>
          </table:table-cell>
          <table:table-cell office:value-type="string" calcext:value-type="string">
            <text:p>21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95" calcext:value-type="float">
            <text:p>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KIND_HANGING_HARDWARE_CORD_1600x_1270cdff-a617-4fa1-a0f8-d0e375e2e111.jpg?v=159611849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kind-led-k3-xl300</text:p>
          </table:table-cell>
          <table:table-cell table:number-columns-repeated="7"/>
          <table:table-cell office:value-type="string" calcext:value-type="string">
            <text:p>XL300</text:p>
          </table:table-cell>
          <table:table-cell/>
          <table:table-cell office:value-type="float" office:value="15" calcext:value-type="float">
            <text:p>15</text:p>
          </table:table-cell>
          <table:table-cell/>
          <table:table-cell office:value-type="string" calcext:value-type="string">
            <text:p>25x16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95" calcext:value-type="float">
            <text:p>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KIND_K3_Series2_IR-UV_1600x_bc2ef3e9-9fbf-4075-a849-89436dc7844d.jpg?v=1596118498</text:p>
          </table:table-cell>
          <table:table-cell office:value-type="float" office:value="2" calcext:value-type="float">
            <text:p>2</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300</text:p>
          </table:table-cell>
          <table:table-cell/>
          <table:table-cell office:value-type="float" office:value="15" calcext:value-type="float">
            <text:p>15</text:p>
          </table:table-cell>
          <table:table-cell/>
          <table:table-cell office:value-type="string" calcext:value-type="string">
            <text:p>30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95" calcext:value-type="float">
            <text:p>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KIND_XL300_OFF_ANGLED_1600x_b10db135-6815-48c1-a5ec-42feb2c77123.jpg?v=1596118498</text:p>
          </table:table-cell>
          <table:table-cell office:value-type="float" office:value="3" calcext:value-type="float">
            <text:p>3</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300</text:p>
          </table:table-cell>
          <table:table-cell/>
          <table:table-cell office:value-type="float" office:value="15" calcext:value-type="float">
            <text:p>15</text:p>
          </table:table-cell>
          <table:table-cell/>
          <table:table-cell office:value-type="string" calcext:value-type="string">
            <text:p>28x25x9</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95" calcext:value-type="float">
            <text:p>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KIND_XL300_OFF_TOP_1600x_ba52fceb-6d88-4ba5-82ad-0bb5c4f3a3d0.jpg?v=1596118498</text:p>
          </table:table-cell>
          <table:table-cell office:value-type="float" office:value="4" calcext:value-type="float">
            <text:p>4</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300</text:p>
          </table:table-cell>
          <table:table-cell/>
          <table:table-cell office:value-type="float" office:value="19" calcext:value-type="float">
            <text:p>19</text:p>
          </table:table-cell>
          <table:table-cell/>
          <table:table-cell office:value-type="string" calcext:value-type="string">
            <text:p>21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95" calcext:value-type="float">
            <text:p>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KIND_XL300_ON_SIDE_1600x_082f31a7-761c-4857-ab31-0a2de4121564.jpg?v=1596118498</text:p>
          </table:table-cell>
          <table:table-cell office:value-type="float" office:value="5" calcext:value-type="float">
            <text:p>5</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300</text:p>
          </table:table-cell>
          <table:table-cell/>
          <table:table-cell office:value-type="float" office:value="19" calcext:value-type="float">
            <text:p>19</text:p>
          </table:table-cell>
          <table:table-cell/>
          <table:table-cell office:value-type="string" calcext:value-type="string">
            <text:p>25x16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95" calcext:value-type="float">
            <text:p>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ERIES_2_KIND_CENTER_1600x_dcb93a6d-5158-4a1f-9f9b-af6ea5bced07.jpg?v=1596118498</text:p>
          </table:table-cell>
          <table:table-cell office:value-type="float" office:value="6" calcext:value-type="float">
            <text:p>6</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300</text:p>
          </table:table-cell>
          <table:table-cell/>
          <table:table-cell office:value-type="float" office:value="19" calcext:value-type="float">
            <text:p>19</text:p>
          </table:table-cell>
          <table:table-cell/>
          <table:table-cell office:value-type="string" calcext:value-type="string">
            <text:p>30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95" calcext:value-type="float">
            <text:p>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300</text:p>
          </table:table-cell>
          <table:table-cell/>
          <table:table-cell office:value-type="float" office:value="19" calcext:value-type="float">
            <text:p>19</text:p>
          </table:table-cell>
          <table:table-cell/>
          <table:table-cell office:value-type="string" calcext:value-type="string">
            <text:p>28x25x9</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95" calcext:value-type="float">
            <text:p>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300</text:p>
          </table:table-cell>
          <table:table-cell/>
          <table:table-cell office:value-type="float" office:value="22" calcext:value-type="float">
            <text:p>22</text:p>
          </table:table-cell>
          <table:table-cell/>
          <table:table-cell office:value-type="string" calcext:value-type="string">
            <text:p>21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95" calcext:value-type="float">
            <text:p>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300</text:p>
          </table:table-cell>
          <table:table-cell/>
          <table:table-cell office:value-type="float" office:value="22" calcext:value-type="float">
            <text:p>22</text:p>
          </table:table-cell>
          <table:table-cell/>
          <table:table-cell office:value-type="string" calcext:value-type="string">
            <text:p>25x16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95" calcext:value-type="float">
            <text:p>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300</text:p>
          </table:table-cell>
          <table:table-cell/>
          <table:table-cell office:value-type="float" office:value="22" calcext:value-type="float">
            <text:p>22</text:p>
          </table:table-cell>
          <table:table-cell/>
          <table:table-cell office:value-type="string" calcext:value-type="string">
            <text:p>30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95" calcext:value-type="float">
            <text:p>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300</text:p>
          </table:table-cell>
          <table:table-cell/>
          <table:table-cell office:value-type="float" office:value="22" calcext:value-type="float">
            <text:p>22</text:p>
          </table:table-cell>
          <table:table-cell/>
          <table:table-cell office:value-type="string" calcext:value-type="string">
            <text:p>28x25x9</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95" calcext:value-type="float">
            <text:p>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300</text:p>
          </table:table-cell>
          <table:table-cell/>
          <table:table-cell office:value-type="float" office:value="35" calcext:value-type="float">
            <text:p>35</text:p>
          </table:table-cell>
          <table:table-cell/>
          <table:table-cell office:value-type="string" calcext:value-type="string">
            <text:p>21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95" calcext:value-type="float">
            <text:p>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300</text:p>
          </table:table-cell>
          <table:table-cell/>
          <table:table-cell office:value-type="float" office:value="35" calcext:value-type="float">
            <text:p>35</text:p>
          </table:table-cell>
          <table:table-cell/>
          <table:table-cell office:value-type="string" calcext:value-type="string">
            <text:p>25x16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95" calcext:value-type="float">
            <text:p>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300</text:p>
          </table:table-cell>
          <table:table-cell/>
          <table:table-cell office:value-type="float" office:value="35" calcext:value-type="float">
            <text:p>35</text:p>
          </table:table-cell>
          <table:table-cell/>
          <table:table-cell office:value-type="string" calcext:value-type="string">
            <text:p>30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95" calcext:value-type="float">
            <text:p>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300</text:p>
          </table:table-cell>
          <table:table-cell/>
          <table:table-cell office:value-type="float" office:value="35" calcext:value-type="float">
            <text:p>35</text:p>
          </table:table-cell>
          <table:table-cell/>
          <table:table-cell office:value-type="string" calcext:value-type="string">
            <text:p>28x25x9</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95" calcext:value-type="float">
            <text:p>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450</text:p>
          </table:table-cell>
          <table:table-cell/>
          <table:table-cell office:value-type="float" office:value="15" calcext:value-type="float">
            <text:p>15</text:p>
          </table:table-cell>
          <table:table-cell/>
          <table:table-cell office:value-type="string" calcext:value-type="string">
            <text:p>21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5" calcext:value-type="float">
            <text:p>4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450</text:p>
          </table:table-cell>
          <table:table-cell/>
          <table:table-cell office:value-type="float" office:value="15" calcext:value-type="float">
            <text:p>15</text:p>
          </table:table-cell>
          <table:table-cell/>
          <table:table-cell office:value-type="string" calcext:value-type="string">
            <text:p>25x16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5" calcext:value-type="float">
            <text:p>4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450</text:p>
          </table:table-cell>
          <table:table-cell/>
          <table:table-cell office:value-type="float" office:value="15" calcext:value-type="float">
            <text:p>15</text:p>
          </table:table-cell>
          <table:table-cell/>
          <table:table-cell office:value-type="string" calcext:value-type="string">
            <text:p>30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5" calcext:value-type="float">
            <text:p>4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450</text:p>
          </table:table-cell>
          <table:table-cell/>
          <table:table-cell office:value-type="float" office:value="15" calcext:value-type="float">
            <text:p>15</text:p>
          </table:table-cell>
          <table:table-cell/>
          <table:table-cell office:value-type="string" calcext:value-type="string">
            <text:p>28x25x9</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5" calcext:value-type="float">
            <text:p>4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450</text:p>
          </table:table-cell>
          <table:table-cell/>
          <table:table-cell office:value-type="float" office:value="19" calcext:value-type="float">
            <text:p>19</text:p>
          </table:table-cell>
          <table:table-cell/>
          <table:table-cell office:value-type="string" calcext:value-type="string">
            <text:p>21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5" calcext:value-type="float">
            <text:p>4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450</text:p>
          </table:table-cell>
          <table:table-cell/>
          <table:table-cell office:value-type="float" office:value="19" calcext:value-type="float">
            <text:p>19</text:p>
          </table:table-cell>
          <table:table-cell/>
          <table:table-cell office:value-type="string" calcext:value-type="string">
            <text:p>25x16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5" calcext:value-type="float">
            <text:p>4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450</text:p>
          </table:table-cell>
          <table:table-cell/>
          <table:table-cell office:value-type="float" office:value="19" calcext:value-type="float">
            <text:p>19</text:p>
          </table:table-cell>
          <table:table-cell/>
          <table:table-cell office:value-type="string" calcext:value-type="string">
            <text:p>30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5" calcext:value-type="float">
            <text:p>4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450</text:p>
          </table:table-cell>
          <table:table-cell/>
          <table:table-cell office:value-type="float" office:value="19" calcext:value-type="float">
            <text:p>19</text:p>
          </table:table-cell>
          <table:table-cell/>
          <table:table-cell office:value-type="string" calcext:value-type="string">
            <text:p>28x25x9</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5" calcext:value-type="float">
            <text:p>4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450</text:p>
          </table:table-cell>
          <table:table-cell/>
          <table:table-cell office:value-type="float" office:value="22" calcext:value-type="float">
            <text:p>22</text:p>
          </table:table-cell>
          <table:table-cell/>
          <table:table-cell office:value-type="string" calcext:value-type="string">
            <text:p>21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5" calcext:value-type="float">
            <text:p>4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450</text:p>
          </table:table-cell>
          <table:table-cell/>
          <table:table-cell office:value-type="float" office:value="22" calcext:value-type="float">
            <text:p>22</text:p>
          </table:table-cell>
          <table:table-cell/>
          <table:table-cell office:value-type="string" calcext:value-type="string">
            <text:p>25x16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5" calcext:value-type="float">
            <text:p>4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450</text:p>
          </table:table-cell>
          <table:table-cell/>
          <table:table-cell office:value-type="float" office:value="22" calcext:value-type="float">
            <text:p>22</text:p>
          </table:table-cell>
          <table:table-cell/>
          <table:table-cell office:value-type="string" calcext:value-type="string">
            <text:p>30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5" calcext:value-type="float">
            <text:p>4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450</text:p>
          </table:table-cell>
          <table:table-cell/>
          <table:table-cell office:value-type="float" office:value="22" calcext:value-type="float">
            <text:p>22</text:p>
          </table:table-cell>
          <table:table-cell/>
          <table:table-cell office:value-type="string" calcext:value-type="string">
            <text:p>28x25x9</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5" calcext:value-type="float">
            <text:p>4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450</text:p>
          </table:table-cell>
          <table:table-cell/>
          <table:table-cell office:value-type="float" office:value="35" calcext:value-type="float">
            <text:p>35</text:p>
          </table:table-cell>
          <table:table-cell/>
          <table:table-cell office:value-type="string" calcext:value-type="string">
            <text:p>21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5" calcext:value-type="float">
            <text:p>4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450</text:p>
          </table:table-cell>
          <table:table-cell/>
          <table:table-cell office:value-type="float" office:value="35" calcext:value-type="float">
            <text:p>35</text:p>
          </table:table-cell>
          <table:table-cell/>
          <table:table-cell office:value-type="string" calcext:value-type="string">
            <text:p>25x16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5" calcext:value-type="float">
            <text:p>4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450</text:p>
          </table:table-cell>
          <table:table-cell/>
          <table:table-cell office:value-type="float" office:value="35" calcext:value-type="float">
            <text:p>35</text:p>
          </table:table-cell>
          <table:table-cell/>
          <table:table-cell office:value-type="string" calcext:value-type="string">
            <text:p>30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5" calcext:value-type="float">
            <text:p>4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450</text:p>
          </table:table-cell>
          <table:table-cell/>
          <table:table-cell office:value-type="float" office:value="35" calcext:value-type="float">
            <text:p>35</text:p>
          </table:table-cell>
          <table:table-cell/>
          <table:table-cell office:value-type="string" calcext:value-type="string">
            <text:p>28x25x9</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5" calcext:value-type="float">
            <text:p>4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600</text:p>
          </table:table-cell>
          <table:table-cell/>
          <table:table-cell office:value-type="float" office:value="15" calcext:value-type="float">
            <text:p>15</text:p>
          </table:table-cell>
          <table:table-cell/>
          <table:table-cell office:value-type="string" calcext:value-type="string">
            <text:p>21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600</text:p>
          </table:table-cell>
          <table:table-cell/>
          <table:table-cell office:value-type="float" office:value="15" calcext:value-type="float">
            <text:p>15</text:p>
          </table:table-cell>
          <table:table-cell/>
          <table:table-cell office:value-type="string" calcext:value-type="string">
            <text:p>25x16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600</text:p>
          </table:table-cell>
          <table:table-cell/>
          <table:table-cell office:value-type="float" office:value="15" calcext:value-type="float">
            <text:p>15</text:p>
          </table:table-cell>
          <table:table-cell/>
          <table:table-cell office:value-type="string" calcext:value-type="string">
            <text:p>30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600</text:p>
          </table:table-cell>
          <table:table-cell/>
          <table:table-cell office:value-type="float" office:value="15" calcext:value-type="float">
            <text:p>15</text:p>
          </table:table-cell>
          <table:table-cell/>
          <table:table-cell office:value-type="string" calcext:value-type="string">
            <text:p>28x25x9</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600</text:p>
          </table:table-cell>
          <table:table-cell/>
          <table:table-cell office:value-type="float" office:value="19" calcext:value-type="float">
            <text:p>19</text:p>
          </table:table-cell>
          <table:table-cell/>
          <table:table-cell office:value-type="string" calcext:value-type="string">
            <text:p>21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600</text:p>
          </table:table-cell>
          <table:table-cell/>
          <table:table-cell office:value-type="float" office:value="19" calcext:value-type="float">
            <text:p>19</text:p>
          </table:table-cell>
          <table:table-cell/>
          <table:table-cell office:value-type="string" calcext:value-type="string">
            <text:p>25x16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600</text:p>
          </table:table-cell>
          <table:table-cell/>
          <table:table-cell office:value-type="float" office:value="19" calcext:value-type="float">
            <text:p>19</text:p>
          </table:table-cell>
          <table:table-cell/>
          <table:table-cell office:value-type="string" calcext:value-type="string">
            <text:p>30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600</text:p>
          </table:table-cell>
          <table:table-cell/>
          <table:table-cell office:value-type="float" office:value="19" calcext:value-type="float">
            <text:p>19</text:p>
          </table:table-cell>
          <table:table-cell/>
          <table:table-cell office:value-type="string" calcext:value-type="string">
            <text:p>28x25x9</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600</text:p>
          </table:table-cell>
          <table:table-cell/>
          <table:table-cell office:value-type="float" office:value="22" calcext:value-type="float">
            <text:p>22</text:p>
          </table:table-cell>
          <table:table-cell/>
          <table:table-cell office:value-type="string" calcext:value-type="string">
            <text:p>21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600</text:p>
          </table:table-cell>
          <table:table-cell/>
          <table:table-cell office:value-type="float" office:value="22" calcext:value-type="float">
            <text:p>22</text:p>
          </table:table-cell>
          <table:table-cell/>
          <table:table-cell office:value-type="string" calcext:value-type="string">
            <text:p>25x16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600</text:p>
          </table:table-cell>
          <table:table-cell/>
          <table:table-cell office:value-type="float" office:value="22" calcext:value-type="float">
            <text:p>22</text:p>
          </table:table-cell>
          <table:table-cell/>
          <table:table-cell office:value-type="string" calcext:value-type="string">
            <text:p>30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600</text:p>
          </table:table-cell>
          <table:table-cell/>
          <table:table-cell office:value-type="float" office:value="22" calcext:value-type="float">
            <text:p>22</text:p>
          </table:table-cell>
          <table:table-cell/>
          <table:table-cell office:value-type="string" calcext:value-type="string">
            <text:p>28x25x9</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600</text:p>
          </table:table-cell>
          <table:table-cell/>
          <table:table-cell office:value-type="float" office:value="35" calcext:value-type="float">
            <text:p>35</text:p>
          </table:table-cell>
          <table:table-cell/>
          <table:table-cell office:value-type="string" calcext:value-type="string">
            <text:p>21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600</text:p>
          </table:table-cell>
          <table:table-cell/>
          <table:table-cell office:value-type="float" office:value="35" calcext:value-type="float">
            <text:p>35</text:p>
          </table:table-cell>
          <table:table-cell/>
          <table:table-cell office:value-type="string" calcext:value-type="string">
            <text:p>25x16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600</text:p>
          </table:table-cell>
          <table:table-cell/>
          <table:table-cell office:value-type="float" office:value="35" calcext:value-type="float">
            <text:p>35</text:p>
          </table:table-cell>
          <table:table-cell/>
          <table:table-cell office:value-type="string" calcext:value-type="string">
            <text:p>30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600</text:p>
          </table:table-cell>
          <table:table-cell/>
          <table:table-cell office:value-type="float" office:value="35" calcext:value-type="float">
            <text:p>35</text:p>
          </table:table-cell>
          <table:table-cell/>
          <table:table-cell office:value-type="string" calcext:value-type="string">
            <text:p>28x25x9</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750</text:p>
          </table:table-cell>
          <table:table-cell/>
          <table:table-cell office:value-type="float" office:value="15" calcext:value-type="float">
            <text:p>15</text:p>
          </table:table-cell>
          <table:table-cell/>
          <table:table-cell office:value-type="string" calcext:value-type="string">
            <text:p>21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95" calcext:value-type="float">
            <text:p>1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750</text:p>
          </table:table-cell>
          <table:table-cell/>
          <table:table-cell office:value-type="float" office:value="15" calcext:value-type="float">
            <text:p>15</text:p>
          </table:table-cell>
          <table:table-cell/>
          <table:table-cell office:value-type="string" calcext:value-type="string">
            <text:p>25x16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95" calcext:value-type="float">
            <text:p>1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750</text:p>
          </table:table-cell>
          <table:table-cell/>
          <table:table-cell office:value-type="float" office:value="15" calcext:value-type="float">
            <text:p>15</text:p>
          </table:table-cell>
          <table:table-cell/>
          <table:table-cell office:value-type="string" calcext:value-type="string">
            <text:p>30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95" calcext:value-type="float">
            <text:p>1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750</text:p>
          </table:table-cell>
          <table:table-cell/>
          <table:table-cell office:value-type="float" office:value="15" calcext:value-type="float">
            <text:p>15</text:p>
          </table:table-cell>
          <table:table-cell/>
          <table:table-cell office:value-type="string" calcext:value-type="string">
            <text:p>28x25x9</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95" calcext:value-type="float">
            <text:p>1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750</text:p>
          </table:table-cell>
          <table:table-cell/>
          <table:table-cell office:value-type="float" office:value="19" calcext:value-type="float">
            <text:p>19</text:p>
          </table:table-cell>
          <table:table-cell/>
          <table:table-cell office:value-type="string" calcext:value-type="string">
            <text:p>21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95" calcext:value-type="float">
            <text:p>1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750</text:p>
          </table:table-cell>
          <table:table-cell/>
          <table:table-cell office:value-type="float" office:value="19" calcext:value-type="float">
            <text:p>19</text:p>
          </table:table-cell>
          <table:table-cell/>
          <table:table-cell office:value-type="string" calcext:value-type="string">
            <text:p>25x16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95" calcext:value-type="float">
            <text:p>1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750</text:p>
          </table:table-cell>
          <table:table-cell/>
          <table:table-cell office:value-type="float" office:value="19" calcext:value-type="float">
            <text:p>19</text:p>
          </table:table-cell>
          <table:table-cell/>
          <table:table-cell office:value-type="string" calcext:value-type="string">
            <text:p>30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95" calcext:value-type="float">
            <text:p>1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750</text:p>
          </table:table-cell>
          <table:table-cell/>
          <table:table-cell office:value-type="float" office:value="19" calcext:value-type="float">
            <text:p>19</text:p>
          </table:table-cell>
          <table:table-cell/>
          <table:table-cell office:value-type="string" calcext:value-type="string">
            <text:p>28x25x9</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95" calcext:value-type="float">
            <text:p>1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750</text:p>
          </table:table-cell>
          <table:table-cell/>
          <table:table-cell office:value-type="float" office:value="22" calcext:value-type="float">
            <text:p>22</text:p>
          </table:table-cell>
          <table:table-cell/>
          <table:table-cell office:value-type="string" calcext:value-type="string">
            <text:p>21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95" calcext:value-type="float">
            <text:p>1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750</text:p>
          </table:table-cell>
          <table:table-cell/>
          <table:table-cell office:value-type="float" office:value="22" calcext:value-type="float">
            <text:p>22</text:p>
          </table:table-cell>
          <table:table-cell/>
          <table:table-cell office:value-type="string" calcext:value-type="string">
            <text:p>25x16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95" calcext:value-type="float">
            <text:p>1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750</text:p>
          </table:table-cell>
          <table:table-cell/>
          <table:table-cell office:value-type="float" office:value="22" calcext:value-type="float">
            <text:p>22</text:p>
          </table:table-cell>
          <table:table-cell/>
          <table:table-cell office:value-type="string" calcext:value-type="string">
            <text:p>30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95" calcext:value-type="float">
            <text:p>1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750</text:p>
          </table:table-cell>
          <table:table-cell/>
          <table:table-cell office:value-type="float" office:value="22" calcext:value-type="float">
            <text:p>22</text:p>
          </table:table-cell>
          <table:table-cell/>
          <table:table-cell office:value-type="string" calcext:value-type="string">
            <text:p>28x25x9</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95" calcext:value-type="float">
            <text:p>1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750</text:p>
          </table:table-cell>
          <table:table-cell/>
          <table:table-cell office:value-type="float" office:value="35" calcext:value-type="float">
            <text:p>35</text:p>
          </table:table-cell>
          <table:table-cell/>
          <table:table-cell office:value-type="string" calcext:value-type="string">
            <text:p>21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95" calcext:value-type="float">
            <text:p>1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750</text:p>
          </table:table-cell>
          <table:table-cell/>
          <table:table-cell office:value-type="float" office:value="35" calcext:value-type="float">
            <text:p>35</text:p>
          </table:table-cell>
          <table:table-cell/>
          <table:table-cell office:value-type="string" calcext:value-type="string">
            <text:p>25x16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95" calcext:value-type="float">
            <text:p>1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750</text:p>
          </table:table-cell>
          <table:table-cell/>
          <table:table-cell office:value-type="float" office:value="35" calcext:value-type="float">
            <text:p>35</text:p>
          </table:table-cell>
          <table:table-cell/>
          <table:table-cell office:value-type="string" calcext:value-type="string">
            <text:p>30x17x8</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95" calcext:value-type="float">
            <text:p>1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kind-led-k3-xl300</text:p>
          </table:table-cell>
          <table:table-cell table:number-columns-repeated="7"/>
          <table:table-cell office:value-type="string" calcext:value-type="string">
            <text:p>XL750</text:p>
          </table:table-cell>
          <table:table-cell/>
          <table:table-cell office:value-type="float" office:value="35" calcext:value-type="float">
            <text:p>35</text:p>
          </table:table-cell>
          <table:table-cell/>
          <table:table-cell office:value-type="string" calcext:value-type="string">
            <text:p>28x25x9</text:p>
          </table:table-cell>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95" calcext:value-type="float">
            <text:p>13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0">
          <table:table-cell office:value-type="string" calcext:value-type="string">
            <text:p>paleo-bloom</text:p>
          </table:table-cell>
          <table:table-cell office:value-type="string" calcext:value-type="string">
            <text:p>Primordial Solutions - PALEO BLOOM</text:p>
          </table:table-cell>
          <table:table-cell office:value-type="string" calcext:value-type="string">
            <text:p>&lt;h3&gt;DETAILS&lt;/h3&gt;</text:p>
            <text:p>PALEO BLOOM</text:p>
            <text:p/>
            <text:p>&lt;h3&gt;ADDITIONAL INFORMATION&lt;/h3&gt;</text:p>
            <text:p>&lt;table&gt;</text:p>
            <text:p>&lt;tbody&gt;</text:p>
            <text:p>&lt;tr&gt;</text:p>
            <text:p>&lt;td&gt;SKU&lt;/td&gt;</text:p>
            <text:p>&lt;td&gt;Manufacturer&lt;/td&gt;</text:p>
            <text:p>&lt;/tr&gt;</text:p>
            <text:p>&lt;tr&gt;</text:p>
            <text:p>&lt;td&gt;&lt;/td&gt;</text:p>
            <text:p>&lt;td&gt;&lt;/td&gt;</text:p>
            <text:p>&lt;/tr&gt;</text:p>
            <text:p/>
            <text:p>&lt;/tbody&gt;</text:p>
            <text:p>&lt;/table&gt;</text:p>
          </table:table-cell>
          <table:table-cell office:value-type="string" calcext:value-type="string">
            <text:p>Primordial Solutions</text:p>
          </table:table-cell>
          <table:table-cell/>
          <table:table-cell office:value-type="string" calcext:value-type="string">
            <text:p>featured-product, microbials, primordial-solutions</text:p>
          </table:table-cell>
          <table:table-cell table:style-name="ce1" office:value-type="string" calcext:value-type="string">
            <text:p>true</text:p>
          </table:table-cell>
          <table:table-cell office:value-type="string" calcext:value-type="string">
            <text:p>Product</text:p>
          </table:table-cell>
          <table:table-cell office:value-type="string" calcext:value-type="string">
            <text:p>64 OZ</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95" calcext:value-type="float">
            <text:p>5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aleoBloom.jpg?v=159609702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copy-of-true-blooms</text:p>
          </table:table-cell>
          <table:table-cell office:value-type="string" calcext:value-type="string">
            <text:p>Primordial Solutions - ROOTAMENTARY</text:p>
          </table:table-cell>
          <table:table-cell office:value-type="string" calcext:value-type="string">
            <text:p>&lt;h3&gt;DETAILS&lt;/h3&gt;</text:p>
            <text:p>ROOTAMENTARY</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Primordial Solutions</text:p>
          </table:table-cell>
          <table:table-cell/>
          <table:table-cell office:value-type="string" calcext:value-type="string">
            <text:p>featured-product, microbials, primordial-solutions</text:p>
          </table:table-cell>
          <table:table-cell table:style-name="ce1" office:value-type="string" calcext:value-type="string">
            <text:p>false</text:p>
          </table:table-cell>
          <table:table-cell office:value-type="string" calcext:value-type="string">
            <text:p>Product</text:p>
          </table:table-cell>
          <table:table-cell office:value-type="string" calcext:value-type="string">
            <text:p>2 OZ</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2.95" calcext:value-type="float">
            <text:p>12.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RootamentaryStock.jpg?v=159609632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opy-of-true-blooms</text:p>
          </table:table-cell>
          <table:table-cell table:number-columns-repeated="7"/>
          <table:table-cell office:value-type="string" calcext:value-type="string">
            <text:p>16 OZ</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7.95" calcext:value-type="float">
            <text:p>57.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copy-of-true-blooms</text:p>
          </table:table-cell>
          <table:table-cell table:number-columns-repeated="7"/>
          <table:table-cell office:value-type="string" calcext:value-type="string">
            <text:p>1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29.95" calcext:value-type="float">
            <text:p>329.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0">
          <table:table-cell office:value-type="string" calcext:value-type="string">
            <text:p>true-blooms</text:p>
          </table:table-cell>
          <table:table-cell office:value-type="string" calcext:value-type="string">
            <text:p>Primordial Solutions <text:s/>- TRUE BLOOMS</text:p>
          </table:table-cell>
          <table:table-cell office:value-type="string" calcext:value-type="string">
            <text:p>&lt;h3&gt;DETAILS&lt;/h3&gt;</text:p>
            <text:p>TRUE BLOOMS</text:p>
            <text:p/>
            <text:p>&lt;h3&gt;ADDITIONAL INFORMATION&lt;/h3&gt;</text:p>
            <text:p>&lt;table&gt;</text:p>
            <text:p>&lt;tbody&gt;</text:p>
            <text:p>&lt;tr&gt;</text:p>
            <text:p>&lt;td&gt;SKU&lt;/td&gt;</text:p>
            <text:p>&lt;td&gt;Manufacturer&lt;/td&gt;</text:p>
            <text:p>&lt;/tr&gt;</text:p>
            <text:p>&lt;tr&gt;</text:p>
            <text:p>&lt;td&gt;&lt;/td&gt;</text:p>
            <text:p>&lt;td&gt;&lt;/td&gt;</text:p>
            <text:p>&lt;/tr&gt;</text:p>
            <text:p/>
            <text:p>&lt;/tbody&gt;</text:p>
            <text:p>&lt;/table&gt;</text:p>
          </table:table-cell>
          <table:table-cell office:value-type="string" calcext:value-type="string">
            <text:p>Primordial Solutions</text:p>
          </table:table-cell>
          <table:table-cell/>
          <table:table-cell office:value-type="string" calcext:value-type="string">
            <text:p>featured-product, microbials, primordial-solutions</text:p>
          </table:table-cell>
          <table:table-cell table:style-name="ce1" office:value-type="string" calcext:value-type="string">
            <text:p>true</text:p>
          </table:table-cell>
          <table:table-cell office:value-type="string" calcext:value-type="string">
            <text:p>Product</text:p>
          </table:table-cell>
          <table:table-cell office:value-type="string" calcext:value-type="string">
            <text:p>2 OZ</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0.95" calcext:value-type="float">
            <text:p>10.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TrueBlooms614x700.jpg?v=159609625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true-blooms</text:p>
          </table:table-cell>
          <table:table-cell table:number-columns-repeated="7"/>
          <table:table-cell office:value-type="string" calcext:value-type="string">
            <text:p>16 OZ</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0.95" calcext:value-type="float">
            <text:p>50.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true-blooms</text:p>
          </table:table-cell>
          <table:table-cell table:number-columns-repeated="7"/>
          <table:table-cell office:value-type="string" calcext:value-type="string">
            <text:p>1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05.95" calcext:value-type="float">
            <text:p>305.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0">
          <table:table-cell office:value-type="string" calcext:value-type="string">
            <text:p>sea-green</text:p>
          </table:table-cell>
          <table:table-cell office:value-type="string" calcext:value-type="string">
            <text:p>Primordial Solutions - SEA GREEN</text:p>
          </table:table-cell>
          <table:table-cell office:value-type="string" calcext:value-type="string">
            <text:p>&lt;h3&gt;DETAILS&lt;/h3&gt;</text:p>
            <text:p>SEA GREEN</text:p>
            <text:p/>
            <text:p>&lt;h3&gt;ADDITIONAL INFORMATION&lt;/h3&gt;</text:p>
            <text:p>&lt;table&gt;</text:p>
            <text:p>&lt;tbody&gt;</text:p>
            <text:p>&lt;tr&gt;</text:p>
            <text:p>&lt;td&gt;SKU&lt;/td&gt;</text:p>
            <text:p>&lt;td&gt;Manufacturer&lt;/td&gt;</text:p>
            <text:p>&lt;/tr&gt;</text:p>
            <text:p>&lt;tr&gt;</text:p>
            <text:p>&lt;td&gt;&lt;/td&gt;</text:p>
            <text:p>&lt;td&gt;&lt;/td&gt;</text:p>
            <text:p>&lt;/tr&gt;</text:p>
            <text:p/>
            <text:p>&lt;/tbody&gt;</text:p>
            <text:p>&lt;/table&gt;</text:p>
          </table:table-cell>
          <table:table-cell office:value-type="string" calcext:value-type="string">
            <text:p>Primordial Solutions</text:p>
          </table:table-cell>
          <table:table-cell/>
          <table:table-cell office:value-type="string" calcext:value-type="string">
            <text:p>featured-product, microbials, primordial-solutions</text:p>
          </table:table-cell>
          <table:table-cell table:style-name="ce1" office:value-type="string" calcext:value-type="string">
            <text:p>true</text:p>
          </table:table-cell>
          <table:table-cell office:value-type="string" calcext:value-type="string">
            <text:p>Product</text:p>
          </table:table-cell>
          <table:table-cell office:value-type="string" calcext:value-type="string">
            <text:p>2 OZ</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5.95" calcext:value-type="float">
            <text:p>15.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eaGreen700x700.jpg?v=159609607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sea-green</text:p>
          </table:table-cell>
          <table:table-cell table:number-columns-repeated="7"/>
          <table:table-cell office:value-type="string" calcext:value-type="string">
            <text:p>16 OZ</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4.95" calcext:value-type="float">
            <text:p>74.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sea-green</text:p>
          </table:table-cell>
          <table:table-cell table:number-columns-repeated="7"/>
          <table:table-cell office:value-type="string" calcext:value-type="string">
            <text:p>1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59.95" calcext:value-type="float">
            <text:p>359.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sea-green-hydro</text:p>
          </table:table-cell>
          <table:table-cell office:value-type="string" calcext:value-type="string">
            <text:p>Primordial Solutions - SEA GREEN HYDRO</text:p>
          </table:table-cell>
          <table:table-cell office:value-type="string" calcext:value-type="string">
            <text:p>&lt;h3&gt;DETAILS&lt;/h3&gt;</text:p>
            <text:p>&lt;p&gt;SEA GREEN HYDRO&lt;/p&gt;</text:p>
            <text:p>&lt;h3&gt;ADDITIONAL INFORMATION&lt;/h3&gt;</text:p>
            <text:p>&lt;table&gt;</text:p>
            <text:p>&lt;tbody&gt;</text:p>
            <text:p>&lt;tr&gt;</text:p>
            <text:p>&lt;td&gt;SKU&lt;/td&gt;</text:p>
            <text:p>&lt;td&gt;Manufacturer&lt;/td&gt;</text:p>
            <text:p>&lt;/tr&gt;</text:p>
            <text:p>&lt;tr&gt;</text:p>
            <text:p>&lt;td&gt;&lt;/td&gt;</text:p>
            <text:p>&lt;td&gt;&lt;/td&gt;</text:p>
            <text:p>&lt;/tr&gt;</text:p>
            <text:p>&lt;/tbody&gt;</text:p>
            <text:p>&lt;/table&gt;</text:p>
          </table:table-cell>
          <table:table-cell office:value-type="string" calcext:value-type="string">
            <text:p>Primordial Solutions</text:p>
          </table:table-cell>
          <table:table-cell/>
          <table:table-cell office:value-type="string" calcext:value-type="string">
            <text:p>featured-product, microbials, primordial-solutions</text:p>
          </table:table-cell>
          <table:table-cell table:style-name="ce1" office:value-type="string" calcext:value-type="string">
            <text:p>true</text:p>
          </table:table-cell>
          <table:table-cell office:value-type="string" calcext:value-type="string">
            <text:p>Product</text:p>
          </table:table-cell>
          <table:table-cell office:value-type="string" calcext:value-type="string">
            <text:p>16 OZ</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6.5" calcext:value-type="float">
            <text:p>36.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eaGreenHydro_e9dda810-e393-4b71-a7c1-818f8efde816.jpg?v=159652270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sea-green-hydro</text:p>
          </table:table-cell>
          <table:table-cell table:number-columns-repeated="7"/>
          <table:table-cell office:value-type="string" calcext:value-type="string">
            <text:p>1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09" calcext:value-type="float">
            <text:p>20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8">
          <table:table-cell office:value-type="string" calcext:value-type="string">
            <text:p>dip-n-grow-liquid-rooting-concentrate</text:p>
          </table:table-cell>
          <table:table-cell office:value-type="string" calcext:value-type="string">
            <text:p>Dip'N Grow - Liquid Rooting Concentrate</text:p>
          </table:table-cell>
          <table:table-cell office:value-type="string" calcext:value-type="string">
            <text:p>&lt;h3&gt;DETAILS&lt;/h3&gt;</text:p>
            <text:p>&lt;p&gt;Dip N Grow is a cloning solution that is self sanitizing due to its alcohol content, eliminating cross contamination. You'll have more success than with a powder.&lt;/p&gt;</text:p>
            <text:p>&lt;p&gt;For use on ornamentals only. Mix only for immediate use. For best results once diluted, Dip 'N Grow should be used within 10 hours. Read and follow the directions for use and precautionary statements printed on the bottle. This product is intended for commercial use only. Applicators and other handlers must wear: long-sleeved shirt and long pants, chemical resistant gloves, such as barrier laminate, butyl rubber, nitrile rubber, neoprene rubber, polyvinyl chloride, or viton, and shoes plus socks.&lt;/p&gt;</text:p>
            <text:p>&lt;p&gt;Dip'N Grow™ contains two rooting auxins (plant hormones Indole-3 butric acid and Naphthaleneacetic acid) recognized as root-inducing.&lt;/p&gt;</text:p>
            <text:p>&lt;p&gt;Directions for using the dilution cup: As soon as possible after taking cuttings, prepare a dilute solution of Dip 'N Grow as follows: To avoid spilling, use scissors to cut the corner of the 0.2 ounce packet and carefully pour Dip 'N Grow into the dilution cup, or pour from the 2 ounce bottle to the concentrate line of the dilution cup supplied.&lt;/p&gt;</text:p>
            <text:p>&lt;p&gt;For hardwoods, add water to the 5X dilution line. For semi-hardwoods, add water to the 10X dilution line. For softwoods or succulents, add water to the 20X dilution line. If you are doing more than one type of cutting start with the hardwoods so that you may dilute the solution to a semi-hardwood or a softwood dilution level later. Dip the basal end (bottom) of the cutting approximately one inch into the dilute Dip 'N Grow for 3 to 5 seconds. Following dipping, place cuttings into planting medium. (Vermiculite, perlite, pumice, or any coarse planting medium that drains well, works best).&lt;/p&gt;</text:p>
            <text:p>&lt;p&gt;Dip 'N Grow is available in a 2 ounce kit and a 16 ounce resealable bottle.&lt;/p&gt;</text:p>
            <text:p>&lt;h3&gt;ADDITIONAL INFORMATION&lt;/h3&gt;</text:p>
            <text:p>&lt;table&gt;</text:p>
            <text:p>&lt;tbody&gt;</text:p>
            <text:p>&lt;tr&gt;</text:p>
            <text:p>&lt;td&gt;SKU&lt;/td&gt;</text:p>
            <text:p>&lt;td&gt;FDIP-GROUP&lt;/td&gt;</text:p>
            <text:p>&lt;/tr&gt;</text:p>
            <text:p>&lt;tr&gt;</text:p>
            <text:p>&lt;td&gt;Manufacturer&lt;/td&gt;</text:p>
            <text:p>&lt;td&gt;No&lt;/td&gt;</text:p>
            <text:p>&lt;/tr&gt;</text:p>
            <text:p>&lt;/tbody&gt;</text:p>
            <text:p>&lt;/table&gt;</text:p>
          </table:table-cell>
          <table:table-cell office:value-type="string" calcext:value-type="string">
            <text:p>Dip'N Grow</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Dip 'N Grow 2 Ounc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1.49" calcext:value-type="float">
            <text:p>11.4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coplus-23.jpg?v=159488336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9">
          <table:table-cell office:value-type="string" calcext:value-type="string">
            <text:p>ushio-double-ended-pro-plus-hp-1000-watt-bulb</text:p>
          </table:table-cell>
          <table:table-cell office:value-type="string" calcext:value-type="string">
            <text:p>Ushio - Double Ended Pro Plus HP 1000 Watt Bulb</text:p>
          </table:table-cell>
          <table:table-cell office:value-type="string" calcext:value-type="string">
            <text:p>&lt;h3&gt;DETAILS&lt;/h3&gt;</text:p>
            <text:p>&lt;ul&gt;</text:p>
            <text:p>&lt;li&gt;High red and blue spectral ratios for good photosynthesis efficiency&lt;/li&gt;</text:p>
            <text:p>&lt;li&gt;Great lumen output for increased PAR values&lt;/li&gt;</text:p>
            <text:p>&lt;li&gt;Robust plants through high blue light output&lt;/li&gt;</text:p>
            <text:p>&lt;li&gt;High red light ratio for healthy plant growth&lt;/li&gt;</text:p>
            <text:p>&lt;li&gt;Economic (long average life, high lumen output, low energy consumption)&lt;/li&gt;</text:p>
            <text:p>&lt;li&gt;Tubular low profile design for compact fixtures&lt;/li&gt;</text:p>
            <text:p>&lt;/ul&gt;</text:p>
            <text:p>&lt;h3&gt;ADDITIONAL INFORMATION&lt;/h3&gt;</text:p>
            <text:p>&lt;table&gt;</text:p>
            <text:p>&lt;tbody&gt;</text:p>
            <text:p>&lt;tr&gt;</text:p>
            <text:p>&lt;td&gt;SKU&lt;/td&gt;</text:p>
            <text:p>&lt;td&gt;BHP1UDEPP&lt;/td&gt;</text:p>
            <text:p>&lt;/tr&gt;</text:p>
            <text:p>&lt;tr&gt;</text:p>
            <text:p>&lt;td&gt;Manufacturer&lt;/td&gt;</text:p>
            <text:p>&lt;td&gt;No&lt;/td&gt;</text:p>
            <text:p>&lt;/tr&gt;</text:p>
            <text:p>&lt;/tbody&gt;</text:p>
            <text:p>&lt;/table&gt;</text:p>
          </table:table-cell>
          <table:table-cell office:value-type="string" calcext:value-type="string">
            <text:p>Ushio</text:p>
          </table:table-cell>
          <table:table-cell/>
          <table:table-cell office:value-type="string" calcext:value-type="string">
            <text:p>Grow Lights, grow-lighting</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59.95" calcext:value-type="float">
            <text:p>15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coplus-19.jpg?v=159488224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3">
          <table:table-cell office:value-type="string" calcext:value-type="string">
            <text:p>ecoplus-commercial-air-1-18-watt-single-outlet-793-gph</text:p>
          </table:table-cell>
          <table:table-cell office:value-type="string" calcext:value-type="string">
            <text:p>EcoPlus - Commercial Air 1 - 18 Watt Single Outlet 793 GPH</text:p>
          </table:table-cell>
          <table:table-cell office:value-type="string" calcext:value-type="string">
            <text:p>&lt;h3&gt;DETAILS&lt;/h3&gt;</text:p>
            <text:p>&lt;p&gt;You can effortlessly promote abundant and healthy root development, and improve nutrient uptake in multiple reservoir systems by adding centralized oxygenation. This commercial quality air pump will provide powerful and reliable output for operating a variety of air-driven devices. Each 3/8" outlet pump comes ready to plug in with an air distribution fitting&lt;/p&gt;</text:p>
            <text:p>&lt;p&gt;The 18-watt pump pushes 793 gallons of air per hour.&lt;/p&gt;</text:p>
            <text:p>&lt;p&gt;The 35-watt pump pushes 1030 gallons of air per hour.&lt;/p&gt;</text:p>
            <text:p>&lt;p&gt;The 80-watt pump pushes 1300 gallons of air per hour.&lt;/p&gt;</text:p>
            <text:p>&lt;p&gt;Replacement diaphragm available - sold separately.&lt;/p&gt;</text:p>
            <text:p>&lt;h3&gt;ADDITIONAL INFORMATION&lt;/h3&gt;</text:p>
            <text:p>&lt;table&gt;</text:p>
            <text:p>&lt;tbody&gt;</text:p>
            <text:p>&lt;tr&gt;</text:p>
            <text:p>&lt;td&gt;SKU&lt;/td&gt;</text:p>
            <text:p>&lt;td&gt;PCA1&lt;/td&gt;</text:p>
            <text:p>&lt;/tr&gt;</text:p>
            <text:p>&lt;tr&gt;</text:p>
            <text:p>&lt;td&gt;Manufacturer&lt;/td&gt;</text:p>
            <text:p>&lt;td&gt;No&lt;/td&gt;</text:p>
            <text:p>&lt;/tr&gt;</text:p>
            <text:p>&lt;/tbody&gt;</text:p>
            <text:p>&lt;/table&gt;</text:p>
          </table:table-cell>
          <table:table-cell office:value-type="string" calcext:value-type="string">
            <text:p>EcoPlu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0.95" calcext:value-type="float">
            <text:p>50.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coplus-18.jpg?v=159488199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3">
          <table:table-cell office:value-type="string" calcext:value-type="string">
            <text:p>ecoplus-commercial-air-3-35-watt-single-outlet-1030-gph</text:p>
          </table:table-cell>
          <table:table-cell office:value-type="string" calcext:value-type="string">
            <text:p>EcoPlus - Commercial Air 3 - 35 Watt Single Outlet 1030 GPH</text:p>
          </table:table-cell>
          <table:table-cell office:value-type="string" calcext:value-type="string">
            <text:p>&lt;h3&gt;DETAILS&lt;/h3&gt;</text:p>
            <text:p>&lt;p&gt;You can effortlessly promote abundant and healthy root development, and improve nutrient uptake in multiple reservoir systems by adding centralized oxygenation. This commercial quality air pump will provide powerful and reliable output for operating a variety of air-driven devices. Each 3/8" outlet pump comes ready to plug in with an air distribution fitting (6-way for the 20 watt, and 6-way for the 35 and 80-watt pumps).&lt;/p&gt;</text:p>
            <text:p>&lt;p&gt;The 18-watt pump pushes 793 gallons of air per hour.&lt;/p&gt;</text:p>
            <text:p>&lt;p&gt;The 35-watt pump pushes 1030 gallons of air per hour.&lt;/p&gt;</text:p>
            <text:p>&lt;p&gt;The 80-watt pump pushes 1300 gallons of air per hour.&lt;/p&gt;</text:p>
            <text:p>&lt;p&gt;Replacement diaphragm available - sold separately.&lt;/p&gt;</text:p>
            <text:p>&lt;h3&gt;ADDITIONAL INFORMATION&lt;/h3&gt;</text:p>
            <text:p>&lt;table&gt;</text:p>
            <text:p>&lt;tbody&gt;</text:p>
            <text:p>&lt;tr&gt;</text:p>
            <text:p>&lt;td&gt;SKU&lt;/td&gt;</text:p>
            <text:p>&lt;td&gt;PCA3&lt;/td&gt;</text:p>
            <text:p>&lt;/tr&gt;</text:p>
            <text:p>&lt;tr&gt;</text:p>
            <text:p>&lt;td&gt;Manufacturer&lt;/td&gt;</text:p>
            <text:p>&lt;td&gt;No&lt;/td&gt;</text:p>
            <text:p>&lt;/tr&gt;</text:p>
            <text:p>&lt;/tbody&gt;</text:p>
            <text:p>&lt;/table&gt;</text:p>
          </table:table-cell>
          <table:table-cell office:value-type="string" calcext:value-type="string">
            <text:p>EcoPlu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8.95" calcext:value-type="float">
            <text:p>68.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coplus-17.jpg?v=159488179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ecoplus-air-stone-medium</text:p>
          </table:table-cell>
          <table:table-cell office:value-type="string" calcext:value-type="string">
            <text:p>EcoPlus - Air Stone-Medium</text:p>
          </table:table-cell>
          <table:table-cell office:value-type="string" calcext:value-type="string">
            <text:p>&lt;h3&gt;DETAILS&lt;/h3&gt;</text:p>
            <text:p>&lt;p&gt;When powered by a high-output air pump, this large (13⁄8" x 15⁄8" tall ) air stone continuously releases thousands of bubbles to adequately aerate most large hydroponic reservoirs. Increased oxygen in the nutrient solution prevents root rot, encourages nutrient uptake and provides a welcome environment for beneficial aerobic bacteria.&lt;/p&gt;</text:p>
            <text:p>&lt;h3&gt;ADDITIONAL INFORMATION&lt;/h3&gt;</text:p>
            <text:p>&lt;table&gt;</text:p>
            <text:p>&lt;tbody&gt;</text:p>
            <text:p>&lt;tr&gt;</text:p>
            <text:p>&lt;td&gt;SKU&lt;/td&gt;</text:p>
            <text:p>&lt;td&gt;PECOAM&lt;/td&gt;</text:p>
            <text:p>&lt;/tr&gt;</text:p>
            <text:p>&lt;tr&gt;</text:p>
            <text:p>&lt;td&gt;Manufacturer&lt;/td&gt;</text:p>
            <text:p>&lt;td&gt;No&lt;/td&gt;</text:p>
            <text:p>&lt;/tr&gt;</text:p>
            <text:p>&lt;/tbody&gt;</text:p>
            <text:p>&lt;/table&gt;</text:p>
          </table:table-cell>
          <table:table-cell office:value-type="string" calcext:value-type="string">
            <text:p>EcoPlu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3" calcext:value-type="float">
            <text:p>3.3</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coplus-16.jpg?v=159488160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ecoplus-air-dividers</text:p>
          </table:table-cell>
          <table:table-cell office:value-type="string" calcext:value-type="string">
            <text:p>EcoPlus - Air Dividers</text:p>
          </table:table-cell>
          <table:table-cell office:value-type="string" calcext:value-type="string">
            <text:p>&lt;h3&gt;DETAILS&lt;/h3&gt;</text:p>
            <text:p>&lt;p&gt;You can split the airflow and run several air diffusion devices from a large air pump with EcoPlus Air Dividers. The 4, 5, and12-outlet configurations have a separate shut-off for each outlet.&lt;/p&gt;</text:p>
            <text:p>&lt;h3&gt;ADDITIONAL INFORMATION&lt;/h3&gt;</text:p>
            <text:p>&lt;table&gt;</text:p>
            <text:p>&lt;tbody&gt;</text:p>
            <text:p>&lt;tr&gt;</text:p>
            <text:p>&lt;td&gt;SKU&lt;/td&gt;</text:p>
            <text:p>&lt;td&gt;PUAD-GROUP&lt;/td&gt;</text:p>
            <text:p>&lt;/tr&gt;</text:p>
            <text:p>&lt;tr&gt;</text:p>
            <text:p>&lt;td&gt;Manufacturer&lt;/td&gt;</text:p>
            <text:p>&lt;td&gt;No&lt;/td&gt;</text:p>
            <text:p>&lt;/tr&gt;</text:p>
            <text:p>&lt;/tbody&gt;</text:p>
            <text:p>&lt;/table&gt;</text:p>
          </table:table-cell>
          <table:table-cell office:value-type="string" calcext:value-type="string">
            <text:p>EcoPlu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EcoPlus Air Dividers 4 Outle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85" calcext:value-type="float">
            <text:p>6.8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coplus-6.jpg?v=159487867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ecoplus-air-dividers</text:p>
          </table:table-cell>
          <table:table-cell table:number-columns-repeated="7"/>
          <table:table-cell office:value-type="string" calcext:value-type="string">
            <text:p>EcoPlus Air Dividers 6 Outle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 calcext:value-type="float">
            <text:p>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ecoplus-air-dividers</text:p>
          </table:table-cell>
          <table:table-cell table:number-columns-repeated="7"/>
          <table:table-cell office:value-type="string" calcext:value-type="string">
            <text:p>EcoPlus Air Dividers 8 Outle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1.59" calcext:value-type="float">
            <text:p>11.5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3">
          <table:table-cell office:value-type="string" calcext:value-type="string">
            <text:p>ecoplus-lighted-40x-magnifier-loupe</text:p>
          </table:table-cell>
          <table:table-cell office:value-type="string" calcext:value-type="string">
            <text:p>Lighted 40x Magnifier Loupe</text:p>
          </table:table-cell>
          <table:table-cell office:value-type="string" calcext:value-type="string">
            <text:p>&lt;h3&gt;DETAILS&lt;/h3&gt;</text:p>
            <text:p>&lt;p&gt;- Powerful 40x lens.&lt;/p&gt;</text:p>
            <text:p>&lt;p&gt;- Unique, compact folding design with durable casing.&lt;/p&gt;</text:p>
            <text:p>&lt;p&gt;- Excellent illumination on specimen provided by two 6500k LED’s.&lt;/p&gt;</text:p>
            <text:p>&lt;p&gt;- Can be used to identify plants, and potential garden pests.&lt;/p&gt;</text:p>
            <text:p>&lt;p&gt;- On/off switch for the two LED lights. Batteries included.&lt;/p&gt;</text:p>
            <text:p>&lt;h3&gt;ADDITIONAL INFORMATION&lt;/h3&gt;</text:p>
            <text:p>&lt;table&gt;</text:p>
            <text:p>&lt;tbody&gt;</text:p>
            <text:p>&lt;tr&gt;</text:p>
            <text:p>&lt;td&gt;SKU&lt;/td&gt;</text:p>
            <text:p>&lt;td&gt;PMAG40&lt;/td&gt;</text:p>
            <text:p>&lt;/tr&gt;</text:p>
            <text:p>&lt;tr&gt;</text:p>
            <text:p>&lt;td&gt;Manufacturer&lt;/td&gt;</text:p>
            <text:p>&lt;td&gt;No&lt;/td&gt;</text:p>
            <text:p>&lt;/tr&gt;</text:p>
            <text:p>&lt;/tbody&gt;</text:p>
            <text:p>&lt;/table&gt;</text:p>
          </table:table-cell>
          <table:table-cell office:value-type="string" calcext:value-type="string">
            <text:p>Chicago Roots HO</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6.35" calcext:value-type="float">
            <text:p>16.3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coplus-5.png?v=159487785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2">
          <table:table-cell office:value-type="string" calcext:value-type="string">
            <text:p>ecoplus-submersible-pumps</text:p>
          </table:table-cell>
          <table:table-cell office:value-type="string" calcext:value-type="string">
            <text:p>EcoPlus - Submersible Pumps</text:p>
          </table:table-cell>
          <table:table-cell office:value-type="string" calcext:value-type="string">
            <text:p>&lt;h3&gt;DETAILS&lt;/h3&gt;</text:p>
            <text:p>&lt;p&gt;This submersible water pump is great for everything from fountains to hydroponic systems. Powerful oil free high magnetic rotor. Ceramic shaft and bearing insures reliability. Trouble free one moving part. Strainer protects impeller from damage.&lt;/p&gt;</text:p>
            <text:p>&lt;p&gt;Model 185:&lt;/p&gt;</text:p>
            <text:p>&lt;ul&gt;</text:p>
            <text:p>&lt;li&gt;26.5 watts.&lt;/li&gt;</text:p>
            <text:p>&lt;li&gt;Max height is 4.0 feet.&lt;/li&gt;</text:p>
            <text:p>&lt;li&gt;158 GPH.&lt;/li&gt;</text:p>
            <text:p>&lt;li&gt;Comes with 69 inch 120 volt cord.&lt;/li&gt;</text:p>
            <text:p>&lt;li&gt;Inlet is .75" NPT and the outlet is .625" NPT.&lt;/li&gt;</text:p>
            <text:p>&lt;li&gt;Included fittings: .75" Barbed x .625" Threaded, two-.5" Barbed x .625" Threaded and .375" Barbed x .625" Threaded.&lt;/li&gt;</text:p>
            <text:p>&lt;li&gt;One year manufacturer warranty.&lt;/li&gt;</text:p>
            <text:p>&lt;/ul&gt;</text:p>
            <text:p>&lt;p&gt;Model 396:&lt;/p&gt;</text:p>
            <text:p>&lt;ul&gt;</text:p>
            <text:p>&lt;li&gt;36 watts.&lt;/li&gt;</text:p>
            <text:p>&lt;li&gt;Max height is 6.5 feet.&lt;/li&gt;</text:p>
            <text:p>&lt;li&gt;396 GPH.&lt;/li&gt;</text:p>
            <text:p>&lt;li&gt;Comes with 69 inch 120 volt cord.&lt;/li&gt;</text:p>
            <text:p>&lt;li&gt;Inlet is .75" NPT and the outlet is .75" NPT.&lt;/li&gt;</text:p>
            <text:p>&lt;li&gt;Included fittings: three-.75" Barbed x .75" Threaded, two-.5" Barbed x .75" Threaded and Nozzle x .75" Threaded.&lt;/li&gt;</text:p>
            <text:p>&lt;li&gt;One year manufacturer warranty.&lt;/li&gt;</text:p>
            <text:p>&lt;/ul&gt;</text:p>
            <text:p>&lt;p&gt;Model 633:&lt;/p&gt;</text:p>
            <text:p>&lt;ul&gt;</text:p>
            <text:p>&lt;li&gt;35 watts.&lt;/li&gt;</text:p>
            <text:p>&lt;li&gt;Max height is 7.8 feet.&lt;/li&gt;</text:p>
            <text:p>&lt;li&gt;594 GPH.&lt;/li&gt;</text:p>
            <text:p>&lt;li&gt;Comes with 175 inch 120 volt power cord.&lt;/li&gt;</text:p>
            <text:p>&lt;li&gt;Inlet is 1.25" NPT and the outlet is .75" NPT.&lt;/li&gt;</text:p>
            <text:p>&lt;li&gt;Included fittings: two-.75" Barbed x .75" Threaded, two-.5" Barbed x .75" Threaded, .75" Barbed x 1.25" Threaded and Nozzle x .75" Threaded.&lt;/li&gt;</text:p>
            <text:p>&lt;li&gt;One year manufacturer warranty.&lt;/li&gt;</text:p>
            <text:p>&lt;/ul&gt;</text:p>
            <text:p>&lt;p&gt;Model 1267:&lt;/p&gt;</text:p>
            <text:p>&lt;ul&gt;</text:p>
            <text:p>&lt;li&gt;192 watts.&lt;/li&gt;</text:p>
            <text:p>&lt;li&gt;Max height is 13.5 feet.&lt;/li&gt;</text:p>
            <text:p>&lt;li&gt;1347 GPH.&lt;/li&gt;</text:p>
            <text:p>&lt;li&gt;Comes with 175 inch 120 volt cord.li&amp;gt;</text:p>
            <text:p>&lt;/li&gt;</text:p>
            <text:p>&lt;li&gt;Inlet is 1.25" NPT and the outlet is 1" NPT.&lt;/li&gt;</text:p>
            <text:p>&lt;li&gt;Included fittings: two-.75" Barbed x 1" Threaded, .5" Barbed x 1" Threaded, two-1" Barbed x 1" Threaded and 1" Barbed x 1.25" Threaded.&lt;/li&gt;</text:p>
            <text:p>&lt;li&gt;One year manufacturer warranty.&lt;/li&gt;</text:p>
            <text:p>&lt;/ul&gt;</text:p>
            <text:p>&lt;h3&gt;ADDITIONAL INFORMATION&lt;/h3&gt;</text:p>
            <text:p>&lt;table&gt;</text:p>
            <text:p>&lt;tbody&gt;</text:p>
            <text:p>&lt;tr&gt;</text:p>
            <text:p>&lt;td&gt;SKU&lt;/td&gt;</text:p>
            <text:p>&lt;td&gt;PUEP-Group&lt;/td&gt;</text:p>
            <text:p>&lt;/tr&gt;</text:p>
            <text:p>&lt;tr&gt;</text:p>
            <text:p>&lt;td&gt;Manufacturer&lt;/td&gt;</text:p>
            <text:p>&lt;td&gt;No&lt;/td&gt;</text:p>
            <text:p>&lt;/tr&gt;</text:p>
            <text:p>&lt;/tbody&gt;</text:p>
            <text:p>&lt;/table&gt;</text:p>
          </table:table-cell>
          <table:table-cell office:value-type="string" calcext:value-type="string">
            <text:p>EcoPlu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EcoPlus 185 Water Pump</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8.49" calcext:value-type="float">
            <text:p>18.4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coplus-4.png?v=159487764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ecoplus-air-stone-small</text:p>
          </table:table-cell>
          <table:table-cell office:value-type="string" calcext:value-type="string">
            <text:p>EcoPlus - Air Stone-small</text:p>
          </table:table-cell>
          <table:table-cell office:value-type="string" calcext:value-type="string">
            <text:p>&lt;h3&gt;DETAILS&lt;/h3&gt;</text:p>
            <text:p>&lt;p&gt;When powered by a high-output air pump, this large (13⁄8" x 15⁄8" tall ) air stone continuously releases thousands of bubbles to adequately aerate most large hydroponic reservoirs. Increased oxygen in the nutrient solution prevents root rot, encourages nutrient uptake and provides a welcome environment for beneficial aerobic bacteria.&lt;/p&gt;</text:p>
            <text:p>&lt;h3&gt;ADDITIONAL INFORMATION&lt;/h3&gt;</text:p>
            <text:p>&lt;table&gt;</text:p>
            <text:p>&lt;tbody&gt;</text:p>
            <text:p>&lt;tr&gt;</text:p>
            <text:p>&lt;td&gt;SKU&lt;/td&gt;</text:p>
            <text:p>&lt;td&gt;PECOAS&lt;/td&gt;</text:p>
            <text:p>&lt;/tr&gt;</text:p>
            <text:p>&lt;tr&gt;</text:p>
            <text:p>&lt;td&gt;Manufacturer&lt;/td&gt;</text:p>
            <text:p>&lt;td&gt;No&lt;/td&gt;</text:p>
            <text:p>&lt;/tr&gt;</text:p>
            <text:p>&lt;/tbody&gt;</text:p>
            <text:p>&lt;/table&gt;</text:p>
          </table:table-cell>
          <table:table-cell office:value-type="string" calcext:value-type="string">
            <text:p>EcoPlu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21" calcext:value-type="float">
            <text:p>2.21</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coplus-3.jpg?v=159487705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ecoplus®-convertible-bottom-draw-water-pumps</text:p>
          </table:table-cell>
          <table:table-cell office:value-type="string" calcext:value-type="string">
            <text:p>EcoPlus - Convertible Bottom Draw Water Pumps</text:p>
          </table:table-cell>
          <table:table-cell office:value-type="string" calcext:value-type="string">
            <text:p>&lt;h3&gt;DETAILS&lt;/h3&gt;</text:p>
            <text:p>&lt;p&gt;The EcoPlus® Convertible Bottom Draw Pump is the first hydroponic pump of its kind. With an inter-changeable outlet fitting, this line of pumps fits almost all hydroponic applications. The bottom draw inlet allows the pump to operate in less than 1/2 inch of water. The convertible outlet offers the freedom of a horizontal or vertical water outlet, allowing the user to choose the best water flow option for their needs. US Patent Pending No. 14/642,557.&lt;/p&gt;</text:p>
            <text:p>&lt;h3&gt;ADDITIONAL INFORMATION&lt;/h3&gt;</text:p>
            <text:p>&lt;table&gt;</text:p>
            <text:p>&lt;tbody&gt;</text:p>
            <text:p>&lt;tr&gt;</text:p>
            <text:p>&lt;td&gt;SKU&lt;/td&gt;</text:p>
            <text:p>&lt;td&gt;PUEBottom-Group&lt;/td&gt;</text:p>
            <text:p>&lt;/tr&gt;</text:p>
            <text:p>&lt;tr&gt;</text:p>
            <text:p>&lt;td&gt;Manufacturer&lt;/td&gt;</text:p>
            <text:p>&lt;td&gt;No&lt;/td&gt;</text:p>
            <text:p>&lt;/tr&gt;</text:p>
            <text:p>&lt;/tbody&gt;</text:p>
            <text:p>&lt;/table&gt;</text:p>
          </table:table-cell>
          <table:table-cell office:value-type="string" calcext:value-type="string">
            <text:p>EcoPlu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EcoPlus Convertible Bottom Draw Pump 265 gph</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2.19" calcext:value-type="float">
            <text:p>32.1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coplus-2.jpg?v=159487691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ecoplus®-convertible-bottom-draw-water-pumps</text:p>
          </table:table-cell>
          <table:table-cell table:number-columns-repeated="7"/>
          <table:table-cell office:value-type="string" calcext:value-type="string">
            <text:p>EcoPlus Convertible Bottom Draw Pump 585 gph</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5.9" calcext:value-type="float">
            <text:p>65.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ecoplus®-convertible-bottom-draw-water-pumps</text:p>
          </table:table-cell>
          <table:table-cell table:number-columns-repeated="7"/>
          <table:table-cell office:value-type="string" calcext:value-type="string">
            <text:p>EcoPlus Convertible Bottom Draw Pump 730 gph</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9.05" calcext:value-type="float">
            <text:p>79.0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earth-juice-meta-k</text:p>
          </table:table-cell>
          <table:table-cell office:value-type="string" calcext:value-type="string">
            <text:p>Earth Juice - Meta-K</text:p>
          </table:table-cell>
          <table:table-cell office:value-type="string" calcext:value-type="string">
            <text:p>&lt;h3&gt;DETAILS&lt;/h3&gt;</text:p>
            <text:p>&lt;p&gt;A natural potassium formula for those plants that require more potassium, such as maturing tomatoes and peppers. Recommended for turf and especially for plants growing in areas with hot, dry climates to help build drought tolerance. A great additive for those warm grow-rooms. Use every fourth feeding, up to 1 tablespoon per gallon.&lt;/p&gt;</text:p>
            <text:p>&lt;h3&gt;ADDITIONAL INFORMATION&lt;/h3&gt;</text:p>
            <text:p>&lt;table&gt;</text:p>
            <text:p>&lt;tbody&gt;</text:p>
            <text:p>&lt;tr&gt;</text:p>
            <text:p>&lt;td&gt;SKU&lt;/td&gt;</text:p>
            <text:p>&lt;td&gt;FEJMK-GROUP&lt;/td&gt;</text:p>
            <text:p>&lt;/tr&gt;</text:p>
            <text:p>&lt;tr&gt;</text:p>
            <text:p>&lt;td&gt;Manufacturer&lt;/td&gt;</text:p>
            <text:p>&lt;td&gt;No&lt;/td&gt;</text:p>
            <text:p>&lt;/tr&gt;</text:p>
            <text:p>&lt;/tbody&gt;</text:p>
            <text:p>&lt;/table&gt;</text:p>
          </table:table-cell>
          <table:table-cell office:value-type="string" calcext:value-type="string">
            <text:p>Earth Juice</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Earth Juice Meta-K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0.66" calcext:value-type="float">
            <text:p>10.66</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arthjuice-1.jpg?v=159487598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earth-juice-meta-k</text:p>
          </table:table-cell>
          <table:table-cell table:number-columns-repeated="7"/>
          <table:table-cell office:value-type="string" calcext:value-type="string">
            <text:p>Earth Juice Meta-K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1.61" calcext:value-type="float">
            <text:p>21.61</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light-warrior</text:p>
          </table:table-cell>
          <table:table-cell office:value-type="string" calcext:value-type="string">
            <text:p>FoxFarm - Light Warrior</text:p>
          </table:table-cell>
          <table:table-cell office:value-type="string" calcext:value-type="string">
            <text:p>&lt;h3&gt;DETAILS&lt;/h3&gt;</text:p>
            <text:p>&lt;p&gt;Organic mycorrhizae &amp;amp; humic acid high yield Grow Medium: Formulated for use in containers and hydroponic applications. Specially designed to enhance root development and encourage greater nutrient uptake by plants. Allows for custom feeding schedules that are “Crop Specific”. An excellent medium for starting seeds, transplanting, and growing plants both indoors and outdoors! Comes in a 1 cu ft bag.&lt;/p&gt;</text:p>
            <text:p>&lt;h3&gt;ADDITIONAL INFORMATION&lt;/h3&gt;</text:p>
            <text:p>&lt;table&gt;</text:p>
            <text:p>&lt;tbody&gt;</text:p>
            <text:p>&lt;tr&gt;</text:p>
            <text:p>&lt;td&gt;SKU&lt;/td&gt;</text:p>
            <text:p>&lt;td&gt;GMFFLW&lt;/td&gt;</text:p>
            <text:p>&lt;/tr&gt;</text:p>
            <text:p>&lt;tr&gt;</text:p>
            <text:p>&lt;td&gt;Manufacturer&lt;/td&gt;</text:p>
            <text:p>&lt;td&gt;Foxfarm&lt;/td&gt;</text:p>
            <text:p>&lt;/tr&gt;</text:p>
            <text:p>&lt;/tbody&gt;</text:p>
            <text:p>&lt;/table&gt;</text:p>
          </table:table-cell>
          <table:table-cell office:value-type="string" calcext:value-type="string">
            <text:p>FoxFarm</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2.99" calcext:value-type="float">
            <text:p>22.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oxfarm-10.jpg?v=159487557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dont-bug-me</text:p>
          </table:table-cell>
          <table:table-cell office:value-type="string" calcext:value-type="string">
            <text:p>FoxFarm - Don't Bug Me</text:p>
          </table:table-cell>
          <table:table-cell office:value-type="string" calcext:value-type="string">
            <text:p>&lt;h3&gt;DETAILS&lt;/h3&gt;</text:p>
            <text:p>&lt;p&gt;Made from natural pyrethrum, indoor and outdoor gardeners love Don’t Bug Me, because it kills most common insect pests on contact. You can use Don’t Bug Me insect spray on flowers, fruits, trees and shrubs. It is safe for use on food crops up to the day of harvest. RTU. 24 oz.&lt;/p&gt;</text:p>
            <text:p>&lt;h3&gt;ADDITIONAL INFORMATION&lt;/h3&gt;</text:p>
            <text:p>&lt;table&gt;</text:p>
            <text:p>&lt;tbody&gt;</text:p>
            <text:p>&lt;tr&gt;</text:p>
            <text:p>&lt;td&gt;SKU&lt;/td&gt;</text:p>
            <text:p>&lt;td&gt;PDBM&lt;/td&gt;</text:p>
            <text:p>&lt;/tr&gt;</text:p>
            <text:p>&lt;tr&gt;</text:p>
            <text:p>&lt;td&gt;Manufacturer&lt;/td&gt;</text:p>
            <text:p>&lt;td&gt;Foxfarm&lt;/td&gt;</text:p>
            <text:p>&lt;/tr&gt;</text:p>
            <text:p>&lt;/tbody&gt;</text:p>
            <text:p>&lt;/table&gt;</text:p>
          </table:table-cell>
          <table:table-cell office:value-type="string" calcext:value-type="string">
            <text:p>FoxFarm</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7.22" calcext:value-type="float">
            <text:p>17.22</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oxfarm-9.jpg?v=159487543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bush-doctor-sledge-hammer</text:p>
          </table:table-cell>
          <table:table-cell office:value-type="string" calcext:value-type="string">
            <text:p>FoxFarm - Bush Doctor Sledge Hammer</text:p>
          </table:table-cell>
          <table:table-cell office:value-type="string" calcext:value-type="string">
            <text:p>&lt;h3&gt;DETAILS&lt;/h3&gt;</text:p>
            <text:p>&lt;p&gt;A nutrient rinse formula designed to remove excess fertilizer build up. FoxFarm's Sledge Hammer encourages water movement through soil and soilless mediums. High fertilizer use can compromise plant growth over time due to concentrated mineral salt deposits. For use in established gardens, container plantings and in hydroponic systems.&lt;/p&gt;</text:p>
            <text:p>&lt;h3&gt;ADDITIONAL INFORMATION&lt;/h3&gt;</text:p>
            <text:p>&lt;table&gt;</text:p>
            <text:p>&lt;tbody&gt;</text:p>
            <text:p>&lt;tr&gt;</text:p>
            <text:p>&lt;td&gt;SKU&lt;/td&gt;</text:p>
            <text:p>&lt;td&gt;FFFSH-GROUP&lt;/td&gt;</text:p>
            <text:p>&lt;/tr&gt;</text:p>
            <text:p>&lt;tr&gt;</text:p>
            <text:p>&lt;td&gt;Manufacturer&lt;/td&gt;</text:p>
            <text:p>&lt;td&gt;No&lt;/td&gt;</text:p>
            <text:p>&lt;/tr&gt;</text:p>
            <text:p>&lt;/tbody&gt;</text:p>
            <text:p>&lt;/table&gt;</text:p>
          </table:table-cell>
          <table:table-cell office:value-type="string" calcext:value-type="string">
            <text:p>FoxFarm</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Bush Doctor Sledge Hammer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1.59" calcext:value-type="float">
            <text:p>21.5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oxfarm-8.jpg?v=159487516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3">
          <table:table-cell office:value-type="string" calcext:value-type="string">
            <text:p>open-sesame</text:p>
          </table:table-cell>
          <table:table-cell office:value-type="string" calcext:value-type="string">
            <text:p>FoxFarm - Open Sesame</text:p>
          </table:table-cell>
          <table:table-cell office:value-type="string" calcext:value-type="string">
            <text:p>&lt;h3&gt;DETAILS&lt;/h3&gt;</text:p>
            <text:p>&lt;p&gt;&lt;strong&gt;OPEN SESAME (5-45-19)</text:p>
            <text:p>Here's the fertilizer you've been waiting for.&lt;/strong&gt;&lt;/p&gt;</text:p>
            <text:p>&lt;h3&gt;Open Sesame - Early Ripening Horsepower&lt;/h3&gt;</text:p>
            <text:p>&lt;p&gt;- Triggers early flowering sequence&lt;/p&gt;</text:p>
            <text:p>&lt;p&gt;- Produces massive fruit and flower sets&lt;/p&gt;</text:p>
            <text:p>&lt;p&gt;- Delivers full spectrum micronutrients&lt;/p&gt;</text:p>
            <text:p>&lt;p&gt;FoxFarms new early flowering formula, Open Sesame, is a high-phosphorus soluble fertilizer that's designed to bring plants into bloom at your command. Just say the magic words!&lt;/p&gt;</text:p>
            <text:p>&lt;h3&gt;When does it bloom? You decide.&lt;/h3&gt;</text:p>
            <text:p>&lt;p&gt;Open Sesame delivers a specific micronutrient pack at just the right moment. Feed with Open Sesame starting at about the fifth or sixth week of a plant's life. It takes just a couple of weeks of Open Sesame to get stocky, strudy, compact, high-producing plants and buds that are ready to burst.&lt;/p&gt;</text:p>
            <text:p>&lt;h3&gt;Grow Easy on Yourself.&lt;/h3&gt;</text:p>
            <text:p>&lt;p&gt;FoxFarm has formulated Open Sesame to provide the optimal level of nutrition with minimal salts and other residue buildups. In fact, FoxFarms whole family of solubles was crafted using the highest quality ingredients. Whether you're growing in hydroponic systems or gardening in ordinary soil, Open Sesame will go right to work at the root zone and deliver targeted nutrients when the plants need them the most.&lt;/p&gt;</text:p>
            <text:p>&lt;h3&gt;Meet the rest of the family.&lt;/h3&gt;</text:p>
            <text:p>&lt;p&gt;FoxFarm designed Open Sesame to work together with other FoxFarm plant foods as part of a sequential feeding schedule for hydroponic and conventianal gardeners. Using FoxFarm extra strength products on your plants is like putting them on an Olympic training diet- you need optimim nutrition that supports muscle mass, bone density, and endurance. So check out Beastie Bloomz ( 0-50-30 ) and Cha Ching ( 9-50-10 ), the other solubles in their trio of high-octane fertilizers, and see for yourself the advantage of a feeding schedule that maximizes performance.&lt;/p&gt;</text:p>
            <text:p>&lt;h3&gt;HIDDEN TREASURES AWAIT. OPEN SESAME!&lt;/h3&gt;</text:p>
            <text:p>&lt;h3&gt;ADDITIONAL INFORMATION&lt;/h3&gt;</text:p>
            <text:p>&lt;table&gt;</text:p>
            <text:p>&lt;tbody&gt;</text:p>
            <text:p>&lt;tr&gt;</text:p>
            <text:p>&lt;td&gt;SKU&lt;/td&gt;</text:p>
            <text:p>&lt;td&gt;FFFOS-GROUP&lt;/td&gt;</text:p>
            <text:p>&lt;/tr&gt;</text:p>
            <text:p>&lt;tr&gt;</text:p>
            <text:p>&lt;td&gt;Manufacturer&lt;/td&gt;</text:p>
            <text:p>&lt;td&gt;No&lt;/td&gt;</text:p>
            <text:p>&lt;/tr&gt;</text:p>
            <text:p>&lt;/tbody&gt;</text:p>
            <text:p>&lt;/table&gt;</text:p>
          </table:table-cell>
          <table:table-cell office:value-type="string" calcext:value-type="string">
            <text:p>FoxFarm</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Open Sesame 1 LB</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1.99" calcext:value-type="float">
            <text:p>41.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oxfarm-7.jpg?v=159480951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open-sesame</text:p>
          </table:table-cell>
          <table:table-cell table:number-columns-repeated="7"/>
          <table:table-cell office:value-type="string" calcext:value-type="string">
            <text:p>Open Sesame 2 LB</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2.99" calcext:value-type="float">
            <text:p>72.9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2">
          <table:table-cell office:value-type="string" calcext:value-type="string">
            <text:p>beastie-bloomz</text:p>
          </table:table-cell>
          <table:table-cell office:value-type="string" calcext:value-type="string">
            <text:p>FoxFarm - Beastie Bloomz</text:p>
          </table:table-cell>
          <table:table-cell office:value-type="string" calcext:value-type="string">
            <text:p>&lt;h3&gt;DETAILS&lt;/h3&gt;</text:p>
            <text:p>&lt;p&gt;&lt;strong&gt;BEASTIE BLOOMZ (0-50-30)</text:p>
            <text:p>This is not your grandmother's flower food.&lt;/strong&gt;&lt;/p&gt;</text:p>
            <text:p>&lt;h3&gt;Beastie Bloomz - Heavyweight Blossom Builder&lt;/h3&gt;</text:p>
            <text:p>&lt;p&gt;- Fortifies the inside of flower buds&lt;/p&gt;</text:p>
            <text:p>&lt;p&gt;- Increases weight of blooms and fruit sets&lt;/p&gt;</text:p>
            <text:p>&lt;p&gt;- Customized micronutrient package&lt;/p&gt;</text:p>
            <text:p>&lt;h3&gt;Join the high-tech revolution.&lt;/h3&gt;</text:p>
            <text:p>&lt;p&gt;FoxFarm designed Beastie Bloomz for gardeners who are ready to take their plants to the next level. This is a high-phosphorous soluble fertilizer that's geared towards building awesome buds and enormous blossoms.&lt;/p&gt;</text:p>
            <text:p>&lt;h3&gt;It all Starts with a bud.&lt;/h3&gt;</text:p>
            <text:p>&lt;p&gt;The techs in FoxFarms laboratory rave about the "internal Flower density" of plants grown with Beastie Bloomz. That's just a fancy way of saying that Beastie Bloomz micronutrient pack goes to work creating fat, dense, tightly-packed buds, and plenty of them.&lt;/p&gt;</text:p>
            <text:p>&lt;h3&gt;Wait 'till you see them bloom.&lt;/h3&gt;</text:p>
            <text:p>&lt;p&gt;In the FoxFarm trial garden, you can spot a Beastie bloom a mile away. It's not just the size, although Beastie Bloomz will produce some over-the-top, enormous blooms. It's also the exceptionally brilliant color and long life of Beastie blooms that amazes us. Just wait until you begin to see buds forming, and give 'em a shot of Beastie for a week or two. That's all it takes.&lt;/p&gt;</text:p>
            <text:p>&lt;h3&gt;Meet the rest of the family.&lt;/h3&gt;</text:p>
            <text:p>&lt;p&gt;FoxFarm designed Beastie Bloomz to work together with other FoxFarm plant foods as part of a sequential feeding schedule for hydroponic and conventional gardeners. Using FoxFarms extra strength products on your plants is like putting them on an Olympic training diet - you need optimum nutrition that supports muscle mass, bone density, and endurance. So check out Open Sesame ( 5-45-19 ) and Cha Ching ( 9-50-10 ), the other solubles in their trio of high-octane fertilizers, and see for yourself the advantage of a feeding schedule that maximizes performance.&lt;/p&gt;</text:p>
            <text:p>&lt;h3&gt;SUMO SIZE IT WITH BEASTIE BLOOMZ.&lt;/h3&gt;</text:p>
            <text:p>&lt;h3&gt;ADDITIONAL INFORMATION&lt;/h3&gt;</text:p>
            <text:p>&lt;table&gt;</text:p>
            <text:p>&lt;tbody&gt;</text:p>
            <text:p>&lt;tr&gt;</text:p>
            <text:p>&lt;td&gt;SKU&lt;/td&gt;</text:p>
            <text:p>&lt;td&gt;FFFBB-GROUP&lt;/td&gt;</text:p>
            <text:p>&lt;/tr&gt;</text:p>
            <text:p>&lt;tr&gt;</text:p>
            <text:p>&lt;td&gt;Manufacturer&lt;/td&gt;</text:p>
            <text:p>&lt;td&gt;No&lt;/td&gt;</text:p>
            <text:p>&lt;/tr&gt;</text:p>
            <text:p>&lt;/tbody&gt;</text:p>
            <text:p>&lt;/table&gt;</text:p>
          </table:table-cell>
          <table:table-cell office:value-type="string" calcext:value-type="string">
            <text:p>FoxFarm</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Beastie Bloomz 1 LB</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1.99" calcext:value-type="float">
            <text:p>41.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oxfarm-6.jpg?v=159480918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beastie-bloomz</text:p>
          </table:table-cell>
          <table:table-cell table:number-columns-repeated="7"/>
          <table:table-cell office:value-type="string" calcext:value-type="string">
            <text:p>Beastie Bloomz 2 LB</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1.99" calcext:value-type="float">
            <text:p>71.9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6">
          <table:table-cell office:value-type="string" calcext:value-type="string">
            <text:p>foxfarm-grow-big-liquid-plant-food</text:p>
          </table:table-cell>
          <table:table-cell office:value-type="string" calcext:value-type="string">
            <text:p>FoxFarm - Grow Big Liquid Plant Food</text:p>
          </table:table-cell>
          <table:table-cell office:value-type="string" calcext:value-type="string">
            <text:p>&lt;h3&gt;DETAILS&lt;/h3&gt;</text:p>
            <text:p>&lt;p&gt;FoxFarm Grow Big is a fast acting, organic-based liquid concentrate plant food that is formulated specifically to promote healthy vegetative growth in all plants. As the name implies, Grow Big will increase the size of your plants as well their structure, creating more abundant fruiting, flowers, and denser bud set.&lt;/p&gt;</text:p>
            <text:p>&lt;p&gt;During the early stages of growth, use between 2 and 3 teaspoons per gallon. FoxFarm Grow Big is available in quart, gallon, 2.5 gallon, and 5 gallon bottles. After plants begin flowering, switch to a blend of FoxFarm Tiger Bloom and Grow Big.&lt;/p&gt;</text:p>
            <text:p>&lt;h3&gt;ADDITIONAL INFORMATION&lt;/h3&gt;</text:p>
            <text:p>&lt;table&gt;</text:p>
            <text:p>&lt;tbody&gt;</text:p>
            <text:p>&lt;tr&gt;</text:p>
            <text:p>&lt;td&gt;SKU&lt;/td&gt;</text:p>
            <text:p>&lt;td&gt;FFFGB -GROUP&lt;/td&gt;</text:p>
            <text:p>&lt;/tr&gt;</text:p>
            <text:p>&lt;tr&gt;</text:p>
            <text:p>&lt;td&gt;Manufacturer&lt;/td&gt;</text:p>
            <text:p>&lt;td&gt;No&lt;/td&gt;</text:p>
            <text:p>&lt;/tr&gt;</text:p>
            <text:p>&lt;/tbody&gt;</text:p>
            <text:p>&lt;/table&gt;</text:p>
          </table:table-cell>
          <table:table-cell office:value-type="string" calcext:value-type="string">
            <text:p>FoxFarm</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FoxFarm Grow Big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4.79" calcext:value-type="float">
            <text:p>24.7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oxfarm-4.jpg?v=159480847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foxfarm-grow-big-liquid-plant-food</text:p>
          </table:table-cell>
          <table:table-cell table:number-columns-repeated="7"/>
          <table:table-cell office:value-type="string" calcext:value-type="string">
            <text:p>FoxFarm Grow Big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7.99" calcext:value-type="float">
            <text:p>77.9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foxfarm-grow-big-liquid-plant-food</text:p>
          </table:table-cell>
          <table:table-cell table:number-columns-repeated="7"/>
          <table:table-cell office:value-type="string" calcext:value-type="string">
            <text:p>FoxFarm Grow Big 2.5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67.29" calcext:value-type="float">
            <text:p>167.2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3">
          <table:table-cell office:value-type="string" calcext:value-type="string">
            <text:p>foxfarm-grow-big-hydroponic-plant-food-3-2-6</text:p>
          </table:table-cell>
          <table:table-cell office:value-type="string" calcext:value-type="string">
            <text:p>FoxFarm - Grow Big Hydroponic Plant Food 3-2-6</text:p>
          </table:table-cell>
          <table:table-cell office:value-type="string" calcext:value-type="string">
            <text:p>&lt;h3&gt;DETAILS&lt;/h3&gt;</text:p>
            <text:p>&lt;p&gt;FoxFarm's Grow Big Hydroponic Plant Food is a special formulation of the extremely popular Grow Big® Liquid Plant Food specifically for hydroponic plant growing systems.&lt;/p&gt;</text:p>
            <text:p>&lt;p&gt;This is a extremely potent, fast-acting, water soluble fertilizer that promotes lush vegetative growth from the first week of growth through bud set.&lt;/p&gt;</text:p>
            <text:p>&lt;p&gt;FoxFarm adds earthworm castings and Norwegian kelp into this special brew to encourage sturdier, healthier stems and leaves, and they also provide enough nutrients and trace minerals to create the kind of healthy branching that you'll need later in the season for more abundant buds, blooms, and fruits.&lt;/p&gt;</text:p>
            <text:p>&lt;p&gt;For recirculating systems use 2 teaspoons per gallon, for heavy feeding use 3 teaspoons per gallon, and for foliar feeding use 1/2 teaspoon per gallon.&lt;/p&gt;</text:p>
            <text:p>&lt;p&gt;Derived From: Potassium Nitrate, Magnesium Nitrate, Potassium Phosphate, Ammonium Phosphate, Ammonium Nitrate, Calcium Nitrate, Earthworm Castings, Norwegian Kelp, Iron EDTA, Manganese EDTA, Zinc EDTA, Copper EDTA, Chelating Agent, Disodium Ethylenediamine Tetra Acetate (EDTA), Sodium Borate, and Sodium Molybdate.&lt;/p&gt;</text:p>
            <text:p>&lt;h3&gt;ADDITIONAL INFORMATION&lt;/h3&gt;</text:p>
            <text:p>&lt;table&gt;</text:p>
            <text:p>&lt;tbody&gt;</text:p>
            <text:p>&lt;tr&gt;</text:p>
            <text:p>&lt;td&gt;SKU&lt;/td&gt;</text:p>
            <text:p>&lt;td&gt;FFFHGB-GROUP&lt;/td&gt;</text:p>
            <text:p>&lt;/tr&gt;</text:p>
            <text:p>&lt;tr&gt;</text:p>
            <text:p>&lt;td&gt;Manufacturer&lt;/td&gt;</text:p>
            <text:p>&lt;td&gt;No&lt;/td&gt;</text:p>
            <text:p>&lt;/tr&gt;</text:p>
            <text:p>&lt;/tbody&gt;</text:p>
            <text:p>&lt;/table&gt;</text:p>
          </table:table-cell>
          <table:table-cell office:value-type="string" calcext:value-type="string">
            <text:p>FoxFarm</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FoxFarm Grow Big Hydroponic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5.99" calcext:value-type="float">
            <text:p>25.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oxfarm-3.jpg?v=159480803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foxfarm-grow-big-hydroponic-plant-food-3-2-6</text:p>
          </table:table-cell>
          <table:table-cell table:number-columns-repeated="7"/>
          <table:table-cell office:value-type="string" calcext:value-type="string">
            <text:p>FoxFarm Grow Big Hydroponic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82.99" calcext:value-type="float">
            <text:p>82.9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6">
          <table:table-cell office:value-type="string" calcext:value-type="string">
            <text:p>foxfarm-tiger-bloom-extra-strength-fertilizer</text:p>
          </table:table-cell>
          <table:table-cell office:value-type="string" calcext:value-type="string">
            <text:p>FoxFarm - Tiger Bloom Extra Strength Fertilizer</text:p>
          </table:table-cell>
          <table:table-cell office:value-type="string" calcext:value-type="string">
            <text:p>&lt;h3&gt;DETAILS&lt;/h3&gt;</text:p>
            <text:p>&lt;p&gt;Are you ready for fat blooms? FoxFarm's Tiger Bloom can make them burst. Tiger Bloom is a super potent and quick-acting fertilizer that is high in phosphorus with just the right amount of nitrogen added to promote healthy, vigorous flower and fruit development. The low pH keeps nutrients stable which insures that the micro-nutrients will be available when plants need them. In addition to containing crucial trace elements, FoxFarm incorporates earthworm castings and kelp meal in their liquid fertilizers to ensure a biologically active plant food.&lt;/p&gt;</text:p>
            <text:p>&lt;p&gt;Use FoxFarm's Tiger Bloom at the first sign of blooms using between 2 and 3 teaspoons per gallon of water. Tiger Bloom can also be used to foliar feed plants; simply liberally apply to both the tops and bottoms of leaves first thing in the morning. To extend the flowering and fruiting cycle, supplement with FoxFarm Big Bloom liquid fertilizer later in the season. While FoxFarm Tiger Bloom is rich in organics, it is organic-based and does contain mineral fertilizers.&lt;/p&gt;</text:p>
            <text:p>&lt;h3&gt;ADDITIONAL INFORMATION&lt;/h3&gt;</text:p>
            <text:p>&lt;table&gt;</text:p>
            <text:p>&lt;tbody&gt;</text:p>
            <text:p>&lt;tr&gt;</text:p>
            <text:p>&lt;td&gt;SKU&lt;/td&gt;</text:p>
            <text:p>&lt;td&gt;FFFTB-GROUP&lt;/td&gt;</text:p>
            <text:p>&lt;/tr&gt;</text:p>
            <text:p>&lt;tr&gt;</text:p>
            <text:p>&lt;td&gt;Manufacturer&lt;/td&gt;</text:p>
            <text:p>&lt;td&gt;No&lt;/td&gt;</text:p>
            <text:p>&lt;/tr&gt;</text:p>
            <text:p>&lt;/tbody&gt;</text:p>
            <text:p>&lt;/table&gt;</text:p>
          </table:table-cell>
          <table:table-cell office:value-type="string" calcext:value-type="string">
            <text:p>FoxFarm</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FoxFarm Tiger Bloom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4.79" calcext:value-type="float">
            <text:p>24.7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oxfarm-2.jpg?v=159480779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foxfarm-tiger-bloom-extra-strength-fertilizer</text:p>
          </table:table-cell>
          <table:table-cell table:number-columns-repeated="7"/>
          <table:table-cell office:value-type="string" calcext:value-type="string">
            <text:p>FoxFarm Tiger Bloom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5.79" calcext:value-type="float">
            <text:p>75.7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vine-clips</text:p>
          </table:table-cell>
          <table:table-cell office:value-type="string" calcext:value-type="string">
            <text:p>Vine Clips</text:p>
          </table:table-cell>
          <table:table-cell office:value-type="string" calcext:value-type="string">
            <text:p>&lt;h3&gt;DETAILS&lt;/h3&gt;</text:p>
            <text:p>&lt;p&gt;Do your tall plants need a little support? Run a string alongside the plant and attach one of our heavy-duty vine clips to add support to your plant. The vine clips have no hard edges to damage the plant. Sold in packages of 10.&lt;/p&gt;</text:p>
            <text:p>&lt;h3&gt;ADDITIONAL INFORMATION&lt;/h3&gt;</text:p>
            <text:p>&lt;table&gt;</text:p>
            <text:p>&lt;tbody&gt;</text:p>
            <text:p>&lt;tr&gt;</text:p>
            <text:p>&lt;td&gt;SKU&lt;/td&gt;</text:p>
            <text:p>&lt;td&gt;MVC&lt;/td&gt;</text:p>
            <text:p>&lt;/tr&gt;</text:p>
            <text:p>&lt;tr&gt;</text:p>
            <text:p>&lt;td&gt;Manufacturer&lt;/td&gt;</text:p>
            <text:p>&lt;td&gt;No&lt;/td&gt;</text:p>
            <text:p>&lt;/tr&gt;</text:p>
            <text:p>&lt;/tbody&gt;</text:p>
            <text:p>&lt;/table&gt;</text:p>
          </table:table-cell>
          <table:table-cell office:value-type="string" calcext:value-type="string">
            <text:p>Chicago Roots HO</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99" calcext:value-type="float">
            <text:p>1.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eavy16-37.jpg?v=159480740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9">
          <table:table-cell office:value-type="string" calcext:value-type="string">
            <text:p>cha-ching</text:p>
          </table:table-cell>
          <table:table-cell office:value-type="string" calcext:value-type="string">
            <text:p>FoxFarm - Cha Ching</text:p>
          </table:table-cell>
          <table:table-cell office:value-type="string" calcext:value-type="string">
            <text:p>&lt;h3&gt;DETAILS&lt;/h3&gt;</text:p>
            <text:p>&lt;h3&gt;CHA CHING (9-50-10)&lt;/h3&gt;</text:p>
            <text:p>&lt;h3&gt;CHA CHING (9-50-10)&lt;/h3&gt;</text:p>
            <text:p>&lt;p&gt;Cha Ching - For Late Flowering&lt;/p&gt;</text:p>
            <text:p>&lt;p&gt;- Stimulates heavy essential resin and oil secretion&lt;/p&gt;</text:p>
            <text:p>&lt;p&gt;- Maximizes flavor and fragrances&lt;/p&gt;</text:p>
            <text:p>&lt;p&gt;Cha Ching - For Late Flowering&lt;/p&gt;</text:p>
            <text:p>&lt;h3&gt;- Extends flowering cycle&lt;/h3&gt;</text:p>
            <text:p>&lt;h3&gt;Bumper Crop.&lt;/h3&gt;</text:p>
            <text:p>&lt;p&gt;FoxFarm engineered Cha Ching to maximize the final phase of a plant's production. Every stage of the growing cycle demands optimum nutrition. That's why Cha Ching is packed with just the right combination of nutrients to make fruits and flowers drip with flavor and ooze with fragrance. Use Cha Ching after fruit has set and Enjoy the Fruits of their labor.&lt;/p&gt;</text:p>
            <text:p>&lt;h3&gt;Sticky Love&lt;/h3&gt;</text:p>
            <text:p>&lt;p&gt;Cha Ching will give you juicy, robust fruit, and more. You'll see powerful essential oils and resins pumping our of stems and leaves. That means concentrated flavor, sturdy skins and perfect textrue.&lt;/p&gt;</text:p>
            <text:p>&lt;h3&gt;Beyond N-P-K&lt;/h3&gt;</text:p>
            <text:p>&lt;p&gt;Cha Ching is a high-phosphorus fertilizer that won't leave a salty residue or buildup in your hydroponic system or containerized soil plantings. Even better, FoxFarm included the micro nutrient pack that they are known for. It contains all the essential elements like calcium, magnesium, boron, manganese, sulfur, molybdenum, iron, copper, and zinc to support solid fruit on compact, stocky plants.&lt;/p&gt;</text:p>
            <text:p>&lt;h3&gt;Meet the rest of the family.&lt;/h3&gt;</text:p>
            <text:p>&lt;p&gt;FoxFarm designed Cha Ching to work together with other FoxFarm plant foods as part of a sequential feeding schedule for hydroponic and conventional gardeners. Using FoxFarms extra strength products on your plants is like putting them on an Olympic training diet--you need optimum nutrition that supports muscle mass, bone density, and endurance. So check out Open Sesame ( 5-45-19 ) and Beastie Bloomz ( 0-50-30 ), the other solubles in their trio of high-octane fertilizers, and see for yourself the advantage of a feeding schedule that maximizes performance.&lt;/p&gt;</text:p>
            <text:p>&lt;h3&gt;CHA CHING. IT'S HARVEST TIME&lt;/h3&gt;</text:p>
            <text:p>&lt;h3&gt;ADDITIONAL INFORMATION&lt;/h3&gt;</text:p>
            <text:p>&lt;table&gt;</text:p>
            <text:p>&lt;tbody&gt;</text:p>
            <text:p>&lt;tr&gt;</text:p>
            <text:p>&lt;td&gt;SKU&lt;/td&gt;</text:p>
            <text:p>&lt;td&gt;FFFCC-GROUP&lt;/td&gt;</text:p>
            <text:p>&lt;/tr&gt;</text:p>
            <text:p>&lt;tr&gt;</text:p>
            <text:p>&lt;td&gt;Manufacturer&lt;/td&gt;</text:p>
            <text:p>&lt;td&gt;No&lt;/td&gt;</text:p>
            <text:p>&lt;/tr&gt;</text:p>
            <text:p>&lt;/tbody&gt;</text:p>
            <text:p>&lt;/table&gt;</text:p>
          </table:table-cell>
          <table:table-cell office:value-type="string" calcext:value-type="string">
            <text:p>FoxFarm</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Cha Ching 1 LB</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2.29" calcext:value-type="float">
            <text:p>42.2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eavy16-36.jpg?v=159480724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ha-ching</text:p>
          </table:table-cell>
          <table:table-cell table:number-columns-repeated="7"/>
          <table:table-cell office:value-type="string" calcext:value-type="string">
            <text:p>Cha Ching 2 LB</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2.99" calcext:value-type="float">
            <text:p>72.9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34">
          <table:table-cell office:value-type="string" calcext:value-type="string">
            <text:p>pure-blend-pro-bloom-soil</text:p>
          </table:table-cell>
          <table:table-cell office:value-type="string" calcext:value-type="string">
            <text:p>Botanicare - Pure Blend Pro Bloom Soil</text:p>
          </table:table-cell>
          <table:table-cell office:value-type="string" calcext:value-type="string">
            <text:p>&lt;h3&gt;DETAILS&lt;/h3&gt;</text:p>
            <text:p>&lt;p&gt;PURE BLEND Pro ™</text:p>
            <text:p>One Part, Stand Alone Hydro-organic Plant Food&lt;/p&gt;</text:p>
            <text:p>&lt;p&gt;PURE BLEND ™ Pro is a hydro-organic vegetative and fruit and flower formula which is a specialty custom blend of organic and natural sources of the essential major, secondary, and trace minerals in 100% soluble form from the land and sea. PURE BLEND ™ Pro produces vigorous lush green vegetation and superior fruits, flowers, and vegetables. When compared to conventional chemical fertilizers, PURE BLEND ™ Pro will provide increased nutritional values and is a healthy, environmentally friendly alternative.&lt;/p&gt;</text:p>
            <text:p>&lt;h3&gt;Benefits of using PURE BLEND ™ Pro:&lt;/h3&gt;</text:p>
            <text:p>&lt;ul&gt;</text:p>
            <text:p>&lt;li&gt;Essential elements are not derived from harmful chemicals such as a urea and high concentrates of ammonia nitrate.&lt;/li&gt;</text:p>
            <text:p>&lt;li&gt;Eliminates the danger of exposing plants (and ultimately the consumer) to toxic heavy metals such as arsenic, mercury, selenium, etc. which often occur as contaminates in conventional chemical fertilizers.&lt;/li&gt;</text:p>
            <text:p>&lt;li&gt;The organic components of PURE BLEND ™ Pro enhance uptake and utilization of plant nutrients.&lt;/li&gt;</text:p>
            <text:p>&lt;li&gt;Plants acquire increased pathogen resistance and hardiness.&lt;/li&gt;</text:p>
            <text:p>&lt;li&gt; Metabolic rate and capacity is greatly amplified enabling the grower to produce fruits and vegetables that contain greater amounts of minerals and vitamins that are crucial for human nutrition.&lt;/li&gt;</text:p>
            <text:p>&lt;li&gt;The budding, flowering, fruiting capacity of plants is greatly increased.&lt;/li&gt;</text:p>
            <text:p>&lt;/ul&gt;</text:p>
            <text:p>&lt;p&gt;Derived From: Fish meal, composted sea bird guano, sea kelp, spirulina, soybean protein extract, rock phosphate, potassium carbonate, magnesium carbonate, calcium carbonate, humic acid*, fulvic acid*, citric acid*, raw sugar cane*, Agrimineral 72 (silica clay extract)*, amino acids*, B-complex vitamins*, and select botanical plant extracts*.</text:p>
            <text:p>*Non plant food ingredients&lt;/p&gt;</text:p>
            <text:p>&lt;h3&gt;GUARANTEED MINIMUM ANALYSIS&lt;/h3&gt;</text:p>
            <text:p>&lt;table&gt;</text:p>
            <text:p>&lt;tbody&gt;</text:p>
            <text:p>&lt;tr&gt;</text:p>
            <text:p>&lt;td&gt;Total Nitrogen (N)&lt;/td&gt;</text:p>
            <text:p>&lt;td&gt;1.5%&lt;/td&gt;</text:p>
            <text:p>&lt;/tr&gt;</text:p>
            <text:p>&lt;tr&gt;</text:p>
            <text:p>&lt;td&gt;Nitrogen made up of:&lt;/td&gt;</text:p>
            <text:p>&lt;td&gt;1.5% Water Soluble Nitrogen&lt;/td&gt;</text:p>
            <text:p>&lt;/tr&gt;</text:p>
            <text:p>&lt;tr&gt;</text:p>
            <text:p>&lt;td&gt;Available Phosphate (P2O5)&lt;/td&gt;</text:p>
            <text:p>&lt;td&gt;4.0%&lt;/td&gt;</text:p>
            <text:p>&lt;/tr&gt;</text:p>
            <text:p>&lt;tr&gt;</text:p>
            <text:p>&lt;td&gt;Soluble Potash (K2O)&lt;/td&gt;</text:p>
            <text:p>&lt;td&gt;5.0%&lt;/td&gt;</text:p>
            <text:p>&lt;/tr&gt;</text:p>
            <text:p>&lt;tr&gt;</text:p>
            <text:p>&lt;td&gt;Calcium(Ca)&lt;/td&gt;</text:p>
            <text:p>&lt;td&gt;1.0%&lt;/td&gt;</text:p>
            <text:p>&lt;/tr&gt;</text:p>
            <text:p>&lt;tr&gt;</text:p>
            <text:p>&lt;td&gt;Magnesium (Mg)&lt;/td&gt;</text:p>
            <text:p>&lt;td&gt;0.5%&lt;/td&gt;</text:p>
            <text:p>&lt;/tr&gt;</text:p>
            <text:p>&lt;/tbody&gt;</text:p>
            <text:p>&lt;/table&gt;</text:p>
            <text:p>&lt;h3&gt;ADDITIONAL INFORMATION&lt;/h3&gt;</text:p>
            <text:p>&lt;table&gt;</text:p>
            <text:p>&lt;tbody&gt;</text:p>
            <text:p>&lt;tr&gt;</text:p>
            <text:p>&lt;td&gt;SKU&lt;/td&gt;</text:p>
            <text:p>&lt;td&gt;FPBPFS-GROUP&lt;/td&gt;</text:p>
            <text:p>&lt;/tr&gt;</text:p>
            <text:p>&lt;tr&gt;</text:p>
            <text:p>&lt;td&gt;Manufacturer&lt;/td&gt;</text:p>
            <text:p>&lt;td&gt;No&lt;/td&gt;</text:p>
            <text:p>&lt;/tr&gt;</text:p>
            <text:p>&lt;/tbody&gt;</text:p>
            <text:p>&lt;/table&gt;</text:p>
          </table:table-cell>
          <table:table-cell office:value-type="string" calcext:value-type="string">
            <text:p>Botanicare</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Pure Blend Pro Bloom Soil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5.02" calcext:value-type="float">
            <text:p>25.02</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eavy16-35.jpg?v=159480677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pure-blend-pro-bloom-soil</text:p>
          </table:table-cell>
          <table:table-cell table:number-columns-repeated="7"/>
          <table:table-cell office:value-type="string" calcext:value-type="string">
            <text:p>Pure Blend Pro Bloom Soil 2.5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5.45" calcext:value-type="float">
            <text:p>135.4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pure-blend-pro-bloom-soil</text:p>
          </table:table-cell>
          <table:table-cell table:number-columns-repeated="7"/>
          <table:table-cell office:value-type="string" calcext:value-type="string">
            <text:p>Pure Blend Pro Bloom Soil 5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26.95" calcext:value-type="float">
            <text:p>226.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34">
          <table:table-cell office:value-type="string" calcext:value-type="string">
            <text:p>pure-blend-pro-bloom</text:p>
          </table:table-cell>
          <table:table-cell office:value-type="string" calcext:value-type="string">
            <text:p>Botanicare - Pure Blend Pro Bloom</text:p>
          </table:table-cell>
          <table:table-cell office:value-type="string" calcext:value-type="string">
            <text:p>&lt;h3&gt;DETAILS&lt;/h3&gt;</text:p>
            <text:p>&lt;p&gt;PURE BLEND Pro ™</text:p>
            <text:p>One Part, Stand Alone Hydro-organic Plant Food&lt;/p&gt;</text:p>
            <text:p>&lt;p&gt;PURE BLEND ™ Pro is a hydro-organic vegetative and fruit and flower formula which is a specialty custom blend of organic and natural sources of the essential major, secondary, and trace minerals in 100% soluble form from the land and sea. PURE BLEND ™ Pro produces vigorous lush green vegetation and superior fruits, flowers, and vegetables. When compared to conventional chemical fertilizers, PURE BLEND ™ Pro will provide increased nutritional values and is a healthy, environmentally friendly alternative.&lt;/p&gt;</text:p>
            <text:p>&lt;h3&gt;Benefits of using PURE BLEND ™ Pro:&lt;/h3&gt;</text:p>
            <text:p>&lt;ul&gt;</text:p>
            <text:p>&lt;li&gt;Essential elements are not derived from harmful chemicals such as a urea and high concentrates of ammonia nitrate.&lt;/li&gt;</text:p>
            <text:p>&lt;li&gt;Eliminates the danger of exposing plants (and ultimately the consumer) to toxic heavy metals such as arsenic, mercury, selenium, etc. which often occur as contaminates in conventional chemical fertilizers.&lt;/li&gt;</text:p>
            <text:p>&lt;li&gt;The organic components of PURE BLEND ™ Pro enhance uptake and utilization of plant nutrients.&lt;/li&gt;</text:p>
            <text:p>&lt;li&gt;Plants acquire increased pathogen resistance and hardiness.&lt;/li&gt;</text:p>
            <text:p>&lt;li&gt; Metabolic rate and capacity is greatly amplified enabling the grower to produce fruits and vegetables that contain greater amounts of minerals and vitamins that are crucial for human nutrition.&lt;/li&gt;</text:p>
            <text:p>&lt;li&gt;The budding, flowering, fruiting capacity of plants is greatly increased.&lt;/li&gt;</text:p>
            <text:p>&lt;/ul&gt;</text:p>
            <text:p>&lt;p&gt;Derived From: Fish meal, composted sea bird guano, sea kelp, spirulina, soybean protein extract, rock phosphate, potassium carbonate, magnesium carbonate, calcium carbonate, humic acid*, fulvic acid*, citric acid*, raw sugar cane*, Agrimineral 72 (silica clay extract)*, amino acids*, B-complex vitamins*, and select botanical plant extracts*.</text:p>
            <text:p>*Non plant food ingredients&lt;/p&gt;</text:p>
            <text:p>&lt;h3&gt;GUARANTEED MINIMUM ANALYSIS&lt;/h3&gt;</text:p>
            <text:p>&lt;table&gt;</text:p>
            <text:p>&lt;tbody&gt;</text:p>
            <text:p>&lt;tr&gt;</text:p>
            <text:p>&lt;td&gt;Total Nitrogen (N)&lt;/td&gt;</text:p>
            <text:p>&lt;td&gt;2.5%&lt;/td&gt;</text:p>
            <text:p>&lt;/tr&gt;</text:p>
            <text:p>&lt;tr&gt;</text:p>
            <text:p>&lt;td&gt;Nitrogen made up of:&lt;/td&gt;</text:p>
            <text:p>&lt;td&gt;2.5% Water Soluble Nitrogen&lt;/td&gt;</text:p>
            <text:p>&lt;/tr&gt;</text:p>
            <text:p>&lt;tr&gt;</text:p>
            <text:p>&lt;td&gt;Available Phosphate (P2O5)&lt;/td&gt;</text:p>
            <text:p>&lt;td&gt;2.0%&lt;/td&gt;</text:p>
            <text:p>&lt;/tr&gt;</text:p>
            <text:p>&lt;tr&gt;</text:p>
            <text:p>&lt;td&gt;Soluble Potash (K2O)&lt;/td&gt;</text:p>
            <text:p>&lt;td&gt;5.0%&lt;/td&gt;</text:p>
            <text:p>&lt;/tr&gt;</text:p>
            <text:p>&lt;tr&gt;</text:p>
            <text:p>&lt;td&gt;Calcium(Ca)&lt;/td&gt;</text:p>
            <text:p>&lt;td&gt;1.0%&lt;/td&gt;</text:p>
            <text:p>&lt;/tr&gt;</text:p>
            <text:p>&lt;tr&gt;</text:p>
            <text:p>&lt;td&gt;Magnesium (Mg)&lt;/td&gt;</text:p>
            <text:p>&lt;td&gt;0.5%&lt;/td&gt;</text:p>
            <text:p>&lt;/tr&gt;</text:p>
            <text:p>&lt;/tbody&gt;</text:p>
            <text:p>&lt;/table&gt;</text:p>
            <text:p>&lt;h3&gt;ADDITIONAL INFORMATION&lt;/h3&gt;</text:p>
            <text:p>&lt;table&gt;</text:p>
            <text:p>&lt;tbody&gt;</text:p>
            <text:p>&lt;tr&gt;</text:p>
            <text:p>&lt;td&gt;SKU&lt;/td&gt;</text:p>
            <text:p>&lt;td&gt;FPBPF-GROUP&lt;/td&gt;</text:p>
            <text:p>&lt;/tr&gt;</text:p>
            <text:p>&lt;tr&gt;</text:p>
            <text:p>&lt;td&gt;Manufacturer&lt;/td&gt;</text:p>
            <text:p>&lt;td&gt;No&lt;/td&gt;</text:p>
            <text:p>&lt;/tr&gt;</text:p>
            <text:p>&lt;/tbody&gt;</text:p>
            <text:p>&lt;/table&gt;</text:p>
          </table:table-cell>
          <table:table-cell office:value-type="string" calcext:value-type="string">
            <text:p>Botanicare</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Pure Blend Pro Bloom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5.02" calcext:value-type="float">
            <text:p>25.02</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eavy16-34.jpg?v=159480649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pure-blend-pro-bloom</text:p>
          </table:table-cell>
          <table:table-cell table:number-columns-repeated="7"/>
          <table:table-cell office:value-type="string" calcext:value-type="string">
            <text:p>Pure Blend Pro Bloom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0.77" calcext:value-type="float">
            <text:p>60.77</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pure-blend-pro-bloom</text:p>
          </table:table-cell>
          <table:table-cell table:number-columns-repeated="7"/>
          <table:table-cell office:value-type="string" calcext:value-type="string">
            <text:p>Pure Blend Pro Bloom 2.5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5.45" calcext:value-type="float">
            <text:p>135.4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heavy-duty-240v-grounded-timer</text:p>
          </table:table-cell>
          <table:table-cell office:value-type="string" calcext:value-type="string">
            <text:p>Heavy-Duty 240V Grounded Timer</text:p>
          </table:table-cell>
          <table:table-cell office:value-type="string" calcext:value-type="string">
            <text:p>&lt;h3&gt;DETAILS&lt;/h3&gt;</text:p>
            <text:p>&lt;p&gt;Rated at 15 Amp Resistive. Comes with three trippers for on and three for off. Minimum on time span of 1/2 hour.&lt;/p&gt;</text:p>
            <text:p>&lt;h3&gt;ADDITIONAL INFORMATION&lt;/h3&gt;</text:p>
            <text:p>&lt;table&gt;</text:p>
            <text:p>&lt;tbody&gt;</text:p>
            <text:p>&lt;tr&gt;</text:p>
            <text:p>&lt;td&gt;SKU&lt;/td&gt;</text:p>
            <text:p>&lt;td&gt;TIMG2&lt;/td&gt;</text:p>
            <text:p>&lt;/tr&gt;</text:p>
            <text:p>&lt;tr&gt;</text:p>
            <text:p>&lt;td&gt;Manufacturer&lt;/td&gt;</text:p>
            <text:p>&lt;td&gt;No&lt;/td&gt;</text:p>
            <text:p>&lt;/tr&gt;</text:p>
            <text:p>&lt;/tbody&gt;</text:p>
            <text:p>&lt;/table&gt;</text:p>
          </table:table-cell>
          <table:table-cell office:value-type="string" calcext:value-type="string">
            <text:p>Chicago Roots HO</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1.95" calcext:value-type="float">
            <text:p>21.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eavy16-33.jpg?v=159480590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1">
          <table:table-cell office:value-type="string" calcext:value-type="string">
            <text:p>square-pots</text:p>
          </table:table-cell>
          <table:table-cell office:value-type="string" calcext:value-type="string">
            <text:p>Square Pots</text:p>
          </table:table-cell>
          <table:table-cell office:value-type="string" calcext:value-type="string">
            <text:p>&lt;h3&gt;DETAILS&lt;/h3&gt;</text:p>
            <text:p>&lt;p&gt;Greenhouse-quality plastic growing containers available in six sizes, for use with your favorite growing mix. The 9" is a heavy-duty commercial 12-liter pot, and the 12" "Giant" is a 4.75 gallon pot. See chart below for actual container measurements.&lt;/p&gt;</text:p>
            <text:p>&lt;table&gt;</text:p>
            <text:p>&lt;tbody&gt;</text:p>
            <text:p>&lt;th&gt;POT&lt;/th&gt;</text:p>
            <text:p>&lt;th&gt;LENGTH&lt;/th&gt;</text:p>
            <text:p>&lt;th&gt;WIDTH&lt;/th&gt;</text:p>
            <text:p>&lt;th&gt;HEIGHT&lt;/th&gt;</text:p>
            <text:p>&lt;tr&gt;</text:p>
            <text:p>&lt;td&gt;3" pot&lt;/td&gt;</text:p>
            <text:p>&lt;td&gt;2 5/8"&lt;/td&gt;</text:p>
            <text:p>&lt;td&gt;2 5/8"&lt;/td&gt;</text:p>
            <text:p>&lt;td&gt;2 1/4"&lt;/td&gt;</text:p>
            <text:p>&lt;/tr&gt;</text:p>
            <text:p>&lt;tr&gt;</text:p>
            <text:p>&lt;td&gt;4" pot&lt;/td&gt;</text:p>
            <text:p>&lt;td&gt;4 1/4"&lt;/td&gt;</text:p>
            <text:p>&lt;td&gt;4 1/4"&lt;/td&gt;</text:p>
            <text:p>&lt;td&gt;3 1/2"&lt;/td&gt;</text:p>
            <text:p>&lt;/tr&gt;</text:p>
            <text:p>&lt;tr&gt;</text:p>
            <text:p>&lt;td&gt;5" pot&lt;/td&gt;</text:p>
            <text:p>&lt;td&gt;5 1/4"&lt;/td&gt;</text:p>
            <text:p>&lt;td&gt;5 1/4"&lt;/td&gt;</text:p>
            <text:p>&lt;td&gt;6"&lt;/td&gt;</text:p>
            <text:p>&lt;/tr&gt;</text:p>
            <text:p>&lt;tr&gt;</text:p>
            <text:p>&lt;td&gt;6" pot&lt;/td&gt;</text:p>
            <text:p>&lt;td&gt;6"&lt;/td&gt;</text:p>
            <text:p>&lt;td&gt;6"&lt;/td&gt;</text:p>
            <text:p>&lt;td&gt;6 1/2"&lt;/td&gt;</text:p>
            <text:p>&lt;/tr&gt;</text:p>
            <text:p>&lt;/tbody&gt;</text:p>
            <text:p>&lt;/table&gt;</text:p>
            <text:p>&lt;h3&gt;ADDITIONAL INFORMATION&lt;/h3&gt;</text:p>
            <text:p>&lt;table&gt;</text:p>
            <text:p>&lt;tbody&gt;</text:p>
            <text:p>&lt;tr&gt;</text:p>
            <text:p>&lt;td&gt;SKU&lt;/td&gt;</text:p>
            <text:p>&lt;td&gt;IPS-GROUP&lt;/td&gt;</text:p>
            <text:p>&lt;/tr&gt;</text:p>
            <text:p>&lt;tr&gt;</text:p>
            <text:p>&lt;td&gt;Manufacturer&lt;/td&gt;</text:p>
            <text:p>&lt;td&gt;No&lt;/td&gt;</text:p>
            <text:p>&lt;/tr&gt;</text:p>
            <text:p>&lt;/tbody&gt;</text:p>
            <text:p>&lt;/table&gt;</text:p>
          </table:table-cell>
          <table:table-cell office:value-type="string" calcext:value-type="string">
            <text:p>Chicago Roots HO</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0" calcext:value-type="float">
            <text:p>0</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eavy16-28.jpg?v=159480387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super-sprouter-seedling-4-tray-heat-mat-21x48</text:p>
          </table:table-cell>
          <table:table-cell office:value-type="string" calcext:value-type="string">
            <text:p>Super Sprouter - Seedling 4 Tray Heat Mat 21"x48"</text:p>
          </table:table-cell>
          <table:table-cell office:value-type="string" calcext:value-type="string">
            <text:p>&lt;h3&gt;DETAILS&lt;/h3&gt;</text:p>
            <text:p>&lt;p&gt;Warms root area approximately 10°F - 20°F over ambient temperature to improve germination process. Helps gardeners have better success rates with seedlings and cuttings. Perfect for FOUR standard 10 in x 20 in propagation tray side by side. Heavy-duty construction makes this mat very durable. More than 20% larger than competitive mats. This allows even warming of your entire tray. More consistent heating with fewer hot spots than other seedling heat mats. Ed Hume seal of approval. 110 watts. Dimensions: 10 in x 21 in.&lt;/p&gt;</text:p>
            <text:p>&lt;h3&gt;ADDITIONAL INFORMATION&lt;/h3&gt;</text:p>
            <text:p>&lt;table&gt;</text:p>
            <text:p>&lt;tbody&gt;</text:p>
            <text:p>&lt;tr&gt;</text:p>
            <text:p>&lt;td&gt;SKU&lt;/td&gt;</text:p>
            <text:p>&lt;td&gt;726677&lt;/td&gt;</text:p>
            <text:p>&lt;/tr&gt;</text:p>
            <text:p>&lt;tr&gt;</text:p>
            <text:p>&lt;td&gt;Manufacturer&lt;/td&gt;</text:p>
            <text:p>&lt;td&gt;No&lt;/td&gt;</text:p>
            <text:p>&lt;/tr&gt;</text:p>
            <text:p>&lt;/tbody&gt;</text:p>
            <text:p>&lt;/table&gt;</text:p>
          </table:table-cell>
          <table:table-cell office:value-type="string" calcext:value-type="string">
            <text:p>Super Sprouter</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89.6" calcext:value-type="float">
            <text:p>89.6</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eavy16-25.jpg?v=159480253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super-sprouter-seedling-heat-mat-10x21</text:p>
          </table:table-cell>
          <table:table-cell office:value-type="string" calcext:value-type="string">
            <text:p>Super Sprouter - Seedling Heat Mat 10"x21"</text:p>
          </table:table-cell>
          <table:table-cell office:value-type="string" calcext:value-type="string">
            <text:p>&lt;h3&gt;DETAILS&lt;/h3&gt;</text:p>
            <text:p>&lt;p&gt;Warms root area approximately 10°F - 20°F over ambient temperature to improve germination process. Helps gardeners have better success rates with seedlings and cuttings. Perfect for one standard 10 in x 20 in propagation tray. Heavy-duty construction makes this mat very durable. More than 20% larger than competitive mats. This allows even warming of your entire tray. More consistent heating with fewer hot spots than other seedling heat mats. Ed Hume seal of approval. 20 watts. Dimensions: 10 in x 21 in.&lt;/p&gt;</text:p>
            <text:p>&lt;h3&gt;ADDITIONAL INFORMATION&lt;/h3&gt;</text:p>
            <text:p>&lt;table&gt;</text:p>
            <text:p>&lt;tbody&gt;</text:p>
            <text:p>&lt;tr&gt;</text:p>
            <text:p>&lt;td&gt;SKU&lt;/td&gt;</text:p>
            <text:p>&lt;td&gt;CMAT11&lt;/td&gt;</text:p>
            <text:p>&lt;/tr&gt;</text:p>
            <text:p>&lt;tr&gt;</text:p>
            <text:p>&lt;td&gt;Manufacturer&lt;/td&gt;</text:p>
            <text:p>&lt;td&gt;No&lt;/td&gt;</text:p>
            <text:p>&lt;/tr&gt;</text:p>
            <text:p>&lt;/tbody&gt;</text:p>
            <text:p>&lt;/table&gt;</text:p>
          </table:table-cell>
          <table:table-cell office:value-type="string" calcext:value-type="string">
            <text:p>Super Sprouter</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0.59" calcext:value-type="float">
            <text:p>30.5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eavy16-24.jpg?v=159480239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heavy-duty-110v-grounded-timer</text:p>
          </table:table-cell>
          <table:table-cell office:value-type="string" calcext:value-type="string">
            <text:p>Heavy-Duty 110V Grounded Timer</text:p>
          </table:table-cell>
          <table:table-cell office:value-type="string" calcext:value-type="string">
            <text:p>&lt;h3&gt;DETAILS&lt;/h3&gt;</text:p>
            <text:p>&lt;p&gt;Rated at 15 Amp Resistive. Comes with three trippers for on and three for off. Minimum on time span of 1/2 hour.&lt;/p&gt;</text:p>
            <text:p>&lt;h3&gt;ADDITIONAL INFORMATION&lt;/h3&gt;</text:p>
            <text:p>&lt;table&gt;</text:p>
            <text:p>&lt;tbody&gt;</text:p>
            <text:p>&lt;tr&gt;</text:p>
            <text:p>&lt;td&gt;SKU&lt;/td&gt;</text:p>
            <text:p>&lt;td&gt;TIMG&lt;/td&gt;</text:p>
            <text:p>&lt;/tr&gt;</text:p>
            <text:p>&lt;tr&gt;</text:p>
            <text:p>&lt;td&gt;Manufacturer&lt;/td&gt;</text:p>
            <text:p>&lt;td&gt;Intermatic&lt;/td&gt;</text:p>
            <text:p>&lt;/tr&gt;</text:p>
            <text:p>&lt;/tbody&gt;</text:p>
            <text:p>&lt;/table&gt;</text:p>
          </table:table-cell>
          <table:table-cell office:value-type="string" calcext:value-type="string">
            <text:p>Chicago Roots HO</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0.49" calcext:value-type="float">
            <text:p>20.4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eavy16-20.jpg?v=159480167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3">
          <table:table-cell office:value-type="string" calcext:value-type="string">
            <text:p>grow-bags</text:p>
          </table:table-cell>
          <table:table-cell office:value-type="string" calcext:value-type="string">
            <text:p>Sungrow - Grow Bags</text:p>
          </table:table-cell>
          <table:table-cell office:value-type="string" calcext:value-type="string">
            <text:p>&lt;h3&gt;DETAILS&lt;/h3&gt;</text:p>
            <text:p>&lt;p&gt;Sunleaves Black and White Poly Grow Bags are black on the inside and white on the outside to reflect light back to the plants while maintaining healthy root temperatures. These heavy-duty bags are fluted, stand upright when filled with growing medium, and have pre-punched bottom holes for thorough drainage.&lt;/p&gt;</text:p>
            <text:p>&lt;p&gt;1 GAL = 4 1/2" X 10" X 4 1/2" Tall&lt;/p&gt;</text:p>
            <text:p>&lt;p&gt;3 GAL = 6 1/2" X 13" X 7 1/2" Tall&lt;/p&gt;</text:p>
            <text:p>&lt;p&gt;5 GAL = 8" X 15" X 9" Tall&lt;/p&gt;</text:p>
            <text:p>&lt;p&gt;7 GAL = 9" X 13" X 10" Tall&lt;/p&gt;</text:p>
            <text:p>&lt;h3&gt;ADDITIONAL INFORMATION&lt;/h3&gt;</text:p>
            <text:p>&lt;table&gt;</text:p>
            <text:p>&lt;tbody&gt;</text:p>
            <text:p>&lt;tr&gt;</text:p>
            <text:p>&lt;td&gt;SKU&lt;/td&gt;</text:p>
            <text:p>&lt;td&gt;IGB-GROUP&lt;/td&gt;</text:p>
            <text:p>&lt;/tr&gt;</text:p>
            <text:p>&lt;tr&gt;</text:p>
            <text:p>&lt;td&gt;Manufacturer&lt;/td&gt;</text:p>
            <text:p>&lt;td&gt;No&lt;/td&gt;</text:p>
            <text:p>&lt;/tr&gt;</text:p>
            <text:p>&lt;/tbody&gt;</text:p>
            <text:p>&lt;/table&gt;</text:p>
          </table:table-cell>
          <table:table-cell office:value-type="string" calcext:value-type="string">
            <text:p>Sungrow</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Grow Bags 1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0.35" calcext:value-type="float">
            <text:p>0.3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eavy16-19.jpg?v=159480148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row-bags</text:p>
          </table:table-cell>
          <table:table-cell table:number-columns-repeated="7"/>
          <table:table-cell office:value-type="string" calcext:value-type="string">
            <text:p>Grow Bags 3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0.5" calcext:value-type="float">
            <text:p>0.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grow-bags</text:p>
          </table:table-cell>
          <table:table-cell table:number-columns-repeated="7"/>
          <table:table-cell office:value-type="string" calcext:value-type="string">
            <text:p>Grow Bags 5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0.75" calcext:value-type="float">
            <text:p>0.7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grow-bags</text:p>
          </table:table-cell>
          <table:table-cell table:number-columns-repeated="7"/>
          <table:table-cell office:value-type="string" calcext:value-type="string">
            <text:p>Grow Bags 7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0.8" calcext:value-type="float">
            <text:p>0.8</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heavy-duty-net-pots</text:p>
          </table:table-cell>
          <table:table-cell office:value-type="string" calcext:value-type="string">
            <text:p>Heavy-Duty Net Pots</text:p>
          </table:table-cell>
          <table:table-cell office:value-type="string" calcext:value-type="string">
            <text:p>&lt;h3&gt;DETAILS&lt;/h3&gt;</text:p>
            <text:p>&lt;p&gt;Tired of throwing away your old broken net pots? Try the Heavy-Duty Net Pots. They feature a denser, higher-gauge plastic netting, which is more resistant to cracking and breakdown than the lighter net pots. Available in five sizes: 3", 5.5", 6", 8", and 10". The 6" and the 10" pots have a large lip that will sit in the opening of a 5-gallon bucket. The Heavy-Duty Net Pots are perfect to use in almost any kind of hydroponic system, including Ebb &amp;amp; Flow (flood and drain) and NFT (nutrient film technique).&lt;/p&gt;</text:p>
            <text:p>&lt;h3&gt;ADDITIONAL INFORMATION&lt;/h3&gt;</text:p>
            <text:p>&lt;table&gt;</text:p>
            <text:p>&lt;tbody&gt;</text:p>
            <text:p>&lt;tr&gt;</text:p>
            <text:p>&lt;td&gt;SKU&lt;/td&gt;</text:p>
            <text:p>&lt;td&gt;IPNH-GROUP&lt;/td&gt;</text:p>
            <text:p>&lt;/tr&gt;</text:p>
            <text:p>&lt;tr&gt;</text:p>
            <text:p>&lt;td&gt;Manufacturer&lt;/td&gt;</text:p>
            <text:p>&lt;td&gt;No&lt;/td&gt;</text:p>
            <text:p>&lt;/tr&gt;</text:p>
            <text:p>&lt;/tbody&gt;</text:p>
            <text:p>&lt;/table&gt;</text:p>
          </table:table-cell>
          <table:table-cell office:value-type="string" calcext:value-type="string">
            <text:p>Chicago Roots HO</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Heavy-Duty Net Pots 3"</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27" calcext:value-type="float">
            <text:p>1.27</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eavy16-14.jpg?v=159479999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heavy-duty-net-pots</text:p>
          </table:table-cell>
          <table:table-cell table:number-columns-repeated="7"/>
          <table:table-cell office:value-type="string" calcext:value-type="string">
            <text:p>Heavy-Duty Net Pots 5.5"</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6" calcext:value-type="float">
            <text:p>2.6</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heavy-duty-net-pots</text:p>
          </table:table-cell>
          <table:table-cell table:number-columns-repeated="7"/>
          <table:table-cell office:value-type="string" calcext:value-type="string">
            <text:p>Heavy-Duty Net Pots 6" Lid (Fits 5 Gallon Bucke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8" calcext:value-type="float">
            <text:p>4.98</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heavy-duty-net-pots</text:p>
          </table:table-cell>
          <table:table-cell table:number-columns-repeated="7"/>
          <table:table-cell office:value-type="string" calcext:value-type="string">
            <text:p>Heavy-Duty Net Pots 8"</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6" calcext:value-type="float">
            <text:p>4.6</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heavy-duty-net-pots</text:p>
          </table:table-cell>
          <table:table-cell table:number-columns-repeated="7"/>
          <table:table-cell office:value-type="string" calcext:value-type="string">
            <text:p>Heavy-Duty Net Pots 10" Lid (Fits 5 Gallon Bucke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64" calcext:value-type="float">
            <text:p>5.64</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down-to-earth™-blood-meal-12-0-0-5lb</text:p>
          </table:table-cell>
          <table:table-cell office:value-type="string" calcext:value-type="string">
            <text:p>Down To Earth - Blood Meal 12 - 0 - 0 5lb</text:p>
          </table:table-cell>
          <table:table-cell office:value-type="string" calcext:value-type="string">
            <text:p>&lt;h3&gt;DETAILS&lt;/h3&gt;</text:p>
            <text:p>&lt;p&gt;A high nitrogen source, our Blood Meal is guaranteed to promote rapid, green growth. A wonderful fertilizer for heavy feeders like corn, spinach, salad greens and garlic in the early spring, it also helps compost piles heat up and break down fast.&lt;/p&gt;</text:p>
            <text:p>&lt;h3&gt;ADDITIONAL INFORMATION&lt;/h3&gt;</text:p>
            <text:p>&lt;table&gt;</text:p>
            <text:p>&lt;tbody&gt;</text:p>
            <text:p>&lt;tr&gt;</text:p>
            <text:p>&lt;td&gt;SKU&lt;/td&gt;</text:p>
            <text:p>&lt;td&gt;723660&lt;/td&gt;</text:p>
            <text:p>&lt;/tr&gt;</text:p>
            <text:p>&lt;tr&gt;</text:p>
            <text:p>&lt;td&gt;Manufacturer&lt;/td&gt;</text:p>
            <text:p>&lt;td&gt;No&lt;/td&gt;</text:p>
            <text:p>&lt;/tr&gt;</text:p>
            <text:p>&lt;/tbody&gt;</text:p>
            <text:p>&lt;/table&gt;</text:p>
          </table:table-cell>
          <table:table-cell office:value-type="string" calcext:value-type="string">
            <text:p>Down To Earth</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0.99" calcext:value-type="float">
            <text:p>20.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eavy16-13.jpg?v=159479903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5">
          <table:table-cell office:value-type="string" calcext:value-type="string">
            <text:p>apollo-6-24-hour-programmable-timer</text:p>
          </table:table-cell>
          <table:table-cell office:value-type="string" calcext:value-type="string">
            <text:p>Titan Controls - Apollo 6 24 Hour Programmable Timer</text:p>
          </table:table-cell>
          <table:table-cell office:value-type="string" calcext:value-type="string">
            <text:p>&lt;h3&gt;DETAILS&lt;/h3&gt;</text:p>
            <text:p>&lt;p&gt;The Apollo 6™ - 24 hour programmable timer is the perfect timing solution for your hydro systems. With a 15 amp capacity, it’s easy to set to run your lights, pumps, fans, etc. The Apollo 6™ has 96 non-detachable 15 minute trippers and can be configured in numerous timing schedules to meet the most demanding timing requirements.&lt;/p&gt;</text:p>
            <text:p>&lt;p&gt; &lt;/p&gt;</text:p>
            <text:p>&lt;ul&gt;</text:p>
            <text:p>&lt;li&gt;One (1) outlet.&lt;/li&gt;</text:p>
            <text:p>&lt;li&gt;15 minute intervals.&lt;/li&gt;</text:p>
            <text:p>&lt;li&gt;Heavy duty construction.&lt;/li&gt;</text:p>
            <text:p>&lt;li&gt;Easy to use &amp;amp; simple to operate.&lt;/li&gt;</text:p>
            <text:p>&lt;li&gt;Plastic enclosure resists dust and moisture.&lt;/li&gt;</text:p>
            <text:p>&lt;li&gt;Do not use with electronic ballasts.&lt;/li&gt;</text:p>
            <text:p>&lt;li&gt;Runs lights, pumps, fans, etc.&lt;/li&gt;</text:p>
            <text:p>&lt;li&gt;15 Amps/120 Volts/60 Hz./1800 Watts.&lt;/li&gt;</text:p>
            <text:p>&lt;li&gt;1 year warranty.&lt;/li&gt;</text:p>
            <text:p>&lt;/ul&gt;</text:p>
            <text:p>&lt;h3&gt;ADDITIONAL INFORMATION&lt;/h3&gt;</text:p>
            <text:p>&lt;table&gt;</text:p>
            <text:p>&lt;tbody&gt;</text:p>
            <text:p>&lt;tr&gt;</text:p>
            <text:p>&lt;td&gt;SKU&lt;/td&gt;</text:p>
            <text:p>&lt;td&gt;TIMGO&lt;/td&gt;</text:p>
            <text:p>&lt;/tr&gt;</text:p>
            <text:p>&lt;tr&gt;</text:p>
            <text:p>&lt;td&gt;Manufacturer&lt;/td&gt;</text:p>
            <text:p>&lt;td&gt;No&lt;/td&gt;</text:p>
            <text:p>&lt;/tr&gt;</text:p>
            <text:p>&lt;/tbody&gt;</text:p>
            <text:p>&lt;/table&gt;</text:p>
          </table:table-cell>
          <table:table-cell office:value-type="string" calcext:value-type="string">
            <text:p>Titan</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2.84" calcext:value-type="float">
            <text:p>12.84</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eavy16-5.png?v=159478364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roots-organics-hp2</text:p>
          </table:table-cell>
          <table:table-cell office:value-type="string" calcext:value-type="string">
            <text:p>Roots Organics - HP2</text:p>
          </table:table-cell>
          <table:table-cell office:value-type="string" calcext:value-type="string">
            <text:p>&lt;h3&gt;DETAILS&lt;/h3&gt;</text:p>
            <text:p>&lt;p&gt;Roots Organics HP2 liquid bat guano is a specially extracted natural source of organic phosphorus. Bat guano is renowned as a source of available natural phosphorus for use during flowering and fruiting. Aurora Innovations has taken generations of gardening experience and distilled it into a unique, easy-to-use formula for the hobbyist and professional gardener. Roots Organics HP2 is minimally processed to preserve all of the benefits and amazing synergistic qualities found in bat guano.&lt;/p&gt;&lt;p&gt;</text:p>
            <text:p>&lt;/p&gt;&lt;h3&gt;ADDITIONAL INFORMATION&lt;/h3&gt;</text:p>
            <text:p>&lt;table&gt;</text:p>
            <text:p>&lt;tbody&gt;</text:p>
            <text:p>&lt;tr&gt;</text:p>
            <text:p>&lt;td&gt;SKU&lt;/td&gt;</text:p>
            <text:p>&lt;td&gt;FRHP2-GROUP&lt;/td&gt;</text:p>
            <text:p>&lt;/tr&gt;</text:p>
            <text:p>&lt;tr&gt;</text:p>
            <text:p>&lt;td&gt;Manufacturer&lt;/td&gt;</text:p>
            <text:p>&lt;td&gt;No&lt;/td&gt;</text:p>
            <text:p>&lt;/tr&gt;</text:p>
            <text:p>&lt;/tbody&gt;</text:p>
            <text:p>&lt;/table&gt;</text:p>
          </table:table-cell>
          <table:table-cell office:value-type="string" calcext:value-type="string">
            <text:p>Roots Orga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Roots Organics HP2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7.99" calcext:value-type="float">
            <text:p>17.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RootsOrganics-8.jpg?v=159475078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roots-organics-hp2</text:p>
          </table:table-cell>
          <table:table-cell table:number-columns-repeated="7"/>
          <table:table-cell office:value-type="string" calcext:value-type="string">
            <text:p>Roots Organics HP2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4.69" calcext:value-type="float">
            <text:p>54.6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roots-organics-extreme-serene</text:p>
          </table:table-cell>
          <table:table-cell office:value-type="string" calcext:value-type="string">
            <text:p>Roots Organics - Extreme Serene</text:p>
          </table:table-cell>
          <table:table-cell office:value-type="string" calcext:value-type="string">
            <text:p>&lt;h3&gt;DETAILS&lt;/h3&gt;</text:p>
            <text:p>&lt;p&gt;Roots Organics Extreme Serene organic liquid kelp extract is a natural source of growth with compounds specifically targeted to encourage vigorous growth. Roots Organics Extreme Serene is a distinctive blend of amazing plant extracts for the home and professional gardener. Marine kelp has some of the fastest growth of any plant on earth and we have captured that power for you in an easy to use form. Roots Organics Extreme Serene kelp extract can be used in conjunction with any potting soil or hydroponic nutrient program. Extreme Serene is especially effective when used as a foliar feed.&lt;/p&gt;&lt;p&gt;</text:p>
            <text:p>&lt;/p&gt;&lt;h3&gt;ADDITIONAL INFORMATION&lt;/h3&gt;</text:p>
            <text:p>&lt;table&gt;</text:p>
            <text:p>&lt;tbody&gt;</text:p>
            <text:p>&lt;tr&gt;</text:p>
            <text:p>&lt;td&gt;SKU&lt;/td&gt;</text:p>
            <text:p>&lt;td&gt;FRES-GROUP&lt;/td&gt;</text:p>
            <text:p>&lt;/tr&gt;</text:p>
            <text:p>&lt;tr&gt;</text:p>
            <text:p>&lt;td&gt;Manufacturer&lt;/td&gt;</text:p>
            <text:p>&lt;td&gt;No&lt;/td&gt;</text:p>
            <text:p>&lt;/tr&gt;</text:p>
            <text:p>&lt;/tbody&gt;</text:p>
            <text:p>&lt;/table&gt;</text:p>
          </table:table-cell>
          <table:table-cell office:value-type="string" calcext:value-type="string">
            <text:p>Roots Orga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Roots Organics Extreme Serene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5.99" calcext:value-type="float">
            <text:p>35.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RootsOrganics-7.jpg?v=159475058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roots-organics-extreme-serene</text:p>
          </table:table-cell>
          <table:table-cell table:number-columns-repeated="7"/>
          <table:table-cell office:value-type="string" calcext:value-type="string">
            <text:p>Roots Organics Extreme Serene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16.99" calcext:value-type="float">
            <text:p>116.9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roots-organics-trinity-bio-catalyst</text:p>
          </table:table-cell>
          <table:table-cell office:value-type="string" calcext:value-type="string">
            <text:p>Roots Organics - Trinity Bio-Catalyst</text:p>
          </table:table-cell>
          <table:table-cell office:value-type="string" calcext:value-type="string">
            <text:p>&lt;h3&gt;DETAILS&lt;/h3&gt;</text:p>
            <text:p>&lt;p&gt;Roots Organics Trinity bio-catalyst is a blend of select organic compounds designed for maximum effect as a catalyst for plant and rhizosphere nutrient uptake and growth. Trinity is a universal nutrient supplement that can substantially increase yields and enhance the highest quality production and flavor during the growth and bloom stages of your potting soil grown plants. Trinity is a distinctive formula of complex carbohydrates and soy protein extracts combined to encourage plant vigor, reduce stress, rapidly accelerate growth and substantially increase yields. Trinity can be used with any nutrient program for increased micronutrient uptake.&lt;/p&gt;&lt;p&gt;</text:p>
            <text:p>&lt;/p&gt;&lt;h3&gt;ADDITIONAL INFORMATION&lt;/h3&gt;</text:p>
            <text:p>&lt;table&gt;</text:p>
            <text:p>&lt;tbody&gt;</text:p>
            <text:p>&lt;tr&gt;</text:p>
            <text:p>&lt;td&gt;SKU&lt;/td&gt;</text:p>
            <text:p>&lt;td&gt;FRTC-GROUP&lt;/td&gt;</text:p>
            <text:p>&lt;/tr&gt;</text:p>
            <text:p>&lt;tr&gt;</text:p>
            <text:p>&lt;td&gt;Manufacturer&lt;/td&gt;</text:p>
            <text:p>&lt;td&gt;No&lt;/td&gt;</text:p>
            <text:p>&lt;/tr&gt;</text:p>
            <text:p>&lt;/tbody&gt;</text:p>
            <text:p>&lt;/table&gt;</text:p>
          </table:table-cell>
          <table:table-cell office:value-type="string" calcext:value-type="string">
            <text:p>Roots Orga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Roots Organics Trinity Bio-Catalyst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6.99" calcext:value-type="float">
            <text:p>26.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RootsOrganics-6.jpg?v=159475038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roots-organics-buddha-bloom</text:p>
          </table:table-cell>
          <table:table-cell office:value-type="string" calcext:value-type="string">
            <text:p>Roots Organics - Buddha Bloom</text:p>
          </table:table-cell>
          <table:table-cell office:value-type="string" calcext:value-type="string">
            <text:p>&lt;h3&gt;DETAILS&lt;/h3&gt;</text:p>
            <text:p>&lt;p&gt;Roots Organics Buddha Bloom is a one part organic flowering nutrient formulated for potting soil and potting soilless gardens. Buddha Bloom is a proprietary blend of the finest organic ingredients specifically created to promote vigor, increase yields and enhance quality in potting soil grown plants during the flowering stage of their life. Worldwide sourcing and deliberate design, extracted and condensed into an exceptional liquid blend, targeted to encourage excellence from your plants.&lt;/p&gt;&lt;p&gt;</text:p>
            <text:p>&lt;/p&gt;&lt;h3&gt;ADDITIONAL INFORMATION&lt;/h3&gt;</text:p>
            <text:p>&lt;table&gt;</text:p>
            <text:p>&lt;tbody&gt;</text:p>
            <text:p>&lt;tr&gt;</text:p>
            <text:p>&lt;td&gt;SKU&lt;/td&gt;</text:p>
            <text:p>&lt;td&gt;FRBB-GROUP&lt;/td&gt;</text:p>
            <text:p>&lt;/tr&gt;</text:p>
            <text:p>&lt;tr&gt;</text:p>
            <text:p>&lt;td&gt;Manufacturer&lt;/td&gt;</text:p>
            <text:p>&lt;td&gt;No&lt;/td&gt;</text:p>
            <text:p>&lt;/tr&gt;</text:p>
            <text:p>&lt;/tbody&gt;</text:p>
            <text:p>&lt;/table&gt;</text:p>
          </table:table-cell>
          <table:table-cell office:value-type="string" calcext:value-type="string">
            <text:p>Roots Orga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Roots Organics Buddha Bloom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9.99" calcext:value-type="float">
            <text:p>1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RootsOrganics-5.jpg?v=159475022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roots-organics-ancient-amber</text:p>
          </table:table-cell>
          <table:table-cell office:value-type="string" calcext:value-type="string">
            <text:p>Roots Organics - Ancient Amber</text:p>
          </table:table-cell>
          <table:table-cell office:value-type="string" calcext:value-type="string">
            <text:p>&lt;h3&gt;DETAILS&lt;/h3&gt;</text:p>
            <text:p>&lt;p&gt;Using a unique organic extraction method, Roots Organics' fulvic/humic acid has been targeted for low molecular weight which increases bio-availabilty and effectiveness to unparalleled levels. Fulvic acids are extremely effective chelating agents, facilitating the uptake of micro and macro nutrients, increasing resistance to stress, and boosting overall vigor, thereby producing larger, better quality harvests. Ancient Amber is compatible with any fertilizer program but is most effective when used as a foliar spray or in hydroponic systems.&lt;/p&gt;&lt;p&gt;</text:p>
            <text:p>&lt;/p&gt;&lt;h3&gt;ADDITIONAL INFORMATION&lt;/h3&gt;</text:p>
            <text:p>&lt;table&gt;</text:p>
            <text:p>&lt;tbody&gt;</text:p>
            <text:p>&lt;tr&gt;</text:p>
            <text:p>&lt;td&gt;SKU&lt;/td&gt;</text:p>
            <text:p>&lt;td&gt;FRAA-GROUP&lt;/td&gt;</text:p>
            <text:p>&lt;/tr&gt;</text:p>
            <text:p>&lt;tr&gt;</text:p>
            <text:p>&lt;td&gt;Manufacturer&lt;/td&gt;</text:p>
            <text:p>&lt;td&gt;No&lt;/td&gt;</text:p>
            <text:p>&lt;/tr&gt;</text:p>
            <text:p>&lt;/tbody&gt;</text:p>
            <text:p>&lt;/table&gt;</text:p>
          </table:table-cell>
          <table:table-cell office:value-type="string" calcext:value-type="string">
            <text:p>Roots Orga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Roots Organics Ancient Amber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9.99" calcext:value-type="float">
            <text:p>1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RootsOrganics-4.jpg?v=159475004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roots-organics-buddha-grow</text:p>
          </table:table-cell>
          <table:table-cell office:value-type="string" calcext:value-type="string">
            <text:p>Roots Organics - Buddha Grow</text:p>
          </table:table-cell>
          <table:table-cell office:value-type="string" calcext:value-type="string">
            <text:p>&lt;h3&gt;DETAILS&lt;/h3&gt;</text:p>
            <text:p>&lt;p&gt;Roots Organics Buddha Grow is a one part organic vegetative growth nutrient formulated for potting soil and potting soilless gardens. Buddha Grow is a proprietary blend of the finest organic ingredients, specifically created to promote vigor, increase yields and enhance quality in potting soil grown plants during the vegetative stage of their life. Worldwide sourcing and deliberate, design extracted and condensed into an exceptional liquid blend, targeted to encourage excellence from your plants.&lt;/p&gt;&lt;p&gt;</text:p>
            <text:p>&lt;/p&gt;&lt;h3&gt;ADDITIONAL INFORMATION&lt;/h3&gt;</text:p>
            <text:p>&lt;table&gt;</text:p>
            <text:p>&lt;tbody&gt;</text:p>
            <text:p>&lt;tr&gt;</text:p>
            <text:p>&lt;td&gt;SKU&lt;/td&gt;</text:p>
            <text:p>&lt;td&gt;FRBG-GROUP&lt;/td&gt;</text:p>
            <text:p>&lt;/tr&gt;</text:p>
            <text:p>&lt;tr&gt;</text:p>
            <text:p>&lt;td&gt;Manufacturer&lt;/td&gt;</text:p>
            <text:p>&lt;td&gt;No&lt;/td&gt;</text:p>
            <text:p>&lt;/tr&gt;</text:p>
            <text:p>&lt;/tbody&gt;</text:p>
            <text:p>&lt;/table&gt;</text:p>
          </table:table-cell>
          <table:table-cell office:value-type="string" calcext:value-type="string">
            <text:p>Roots Orga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Roots Organics Buddha Grow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9.99" calcext:value-type="float">
            <text:p>19.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RootsOrganics-3.jpg?v=159474980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roots-organics-buddha-grow</text:p>
          </table:table-cell>
          <table:table-cell table:number-columns-repeated="7"/>
          <table:table-cell office:value-type="string" calcext:value-type="string">
            <text:p>Roots Organics Buddha Grow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99" calcext:value-type="float">
            <text:p>59.9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roots-organics-formula-707</text:p>
          </table:table-cell>
          <table:table-cell office:value-type="string" calcext:value-type="string">
            <text:p>Roots Organics - Formula 707</text:p>
          </table:table-cell>
          <table:table-cell office:value-type="string" calcext:value-type="string">
            <text:p>&lt;h3&gt;DETAILS&lt;/h3&gt;</text:p>
            <text:p>&lt;p&gt;Ready to use 20 gallon grow bag. Just cut, poke holes and plant directly into bag. Formula 707 was created for a special kind of gardener, one who wants to control their own destiny. It is different from the other potting mixes created by Roots Organics. It was designed with greater water holding capacity, less perlite and pumice, and specific ingredients for large container gardening. In fact, the bag itself is a 30-gallon grow bag containing just less than 20 gallons of the finest quality potting mix. Made from only the finest ingredients, coarse peat, coco fiber, compost, perlite, pumice, worm castings, bat guano, fish bone meal, soybean meal, feather meal, kelp meal and much more.&lt;/p&gt;&lt;p&gt;</text:p>
            <text:p>&lt;/p&gt;&lt;h3&gt;ADDITIONAL INFORMATION&lt;/h3&gt;</text:p>
            <text:p>&lt;table&gt;</text:p>
            <text:p>&lt;tbody&gt;</text:p>
            <text:p>&lt;tr&gt;</text:p>
            <text:p>&lt;td&gt;SKU&lt;/td&gt;</text:p>
            <text:p>&lt;td&gt;GMR707&lt;/td&gt;</text:p>
            <text:p>&lt;/tr&gt;</text:p>
            <text:p>&lt;tr&gt;</text:p>
            <text:p>&lt;td&gt;Manufacturer&lt;/td&gt;</text:p>
            <text:p>&lt;td&gt;Roots Organic&lt;/td&gt;</text:p>
            <text:p>&lt;/tr&gt;</text:p>
            <text:p>&lt;/tbody&gt;</text:p>
            <text:p>&lt;/table&gt;</text:p>
          </table:table-cell>
          <table:table-cell office:value-type="string" calcext:value-type="string">
            <text:p>Roots Organic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5.29" calcext:value-type="float">
            <text:p>35.2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RootsOrganics-2.jpg?v=159474955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roots-organics-original-potting-soil</text:p>
          </table:table-cell>
          <table:table-cell office:value-type="string" calcext:value-type="string">
            <text:p>Roots Organics - Original Potting Soil</text:p>
          </table:table-cell>
          <table:table-cell office:value-type="string" calcext:value-type="string">
            <text:p>&lt;h3&gt;DETAILS&lt;/h3&gt;</text:p>
            <text:p>&lt;p&gt;Roots Organics Original Potting Soil is an indoor and outdoor gardening media. It is a ready to use potting soil created for fast growing, heavy feeding plants. Some plants may benefit from additional fertilization. For exceptional results, feed with high-quality nutrients such as the Roots Organics' fertilizer line. Roots Organics Original Potting Soil is also great to use as a potting soil additive or amendment to revitalize and improve structure of garden potting soil. Its recipe enables better drainage and encourages a vigorous root structure.&lt;/p&gt;&lt;p&gt;</text:p>
            <text:p>&lt;/p&gt;&lt;h3&gt;ADDITIONAL INFORMATION&lt;/h3&gt;</text:p>
            <text:p>&lt;table&gt;</text:p>
            <text:p>&lt;tbody&gt;</text:p>
            <text:p>&lt;tr&gt;</text:p>
            <text:p>&lt;td&gt;SKU&lt;/td&gt;</text:p>
            <text:p>&lt;td&gt;GMRNPS&lt;/td&gt;</text:p>
            <text:p>&lt;/tr&gt;</text:p>
            <text:p>&lt;tr&gt;</text:p>
            <text:p>&lt;td&gt;Manufacturer&lt;/td&gt;</text:p>
            <text:p>&lt;td&gt;Hydro-Logic&lt;/td&gt;</text:p>
            <text:p>&lt;/tr&gt;</text:p>
            <text:p>&lt;/tbody&gt;</text:p>
            <text:p>&lt;/table&gt;</text:p>
          </table:table-cell>
          <table:table-cell office:value-type="string" calcext:value-type="string">
            <text:p>Roots Organic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8.99" calcext:value-type="float">
            <text:p>18.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RootsOrganics-1.jpg?v=159474935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stealth-small-boy-float-kit</text:p>
          </table:table-cell>
          <table:table-cell office:value-type="string" calcext:value-type="string">
            <text:p>Stealth / Small Boy Float Kit</text:p>
          </table:table-cell>
          <table:table-cell office:value-type="string" calcext:value-type="string">
            <text:p>&lt;h3&gt;DETAILS&lt;/h3&gt;</text:p>
            <text:p>&lt;p&gt;This float valve has a 1/4" quick-connect fitting and adjustable water level. It can be mounted vertically or horizontally. It works great for the Stealth RO and Small Boy or any other filter system with 1/4" tubing. Use plumber's tape on threads.&lt;/p&gt;&lt;p&gt;</text:p>
            <text:p>&lt;/p&gt;&lt;h3&gt;ADDITIONAL INFORMATION&lt;/h3&gt;</text:p>
            <text:p>&lt;table&gt;</text:p>
            <text:p>&lt;tbody&gt;</text:p>
            <text:p>&lt;tr&gt;</text:p>
            <text:p>&lt;td&gt;SKU&lt;/td&gt;</text:p>
            <text:p>&lt;td&gt;THLSF&lt;/td&gt;</text:p>
            <text:p>&lt;/tr&gt;</text:p>
            <text:p>&lt;tr&gt;</text:p>
            <text:p>&lt;td&gt;Manufacturer&lt;/td&gt;</text:p>
            <text:p>&lt;td&gt;Hydro-Logic&lt;/td&gt;</text:p>
            <text:p>&lt;/tr&gt;</text:p>
            <text:p>&lt;/tbody&gt;</text:p>
            <text:p>&lt;/table&gt;</text:p>
          </table:table-cell>
          <table:table-cell office:value-type="string" calcext:value-type="string">
            <text:p>Chicago Roots HO</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0.95" calcext:value-type="float">
            <text:p>20.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ilter-41.jpg?v=159474908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anti-vibration-clamp</text:p>
          </table:table-cell>
          <table:table-cell office:value-type="string" calcext:value-type="string">
            <text:p>NOISE REDUCTION DUCT CLAMP</text:p>
          </table:table-cell>
          <table:table-cell office:value-type="string" calcext:value-type="string">
            <text:p>&lt;h3&gt;DETAILS&lt;/h3&gt;</text:p>
            <text:p>&lt;p&gt;These clamps are used with fans, silencers, reflectors, carbon filters and ducting. The neoprene lining makes for a tight, vibration free fit.&lt;/p&gt;&lt;p&gt;</text:p>
            <text:p>&lt;/p&gt;&lt;h3&gt;ADDITIONAL INFORMATION&lt;/h3&gt;</text:p>
            <text:p>&lt;table&gt;</text:p>
            <text:p>&lt;tbody&gt;</text:p>
            <text:p>&lt;tr&gt;</text:p>
            <text:p>&lt;td&gt;SKU&lt;/td&gt;</text:p>
            <text:p>&lt;td&gt;CVNC-GROUP&lt;/td&gt;</text:p>
            <text:p>&lt;/tr&gt;</text:p>
            <text:p>&lt;tr&gt;</text:p>
            <text:p>&lt;td&gt;Manufacturer&lt;/td&gt;</text:p>
            <text:p>&lt;td&gt;No&lt;/td&gt;</text:p>
            <text:p>&lt;/tr&gt;</text:p>
            <text:p>&lt;/tbody&gt;</text:p>
            <text:p>&lt;/table&gt;</text:p>
          </table:table-cell>
          <table:table-cell office:value-type="string" calcext:value-type="string">
            <text:p>Chicago Roots HO</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4" Anti-Vibration Clamp</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29" calcext:value-type="float">
            <text:p>9.2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ilter-28.jpg?v=159474626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anti-vibration-clamp</text:p>
          </table:table-cell>
          <table:table-cell table:number-columns-repeated="7"/>
          <table:table-cell office:value-type="string" calcext:value-type="string">
            <text:p>8" Anti-Vibration Clamp</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84" calcext:value-type="float">
            <text:p>3.84</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anti-vibration-clamp</text:p>
          </table:table-cell>
          <table:table-cell table:number-columns-repeated="7"/>
          <table:table-cell office:value-type="string" calcext:value-type="string">
            <text:p>10" Anti-Vibration Clamp</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0.14" calcext:value-type="float">
            <text:p>10.14</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anti-vibration-clamp</text:p>
          </table:table-cell>
          <table:table-cell table:number-columns-repeated="7"/>
          <table:table-cell office:value-type="string" calcext:value-type="string">
            <text:p>12" Anti-Vibration Clamp</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2.1" calcext:value-type="float">
            <text:p>12.1</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uv-sterilizer-system</text:p>
          </table:table-cell>
          <table:table-cell office:value-type="string" calcext:value-type="string">
            <text:p>UV Sterilizer System</text:p>
          </table:table-cell>
          <table:table-cell office:value-type="string" calcext:value-type="string">
            <text:p>&lt;h3&gt;DETAILS&lt;/h3&gt;</text:p>
            <text:p>&lt;p&gt;The 1 GPM Ultra-Violet Sterilizing Filter makes sure that any possible bacteria or harmful microorganism coming out of the Merlin Garden Pro and Stealth are dead. This is for those who want the extra security a UV Sterilizer provides. The Merlin Garden Pro and Stealth will deal with up to 98% of microorganisms, but should not be used with biologically unsafe water as the organisms can live and breed in the RO membranes. In these cases, you need a larger UV before the Merlin Garden Pro or Stealth.&lt;/p&gt;&lt;p&gt;</text:p>
            <text:p>&lt;/p&gt;&lt;h3&gt;ADDITIONAL INFORMATION&lt;/h3&gt;</text:p>
            <text:p>&lt;table&gt;</text:p>
            <text:p>&lt;tbody&gt;</text:p>
            <text:p>&lt;tr&gt;</text:p>
            <text:p>&lt;td&gt;SKU&lt;/td&gt;</text:p>
            <text:p>&lt;td&gt;THL-1-GROUP&lt;/td&gt;</text:p>
            <text:p>&lt;/tr&gt;</text:p>
            <text:p>&lt;tr&gt;</text:p>
            <text:p>&lt;td&gt;Manufacturer&lt;/td&gt;</text:p>
            <text:p>&lt;td&gt;No&lt;/td&gt;</text:p>
            <text:p>&lt;/tr&gt;</text:p>
            <text:p>&lt;/tbody&gt;</text:p>
            <text:p>&lt;/table&gt;</text:p>
          </table:table-cell>
          <table:table-cell office:value-type="string" calcext:value-type="string">
            <text:p>Chicago Roots HO</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Stealth UV Sterilizer Ki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9" calcext:value-type="float">
            <text:p>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ilter-27.jpg?v=159474593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ecoplus-mag-drive-utility-pumps™</text:p>
          </table:table-cell>
          <table:table-cell office:value-type="string" calcext:value-type="string">
            <text:p>EcoPlus - Mag Drive Utility Pumps™</text:p>
          </table:table-cell>
          <table:table-cell office:value-type="string" calcext:value-type="string">
            <text:p>&lt;h3&gt;DETAILS&lt;/h3&gt;</text:p>
            <text:p>&lt;p&gt;EcoPlus Mag Drive Utility Pumps™ are premium quality, fixed flow, multi-use water pump. These are high performance pumps with low power consumption and increased head pressure. They can be used as a submersible pump or in an external in-line use with vertical output water flow. These pumps are quiet and have reliable operation. Comes with a 15 foot 120V power cord. Includes the following attachments: 1 inlet screen with foam sediment pre-filter, 1 bottom draw adapter, 3 sizes of barbed out flow fittings and 2 sizes of barbed in flow fittings for optional external in-line operation. PUEP500, 748465 and PUEP900 have a garden hose out flow fitting as well. This is the industry's most complete and versatile fitting package ever included with a pump!&lt;/p&gt;&lt;p&gt;</text:p>
            <text:p>&lt;/p&gt;&lt;h3&gt;ADDITIONAL INFORMATION&lt;/h3&gt;</text:p>
            <text:p>&lt;table&gt;</text:p>
            <text:p>&lt;tbody&gt;</text:p>
            <text:p>&lt;tr&gt;</text:p>
            <text:p>&lt;td&gt;SKU&lt;/td&gt;</text:p>
            <text:p>&lt;td&gt;PUEPMag-Group&lt;/td&gt;</text:p>
            <text:p>&lt;/tr&gt;</text:p>
            <text:p>&lt;tr&gt;</text:p>
            <text:p>&lt;td&gt;Manufacturer&lt;/td&gt;</text:p>
            <text:p>&lt;td&gt;No&lt;/td&gt;</text:p>
            <text:p>&lt;/tr&gt;</text:p>
            <text:p>&lt;/tbody&gt;</text:p>
            <text:p>&lt;/table&gt;</text:p>
          </table:table-cell>
          <table:table-cell office:value-type="string" calcext:value-type="string">
            <text:p>EcoPlu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EcoPlus Mag Premium Pump 500 gph</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3.8" calcext:value-type="float">
            <text:p>93.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ilter-25.jpg?v=159474545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ecoplus-mag-drive-utility-pumps™</text:p>
          </table:table-cell>
          <table:table-cell table:number-columns-repeated="7"/>
          <table:table-cell office:value-type="string" calcext:value-type="string">
            <text:p>EcoPlus Mag Premium Pump 900 gph</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43.5" calcext:value-type="float">
            <text:p>143.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sediment-replacement-cartridge</text:p>
          </table:table-cell>
          <table:table-cell office:value-type="string" calcext:value-type="string">
            <text:p>Sediment Replacement Cartridge</text:p>
          </table:table-cell>
          <table:table-cell office:value-type="string" calcext:value-type="string">
            <text:p>&lt;h3&gt;DETAILS&lt;/h3&gt;</text:p>
            <text:p>&lt;p&gt;Sediment Filters are high efficiency depth gradient density filter cartridges with almost absolute micron ratings. They are strongly recommended for areas with extremely high sediment levels like NY, WA, ND, NC and IL etc. The gradient pore structure of these cartridges captures larger particles in the outer sections of the filter cartridge, while providing highly efficient and consistent removal of smaller particles in the core.&lt;/p&gt;&lt;p&gt;</text:p>
            <text:p>&lt;/p&gt;&lt;h3&gt;ADDITIONAL INFORMATION&lt;/h3&gt;</text:p>
            <text:p>&lt;table&gt;</text:p>
            <text:p>&lt;tbody&gt;</text:p>
            <text:p>&lt;tr&gt;</text:p>
            <text:p>&lt;td&gt;SKU&lt;/td&gt;</text:p>
            <text:p>&lt;td&gt;THL-4-GROUP&lt;/td&gt;</text:p>
            <text:p>&lt;/tr&gt;</text:p>
            <text:p>&lt;tr&gt;</text:p>
            <text:p>&lt;td&gt;Manufacturer&lt;/td&gt;</text:p>
            <text:p>&lt;td&gt;No&lt;/td&gt;</text:p>
            <text:p>&lt;/tr&gt;</text:p>
            <text:p>&lt;/tbody&gt;</text:p>
            <text:p>&lt;/table&gt;</text:p>
          </table:table-cell>
          <table:table-cell office:value-type="string" calcext:value-type="string">
            <text:p>Chicago Roots HO</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Premium Pleated/Cleanable Sediment Filter 2 In X 10 I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5.95" calcext:value-type="float">
            <text:p>15.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ilter-21.gif?v=159474400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ecoplus-pump-filter-bag</text:p>
          </table:table-cell>
          <table:table-cell office:value-type="string" calcext:value-type="string">
            <text:p>EcoPlus - PUMP FILTER BAG</text:p>
          </table:table-cell>
          <table:table-cell office:value-type="string" calcext:value-type="string">
            <text:p>&lt;h3&gt;DETAILS&lt;/h3&gt;</text:p>
            <text:p>&lt;p&gt;Put your submersible pump into this filter bag to prevent sediment from entering your irrigation system and causing blockage. Using a filter bag will prolong the life of your pump, and reduce your cleaning and maintenance.&lt;/p&gt;&lt;p&gt;</text:p>
            <text:p>&lt;/p&gt;&lt;p&gt;Small Pump Filter Bag Measures = 6 1/2" X 9"&lt;/p&gt;</text:p>
            <text:p>&lt;p&gt;Large Pump Filter Bag Measures = 10" X 12 1/2"&lt;/p&gt;</text:p>
            <text:p>&lt;h3&gt;ADDITIONAL INFORMATION&lt;/h3&gt;</text:p>
            <text:p>&lt;table&gt;</text:p>
            <text:p>&lt;tbody&gt;</text:p>
            <text:p>&lt;tr&gt;</text:p>
            <text:p>&lt;td&gt;SKU&lt;/td&gt;</text:p>
            <text:p>&lt;td&gt;PUFB-GROUP&lt;/td&gt;</text:p>
            <text:p>&lt;/tr&gt;</text:p>
            <text:p>&lt;tr&gt;</text:p>
            <text:p>&lt;td&gt;Manufacturer&lt;/td&gt;</text:p>
            <text:p>&lt;td&gt;No&lt;/td&gt;</text:p>
            <text:p>&lt;/tr&gt;</text:p>
            <text:p>&lt;/tbody&gt;</text:p>
            <text:p>&lt;/table&gt;</text:p>
          </table:table-cell>
          <table:table-cell office:value-type="string" calcext:value-type="string">
            <text:p>EcoPlu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Ecoplus Pump Filter Bag Small (6.5" x 9" )</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0.69" calcext:value-type="float">
            <text:p>10.6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ilter-15.jpg?v=159474172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ecoplus-pump-filter-bag</text:p>
          </table:table-cell>
          <table:table-cell table:number-columns-repeated="7"/>
          <table:table-cell office:value-type="string" calcext:value-type="string">
            <text:p>Ecoplus Pump Filter Bag Large (10" x 12.5" )</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2.79" calcext:value-type="float">
            <text:p>12.7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dust-shroom-hepa-filter</text:p>
          </table:table-cell>
          <table:table-cell office:value-type="string" calcext:value-type="string">
            <text:p>Horti-Control - Dust Shroom</text:p>
          </table:table-cell>
          <table:table-cell office:value-type="string" calcext:value-type="string">
            <text:p>&lt;h3&gt;DETAILS&lt;/h3&gt;</text:p>
            <text:p>&lt;p&gt;The Horti-Control Dust Shroom is a reusable foam HEPA filter designed to keep dust, dirt, bugs, mold and bacteria out of indoor gardens and air reflectors. Horti-Control teamed up with the leader in foam filter design to create a filter for indoor gardens. This revolutionary filter will keep your air-cooled reflectors, inline fans, Ice Boxes, and ducting dust free. It will also keep mold, mildew, pests and bacteria out of your garden.&lt;/p&gt;&lt;p&gt;</text:p>
            <text:p>&lt;/p&gt;&lt;h3&gt;ADDITIONAL INFORMATION&lt;/h3&gt;</text:p>
            <text:p>&lt;table&gt;</text:p>
            <text:p>&lt;tbody&gt;</text:p>
            <text:p>&lt;tr&gt;</text:p>
            <text:p>&lt;td&gt;SKU&lt;/td&gt;</text:p>
            <text:p>&lt;td&gt;ODS-GROUP&lt;/td&gt;</text:p>
            <text:p>&lt;/tr&gt;</text:p>
            <text:p>&lt;tr&gt;</text:p>
            <text:p>&lt;td&gt;Manufacturer&lt;/td&gt;</text:p>
            <text:p>&lt;td&gt;No&lt;/td&gt;</text:p>
            <text:p>&lt;/tr&gt;</text:p>
            <text:p>&lt;/tbody&gt;</text:p>
            <text:p>&lt;/table&gt;</text:p>
          </table:table-cell>
          <table:table-cell office:value-type="string" calcext:value-type="string">
            <text:p>Horti-Control</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Dust Shroom-6"</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19" calcext:value-type="float">
            <text:p>11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ilter-14.jpg?v=159438385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dust-shroom-hepa-filter</text:p>
          </table:table-cell>
          <table:table-cell table:number-columns-repeated="7"/>
          <table:table-cell office:value-type="string" calcext:value-type="string">
            <text:p>Dust Shroom-4"</text:p>
          </table:table-cell>
          <table:table-cell table:number-columns-repeated="5"/>
          <table:table-cell office:value-type="float" office:value="0" calcext:value-type="float">
            <text:p>0</text:p>
          </table:table-cell>
          <table:table-cell/>
          <table:table-cell office:value-type="float" office:value="0" calcext:value-type="float">
            <text:p>0</text:p>
          </table:table-cell>
          <table:table-cell office:value-type="string" calcext:value-type="string">
            <text:p>continue</text:p>
          </table:table-cell>
          <table:table-cell office:value-type="string" calcext:value-type="string">
            <text:p>manual</text:p>
          </table:table-cell>
          <table:table-cell office:value-type="float" office:value="109" calcext:value-type="float">
            <text:p>10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hydro-logic-preevolution-high-capacity-pre-filter</text:p>
          </table:table-cell>
          <table:table-cell office:value-type="string" calcext:value-type="string">
            <text:p>Hydro-Logic - PreEvolution High Capacity Pre-filter</text:p>
          </table:table-cell>
          <table:table-cell office:value-type="string" calcext:value-type="string">
            <text:p>&lt;h3&gt;DETAILS&lt;/h3&gt;</text:p>
            <text:p>&lt;p&gt;Ensures your Evolution-RO1000™ runs more efficiently. Less filter changes and maintenance - every 7,500 gallons of purified water. Cleanable sediment filter is re-usable. Combination of KDF85 and KDF55 with earth-friendly catalytic carbon filter reduces chlorine, chloramines, iron, sulfur and heavy metals - great for city or well water. Highly recommended when using more than 150 gallons of purified water per week average.&lt;/p&gt;&lt;p&gt;</text:p>
            <text:p>&lt;/p&gt;&lt;h3&gt;ADDITIONAL INFORMATION&lt;/h3&gt;</text:p>
            <text:p>&lt;table&gt;</text:p>
            <text:p>&lt;tbody&gt;</text:p>
            <text:p>&lt;tr&gt;</text:p>
            <text:p>&lt;td&gt;SKU&lt;/td&gt;</text:p>
            <text:p>&lt;td&gt;SSO728792&lt;/td&gt;</text:p>
            <text:p>&lt;/tr&gt;</text:p>
            <text:p>&lt;tr&gt;</text:p>
            <text:p>&lt;td&gt;Manufacturer&lt;/td&gt;</text:p>
            <text:p>&lt;td&gt;No&lt;/td&gt;</text:p>
            <text:p>&lt;/tr&gt;</text:p>
            <text:p>&lt;/tbody&gt;</text:p>
            <text:p>&lt;/table&gt;</text:p>
          </table:table-cell>
          <table:table-cell office:value-type="string" calcext:value-type="string">
            <text:p>Hydro-Logic</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79.95" calcext:value-type="float">
            <text:p>27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ilter-13.png?v=159438370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can-lite-pre-filter-4</text:p>
          </table:table-cell>
          <table:table-cell office:value-type="string" calcext:value-type="string">
            <text:p>Can-Filter - Can-Lite Pre Filter 4"</text:p>
          </table:table-cell>
          <table:table-cell office:value-type="string" calcext:value-type="string">
            <text:p>&lt;h3&gt;DETAILS&lt;/h3&gt;</text:p>
            <text:p>&lt;p&gt;Replacement pre-filter for the 4" Can-Lite Carbon filte&lt;/p&gt;&lt;p&gt;</text:p>
            <text:p>&lt;/p&gt;&lt;h3&gt;ADDITIONAL INFORMATION&lt;/h3&gt;</text:p>
            <text:p>&lt;table&gt;</text:p>
            <text:p>&lt;tbody&gt;</text:p>
            <text:p>&lt;tr&gt;</text:p>
            <text:p>&lt;td&gt;SKU&lt;/td&gt;</text:p>
            <text:p>&lt;td&gt;OCFLP4&lt;/td&gt;</text:p>
            <text:p>&lt;/tr&gt;</text:p>
            <text:p>&lt;tr&gt;</text:p>
            <text:p>&lt;td&gt;Manufacturer&lt;/td&gt;</text:p>
            <text:p>&lt;td&gt;Can-Filter&lt;/td&gt;</text:p>
            <text:p>&lt;/tr&gt;</text:p>
            <text:p>&lt;/tbody&gt;</text:p>
            <text:p>&lt;/table&gt;</text:p>
          </table:table-cell>
          <table:table-cell office:value-type="string" calcext:value-type="string">
            <text:p>Can-Filter</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98" calcext:value-type="float">
            <text:p>9.9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ilter-8.jpg?v=159438294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6">
          <table:table-cell office:value-type="string" calcext:value-type="string">
            <text:p>hydro-logic-de-chlorinating-filters</text:p>
          </table:table-cell>
          <table:table-cell office:value-type="string" calcext:value-type="string">
            <text:p>Hydro-Logic - De-Chlorinating Filters</text:p>
          </table:table-cell>
          <table:table-cell office:value-type="string" calcext:value-type="string">
            <text:p>&lt;h3&gt;DETAILS&lt;/h3&gt;</text:p>
            <text:p>&lt;h3&gt;Small Boy and Tall Boy Filters&lt;/h3&gt;</text:p>
            <text:p>&lt;p&gt;Both of these filters remove up to 99% of chlorine and 90% of sediment, rust, silt, etc.. These units produce clear water filtered down to 5 microns. The Small Boy produces up to 60 GPH and the Tall Boy up to 120 GPH.&lt;/p&gt;</text:p>
            <text:p>&lt;h3&gt;Big Boy Filter&lt;/h3&gt;</text:p>
            <text:p>&lt;p&gt;Hydro-Logic’s Big Boy offers big-time water purification. The Big Boy eliminates 99% of chlorine and over 95% of the sediment from the water, cycling seven gallons per minute. A 20", two-stage, filter unit has a 1-year manufacturer’s warranty.&lt;/p&gt;</text:p>
            <text:p>&lt;h3&gt;ADDITIONAL INFORMATION&lt;/h3&gt;</text:p>
            <text:p>&lt;table&gt;</text:p>
            <text:p>&lt;tbody&gt;</text:p>
            <text:p>&lt;tr&gt;</text:p>
            <text:p>&lt;td&gt;SKU&lt;/td&gt;</text:p>
            <text:p>&lt;td&gt;THL -GROUP&lt;/td&gt;</text:p>
            <text:p>&lt;/tr&gt;</text:p>
            <text:p>&lt;tr&gt;</text:p>
            <text:p>&lt;td&gt;Manufacturer&lt;/td&gt;</text:p>
            <text:p>&lt;td&gt;No&lt;/td&gt;</text:p>
            <text:p>&lt;/tr&gt;</text:p>
            <text:p>&lt;/tbody&gt;</text:p>
            <text:p>&lt;/table&gt;</text:p>
          </table:table-cell>
          <table:table-cell office:value-type="string" calcext:value-type="string">
            <text:p>Hydro-Logic</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Small Boy</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09.95" calcext:value-type="float">
            <text:p>10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ilter-3.jpg?v=159438017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hydro-logic-de-chlorinating-filters</text:p>
          </table:table-cell>
          <table:table-cell table:number-columns-repeated="7"/>
          <table:table-cell office:value-type="string" calcext:value-type="string">
            <text:p>Tall Boy</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99.95" calcext:value-type="float">
            <text:p>199.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kdf-catalytic-carbon-filter-2-in-x-10-in</text:p>
          </table:table-cell>
          <table:table-cell office:value-type="string" calcext:value-type="string">
            <text:p>Hydro-Logic KDF/ Catalytic Carbon Filter 2 In X 10 In</text:p>
          </table:table-cell>
          <table:table-cell office:value-type="string" calcext:value-type="string">
            <text:p>&lt;h3&gt;DETAILS&lt;/h3&gt;</text:p>
            <text:p>&lt;p&gt;KDF/Catalytic Carbon Filters reduce iron, sulfur, chlorine, chloramines and heavy metals. Great for city or well water! Bacteriostatic qualities do not allow microbes to breed in filter. Doubles standard green carbon filter.&lt;/p&gt;</text:p>
            <text:p>&lt;h3&gt;ADDITIONAL INFORMATION&lt;/h3&gt;</text:p>
            <text:p>&lt;table&gt;</text:p>
            <text:p>&lt;tbody&gt;</text:p>
            <text:p>&lt;tr&gt;</text:p>
            <text:p>&lt;td&gt;SKU&lt;/td&gt;</text:p>
            <text:p>&lt;td&gt;THLSKDF&lt;/td&gt;</text:p>
            <text:p>&lt;/tr&gt;</text:p>
            <text:p>&lt;tr&gt;</text:p>
            <text:p>&lt;td&gt;Manufacturer&lt;/td&gt;</text:p>
            <text:p>&lt;td&gt;Hydro-Logic&lt;/td&gt;</text:p>
            <text:p>&lt;/tr&gt;</text:p>
            <text:p>&lt;/tbody&gt;</text:p>
            <text:p>&lt;/table&gt;</text:p>
          </table:table-cell>
          <table:table-cell office:value-type="string" calcext:value-type="string">
            <text:p>Hydro-Logic</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2.95" calcext:value-type="float">
            <text:p>42.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ilter-1.jpg?v=159437804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6">
          <table:table-cell office:value-type="string" calcext:value-type="string">
            <text:p>hurricane-inline-fans</text:p>
          </table:table-cell>
          <table:table-cell office:value-type="string" calcext:value-type="string">
            <text:p>Hurricane - Inline Fans</text:p>
          </table:table-cell>
          <table:table-cell office:value-type="string" calcext:value-type="string">
            <text:p>&lt;h3&gt;DETAILS&lt;/h3&gt;</text:p>
            <text:p>&lt;p&gt;Hurricane Inline Fans are commercial grade, high performance fans. The housings are made of steel with a durable powder coated finish. Made with quality UL components for quiet operation. Include mounting brackets with easy to follow instructions. Easily installs in minutes.&lt;/p&gt;</text:p>
            <text:p>&lt;ul&gt;</text:p>
            <text:p>&lt;li&gt;These fans come with an 8 ft. 120 volt power cord.&lt;/li&gt;</text:p>
            <text:p>&lt;li&gt;5 year manufacturer warranty.&lt;/li&gt;</text:p>
            <text:p>&lt;li&gt;Recommended for use with: Carbon filters, ducting and clamps, and controllers.&lt;/li&gt;</text:p>
            <text:p>&lt;li&gt;Extremely reliable, high performance operation.&lt;/li&gt;</text:p>
            <text:p>&lt;/ul&gt;</text:p>
            <text:p>&lt;h3&gt;CFM/AMP Information:&lt;/h3&gt;</text:p>
            <text:p>&lt;p&gt;Inline Fan 4" - 171 CFM / 1 AMP&lt;/p&gt;</text:p>
            <text:p>&lt;p&gt;Inline Fan 6" - 435 CFM / 1 AMP&lt;/p&gt;</text:p>
            <text:p>&lt;p&gt;Inline Fan 8" - 745 CFM / 1.7 AMPS&lt;/p&gt;</text:p>
            <text:p>&lt;h3&gt;ADDITIONAL INFORMATION&lt;/h3&gt;</text:p>
            <text:p>&lt;table&gt;</text:p>
            <text:p>&lt;tbody&gt;</text:p>
            <text:p>&lt;tr&gt;</text:p>
            <text:p>&lt;td&gt;SKU&lt;/td&gt;</text:p>
            <text:p>&lt;td&gt;CFH-GROUP&lt;/td&gt;</text:p>
            <text:p>&lt;/tr&gt;</text:p>
            <text:p>&lt;tr&gt;</text:p>
            <text:p>&lt;td&gt;Manufacturer&lt;/td&gt;</text:p>
            <text:p>&lt;td&gt;No&lt;/td&gt;</text:p>
            <text:p>&lt;/tr&gt;</text:p>
            <text:p>&lt;/tbody&gt;</text:p>
            <text:p>&lt;/table&gt;</text:p>
          </table:table-cell>
          <table:table-cell office:value-type="string" calcext:value-type="string">
            <text:p>Hurricane</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Hurricane Inline Fan 4" - 171 CFM</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29.1" calcext:value-type="float">
            <text:p>129.1</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urricane-1.png?v=159437627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hurricane-inline-fans</text:p>
          </table:table-cell>
          <table:table-cell table:number-columns-repeated="7"/>
          <table:table-cell office:value-type="string" calcext:value-type="string">
            <text:p>Hurricane Inline Fan 6" - 435 CFM</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58.5" calcext:value-type="float">
            <text:p>158.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0">
          <table:table-cell office:value-type="string" calcext:value-type="string">
            <text:p>grodan-growcubes-and-growchunks</text:p>
          </table:table-cell>
          <table:table-cell office:value-type="string" calcext:value-type="string">
            <text:p>Grodan - Growcubes and Growchunks</text:p>
          </table:table-cell>
          <table:table-cell office:value-type="string" calcext:value-type="string">
            <text:p>&lt;h3&gt;DETAILS&lt;/h3&gt;</text:p>
            <text:p>&lt;h3&gt;Loose substrate, firm benefits&lt;/h3&gt;</text:p>
            <text:p>&lt;p&gt;Are you looking for a porous and rigid substrate for your container cultivation? And do your cultivation methods place ease of watering high on your wish list? Then Grodan Growcube or Growchunk is the substrate for you. Grodan combines the qualities of clean and manageable rockwool substrates with the demands that are made of a loose substrate for containers or pots.&lt;/p&gt;</text:p>
            <text:p>&lt;p&gt;Growcube consists of small cubes which retain water extremely well. Use Growchunks for even higher water retention. The rigidity of the cubes and chunks results in a substrate unit with many cavities, ensuring a continuously high air porosity percentage. This ideal water-air balance lays the foundations for an easy to manage crop.&lt;/p&gt;</text:p>
            <text:p>&lt;h3&gt;ADDITIONAL INFORMATION&lt;/h3&gt;</text:p>
            <text:p>&lt;table&gt;</text:p>
            <text:p>&lt;tbody&gt;</text:p>
            <text:p>&lt;tr&gt;</text:p>
            <text:p>&lt;td&gt;SKU&lt;/td&gt;</text:p>
            <text:p>&lt;td&gt;RGC -GROUP&lt;/td&gt;</text:p>
            <text:p>&lt;/tr&gt;</text:p>
            <text:p>&lt;tr&gt;</text:p>
            <text:p>&lt;td&gt;Manufacturer&lt;/td&gt;</text:p>
            <text:p>&lt;td&gt;No&lt;/td&gt;</text:p>
            <text:p>&lt;/tr&gt;</text:p>
            <text:p>&lt;/tbody&gt;</text:p>
            <text:p>&lt;/table&gt;</text:p>
          </table:table-cell>
          <table:table-cell office:value-type="string" calcext:value-type="string">
            <text:p>Grodan</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Growcubes Large Bag (2 cu. f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6.19" calcext:value-type="float">
            <text:p>56.1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Idealair-5.jpg?v=159437579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rodan-growcubes-and-growchunks</text:p>
          </table:table-cell>
          <table:table-cell table:number-columns-repeated="7"/>
          <table:table-cell office:value-type="string" calcext:value-type="string">
            <text:p>Growcubes Loose Box (72 gal.)</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13.88" calcext:value-type="float">
            <text:p>113.88</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0">
          <table:table-cell office:value-type="string" calcext:value-type="string">
            <text:p>grodan-expert-grow-slabs-6-and-8</text:p>
          </table:table-cell>
          <table:table-cell office:value-type="string" calcext:value-type="string">
            <text:p>Grodan - Expert Grow Slabs - 6'' and 8"</text:p>
          </table:table-cell>
          <table:table-cell office:value-type="string" calcext:value-type="string">
            <text:p>&lt;h3&gt;DETAILS&lt;/h3&gt;</text:p>
            <text:p>&lt;p&gt;Made in Denmark since 1969, stonewool is widely recognized as the ideal growing substrate. For any growing application, stonewool offers speed, ease of use and cleanliness. Grodan stonewool is known for its quality, consistency and performance. This multi-density slab retains air/water extraordinarily well.&lt;/p&gt;</text:p>
            <text:p>&lt;p&gt;The final stage for growing in rockwool. After pretreating your rockwool, slice a whole in the bottom of the bag for drainage. Place your rockwool block on top of the slab, removing the plastic directly under the block, giving your plants all the room needed for development. Available in many sizes; one is sure to meet your needs.&lt;/p&gt;</text:p>
            <text:p>&lt;p&gt;The Expert slab has its fibers running in the vertical orientation to allow faster draining.&lt;/p&gt;</text:p>
            <text:p>&lt;h3&gt;ADDITIONAL INFORMATION&lt;/h3&gt;</text:p>
            <text:p>&lt;table&gt;</text:p>
            <text:p>&lt;tbody&gt;</text:p>
            <text:p>&lt;tr&gt;</text:p>
            <text:p>&lt;td&gt;SKU&lt;/td&gt;</text:p>
            <text:p>&lt;td&gt;RTS-GROUP&lt;/td&gt;</text:p>
            <text:p>&lt;/tr&gt;</text:p>
            <text:p>&lt;tr&gt;</text:p>
            <text:p>&lt;td&gt;Manufacturer&lt;/td&gt;</text:p>
            <text:p>&lt;td&gt;No&lt;/td&gt;</text:p>
            <text:p>&lt;/tr&gt;</text:p>
            <text:p>&lt;/tbody&gt;</text:p>
            <text:p>&lt;/table&gt;</text:p>
          </table:table-cell>
          <table:table-cell office:value-type="string" calcext:value-type="string">
            <text:p>Grodan</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Grodan Expert 3' x 6" x3" Slab-Each</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0.46" calcext:value-type="float">
            <text:p>10.46</text:p>
          </table:table-cell>
          <table:table-cell/>
          <table:table-cell table:number-columns-repeated="2" office:value-type="string" calcext:value-type="string">
            <text:p>true</text:p>
          </table:table-cell>
          <table:table-cell/>
          <table:table-cell office:value-type="string" calcext:value-type="string">
            <text:p>https://cdn.shopify.com/s/files/1/0417/5675/4069/products/Idealair-4.jpg?v=159437559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rodan-expert-grow-slabs-6-and-8</text:p>
          </table:table-cell>
          <table:table-cell table:number-columns-repeated="7"/>
          <table:table-cell office:value-type="string" calcext:value-type="string">
            <text:p>Grodan Expert 3' x 6" x 3" Slab-Case/12</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04.65" calcext:value-type="float">
            <text:p>104.6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grodan-expert-grow-slabs-6-and-8</text:p>
          </table:table-cell>
          <table:table-cell table:number-columns-repeated="7"/>
          <table:table-cell office:value-type="string" calcext:value-type="string">
            <text:p>Grodan Expert 3' x 8" x 3" Slab-Each</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54" calcext:value-type="float">
            <text:p>13.54</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grodan-expert-grow-slabs-6-and-8</text:p>
          </table:table-cell>
          <table:table-cell table:number-columns-repeated="7"/>
          <table:table-cell office:value-type="string" calcext:value-type="string">
            <text:p>Grodan Expert 3' x 8" x 3" Slab-Case/12</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5.39" calcext:value-type="float">
            <text:p>135.3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6">
          <table:table-cell office:value-type="string" calcext:value-type="string">
            <text:p>ecoplus-eco-air-1-air-pump</text:p>
          </table:table-cell>
          <table:table-cell office:value-type="string" calcext:value-type="string">
            <text:p>EcoPlus - Eco Air 1 Air Pump</text:p>
          </table:table-cell>
          <table:table-cell office:value-type="string" calcext:value-type="string">
            <text:p>&lt;h3&gt;DETAILS&lt;/h3&gt;</text:p>
            <text:p>&lt;p&gt;The EcoPlus Eco Air series pumps are very quiet, yet extremely powerful, providing aquariums and hydroponic systems with supplemental oxygen. Fully UL Listed, all parts, including the cylinders and pistons, are designed to last and are built with the highest quality materials. Each unit is shipped with a full one year manufacturers warranty.&lt;/p&gt;</text:p>
            <text:p>&lt;p&gt;The EcoPlus Eco Air 1 is a compact unit, featuring a single (1) 1/4 inch fixed-rate outlet while using 3.0 watts of electricity per hour. Capable of pushing 1.8 liter per minute output at 1.75 PSI, the Pump measures 4.75 inches long by 2.6 inches wide by 2.5 inches tall and weighs .55 pounds. Ideal for hydroponic reservoirs up to 15 – Gallons.&lt;/p&gt;</text:p>
            <text:p>&lt;h3&gt;ADDITIONAL INFORMATION&lt;/h3&gt;</text:p>
            <text:p>&lt;table&gt;</text:p>
            <text:p>&lt;tbody&gt;</text:p>
            <text:p>&lt;tr&gt;</text:p>
            <text:p>&lt;td&gt;SKU&lt;/td&gt;</text:p>
            <text:p>&lt;td&gt;PUAPA1&lt;/td&gt;</text:p>
            <text:p>&lt;/tr&gt;</text:p>
            <text:p>&lt;tr&gt;</text:p>
            <text:p>&lt;td&gt;Manufacturer&lt;/td&gt;</text:p>
            <text:p>&lt;td&gt;No&lt;/td&gt;</text:p>
            <text:p>&lt;/tr&gt;</text:p>
            <text:p>&lt;/tbody&gt;</text:p>
            <text:p>&lt;/table&gt;</text:p>
          </table:table-cell>
          <table:table-cell office:value-type="string" calcext:value-type="string">
            <text:p>EcoPlu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2.05" calcext:value-type="float">
            <text:p>12.0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Idealair-2_4e70e019-b1db-4279-84d4-b00acf050fb0.jpg?v=159437509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6">
          <table:table-cell office:value-type="string" calcext:value-type="string">
            <text:p>ecoplus-eco-air-2-air-pump</text:p>
          </table:table-cell>
          <table:table-cell office:value-type="string" calcext:value-type="string">
            <text:p>EcoPlus - Eco Air 2 Air Pump</text:p>
          </table:table-cell>
          <table:table-cell office:value-type="string" calcext:value-type="string">
            <text:p>&lt;h3&gt;DETAILS&lt;/h3&gt;</text:p>
            <text:p>&lt;p&gt;The EcoPlus Eco Air series pumps are very quiet, yet extremely powerful, providing aquariums and hydroponic systems with supplemental oxygen. Fully UL Listed, all parts, including the cylinders and pistons, are designed to last and are built with the highest quality materials. Each unit is shipped with a full one year manufacturers warranty.&lt;/p&gt;</text:p>
            <text:p>&lt;p&gt;The EcoPlus Eco Air 2 is a larger unit, featuring dual (2) 1/4 inch variable output outlets while using 6.0 watts of electricity per hour. Capable of pushing out 4.5 liter per minute with a total output of 1.75 PSI per outlet, the Pump measure 6.5 inches long by 3.75 inches wide by 3.4 inches tall and weigh 1.3 pounds. Ideal for hydroponic reservoirs with a capacity of up to 20 – Gallons.&lt;/p&gt;</text:p>
            <text:p>&lt;h3&gt;ADDITIONAL INFORMATION&lt;/h3&gt;</text:p>
            <text:p>&lt;table&gt;</text:p>
            <text:p>&lt;tbody&gt;</text:p>
            <text:p>&lt;tr&gt;</text:p>
            <text:p>&lt;td&gt;SKU&lt;/td&gt;</text:p>
            <text:p>&lt;td&gt;PUAPA2&lt;/td&gt;</text:p>
            <text:p>&lt;/tr&gt;</text:p>
            <text:p>&lt;tr&gt;</text:p>
            <text:p>&lt;td&gt;Manufacturer&lt;/td&gt;</text:p>
            <text:p>&lt;td&gt;No&lt;/td&gt;</text:p>
            <text:p>&lt;/tr&gt;</text:p>
            <text:p>&lt;/tbody&gt;</text:p>
            <text:p>&lt;/table&gt;</text:p>
          </table:table-cell>
          <table:table-cell office:value-type="string" calcext:value-type="string">
            <text:p>EcoPlu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7.95" calcext:value-type="float">
            <text:p>17.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Idealair-2.jpg?v=159437492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hydro-flow®-premium-vinyl-tubing-clear-3-16-id-100-roll</text:p>
          </table:table-cell>
          <table:table-cell office:value-type="string" calcext:value-type="string">
            <text:p>Hydro Flow - Premium Vinyl Tubing - Clear 3/16" ID -100' roll</text:p>
          </table:table-cell>
          <table:table-cell office:value-type="string" calcext:value-type="string">
            <text:p>&lt;h3&gt;DETAILS&lt;/h3&gt;</text:p>
            <text:p>&lt;p&gt;Premium vinyl tubing made of excellent quality. Made in the USA. Ideal for air movement from an air pump to air stones, air discs, Aqua Lung™, Water Winds, etc.&lt;/p&gt;</text:p>
            <text:p>&lt;h3&gt;ADDITIONAL INFORMATION&lt;/h3&gt;</text:p>
            <text:p>&lt;table&gt;</text:p>
            <text:p>&lt;tbody&gt;</text:p>
            <text:p>&lt;tr&gt;</text:p>
            <text:p>&lt;td&gt;SKU&lt;/td&gt;</text:p>
            <text:p>&lt;td&gt;PAT100&lt;/td&gt;</text:p>
            <text:p>&lt;/tr&gt;</text:p>
            <text:p>&lt;tr&gt;</text:p>
            <text:p>&lt;td&gt;Manufacturer&lt;/td&gt;</text:p>
            <text:p>&lt;td&gt;No&lt;/td&gt;</text:p>
            <text:p>&lt;/tr&gt;</text:p>
            <text:p>&lt;/tbody&gt;</text:p>
            <text:p>&lt;/table&gt;</text:p>
          </table:table-cell>
          <table:table-cell office:value-type="string" calcext:value-type="string">
            <text:p>Hydro Flow</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1.09" calcext:value-type="float">
            <text:p>21.0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Idealair-1.jpg?v=159437471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6">
          <table:table-cell office:value-type="string" calcext:value-type="string">
            <text:p>storage-solution-ph-probe-kcl-100-mls</text:p>
          </table:table-cell>
          <table:table-cell office:value-type="string" calcext:value-type="string">
            <text:p>Bluelab - Storage Solution pH Probe (KCl) 100 mls.</text:p>
          </table:table-cell>
          <table:table-cell office:value-type="string" calcext:value-type="string">
            <text:p>&lt;h3&gt;DETAILS&lt;/h3&gt;</text:p>
            <text:p>&lt;h3&gt;THE PERFECT SOLUTION TO STORE AND HYDRATE ALL YOUR PH MEASURING INSTRUMENTS.&lt;/h3&gt;</text:p>
            <text:p>&lt;p&gt;We know it is extremely important to care for and store pH probes correctly. pH probes are sensitive glass instruments which age through normal use. The life and performance of pH probes is reduced heavily when they are used or stored dry.&lt;/p&gt;</text:p>
            <text:p>&lt;p&gt;Bluelab pH Probe KCl Storage Solution is designed to increase response time and maximize the life of Bluelab pH pens and other pH probes. For best results, use the KCl solution to store the pH pen/probe after use and hydrate monthly. Instructions are on the bottle label.&lt;/p&gt;</text:p>
            <text:p>&lt;p&gt;Bluelab pH Probe KCl Storage Solution are NIST certified and are made to a traceable standard to ensure your pH measuring instruments products last longer and maintain accuracy.&lt;/p&gt;</text:p>
            <text:p>&lt;h3&gt;ADDITIONAL INFORMATION&lt;/h3&gt;</text:p>
            <text:p>&lt;table&gt;</text:p>
            <text:p>&lt;tbody&gt;</text:p>
            <text:p>&lt;tr&gt;</text:p>
            <text:p>&lt;td&gt;SKU&lt;/td&gt;</text:p>
            <text:p>&lt;td&gt;TSPHKCL&lt;/td&gt;</text:p>
            <text:p>&lt;/tr&gt;</text:p>
            <text:p>&lt;tr&gt;</text:p>
            <text:p>&lt;td&gt;Manufacturer&lt;/td&gt;</text:p>
            <text:p>&lt;td&gt;No&lt;/td&gt;</text:p>
            <text:p>&lt;/tr&gt;</text:p>
            <text:p>&lt;/tbody&gt;</text:p>
            <text:p>&lt;/table&gt;</text:p>
          </table:table-cell>
          <table:table-cell office:value-type="string" calcext:value-type="string">
            <text:p>BlueLab</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1.94" calcext:value-type="float">
            <text:p>11.94</text:p>
          </table:table-cell>
          <table:table-cell/>
          <table:table-cell table:number-columns-repeated="2" office:value-type="string" calcext:value-type="string">
            <text:p>true</text:p>
          </table:table-cell>
          <table:table-cell/>
          <table:table-cell office:value-type="string" calcext:value-type="string">
            <text:p>https://cdn.shopify.com/s/files/1/0417/5675/4069/products/Bluelab-3.jpg?v=159437358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bluelab-replacement-ph-probe-716445</text:p>
          </table:table-cell>
          <table:table-cell office:value-type="string" calcext:value-type="string">
            <text:p>Bluelab - Replacement pH Probe (716445)</text:p>
          </table:table-cell>
          <table:table-cell office:value-type="string" calcext:value-type="string">
            <text:p>&lt;h3&gt;DETAILS&lt;/h3&gt;</text:p>
            <text:p>&lt;p&gt;The Bluelab pH Probe is used to measure the pH of a solution. The Bluelab pH Probe is easy to clean because of its bullet shaped glass bulb, fully waterproof and less fragile than all-glass electrodes because of its tough polypropylene barrel. The pH probe is gel filled (non-refillable) making it maintenance free and has a double junction reference which provides longer life!&lt;/p&gt;</text:p>
            <text:p>&lt;h3&gt;ADDITIONAL INFORMATION&lt;/h3&gt;</text:p>
            <text:p>&lt;table&gt;</text:p>
            <text:p>&lt;tbody&gt;</text:p>
            <text:p>&lt;tr&gt;</text:p>
            <text:p>&lt;td&gt;SKU&lt;/td&gt;</text:p>
            <text:p>&lt;td&gt;TBCMPR&lt;/td&gt;</text:p>
            <text:p>&lt;/tr&gt;</text:p>
            <text:p>&lt;tr&gt;</text:p>
            <text:p>&lt;td&gt;Manufacturer&lt;/td&gt;</text:p>
            <text:p>&lt;td&gt;No&lt;/td&gt;</text:p>
            <text:p>&lt;/tr&gt;</text:p>
            <text:p>&lt;/tbody&gt;</text:p>
            <text:p>&lt;/table&gt;</text:p>
          </table:table-cell>
          <table:table-cell office:value-type="string" calcext:value-type="string">
            <text:p>BlueLab</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81.95" calcext:value-type="float">
            <text:p>81.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Bluelab-2.jpg?v=159437338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
          <table:table-cell office:value-type="string" calcext:value-type="string">
            <text:p>b-52</text:p>
          </table:table-cell>
          <table:table-cell office:value-type="string" calcext:value-type="string">
            <text:p>Advanced Nutrients - B-52</text:p>
          </table:table-cell>
          <table:table-cell office:value-type="string" calcext:value-type="string">
            <text:p>&lt;h3&gt;DETAILS&lt;/h3&gt;</text:p>
            <text:p>&lt;p&gt;This ever-popular formula contains Vitamin B1, humic acid, kelp and other ingredients so plants grow well and produce more - even in the demanding conditions of your high-intensity garden. B-52 can promote the growth of roots, therefore allowing for an increased uptake of both the primary nutrients and micronutrients that your plants need. Professional gardeners use B-52 to strengthen and feed clones, seedlings, vegetative plants and blooming plants. This proprietary blend provides unique, powerful 100% guaranteed nutritional and vitamin support so your plants are always winners.&lt;/p&gt;</text:p>
          </table:table-cell>
          <table:table-cell office:value-type="string" calcext:value-type="string">
            <text:p>Advanced Nutrients</text:p>
          </table:table-cell>
          <table:table-cell/>
          <table:table-cell office:value-type="string" calcext:value-type="string">
            <text:p>advanced-nutrients, nutrients</text:p>
          </table:table-cell>
          <table:table-cell table:style-name="ce1" office:value-type="string" calcext:value-type="string">
            <text:p>true</text:p>
          </table:table-cell>
          <table:table-cell office:value-type="string" calcext:value-type="string">
            <text:p>Name</text:p>
          </table:table-cell>
          <table:table-cell office:value-type="string" calcext:value-type="string">
            <text:p>B-52 1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1.7" calcext:value-type="float">
            <text:p>51.7</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dvanced-17.png?v=159437264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big-bud-liquid</text:p>
          </table:table-cell>
          <table:table-cell office:value-type="string" calcext:value-type="string">
            <text:p>Advanced Nutrients - Big Bud Liquid</text:p>
          </table:table-cell>
          <table:table-cell office:value-type="string" calcext:value-type="string">
            <text:p>&lt;h3&gt;DETAILS&lt;/h3&gt;</text:p>
            <text:p>&lt;p&gt;Big Bud provides the essential elements that not only aid in the development of flowers, but are known to increase both their size and quality - for heavier yields that taste great!&lt;/p&gt;</text:p>
            <text:p>&lt;h3&gt;ADDITIONAL INFORMATION&lt;/h3&gt;</text:p>
            <text:p>&lt;table&gt;</text:p>
            <text:p>&lt;tbody&gt;</text:p>
            <text:p>&lt;tr&gt;</text:p>
            <text:p>&lt;td&gt;SKU&lt;/td&gt;</text:p>
            <text:p>&lt;td&gt;FADBB-GROUP&lt;/td&gt;</text:p>
            <text:p>&lt;/tr&gt;</text:p>
            <text:p>&lt;tr&gt;</text:p>
            <text:p>&lt;td&gt;Manufacturer&lt;/td&gt;</text:p>
            <text:p>&lt;td&gt;No&lt;/td&gt;</text:p>
            <text:p>&lt;/tr&gt;</text:p>
            <text:p>&lt;/tbody&gt;</text:p>
            <text:p>&lt;/table&gt;</text:p>
          </table:table-cell>
          <table:table-cell office:value-type="string" calcext:value-type="string">
            <text:p>Advanced Nutrients</text:p>
          </table:table-cell>
          <table:table-cell/>
          <table:table-cell office:value-type="string" calcext:value-type="string">
            <text:p>advanced-nutrients, nutrients</text:p>
          </table:table-cell>
          <table:table-cell table:style-name="ce1" office:value-type="string" calcext:value-type="string">
            <text:p>true</text:p>
          </table:table-cell>
          <table:table-cell office:value-type="string" calcext:value-type="string">
            <text:p>Name</text:p>
          </table:table-cell>
          <table:table-cell office:value-type="string" calcext:value-type="string">
            <text:p>Big Bud Liquid 1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5.94" calcext:value-type="float">
            <text:p>45.94</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dvanced-16.png?v=159437249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big-bud-liquid</text:p>
          </table:table-cell>
          <table:table-cell table:number-columns-repeated="7"/>
          <table:table-cell office:value-type="string" calcext:value-type="string">
            <text:p>Big Bud Liquid 4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50.98" calcext:value-type="float">
            <text:p>150.98</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flawless-finish</text:p>
          </table:table-cell>
          <table:table-cell office:value-type="string" calcext:value-type="string">
            <text:p>Advanced Nutrients - Flawless Finish</text:p>
          </table:table-cell>
          <table:table-cell office:value-type="string" calcext:value-type="string">
            <text:p>&lt;h3&gt;DETAILS&lt;/h3&gt;</text:p>
            <text:p>&lt;p&gt;Flawless Finish is a clearing flush solution that removes excess fertilizer salts from growing systems and media. Safe to use while plants are growing, Final Phase is concentrated and easy to use, so get some today and eliminate excess salts that can accumulate over time from regular fertilizer application.&lt;/p&gt;</text:p>
            <text:p>&lt;h3&gt;ADDITIONAL INFORMATION&lt;/h3&gt;</text:p>
            <text:p>&lt;table&gt;</text:p>
            <text:p>&lt;tbody&gt;</text:p>
            <text:p>&lt;tr&gt;</text:p>
            <text:p>&lt;td&gt;SKU&lt;/td&gt;</text:p>
            <text:p>&lt;td&gt;FADFP-GROUP&lt;/td&gt;</text:p>
            <text:p>&lt;/tr&gt;</text:p>
            <text:p>&lt;tr&gt;</text:p>
            <text:p>&lt;td&gt;Manufacturer&lt;/td&gt;</text:p>
            <text:p>&lt;td&gt;No&lt;/td&gt;</text:p>
            <text:p>&lt;/tr&gt;</text:p>
            <text:p>&lt;/tbody&gt;</text:p>
            <text:p>&lt;/table&gt;</text:p>
          </table:table-cell>
          <table:table-cell office:value-type="string" calcext:value-type="string">
            <text:p>Advanced Nutrients</text:p>
          </table:table-cell>
          <table:table-cell/>
          <table:table-cell office:value-type="string" calcext:value-type="string">
            <text:p>advanced-nutrients, nutrients</text:p>
          </table:table-cell>
          <table:table-cell table:style-name="ce1" office:value-type="string" calcext:value-type="string">
            <text:p>true</text:p>
          </table:table-cell>
          <table:table-cell office:value-type="string" calcext:value-type="string">
            <text:p>Name</text:p>
          </table:table-cell>
          <table:table-cell office:value-type="string" calcext:value-type="string">
            <text:p>Final Phase 1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1.46" calcext:value-type="float">
            <text:p>21.46</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dvanced-15.png?v=159437234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3">
          <table:table-cell office:value-type="string" calcext:value-type="string">
            <text:p>grandma-enggys-h-2-humic-acid</text:p>
          </table:table-cell>
          <table:table-cell office:value-type="string" calcext:value-type="string">
            <text:p>Advanced Nutrients - Grandma Enggy's H-2 Humic Acid</text:p>
          </table:table-cell>
          <table:table-cell office:value-type="string" calcext:value-type="string">
            <text:p>&lt;h3&gt;DETAILS&lt;/h3&gt;</text:p>
            <text:p>&lt;p&gt;Grandma Enggy's H-2 Humic Acid is 100% organic magic!&lt;/p&gt;</text:p>
            <text:p>&lt;p&gt;Rich in several minerals needed for optimum plant growth, it helps convert a variety of elements into easily absorbed forms for healthy crops.&lt;/p&gt;</text:p>
            <text:p>&lt;p&gt;It promotes extremely high ion exchange capabilities and increased buffering that acts as an organic catalyst, filling in the gaps sometimes found with man-made fertilizers.&lt;/p&gt;</text:p>
            <text:p>&lt;p&gt;When used as a foliar spray, H-2 Humic can help provide a natural barrier for pests and pathogens.&lt;/p&gt;</text:p>
            <text:p>&lt;p&gt;Available in 1 and 4 Liter sizes.&lt;/p&gt;</text:p>
            <text:p>&lt;h3&gt;ADDITIONAL INFORMATION&lt;/h3&gt;</text:p>
            <text:p>&lt;table&gt;</text:p>
            <text:p>&lt;tbody&gt;</text:p>
            <text:p>&lt;tr&gt;</text:p>
            <text:p>&lt;td&gt;SKU&lt;/td&gt;</text:p>
            <text:p>&lt;td&gt;FADGH-GROUP&lt;/td&gt;</text:p>
            <text:p>&lt;/tr&gt;</text:p>
            <text:p>&lt;tr&gt;</text:p>
            <text:p>&lt;td&gt;Manufacturer&lt;/td&gt;</text:p>
            <text:p>&lt;td&gt;No&lt;/td&gt;</text:p>
            <text:p>&lt;/tr&gt;</text:p>
            <text:p>&lt;/tbody&gt;</text:p>
            <text:p>&lt;/table&gt;</text:p>
          </table:table-cell>
          <table:table-cell office:value-type="string" calcext:value-type="string">
            <text:p>Advanced Nutrients</text:p>
          </table:table-cell>
          <table:table-cell/>
          <table:table-cell office:value-type="string" calcext:value-type="string">
            <text:p>advanced-nutrients, nutrients</text:p>
          </table:table-cell>
          <table:table-cell table:style-name="ce1" office:value-type="string" calcext:value-type="string">
            <text:p>true</text:p>
          </table:table-cell>
          <table:table-cell office:value-type="string" calcext:value-type="string">
            <text:p>Name</text:p>
          </table:table-cell>
          <table:table-cell office:value-type="string" calcext:value-type="string">
            <text:p>Grandma Enggy's H-2-1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8.42" calcext:value-type="float">
            <text:p>18.42</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dvanced-14.jpg?v=159437217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rhino-skin</text:p>
          </table:table-cell>
          <table:table-cell office:value-type="string" calcext:value-type="string">
            <text:p>Advanced Nutrients - Rhino Skin</text:p>
          </table:table-cell>
          <table:table-cell office:value-type="string" calcext:value-type="string">
            <text:p>&lt;h3&gt;DETAILS&lt;/h3&gt;</text:p>
            <text:p>&lt;p&gt;Give your plants Rhino Skin to increase the rigidity of the cell walls making your plant's stalks more rigid. Plants take silicon into their cells making tougher cell walls.&lt;/p&gt;</text:p>
            <text:p>&lt;h3&gt;ADDITIONAL INFORMATION&lt;/h3&gt;</text:p>
            <text:p>&lt;table&gt;</text:p>
            <text:p>&lt;tbody&gt;</text:p>
            <text:p>&lt;tr&gt;</text:p>
            <text:p>&lt;td&gt;SKU&lt;/td&gt;</text:p>
            <text:p>&lt;td&gt;FADR -GROUP&lt;/td&gt;</text:p>
            <text:p>&lt;/tr&gt;</text:p>
            <text:p>&lt;tr&gt;</text:p>
            <text:p>&lt;td&gt;Manufacturer&lt;/td&gt;</text:p>
            <text:p>&lt;td&gt;No&lt;/td&gt;</text:p>
            <text:p>&lt;/tr&gt;</text:p>
            <text:p>&lt;/tbody&gt;</text:p>
            <text:p>&lt;/table&gt;</text:p>
          </table:table-cell>
          <table:table-cell office:value-type="string" calcext:value-type="string">
            <text:p>Advanced Nutrients</text:p>
          </table:table-cell>
          <table:table-cell/>
          <table:table-cell office:value-type="string" calcext:value-type="string">
            <text:p>advanced-nutrients, nutrients</text:p>
          </table:table-cell>
          <table:table-cell table:style-name="ce1" office:value-type="string" calcext:value-type="string">
            <text:p>true</text:p>
          </table:table-cell>
          <table:table-cell office:value-type="string" calcext:value-type="string">
            <text:p>Name</text:p>
          </table:table-cell>
          <table:table-cell office:value-type="string" calcext:value-type="string">
            <text:p>Rhino Skin 1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5.16" calcext:value-type="float">
            <text:p>35.16</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dvanced-13.png?v=159437186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rhino-skin</text:p>
          </table:table-cell>
          <table:table-cell table:number-columns-repeated="7"/>
          <table:table-cell office:value-type="string" calcext:value-type="string">
            <text:p>Rhino Skin 4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1.09" calcext:value-type="float">
            <text:p>71.0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sensizym</text:p>
          </table:table-cell>
          <table:table-cell office:value-type="string" calcext:value-type="string">
            <text:p>Advanced Nutrients - Sensizym</text:p>
          </table:table-cell>
          <table:table-cell office:value-type="string" calcext:value-type="string">
            <text:p>&lt;h3&gt;DETAILS&lt;/h3&gt;</text:p>
            <text:p>&lt;p&gt;Enzymes are organic catalysts, which means they're great at getting things going. One thing they do in your root zone is break down organic debris. Use Sensizym right now to get three different types of enzymes into your root zone.&lt;/p&gt;</text:p>
            <text:p>&lt;h3&gt;ADDITIONAL INFORMATION&lt;/h3&gt;</text:p>
            <text:p>&lt;table&gt;</text:p>
            <text:p>&lt;tbody&gt;</text:p>
            <text:p>&lt;tr&gt;</text:p>
            <text:p>&lt;td&gt;SKU&lt;/td&gt;</text:p>
            <text:p>&lt;td&gt;FADS-GROUP&lt;/td&gt;</text:p>
            <text:p>&lt;/tr&gt;</text:p>
            <text:p>&lt;tr&gt;</text:p>
            <text:p>&lt;td&gt;Manufacturer&lt;/td&gt;</text:p>
            <text:p>&lt;td&gt;No&lt;/td&gt;</text:p>
            <text:p>&lt;/tr&gt;</text:p>
            <text:p>&lt;/tbody&gt;</text:p>
            <text:p>&lt;/table&gt;</text:p>
          </table:table-cell>
          <table:table-cell office:value-type="string" calcext:value-type="string">
            <text:p>Advanced Nutrients</text:p>
          </table:table-cell>
          <table:table-cell/>
          <table:table-cell office:value-type="string" calcext:value-type="string">
            <text:p>advanced-nutrients, nutrients</text:p>
          </table:table-cell>
          <table:table-cell table:style-name="ce1" office:value-type="string" calcext:value-type="string">
            <text:p>true</text:p>
          </table:table-cell>
          <table:table-cell office:value-type="string" calcext:value-type="string">
            <text:p>Name</text:p>
          </table:table-cell>
          <table:table-cell office:value-type="string" calcext:value-type="string">
            <text:p>Sensizym 1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9.4" calcext:value-type="float">
            <text:p>39.4</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dvanced-12.png?v=159437171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sensizym</text:p>
          </table:table-cell>
          <table:table-cell table:number-columns-repeated="7"/>
          <table:table-cell office:value-type="string" calcext:value-type="string">
            <text:p>Sensizym 4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26.08" calcext:value-type="float">
            <text:p>126.08</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sensi-grow-a-b-ph-perfect</text:p>
          </table:table-cell>
          <table:table-cell office:value-type="string" calcext:value-type="string">
            <text:p>Advanced Nutrients - Sensi Grow A &amp; B pH Perfect</text:p>
          </table:table-cell>
          <table:table-cell office:value-type="string" calcext:value-type="string">
            <text:p>&lt;h3&gt;DETAILS&lt;/h3&gt;</text:p>
            <text:p>&lt;p&gt;Your plants use the ingredients in Sensi Grow to reward you with rapid growth, lush foliage and sturdy structure. That's why you're using Sensi Grow, the two-part nutrient formula that works well in the most-productive hydroponic gardens.&lt;/p&gt;</text:p>
            <text:p>&lt;h3&gt;ADDITIONAL INFORMATION&lt;/h3&gt;</text:p>
            <text:p>&lt;table&gt;</text:p>
            <text:p>&lt;tbody&gt;</text:p>
            <text:p>&lt;tr&gt;</text:p>
            <text:p>&lt;td&gt;SKU&lt;/td&gt;</text:p>
            <text:p>&lt;td&gt;FAPSG-GROUP&lt;/td&gt;</text:p>
            <text:p>&lt;/tr&gt;</text:p>
            <text:p>&lt;tr&gt;</text:p>
            <text:p>&lt;td&gt;Manufacturer&lt;/td&gt;</text:p>
            <text:p>&lt;td&gt;No&lt;/td&gt;</text:p>
            <text:p>&lt;/tr&gt;</text:p>
            <text:p>&lt;/tbody&gt;</text:p>
            <text:p>&lt;/table&gt;</text:p>
          </table:table-cell>
          <table:table-cell office:value-type="string" calcext:value-type="string">
            <text:p>Advanced Nutrients</text:p>
          </table:table-cell>
          <table:table-cell/>
          <table:table-cell office:value-type="string" calcext:value-type="string">
            <text:p>advanced-nutrients, nutrients</text:p>
          </table:table-cell>
          <table:table-cell table:style-name="ce1" office:value-type="string" calcext:value-type="string">
            <text:p>true</text:p>
          </table:table-cell>
          <table:table-cell office:value-type="string" calcext:value-type="string">
            <text:p>Name</text:p>
          </table:table-cell>
          <table:table-cell office:value-type="string" calcext:value-type="string">
            <text:p>Sensi Grow A &amp; B pH Perfect 1 Liter se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4.32" calcext:value-type="float">
            <text:p>34.32</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dvanced-11.png?v=159437153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sensi-grow-a-b-ph-perfect</text:p>
          </table:table-cell>
          <table:table-cell table:number-columns-repeated="7"/>
          <table:table-cell office:value-type="string" calcext:value-type="string">
            <text:p>Sensi Grow A &amp; B pH Perfect 4 Liter se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09.84" calcext:value-type="float">
            <text:p>109.84</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sensi-grow-a-b-ph-perfect</text:p>
          </table:table-cell>
          <table:table-cell table:number-columns-repeated="7"/>
          <table:table-cell office:value-type="string" calcext:value-type="string">
            <text:p>Sensi Grow A &amp; B pH Perfect 10 Liter se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40" calcext:value-type="float">
            <text:p>240</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connoisseur-a-b-ph-perfect</text:p>
          </table:table-cell>
          <table:table-cell office:value-type="string" calcext:value-type="string">
            <text:p>Advanced Nutrients - Connoisseur Bloom A &amp; B pH Perfect</text:p>
          </table:table-cell>
          <table:table-cell office:value-type="string" calcext:value-type="string">
            <text:p>&lt;h3&gt;DETAILS&lt;/h3&gt;</text:p>
            <text:p>&lt;p&gt;Professional cultivators growing high-value crops worldwide are singing the praises of Connoisseur - the new comprehensive, ultra-premium bloom fertilizer. This exclusive two-part formula is only for expert cultivators who need to be absolutely amazed and totally satisfied at the end of the harvest cycle. After you've used Connoisseur, you'll see why AN (Advanced Nutrients) is so confident in it that they offer an unprecedented 100% performance guarantee.&lt;/p&gt;</text:p>
            <text:p>&lt;h3&gt;ADDITIONAL INFORMATION&lt;/h3&gt;</text:p>
            <text:p>&lt;table&gt;</text:p>
            <text:p>&lt;tbody&gt;</text:p>
            <text:p>&lt;tr&gt;</text:p>
            <text:p>&lt;td&gt;SKU&lt;/td&gt;</text:p>
            <text:p>&lt;td&gt;FAPC-GROUP&lt;/td&gt;</text:p>
            <text:p>&lt;/tr&gt;</text:p>
            <text:p>&lt;tr&gt;</text:p>
            <text:p>&lt;td&gt;Manufacturer&lt;/td&gt;</text:p>
            <text:p>&lt;td&gt;No&lt;/td&gt;</text:p>
            <text:p>&lt;/tr&gt;</text:p>
            <text:p>&lt;/tbody&gt;</text:p>
            <text:p>&lt;/table&gt;</text:p>
          </table:table-cell>
          <table:table-cell office:value-type="string" calcext:value-type="string">
            <text:p>Advanced Nutrients</text:p>
          </table:table-cell>
          <table:table-cell/>
          <table:table-cell office:value-type="string" calcext:value-type="string">
            <text:p>advanced-nutrients, nutrients</text:p>
          </table:table-cell>
          <table:table-cell table:style-name="ce1" office:value-type="string" calcext:value-type="string">
            <text:p>true</text:p>
          </table:table-cell>
          <table:table-cell office:value-type="string" calcext:value-type="string">
            <text:p>Name</text:p>
          </table:table-cell>
          <table:table-cell office:value-type="string" calcext:value-type="string">
            <text:p>Connoisseur A &amp; B pH Perfect 1 Liter se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4.56" calcext:value-type="float">
            <text:p>44.56</text:p>
          </table:table-cell>
          <table:table-cell/>
          <table:table-cell table:number-columns-repeated="2" office:value-type="string" calcext:value-type="string">
            <text:p>true</text:p>
          </table:table-cell>
          <table:table-cell table:number-columns-repeated="4"/>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onnoisseur-a-b-ph-perfect</text:p>
          </table:table-cell>
          <table:table-cell table:number-columns-repeated="7"/>
          <table:table-cell office:value-type="string" calcext:value-type="string">
            <text:p>Connoisseur A &amp; B pH Perfect 4 Liter se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42.72" calcext:value-type="float">
            <text:p>142.72</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connoisseur-a-b-ph-perfect</text:p>
          </table:table-cell>
          <table:table-cell table:number-columns-repeated="7"/>
          <table:table-cell office:value-type="string" calcext:value-type="string">
            <text:p>Connoisseur A &amp; B pH Perfect 10 Liter se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12.4" calcext:value-type="float">
            <text:p>312.4</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sensi-bloom-a-b-ph-perfect</text:p>
          </table:table-cell>
          <table:table-cell office:value-type="string" calcext:value-type="string">
            <text:p>Advanced Nutrients - Sensi Bloom A &amp; B pH Perfect</text:p>
          </table:table-cell>
          <table:table-cell office:value-type="string" calcext:value-type="string">
            <text:p>&lt;h3&gt;DETAILS&lt;/h3&gt;</text:p>
            <text:p>&lt;p&gt;Sensi Bloom is the two-part bloom nutrient formula you can absolutely count on during your all-important bloom phase. Use Sensi Bloom to give your valuable plants the solid foundation they need for rewarding floral development. Use Sensi Bloom when you want the best from your high-value plants.&lt;/p&gt;</text:p>
            <text:p>&lt;h3&gt;ADDITIONAL INFORMATION&lt;/h3&gt;</text:p>
            <text:p>&lt;table&gt;</text:p>
            <text:p>&lt;tbody&gt;</text:p>
            <text:p>&lt;tr&gt;</text:p>
            <text:p>&lt;td&gt;SKU&lt;/td&gt;</text:p>
            <text:p>&lt;td&gt;FAPSB-GROUP&lt;/td&gt;</text:p>
            <text:p>&lt;/tr&gt;</text:p>
            <text:p>&lt;tr&gt;</text:p>
            <text:p>&lt;td&gt;Manufacturer&lt;/td&gt;</text:p>
            <text:p>&lt;td&gt;No&lt;/td&gt;</text:p>
            <text:p>&lt;/tr&gt;</text:p>
            <text:p>&lt;/tbody&gt;</text:p>
            <text:p>&lt;/table&gt;</text:p>
          </table:table-cell>
          <table:table-cell office:value-type="string" calcext:value-type="string">
            <text:p>Advanced Nutrients</text:p>
          </table:table-cell>
          <table:table-cell/>
          <table:table-cell office:value-type="string" calcext:value-type="string">
            <text:p>advanced-nutrients, nutrients</text:p>
          </table:table-cell>
          <table:table-cell table:style-name="ce1" office:value-type="string" calcext:value-type="string">
            <text:p>true</text:p>
          </table:table-cell>
          <table:table-cell office:value-type="string" calcext:value-type="string">
            <text:p>Name</text:p>
          </table:table-cell>
          <table:table-cell office:value-type="string" calcext:value-type="string">
            <text:p>Sensi Bloom A &amp; B pH Perfect 1 Liter se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4.32" calcext:value-type="float">
            <text:p>34.32</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dvanced-9.png?v=159437106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sensi-bloom-a-b-ph-perfect</text:p>
          </table:table-cell>
          <table:table-cell table:number-columns-repeated="7"/>
          <table:table-cell office:value-type="string" calcext:value-type="string">
            <text:p>Sensi Bloom A &amp; B pH Perfect 4 Liter se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09.84" calcext:value-type="float">
            <text:p>109.84</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sensi-bloom-a-b-ph-perfect</text:p>
          </table:table-cell>
          <table:table-cell table:number-columns-repeated="7"/>
          <table:table-cell office:value-type="string" calcext:value-type="string">
            <text:p>Sensi Bloom A &amp; B pH Perfect 10 Liter se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40" calcext:value-type="float">
            <text:p>240</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overdrive</text:p>
          </table:table-cell>
          <table:table-cell office:value-type="string" calcext:value-type="string">
            <text:p>Advanced Nutrients - Overdrive</text:p>
          </table:table-cell>
          <table:table-cell office:value-type="string" calcext:value-type="string">
            <text:p>&lt;h3&gt;DETAILS&lt;/h3&gt;</text:p>
            <text:p>&lt;p&gt;During the final weeks of bloom phase your plants need the ingredients in Overdrive to maintain flower maturation, flower growth, and overall vigor. Many growers neglect the last weeks of bloom phase, but now you can kick it into Overdrive for a strong finish and get bigger smiles at harvest time.&lt;/p&gt;</text:p>
            <text:p>&lt;h3&gt;ADDITIONAL INFORMATION&lt;/h3&gt;</text:p>
            <text:p>&lt;table&gt;</text:p>
            <text:p>&lt;tbody&gt;</text:p>
            <text:p>&lt;tr&gt;</text:p>
            <text:p>&lt;td&gt;SKU&lt;/td&gt;</text:p>
            <text:p>&lt;td&gt;FADO1&lt;/td&gt;</text:p>
            <text:p>&lt;/tr&gt;</text:p>
            <text:p>&lt;tr&gt;</text:p>
            <text:p>&lt;td&gt;Manufacturer&lt;/td&gt;</text:p>
            <text:p>&lt;td&gt;Advanced Nutrients&lt;/td&gt;</text:p>
            <text:p>&lt;/tr&gt;</text:p>
            <text:p>&lt;/tbody&gt;</text:p>
            <text:p>&lt;/table&gt;</text:p>
          </table:table-cell>
          <table:table-cell office:value-type="string" calcext:value-type="string">
            <text:p>Advanced Nutrients</text:p>
          </table:table-cell>
          <table:table-cell/>
          <table:table-cell office:value-type="string" calcext:value-type="string">
            <text:p>advanced-nutrients, nutrien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2.68" calcext:value-type="float">
            <text:p>42.6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dvanced-8.png?v=159437083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nirvana</text:p>
          </table:table-cell>
          <table:table-cell office:value-type="string" calcext:value-type="string">
            <text:p>Advanced Nutrients - Nirvana</text:p>
          </table:table-cell>
          <table:table-cell office:value-type="string" calcext:value-type="string">
            <text:p>&lt;h3&gt;DETAILS&lt;/h3&gt;</text:p>
            <text:p>&lt;p&gt;A lot of bloom supplements are allegedly organic and helpful for your plants, but studies show they aren't all-organic. Worse yet, they do nothing for your crops. Nirvana is the only all-organic triple-filtered formula that flows smoothly in your system and maximizes your crops worth.&lt;/p&gt;</text:p>
            <text:p>&lt;h3&gt;ADDITIONAL INFORMATION&lt;/h3&gt;</text:p>
            <text:p>&lt;table&gt;</text:p>
            <text:p>&lt;tbody&gt;</text:p>
            <text:p>&lt;tr&gt;</text:p>
            <text:p>&lt;td&gt;SKU&lt;/td&gt;</text:p>
            <text:p>&lt;td&gt;FADN1&lt;/td&gt;</text:p>
            <text:p>&lt;/tr&gt;</text:p>
            <text:p>&lt;tr&gt;</text:p>
            <text:p>&lt;td&gt;Manufacturer&lt;/td&gt;</text:p>
            <text:p>&lt;td&gt;Advanced Nutrients&lt;/td&gt;</text:p>
            <text:p>&lt;/tr&gt;</text:p>
            <text:p>&lt;/tbody&gt;</text:p>
            <text:p>&lt;/table&gt;</text:p>
          </table:table-cell>
          <table:table-cell office:value-type="string" calcext:value-type="string">
            <text:p>Advanced Nutrients</text:p>
          </table:table-cell>
          <table:table-cell/>
          <table:table-cell office:value-type="string" calcext:value-type="string">
            <text:p>advanced-nutrients, nutrien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8.98" calcext:value-type="float">
            <text:p>28.9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dvanced-7.png?v=159437072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6">
          <table:table-cell office:value-type="string" calcext:value-type="string">
            <text:p>advanced-micro-ph-perfect</text:p>
          </table:table-cell>
          <table:table-cell office:value-type="string" calcext:value-type="string">
            <text:p>Advanced Nutrients - Micro pH Perfect</text:p>
          </table:table-cell>
          <table:table-cell office:value-type="string" calcext:value-type="string">
            <text:p>&lt;h3&gt;DETAILS&lt;/h3&gt;</text:p>
            <text:p>&lt;h3&gt;pH Perfect Formula&lt;/h3&gt;</text:p>
            <text:p>&lt;p&gt;Using a high-quality micro-nutrient formula is your ticket to a rewarding garden. By combining Advanced Nutrients Micro with Grow and Bloom, you're providing your plants what they need to give you a happier harvest day. It's guaranteed!&lt;/p&gt;</text:p>
            <text:p>&lt;h3&gt;ADDITIONAL INFORMATION&lt;/h3&gt;</text:p>
            <text:p>&lt;table&gt;</text:p>
            <text:p>&lt;tbody&gt;</text:p>
            <text:p>&lt;tr&gt;</text:p>
            <text:p>&lt;td&gt;SKU&lt;/td&gt;</text:p>
            <text:p>&lt;td&gt;FAPM-GROUP&lt;/td&gt;</text:p>
            <text:p>&lt;/tr&gt;</text:p>
            <text:p>&lt;tr&gt;</text:p>
            <text:p>&lt;td&gt;Manufacturer&lt;/td&gt;</text:p>
            <text:p>&lt;td&gt;No&lt;/td&gt;</text:p>
            <text:p>&lt;/tr&gt;</text:p>
            <text:p>&lt;/tbody&gt;</text:p>
            <text:p>&lt;/table&gt;</text:p>
          </table:table-cell>
          <table:table-cell office:value-type="string" calcext:value-type="string">
            <text:p>Advanced Nutrients</text:p>
          </table:table-cell>
          <table:table-cell/>
          <table:table-cell office:value-type="string" calcext:value-type="string">
            <text:p>advanced-nutrients, nutrients</text:p>
          </table:table-cell>
          <table:table-cell table:style-name="ce1" office:value-type="string" calcext:value-type="string">
            <text:p>true</text:p>
          </table:table-cell>
          <table:table-cell office:value-type="string" calcext:value-type="string">
            <text:p>Name</text:p>
          </table:table-cell>
          <table:table-cell office:value-type="string" calcext:value-type="string">
            <text:p>Advanced Micro pH Perfect 1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7.6" calcext:value-type="float">
            <text:p>17.6</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dvanced-4.png?v=159437016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advanced-micro-ph-perfect</text:p>
          </table:table-cell>
          <table:table-cell table:number-columns-repeated="7"/>
          <table:table-cell office:value-type="string" calcext:value-type="string">
            <text:p>Advanced Micro pH Perfect 4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6.32" calcext:value-type="float">
            <text:p>56.32</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6">
          <table:table-cell office:value-type="string" calcext:value-type="string">
            <text:p>advanced-grow-ph-perfect</text:p>
          </table:table-cell>
          <table:table-cell office:value-type="string" calcext:value-type="string">
            <text:p>Advanced Nutrients - Grow pH Perfect</text:p>
          </table:table-cell>
          <table:table-cell office:value-type="string" calcext:value-type="string">
            <text:p>&lt;h3&gt;DETAILS&lt;/h3&gt;</text:p>
            <text:p>&lt;h3&gt;pH Perfect Formula&lt;/h3&gt;</text:p>
            <text:p>&lt;p&gt;When you use 3-part hydroponics base nutrients, you get reliable, flexible, concentrated nutrients that give your plants the essential elements they need. Mix Advanced Nutrients Grow with Bloom and Micro to provide nitrogen, phophorus and potassium (along with secondary and micronutrients) to promote healthy plant structure and metabolism, as well as vigorous fruit and flower production in your plants.&lt;/p&gt;</text:p>
            <text:p>&lt;h3&gt;ADDITIONAL INFORMATION&lt;/h3&gt;</text:p>
            <text:p>&lt;table&gt;</text:p>
            <text:p>&lt;tbody&gt;</text:p>
            <text:p>&lt;tr&gt;</text:p>
            <text:p>&lt;td&gt;SKU&lt;/td&gt;</text:p>
            <text:p>&lt;td&gt;FAPG-GROUP&lt;/td&gt;</text:p>
            <text:p>&lt;/tr&gt;</text:p>
            <text:p>&lt;tr&gt;</text:p>
            <text:p>&lt;td&gt;Manufacturer&lt;/td&gt;</text:p>
            <text:p>&lt;td&gt;No&lt;/td&gt;</text:p>
            <text:p>&lt;/tr&gt;</text:p>
            <text:p>&lt;/tbody&gt;</text:p>
            <text:p>&lt;/table&gt;</text:p>
          </table:table-cell>
          <table:table-cell office:value-type="string" calcext:value-type="string">
            <text:p>Advanced Nutrients</text:p>
          </table:table-cell>
          <table:table-cell/>
          <table:table-cell office:value-type="string" calcext:value-type="string">
            <text:p>advanced-nutrients, nutrients</text:p>
          </table:table-cell>
          <table:table-cell table:style-name="ce1" office:value-type="string" calcext:value-type="string">
            <text:p>true</text:p>
          </table:table-cell>
          <table:table-cell office:value-type="string" calcext:value-type="string">
            <text:p>Name</text:p>
          </table:table-cell>
          <table:table-cell office:value-type="string" calcext:value-type="string">
            <text:p>Advanced Grow pH Perfect 1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0.43" calcext:value-type="float">
            <text:p>10.43</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dvanced-3.png?v=159436993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advanced-grow-ph-perfect</text:p>
          </table:table-cell>
          <table:table-cell table:number-columns-repeated="7"/>
          <table:table-cell office:value-type="string" calcext:value-type="string">
            <text:p>Advanced Grow pH Perfect 4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1.72" calcext:value-type="float">
            <text:p>41.72</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advanced-ph-down</text:p>
          </table:table-cell>
          <table:table-cell office:value-type="string" calcext:value-type="string">
            <text:p>Advanced Nutrients - pH Down</text:p>
          </table:table-cell>
          <table:table-cell office:value-type="string" calcext:value-type="string">
            <text:p>&lt;h3&gt;DETAILS&lt;/h3&gt;</text:p>
            <text:p>&lt;p&gt;Acidity versus alkalinity are key factors in your crop?s water and root zone, as measured by pH. If you have too high or too low pH, your crops cannot uptake nutrients, and may well be damaged or even killed. That?s why smart growers daily monitor and adjust optimum pH levels for hydroponics, sphagnum moss, coco coir, rockwool, aeroponics, soil, and other types of plant growth media. Some companies make cheap, inferior pH adjustment products that never achieve consistent results; some of those products contain harmful materials. Advanced Nutrients pH products are carefully-manufactured pure concentrates that are pharmaceutical grade. Ingredients: Phosphoric Acid WARNING: DO NOT STORE pH UP AND pH DOWN SIDE BY SIDE! Available in 1L and 4L sizes.&lt;/p&gt;</text:p>
            <text:p>&lt;h3&gt;ADDITIONAL INFORMATION&lt;/h3&gt;</text:p>
            <text:p>&lt;table&gt;</text:p>
            <text:p>&lt;tbody&gt;</text:p>
            <text:p>&lt;tr&gt;</text:p>
            <text:p>&lt;td&gt;SKU&lt;/td&gt;</text:p>
            <text:p>&lt;td&gt;FADPHD-GROUP&lt;/td&gt;</text:p>
            <text:p>&lt;/tr&gt;</text:p>
            <text:p>&lt;tr&gt;</text:p>
            <text:p>&lt;td&gt;Manufacturer&lt;/td&gt;</text:p>
            <text:p>&lt;td&gt;No&lt;/td&gt;</text:p>
            <text:p>&lt;/tr&gt;</text:p>
            <text:p>&lt;/tbody&gt;</text:p>
            <text:p>&lt;/table&gt;</text:p>
          </table:table-cell>
          <table:table-cell office:value-type="string" calcext:value-type="string">
            <text:p>Advanced Nutrients</text:p>
          </table:table-cell>
          <table:table-cell/>
          <table:table-cell office:value-type="string" calcext:value-type="string">
            <text:p>advanced-nutrients, nutrients</text:p>
          </table:table-cell>
          <table:table-cell table:style-name="ce1" office:value-type="string" calcext:value-type="string">
            <text:p>true</text:p>
          </table:table-cell>
          <table:table-cell office:value-type="string" calcext:value-type="string">
            <text:p>Name</text:p>
          </table:table-cell>
          <table:table-cell office:value-type="string" calcext:value-type="string">
            <text:p>pH Down 4L</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4.8" calcext:value-type="float">
            <text:p>74.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dvanced-2.png?v=159436967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advanced-ph-down</text:p>
          </table:table-cell>
          <table:table-cell table:number-columns-repeated="7"/>
          <table:table-cell office:value-type="string" calcext:value-type="string">
            <text:p>pH Down 1L</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3.6" calcext:value-type="float">
            <text:p>23.6</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advanced-ph-up</text:p>
          </table:table-cell>
          <table:table-cell office:value-type="string" calcext:value-type="string">
            <text:p>Advanced Nutrients - pH Up</text:p>
          </table:table-cell>
          <table:table-cell office:value-type="string" calcext:value-type="string">
            <text:p>&lt;h3&gt;DETAILS&lt;/h3&gt;</text:p>
            <text:p>&lt;p&gt;Acidity versus alkalinity are key factors in your crop?s water and root zone, as measured by pH. If you have too high or too low pH, your crops cannot uptake nutrients, and may well be damaged or even killed. That?s why smart growers daily monitor and adjust optimum pH levels for hydroponics, sphagnum moss, coco coir, rockwool, aeroponics, soil, and other types of plant growth media. Some companies make cheap, inferior pH adjustment products that never achieve consistent results; some of those products contain harmful materials. Advanced Nutrients pH products are carefully-manufactured pure concentrates that are pharmaceutical grade. Ingredients: Phosphoric Acid WARNING: DO NOT STORE pH UP AND pH DOWN SIDE BY SIDE! Available in 1L and 4L sizes.&lt;/p&gt;</text:p>
            <text:p>&lt;h3&gt;ADDITIONAL INFORMATION&lt;/h3&gt;</text:p>
            <text:p>&lt;table&gt;</text:p>
            <text:p>&lt;tbody&gt;</text:p>
            <text:p>&lt;tr&gt;</text:p>
            <text:p>&lt;td&gt;SKU&lt;/td&gt;</text:p>
            <text:p>&lt;td&gt;FADPHU-GROUP&lt;/td&gt;</text:p>
            <text:p>&lt;/tr&gt;</text:p>
            <text:p>&lt;tr&gt;</text:p>
            <text:p>&lt;td&gt;Manufacturer&lt;/td&gt;</text:p>
            <text:p>&lt;td&gt;No&lt;/td&gt;</text:p>
            <text:p>&lt;/tr&gt;</text:p>
            <text:p>&lt;/tbody&gt;</text:p>
            <text:p>&lt;/table&gt;</text:p>
          </table:table-cell>
          <table:table-cell office:value-type="string" calcext:value-type="string">
            <text:p>Advanced Nutrients</text:p>
          </table:table-cell>
          <table:table-cell/>
          <table:table-cell office:value-type="string" calcext:value-type="string">
            <text:p>advanced-nutrients, nutrients</text:p>
          </table:table-cell>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0" calcext:value-type="float">
            <text:p>0</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dvanced-1.png?v=159436946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ultra-sunultra-sun®-metal-halide-blue-7500k-1000w</text:p>
          </table:table-cell>
          <table:table-cell office:value-type="string" calcext:value-type="string">
            <text:p>Ultra Sun - Metal Halide Blue 7500K 1000w</text:p>
          </table:table-cell>
          <table:table-cell office:value-type="string" calcext:value-type="string">
            <text:p>&lt;h3&gt;DETAILS&lt;/h3&gt;</text:p>
            <text:p>&lt;p&gt;The Ultra Sun® Metal Halide (MH) Blue Enhanced Performance lamps offer extra emphasis in the blue and violet spectrums with Kelvin temperatures of 7,500°K. This line of Ultra Sun® lamps is exceptional for vegetative growth and for the final fruiting and flowering stages of a plant's development. These lamps have been specifically engineered for horticulture applications. Ultra Sun® lamps are high quality, feature robust construction and have excellent reliability at an economical price.&lt;/p&gt;</text:p>
            <text:p>&lt;h3&gt;ADDITIONAL INFORMATION&lt;/h3&gt;</text:p>
            <text:p>&lt;table&gt;</text:p>
            <text:p>&lt;tbody&gt;</text:p>
            <text:p>&lt;tr&gt;</text:p>
            <text:p>&lt;td&gt;SKU&lt;/td&gt;</text:p>
            <text:p>&lt;td&gt;BM172&lt;/td&gt;</text:p>
            <text:p>&lt;/tr&gt;</text:p>
            <text:p>&lt;tr&gt;</text:p>
            <text:p>&lt;td&gt;Manufacturer&lt;/td&gt;</text:p>
            <text:p>&lt;td&gt;No&lt;/td&gt;</text:p>
            <text:p>&lt;/tr&gt;</text:p>
            <text:p>&lt;/tbody&gt;</text:p>
            <text:p>&lt;/table&gt;</text:p>
          </table:table-cell>
          <table:table-cell office:value-type="string" calcext:value-type="string">
            <text:p>Ultra Sun</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0.95" calcext:value-type="float">
            <text:p>70.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Ultrasun-4.jpg?v=159436921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ultra-sun®-metal-halide-blue-400-watt-bulb-7500k</text:p>
          </table:table-cell>
          <table:table-cell office:value-type="string" calcext:value-type="string">
            <text:p>Ultra Sun - Metal Halide Blue 400 Watt Bulb 7500k</text:p>
          </table:table-cell>
          <table:table-cell office:value-type="string" calcext:value-type="string">
            <text:p>&lt;h3&gt;DETAILS&lt;/h3&gt;</text:p>
            <text:p>&lt;p&gt;The Ultra Sun® Metal Halide (MH) Blue Enhanced Performance lamps offer extra emphasis in the blue and violet spectrums with Kelvin temperatures of 7,500°K. This line of Ultra Sun® lamps is exceptional for vegetative growth and for the final fruiting and flowering stages of a plant's development. These lamps have been specifically engineered for horticulture applications. Ultra Sun® lamps are high quality, feature robust construction and have excellent reliability at an economical price.&lt;/p&gt;</text:p>
            <text:p>&lt;h3&gt;ADDITIONAL INFORMATION&lt;/h3&gt;</text:p>
            <text:p>&lt;table&gt;</text:p>
            <text:p>&lt;tbody&gt;</text:p>
            <text:p>&lt;tr&gt;</text:p>
            <text:p>&lt;td&gt;SKU&lt;/td&gt;</text:p>
            <text:p>&lt;td&gt;BM472&lt;/td&gt;</text:p>
            <text:p>&lt;/tr&gt;</text:p>
            <text:p>&lt;tr&gt;</text:p>
            <text:p>&lt;td&gt;Manufacturer&lt;/td&gt;</text:p>
            <text:p>&lt;td&gt;No&lt;/td&gt;</text:p>
            <text:p>&lt;/tr&gt;</text:p>
            <text:p>&lt;/tbody&gt;</text:p>
            <text:p>&lt;/table&gt;</text:p>
          </table:table-cell>
          <table:table-cell office:value-type="string" calcext:value-type="string">
            <text:p>Ultra Sun</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3.95" calcext:value-type="float">
            <text:p>4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Ultrasun-3.jpg?v=159436906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ultra-sun®-metal-halide-4-200-k-1000-watt</text:p>
          </table:table-cell>
          <table:table-cell office:value-type="string" calcext:value-type="string">
            <text:p>Ultra Sun - Metal Halide - 4,200°K 1000 Watt</text:p>
          </table:table-cell>
          <table:table-cell office:value-type="string" calcext:value-type="string">
            <text:p>&lt;h3&gt;DETAILS&lt;/h3&gt;</text:p>
            <text:p>&lt;p&gt;Universal burn position. 4,200°K color temperature. Lamp has good spectral distribution. Emits the bluish and green regions of the light spectrum. Stimulates plant growth more efficiently than any other light source. Ultra Sun® lamps are high quality, feature robust construction and have excellent reliability at an economical price.&lt;/p&gt;</text:p>
            <text:p>&lt;h3&gt;ADDITIONAL INFORMATION&lt;/h3&gt;</text:p>
            <text:p>&lt;table&gt;</text:p>
            <text:p>&lt;tbody&gt;</text:p>
            <text:p>&lt;tr&gt;</text:p>
            <text:p>&lt;td&gt;SKU&lt;/td&gt;</text:p>
            <text:p>&lt;td&gt;BM1&lt;/td&gt;</text:p>
            <text:p>&lt;/tr&gt;</text:p>
            <text:p>&lt;tr&gt;</text:p>
            <text:p>&lt;td&gt;Manufacturer&lt;/td&gt;</text:p>
            <text:p>&lt;td&gt;No&lt;/td&gt;</text:p>
            <text:p>&lt;/tr&gt;</text:p>
            <text:p>&lt;/tbody&gt;</text:p>
            <text:p>&lt;/table&gt;</text:p>
          </table:table-cell>
          <table:table-cell office:value-type="string" calcext:value-type="string">
            <text:p>Ultra Sun</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6.95" calcext:value-type="float">
            <text:p>46.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Ultrasun-2_9b718dd5-72d7-4eb3-b9f8-8843bf5afb99.jpg?v=159436891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ultra-sun®-metal-halide-4-200-k-400w</text:p>
          </table:table-cell>
          <table:table-cell office:value-type="string" calcext:value-type="string">
            <text:p>Ultra Sun - Metal Halide - 4,200°K 400w</text:p>
          </table:table-cell>
          <table:table-cell office:value-type="string" calcext:value-type="string">
            <text:p>&lt;h3&gt;DETAILS&lt;/h3&gt;</text:p>
            <text:p>&lt;p&gt;Universal burn position. 4,200°K color temperature. Lamp has good spectral distribution. Emits the bluish and green regions of the light spectrum. Stimulates plant growth more efficiently than any other light source. Ultra Sun® lamps are high quality, feature robust construction and have excellent reliability at an economical price.&lt;/p&gt;</text:p>
            <text:p>&lt;h3&gt;ADDITIONAL INFORMATION&lt;/h3&gt;</text:p>
            <text:p>&lt;table&gt;</text:p>
            <text:p>&lt;tbody&gt;</text:p>
            <text:p>&lt;tr&gt;</text:p>
            <text:p>&lt;td&gt;SKU&lt;/td&gt;</text:p>
            <text:p>&lt;td&gt;BM4&lt;/td&gt;</text:p>
            <text:p>&lt;/tr&gt;</text:p>
            <text:p>&lt;tr&gt;</text:p>
            <text:p>&lt;td&gt;Manufacturer&lt;/td&gt;</text:p>
            <text:p>&lt;td&gt;No&lt;/td&gt;</text:p>
            <text:p>&lt;/tr&gt;</text:p>
            <text:p>&lt;/tbody&gt;</text:p>
            <text:p>&lt;/table&gt;</text:p>
          </table:table-cell>
          <table:table-cell office:value-type="string" calcext:value-type="string">
            <text:p>Ultra Sun</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7.95" calcext:value-type="float">
            <text:p>27.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Ultrasun-1.jpg?v=159436870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ultra-sun®-metal-halide-4-200-k-400w</text:p>
          </table:table-cell>
          <table:table-cell table:number-columns-repeated="20"/>
          <table:table-cell table:style-name="Default" table:number-columns-repeated="2"/>
          <table:table-cell/>
          <table:table-cell office:value-type="string" calcext:value-type="string">
            <text:p>https://cdn.shopify.com/s/files/1/0417/5675/4069/products/Ultrasun-2.jpg?v=1594368708</text:p>
          </table:table-cell>
          <table:table-cell office:value-type="float" office:value="2" calcext:value-type="float">
            <text:p>2</text:p>
          </table:table-cell>
          <table:table-cell table:number-columns-repeated="22"/>
        </table:table-row>
        <table:table-row table:style-name="ro2">
          <table:table-cell office:value-type="string" calcext:value-type="string">
            <text:p>hortilux-hp-sodium-hps-bulb-400-watt-super</text:p>
          </table:table-cell>
          <table:table-cell office:value-type="string" calcext:value-type="string">
            <text:p>Hortilux - HP Sodium (HPS) Bulb 400 Watt Super</text:p>
          </table:table-cell>
          <table:table-cell office:value-type="string" calcext:value-type="string">
            <text:p>&lt;h3&gt;DETAILS&lt;/h3&gt;</text:p>
            <text:p>&lt;p&gt;SpHortilux High Pressure Sodium lamps have a high energy spectral output for plant growth. They provide more total energy for plant growth than standard HPS, with an increase in the violet, blue, and green spectrum. Environmentally friendly, and meets US Federal EPA TCLP criteria for non-hazardous waste. Produces 54,000 Lumens and has a Kelvin rating of 2100º. Can burn in the horizontal or vertical position.&lt;/p&gt;</text:p>
            <text:p>&lt;h3&gt;ADDITIONAL INFORMATION&lt;/h3&gt;</text:p>
            <text:p>&lt;table&gt;</text:p>
            <text:p>&lt;tbody&gt;</text:p>
            <text:p>&lt;tr&gt;</text:p>
            <text:p>&lt;td&gt;SKU&lt;/td&gt;</text:p>
            <text:p>&lt;td&gt;BH4H&lt;/td&gt;</text:p>
            <text:p>&lt;/tr&gt;</text:p>
            <text:p>&lt;tr&gt;</text:p>
            <text:p>&lt;td&gt;Manufacturer&lt;/td&gt;</text:p>
            <text:p>&lt;td&gt;Hortilux&lt;/td&gt;</text:p>
            <text:p>&lt;/tr&gt;</text:p>
            <text:p>&lt;/tbody&gt;</text:p>
            <text:p>&lt;/table&gt;</text:p>
          </table:table-cell>
          <table:table-cell office:value-type="string" calcext:value-type="string">
            <text:p>Hortilux</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4.95" calcext:value-type="float">
            <text:p>94.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ortilux-1.jpg?v=159436819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spectralux-hps-600-watt-lamp</text:p>
          </table:table-cell>
          <table:table-cell office:value-type="string" calcext:value-type="string">
            <text:p>Spectralux - HPS 600 Watt Lamp</text:p>
          </table:table-cell>
          <table:table-cell office:value-type="string" calcext:value-type="string">
            <text:p>&lt;h3&gt;DETAILS&lt;/h3&gt;</text:p>
            <text:p>&lt;p&gt;Spectralux® High Pressure Sodium Single-Ended Lamps feature high lumen output and 2000° K color temperature, making them ideal for horticultural applications. Fruiting and flowering plants will thrive under these lamps! They can also be used as a full-term light source. They are engineered to be compatible with both magnetic and electronic ballasts. Spectralux® lamps are optimized for use with Sun System® brand ballasts and reflectors.&lt;/p&gt;</text:p>
            <text:p>&lt;h3&gt;ADDITIONAL INFORMATION&lt;/h3&gt;</text:p>
            <text:p>&lt;table&gt;</text:p>
            <text:p>&lt;tbody&gt;</text:p>
            <text:p>&lt;tr&gt;</text:p>
            <text:p>&lt;td&gt;SKU&lt;/td&gt;</text:p>
            <text:p>&lt;td&gt;BH6&lt;/td&gt;</text:p>
            <text:p>&lt;/tr&gt;</text:p>
            <text:p>&lt;tr&gt;</text:p>
            <text:p>&lt;td&gt;Manufacturer&lt;/td&gt;</text:p>
            <text:p>&lt;td&gt;No&lt;/td&gt;</text:p>
            <text:p>&lt;/tr&gt;</text:p>
            <text:p>&lt;/tbody&gt;</text:p>
            <text:p>&lt;/table&gt;</text:p>
          </table:table-cell>
          <table:table-cell office:value-type="string" calcext:value-type="string">
            <text:p>Sun System</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0.95" calcext:value-type="float">
            <text:p>60.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unsystem-24.jpg?v=159436779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6">
          <table:table-cell office:value-type="string" calcext:value-type="string">
            <text:p>philips-green-power-master-color-cdm-lamp-315-watt-elite-agro-3100-k</text:p>
          </table:table-cell>
          <table:table-cell office:value-type="string" calcext:value-type="string">
            <text:p>Sun System - Philips Green Power Master Color CDM Lamp 315 Watt Elite Agro 3100°K</text:p>
          </table:table-cell>
          <table:table-cell office:value-type="string" calcext:value-type="string">
            <text:p>&lt;h3&gt;DETAILS&lt;/h3&gt;</text:p>
            <text:p>&lt;p&gt;These Philips lamps feature superior color quality and very crisp white light. Incredibly high 1.95 PPF (photosynthetic photon flux) per watt per second light source. 3,100°K Green Power, High 92 CRI, 33,000 initial lumens (105Lm/W). High 90% lumen maintenance at 10,000 hr/High 85% maintenance at 20,000 hr. Double glass jacketed lamp is rated for either open fixture use (without glass lens) or enclosed fixture use (with glass lens). Bi-pin lamp base is compatible with all Sun System® LEC® Brand Technology Fixtures.&lt;/p&gt;</text:p>
            <text:p>&lt;p&gt;&lt;strong&gt;PLEASE NOTE:&lt;/strong&gt;These Philips lamps are designed &amp;amp; optimized to be paired with a Philips brand electronic ballast. All Sun System® LEC® Brand Technology fixtures are made with a Philips brand electronic ballast(s). If these lamps are used with a different fixture type, you will likely experience a shortened lamp life and possibly premature lamp failure.&lt;/p&gt;</text:p>
            <text:p>&lt;h3&gt;ADDITIONAL INFORMATION&lt;/h3&gt;</text:p>
            <text:p>&lt;table&gt;</text:p>
            <text:p>&lt;tbody&gt;</text:p>
            <text:p>&lt;tr&gt;</text:p>
            <text:p>&lt;td&gt;SKU&lt;/td&gt;</text:p>
            <text:p>&lt;td&gt;901575&lt;/td&gt;</text:p>
            <text:p>&lt;/tr&gt;</text:p>
            <text:p>&lt;tr&gt;</text:p>
            <text:p>&lt;td&gt;Manufacturer&lt;/td&gt;</text:p>
            <text:p>&lt;td&gt;Philips/GE Lighting&lt;/td&gt;</text:p>
            <text:p>&lt;/tr&gt;</text:p>
            <text:p>&lt;/tbody&gt;</text:p>
            <text:p>&lt;/table&gt;</text:p>
          </table:table-cell>
          <table:table-cell office:value-type="string" calcext:value-type="string">
            <text:p>Sun System</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04.95" calcext:value-type="float">
            <text:p>104.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unsystem-23.jpg?v=159436759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spectralux-hps-1000-watt-lamp</text:p>
          </table:table-cell>
          <table:table-cell office:value-type="string" calcext:value-type="string">
            <text:p>Spectralux - HPS 1000 Watt Lamp</text:p>
          </table:table-cell>
          <table:table-cell office:value-type="string" calcext:value-type="string">
            <text:p>&lt;h3&gt;DETAILS&lt;/h3&gt;</text:p>
            <text:p>&lt;p&gt;Spectralux® High Pressure Sodium Single-Ended Lamps feature high lumen output and 2000° K color temperature, making them ideal for horticultural applications. Fruiting and flowering plants will thrive under these lamps! They can also be used as a full-term light source. They are engineered to be compatible with both magnetic and electronic ballasts. Spectralux® lamps are optimized for use with Sun System® brand ballasts and reflectors.&lt;/p&gt;</text:p>
            <text:p>&lt;h3&gt;ADDITIONAL INFORMATION&lt;/h3&gt;</text:p>
            <text:p>&lt;table&gt;</text:p>
            <text:p>&lt;tbody&gt;</text:p>
            <text:p>&lt;tr&gt;</text:p>
            <text:p>&lt;td&gt;SKU&lt;/td&gt;</text:p>
            <text:p>&lt;td&gt;BHP1&lt;/td&gt;</text:p>
            <text:p>&lt;/tr&gt;</text:p>
            <text:p>&lt;tr&gt;</text:p>
            <text:p>&lt;td&gt;Manufacturer&lt;/td&gt;</text:p>
            <text:p>&lt;td&gt;No&lt;/td&gt;</text:p>
            <text:p>&lt;/tr&gt;</text:p>
            <text:p>&lt;/tbody&gt;</text:p>
            <text:p>&lt;/table&gt;</text:p>
          </table:table-cell>
          <table:table-cell office:value-type="string" calcext:value-type="string">
            <text:p>Sun System</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1.95" calcext:value-type="float">
            <text:p>61.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unsystem-22.jpg?v=159436736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sunlight-supply-hardcore-magnetic-ballast</text:p>
          </table:table-cell>
          <table:table-cell office:value-type="string" calcext:value-type="string">
            <text:p>Sun System - Sunlight Supply Hardcore Magnetic Ballast</text:p>
          </table:table-cell>
          <table:table-cell office:value-type="string" calcext:value-type="string">
            <text:p>&lt;h3&gt;DETAILS&lt;/h3&gt;</text:p>
            <text:p>&lt;p&gt;Exposed ballast design is compact and runs cool! Hardcore offers superior cooling capabilities while extending the longevity of the capacitor and ignitor. 600 volt lamp cord receptacle – accepts all Sun System® lamp cords (sold separately). Our Hard Core ballast with dual input voltage easily switches from 120 to 240 volt power! Simply unplug detachable 12O volt power cord (included), turn power plate around for 240 volt power and plug in a 240 volt power cord. (240 volt power cord sold separately). Powder coated steel housing with louvered venting and solid design helps protect internal components. Rubber feet reduce noise &amp;amp; vibration. Excellent ballast quality with high temp 150°C wire connections will provide years of trouble-free operation. Removable stainless steel handles allow easy handling. 2 year warranty. 1000 Watt Switchable Ballast Features: Operates both HPS and MH 1000 watt lamps with selectable switch.&lt;/p&gt;</text:p>
            <text:p>&lt;h3&gt;ADDITIONAL INFORMATION&lt;/h3&gt;</text:p>
            <text:p>&lt;table&gt;</text:p>
            <text:p>&lt;tbody&gt;</text:p>
            <text:p>&lt;tr&gt;</text:p>
            <text:p>&lt;td&gt;SKU&lt;/td&gt;</text:p>
            <text:p>&lt;td&gt;sbhc-group&lt;/td&gt;</text:p>
            <text:p>&lt;/tr&gt;</text:p>
            <text:p>&lt;tr&gt;</text:p>
            <text:p>&lt;td&gt;Manufacturer&lt;/td&gt;</text:p>
            <text:p>&lt;td&gt;No&lt;/td&gt;</text:p>
            <text:p>&lt;/tr&gt;</text:p>
            <text:p>&lt;/tbody&gt;</text:p>
            <text:p>&lt;/table&gt;</text:p>
          </table:table-cell>
          <table:table-cell office:value-type="string" calcext:value-type="string">
            <text:p>Sun System</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Hardcore 1000 watt switchab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65.78" calcext:value-type="float">
            <text:p>165.7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unsystem-16.png?v=159436556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7">
          <table:table-cell office:value-type="string" calcext:value-type="string">
            <text:p>sunshine-advanced-mix-3cu-ft-compressed-bale</text:p>
          </table:table-cell>
          <table:table-cell office:value-type="string" calcext:value-type="string">
            <text:p>Sunshine Advanced - Mix - 3cu/ft Compressed Bale</text:p>
          </table:table-cell>
          <table:table-cell office:value-type="string" calcext:value-type="string">
            <text:p>&lt;h3&gt;DETAILS&lt;/h3&gt;</text:p>
            <text:p>&lt;p&gt;Formulated with earth-friendly ingredients to retain moisture, provide improved root aeration and drainage, and develop strong, healthy root systems for maximum stem, flower and foliage growth. Peat moss and coconut fiber retain water and nutrients for optimal plant growth, combined with increased perlite to provide excellent drainage. The organic nutrient package provides a supplemental charge after three to four weeks and the endomycorrhizal blend enhances the ability of plants to access the nutrients in the root zone.&lt;/p&gt;</text:p>
            <text:p>&lt;p&gt;Balanced: proper pH range to improve nutrient availability&lt;/p&gt;</text:p>
            <text:p>&lt;p&gt;Water Works: organic wetting agent to help soil absorb water quickly and easily&lt;/p&gt;</text:p>
            <text:p>&lt;p&gt;Bio-Active: multiple strains of mycorhizzae for optimum root colonization, improved nutrient and water uptake, better resistance to stress and disease&lt;/p&gt;</text:p>
            <text:p>&lt;p&gt;No-Burning: inert formula accommodates custom feeding practices with no conflicting nutrients or burn risk&lt;/p&gt;</text:p>
            <text:p>&lt;p&gt;Peat Moss: "nature's sponge" holds up to 30 times its weight in water, keeping it readily available for plant uptake&lt;/p&gt;</text:p>
            <text:p>&lt;p&gt;Coconut Coir: a natural water-holding ingredient providing on-demand moisture&lt;/p&gt;</text:p>
            <text:p>&lt;p&gt;Perlite: maintains air space for optimum root growth&lt;/p&gt;</text:p>
            <text:p>&lt;p&gt;Superior Value: Eco-compressed bales fluff to about twice the labeled volume (1 cu ft bale provides about 2 cu ft of usable soil)&lt;/p&gt;</text:p>
            <text:p>&lt;h3&gt;ADDITIONAL INFORMATION&lt;/h3&gt;</text:p>
            <text:p>&lt;table&gt;</text:p>
            <text:p>&lt;tbody&gt;</text:p>
            <text:p>&lt;tr&gt;</text:p>
            <text:p>&lt;td&gt;SKU&lt;/td&gt;</text:p>
            <text:p>&lt;td&gt;GMSMLA4&lt;/td&gt;</text:p>
            <text:p>&lt;/tr&gt;</text:p>
            <text:p>&lt;tr&gt;</text:p>
            <text:p>&lt;td&gt;Manufacturer&lt;/td&gt;</text:p>
            <text:p>&lt;td&gt;Sungro&lt;/td&gt;</text:p>
            <text:p>&lt;/tr&gt;</text:p>
            <text:p>&lt;/tbody&gt;</text:p>
            <text:p>&lt;/table&gt;</text:p>
          </table:table-cell>
          <table:table-cell office:value-type="string" calcext:value-type="string">
            <text:p>Sunshine Advanced</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1.09" calcext:value-type="float">
            <text:p>41.0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unsystem-14.jpg?v=159430245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sunlight-supply-socket-cord</text:p>
          </table:table-cell>
          <table:table-cell office:value-type="string" calcext:value-type="string">
            <text:p>Sun System - Sunlight Supply Socket Cord</text:p>
          </table:table-cell>
          <table:table-cell office:value-type="string" calcext:value-type="string">
            <text:p>&lt;h3&gt;DETAILS&lt;/h3&gt;</text:p>
            <text:p>&lt;p&gt;Replacement cord for Sun System® reflectors that require the 15 ft 2 point detachable cord. Extension cord for reflector to ballast or can be stripped to replace damaged socket cords.&lt;/p&gt;</text:p>
            <text:p>&lt;h3&gt;ADDITIONAL INFORMATION&lt;/h3&gt;</text:p>
            <text:p>&lt;table&gt;</text:p>
            <text:p>&lt;tbody&gt;</text:p>
            <text:p>&lt;tr&gt;</text:p>
            <text:p>&lt;td&gt;SKU&lt;/td&gt;</text:p>
            <text:p>&lt;td&gt;SSCORD&lt;/td&gt;</text:p>
            <text:p>&lt;/tr&gt;</text:p>
            <text:p>&lt;tr&gt;</text:p>
            <text:p>&lt;td&gt;Manufacturer&lt;/td&gt;</text:p>
            <text:p>&lt;td&gt;No&lt;/td&gt;</text:p>
            <text:p>&lt;/tr&gt;</text:p>
            <text:p>&lt;/tbody&gt;</text:p>
            <text:p>&lt;/table&gt;</text:p>
          </table:table-cell>
          <table:table-cell office:value-type="string" calcext:value-type="string">
            <text:p>Sun System</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1.39" calcext:value-type="float">
            <text:p>21.3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unsystem-13.jpg?v=159430219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sun-system-x-crop-master-ballast</text:p>
          </table:table-cell>
          <table:table-cell office:value-type="string" calcext:value-type="string">
            <text:p>Sun System - X Crop Master Ballast</text:p>
          </table:table-cell>
          <table:table-cell office:value-type="string" calcext:value-type="string">
            <text:p>&lt;h3&gt;DETAILS&lt;/h3&gt;</text:p>
            <text:p>&lt;p&gt;The Sun System X Crop Master Ballast is a multi-volt ballast with a white powder-coated finish and an 8' grounded power cord. The rubber feet help to minimize any vibration, as the louvers assist in cooling the ballast. This ballast also features a high-temperature domestic capacitor, and carries a 5-year warranty. Comes with 120 volt cord, for 240 volt please order a 240 volt power cord separately.&lt;/p&gt;</text:p>
            <text:p>&lt;h3&gt;ADDITIONAL INFORMATION&lt;/h3&gt;</text:p>
            <text:p>&lt;table&gt;</text:p>
            <text:p>&lt;tbody&gt;</text:p>
            <text:p>&lt;tr&gt;</text:p>
            <text:p>&lt;td&gt;SKU&lt;/td&gt;</text:p>
            <text:p>&lt;td&gt;SBX -GROUP&lt;/td&gt;</text:p>
            <text:p>&lt;/tr&gt;</text:p>
            <text:p>&lt;tr&gt;</text:p>
            <text:p>&lt;td&gt;Manufacturer&lt;/td&gt;</text:p>
            <text:p>&lt;td&gt;No&lt;/td&gt;</text:p>
            <text:p>&lt;/tr&gt;</text:p>
            <text:p>&lt;/tbody&gt;</text:p>
            <text:p>&lt;/table&gt;</text:p>
          </table:table-cell>
          <table:table-cell office:value-type="string" calcext:value-type="string">
            <text:p>Sun System</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0" calcext:value-type="float">
            <text:p>0</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unsystem-11.jpg?v=159430173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ecoplus-chiller</text:p>
          </table:table-cell>
          <table:table-cell office:value-type="string" calcext:value-type="string">
            <text:p>EcoPlus - Water Chillers</text:p>
          </table:table-cell>
          <table:table-cell office:value-type="string" calcext:value-type="string">
            <text:p>&lt;h3&gt;DETAILS&lt;/h3&gt;</text:p>
            <text:p>&lt;p&gt;The EcoPlus Chiller is suitable for use in reservoirs, hydroponic systems or aquariums. Each chiller provides a high-performance titanium heat-exchanger for optimum performance and corrosion resistance. High-quality Japanese made compressor is extremely efficient and reliable. The microcomputer with digital LCD display allows for easy operation.&lt;/p&gt;</text:p>
            <text:p>&lt;h3&gt;ADDITIONAL INFORMATION&lt;/h3&gt;</text:p>
            <text:p>&lt;table&gt;</text:p>
            <text:p>&lt;tbody&gt;</text:p>
            <text:p>&lt;tr&gt;</text:p>
            <text:p>&lt;td&gt;SKU&lt;/td&gt;</text:p>
            <text:p>&lt;td&gt;MC1-GROUP&lt;/td&gt;</text:p>
            <text:p>&lt;/tr&gt;</text:p>
            <text:p>&lt;tr&gt;</text:p>
            <text:p>&lt;td&gt;Manufacturer&lt;/td&gt;</text:p>
            <text:p>&lt;td&gt;No&lt;/td&gt;</text:p>
            <text:p>&lt;/tr&gt;</text:p>
            <text:p>&lt;/tbody&gt;</text:p>
            <text:p>&lt;/table&gt;</text:p>
          </table:table-cell>
          <table:table-cell office:value-type="string" calcext:value-type="string">
            <text:p>EcoPlu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0" calcext:value-type="float">
            <text:p>0</text:p>
          </table:table-cell>
          <table:table-cell/>
          <table:table-cell table:number-columns-repeated="2" office:value-type="string" calcext:value-type="string">
            <text:p>true</text:p>
          </table:table-cell>
          <table:table-cell/>
          <table:table-cell office:value-type="string" calcext:value-type="string">
            <text:p>https://cdn.shopify.com/s/files/1/0417/5675/4069/products/Titan-5.jpg?v=159429675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titan-controls®-co2-regulator-deluxe-kit-with-timer</text:p>
          </table:table-cell>
          <table:table-cell office:value-type="string" calcext:value-type="string">
            <text:p>Titan Controls - CO2 Regulator Deluxe Kit with Timer</text:p>
          </table:table-cell>
          <table:table-cell office:value-type="string" calcext:value-type="string">
            <text:p>&lt;h3&gt;DETAILS&lt;/h3&gt;</text:p>
            <text:p>&lt;p&gt;This deluxe kit gives you all the necessary pieces to deliver plant enriching CO2 to your garden! Included in this kit is: Titan Controls® CO2 Regulator, Titan Controls® Spartan Series® Repeat Cycle Timer and the Titan Controls® CO2 Rain System. All the components for an efficient CO2 system in one box!&lt;/p&gt;</text:p>
            <text:p>&lt;h3&gt;ADDITIONAL INFORMATION&lt;/h3&gt;</text:p>
            <text:p>&lt;table&gt;</text:p>
            <text:p>&lt;tbody&gt;</text:p>
            <text:p>&lt;tr&gt;</text:p>
            <text:p>&lt;td&gt;SKU&lt;/td&gt;</text:p>
            <text:p>&lt;td&gt;702718&lt;/td&gt;</text:p>
            <text:p>&lt;/tr&gt;</text:p>
            <text:p>&lt;tr&gt;</text:p>
            <text:p>&lt;td&gt;Manufacturer&lt;/td&gt;</text:p>
            <text:p>&lt;td&gt;No&lt;/td&gt;</text:p>
            <text:p>&lt;/tr&gt;</text:p>
            <text:p>&lt;/tbody&gt;</text:p>
            <text:p>&lt;/table&gt;</text:p>
          </table:table-cell>
          <table:table-cell office:value-type="string" calcext:value-type="string">
            <text:p>Titan</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6.76" calcext:value-type="float">
            <text:p>136.76</text:p>
          </table:table-cell>
          <table:table-cell/>
          <table:table-cell table:number-columns-repeated="2" office:value-type="string" calcext:value-type="string">
            <text:p>true</text:p>
          </table:table-cell>
          <table:table-cell/>
          <table:table-cell office:value-type="string" calcext:value-type="string">
            <text:p>https://cdn.shopify.com/s/files/1/0417/5675/4069/products/Titan-4.jpg?v=159429657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3">
          <table:table-cell office:value-type="string" calcext:value-type="string">
            <text:p>titan-controls-saturn-5-digital-environmental-controller</text:p>
          </table:table-cell>
          <table:table-cell office:value-type="string" calcext:value-type="string">
            <text:p>Titan Controls - Saturn 5 Digital Environmental Controller</text:p>
          </table:table-cell>
          <table:table-cell office:value-type="string" calcext:value-type="string">
            <text:p>&lt;h3&gt;DETAILS&lt;/h3&gt;</text:p>
            <text:p>&lt;p&gt;The Saturn™ 5 Digital Environmental Controller by Titan Controls is an advanced environmental controller that enables the user to remotely control desired temperature and humidity settings, operate a carbon dioxide (CO2) controller, an exhaust fan, a dehumidifier, as well as equipment when it is dark. The Saturn™ 5 also gives the indoor grower the ability to set different day and nighttime temperatures.&lt;/p&gt;</text:p>
            <text:p>&lt;p&gt;The Saturn™ 5 Digital Environmental Controller features an LCD easy-to-read display and color coded buttons for no fail programming. The Saturn 5 can also log minimum and maximum temperatures as well as humidity. Comes with a 15-foot long remote sensor and a photocell for nighttime control. High-impact plastic enclosure protects internal components from dust, rust and moisture.&lt;/p&gt;</text:p>
            <text:p>&lt;p&gt;See the attached diagram for Saturn™ 5 Digital Environmental Controller's climate control capabilities.&lt;/p&gt;</text:p>
            <text:p>&lt;p&gt;The Saturn™ 5 Digital Environmental Controller measures 9 inches tall by 7 inches wide by 3 and 3/4 inches deep. Humidity control range between 5% and 95% non-condensing relative humidity (RH) with an accuracy of +/- 3% RH of desired setting. Temperature control settings range between 41 degrees F. and 113 degrees with an accuracy of +/- 1 degree F. Operates in Celsius or Fahrenheit. Input/Output voltage is 120 Volts; Maximum amperage 14.5 Amps; Operating Hertz: 60 Hz.; 3-year manufacturers warranty.&lt;/p&gt;</text:p>
            <text:p/>
            <text:p>&lt;h3&gt;ADDITIONAL INFORMATION&lt;/h3&gt;</text:p>
            <text:p>&lt;table&gt;</text:p>
            <text:p>&lt;tbody&gt;</text:p>
            <text:p>&lt;tr&gt;</text:p>
            <text:p>&lt;td&gt;SKU&lt;/td&gt;</text:p>
            <text:p>&lt;td&gt;CTS5&lt;/td&gt;</text:p>
            <text:p>&lt;/tr&gt;</text:p>
            <text:p>&lt;tr&gt;</text:p>
            <text:p>&lt;td&gt;Manufacturer&lt;/td&gt;</text:p>
            <text:p>&lt;td&gt;No&lt;/td&gt;</text:p>
            <text:p>&lt;/tr&gt;</text:p>
            <text:p>&lt;/tbody&gt;</text:p>
            <text:p>&lt;/table&gt;</text:p>
          </table:table-cell>
          <table:table-cell office:value-type="string" calcext:value-type="string">
            <text:p>Titan</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98.43" calcext:value-type="float">
            <text:p>298.43</text:p>
          </table:table-cell>
          <table:table-cell/>
          <table:table-cell table:number-columns-repeated="2" office:value-type="string" calcext:value-type="string">
            <text:p>true</text:p>
          </table:table-cell>
          <table:table-cell/>
          <table:table-cell office:value-type="string" calcext:value-type="string">
            <text:p>https://cdn.shopify.com/s/files/1/0417/5675/4069/products/Titan-3.jpg?v=159429643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8">
          <table:table-cell office:value-type="string" calcext:value-type="string">
            <text:p>titan-controls-saturn-4-environmental-controller</text:p>
          </table:table-cell>
          <table:table-cell office:value-type="string" calcext:value-type="string">
            <text:p>Titan Controls - Saturn 4 Environmental Controller</text:p>
          </table:table-cell>
          <table:table-cell office:value-type="string" calcext:value-type="string">
            <text:p>&lt;h3&gt;DETAILS&lt;/h3&gt;</text:p>
            <text:p>&lt;p&gt;The Saturn™ 4 Environmental Controller by Titan Controls is a basic environmental controller that enables the user to control desired temperature and humidity settings, operate a carbon dioxide (CO2) controller, an exhaust fan, and a dehumidifier. The Saturn™ 4 can also operate a device that operates only when it's dark&lt;/p&gt;</text:p>
            <text:p>&lt;p&gt;The Saturn™ 4 Environmental Controller features digitally precise and easy to use knobs that dial in the desired temperature and humidity settings. So simple, a single button allows you to change between three different operating modes. Comes with a 15-foot long remote sensor and a photocell for nighttime control. High-impact plastic enclosure protects internal components from dust, rust and moisture.&lt;/p&gt;</text:p>
            <text:p>&lt;p&gt;The Saturn™ 4 has three independent operating modes. The selection depends on the type of devices being connected to the controller. Press the Select Mode button to change from MODE A, B or C. A green LED will let you know what MODE you are operating in.&lt;/p&gt;</text:p>
            <text:p>&lt;p&gt;Mode A: This mode independently lowers your temperature and humidity. If you are connecting a cooling device (such as a exhaust fan) to lower the temperature AND a dehumidifier to lower the humidity level, the controller will activate these devices independently based on the temperature and humidity levels in your grow room and your preferred set points. The ‘Cooling Output’ is activated when the temperature set point is exceeded and the ‘Humid/Dehumid Output’ is activated when the humidity set point is exceeded.&lt;/p&gt;</text:p>
            <text:p>&lt;p&gt;Mode B: This mode simultaneously lowers your temperature and humidity. If you are connecting a cooling device (such as an exhaust fan) to lower your temperature AND a dehumidifier to lower the humidity levels, the controller will activate the devices simultaneously if the temperature rises above the set point AND/OR the humidity level rises above the set point. The ‘Cooling Output’ and ‘Humid/Dehumid Output” will both be activated until both the temperature and/or humidity set point is reached.&lt;/p&gt;</text:p>
            <text:p>&lt;p&gt;Mode C: This mode independently lowers the temperature and increases the humidity. If you’re connecting a cooling device (such as a fan) to lower your temperature AND a humidifier to raise the humidity level, the controller will activate these devices independently based on the temperature and humidity levels in your grow room and your preferred set points. The ‘Cooling Output’ is activated when the temperature set point is exceeded, and the ‘Humid/Dehumid Output’ is activated when the humidity set point is exceeded.&lt;/p&gt;</text:p>
            <text:p>&lt;p&gt;The Saturn™ 4 Environmental Controller measures 9 inches tall by 7 inches wide by 3 and 3/4 inches deep. Humidity control range between 5% and 95% non-condensing relative humidity (RH) with an accuracy of +/- 3% RH of desired setting. Temperature control settings range between 41 degrees F. and 113 degrees with an accuracy of +/- 1 degree F. Input/Output voltage is 120 Volts; Maximum amperage 14.5 Amps; Operating Hertz: 60 Hz.; 3-year manufacturers warranty.&lt;/p&gt;</text:p>
            <text:p>&lt;h3&gt;ADDITIONAL INFORMATION&lt;/h3&gt;</text:p>
            <text:p>&lt;table&gt;</text:p>
            <text:p>&lt;tbody&gt;</text:p>
            <text:p>&lt;tr&gt;</text:p>
            <text:p>&lt;td&gt;SKU&lt;/td&gt;</text:p>
            <text:p>&lt;td&gt;CTS4&lt;/td&gt;</text:p>
            <text:p>&lt;/tr&gt;</text:p>
            <text:p>&lt;tr&gt;</text:p>
            <text:p>&lt;td&gt;Manufacturer&lt;/td&gt;</text:p>
            <text:p>&lt;td&gt;No&lt;/td&gt;</text:p>
            <text:p>&lt;/tr&gt;</text:p>
            <text:p>&lt;/tbody&gt;</text:p>
            <text:p>&lt;/table&gt;</text:p>
          </table:table-cell>
          <table:table-cell office:value-type="string" calcext:value-type="string">
            <text:p>Titan</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71.95" calcext:value-type="float">
            <text:p>171.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Titan-2.jpg?v=159429619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6">
          <table:table-cell office:value-type="string" calcext:value-type="string">
            <text:p>titan-apollo-2-cycle-timer-w-photocell</text:p>
          </table:table-cell>
          <table:table-cell office:value-type="string" calcext:value-type="string">
            <text:p>Titan Controls - Apollo 2 Cycle Timer w/photocell</text:p>
          </table:table-cell>
          <table:table-cell office:value-type="string" calcext:value-type="string">
            <text:p>&lt;h3&gt;DETAILS&lt;/h3&gt;</text:p>
            <text:p>&lt;p&gt;The ETL listed Apollo 2 Recycle Timer with photocell provides the perfect solution to your short cycle timing requirements. It has a 10 second to 20 minutes 'ON TIME' to activate your grow gear, and 1 minute to 12 hours 'OFF TIME' to turn it off as needed. It can be set for daytime only, nightime only or both day and nightime control. Now you can dial your CO2, pump or fan to exacting schedules and control your garden to achieve its maximum potential.&lt;/p&gt;</text:p>
            <text:p>&lt;ul&gt;</text:p>
            <text:p>&lt;li&gt;10 seconds to 20 minutes 'ON TIME'&lt;/li&gt;</text:p>
            <text:p>&lt;li&gt;1 minute to 12 hours 'OFF TIME'&lt;/li&gt;</text:p>
            <text:p>&lt;li&gt;ETL listed in US and Canada for commercial applications&lt;/li&gt;</text:p>
            <text:p>&lt;li&gt;Controls timed equipment during daytime only, nightime only or both day &amp;amp; night&lt;/li&gt;</text:p>
            <text:p>&lt;li&gt;Plastic enclosure protects internal components from dust and moisture&lt;/li&gt;</text:p>
            <text:p>&lt;li&gt;Use to time CO2, fans, pumps, misters, ebb &amp;amp; flow systems and ozone generators&lt;/li&gt;</text:p>
            <text:p>&lt;li&gt;120 Volts/15 Amps/60 Hz./1/3 HP&lt;/li&gt;</text:p>
            <text:p>&lt;li&gt;3 year warranty&lt;/li&gt;</text:p>
            <text:p>&lt;/ul&gt;</text:p>
            <text:p>&lt;h3&gt;ADDITIONAL INFORMATION&lt;/h3&gt;</text:p>
            <text:p>&lt;table&gt;</text:p>
            <text:p>&lt;tbody&gt;</text:p>
            <text:p>&lt;tr&gt;</text:p>
            <text:p>&lt;td&gt;SKU&lt;/td&gt;</text:p>
            <text:p>&lt;td&gt;TTA2&lt;/td&gt;</text:p>
            <text:p>&lt;/tr&gt;</text:p>
            <text:p>&lt;tr&gt;</text:p>
            <text:p>&lt;td&gt;Manufacturer&lt;/td&gt;</text:p>
            <text:p>&lt;td&gt;Titan&lt;/td&gt;</text:p>
            <text:p>&lt;/tr&gt;</text:p>
            <text:p>&lt;/tbody&gt;</text:p>
            <text:p>&lt;/table&gt;</text:p>
          </table:table-cell>
          <table:table-cell office:value-type="string" calcext:value-type="string">
            <text:p>Titan</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00.88" calcext:value-type="float">
            <text:p>100.88</text:p>
          </table:table-cell>
          <table:table-cell/>
          <table:table-cell table:number-columns-repeated="2" office:value-type="string" calcext:value-type="string">
            <text:p>true</text:p>
          </table:table-cell>
          <table:table-cell table:number-columns-repeated="4"/>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titan-controls-atlas-2-preset-co2-controller</text:p>
          </table:table-cell>
          <table:table-cell office:value-type="string" calcext:value-type="string">
            <text:p>Titan Controls - Atlas 2 Preset CO2 Controller</text:p>
          </table:table-cell>
          <table:table-cell office:value-type="string" calcext:value-type="string">
            <text:p>&lt;h3&gt;DETAILS&lt;/h3&gt;</text:p>
            <text:p>&lt;p&gt;The Atlas 2 Preset Carbon Dioxide (CO2) Controller monitors and controls CO2 levels in the growing environment in a simple and straightforward manner utilizing a preset CO2 level ideal for most indoor plants of 1500 parts per million (PPM).&lt;/p&gt;</text:p>
            <text:p>&lt;p&gt;An integrated photocell enables the Atlas 2 to turn CO2 air fertilization off during the nighttime hours when plants don't utilize supplemental carbon dioxide. A built-in ‘self calibration’ feature keeps the unit performing accurately at all times which clearly makes the Atlas 2 the easiest CO2 Controller to operate on the market today. ETL Listed makes this unit just as comfortable in a commercial setting as it does in a home garden.&lt;/p&gt;</text:p>
            <text:p>&lt;p&gt;The Titan Controls Atlas 2 measures 8 inches tall by 4.5 inches wide by 2.5 inches deep and weighs one pound. Durable powder-coated steel housing and a full 3-year manufacturers warranty equals years of reliable CO2 control. Controls up to 15 amps, 120 Volts, 60 Hz.&lt;/p&gt;</text:p>
            <text:p>&lt;h3&gt;ADDITIONAL INFORMATION&lt;/h3&gt;</text:p>
            <text:p>&lt;table&gt;</text:p>
            <text:p>&lt;tbody&gt;</text:p>
            <text:p>&lt;tr&gt;</text:p>
            <text:p>&lt;td&gt;SKU&lt;/td&gt;</text:p>
            <text:p>&lt;td&gt;CTA2&lt;/td&gt;</text:p>
            <text:p>&lt;/tr&gt;</text:p>
            <text:p>&lt;tr&gt;</text:p>
            <text:p>&lt;td&gt;Manufacturer&lt;/td&gt;</text:p>
            <text:p>&lt;td&gt;No&lt;/td&gt;</text:p>
            <text:p>&lt;/tr&gt;</text:p>
            <text:p>&lt;/tbody&gt;</text:p>
            <text:p>&lt;/table&gt;</text:p>
          </table:table-cell>
          <table:table-cell office:value-type="string" calcext:value-type="string">
            <text:p>Titan</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66.6" calcext:value-type="float">
            <text:p>366.6</text:p>
          </table:table-cell>
          <table:table-cell/>
          <table:table-cell table:number-columns-repeated="2" office:value-type="string" calcext:value-type="string">
            <text:p>true</text:p>
          </table:table-cell>
          <table:table-cell/>
          <table:table-cell office:value-type="string" calcext:value-type="string">
            <text:p>https://cdn.shopify.com/s/files/1/0417/5675/4069/products/Titan-1.jpg?v=159429560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botanicare-premium-20-gallon-reservoir</text:p>
          </table:table-cell>
          <table:table-cell office:value-type="string" calcext:value-type="string">
            <text:p>Botanicare - Premium 20 Gallon Reservoir</text:p>
          </table:table-cell>
          <table:table-cell office:value-type="string" calcext:value-type="string">
            <text:p>&lt;h3&gt;DETAILS&lt;/h3&gt;</text:p>
            <text:p>&lt;p&gt;Designed for excellent performance and easy maintenance, Botanicare's Premium Reservoirs are true capacity with exceptional durability. These reservoirs are a reincarnation of Botanicare's original reservoir offering with the benefits of our Low Profile reservoirs/Eazy Drain reservoirs. They include front and side bulkhead ports to accommodate an internal pump and allow multiple reservoirs to be joined in line or side-by-side. Botanicare's Premium reservoirs are made with BPA-free recyclable materials, and include a virgin UV-resistant ABS cap that wraps the 70% recycled ABS core. Made in the USA using solar energy at Botanicare's own forming facility. &lt;/p&gt;</text:p>
            <text:p>&lt;h3&gt;ADDITIONAL INFORMATION&lt;/h3&gt;</text:p>
            <text:p>&lt;table&gt;</text:p>
            <text:p>&lt;tbody&gt;</text:p>
            <text:p>&lt;tr&gt;</text:p>
            <text:p>&lt;td&gt;SKU&lt;/td&gt;</text:p>
            <text:p>&lt;td&gt;707135&lt;/td&gt;</text:p>
            <text:p>&lt;/tr&gt;</text:p>
            <text:p>&lt;tr&gt;</text:p>
            <text:p>&lt;td&gt;Manufacturer&lt;/td&gt;</text:p>
            <text:p>&lt;td&gt;Botanicare&lt;/td&gt;</text:p>
            <text:p>&lt;/tr&gt;</text:p>
            <text:p>&lt;/tbody&gt;</text:p>
            <text:p>&lt;/table&gt;</text:p>
          </table:table-cell>
          <table:table-cell office:value-type="string" calcext:value-type="string">
            <text:p>Botanicare</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1.95" calcext:value-type="float">
            <text:p>61.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Botanicare-1.jpg?v=159429507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canna-bio-vega</text:p>
          </table:table-cell>
          <table:table-cell office:value-type="string" calcext:value-type="string">
            <text:p>CANNA - Bio-Vega</text:p>
          </table:table-cell>
          <table:table-cell office:value-type="string" calcext:value-type="string">
            <text:p>&lt;h3&gt;DETAILS&lt;/h3&gt;</text:p>
            <text:p>&lt;p&gt;Canna Bio Vega is an all organic nutrient that has been developed especially for the plants' growth phase. Bio Vega is rich in highly absorbable betaine nitrogen that is released according to the plant's needs. The bioactive substances in Bio Vega stimulate the root development and the formation of strong growth shoots. This allows even the fastest growing plants to optimally start their blooming period. Canna Bio Vega works well with either hydroponics or soil. Canna Bio Vega is OMRI Listed.&lt;/p&gt;</text:p>
            <text:p>&lt;h3&gt;ADDITIONAL INFORMATION&lt;/h3&gt;</text:p>
            <text:p>&lt;table&gt;</text:p>
            <text:p>&lt;tbody&gt;</text:p>
            <text:p>&lt;tr&gt;</text:p>
            <text:p>&lt;td&gt;SKU&lt;/td&gt;</text:p>
            <text:p>&lt;td&gt;FCBV-GROUP&lt;/td&gt;</text:p>
            <text:p>&lt;/tr&gt;</text:p>
            <text:p>&lt;tr&gt;</text:p>
            <text:p>&lt;td&gt;Manufacturer&lt;/td&gt;</text:p>
            <text:p>&lt;td&gt;No&lt;/td&gt;</text:p>
            <text:p>&lt;/tr&gt;</text:p>
            <text:p>&lt;/tbody&gt;</text:p>
            <text:p>&lt;/table&gt;</text:p>
          </table:table-cell>
          <table:table-cell office:value-type="string" calcext:value-type="string">
            <text:p>CANNA</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CANNA Bio-Vega 1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0.5" calcext:value-type="float">
            <text:p>30.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33.jpg?v=159429481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anna-bio-vega</text:p>
          </table:table-cell>
          <table:table-cell table:number-columns-repeated="7"/>
          <table:table-cell office:value-type="string" calcext:value-type="string">
            <text:p>CANNA Bio-Vega 5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26.2" calcext:value-type="float">
            <text:p>126.2</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8">
          <table:table-cell office:value-type="string" calcext:value-type="string">
            <text:p>canna-bio-flores</text:p>
          </table:table-cell>
          <table:table-cell office:value-type="string" calcext:value-type="string">
            <text:p>CANNA - Bio-Flores</text:p>
          </table:table-cell>
          <table:table-cell office:value-type="string" calcext:value-type="string">
            <text:p>&lt;h3&gt;DETAILS&lt;/h3&gt;</text:p>
            <text:p>&lt;p&gt;Get the Canna Coco Feed Chart&lt;/p&gt;</text:p>
            <text:p>&lt;p&gt;Canna Bio Flores is an all organic nutrient designed for the flowering and fruiting phase of plant growth.&lt;/p&gt;</text:p>
            <text:p>&lt;p&gt;The plant's nutritional needs change at the beginning of the blooming period. Bio Flores provides the plant with the necessary minerals and bioactive substances in proper proportions for an exuberant bloom, scent and flavour.&lt;/p&gt;</text:p>
            <text:p>&lt;p&gt;Among other things, Bio Flores contains hop extract. Hop extract contains substances such as lupulin, luparol, lupulon and humulon, which provide the plant with extra blooming power.&lt;/p&gt;</text:p>
            <text:p>&lt;p&gt;Canna Bio Flores works well with either hydroponics or soil, and is OMRI Listed.&lt;/p&gt;</text:p>
            <text:p>&lt;p&gt;NPK Formula: 2.5-2.0-5.0&lt;/p&gt;</text:p>
            <text:p>&lt;h3&gt;ADDITIONAL INFORMATION&lt;/h3&gt;</text:p>
            <text:p>&lt;table&gt;</text:p>
            <text:p>&lt;tbody&gt;</text:p>
            <text:p>&lt;tr&gt;</text:p>
            <text:p>&lt;td&gt;SKU&lt;/td&gt;</text:p>
            <text:p>&lt;td&gt;FCBF-GROUP&lt;/td&gt;</text:p>
            <text:p>&lt;/tr&gt;</text:p>
            <text:p>&lt;tr&gt;</text:p>
            <text:p>&lt;td&gt;Manufacturer&lt;/td&gt;</text:p>
            <text:p>&lt;td&gt;No&lt;/td&gt;</text:p>
            <text:p>&lt;/tr&gt;</text:p>
            <text:p>&lt;/tbody&gt;</text:p>
            <text:p>&lt;/table&gt;</text:p>
          </table:table-cell>
          <table:table-cell office:value-type="string" calcext:value-type="string">
            <text:p>CANNA</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CANNA Bio-Flores 1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0.5" calcext:value-type="float">
            <text:p>30.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32.jpg?v=159429437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anna-bio-flores</text:p>
          </table:table-cell>
          <table:table-cell table:number-columns-repeated="7"/>
          <table:table-cell office:value-type="string" calcext:value-type="string">
            <text:p>CANNA Bio-Flores 5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26.2" calcext:value-type="float">
            <text:p>126.2</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canna-bio-rhizotonic</text:p>
          </table:table-cell>
          <table:table-cell office:value-type="string" calcext:value-type="string">
            <text:p>CANNA - Bio-Rhizotonic</text:p>
          </table:table-cell>
          <table:table-cell office:value-type="string" calcext:value-type="string">
            <text:p>&lt;h3&gt;DETAILS&lt;/h3&gt;</text:p>
            <text:p>&lt;p&gt;BioRHIZOTONIC is a 100% organically certified root stimulator (OMRI). BioRHIZOTONIC contains a range of vitamins, including vitamins B1 and B2. It stimulates the development of root (hairs), root tips and increases the plant's resistance. A powerful root system ensures that the plant can absorb more nutrients and grows faster. BioRHIZOTONIC has a noticeably vitalizing effect on plants. Thanks to BioRHIZOTONIC plants extend their roots throughout the subsoil more quickly. This is why BioRHIZOTONIC is, among other things, an ideal remedy for stressed plants such as cuttings during re-potting. BioRHIZOTONIC also restores and strengthens plants that are unhealthy or look poorly.&lt;/p&gt;</text:p>
            <text:p>&lt;h3&gt;ADDITIONAL INFORMATION&lt;/h3&gt;</text:p>
            <text:p>&lt;table&gt;</text:p>
            <text:p>&lt;tbody&gt;</text:p>
            <text:p>&lt;tr&gt;</text:p>
            <text:p>&lt;td&gt;SKU&lt;/td&gt;</text:p>
            <text:p>&lt;td&gt;FCBR- Group&lt;/td&gt;</text:p>
            <text:p>&lt;/tr&gt;</text:p>
            <text:p>&lt;tr&gt;</text:p>
            <text:p>&lt;td&gt;Manufacturer&lt;/td&gt;</text:p>
            <text:p>&lt;td&gt;No&lt;/td&gt;</text:p>
            <text:p>&lt;/tr&gt;</text:p>
            <text:p>&lt;/tbody&gt;</text:p>
            <text:p>&lt;/table&gt;</text:p>
          </table:table-cell>
          <table:table-cell office:value-type="string" calcext:value-type="string">
            <text:p>CANNA</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CANNA Bio-Rhizotonic - 1L</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3.15" calcext:value-type="float">
            <text:p>63.1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31.png?v=159429404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8">
          <table:table-cell office:value-type="string" calcext:value-type="string">
            <text:p>technafora-thrive-alive-green</text:p>
          </table:table-cell>
          <table:table-cell office:value-type="string" calcext:value-type="string">
            <text:p>Technaflora - Thrive Alive Green</text:p>
          </table:table-cell>
          <table:table-cell office:value-type="string" calcext:value-type="string">
            <text:p>&lt;h3&gt;DETAILS&lt;/h3&gt;</text:p>
            <text:p>&lt;p&gt;Thrive Alive B1 Green Natural and Organic.&lt;/p&gt;</text:p>
            <text:p>&lt;p&gt;Thrive Alive B1 is a highly effective, safe, affordable, and easy to apply general purpose plant tonic. The professionally balanced formulation contains vitamins, hormones, macro and micro nutrients, cultured in premium quality organic British Columbian sea kelp. Thrive Alive B1 is an original Canadian vitamin B1 formulation, and it continues to stand alone, unequaled in quality, consistency and strength. Use Thrive Alive B1 with every watering of your plants; it's ideal for house, garden and hydroponic applications.&lt;/p&gt;</text:p>
            <text:p>&lt;p&gt;Thrive Alive B1 will keep your plants green and lush by promoting rapid vegetative growth and it will increase the yield of floral crops by promoting rapid flower development during blossoming. Thrive Alive B1 protects your plants from transplant-related shock and will greatly contribute to the correction of nutrient deficiencies, while promoting vigorous root development for both cuttings and established root systems.&lt;/p&gt;</text:p>
            <text:p>&lt;p&gt;Derived From: Macrocystis Kelp, Nereocystis Kelp, Ascophyllum Kelp. All Organic Fertilizer. Also Contains Non-Plant Food Ingredients: 0.09% Vitamin B1&lt;/p&gt;</text:p>
            <text:p>&lt;h3&gt;GUARANTEED ANALYSIS&lt;/h3&gt;</text:p>
            <text:p>&lt;table&gt;</text:p>
            <text:p>&lt;tbody&gt;</text:p>
            <text:p>&lt;tr&gt;</text:p>
            <text:p>&lt;td&gt;Total Nitrogen (N)&lt;/td&gt;</text:p>
            <text:p>&lt;td&gt;1.0%&lt;/td&gt;</text:p>
            <text:p>&lt;/tr&gt;</text:p>
            <text:p>&lt;tr&gt;</text:p>
            <text:p>&lt;td&gt;Nitrogen made up of:&lt;/td&gt;</text:p>
            <text:p>&lt;td&gt;1% Water Soluble Organic Nitrogen&lt;/td&gt;</text:p>
            <text:p>&lt;/tr&gt;</text:p>
            <text:p>&lt;tr&gt;</text:p>
            <text:p>&lt;td&gt;Available Phosphate (P2O5)&lt;/td&gt;</text:p>
            <text:p>&lt;td&gt;1%&lt;/td&gt;</text:p>
            <text:p>&lt;/tr&gt;</text:p>
            <text:p>&lt;tr&gt;</text:p>
            <text:p>&lt;td&gt;Soluble Potash (K2O)&lt;/td&gt;</text:p>
            <text:p>&lt;td&gt;1.5%&lt;/td&gt;</text:p>
            <text:p>&lt;/tr&gt;</text:p>
            <text:p>&lt;tr&gt;</text:p>
            <text:p>&lt;td&gt;Soluble Iron (Fe)&lt;/td&gt;</text:p>
            <text:p>&lt;td&gt;0.01%&lt;/td&gt;</text:p>
            <text:p>&lt;/tr&gt;</text:p>
            <text:p>&lt;/tbody&gt;</text:p>
            <text:p>&lt;/table&gt;</text:p>
            <text:p>&lt;h3&gt;ADDITIONAL INFORMATION&lt;/h3&gt;</text:p>
            <text:p>&lt;table&gt;</text:p>
            <text:p>&lt;tbody&gt;</text:p>
            <text:p>&lt;tr&gt;</text:p>
            <text:p>&lt;td&gt;SKU&lt;/td&gt;</text:p>
            <text:p>&lt;td&gt;FTAG-GROUP&lt;/td&gt;</text:p>
            <text:p>&lt;/tr&gt;</text:p>
            <text:p>&lt;tr&gt;</text:p>
            <text:p>&lt;td&gt;Manufacturer&lt;/td&gt;</text:p>
            <text:p>&lt;td&gt;No&lt;/td&gt;</text:p>
            <text:p>&lt;/tr&gt;</text:p>
            <text:p>&lt;/tbody&gt;</text:p>
            <text:p>&lt;/table&gt;</text:p>
          </table:table-cell>
          <table:table-cell office:value-type="string" calcext:value-type="string">
            <text:p>Technaflora</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Thrive Alive Green 250 mL</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5.38" calcext:value-type="float">
            <text:p>25.3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29.jpg?v=159429338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technafora-thrive-alive-green</text:p>
          </table:table-cell>
          <table:table-cell table:number-columns-repeated="7"/>
          <table:table-cell office:value-type="string" calcext:value-type="string">
            <text:p>Thrive Alive Green 1 Liter</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3.48" calcext:value-type="float">
            <text:p>63.48</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ph-up</text:p>
          </table:table-cell>
          <table:table-cell office:value-type="string" calcext:value-type="string">
            <text:p>General Hydroponics - PH UP</text:p>
          </table:table-cell>
          <table:table-cell office:value-type="string" calcext:value-type="string">
            <text:p>&lt;h3&gt;DETAILS&lt;/h3&gt;</text:p>
            <text:p>&lt;p&gt;For plants to grow their best it's important that the nutrient pH be slightly acidic - the range of 5.5 to 6.5 is considered ideal for most crops. The General Hydroponics pH Up (Base) is formulated using Potassium Hydroxide and Potassium Carbonate which are both pure plant nutrients. Add a little at a time if your nutrient pH is too low, and this will raise the pH to within range.&lt;/p&gt;</text:p>
            <text:p>&lt;h3&gt;ADDITIONAL INFORMATION&lt;/h3&gt;</text:p>
            <text:p>&lt;table&gt;</text:p>
            <text:p>&lt;tbody&gt;</text:p>
            <text:p>&lt;tr&gt;</text:p>
            <text:p>&lt;td&gt;SKU&lt;/td&gt;</text:p>
            <text:p>&lt;td&gt;FPHU-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pH Up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1.73" calcext:value-type="float">
            <text:p>11.73</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28.jpg?v=159429285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ph-up</text:p>
          </table:table-cell>
          <table:table-cell table:number-columns-repeated="7"/>
          <table:table-cell office:value-type="string" calcext:value-type="string">
            <text:p>pH Up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9.24" calcext:value-type="float">
            <text:p>29.24</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ph-test-kit</text:p>
          </table:table-cell>
          <table:table-cell office:value-type="string" calcext:value-type="string">
            <text:p>General Hydroponics - PH TEST KIT</text:p>
          </table:table-cell>
          <table:table-cell office:value-type="string" calcext:value-type="string">
            <text:p>&lt;h3&gt;DETAILS&lt;/h3&gt;</text:p>
            <text:p>&lt;p&gt;Maintaining the proper pH of your fertilizer solution is critical to a crop's ability to utilize nutrients. The roll of pH Papers and General Hydroponics' pH Test Kit are inexpensive and reliable ways to test pH. For the pH paper, simply take a piece and dip it into your nutrient solution, and match the colors. To use the General Hydroponics pH Test Kit, fill the included vial with solution, add 3-4 drops of test solution, shake, and then match with the color chart provided.&lt;/p&gt;</text:p>
            <text:p>&lt;h3&gt;ADDITIONAL INFORMATION&lt;/h3&gt;</text:p>
            <text:p>&lt;table&gt;</text:p>
            <text:p>&lt;tbody&gt;</text:p>
            <text:p>&lt;tr&gt;</text:p>
            <text:p>&lt;td&gt;SKU&lt;/td&gt;</text:p>
            <text:p>&lt;td&gt;TPHKIT&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8.2" calcext:value-type="float">
            <text:p>8.2</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27.jpg?v=159429267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dual-diaphragm-air-pump</text:p>
          </table:table-cell>
          <table:table-cell office:value-type="string" calcext:value-type="string">
            <text:p>General Hydroponics - DUAL DIAPHRAGM AIR PUMP</text:p>
          </table:table-cell>
          <table:table-cell office:value-type="string" calcext:value-type="string">
            <text:p>&lt;h3&gt;DETAILS&lt;/h3&gt;</text:p>
            <text:p>&lt;p&gt;Four Valve High Output Air Pump The General Hydroponics Dual Diaphragm air pump is extremely quiet and the only air pump in the world manufactured exclusively for hydroponics systems. This high output pump has four adjustable ¼” outputs that can be teed off to power up to twelve air driven hydroponics growing systems such as the WaterFarm. In addition, growers who use our Dual Diaphragm air pump can use it to reliably oxygenate their reservoir with air stones.&lt;/p&gt;</text:p>
            <text:p>&lt;h3&gt;ADDITIONAL INFORMATION&lt;/h3&gt;</text:p>
            <text:p>&lt;table&gt;</text:p>
            <text:p>&lt;tbody&gt;</text:p>
            <text:p>&lt;tr&gt;</text:p>
            <text:p>&lt;td&gt;SKU&lt;/td&gt;</text:p>
            <text:p>&lt;td&gt;PUDD&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15.02" calcext:value-type="float">
            <text:p>115.02</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26.jpg?v=159429254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5">
          <table:table-cell office:value-type="string" calcext:value-type="string">
            <text:p>general-hydroponics-florabloom</text:p>
          </table:table-cell>
          <table:table-cell office:value-type="string" calcext:value-type="string">
            <text:p>General Hydroponics - FloraBloom</text:p>
          </table:table-cell>
          <table:table-cell office:value-type="string" calcext:value-type="string">
            <text:p>&lt;h3&gt;DETAILS&lt;/h3&gt;</text:p>
            <text:p>&lt;p&gt;A three-part building-block system which enables you to custom blend a formula based on type of plant and phase of growth. The Advanced Nutrient System provides a unique combination of mineral nutrients and state-of-the-art organic chelates developed by Dr. Cal Herrmann of the University of California Water Technology Center.&lt;/p&gt;</text:p>
            <text:p>&lt;p&gt;FloraSeries allows the mixing of special formulas for starting cuttings or seedlings, foliar feeding, or other specialized needs. Excellent for use in all growing media, including rockwool, clay pebble aggregate, soil and aeroponics. Indoors or out, for the beginner or pro. Use between one half and three teaspoons of each component per gallon of water. Shake well before mixing. Always add FloraMicro® to fresh water first and stir well, then add FloraGro®, and/or FloraBloom®.&lt;/p&gt;</text:p>
            <text:p>&lt;p&gt;FloraBloom® stimulates flower and fruit development while enhancing flavor, aroma and essential oils.&lt;/p&gt;</text:p>
            <text:p>&lt;p&gt;FloraBloom® (0-5-4) provides high levels of Phosphorous, Potassium, Magnesium and Sulfur. Use in conjunction with FloraMicro® and FloraGro®.&lt;/p&gt;</text:p>
            <text:p>&lt;p&gt;Derived From: Magnesium Phosphate, Phosphoric Acid, Potassium Phosphate, Potassium Carbonate, Potassium Sulfate, Magnesium Carbonate, Magnesium Sulfate.&lt;/p&gt;</text:p>
            <text:p>&lt;h3&gt;GUARANTEED ANALYSIS&lt;/h3&gt;</text:p>
            <text:p>&lt;table&gt;</text:p>
            <text:p>&lt;tbody&gt;</text:p>
            <text:p>&lt;tr&gt;</text:p>
            <text:p>&lt;td&gt;Available Phosphate (P2O5)&lt;/td&gt;</text:p>
            <text:p>&lt;td&gt;5%&lt;/td&gt;</text:p>
            <text:p>&lt;/tr&gt;</text:p>
            <text:p>&lt;tr&gt;</text:p>
            <text:p>&lt;td&gt;Soluble Potash (K2O)&lt;/td&gt;</text:p>
            <text:p>&lt;td&gt;4%&lt;/td&gt;</text:p>
            <text:p>&lt;/tr&gt;</text:p>
            <text:p>&lt;tr&gt;</text:p>
            <text:p>&lt;td&gt;Magnesium (Mg)&lt;/td&gt;</text:p>
            <text:p>&lt;td&gt;1.5%&lt;/td&gt;</text:p>
            <text:p>&lt;/tr&gt;</text:p>
            <text:p>&lt;tr&gt;</text:p>
            <text:p>&lt;td&gt;Combined Sulfur (S)&lt;/td&gt;</text:p>
            <text:p>&lt;td&gt;1%&lt;/td&gt;</text:p>
            <text:p>&lt;/tr&gt;</text:p>
            <text:p>&lt;/tbody&gt;</text:p>
            <text:p>&lt;/table&gt;</text:p>
            <text:p>&lt;h3&gt;ADDITIONAL INFORMATION&lt;/h3&gt;</text:p>
            <text:p>&lt;table&gt;</text:p>
            <text:p>&lt;tbody&gt;</text:p>
            <text:p>&lt;tr&gt;</text:p>
            <text:p>&lt;td&gt;SKU&lt;/td&gt;</text:p>
            <text:p>&lt;td&gt;FFB -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GH FloraBloom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59" calcext:value-type="float">
            <text:p>13.5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25.jpg?v=159429234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eneral-hydroponics-florabloom</text:p>
          </table:table-cell>
          <table:table-cell table:number-columns-repeated="7"/>
          <table:table-cell office:value-type="string" calcext:value-type="string">
            <text:p>GH FloraBloom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4.7" calcext:value-type="float">
            <text:p>34.7</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general-hydroponics-florabloom</text:p>
          </table:table-cell>
          <table:table-cell table:number-columns-repeated="7"/>
          <table:table-cell office:value-type="string" calcext:value-type="string">
            <text:p>GH FloraBloom 2.5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5.4" calcext:value-type="float">
            <text:p>75.4</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general-hydroponics-florabloom</text:p>
          </table:table-cell>
          <table:table-cell table:number-columns-repeated="7"/>
          <table:table-cell office:value-type="string" calcext:value-type="string">
            <text:p>GH FloraBloom 6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51.93" calcext:value-type="float">
            <text:p>151.93</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39">
          <table:table-cell office:value-type="string" calcext:value-type="string">
            <text:p>general-hydroponics-floragro</text:p>
          </table:table-cell>
          <table:table-cell office:value-type="string" calcext:value-type="string">
            <text:p>General Hydroponics - FLORAGRO</text:p>
          </table:table-cell>
          <table:table-cell office:value-type="string" calcext:value-type="string">
            <text:p>&lt;h3&gt;DETAILS&lt;/h3&gt;</text:p>
            <text:p>&lt;p&gt;A three-part building-block system which enables you to custom blend a formula based on type of plant and phase of growth. The Advanced Nutrient System provides a unique combination of mineral nutrients and state-of-the-art organic chelates developed by Dr. Cal Herrmann of the University of California Water Technology Center.&lt;/p&gt;</text:p>
            <text:p>&lt;p&gt;FloraSeries allows the mixing of special formulas for starting cuttings or seedlings, foliar feeding, or other specialized needs. Excellent for use in all growing media, including rockwool, clay pebble aggregate, soil and aeroponics. Indoors or out, for the beginner or pro. Use between one half and three teaspoons of each component per gallon of water. Shake well before mixing. Always add FloraMicro® to fresh water first and stir well, then add FloraGro®, and/or FloraBloom®.&lt;/p&gt;</text:p>
            <text:p>&lt;p&gt;FloraGro® stimulates structural and vegetative growth while building strong root systems.&lt;/p&gt;</text:p>
            <text:p>&lt;p&gt;FloraGro® (2-1-6) provides Nitrogen, Phosphorous, Potassium and secondary minerals essential for a comprehensive hydroponic grown plant diet. Use in conjunction with FloraMicro® and/or FloraBloom®.&lt;/p&gt;</text:p>
            <text:p>&lt;p&gt;Derived From: Ammonium Nitrate, Magnesium Nitrate, Potassium Nitrate, Magnesium Phosphate, Potassium Phosphate, Potassium Carbonate, Potassium Sulfate, Manganese Carbonate, Magnesium Sulfate.&lt;/p&gt;</text:p>
            <text:p>&lt;h3&gt;GUARANTEED ANALYSIS&lt;/h3&gt;</text:p>
            <text:p>&lt;table&gt;</text:p>
            <text:p>&lt;tbody&gt;</text:p>
            <text:p>&lt;tr&gt;</text:p>
            <text:p>&lt;td&gt;Total Nitrogen (N)&lt;/td&gt;</text:p>
            <text:p>&lt;td&gt;2.0%&lt;/td&gt;</text:p>
            <text:p>&lt;/tr&gt;</text:p>
            <text:p>&lt;tr&gt;</text:p>
            <text:p>&lt;td&gt;Nitrogen made up of:&lt;/td&gt;</text:p>
            <text:p>&lt;td&gt;0.25% Ammonical Nitrogen and 1.75% Nitrate Nitrogen&lt;/td&gt;</text:p>
            <text:p>&lt;/tr&gt;</text:p>
            <text:p>&lt;tr&gt;</text:p>
            <text:p>&lt;td&gt;Available Phosphate (P2O5)&lt;/td&gt;</text:p>
            <text:p>&lt;td&gt;1%&lt;/td&gt;</text:p>
            <text:p>&lt;/tr&gt;</text:p>
            <text:p>&lt;tr&gt;</text:p>
            <text:p>&lt;td&gt;Soluble Potash (K2O)&lt;/td&gt;</text:p>
            <text:p>&lt;td&gt;6%&lt;/td&gt;</text:p>
            <text:p>&lt;/tr&gt;</text:p>
            <text:p>&lt;tr&gt;</text:p>
            <text:p>&lt;td&gt;Magnesium (Mg)&lt;/td&gt;</text:p>
            <text:p>&lt;td&gt;0.5%&lt;/td&gt;</text:p>
            <text:p>&lt;/tr&gt;</text:p>
            <text:p>&lt;/tbody&gt;</text:p>
            <text:p>&lt;/table&gt;</text:p>
            <text:p>&lt;h3&gt;ADDITIONAL INFORMATION&lt;/h3&gt;</text:p>
            <text:p>&lt;table&gt;</text:p>
            <text:p>&lt;tbody&gt;</text:p>
            <text:p>&lt;tr&gt;</text:p>
            <text:p>&lt;td&gt;SKU&lt;/td&gt;</text:p>
            <text:p>&lt;td&gt;FFG-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GH FloraGro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59" calcext:value-type="float">
            <text:p>13.5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24.jpg?v=159429182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eneral-hydroponics-floragro</text:p>
          </table:table-cell>
          <table:table-cell table:number-columns-repeated="7"/>
          <table:table-cell office:value-type="string" calcext:value-type="string">
            <text:p>GH FloraGro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4.7" calcext:value-type="float">
            <text:p>34.7</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general-hydroponics-floragro</text:p>
          </table:table-cell>
          <table:table-cell table:number-columns-repeated="7"/>
          <table:table-cell office:value-type="string" calcext:value-type="string">
            <text:p>GH FloraGro 2.5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5.4" calcext:value-type="float">
            <text:p>75.4</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general-hydroponics-floragro</text:p>
          </table:table-cell>
          <table:table-cell table:number-columns-repeated="7"/>
          <table:table-cell office:value-type="string" calcext:value-type="string">
            <text:p>GH FloraGro 6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51.93" calcext:value-type="float">
            <text:p>151.93</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7">
          <table:table-cell office:value-type="string" calcext:value-type="string">
            <text:p>general-hydroponics-diamond-nectar-premium-humic-acids</text:p>
          </table:table-cell>
          <table:table-cell office:value-type="string" calcext:value-type="string">
            <text:p>General Hydroponics - DIAMOND NECTAR PREMIUM HUMIC ACIDS</text:p>
          </table:table-cell>
          <table:table-cell office:value-type="string" calcext:value-type="string">
            <text:p>&lt;h3&gt;DETAILS&lt;/h3&gt;</text:p>
            <text:p>&lt;p&gt;Despite the minimal levels of nutrients found naturally in most soils, plants will grow in poor soils due to humic acids which can direct any available nutrients to the root zones of nearby vegetation. Through this process, the incredibly tiny particle sized humic acids optimize the uptake of nutrients and their absorption by the plant.&lt;/p&gt;</text:p>
            <text:p>&lt;p&gt;General Hydroponics Diamond Nectar grabs the nutrient minerals in nutrient rich hydroponic reservoirs and transports them directly into the plant roots for fast plant growth and big yields. Diamond Nectar in essence, supercharges your nutrients to optimize the strength of your plants and the quality of your harvests.&lt;/p&gt;</text:p>
            <text:p>&lt;p&gt;Diamond Nectar is suitable for use with all crops including vegetables, field crops, trees, vines, ornamentals, lawns, flower beds and landscaping. Add to fertilizer blend for plants growing directly in soil, potted in potting mixes, soil-less rooting media, or hydroponics. Diamond Nectar is suitable for all types of soil, nutrient solutions and pH ranges. It is compatible with all plant foods and can also be used as a foliar feed spray.&lt;/p&gt;</text:p>
            <text:p>&lt;p&gt;Each batch of Diamond Nectar is tested for consistent quality and results you can count on. Due to the natural ingredients of this organic product, variations in the color my be possible.&lt;/p&gt;</text:p>
            <text:p>&lt;p&gt;For seedling and cuttings, use between 1 and 2 ml of Diamond Nectar per liter of water or diluted nutrient solution (or between 1 and 2 teaspoons per gallon).&lt;/p&gt;</text:p>
            <text:p>&lt;p&gt;For hydroponic nutrient solutions, use between 1 and 2 ml of Diamond Nectar per liter of water or diluted nutrient solution (or between 1 and 2 teaspoons per gallon).&lt;/p&gt;</text:p>
            <text:p>&lt;p&gt;For soil, use 3 ml of Diamond Nectar per liter of water/fertilizer mix with every fertilizer application (or 3 teaspoons per gallon).&lt;/p&gt;</text:p>
            <text:p>&lt;p&gt;For foliar spray application, mix 50 ml of Diamond Nectar per liter (or 6 fluid ounces per gallon). Spray both sides of leaves until wet. Repeat every 7 to 14 days. For best results, apply with soluble nutrients.&lt;/p&gt;</text:p>
            <text:p>&lt;p&gt;Guaranteed analysis: Available Phosphate (P205) 1.0%, Soluble Potash (K20) 1.0% derived from phosphoric acid and potassium hydroxide.&lt;/p&gt;</text:p>
            <text:p>&lt;h3&gt;GUARANTEED ANALYSIS&lt;/h3&gt;</text:p>
            <text:p>&lt;table&gt;</text:p>
            <text:p>&lt;tbody&gt;</text:p>
            <text:p>&lt;tr&gt;</text:p>
            <text:p>&lt;td&gt;Available Phosphate (P2O5)&lt;/td&gt;</text:p>
            <text:p>&lt;td&gt;1%&lt;/td&gt;</text:p>
            <text:p>&lt;/tr&gt;</text:p>
            <text:p>&lt;tr&gt;</text:p>
            <text:p>&lt;td&gt;Soluble Potash (K2O)&lt;/td&gt;</text:p>
            <text:p>&lt;td&gt;1%&lt;/td&gt;</text:p>
            <text:p>&lt;/tr&gt;</text:p>
            <text:p>&lt;/tbody&gt;</text:p>
            <text:p>&lt;/table&gt;</text:p>
            <text:p>&lt;h3&gt;ADDITIONAL INFORMATION&lt;/h3&gt;</text:p>
            <text:p>&lt;table&gt;</text:p>
            <text:p>&lt;tbody&gt;</text:p>
            <text:p>&lt;tr&gt;</text:p>
            <text:p>&lt;td&gt;SKU&lt;/td&gt;</text:p>
            <text:p>&lt;td&gt;FDN-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General Hydroponics Diamond Nectar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8.74" calcext:value-type="float">
            <text:p>18.74</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23.jpg?v=159429125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eneral-hydroponics-diamond-nectar-premium-humic-acids</text:p>
          </table:table-cell>
          <table:table-cell table:number-columns-repeated="7"/>
          <table:table-cell office:value-type="string" calcext:value-type="string">
            <text:p>General Hydroponics Diamond Nectar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0.05" calcext:value-type="float">
            <text:p>50.0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3">
          <table:table-cell office:value-type="string" calcext:value-type="string">
            <text:p>general-hydroponics-florablend-vegan-plant-booster</text:p>
          </table:table-cell>
          <table:table-cell office:value-type="string" calcext:value-type="string">
            <text:p>General Hydroponics - FLORABLEND VEGAN PLANT BOOSTER</text:p>
          </table:table-cell>
          <table:table-cell office:value-type="string" calcext:value-type="string">
            <text:p>&lt;h3&gt;DETAILS&lt;/h3&gt;</text:p>
            <text:p>&lt;p&gt;General Hydroponics FloraBlend is a vegan plant booster that is fermented from a select blend of plant materials plus seaweed and rock powders.&lt;/p&gt;</text:p>
            <text:p>&lt;p&gt;Use FloraBlend during germination, with cuttings, and during the vegetative, flowering, and ripening stages of plant growth.&lt;/p&gt;</text:p>
            <text:p>&lt;p&gt;&lt;strong&gt;For Hydroponics:&lt;/strong&gt;Mix your usual nutrient solution and add between 5 and 10 ml of FloraBlend per 4 liters of solution, or 1 to 2 teaspoons per gallon.&lt;/p&gt;</text:p>
            <text:p>&lt;p&gt;&lt;strong&gt;For Soil:&lt;/strong&gt;Add between 5 and 10 ml to 4 liters of water, or 1 to 2 teaspoons per gallon, then apply according to your normal watering schedule.&lt;/p&gt;</text:p>
            <text:p>&lt;p&gt;Derived from Alfalfa meal, brewers yeast, cottonseed meal, potassium sulfate, rock phosphate, sea kelp, and soybean meal. 100% plant and mineral based, contains no animal derived ingredients.&lt;/p&gt;</text:p>
            <text:p>&lt;h3&gt;ADDITIONAL INFORMATION&lt;/h3&gt;</text:p>
            <text:p>&lt;table&gt;</text:p>
            <text:p>&lt;tbody&gt;</text:p>
            <text:p>&lt;tr&gt;</text:p>
            <text:p>&lt;td&gt;SKU&lt;/td&gt;</text:p>
            <text:p>&lt;td&gt;FFBL -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FloraBlend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07" calcext:value-type="float">
            <text:p>13.07</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22.jpg?v=159429079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eneral-hydroponics-florablend-vegan-plant-booster</text:p>
          </table:table-cell>
          <table:table-cell table:number-columns-repeated="7"/>
          <table:table-cell office:value-type="string" calcext:value-type="string">
            <text:p>FloraBlend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2.64" calcext:value-type="float">
            <text:p>32.64</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general-hydroponics-florablend-vegan-plant-booster</text:p>
          </table:table-cell>
          <table:table-cell table:number-columns-repeated="7"/>
          <table:table-cell office:value-type="string" calcext:value-type="string">
            <text:p>FloraBlend 2.5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0" calcext:value-type="float">
            <text:p>70</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32">
          <table:table-cell office:value-type="string" calcext:value-type="string">
            <text:p>general-hydroponics-floraduo-a-grow-5-0-6</text:p>
          </table:table-cell>
          <table:table-cell office:value-type="string" calcext:value-type="string">
            <text:p>General Hydroponics - FLORADUO A GROW 5-0-6</text:p>
          </table:table-cell>
          <table:table-cell office:value-type="string" calcext:value-type="string">
            <text:p>&lt;h3&gt;DETAILS&lt;/h3&gt;</text:p>
            <text:p>&lt;p&gt;FloraDuo™ by General Hydroponics is a revolutionary new two-part fertilizer product. Since their are only two parts to mix, it's very easy to use! By varying ratios of FloraDuo A (Grow) and FloraDuo B (Bloom), the grower is able to mix countless specialized blends for all kinds of different plant needs.&lt;/p&gt;</text:p>
            <text:p>&lt;p&gt;FloraDuo is ideal for use during all phases of plant growth from seedling to harvest. Outstanding results have been observed in plants fertilized with FloraDuo in soil, soil-less, coco, and hydroponic growing systems. Foliar application will enhance plant growth as well. Suitable for use with both hard and soft water sources.&lt;/p&gt;</text:p>
            <text:p>&lt;p&gt;Patented 21st century nutrient technology from General Hydroponics makes for happy, healthy plants. The ratios of key ingredients including Nitrogen, Phosphorus, Potassium, Calcium, Magnesium, Sulfate and micronutrients all change with different custom blends that are each tailored to meet specialized plant needs.&lt;/p&gt;</text:p>
            <text:p>&lt;p&gt;Highly concentrated, mix between one and three teaspoons each of FloraDuo A and FloraDuo B to achieve plant nutrition that ranges from a Strong Grow Blend to a Strong Bloom Blend, or any in between strength the grower desires. Available in quart, gallon and 2.5 gallon sizes.&lt;/p&gt;</text:p>
            <text:p>&lt;h3&gt;GUARANTEED ANALYSIS&lt;/h3&gt;</text:p>
            <text:p>&lt;table&gt;</text:p>
            <text:p>&lt;tbody&gt;</text:p>
            <text:p>&lt;th&gt;CUSTOM FORMULATION&lt;/th&gt;</text:p>
            <text:p>&lt;th&gt;FloraDuo A&lt;/th&gt;</text:p>
            <text:p>&lt;th&gt;FloraDuo B&lt;/th&gt;</text:p>
            <text:p>&lt;tr&gt;</text:p>
            <text:p>&lt;td&gt;Strong Grow Blend&lt;/td&gt;</text:p>
            <text:p>&lt;td&gt;3 Tsp&lt;/td&gt;</text:p>
            <text:p>&lt;td&gt;1 Tsp&lt;/td&gt;</text:p>
            <text:p>&lt;/tr&gt;</text:p>
            <text:p>&lt;tr&gt;</text:p>
            <text:p>&lt;td&gt;Mild General Purpose&lt;/td&gt;</text:p>
            <text:p>&lt;td&gt;1 Tsp&lt;/td&gt;</text:p>
            <text:p>&lt;td&gt;1 Tsp&lt;/td&gt;</text:p>
            <text:p>&lt;/tr&gt;</text:p>
            <text:p>&lt;tr&gt;</text:p>
            <text:p>&lt;td&gt;Normal General Purpose&lt;/td&gt;</text:p>
            <text:p>&lt;td&gt;2 Tsp&lt;/td&gt;</text:p>
            <text:p>&lt;td&gt;2 Tsp&lt;/td&gt;</text:p>
            <text:p>&lt;/tr&gt;</text:p>
            <text:p>&lt;tr&gt;</text:p>
            <text:p>&lt;td&gt;Grow to Bloom Transition&lt;/td&gt;</text:p>
            <text:p>&lt;td&gt;1.5 Tsp&lt;/td&gt;</text:p>
            <text:p>&lt;td&gt;2.5 Tsp&lt;/td&gt;</text:p>
            <text:p>&lt;/tr&gt;</text:p>
            <text:p>&lt;tr&gt;</text:p>
            <text:p>&lt;td&gt;Mild Bloom Blend&lt;/td&gt;</text:p>
            <text:p>&lt;td&gt;1 Tsp&lt;/td&gt;</text:p>
            <text:p>&lt;td&gt;2 Tsp&lt;/td&gt;</text:p>
            <text:p>&lt;/tr&gt;</text:p>
            <text:p>&lt;tr&gt;</text:p>
            <text:p>&lt;td&gt;Strong Bloom Blend&lt;/td&gt;</text:p>
            <text:p>&lt;td&gt;1 Tsp&lt;/td&gt;</text:p>
            <text:p>&lt;td&gt;3 Tsp&lt;/td&gt;</text:p>
            <text:p>&lt;/tr&gt;</text:p>
            <text:p>&lt;/tbody&gt;</text:p>
            <text:p>&lt;/table&gt;</text:p>
            <text:p>&lt;h3&gt;ADDITIONAL INFORMATION&lt;/h3&gt;</text:p>
            <text:p>&lt;table&gt;</text:p>
            <text:p>&lt;tbody&gt;</text:p>
            <text:p>&lt;tr&gt;</text:p>
            <text:p>&lt;td&gt;SKU&lt;/td&gt;</text:p>
            <text:p>&lt;td&gt;FFDA-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General Hydroponics FloraDuo A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6.37" calcext:value-type="float">
            <text:p>16.37</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21.jpg?v=159429042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eneral-hydroponics-floraduo-a-grow-5-0-6</text:p>
          </table:table-cell>
          <table:table-cell table:number-columns-repeated="7"/>
          <table:table-cell office:value-type="string" calcext:value-type="string">
            <text:p>General Hydroponics FloraDuo A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6.97" calcext:value-type="float">
            <text:p>36.97</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34">
          <table:table-cell office:value-type="string" calcext:value-type="string">
            <text:p>general-hydroponics-floraduo-b-bloom-1-5-4</text:p>
          </table:table-cell>
          <table:table-cell office:value-type="string" calcext:value-type="string">
            <text:p>General Hydroponics - FLORADUO B BLOOM 1-5-4</text:p>
          </table:table-cell>
          <table:table-cell office:value-type="string" calcext:value-type="string">
            <text:p>&lt;h3&gt;DETAILS&lt;/h3&gt;</text:p>
            <text:p>&lt;p&gt;FloraDuo™ by General Hydroponics is a revolutionary new two-part fertilizer product. Since their are only two parts to mix, it's very easy to use! By varying ratios of FloraDuo A (Grow) and FloraDuo B (Bloom), the grower is able to mix countless specialized blends for all kinds of different plant needs.&lt;/p&gt;</text:p>
            <text:p>&lt;p&gt;FloraDuo is ideal for use during all phases of plant growth from seedling to harvest. Outstanding results have been observed in plants fertilized with FloraDuo in soil, soil-less, coco, and hydroponic growing systems. Foliar application will enhance plant growth as well. Suitable for use with both hard and soft water sources.&lt;/p&gt;</text:p>
            <text:p>&lt;p&gt;Patented 21st century nutrient technology from General Hydroponics makes for happy, healthy plants. The ratios of key ingredients including Nitrogen, Phosphorus, Potassium, Calcium, Magnesium, Sulfate and micronutrients all change with different custom blends that are each tailored to meet specialized plant needs.&lt;/p&gt;</text:p>
            <text:p>&lt;p&gt;Highly concentrated, mix between one and three teaspoons each of FloraDuo A and FloraDuo B to achieve plant nutrition that ranges from a Strong Grow Blend to a Strong Bloom Blend, or any in between strength the grower desires. Available in quart, gallon and 2.5 gallon sizes.&lt;/p&gt;</text:p>
            <text:p>&lt;table&gt;</text:p>
            <text:p>&lt;tbody&gt;</text:p>
            <text:p>&lt;tr&gt;</text:p>
            <text:p>&lt;th&gt;CUSTOM FORMULATION&lt;/th&gt;</text:p>
            <text:p>&lt;th&gt;FloraDuo A&lt;/th&gt;</text:p>
            <text:p>&lt;th&gt;FloraDuo B&lt;/th&gt;</text:p>
            <text:p>&lt;/tr&gt;</text:p>
            <text:p>&lt;tr&gt;</text:p>
            <text:p>&lt;td&gt;Strong Grow Blend&lt;/td&gt;</text:p>
            <text:p>&lt;td&gt;3 Tsp&lt;/td&gt;</text:p>
            <text:p>&lt;td&gt;1 Tsp&lt;/td&gt;</text:p>
            <text:p>&lt;/tr&gt;</text:p>
            <text:p>&lt;tr&gt;</text:p>
            <text:p>&lt;td&gt;Mild General Purpose&lt;/td&gt;</text:p>
            <text:p>&lt;td&gt;1 Tsp&lt;/td&gt;</text:p>
            <text:p>&lt;td&gt;1 Tsp&lt;/td&gt;</text:p>
            <text:p>&lt;/tr&gt;</text:p>
            <text:p>&lt;tr&gt;</text:p>
            <text:p>&lt;td&gt;Normal General Purpose&lt;/td&gt;</text:p>
            <text:p>&lt;td&gt;2 Tsp&lt;/td&gt;</text:p>
            <text:p>&lt;td&gt;2 Tsp&lt;/td&gt;</text:p>
            <text:p>&lt;/tr&gt;</text:p>
            <text:p>&lt;tr&gt;</text:p>
            <text:p>&lt;td&gt;Grow to Bloom Transition&lt;/td&gt;</text:p>
            <text:p>&lt;td&gt;1.5 Tsp&lt;/td&gt;</text:p>
            <text:p>&lt;td&gt;2.5 Tsp&lt;/td&gt;</text:p>
            <text:p>&lt;/tr&gt;</text:p>
            <text:p>&lt;tr&gt;</text:p>
            <text:p>&lt;td&gt;Mild Bloom Blend&lt;/td&gt;</text:p>
            <text:p>&lt;td&gt;1 Tsp&lt;/td&gt;</text:p>
            <text:p>&lt;td&gt;2 Tsp&lt;/td&gt;</text:p>
            <text:p>&lt;/tr&gt;</text:p>
            <text:p>&lt;tr&gt;</text:p>
            <text:p>&lt;td&gt;Strong Bloom Blend&lt;/td&gt;</text:p>
            <text:p>&lt;td&gt;1 Tsp&lt;/td&gt;</text:p>
            <text:p>&lt;td&gt;3 Tsp&lt;/td&gt;</text:p>
            <text:p>&lt;/tr&gt;</text:p>
            <text:p>&lt;/tbody&gt;</text:p>
            <text:p>&lt;/table&gt;</text:p>
            <text:p>&lt;h3&gt;ADDITIONAL INFORMATION&lt;/h3&gt;</text:p>
            <text:p>&lt;table&gt;</text:p>
            <text:p>&lt;tbody&gt;</text:p>
            <text:p>&lt;tr&gt;</text:p>
            <text:p>&lt;td&gt;SKU&lt;/td&gt;</text:p>
            <text:p>&lt;td&gt;FFDB -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General Hydroponics FloraDuo B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6.37" calcext:value-type="float">
            <text:p>16.37</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20.jpg?v=159428995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eneral-hydroponics-floraduo-b-bloom-1-5-4</text:p>
          </table:table-cell>
          <table:table-cell table:number-columns-repeated="7"/>
          <table:table-cell office:value-type="string" calcext:value-type="string">
            <text:p>General Hydroponics FloraDuo B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6.97" calcext:value-type="float">
            <text:p>36.97</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general-hydroponics-florakleen-salt-clearing-solution</text:p>
          </table:table-cell>
          <table:table-cell office:value-type="string" calcext:value-type="string">
            <text:p>General Hydroponics - FLORAKLEEN SALT CLEARING SOLUTION</text:p>
          </table:table-cell>
          <table:table-cell office:value-type="string" calcext:value-type="string">
            <text:p>&lt;h3&gt;DETAILS&lt;/h3&gt;</text:p>
            <text:p>&lt;p&gt;FloraKleen is a breakthrough nutrient flush cleaning solution from General Hydroponics. FloraKleen is formulated to remove fertilizer residue that inadvertently accumulates over time in hydroponic systems, on growing media, and in potting soils. Using General Hydroponics FloraKleen once a month keep your hydroponic systems and potted plants happy by eliminating excess salts that over accumulate from regular fertilization. Use Flora Kleen to dissolve mineral and salt buildups at any time during the plants growth cycle. General Hydroponics FloraKleen is not only priced less than competing products, since it is highly concentrated, you use much less.&lt;/p&gt;</text:p>
            <text:p>&lt;h3&gt;ADDITIONAL INFORMATION&lt;/h3&gt;</text:p>
            <text:p>&lt;table&gt;</text:p>
            <text:p>&lt;tbody&gt;</text:p>
            <text:p>&lt;tr&gt;</text:p>
            <text:p>&lt;td&gt;SKU&lt;/td&gt;</text:p>
            <text:p>&lt;td&gt;FFK-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General Hydroponics FloraKleen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0.7" calcext:value-type="float">
            <text:p>10.7</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19.jpg?v=159428915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eneral-hydroponics-florakleen-salt-clearing-solution</text:p>
          </table:table-cell>
          <table:table-cell table:number-columns-repeated="7"/>
          <table:table-cell office:value-type="string" calcext:value-type="string">
            <text:p>General Hydroponics FloraKleen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5.02" calcext:value-type="float">
            <text:p>25.02</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general-hydroponics-florakleen-salt-clearing-solution</text:p>
          </table:table-cell>
          <table:table-cell table:number-columns-repeated="7"/>
          <table:table-cell office:value-type="string" calcext:value-type="string">
            <text:p>General Hydroponics FloraKleen 2.5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7.65" calcext:value-type="float">
            <text:p>57.6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9">
          <table:table-cell office:value-type="string" calcext:value-type="string">
            <text:p>general-hydroponics-floralicious-bloom</text:p>
          </table:table-cell>
          <table:table-cell office:value-type="string" calcext:value-type="string">
            <text:p>General Hydroponics - Floralicious Bloom</text:p>
          </table:table-cell>
          <table:table-cell office:value-type="string" calcext:value-type="string">
            <text:p>&lt;h3&gt;DETAILS&lt;/h3&gt;</text:p>
            <text:p>&lt;p&gt;General Hydroponics Floralicious Organic Base Enhancer is the culmination of years of research, testing, and searching the world for the finest, most bioactive ingredients. The result is an organic nutrient additive made from the best nature has to offer. Floralicious is a concentrated blend of bioactive microbial, plant, marine, animal, and mineral extracts. Guided by the latest scientific findings, General Hydroponics unique fermentation process creates a potent blend of phytostimulants and biometabolic precursors.&lt;/p&gt;</text:p>
            <text:p>&lt;p&gt;General Hydroponics Floralicious brings out a plant's full genetic potential by augmenting metabolic activity in the root zone, stimulating Krebs cycle metabolism and facilitating mineral transport and bioconversion.&lt;/p&gt;</text:p>
            <text:p>&lt;p&gt;Floralicious Bloom promotes maximum flower size and fruit swelling for heavier yields. Brings phenomenal flavor and bouquet upon harvest with stronger colors and improved overall appearance.&lt;/p&gt;</text:p>
            <text:p>&lt;p&gt;General Hydroponics Floralicious Bloom is derived from Protein Hydrolysate and Sea Kelp.&lt;/p&gt;</text:p>
            <text:p>&lt;h3&gt;GUARANTEED ANALYSIS&lt;/h3&gt;</text:p>
            <text:p>&lt;table&gt;</text:p>
            <text:p>&lt;tbody&gt;</text:p>
            <text:p>&lt;tr&gt;</text:p>
            <text:p>&lt;td&gt;Water Soluble Nitrogen (N)&lt;/td&gt;</text:p>
            <text:p>&lt;td&gt;1%&lt;/td&gt;</text:p>
            <text:p>&lt;/tr&gt;</text:p>
            <text:p>&lt;tr&gt;</text:p>
            <text:p>&lt;td&gt;Available Phosphate (P2O5)&lt;/td&gt;</text:p>
            <text:p>&lt;td&gt;1%&lt;/td&gt;</text:p>
            <text:p>&lt;/tr&gt;</text:p>
            <text:p>&lt;tr&gt;</text:p>
            <text:p>&lt;td&gt;Soluble Potash (K2O)&lt;/td&gt;</text:p>
            <text:p>&lt;td&gt;1%&lt;/td&gt;</text:p>
            <text:p>&lt;/tr&gt;</text:p>
            <text:p>&lt;/tbody&gt;</text:p>
            <text:p>&lt;/table&gt;</text:p>
            <text:p>&lt;h3&gt;ADDITIONAL INFORMATION&lt;/h3&gt;</text:p>
            <text:p>&lt;table&gt;</text:p>
            <text:p>&lt;tbody&gt;</text:p>
            <text:p>&lt;tr&gt;</text:p>
            <text:p>&lt;td&gt;SKU&lt;/td&gt;</text:p>
            <text:p>&lt;td&gt;FFLB-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Floralicious Bloom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9.24" calcext:value-type="float">
            <text:p>29.24</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18.jpg?v=159428892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eneral-hydroponics-floralicious-bloom</text:p>
          </table:table-cell>
          <table:table-cell table:number-columns-repeated="7"/>
          <table:table-cell office:value-type="string" calcext:value-type="string">
            <text:p>Floralicious Bloom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87.45" calcext:value-type="float">
            <text:p>87.4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6">
          <table:table-cell office:value-type="string" calcext:value-type="string">
            <text:p>general-hydroponics-calimagic-calcium-magnesium-supplement</text:p>
          </table:table-cell>
          <table:table-cell office:value-type="string" calcext:value-type="string">
            <text:p>General Hydroponics - CALIMAGIC CALCIUM MAGNESIUM SUPPLEMENT</text:p>
          </table:table-cell>
          <table:table-cell office:value-type="string" calcext:value-type="string">
            <text:p>&lt;h3&gt;DETAILS&lt;/h3&gt;</text:p>
            <text:p>&lt;p&gt;CALiMAGic™ by General Hydroponics is a concentrated blend of readily available Calcium and Magnesium. It is formulated to assist fast growing plants by preventing secondary nutrient deficiencies. CALiMAGic helps optimize plant nutrition and enhances plant growth and development while preventing blossom end rot and tip burn in many crops such as tomatoes and lettuce as well as other Calcium intensive plants.&lt;/p&gt;</text:p>
            <text:p>&lt;p&gt;Use CALiMAGic as a part of your regular feeding program, it is a clean, fully soluble product that will not clog spray lines or drip emitters and is safe to use in reservoirs combined with many other fertilizers.&lt;/p&gt;</text:p>
            <text:p>&lt;h3&gt;ADDITIONAL INFORMATION&lt;/h3&gt;</text:p>
            <text:p>&lt;table&gt;</text:p>
            <text:p>&lt;tbody&gt;</text:p>
            <text:p>&lt;tr&gt;</text:p>
            <text:p>&lt;td&gt;SKU&lt;/td&gt;</text:p>
            <text:p>&lt;td&gt;FGHCM-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General Hydroponics CALiMAGic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7.6" calcext:value-type="float">
            <text:p>17.6</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17.png?v=159428786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eneral-hydroponics-calimagic-calcium-magnesium-supplement</text:p>
          </table:table-cell>
          <table:table-cell table:number-columns-repeated="7"/>
          <table:table-cell office:value-type="string" calcext:value-type="string">
            <text:p>General Hydroponics CALiMAGic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4.07" calcext:value-type="float">
            <text:p>44.07</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general-hydroponics-armor-si-silicate-supplement</text:p>
          </table:table-cell>
          <table:table-cell office:value-type="string" calcext:value-type="string">
            <text:p>General Hydroponics - Armor Si Silicate Supplement</text:p>
          </table:table-cell>
          <table:table-cell office:value-type="string" calcext:value-type="string">
            <text:p>&lt;h3&gt;DETAILS&lt;/h3&gt;</text:p>
            <text:p>&lt;p&gt;Armor Si™ by General Hydroponics is a premium silicate supplement that is suitable during all stages of growth for all types of plants. It can be used for plants growing in aeroponics, coco coir and virtually every type of plant growing media. Use as a growth enhancer when injected with irrigation water or in addition to your regular fertilization program. Armor Si™ improves the plant cell structure and development of foliage, increases yields, and improves fruit and flower production. Your plants will additionally be more tolerant to heat and cold temperature extremes, exhibit improved stress resistance and light absorption which leads to greater plant stature.&lt;/p&gt;</text:p>
            <text:p>&lt;h3&gt;ADDITIONAL INFORMATION&lt;/h3&gt;</text:p>
            <text:p>&lt;table&gt;</text:p>
            <text:p>&lt;tbody&gt;</text:p>
            <text:p>&lt;tr&gt;</text:p>
            <text:p>&lt;td&gt;SKU&lt;/td&gt;</text:p>
            <text:p>&lt;td&gt;FGHAS-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General Hydroponics Armor Si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7.19" calcext:value-type="float">
            <text:p>17.1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16.png?v=159428765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eneral-hydroponics-armor-si-silicate-supplement</text:p>
          </table:table-cell>
          <table:table-cell table:number-columns-repeated="7"/>
          <table:table-cell office:value-type="string" calcext:value-type="string">
            <text:p>General Hydroponics Armor Si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3.46" calcext:value-type="float">
            <text:p>43.46</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6">
          <table:table-cell office:value-type="string" calcext:value-type="string">
            <text:p>general-hydroponics-rapidstart-rooting-enhancer</text:p>
          </table:table-cell>
          <table:table-cell office:value-type="string" calcext:value-type="string">
            <text:p>General Hydroponics - RAPIDSTART ROOTING ENHANCER</text:p>
          </table:table-cell>
          <table:table-cell office:value-type="string" calcext:value-type="string">
            <text:p>&lt;h3&gt;DETAILS&lt;/h3&gt;</text:p>
            <text:p>&lt;p&gt;RapidStart Rooting Enhancer by General Hydroponics provides a powerful blend of premium plant extracts, amino acids and nutrients that generate explosive root growth in plants of all kinds. Using RapidStart will stimulate prolific root branching and the development of fine root hairs that increase nutrient uptake which are the key to efficient nutrient uptake by the plant. Be careful thought, using RapidStart will make your plants explode! Use RapidStart during the entire growing cycle in all types of growing media, including coco, soilless mixes, cloning machines, and hydroponics. Always use General Hydroponics RapidStart for a strong finish; because when it comes to plant growth, bigger is always better!&lt;/p&gt;</text:p>
            <text:p>&lt;p&gt;Shake well prior to use. Use 1 teaspoon per 5 gallons of water (1/4 ml / L) for normal usage, or 2 teaspoons per 5 gallons of water (1/2 ml / L).&lt;/p&gt;</text:p>
            <text:p>&lt;h3&gt;ADDITIONAL INFORMATION&lt;/h3&gt;</text:p>
            <text:p>&lt;table&gt;</text:p>
            <text:p>&lt;tbody&gt;</text:p>
            <text:p>&lt;tr&gt;</text:p>
            <text:p>&lt;td&gt;SKU&lt;/td&gt;</text:p>
            <text:p>&lt;td&gt;FRS-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General Hydroponics RapidStart 125ml</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8.83" calcext:value-type="float">
            <text:p>28.83</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15.jpg?v=159428743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eneral-hydroponics-rapidstart-rooting-enhancer</text:p>
          </table:table-cell>
          <table:table-cell table:number-columns-repeated="7"/>
          <table:table-cell office:value-type="string" calcext:value-type="string">
            <text:p>General Hydroponics RapidStart 275ml</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3.46" calcext:value-type="float">
            <text:p>43.46</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general-hydroponics-rapidstart-rooting-enhancer</text:p>
          </table:table-cell>
          <table:table-cell table:number-columns-repeated="7"/>
          <table:table-cell office:value-type="string" calcext:value-type="string">
            <text:p>General Hydroponics RapidStart 500ml</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80.75" calcext:value-type="float">
            <text:p>80.7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40">
          <table:table-cell office:value-type="string" calcext:value-type="string">
            <text:p>general-hydroponics-maxigro</text:p>
          </table:table-cell>
          <table:table-cell office:value-type="string" calcext:value-type="string">
            <text:p>General Hydroponics - MAXIGRO</text:p>
          </table:table-cell>
          <table:table-cell office:value-type="string" calcext:value-type="string">
            <text:p>&lt;h3&gt;DETAILS&lt;/h3&gt;</text:p>
            <text:p>&lt;p&gt;General Hydroponics MaxiGro™ plant nutrient is designed for higher growth rates and yields. MaxiGro™ stimulates structural and foliage growth while providing essential minerals. Use MaxiGro™ during the vegetative growth phase to provide a comprehensive diet for hydroponically-grown plants or for soil-grown plants.&lt;/p&gt;</text:p>
            <text:p>&lt;p&gt;During flowering, fruiting, or vegetable growth, switch to MaxiBloom™. Maintain ideal nutrient pH between 5.5 and 6.5.&lt;/p&gt;</text:p>
            <text:p>&lt;p&gt;For seedlings, cuttings, foliar feeding, and transplants, use 1/4 teaspoon per gallon of water or .25 grams per liter. For orchids, delicate and slow growing plants, use 1/2 teaspoon per gallon of water or 1/2 gram per liter. For most applications, including salad greens and leafy vegetables, use 1 teaspoon per gallon of water or 1 gram per liter. For fast growing plants, including many vegetables, use 1 1/4 teaspoon per gallon or 1.25 grams per liter. For very fast growing plants, use 1 1/2 teaspoon per gallon or 1.5 grams per liter with caution.&lt;/p&gt;</text:p>
            <text:p>&lt;p&gt;Guaranteed analysis (10-5-14) includes Total Nitrogen (N) 10.0% (1.5% Ammoniacal Nitrogen, 8.5% Nitrate Nitrogen); Available Phosphate (P2O5) 5.0%; Soluble Potash (K2O) 14.0%; Calcium 6.0%; Total Magnesium (Mg) 2.0% (2.0% Water Soluble Magnesium); Combined Sulfur (S) 3.0%; Chelated Iron (Fe) 0.12%; Chelated Manganese (Mn) 0.05%. Derived from Ammonium Nitrate, Ammonium Molybdate, Calcium Sulfate, Cobalt Sulfate, Copper Sulfate, Iron DTPA, Manganese EDTA, Magnesium Sulfate, Potassium Borate, Potassium Nitrate, Potassium Phosphate, and Zinc Sulfate.&lt;/p&gt;</text:p>
            <text:p>&lt;h3&gt;GUARANTEED ANALYSIS&lt;/h3&gt;</text:p>
            <text:p>&lt;table&gt;</text:p>
            <text:p>&lt;tbody&gt;</text:p>
            <text:p>&lt;tr&gt;</text:p>
            <text:p>&lt;td&gt;Total Nitrogen (N)&lt;/td&gt;</text:p>
            <text:p>&lt;td&gt;10%&lt;/td&gt;</text:p>
            <text:p>&lt;/tr&gt;</text:p>
            <text:p>&lt;tr&gt;</text:p>
            <text:p>&lt;td&gt;Nitrogen made up of:&lt;/td&gt;</text:p>
            <text:p>&lt;td&gt;1.5% Ammonical Nitrogen and 8.5% Nitrate Nitrogen&lt;/td&gt;</text:p>
            <text:p>&lt;/tr&gt;</text:p>
            <text:p>&lt;tr&gt;</text:p>
            <text:p>&lt;td&gt;Available Phosphate (P2O5)&lt;/td&gt;</text:p>
            <text:p>&lt;td&gt;5%&lt;/td&gt;</text:p>
            <text:p>&lt;/tr&gt;</text:p>
            <text:p>&lt;tr&gt;</text:p>
            <text:p>&lt;td&gt;Soluble Potash (K2O)&lt;/td&gt;</text:p>
            <text:p>&lt;td&gt;14%&lt;/td&gt;</text:p>
            <text:p>&lt;/tr&gt;</text:p>
            <text:p>&lt;tr&gt;</text:p>
            <text:p>&lt;td&gt;Calcium (Ca)&lt;/td&gt;</text:p>
            <text:p>&lt;td&gt;6%&lt;/td&gt;</text:p>
            <text:p>&lt;/tr&gt;</text:p>
            <text:p>&lt;tr&gt;</text:p>
            <text:p>&lt;td&gt;Water Soluble Magnesium (Mg)&lt;/td&gt;</text:p>
            <text:p>&lt;td&gt;2%&lt;/td&gt;</text:p>
            <text:p>&lt;/tr&gt;</text:p>
            <text:p>&lt;tr&gt;</text:p>
            <text:p>&lt;td&gt;Combined Sulfur (S)&lt;/td&gt;</text:p>
            <text:p>&lt;td&gt;3%&lt;/td&gt;</text:p>
            <text:p>&lt;/tr&gt;</text:p>
            <text:p>&lt;tr&gt;</text:p>
            <text:p>&lt;td&gt;Chelated Iron (Fe)&lt;/td&gt;</text:p>
            <text:p>&lt;td&gt;0.12%&lt;/td&gt;</text:p>
            <text:p>&lt;/tr&gt;</text:p>
            <text:p>&lt;tr&gt;</text:p>
            <text:p>&lt;td&gt;Manganese (Mn)&lt;/td&gt;</text:p>
            <text:p>&lt;td&gt;0.05%&lt;/td&gt;</text:p>
            <text:p>&lt;/tr&gt;</text:p>
            <text:p>&lt;/tbody&gt;</text:p>
            <text:p>&lt;/table&gt;</text:p>
            <text:p>&lt;h3&gt;ADDITIONAL INFORMATION&lt;/h3&gt;</text:p>
            <text:p>&lt;table&gt;</text:p>
            <text:p>&lt;tbody&gt;</text:p>
            <text:p>&lt;tr&gt;</text:p>
            <text:p>&lt;td&gt;SKU&lt;/td&gt;</text:p>
            <text:p>&lt;td&gt;FMG -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General Hydroponics MaxiGro 2.2LB</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7.71" calcext:value-type="float">
            <text:p>17.71</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14.jpg?v=159428719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41">
          <table:table-cell office:value-type="string" calcext:value-type="string">
            <text:p>general-hydroponics-maxibloom</text:p>
          </table:table-cell>
          <table:table-cell office:value-type="string" calcext:value-type="string">
            <text:p>General Hydroponics - MaxiBloom</text:p>
          </table:table-cell>
          <table:table-cell office:value-type="string" calcext:value-type="string">
            <text:p>&lt;h3&gt;DETAILS&lt;/h3&gt;</text:p>
            <text:p>&lt;p&gt;General Hydroponics MaxiBloom™ is a highly concentrated soluble granular plant nutrient designed for higher growth rates and yields. MaxiBloom™ stimulates flower, fruit, and vegetable production and provides essential minerals. Use MaxiBloom™ during the reproductive growth phase to provide a comprehensive diet for hydroponically-grown plants or for soil-grown plants. Maintain ideal nutrient pH between 5.5 and 6.5.&lt;/p&gt;</text:p>
            <text:p>&lt;p&gt;For seedlings, cuttings, foliar feeding, and transplants, use 1/4 teaspoon per gallon of water or .25 grams per liter. For orchids, delicate and slow growing plants, use 1/2 teaspoon per gallon of water or 1/2 gram per liter. For most applications, including salad greens and leafy vegetables, use 1 teaspoon per gallon of water or 1 gram per liter. For fast growing plants, including many vegetables, use 1 1/4 teaspoon per gallon or 1.25 grams per liter. For very fast growing plants, use 1 1/2 teaspoon per gallon or 1.5 grams per liter with caution. Guaranteed analysis (5-15-14) includes Total Nitrogen (N) 5.0% (0.5% Ammoniacal Nitrogen, 4.5% Nitrate Nitrogen); Available Phosphate (P2O5) 15.0%; Soluble Potash (K2O) 14.0%; Calcium 5.0%; Total Magnesium (Mg) 3.5% (3.5% Water Soluble Magnesium); Combined Sulfur (S) 4.0%; Chelated Iron (Fe) 0.1%. Derived from Ammonium Nitrate, Ammonium Molybdate, Calcium Nitrate, Cobalt Sulfate, Copper Sulfate, Iron DTPA, Iron EDTA, Magnesium Sulfate, Potassium Borate, Potassium Nitrate, Potassium Phosphate, Potassium Sulfate, and Zinc Sulfate.&lt;/p&gt;</text:p>
            <text:p>&lt;h3&gt;GUARANTEED ANALYSIS&lt;/h3&gt;</text:p>
            <text:p>&lt;table&gt;</text:p>
            <text:p>&lt;tbody&gt;</text:p>
            <text:p>&lt;tr&gt;</text:p>
            <text:p>&lt;td&gt;Total Nitrogen (N)&lt;/td&gt;</text:p>
            <text:p>&lt;td&gt;5%&lt;/td&gt;</text:p>
            <text:p>&lt;/tr&gt;</text:p>
            <text:p>&lt;tr&gt;</text:p>
            <text:p>&lt;td&gt;Nitrogen made up of:&lt;/td&gt;</text:p>
            <text:p>&lt;td&gt;0.5% Ammonical Nitrogen and 4.5% Nitrate Nitrogen&lt;/td&gt;</text:p>
            <text:p>&lt;/tr&gt;</text:p>
            <text:p>&lt;tr&gt;</text:p>
            <text:p>&lt;td&gt;Available Phosphate (P2O5)&lt;/td&gt;</text:p>
            <text:p>&lt;td&gt;15%&lt;/td&gt;</text:p>
            <text:p>&lt;/tr&gt;</text:p>
            <text:p>&lt;tr&gt;</text:p>
            <text:p>&lt;td&gt;Soluble Potash (K2O)&lt;/td&gt;</text:p>
            <text:p>&lt;td&gt;14%&lt;/td&gt;</text:p>
            <text:p>&lt;/tr&gt;</text:p>
            <text:p>&lt;tr&gt;</text:p>
            <text:p>&lt;td&gt;Calcium (Ca)&lt;/td&gt;</text:p>
            <text:p>&lt;td&gt;5%&lt;/td&gt;</text:p>
            <text:p>&lt;/tr&gt;</text:p>
            <text:p>&lt;tr&gt;</text:p>
            <text:p>&lt;td&gt;Water Soluble Magnesium (Mg)&lt;/td&gt;</text:p>
            <text:p>&lt;td&gt;3.5%&lt;/td&gt;</text:p>
            <text:p>&lt;/tr&gt;</text:p>
            <text:p>&lt;tr&gt;</text:p>
            <text:p>&lt;td&gt;Combined Sulfur (S)&lt;/td&gt;</text:p>
            <text:p>&lt;td&gt;4%&lt;/td&gt;</text:p>
            <text:p>&lt;/tr&gt;</text:p>
            <text:p>&lt;tr&gt;</text:p>
            <text:p>&lt;td&gt;Chelated Iron (Fe)&lt;/td&gt;</text:p>
            <text:p>&lt;td&gt;0.1%&lt;/td&gt;</text:p>
            <text:p>&lt;/tr&gt;</text:p>
            <text:p>&lt;/tbody&gt;</text:p>
            <text:p>&lt;/table&gt;</text:p>
            <text:p>&lt;h3&gt;ADDITIONAL INFORMATION&lt;/h3&gt;</text:p>
            <text:p>&lt;table&gt;</text:p>
            <text:p>&lt;tbody&gt;</text:p>
            <text:p>&lt;tr&gt;</text:p>
            <text:p>&lt;td&gt;SKU&lt;/td&gt;</text:p>
            <text:p>&lt;td&gt;FMB-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General Hydroponics MaxiBloom 2.2LB</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7.71" calcext:value-type="float">
            <text:p>17.71</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13.jpg?v=159428679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42">
          <table:table-cell office:value-type="string" calcext:value-type="string">
            <text:p>general-hydroponics-liquid-koolbloom-0-10-10-bulking-formula</text:p>
          </table:table-cell>
          <table:table-cell office:value-type="string" calcext:value-type="string">
            <text:p>General Hydroponics - LIQUID KOOLBLOOM 0-10-10 BULKING FORMULA</text:p>
          </table:table-cell>
          <table:table-cell office:value-type="string" calcext:value-type="string">
            <text:p>&lt;h3&gt;DETAILS&lt;/h3&gt;</text:p>
            <text:p>&lt;p&gt;Liquid KoolBloom by General Hydroponics is a concentrated nutrient additive that promotes intense flowering and helps facilitate bulking and ripening in annual plants. A very small amount of Liquid KoolBloom provides a significant amount of phosphorus and potassium that is essential for flowering plants. Liquid KoolBloom will enhance the production of essential oils and fragrance in many flowers, culinary and medicinal herbs.&lt;/p&gt;</text:p>
            <text:p>&lt;p&gt;Liquid KoolBloom is enriched with stress reducing vitamins and acids that facilitate nutrient transport. Liquid KoolBloom provides all of the essential elements needed by plants to promote explosive flowering and grow bigger blooms. Start using Liquid KoolBloom during the transitional period between vegetative and flowering phases. The formula will encourage the heavy production of essential oils and increases fruiting and flower development without damage to young, delicate root systems. Begin your harvest cycle using Liquid KoolBloom for bulking, finishing with the original dry KoolBloom during ripening.&lt;/p&gt;</text:p>
            <text:p>&lt;p&gt;&lt;strong&gt;For Hydroponics:&lt;/strong&gt;Mix your normal nutrient solution, add 1 to 2 tsp per gallon.&lt;/p&gt;</text:p>
            <text:p>&lt;p&gt;&lt;strong&gt;For Soil:&lt;/strong&gt;Add 1 to 2 teaspoons per gallon of water, then follow your normal watering schedule.&lt;/p&gt;</text:p>
            <text:p>&lt;p&gt;Derived from Magnesium Phosphate, Potassium Phosphate, and Potassium Sulphate.&lt;/p&gt;</text:p>
            <text:p>&lt;h3&gt;GUARANTEED ANALYSIS&lt;/h3&gt;</text:p>
            <text:p>&lt;table&gt;</text:p>
            <text:p>&lt;tbody&gt;</text:p>
            <text:p>&lt;tr&gt;</text:p>
            <text:p>&lt;td&gt;Available Phosphate (P2O5)&lt;/td&gt;</text:p>
            <text:p>&lt;td&gt;10%&lt;/td&gt;</text:p>
            <text:p>&lt;/tr&gt;</text:p>
            <text:p>&lt;tr&gt;</text:p>
            <text:p>&lt;td&gt;Soluble Potash (K2O)&lt;/td&gt;</text:p>
            <text:p>&lt;td&gt;10%&lt;/td&gt;</text:p>
            <text:p>&lt;/tr&gt;</text:p>
            <text:p>&lt;/tbody&gt;</text:p>
            <text:p>&lt;/table&gt;</text:p>
            <text:p>&lt;h3&gt;ADDITIONAL INFORMATION&lt;/h3&gt;</text:p>
            <text:p>&lt;table&gt;</text:p>
            <text:p>&lt;tbody&gt;</text:p>
            <text:p>&lt;tr&gt;</text:p>
            <text:p>&lt;td&gt;SKU&lt;/td&gt;</text:p>
            <text:p>&lt;td&gt;FKBL-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General Hydroponics Liquid KoolBloom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3.68" calcext:value-type="float">
            <text:p>23.6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12.jpg?v=159428629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eneral-hydroponics-liquid-koolbloom-0-10-10-bulking-formula</text:p>
          </table:table-cell>
          <table:table-cell table:number-columns-repeated="7"/>
          <table:table-cell office:value-type="string" calcext:value-type="string">
            <text:p>General Hydroponics Liquid KoolBloom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8.96" calcext:value-type="float">
            <text:p>68.96</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general-hydroponics-liquid-koolbloom-0-10-10-bulking-formula</text:p>
          </table:table-cell>
          <table:table-cell table:number-columns-repeated="7"/>
          <table:table-cell office:value-type="string" calcext:value-type="string">
            <text:p>General Hydroponics Liquid KoolBloom 2.5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47.81" calcext:value-type="float">
            <text:p>147.81</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
          <table:table-cell office:value-type="string" calcext:value-type="string">
            <text:p>general-hydroponics-florashield-plant-system-rinse</text:p>
          </table:table-cell>
          <table:table-cell office:value-type="string" calcext:value-type="string">
            <text:p>General Hydroponics - FLORASHIELD PLANT &amp; SYSTEM RINSE</text:p>
          </table:table-cell>
          <table:table-cell office:value-type="string" calcext:value-type="string">
            <text:p>&lt;h3&gt;DETAILS&lt;/h3&gt;</text:p>
            <text:p>&lt;p&gt;General Hydroponics FloraShield is a unique blend of anti-microbial ingredients that guard against many fungi and bacteria that can potentially cause diseases on plants. Because of the way it works, FloraShield is completely safe to use on and around your actively growing plants during all stages of growth. It is especially effective for treating and even preventing fungal and bacterial diseases in hydroponic systems and growing mediums.&lt;/p&gt;</text:p>
            <text:p>&lt;h3&gt;ADDITIONAL INFORMATION&lt;/h3&gt;</text:p>
            <text:p>&lt;table&gt;</text:p>
            <text:p>&lt;tbody&gt;</text:p>
            <text:p>&lt;tr&gt;</text:p>
            <text:p>&lt;td&gt;SKU&lt;/td&gt;</text:p>
            <text:p>&lt;td&gt;FFS-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General Hydroponics FloraShield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7.25" calcext:value-type="float">
            <text:p>17.2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11.jpg?v=159428572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eneral-hydroponics-florashield-plant-system-rinse</text:p>
          </table:table-cell>
          <table:table-cell table:number-columns-repeated="7"/>
          <table:table-cell office:value-type="string" calcext:value-type="string">
            <text:p>General Hydroponics FloraShield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8.3" calcext:value-type="float">
            <text:p>48.3</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43">
          <table:table-cell office:value-type="string" calcext:value-type="string">
            <text:p>general-hydroponics-floranova-grow</text:p>
          </table:table-cell>
          <table:table-cell office:value-type="string" calcext:value-type="string">
            <text:p>General Hydroponics - FLORANOVA GROW</text:p>
          </table:table-cell>
          <table:table-cell office:value-type="string" calcext:value-type="string">
            <text:p>&lt;h3&gt;DETAILS&lt;/h3&gt;</text:p>
            <text:p>&lt;p&gt;General Hydroponics FloraNova is the breakthrough gardeners have been waiting for: an exceptionally potent, complete one-part fertilizer plus organic additives. Extremely concentrated, FloraNova is an excellent bargain, using only one to two teaspoons in a gallon of water. One bottle is all you need, making FloraNova one of the easiest nutrients you'll ever use.&lt;/p&gt;</text:p>
            <text:p>&lt;p&gt;General Hydroponics Flora Nova comes in two formulations: FloraNova Grow works as a specialized nutrient for rapidly growing plants during the vegetative growth phase as FloraNova Bloom does during the budding, fruiting and flowering stages.&lt;/p&gt;</text:p>
            <text:p>&lt;p&gt;FloraNova's unique combination of primary and secondary nutrients and pH buffers keeps plant nutrients completely water-soluble. FloraNova provides all the micronutrients your plants need for healthy growth. FloraNova provides the proper nutrition for your plants from seedling through harvest. Not only is FloraNova ideal for all hydroponic applications, it works just as well for potted plants in soil and soilless mixes.&lt;/p&gt;</text:p>
            <text:p>&lt;p&gt;Super concentrated and pH stabilized. Contains natural humic acids for better nutrient absorption. Derived From: Ammonium Molybdate, Ammonium Phosphate, Calcium Nitrate, Potassium Nitrate, Potassium Phosphate, Potassium Borate, Magnesium Sulfate, Cobalt Sulfate, Copper Sulfate, Manganese Sulfate, Zinc Sulfate, Iron DTPA.&lt;/p&gt;</text:p>
            <text:p>&lt;h3&gt;GUARANTEED ANALYSIS&lt;/h3&gt;</text:p>
            <text:p>&lt;table&gt;</text:p>
            <text:p>&lt;tbody&gt;</text:p>
            <text:p>&lt;tr&gt;</text:p>
            <text:p>&lt;td&gt;Total Nitrogen (N)&lt;/td&gt;</text:p>
            <text:p>&lt;td&gt;7%&lt;/td&gt;</text:p>
            <text:p>&lt;/tr&gt;</text:p>
            <text:p>&lt;tr&gt;</text:p>
            <text:p>&lt;td&gt;Nitrogen made up of:&lt;/td&gt;</text:p>
            <text:p>&lt;td&gt;0.9% Ammonical Nitrogen and 6.1% Nitrate Nitrogen&lt;/td&gt;</text:p>
            <text:p>&lt;/tr&gt;</text:p>
            <text:p>&lt;tr&gt;</text:p>
            <text:p>&lt;td&gt;Available Phosphate (P2O5)&lt;/td&gt;</text:p>
            <text:p>&lt;td&gt;4%&lt;/td&gt;</text:p>
            <text:p>&lt;/tr&gt;</text:p>
            <text:p>&lt;tr&gt;</text:p>
            <text:p>&lt;td&gt;Soluble Potash (K2O)&lt;/td&gt;</text:p>
            <text:p>&lt;td&gt;10%&lt;/td&gt;</text:p>
            <text:p>&lt;/tr&gt;</text:p>
            <text:p>&lt;tr&gt;</text:p>
            <text:p>&lt;td&gt;Calcium (Ca&lt;/td&gt;</text:p>
            <text:p>&lt;td&gt;4%&lt;/td&gt;</text:p>
            <text:p>&lt;/tr&gt;</text:p>
            <text:p>&lt;tr&gt;</text:p>
            <text:p>&lt;td&gt;Water Soluble Magnesium (Mg)&lt;/td&gt;</text:p>
            <text:p>&lt;td&gt;1.5%&lt;/td&gt;</text:p>
            <text:p>&lt;/tr&gt;</text:p>
            <text:p>&lt;tr&gt;</text:p>
            <text:p>&lt;td&gt;Sulfur (S)&lt;/td&gt;</text:p>
            <text:p>&lt;td&gt;2%&lt;/td&gt;</text:p>
            <text:p>&lt;/tr&gt;</text:p>
            <text:p>&lt;tr&gt;</text:p>
            <text:p>&lt;td&gt;Chelated Iron (Fe)&lt;/td&gt;</text:p>
            <text:p>&lt;td&gt;0.1%&lt;/td&gt;</text:p>
            <text:p>&lt;/tr&gt;</text:p>
            <text:p>&lt;/tbody&gt;</text:p>
            <text:p>&lt;/table&gt;</text:p>
            <text:p>&lt;h3&gt;ADDITIONAL INFORMATION&lt;/h3&gt;</text:p>
            <text:p>&lt;table&gt;</text:p>
            <text:p>&lt;tbody&gt;</text:p>
            <text:p>&lt;tr&gt;</text:p>
            <text:p>&lt;td&gt;SKU&lt;/td&gt;</text:p>
            <text:p>&lt;td&gt;FFNG-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FloraNova Grow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9.96" calcext:value-type="float">
            <text:p>29.96</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10.jpg?v=159428550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eneral-hydroponics-floranova-grow</text:p>
          </table:table-cell>
          <table:table-cell table:number-columns-repeated="7"/>
          <table:table-cell office:value-type="string" calcext:value-type="string">
            <text:p>FloraNova Grow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5.07" calcext:value-type="float">
            <text:p>95.07</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43">
          <table:table-cell office:value-type="string" calcext:value-type="string">
            <text:p>general-hydroponics-floranova-bloom</text:p>
          </table:table-cell>
          <table:table-cell office:value-type="string" calcext:value-type="string">
            <text:p>General Hydroponics - FloraNova Bloom</text:p>
          </table:table-cell>
          <table:table-cell office:value-type="string" calcext:value-type="string">
            <text:p>&lt;h3&gt;DETAILS&lt;/h3&gt;</text:p>
            <text:p>&lt;p&gt;General Hydroponics FloraNova is the breakthrough gardeners have been waiting for: an exceptionally potent, complete one-part fertilizer plus organic additives. Extremely concentrated, FloraNova is an excellent bargain, using only one to two teaspoons in a gallon of water. One bottle is all you need, making FloraNova one of the easiest nutrients you'll ever use.&lt;/p&gt;</text:p>
            <text:p>&lt;p&gt;General Hydroponics Flora Nova comes in two formulations: FloraNova Grow works as a specialized nutrient for rapidly growing plants during the vegetative growth phase as FloraNova Bloom does during the budding, fruiting and flowering stages.&lt;/p&gt;</text:p>
            <text:p>&lt;p&gt;FloraNova's unique combination of primary and secondary nutrients and pH buffers keeps plant nutrients completely water-soluble. FloraNova provides all the micronutrients your plants need for healthy growth. FloraNova provides the proper nutrition for your plants from seedling through harvest. Not only is FloraNova ideal for all hydroponic applications, it works just as well for potted plants in soil and soilless mixes.&lt;/p&gt;</text:p>
            <text:p>&lt;p&gt;Super concentrated and pH stabilized. Contains natural humic acids for better nutrient absorption. Derived From: Ammonium Molybdate, Ammonium Phosphate, Calcium Nitrate, Potassium Nitrate, Potassium Phosphate, Potassium Borate, Magnesium Sulfate, Cobalt Sulfate, Copper Sulfate, Manganese Sulfate, Zinc Sulfate, Iron DTPA.&lt;/p&gt;</text:p>
            <text:p>&lt;h3&gt;GUARANTEED ANALYSIS&lt;/h3&gt;</text:p>
            <text:p>&lt;table&gt;</text:p>
            <text:p>&lt;tbody&gt;</text:p>
            <text:p>&lt;tr&gt;</text:p>
            <text:p>&lt;td&gt;Total Nitrogen (N)&lt;/td&gt;</text:p>
            <text:p>&lt;td&gt;4%&lt;/td&gt;</text:p>
            <text:p>&lt;/tr&gt;</text:p>
            <text:p>&lt;tr&gt;</text:p>
            <text:p>&lt;td&gt;Nitrogen made up of:&lt;/td&gt;</text:p>
            <text:p>&lt;td&gt;0.25% Ammonical Nitrogen and 3.75% Nitrate Nitrogen&lt;/td&gt;</text:p>
            <text:p>&lt;/tr&gt;</text:p>
            <text:p>&lt;tr&gt;</text:p>
            <text:p>&lt;td&gt;Available Phosphate (P2O5)&lt;/td&gt;</text:p>
            <text:p>&lt;td&gt;8%&lt;/td&gt;</text:p>
            <text:p>&lt;/tr&gt;</text:p>
            <text:p>&lt;tr&gt;</text:p>
            <text:p>&lt;td&gt;Soluble Potash (K2O)&lt;/td&gt;</text:p>
            <text:p>&lt;td&gt;7%&lt;/td&gt;</text:p>
            <text:p>&lt;/tr&gt;</text:p>
            <text:p>&lt;tr&gt;</text:p>
            <text:p>&lt;td&gt;Calcium (Ca&lt;/td&gt;</text:p>
            <text:p>&lt;td&gt;4%&lt;/td&gt;</text:p>
            <text:p>&lt;/tr&gt;</text:p>
            <text:p>&lt;tr&gt;</text:p>
            <text:p>&lt;td&gt;Water Soluble Magnesium (Mg)&lt;/td&gt;</text:p>
            <text:p>&lt;td&gt;2%&lt;/td&gt;</text:p>
            <text:p>&lt;/tr&gt;</text:p>
            <text:p>&lt;tr&gt;</text:p>
            <text:p>&lt;td&gt;Sulfur (S)&lt;/td&gt;</text:p>
            <text:p>&lt;td&gt;2%&lt;/td&gt;</text:p>
            <text:p>&lt;/tr&gt;</text:p>
            <text:p>&lt;tr&gt;</text:p>
            <text:p>&lt;td&gt;Chelated Iron (Fe)&lt;/td&gt;</text:p>
            <text:p>&lt;td&gt;0.1%&lt;/td&gt;</text:p>
            <text:p>&lt;/tr&gt;</text:p>
            <text:p>&lt;/tbody&gt;</text:p>
            <text:p>&lt;/table&gt;</text:p>
            <text:p>&lt;h3&gt;ADDITIONAL INFORMATION&lt;/h3&gt;</text:p>
            <text:p>&lt;table&gt;</text:p>
            <text:p>&lt;tbody&gt;</text:p>
            <text:p>&lt;tr&gt;</text:p>
            <text:p>&lt;td&gt;SKU&lt;/td&gt;</text:p>
            <text:p>&lt;td&gt;FFNB-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FloraNova Bloom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9.96" calcext:value-type="float">
            <text:p>29.96</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9.jpg?v=159428500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eneral-hydroponics-floranova-bloom</text:p>
          </table:table-cell>
          <table:table-cell table:number-columns-repeated="7"/>
          <table:table-cell office:value-type="string" calcext:value-type="string">
            <text:p>FloraNova Bloom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5.07" calcext:value-type="float">
            <text:p>95.07</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3">
          <table:table-cell office:value-type="string" calcext:value-type="string">
            <text:p>general-hydroponics-floranectar-sweetener-fruit-n-fusion</text:p>
          </table:table-cell>
          <table:table-cell office:value-type="string" calcext:value-type="string">
            <text:p>General Hydroponics - FloraNectar Sweetener Fruit 'n Fusion</text:p>
          </table:table-cell>
          <table:table-cell office:value-type="string" calcext:value-type="string">
            <text:p>&lt;h3&gt;DETAILS&lt;/h3&gt;</text:p>
            <text:p>&lt;p&gt;Growing plants convert sunlight, water and minerals into sugar. FloraNectar is formulated with a combination of minerals, natural sugars, and flavor enhancers to encourage sugar flow for better flavor. General Hydroponics has formulated FloraNectar to optimize the greatest transference of sweetness and aroma into your fruits and flowers. FloraNectar contains all natural raw cane sugar, molasses, malt syrup, select plant based esters, L-amino acids, organic acids, polyflavonoids, vitamins and essential minerals.&lt;/p&gt;</text:p>
            <text:p>&lt;p&gt;This unique blend of ingredients helps your plants regulate enzymes that trigger specific reactions involved in maintaining optimal metabolism. This allows your plants to achieve a balance between respiration and photosynthesis in high intensity growing environments where the rate of respiration can sometimes exceed the rate of photosynthesis. As a result, FloraNectar ensures optimal metabolic rates during the flowering and fruiting phase when nitrogen levels have been reduced.&lt;/p&gt;</text:p>
            <text:p>&lt;p&gt;FloraNectar also promotes a sturdier plant structure during the vegetative phase when high levels of nitrogen are present. FloraNectar fulfills the additional energy requirements of your plants throughout all phases of growth and during stressful times of transition.&lt;/p&gt;</text:p>
            <text:p>&lt;p&gt;During vegetative growth periods mix and directly apply at the rate 5ml per 3.79 Liters of water or 1 teaspoon per gallon. During flowering and fruiting mix 10ml per 3.79 Liters of water or 2 teaspoons per gallon.&lt;/p&gt;</text:p>
            <text:p>&lt;p&gt;Derived from Magnesium sulfate and potassium sulfate. Also contains non-plant food ingredients including 17.5% Cane Sugar, 7.5% Malt Extract and 5% Molasses.&lt;/p&gt;</text:p>
            <text:p>&lt;h3&gt;ADDITIONAL INFORMATION&lt;/h3&gt;</text:p>
            <text:p>&lt;table&gt;</text:p>
            <text:p>&lt;tbody&gt;</text:p>
            <text:p>&lt;tr&gt;</text:p>
            <text:p>&lt;td&gt;SKU&lt;/td&gt;</text:p>
            <text:p>&lt;td&gt;FFN-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General Hydroponics FloraNectar FnF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2.86" calcext:value-type="float">
            <text:p>22.86</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8.jpg?v=159428440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eneral-hydroponics-floranectar-sweetener-fruit-n-fusion</text:p>
          </table:table-cell>
          <table:table-cell table:number-columns-repeated="7"/>
          <table:table-cell office:value-type="string" calcext:value-type="string">
            <text:p>General Hydroponics FloraNectar FnF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3.86" calcext:value-type="float">
            <text:p>63.86</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general-hydroponics-floranectar-sweetener-fruit-n-fusion</text:p>
          </table:table-cell>
          <table:table-cell table:number-columns-repeated="7"/>
          <table:table-cell office:value-type="string" calcext:value-type="string">
            <text:p>General Hydroponics FloraNectar FnF 2.5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2.3" calcext:value-type="float">
            <text:p>132.3</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7">
          <table:table-cell office:value-type="string" calcext:value-type="string">
            <text:p>general-hydroponics-floralicious-plus</text:p>
          </table:table-cell>
          <table:table-cell office:value-type="string" calcext:value-type="string">
            <text:p>General Hydroponics - FLORALICIOUS PLUS</text:p>
          </table:table-cell>
          <table:table-cell office:value-type="string" calcext:value-type="string">
            <text:p>&lt;h3&gt;DETAILS&lt;/h3&gt;</text:p>
            <text:p>&lt;p&gt;General Hydroponics Floralicious Plus is a super concentrated blend of bioactive plant, marine, microbial, and mineral extracts with a NPK Rating of 2.8 - 0.8 - 0.02. Floralicious Plus has high concentrations of vitamins, complex sugars, amino acids, phytostimulants, polyflavonoids, and aromatic oils in an organic fulvic base. Floralicious Plus also contains a liquid suspension of Bacillus Subtilis.&lt;/p&gt;</text:p>
            <text:p>&lt;p&gt;Floralicious Plus enhances mineral nutrient uptake and transport in your plants. Active carbon technology facilitates the conversion and biosynthesis of complex secondary aromatic compounds. Floralicious Plus enhances metabolic growth, promotes flower development, stimulates fruit swelling, and enhances essential oil production. Floralicious Plus also encourages beneficial microbial activity in the root zone.&lt;/p&gt;</text:p>
            <text:p>&lt;p&gt;Floralicious Plus is a one part organic nutrient additive to be used throughout your plants growing cycle. Floralicious Plus contains the organic building blocks of life and is used in addition to your regular fertilizer programs.&lt;/p&gt;</text:p>
            <text:p>&lt;p&gt;Derived From: Vegetable Protein Hydrolosate, Sea Kelp, Potassium Sulphate, Micronized Leonardite, Complex Polysaccharides, Fructose, Vitamins.&lt;/p&gt;</text:p>
            <text:p>&lt;h3&gt;GUARANTEED ANALYSIS&lt;/h3&gt;</text:p>
            <text:p>&lt;table&gt;</text:p>
            <text:p>&lt;tbody&gt;</text:p>
            <text:p>&lt;tr&gt;</text:p>
            <text:p>&lt;td&gt;Water Soluble Nitrogen (N)&lt;/td&gt;</text:p>
            <text:p>&lt;td&gt;2.8%&lt;/td&gt;</text:p>
            <text:p>&lt;/tr&gt;</text:p>
            <text:p>&lt;tr&gt;</text:p>
            <text:p>&lt;td&gt;Available Phosphate (P2O5)&lt;/td&gt;</text:p>
            <text:p>&lt;td&gt;0.8%&lt;/td&gt;</text:p>
            <text:p>&lt;/tr&gt;</text:p>
            <text:p>&lt;tr&gt;</text:p>
            <text:p>&lt;td&gt;Soluble Potash (K2O)&lt;/td&gt;</text:p>
            <text:p>&lt;td&gt;0.02%&lt;/td&gt;</text:p>
            <text:p>&lt;/tr&gt;</text:p>
            <text:p>&lt;/tbody&gt;</text:p>
            <text:p>&lt;/table&gt;</text:p>
            <text:p>&lt;a class="video" href="http://www.youtube.com/watch?v=HVsblEOWsQU&amp;amp;feature=share&amp;amp;list=UU9r52S4RX4A9SIDUNXnbUug"&gt;&lt;/a&gt;</text:p>
            <text:p>&lt;h3&gt;ADDITIONAL INFORMATION&lt;/h3&gt;</text:p>
            <text:p>&lt;table&gt;</text:p>
            <text:p>&lt;tbody&gt;</text:p>
            <text:p>&lt;tr&gt;</text:p>
            <text:p>&lt;td&gt;SKU&lt;/td&gt;</text:p>
            <text:p>&lt;td&gt;FFLP-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Floralicious Plus 8 Ounc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3.78" calcext:value-type="float">
            <text:p>23.7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7.jpg?v=159428400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eneral-hydroponics-floralicious-plus</text:p>
          </table:table-cell>
          <table:table-cell table:number-columns-repeated="7"/>
          <table:table-cell office:value-type="string" calcext:value-type="string">
            <text:p>Floralicious Plus Pin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7.48" calcext:value-type="float">
            <text:p>37.48</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general-hydroponics-floralicious-plus</text:p>
          </table:table-cell>
          <table:table-cell table:number-columns-repeated="7"/>
          <table:table-cell office:value-type="string" calcext:value-type="string">
            <text:p>Floralicious Plus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6.13" calcext:value-type="float">
            <text:p>66.13</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6">
          <table:table-cell office:value-type="string" calcext:value-type="string">
            <text:p>general-hydroponics-floramicro-hardwater</text:p>
          </table:table-cell>
          <table:table-cell office:value-type="string" calcext:value-type="string">
            <text:p>General Hydroponics - FLORAMICRO HARDWATER</text:p>
          </table:table-cell>
          <table:table-cell office:value-type="string" calcext:value-type="string">
            <text:p>&lt;h3&gt;DETAILS&lt;/h3&gt;</text:p>
            <text:p>&lt;p&gt;General Hydroponics® Hardwater FloraMicro (5-0-1) is a specially formulated hydroponic nutrient solution for hardwater conditions. Highly recommended for use if your tap water is 200 ppm or above (or contains calcium above 70 ppm).&lt;/p&gt;</text:p>
            <text:p>&lt;p&gt;Just like General Hydroponics® regular FloraMicro, it provides rapidly growing plants with a base of nitrogen, potassium and calcium, fused with a combination of trace and minor elements along with chelated micronutrients. Combine with FloraGro and FloraBloom to meet the specialized needs of each phase in a plant's life cycle: seedling, vegetative, transitional, flowering and fruiting.&lt;/p&gt;</text:p>
            <text:p>&lt;p&gt;Directions for Use: Mix between 2.5 ml and 10 ml per gallon of water depending on the plant's age.&lt;/p&gt;</text:p>
            <text:p>&lt;p&gt;Note: The proper ratio of each Flora Series nutrient depends on the crop and the stage of growth (look on the label for specific recommendations).&lt;/p&gt;</text:p>
            <text:p>&lt;h3&gt;ADDITIONAL INFORMATION&lt;/h3&gt;</text:p>
            <text:p>&lt;table&gt;</text:p>
            <text:p>&lt;tbody&gt;</text:p>
            <text:p>&lt;tr&gt;</text:p>
            <text:p>&lt;td&gt;SKU&lt;/td&gt;</text:p>
            <text:p>&lt;td&gt;FFMH-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GH FloraMicro Hardwater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9.75" calcext:value-type="float">
            <text:p>39.7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6.jpg?v=159428303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eneral-hydroponics-floramicro-hardwater</text:p>
          </table:table-cell>
          <table:table-cell table:number-columns-repeated="7"/>
          <table:table-cell office:value-type="string" calcext:value-type="string">
            <text:p>GH FloraMicro Hardwater 2.5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84.3" calcext:value-type="float">
            <text:p>84.3</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44">
          <table:table-cell office:value-type="string" calcext:value-type="string">
            <text:p>general-hydroponics-floramicro</text:p>
          </table:table-cell>
          <table:table-cell office:value-type="string" calcext:value-type="string">
            <text:p>General Hydroponics - FloraMicro</text:p>
          </table:table-cell>
          <table:table-cell office:value-type="string" calcext:value-type="string">
            <text:p>&lt;h3&gt;DETAILS&lt;/h3&gt;</text:p>
            <text:p>&lt;p&gt;The Flora Series of hydroponic fertilizers from General Hydroponics, including FloraGro (2-1-6), FloraBloom(0-5-4), and FloraMicro (5-0-1), represents the collective contribution of many famous scientists in the fields of hydroponics, agriculture, and chemistry. The concept behind the Flora Series is the ability to mix three different products into a huge range of different nutrient solutions.&lt;/p&gt;</text:p>
            <text:p>&lt;p&gt;The needs of practically any type of plant at each different stage in its life cycle can be satisfied by varying the combinations and overall strength of the mix. Think of it as changing flavor by mixing different ratios of FloraGro, FloraBloom, and FloraMicro, and different nutrient strengths by varying the amount of water with which they are blended. This gives the grower three-dimensional control over the nutrient. The Flora-series is the most popular hydroponic fertilizer in the world. For mixing, try the 1, 2, 3 method.&lt;/p&gt;</text:p>
            <text:p>&lt;p&gt;Derived From: Ammonium Molybdate, Calcium Nitrate, Cobalt Nitrate, Copper Nitrate, Potassium Nitrate, Zinc Nitrate, Potassium Borate, Potassium Sulfate, Calcium Carbonate, Manganese EDTA, Iron EDDHA, Iron DPTA.&lt;/p&gt;</text:p>
            <text:p>&lt;h3&gt;GUARANTEED ANALYSIS&lt;/h3&gt;</text:p>
            <text:p>&lt;table&gt;</text:p>
            <text:p>&lt;tbody&gt;</text:p>
            <text:p>&lt;tr&gt;</text:p>
            <text:p>&lt;td&gt;Total Nitrogen (N)&lt;/td&gt;</text:p>
            <text:p>&lt;td&gt;5%&lt;/td&gt;</text:p>
            <text:p>&lt;/tr&gt;</text:p>
            <text:p>&lt;tr&gt;</text:p>
            <text:p>&lt;td&gt;Nitrogen made up of:&lt;/td&gt;</text:p>
            <text:p>&lt;td&gt;0.3% Ammonical Nitrogen and 4.7% Nitrate Nitrogen&lt;/td&gt;</text:p>
            <text:p>&lt;/tr&gt;</text:p>
            <text:p>&lt;tr&gt;</text:p>
            <text:p>&lt;td&gt;Soluble Potash (K2O)&lt;/td&gt;</text:p>
            <text:p>&lt;td&gt;1%&lt;/td&gt;</text:p>
            <text:p>&lt;/tr&gt;</text:p>
            <text:p>&lt;tr&gt;</text:p>
            <text:p>&lt;td&gt;Calcium (Ca)&lt;/td&gt;</text:p>
            <text:p>&lt;td&gt;5%&lt;/td&gt;</text:p>
            <text:p>&lt;/tr&gt;</text:p>
            <text:p>&lt;tr&gt;</text:p>
            <text:p>&lt;td&gt;Cobalt (Co)&lt;/td&gt;</text:p>
            <text:p>&lt;td&gt;0.0005%&lt;/td&gt;</text:p>
            <text:p>&lt;/tr&gt;</text:p>
            <text:p>&lt;tr&gt;</text:p>
            <text:p>&lt;td&gt;Soluble Chelated Iron (Fe)&lt;/td&gt;</text:p>
            <text:p>&lt;td&gt;0.1%&lt;/td&gt;</text:p>
            <text:p>&lt;/tr&gt;</text:p>
            <text:p>&lt;tr&gt;</text:p>
            <text:p>&lt;td&gt;Chelated Manganese (Mn)&lt;/td&gt;</text:p>
            <text:p>&lt;td&gt;0.05%&lt;/td&gt;</text:p>
            <text:p>&lt;/tr&gt;</text:p>
            <text:p>&lt;tr&gt;</text:p>
            <text:p>&lt;td&gt;Molybdenum (Mo)&lt;/td&gt;</text:p>
            <text:p>&lt;td&gt;0.0008%&lt;/td&gt;</text:p>
            <text:p>&lt;/tr&gt;</text:p>
            <text:p>&lt;/tbody&gt;</text:p>
            <text:p>&lt;/table&gt;</text:p>
            <text:p>&lt;h3&gt;ADDITIONAL INFORMATION&lt;/h3&gt;</text:p>
            <text:p>&lt;table&gt;</text:p>
            <text:p>&lt;tbody&gt;</text:p>
            <text:p>&lt;tr&gt;</text:p>
            <text:p>&lt;td&gt;SKU&lt;/td&gt;</text:p>
            <text:p>&lt;td&gt;FFM-GROUP&lt;/td&gt;</text:p>
            <text:p>&lt;/tr&gt;</text:p>
            <text:p>&lt;tr&gt;</text:p>
            <text:p>&lt;td&gt;Manufacturer&lt;/td&gt;</text:p>
            <text:p>&lt;td&gt;No&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GH FloraMicro Quart</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7.4" calcext:value-type="float">
            <text:p>17.4</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5.jpg?v=159428209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eneral-hydroponics-floramicro</text:p>
          </table:table-cell>
          <table:table-cell table:number-columns-repeated="7"/>
          <table:table-cell office:value-type="string" calcext:value-type="string">
            <text:p>GH FloraMicro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9.75" calcext:value-type="float">
            <text:p>39.7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general-hydroponics-floramicro</text:p>
          </table:table-cell>
          <table:table-cell table:number-columns-repeated="7"/>
          <table:table-cell office:value-type="string" calcext:value-type="string">
            <text:p>GH FloraMicro 2.5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1.57" calcext:value-type="float">
            <text:p>91.57</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general-hydroponics-floramicro</text:p>
          </table:table-cell>
          <table:table-cell table:number-columns-repeated="7"/>
          <table:table-cell office:value-type="string" calcext:value-type="string">
            <text:p>GH FloraMicro 6 Gallon</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84.89" calcext:value-type="float">
            <text:p>184.8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45">
          <table:table-cell office:value-type="string" calcext:value-type="string">
            <text:p>general-hydroponics-koolbloom-2-45-28-dry-ripening-formula-2-2lb</text:p>
          </table:table-cell>
          <table:table-cell office:value-type="string" calcext:value-type="string">
            <text:p>General Hydroponics - KOOLBLOOM 2-45-28 DRY RIPENING FORMULA 2.2LB</text:p>
          </table:table-cell>
          <table:table-cell office:value-type="string" calcext:value-type="string">
            <text:p>&lt;h3&gt;DETAILS&lt;/h3&gt;</text:p>
            <text:p>&lt;p&gt;Dry KoolBloom by General Hydroponics is a concentrated plant food supplement specifically formulated to promote intense and abundant flowering. It is designed to enhance the production of robust blooms as well as essential oils and fragrance in many flowers and culinary and medicinal herbs.&lt;/p&gt;</text:p>
            <text:p>&lt;p&gt;Dry KoolBloom is rich in phosphorous and potassium and fortified with proprietary ingredients. This blend enhances production of essential oils and fragrances by mildly stressing plants during the formation of fruits and flowers. Dry KoolBloom is used during the second phase of reproductive growth in conjuntion with Liquid KoolBloom, which is used at the beginning of a flowering cycle.&lt;/p&gt;</text:p>
            <text:p>&lt;p&gt;KoolBloom is excellent for hydroponics as well as soil gardening. KoolBloom should be used during the last 2 or 3 weeks of flowering to enhance harvest quality and yield. Discontinue Kool Bloom 3 to 5 days prior to harvest.&lt;/p&gt;</text:p>
            <text:p>&lt;p&gt;&lt;strong&gt;Usage:&lt;/strong&gt;Mix 1/4 teaspoon per gallon of water or 1.25 grams per 4 liters.&lt;/p&gt;</text:p>
            <text:p>&lt;p&gt;&lt;strong&gt;Soil:&lt;/strong&gt;Add KoolBloom to irrigation water or in addition to a regular feeding program.&lt;/p&gt;</text:p>
            <text:p>&lt;p&gt;&lt;strong&gt;Hydroponics:&lt;/strong&gt;Add Kool Bloom to your reservoir with your usual plant food formula.&lt;/p&gt;</text:p>
            <text:p>&lt;p&gt;&lt;strong&gt;Caution:&lt;/strong&gt;A very small amount of KoolBloom will have a big effect on flowering plants. Too much could be harmful. Follow directions.&lt;/p&gt;</text:p>
            <text:p>&lt;p&gt;Derived from Ammonium Phosphate, Ammonium Sulfate, Magnesium Sulfate, Potassium Phosphate, and Potassium Sulfate.&lt;/p&gt;</text:p>
            <text:p>&lt;h3&gt;</text:p>
            <text:p>GUARANTEED ANALYSIS&lt;/h3&gt;</text:p>
            <text:p>&lt;table&gt;</text:p>
            <text:p>&lt;tbody&gt;</text:p>
            <text:p>&lt;tr&gt;</text:p>
            <text:p>&lt;td&gt;Total Nitrogen (N)&lt;/td&gt;</text:p>
            <text:p>&lt;td&gt;2%&lt;/td&gt;</text:p>
            <text:p>&lt;/tr&gt;</text:p>
            <text:p>&lt;tr&gt;</text:p>
            <text:p>&lt;td&gt;Nitrogen made up of:&lt;/td&gt;</text:p>
            <text:p>&lt;td&gt;2.0% Ammonical Nitrogen&lt;/td&gt;</text:p>
            <text:p>&lt;/tr&gt;</text:p>
            <text:p>&lt;tr&gt;</text:p>
            <text:p>&lt;td&gt;Available Phosphate (P2O5)&lt;/td&gt;</text:p>
            <text:p>&lt;td&gt;45.0%&lt;/td&gt;</text:p>
            <text:p>&lt;/tr&gt;</text:p>
            <text:p>&lt;tr&gt;</text:p>
            <text:p>&lt;td&gt;Soluble Potash (K2O)&lt;/td&gt;</text:p>
            <text:p>&lt;td&gt;28.0%&lt;/td&gt;</text:p>
            <text:p>&lt;/tr&gt;</text:p>
            <text:p>&lt;tr&gt;</text:p>
            <text:p>&lt;td&gt;Magnesium (Mg)&lt;/td&gt;</text:p>
            <text:p>&lt;td&gt;1%&lt;/td&gt;</text:p>
            <text:p>&lt;/tr&gt;</text:p>
            <text:p>&lt;tr&gt;</text:p>
            <text:p>&lt;td&gt;Sulfur (S)&lt;/td&gt;</text:p>
            <text:p>&lt;td&gt;1.5%&lt;/td&gt;</text:p>
            <text:p>&lt;/tr&gt;</text:p>
            <text:p>&lt;/tbody&gt;</text:p>
            <text:p>&lt;/table&gt;</text:p>
            <text:p>&lt;h3&gt;ADDITIONAL INFORMATION&lt;/h3&gt;</text:p>
            <text:p>&lt;table&gt;</text:p>
            <text:p>&lt;tbody&gt;</text:p>
            <text:p>&lt;tr&gt;</text:p>
            <text:p>&lt;td&gt;SKU&lt;/td&gt;</text:p>
            <text:p>&lt;td&gt;FKB2&lt;/td&gt;</text:p>
            <text:p>&lt;/tr&gt;</text:p>
            <text:p>&lt;tr&gt;</text:p>
            <text:p>&lt;td&gt;Manufacturer&lt;/td&gt;</text:p>
            <text:p>&lt;td&gt;General Hydroponics&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2.02" calcext:value-type="float">
            <text:p>32.02</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3.jpg?v=159427973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general-hydroponics-standard-reference-solution-ph-7-01-8-ounce</text:p>
          </table:table-cell>
          <table:table-cell office:value-type="string" calcext:value-type="string">
            <text:p>General Hydroponics - Standard Reference Solution pH 7.01 8 Ounce</text:p>
          </table:table-cell>
          <table:table-cell office:value-type="string" calcext:value-type="string">
            <text:p>&lt;h3&gt;DETAILS&lt;/h3&gt;</text:p>
            <text:p>&lt;p&gt;A meter is only as good as the calibration. General Hydroponics Standard Reference Solution is available in pH 4.01 (pink) and 7.01 (green). Solution should not be reused. Pour a small quantity from bottle, calibrate meter, and dispose of used solution. Pens should be calibrated about once a week. The storage solution helps prolong the life of the electrode.&lt;/p&gt;</text:p>
            <text:p>&lt;h3&gt;ADDITIONAL INFORMATION&lt;/h3&gt;</text:p>
            <text:p>&lt;table&gt;</text:p>
            <text:p>&lt;tbody&gt;</text:p>
            <text:p>&lt;tr&gt;</text:p>
            <text:p>&lt;td&gt;SKU&lt;/td&gt;</text:p>
            <text:p>&lt;td&gt;TSPH78&lt;/td&gt;</text:p>
            <text:p>&lt;/tr&gt;</text:p>
            <text:p>&lt;tr&gt;</text:p>
            <text:p>&lt;td&gt;Manufacturer&lt;/td&gt;</text:p>
            <text:p>&lt;td&gt;General Hydroponics&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8.2" calcext:value-type="float">
            <text:p>8.2</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2.jpg?v=159427859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general-hydroponics-standard-reference-solution-ph-4-01-8-ounce</text:p>
          </table:table-cell>
          <table:table-cell office:value-type="string" calcext:value-type="string">
            <text:p>General Hydroponics - STANDARD REFERENCE SOLUTION PH 4.01 8 OUNCE</text:p>
          </table:table-cell>
          <table:table-cell office:value-type="string" calcext:value-type="string">
            <text:p>&lt;h3&gt;DETAILS&lt;/h3&gt;</text:p>
            <text:p>&lt;p&gt;A meter is only as good as the calibration. General Hydroponics Standard Reference Solution is available in pH 4.01 (pink) and 7.01 (green). Solution should not be reused. Pour a small quantity from bottle, calibrate meter, and dispose of used solution. Pens should be calibrated about once a week. The storage solution helps prolong the life of the electrode.&lt;/p&gt;</text:p>
            <text:p>&lt;h3&gt;ADDITIONAL INFORMATION&lt;/h3&gt;</text:p>
            <text:p>&lt;table&gt;</text:p>
            <text:p>&lt;tbody&gt;</text:p>
            <text:p>&lt;tr&gt;</text:p>
            <text:p>&lt;td&gt;SKU&lt;/td&gt;</text:p>
            <text:p>&lt;td&gt;TSPH48&lt;/td&gt;</text:p>
            <text:p>&lt;/tr&gt;</text:p>
            <text:p>&lt;tr&gt;</text:p>
            <text:p>&lt;td&gt;Manufacturer&lt;/td&gt;</text:p>
            <text:p>&lt;td&gt;General Hydroponics&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8.2" calcext:value-type="float">
            <text:p>8.2</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dct-1.png?v=159427827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46">
          <table:table-cell office:value-type="string" calcext:value-type="string">
            <text:p>bluelab-2-77-ec-conductivity-standard-solution-500ml</text:p>
          </table:table-cell>
          <table:table-cell office:value-type="string" calcext:value-type="string">
            <text:p>Bluelab - 2.77 EC Conductivity Standard Solution 500ML</text:p>
          </table:table-cell>
          <table:table-cell office:value-type="string" calcext:value-type="string">
            <text:p>&lt;h3&gt;DETAILS&lt;/h3&gt;</text:p>
            <text:p>&lt;a href="https://cdn.shopify.com/s/files/1/0417/5675/4069/files/Bluelab_Truncheon__Manual.pdf?v=1594216405"&gt; Get the Owners Manual&lt;/a&gt;</text:p>
            <text:p>&lt;p&gt;Conductivity (measured in ppm, EC, TDS, CF) is the total soluble salts contained within a liquid solution.&lt;/p&gt;</text:p>
            <text:p/>
            <text:p>&lt;p&gt;Pure water does not contain salts, so it has a conductivity measurement of zero. By adding soluble elements(fertilizers or other additives) to the water, electricity is able to move through the solution giving it a conductivity rating. This gives you a relative strength of the solution you are giving to your plants.&lt;/p&gt;</text:p>
            <text:p/>
            <text:p>&lt;p&gt;Controlling this nutrient strength is all important in providing the best conditions for your crop. Without proper measurement your crop could fail from root burn brought on by too high a nutrient level, or death by natural causes from not receiving the vital elements they need to grow.&lt;/p&gt;</text:p>
            <text:p/>
            <text:p>&lt;p&gt;Different crops grow well at different levels of nutrient strength. It is important to control the nutrient strength to provide the conditions in the root zone which provide maximum uptake of balanced nutrition into the plant, while minimising stress.&lt;/p&gt;</text:p>
            <text:p/>
            <text:p>&lt;p&gt;For each crop there is a range in which the nutrient strength is optimal, providing enough nutrient for growth, but not so strong that the concentration of salts in the plant gets too high. Electronic meters are available to measure the conductivity of the nutrient solution.&lt;/p&gt;</text:p>
            <text:p/>
            <text:p>&lt;h3&gt;ADDITIONAL INFORMATION&lt;/h3&gt;</text:p>
            <text:p>&lt;table&gt;</text:p>
            <text:p>&lt;tbody&gt;</text:p>
            <text:p>&lt;tr&gt;</text:p>
            <text:p>&lt;td&gt;SKU&lt;/td&gt;</text:p>
            <text:p>&lt;td&gt;Manufacturer&lt;/td&gt;</text:p>
            <text:p>&lt;/tr&gt;</text:p>
            <text:p>&lt;tr&gt;</text:p>
            <text:p>&lt;td&gt;732901&lt;/td&gt;</text:p>
            <text:p>&lt;td&gt;No&lt;/td&gt;</text:p>
            <text:p>&lt;/tr&gt;</text:p>
            <text:p/>
            <text:p>&lt;/tbody&gt;</text:p>
            <text:p>&lt;/table&gt;</text:p>
          </table:table-cell>
          <table:table-cell office:value-type="string" calcext:value-type="string">
            <text:p>BlueLab</text:p>
          </table:table-cell>
          <table:table-cell table:number-columns-repeated="2"/>
          <table:table-cell table:style-name="ce1" office:value-type="string" calcext:value-type="string">
            <text:p>fals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732901</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1.1" calcext:value-type="float">
            <text:p>11.1</text:p>
          </table:table-cell>
          <table:table-cell/>
          <table:table-cell table:number-columns-repeated="2" office:value-type="string" calcext:value-type="string">
            <text:p>true</text:p>
          </table:table-cell>
          <table:table-cell/>
          <table:table-cell office:value-type="string" calcext:value-type="string">
            <text:p>https://cdn.shopify.com/s/files/1/0417/5675/4069/products/277-ec-conductivity-standard-solution-bottles.jpg?v=159422592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bluelab-nutrient-truncheon</text:p>
          </table:table-cell>
          <table:table-cell office:value-type="string" calcext:value-type="string">
            <text:p>Bluelab - Nutrient Truncheon</text:p>
          </table:table-cell>
          <table:table-cell office:value-type="string" calcext:value-type="string">
            <text:p>&lt;h3&gt;DETAILS&lt;/h3&gt;</text:p>
            <text:p>&lt;a href="https://cdn.shopify.com/s/files/1/0417/5675/4069/files/Bluelab_Truncheon__Manual.pdf?v=1594216405"&gt; Get the Owners Manual&lt;/a&gt;</text:p>
            <text:p>&lt;p&gt;The Bluelab Truncheon measures the nutrient strength of your solution. It is essential when growing hydroponics to KNOW what the strength of the solution is before feeding your plants AND while they are growing. It employs a highly sophisticated microprocessor chip and temperature-compensated sensor, which results in very accurate EC, PPM, and CF Readings. To take a reading of your solution - simply place the probe head into the solution for 1-2 minutes to reach the same temperature of your nutrient. Remove from the solution and place back in to take the reading as indicated by the flashing lights. Rinse the probe after use in fresh water and clean once a week to ensure the Truncheon remains accurate. It's great for stirring your nutrient tank too! Main Features - EC (0.2 - 3.6), CF (2 - 36), PPM scales (TDS and 700 scale) - Fully waterproof - Factory calibrated (never needs to be re-calibrated) - Auto sense on and off - No external switches or adjustable buttons - Battery life minimum 1 year (or shelf life of battery) - Runs on three AA alkaline batteries - Comes with a 5 year Bluelab Guarantee - Accurate within +/- 4% of reading&lt;/p&gt;</text:p>
            <text:p>&lt;h3&gt;ADDITIONAL INFORMATION&lt;/h3&gt;</text:p>
            <text:p>&lt;table&gt;</text:p>
            <text:p>&lt;tbody&gt;</text:p>
            <text:p>&lt;tr&gt;</text:p>
            <text:p>&lt;td&gt;SKU&lt;/td&gt;</text:p>
            <text:p>&lt;td&gt;Manufacturer&lt;/td&gt;</text:p>
            <text:p>&lt;/tr&gt;</text:p>
            <text:p>&lt;tr&gt;</text:p>
            <text:p>&lt;td&gt;TQD&lt;/td&gt;</text:p>
            <text:p>&lt;td&gt;No&lt;/td&gt;</text:p>
            <text:p>&lt;/tr&gt;</text:p>
            <text:p/>
            <text:p>&lt;/tbody&gt;</text:p>
            <text:p>&lt;/table&gt;</text:p>
          </table:table-cell>
          <table:table-cell office:value-type="string" calcext:value-type="string">
            <text:p>BlueLab</text:p>
          </table:table-cell>
          <table:table-cell table:number-columns-repeated="2"/>
          <table:table-cell table:style-name="ce1" office:value-type="string" calcext:value-type="string">
            <text:p>fals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TQD</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40" calcext:value-type="float">
            <text:p>140</text:p>
          </table:table-cell>
          <table:table-cell/>
          <table:table-cell table:number-columns-repeated="2" office:value-type="string" calcext:value-type="string">
            <text:p>true</text:p>
          </table:table-cell>
          <table:table-cell/>
          <table:table-cell office:value-type="string" calcext:value-type="string">
            <text:p>https://cdn.shopify.com/s/files/1/0417/5675/4069/products/trunc_bluelight_ws2.jpg?v=159421631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47">
          <table:table-cell office:value-type="string" calcext:value-type="string">
            <text:p>bluelab-ppm-pen</text:p>
          </table:table-cell>
          <table:table-cell office:value-type="string" calcext:value-type="string">
            <text:p>Bluelab - Conductivity PPM Pen</text:p>
          </table:table-cell>
          <table:table-cell office:value-type="string" calcext:value-type="string">
            <text:p>&lt;h3&gt;DETAILS&lt;/h3&gt;</text:p>
            <text:p>&lt;a href="https://cdn.shopify.com/s/files/1/0417/5675/4069/files/Bluelab_ppm_Pen_Manual_English.pdf?v=1594215745"&gt; Get the Owners Manual&lt;/a&gt;</text:p>
            <text:p>&lt;h2&gt;THE BLUELAB PPM PEN IS THE LATEST INNOVATION FOR HAND HELD CONDUCTIVITY METERS AND THE ULTIMATE HANDY SOLUTION FOR MEASURING CONDUCTIVITY.&lt;/h2&gt;</text:p>
            <text:p>&lt;p&gt;&lt;strong&gt;Hydroponic growing lets you give the best care possible to your plants. The quality of care is in your control.&lt;/strong&gt;</text:p>
            <text:p/>
            <text:p>The Bluelab ppm pen measures how much food the plant has available, provide a compact, quick and handy way to manage the success of your crops to ensure they have the nutrients they need, and has been specially developed as an affordable and effective option for hobby or small scale growers.&lt;/p&gt;</text:p>
            <text:p/>
            <text:p>&lt;h2&gt;WHY IS MEASURING CONDUCTIVITY VITAL TO THE SUCCESS OF YOUR CROP&lt;/h2&gt;</text:p>
            <text:p> &lt;strong&gt;IT IS IMPORTANT TO MEASURE HOW MUCH FOOD IS AVAILABLE TO YOUR PLANTS. THIS IS REFERRED TO AS CONDUCTIVITY AND IS MEASURED BY EITHER PPM OR EC. THIS IS WHERE THE BLUELAB PPM PEN COMES IN. &lt;/strong&gt;</text:p>
            <text:p>&lt;h3&gt;FEATURES&lt;/h3&gt;</text:p>
            <text:p>&lt;ul&gt;</text:p>
            <text:p>&lt;li&gt;Measures conductivity and temperature&lt;/li&gt;</text:p>
            <text:p>&lt;li&gt;Selectable units for conductivity and temperature&lt;/li&gt;</text:p>
            <text:p>&lt;li&gt;Backlit LCD display&lt;/li&gt;</text:p>
            <text:p>&lt;li&gt;Calibration optional&lt;/li&gt;</text:p>
            <text:p>&lt;li&gt;Successful calibration indicator&lt;/li&gt;</text:p>
            <text:p>&lt;li&gt;Hold function&lt;/li&gt;</text:p>
            <text:p>&lt;li&gt;Low battery warning&lt;/li&gt;</text:p>
            <text:p>&lt;li&gt;Fully waterproof&lt;/li&gt;</text:p>
            <text:p>&lt;li&gt;Auto off function&lt;/li&gt;</text:p>
            <text:p>&lt;li&gt;Automatic temperature compensation&lt;/li&gt;</text:p>
            <text:p>&lt;/ul&gt;</text:p>
            <text:p>&lt;h3&gt;12 MONTH BLUELAB GUARANTEE &lt;/h3&gt;</text:p>
            <text:p>&lt;h3&gt;ADDITIONAL INFORMATION&lt;/h3&gt;</text:p>
            <text:p>&lt;table&gt;</text:p>
            <text:p>&lt;tbody&gt;</text:p>
            <text:p>&lt;tr&gt;</text:p>
            <text:p>&lt;td&gt;SKU&lt;/td&gt;</text:p>
            <text:p>&lt;td&gt;Manufacturer&lt;/td&gt;</text:p>
            <text:p>&lt;/tr&gt;</text:p>
            <text:p>&lt;tr&gt;</text:p>
            <text:p>&lt;td&gt;TBWPPPM&lt;/td&gt;</text:p>
            <text:p>&lt;td&gt;No&lt;/td&gt;</text:p>
            <text:p>&lt;/tr&gt;</text:p>
            <text:p/>
            <text:p>&lt;/tbody&gt;</text:p>
            <text:p>&lt;/table&gt;</text:p>
          </table:table-cell>
          <table:table-cell office:value-type="string" calcext:value-type="string">
            <text:p>BlueLab</text:p>
          </table:table-cell>
          <table:table-cell office:value-type="string" calcext:value-type="string">
            <text:p>GARDEN ACCESSORIES</text:p>
          </table:table-cell>
          <table:table-cell/>
          <table:table-cell table:style-name="ce1" office:value-type="string" calcext:value-type="string">
            <text:p>fals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TBWPPPM</text:p>
          </table:table-cell>
          <table:table-cell office:value-type="float" office:value="0" calcext:value-type="float">
            <text:p>0</text:p>
          </table:table-cell>
          <table:table-cell/>
          <table:table-cell office:value-type="float" office:value="100" calcext:value-type="float">
            <text:p>100</text:p>
          </table:table-cell>
          <table:table-cell office:value-type="string" calcext:value-type="string">
            <text:p>continue</text:p>
          </table:table-cell>
          <table:table-cell office:value-type="string" calcext:value-type="string">
            <text:p>manual</text:p>
          </table:table-cell>
          <table:table-cell office:value-type="float" office:value="94" calcext:value-type="float">
            <text:p>94</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hmeter.jpg?v=159421620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6">
          <table:table-cell office:value-type="string" calcext:value-type="string">
            <text:p>bluelab-combo-meter</text:p>
          </table:table-cell>
          <table:table-cell office:value-type="string" calcext:value-type="string">
            <text:p>Bluelab - Combo Meter</text:p>
          </table:table-cell>
          <table:table-cell office:value-type="string" calcext:value-type="string">
            <text:p>&lt;h3&gt;DETAILS&lt;/h3&gt;</text:p>
            <text:p>&lt;a href="https://cdn.shopify.com/s/files/1/0417/5675/4069/files/Bluelab-combo-V02-manual-english-web.pdf?v=1594215479"&gt; Get the Owners Manual&lt;/a&gt;</text:p>
            <text:p>&lt;p&gt;As the Bluelab Combo Meter is portable and does not require a power supply to operate, it can be used anytime and anywhere to help you manage your crops daily nutrient requirements. Calibration of the pH is very easy, using the push buttons on the meter and fresh Bluelab calibration solutions. Conductivity and temperature do not need to be calibrated as this is locked in during manufacture. The Bluelab Combo Meter gives you the added benefit of being able to select the display options for °C or °F and EC, CF, ppm 500 and ppm 700. Main Features Light weight and portable Measures pH, Nutrient (conductivity) and Temperature Four display options for Nutrient - EC, CF, ppm 500 and ppm 700 Two display options for Temperature (°C or °F) No calibration required for conductivity or temperature Simple two or three point push button calibration Successful pH calibration indicators Temperature at a push of a button Simple push button pH calibration Auto turn off function Large easy to read display Quality replaceable Bluelab pH Probe supplied Quality Bluelab Conductivity/Temperature Probe supplied Quality Bluelab calibration solutions supplied Low battery indicator 2x AAA alkaline batteries supplied Over and under range indicators 5 Year Bluelab Guarantee (six months for the Bluelab pH Probe) How many meters can you find that have a 5 year guarantee? These meters have proven themselves in the horticultural market for years. The guarantee is our badge of proof - reliability and accuracy!&lt;/p&gt;</text:p>
            <text:p/>
            <text:p>&lt;h3&gt;ADDITIONAL INFORMATION&lt;/h3&gt;</text:p>
            <text:p>&lt;table&gt;</text:p>
            <text:p>&lt;tbody&gt;</text:p>
            <text:p>&lt;tr&gt;</text:p>
            <text:p>&lt;td&gt;SKU&lt;/td&gt;</text:p>
            <text:p>&lt;td&gt;Manufacturer&lt;/td&gt;</text:p>
            <text:p>&lt;/tr&gt;</text:p>
            <text:p>&lt;tr&gt;</text:p>
            <text:p>&lt;td&gt;TBCM&lt;/td&gt;</text:p>
            <text:p>&lt;td&gt;No&lt;/td&gt;</text:p>
            <text:p>&lt;/tr&gt;</text:p>
            <text:p/>
            <text:p>&lt;/tbody&gt;</text:p>
            <text:p>&lt;/table&gt;</text:p>
          </table:table-cell>
          <table:table-cell office:value-type="string" calcext:value-type="string">
            <text:p>BlueLab</text:p>
          </table:table-cell>
          <table:table-cell table:number-columns-repeated="2"/>
          <table:table-cell table:style-name="ce1" office:value-type="string" calcext:value-type="string">
            <text:p>fals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TBWPPH</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08" calcext:value-type="float">
            <text:p>30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bluelab-combo-meter-364-2_1.jpg?v=159421565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5">
          <table:table-cell office:value-type="string" calcext:value-type="string">
            <text:p>bluelab-ph-pen</text:p>
          </table:table-cell>
          <table:table-cell office:value-type="string" calcext:value-type="string">
            <text:p>Bluelab - pH Pen</text:p>
          </table:table-cell>
          <table:table-cell office:value-type="string" calcext:value-type="string">
            <text:p>&lt;h3&gt;DETAILS&lt;/h3&gt;</text:p>
            <text:p>&lt;a href="https://cdn.shopify.com/s/files/1/0417/5675/4069/files/Bluelab-pH-PenManualENG-SEP12.pdf?v=1594214908"&gt; Get the Owners Manual&lt;/a&gt;</text:p>
            <text:p>&lt;p&gt;The Bluelab pH Pen is the latest innovation for hand held pH meters and is the ultimate handy solution for measuring pH.&lt;/p&gt;</text:p>
            <text:p/>
            <text:p>&lt;p&gt;Hydroponic growing lets you give the best care possible to your plants. The quality of care is in your control.&lt;/p&gt;</text:p>
            <text:p/>
            <text:p>&lt;p&gt;The Bluelab pH Pen provides a compact, quick and handy way to manage the success of your crops to ensure maximum uptake of nutrients.&lt;/p&gt;</text:p>
            <text:p/>
            <text:p>&lt;p&gt;Why is measuring pH vital to the success of your crop?&lt;/p&gt;</text:p>
            <text:p/>
            <text:p>&lt;p&gt;Plants eat. They get their nutrition from minerals but they can only get all the minerals they need if certain conditions are right. A key thing that affects food uptake is whether your solution is acid or alkaline. We measure this in pH. The clever little pH pen ensures you maintain the optimum pH reading that allows nutrients to be available to your plants.&lt;/p&gt;</text:p>
            <text:p/>
            <text:p>&lt;h5&gt;Features&lt;/h5&gt;</text:p>
            <text:p>&lt;ul&gt;</text:p>
            <text:p>&lt;li&gt;Measures pH and temperature&lt;/li&gt;</text:p>
            <text:p>&lt;li&gt;Selectable units for °C &amp;amp; °F&lt;/li&gt;</text:p>
            <text:p>&lt;li&gt;Backlit LCD display&lt;/li&gt;</text:p>
            <text:p>&lt;li&gt;Double junction probe (not replaceable)&lt;/li&gt;</text:p>
            <text:p>&lt;li&gt;Successful pH calibration indicator&lt;/li&gt;</text:p>
            <text:p>&lt;li&gt;Hold function&lt;/li&gt;</text:p>
            <text:p>&lt;li&gt;Low battery warning&lt;/li&gt;</text:p>
            <text:p>&lt;li&gt;Fully waterproof&lt;/li&gt;</text:p>
            <text:p>&lt;li&gt;Auto off function&lt;/li&gt;</text:p>
            <text:p>&lt;li&gt;Automatic temperature compensation&lt;/li&gt;</text:p>
            <text:p>&lt;/ul&gt;</text:p>
            <text:p>&lt;p&gt;12 Month BlueLab Guarantee&lt;/p&gt;</text:p>
            <text:p>&lt;h3&gt;ADDITIONAL INFORMATION&lt;/h3&gt;</text:p>
            <text:p>&lt;table&gt;</text:p>
            <text:p>&lt;tbody&gt;</text:p>
            <text:p>&lt;tr&gt;</text:p>
            <text:p>&lt;td&gt;SKU&lt;/td&gt;</text:p>
            <text:p>&lt;td&gt;Manufacturer&lt;/td&gt;</text:p>
            <text:p>&lt;/tr&gt;</text:p>
            <text:p>&lt;tr&gt;</text:p>
            <text:p>&lt;td&gt;TBWPPH&lt;/td&gt;</text:p>
            <text:p>&lt;td&gt;No&lt;/td&gt;</text:p>
            <text:p>&lt;/tr&gt;</text:p>
            <text:p/>
            <text:p>&lt;/tbody&gt;</text:p>
            <text:p>&lt;/table&gt;</text:p>
          </table:table-cell>
          <table:table-cell office:value-type="string" calcext:value-type="string">
            <text:p>BlueLab</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TBWPPH</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12.5" calcext:value-type="float">
            <text:p>112.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bluelab-ph-pen-368.jpg?v=159421531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8">
          <table:table-cell office:value-type="string" calcext:value-type="string">
            <text:p>general-hydroponics-ph-down-concentrate</text:p>
          </table:table-cell>
          <table:table-cell office:value-type="string" calcext:value-type="string">
            <text:p>General Hydroponics - PH DOWN CONCENTRATE</text:p>
          </table:table-cell>
          <table:table-cell office:value-type="string" calcext:value-type="string">
            <text:p>&lt;h3&gt;DETAILS&lt;/h3&gt;</text:p>
            <text:p>&lt;p&gt;General Hydroponics pH Down Concentrate keeps your nutrient solution at the optimum pH level to ensure the best possible nutrient uptake by your plants.&lt;/p&gt;</text:p>
            <text:p>&lt;p&gt;For plants to grow their best, it's important that the nutrient pH be slightly acidic. A range between 5.5 and 6.5 is considered ideal for most crops. General Hydroponics' pH Down Concentrate is made with phosphoric acid. There are many pH down products on the market, but you get more bang for your buck with GH's pH Down. Use sparingly, a little goes a long way.</text:p>
            <text:p/>
            <text:p>General Hydroponics pH Down is available in quart and gallon containers.&lt;/p&gt;</text:p>
            <text:p/>
            <text:p/>
            <text:p>&lt;h3&gt;ADDITIONAL INFORMATION&lt;/h3&gt;</text:p>
            <text:p>&lt;table&gt;</text:p>
            <text:p>&lt;tbody&gt;</text:p>
            <text:p>&lt;tr&gt;</text:p>
            <text:p>&lt;td&gt;SKU&lt;/td&gt;</text:p>
            <text:p>&lt;td&gt;Manufacturer&lt;/td&gt;</text:p>
            <text:p>&lt;/tr&gt;</text:p>
            <text:p>&lt;tr&gt;</text:p>
            <text:p>&lt;td&gt;FPHD-GROUP&lt;/td&gt;</text:p>
            <text:p>&lt;td&gt;General Hydroponics&lt;/td&gt;</text:p>
            <text:p>&lt;/tr&gt;</text:p>
            <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pH Down Quart</text:p>
          </table:table-cell>
          <table:table-cell table:number-columns-repeated="4"/>
          <table:table-cell office:value-type="string" calcext:value-type="string">
            <text:p>FPHD-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1.73" calcext:value-type="float">
            <text:p>11.73</text:p>
          </table:table-cell>
          <table:table-cell/>
          <table:table-cell table:number-columns-repeated="2" office:value-type="string" calcext:value-type="string">
            <text:p>true</text:p>
          </table:table-cell>
          <table:table-cell/>
          <table:table-cell office:value-type="string" calcext:value-type="string">
            <text:p>https://cdn.shopify.com/s/files/1/0417/5675/4069/products/722125-01.jpg?v=159421476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general-hydroponics-ph-down-concentrate</text:p>
          </table:table-cell>
          <table:table-cell table:number-columns-repeated="7"/>
          <table:table-cell office:value-type="string" calcext:value-type="string">
            <text:p>pH Down Gallon</text:p>
          </table:table-cell>
          <table:table-cell table:number-columns-repeated="4"/>
          <table:table-cell office:value-type="string" calcext:value-type="string">
            <text:p>FPHD-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9.24" calcext:value-type="float">
            <text:p>29.24</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6">
          <table:table-cell office:value-type="string" calcext:value-type="string">
            <text:p>botanicare-premium-40-gallon-reservoir-lid</text:p>
          </table:table-cell>
          <table:table-cell office:value-type="string" calcext:value-type="string">
            <text:p>Botanicare - Premium 40 Gallon Reservoir Lid</text:p>
          </table:table-cell>
          <table:table-cell office:value-type="string" calcext:value-type="string">
            <text:p>&lt;h3&gt;DETAILS&lt;/h3&gt;</text:p>
            <text:p>&lt;p&gt;&lt;span&gt;40 gallon reservoir lid: 39.375" x 35.375" x 1.875" (weight: 7 lbs)&lt;/span&gt;&lt;br&gt;&lt;span&gt;Reservoir sold separately&lt;/span&gt;&lt;/p&gt;</text:p>
            <text:p>&lt;p&gt;&lt;span&gt;Designed for excellent performance and easy maintenance, Botanicare's Premium Reservoirs are true capacity with exceptional durability. These reservoirs are a reincarnation of Botanicare's original reservoir offering with the benefits of our Low Profile reservoirs/Eazy Drain reservoirs. They include front and side bulkhead ports to accommodate an internal pump and allow multiple reservoirs to be joined in line or side-by-side. Botanicare's Premium reservoirs are made with BPA-free recyclable materials, and include a virgin UV-resistant ABS cap that wraps the 70% recycled ABS core. Made in the USA using solar energy at Botanicare's own forming facility.  &lt;/span&gt;&lt;/p&gt;</text:p>
            <text:p>&lt;h3&gt;ADDITIONAL INFORMATION&lt;/h3&gt;</text:p>
            <text:p>&lt;table&gt;</text:p>
            <text:p>&lt;tbody&gt;</text:p>
            <text:p>&lt;tr&gt;</text:p>
            <text:p>&lt;td&gt;SKU&lt;/td&gt;</text:p>
            <text:p>&lt;td&gt;Manufacturer&lt;/td&gt;</text:p>
            <text:p>&lt;/tr&gt;</text:p>
            <text:p>&lt;tr&gt;</text:p>
            <text:p>&lt;td&gt;&lt;span&gt;707150&lt;/span&gt;&lt;/td&gt;</text:p>
            <text:p>&lt;td&gt;Botanicare&lt;/td&gt;</text:p>
            <text:p>&lt;/tr&gt;</text:p>
            <text:p>&lt;/tbody&gt;</text:p>
            <text:p>&lt;/table&gt;</text:p>
          </table:table-cell>
          <table:table-cell office:value-type="string" calcext:value-type="string">
            <text:p>Botanicare</text:p>
          </table:table-cell>
          <table:table-cell table:number-columns-repeated="2"/>
          <table:table-cell table:style-name="ce1" office:value-type="string" calcext:value-type="string">
            <text:p>fals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707150</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3.95" calcext:value-type="float">
            <text:p>4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707150-01.jpg?v=159413231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6">
          <table:table-cell office:value-type="string" calcext:value-type="string">
            <text:p>botanicare-premium-20-gallon-reservoir-lid</text:p>
          </table:table-cell>
          <table:table-cell office:value-type="string" calcext:value-type="string">
            <text:p>Botanicare - Premium 20 Gallon Reservoir Lid</text:p>
          </table:table-cell>
          <table:table-cell office:value-type="string" calcext:value-type="string">
            <text:p>&lt;h3&gt;DETAILS&lt;/h3&gt;</text:p>
            <text:p>&lt;p&gt;&lt;span&gt;20 gallon reservoir lid: 34.125" x 25.25" x 1" (weight: 4 lbs)&lt;/span&gt;&lt;br&gt;&lt;span&gt;Reservoir sold separately&lt;/span&gt;&lt;/p&gt;</text:p>
            <text:p>&lt;p&gt;&lt;span&gt;Designed for excellent performance and easy maintenance, Botanicare's Premium Reservoirs are true capacity with exceptional durability. These reservoirs are a reincarnation of Botanicare's original reservoir offering with the benefits of our Low Profile reservoirs/Eazy Drain reservoirs. They include front and side bulkhead ports to accommodate an internal pump and allow multiple reservoirs to be joined in line or side-by-side. Botanicare's Premium reservoirs are made with BPA-free recyclable materials, and include a virgin UV-resistant ABS cap that wraps the 70% recycled ABS core. Made in the USA using solar energy at Botanicare's own forming facility.  &lt;/span&gt;&lt;/p&gt;</text:p>
            <text:p>&lt;h3&gt;ADDITIONAL INFORMATION&lt;/h3&gt;</text:p>
            <text:p>&lt;table&gt;</text:p>
            <text:p>&lt;tbody&gt;</text:p>
            <text:p>&lt;tr&gt;</text:p>
            <text:p>&lt;td&gt;SKU&lt;/td&gt;</text:p>
            <text:p>&lt;td&gt;Manufacturer&lt;/td&gt;</text:p>
            <text:p>&lt;/tr&gt;</text:p>
            <text:p>&lt;tr&gt;</text:p>
            <text:p>&lt;td&gt;&lt;span&gt;707130&lt;/span&gt;&lt;/td&gt;</text:p>
            <text:p>&lt;td&gt;Botanicare&lt;/td&gt;</text:p>
            <text:p>&lt;/tr&gt;</text:p>
            <text:p>&lt;/tbody&gt;</text:p>
            <text:p>&lt;/table&gt;</text:p>
          </table:table-cell>
          <table:table-cell office:value-type="string" calcext:value-type="string">
            <text:p>Botanicare</text:p>
          </table:table-cell>
          <table:table-cell table:number-columns-repeated="2"/>
          <table:table-cell table:style-name="ce1" office:value-type="string" calcext:value-type="string">
            <text:p>fals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707130</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3.95" calcext:value-type="float">
            <text:p>4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707130-01.jpg?v=159413217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3">
          <table:table-cell office:value-type="string" calcext:value-type="string">
            <text:p>botanicare-premium-40-gallon-reservoir</text:p>
          </table:table-cell>
          <table:table-cell office:value-type="string" calcext:value-type="string">
            <text:p>Botanicare - Premium 40 Gallon Reservoir</text:p>
          </table:table-cell>
          <table:table-cell office:value-type="string" calcext:value-type="string">
            <text:p>&lt;h3&gt;DETAILS&lt;/h3&gt;</text:p>
            <text:p>&lt;p&gt;40 gallon reservoir: 38.75" x 34.75" x 12.25" (weight: 11 lbs) Lid sold separately&lt;/p&gt;</text:p>
            <text:p>&lt;p&gt;Designed for excellent performance and easy maintenance, Botanicare's Premium Reservoirs are true capacity with exceptional durability. These reservoirs are a reincarnation of Botanicare's original reservoir offering with the benefits of our Low Profile reservoirs/Eazy Drain reservoirs. They include front and side bulkhead ports to accommodate an internal pump and allow multiple reservoirs to be joined in line or side-by-side. Botanicare's Premium reservoirs are made with BPA-free recyclable materials, and include a virgin UV-resistant ABS cap that wraps the 70% recycled ABS core. Made in the USA using solar energy at Botanicare's own forming facility. &lt;/p&gt;</text:p>
            <text:p/>
            <text:p/>
            <text:p>&lt;h3&gt;ADDITIONAL INFORMATION&lt;/h3&gt;</text:p>
            <text:p>&lt;table&gt;</text:p>
            <text:p>&lt;tbody&gt;</text:p>
            <text:p>&lt;tr&gt;</text:p>
            <text:p>&lt;td&gt;SKU&lt;/td&gt;</text:p>
            <text:p>&lt;td&gt;Manufacturer&lt;/td&gt;</text:p>
            <text:p>&lt;/tr&gt;</text:p>
            <text:p>&lt;tr&gt;</text:p>
            <text:p>&lt;td&gt;707155&lt;/td&gt;</text:p>
            <text:p>&lt;td&gt;Botanicare&lt;/td&gt;</text:p>
            <text:p>&lt;/tr&gt;</text:p>
            <text:p/>
            <text:p>&lt;/tbody&gt;</text:p>
            <text:p>&lt;/table&gt;</text:p>
          </table:table-cell>
          <table:table-cell office:value-type="string" calcext:value-type="string">
            <text:p>Botanicare</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707155</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7.7" calcext:value-type="float">
            <text:p>97.7</text:p>
          </table:table-cell>
          <table:table-cell/>
          <table:table-cell table:number-columns-repeated="2" office:value-type="string" calcext:value-type="string">
            <text:p>true</text:p>
          </table:table-cell>
          <table:table-cell/>
          <table:table-cell office:value-type="string" calcext:value-type="string">
            <text:p>https://cdn.shopify.com/s/files/1/0417/5675/4069/products/707155-01.jpg?v=159413169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8">
          <table:table-cell office:value-type="string" calcext:value-type="string">
            <text:p>titan-helios-light-controllers</text:p>
          </table:table-cell>
          <table:table-cell office:value-type="string" calcext:value-type="string">
            <text:p>Titan Controls - HELIOS LIGHT CONTROLLERS</text:p>
          </table:table-cell>
          <table:table-cell office:value-type="string" calcext:value-type="string">
            <text:p>&lt;h3&gt;DETAILS&lt;/h3&gt;</text:p>
            <text:p>&lt;p&gt;Titan Helios Light Controllers&lt;/p&gt;</text:p>
            <text:p>&lt;strong&gt;Helios 5&lt;/strong&gt;</text:p>
            <text:p>&lt;p&gt;This controller will run four (4) HID lights at 240 volts. Features premium quality Siemens brand relay. Plug relay trigger cord set into 24 hour wall timer. 120 Volt timed accessory outlet (Max 2 amps) for light mover or fan. 3 screws in back panel makes timer easy to wire into your power system. Durable powder coated steel chassis. 20 Amps/240 Volts/60 Hz./4000 Watts. 3 year warranty.&lt;/p&gt;</text:p>
            <text:p>&lt;strong&gt;Helios 6&lt;/strong&gt;</text:p>
            <text:p>&lt;p&gt;This controller will run eight (8) HID lights at 240 volts. Features two (2) premium quality Siemens brand relays. Plug relay trigger cord set into 24 hour wall timer. 3 screws in back panel makes timer easy to wire into your power system. Durable powder coated steel chassis. 40 Amps/240 Volts/60 Hz./8000 Watts. 3 year warranty.&lt;/p&gt;</text:p>
            <text:p/>
            <text:p>&lt;h3&gt;ADDITIONAL INFORMATION&lt;/h3&gt;</text:p>
            <text:p>&lt;table&gt;</text:p>
            <text:p>&lt;tbody&gt;</text:p>
            <text:p>&lt;tr&gt;</text:p>
            <text:p>&lt;td&gt;SKU&lt;/td&gt;</text:p>
            <text:p>&lt;td&gt;Manufacturer&lt;/td&gt;</text:p>
            <text:p>&lt;/tr&gt;</text:p>
            <text:p>&lt;tr&gt;</text:p>
            <text:p>&lt;td&gt;CTCH -GROUP&lt;/td&gt;</text:p>
            <text:p>&lt;td&gt;Titan&lt;/td&gt;</text:p>
            <text:p>&lt;/tr&gt;</text:p>
            <text:p/>
            <text:p>&lt;/tbody&gt;</text:p>
            <text:p>&lt;/table&gt;</text:p>
          </table:table-cell>
          <table:table-cell office:value-type="string" calcext:value-type="string">
            <text:p>Titan</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Titan Helios Light Controllers Helios 5 - 4 Light 20 Amp 240V</text:p>
          </table:table-cell>
          <table:table-cell table:number-columns-repeated="4"/>
          <table:table-cell office:value-type="string" calcext:value-type="string">
            <text:p>CTCH -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43.88" calcext:value-type="float">
            <text:p>243.8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13851_3.jpg?v=159413028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titan-helios-light-controllers</text:p>
          </table:table-cell>
          <table:table-cell table:number-columns-repeated="7"/>
          <table:table-cell office:value-type="string" calcext:value-type="string">
            <text:p>Titan Helios Light Controllers Helios 6 - 8 Light 40 Amp 240V</text:p>
          </table:table-cell>
          <table:table-cell table:number-columns-repeated="4"/>
          <table:table-cell office:value-type="string" calcext:value-type="string">
            <text:p>CTCH -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11.48" calcext:value-type="float">
            <text:p>311.48</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42">
          <table:table-cell office:value-type="string" calcext:value-type="string">
            <text:p>hortilux-dual-arc-mh-hps-bulb-1000-watt-blue-super</text:p>
          </table:table-cell>
          <table:table-cell office:value-type="string" calcext:value-type="string">
            <text:p>Hortilux - DUAL ARC MH/HPS BULB 1000 WATT BLUE SUPER</text:p>
          </table:table-cell>
          <table:table-cell office:value-type="string" calcext:value-type="string">
            <text:p>&lt;h3&gt;DETAILS&lt;/h3&gt;</text:p>
            <text:p>&lt;div class="short-description"&gt;</text:p>
            <text:p>&lt;div class="short-description"&gt;</text:p>
            <text:p>&lt;div class="short-description"&gt;</text:p>
            <text:p>&lt;div class="short-description"&gt;110,000 Lumens&lt;/div&gt;</text:p>
            <text:p>&lt;/div&gt;</text:p>
            <text:p>&lt;/div&gt;</text:p>
            <text:p>&lt;div class="short-description"&gt;&lt;br&gt;&lt;/div&gt;</text:p>
            <text:p>&lt;/div&gt;</text:p>
            <text:p>&lt;p&gt;&lt;span&gt;Take advantage of two powerful lighting technologies with the Hortilux Super Blue 600 HPS / 400 MH Lamp. Combining the growth-enhancing qualities of the MH blue-spectrum light with the bloom-promoting power of the HPS red-orange light, this dual-arc lamp takes two-way to the next level by eliminating any need to switch it out. Boasting 110,000 lumens, this dual-purpose Hortilux Super Blue can be used in any standard 1000 watt HPS lighting fixture.&lt;/span&gt;&lt;/p&gt;</text:p>
            <text:p>&lt;h3&gt;ADDITIONAL INFORMATION&lt;/h3&gt;</text:p>
            <text:p>&lt;table&gt;</text:p>
            <text:p>&lt;tbody&gt;</text:p>
            <text:p>&lt;tr&gt;</text:p>
            <text:p>&lt;td&gt;SKU&lt;/td&gt;</text:p>
            <text:p>&lt;td&gt;Manufacturer&lt;/td&gt;</text:p>
            <text:p>&lt;/tr&gt;</text:p>
            <text:p>&lt;tr&gt;</text:p>
            <text:p>&lt;td&gt;</text:p>
            <text:p>&lt;table class="table table-bordered table-hover" id="product-attribute-specs-table"&gt;</text:p>
            <text:p>&lt;tbody&gt;</text:p>
            <text:p>&lt;tr class="first odd"&gt;</text:p>
            <text:p>&lt;td class="data last"&gt;BMH1H&lt;/td&gt;</text:p>
            <text:p>&lt;/tr&gt;</text:p>
            <text:p>&lt;tr class="last even"&gt;&lt;/tr&gt;</text:p>
            <text:p>&lt;/tbody&gt;</text:p>
            <text:p>&lt;/table&gt;</text:p>
            <text:p>&lt;/td&gt;</text:p>
            <text:p>&lt;td&gt;Hortilux&lt;/td&gt;</text:p>
            <text:p>&lt;/tr&gt;</text:p>
            <text:p>&lt;/tbody&gt;</text:p>
            <text:p>&lt;/table&gt;</text:p>
          </table:table-cell>
          <table:table-cell office:value-type="string" calcext:value-type="string">
            <text:p>Hortilux</text:p>
          </table:table-cell>
          <table:table-cell table:number-columns-repeated="2"/>
          <table:table-cell table:style-name="ce1" office:value-type="string" calcext:value-type="string">
            <text:p>fals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BMH1H</text:p>
          </table:table-cell>
          <table:table-cell office:value-type="float" office:value="0" calcext:value-type="float">
            <text:p>0</text:p>
          </table:table-cell>
          <table:table-cell office:value-type="string" calcext:value-type="string">
            <text:p>shopify</text:p>
          </table:table-cell>
          <table:table-cell office:value-type="float" office:value="102" calcext:value-type="float">
            <text:p>102</text:p>
          </table:table-cell>
          <table:table-cell office:value-type="string" calcext:value-type="string">
            <text:p>deny</text:p>
          </table:table-cell>
          <table:table-cell office:value-type="string" calcext:value-type="string">
            <text:p>manual</text:p>
          </table:table-cell>
          <table:table-cell office:value-type="float" office:value="259.95" calcext:value-type="float">
            <text:p>25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ort_1.jpg?v=159412990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7">
          <table:table-cell office:value-type="string" calcext:value-type="string">
            <text:p>hortilux-ceramic-hps-600-clu600</text:p>
          </table:table-cell>
          <table:table-cell office:value-type="string" calcext:value-type="string">
            <text:p>Hortilux - CERAMIC HPS 600 CLU600</text:p>
          </table:table-cell>
          <table:table-cell office:value-type="string" calcext:value-type="string">
            <text:p>&lt;h3&gt;DETAILS&lt;/h3&gt;</text:p>
            <text:p>&lt;div class="short-description"&gt;</text:p>
            <text:p>&lt;div class="short-description"&gt;</text:p>
            <text:p>&lt;div class="short-description"&gt;</text:p>
            <text:p>&lt;h3&gt;&lt;strong&gt;EYE HORTILUX® CERAMIC HPS 600 WATT LAMP&lt;/strong&gt;&lt;/h3&gt;</text:p>
            <text:p>&lt;/div&gt;</text:p>
            <text:p>&lt;/div&gt;</text:p>
            <text:p>&lt;div class="short-description"&gt;&lt;/div&gt;</text:p>
            <text:p>&lt;/div&gt;</text:p>
            <text:p>&lt;p&gt;&lt;span&gt;A typical HPS light produces an orange light with a narrow spectral distribution. The Ceramic HPS produces a white light and has a much broader spectrum with an abundance of red spectral energy. The spectral energy of Ceramic HPS is unmatched in the horticulture market and is only possible through the exclusive Eye Hortilux® chemistry. Ceramic HPS enhances essential oil production and produces plants with minimal stretching. Ceramic HPS produces vibrant colorful plants that stay strong and healthy throughout the flowering stage. The Ceramic HPS is a strong Start-to-Finish grow light as well and produces healthy vegetative plants ready for transition to stronger light sources.&lt;/span&gt;&lt;/p&gt;</text:p>
            <text:p>&lt;h3&gt;ADDITIONAL INFORMATION&lt;/h3&gt;</text:p>
            <text:p>&lt;table&gt;</text:p>
            <text:p>&lt;tbody&gt;</text:p>
            <text:p>&lt;tr&gt;</text:p>
            <text:p>&lt;td&gt;SKU&lt;/td&gt;</text:p>
            <text:p>&lt;td&gt;Manufacturer&lt;/td&gt;</text:p>
            <text:p>&lt;/tr&gt;</text:p>
            <text:p>&lt;tr&gt;</text:p>
            <text:p>&lt;td&gt;&lt;span&gt;901549&lt;/span&gt;&lt;/td&gt;</text:p>
            <text:p>&lt;td&gt;Hortilux&lt;/td&gt;</text:p>
            <text:p>&lt;/tr&gt;</text:p>
            <text:p>&lt;/tbody&gt;</text:p>
            <text:p>&lt;/table&gt;</text:p>
          </table:table-cell>
          <table:table-cell office:value-type="string" calcext:value-type="string">
            <text:p>Hortilux</text:p>
          </table:table-cell>
          <table:table-cell table:number-columns-repeated="2"/>
          <table:table-cell table:style-name="ce1" office:value-type="string" calcext:value-type="string">
            <text:p>fals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BMB4H</text:p>
          </table:table-cell>
          <table:table-cell office:value-type="float" office:value="0" calcext:value-type="float">
            <text:p>0</text:p>
          </table:table-cell>
          <table:table-cell office:value-type="string" calcext:value-type="string">
            <text:p>shopify</text:p>
          </table:table-cell>
          <table:table-cell office:value-type="float" office:value="102" calcext:value-type="float">
            <text:p>102</text:p>
          </table:table-cell>
          <table:table-cell office:value-type="string" calcext:value-type="string">
            <text:p>deny</text:p>
          </table:table-cell>
          <table:table-cell office:value-type="string" calcext:value-type="string">
            <text:p>manual</text:p>
          </table:table-cell>
          <table:table-cell office:value-type="float" office:value="149.95" calcext:value-type="float">
            <text:p>14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600chps_spectrum_300-800nm.png?v=159412978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hortilux-ceramic-hps-600-clu600</text:p>
          </table:table-cell>
          <table:table-cell table:number-columns-repeated="20"/>
          <table:table-cell table:style-name="Default" table:number-columns-repeated="2"/>
          <table:table-cell/>
          <table:table-cell office:value-type="string" calcext:value-type="string">
            <text:p>https://cdn.shopify.com/s/files/1/0417/5675/4069/products/chps_box.jpg?v=1594129782</text:p>
          </table:table-cell>
          <table:table-cell office:value-type="float" office:value="2" calcext:value-type="float">
            <text:p>2</text:p>
          </table:table-cell>
          <table:table-cell table:number-columns-repeated="22"/>
        </table:table-row>
        <table:table-row table:style-name="ro1">
          <table:table-cell office:value-type="string" calcext:value-type="string">
            <text:p>hortilux-ceramic-hps-600-clu600</text:p>
          </table:table-cell>
          <table:table-cell table:number-columns-repeated="20"/>
          <table:table-cell table:style-name="Default" table:number-columns-repeated="2"/>
          <table:table-cell/>
          <table:table-cell office:value-type="string" calcext:value-type="string">
            <text:p>https://cdn.shopify.com/s/files/1/0417/5675/4069/products/chps_gc3-1024x236.png?v=1594129782</text:p>
          </table:table-cell>
          <table:table-cell office:value-type="float" office:value="3" calcext:value-type="float">
            <text:p>3</text:p>
          </table:table-cell>
          <table:table-cell table:number-columns-repeated="22"/>
        </table:table-row>
        <table:table-row table:style-name="ro1">
          <table:table-cell office:value-type="string" calcext:value-type="string">
            <text:p>hortilux-ceramic-hps-600-clu600</text:p>
          </table:table-cell>
          <table:table-cell table:number-columns-repeated="20"/>
          <table:table-cell table:style-name="Default" table:number-columns-repeated="2"/>
          <table:table-cell/>
          <table:table-cell office:value-type="string" calcext:value-type="string">
            <text:p>https://cdn.shopify.com/s/files/1/0417/5675/4069/products/chps600bulb.jpg?v=1594129782</text:p>
          </table:table-cell>
          <table:table-cell office:value-type="float" office:value="4" calcext:value-type="float">
            <text:p>4</text:p>
          </table:table-cell>
          <table:table-cell table:number-columns-repeated="22"/>
        </table:table-row>
        <table:table-row table:style-name="ro13">
          <table:table-cell office:value-type="string" calcext:value-type="string">
            <text:p>hortilux-metal-halide-mh-bulb-400-watt-blue-super-horizontal</text:p>
          </table:table-cell>
          <table:table-cell office:value-type="string" calcext:value-type="string">
            <text:p>Hortilux - METAL HALIDE (MH) BULB 400 WATT BLUE SUPER HORIZONTAL</text:p>
          </table:table-cell>
          <table:table-cell office:value-type="string" calcext:value-type="string">
            <text:p>&lt;h3&gt;DETAILS&lt;/h3&gt;</text:p>
            <text:p>&lt;div class="short-description"&gt;</text:p>
            <text:p>&lt;div class="short-description"&gt;29,000 Lumens&lt;/div&gt;</text:p>
            <text:p>&lt;div class="short-description"&gt;&lt;/div&gt;</text:p>
            <text:p>&lt;/div&gt;</text:p>
            <text:p>&lt;p&gt;&lt;span&gt;Hortilux-Blue Metal Halide lamps revolutionize lighting for plant growth. Designed to provide a balanced light spectrum that replicates natural sunlight. The exclusive Iwasaki/EYE chemistry provides levels of red, blue and green spectral energy to optimize plant growth and yield. Hortilux- Blue Metal Halide lamps are used professionally in plant physiological research, and biotechnology/pharmacology industries. Produces 29,000 Lumens.&lt;/span&gt;&lt;/p&gt;</text:p>
            <text:p>&lt;h3&gt;ADDITIONAL INFORMATION&lt;/h3&gt;</text:p>
            <text:p>&lt;table&gt;</text:p>
            <text:p>&lt;tbody&gt;</text:p>
            <text:p>&lt;tr&gt;</text:p>
            <text:p>&lt;td&gt;SKU&lt;/td&gt;</text:p>
            <text:p>&lt;td&gt;Manufacturer&lt;/td&gt;</text:p>
            <text:p>&lt;/tr&gt;</text:p>
            <text:p>&lt;tr&gt;</text:p>
            <text:p>&lt;td&gt;&lt;span&gt;BMB4H&lt;/span&gt;&lt;/td&gt;</text:p>
            <text:p>&lt;td&gt;Hortilux&lt;/td&gt;</text:p>
            <text:p>&lt;/tr&gt;</text:p>
            <text:p>&lt;/tbody&gt;</text:p>
            <text:p>&lt;/table&gt;</text:p>
          </table:table-cell>
          <table:table-cell office:value-type="string" calcext:value-type="string">
            <text:p>Hortilux</text:p>
          </table:table-cell>
          <table:table-cell table:number-columns-repeated="2"/>
          <table:table-cell table:style-name="ce1" office:value-type="string" calcext:value-type="string">
            <text:p>fals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BMB4H</text:p>
          </table:table-cell>
          <table:table-cell office:value-type="float" office:value="0" calcext:value-type="float">
            <text:p>0</text:p>
          </table:table-cell>
          <table:table-cell office:value-type="string" calcext:value-type="string">
            <text:p>shopify</text:p>
          </table:table-cell>
          <table:table-cell office:value-type="float" office:value="102" calcext:value-type="float">
            <text:p>102</text:p>
          </table:table-cell>
          <table:table-cell office:value-type="string" calcext:value-type="string">
            <text:p>deny</text:p>
          </table:table-cell>
          <table:table-cell office:value-type="string" calcext:value-type="string">
            <text:p>manual</text:p>
          </table:table-cell>
          <table:table-cell office:value-type="float" office:value="129.95" calcext:value-type="float">
            <text:p>12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blue_large_1.jpg?v=159412956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6">
          <table:table-cell office:value-type="string" calcext:value-type="string">
            <text:p>hortilux-metal-halide-mh-bulb-1000-watt-blue-super-horizontal</text:p>
          </table:table-cell>
          <table:table-cell office:value-type="string" calcext:value-type="string">
            <text:p>Hortilux - METAL HALIDE (MH) BULB 1000 WATT BLUE SUPER HORIZONTAL</text:p>
          </table:table-cell>
          <table:table-cell office:value-type="string" calcext:value-type="string">
            <text:p>&lt;h3&gt;DETAILS&lt;/h3&gt;</text:p>
            <text:p>&lt;div class="short-description"&gt;80,000 Lumens&lt;/div&gt;</text:p>
            <text:p>&lt;p&gt;&lt;span&gt;Hortilux-Blue Metal Halide lamps revolutionize lighting for plant growth. Designed to provide a balanced light spectrum that replicates natural sunlight. The exclusive Iwasaki/EYE chemistry provides levels of red, blue and green spectral energy to optimize plant growth and yield. Hortilux- Blue Metal Halide lamps are used professionally in plant physiological research, and biotechnology/pharmacology industries. Produces 80,000 Lumens.&lt;/span&gt;&lt;/p&gt;</text:p>
            <text:p>&lt;h3&gt;ADDITIONAL INFORMATION&lt;/h3&gt;</text:p>
            <text:p>&lt;table&gt;</text:p>
            <text:p>&lt;tbody&gt;</text:p>
            <text:p>&lt;tr&gt;</text:p>
            <text:p>&lt;td&gt;SKU&lt;/td&gt;</text:p>
            <text:p>&lt;td&gt;Manufacturer&lt;/td&gt;</text:p>
            <text:p>&lt;/tr&gt;</text:p>
            <text:p>&lt;tr&gt;</text:p>
            <text:p>&lt;td&gt;&lt;span&gt;BMB1H&lt;/span&gt;&lt;/td&gt;</text:p>
            <text:p>&lt;td&gt;Hortilux&lt;/td&gt;</text:p>
            <text:p>&lt;/tr&gt;</text:p>
            <text:p>&lt;/tbody&gt;</text:p>
            <text:p>&lt;/table&gt;</text:p>
          </table:table-cell>
          <table:table-cell office:value-type="string" calcext:value-type="string">
            <text:p>Hortilux</text:p>
          </table:table-cell>
          <table:table-cell table:number-columns-repeated="2"/>
          <table:table-cell table:style-name="ce1" office:value-type="string" calcext:value-type="string">
            <text:p>fals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BMB1H</text:p>
          </table:table-cell>
          <table:table-cell office:value-type="float" office:value="0" calcext:value-type="float">
            <text:p>0</text:p>
          </table:table-cell>
          <table:table-cell office:value-type="string" calcext:value-type="string">
            <text:p>shopify</text:p>
          </table:table-cell>
          <table:table-cell office:value-type="float" office:value="102" calcext:value-type="float">
            <text:p>102</text:p>
          </table:table-cell>
          <table:table-cell office:value-type="string" calcext:value-type="string">
            <text:p>deny</text:p>
          </table:table-cell>
          <table:table-cell office:value-type="string" calcext:value-type="string">
            <text:p>manual</text:p>
          </table:table-cell>
          <table:table-cell office:value-type="float" office:value="239.95" calcext:value-type="float">
            <text:p>23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x57799.jpg?v=159412938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6">
          <table:table-cell office:value-type="string" calcext:value-type="string">
            <text:p>hortilux-hp-sodium-hps-bulb-600-watt-super</text:p>
          </table:table-cell>
          <table:table-cell office:value-type="string" calcext:value-type="string">
            <text:p>Hortilux - HP SODIUM (HPS) BULB 600 WATT SUPER</text:p>
          </table:table-cell>
          <table:table-cell office:value-type="string" calcext:value-type="string">
            <text:p>&lt;h3&gt;DETAILS&lt;/h3&gt;</text:p>
            <text:p>&lt;p&gt;Best Selling, highest performing HPS bulb on the market&lt;/p&gt;</text:p>
            <text:p>&lt;p&gt;Hortilux High Pressure Sodium lamps have a high energy spectral output for plant growth. They provide more total energy for plant growth than standard HPS, with an increase in the violet, blue, and green spectrum. Environmentally friendly, and meets US Federal EPA TCLP criteria for non-hazardous waste. Produces 143,000 Lumens and has a Kelvin rating of 2100º. Can burn in the horizontal or vertical position.&lt;/p&gt;</text:p>
            <text:p/>
            <text:p>&lt;h3&gt;ADDITIONAL INFORMATION&lt;/h3&gt;</text:p>
            <text:p>&lt;table&gt;</text:p>
            <text:p>&lt;tbody&gt;</text:p>
            <text:p>&lt;tr&gt;</text:p>
            <text:p>&lt;td&gt;SKU&lt;/td&gt;</text:p>
            <text:p>&lt;td&gt;Manufacturer&lt;/td&gt;</text:p>
            <text:p>&lt;/tr&gt;</text:p>
            <text:p>&lt;tr&gt;</text:p>
            <text:p>&lt;td&gt;BH1H&lt;/td&gt;</text:p>
            <text:p>&lt;td&gt;Hortilux&lt;/td&gt;</text:p>
            <text:p>&lt;/tr&gt;</text:p>
            <text:p/>
            <text:p>&lt;/tbody&gt;</text:p>
            <text:p>&lt;/table&gt;</text:p>
          </table:table-cell>
          <table:table-cell office:value-type="string" calcext:value-type="string">
            <text:p>Hortilux</text:p>
          </table:table-cell>
          <table:table-cell table:number-columns-repeated="2"/>
          <table:table-cell table:style-name="ce1" office:value-type="string" calcext:value-type="string">
            <text:p>fals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BH1H</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29.95" calcext:value-type="float">
            <text:p>12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image.axd.jpg?v=159412927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6">
          <table:table-cell office:value-type="string" calcext:value-type="string">
            <text:p>hortilux-hp-sodium-hps-bulb-1000-watt-super</text:p>
          </table:table-cell>
          <table:table-cell office:value-type="string" calcext:value-type="string">
            <text:p>Hortilux - HP SODIUM (HPS) BULB 1000 WATT SUPER</text:p>
          </table:table-cell>
          <table:table-cell office:value-type="string" calcext:value-type="string">
            <text:p>&lt;h3&gt;DETAILS&lt;/h3&gt;</text:p>
            <text:p>&lt;p&gt;Best Selling, highest performing HPS bulb on the market&lt;/p&gt;</text:p>
            <text:p>&lt;p&gt;Hortilux High Pressure Sodium lamps have a high energy spectral output for plant growth. They provide more total energy for plant growth than standard HPS, with an increase in the violet, blue, and green spectrum. Environmentally friendly, and meets US Federal EPA TCLP criteria for non-hazardous waste. Produces 143,000 Lumens and has a Kelvin rating of 2100º. Can burn in the horizontal or vertical position.&lt;/p&gt;</text:p>
            <text:p/>
            <text:p>&lt;h3&gt;ADDITIONAL INFORMATION&lt;/h3&gt;</text:p>
            <text:p>&lt;table&gt;</text:p>
            <text:p>&lt;tbody&gt;</text:p>
            <text:p>&lt;tr&gt;</text:p>
            <text:p>&lt;td&gt;SKU&lt;/td&gt;</text:p>
            <text:p>&lt;td&gt;Manufacturer&lt;/td&gt;</text:p>
            <text:p>&lt;/tr&gt;</text:p>
            <text:p>&lt;tr&gt;</text:p>
            <text:p>&lt;td&gt;BH1H&lt;/td&gt;</text:p>
            <text:p>&lt;td&gt;Hortilux&lt;/td&gt;</text:p>
            <text:p>&lt;/tr&gt;</text:p>
            <text:p/>
            <text:p>&lt;/tbody&gt;</text:p>
            <text:p>&lt;/table&gt;</text:p>
          </table:table-cell>
          <table:table-cell office:value-type="string" calcext:value-type="string">
            <text:p>Hortilux</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BH1H</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29.95" calcext:value-type="float">
            <text:p>12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bh1hs.jpg?v=159412850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6">
          <table:table-cell office:value-type="string" calcext:value-type="string">
            <text:p>master-green™-1000-watt-electronic-ballast-120-240-volt</text:p>
          </table:table-cell>
          <table:table-cell office:value-type="string" calcext:value-type="string">
            <text:p>Sun System - MASTER GREEN™ 1000 WATT ELECTRONIC BALLAST - 120-240 VOLT</text:p>
          </table:table-cell>
          <table:table-cell office:value-type="string" calcext:value-type="string">
            <text:p>&lt;h3&gt;DETAILS&lt;/h3&gt;</text:p>
            <text:p>&lt;p&gt;Compatible only with Sun System style reflector plugs.&lt;/p&gt;</text:p>
            <text:p>&lt;p&gt;The Master Green™ 1000 watt HPS electronic ballast features high frequency 105 kHz micro processing technology optimized for operating double-ended 1000 watt HPS lamps. The Master Green™ can operate at 60%, 70%, 100%, or Super Charge. Extruded aluminum housing is lightweight and its compact design has active cooling (internal fan), and soft start technology which promotes longer lamp life. Our Master Green™ electronic ballast lamp cord receptacle is designed specifically for Sun System® brand reflectors. The ballasts operates at 120-240 volt power. Includes a 6.5 ft Convertible Smart Volt™ dual ferrite, power cord and both 120 volt and 240 volts interchangeable plugs.&lt;/p&gt;</text:p>
            <text:p/>
            <text:p>&lt;h3&gt;ADDITIONAL INFORMATION&lt;/h3&gt;</text:p>
            <text:p>&lt;table&gt;</text:p>
            <text:p>&lt;tbody&gt;</text:p>
            <text:p>&lt;tr&gt;</text:p>
            <text:p>&lt;td&gt;SKU&lt;/td&gt;</text:p>
            <text:p>&lt;td&gt;Manufacturer&lt;/td&gt;</text:p>
            <text:p>&lt;/tr&gt;</text:p>
            <text:p>&lt;tr&gt;</text:p>
            <text:p>&lt;td&gt;902519&lt;/td&gt;</text:p>
            <text:p>&lt;td&gt;Sun System&lt;/td&gt;</text:p>
            <text:p>&lt;/tr&gt;</text:p>
            <text:p/>
            <text:p>&lt;/tbody&gt;</text:p>
            <text:p>&lt;/table&gt;</text:p>
          </table:table-cell>
          <table:table-cell office:value-type="string" calcext:value-type="string">
            <text:p>Sun System</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902519</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51.93" calcext:value-type="float">
            <text:p>151.93</text:p>
          </table:table-cell>
          <table:table-cell/>
          <table:table-cell table:number-columns-repeated="2" office:value-type="string" calcext:value-type="string">
            <text:p>true</text:p>
          </table:table-cell>
          <table:table-cell/>
          <table:table-cell office:value-type="string" calcext:value-type="string">
            <text:p>https://cdn.shopify.com/s/files/1/0417/5675/4069/products/902519-01.jpg?v=159412810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3">
          <table:table-cell office:value-type="string" calcext:value-type="string">
            <text:p>sun-system®-flower-power™-315-watt-fixture-120-240-volt-lec</text:p>
          </table:table-cell>
          <table:table-cell office:value-type="string" calcext:value-type="string">
            <text:p>Sun System - FLOWER POWER™ 315 WATT FIXTURE - 120-240 VOLT LEC</text:p>
          </table:table-cell>
          <table:table-cell office:value-type="string" calcext:value-type="string">
            <text:p>&lt;h3&gt;DETAILS&lt;/h3&gt;</text:p>
            <text:p>&lt;p&gt;Ceramic Metal Halide technology - the best for single source light! Included 3100°K bulb recommended for generative cycle.</text:p>
            <text:p>&lt;/p&gt;</text:p>
            <text:p>&lt;p&gt;Sun System® Flower Power™ 315 Watt Light Fixtures utilize cutting-edge Light Emitting Ceramic® brand technology. Fixture has a 95% reflective textured aluminum insert for excellent output, uniformity and diffusion. This compact unit has a low profile, making it great for small spaces such as tents as well as larger growing areas. Dual power inputs easily switch voltage from 120 to 240 volt power. Simply unplug the detachable 8 ft 120 volt power cord (included), turn power plate around for 240 volt power and plug in a 240 volt power cord (240 volt power cord sold separately #903082). Use with Par Pro® LEC® 315 watt lamps sold separately. These lamps produce a clean white light. 3,100° K color temperature, excellent 92.6 CRI. 37,913 initial lumens. The 3,100° K (#901631) has a very high 1.82 PPFD per second light source. 4,200° K color temperature, excellent 97.5 CRI, 31,127 initial lumens. The 4,200° K (#901632) has very high 1.70 PPFD per second light source. Good lumen maintenance and excellent PPF performance throughout lamp life. Unique open-rated lamp construction, including a ceramic arc tube contained in a protective quartz glass shroud with PGZX18 base, reduces radiant heat from the arc tube and makes this suitable for open-rated fixture use. Includes V-hangers for hanging the fixture securely.&lt;/p&gt;</text:p>
            <text:p/>
            <text:p>&lt;h3&gt;ADDITIONAL INFORMATION&lt;/h3&gt;</text:p>
            <text:p>&lt;table&gt;</text:p>
            <text:p>&lt;tbody&gt;</text:p>
            <text:p>&lt;tr&gt;</text:p>
            <text:p>&lt;td&gt;SKU&lt;/td&gt;</text:p>
            <text:p>&lt;td&gt;Manufacturer&lt;/td&gt;</text:p>
            <text:p>&lt;/tr&gt;</text:p>
            <text:p>&lt;tr&gt;</text:p>
            <text:p>&lt;td&gt;906216&lt;/td&gt;</text:p>
            <text:p>&lt;td&gt;No&lt;/td&gt;</text:p>
            <text:p>&lt;/tr&gt;</text:p>
            <text:p/>
            <text:p>&lt;/tbody&gt;</text:p>
            <text:p>&lt;/table&gt;</text:p>
          </table:table-cell>
          <table:table-cell office:value-type="string" calcext:value-type="string">
            <text:p>Sun System</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906216</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56.95" calcext:value-type="float">
            <text:p>256.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flower_power_4.jpg?v=159488295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sun-system®-flower-power™-315-watt-fixture-120-240-volt-lec</text:p>
          </table:table-cell>
          <table:table-cell table:number-columns-repeated="20"/>
          <table:table-cell table:style-name="Default" table:number-columns-repeated="2"/>
          <table:table-cell/>
          <table:table-cell office:value-type="string" calcext:value-type="string">
            <text:p>https://cdn.shopify.com/s/files/1/0417/5675/4069/products/flower_power_2.jpg?v=1594882958</text:p>
          </table:table-cell>
          <table:table-cell office:value-type="float" office:value="2" calcext:value-type="float">
            <text:p>2</text:p>
          </table:table-cell>
          <table:table-cell table:number-columns-repeated="22"/>
        </table:table-row>
        <table:table-row table:style-name="ro1">
          <table:table-cell office:value-type="string" calcext:value-type="string">
            <text:p>sun-system®-flower-power™-315-watt-fixture-120-240-volt-lec</text:p>
          </table:table-cell>
          <table:table-cell table:number-columns-repeated="20"/>
          <table:table-cell table:style-name="Default" table:number-columns-repeated="2"/>
          <table:table-cell/>
          <table:table-cell office:value-type="string" calcext:value-type="string">
            <text:p>https://cdn.shopify.com/s/files/1/0417/5675/4069/products/flower_power_3.jpg?v=1594882958</text:p>
          </table:table-cell>
          <table:table-cell office:value-type="float" office:value="3" calcext:value-type="float">
            <text:p>3</text:p>
          </table:table-cell>
          <table:table-cell table:number-columns-repeated="22"/>
        </table:table-row>
        <table:table-row table:style-name="ro1">
          <table:table-cell office:value-type="string" calcext:value-type="string">
            <text:p>sun-system®-flower-power™-315-watt-fixture-120-240-volt-lec</text:p>
          </table:table-cell>
          <table:table-cell table:number-columns-repeated="20"/>
          <table:table-cell table:style-name="Default" table:number-columns-repeated="2"/>
          <table:table-cell/>
          <table:table-cell office:value-type="string" calcext:value-type="string">
            <text:p>https://cdn.shopify.com/s/files/1/0417/5675/4069/products/flower_power1.jpg?v=1594127528</text:p>
          </table:table-cell>
          <table:table-cell office:value-type="float" office:value="4" calcext:value-type="float">
            <text:p>4</text:p>
          </table:table-cell>
          <table:table-cell table:number-columns-repeated="22"/>
        </table:table-row>
        <table:table-row table:style-name="ro13">
          <table:table-cell office:value-type="string" calcext:value-type="string">
            <text:p>sun-system®-lec®-315-watt-fixture-120-volt-w-3100k-bulb-1</text:p>
          </table:table-cell>
          <table:table-cell office:value-type="string" calcext:value-type="string">
            <text:p>Sun System - LEC® 315 WATT FIXTURE - 120 VOLT W/ 3100K BULB</text:p>
          </table:table-cell>
          <table:table-cell office:value-type="string" calcext:value-type="string">
            <text:p>&lt;h3&gt;DETAILS&lt;/h3&gt;</text:p>
            <text:p>&lt;p&gt;Ceramic Metal Halide technology - the best for single source light! Included 3100°K bulb recommended for generative cycle.</text:p>
            <text:p>&lt;/p&gt;</text:p>
            <text:p>&lt;p&gt;Sun System® LEC® Brand 315 Watt Light Fixtures utilize cutting edge Light Emitting Ceramic® brand technology. Fixture has 98% reflective German aluminum insert and 95% reflective textured corners for excellent output, uniformity and diffusion. Highly efficient agriculturally engineered CDM-T 315 Watt LEC® brand lamp (lamp included). Greatly improved full color light spectrum out of next generation ceramic lamps. Higher amounts of beneficial UV and far red spectrums increase the lamps growth power to the plants. Very high 1.95 PPF (photosynthetic photon flux) per second light source. 3100°K Green Power color temperature, high, 92 CRI, 33,000 initial lumens (105Lm/W). Long life 20,000 hour lamp. High 90% lumen maintenance @ 8000 hr. High 85% PPF maintenance @ 20,000 hr. Unique open rated lamp construction reduces radiant heat from the arc tube and is suitable for open fixture use. 50/60 Hz low frequency, square wave, highly efficient Philips electronic ballast rated for 50,000 hour ballast life. The Philips brand electronic ballast incorporates built in thermal protection. All models have a 6 foot power cord. US patents: D745,993, D739,595 and US patents pending: 29/539,674. Chinese patent: ZL201430011816.5. One year warranty on the lamp.&lt;/p&gt;</text:p>
            <text:p/>
            <text:p>&lt;h3&gt;ADDITIONAL INFORMATION&lt;/h3&gt;</text:p>
            <text:p>&lt;table&gt;</text:p>
            <text:p>&lt;tbody&gt;</text:p>
            <text:p>&lt;tr&gt;</text:p>
            <text:p>&lt;td&gt;SKU&lt;/td&gt;</text:p>
            <text:p>&lt;td&gt;Manufacturer&lt;/td&gt;</text:p>
            <text:p>&lt;/tr&gt;</text:p>
            <text:p>&lt;tr&gt;</text:p>
            <text:p>&lt;td&gt;906200&lt;/td&gt;</text:p>
            <text:p>&lt;td&gt;No&lt;/td&gt;</text:p>
            <text:p>&lt;/tr&gt;</text:p>
            <text:p/>
            <text:p>&lt;/tbody&gt;</text:p>
            <text:p>&lt;/table&gt;</text:p>
          </table:table-cell>
          <table:table-cell office:value-type="string" calcext:value-type="string">
            <text:p>Sun System</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19.95" calcext:value-type="float">
            <text:p>51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906205-01_333d53eb-6642-4c05-a9c9-c2313b6786b5.jpg?v=159412716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46">
          <table:table-cell office:value-type="string" calcext:value-type="string">
            <text:p>progrip-light-hanger-sungrip</text:p>
          </table:table-cell>
          <table:table-cell office:value-type="string" calcext:value-type="string">
            <text:p>Sunlight Supply - SUNGRIP PROGRIP LIGHT HANGER</text:p>
          </table:table-cell>
          <table:table-cell office:value-type="string" calcext:value-type="string">
            <text:p>&lt;h3&gt;DETAILS&lt;/h3&gt;</text:p>
            <text:p>&lt;p&gt;ProGrip™ Light Hangers allow you to secure items quickly and easily. ProGripäó»s patented system pulls tight, locks in place, will never break or slip, and will not rust. Made with special composite material. Heat and cold resistant. 8' braided polypropylene rope. Carabiner clips provide a secure hold. Great for hoisting and securing:</text:p>
            <text:p>&lt;/p&gt;</text:p>
            <text:p>&lt;ul&gt;</text:p>
            <text:p>&lt;li&gt;Reflectors.&lt;/li&gt;</text:p>
            <text:p>&lt;li&gt;Carbon Filters.&lt;/li&gt;</text:p>
            <text:p>&lt;li&gt;Light Fixtures.&lt;/li&gt;</text:p>
            <text:p>&lt;li&gt;Ventilation Equipment.&lt;/li&gt;</text:p>
            <text:p>&lt;li&gt;Maximum weight capacity is 150 lbs per pair.&lt;/li&gt;</text:p>
            <text:p>&lt;li&gt;Excellent for use with our larger reflectors like the Magnum XXXL.&lt;/li&gt;</text:p>
            <text:p>&lt;p&gt;Also available in a 1/4" that will hold 300 lbs per pair.  These heavy-duty hangers are sold singly. &lt;/p&gt;</text:p>
            <text:p>&lt;/ul&gt;</text:p>
            <text:p>&lt;h3&gt;ADDITIONAL INFORMATION&lt;/h3&gt;</text:p>
            <text:p>&lt;table&gt;</text:p>
            <text:p>&lt;tbody&gt;</text:p>
            <text:p>&lt;tr&gt;</text:p>
            <text:p>&lt;td&gt;SKU&lt;/td&gt;</text:p>
            <text:p>&lt;td&gt;Manufacturer&lt;/td&gt;</text:p>
            <text:p>&lt;/tr&gt;</text:p>
            <text:p>&lt;tr&gt;</text:p>
            <text:p>&lt;td&gt;LMPG-GROUP&lt;/td&gt;</text:p>
            <text:p>&lt;td&gt;No&lt;/td&gt;</text:p>
            <text:p>&lt;/tr&gt;</text:p>
            <text:p/>
            <text:p>&lt;/tbody&gt;</text:p>
            <text:p>&lt;/table&gt;</text:p>
          </table:table-cell>
          <table:table-cell office:value-type="string" calcext:value-type="string">
            <text:p>Sunlight Supply</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ProGrip Light Hanger Set of 2 - 1/8"</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6.85" calcext:value-type="float">
            <text:p>16.8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13031.jpg?v=1594126913</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progrip-light-hanger-sungrip</text:p>
          </table:table-cell>
          <table:table-cell table:number-columns-repeated="7"/>
          <table:table-cell office:value-type="string" calcext:value-type="string">
            <text:p>Sun Grip Push Button Heavy Duty Hanger Single - 1/4"</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6.85" calcext:value-type="float">
            <text:p>16.8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rogrip.jpg?v=1594126914</text:p>
          </table:table-cell>
          <table:table-cell office:value-type="float" office:value="2" calcext:value-type="float">
            <text:p>2</text:p>
          </table:table-cell>
          <table:table-cell table:number-columns-repeated="18"/>
          <table:table-cell office:value-type="string" calcext:value-type="string">
            <text:p>kg</text:p>
          </table:table-cell>
          <table:table-cell table:number-columns-repeated="3"/>
        </table:table-row>
        <table:table-row table:style-name="ro13">
          <table:table-cell office:value-type="string" calcext:value-type="string">
            <text:p>150-watt-high-pressure-sodium-mini</text:p>
          </table:table-cell>
          <table:table-cell office:value-type="string" calcext:value-type="string">
            <text:p>Sun System - 150 WATT HIGH PRESSURE SODIUM COMPLETE</text:p>
          </table:table-cell>
          <table:table-cell office:value-type="string" calcext:value-type="string">
            <text:p>&lt;h3&gt;DETAILS&lt;/h3&gt;</text:p>
            <text:p>&lt;p&gt;150 Watt High Pressure Sodium Mini&lt;/p&gt;</text:p>
            <text:p>&lt;p&gt;The perfect light for that small herb garden, or for a single plant or two. This system can be used on its own or as a supplement to sunlight. The mini system utilizes a highly-reflective aluminum insert and has a durable, white powder-coated finish. Comes with bulb, 7' grounded power cord and a backlit on/off switch. The Sun System delivers an amazing 16,000 lumens of light, ideal for plant growth. Create the perfect kitchen herb garden with this high-quality mini system. The fixture carries a 2-year warranty, 1-year on bulb. 15 1/4" Long x 7" Wide x 4" Tall.</text:p>
            <text:p>&lt;/p&gt;</text:p>
            <text:p/>
            <text:p>&lt;h3&gt;ADDITIONAL INFORMATION&lt;/h3&gt;</text:p>
            <text:p>&lt;table&gt;</text:p>
            <text:p>&lt;tbody&gt;</text:p>
            <text:p>&lt;tr&gt;</text:p>
            <text:p>&lt;td&gt;SKU&lt;/td&gt;</text:p>
            <text:p>&lt;td&gt;Manufacturer&lt;/td&gt;</text:p>
            <text:p>&lt;/tr&gt;</text:p>
            <text:p>&lt;tr&gt;</text:p>
            <text:p>&lt;td&gt;SSS150&lt;/td&gt;</text:p>
            <text:p>&lt;td&gt;Sun System&lt;/td&gt;</text:p>
            <text:p>&lt;/tr&gt;</text:p>
            <text:p/>
            <text:p>&lt;/tbody&gt;</text:p>
            <text:p>&lt;/table&gt;</text:p>
          </table:table-cell>
          <table:table-cell office:value-type="string" calcext:value-type="string">
            <text:p>Sun System</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5"/>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00.95" calcext:value-type="float">
            <text:p>100.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mini.jpg?v=159412656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econowing-reflector</text:p>
          </table:table-cell>
          <table:table-cell office:value-type="string" calcext:value-type="string">
            <text:p>Sun System - ECONOWING REFLECTOR</text:p>
          </table:table-cell>
          <table:table-cell office:value-type="string" calcext:value-type="string">
            <text:p>&lt;h3&gt;DETAILS&lt;/h3&gt;</text:p>
            <text:p>&lt;p&gt;The Econowing is an economical reflector made with highly-reflective German aluminum offering excellent diffusion properties. The Econowing utilizes heavy-duty galvanized steel mounting bracket with built-in socket with lamp cord. The Econowing will not accept a safety lens. 21¼" Long x 15" Wide x 4½" Tall.&lt;/p&gt;</text:p>
            <text:p/>
            <text:p>&lt;h3&gt;ADDITIONAL INFORMATION&lt;/h3&gt;</text:p>
            <text:p>&lt;table&gt;</text:p>
            <text:p>&lt;tbody&gt;</text:p>
            <text:p>&lt;tr&gt;</text:p>
            <text:p>&lt;td&gt;SKU&lt;/td&gt;</text:p>
            <text:p>&lt;td&gt;Manufacturer&lt;/td&gt;</text:p>
            <text:p>&lt;/tr&gt;</text:p>
            <text:p>&lt;tr&gt;</text:p>
            <text:p>&lt;td&gt;SEWREF&lt;/td&gt;</text:p>
            <text:p>&lt;td&gt;Sun System&lt;/td&gt;</text:p>
            <text:p>&lt;/tr&gt;</text:p>
            <text:p/>
            <text:p>&lt;/tbody&gt;</text:p>
            <text:p>&lt;/table&gt;</text:p>
          </table:table-cell>
          <table:table-cell office:value-type="string" calcext:value-type="string">
            <text:p>Sun System</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SEWREF</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49" calcext:value-type="float">
            <text:p>49.4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econo.jpg?v=159412605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8">
          <table:table-cell office:value-type="string" calcext:value-type="string">
            <text:p>yield-master-air-cooled-reflectors</text:p>
          </table:table-cell>
          <table:table-cell office:value-type="string" calcext:value-type="string">
            <text:p>Sun System - YIELD MASTER AIR COOLED REFLECTORS</text:p>
          </table:table-cell>
          <table:table-cell office:value-type="string" calcext:value-type="string">
            <text:p>&lt;h3&gt;DETAILS&lt;/h3&gt;</text:p>
            <text:p>&lt;p&gt;6" and 8", 8" available by Special Order- Drop Shipped direct from manufacturer&lt;/p&gt;</text:p>
            <text:p>&lt;p&gt;Completely sealed - featuring hinged glass and double gasket for an air-tight seal. Includes tempered glass, built-in socket and 15' lamp cord. 95% reflective European aluminum interior for excellent output and uniformity. FREE upgrade! Swing Stop retention cable keeps glass from abruptly swinging down. Captured thumb screws &amp;amp; closure mechanism for ease of use and excellent sealing. Air-cooling flanges have a bead ring to keep ducting securely in place. Powder-coated galvanized steel housing. </text:p>
            <text:p/>
            <text:p>Patent No. D644185. Patent Pending: 29/434634&lt;/p&gt;</text:p>
            <text:p/>
            <text:p>&lt;h3&gt;ADDITIONAL INFORMATION&lt;/h3&gt;</text:p>
            <text:p>&lt;table&gt;</text:p>
            <text:p>&lt;tbody&gt;</text:p>
            <text:p>&lt;tr&gt;</text:p>
            <text:p>&lt;td&gt;SKU&lt;/td&gt;</text:p>
            <text:p>&lt;td&gt;Manufacturer&lt;/td&gt;</text:p>
            <text:p>&lt;/tr&gt;</text:p>
            <text:p>&lt;tr&gt;</text:p>
            <text:p>&lt;td&gt;SYM- Group&lt;/td&gt;</text:p>
            <text:p>&lt;td&gt;No&lt;/td&gt;</text:p>
            <text:p>&lt;/tr&gt;</text:p>
            <text:p/>
            <text:p>&lt;/tbody&gt;</text:p>
            <text:p>&lt;/table&gt;</text:p>
          </table:table-cell>
          <table:table-cell office:value-type="string" calcext:value-type="string">
            <text:p>Sun System</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Sun System Yield Master 6-Inch Air-Cooled Reflector</text:p>
          </table:table-cell>
          <table:table-cell table:number-columns-repeated="4"/>
          <table:table-cell office:value-type="string" calcext:value-type="string">
            <text:p>SYM- 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26.18" calcext:value-type="float">
            <text:p>126.1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yield.jpg?v=159412576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36">
          <table:table-cell office:value-type="string" calcext:value-type="string">
            <text:p>duralastics-ebb-flow-trays</text:p>
          </table:table-cell>
          <table:table-cell office:value-type="string" calcext:value-type="string">
            <text:p>Duralastics - EBB &amp; FLOW TRAYS</text:p>
          </table:table-cell>
          <table:table-cell office:value-type="string" calcext:value-type="string">
            <text:p>&lt;h3&gt;DETAILS&lt;/h3&gt;</text:p>
            <text:p>&lt;p&gt;&lt;strong&gt;BLACK TRAYS:&lt;/strong&gt; Made of black 100% recycled ABS plastic with virgin ABS cap on each side. Manufactured In the USA using 25% solar energy. Easy clean drainage grid allows the grower to clean their trays without the hassle of scrubbing sharp corners to remove build up. Built in water level indicators to easily identify the fill level in the trays.&lt;/p&gt;</text:p>
            <text:p>&lt;p&gt;&lt;strong&gt;WHITE TRAYS:&lt;/strong&gt; Made of white 80% recycled ABS plastic with virgin ABS cap on each side. Manufactured In the USA using 25% solar energy. Easy clean drainage grid allows the grower to clean their trays without the hassle of scrubbing sharp corners to remove build up. Built in water level indicators to easily identify the fill level in the trays.&lt;/p&gt;</text:p>
            <text:p>&lt;p&gt; &lt;/p&gt;</text:p>
            <text:p>&lt;ul&gt;</text:p>
            <text:p>&lt;li&gt;2x4 Tray: 54.25in x 30.25in x 7in&lt;/li&gt;</text:p>
            <text:p>&lt;li&gt;3x3 Tray: 42.75in x 42.75in x 7in&lt;/li&gt;</text:p>
            <text:p>&lt;li&gt;3x6 Tray: 43.00in x 79.00in x 7in&lt;/li&gt;</text:p>
            <text:p>&lt;li&gt;4x4 Tray: 54.25in x 54.25in x 7in&lt;/li&gt;</text:p>
            <text:p>&lt;li&gt;4x8 Tray: 54.25in x 102.5in x 7in&lt;/li&gt;</text:p>
            <text:p>&lt;/ul&gt;</text:p>
            <text:p>&lt;h3&gt;ADDITIONAL INFORMATION&lt;/h3&gt;</text:p>
            <text:p>&lt;table&gt;</text:p>
            <text:p>&lt;tbody&gt;</text:p>
            <text:p>&lt;tr&gt;</text:p>
            <text:p>&lt;td&gt;SKU&lt;/td&gt;</text:p>
            <text:p>&lt;td&gt;Duralastics&lt;br&gt;</text:p>
            <text:p>&lt;/td&gt;</text:p>
            <text:p>&lt;/tr&gt;</text:p>
            <text:p>&lt;tr&gt;</text:p>
            <text:p>&lt;td&gt;707tray-group&lt;/td&gt;</text:p>
            <text:p>&lt;td&gt;No&lt;/td&gt;</text:p>
            <text:p>&lt;/tr&gt;</text:p>
            <text:p>&lt;/tbody&gt;</text:p>
            <text:p>&lt;/table&gt;</text:p>
          </table:table-cell>
          <table:table-cell office:value-type="string" calcext:value-type="string">
            <text:p>Duralastics</text:p>
          </table:table-cell>
          <table:table-cell table:number-columns-repeated="2"/>
          <table:table-cell table:style-name="ce1" office:value-type="string" calcext:value-type="string">
            <text:p>false</text:p>
          </table:table-cell>
          <table:table-cell office:value-type="string" calcext:value-type="string">
            <text:p>Name</text:p>
          </table:table-cell>
          <table:table-cell office:value-type="string" calcext:value-type="string">
            <text:p>Duralastics Tray 2 ft x 4 ft ID - Black</text:p>
          </table:table-cell>
          <table:table-cell table:number-columns-repeated="4"/>
          <table:table-cell office:value-type="string" calcext:value-type="string">
            <text:p>707tray-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0.05" calcext:value-type="float">
            <text:p>60.0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g30_000042.jpg?v=159411847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duralastics-ebb-flow-trays</text:p>
          </table:table-cell>
          <table:table-cell table:number-columns-repeated="7"/>
          <table:table-cell office:value-type="string" calcext:value-type="string">
            <text:p>Duralastics Tray 3 ft x 3 ft ID - Black</text:p>
          </table:table-cell>
          <table:table-cell table:number-columns-repeated="4"/>
          <table:table-cell office:value-type="string" calcext:value-type="string">
            <text:p>707tray-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6.95" calcext:value-type="float">
            <text:p>76.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pg30_000041.jpg?v=1594118470</text:p>
          </table:table-cell>
          <table:table-cell office:value-type="float" office:value="2" calcext:value-type="float">
            <text:p>2</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duralastics-ebb-flow-trays</text:p>
          </table:table-cell>
          <table:table-cell table:number-columns-repeated="7"/>
          <table:table-cell office:value-type="string" calcext:value-type="string">
            <text:p>Duralastics Tray 4 ft x 4 ft ID - Black</text:p>
          </table:table-cell>
          <table:table-cell table:number-columns-repeated="4"/>
          <table:table-cell office:value-type="string" calcext:value-type="string">
            <text:p>707tray-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9.1" calcext:value-type="float">
            <text:p>99.1</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duralastics-ebb-flow-trays</text:p>
          </table:table-cell>
          <table:table-cell table:number-columns-repeated="7"/>
          <table:table-cell office:value-type="string" calcext:value-type="string">
            <text:p>Duralastics Tray 3 ft x 6 ft ID - Black</text:p>
          </table:table-cell>
          <table:table-cell table:number-columns-repeated="4"/>
          <table:table-cell office:value-type="string" calcext:value-type="string">
            <text:p>707tray-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47.5" calcext:value-type="float">
            <text:p>147.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duralastics-ebb-flow-trays</text:p>
          </table:table-cell>
          <table:table-cell table:number-columns-repeated="7"/>
          <table:table-cell office:value-type="string" calcext:value-type="string">
            <text:p>Duralastics Tray 2 ft x 4 ft ID - White</text:p>
          </table:table-cell>
          <table:table-cell table:number-columns-repeated="4"/>
          <table:table-cell office:value-type="string" calcext:value-type="string">
            <text:p>707tray-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1.1" calcext:value-type="float">
            <text:p>61.1</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duralastics-ebb-flow-trays</text:p>
          </table:table-cell>
          <table:table-cell table:number-columns-repeated="7"/>
          <table:table-cell office:value-type="string" calcext:value-type="string">
            <text:p>Duralastics Tray 3 ft x 3 ft ID - White</text:p>
          </table:table-cell>
          <table:table-cell table:number-columns-repeated="4"/>
          <table:table-cell office:value-type="string" calcext:value-type="string">
            <text:p>707tray-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84.3" calcext:value-type="float">
            <text:p>84.3</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duralastics-ebb-flow-trays</text:p>
          </table:table-cell>
          <table:table-cell table:number-columns-repeated="7"/>
          <table:table-cell office:value-type="string" calcext:value-type="string">
            <text:p>Duralastics Tray 4 ft x 4 ft ID - White</text:p>
          </table:table-cell>
          <table:table-cell table:number-columns-repeated="4"/>
          <table:table-cell office:value-type="string" calcext:value-type="string">
            <text:p>707tray-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13.5" calcext:value-type="float">
            <text:p>113.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0">
          <table:table-cell office:value-type="string" calcext:value-type="string">
            <text:p>mondi-humidity-dome-w-adjustable-vents</text:p>
          </table:table-cell>
          <table:table-cell office:value-type="string" calcext:value-type="string">
            <text:p>Mondi - Humidity Dome w/ Adjustable Vents</text:p>
          </table:table-cell>
          <table:table-cell office:value-type="string" calcext:value-type="string">
            <text:p>&lt;h3&gt;DETAILS&lt;/h3&gt;</text:p>
            <text:p>&lt;p&gt;Mondi Humidity Dome w/Adjustable Vents&lt;/p&gt;</text:p>
            <text:p>&lt;p&gt;The 4" and 7" tall Mondi Humidity Domes are fantastic, sturdy domes that will fit on any standard 10" x 20" flat. The vertical sides have a straighter design to give you more volume for your cuttings. The dome has two adjustable humidity vents to allow environmental control assuring better clones.&lt;/p&gt;</text:p>
            <text:p>&lt;h3&gt;ADDITIONAL INFORMATION&lt;/h3&gt;</text:p>
            <text:p>&lt;table&gt;</text:p>
            <text:p>&lt;tbody&gt;</text:p>
            <text:p>&lt;tr&gt;</text:p>
            <text:p>&lt;td&gt;SKU&lt;/td&gt;</text:p>
            <text:p>&lt;td&gt;Manufacturer&lt;/td&gt;</text:p>
            <text:p>&lt;/tr&gt;</text:p>
            <text:p>&lt;tr&gt;</text:p>
            <text:p>&lt;td&gt;HTPD-GROUP&lt;/td&gt;</text:p>
            <text:p>&lt;td&gt;No&lt;/td&gt;</text:p>
            <text:p>&lt;/tr&gt;</text:p>
            <text:p/>
            <text:p>&lt;/tbody&gt;</text:p>
            <text:p>&lt;/table&gt;</text:p>
          </table:table-cell>
          <table:table-cell office:value-type="string" calcext:value-type="string">
            <text:p>Mondi</text:p>
          </table:table-cell>
          <table:table-cell table:number-columns-repeated="2"/>
          <table:table-cell table:style-name="ce1" office:value-type="string" calcext:value-type="string">
            <text:p>false</text:p>
          </table:table-cell>
          <table:table-cell office:value-type="string" calcext:value-type="string">
            <text:p>Name</text:p>
          </table:table-cell>
          <table:table-cell office:value-type="string" calcext:value-type="string">
            <text:p>Plastic Nursery Flats 10" x 20" w/ Holes</text:p>
          </table:table-cell>
          <table:table-cell table:number-columns-repeated="4"/>
          <table:table-cell office:value-type="string" calcext:value-type="string">
            <text:p>HTPD-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19" calcext:value-type="float">
            <text:p>5.1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1303_1_3.jpg?v=159411763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mondi-humidity-dome-w-adjustable-vents</text:p>
          </table:table-cell>
          <table:table-cell table:number-columns-repeated="7"/>
          <table:table-cell office:value-type="string" calcext:value-type="string">
            <text:p>Plastic Nursery Flats 72 Compartment Flat Insert</text:p>
          </table:table-cell>
          <table:table-cell table:number-columns-repeated="4"/>
          <table:table-cell office:value-type="string" calcext:value-type="string">
            <text:p>HTPD-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5">
          <table:table-cell office:value-type="string" calcext:value-type="string">
            <text:p>2-humidity-dome</text:p>
          </table:table-cell>
          <table:table-cell office:value-type="string" calcext:value-type="string">
            <text:p>Mondi - 2" Humidity Dome</text:p>
          </table:table-cell>
          <table:table-cell office:value-type="string" calcext:value-type="string">
            <text:p>&lt;h3&gt;DETAILS&lt;/h3&gt;</text:p>
            <text:p>&lt;p&gt;Small Compact humidity dome&lt;/p&gt;</text:p>
            <text:p>&lt;p&gt;Use the 2" humidity dome for starting cuttings. For larger cuttings us the 4" or 7" Mondi dome..&lt;/p&gt;</text:p>
          </table:table-cell>
          <table:table-cell office:value-type="string" calcext:value-type="string">
            <text:p>Mondi</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HTPD2</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43" calcext:value-type="float">
            <text:p>2.43</text:p>
          </table:table-cell>
          <table:table-cell/>
          <table:table-cell table:number-columns-repeated="2" office:value-type="string" calcext:value-type="string">
            <text:p>true</text:p>
          </table:table-cell>
          <table:table-cell/>
          <table:table-cell office:value-type="string" calcext:value-type="string">
            <text:p>https://cdn.shopify.com/s/files/1/0417/5675/4069/products/dome.jpg?v=159411733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standard-1020-heavy-duty-nursery-flat</text:p>
          </table:table-cell>
          <table:table-cell office:value-type="string" calcext:value-type="string">
            <text:p>Botanicare - Standard "1020" Heavy Duty Nursery Flat</text:p>
          </table:table-cell>
          <table:table-cell office:value-type="string" calcext:value-type="string">
            <text:p>&lt;h3&gt;DETAILS&lt;/h3&gt;</text:p>
            <text:p>&lt;p&gt;Nursery flats and inserts for seed starting and cutting grow out.&lt;/p&gt;</text:p>
            <text:p>&lt;p&gt;These 10" X 20" flats are available with and without holes, and are perfect for the propagation of plants.&lt;/p&gt;</text:p>
            <text:p>&lt;h3&gt;ADDITIONAL INFORMATION&lt;/h3&gt;</text:p>
            <text:p>&lt;table&gt;</text:p>
            <text:p>&lt;tbody&gt;</text:p>
            <text:p>&lt;tr&gt;</text:p>
            <text:p>&lt;td&gt;SKU&lt;/td&gt;</text:p>
            <text:p>&lt;td&gt;Manufacturer&lt;/td&gt;</text:p>
            <text:p>&lt;/tr&gt;</text:p>
            <text:p>&lt;tr&gt;</text:p>
            <text:p>&lt;td&gt;HTP-GROUP&lt;/td&gt;</text:p>
            <text:p>&lt;td&gt;No&lt;/td&gt;</text:p>
            <text:p>&lt;/tr&gt;</text:p>
            <text:p/>
            <text:p>&lt;/tbody&gt;</text:p>
            <text:p>&lt;/table&gt;</text:p>
          </table:table-cell>
          <table:table-cell office:value-type="string" calcext:value-type="string">
            <text:p>Botanicare</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Plastic Nursery Flats 10" x 20" w/ Holes</text:p>
          </table:table-cell>
          <table:table-cell table:number-columns-repeated="4"/>
          <table:table-cell office:value-type="string" calcext:value-type="string">
            <text:p>HTP-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7" calcext:value-type="float">
            <text:p>1.7</text:p>
          </table:table-cell>
          <table:table-cell/>
          <table:table-cell table:number-columns-repeated="2" office:value-type="string" calcext:value-type="string">
            <text:p>true</text:p>
          </table:table-cell>
          <table:table-cell/>
          <table:table-cell office:value-type="string" calcext:value-type="string">
            <text:p>https://cdn.shopify.com/s/files/1/0417/5675/4069/products/124_1_5.jpg?v=159411193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standard-1020-heavy-duty-nursery-flat</text:p>
          </table:table-cell>
          <table:table-cell table:number-columns-repeated="7"/>
          <table:table-cell office:value-type="string" calcext:value-type="string">
            <text:p>Plastic Nursery Flats 72 Compartment Flat Insert</text:p>
          </table:table-cell>
          <table:table-cell table:number-columns-repeated="4"/>
          <table:table-cell office:value-type="string" calcext:value-type="string">
            <text:p>HTP-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7" calcext:value-type="float">
            <text:p>1.37</text:p>
          </table:table-cell>
          <table:table-cell/>
          <table:table-cell table:number-columns-repeated="2" office:value-type="string" calcext:value-type="string">
            <text:p>true</text:p>
          </table:table-cell>
          <table:table-cell/>
          <table:table-cell office:value-type="string" calcext:value-type="string">
            <text:p>https://cdn.shopify.com/s/files/1/0417/5675/4069/products/53206.jpg?v=1594111937</text:p>
          </table:table-cell>
          <table:table-cell office:value-type="float" office:value="2" calcext:value-type="float">
            <text:p>2</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standard-1020-heavy-duty-nursery-flat</text:p>
          </table:table-cell>
          <table:table-cell table:number-columns-repeated="7"/>
          <table:table-cell office:value-type="string" calcext:value-type="string">
            <text:p>Plastic Nursery Flats 18 Compartment Flat Insert</text:p>
          </table:table-cell>
          <table:table-cell table:number-columns-repeated="4"/>
          <table:table-cell office:value-type="string" calcext:value-type="string">
            <text:p>HTP-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25" calcext:value-type="float">
            <text:p>1.2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56231.jpg?v=1594111937</text:p>
          </table:table-cell>
          <table:table-cell office:value-type="float" office:value="3" calcext:value-type="float">
            <text:p>3</text:p>
          </table:table-cell>
          <table:table-cell table:number-columns-repeated="18"/>
          <table:table-cell office:value-type="string" calcext:value-type="string">
            <text:p>kg</text:p>
          </table:table-cell>
          <table:table-cell table:number-columns-repeated="3"/>
        </table:table-row>
        <table:table-row table:style-name="ro16">
          <table:table-cell office:value-type="string" calcext:value-type="string">
            <text:p>canna-bio-boost</text:p>
          </table:table-cell>
          <table:table-cell office:value-type="string" calcext:value-type="string">
            <text:p>CANNA - BIO-BOOST</text:p>
          </table:table-cell>
          <table:table-cell office:value-type="string" calcext:value-type="string">
            <text:p>&lt;h3&gt;DETAILS&lt;/h3&gt;</text:p>
            <text:p>&lt;p&gt;BioBOOST is a yield increasing agent for all cultivation systems and can be applied in combination with all CANNA's nutritional lines and additives.&lt;/p&gt;</text:p>
            <text:p>&lt;p&gt;BioBOOST is not a nutrient but a natural fermented plant extract with bloom stimulating characteristics that are also responsible for a more round flavour. BioBOOST was developed by CannaResearch from plant extracts from tropical rainforests and is a true boost for plants. The bioactive substances result in a heightened metabolism that is exactly what the plant needs during the blooming period. The plants produce more fructose, become healthier and stronger and are less vulnerable to diseases and plagues. The result is a higher yield with a strong, exuberant and vital fructification. Canna BioBoost works well with either hydroponics or soil.&lt;/p&gt;</text:p>
            <text:p>&lt;p&gt;OMRI Listed.&lt;/p&gt;</text:p>
            <text:p>&lt;p&gt;NPK Formula: .1-0-0&lt;/p&gt;</text:p>
            <text:p>&lt;h3&gt;ADDITIONAL INFORMATION&lt;/h3&gt;</text:p>
            <text:p>&lt;table&gt;</text:p>
            <text:p>&lt;tbody&gt;</text:p>
            <text:p>&lt;tr&gt;</text:p>
            <text:p>&lt;td&gt;SKU&lt;/td&gt;</text:p>
            <text:p>&lt;td&gt;Manufacturer&lt;/td&gt;</text:p>
            <text:p>&lt;/tr&gt;</text:p>
            <text:p>&lt;tr&gt;</text:p>
            <text:p>&lt;td&gt;&lt;span&gt;FCBB-GROUP&lt;/span&gt;&lt;/td&gt;</text:p>
            <text:p>&lt;td&gt;No&lt;/td&gt;</text:p>
            <text:p>&lt;/tr&gt;</text:p>
            <text:p>&lt;/tbody&gt;</text:p>
            <text:p>&lt;/table&gt;</text:p>
          </table:table-cell>
          <table:table-cell office:value-type="string" calcext:value-type="string">
            <text:p>CANNA</text:p>
          </table:table-cell>
          <table:table-cell table:number-columns-repeated="2"/>
          <table:table-cell table:style-name="ce1" office:value-type="string" calcext:value-type="string">
            <text:p>false</text:p>
          </table:table-cell>
          <table:table-cell office:value-type="string" calcext:value-type="string">
            <text:p>Name</text:p>
          </table:table-cell>
          <table:table-cell office:value-type="string" calcext:value-type="string">
            <text:p>CANNA Bio-Boost 1 Liter</text:p>
          </table:table-cell>
          <table:table-cell table:number-columns-repeated="4"/>
          <table:table-cell office:value-type="string" calcext:value-type="string">
            <text:p>FCBB-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4.5" calcext:value-type="float">
            <text:p>94.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_3.jpg?v=159403746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0">
          <table:table-cell office:value-type="string" calcext:value-type="string">
            <text:p>canna-coco-coir</text:p>
          </table:table-cell>
          <table:table-cell office:value-type="string" calcext:value-type="string">
            <text:p>CANNA - COCO COIR 50 LITER BAG</text:p>
          </table:table-cell>
          <table:table-cell office:value-type="string" calcext:value-type="string">
            <text:p>&lt;h3&gt;DETAILS&lt;/h3&gt;</text:p>
            <text:p>&lt;p&gt;CANNA Coco substrate is a 100% organic product having a fine, uniform structure, free from viruses, chemical additives and soil diseases. The fact that CANNA Coco is not steamed is not the only thing that distinguishes it from other substrates; this is also achieved by the use of pure, first class source materials. Which come from India, where CANNA’s production facilities use fresh water only to soak the coco. This to make sure no salts gets in contact with CANNA Coco, ensuring a clean product.&lt;/p&gt;</text:p>
            <text:p>&lt;p&gt;Strong root formation, powerful growth and reusability are combined in the CANNA Coco substrate. It also combines the tolerance and organic nature of soil, with the feeding precision of hydroponics.&lt;/p&gt;</text:p>
            <text:p>&lt;p&gt;It has a complex balance between water and air which means that it outstrips other substrates. CANNA Coco substrate has been developed and tailored to the needs of the CANNA grower.&lt;/p&gt;</text:p>
            <text:p>&lt;h3&gt;ADDITIONAL INFORMATION&lt;/h3&gt;</text:p>
            <text:p>&lt;table&gt;</text:p>
            <text:p>&lt;tbody&gt;</text:p>
            <text:p>&lt;tr&gt;</text:p>
            <text:p>&lt;td&gt;SKU&lt;/td&gt;</text:p>
            <text:p>&lt;td&gt;Manufacturer&lt;/td&gt;</text:p>
            <text:p>&lt;/tr&gt;</text:p>
            <text:p>&lt;tr&gt;</text:p>
            <text:p>&lt;td&gt;&lt;span&gt;GMCCC&lt;/span&gt;&lt;/td&gt;</text:p>
            <text:p>&lt;td&gt;No&lt;/td&gt;</text:p>
            <text:p>&lt;/tr&gt;</text:p>
            <text:p>&lt;/tbody&gt;</text:p>
            <text:p>&lt;/table&gt;</text:p>
          </table:table-cell>
          <table:table-cell office:value-type="string" calcext:value-type="string">
            <text:p>CANNA</text:p>
          </table:table-cell>
          <table:table-cell table:number-columns-repeated="2"/>
          <table:table-cell table:style-name="ce1" office:value-type="string" calcext:value-type="string">
            <text:p>fals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GMCCC</text:p>
          </table:table-cell>
          <table:table-cell office:value-type="float" office:value="0" calcext:value-type="float">
            <text:p>0</text:p>
          </table:table-cell>
          <table:table-cell/>
          <table:table-cell office:value-type="float" office:value="100" calcext:value-type="float">
            <text:p>100</text:p>
          </table:table-cell>
          <table:table-cell office:value-type="string" calcext:value-type="string">
            <text:p>continue</text:p>
          </table:table-cell>
          <table:table-cell office:value-type="string" calcext:value-type="string">
            <text:p>manual</text:p>
          </table:table-cell>
          <table:table-cell office:value-type="float" office:value="23.74" calcext:value-type="float">
            <text:p>23.74</text:p>
          </table:table-cell>
          <table:table-cell/>
          <table:table-cell table:number-columns-repeated="2" office:value-type="string" calcext:value-type="string">
            <text:p>true</text:p>
          </table:table-cell>
          <table:table-cell/>
          <table:table-cell office:value-type="string" calcext:value-type="string">
            <text:p>https://cdn.shopify.com/s/files/1/0417/5675/4069/products/img_prod_zak_coco_50.png?v=159403718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canna-spigot</text:p>
          </table:table-cell>
          <table:table-cell office:value-type="string" calcext:value-type="string">
            <text:p>CANNA - SPIGOT</text:p>
          </table:table-cell>
          <table:table-cell office:value-type="string" calcext:value-type="string">
            <text:p>&lt;h3&gt;DETAILS&lt;/h3&gt;</text:p>
            <text:p>&lt;p&gt;&lt;span&gt;Makes dispensing your CANNA nutrients easier&lt;/span&gt;&lt;/p&gt;</text:p>
            <text:p>&lt;h3&gt;ADDITIONAL INFORMATION&lt;/h3&gt;</text:p>
            <text:p>&lt;table&gt;</text:p>
            <text:p>&lt;tbody&gt;</text:p>
            <text:p>&lt;tr&gt;</text:p>
            <text:p>&lt;td&gt;SKU&lt;/td&gt;</text:p>
            <text:p>&lt;td&gt;Manufacturer&lt;/td&gt;</text:p>
            <text:p>&lt;/tr&gt;</text:p>
            <text:p>&lt;tr&gt;</text:p>
            <text:p>&lt;td&gt;&lt;span&gt;FCSP-GROUP&lt;/span&gt;&lt;/td&gt;</text:p>
            <text:p>&lt;td&gt;No&lt;/td&gt;</text:p>
            <text:p>&lt;/tr&gt;</text:p>
            <text:p>&lt;/tbody&gt;</text:p>
            <text:p>&lt;/table&gt;</text:p>
          </table:table-cell>
          <table:table-cell office:value-type="string" calcext:value-type="string">
            <text:p>CANNA</text:p>
          </table:table-cell>
          <table:table-cell table:number-columns-repeated="2"/>
          <table:table-cell table:style-name="ce1" office:value-type="string" calcext:value-type="string">
            <text:p>false</text:p>
          </table:table-cell>
          <table:table-cell office:value-type="string" calcext:value-type="string">
            <text:p>Name</text:p>
          </table:table-cell>
          <table:table-cell office:value-type="string" calcext:value-type="string">
            <text:p>CANNA Spigot 5/10 Liter</text:p>
          </table:table-cell>
          <table:table-cell table:number-columns-repeated="4"/>
          <table:table-cell office:value-type="string" calcext:value-type="string">
            <text:p>FCSP-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 calcext:value-type="float">
            <text:p>7</text:p>
          </table:table-cell>
          <table:table-cell/>
          <table:table-cell table:number-columns-repeated="2" office:value-type="string" calcext:value-type="string">
            <text:p>true</text:p>
          </table:table-cell>
          <table:table-cell/>
          <table:table-cell office:value-type="string" calcext:value-type="string">
            <text:p>https://cdn.shopify.com/s/files/1/0417/5675/4069/products/cannaspigot_3.gif?v=159403693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anna-spigot</text:p>
          </table:table-cell>
          <table:table-cell table:number-columns-repeated="7"/>
          <table:table-cell office:value-type="string" calcext:value-type="string">
            <text:p>CANNA Spigot 20 Liter</text:p>
          </table:table-cell>
          <table:table-cell table:number-columns-repeated="4"/>
          <table:table-cell office:value-type="string" calcext:value-type="string">
            <text:p>FCSP-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 calcext:value-type="float">
            <text:p>7</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6">
          <table:table-cell office:value-type="string" calcext:value-type="string">
            <text:p>canna-wrench</text:p>
          </table:table-cell>
          <table:table-cell office:value-type="string" calcext:value-type="string">
            <text:p>CANNA - WRENCH</text:p>
          </table:table-cell>
          <table:table-cell office:value-type="string" calcext:value-type="string">
            <text:p>&lt;h3&gt;DETAILS&lt;/h3&gt;</text:p>
            <text:p>&lt;p&gt;Use to open your larger containers of CANNA nutrients&lt;/p&gt;</text:p>
            <text:p>&lt;h3&gt;ADDITIONAL INFORMATION&lt;/h3&gt;</text:p>
            <text:p>&lt;table&gt;</text:p>
            <text:p>&lt;tbody&gt;</text:p>
            <text:p>&lt;tr&gt;</text:p>
            <text:p>&lt;td&gt;SKU&lt;/td&gt;</text:p>
            <text:p>&lt;td&gt;Manufacturer&lt;/td&gt;</text:p>
            <text:p>&lt;/tr&gt;</text:p>
            <text:p>&lt;tr&gt;</text:p>
            <text:p>&lt;td&gt;FCW5-GROUP&lt;/td&gt;</text:p>
            <text:p>&lt;td&gt;No&lt;/td&gt;</text:p>
            <text:p>&lt;/tr&gt;</text:p>
            <text:p/>
            <text:p>&lt;/tbody&gt;</text:p>
            <text:p>&lt;/table&gt;</text:p>
          </table:table-cell>
          <table:table-cell office:value-type="string" calcext:value-type="string">
            <text:p>CANNA</text:p>
          </table:table-cell>
          <table:table-cell table:number-columns-repeated="2"/>
          <table:table-cell table:style-name="ce1" office:value-type="string" calcext:value-type="string">
            <text:p>false</text:p>
          </table:table-cell>
          <table:table-cell office:value-type="string" calcext:value-type="string">
            <text:p>Name</text:p>
          </table:table-cell>
          <table:table-cell office:value-type="string" calcext:value-type="string">
            <text:p>CANNA Wrench 5/10 Liter</text:p>
          </table:table-cell>
          <table:table-cell table:number-columns-repeated="4"/>
          <table:table-cell office:value-type="string" calcext:value-type="string">
            <text:p>FCW5-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5" calcext:value-type="float">
            <text:p>4.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75712_3.jpg?v=159403543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anna-wrench</text:p>
          </table:table-cell>
          <table:table-cell table:number-columns-repeated="7"/>
          <table:table-cell office:value-type="string" calcext:value-type="string">
            <text:p>CANNA Wrench 20 Liter</text:p>
          </table:table-cell>
          <table:table-cell table:number-columns-repeated="4"/>
          <table:table-cell office:value-type="string" calcext:value-type="string">
            <text:p>FCW5-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1">
          <table:table-cell office:value-type="string" calcext:value-type="string">
            <text:p>canna-pk-13-14</text:p>
          </table:table-cell>
          <table:table-cell office:value-type="string" calcext:value-type="string">
            <text:p>CANNA - PK 13/14</text:p>
          </table:table-cell>
          <table:table-cell office:value-type="string" calcext:value-type="string">
            <text:p>&lt;h3&gt;DETAILS&lt;/h3&gt;</text:p>
            <text:p>&lt;p&gt;Increases yields</text:p>
            <text:p/>
            <text:p>CANNA PK 13/14 is a mixture of top quality nutritional minerals that stimulate flowering. This product has been developed for the flowering phase of fast growing plants. PK 13/14 is easy to use and high yields are easily achieved.&lt;/p&gt;</text:p>
            <text:p/>
            <text:p>&lt;p&gt;Pure elements to stimulate flowering</text:p>
            <text:p/>
            <text:p>PK 13/14 is a high grade mixture of phosphorus and potassium that is added during the flowering phase. Both elements play a big role during the flowering phase of fast growing plants. Thanks to a special production process CANNA has succeeded in combining pure phosphorous and potassium in very high concentrations and this makes PK 13/14 available to the plant quickly and directly.&lt;/p&gt;</text:p>
            <text:p/>
            <text:p>&lt;p&gt;Phosphorous (P) is a major nutritional element for every plant. It plays a key role in metabolism and energy transfer. Extra phosphorous is needed in the flowering phase. Phosphorous strengthens cell formation in flowers among other things.</text:p>
            <text:p/>
            <text:p>Potassium (K) is found throughout the plant and is necessary for a lot of its activities. It is essential for transporting water and nutrition (sieve vessels) and it is responsible for the plant’s quality and rigidity. In addition to this it controls countless other processes such as sugar production. Potassium ensures that the plant can produce enough sugars during flowering, which are essential for the development of the flowers.&lt;/p&gt;</text:p>
            <text:p/>
            <text:p>&lt;p&gt;Lavish flowering</text:p>
            <text:p/>
            <text:p>There comes a moment during the plant’s development when the need for phosphorous and potassium increases greatly. If CANNA PK 13/14 is given at this moment you will satisfy the flowering plant’s increased needs and the fruits will achieve maximum development. CANNA BOOST enhances the metabolism and has a strengthening effect on PK 13/14. This perfect combination will cause the plant to fl ower more lavishly.&lt;/p&gt;</text:p>
            <text:p>&lt;p&gt;Suitable for every medium</text:p>
            <text:p/>
            <text:p>PK 13/14 is used with every medium and consequently it is used for cultivation on soil, in recirculatory systems, when cultivating on coco and in run-to-waste systems. PK 13/14 is suitable for use when cultivating both indoors and outdoors. When Canna began sales in North America, PK 13/14 used the standard European way of expressing percentages of the nutrients in fertilizer as volume/ volume (milliliters/ liter). It was after arriving on the shelf in NA that we had to change to the North American convention of using Mass/ mass (milligrams/ kilograms). So, to satisfy the regulatory powers, we are required to state the mass percentages of the contents of PK thus the additional numbers 0 - 10 - 11. Same fine product, just a different way of stating the percentages of the nutrients as 0 - 10 - 11 in mass percentages is exactly the same as 0 - 13 - 14 in volume percentages.&lt;/p&gt;</text:p>
            <text:p>&lt;h3&gt;ADDITIONAL INFORMATION&lt;/h3&gt;</text:p>
            <text:p>&lt;table&gt;</text:p>
            <text:p>&lt;tbody&gt;</text:p>
            <text:p>&lt;tr&gt;</text:p>
            <text:p>&lt;td&gt;SKU&lt;/td&gt;</text:p>
            <text:p>&lt;td&gt;Manufacturer&lt;/td&gt;</text:p>
            <text:p>&lt;/tr&gt;</text:p>
            <text:p>&lt;tr&gt;</text:p>
            <text:p>&lt;td&gt;FCPK-GROUP&lt;/td&gt;</text:p>
            <text:p>&lt;td&gt;No&lt;/td&gt;</text:p>
            <text:p>&lt;/tr&gt;</text:p>
            <text:p/>
            <text:p>&lt;/tbody&gt;</text:p>
            <text:p>&lt;/table&gt;</text:p>
          </table:table-cell>
          <table:table-cell office:value-type="string" calcext:value-type="string">
            <text:p>CANNA</text:p>
          </table:table-cell>
          <table:table-cell table:number-columns-repeated="2"/>
          <table:table-cell table:style-name="ce1" office:value-type="string" calcext:value-type="string">
            <text:p>false</text:p>
          </table:table-cell>
          <table:table-cell office:value-type="string" calcext:value-type="string">
            <text:p>Name</text:p>
          </table:table-cell>
          <table:table-cell office:value-type="string" calcext:value-type="string">
            <text:p>CANNA Boost 250 ml</text:p>
          </table:table-cell>
          <table:table-cell table:number-columns-repeated="4"/>
          <table:table-cell office:value-type="string" calcext:value-type="string">
            <text:p>FCPK-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1.74" calcext:value-type="float">
            <text:p>21.74</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dd-pk1314_content_1_4.png?v=159403509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anna-pk-13-14</text:p>
          </table:table-cell>
          <table:table-cell table:number-columns-repeated="7"/>
          <table:table-cell office:value-type="string" calcext:value-type="string">
            <text:p>CANNA Boost-1 Liter</text:p>
          </table:table-cell>
          <table:table-cell table:number-columns-repeated="4"/>
          <table:table-cell office:value-type="string" calcext:value-type="string">
            <text:p>FCPK-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1.74" calcext:value-type="float">
            <text:p>21.74</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9">
          <table:table-cell office:value-type="string" calcext:value-type="string">
            <text:p>canna-boost</text:p>
          </table:table-cell>
          <table:table-cell office:value-type="string" calcext:value-type="string">
            <text:p>CANNA - BOOST</text:p>
          </table:table-cell>
          <table:table-cell office:value-type="string" calcext:value-type="string">
            <text:p>&lt;h3&gt;DETAILS&lt;/h3&gt;</text:p>
            <text:p>&lt;p&gt;Fuller, harder fruits</text:p>
            <text:p/>
            <text:p>CANNABOOST is CANNA’s powerful flowering stimulator. Specially developed for fast growing plants, it improves quality and increases yields. CANNABOOST stimulates the development of newly formed flowers which ultimately results in fuller fruits. This also leads to a more homogeneous harvest because the fruits mature evenly. Something very special about CANNABOOST is that it does not only assure excellent yields, but also better taste, a little something extra for the CANNA grower.&lt;/p&gt;</text:p>
            <text:p/>
            <text:p>&lt;p&gt;Suitable for every substrate</text:p>
            <text:p/>
            <text:p>CANNABOOST is a universal flowering stimulant; this means it can be used in every cultivation system and in combination with every kind of feeding without exception. Originally designed for tank mixing with the nutrient solution, CANNBOOST can also be used as a foliar spray. The advantage of this is that the plant can absorb this flowering stimulant directly through the leaves. Combines perfectly with PK 13/14 CANNABOOST increases the plant’s photosynthesis. This increase assures that fruits form more quickly, so the availability of nutrients is very important for achieving optimum results with CANNABOOST. CANNA feeding guarantees the availability of all these nutrients, PK13/14 added to the CANNA feeding provide even better results. This is because PK 13/14 provides the plant with extra flowering elements while CANNABOOST assures the plant has the energy to utilize these elements.&lt;/p&gt;</text:p>
            <text:p/>
            <text:p>&lt;p&gt;Better maturing and protection</text:p>
            <text:p/>
            <text:p>CANNABOOST contains flowering compounds that assure the plant matures to its full potential. It also holds natural flowering regulators that better distribute both stimulants in the booster itself, as well as flowering substances and energy naturally available in the plant. This enables the fruits to develop more uniformly and to mature to their full potential. Thanks to the improved energy regulation, the plant also has sufficient energy available to resist pathogens. If energy is lacking when and where it is needed, then disease will often strike usually when it will be most disastrous for the harvest.&lt;/p&gt;</text:p>
            <text:p/>
            <text:p>&lt;p&gt;Better, stronger taste</text:p>
            <text:p/>
            <text:p>A successful and good harvest is not only judged on quantities nowadays. Quality is starting to play an even more important role and taste is one of the indicators for it. CANNABOOST does not just assure higher yields, but also excellent flavor. It encourages the photosynthesis process within the plant, which increases sugar production in the fruits. This gives a much sweeter taste and enhances the concentration of natural flavors being produced by the plant itself.&lt;/p&gt;</text:p>
            <text:p>&lt;h3&gt;ADDITIONAL INFORMATION&lt;/h3&gt;</text:p>
            <text:p>&lt;table&gt;</text:p>
            <text:p>&lt;tbody&gt;</text:p>
            <text:p>&lt;tr&gt;</text:p>
            <text:p>&lt;td&gt;SKU&lt;/td&gt;</text:p>
            <text:p>&lt;td&gt;Manufacturer&lt;/td&gt;</text:p>
            <text:p>&lt;/tr&gt;</text:p>
            <text:p>&lt;tr&gt;</text:p>
            <text:p>&lt;td&gt;FCB-GROUP&lt;/td&gt;</text:p>
            <text:p>&lt;td&gt;No&lt;/td&gt;</text:p>
            <text:p>&lt;/tr&gt;</text:p>
            <text:p/>
            <text:p>&lt;/tbody&gt;</text:p>
            <text:p>&lt;/table&gt;</text:p>
          </table:table-cell>
          <table:table-cell office:value-type="string" calcext:value-type="string">
            <text:p>CANNA</text:p>
          </table:table-cell>
          <table:table-cell table:number-columns-repeated="2"/>
          <table:table-cell table:style-name="ce1" office:value-type="string" calcext:value-type="string">
            <text:p>false</text:p>
          </table:table-cell>
          <table:table-cell office:value-type="string" calcext:value-type="string">
            <text:p>Name</text:p>
          </table:table-cell>
          <table:table-cell office:value-type="string" calcext:value-type="string">
            <text:p>CANNA Boost 250 ml</text:p>
          </table:table-cell>
          <table:table-cell table:number-columns-repeated="4"/>
          <table:table-cell office:value-type="string" calcext:value-type="string">
            <text:p>FCB-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8.33" calcext:value-type="float">
            <text:p>38.33</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dd-boost_content_1_4.png?v=159403471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anna-boost</text:p>
          </table:table-cell>
          <table:table-cell table:number-columns-repeated="7"/>
          <table:table-cell office:value-type="string" calcext:value-type="string">
            <text:p>CANNA Boost-1 Liter</text:p>
          </table:table-cell>
          <table:table-cell table:number-columns-repeated="4"/>
          <table:table-cell office:value-type="string" calcext:value-type="string">
            <text:p>FCB-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15.55" calcext:value-type="float">
            <text:p>115.5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
          <table:table-cell office:value-type="string" calcext:value-type="string">
            <text:p>canna-boost</text:p>
          </table:table-cell>
          <table:table-cell table:number-columns-repeated="7"/>
          <table:table-cell office:value-type="string" calcext:value-type="string">
            <text:p>CANNA Boost-5 Liter</text:p>
          </table:table-cell>
          <table:table-cell table:number-columns-repeated="4"/>
          <table:table-cell office:value-type="string" calcext:value-type="string">
            <text:p>FCB-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31.76" calcext:value-type="float">
            <text:p>531.76</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2">
          <table:table-cell office:value-type="string" calcext:value-type="string">
            <text:p>copy-of-canna-rhizotonic</text:p>
          </table:table-cell>
          <table:table-cell office:value-type="string" calcext:value-type="string">
            <text:p>CANNA - CANNAZYM</text:p>
          </table:table-cell>
          <table:table-cell office:value-type="string" calcext:value-type="string">
            <text:p>&lt;h3&gt;DETAILS&lt;/h3&gt;</text:p>
            <text:p>&lt;p&gt;CANNAZYM CANNAZYM is a high-quality enzyme product. It consists of more than 12 different kinds of enzymes to which vitamins and extracts of desert plants are added. CANNAZYM speeds up the process of breaking down dead root material and activates the micro-organisms. In addition to this, CANNAZYM facilitates the improved absorption of nutrients and increases the resistance against pathogenic organisms.&lt;/p&gt;</text:p>
            <text:p/>
            <text:p>&lt;p&gt;The threat</text:p>
            <text:p/>
            <text:p>In a root system that functions well, roots die and new roots are formed. The remains of roots that died form an ideal growing substrate for pathogenic organisms. After the pathogenic moulds have multiplied in the dead root material, they are a threat to the healthy roots. These are easily affected, and will lose an important part of their function. This causes stress to the entire plant and stunts any new growth.&lt;/p&gt;</text:p>
            <text:p/>
            <text:p>&lt;p&gt;How does CANNAZYM work?</text:p>
            <text:p/>
            <text:p>Enzymes are substances that speed up the reactions in living organisms. (Example: enzymes play a vital role in our digestion). The enzymes in CANNAZYM facilitate fast conversion of dead roots into minerals and sugars. This is important, as they make up a valuable source of nutrients for the plant as well as for the soil environment. A fast breakdown of root remains creates a balanced air and soil hydrology in the root environment. Furthermore, putrefaction and consequently the formation of toxic substances are prevented and the risk of an infection by pathogenic moulds is considerably reduced. This is ideal for your plant. The soil environment is improved, as the minerals and sugars that are formed as a result of using CANNAZYM, are important for the bacteria located close to the roots. These bacteria provide the plant with extra protection against diseases that are caused by moulds and facilitate the exchange nutrients and vitamins with the roots. This results in improved balance and an increased absorption capacity.&lt;/p&gt;</text:p>
            <text:p/>
            <text:p>&lt;p&gt;Increased health</text:p>
            <text:p/>
            <text:p>CANNAZYM contains several easy-to-absorb vitamins that stimulate the plant to form new roots. A well-developed root system uses of a lot of young growing-points. Elements like calcium, magnesium and iron are absorbed exactly by these growing-points. Furthermore, a substance that has been isolated from desert plants has been added to CANNAZYM, as a result of which the plant’s natural defence system will be improved. Activation of the defence system of the plant increases the protection against pathogenic organisms. A defence system that functions optimally allows the plant to react quickly against an imminent attack; eventual damage will be prevented or limited. The above-mentioned information also explains why CANNAZYM is indispensable with the reuse of growing substrates; the root remains will be rapidly broken down and transformed into advantageous nutrients; infections will be prevented and the air/water relation in the root environment will be improved.&lt;/p&gt;</text:p>
            <text:p>&lt;h3&gt;ADDITIONAL INFORMATION&lt;/h3&gt;</text:p>
            <text:p>&lt;table&gt;</text:p>
            <text:p>&lt;tbody&gt;</text:p>
            <text:p>&lt;tr&gt;</text:p>
            <text:p>&lt;td&gt;SKU&lt;/td&gt;</text:p>
            <text:p>&lt;td&gt;Manufacturer&lt;/td&gt;</text:p>
            <text:p>&lt;/tr&gt;</text:p>
            <text:p>&lt;tr&gt;</text:p>
            <text:p>&lt;td&gt;FCCZ-GROUP</text:p>
            <text:p>&lt;/td&gt;</text:p>
            <text:p>&lt;td&gt;No&lt;/td&gt;</text:p>
            <text:p>&lt;/tr&gt;</text:p>
            <text:p/>
            <text:p>&lt;/tbody&gt;</text:p>
            <text:p>&lt;/table&gt;</text:p>
          </table:table-cell>
          <table:table-cell office:value-type="string" calcext:value-type="string">
            <text:p>CANNA</text:p>
          </table:table-cell>
          <table:table-cell table:number-columns-repeated="2"/>
          <table:table-cell table:style-name="ce1" office:value-type="string" calcext:value-type="string">
            <text:p>false</text:p>
          </table:table-cell>
          <table:table-cell office:value-type="string" calcext:value-type="string">
            <text:p>Name</text:p>
          </table:table-cell>
          <table:table-cell office:value-type="string" calcext:value-type="string">
            <text:p>CANNAZYM-1 Liter</text:p>
          </table:table-cell>
          <table:table-cell table:number-columns-repeated="4"/>
          <table:table-cell office:value-type="string" calcext:value-type="string">
            <text:p>FCCZ-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1.72" calcext:value-type="float">
            <text:p>31.72</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dd-canzym_content_1_5.png?v=159403420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opy-of-canna-rhizotonic</text:p>
          </table:table-cell>
          <table:table-cell table:number-columns-repeated="7"/>
          <table:table-cell office:value-type="string" calcext:value-type="string">
            <text:p>CANNAZYM-5 Liter</text:p>
          </table:table-cell>
          <table:table-cell table:number-columns-repeated="4"/>
          <table:table-cell office:value-type="string" calcext:value-type="string">
            <text:p>FCCZ-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48.05" calcext:value-type="float">
            <text:p>148.05</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34">
          <table:table-cell office:value-type="string" calcext:value-type="string">
            <text:p>canna-rhizotonic</text:p>
          </table:table-cell>
          <table:table-cell office:value-type="string" calcext:value-type="string">
            <text:p>CANNA - RHIZOTONIC</text:p>
          </table:table-cell>
          <table:table-cell office:value-type="string" calcext:value-type="string">
            <text:p>&lt;h3&gt;DETAILS&lt;/h3&gt;</text:p>
            <text:p>&lt;p&gt;CANNA RHIZOTONIC is a powerful, algae based, vegetative stimulator for roots of fast-growing plants that already have roots or root initials. RHIZOTONIC stimulates further root development, increases the plant’s resistance to disease and promotes its inner and outer strength.&lt;/p&gt;</text:p>
            <text:p/>
            <text:p>&lt;p&gt;RHIZOTONIC is 100% natural, and contains multiple vitamins. RHIZOTONIC influences the root environment and is the ideal supplement for the crop environment created by the grower. RHIZOTONIC has a calming effect on plants, and is ideally suited for use when shipping or re-potting plants. RHIZOTONIC will also improve plants that are unhealthy or poorly developed.&lt;/p&gt;</text:p>
            <text:p/>
            <text:p>&lt;p&gt;RHIZOTONIC can be used regardless of the type of medium. It is suitable for cultivation in potting soil and hydro culture. RHIZOTONIC is often sprayed on leaves and can be used as a simple means for raising the pH level in fertilizer tanks.&lt;/p&gt;</text:p>
            <text:p/>
            <text:p>&lt;h3&gt;ROOT STIMULANT&lt;/h3&gt;</text:p>
            <text:p>&lt;p&gt;RHIZOTONIC adds more than 60 microbiological substances that considerably speeds up the growth of a balanced root environment. Various trace elements and vitamins such as B1&amp;amp;B2 have been added to RHIZOTONIC in to stimulate the plant production of hormones and root growth, thus providing better and stronger roots.&lt;/p&gt;</text:p>
            <text:p>&lt;h3&gt;VITAL PLANTS&lt;/h3&gt;</text:p>
            <text:p>&lt;p&gt;Good results start with a healthy plant. There are many different ways of stimulating plants aside from a healthy balance of EC levels, acidity, temperature, air and light. RHIZOTONIC does so during and in the rooting and growing phase. Another important element in RHIZOTONIC is the root-strengthening hormone Oligosaccharide. Scientifi c research has shown its benefi cial effect in the creation of root cells without any negative side effects. Your plants will be certain to get beautiful, strong white roots with RHIZOTONIC.&lt;/p&gt;</text:p>
            <text:p>&lt;h3&gt;BENEFITS OF CANNA RHIZOTONIC&lt;/h3&gt;</text:p>
            <text:p>&lt;ul&gt;</text:p>
            <text:p>&lt;li&gt;Aids in the immediate generation of lush, new root growth on cuttings and transplants.&lt;/li&gt;</text:p>
            <text:p>&lt;li&gt;When used as a seed soak prior to planting, it will speed up the germination process.&lt;/li&gt;</text:p>
            <text:p>&lt;li&gt;Enhances overall plant growth and chemical reactions in the plant to ensure a healthier, powerful and stronger plant.&lt;/li&gt;</text:p>
            <text:p>&lt;li&gt;Aids in the recovery process of any plant or cutting that has been subjected to stress in any way whatsoever.</text:p>
            <text:p>&lt;/li&gt;</text:p>
            <text:p>&lt;/ul&gt;</text:p>
            <text:p>&lt;h3&gt;CANNA RHIZOTONIC DIRECTIONS OF USE&lt;/h3&gt;</text:p>
            <text:p>&lt;p&gt;A vigorous and well developed root system is essential for the development of a strong, productive plant. Rhizotonic contains nutrients derived from marine algae and is used to re-vitalize and energize a poor or new root system.&lt;/p&gt;</text:p>
            <text:p>&lt;h3&gt;RHIZOTONIC IS IDEAL FOR&lt;/h3&gt;</text:p>
            <text:p>&lt;ul&gt;</text:p>
            <text:p>&lt;li&gt;Cuttings and plants that need to be repotted&lt;/li&gt;</text:p>
            <text:p>&lt;li&gt;Poor and badly developed plants&lt;/li&gt;</text:p>
            <text:p>&lt;li&gt;Plants which have suffered shock&lt;/li&gt;</text:p>
            <text:p>&lt;li&gt;All media (Soil, Coco, COGr, Hydroponics, can also be used as foliar spray)&lt;/li&gt;</text:p>
            <text:p>&lt;/ul&gt;</text:p>
            <text:p>&lt;h3&gt;INSTRUCTIONS FOR USE&lt;/h3&gt;</text:p>
            <text:p>&lt;ul&gt;</text:p>
            <text:p>&lt;li&gt;Dosage: 40 ml / 10 Liter - 15 ml / US gallon (1:250)&lt;/li&gt;</text:p>
            <text:p>&lt;li&gt;Use 1 to 6 times daily to the cultivation medium and/or spray directly on the leaves until a strong root system has developed&lt;/li&gt;</text:p>
            <text:p>&lt;li&gt;Decrease dosage to 5 ml / 10 Liter - 2 ml / US gallon (1:2000) after a strong root system has developed&lt;/li&gt;</text:p>
            <text:p>&lt;li&gt;When repotting, one should pre-treat the growing medium with this solution&lt;/li&gt;</text:p>
            <text:p>&lt;li&gt;The results of Rhizotonic are better with low EC, if necessary use during the first few days only Rhizotonic (without other fertilizer)&lt;/li&gt;</text:p>
            <text:p>&lt;/ul&gt;</text:p>
            <text:p>&lt;strong&gt;Rhizotonic is 100% vegetable based and suitable for any growing medium like soil, ‘’Coco’’ and hydroponics.&lt;/strong&gt;</text:p>
            <text:p>&lt;h3&gt;OTHER DIRECTIONS&lt;/h3&gt;</text:p>
            <text:p>&lt;ul&gt;</text:p>
            <text:p>&lt;li&gt;Shake the bottle well before use&lt;/li&gt;</text:p>
            <text:p>&lt;li&gt;Store in a dark place&lt;/li&gt;</text:p>
            <text:p>&lt;li&gt;Keep away from extremes of hot and cold&lt;/li&gt;</text:p>
            <text:p>&lt;/ul&gt;</text:p>
            <text:p>&lt;h3&gt;ADDITIONAL INFORMATION&lt;/h3&gt;</text:p>
            <text:p>&lt;table&gt;</text:p>
            <text:p>&lt;tbody&gt;</text:p>
            <text:p>&lt;tr&gt;</text:p>
            <text:p>&lt;td&gt;SKU&lt;/td&gt;</text:p>
            <text:p>&lt;td&gt;Manufacturer&lt;/td&gt;</text:p>
            <text:p>&lt;/tr&gt;</text:p>
            <text:p>&lt;tr&gt;</text:p>
            <text:p>&lt;td&gt;FCR-GROUP&lt;/td&gt;</text:p>
            <text:p>&lt;td&gt;No&lt;/td&gt;</text:p>
            <text:p>&lt;/tr&gt;</text:p>
            <text:p/>
            <text:p>&lt;/tbody&gt;</text:p>
            <text:p>&lt;/table&gt;</text:p>
          </table:table-cell>
          <table:table-cell office:value-type="string" calcext:value-type="string">
            <text:p>CANNA</text:p>
          </table:table-cell>
          <table:table-cell table:number-columns-repeated="2"/>
          <table:table-cell table:style-name="ce1" office:value-type="string" calcext:value-type="string">
            <text:p>false</text:p>
          </table:table-cell>
          <table:table-cell office:value-type="string" calcext:value-type="string">
            <text:p>Name</text:p>
          </table:table-cell>
          <table:table-cell office:value-type="string" calcext:value-type="string">
            <text:p>Rhizotonic-1 Liter</text:p>
          </table:table-cell>
          <table:table-cell table:number-columns-repeated="4"/>
          <table:table-cell office:value-type="string" calcext:value-type="string">
            <text:p>FCR-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5.68" calcext:value-type="float">
            <text:p>65.6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dd-rhizo_content_1_4.png?v=159403254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anna-rhizotonic</text:p>
          </table:table-cell>
          <table:table-cell table:number-columns-repeated="7"/>
          <table:table-cell office:value-type="string" calcext:value-type="string">
            <text:p>Rhizotonic-5 Liter</text:p>
          </table:table-cell>
          <table:table-cell table:number-columns-repeated="4"/>
          <table:table-cell office:value-type="string" calcext:value-type="string">
            <text:p>FCR-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01.81" calcext:value-type="float">
            <text:p>301.81</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36">
          <table:table-cell office:value-type="string" calcext:value-type="string">
            <text:p>copy-of-canna-terra-vega</text:p>
          </table:table-cell>
          <table:table-cell office:value-type="string" calcext:value-type="string">
            <text:p>CANNA - TERRA-FLORES</text:p>
          </table:table-cell>
          <table:table-cell office:value-type="string" calcext:value-type="string">
            <text:p>&lt;h3&gt;DETAILS&lt;/h3&gt;</text:p>
            <text:p>&lt;p&gt;&lt;a href="https://cdn.shopify.com/s/files/1/0417/5675/4069/files/terra.pdf?v=1594031946"&gt;&lt;img src="https://cdn.shopify.com/s/files/1/0417/5675/4069/files/Unknown.jpeg?v=1594027803"&gt;&lt;/a&gt;Get the Canna Coco Feed Chart&lt;/p&gt;</text:p>
            <text:p>&lt;p&gt;The availability and composition of nutrients play a crucial role during the plant’s flowering stage.&lt;/p&gt;</text:p>
            <text:p/>
            <text:p>&lt;p&gt;The tendency of soil to bind nutritional ions is compensated for by the preparation methods used for Terra Flores. In addition to this, Terra Flores is excellent in stimulating fruit formation and contains all the nutritional elements that the plants need during flowering.&lt;/p&gt;</text:p>
            <text:p/>
            <text:p>&lt;p&gt;CANNA Terra Flores is a complete one-part nutrient for plants during the flowering stage. It contains the right amounts of potassium and phosphorous to fulfill the plants needs during this stage. It stimulates fruit formation and provides every plant with its characteristic flavor. It is suitable for growing in pots and open soil and both in and outdoors.&lt;/p&gt;</text:p>
            <text:p/>
            <text:p>&lt;p&gt;CANNA Terra Flores is easy to use, dissolves easily and is extremely suitable for growing with automatic ”run to waste” irrigation systems.&lt;/p&gt;</text:p>
            <text:p/>
            <text:p>&lt;p&gt;TERRA nutrients are not recommended on North American bulk grade peat products that lack a nutrient starter charge and longer term pH control.&lt;/p&gt;</text:p>
            <text:p>&lt;h3&gt;ADDITIONAL INFORMATION&lt;/h3&gt;</text:p>
            <text:p>&lt;table&gt;</text:p>
            <text:p>&lt;tbody&gt;</text:p>
            <text:p>&lt;tr&gt;</text:p>
            <text:p>&lt;td&gt;SKU&lt;/td&gt;</text:p>
            <text:p>&lt;td&gt;Manufacturer&lt;/td&gt;</text:p>
            <text:p>&lt;/tr&gt;</text:p>
            <text:p>&lt;tr&gt;</text:p>
            <text:p>&lt;td&gt;FCTF-GROUP&lt;/td&gt;</text:p>
            <text:p>&lt;td&gt;CANNA&lt;/td&gt;</text:p>
            <text:p>&lt;/tr&gt;</text:p>
            <text:p/>
            <text:p>&lt;/tbody&gt;</text:p>
            <text:p>&lt;/table&gt;</text:p>
          </table:table-cell>
          <table:table-cell office:value-type="string" calcext:value-type="string">
            <text:p>CANNA</text:p>
          </table:table-cell>
          <table:table-cell table:number-columns-repeated="2"/>
          <table:table-cell table:style-name="ce1" office:value-type="string" calcext:value-type="string">
            <text:p>false</text:p>
          </table:table-cell>
          <table:table-cell office:value-type="string" calcext:value-type="string">
            <text:p>Name</text:p>
          </table:table-cell>
          <table:table-cell office:value-type="string" calcext:value-type="string">
            <text:p>CANNA Terra-Flores 1 Liter</text:p>
          </table:table-cell>
          <table:table-cell table:number-columns-repeated="4"/>
          <table:table-cell office:value-type="string" calcext:value-type="string">
            <text:p>FCTV-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3.82" calcext:value-type="float">
            <text:p>23.82</text:p>
          </table:table-cell>
          <table:table-cell/>
          <table:table-cell table:number-columns-repeated="2" office:value-type="string" calcext:value-type="string">
            <text:p>true</text:p>
          </table:table-cell>
          <table:table-cell/>
          <table:table-cell office:value-type="string" calcext:value-type="string">
            <text:p>https://cdn.shopify.com/s/files/1/0417/5675/4069/products/terra-flores_content_1_3.png?v=159403230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opy-of-canna-terra-vega</text:p>
          </table:table-cell>
          <table:table-cell table:number-columns-repeated="7"/>
          <table:table-cell office:value-type="string" calcext:value-type="string">
            <text:p>CANNA Terra-Flores 5 Liter</text:p>
          </table:table-cell>
          <table:table-cell table:number-columns-repeated="4"/>
          <table:table-cell office:value-type="string" calcext:value-type="string">
            <text:p>FCTV-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7.19" calcext:value-type="float">
            <text:p>97.1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9">
          <table:table-cell office:value-type="string" calcext:value-type="string">
            <text:p>canna-terra-vega</text:p>
          </table:table-cell>
          <table:table-cell office:value-type="string" calcext:value-type="string">
            <text:p>CANNA - TERRA-VEGA</text:p>
          </table:table-cell>
          <table:table-cell office:value-type="string" calcext:value-type="string">
            <text:p>&lt;h3&gt;DETAILS&lt;/h3&gt;</text:p>
            <text:p>&lt;p&gt;&lt;a href="https://cdn.shopify.com/s/files/1/0417/5675/4069/files/terra.pdf?v=1594031946"&gt;&lt;img src="https://cdn.shopify.com/s/files/1/0417/5675/4069/files/Unknown.jpeg?v=1594027803"&gt;&lt;/a&gt;Get the Canna Coco Feed Chart&lt;/p&gt;</text:p>
            <text:p>&lt;p&gt;CANNA Terra Vega is a complete one-part nutrient for plants during the growing stage.&lt;/p&gt;</text:p>
            <text:p>&lt;p&gt;It is suitable for growing in pots and open soil, both in and outdoors. It encourages strong plants with large vital shoots and lush root development.&lt;/p&gt;</text:p>
            <text:p>&lt;p&gt;Terra Vega is easy to use, dissolves easily and is extremely suitable for growing with automatic ”run to waste” irrigation systems.&lt;/p&gt;</text:p>
            <text:p>&lt;p&gt;Vital side shoots and lush root development are characteristics of healthy, powerful growth and form the necessary base for abundant flowering which is the next stage. CANNA Terra Vega is rich in nitrogen, which provides for full absorption of water and nutrients.&lt;/p&gt;</text:p>
            <text:p>&lt;p&gt;CANNA TERRA nutrients and medium interact with each other and therefore give the best result possible.&lt;/p&gt;</text:p>
            <text:p>&lt;p&gt;TERRA nutrients are not recommended on North American bulk grade peat products that lack a nutrient starter charge and longer term pH control.&lt;/p&gt;</text:p>
            <text:p>&lt;h3&gt;ADDITIONAL INFORMATION&lt;/h3&gt;</text:p>
            <text:p>&lt;table&gt;</text:p>
            <text:p>&lt;tbody&gt;</text:p>
            <text:p>&lt;tr&gt;</text:p>
            <text:p>&lt;td&gt;SKU&lt;/td&gt;</text:p>
            <text:p>&lt;td&gt;Manufacturer&lt;/td&gt;</text:p>
            <text:p>&lt;/tr&gt;</text:p>
            <text:p>&lt;tr&gt;</text:p>
            <text:p>&lt;td&gt;</text:p>
            <text:p>&lt;table class="table table-bordered table-hover" id="product-attribute-specs-table"&gt;</text:p>
            <text:p>&lt;tbody&gt;</text:p>
            <text:p>&lt;tr class="first odd"&gt;</text:p>
            <text:p>&lt;td class="data last"&gt;FCTV-GROUP&lt;/td&gt;</text:p>
            <text:p>&lt;/tr&gt;</text:p>
            <text:p>&lt;tr class="last even"&gt;&lt;/tr&gt;</text:p>
            <text:p>&lt;/tbody&gt;</text:p>
            <text:p>&lt;/table&gt;</text:p>
            <text:p>&lt;/td&gt;</text:p>
            <text:p>&lt;td&gt;&lt;span&gt;CANNA&lt;/span&gt;&lt;/td&gt;</text:p>
            <text:p>&lt;/tr&gt;</text:p>
            <text:p>&lt;/tbody&gt;</text:p>
            <text:p>&lt;/table&gt;</text:p>
          </table:table-cell>
          <table:table-cell office:value-type="string" calcext:value-type="string">
            <text:p>CANNA</text:p>
          </table:table-cell>
          <table:table-cell table:number-columns-repeated="2"/>
          <table:table-cell table:style-name="ce1" office:value-type="string" calcext:value-type="string">
            <text:p>false</text:p>
          </table:table-cell>
          <table:table-cell office:value-type="string" calcext:value-type="string">
            <text:p>Name</text:p>
          </table:table-cell>
          <table:table-cell office:value-type="string" calcext:value-type="string">
            <text:p>CANNA Terra-Vega 1 Liter</text:p>
          </table:table-cell>
          <table:table-cell table:number-columns-repeated="4"/>
          <table:table-cell office:value-type="string" calcext:value-type="string">
            <text:p>FCTV-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3.82" calcext:value-type="float">
            <text:p>23.82</text:p>
          </table:table-cell>
          <table:table-cell/>
          <table:table-cell table:number-columns-repeated="2" office:value-type="string" calcext:value-type="string">
            <text:p>true</text:p>
          </table:table-cell>
          <table:table-cell/>
          <table:table-cell office:value-type="string" calcext:value-type="string">
            <text:p>https://cdn.shopify.com/s/files/1/0417/5675/4069/products/terra-vega_content_1_3.png?v=159402790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anna-terra-vega</text:p>
          </table:table-cell>
          <table:table-cell table:number-columns-repeated="7"/>
          <table:table-cell office:value-type="string" calcext:value-type="string">
            <text:p>CANNA Terra-Vega 5 Liter</text:p>
          </table:table-cell>
          <table:table-cell table:number-columns-repeated="4"/>
          <table:table-cell office:value-type="string" calcext:value-type="string">
            <text:p>FCTV-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7.19" calcext:value-type="float">
            <text:p>97.19</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35">
          <table:table-cell office:value-type="string" calcext:value-type="string">
            <text:p>canna-substra-flores</text:p>
          </table:table-cell>
          <table:table-cell office:value-type="string" calcext:value-type="string">
            <text:p>CANNA - SUBSTRA-FLORES</text:p>
          </table:table-cell>
          <table:table-cell office:value-type="string" calcext:value-type="string">
            <text:p>&lt;h3&gt;DETAILS&lt;/h3&gt;</text:p>
            <text:p>&lt;p&gt;Get the Canna Coco Feed Chart&lt;/p&gt;</text:p>
            <text:p>&lt;p&gt;A direct availability and a correct composition of nutrients play a crucial role during the plant’s blooming phase.&lt;/p&gt;</text:p>
            <text:p>&lt;p&gt;SUBSTRA Flores stimulates the fructification and contains all the nutrients that the plant needs during this phase. During the blooming phase considerable less nitrogen is needed for example, but an increased need for potassium and phosphorous occurs.&lt;/p&gt;</text:p>
            <text:p>&lt;p&gt;In addition, SUBSTRA Flores’ unique formula is rich in trace elements in a directly absorbable form. This results in an exuberant bloom.&lt;/p&gt;</text:p>
            <text:p>&lt;h3&gt;ADDITIONAL INFORMATION&lt;/h3&gt;</text:p>
            <text:p>&lt;table&gt;</text:p>
            <text:p>&lt;tbody&gt;</text:p>
            <text:p>&lt;tr&gt;</text:p>
            <text:p>&lt;td&gt;SKU&lt;/td&gt;</text:p>
            <text:p>&lt;td&gt;Manufacturer&lt;/td&gt;</text:p>
            <text:p>&lt;/tr&gt;</text:p>
            <text:p>&lt;tr&gt;</text:p>
            <text:p>&lt;td&gt;</text:p>
            <text:p>&lt;table class="table table-bordered table-hover" id="product-attribute-specs-table"&gt;</text:p>
            <text:p>&lt;tbody&gt;</text:p>
            <text:p>&lt;tr class="first odd"&gt;</text:p>
            <text:p>&lt;td class="data last"&gt;FCSF-GROUP&lt;/td&gt;</text:p>
            <text:p>&lt;/tr&gt;</text:p>
            <text:p>&lt;tr class="last even"&gt;&lt;/tr&gt;</text:p>
            <text:p>&lt;/tbody&gt;</text:p>
            <text:p>&lt;/table&gt;</text:p>
            <text:p>&lt;/td&gt;</text:p>
            <text:p>&lt;td&gt;No&lt;/td&gt;</text:p>
            <text:p>&lt;/tr&gt;</text:p>
            <text:p>&lt;/tbody&gt;</text:p>
            <text:p>&lt;/table&gt;</text:p>
          </table:table-cell>
          <table:table-cell office:value-type="string" calcext:value-type="string">
            <text:p>CANNA</text:p>
          </table:table-cell>
          <table:table-cell table:number-columns-repeated="2"/>
          <table:table-cell table:style-name="ce1" office:value-type="string" calcext:value-type="string">
            <text:p>false</text:p>
          </table:table-cell>
          <table:table-cell office:value-type="string" calcext:value-type="string">
            <text:p>Name</text:p>
          </table:table-cell>
          <table:table-cell office:value-type="string" calcext:value-type="string">
            <text:p>CANNA Substra-Flores 1 Liter Set</text:p>
          </table:table-cell>
          <table:table-cell table:number-columns-repeated="4"/>
          <table:table-cell office:value-type="string" calcext:value-type="string">
            <text:p>FCSV-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5.9" calcext:value-type="float">
            <text:p>25.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ubstra-flores_content_1_1_1_3.png?v=1594025309</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anna-substra-flores</text:p>
          </table:table-cell>
          <table:table-cell table:number-columns-repeated="7"/>
          <table:table-cell office:value-type="string" calcext:value-type="string">
            <text:p>CANNA Substra-Flores 5 Liter Set</text:p>
          </table:table-cell>
          <table:table-cell table:number-columns-repeated="4"/>
          <table:table-cell office:value-type="string" calcext:value-type="string">
            <text:p>FCSV-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2.82" calcext:value-type="float">
            <text:p>92.82</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48">
          <table:table-cell office:value-type="string" calcext:value-type="string">
            <text:p>canna-substra-vega</text:p>
          </table:table-cell>
          <table:table-cell office:value-type="string" calcext:value-type="string">
            <text:p>CANNA - SUBSTRA-VEGA</text:p>
          </table:table-cell>
          <table:table-cell office:value-type="string" calcext:value-type="string">
            <text:p>&lt;h3&gt;DETAILS&lt;/h3&gt;</text:p>
            <text:p>&lt;p&gt;Get the Canna Coco Feed Chart&lt;/p&gt;</text:p>
            <text:p>&lt;p&gt;In the beginning of the growth phase, the plant lays the foundation for its eventual yield.&lt;/p&gt;</text:p>
            <text:p/>
            <text:p>&lt;p&gt;Characteristics of a healthy and powerful growth are vital side shoots and a luxuriant root development.&lt;/p&gt;</text:p>
            <text:p/>
            <text:p>&lt;p&gt;SUBSTRA Vega is developed especially to fulfil the plant’s needs optimally during this phase.&lt;/p&gt;</text:p>
            <text:p/>
            <text:p>&lt;p&gt;SUBSTRA Vega is applied to all types of inert mediums.&lt;/p&gt;</text:p>
            <text:p/>
            <text:p>&lt;p&gt;A complete absorption of nutrients and water is guaranteed from the beginning of the cultivation because SUBSTRA Vega is rich in directly absorbable nitrogen compounds and trace elements.&lt;/p&gt;</text:p>
            <text:p>&lt;h3&gt;ADDITIONAL INFORMATION&lt;/h3&gt;</text:p>
            <text:p>&lt;table&gt;</text:p>
            <text:p>&lt;tbody&gt;</text:p>
            <text:p>&lt;tr&gt;</text:p>
            <text:p>&lt;td&gt;SKU&lt;/td&gt;</text:p>
            <text:p>&lt;td&gt;Manufacturer&lt;/td&gt;</text:p>
            <text:p>&lt;/tr&gt;</text:p>
            <text:p>&lt;tr&gt;</text:p>
            <text:p>&lt;td&gt;FCSV-GROUP&lt;/td&gt;</text:p>
            <text:p>&lt;td&gt;No&lt;/td&gt;</text:p>
            <text:p>&lt;/tr&gt;</text:p>
            <text:p>&lt;/tbody&gt;</text:p>
            <text:p>&lt;/table&gt;</text:p>
          </table:table-cell>
          <table:table-cell office:value-type="string" calcext:value-type="string">
            <text:p>CANNA</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CANNA Substra-Vega 1 Liter Set</text:p>
          </table:table-cell>
          <table:table-cell table:number-columns-repeated="4"/>
          <table:table-cell office:value-type="string" calcext:value-type="string">
            <text:p>FCSV-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5.9" calcext:value-type="float">
            <text:p>25.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substra-vega_content_1-1_3.png?v=159402515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anna-substra-vega</text:p>
          </table:table-cell>
          <table:table-cell table:number-columns-repeated="7"/>
          <table:table-cell office:value-type="string" calcext:value-type="string">
            <text:p>CANNA Substra-Vega 5 Liter Set</text:p>
          </table:table-cell>
          <table:table-cell table:number-columns-repeated="4"/>
          <table:table-cell office:value-type="string" calcext:value-type="string">
            <text:p>FCSV-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92.82" calcext:value-type="float">
            <text:p>92.82</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48">
          <table:table-cell office:value-type="string" calcext:value-type="string">
            <text:p>canna-aqua-flores</text:p>
          </table:table-cell>
          <table:table-cell office:value-type="string" calcext:value-type="string">
            <text:p>CANNA - AQUA-FLORES</text:p>
          </table:table-cell>
          <table:table-cell office:value-type="string" calcext:value-type="string">
            <text:p>&lt;h3&gt;DETAILS&lt;/h3&gt;</text:p>
            <text:p>&lt;p&gt;Get the Canna Coco Feed Chart&lt;/p&gt;</text:p>
            <text:p>&lt;p&gt;CANNA Aqua is the nutrient that has been specifically developed for the use in combination closed hydroponic systems, like NFT or Bubbler systems. With these systems the drainage water isn’t removed but is reused. In this sort of system the plants are in direct contact with the nutrient solution. Because the plants do not absorb all the nutritional elements with equal speed or in equal amounts, the composition of the nutrient solution changes over time.&lt;/p&gt;</text:p>
            <text:p/>
            <text:p>&lt;p&gt;CANNA Aqua has been developed in such a way as to ensure that the plants can always absorb the correct combination of nutritional elements that are necessary for optimum growth and bloom. The formula is made up so the plants regulate the pH themselves so that the pH in the nutrient tank always remains within the optimum pH range. This means that having once set the correct starting pH no further correction is necessary.&lt;/p&gt;</text:p>
            <text:p/>
            <text:p>&lt;p&gt;In this way CANNA makes one of the most complex cultivation systems considerably easier for the grower.&lt;/p&gt;</text:p>
            <text:p/>
            <text:p>&lt;p&gt;There's a reason the majority of growers in the UK, a country where this cultivation method is extremely popular, use CANNA Aqua.&lt;/p&gt;</text:p>
            <text:p/>
            <text:p>&lt;p&gt;Available in 1 and 5 Liter sizes.&lt;/p&gt;</text:p>
            <text:p>&lt;h3&gt;ADDITIONAL INFORMATION&lt;/h3&gt;</text:p>
            <text:p>&lt;table&gt;</text:p>
            <text:p>&lt;tbody&gt;</text:p>
            <text:p>&lt;tr&gt;</text:p>
            <text:p>&lt;td&gt;SKU&lt;/td&gt;</text:p>
            <text:p>&lt;td&gt;Manufacturer&lt;/td&gt;</text:p>
            <text:p>&lt;/tr&gt;</text:p>
            <text:p>&lt;tr&gt;</text:p>
            <text:p>&lt;td&gt;FCAF-GROUP&lt;/td&gt;</text:p>
            <text:p>&lt;td&gt;No&lt;/td&gt;</text:p>
            <text:p>&lt;/tr&gt;</text:p>
            <text:p>&lt;/tbody&gt;</text:p>
            <text:p>&lt;/table&gt;</text:p>
          </table:table-cell>
          <table:table-cell office:value-type="string" calcext:value-type="string">
            <text:p>CANNA</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CANNA Aqua-Flores 1 Liter Set</text:p>
          </table:table-cell>
          <table:table-cell table:number-columns-repeated="4"/>
          <table:table-cell office:value-type="string" calcext:value-type="string">
            <text:p>FCAF-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5.8" calcext:value-type="float">
            <text:p>25.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qua_content_1_4.png?v=1594024841</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anna-aqua-flores</text:p>
          </table:table-cell>
          <table:table-cell table:number-columns-repeated="7"/>
          <table:table-cell office:value-type="string" calcext:value-type="string">
            <text:p>CANNA Aqua-Flores 5 Liter Set</text:p>
          </table:table-cell>
          <table:table-cell table:number-columns-repeated="4"/>
          <table:table-cell office:value-type="string" calcext:value-type="string">
            <text:p>FCAF-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05.1" calcext:value-type="float">
            <text:p>105.1</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9">
          <table:table-cell office:value-type="string" calcext:value-type="string">
            <text:p>canna-aqua-vega</text:p>
          </table:table-cell>
          <table:table-cell office:value-type="string" calcext:value-type="string">
            <text:p>CANNA - AQUA-VEGA</text:p>
          </table:table-cell>
          <table:table-cell office:value-type="string" calcext:value-type="string">
            <text:p>&lt;h3&gt;DETAILS&lt;/h3&gt;</text:p>
            <text:p>&lt;p&gt;Get the Canna Coco Feed Chart&lt;/p&gt;</text:p>
            <text:p>&lt;p&gt;Aqua Vega is a professional fast working nutrient for plants containing all the essential elements for optimal growing. Aqua Vega is easy to use, directly dissolves and is extremely suitable for growing with recirculating hydroponic systems.&lt;/p&gt;</text:p>
            <text:p/>
            <text:p>&lt;p&gt;Aqua Vega ensures a strong plant with large vital shoots. Aqua Vega nutrition also contains pH-stabilizers, silicon, humic and fulvic acids.&lt;/p&gt;</text:p>
            <text:p/>
            <text:p>&lt;p&gt;Aqua Vega is developed especially to fulfill the plant’s needs optimally during its growth. Aqua Vega is used on recirculation systems, such as NFT, ebb and flow systems and the cultivation on clay particles.&lt;/p&gt;</text:p>
            <text:p/>
            <text:p>&lt;p&gt;Directly absorbable nitrogen compounds and trace elements guarantee an ideal start for the bloom.&lt;/p&gt;</text:p>
            <text:p>&lt;h3&gt;ADDITIONAL INFORMATION&lt;/h3&gt;</text:p>
            <text:p>&lt;table&gt;</text:p>
            <text:p>&lt;tbody&gt;</text:p>
            <text:p>&lt;tr&gt;</text:p>
            <text:p>&lt;td&gt;SKU&lt;/td&gt;</text:p>
            <text:p>&lt;td&gt;Manufacturer&lt;/td&gt;</text:p>
            <text:p>&lt;/tr&gt;</text:p>
            <text:p>&lt;tr&gt;</text:p>
            <text:p>&lt;td&gt;FCAV-GROUP&lt;/td&gt;</text:p>
            <text:p>&lt;td&gt;No&lt;/td&gt;</text:p>
            <text:p>&lt;/tr&gt;</text:p>
            <text:p>&lt;/tbody&gt;</text:p>
            <text:p>&lt;/table&gt;</text:p>
          </table:table-cell>
          <table:table-cell office:value-type="string" calcext:value-type="string">
            <text:p>CANNA</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CANNA Aqua-Vega 1 Liter Set</text:p>
          </table:table-cell>
          <table:table-cell table:number-columns-repeated="4"/>
          <table:table-cell office:value-type="string" calcext:value-type="string">
            <text:p>FCAV-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6.84" calcext:value-type="float">
            <text:p>26.84</text:p>
          </table:table-cell>
          <table:table-cell/>
          <table:table-cell table:number-columns-repeated="2" office:value-type="string" calcext:value-type="string">
            <text:p>true</text:p>
          </table:table-cell>
          <table:table-cell/>
          <table:table-cell office:value-type="string" calcext:value-type="string">
            <text:p>https://cdn.shopify.com/s/files/1/0417/5675/4069/products/aqua_content_1_1_3.png?v=159402380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anna-aqua-vega</text:p>
          </table:table-cell>
          <table:table-cell table:number-columns-repeated="7"/>
          <table:table-cell office:value-type="string" calcext:value-type="string">
            <text:p>CANNA Aqua-Vega 5 Liter Set</text:p>
          </table:table-cell>
          <table:table-cell table:number-columns-repeated="4"/>
          <table:table-cell office:value-type="string" calcext:value-type="string">
            <text:p>FCAV-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05.1" calcext:value-type="float">
            <text:p>105.1</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26">
          <table:table-cell office:value-type="string" calcext:value-type="string">
            <text:p>waterfarm-plumbing-kit</text:p>
          </table:table-cell>
          <table:table-cell office:value-type="string" calcext:value-type="string">
            <text:p>General Hydroponics - WATERFARM PLUMBING KIT</text:p>
          </table:table-cell>
          <table:table-cell office:value-type="string" calcext:value-type="string">
            <text:p>&lt;h3&gt;DETAILS&lt;/h3&gt;</text:p>
            <text:p>&lt;p&gt;The WaterFarm Plumbing Kit comes with all the supplies (minus the reservoir and growing chamber) needed to assemble this easy-to-use, high-quality hydro system. This kit includes: pumping column, pumping column support tube, grommet and drip ring assembly.&lt;/p&gt;</text:p>
            <text:p/>
            <text:p>&lt;h3&gt;ADDITIONAL INFORMATION&lt;/h3&gt;</text:p>
            <text:p>&lt;table&gt;</text:p>
            <text:p>&lt;tbody&gt;</text:p>
            <text:p>&lt;tr&gt;</text:p>
            <text:p>&lt;td&gt;SKU&lt;/td&gt;</text:p>
            <text:p>&lt;td&gt;Manufacturer&lt;/td&gt;</text:p>
            <text:p>&lt;/tr&gt;</text:p>
            <text:p>&lt;tr&gt;</text:p>
            <text:p>&lt;td&gt;HSWFPK&lt;/td&gt;</text:p>
            <text:p>&lt;td&gt;General Hydroponics&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HSWFPK</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6.3" calcext:value-type="float">
            <text:p>16.3</text:p>
          </table:table-cell>
          <table:table-cell/>
          <table:table-cell table:number-columns-repeated="2" office:value-type="string" calcext:value-type="string">
            <text:p>true</text:p>
          </table:table-cell>
          <table:table-cell/>
          <table:table-cell office:value-type="string" calcext:value-type="string">
            <text:p>https://cdn.shopify.com/s/files/1/0417/5675/4069/products/1594_2.jpg?v=1594022167</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eurogrower</text:p>
          </table:table-cell>
          <table:table-cell office:value-type="string" calcext:value-type="string">
            <text:p>General Hydroponics - 8 site EUROGROWER</text:p>
          </table:table-cell>
          <table:table-cell office:value-type="string" calcext:value-type="string">
            <text:p>&lt;h3&gt;DETAILS&lt;/h3&gt;</text:p>
            <text:p>&lt;p&gt;The new EuroGrower from General Hydroponics is the ideal system for someone new to hydroponic gardening. The EuroGrower demonstrates a simple, elegant approach to home hydroponics. The heart of the EuroGrower™ is the large custom-designed 40-gallon Panda reservoir, more than adequate for the eight 2-gallon grow containers. It is recommended to fill the Euro Pot grow containers with a coconut fiber and Hydroton (grow rock) mix and top feed utilizing the drip system. With its compact size (26" X 50") you can grow virtually anywhere using the EuroGrower. The EuroGrower comes complete, including the industry-leading Flora Series nutrients from General Hydroponics.&lt;/p&gt;</text:p>
            <text:p>&lt;h3&gt;ADDITIONAL INFORMATION&lt;/h3&gt;</text:p>
            <text:p>&lt;table&gt;</text:p>
            <text:p>&lt;tbody&gt;</text:p>
            <text:p>&lt;tr&gt;</text:p>
            <text:p>&lt;td&gt;SKU&lt;/td&gt;</text:p>
            <text:p>&lt;td&gt;Manufacturer&lt;/td&gt;</text:p>
            <text:p>&lt;/tr&gt;</text:p>
            <text:p>&lt;tr&gt;</text:p>
            <text:p>&lt;td&gt;HSPG&lt;/td&gt;</text:p>
            <text:p>&lt;td&gt;General Hydroponics&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HSEURO</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16.66" calcext:value-type="float">
            <text:p>616.66</text:p>
          </table:table-cell>
          <table:table-cell/>
          <table:table-cell table:number-columns-repeated="2" office:value-type="string" calcext:value-type="string">
            <text:p>true</text:p>
          </table:table-cell>
          <table:table-cell/>
          <table:table-cell office:value-type="string" calcext:value-type="string">
            <text:p>https://cdn.shopify.com/s/files/1/0417/5675/4069/products/484_1.jpg?v=159402110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
          <table:table-cell office:value-type="string" calcext:value-type="string">
            <text:p>powergrower-eco-kit-8-pack</text:p>
          </table:table-cell>
          <table:table-cell office:value-type="string" calcext:value-type="string">
            <text:p>General Hydroponics - POWERGROWER ECO KIT - 8 PACK</text:p>
          </table:table-cell>
          <table:table-cell office:value-type="string" calcext:value-type="string">
            <text:p>&lt;h3&gt;DETAILS&lt;/h3&gt;</text:p>
            <text:p>&lt;p&gt;The Powergrower 8 pack includes: Reservoir and controller (17 gallons) with lids and a hatch cover 8 Individual hexagonal growing units (individual reservoir (4 gallon) and growth chamber) 8 Drip rings and pumping columns 1 Dual Diaphragm Air Pump with sufficient air-line tubing Plumbing, including tubing, tees, float valves and grommet This system does not include the Hydroton rocks. Two bags of 50l Hydroton rocks are required for this system.&lt;/p&gt;</text:p>
            <text:p>&lt;h3&gt;ADDITIONAL INFORMATION&lt;/h3&gt;</text:p>
            <text:p>&lt;table&gt;</text:p>
            <text:p>&lt;tbody&gt;</text:p>
            <text:p>&lt;tr&gt;</text:p>
            <text:p>&lt;td&gt;SKU&lt;/td&gt;</text:p>
            <text:p>&lt;td&gt;Manufacturer&lt;/td&gt;</text:p>
            <text:p>&lt;/tr&gt;</text:p>
            <text:p>&lt;tr&gt;</text:p>
            <text:p>&lt;td&gt;HSPG&lt;/td&gt;</text:p>
            <text:p>&lt;td&gt;General Hydroponics&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HSPG8</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687.48" calcext:value-type="float">
            <text:p>687.4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hgsbspge8__47862_zoom.jpg?v=159402093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8">
          <table:table-cell office:value-type="string" calcext:value-type="string">
            <text:p>8-waterfarms-controller-kit</text:p>
          </table:table-cell>
          <table:table-cell office:value-type="string" calcext:value-type="string">
            <text:p>General Hydroponics - WATERFARM 8 Site &amp; CONTROLLER KIT</text:p>
          </table:table-cell>
          <table:table-cell office:value-type="string" calcext:value-type="string">
            <text:p>&lt;h3&gt;DETAILS&lt;/h3&gt;</text:p>
            <text:p>&lt;p&gt;The success of the WaterFarm modules has prompted General Hydroponics to come up with a kit system. This system comes complete with 8 WaterFarm Modules and a Controller Unit. The WaterFarm is built with high-impact plastic to ensure a long life. The unique square design enables you to pack many WaterFarms together with close spacing for large installations. The WaterFarm will grow small, medium, and large plants up to tomato, cucumber and pepper size. The Controller Unit allows the WaterFarms to be interconnected together, while supplying fresh nutrient and water automatically to all the units. The Controller Unit can also be purchased separately. Kit includes: 8 Waterfarms with air pumps, reservoir, 8 gallon Controller with float valve, Tees, Elbows, and Blue Tubing&lt;/p&gt;</text:p>
            <text:p>&lt;p&gt;WaterFarm&lt;/p&gt;</text:p>
            <text:p>&lt;p&gt; Controller Unit</text:p>
            <text:p/>
            <text:p>&lt;/p&gt;</text:p>
            <text:p/>
            <text:p>&lt;h3&gt;ADDITIONAL INFORMATION&lt;/h3&gt;</text:p>
            <text:p>&lt;table&gt;</text:p>
            <text:p>&lt;tbody&gt;</text:p>
            <text:p>&lt;tr&gt;</text:p>
            <text:p>&lt;td&gt;SKU&lt;/td&gt;</text:p>
            <text:p>&lt;td&gt;HSWF8&lt;/td&gt;</text:p>
            <text:p>&lt;/tr&gt;</text:p>
            <text:p>&lt;tr&gt;</text:p>
            <text:p>&lt;td&gt;HSPG&lt;/td&gt;</text:p>
            <text:p>&lt;td&gt;General Hydroponics&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HSWF8</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14.6" calcext:value-type="float">
            <text:p>514.6</text:p>
          </table:table-cell>
          <table:table-cell/>
          <table:table-cell table:number-columns-repeated="2" office:value-type="string" calcext:value-type="string">
            <text:p>true</text:p>
          </table:table-cell>
          <table:table-cell/>
          <table:table-cell office:value-type="string" calcext:value-type="string">
            <text:p>https://cdn.shopify.com/s/files/1/0417/5675/4069/products/486_1.jpg?v=1594020555</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6">
          <table:table-cell office:value-type="string" calcext:value-type="string">
            <text:p>powergrower-eco</text:p>
          </table:table-cell>
          <table:table-cell office:value-type="string" calcext:value-type="string">
            <text:p>General Hydroponics - POWERGROWER ECO</text:p>
          </table:table-cell>
          <table:table-cell office:value-type="string" calcext:value-type="string">
            <text:p>&lt;h3&gt;DETAILS&lt;/h3&gt;</text:p>
            <text:p>&lt;p&gt;The new hexagonal PowerGrower Eco features a great new design. It is 15” across the top and 15” tall, consisting of a single growing chamber at the top with integrated reservoir below. The unique hexagonal shape enables growers to place units close together when plants are small, and then separate them as the plants mature. A configuration of seven units placed together creates a high performance hydroponics growing area measuring 4’ across. This configuration emulates a honeycomb design for space efficiency. This big step forward in hydroponic system design will delight experienced growers as well as those new to hydroponics.&lt;/p&gt;</text:p>
            <text:p/>
            <text:p>&lt;h3&gt;ADDITIONAL INFORMATION&lt;/h3&gt;</text:p>
            <text:p>&lt;table&gt;</text:p>
            <text:p>&lt;tbody&gt;</text:p>
            <text:p>&lt;tr&gt;</text:p>
            <text:p>&lt;td&gt;SKU&lt;/td&gt;</text:p>
            <text:p>&lt;td&gt;Manufacturer&lt;/td&gt;</text:p>
            <text:p>&lt;/tr&gt;</text:p>
            <text:p>&lt;tr&gt;</text:p>
            <text:p>&lt;td&gt;HSPG&lt;/td&gt;</text:p>
            <text:p>&lt;td&gt;General Hydroponics&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HSPG</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22.58" calcext:value-type="float">
            <text:p>122.5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951_2.jpg?v=1594019948</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6">
          <table:table-cell office:value-type="string" calcext:value-type="string">
            <text:p>waterfarm</text:p>
          </table:table-cell>
          <table:table-cell office:value-type="string" calcext:value-type="string">
            <text:p>General Hydroponics - WATERFARM</text:p>
          </table:table-cell>
          <table:table-cell office:value-type="string" calcext:value-type="string">
            <text:p>&lt;h3&gt;DETAILS&lt;/h3&gt;</text:p>
            <text:p>&lt;p&gt;The WaterFarm is similar to the Power Grower. It is slightly smaller and lighter, making it easier to handle. The WaterFarm is built with high-impact plastic to ensure a long life. The unique square design enables you to pack many WaterFarms together with close spacing for large installations. The WaterFarm will grow small, medium, and large plants up to tomato, cucumber and pepper size. It is fully compatible with the Controller systems. This system measures 10" X 10" X 15" high. Comes complete with nutrients.&lt;/p&gt;</text:p>
            <text:p/>
            <text:p>&lt;h3&gt;ADDITIONAL INFORMATION&lt;/h3&gt;</text:p>
            <text:p>&lt;table&gt;</text:p>
            <text:p>&lt;tbody&gt;</text:p>
            <text:p>&lt;tr&gt;</text:p>
            <text:p>&lt;td&gt;SKU&lt;/td&gt;</text:p>
            <text:p>&lt;td&gt;Manufacturer&lt;/td&gt;</text:p>
            <text:p>&lt;/tr&gt;</text:p>
            <text:p>&lt;tr&gt;</text:p>
            <text:p>&lt;td&gt;HSWF&lt;/td&gt;</text:p>
            <text:p>&lt;td&gt;General Hydroponics&lt;/td&gt;</text:p>
            <text:p>&lt;/tr&gt;</text:p>
            <text:p>&lt;/tbody&gt;</text:p>
            <text:p>&lt;/table&gt;</text:p>
          </table:table-cell>
          <table:table-cell office:value-type="string" calcext:value-type="string">
            <text:p>General Hydroponics</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HSWF</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74.74" calcext:value-type="float">
            <text:p>74.74</text:p>
          </table:table-cell>
          <table:table-cell/>
          <table:table-cell table:number-columns-repeated="2" office:value-type="string" calcext:value-type="string">
            <text:p>true</text:p>
          </table:table-cell>
          <table:table-cell/>
          <table:table-cell office:value-type="string" calcext:value-type="string">
            <text:p>https://cdn.shopify.com/s/files/1/0417/5675/4069/products/474_2.jpg?v=1593783126</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29">
          <table:table-cell office:value-type="string" calcext:value-type="string">
            <text:p>canna-coco-brick-40l-expanded</text:p>
          </table:table-cell>
          <table:table-cell office:value-type="string" calcext:value-type="string">
            <text:p>CANNA - COCO BRICK (40L EXPANDED)</text:p>
          </table:table-cell>
          <table:table-cell office:value-type="string" calcext:value-type="string">
            <text:p>&lt;h3&gt;DETAILS&lt;/h3&gt;</text:p>
            <text:p>&lt;p&gt;This back contains two bricks that expand to 20L each.  Each brick has a  "break" line dividing the brick in half  that allows each brick to be divided into 2-10L bricks if desired.  So this means you can easily divided the 40 L coco into 4-10L sections, 2- 20L sections or 1-40L . &lt;/p&gt;</text:p>
            <text:p>&lt;p&gt;The CANNA COCO brick is the exact same high quality as the loose fill CANNA COCO 50 L bags. This means it is made from the highest quality ingredients. It is washed and buffered, not steam sterilized and RHP certified for horticulture. The buffering process allows CANNA to “pre-program” the medium to a certain age. This ensures the same consistent, high quality medium time after time. The composition of coco components blended together offers the best water-air ratio.&lt;/p&gt;</text:p>
            <text:p>&lt;h3&gt;MULTI FUNCTIONAL PACKAGING&lt;/h3&gt;</text:p>
            <text:p>&lt;p&gt;The packaging of each separate brick is in fact a bag in which the brick is designed to be soaked or wetted. No more extra aids, such as buckets, tubs or containers are needed. Just open the bag, add water and the coco is ready.&lt;/p&gt;</text:p>
            <text:p/>
            <text:p>&lt;p&gt;To make life easier for the grower, the bag has grip handles which makes it very easy to carry the prepared coco to pots, bags, beds or wherever you want it to go.&lt;/p&gt;</text:p>
            <text:p>&lt;p&gt;&lt;strong&gt;Instructions:&lt;/strong&gt;</text:p>
            <text:p>Add clean water (lukewarm water speeds expansion) in steps of .5 to 1L until the coco has fully expanded.  If needed the coco can be loosened by hand to create a more uniform product&lt;/p&gt;</text:p>
            <text:p/>
            <text:p>&lt;p&gt;&lt;strong&gt;The CANNA COCO quality in a brick&lt;/strong&gt;</text:p>
            <text:p>This CANNA COCO brick is the exact same high quality as the much desired loose fill CANNA COCO. This means it is made from the highest quality ingredients. It is washed and buffered, not steam sterilized and RHP certified for horticulture. The buffering process allows CANNA to “pre-program” the medium to a certain age. This ensures the same consistent, high quality medium time after time. The composition of coco components blended together offers the best water-air ratio.&lt;/p&gt;</text:p>
            <text:p>&lt;strong&gt;All of this insures CANNA COCO meets the 4 benchmarks for a quality coco medium;&lt;/strong&gt;</text:p>
            <text:p>&lt;ol&gt;</text:p>
            <text:p>&lt;li&gt;Physical structure&lt;/li&gt;</text:p>
            <text:p>&lt;li&gt;Chemical stability&lt;/li&gt;</text:p>
            <text:p>&lt;li&gt;Free of weed seeds&lt;/li&gt;</text:p>
            <text:p>&lt;li&gt;Consistency&lt;/li&gt;</text:p>
            <text:p>&lt;/ol&gt;</text:p>
            <text:p/>
            <text:p>&lt;p&gt;CANNA COCO medium matches perfectly with CANNA COCO nutrients. Due to the special characteristics of coco and the applied washing and buffering process, it is possible for CANNA to combine vegetative and flowering nutrients in one nutrient mix. This means the nutrient can be used throughout the growing cycle and there is no need to worry about the proper time to convert from grow- to bloom nutrients.&lt;/p&gt;</text:p>
            <text:p/>
            <text:p>&lt;h3&gt;ADDITIONAL INFORMATION&lt;/h3&gt;</text:p>
            <text:p>&lt;table&gt;</text:p>
            <text:p>&lt;tbody&gt;</text:p>
            <text:p>&lt;tr&gt;</text:p>
            <text:p>&lt;td&gt;SKU&lt;/td&gt;</text:p>
            <text:p>&lt;td&gt;Manufacturer&lt;/td&gt;</text:p>
            <text:p>&lt;/tr&gt;</text:p>
            <text:p>&lt;tr&gt;</text:p>
            <text:p>&lt;td&gt;FCC-GROUP&lt;/td&gt;</text:p>
            <text:p>&lt;td&gt;No&lt;/td&gt;</text:p>
            <text:p>&lt;/tr&gt;</text:p>
            <text:p>&lt;/tbody&gt;</text:p>
            <text:p>&lt;/table&gt;</text:p>
          </table:table-cell>
          <table:table-cell office:value-type="string" calcext:value-type="string">
            <text:p>CANNA</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GMCCB</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5.08" calcext:value-type="float">
            <text:p>15.0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coco-brick_content_1.png?v=1593610766</text:p>
          </table:table-cell>
          <table:table-cell office:value-type="float" office:value="1" calcext:value-type="float">
            <text:p>1</text:p>
          </table:table-cell>
          <table:table-cell/>
          <table:table-cell table:style-name="ce1" office:value-type="string" calcext:value-type="string">
            <text:p>false</text:p>
          </table:table-cell>
          <table:table-cell/>
          <table:table-cell office:value-type="string" calcext:value-type="string">
            <text:p>Canna Coco Brick (40L expanded)</text:p>
          </table:table-cell>
          <table:table-cell table:number-columns-repeated="14"/>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anna-coco-brick-40l-expanded</text:p>
          </table:table-cell>
          <table:table-cell table:number-columns-repeated="20"/>
          <table:table-cell table:style-name="Default" table:number-columns-repeated="2"/>
          <table:table-cell/>
          <table:table-cell office:value-type="string" calcext:value-type="string">
            <text:p>https://cdn.shopify.com/s/files/1/0417/5675/4069/products/coco-brick_content_2.jpg?v=1593689501</text:p>
          </table:table-cell>
          <table:table-cell office:value-type="float" office:value="2" calcext:value-type="float">
            <text:p>2</text:p>
          </table:table-cell>
          <table:table-cell table:number-columns-repeated="22"/>
        </table:table-row>
        <table:table-row table:style-name="ro48">
          <table:table-cell office:value-type="string" calcext:value-type="string">
            <text:p>canna-coco</text:p>
          </table:table-cell>
          <table:table-cell office:value-type="string" calcext:value-type="string">
            <text:p>CANNA - COCO</text:p>
          </table:table-cell>
          <table:table-cell office:value-type="string" calcext:value-type="string">
            <text:p>&lt;h3&gt;DETAILS&lt;/h3&gt;</text:p>
            <text:p>&lt;p&gt;Get the Canna Coco Feed Chart&lt;/p&gt;</text:p>
            <text:p>&lt;p&gt;After years of research into soil, drainage and leaf analyses, CANNA has succeeded in being the first to develop a fertilizer that is specifically tailored to the characteristics of cocos substrates.&lt;/p&gt;</text:p>
            <text:p>&lt;p&gt;CANNA Coco A&amp;amp;B is composed of high value minerals and, in addition to this, CANNA Coco contains humic and fulvic acids which give the plant optimum nutrient absorption. Growers throughout the world have been enthusiastic for years about CANNA Coco’s explosive growth and profuse flowering.&lt;/p&gt;</text:p>
            <text:p/>
            <text:p>&lt;p&gt;Thanks to the Coco medium’s unique buffering qualities CANNA Coco A&amp;amp;B is used for both the growth and flowering phases.&lt;/p&gt;</text:p>
            <text:p/>
            <text:p>&lt;p&gt;Coco is a complete professional nutrient for plants containing all the essential elements for optimal growing and flowering. Coco can be used for the growing and blooming phase if it is used in combination with a quality Coco substrate growing medium (like CANNA Coco) due to the fact that it will interact with the growing medium.&lt;/p&gt;</text:p>
            <text:p/>
            <text:p>&lt;p&gt;Coco is easy to use, dissolves directly and is extremely suitable for growing in pots or with ”run to waste” systems.&lt;/p&gt;</text:p>
            <text:p/>
            <text:p>&lt;h3&gt;ADDITIONAL INFORMATION&lt;/h3&gt;</text:p>
            <text:p>&lt;table&gt;</text:p>
            <text:p>&lt;tbody&gt;</text:p>
            <text:p>&lt;tr&gt;</text:p>
            <text:p>&lt;td&gt;SKU&lt;/td&gt;</text:p>
            <text:p>&lt;td&gt;Manufacturer&lt;/td&gt;</text:p>
            <text:p>&lt;/tr&gt;</text:p>
            <text:p>&lt;tr&gt;</text:p>
            <text:p>&lt;td&gt;FCC-GROUP&lt;/td&gt;</text:p>
            <text:p>&lt;td&gt;No&lt;/td&gt;</text:p>
            <text:p>&lt;/tr&gt;</text:p>
            <text:p>&lt;/tbody&gt;</text:p>
            <text:p>&lt;/table&gt;</text:p>
          </table:table-cell>
          <table:table-cell office:value-type="string" calcext:value-type="string">
            <text:p>CANNA</text:p>
          </table:table-cell>
          <table:table-cell table:number-columns-repeated="2"/>
          <table:table-cell table:style-name="ce1" office:value-type="string" calcext:value-type="string">
            <text:p>true</text:p>
          </table:table-cell>
          <table:table-cell office:value-type="string" calcext:value-type="string">
            <text:p>Name</text:p>
          </table:table-cell>
          <table:table-cell office:value-type="string" calcext:value-type="string">
            <text:p>CANNA Coco-1 Liter Set</text:p>
          </table:table-cell>
          <table:table-cell table:number-columns-repeated="4"/>
          <table:table-cell office:value-type="string" calcext:value-type="string">
            <text:p>FCC-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28.08" calcext:value-type="float">
            <text:p>28.08</text:p>
          </table:table-cell>
          <table:table-cell/>
          <table:table-cell table:number-columns-repeated="2" office:value-type="string" calcext:value-type="string">
            <text:p>true</text:p>
          </table:table-cell>
          <table:table-cell/>
          <table:table-cell office:value-type="string" calcext:value-type="string">
            <text:p>https://cdn.shopify.com/s/files/1/0417/5675/4069/products/coco-ab_content_1_3.png?v=1593610504</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canna-coco</text:p>
          </table:table-cell>
          <table:table-cell table:number-columns-repeated="7"/>
          <table:table-cell office:value-type="string" calcext:value-type="string">
            <text:p>CANNA Coco-5 Liter Set</text:p>
          </table:table-cell>
          <table:table-cell table:number-columns-repeated="4"/>
          <table:table-cell office:value-type="string" calcext:value-type="string">
            <text:p>FCC-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08.16" calcext:value-type="float">
            <text:p>108.16</text:p>
          </table:table-cell>
          <table:table-cell/>
          <table:table-cell table:number-columns-repeated="2" office:value-type="string" calcext:value-type="string">
            <text:p>true</text:p>
          </table:table-cell>
          <table:table-cell table:number-columns-repeated="21"/>
          <table:table-cell office:value-type="string" calcext:value-type="string">
            <text:p>kg</text:p>
          </table:table-cell>
          <table:table-cell table:number-columns-repeated="3"/>
        </table:table-row>
        <table:table-row table:style-name="ro10">
          <table:table-cell office:value-type="string" calcext:value-type="string">
            <text:p>sun-system®-lec®-315-watt-fixture-120-volt-w-3100k-bulb</text:p>
          </table:table-cell>
          <table:table-cell office:value-type="string" calcext:value-type="string">
            <text:p>Sun System - <text:s/>LEC® 315 WATT FIXTURE - 120 VOLT W/ 3100K BULB</text:p>
          </table:table-cell>
          <table:table-cell office:value-type="string" calcext:value-type="string">
            <text:p>&lt;h3&gt;DETAILS&lt;/h3&gt;</text:p>
            <text:p>&lt;p&gt;Ceramic Metal Halide technology - the best for single-source light! Included 3100°K bulb recommended for generative cycle.&lt;/p&gt;</text:p>
            <text:p>&lt;p&gt;Sun System® LEC® Brand 315 Watt Light Fixtures utilize cutting edge Light Emitting Ceramic® brand technology. The fixture has 98% reflective German aluminum insert and 95% reflective textured corners for excellent output, uniformity, and diffusion. Highly efficient agriculturally engineered CDM-T 315 Watt LEC® brand lamp (lamp included). Greatly improved full-color light spectrum out of next-generation ceramic lamps. Higher amounts of beneficial UV and far red spectrums increase the lamps growth power to the plants. Very high 1.95 PPF (photosynthetic photon flux) per second light source. 3100°K Green Power color temperature, high, 92 CRI, 33,000 initial lumens (105Lm/W). Long life 20,000 hour lamp. High 90% lumen maintenance @ 8000 hr. High 85% PPF maintenance @ 20,000 hr. Unique open rated lamp construction reduces radiant heat from the arc tube and is suitable for open fixture use. 50/60 Hz low frequency, square wave, highly efficient Philips electronic ballast rated for 50,000 hour ballast life. The Philips brand electronic ballast incorporates built-in thermal protection. All models have a 6 foot power cord. US patents: D745,993, D739,595 and US patents pending: 29/539,674. Chinese patent: ZL201430011816.5. One year warranty on the lamp.&lt;/p&gt;</text:p>
            <text:p/>
            <text:p>&lt;h3&gt;ADDITIONAL INFORMATION&lt;/h3&gt;</text:p>
            <text:p>&lt;table&gt;</text:p>
            <text:p>&lt;tbody&gt;</text:p>
            <text:p>&lt;tr&gt;</text:p>
            <text:p>&lt;td&gt;SKU&lt;/td&gt;</text:p>
            <text:p>&lt;td&gt;Manufacturer&lt;/td&gt;</text:p>
            <text:p>&lt;/tr&gt;</text:p>
            <text:p>&lt;tr&gt;</text:p>
            <text:p>&lt;td&gt;906200&lt;/td&gt;</text:p>
            <text:p>&lt;td&gt;No&lt;/td&gt;</text:p>
            <text:p>&lt;/tr&gt;</text:p>
            <text:p>&lt;/tbody&gt;</text:p>
            <text:p>&lt;/table&gt;</text:p>
          </table:table-cell>
          <table:table-cell office:value-type="string" calcext:value-type="string">
            <text:p>Sun System</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906200</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19.95" calcext:value-type="float">
            <text:p>519.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906205-01.jpg?v=1593609993</text:p>
          </table:table-cell>
          <table:table-cell office:value-type="float" office:value="1" calcext:value-type="float">
            <text:p>1</text:p>
          </table:table-cell>
          <table:table-cell/>
          <table:table-cell table:style-name="ce1" office:value-type="string" calcext:value-type="string">
            <text:p>false</text:p>
          </table:table-cell>
          <table:table-cell/>
          <table:table-cell office:value-type="string" calcext:value-type="string">
            <text:p>Ceramic Metal Halide technology - the best for single source light! Included 3100°K bulb recommended for generative cycle.</text:p>
          </table:table-cell>
          <table:table-cell table:number-columns-repeated="14"/>
          <table:table-cell office:value-type="string" calcext:value-type="string">
            <text:p>kg</text:p>
          </table:table-cell>
          <table:table-cell table:number-columns-repeated="2"/>
          <table:table-cell office:value-type="string" calcext:value-type="string">
            <text:p>active</text:p>
          </table:table-cell>
        </table:table-row>
        <table:table-row table:style-name="ro1">
          <table:table-cell office:value-type="string" calcext:value-type="string">
            <text:p>kind-led-k3-series2</text:p>
          </table:table-cell>
          <table:table-cell office:value-type="string" calcext:value-type="string">
            <text:p>Kind LED - K3 SERIES2</text:p>
          </table:table-cell>
          <table:table-cell office:value-type="string" calcext:value-type="string">
            <text:p>&lt;h3&gt;KIND LED GROW LIGHTS&lt;/h3&gt;&lt;p&gt;After years of rigorous research and development, the KIND LED Grow Light is complete, and it is a complete work of art. <text:s/>The K3 series <text:s/>LED grow lights are comprised of high powered 3 Watt Light Emitting Diodes featuring a proprietary intensified spectrum designed for flowering large yields. This revolutionary series of LED grow lights will produce the biggest and best yields, while consuming approximately half the electricity and producing virtually no heat. <text:s/>Your Kind LED Grow Light will cultivate record breaking yields, both in quantity and quality, while running quieter, cooler, and more efficiently than any other grow light. <text:s/>Guaranteed.&lt;/p&gt;&lt;p&gt;The all new K3 XL Series 2 is designed with the hobbyist, home grower in mind, but packs the punch of the perfectly tuned spectrum and intensity commercial growers have come to rely upon from the award-winning K5 Series, providing unmatched quality and yield at harvest.&lt;/p&gt;&lt;p&gt;Taking cues from it’s best-in-class big brother, the NEW K3 XL Series offers the same unprecedented results as the K5 Series with secondary optical lenses and a new expanded perfect 12-band spectrum in an easy to use, plug n' play, seed to harvest fixture. <text:s/>&lt;/p&gt;&lt;h3&gt;DETAILS&lt;/h3&gt;&lt;ul&gt;&lt;li&gt;Amplified quality and potency, with newly enhanced UV diodes to increase terpene and flavor profiles&lt;/li&gt;&lt;li&gt;Significantly increase flower density and harvest weight with re-calibrated secondary optical lenses that focus light intensity and deliver 200% greater canopy penetration.&lt;/li&gt;&lt;li&gt;Optimized diode distribution reduces the hots spots commonly found in LED grow lights, resulting in balanced, rapid growth across the entire footprint.&lt;/li&gt;&lt;li&gt;Lifetime professional grow support so you never have to grow alone.&lt;/li&gt;&lt;/ul&gt;&lt;div class="right_text_box1"&gt;&lt;h3&gt;K3 SERIES2 XL300 LED GROW LIGHT&lt;/h3&gt;&lt;strong&gt;PRODUCT DETAILS&lt;/strong&gt;&lt;ul&gt;&lt;li&gt;&lt;strong&gt;Spectrum&lt;/strong&gt;Full Spectrum (380-730nm)&lt;/li&gt;&lt;li&gt;&lt;strong&gt;Diodes&lt;/strong&gt;120 (3w, UV, IR)&lt;/li&gt;&lt;li&gt;&lt;strong&gt;Max Wattage&lt;/strong&gt;270w (±5%)&lt;/li&gt;&lt;li&gt;&lt;strong&gt;HID Wattage Equivalent&lt;/strong&gt;450w&lt;/li&gt;&lt;li&gt;&lt;strong&gt;Input Voltage&lt;/strong&gt;100-240V AC Power Input&lt;/li&gt;&lt;li&gt;&lt;strong&gt;Output Voltage&lt;/strong&gt;UL Stnd. &amp;lt; 76V DC&lt;/li&gt;&lt;li&gt;&lt;strong&gt;Amperage&lt;/strong&gt;2.25A @ 120V / 1.125A @ 240V&lt;/li&gt;&lt;li&gt;&lt;strong&gt;LIfetime&lt;/strong&gt;&amp;gt;50,000 Hours&lt;/li&gt;&lt;li&gt;&lt;strong&gt;Weight&lt;/strong&gt;19.3 lbs&lt;/li&gt;&lt;li&gt;&lt;strong&gt;Dimensions&lt;/strong&gt;22”L x 13“W x 3.25”H&lt;/li&gt;&lt;li&gt;&lt;strong&gt;RMH&lt;/strong&gt; (Recommended Mounting Height Above Canopy)18"&lt;/li&gt;&lt;li&gt;&lt;strong&gt;Footprint (RMH)&lt;/strong&gt; 2' x 3'&lt;/li&gt;&lt;li&gt;&lt;strong&gt;PPFD Peak (RMH)&lt;/strong&gt; 579&lt;/li&gt;&lt;li&gt;&lt;strong&gt;Warranty&lt;/strong&gt;3 Year&lt;/li&gt;&lt;li&gt;&lt;strong&gt;Certifications&lt;/strong&gt;CE, ROHS&lt;/li&gt;&lt;/ul&gt;&lt;/div&gt;&lt;div class="right_text_box2"&gt;&lt;h3&gt;K3 SERIES2 XL450 LED GROW LIGHT&lt;/h3&gt;&lt;strong&gt;PRODUCT DETAILS&lt;/strong&gt;&lt;ul&gt;&lt;li&gt;&lt;strong&gt;Spectrum&lt;/strong&gt;Full Spectrum (380-730nm)&lt;/li&gt;&lt;li&gt;&lt;strong&gt;Diodes&lt;/strong&gt;90 (3w, UV, IR)&lt;/li&gt;&lt;li&gt;&lt;strong&gt;Max Wattage&lt;/strong&gt;210w (±5%)&lt;/li&gt;&lt;li&gt;&lt;strong&gt;HID Wattage Equivalent&lt;/strong&gt;300w&lt;/li&gt;&lt;li&gt;&lt;strong&gt;Input Voltage&lt;/strong&gt;100-240V AC Power Input&lt;/li&gt;&lt;li&gt;&lt;strong&gt;Output Voltage&lt;/strong&gt;UL Stnd. &amp;lt; 76V DC&lt;/li&gt;&lt;li&gt;&lt;strong&gt;Amperage&lt;/strong&gt;1.75A @ 120V / 0.875A @ 240V&lt;/li&gt;&lt;li&gt;&lt;strong&gt;LIfetime&lt;/strong&gt;&amp;gt;50,000 Hours&lt;/li&gt;&lt;li&gt;&lt;strong&gt;Weight&lt;/strong&gt;14.76 lbs&lt;/li&gt;&lt;li&gt;&lt;strong&gt;Dimensions&lt;/strong&gt;15.75”L x 13“W x 3.25”H&lt;/li&gt;&lt;li&gt;&lt;strong&gt;RMH&lt;/strong&gt; (Recommended Mounting Height Above Canopy)18"&lt;/li&gt;&lt;li&gt;&lt;strong&gt;Footprint(RMH)&lt;/strong&gt;2' x 2.5'&lt;/li&gt;&lt;li&gt;&lt;strong&gt;PPFD Peak (RMH)&lt;/strong&gt; 776&lt;/li&gt;&lt;li&gt;&lt;strong&gt;Warranty&lt;/strong&gt;3 Year&lt;/li&gt;&lt;li&gt;&lt;strong&gt;Certifications&lt;/strong&gt;CE, ROHS&lt;/li&gt;&lt;/ul&gt;&lt;/div&gt;&lt;div class="right_text_box3"&gt;&lt;h3&gt;K3 SERIES2 XL600 LED GROW LIGHT&lt;/h3&gt;&lt;strong&gt;PRODUCT DETAILS&lt;/strong&gt;&lt;ul&gt;&lt;li&gt;&lt;strong&gt;Spectrum&lt;/strong&gt;Full Spectrum (380-730nm)&lt;/li&gt;&lt;li&gt;&lt;strong&gt;Diodes&lt;/strong&gt;150 (3w, UV, IR)&lt;/li&gt;&lt;li&gt;&lt;strong&gt;Max Wattage&lt;/strong&gt;320w (±5%)&lt;/li&gt;&lt;li&gt;&lt;strong&gt;HID Wattage Equivalent&lt;/strong&gt;600w&lt;/li&gt;&lt;li&gt;&lt;strong&gt;Input Voltage&lt;/strong&gt;100-240V AC Power Input&lt;/li&gt;&lt;li&gt;&lt;strong&gt;Output Voltage&lt;/strong&gt;UL Stnd. &amp;lt; 76V DC&lt;/li&gt;&lt;li&gt;&lt;strong&gt;Amperage&lt;/strong&gt;2.67A @ 120V / 1.33A @ 240V&lt;/li&gt;&lt;li&gt;&lt;strong&gt;LIfetime&lt;/strong&gt;&amp;gt;50,000 Hours&lt;/li&gt;&lt;li&gt;&lt;strong&gt;Weight&lt;/strong&gt;24 lbs&lt;/li&gt;&lt;li&gt;&lt;strong&gt;Dimensions&lt;/strong&gt;28.4”L x 13“W x 3.25”H&lt;/li&gt;&lt;li&gt;&lt;strong&gt;RMH&lt;/strong&gt; (Recommended Mounting Height Above Canopy)30"&lt;/li&gt;&lt;li&gt;&lt;strong&gt;Footprint(RMH)&lt;/strong&gt;3' x 4'&lt;/li&gt;&lt;li&gt;&lt;strong&gt;PPFD Peak (RMH)&lt;/strong&gt; 663&lt;/li&gt;&lt;li&gt;&lt;strong&gt;Warranty&lt;/strong&gt;3 Year&lt;/li&gt;&lt;li&gt;&lt;strong&gt;Certifications&lt;/strong&gt;CE, ROHS&lt;/li&gt;&lt;/ul&gt;&lt;/div&gt;&lt;h3&gt;ADDITIONAL INFORMATION&lt;/h3&gt;&lt;table&gt;&lt;tbody&gt;&lt;tr&gt;&lt;td&gt;SKU&lt;/td&gt;&lt;td&gt;Manufacturer&lt;/td&gt;&lt;/tr&gt;&lt;tr&gt;&lt;td&gt;KINDK3-Group&lt;/td&gt;&lt;td&gt;No&lt;/td&gt;&lt;/tr&gt;&lt;/tbody&gt;&lt;/table&gt;</text:p>
          </table:table-cell>
          <table:table-cell office:value-type="string" calcext:value-type="string">
            <text:p>Kind LED</text:p>
          </table:table-cell>
          <table:table-cell table:number-columns-repeated="2"/>
          <table:table-cell table:style-name="ce1" office:value-type="string" calcext:value-type="string">
            <text:p>false</text:p>
          </table:table-cell>
          <table:table-cell office:value-type="string" calcext:value-type="string">
            <text:p>Name</text:p>
          </table:table-cell>
          <table:table-cell office:value-type="string" calcext:value-type="string">
            <text:p>K3 Series 2 XL300</text:p>
          </table:table-cell>
          <table:table-cell table:number-columns-repeated="4"/>
          <table:table-cell office:value-type="string" calcext:value-type="string">
            <text:p>KINDK3-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395" calcext:value-type="float">
            <text:p>3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kind_k3_300.png?v=1593610092</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kind-led-k3-series2</text:p>
          </table:table-cell>
          <table:table-cell table:number-columns-repeated="7"/>
          <table:table-cell office:value-type="string" calcext:value-type="string">
            <text:p>K3 Series 2 XL450</text:p>
          </table:table-cell>
          <table:table-cell table:number-columns-repeated="4"/>
          <table:table-cell office:value-type="string" calcext:value-type="string">
            <text:p>KINDK3-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495" calcext:value-type="float">
            <text:p>4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kind_k3_450.png?v=1593610092</text:p>
          </table:table-cell>
          <table:table-cell office:value-type="float" office:value="2" calcext:value-type="float">
            <text:p>2</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kind-led-k3-series2</text:p>
          </table:table-cell>
          <table:table-cell table:number-columns-repeated="7"/>
          <table:table-cell office:value-type="string" calcext:value-type="string">
            <text:p>K3 Series 2 XL600</text:p>
          </table:table-cell>
          <table:table-cell table:number-columns-repeated="4"/>
          <table:table-cell office:value-type="string" calcext:value-type="string">
            <text:p>KINDK3-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595" calcext:value-type="float">
            <text:p>5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kind_k3_600.png?v=1593610092</text:p>
          </table:table-cell>
          <table:table-cell office:value-type="float" office:value="3" calcext:value-type="float">
            <text:p>3</text:p>
          </table:table-cell>
          <table:table-cell table:number-columns-repeated="18"/>
          <table:table-cell office:value-type="string" calcext:value-type="string">
            <text:p>kg</text:p>
          </table:table-cell>
          <table:table-cell table:number-columns-repeated="3"/>
        </table:table-row>
        <table:table-row table:style-name="ro49">
          <table:table-cell office:value-type="string" calcext:value-type="string">
            <text:p>kind-led-k5-series</text:p>
          </table:table-cell>
          <table:table-cell office:value-type="string" calcext:value-type="string">
            <text:p>Kind LED - K5 SERIES</text:p>
          </table:table-cell>
          <table:table-cell office:value-type="string" calcext:value-type="string">
            <text:p>&lt;h3&gt;KIND LED GROW LIGHTS HAS CREATED THE WORLD'S BEST INDOOR LED GROW LIGHT&lt;/h3&gt;</text:p>
            <text:p>&lt;p&gt;The K5 Series is comprised of the perfect mix of 3 &amp;amp; 5 Watt Light Emitting Diodes. Each of the three primary ranges of the photosynthetic spectrum can be dimmed and intensified individually to give your plants their ideal spectral ratios from seed straight through to harvest. The K5 Series boasts an extra large footprint that dwarfs those of competing LEDs and now even equals that of traditional grow lighting.&lt;/p&gt;</text:p>
            <text:p>&lt;p&gt;The Secondary Optical Lenses individually focus and intensify the output of every single diode, significantly magnifying PAR and increasing canopy penetration. This revolutionary series of LED grow lights will produce the biggest and best yields, while consuming approximately half the electricity and producing a fraction of the heat of HID lighting.&lt;/p&gt;</text:p>
            <text:p>&lt;p&gt;Your Kind K5 will cultivate record breaking yields, both in quantity and quality, while running quieter, cooler, and more efficiently than any other grow light. Guaranteed. This is why growers are unanimously agreeing that the new K5 Series LED Grow Lights are clearly THE best LED indoor grow light.&lt;/p&gt;</text:p>
            <text:p>&lt;h3&gt;A LITTLE KINDNESS GOES A LONG WAY&lt;/h3&gt;</text:p>
            <text:p>&lt;ul&gt;</text:p>
            <text:p>&lt;li&gt;</text:p>
            <text:p>&lt;strong&gt;KINDEST YIELDS&lt;/strong&gt; - Perfect Mix of 3 &amp;amp; 5 Watt Diodes Increases Overall Efficiency and Intensity, Resulting in Huge Yields&lt;/li&gt;</text:p>
            <text:p>&lt;li&gt;</text:p>
            <text:p>&lt;strong&gt;KINDEST DIMMABLE SPECTRUM&lt;/strong&gt; - Full Spectrum Control Allows Digital Tuning of Spectrum to Match Any Plant Type at Any Stage of Growth, Veg or Flower&lt;/li&gt;</text:p>
            <text:p>&lt;li&gt;</text:p>
            <text:p>&lt;strong&gt;KINDEST FOOTPRINT&lt;/strong&gt; - Largest Footprint of Any LED in the Industry, Now Matching That of its HPS Counterpart&lt;/li&gt;</text:p>
            <text:p>&lt;li&gt;</text:p>
            <text:p>&lt;strong&gt;KINDEST INTENSITY&lt;/strong&gt; - Secondary Optical Lens Magnifies PAR and Increases Canopy Penetration By Up to 200%&lt;/li&gt;</text:p>
            <text:p>&lt;/ul&gt;</text:p>
            <text:p>&lt;h3&gt;K5 SERIES XL1000 PRODUCT DETAILS&lt;/h3&gt;</text:p>
            <text:p>&lt;div class="left_text_box"&gt;</text:p>
            <text:p>&lt;h5&gt;K5 SERIES XL750&lt;/h5&gt;</text:p>
            <text:p>&lt;ul&gt;</text:p>
            <text:p>&lt;li&gt;</text:p>
            <text:p>&lt;strong&gt; Footprint:&lt;/strong&gt; 5' x 5'&lt;/li&gt;</text:p>
            <text:p>&lt;li&gt;</text:p>
            <text:p>&lt;strong&gt; Diodes Wattage:&lt;/strong&gt; Perfect Mix of 3w &amp;amp; 5w&lt;/li&gt;</text:p>
            <text:p>&lt;li&gt;</text:p>
            <text:p>&lt;strong&gt;Total Diodes:&lt;/strong&gt; 320&lt;/li&gt;</text:p>
            <text:p>&lt;li&gt;</text:p>
            <text:p>&lt;strong&gt;HID Wattage Equivalent:&lt;/strong&gt; 1000w.&lt;/li&gt;</text:p>
            <text:p>&lt;li&gt;</text:p>
            <text:p>&lt;strong&gt; Actual Wattage:&lt;/strong&gt; 650w&lt;/li&gt;</text:p>
            <text:p>&lt;li&gt;</text:p>
            <text:p>&lt;strong&gt; Weight:&lt;/strong&gt; 36 lbs.&lt;/li&gt;</text:p>
            <text:p>&lt;li&gt;</text:p>
            <text:p>&lt;strong&gt;Dimensions:&lt;/strong&gt; 26″ x 20″ x 3.5″&lt;/li&gt;</text:p>
            <text:p>&lt;li&gt;</text:p>
            <text:p>&lt;strong&gt;Amperage:&lt;/strong&gt; 5.25&lt;/li&gt;</text:p>
            <text:p>&lt;li&gt;</text:p>
            <text:p>&lt;strong&gt; Output Voltage:&lt;/strong&gt; UL Standard Output Voltage – Less than 76V DC&lt;/li&gt;</text:p>
            <text:p>&lt;li&gt;</text:p>
            <text:p>&lt;strong&gt; Input Voltage: &lt;/strong&gt; 100-240V AC Power Input&lt;/li&gt;</text:p>
            <text:p>&lt;/ul&gt;</text:p>
            <text:p>&lt;/div&gt;</text:p>
            <text:p>&lt;div class="right_text_box"&gt;</text:p>
            <text:p>&lt;h5&gt;PRODUCT DETAILS&lt;/h5&gt;</text:p>
            <text:p>&lt;ul&gt;</text:p>
            <text:p>&lt;li&gt;</text:p>
            <text:p>&lt;strong&gt; Footprint:&lt;/strong&gt; 4' x 4'&lt;/li&gt;</text:p>
            <text:p>&lt;li&gt;</text:p>
            <text:p>&lt;strong&gt; Diodes Wattage:&lt;/strong&gt; Perfect Mix of 3w &amp;amp; 5w&lt;/li&gt;</text:p>
            <text:p>&lt;li&gt;</text:p>
            <text:p>&lt;strong&gt;HID Wattage Equivalent:&lt;/strong&gt; 750w.&lt;/li&gt;</text:p>
            <text:p>&lt;li&gt;</text:p>
            <text:p>&lt;strong&gt; Actual Wattage:&lt;/strong&gt; 430w&lt;/li&gt;</text:p>
            <text:p>&lt;li&gt;</text:p>
            <text:p>&lt;strong&gt; Actual Wattage:&lt;/strong&gt; 650w&lt;/li&gt;</text:p>
            <text:p>&lt;li&gt;</text:p>
            <text:p>&lt;strong&gt; Weight:&lt;/strong&gt; 28 lbs.&lt;/li&gt;</text:p>
            <text:p>&lt;li&gt;</text:p>
            <text:p>&lt;strong&gt;Dimensions:&lt;/strong&gt; 23″ x 17″ x 3.5″&lt;/li&gt;</text:p>
            <text:p>&lt;li&gt;</text:p>
            <text:p>&lt;strong&gt;Amperage:&lt;/strong&gt; 3.58&lt;/li&gt;</text:p>
            <text:p>&lt;li&gt;</text:p>
            <text:p>&lt;strong&gt; Output Voltage:&lt;/strong&gt; UL Standard Output Voltage – Less than 76V DC&lt;/li&gt;</text:p>
            <text:p>&lt;li&gt;</text:p>
            <text:p>&lt;strong&gt; Input Voltage: &lt;/strong&gt; 100-240V AC Power Input&lt;/li&gt;</text:p>
            <text:p>&lt;/ul&gt;</text:p>
            <text:p>&lt;/div&gt;</text:p>
            <text:p>&lt;h3&gt;ADDITIONAL INFORMATION&lt;/h3&gt;</text:p>
            <text:p>&lt;table&gt;</text:p>
            <text:p>&lt;tbody&gt;</text:p>
            <text:p>&lt;tr&gt;</text:p>
            <text:p>&lt;td&gt;SKU&lt;/td&gt;</text:p>
            <text:p>&lt;td&gt;Manufacturer&lt;/td&gt;</text:p>
            <text:p>&lt;/tr&gt;</text:p>
            <text:p>&lt;tr&gt;</text:p>
            <text:p>&lt;td&gt;KINDK5-Group&lt;/td&gt;</text:p>
            <text:p>&lt;td&gt;No&lt;/td&gt;</text:p>
            <text:p>&lt;/tr&gt;</text:p>
            <text:p>&lt;/tbody&gt;</text:p>
            <text:p>&lt;/table&gt;</text:p>
            <text:p/>
          </table:table-cell>
          <table:table-cell office:value-type="string" calcext:value-type="string">
            <text:p>Kind LED</text:p>
          </table:table-cell>
          <table:table-cell table:number-columns-repeated="2"/>
          <table:table-cell table:style-name="ce1" office:value-type="string" calcext:value-type="string">
            <text:p>false</text:p>
          </table:table-cell>
          <table:table-cell office:value-type="string" calcext:value-type="string">
            <text:p>Name</text:p>
          </table:table-cell>
          <table:table-cell office:value-type="string" calcext:value-type="string">
            <text:p>K5 XL1000</text:p>
          </table:table-cell>
          <table:table-cell table:number-columns-repeated="4"/>
          <table:table-cell office:value-type="string" calcext:value-type="string">
            <text:p>KINDK5-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695" calcext:value-type="float">
            <text:p>169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kind_led_k5_k1000_1.png?v=1593607363</text:p>
          </table:table-cell>
          <table:table-cell office:value-type="float" office:value="1" calcext:value-type="float">
            <text:p>1</text:p>
          </table:table-cell>
          <table:table-cell/>
          <table:table-cell table:style-name="ce1" office:value-type="string" calcext:value-type="string">
            <text:p>false</text:p>
          </table:table-cell>
          <table:table-cell/>
          <table:table-cell office:value-type="string" calcext:value-type="string">
            <text:p>Gavita Pro 1700e LED 120-277 Vot</text:p>
          </table:table-cell>
          <table:table-cell table:number-columns-repeated="14"/>
          <table:table-cell office:value-type="string" calcext:value-type="string">
            <text:p>kg</text:p>
          </table:table-cell>
          <table:table-cell table:number-columns-repeated="2"/>
          <table:table-cell office:value-type="string" calcext:value-type="string">
            <text:p>draft</text:p>
          </table:table-cell>
        </table:table-row>
        <table:table-row table:style-name="ro1">
          <table:table-cell office:value-type="string" calcext:value-type="string">
            <text:p>kind-led-k5-series</text:p>
          </table:table-cell>
          <table:table-cell table:number-columns-repeated="7"/>
          <table:table-cell office:value-type="string" calcext:value-type="string">
            <text:p>K5 XL750</text:p>
          </table:table-cell>
          <table:table-cell table:number-columns-repeated="4"/>
          <table:table-cell office:value-type="string" calcext:value-type="string">
            <text:p>KINDK5-Group</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245" calcext:value-type="float">
            <text:p>1245</text:p>
          </table:table-cell>
          <table:table-cell/>
          <table:table-cell table:number-columns-repeated="2" office:value-type="string" calcext:value-type="string">
            <text:p>true</text:p>
          </table:table-cell>
          <table:table-cell/>
          <table:table-cell office:value-type="string" calcext:value-type="string">
            <text:p>https://cdn.shopify.com/s/files/1/0417/5675/4069/products/kind_led_k5_xl750_3_web.png?v=1593607363</text:p>
          </table:table-cell>
          <table:table-cell office:value-type="float" office:value="2" calcext:value-type="float">
            <text:p>2</text:p>
          </table:table-cell>
          <table:table-cell table:number-columns-repeated="18"/>
          <table:table-cell office:value-type="string" calcext:value-type="string">
            <text:p>kg</text:p>
          </table:table-cell>
          <table:table-cell table:number-columns-repeated="3"/>
        </table:table-row>
        <table:table-row table:style-name="ro1">
          <table:table-cell office:value-type="string" calcext:value-type="string">
            <text:p>kind-led-k5-series</text:p>
          </table:table-cell>
          <table:table-cell table:number-columns-repeated="20"/>
          <table:table-cell table:style-name="Default" table:number-columns-repeated="2"/>
          <table:table-cell/>
          <table:table-cell office:value-type="string" calcext:value-type="string">
            <text:p>https://cdn.shopify.com/s/files/1/0417/5675/4069/products/kind_led_k5_xl1000_4.png?v=1593607363</text:p>
          </table:table-cell>
          <table:table-cell office:value-type="float" office:value="3" calcext:value-type="float">
            <text:p>3</text:p>
          </table:table-cell>
          <table:table-cell table:number-columns-repeated="22"/>
        </table:table-row>
        <table:table-row table:style-name="ro2">
          <table:table-cell office:value-type="string" calcext:value-type="string">
            <text:p>gavita-pro-1700e-led-120-277-volt</text:p>
          </table:table-cell>
          <table:table-cell office:value-type="string" calcext:value-type="string">
            <text:p>Gavita - GAVITA PRO 1700E LED 120-277 VOLT</text:p>
          </table:table-cell>
          <table:table-cell office:value-type="string" calcext:value-type="string">
            <text:p>&lt;h3&gt;DETAILS&lt;/h3&gt;</text:p>
            <text:p>&lt;p&gt;&lt;span&gt;The Gavita Pro 1700e LED fixture operates at 645 watts with an output of 1700 µmol s-1 PAR and an impressive efficacy of 2.6 µmol s-1 per watt. The Pro 1700e delivers broad, intense light coverage with its 8 passively cooled LED bars allowing you to use it in low rooms, vertical racks, over benches, or even in tents. This powerful, full-spectrum light source is intended for full-term plant growth from the vegetative stage to the higher-light-requiring bloom and finishing stages. Built with premium Philips drivers, Samsung white LEDs and Osram deep-red LEDs, this fixture uses only the highest-quality components. The fixture is dimmable to 50% without any loss of efficiency using the Gavita E-Series LED Adapter and Gavita Master Controllers. The Gavita E-Series LED Adapter - 120-277 V (#906151, sold separately) is required for each fixture when using the controller; non-controlled fixtures simply operate at 100%. The Gavita Pro 1700e LED fixture and Gavita E-Series LED Adapter are FCC compliant, UL8800, and IP66 rated for use in wet environments with a maximum ambient operating temperature of 40°C. Sun Grip® light hangers included. Dimensions: 44.1 in x 43.7 in x 2.3 in. Weight: 28.4 lbs.&lt;/span&gt;&lt;/p&gt;</text:p>
            <text:p>&lt;h3&gt;ADDITIONAL INFORMATION&lt;/h3&gt;</text:p>
            <text:p>&lt;table&gt;</text:p>
            <text:p>&lt;tbody&gt;</text:p>
            <text:p>&lt;tr&gt;</text:p>
            <text:p>&lt;td&gt;SKU&lt;/td&gt;</text:p>
            <text:p>&lt;td&gt;Manufacturer&lt;/td&gt;</text:p>
            <text:p>&lt;/tr&gt;</text:p>
            <text:p>&lt;tr&gt;</text:p>
            <text:p>&lt;td&gt;906056&lt;/td&gt;</text:p>
            <text:p>&lt;td&gt;No&lt;/td&gt;</text:p>
            <text:p>&lt;/tr&gt;</text:p>
            <text:p>&lt;/tbody&gt;</text:p>
            <text:p>&lt;/table&gt;</text:p>
          </table:table-cell>
          <table:table-cell office:value-type="string" calcext:value-type="string">
            <text:p>Gavita</text:p>
          </table:table-cell>
          <table:table-cell table:number-columns-repeated="2"/>
          <table:table-cell table:style-name="ce1" office:value-type="string" calcext:value-type="string">
            <text:p>true</text:p>
          </table:table-cell>
          <table:table-cell office:value-type="string" calcext:value-type="string">
            <text:p>Title</text:p>
          </table:table-cell>
          <table:table-cell office:value-type="string" calcext:value-type="string">
            <text:p>Default Title</text:p>
          </table:table-cell>
          <table:table-cell table:number-columns-repeated="4"/>
          <table:table-cell office:value-type="string" calcext:value-type="string">
            <text:p>'906056</text:p>
          </table:table-cell>
          <table:table-cell office:value-type="float" office:value="0" calcext:value-type="float">
            <text:p>0</text:p>
          </table:table-cell>
          <table:table-cell office:value-type="string" calcext:value-type="string">
            <text:p>shopify</text:p>
          </table:table-cell>
          <table:table-cell office:value-type="float" office:value="100" calcext:value-type="float">
            <text:p>100</text:p>
          </table:table-cell>
          <table:table-cell office:value-type="string" calcext:value-type="string">
            <text:p>deny</text:p>
          </table:table-cell>
          <table:table-cell office:value-type="string" calcext:value-type="string">
            <text:p>manual</text:p>
          </table:table-cell>
          <table:table-cell office:value-type="float" office:value="1399" calcext:value-type="float">
            <text:p>1399</text:p>
          </table:table-cell>
          <table:table-cell/>
          <table:table-cell table:number-columns-repeated="2" office:value-type="string" calcext:value-type="string">
            <text:p>true</text:p>
          </table:table-cell>
          <table:table-cell/>
          <table:table-cell office:value-type="string" calcext:value-type="string">
            <text:p>https://cdn.shopify.com/s/files/1/0417/5675/4069/products/1.jpg?v=1593606450</text:p>
          </table:table-cell>
          <table:table-cell office:value-type="float" office:value="1" calcext:value-type="float">
            <text:p>1</text:p>
          </table:table-cell>
          <table:table-cell/>
          <table:table-cell table:style-name="ce1" office:value-type="string" calcext:value-type="string">
            <text:p>false</text:p>
          </table:table-cell>
          <table:table-cell table:number-columns-repeated="16"/>
          <table:table-cell office:value-type="string" calcext:value-type="string">
            <text:p>kg</text:p>
          </table:table-cell>
          <table:table-cell table:number-columns-repeated="2"/>
          <table:table-cell office:value-type="string" calcext:value-type="string">
            <text:p>activ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9">00/00/0000</text:date>, <text:time style:data-style-name="N2" text:time-value="02:22:42.1706064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3-19T12:30:10.877000132</dc:date>
    <meta:editing-duration>PT9H33M18S</meta:editing-duration>
    <meta:editing-cycles>3</meta:editing-cycles>
    <meta:generator>LibreOffice/7.0.5.2$Linux_X86_64 LibreOffice_project/00$Build-2</meta:generator>
    <meta:document-statistic meta:table-count="2" meta:cell-count="13570" meta:object-count="0"/>
  </office:meta>
</office:document-meta>
</file>